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Arial" svg:font-family="Arial" style:font-family-generic="swiss" style:font-pitch="variable"/>
    <style:font-face style:name="Arial Narrow" svg:font-family="'Arial Narrow'" style:font-family-generic="swiss" style:font-pitch="variable"/>
    <style:font-face style:name="Helvetica1" svg:font-family="Helvetica" style:font-family-generic="swiss" style:font-pitch="variable"/>
    <style:font-face style:name="Liberation Sans" svg:font-family="'Liberation Sans'" style:font-family-generic="swiss" style:font-pitch="variable"/>
    <style:font-face style:name="MS Sans Serif" svg:font-family="'MS Sans Serif'" style:font-family-generic="swiss" style:font-pitch="variable"/>
    <style:font-face style:name="NewsGothic" svg:font-family="NewsGothic"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2cm"/>
    </style:style>
    <style:style style:name="co2" style:family="table-column">
      <style:table-column-properties fo:break-before="auto" style:column-width="1.713cm"/>
    </style:style>
    <style:style style:name="co3" style:family="table-column">
      <style:table-column-properties fo:break-before="auto" style:column-width="7.156cm"/>
    </style:style>
    <style:style style:name="co4" style:family="table-column">
      <style:table-column-properties fo:break-before="auto" style:column-width="1.436cm"/>
    </style:style>
    <style:style style:name="co5" style:family="table-column">
      <style:table-column-properties fo:break-before="auto" style:column-width="1.764cm"/>
    </style:style>
    <style:style style:name="co6" style:family="table-column">
      <style:table-column-properties fo:break-before="auto" style:column-width="1.739cm"/>
    </style:style>
    <style:style style:name="co7" style:family="table-column">
      <style:table-column-properties fo:break-before="auto" style:column-width="1.286cm"/>
    </style:style>
    <style:style style:name="co8" style:family="table-column">
      <style:table-column-properties fo:break-before="auto" style:column-width="1.159cm"/>
    </style:style>
    <style:style style:name="co9" style:family="table-column">
      <style:table-column-properties fo:break-before="auto" style:column-width="1.36cm"/>
    </style:style>
    <style:style style:name="co10" style:family="table-column">
      <style:table-column-properties fo:break-before="auto" style:column-width="1.916cm"/>
    </style:style>
    <style:style style:name="co11" style:family="table-column">
      <style:table-column-properties fo:break-before="auto" style:column-width="1.184cm"/>
    </style:style>
    <style:style style:name="co12" style:family="table-column">
      <style:table-column-properties fo:break-before="auto" style:column-width="1.991cm"/>
    </style:style>
    <style:style style:name="co13" style:family="table-column">
      <style:table-column-properties fo:break-before="auto" style:column-width="1.512cm"/>
    </style:style>
    <style:style style:name="co14" style:family="table-column">
      <style:table-column-properties fo:break-before="auto" style:column-width="2.016cm"/>
    </style:style>
    <style:style style:name="co15" style:family="table-column">
      <style:table-column-properties fo:break-before="auto" style:column-width="1.411cm"/>
    </style:style>
    <style:style style:name="co16" style:family="table-column">
      <style:table-column-properties fo:break-before="auto" style:column-width="1.536cm"/>
    </style:style>
    <style:style style:name="co17" style:family="table-column">
      <style:table-column-properties fo:break-before="auto" style:column-width="5.241cm"/>
    </style:style>
    <style:style style:name="co18" style:family="table-column">
      <style:table-column-properties fo:break-before="auto" style:column-width="1.335cm"/>
    </style:style>
    <style:style style:name="co19" style:family="table-column">
      <style:table-column-properties fo:break-before="auto" style:column-width="2.193cm"/>
    </style:style>
    <style:style style:name="ro1" style:family="table-row">
      <style:table-row-properties style:row-height="0.45cm" fo:break-before="auto" style:use-optimal-row-height="false"/>
    </style:style>
    <style:style style:name="ro2" style:family="table-row">
      <style:table-row-properties style:row-height="0.132cm" fo:break-before="auto" style:use-optimal-row-height="false"/>
    </style:style>
    <style:style style:name="ro3" style:family="table-row">
      <style:table-row-properties style:row-height="0.9cm" fo:break-before="auto" style:use-optimal-row-height="false"/>
    </style:style>
    <style:style style:name="ro4" style:family="table-row">
      <style:table-row-properties style:row-height="1.349cm" fo:break-before="auto" style:use-optimal-row-height="false"/>
    </style:style>
    <style:style style:name="ro5" style:family="table-row">
      <style:table-row-properties style:row-height="1.799cm" fo:break-before="auto" style:use-optimal-row-height="false"/>
    </style:style>
    <style:style style:name="ro6" style:family="table-row">
      <style:table-row-properties style:row-height="0.445cm" fo:break-before="auto" style:use-optimal-row-height="false"/>
    </style:style>
    <style:style style:name="ro7" style:family="table-row">
      <style:table-row-properties style:row-height="0.423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2.699cm" fo:break-before="auto" style:use-optimal-row-height="false"/>
    </style:style>
    <style:style style:name="ro10" style:family="table-row">
      <style:table-row-properties style:row-height="2.249cm" fo:break-before="auto" style:use-optimal-row-height="false"/>
    </style:style>
    <style:style style:name="ro11" style:family="table-row">
      <style:table-row-properties style:row-height="1.349cm" fo:break-before="auto" style:use-optimal-row-height="false"/>
    </style:style>
    <style:style style:name="ro12" style:family="table-row">
      <style:table-row-properties style:row-height="0.9cm" fo:break-before="auto" style:use-optimal-row-height="false"/>
    </style:style>
    <style:style style:name="ro13" style:family="table-row">
      <style:table-row-properties style:row-height="0.45cm" fo:break-before="auto" style:use-optimal-row-height="false"/>
    </style:style>
    <style:style style:name="ro14" style:family="table-row">
      <style:table-row-properties style:row-height="3.149cm" fo:break-before="auto" style:use-optimal-row-height="false"/>
    </style:style>
    <style:style style:name="ta1" style:family="table" style:master-page-name="PageStyle_5f_2010-2014">
      <style:table-properties table:display="true" style:writing-mode="lr-tb"/>
    </style:style>
    <style:style style:name="ta2" style:family="table" style:master-page-name="PageStyle_5f_2000-2009">
      <style:table-properties table:display="true" style:writing-mode="lr-tb"/>
    </style:style>
    <style:style style:name="ta3" style:family="table" style:master-page-name="PageStyle_5f_1990-1999">
      <style:table-properties table:display="true" style:writing-mode="lr-tb"/>
    </style:style>
    <style:style style:name="ta4" style:family="table" style:master-page-name="PageStyle_5f_1980-1989">
      <style:table-properties table:display="true" style:writing-mode="lr-tb"/>
    </style:style>
    <style:style style:name="ta5" style:family="table" style:master-page-name="PageStyle_5f_1970-1979">
      <style:table-properties table:display="true" style:writing-mode="lr-tb"/>
    </style:style>
    <style:style style:name="ta6" style:family="table" style:master-page-name="PageStyle_5f_1950-1969">
      <style:table-properties table:display="true" style:writing-mode="lr-tb"/>
    </style:style>
    <style:style style:name="ta7" style:family="table" style:master-page-name="PageStyle_5f_1900-1949">
      <style:table-properties table:display="true" style:writing-mode="lr-tb"/>
    </style:style>
    <style:style style:name="ta8" style:family="table" style:master-page-name="PageStyle_5f_1848-1899">
      <style:table-properties table:display="true" style:writing-mode="lr-tb"/>
    </style:style>
    <number:number-style style:name="N1">
      <number:number number:decimal-places="0"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 style:family="table-cell" style:parent-style-name="Default">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 style:family="table-cell" style:parent-style-name="Default">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Narro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5" style:family="table-cell" style:parent-style-name="Default">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Arial Narro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6" style:family="table-cell" style:parent-style-name="Default">
      <style:table-cell-properties style:glyph-orientation-vertical="0" fo:background-color="#ccffff"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style:glyph-orientation-vertical="0" fo:background-color="#ccffff"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table-cell-properties fo:background-color="#ffffff" style:diagonal-bl-tr="none" style:diagonal-tl-br="none" fo:border="none" fo:padding="0.071cm" style:rotation-align="non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data-style-name="N1">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data-style-name="N1">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353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Narrow"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8" style:family="table-cell" style:parent-style-name="Default" style:data-style-name="N0">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 style:family="table-cell" style:parent-style-name="Default">
      <style:table-cell-properties fo:background-color="#ffffff" fo:padding="0.071cm"/>
      <style:text-properties style:use-window-font-color="true"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20" style:family="table-cell" style:parent-style-name="Default" style:data-style-name="N1">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1"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2"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data-style-name="N1">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5"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6" style:family="table-cell" style:parent-style-name="Default" style:data-style-name="N1">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7" style:family="table-cell" style:parent-style-name="Default" style:data-style-name="N36">
      <style:table-cell-properties style:glyph-orientation-vertical="0" fo:background-color="#ccffff"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data-style-name="N36">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 style:family="table-cell" style:parent-style-name="Default" style:data-style-name="N36">
      <style:table-cell-properties style:glyph-orientation-vertical="0" fo:background-color="#ffffff"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 style:family="table-cell" style:parent-style-name="Default" style:data-style-name="N36">
      <style:table-cell-properties style:glyph-orientation-vertical="0" fo:background-color="#ffffff"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 style:family="table-cell" style:parent-style-name="Default" style:data-style-name="N36">
      <style:table-cell-properties style:glyph-orientation-vertical="0" fo:background-color="#ccffff"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 style:family="table-cell" style:parent-style-name="Default" style:data-style-name="N36">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 style:family="table-cell" style:parent-style-name="Default" style:data-style-name="N36">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 style:family="table-cell" style:parent-style-name="Default" style:data-style-name="N36">
      <style:table-cell-properties fo:background-color="#ffffff" style:diagonal-bl-tr="none" style:diagonal-tl-br="none" fo:border="none" fo:padding="0.071cm" style:rotation-align="non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6"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 style:family="table-cell" style:parent-style-name="Default">
      <style:table-cell-properties style:glyph-orientation-vertical="0" fo:border-bottom="0.74pt solid #000000" fo:background-color="#ffffff"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Narro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38"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Narro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39" style:family="table-cell" style:parent-style-name="Standard_5f_Tabelle3">
      <style:table-cell-properties style:glyph-orientation-vertical="0" fo:background-color="#cc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Standard_5f_Tabelle3">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2" style:family="table-cell" style:parent-style-name="Standard_5f_Tabelle1" style:data-style-name="N130">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3" style:family="table-cell" style:parent-style-name="Standard_5f_Tabelle3">
      <style:table-cell-properties style:glyph-orientation-vertical="0" fo:background-color="#cc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 style:family="table-cell" style:parent-style-name="Default">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5" style:family="table-cell" style:parent-style-name="Default">
      <style:table-cell-properties fo:border-bottom="none" fo:background-color="#ffffff"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 style:family="table-cell" style:parent-style-name="Default" style:data-style-name="N128">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7" style:family="table-cell" style:parent-style-name="Default">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8" style:family="table-cell" style:parent-style-name="Default">
      <style:table-cell-properties fo:border-bottom="0.74pt solid #000000"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Arial Narro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49" style:family="table-cell" style:parent-style-name="Standard_5f_Tabelle3">
      <style:table-cell-properties style:glyph-orientation-vertical="0" fo:background-color="#cc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0" style:family="table-cell" style:parent-style-name="Standard_5f_Tabelle3">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1" style:family="table-cell" style:parent-style-name="Standard_5f_Tabelle1" style:data-style-name="N130">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2" style:family="table-cell" style:parent-style-name="Standard_5f_Tabelle3">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3" style:family="table-cell" style:parent-style-name="Standard_5f_Tabelle3">
      <style:table-cell-properties style:glyph-orientation-vertical="0" fo:background-color="#cc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4" style:family="table-cell" style:parent-style-name="Default">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5" style:family="table-cell" style:parent-style-name="Default" style:data-style-name="N128">
      <style:table-cell-properties fo:border-bottom="0.74pt solid #000000"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Arial Narro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56" style:family="table-cell" style:parent-style-name="Default" style:data-style-name="N128">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Arial Narro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57" style:family="table-cell" style:parent-style-name="Standard_5f_Tabelle1" style:data-style-name="N130">
      <style:table-cell-properties style:glyph-orientation-vertical="0" fo:background-color="#cc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8" style:family="table-cell" style:parent-style-name="Standard_5f_Tabelle1" style:data-style-name="N130">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9" style:family="table-cell" style:parent-style-name="Standard_5f_Tabelle1" style:data-style-name="N130">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0" style:family="table-cell" style:parent-style-name="Standard_5f_Tabelle1" style:data-style-name="N130">
      <style:table-cell-properties style:glyph-orientation-vertical="0" fo:background-color="#cc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1" style:family="table-cell" style:parent-style-name="Default" style:data-style-name="N128">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2" style:family="table-cell" style:parent-style-name="Default" style:data-style-name="N128">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3" style:family="table-cell" style:parent-style-name="Default" style:data-style-name="N128">
      <style:table-cell-properties fo:background-color="#ffffff" fo:padding="0.071cm"/>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4" style:family="table-cell" style:parent-style-name="Default" style:data-style-name="N128">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Narro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65" style:family="table-cell" style:parent-style-name="Default" style:data-style-name="N36">
      <style:table-cell-properties fo:background-color="#ffffff" fo:padding="0.071cm"/>
      <style:text-properties style:use-window-font-color="true"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66" style:family="table-cell" style:parent-style-name="Default" style:data-style-name="N129">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7" style:family="table-cell" style:parent-style-name="Default" style:data-style-name="N129">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8" style:family="table-cell" style:parent-style-name="Default" style:data-style-name="N129">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9" style:family="table-cell" style:parent-style-name="Default" style:data-style-name="N129">
      <style:table-cell-properties fo:border-bottom="0.74pt solid #000000"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Arial Narro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70" style:family="table-cell" style:parent-style-name="Default" style:data-style-name="N129">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Arial Narro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71" style:family="table-cell" style:parent-style-name="Standard_5f_Tabelle1" style:data-style-name="N144">
      <style:table-cell-properties style:glyph-orientation-vertical="0" fo:background-color="#cc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2" style:family="table-cell" style:parent-style-name="Standard_5f_Tabelle1" style:data-style-name="N144">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3" style:family="table-cell" style:parent-style-name="Standard_5f_Tabelle1" style:data-style-name="N144">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4" style:family="table-cell" style:parent-style-name="Standard_5f_Tabelle1" style:data-style-name="N144">
      <style:table-cell-properties style:glyph-orientation-vertical="0" fo:background-color="#cc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5" style:family="table-cell" style:parent-style-name="Default" style:data-style-name="N129">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6" style:family="table-cell" style:parent-style-name="Default" style:data-style-name="N129">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7" style:family="table-cell" style:parent-style-name="Default" style:data-style-name="N129">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8" style:family="table-cell" style:parent-style-name="Default" style:data-style-name="N129">
      <style:table-cell-properties fo:background-color="#ffffff" fo:padding="0.071cm"/>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9"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0"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1"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2"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3" style:family="table-cell" style:parent-style-name="Default" style:data-style-name="N128">
      <style:table-cell-properties fo:border-bottom="none" fo:background-color="#ffffff"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4" style:family="table-cell" style:parent-style-name="Default" style:data-style-name="N130">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5" style:family="table-cell" style:parent-style-name="Default" style:data-style-name="N129">
      <style:table-cell-properties fo:border-bottom="none" fo:background-color="#ffffff"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6" style:family="table-cell" style:parent-style-name="Standard_5f_Tabelle1" style:data-style-name="N131">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7" style:family="table-cell" style:parent-style-name="Default" style:data-style-name="N129">
      <style:table-cell-properties fo:background-color="#ffffff" fo:padding="0.071cm"/>
      <style:text-properties style:use-window-font-color="true"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88"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9"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0" style:family="table-cell" style:parent-style-name="Default" style:data-style-name="N129">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1" style:family="table-cell" style:parent-style-name="Default" style:data-style-name="N129">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2" style:family="table-cell" style:parent-style-name="Default" style:data-style-name="N129">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93" style:family="table-cell" style:parent-style-name="Default" style:data-style-name="N129">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94" style:family="table-cell" style:parent-style-name="Standard_5f_Tabelle3" style:data-style-name="N132">
      <style:table-cell-properties style:glyph-orientation-vertical="0" fo:background-color="#cc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5" style:family="table-cell" style:parent-style-name="Standard_5f_Tabelle3" style:data-style-name="N132">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6" style:family="table-cell" style:parent-style-name="Standard_5f_Tabelle3" style:data-style-name="N132">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7" style:family="table-cell" style:parent-style-name="Standard_5f_Tabelle3" style:data-style-name="N132">
      <style:table-cell-properties style:glyph-orientation-vertical="0" fo:background-color="#cc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8" style:family="table-cell" style:parent-style-name="Default" style:data-style-name="N129">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9" style:family="table-cell" style:parent-style-name="Default" style:data-style-name="N129">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0"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02"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03" style:family="table-cell" style:parent-style-name="Default" style:data-style-name="N130">
      <style:table-cell-properties style:glyph-orientation-vertical="0" fo:background-color="#cc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4" style:family="table-cell" style:parent-style-name="Default" style:data-style-name="N130">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5" style:family="table-cell" style:parent-style-name="Default" style:data-style-name="N100">
      <style:table-cell-properties style:glyph-orientation-vertical="0" fo:background-color="#ccffff"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6" style:family="table-cell" style:parent-style-name="Default" style:data-style-name="N100">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7" style:family="table-cell" style:parent-style-name="Default" style:data-style-name="N100">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8" style:family="table-cell" style:parent-style-name="Default" style:data-style-name="N100">
      <style:table-cell-properties style:glyph-orientation-vertical="0" fo:background-color="#ccffff"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9"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0" style:family="table-cell" style:parent-style-name="Default">
      <style:table-cell-properties fo:border-bottom="none" fo:background-color="#ffffff" style:diagonal-bl-tr="none" style:diagonal-tl-br="none" fo:border-left="0.74pt solid #000000" fo:padding="0.071cm" fo:border-right="none" style:rotation-align="none" fo:border-top="0.74pt solid #000000"/>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1"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2"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13" style:family="table-cell" style:parent-style-name="Default">
      <style:table-cell-properties fo:background-color="#ffffff" fo:padding="0.071cm"/>
      <style:text-properties fo:color="#ff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name-complex="Helvetica1" style:font-size-complex="9pt" style:font-style-complex="normal" style:font-weight-complex="normal"/>
    </style:style>
    <style:style style:name="ce114" style:family="table-cell" style:parent-style-name="Standard_5f_Tabelle3">
      <style:table-cell-properties style:glyph-orientation-vertical="0" fo:background-color="#cc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5" style:family="table-cell" style:parent-style-name="Standard_5f_Tabelle3">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top" style:vertical-justify="auto"/>
      <style:paragraph-properties fo:text-align="center"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6" style:family="table-cell" style:parent-style-name="Default" style:data-style-name="N1">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7" style:family="table-cell" style:parent-style-name="Default" style:data-style-name="N1">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353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8"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9" style:family="table-cell" style:parent-style-name="Default">
      <style:table-cell-properties fo:padding="0.071cm"/>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0" style:family="table-cell" style:parent-style-name="Default" style:data-style-name="N0">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1" style:family="table-cell" style:parent-style-name="Default">
      <style:table-cell-properties fo:background-color="#ffffff" fo:padding="0.071cm"/>
    </style:style>
    <style:style style:name="ce122" style:family="table-cell" style:parent-style-name="Default" style:data-style-name="N36">
      <style:table-cell-properties style:glyph-orientation-vertical="0" fo:background-color="#ccffff"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3" style:family="table-cell" style:parent-style-name="Default" style:data-style-name="N36">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top" style: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4" style:family="table-cell" style:parent-style-name="Default" style:data-style-name="N36">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5" style:family="table-cell" style:parent-style-name="Default">
      <style:table-cell-properties style:glyph-orientation-vertical="0" fo:border-bottom="0.74pt solid #000000" fo:background-color="#ffffff"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Narro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26" style:family="table-cell" style:parent-style-name="Standard_5f_Tabelle3">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7" style:family="table-cell" style:parent-style-name="Standard_5f_Tabelle3" style:data-style-name="N132">
      <style:table-cell-properties style:glyph-orientation-vertical="0" fo:background-color="#cc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8" style:family="table-cell" style:parent-style-name="Standard_5f_Tabelle3" style:data-style-name="N132">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9" style:family="table-cell" style:parent-style-name="Default">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NewsGothic" fo:font-size="8pt" fo:font-style="normal" fo:text-shadow="none" style:text-underline-style="none" fo:font-weight="normal" style:font-size-asian="8pt" style:font-style-asian="normal" style:font-weight-asian="normal" style:font-name-complex="NewsGothic" style:font-size-complex="8pt" style:font-style-complex="normal" style:font-weight-complex="normal"/>
    </style:style>
    <style:style style:name="ce130" style:family="table-cell" style:parent-style-name="Default" style:data-style-name="N133">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NewsGothic" fo:font-size="8pt" fo:font-style="normal" fo:text-shadow="none" style:text-underline-style="none" fo:font-weight="normal" style:font-size-asian="8pt" style:font-style-asian="normal" style:font-weight-asian="normal" style:font-name-complex="NewsGothic" style:font-size-complex="8pt" style:font-style-complex="normal" style:font-weight-complex="normal"/>
    </style:style>
    <style:style style:name="ce131" style:family="table-cell" style:parent-style-name="Default" style:data-style-name="N133">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NewsGothic" fo:font-size="8pt" fo:font-style="normal" fo:text-shadow="none" style:text-underline-style="none" fo:font-weight="normal" style:font-size-asian="8pt" style:font-style-asian="normal" style:font-weight-asian="normal" style:font-name-complex="NewsGothic" style:font-size-complex="8pt" style:font-style-complex="normal" style:font-weight-complex="normal"/>
    </style:style>
    <style:style style:name="ce132" style:family="table-cell" style:parent-style-name="Default">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ff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3" style:family="table-cell" style:parent-style-name="Default" style:data-style-name="N144">
      <style:table-cell-properties fo:background-color="#ffffff" fo:padding="0.071cm"/>
    </style:style>
    <style:style style:name="ce134" style:family="table-cell" style:parent-style-name="Standard_5f_Tabelle1" style:data-style-name="N130">
      <style:table-cell-properties style:glyph-orientation-vertical="0" fo:background-color="#cc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5" style:family="table-cell" style:parent-style-name="Standard_5f_Tabelle1" style:data-style-name="N130">
      <style:table-cell-properties style:glyph-orientation-vertical="0" fo:background-color="#ff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ff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6" style:family="table-cell" style:parent-style-name="Standard_5f_Tabelle1" style:data-style-name="N130">
      <style:table-cell-properties style:glyph-orientation-vertical="0" fo:background-color="#ccffff" style:diagonal-bl-tr="none" style:diagonal-tl-br="none" style:text-align-source="fix" style:repeat-content="false" fo:wrap-option="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ff0000" style:text-outline="false" style:text-line-through-style="none" style:text-line-through-typ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1" style:family="text">
      <style:text-properties fo:color="#000000" fo:font-size="8pt" fo:font-weight="normal" style:text-underline-style="solid" style:text-underline-width="auto" style:text-underline-color="font-color" style:text-line-through-type="none" fo:font-style="normal" style:text-outline="false" fo:text-shadow="none" style:text-line-through-mode="continuous" fo:country="CH" style:country-asian="CN" style:country-complex="IN" style:font-size-asian="8pt" style:font-size-complex="8pt" style:font-weight-asian="normal" style:font-weight-complex="normal" style:font-style-asian="normal" style:font-style-complex="normal" style:text-emphasize="none" style:font-relief="none"/>
    </style:style>
  </office:automatic-styles>
  <office:body>
    <office:spreadsheet>
      <table:calculation-settings table:case-sensitive="false" table:automatic-find-labels="false" table:use-regular-expressions="false"/>
      <table:table table:name="2010-2014" table:style-name="ta1" table:print-ranges="'2010-2014'.A1:'2010-2014'.P64">
        <office:forms form:automatic-focus="false" form:apply-design-mode="false"/>
        <table:table-column table:style-name="co1" table:default-cell-style-name="ce19"/>
        <table:table-column table:style-name="co2" table:default-cell-style-name="ce19"/>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5" table:default-cell-style-name="ce19"/>
        <table:table-column table:style-name="co7" table:default-cell-style-name="ce19"/>
        <table:table-column table:style-name="co8" table:default-cell-style-name="ce19"/>
        <table:table-column table:style-name="co4" table:default-cell-style-name="ce19"/>
        <table:table-column table:style-name="co9" table:default-cell-style-name="ce19"/>
        <table:table-column table:style-name="co10" table:default-cell-style-name="ce19"/>
        <table:table-column table:style-name="co11" table:default-cell-style-name="ce19"/>
        <table:table-column table:style-name="co12" table:default-cell-style-name="ce19"/>
        <table:table-column table:style-name="co13" table:default-cell-style-name="ce19"/>
        <table:table-column table:style-name="co9" table:default-cell-style-name="ce19"/>
        <table:table-column table:style-name="co14" table:number-columns-repeated="241" table:default-cell-style-name="ce19"/>
        <table:table-column table:style-name="co14" table:number-columns-repeated="767" table:default-cell-style-name="Default"/>
        <table:table-row table:style-name="ro1">
          <table:table-cell table:style-name="ce1" office:value-type="string" calcext:value-type="string">
            <text:p>Eidgenössische Volksabstimmungen 2010–2014, detaillierte Ergebnisse</text:p>
          </table:table-cell>
          <table:table-cell table:style-name="ce20"/>
          <table:table-cell table:style-name="ce35"/>
          <table:table-cell table:style-name="ce44" table:number-columns-repeated="3"/>
          <table:table-cell table:style-name="ce66"/>
          <table:table-cell table:style-name="ce44" table:number-columns-repeated="3"/>
          <table:table-cell table:style-name="ce81"/>
          <table:table-cell table:style-name="ce44" table:number-columns-repeated="2"/>
          <table:table-cell table:style-name="ce88"/>
          <table:table-cell table:style-name="ce44"/>
          <table:table-cell table:style-name="ce109" office:value-type="string" calcext:value-type="string">
            <text:p>T 17.3.2.2</text:p>
          </table:table-cell>
          <table:table-cell table:number-columns-repeated="1008"/>
        </table:table-row>
        <table:table-row table:style-name="ro2">
          <table:table-cell table:style-name="ce2"/>
          <table:table-cell table:style-name="ce21"/>
          <table:table-cell table:style-name="ce2" table:number-columns-repeated="4"/>
          <table:table-cell table:style-name="ce67"/>
          <table:table-cell table:style-name="ce2" table:number-columns-repeated="3"/>
          <table:table-cell table:style-name="ce82"/>
          <table:table-cell table:style-name="ce2" table:number-columns-repeated="2"/>
          <table:table-cell table:style-name="ce89"/>
          <table:table-cell table:style-name="ce2" table:number-columns-repeated="2"/>
          <table:table-cell table:number-columns-repeated="1008"/>
        </table:table-row>
        <table:table-row table:style-name="ro2">
          <table:table-cell table:style-name="ce3"/>
          <table:table-cell table:style-name="ce22"/>
          <table:table-cell table:style-name="ce3"/>
          <table:table-cell table:style-name="ce45"/>
          <table:table-cell table:style-name="ce46"/>
          <table:table-cell table:style-name="ce62"/>
          <table:table-cell table:style-name="ce68"/>
          <table:table-cell table:style-name="ce62"/>
          <table:table-cell table:style-name="ce46"/>
          <table:table-cell table:style-name="ce62"/>
          <table:table-cell table:style-name="ce83"/>
          <table:table-cell table:style-name="ce62"/>
          <table:table-cell table:style-name="ce85"/>
          <table:table-cell table:style-name="ce90"/>
          <table:table-cell table:style-name="ce3"/>
          <table:table-cell table:style-name="ce110"/>
          <table:table-cell table:number-columns-repeated="1008"/>
        </table:table-row>
        <table:table-row table:style-name="ro1">
          <table:table-cell table:style-name="ce3" office:value-type="string" calcext:value-type="string">
            <text:p>Nr. der</text:p>
          </table:table-cell>
          <table:table-cell table:style-name="ce23" office:value-type="string" calcext:value-type="string">
            <text:p>Datum</text:p>
          </table:table-cell>
          <table:table-cell table:style-name="ce36" office:value-type="string" calcext:value-type="string">
            <text:p>Gegenstand</text:p>
          </table:table-cell>
          <table:table-cell table:style-name="ce46" office:value-type="string" office:string-value="Art 2)" calcext:value-type="string">
            <text:p><text:s/>Art 2) </text:p>
          </table:table-cell>
          <table:table-cell table:style-name="ce46" office:value-type="string" office:string-value="Stimmbe-" calcext:value-type="string">
            <text:p><text:s/>Stimmbe- </text:p>
          </table:table-cell>
          <table:table-cell table:style-name="ce62" office:value-type="string" office:string-value="Abgegebene" calcext:value-type="string">
            <text:p><text:s/>Abgegebene </text:p>
          </table:table-cell>
          <table:table-cell table:style-name="ce68" office:value-type="string" calcext:value-type="string">
            <text:p>Stimmbe-</text:p>
          </table:table-cell>
          <table:table-cell table:style-name="ce62" office:value-type="string" office:string-value="Leer" calcext:value-type="string">
            <text:p><text:s/>Leer </text:p>
          </table:table-cell>
          <table:table-cell table:style-name="ce46" office:value-type="string" office:string-value="Ungültig" calcext:value-type="string">
            <text:p><text:s/>Ungültig </text:p>
          </table:table-cell>
          <table:table-cell table:style-name="ce62" office:value-type="string" office:string-value="Gültige" calcext:value-type="string">
            <text:p><text:s/>Gültige </text:p>
          </table:table-cell>
          <table:table-cell table:style-name="ce46" office:value-type="string" office:string-value="JA-" calcext:value-type="string">
            <text:p><text:s/>JA- </text:p>
          </table:table-cell>
          <table:table-cell table:style-name="ce62" office:value-type="string" office:string-value="NEIN-" calcext:value-type="string">
            <text:p><text:s/>NEIN- </text:p>
          </table:table-cell>
          <table:table-cell table:style-name="ce68" office:value-type="string" calcext:value-type="string">
            <text:p>JA</text:p>
          </table:table-cell>
          <table:table-cell table:style-name="ce91" office:value-type="string" calcext:value-type="string">
            <text:p>Angenommen (A)</text:p>
          </table:table-cell>
          <table:table-cell table:style-name="ce100" office:value-type="string" calcext:value-type="string">
            <text:p>Annehmende</text:p>
          </table:table-cell>
          <table:table-cell table:style-name="ce111" office:value-type="string" calcext:value-type="string">
            <text:p>Ablehnende</text:p>
          </table:table-cell>
          <table:table-cell table:number-columns-repeated="1008"/>
        </table:table-row>
        <table:table-row table:style-name="ro1">
          <table:table-cell table:style-name="ce3" office:value-type="string" calcext:value-type="string">
            <text:p>Vorlage 1)</text:p>
          </table:table-cell>
          <table:table-cell table:style-name="ce24"/>
          <table:table-cell table:style-name="ce3"/>
          <table:table-cell table:style-name="ce47"/>
          <table:table-cell table:style-name="ce46" office:value-type="string" office:string-value="rechtigte" calcext:value-type="string">
            <text:p><text:s/>rechtigte </text:p>
          </table:table-cell>
          <table:table-cell table:style-name="ce62" office:value-type="string" office:string-value="Stimmen" calcext:value-type="string">
            <text:p><text:s/>Stimmen </text:p>
          </table:table-cell>
          <table:table-cell table:style-name="ce68" office:value-type="string" calcext:value-type="string">
            <text:p>teiligung in %</text:p>
          </table:table-cell>
          <table:table-cell table:style-name="ce62"/>
          <table:table-cell table:style-name="ce46"/>
          <table:table-cell table:style-name="ce62" office:value-type="string" office:string-value="Stimmen" calcext:value-type="string">
            <text:p><text:s/>Stimmen </text:p>
          </table:table-cell>
          <table:table-cell table:style-name="ce46" office:value-type="string" office:string-value="Stimmen" calcext:value-type="string">
            <text:p><text:s/>Stimmen </text:p>
          </table:table-cell>
          <table:table-cell table:style-name="ce62" office:value-type="string" office:string-value="Stimmen" calcext:value-type="string">
            <text:p><text:s/>Stimmen </text:p>
          </table:table-cell>
          <table:table-cell table:style-name="ce68" office:value-type="string" calcext:value-type="string">
            <text:p>in % 3)</text:p>
          </table:table-cell>
          <table:table-cell table:style-name="ce91" office:value-type="string" calcext:value-type="string">
            <text:p>Verworfen (V)</text:p>
          </table:table-cell>
          <table:table-cell table:style-name="ce100" office:value-type="string" calcext:value-type="string">
            <text:p>Stände 4)</text:p>
          </table:table-cell>
          <table:table-cell table:style-name="ce111" office:value-type="string" calcext:value-type="string">
            <text:p>Stände 4)</text:p>
          </table:table-cell>
          <table:table-cell table:number-columns-repeated="1008"/>
        </table:table-row>
        <table:table-row table:style-name="ro2">
          <table:table-cell table:style-name="ce4"/>
          <table:table-cell table:style-name="ce25"/>
          <table:table-cell table:style-name="ce37"/>
          <table:table-cell table:style-name="ce48"/>
          <table:table-cell table:style-name="ce55"/>
          <table:table-cell table:style-name="ce64"/>
          <table:table-cell table:style-name="ce69"/>
          <table:table-cell table:style-name="ce64"/>
          <table:table-cell table:style-name="ce55"/>
          <table:table-cell table:style-name="ce64"/>
          <table:table-cell table:style-name="ce55"/>
          <table:table-cell table:style-name="ce64"/>
          <table:table-cell table:style-name="ce69"/>
          <table:table-cell table:style-name="ce92"/>
          <table:table-cell table:style-name="ce101"/>
          <table:table-cell table:style-name="ce112"/>
          <table:table-cell table:number-columns-repeated="1008"/>
        </table:table-row>
        <table:table-row table:style-name="ro2">
          <table:table-cell table:style-name="ce5"/>
          <table:table-cell table:style-name="ce26"/>
          <table:table-cell table:style-name="ce38"/>
          <table:table-cell table:style-name="ce5"/>
          <table:table-cell table:style-name="ce56" table:number-columns-repeated="2"/>
          <table:table-cell table:style-name="ce70"/>
          <table:table-cell table:style-name="ce56" table:number-columns-repeated="5"/>
          <table:table-cell table:style-name="ce70"/>
          <table:table-cell table:style-name="ce93"/>
          <table:table-cell table:style-name="ce102" table:number-columns-repeated="2"/>
          <table:table-cell table:number-columns-repeated="1008"/>
        </table:table-row>
        <table:table-row table:style-name="ro1">
          <table:table-cell table:style-name="ce6" office:value-type="float" office:value="548" calcext:value-type="float">
            <text:p>548</text:p>
          </table:table-cell>
          <table:table-cell table:style-name="ce27" office:value-type="date" office:date-value="2010-03-07" calcext:value-type="date">
            <text:p>07.03.2010</text:p>
          </table:table-cell>
          <table:table-cell table:style-name="ce39" office:value-type="string" calcext:value-type="string">
            <text:p>Verfassungsartikel über die Forschung am Menschen</text:p>
          </table:table-cell>
          <table:table-cell table:style-name="ce49" office:value-type="string" calcext:value-type="string">
            <text:p>Obl.</text:p>
          </table:table-cell>
          <table:table-cell table:style-name="ce57" office:value-type="float" office:value="5051316" calcext:value-type="float">
            <text:p>5'051'316 <text:s/></text:p>
          </table:table-cell>
          <table:table-cell table:style-name="ce57" office:value-type="float" office:value="2300102" calcext:value-type="float">
            <text:p>2'300'102 <text:s/></text:p>
          </table:table-cell>
          <table:table-cell table:style-name="ce71" office:value-type="float" office:value="45.5347081829765" calcext:value-type="float">
            <text:p>45.5 <text:s/></text:p>
          </table:table-cell>
          <table:table-cell table:style-name="ce57" office:value-type="float" office:value="75974" calcext:value-type="float">
            <text:p>75'974 <text:s/></text:p>
          </table:table-cell>
          <table:table-cell table:style-name="ce57" office:value-type="float" office:value="11473" calcext:value-type="float">
            <text:p>11'473 <text:s/></text:p>
          </table:table-cell>
          <table:table-cell table:style-name="ce57" office:value-type="float" office:value="2212655" calcext:value-type="float">
            <text:p>2'212'655 <text:s/></text:p>
          </table:table-cell>
          <table:table-cell table:style-name="ce57" office:value-type="float" office:value="1708488" calcext:value-type="float">
            <text:p>1'708'488 <text:s/></text:p>
          </table:table-cell>
          <table:table-cell table:style-name="ce57" office:value-type="float" office:value="504167" calcext:value-type="float">
            <text:p>504'167 <text:s/></text:p>
          </table:table-cell>
          <table:table-cell table:style-name="ce71" office:value-type="float" office:value="77.2143872406679" calcext:value-type="float">
            <text:p>77.2 <text:s/></text:p>
          </table:table-cell>
          <table:table-cell table:style-name="ce94" office:value-type="string" office:string-value="A" calcext:value-type="string">
            <text:p>A </text:p>
          </table:table-cell>
          <table:table-cell table:style-name="ce103" office:value-type="string" office:string-value="20 6/2" calcext:value-type="string">
            <text:p>20 6/2 </text:p>
          </table:table-cell>
          <table:table-cell table:style-name="ce103" office:value-type="float" office:value="0" calcext:value-type="float">
            <text:p>0 <text:s/></text:p>
          </table:table-cell>
          <table:table-cell table:number-columns-repeated="1008"/>
        </table:table-row>
        <table:table-row table:style-name="ro3">
          <table:table-cell table:style-name="ce7" office:value-type="float" office:value="549" calcext:value-type="float">
            <text:p>549</text:p>
          </table:table-cell>
          <table:table-cell table:style-name="ce28" office:value-type="date" office:date-value="2010-03-07" calcext:value-type="date">
            <text:p>07.03.2010</text:p>
          </table:table-cell>
          <table:table-cell table:style-name="ce40" office:value-type="string" calcext:value-type="string">
            <text:p>Volksinitiative «Gegen Tierquälerei und für einen besseren Rechtsschutz der Tiere»</text:p>
          </table:table-cell>
          <table:table-cell table:style-name="ce50" office:value-type="string" calcext:value-type="string">
            <text:p>I.</text:p>
          </table:table-cell>
          <table:table-cell table:style-name="ce58" office:value-type="float" office:value="5051316" calcext:value-type="float">
            <text:p>5'051'316 <text:s/></text:p>
          </table:table-cell>
          <table:table-cell table:style-name="ce58" office:value-type="float" office:value="2317112" calcext:value-type="float">
            <text:p>2'317'112 <text:s/></text:p>
          </table:table-cell>
          <table:table-cell table:style-name="ce72" office:value-type="float" office:value="45.8714521126772" calcext:value-type="float">
            <text:p>45.9 <text:s/></text:p>
          </table:table-cell>
          <table:table-cell table:style-name="ce58" office:value-type="float" office:value="30171" calcext:value-type="float">
            <text:p>30'171 <text:s/></text:p>
          </table:table-cell>
          <table:table-cell table:style-name="ce58" office:value-type="float" office:value="10069" calcext:value-type="float">
            <text:p>10'069 <text:s/></text:p>
          </table:table-cell>
          <table:table-cell table:style-name="ce58" office:value-type="float" office:value="2276872" calcext:value-type="float">
            <text:p>2'276'872 <text:s/></text:p>
          </table:table-cell>
          <table:table-cell table:style-name="ce58" office:value-type="float" office:value="671731" calcext:value-type="float">
            <text:p>671'731 <text:s/></text:p>
          </table:table-cell>
          <table:table-cell table:style-name="ce58" office:value-type="float" office:value="1605141" calcext:value-type="float">
            <text:p>1'605'141 <text:s/></text:p>
          </table:table-cell>
          <table:table-cell table:style-name="ce86" office:value-type="float" office:value="29.5023611340471" calcext:value-type="float">
            <text:p>29.5 <text:s/></text:p>
          </table:table-cell>
          <table:table-cell table:style-name="ce95" office:value-type="string" office:string-value="V" calcext:value-type="string">
            <text:p>V </text:p>
          </table:table-cell>
          <table:table-cell table:style-name="ce104" office:value-type="string" office:string-value="0" calcext:value-type="string">
            <text:p>0 </text:p>
          </table:table-cell>
          <table:table-cell table:style-name="ce104" office:value-type="string" office:string-value="20 6/2" calcext:value-type="string">
            <text:p>20 6/2 </text:p>
          </table:table-cell>
          <table:table-cell table:number-columns-repeated="1008"/>
        </table:table-row>
        <table:table-row table:style-name="ro3">
          <table:table-cell table:style-name="ce6" office:value-type="float" office:value="550" calcext:value-type="float">
            <text:p>550</text:p>
          </table:table-cell>
          <table:table-cell table:style-name="ce27" office:value-type="date" office:date-value="2010-03-07" calcext:value-type="date">
            <text:p>07.03.2010</text:p>
          </table:table-cell>
          <table:table-cell table:style-name="ce39" office:value-type="string" calcext:value-type="string">
            <text:p>Bundesgesetz über die berufliche Alters-, Hinterlassenen- und Invalidenvorsorge (BVG) (Mindestumwandlungssatz)</text:p>
          </table:table-cell>
          <table:table-cell table:style-name="ce49" office:value-type="string" calcext:value-type="string">
            <text:p>Fak.</text:p>
          </table:table-cell>
          <table:table-cell table:style-name="ce57" office:value-type="float" office:value="5051316" calcext:value-type="float">
            <text:p>5'051'316 <text:s/></text:p>
          </table:table-cell>
          <table:table-cell table:style-name="ce57" office:value-type="float" office:value="2313662" calcext:value-type="float">
            <text:p>2'313'662 <text:s/></text:p>
          </table:table-cell>
          <table:table-cell table:style-name="ce71" office:value-type="float" office:value="45.8031530793164" calcext:value-type="float">
            <text:p>45.8 <text:s/></text:p>
          </table:table-cell>
          <table:table-cell table:style-name="ce57" office:value-type="float" office:value="39967" calcext:value-type="float">
            <text:p>39'967 <text:s/></text:p>
          </table:table-cell>
          <table:table-cell table:style-name="ce57" office:value-type="float" office:value="10117" calcext:value-type="float">
            <text:p>10'117 <text:s/></text:p>
          </table:table-cell>
          <table:table-cell table:style-name="ce57" office:value-type="float" office:value="2263578" calcext:value-type="float">
            <text:p>2'263'578 <text:s/></text:p>
          </table:table-cell>
          <table:table-cell table:style-name="ce57" office:value-type="float" office:value="617209" calcext:value-type="float">
            <text:p>617'209 <text:s/></text:p>
          </table:table-cell>
          <table:table-cell table:style-name="ce57" office:value-type="float" office:value="1646369" calcext:value-type="float">
            <text:p>1'646'369 <text:s/></text:p>
          </table:table-cell>
          <table:table-cell table:style-name="ce71" office:value-type="float" office:value="27.2669640719251" calcext:value-type="float">
            <text:p>27.3 <text:s/></text:p>
          </table:table-cell>
          <table:table-cell table:style-name="ce94" office:value-type="string" office:string-value="V" calcext:value-type="string">
            <text:p>V </text:p>
          </table:table-cell>
          <table:table-cell table:number-columns-repeated="2" table:style-name="ce105" office:value-type="string" calcext:value-type="string">
            <text:p>*</text:p>
          </table:table-cell>
          <table:table-cell table:number-columns-repeated="1008"/>
        </table:table-row>
        <table:table-row table:style-name="ro3">
          <table:table-cell table:style-name="ce8" office:value-type="float" office:value="551" calcext:value-type="float">
            <text:p>551</text:p>
          </table:table-cell>
          <table:table-cell table:style-name="ce29" office:value-type="date" office:date-value="2010-09-26" calcext:value-type="date">
            <text:p>26.09.2010</text:p>
          </table:table-cell>
          <table:table-cell table:style-name="ce40" office:value-type="string" calcext:value-type="string">
            <text:p>Bundesgesetz über die obligatorische Arbeitslosenversicherung und die Insolvenzentschädigung</text:p>
          </table:table-cell>
          <table:table-cell table:style-name="ce50" office:value-type="string" calcext:value-type="string">
            <text:p>Fak.</text:p>
          </table:table-cell>
          <table:table-cell table:style-name="ce58" office:value-type="float" office:value="5077180" calcext:value-type="float">
            <text:p>5'077'180 <text:s/></text:p>
          </table:table-cell>
          <table:table-cell table:style-name="ce58" office:value-type="float" office:value="1823447" calcext:value-type="float">
            <text:p>1'823'447 <text:s/></text:p>
          </table:table-cell>
          <table:table-cell table:style-name="ce72" office:value-type="float" office:value="35.9145628084882" calcext:value-type="float">
            <text:p>35.9 <text:s/></text:p>
          </table:table-cell>
          <table:table-cell table:style-name="ce58" office:value-type="float" office:value="19165" calcext:value-type="float">
            <text:p>19'165 <text:s/></text:p>
          </table:table-cell>
          <table:table-cell table:style-name="ce58" office:value-type="float" office:value="9268" calcext:value-type="float">
            <text:p>9'268 <text:s/></text:p>
          </table:table-cell>
          <table:table-cell table:style-name="ce58" office:value-type="float" office:value="1795014" calcext:value-type="float">
            <text:p>1'795'014 <text:s/></text:p>
          </table:table-cell>
          <table:table-cell table:style-name="ce58" office:value-type="float" office:value="958913" calcext:value-type="float">
            <text:p>958'913 <text:s/></text:p>
          </table:table-cell>
          <table:table-cell table:style-name="ce58" office:value-type="float" office:value="836101" calcext:value-type="float">
            <text:p>836'101 <text:s/></text:p>
          </table:table-cell>
          <table:table-cell table:style-name="ce72" office:value-type="float" office:value="53.4209203939356" calcext:value-type="float">
            <text:p>53.4 <text:s/></text:p>
          </table:table-cell>
          <table:table-cell table:style-name="ce95" office:value-type="string" office:string-value="A" calcext:value-type="string">
            <text:p>A </text:p>
          </table:table-cell>
          <table:table-cell table:number-columns-repeated="2" table:style-name="ce106" office:value-type="string" calcext:value-type="string">
            <text:p>*</text:p>
          </table:table-cell>
          <table:table-cell table:number-columns-repeated="1008"/>
        </table:table-row>
        <table:table-row table:style-name="ro1">
          <table:table-cell table:style-name="ce6" office:value-type="float" office:value="552.1" calcext:value-type="float">
            <text:p>552.1</text:p>
          </table:table-cell>
          <table:table-cell table:style-name="ce27" office:value-type="date" office:date-value="2010-11-28" calcext:value-type="date">
            <text:p>28.11.2010</text:p>
          </table:table-cell>
          <table:table-cell table:style-name="ce39" office:value-type="string" calcext:value-type="string">
            <text:p>Volksinitiative «Für die Ausschaffung krimineller Ausländer»</text:p>
          </table:table-cell>
          <table:table-cell table:style-name="ce49" office:value-type="string" calcext:value-type="string">
            <text:p>I.</text:p>
          </table:table-cell>
          <table:table-cell table:style-name="ce57" office:value-type="float" office:value="5083921" calcext:value-type="float">
            <text:p>5'083'921 <text:s/></text:p>
          </table:table-cell>
          <table:table-cell table:style-name="ce57" office:value-type="float" office:value="2697874" calcext:value-type="float">
            <text:p>2'697'874 <text:s/></text:p>
          </table:table-cell>
          <table:table-cell table:style-name="ce71" office:value-type="float" office:value="53.0667962779123" calcext:value-type="float">
            <text:p>53.1 <text:s/></text:p>
          </table:table-cell>
          <table:table-cell table:style-name="ce57" office:value-type="float" office:value="6217" calcext:value-type="float">
            <text:p>6'217 <text:s/></text:p>
          </table:table-cell>
          <table:table-cell table:style-name="ce57" office:value-type="float" office:value="17030" calcext:value-type="float">
            <text:p>17'030 <text:s/></text:p>
          </table:table-cell>
          <table:table-cell table:style-name="ce57" office:value-type="float" office:value="2674627" calcext:value-type="float">
            <text:p>2'674'627 <text:s/></text:p>
          </table:table-cell>
          <table:table-cell table:style-name="ce57" office:value-type="float" office:value="1397923" calcext:value-type="float">
            <text:p>1'397'923 <text:s/></text:p>
          </table:table-cell>
          <table:table-cell table:style-name="ce57" office:value-type="float" office:value="1243942" calcext:value-type="float">
            <text:p>1'243'942 <text:s/></text:p>
          </table:table-cell>
          <table:table-cell table:style-name="ce71" office:value-type="float" office:value="52.9142480785354" calcext:value-type="float">
            <text:p>52.9 <text:s/></text:p>
          </table:table-cell>
          <table:table-cell table:style-name="ce94" office:value-type="string" office:string-value="A" calcext:value-type="string">
            <text:p>A </text:p>
          </table:table-cell>
          <table:table-cell table:style-name="ce105" office:value-type="string" calcext:value-type="string">
            <text:p>15 5/2</text:p>
          </table:table-cell>
          <table:table-cell table:style-name="ce105" office:value-type="string" calcext:value-type="string">
            <text:p>5 1/2</text:p>
          </table:table-cell>
          <table:table-cell table:number-columns-repeated="1008"/>
        </table:table-row>
        <table:table-row table:style-name="ro4">
          <table:table-cell table:style-name="ce8" office:value-type="float" office:value="552.2" calcext:value-type="float">
            <text:p>552.2</text:p>
          </table:table-cell>
          <table:table-cell table:style-name="ce29" office:value-type="date" office:date-value="2010-11-28" calcext:value-type="date">
            <text:p>28.11.2010</text:p>
          </table:table-cell>
          <table:table-cell table:style-name="ce40" office:value-type="string" calcext:value-type="string">
            <text:p>Bundesbeschluss über die Aus- und Wegweisung krimineller Ausländerinnen und Ausländer im Rahmen der Bundesverfassung (Gegenentwurf zur Ausschaffungsinitiative)</text:p>
          </table:table-cell>
          <table:table-cell table:style-name="ce50" office:value-type="string" calcext:value-type="string">
            <text:p>GE</text:p>
          </table:table-cell>
          <table:table-cell table:style-name="ce58" office:value-type="float" office:value="5083921" calcext:value-type="float">
            <text:p>5'083'921 <text:s/></text:p>
          </table:table-cell>
          <table:table-cell table:style-name="ce58" office:value-type="float" office:value="2697874" calcext:value-type="float">
            <text:p>2'697'874 <text:s/></text:p>
          </table:table-cell>
          <table:table-cell table:style-name="ce72" office:value-type="float" office:value="53.0667962779123" calcext:value-type="float">
            <text:p>53.1 <text:s/></text:p>
          </table:table-cell>
          <table:table-cell table:style-name="ce58" office:value-type="float" office:value="6217" calcext:value-type="float">
            <text:p>6'217 <text:s/></text:p>
          </table:table-cell>
          <table:table-cell table:style-name="ce58" office:value-type="float" office:value="17030" calcext:value-type="float">
            <text:p>17'030 <text:s/></text:p>
          </table:table-cell>
          <table:table-cell table:style-name="ce58" office:value-type="float" office:value="2674627" calcext:value-type="float">
            <text:p>2'674'627 <text:s/></text:p>
          </table:table-cell>
          <table:table-cell table:style-name="ce58" office:value-type="float" office:value="1189269" calcext:value-type="float">
            <text:p>1'189'269 <text:s/></text:p>
          </table:table-cell>
          <table:table-cell table:style-name="ce58" office:value-type="float" office:value="1407830" calcext:value-type="float">
            <text:p>1'407'830 <text:s/></text:p>
          </table:table-cell>
          <table:table-cell table:style-name="ce72" office:value-type="float" office:value="45.7922089223399" calcext:value-type="float">
            <text:p>45.8 <text:s/></text:p>
          </table:table-cell>
          <table:table-cell table:style-name="ce95" office:value-type="string" office:string-value="V" calcext:value-type="string">
            <text:p>V </text:p>
          </table:table-cell>
          <table:table-cell table:style-name="ce106" office:value-type="string" calcext:value-type="string">
            <text:p>0</text:p>
          </table:table-cell>
          <table:table-cell table:style-name="ce106" office:value-type="string" calcext:value-type="string">
            <text:p>20 6/2</text:p>
          </table:table-cell>
          <table:table-cell table:number-columns-repeated="1008"/>
        </table:table-row>
        <table:table-row table:style-name="ro3">
          <table:table-cell table:style-name="ce6" office:value-type="float" office:value="553" calcext:value-type="float">
            <text:p>553</text:p>
          </table:table-cell>
          <table:table-cell table:style-name="ce27" office:value-type="date" office:date-value="2010-11-28" calcext:value-type="date">
            <text:p>28.11.2010</text:p>
          </table:table-cell>
          <table:table-cell table:style-name="ce39" office:value-type="string" calcext:value-type="string">
            <text:p>Volksinitiative «Für faire Steuern. Stopp dem Missbrauch beim Steuerwettbewerb»</text:p>
          </table:table-cell>
          <table:table-cell table:style-name="ce49" office:value-type="string" calcext:value-type="string">
            <text:p>I.</text:p>
          </table:table-cell>
          <table:table-cell table:style-name="ce57" office:value-type="float" office:value="5083921" calcext:value-type="float">
            <text:p>5'083'921 <text:s/></text:p>
          </table:table-cell>
          <table:table-cell table:style-name="ce57" office:value-type="float" office:value="2669058" calcext:value-type="float">
            <text:p>2'669'058 <text:s/></text:p>
          </table:table-cell>
          <table:table-cell table:style-name="ce71" office:value-type="float" office:value="52.499989673325" calcext:value-type="float">
            <text:p>52.5 <text:s/></text:p>
          </table:table-cell>
          <table:table-cell table:style-name="ce57" office:value-type="float" office:value="68564" calcext:value-type="float">
            <text:p>68'564 <text:s/></text:p>
          </table:table-cell>
          <table:table-cell table:style-name="ce57" office:value-type="float" office:value="16676" calcext:value-type="float">
            <text:p>16'676 <text:s/></text:p>
          </table:table-cell>
          <table:table-cell table:style-name="ce57" office:value-type="float" office:value="2583818" calcext:value-type="float">
            <text:p>2'583'818 <text:s/></text:p>
          </table:table-cell>
          <table:table-cell table:style-name="ce57" office:value-type="float" office:value="1073229" calcext:value-type="float">
            <text:p>1'073'229 <text:s/></text:p>
          </table:table-cell>
          <table:table-cell table:style-name="ce57" office:value-type="float" office:value="1510589" calcext:value-type="float">
            <text:p>1'510'589 <text:s/></text:p>
          </table:table-cell>
          <table:table-cell table:style-name="ce71" office:value-type="float" office:value="41.5365555933119" calcext:value-type="float">
            <text:p>41.5 <text:s/></text:p>
          </table:table-cell>
          <table:table-cell table:style-name="ce94" office:value-type="string" office:string-value="V" calcext:value-type="string">
            <text:p>V </text:p>
          </table:table-cell>
          <table:table-cell table:style-name="ce105" office:value-type="string" calcext:value-type="string">
            <text:p>3 1/2</text:p>
          </table:table-cell>
          <table:table-cell table:style-name="ce105" office:value-type="string" calcext:value-type="string">
            <text:p>17 5/2</text:p>
          </table:table-cell>
          <table:table-cell table:number-columns-repeated="1008"/>
        </table:table-row>
        <table:table-row table:style-name="ro1">
          <table:table-cell table:style-name="ce8" office:value-type="float" office:value="554" calcext:value-type="float">
            <text:p>554</text:p>
          </table:table-cell>
          <table:table-cell table:style-name="ce29" office:value-type="date" office:date-value="2011-02-13" calcext:value-type="date">
            <text:p>13.02.2011</text:p>
          </table:table-cell>
          <table:table-cell table:style-name="ce40" office:value-type="string" calcext:value-type="string">
            <text:p>Volksinitiative «Für den Schutz vor Waffengewalt»</text:p>
          </table:table-cell>
          <table:table-cell table:style-name="ce50" office:value-type="string" calcext:value-type="string">
            <text:p>I.</text:p>
          </table:table-cell>
          <table:table-cell table:style-name="ce58" office:value-type="float" office:value="5092212" calcext:value-type="float">
            <text:p>5'092'212 <text:s/></text:p>
          </table:table-cell>
          <table:table-cell table:style-name="ce58" office:value-type="float" office:value="2506938" calcext:value-type="float">
            <text:p>2'506'938 <text:s/></text:p>
          </table:table-cell>
          <table:table-cell table:style-name="ce72" office:value-type="float" office:value="49.2308254251787" calcext:value-type="float">
            <text:p>49.2 <text:s/></text:p>
          </table:table-cell>
          <table:table-cell table:style-name="ce58" office:value-type="float" office:value="15117" calcext:value-type="float">
            <text:p>15'117 <text:s/></text:p>
          </table:table-cell>
          <table:table-cell table:style-name="ce58" office:value-type="float" office:value="12697" calcext:value-type="float">
            <text:p>12'697 <text:s/></text:p>
          </table:table-cell>
          <table:table-cell table:style-name="ce58" office:value-type="float" office:value="2479124" calcext:value-type="float">
            <text:p>2'479'124 <text:s/></text:p>
          </table:table-cell>
          <table:table-cell table:style-name="ce58" office:value-type="float" office:value="1083312" calcext:value-type="float">
            <text:p>1'083'312 <text:s/></text:p>
          </table:table-cell>
          <table:table-cell table:style-name="ce58" office:value-type="float" office:value="1395812" calcext:value-type="float">
            <text:p>1'395'812 <text:s/></text:p>
          </table:table-cell>
          <table:table-cell table:style-name="ce72" office:value-type="float" office:value="43.6973705228137" calcext:value-type="float">
            <text:p>43.7 <text:s/></text:p>
          </table:table-cell>
          <table:table-cell table:style-name="ce95" office:value-type="string" office:string-value="V" calcext:value-type="string">
            <text:p>V </text:p>
          </table:table-cell>
          <table:table-cell table:style-name="ce106" office:value-type="string" calcext:value-type="string">
            <text:p>5 1/2</text:p>
          </table:table-cell>
          <table:table-cell table:style-name="ce106" office:value-type="string" calcext:value-type="string">
            <text:p>15 5/2</text:p>
          </table:table-cell>
          <table:table-cell table:number-columns-repeated="1008"/>
        </table:table-row>
        <table:table-row table:style-name="ro3">
          <table:table-cell table:style-name="ce6" office:value-type="float" office:value="555" calcext:value-type="float">
            <text:p>555</text:p>
          </table:table-cell>
          <table:table-cell table:style-name="ce27" office:value-type="date" office:date-value="2012-03-11" calcext:value-type="date">
            <text:p>11.03.2012</text:p>
          </table:table-cell>
          <table:table-cell table:style-name="ce39" office:value-type="string" calcext:value-type="string">
            <text:p>Volksinitiative «Schluss mit uferlosem Bau von Zweitwohnungen!»</text:p>
          </table:table-cell>
          <table:table-cell table:style-name="ce49" office:value-type="string" calcext:value-type="string">
            <text:p>I.</text:p>
          </table:table-cell>
          <table:table-cell table:style-name="ce57" office:value-type="float" office:value="5139057" calcext:value-type="float">
            <text:p>5'139'057 <text:s/></text:p>
          </table:table-cell>
          <table:table-cell table:style-name="ce57" office:value-type="float" office:value="2325572" calcext:value-type="float">
            <text:p>2'325'572 <text:s/></text:p>
          </table:table-cell>
          <table:table-cell table:style-name="ce71" office:value-type="float" office:value="45.2528936729054" calcext:value-type="float">
            <text:p>45.3 <text:s/></text:p>
          </table:table-cell>
          <table:table-cell table:style-name="ce57" office:value-type="float" office:value="38798" calcext:value-type="float">
            <text:p>38'798 <text:s/></text:p>
          </table:table-cell>
          <table:table-cell table:style-name="ce57" office:value-type="float" office:value="10374" calcext:value-type="float">
            <text:p>10'374 <text:s/></text:p>
          </table:table-cell>
          <table:table-cell table:style-name="ce57" office:value-type="float" office:value="2276400" calcext:value-type="float">
            <text:p>2'276'400 <text:s/></text:p>
          </table:table-cell>
          <table:table-cell table:style-name="ce57" office:value-type="float" office:value="1152598" calcext:value-type="float">
            <text:p>1'152'598 <text:s/></text:p>
          </table:table-cell>
          <table:table-cell table:style-name="ce57" office:value-type="float" office:value="1123802" calcext:value-type="float">
            <text:p>1'123'802 <text:s/></text:p>
          </table:table-cell>
          <table:table-cell table:style-name="ce71" office:value-type="float" office:value="50.6324898963275" calcext:value-type="float">
            <text:p>50.6 <text:s/></text:p>
          </table:table-cell>
          <table:table-cell table:style-name="ce94" office:value-type="string" office:string-value="A" calcext:value-type="string">
            <text:p>A </text:p>
          </table:table-cell>
          <table:table-cell table:style-name="ce105" office:value-type="string" calcext:value-type="string">
            <text:p>12 3/2</text:p>
          </table:table-cell>
          <table:table-cell table:style-name="ce105" office:value-type="string" calcext:value-type="string">
            <text:p>8 3/2</text:p>
          </table:table-cell>
          <table:table-cell table:number-columns-repeated="1008"/>
        </table:table-row>
        <table:table-row table:style-name="ro5">
          <table:table-cell table:style-name="ce8" office:value-type="float" office:value="556" calcext:value-type="float">
            <text:p>556</text:p>
          </table:table-cell>
          <table:table-cell table:style-name="ce29" office:value-type="date" office:date-value="2012-03-11" calcext:value-type="date">
            <text:p>11.03.2012</text:p>
          </table:table-cell>
          <table:table-cell table:style-name="ce40" office:value-type="string" calcext:value-type="string">
            <text:p>Volksinitiative «Für ein steuerlich begünstigtes Bausparen zum Erwerb von selbst genutztem Wohneigentum und zur Finanzierung von baulichen Energiespar- und Umweltschutzmassnahmen»</text:p>
          </table:table-cell>
          <table:table-cell table:style-name="ce50" office:value-type="string" calcext:value-type="string">
            <text:p>I.</text:p>
          </table:table-cell>
          <table:table-cell table:style-name="ce58" office:value-type="float" office:value="5139057" calcext:value-type="float">
            <text:p>5'139'057 <text:s/></text:p>
          </table:table-cell>
          <table:table-cell table:style-name="ce58" office:value-type="float" office:value="2315510" calcext:value-type="float">
            <text:p>2'315'510 <text:s/></text:p>
          </table:table-cell>
          <table:table-cell table:style-name="ce72" office:value-type="float" office:value="45.0570989969561" calcext:value-type="float">
            <text:p>45.1 <text:s/></text:p>
          </table:table-cell>
          <table:table-cell table:style-name="ce58" office:value-type="float" office:value="86188" calcext:value-type="float">
            <text:p>86'188 <text:s/></text:p>
          </table:table-cell>
          <table:table-cell table:style-name="ce58" office:value-type="float" office:value="11224" calcext:value-type="float">
            <text:p>11'224 <text:s/></text:p>
          </table:table-cell>
          <table:table-cell table:style-name="ce58" office:value-type="float" office:value="2218098" calcext:value-type="float">
            <text:p>2'218'098 <text:s/></text:p>
          </table:table-cell>
          <table:table-cell table:style-name="ce58" office:value-type="float" office:value="980273" calcext:value-type="float">
            <text:p>980'273 <text:s/></text:p>
          </table:table-cell>
          <table:table-cell table:style-name="ce58" office:value-type="float" office:value="1237825" calcext:value-type="float">
            <text:p>1'237'825 <text:s/></text:p>
          </table:table-cell>
          <table:table-cell table:style-name="ce72" office:value-type="float" office:value="44.1943052110412" calcext:value-type="float">
            <text:p>44.2 <text:s/></text:p>
          </table:table-cell>
          <table:table-cell table:style-name="ce95" office:value-type="string" office:string-value="V" calcext:value-type="string">
            <text:p>V </text:p>
          </table:table-cell>
          <table:table-cell table:style-name="ce106" office:value-type="string" calcext:value-type="string">
            <text:p>4 1/2</text:p>
          </table:table-cell>
          <table:table-cell table:style-name="ce106" office:value-type="string" calcext:value-type="string">
            <text:p>16 5/2</text:p>
          </table:table-cell>
          <table:table-cell table:number-columns-repeated="1008"/>
        </table:table-row>
        <table:table-row table:style-name="ro1">
          <table:table-cell table:style-name="ce6" office:value-type="float" office:value="557" calcext:value-type="float">
            <text:p>557</text:p>
          </table:table-cell>
          <table:table-cell table:style-name="ce27" office:value-type="date" office:date-value="2012-03-11" calcext:value-type="date">
            <text:p>11.03.2012</text:p>
          </table:table-cell>
          <table:table-cell table:style-name="ce39" office:value-type="string" calcext:value-type="string">
            <text:p>Volksinitiative «6 Wochen Ferien für alle»</text:p>
          </table:table-cell>
          <table:table-cell table:style-name="ce49" office:value-type="string" calcext:value-type="string">
            <text:p>I.</text:p>
          </table:table-cell>
          <table:table-cell table:style-name="ce57" office:value-type="float" office:value="5139057" calcext:value-type="float">
            <text:p>5'139'057 <text:s/></text:p>
          </table:table-cell>
          <table:table-cell table:style-name="ce57" office:value-type="float" office:value="2337706" calcext:value-type="float">
            <text:p>2'337'706 <text:s/></text:p>
          </table:table-cell>
          <table:table-cell table:style-name="ce71" office:value-type="float" office:value="45.4890070298889" calcext:value-type="float">
            <text:p>45.5 <text:s/></text:p>
          </table:table-cell>
          <table:table-cell table:style-name="ce57" office:value-type="float" office:value="23794" calcext:value-type="float">
            <text:p>23'794 <text:s/></text:p>
          </table:table-cell>
          <table:table-cell table:style-name="ce57" office:value-type="float" office:value="10209" calcext:value-type="float">
            <text:p>10'209 <text:s/></text:p>
          </table:table-cell>
          <table:table-cell table:style-name="ce57" office:value-type="float" office:value="2303703" calcext:value-type="float">
            <text:p>2'303'703 <text:s/></text:p>
          </table:table-cell>
          <table:table-cell table:style-name="ce57" office:value-type="float" office:value="771717" calcext:value-type="float">
            <text:p>771'717 <text:s/></text:p>
          </table:table-cell>
          <table:table-cell table:style-name="ce57" office:value-type="float" office:value="1531986" calcext:value-type="float">
            <text:p>1'531'986 <text:s/></text:p>
          </table:table-cell>
          <table:table-cell table:style-name="ce71" office:value-type="float" office:value="33.4989796861835" calcext:value-type="float">
            <text:p>33.5 <text:s/></text:p>
          </table:table-cell>
          <table:table-cell table:style-name="ce94" office:value-type="string" office:string-value="V" calcext:value-type="string">
            <text:p>V </text:p>
          </table:table-cell>
          <table:table-cell table:style-name="ce105" office:value-type="string" calcext:value-type="string">
            <text:p>0</text:p>
          </table:table-cell>
          <table:table-cell table:style-name="ce105" office:value-type="string" calcext:value-type="string">
            <text:p>20 6/2</text:p>
          </table:table-cell>
          <table:table-cell table:number-columns-repeated="1008"/>
        </table:table-row>
        <table:table-row table:style-name="ro3">
          <table:table-cell table:style-name="ce8" office:value-type="float" office:value="558" calcext:value-type="float">
            <text:p>558</text:p>
          </table:table-cell>
          <table:table-cell table:style-name="ce29" office:value-type="date" office:date-value="2012-03-11" calcext:value-type="date">
            <text:p>11.03.2012</text:p>
          </table:table-cell>
          <table:table-cell table:style-name="ce40" office:value-type="string" calcext:value-type="string">
            <text:p>Bundesbeschluss über die Regelung der Geldspiele zugunsten gemeinnütziger Zwecke</text:p>
          </table:table-cell>
          <table:table-cell table:style-name="ce50" office:value-type="string" calcext:value-type="string">
            <text:p>Obl.</text:p>
          </table:table-cell>
          <table:table-cell table:style-name="ce58" office:value-type="float" office:value="5139057" calcext:value-type="float">
            <text:p>5'139'057 <text:s/></text:p>
          </table:table-cell>
          <table:table-cell table:style-name="ce58" office:value-type="float" office:value="2304131" calcext:value-type="float">
            <text:p>2'304'131 <text:s/></text:p>
          </table:table-cell>
          <table:table-cell table:style-name="ce72" office:value-type="float" office:value="44.8356770512567" calcext:value-type="float">
            <text:p>44.8 <text:s/></text:p>
          </table:table-cell>
          <table:table-cell table:style-name="ce58" office:value-type="float" office:value="92758" calcext:value-type="float">
            <text:p>92'758 <text:s/></text:p>
          </table:table-cell>
          <table:table-cell table:style-name="ce58" office:value-type="float" office:value="11083" calcext:value-type="float">
            <text:p>11'083 <text:s/></text:p>
          </table:table-cell>
          <table:table-cell table:style-name="ce58" office:value-type="float" office:value="2200290" calcext:value-type="float">
            <text:p>2'200'290 <text:s/></text:p>
          </table:table-cell>
          <table:table-cell table:style-name="ce58" office:value-type="float" office:value="1916182" calcext:value-type="float">
            <text:p>1'916'182 <text:s/></text:p>
          </table:table-cell>
          <table:table-cell table:style-name="ce58" office:value-type="float" office:value="284108" calcext:value-type="float">
            <text:p>284'108 <text:s/></text:p>
          </table:table-cell>
          <table:table-cell table:style-name="ce72" office:value-type="float" office:value="87.0877020756355" calcext:value-type="float">
            <text:p>87.1 <text:s/></text:p>
          </table:table-cell>
          <table:table-cell table:style-name="ce95" office:value-type="string" office:string-value="A" calcext:value-type="string">
            <text:p>A </text:p>
          </table:table-cell>
          <table:table-cell table:style-name="ce106" office:value-type="string" calcext:value-type="string">
            <text:p>20 6/2</text:p>
          </table:table-cell>
          <table:table-cell table:style-name="ce106" office:value-type="string" calcext:value-type="string">
            <text:p>0</text:p>
          </table:table-cell>
          <table:table-cell table:number-columns-repeated="1008"/>
        </table:table-row>
        <table:table-row table:style-name="ro1">
          <table:table-cell table:style-name="ce6" office:value-type="float" office:value="559" calcext:value-type="float">
            <text:p>559</text:p>
          </table:table-cell>
          <table:table-cell table:style-name="ce27" office:value-type="date" office:date-value="2012-03-11" calcext:value-type="date">
            <text:p>11.03.2012</text:p>
          </table:table-cell>
          <table:table-cell table:style-name="ce39" office:value-type="string" calcext:value-type="string">
            <text:p>Bundesgesetz über die Buchpreisbindung</text:p>
          </table:table-cell>
          <table:table-cell table:style-name="ce49" office:value-type="string" calcext:value-type="string">
            <text:p>Fak.</text:p>
          </table:table-cell>
          <table:table-cell table:style-name="ce57" office:value-type="float" office:value="5139057" calcext:value-type="float">
            <text:p>5'139'057 <text:s/></text:p>
          </table:table-cell>
          <table:table-cell table:style-name="ce57" office:value-type="float" office:value="2308807" calcext:value-type="float">
            <text:p>2'308'807 <text:s/></text:p>
          </table:table-cell>
          <table:table-cell table:style-name="ce71" office:value-type="float" office:value="44.9266665071043" calcext:value-type="float">
            <text:p>44.9 <text:s/></text:p>
          </table:table-cell>
          <table:table-cell table:style-name="ce57" office:value-type="float" office:value="96702" calcext:value-type="float">
            <text:p>96'702 <text:s/></text:p>
          </table:table-cell>
          <table:table-cell table:style-name="ce57" office:value-type="float" office:value="11250" calcext:value-type="float">
            <text:p>11'250 <text:s/></text:p>
          </table:table-cell>
          <table:table-cell table:style-name="ce57" office:value-type="float" office:value="2200855" calcext:value-type="float">
            <text:p>2'200'855 <text:s/></text:p>
          </table:table-cell>
          <table:table-cell table:style-name="ce57" office:value-type="float" office:value="966633" calcext:value-type="float">
            <text:p>966'633 <text:s/></text:p>
          </table:table-cell>
          <table:table-cell table:style-name="ce57" office:value-type="float" office:value="1234222" calcext:value-type="float">
            <text:p>1'234'222 <text:s/></text:p>
          </table:table-cell>
          <table:table-cell table:style-name="ce71" office:value-type="float" office:value="43.9207944185328" calcext:value-type="float">
            <text:p>43.9 <text:s/></text:p>
          </table:table-cell>
          <table:table-cell table:style-name="ce94" office:value-type="string" office:string-value="V" calcext:value-type="string">
            <text:p>V </text:p>
          </table:table-cell>
          <table:table-cell table:style-name="ce105" table:number-columns-repeated="2"/>
          <table:table-cell table:number-columns-repeated="1008"/>
        </table:table-row>
        <table:table-row table:style-name="ro1">
          <table:table-cell table:style-name="ce8" office:value-type="float" office:value="560" calcext:value-type="float">
            <text:p>560</text:p>
          </table:table-cell>
          <table:table-cell table:style-name="ce29" office:value-type="date" office:date-value="2012-06-17" calcext:value-type="date">
            <text:p>17.06.2012</text:p>
          </table:table-cell>
          <table:table-cell table:style-name="ce41" office:value-type="string" calcext:value-type="string">
            <text:p>Volksinitiative «Eigene vier Wände dank Bausparen»</text:p>
          </table:table-cell>
          <table:table-cell table:style-name="ce50" office:value-type="string" calcext:value-type="string">
            <text:p>I.</text:p>
          </table:table-cell>
          <table:table-cell table:style-name="ce58" office:value-type="float" office:value="5149475" calcext:value-type="float">
            <text:p>5'149'475 <text:s/></text:p>
          </table:table-cell>
          <table:table-cell table:style-name="ce58" office:value-type="float" office:value="1987328" calcext:value-type="float">
            <text:p>1'987'328 <text:s/></text:p>
          </table:table-cell>
          <table:table-cell table:style-name="ce72" office:value-type="float" office:value="38.5928274241549" calcext:value-type="float">
            <text:p>38.6 <text:s/></text:p>
          </table:table-cell>
          <table:table-cell table:style-name="ce58" office:value-type="float" office:value="44095" calcext:value-type="float">
            <text:p>44'095 <text:s/></text:p>
          </table:table-cell>
          <table:table-cell table:style-name="ce58" office:value-type="float" office:value="8945" calcext:value-type="float">
            <text:p>8'945 <text:s/></text:p>
          </table:table-cell>
          <table:table-cell table:style-name="ce58" office:value-type="float" office:value="1934288" calcext:value-type="float">
            <text:p>1'934'288 <text:s/></text:p>
          </table:table-cell>
          <table:table-cell table:style-name="ce58" office:value-type="float" office:value="601449" calcext:value-type="float">
            <text:p>601'449 <text:s/></text:p>
          </table:table-cell>
          <table:table-cell table:style-name="ce58" office:value-type="float" office:value="1332839" calcext:value-type="float">
            <text:p>1'332'839 <text:s/></text:p>
          </table:table-cell>
          <table:table-cell table:style-name="ce72" office:value-type="float" office:value="31.0940769937052" calcext:value-type="float">
            <text:p>31.1 <text:s/></text:p>
          </table:table-cell>
          <table:table-cell table:style-name="ce95" office:value-type="string" office:string-value="V" calcext:value-type="string">
            <text:p>V </text:p>
          </table:table-cell>
          <table:table-cell table:style-name="ce106" office:value-type="string" calcext:value-type="string">
            <text:p>0</text:p>
          </table:table-cell>
          <table:table-cell table:style-name="ce106" office:value-type="string" calcext:value-type="string">
            <text:p>20 6/2</text:p>
          </table:table-cell>
          <table:table-cell table:number-columns-repeated="1008"/>
        </table:table-row>
        <table:table-row table:style-name="ro3">
          <table:table-cell table:style-name="ce6" office:value-type="float" office:value="561" calcext:value-type="float">
            <text:p>561</text:p>
          </table:table-cell>
          <table:table-cell table:style-name="ce27" office:value-type="date" office:date-value="2012-06-17" calcext:value-type="date">
            <text:p>17.06.2012</text:p>
          </table:table-cell>
          <table:table-cell table:style-name="ce39" office:value-type="string" calcext:value-type="string">
            <text:p>Volksinitiative «Für die Stärkung der Volksrechte in der Aussenpolitik (Staatsverträge vors Volk!)»</text:p>
          </table:table-cell>
          <table:table-cell table:style-name="ce49" office:value-type="string" calcext:value-type="string">
            <text:p>I.</text:p>
          </table:table-cell>
          <table:table-cell table:style-name="ce57" office:value-type="float" office:value="5149475" calcext:value-type="float">
            <text:p>5'149'475 <text:s/></text:p>
          </table:table-cell>
          <table:table-cell table:style-name="ce57" office:value-type="float" office:value="1987001" calcext:value-type="float">
            <text:p>1'987'001 <text:s/></text:p>
          </table:table-cell>
          <table:table-cell table:style-name="ce71" office:value-type="float" office:value="38.5864772622452" calcext:value-type="float">
            <text:p>38.6 <text:s/></text:p>
          </table:table-cell>
          <table:table-cell table:style-name="ce57" office:value-type="float" office:value="35344" calcext:value-type="float">
            <text:p>35'344 <text:s/></text:p>
          </table:table-cell>
          <table:table-cell table:style-name="ce57" office:value-type="float" office:value="8825" calcext:value-type="float">
            <text:p>8'825 <text:s/></text:p>
          </table:table-cell>
          <table:table-cell table:style-name="ce57" office:value-type="float" office:value="1942832" calcext:value-type="float">
            <text:p>1'942'832 <text:s/></text:p>
          </table:table-cell>
          <table:table-cell table:style-name="ce57" office:value-type="float" office:value="480173" calcext:value-type="float">
            <text:p>480'173 <text:s/></text:p>
          </table:table-cell>
          <table:table-cell table:style-name="ce57" office:value-type="float" office:value="1462659" calcext:value-type="float">
            <text:p>1'462'659 <text:s/></text:p>
          </table:table-cell>
          <table:table-cell table:style-name="ce71" office:value-type="float" office:value="24.715106607262" calcext:value-type="float">
            <text:p>24.7 <text:s/></text:p>
          </table:table-cell>
          <table:table-cell table:style-name="ce94" office:value-type="string" office:string-value="V" calcext:value-type="string">
            <text:p>V </text:p>
          </table:table-cell>
          <table:table-cell table:style-name="ce105" office:value-type="string" calcext:value-type="string">
            <text:p>0</text:p>
          </table:table-cell>
          <table:table-cell table:style-name="ce105" office:value-type="string" calcext:value-type="string">
            <text:p>20 6/2</text:p>
          </table:table-cell>
          <table:table-cell table:number-columns-repeated="1008"/>
        </table:table-row>
        <table:table-row table:style-name="ro3">
          <table:table-cell table:style-name="ce8" office:value-type="float" office:value="562" calcext:value-type="float">
            <text:p>562</text:p>
          </table:table-cell>
          <table:table-cell table:style-name="ce29" office:value-type="date" office:date-value="2012-06-17" calcext:value-type="date">
            <text:p>17.06.2012</text:p>
          </table:table-cell>
          <table:table-cell table:style-name="ce41" office:value-type="string" calcext:value-type="string">
            <text:p>Änderung des Bundesgesetzes über die Krankenversicherung (Managed Care)</text:p>
          </table:table-cell>
          <table:table-cell table:style-name="ce50" office:value-type="string" calcext:value-type="string">
            <text:p>Fak.</text:p>
          </table:table-cell>
          <table:table-cell table:style-name="ce58" office:value-type="float" office:value="5149475" calcext:value-type="float">
            <text:p>5'149'475 <text:s/></text:p>
          </table:table-cell>
          <table:table-cell table:style-name="ce58" office:value-type="float" office:value="1993546" calcext:value-type="float">
            <text:p>1'993'546 <text:s/></text:p>
          </table:table-cell>
          <table:table-cell table:style-name="ce72" office:value-type="float" office:value="38.7135775977163" calcext:value-type="float">
            <text:p>38.7 <text:s/></text:p>
          </table:table-cell>
          <table:table-cell table:style-name="ce58" office:value-type="float" office:value="35211" calcext:value-type="float">
            <text:p>35'211 <text:s/></text:p>
          </table:table-cell>
          <table:table-cell table:style-name="ce58" office:value-type="float" office:value="8806" calcext:value-type="float">
            <text:p>8'806 <text:s/></text:p>
          </table:table-cell>
          <table:table-cell table:style-name="ce58" office:value-type="float" office:value="1949529" calcext:value-type="float">
            <text:p>1'949'529 <text:s/></text:p>
          </table:table-cell>
          <table:table-cell table:style-name="ce58" office:value-type="float" office:value="466862" calcext:value-type="float">
            <text:p>466'862 <text:s/></text:p>
          </table:table-cell>
          <table:table-cell table:style-name="ce58" office:value-type="float" office:value="1482667" calcext:value-type="float">
            <text:p>1'482'667 <text:s/></text:p>
          </table:table-cell>
          <table:table-cell table:style-name="ce72" office:value-type="float" office:value="23.9474252498937" calcext:value-type="float">
            <text:p>23.9 <text:s/></text:p>
          </table:table-cell>
          <table:table-cell table:style-name="ce95" office:value-type="string" office:string-value="V" calcext:value-type="string">
            <text:p>V </text:p>
          </table:table-cell>
          <table:table-cell table:number-columns-repeated="2" table:style-name="ce106" office:value-type="string" calcext:value-type="string">
            <text:p>*</text:p>
          </table:table-cell>
          <table:table-cell table:number-columns-repeated="1008"/>
        </table:table-row>
        <table:table-row table:style-name="ro1">
          <table:table-cell table:style-name="ce6" office:value-type="float" office:value="563" calcext:value-type="float">
            <text:p>563</text:p>
          </table:table-cell>
          <table:table-cell table:style-name="ce27" office:value-type="date" office:date-value="2012-09-23" calcext:value-type="date">
            <text:p>23.09.2012</text:p>
          </table:table-cell>
          <table:table-cell table:style-name="ce39" office:value-type="string" calcext:value-type="string">
            <text:p>Bundesbeschluss über die Jugendmusikförderung</text:p>
          </table:table-cell>
          <table:table-cell table:style-name="ce49" office:value-type="string" calcext:value-type="string">
            <text:p>Obl.</text:p>
          </table:table-cell>
          <table:table-cell table:style-name="ce57" office:value-type="float" office:value="5160331" calcext:value-type="float">
            <text:p>5'160'331 <text:s/></text:p>
          </table:table-cell>
          <table:table-cell table:style-name="ce57" office:value-type="float" office:value="2192799" calcext:value-type="float">
            <text:p>2'192'799 <text:s/></text:p>
          </table:table-cell>
          <table:table-cell table:style-name="ce71" office:value-type="float" office:value="42.4933788162038" calcext:value-type="float">
            <text:p>42.5 <text:s/></text:p>
          </table:table-cell>
          <table:table-cell table:style-name="ce57" office:value-type="float" office:value="46630" calcext:value-type="float">
            <text:p>46'630 <text:s/></text:p>
          </table:table-cell>
          <table:table-cell table:style-name="ce57" office:value-type="float" office:value="10893" calcext:value-type="float">
            <text:p>10'893 <text:s/></text:p>
          </table:table-cell>
          <table:table-cell table:style-name="ce57" office:value-type="float" office:value="2135276" calcext:value-type="float">
            <text:p>2'135'276 <text:s/></text:p>
          </table:table-cell>
          <table:table-cell table:style-name="ce57" office:value-type="float" office:value="1552045" calcext:value-type="float">
            <text:p>1'552'045 <text:s/></text:p>
          </table:table-cell>
          <table:table-cell table:style-name="ce57" office:value-type="float" office:value="583231" calcext:value-type="float">
            <text:p>583'231 <text:s/></text:p>
          </table:table-cell>
          <table:table-cell table:style-name="ce71" office:value-type="float" office:value="72.6859197593192" calcext:value-type="float">
            <text:p>72.7 <text:s/></text:p>
          </table:table-cell>
          <table:table-cell table:style-name="ce94" office:value-type="string" office:string-value="A" calcext:value-type="string">
            <text:p>A </text:p>
          </table:table-cell>
          <table:table-cell table:style-name="ce105" office:value-type="string" calcext:value-type="string">
            <text:p>20 6/2</text:p>
          </table:table-cell>
          <table:table-cell table:style-name="ce105" office:value-type="string" calcext:value-type="string">
            <text:p>0</text:p>
          </table:table-cell>
          <table:table-cell table:number-columns-repeated="1008"/>
        </table:table-row>
        <table:table-row table:style-name="ro1">
          <table:table-cell table:style-name="ce8" office:value-type="float" office:value="564" calcext:value-type="float">
            <text:p>564</text:p>
          </table:table-cell>
          <table:table-cell table:style-name="ce29" office:value-type="date" office:date-value="2012-09-23" calcext:value-type="date">
            <text:p>23.09.2012</text:p>
          </table:table-cell>
          <table:table-cell table:style-name="ce41" office:value-type="string" calcext:value-type="string">
            <text:p>Volksinitiative «Sicheres Wohnen im Alter»</text:p>
          </table:table-cell>
          <table:table-cell table:style-name="ce51" office:value-type="string" office:string-value="I." calcext:value-type="string">
            <text:p>I. </text:p>
          </table:table-cell>
          <table:table-cell table:style-name="ce58" office:value-type="float" office:value="5160331" calcext:value-type="float">
            <text:p>5'160'331 <text:s/></text:p>
          </table:table-cell>
          <table:table-cell table:style-name="ce58" office:value-type="float" office:value="2198809" calcext:value-type="float">
            <text:p>2'198'809 <text:s/></text:p>
          </table:table-cell>
          <table:table-cell table:style-name="ce72" office:value-type="float" office:value="42.6098442134817" calcext:value-type="float">
            <text:p>42.6 <text:s/></text:p>
          </table:table-cell>
          <table:table-cell table:style-name="ce58" office:value-type="float" office:value="48172" calcext:value-type="float">
            <text:p>48'172 <text:s/></text:p>
          </table:table-cell>
          <table:table-cell table:style-name="ce58" office:value-type="float" office:value="11126" calcext:value-type="float">
            <text:p>11'126 <text:s/></text:p>
          </table:table-cell>
          <table:table-cell table:style-name="ce58" office:value-type="float" office:value="2139511" calcext:value-type="float">
            <text:p>2'139'511 <text:s/></text:p>
          </table:table-cell>
          <table:table-cell table:style-name="ce58" office:value-type="float" office:value="1014016" calcext:value-type="float">
            <text:p>1'014'016 <text:s/></text:p>
          </table:table-cell>
          <table:table-cell table:style-name="ce58" office:value-type="float" office:value="1125495" calcext:value-type="float">
            <text:p>1'125'495 <text:s/></text:p>
          </table:table-cell>
          <table:table-cell table:style-name="ce72" office:value-type="float" office:value="47.394755156669" calcext:value-type="float">
            <text:p>47.4 <text:s/></text:p>
          </table:table-cell>
          <table:table-cell table:style-name="ce95" office:value-type="string" office:string-value="V" calcext:value-type="string">
            <text:p>V </text:p>
          </table:table-cell>
          <table:table-cell table:style-name="ce106" office:value-type="string" calcext:value-type="string">
            <text:p>9 1/2</text:p>
          </table:table-cell>
          <table:table-cell table:style-name="ce106" office:value-type="string" calcext:value-type="string">
            <text:p>11 5/2</text:p>
          </table:table-cell>
          <table:table-cell table:number-columns-repeated="1008"/>
        </table:table-row>
        <table:table-row table:style-name="ro1">
          <table:table-cell table:style-name="ce6" office:value-type="float" office:value="565" calcext:value-type="float">
            <text:p>565</text:p>
          </table:table-cell>
          <table:table-cell table:style-name="ce27" office:value-type="date" office:date-value="2012-09-23" calcext:value-type="date">
            <text:p>23.09.2012</text:p>
          </table:table-cell>
          <table:table-cell table:style-name="ce39" office:value-type="string" calcext:value-type="string">
            <text:p>Volksinitiative «Schutz vor Passivrauchen»</text:p>
          </table:table-cell>
          <table:table-cell table:style-name="ce49" office:value-type="string" calcext:value-type="string">
            <text:p>I.</text:p>
          </table:table-cell>
          <table:table-cell table:style-name="ce57" office:value-type="float" office:value="5160331" calcext:value-type="float">
            <text:p>5'160'331 <text:s/></text:p>
          </table:table-cell>
          <table:table-cell table:style-name="ce57" office:value-type="float" office:value="2213551" calcext:value-type="float">
            <text:p>2'213'551 <text:s/></text:p>
          </table:table-cell>
          <table:table-cell table:style-name="ce71" office:value-type="float" office:value="42.8955235623451" calcext:value-type="float">
            <text:p>42.9 <text:s/></text:p>
          </table:table-cell>
          <table:table-cell table:style-name="ce57" office:value-type="float" office:value="23580" calcext:value-type="float">
            <text:p>23'580 <text:s/></text:p>
          </table:table-cell>
          <table:table-cell table:style-name="ce57" office:value-type="float" office:value="10781" calcext:value-type="float">
            <text:p>10'781 <text:s/></text:p>
          </table:table-cell>
          <table:table-cell table:style-name="ce57" office:value-type="float" office:value="2179190" calcext:value-type="float">
            <text:p>2'179'190 <text:s/></text:p>
          </table:table-cell>
          <table:table-cell table:style-name="ce57" office:value-type="float" office:value="741205" calcext:value-type="float">
            <text:p>741'205 <text:s/></text:p>
          </table:table-cell>
          <table:table-cell table:style-name="ce57" office:value-type="float" office:value="1437985" calcext:value-type="float">
            <text:p>1'437'985 <text:s/></text:p>
          </table:table-cell>
          <table:table-cell table:style-name="ce71" office:value-type="float" office:value="34.0128671662407" calcext:value-type="float">
            <text:p>34.0 <text:s/></text:p>
          </table:table-cell>
          <table:table-cell table:style-name="ce94" office:value-type="string" office:string-value="V" calcext:value-type="string">
            <text:p>V </text:p>
          </table:table-cell>
          <table:table-cell table:style-name="ce105" office:value-type="string" calcext:value-type="string">
            <text:p>1</text:p>
          </table:table-cell>
          <table:table-cell table:style-name="ce105" office:value-type="string" calcext:value-type="string">
            <text:p>19 6/2</text:p>
          </table:table-cell>
          <table:table-cell table:number-columns-repeated="1008"/>
        </table:table-row>
        <table:table-row table:style-name="ro1">
          <table:table-cell table:style-name="ce9" office:value-type="float" office:value="566" calcext:value-type="float">
            <text:p>566</text:p>
          </table:table-cell>
          <table:table-cell table:style-name="ce30" office:value-type="date" office:date-value="2012-11-25" calcext:value-type="date">
            <text:p>25.11.2012</text:p>
          </table:table-cell>
          <table:table-cell table:style-name="ce42" office:value-type="string" office:string-value="Änderung des Tierseuchengesetzes (TSG)" calcext:value-type="string">
            <text:p>Änderung des Tierseuchengesetzes (TSG) </text:p>
          </table:table-cell>
          <table:table-cell table:style-name="ce52" office:value-type="string" calcext:value-type="string">
            <text:p>Fak.</text:p>
          </table:table-cell>
          <table:table-cell table:style-name="ce59" office:value-type="float" office:value="5166973" calcext:value-type="float">
            <text:p>5'166'973 <text:s/></text:p>
          </table:table-cell>
          <table:table-cell table:style-name="ce59" office:value-type="float" office:value="1428855" calcext:value-type="float">
            <text:p>1'428'855 <text:s/></text:p>
          </table:table-cell>
          <table:table-cell table:style-name="ce73" office:value-type="float" office:value="27.6536184725564" calcext:value-type="float">
            <text:p>27.7 <text:s/></text:p>
          </table:table-cell>
          <table:table-cell table:style-name="ce59" office:value-type="float" office:value="35888" calcext:value-type="float">
            <text:p>35'888 <text:s/></text:p>
          </table:table-cell>
          <table:table-cell table:style-name="ce59" office:value-type="float" office:value="7263" calcext:value-type="float">
            <text:p>7'263 <text:s/></text:p>
          </table:table-cell>
          <table:table-cell table:style-name="ce59" office:value-type="float" office:value="1385704" calcext:value-type="float">
            <text:p>1'385'704 <text:s/></text:p>
          </table:table-cell>
          <table:table-cell table:style-name="ce59" office:value-type="float" office:value="946220" calcext:value-type="float">
            <text:p>946'220 <text:s/></text:p>
          </table:table-cell>
          <table:table-cell table:style-name="ce59" office:value-type="float" office:value="439484" calcext:value-type="float">
            <text:p>439'484 <text:s/></text:p>
          </table:table-cell>
          <table:table-cell table:style-name="ce73" office:value-type="float" office:value="68.2844243792325" calcext:value-type="float">
            <text:p>68.3 <text:s/></text:p>
          </table:table-cell>
          <table:table-cell table:style-name="ce96" office:value-type="string" office:string-value="A" calcext:value-type="string">
            <text:p>A </text:p>
          </table:table-cell>
          <table:table-cell table:number-columns-repeated="2" table:style-name="ce107" office:value-type="string" calcext:value-type="string">
            <text:p>*</text:p>
          </table:table-cell>
          <table:table-cell table:number-columns-repeated="1008"/>
        </table:table-row>
        <table:table-row table:style-name="ro1">
          <table:table-cell table:style-name="ce10" office:value-type="string" calcext:value-type="string">
            <text:p>567 5)</text:p>
          </table:table-cell>
          <table:table-cell table:style-name="ce31" office:value-type="date" office:date-value="2013-03-03" calcext:value-type="date">
            <text:p>03.03.2013</text:p>
          </table:table-cell>
          <table:table-cell table:style-name="ce43" office:value-type="string" calcext:value-type="string">
            <text:p>Bundesbeschluss über die Familienpolitik</text:p>
          </table:table-cell>
          <table:table-cell table:style-name="ce53" office:value-type="string" calcext:value-type="string">
            <text:p>Obl.</text:p>
          </table:table-cell>
          <table:table-cell table:style-name="ce60" office:value-type="float" office:value="5174961" calcext:value-type="float">
            <text:p>5'174'961 <text:s/></text:p>
          </table:table-cell>
          <table:table-cell table:style-name="ce60" office:value-type="float" office:value="2412095" calcext:value-type="float">
            <text:p>2'412'095 <text:s/></text:p>
          </table:table-cell>
          <table:table-cell table:style-name="ce74" office:value-type="float" office:value="46.6108826713863" calcext:value-type="float">
            <text:p>46.6 <text:s/></text:p>
          </table:table-cell>
          <table:table-cell table:style-name="ce60" office:value-type="float" office:value="42998" calcext:value-type="float">
            <text:p>42'998 <text:s/></text:p>
          </table:table-cell>
          <table:table-cell table:style-name="ce60" office:value-type="float" office:value="6615" calcext:value-type="float">
            <text:p>6'615 <text:s/></text:p>
          </table:table-cell>
          <table:table-cell table:style-name="ce60" office:value-type="float" office:value="2362482" calcext:value-type="float">
            <text:p>2'362'482 <text:s/></text:p>
          </table:table-cell>
          <table:table-cell table:style-name="ce60" office:value-type="float" office:value="1283951" calcext:value-type="float">
            <text:p>1'283'951 <text:s/></text:p>
          </table:table-cell>
          <table:table-cell table:style-name="ce60" office:value-type="float" office:value="1078531" calcext:value-type="float">
            <text:p>1'078'531 <text:s/></text:p>
          </table:table-cell>
          <table:table-cell table:style-name="ce74" office:value-type="float" office:value="54.3475463516759" calcext:value-type="float">
            <text:p>54.3 <text:s/></text:p>
          </table:table-cell>
          <table:table-cell table:style-name="ce97" office:value-type="string" office:string-value="V" calcext:value-type="string">
            <text:p>V </text:p>
          </table:table-cell>
          <table:table-cell table:style-name="ce108" office:value-type="string" calcext:value-type="string">
            <text:p>9 2/2</text:p>
          </table:table-cell>
          <table:table-cell table:style-name="ce108" office:value-type="string" calcext:value-type="string">
            <text:p>11 4/2</text:p>
          </table:table-cell>
          <table:table-cell table:style-name="ce113" table:number-columns-repeated="1008"/>
        </table:table-row>
        <table:table-row table:style-name="ro1">
          <table:table-cell table:style-name="ce9" office:value-type="float" office:value="568" calcext:value-type="float">
            <text:p>568</text:p>
          </table:table-cell>
          <table:table-cell table:style-name="ce30" office:value-type="date" office:date-value="2013-03-03" calcext:value-type="date">
            <text:p>03.03.2013</text:p>
          </table:table-cell>
          <table:table-cell table:style-name="ce42" office:value-type="string" office:string-value="Volksinitiative «gegen die Abzockerei»" calcext:value-type="string">
            <text:p>Volksinitiative «gegen die Abzockerei» </text:p>
          </table:table-cell>
          <table:table-cell table:style-name="ce52" office:value-type="string" calcext:value-type="string">
            <text:p>I.</text:p>
          </table:table-cell>
          <table:table-cell table:style-name="ce59" office:value-type="float" office:value="5174961" calcext:value-type="float">
            <text:p>5'174'961 <text:s/></text:p>
          </table:table-cell>
          <table:table-cell table:style-name="ce59" office:value-type="float" office:value="2418825" calcext:value-type="float">
            <text:p>2'418'825 <text:s/></text:p>
          </table:table-cell>
          <table:table-cell table:style-name="ce73" office:value-type="float" office:value="46.7409319606467" calcext:value-type="float">
            <text:p>46.7 <text:s/></text:p>
          </table:table-cell>
          <table:table-cell table:style-name="ce59" office:value-type="float" office:value="34173" calcext:value-type="float">
            <text:p>34'173 <text:s/></text:p>
          </table:table-cell>
          <table:table-cell table:style-name="ce59" office:value-type="float" office:value="6493" calcext:value-type="float">
            <text:p>6'493 <text:s/></text:p>
          </table:table-cell>
          <table:table-cell table:style-name="ce59" office:value-type="float" office:value="2378159" calcext:value-type="float">
            <text:p>2'378'159 <text:s/></text:p>
          </table:table-cell>
          <table:table-cell table:style-name="ce59" office:value-type="float" office:value="1616184" calcext:value-type="float">
            <text:p>1'616'184 <text:s/></text:p>
          </table:table-cell>
          <table:table-cell table:style-name="ce59" office:value-type="float" office:value="761975" calcext:value-type="float">
            <text:p>761'975 <text:s/></text:p>
          </table:table-cell>
          <table:table-cell table:style-name="ce73" office:value-type="float" office:value="67.9594593969537" calcext:value-type="float">
            <text:p>68.0 <text:s/></text:p>
          </table:table-cell>
          <table:table-cell table:style-name="ce96" office:value-type="string" office:string-value="A" calcext:value-type="string">
            <text:p>A </text:p>
          </table:table-cell>
          <table:table-cell table:style-name="ce107" office:value-type="string" calcext:value-type="string">
            <text:p>20 6/2</text:p>
          </table:table-cell>
          <table:table-cell table:style-name="ce107" office:value-type="string" calcext:value-type="string">
            <text:p>0</text:p>
          </table:table-cell>
          <table:table-cell table:number-columns-repeated="1008"/>
        </table:table-row>
        <table:table-row table:style-name="ro1">
          <table:table-cell table:style-name="ce10" office:value-type="float" office:value="569" calcext:value-type="float">
            <text:p>569</text:p>
          </table:table-cell>
          <table:table-cell table:style-name="ce31" office:value-type="date" office:date-value="2013-03-03" calcext:value-type="date">
            <text:p>03.03.2013</text:p>
          </table:table-cell>
          <table:table-cell table:style-name="ce43" office:value-type="string" calcext:value-type="string">
            <text:p>Bundesgesetz über die Raumplanung</text:p>
          </table:table-cell>
          <table:table-cell table:style-name="ce53" office:value-type="string" calcext:value-type="string">
            <text:p>Fak.</text:p>
          </table:table-cell>
          <table:table-cell table:style-name="ce60" office:value-type="float" office:value="5174961" calcext:value-type="float">
            <text:p>5'174'961 <text:s/></text:p>
          </table:table-cell>
          <table:table-cell table:style-name="ce60" office:value-type="float" office:value="2406787" calcext:value-type="float">
            <text:p>2'406'787 <text:s/></text:p>
          </table:table-cell>
          <table:table-cell table:style-name="ce74" office:value-type="float" office:value="46.5083118500796" calcext:value-type="float">
            <text:p>46.5 <text:s/></text:p>
          </table:table-cell>
          <table:table-cell table:style-name="ce60" office:value-type="float" office:value="51840" calcext:value-type="float">
            <text:p>51'840 <text:s/></text:p>
          </table:table-cell>
          <table:table-cell table:style-name="ce60" office:value-type="float" office:value="6491" calcext:value-type="float">
            <text:p>6'491 <text:s/></text:p>
          </table:table-cell>
          <table:table-cell table:style-name="ce60" office:value-type="float" office:value="2348456" calcext:value-type="float">
            <text:p>2'348'456 <text:s/></text:p>
          </table:table-cell>
          <table:table-cell table:style-name="ce60" office:value-type="float" office:value="1476942" calcext:value-type="float">
            <text:p>1'476'942 <text:s/></text:p>
          </table:table-cell>
          <table:table-cell table:style-name="ce60" office:value-type="float" office:value="871514" calcext:value-type="float">
            <text:p>871'514 <text:s/></text:p>
          </table:table-cell>
          <table:table-cell table:style-name="ce74" office:value-type="float" office:value="62.8899157574168" calcext:value-type="float">
            <text:p>62.9 <text:s/></text:p>
          </table:table-cell>
          <table:table-cell table:style-name="ce97" office:value-type="string" office:string-value="A" calcext:value-type="string">
            <text:p>A </text:p>
          </table:table-cell>
          <table:table-cell table:number-columns-repeated="2" table:style-name="ce108" office:value-type="string" calcext:value-type="string">
            <text:p>*</text:p>
          </table:table-cell>
          <table:table-cell table:style-name="ce113" table:number-columns-repeated="1008"/>
        </table:table-row>
        <table:table-row table:style-name="ro1">
          <table:table-cell table:style-name="ce9" office:value-type="float" office:value="570" calcext:value-type="float">
            <text:p>570</text:p>
          </table:table-cell>
          <table:table-cell table:style-name="ce30" office:value-type="date" office:date-value="2013-06-09" calcext:value-type="date">
            <text:p>09.06.2013</text:p>
          </table:table-cell>
          <table:table-cell table:style-name="ce42" office:value-type="string" office:string-value="Volksinitiative «Volkswahl des Bundesrates»" calcext:value-type="string">
            <text:p>Volksinitiative «Volkswahl des Bundesrates» </text:p>
          </table:table-cell>
          <table:table-cell table:style-name="ce52" office:value-type="string" calcext:value-type="string">
            <text:p>I.</text:p>
          </table:table-cell>
          <table:table-cell table:style-name="ce59" office:value-type="float" office:value="5184334" calcext:value-type="float">
            <text:p>5'184'334 <text:s/></text:p>
          </table:table-cell>
          <table:table-cell table:style-name="ce59" office:value-type="float" office:value="2048664" calcext:value-type="float">
            <text:p>2'048'664 <text:s/></text:p>
          </table:table-cell>
          <table:table-cell table:style-name="ce73" table:formula="of:=100/[.E31]*[.F31]" office:value-type="float" office:value="39.5164354765723" calcext:value-type="float">
            <text:p>39.5 <text:s/></text:p>
          </table:table-cell>
          <table:table-cell table:style-name="ce59" office:value-type="float" office:value="12777" calcext:value-type="float">
            <text:p>12'777 <text:s/></text:p>
          </table:table-cell>
          <table:table-cell table:style-name="ce59" office:value-type="float" office:value="5516" calcext:value-type="float">
            <text:p>5'516 <text:s/></text:p>
          </table:table-cell>
          <table:table-cell table:style-name="ce59" office:value-type="float" office:value="2030371" calcext:value-type="float">
            <text:p>2'030'371 <text:s/></text:p>
          </table:table-cell>
          <table:table-cell table:style-name="ce59" office:value-type="float" office:value="480291" calcext:value-type="float">
            <text:p>480'291 <text:s/></text:p>
          </table:table-cell>
          <table:table-cell table:style-name="ce59" office:value-type="float" office:value="1550080" calcext:value-type="float">
            <text:p>1'550'080 <text:s/></text:p>
          </table:table-cell>
          <table:table-cell table:style-name="ce73" table:formula="of:=100/[.J31]*[.K31]" office:value-type="float" office:value="23.6553319565735" calcext:value-type="float">
            <text:p>23.7 <text:s/></text:p>
          </table:table-cell>
          <table:table-cell table:style-name="ce96" office:value-type="string" office:string-value="V" calcext:value-type="string">
            <text:p>V </text:p>
          </table:table-cell>
          <table:table-cell table:style-name="ce107" office:value-type="string" calcext:value-type="string">
            <text:p>0</text:p>
          </table:table-cell>
          <table:table-cell table:style-name="ce107" office:value-type="string" calcext:value-type="string">
            <text:p>20 6/2</text:p>
          </table:table-cell>
          <table:table-cell table:number-columns-repeated="1008"/>
        </table:table-row>
        <table:table-row table:style-name="ro1">
          <table:table-cell table:style-name="ce10" office:value-type="float" office:value="571" calcext:value-type="float">
            <text:p>571</text:p>
          </table:table-cell>
          <table:table-cell table:style-name="ce31" office:value-type="date" office:date-value="2013-06-09" calcext:value-type="date">
            <text:p>09.06.2013</text:p>
          </table:table-cell>
          <table:table-cell table:style-name="ce43" office:value-type="string" calcext:value-type="string">
            <text:p>Asylgesetz (AsylG) (Dringliche Änderungen des Asylgesetzes)</text:p>
          </table:table-cell>
          <table:table-cell table:style-name="ce53" office:value-type="string" calcext:value-type="string">
            <text:p>Fak.</text:p>
          </table:table-cell>
          <table:table-cell table:style-name="ce60" office:value-type="float" office:value="5184334" calcext:value-type="float">
            <text:p>5'184'334 <text:s/></text:p>
          </table:table-cell>
          <table:table-cell table:style-name="ce60" office:value-type="float" office:value="2044092" calcext:value-type="float">
            <text:p>2'044'092 <text:s/></text:p>
          </table:table-cell>
          <table:table-cell table:style-name="ce74" table:formula="of:=100/[.E32]*[.F32]" office:value-type="float" office:value="39.4282467140427" calcext:value-type="float">
            <text:p>39.4 <text:s/></text:p>
          </table:table-cell>
          <table:table-cell table:style-name="ce60" office:value-type="float" office:value="33033" calcext:value-type="float">
            <text:p>33'033 <text:s/></text:p>
          </table:table-cell>
          <table:table-cell table:style-name="ce60" office:value-type="float" office:value="5878" calcext:value-type="float">
            <text:p>5'878 <text:s/></text:p>
          </table:table-cell>
          <table:table-cell table:style-name="ce60" office:value-type="float" office:value="2005181" calcext:value-type="float">
            <text:p>2'005'181 <text:s/></text:p>
          </table:table-cell>
          <table:table-cell table:style-name="ce60" office:value-type="float" office:value="1573007" calcext:value-type="float">
            <text:p>1'573'007 <text:s/></text:p>
          </table:table-cell>
          <table:table-cell table:style-name="ce60" office:value-type="float" office:value="432174" calcext:value-type="float">
            <text:p>432'174 <text:s/></text:p>
          </table:table-cell>
          <table:table-cell table:style-name="ce74" table:formula="of:=100/[.J32]*[.K32]" office:value-type="float" office:value="78.4471327027336" calcext:value-type="float">
            <text:p>78.4 <text:s/></text:p>
          </table:table-cell>
          <table:table-cell table:style-name="ce97" office:value-type="string" office:string-value="A" calcext:value-type="string">
            <text:p>A </text:p>
          </table:table-cell>
          <table:table-cell table:number-columns-repeated="2" table:style-name="ce108" office:value-type="string" calcext:value-type="string">
            <text:p>*</text:p>
          </table:table-cell>
          <table:table-cell table:style-name="ce113" table:number-columns-repeated="1008"/>
        </table:table-row>
        <table:table-row table:style-name="ro1">
          <table:table-cell table:style-name="ce9" office:value-type="float" office:value="572" calcext:value-type="float">
            <text:p>572</text:p>
          </table:table-cell>
          <table:table-cell table:style-name="ce30" office:value-type="date" office:date-value="2013-09-22" calcext:value-type="date">
            <text:p>22.09.2013</text:p>
          </table:table-cell>
          <table:table-cell table:style-name="ce42" office:value-type="string" office:string-value="Volksinitiative «Ja zur Aufhebung der Wehrpflicht»" calcext:value-type="string">
            <text:p>Volksinitiative «Ja zur Aufhebung der Wehrpflicht» </text:p>
          </table:table-cell>
          <table:table-cell table:style-name="ce52" office:value-type="string" calcext:value-type="string">
            <text:p>I.</text:p>
          </table:table-cell>
          <table:table-cell table:style-name="ce59" office:value-type="float" office:value="5195333" calcext:value-type="float">
            <text:p>5'195'333 <text:s/></text:p>
          </table:table-cell>
          <table:table-cell table:style-name="ce59" office:value-type="float" office:value="2436112" calcext:value-type="float">
            <text:p>2'436'112 <text:s/></text:p>
          </table:table-cell>
          <table:table-cell table:style-name="ce73" office:value-type="float" office:value="46.8903918189652" calcext:value-type="float">
            <text:p>46.9 <text:s/></text:p>
          </table:table-cell>
          <table:table-cell table:style-name="ce59" office:value-type="float" office:value="21782" calcext:value-type="float">
            <text:p>21'782 <text:s/></text:p>
          </table:table-cell>
          <table:table-cell table:style-name="ce59" office:value-type="float" office:value="6534" calcext:value-type="float">
            <text:p>6'534 <text:s/></text:p>
          </table:table-cell>
          <table:table-cell table:style-name="ce59" office:value-type="float" office:value="2407796" calcext:value-type="float">
            <text:p>2'407'796 <text:s/></text:p>
          </table:table-cell>
          <table:table-cell table:style-name="ce59" office:value-type="float" office:value="644985" calcext:value-type="float">
            <text:p>644'985 <text:s/></text:p>
          </table:table-cell>
          <table:table-cell table:style-name="ce59" office:value-type="float" office:value="1762811" calcext:value-type="float">
            <text:p>1'762'811 <text:s/></text:p>
          </table:table-cell>
          <table:table-cell table:style-name="ce73" office:value-type="float" office:value="26.7873607232506" calcext:value-type="float">
            <text:p>26.8 <text:s/></text:p>
          </table:table-cell>
          <table:table-cell table:style-name="ce96" office:value-type="string" office:string-value="V" calcext:value-type="string">
            <text:p>V </text:p>
          </table:table-cell>
          <table:table-cell table:style-name="ce107" office:value-type="string" calcext:value-type="string">
            <text:p>0</text:p>
          </table:table-cell>
          <table:table-cell table:style-name="ce107" office:value-type="string" calcext:value-type="string">
            <text:p>20 6/2</text:p>
          </table:table-cell>
          <table:table-cell table:number-columns-repeated="1008"/>
        </table:table-row>
        <table:table-row table:style-name="ro3">
          <table:table-cell table:style-name="ce10" office:value-type="float" office:value="573" calcext:value-type="float">
            <text:p>573</text:p>
          </table:table-cell>
          <table:table-cell table:style-name="ce31" office:value-type="date" office:date-value="2013-09-22" calcext:value-type="date">
            <text:p>22.09.2013</text:p>
          </table:table-cell>
          <table:table-cell table:style-name="ce43" office:value-type="string" calcext:value-type="string">
            <text:p>Bundesgesetz über die Bekämpfung übertragbarer Krankheiten des Menschen (Epidemiengesetz)</text:p>
          </table:table-cell>
          <table:table-cell table:style-name="ce53" office:value-type="string" calcext:value-type="string">
            <text:p>Fak.</text:p>
          </table:table-cell>
          <table:table-cell table:style-name="ce60" office:value-type="float" office:value="5195333" calcext:value-type="float">
            <text:p>5'195'333 <text:s/></text:p>
          </table:table-cell>
          <table:table-cell table:style-name="ce60" office:value-type="float" office:value="2424629" calcext:value-type="float">
            <text:p>2'424'629 <text:s/></text:p>
          </table:table-cell>
          <table:table-cell table:style-name="ce74" office:value-type="float" office:value="46.6693665256876" calcext:value-type="float">
            <text:p>46.7 <text:s/></text:p>
          </table:table-cell>
          <table:table-cell table:style-name="ce60" office:value-type="float" office:value="56284" calcext:value-type="float">
            <text:p>56'284 <text:s/></text:p>
          </table:table-cell>
          <table:table-cell table:style-name="ce60" office:value-type="float" office:value="7217" calcext:value-type="float">
            <text:p>7'217 <text:s/></text:p>
          </table:table-cell>
          <table:table-cell table:style-name="ce60" office:value-type="float" office:value="2361128" calcext:value-type="float">
            <text:p>2'361'128 <text:s/></text:p>
          </table:table-cell>
          <table:table-cell table:style-name="ce60" office:value-type="float" office:value="1416741" calcext:value-type="float">
            <text:p>1'416'741 <text:s/></text:p>
          </table:table-cell>
          <table:table-cell table:style-name="ce60" office:value-type="float" office:value="944387" calcext:value-type="float">
            <text:p>944'387 <text:s/></text:p>
          </table:table-cell>
          <table:table-cell table:style-name="ce74" office:value-type="float" office:value="60.0027190393744" calcext:value-type="float">
            <text:p>60.0 <text:s/></text:p>
          </table:table-cell>
          <table:table-cell table:style-name="ce97" office:value-type="string" office:string-value="A" calcext:value-type="string">
            <text:p>A </text:p>
          </table:table-cell>
          <table:table-cell table:style-name="ce108" table:number-columns-repeated="2"/>
          <table:table-cell table:style-name="ce113" table:number-columns-repeated="1008"/>
        </table:table-row>
        <table:table-row table:style-name="ro3">
          <table:table-cell table:style-name="ce9" office:value-type="float" office:value="574" calcext:value-type="float">
            <text:p>574</text:p>
          </table:table-cell>
          <table:table-cell table:style-name="ce30" office:value-type="date" office:date-value="2013-09-22" calcext:value-type="date">
            <text:p>22.09.2013</text:p>
          </table:table-cell>
          <table:table-cell table:style-name="ce42" office:value-type="string" office:string-value="Arbeitsgesetz (Liberalisierung der Öffnungszeiten von Tankstellenshops)" calcext:value-type="string">
            <text:p>Arbeitsgesetz (Liberalisierung der Öffnungszeiten von Tankstellenshops) </text:p>
          </table:table-cell>
          <table:table-cell table:style-name="ce52" office:value-type="string" calcext:value-type="string">
            <text:p>Fak.</text:p>
          </table:table-cell>
          <table:table-cell table:style-name="ce59" office:value-type="float" office:value="5195333" calcext:value-type="float">
            <text:p>5'195'333 <text:s/></text:p>
          </table:table-cell>
          <table:table-cell table:style-name="ce59" office:value-type="float" office:value="2425079" calcext:value-type="float">
            <text:p>2'425'079 <text:s/></text:p>
          </table:table-cell>
          <table:table-cell table:style-name="ce73" office:value-type="float" office:value="46.6780281456453" calcext:value-type="float">
            <text:p>46.7 <text:s/></text:p>
          </table:table-cell>
          <table:table-cell table:style-name="ce59" office:value-type="float" office:value="44254" calcext:value-type="float">
            <text:p>44'254 <text:s/></text:p>
          </table:table-cell>
          <table:table-cell table:style-name="ce59" office:value-type="float" office:value="6789" calcext:value-type="float">
            <text:p>6'789 <text:s/></text:p>
          </table:table-cell>
          <table:table-cell table:style-name="ce59" office:value-type="float" office:value="2374036" calcext:value-type="float">
            <text:p>2'374'036 <text:s/></text:p>
          </table:table-cell>
          <table:table-cell table:style-name="ce59" office:value-type="float" office:value="1324528" calcext:value-type="float">
            <text:p>1'324'528 <text:s/></text:p>
          </table:table-cell>
          <table:table-cell table:style-name="ce59" office:value-type="float" office:value="1049508" calcext:value-type="float">
            <text:p>1'049'508 <text:s/></text:p>
          </table:table-cell>
          <table:table-cell table:style-name="ce73" office:value-type="float" office:value="55.7922457789183" calcext:value-type="float">
            <text:p>55.8 <text:s/></text:p>
          </table:table-cell>
          <table:table-cell table:style-name="ce96" office:value-type="string" office:string-value="A" calcext:value-type="string">
            <text:p>A </text:p>
          </table:table-cell>
          <table:table-cell table:style-name="ce107" table:number-columns-repeated="2"/>
          <table:table-cell table:number-columns-repeated="1008"/>
        </table:table-row>
        <table:table-row table:style-name="ro1">
          <table:table-cell table:style-name="ce10" office:value-type="float" office:value="575" calcext:value-type="float">
            <text:p>575</text:p>
          </table:table-cell>
          <table:table-cell table:style-name="ce31" office:value-type="date" office:date-value="2013-11-24" calcext:value-type="date">
            <text:p>24.11.2013</text:p>
          </table:table-cell>
          <table:table-cell table:style-name="ce43" office:value-type="string" calcext:value-type="string">
            <text:p>Volksinitiative «1:12 – Für gerechte Löhne»</text:p>
          </table:table-cell>
          <table:table-cell table:style-name="ce53" office:value-type="string" calcext:value-type="string">
            <text:p>I.</text:p>
          </table:table-cell>
          <table:table-cell table:style-name="ce60" office:value-type="float" office:value="5204062" calcext:value-type="float">
            <text:p>5'204'062 <text:s/></text:p>
          </table:table-cell>
          <table:table-cell table:style-name="ce60" office:value-type="float" office:value="2791082" calcext:value-type="float">
            <text:p>2'791'082 <text:s/></text:p>
          </table:table-cell>
          <table:table-cell table:style-name="ce74" office:value-type="float" office:value="53.632758411" calcext:value-type="float">
            <text:p>53.6 <text:s/></text:p>
          </table:table-cell>
          <table:table-cell table:style-name="ce60" office:value-type="float" office:value="31218" calcext:value-type="float">
            <text:p>31'218 <text:s/></text:p>
          </table:table-cell>
          <table:table-cell table:style-name="ce60" office:value-type="float" office:value="8147" calcext:value-type="float">
            <text:p>8'147 <text:s/></text:p>
          </table:table-cell>
          <table:table-cell table:style-name="ce60" office:value-type="float" office:value="2751717" calcext:value-type="float">
            <text:p>2'751'717 <text:s/></text:p>
          </table:table-cell>
          <table:table-cell table:style-name="ce60" office:value-type="float" office:value="954787" calcext:value-type="float">
            <text:p>954'787 <text:s/></text:p>
          </table:table-cell>
          <table:table-cell table:style-name="ce60" office:value-type="float" office:value="1796930" calcext:value-type="float">
            <text:p>1'796'930 <text:s/></text:p>
          </table:table-cell>
          <table:table-cell table:style-name="ce74" office:value-type="float" office:value="34.697863189" calcext:value-type="float">
            <text:p>34.7 <text:s/></text:p>
          </table:table-cell>
          <table:table-cell table:style-name="ce97" office:value-type="string" office:string-value="V" calcext:value-type="string">
            <text:p>V </text:p>
          </table:table-cell>
          <table:table-cell table:style-name="ce108" office:value-type="string" calcext:value-type="string">
            <text:p>0</text:p>
          </table:table-cell>
          <table:table-cell table:style-name="ce108" office:value-type="string" calcext:value-type="string">
            <text:p>20 6/2</text:p>
          </table:table-cell>
          <table:table-cell table:style-name="ce113" table:number-columns-repeated="1008"/>
        </table:table-row>
        <table:table-row table:style-name="ro3">
          <table:table-cell table:style-name="ce9" office:value-type="float" office:value="576" calcext:value-type="float">
            <text:p>576</text:p>
          </table:table-cell>
          <table:table-cell table:style-name="ce30" office:value-type="date" office:date-value="2013-11-24" calcext:value-type="date">
            <text:p>24.11.2013</text:p>
          </table:table-cell>
          <table:table-cell table:style-name="ce42" office:value-type="string" office:string-value="Volksinitiative «Familieninitiative: Steuerabzüge auch für Eltern, die ihre Kinder selber betreuen»" calcext:value-type="string">
            <text:p>Volksinitiative «Familieninitiative: Steuerabzüge auch für Eltern, die ihre Kinder selber betreuen» </text:p>
          </table:table-cell>
          <table:table-cell table:style-name="ce52" office:value-type="string" calcext:value-type="string">
            <text:p>I.</text:p>
          </table:table-cell>
          <table:table-cell table:style-name="ce59" office:value-type="float" office:value="5204062" calcext:value-type="float">
            <text:p>5'204'062 <text:s/></text:p>
          </table:table-cell>
          <table:table-cell table:style-name="ce59" office:value-type="float" office:value="2788725" calcext:value-type="float">
            <text:p>2'788'725 <text:s/></text:p>
          </table:table-cell>
          <table:table-cell table:style-name="ce73" office:value-type="float" office:value="53.587466867" calcext:value-type="float">
            <text:p>53.6 <text:s/></text:p>
          </table:table-cell>
          <table:table-cell table:style-name="ce59" office:value-type="float" office:value="36312" calcext:value-type="float">
            <text:p>36'312 <text:s/></text:p>
          </table:table-cell>
          <table:table-cell table:style-name="ce59" office:value-type="float" office:value="8252" calcext:value-type="float">
            <text:p>8'252 <text:s/></text:p>
          </table:table-cell>
          <table:table-cell table:style-name="ce59" office:value-type="float" office:value="2744161" calcext:value-type="float">
            <text:p>2'744'161 <text:s/></text:p>
          </table:table-cell>
          <table:table-cell table:style-name="ce59" office:value-type="float" office:value="1139670" calcext:value-type="float">
            <text:p>1'139'670 <text:s/></text:p>
          </table:table-cell>
          <table:table-cell table:style-name="ce59" office:value-type="float" office:value="1604491" calcext:value-type="float">
            <text:p>1'604'491 <text:s/></text:p>
          </table:table-cell>
          <table:table-cell table:style-name="ce73" office:value-type="float" office:value="41.530726513" calcext:value-type="float">
            <text:p>41.5 <text:s/></text:p>
          </table:table-cell>
          <table:table-cell table:style-name="ce96" office:value-type="string" office:string-value="V" calcext:value-type="string">
            <text:p>V </text:p>
          </table:table-cell>
          <table:table-cell table:style-name="ce107" office:value-type="string" calcext:value-type="string">
            <text:p>2 1/2</text:p>
          </table:table-cell>
          <table:table-cell table:style-name="ce107" office:value-type="string" calcext:value-type="string">
            <text:p>18 5/2</text:p>
          </table:table-cell>
          <table:table-cell table:number-columns-repeated="1008"/>
        </table:table-row>
        <table:table-row table:style-name="ro3">
          <table:table-cell table:style-name="ce10" office:value-type="float" office:value="577" calcext:value-type="float">
            <text:p>577</text:p>
          </table:table-cell>
          <table:table-cell table:style-name="ce31" office:value-type="date" office:date-value="2013-11-24" calcext:value-type="date">
            <text:p>24.11.2013</text:p>
          </table:table-cell>
          <table:table-cell table:style-name="ce43" office:value-type="string" calcext:value-type="string">
            <text:p>Bundesgesetz über die Abgabe für die Benützung von Nationalstrassen</text:p>
          </table:table-cell>
          <table:table-cell table:style-name="ce53" office:value-type="string" calcext:value-type="string">
            <text:p>Fak.</text:p>
          </table:table-cell>
          <table:table-cell table:style-name="ce60" office:value-type="float" office:value="5204062" calcext:value-type="float">
            <text:p>5'204'062 <text:s/></text:p>
          </table:table-cell>
          <table:table-cell table:style-name="ce60" office:value-type="float" office:value="2790051" calcext:value-type="float">
            <text:p>2'790'051 <text:s/></text:p>
          </table:table-cell>
          <table:table-cell table:style-name="ce74" office:value-type="float" office:value="53.612946963" calcext:value-type="float">
            <text:p>53.6 <text:s/></text:p>
          </table:table-cell>
          <table:table-cell table:style-name="ce60" office:value-type="float" office:value="31971" calcext:value-type="float">
            <text:p>31'971 <text:s/></text:p>
          </table:table-cell>
          <table:table-cell table:style-name="ce60" office:value-type="float" office:value="7964" calcext:value-type="float">
            <text:p>7'964 <text:s/></text:p>
          </table:table-cell>
          <table:table-cell table:style-name="ce60" office:value-type="float" office:value="2750116" calcext:value-type="float">
            <text:p>2'750'116 <text:s/></text:p>
          </table:table-cell>
          <table:table-cell table:style-name="ce60" office:value-type="float" office:value="1087368" calcext:value-type="float">
            <text:p>1'087'368 <text:s/></text:p>
          </table:table-cell>
          <table:table-cell table:style-name="ce60" office:value-type="float" office:value="1662748" calcext:value-type="float">
            <text:p>1'662'748 <text:s/></text:p>
          </table:table-cell>
          <table:table-cell table:style-name="ce74" office:value-type="float" office:value="39.538986719" calcext:value-type="float">
            <text:p>39.5 <text:s/></text:p>
          </table:table-cell>
          <table:table-cell table:style-name="ce97" office:value-type="string" office:string-value="V" calcext:value-type="string">
            <text:p>V </text:p>
          </table:table-cell>
          <table:table-cell table:number-columns-repeated="2" table:style-name="ce108" office:value-type="string" calcext:value-type="string">
            <text:p>*</text:p>
          </table:table-cell>
          <table:table-cell table:style-name="ce113" table:number-columns-repeated="1008"/>
        </table:table-row>
        <table:table-row table:style-name="ro4">
          <table:table-cell table:style-name="ce9" office:value-type="float" office:value="578" calcext:value-type="float">
            <text:p>578</text:p>
          </table:table-cell>
          <table:table-cell table:style-name="ce30" office:value-type="date" office:date-value="2014-02-09" calcext:value-type="date">
            <text:p>09.02.2014</text:p>
          </table:table-cell>
          <table:table-cell table:style-name="ce42" office:value-type="string" office:string-value="Bundesbeschluss über die Finanzierung und den Ausbau der Eisenbahninfrastruktur (direkter Gegenentwurf zur zurückgezogenen Volksinitiative «Für den öffentlichen Verkehr»)" calcext:value-type="string">
            <text:p>Bundesbeschluss über die Finanzierung und den Ausbau der Eisenbahninfrastruktur (direkter Gegenentwurf zur zurückgezogenen Volksinitiative «Für den öffentlichen Verkehr») </text:p>
          </table:table-cell>
          <table:table-cell table:style-name="ce52" office:value-type="string" calcext:value-type="string">
            <text:p>Obl.</text:p>
          </table:table-cell>
          <table:table-cell table:style-name="ce59" office:value-type="float" office:value="5211681" calcext:value-type="float">
            <text:p>5'211'681 <text:s/></text:p>
          </table:table-cell>
          <table:table-cell table:style-name="ce59" office:value-type="float" office:value="2930777" calcext:value-type="float">
            <text:p>2'930'777 <text:s/></text:p>
          </table:table-cell>
          <table:table-cell table:style-name="ce73" table:formula="of:=100/[.E39]*[.F39]" office:value-type="float" office:value="56.234773386936" calcext:value-type="float">
            <text:p>56.2 <text:s/></text:p>
          </table:table-cell>
          <table:table-cell table:style-name="ce59" office:value-type="float" office:value="56560" calcext:value-type="float">
            <text:p>56'560 <text:s/></text:p>
          </table:table-cell>
          <table:table-cell table:style-name="ce59" office:value-type="float" office:value="9163" calcext:value-type="float">
            <text:p>9'163 <text:s/></text:p>
          </table:table-cell>
          <table:table-cell table:style-name="ce59" office:value-type="float" office:value="2865054" calcext:value-type="float">
            <text:p>2'865'054 <text:s/></text:p>
          </table:table-cell>
          <table:table-cell table:style-name="ce59" office:value-type="float" office:value="1776878" calcext:value-type="float">
            <text:p>1'776'878 <text:s/></text:p>
          </table:table-cell>
          <table:table-cell table:style-name="ce59" office:value-type="float" office:value="1088176" calcext:value-type="float">
            <text:p>1'088'176 <text:s/></text:p>
          </table:table-cell>
          <table:table-cell table:style-name="ce73" table:formula="of:=100*[.K39]/[.J39]" office:value-type="float" office:value="62.0190055754621" calcext:value-type="float">
            <text:p>62.0 <text:s/></text:p>
          </table:table-cell>
          <table:table-cell table:style-name="ce96" office:value-type="string" office:string-value="A" calcext:value-type="string">
            <text:p>A </text:p>
          </table:table-cell>
          <table:table-cell table:style-name="ce107" office:value-type="string" calcext:value-type="string">
            <text:p>19 6/2</text:p>
          </table:table-cell>
          <table:table-cell table:style-name="ce107" office:value-type="string" calcext:value-type="string">
            <text:p>1</text:p>
          </table:table-cell>
          <table:table-cell table:number-columns-repeated="1008"/>
        </table:table-row>
        <table:table-row table:style-name="ro5">
          <table:table-cell table:style-name="ce10" office:value-type="float" office:value="579" calcext:value-type="float">
            <text:p>579</text:p>
          </table:table-cell>
          <table:table-cell table:style-name="ce31" office:value-type="date" office:date-value="2014-02-09" calcext:value-type="date">
            <text:p>09.02.2014</text:p>
          </table:table-cell>
          <table:table-cell table:style-name="ce43" office:value-type="string" calcext:value-type="string">
            <text:p>Volksinitiative «Abtreibungsfinanzierung ist Privatsache – Entlastung der Krankenversicherung durch Streichung der Kosten des Schwangerschaftsabbruchs aus der obligatorischen Grundversicherung»</text:p>
          </table:table-cell>
          <table:table-cell table:style-name="ce53" office:value-type="string" calcext:value-type="string">
            <text:p>I.</text:p>
          </table:table-cell>
          <table:table-cell table:style-name="ce60" office:value-type="float" office:value="5211681" calcext:value-type="float">
            <text:p>5'211'681 <text:s/></text:p>
          </table:table-cell>
          <table:table-cell table:style-name="ce60" office:value-type="float" office:value="2940167" calcext:value-type="float">
            <text:p>2'940'167 <text:s/></text:p>
          </table:table-cell>
          <table:table-cell table:style-name="ce74" table:formula="of:=100/[.E40]*[.F40]" office:value-type="float" office:value="56.414945580898" calcext:value-type="float">
            <text:p>56.4 <text:s/></text:p>
          </table:table-cell>
          <table:table-cell table:style-name="ce60" office:value-type="float" office:value="38655" calcext:value-type="float">
            <text:p>38'655 <text:s/></text:p>
          </table:table-cell>
          <table:table-cell table:style-name="ce60" office:value-type="float" office:value="8903" calcext:value-type="float">
            <text:p>8'903 <text:s/></text:p>
          </table:table-cell>
          <table:table-cell table:style-name="ce60" office:value-type="float" office:value="2892609" calcext:value-type="float">
            <text:p>2'892'609 <text:s/></text:p>
          </table:table-cell>
          <table:table-cell table:style-name="ce60" office:value-type="float" office:value="873060" calcext:value-type="float">
            <text:p>873'060 <text:s/></text:p>
          </table:table-cell>
          <table:table-cell table:style-name="ce60" office:value-type="float" office:value="2019549" calcext:value-type="float">
            <text:p>2'019'549 <text:s/></text:p>
          </table:table-cell>
          <table:table-cell table:style-name="ce74" table:formula="of:=100*[.K40]/[.J40]" office:value-type="float" office:value="30.1824408345545" calcext:value-type="float">
            <text:p>30.2 <text:s/></text:p>
          </table:table-cell>
          <table:table-cell table:style-name="ce97" office:value-type="string" office:string-value="V" calcext:value-type="string">
            <text:p>V </text:p>
          </table:table-cell>
          <table:table-cell table:style-name="ce108" office:value-type="string" calcext:value-type="string">
            <text:p>20 5/2</text:p>
          </table:table-cell>
          <table:table-cell table:style-name="ce108" office:value-type="string" calcext:value-type="string">
            <text:p>1/2</text:p>
          </table:table-cell>
          <table:table-cell table:style-name="ce113" table:number-columns-repeated="1008"/>
        </table:table-row>
        <table:table-row table:style-name="ro1">
          <table:table-cell table:style-name="ce9" office:value-type="float" office:value="580" calcext:value-type="float">
            <text:p>580</text:p>
          </table:table-cell>
          <table:table-cell table:style-name="ce30" office:value-type="date" office:date-value="2014-02-09" calcext:value-type="date">
            <text:p>09.02.2014</text:p>
          </table:table-cell>
          <table:table-cell table:style-name="ce42" office:value-type="string" office:string-value="Volksinitiative «Gegen Masseneinwanderung»" calcext:value-type="string">
            <text:p>Volksinitiative «Gegen Masseneinwanderung» </text:p>
          </table:table-cell>
          <table:table-cell table:style-name="ce52" office:value-type="string" calcext:value-type="string">
            <text:p>I.</text:p>
          </table:table-cell>
          <table:table-cell table:style-name="ce59" office:value-type="float" office:value="5211681" calcext:value-type="float">
            <text:p>5'211'681 <text:s/></text:p>
          </table:table-cell>
          <table:table-cell table:style-name="ce59" office:value-type="float" office:value="2948156" calcext:value-type="float">
            <text:p>2'948'156 <text:s/></text:p>
          </table:table-cell>
          <table:table-cell table:style-name="ce73" table:formula="of:=100/[.E41]*[.F41]" office:value-type="float" office:value="56.5682358532689" calcext:value-type="float">
            <text:p>56.6 <text:s/></text:p>
          </table:table-cell>
          <table:table-cell table:style-name="ce59" office:value-type="float" office:value="31094" calcext:value-type="float">
            <text:p>31'094 <text:s/></text:p>
          </table:table-cell>
          <table:table-cell table:style-name="ce59" office:value-type="float" office:value="8656" calcext:value-type="float">
            <text:p>8'656 <text:s/></text:p>
          </table:table-cell>
          <table:table-cell table:style-name="ce59" office:value-type="float" office:value="2908406" calcext:value-type="float">
            <text:p>2'908'406 <text:s/></text:p>
          </table:table-cell>
          <table:table-cell table:style-name="ce59" office:value-type="float" office:value="1463854" calcext:value-type="float">
            <text:p>1'463'854 <text:s/></text:p>
          </table:table-cell>
          <table:table-cell table:style-name="ce59" office:value-type="float" office:value="1444552" calcext:value-type="float">
            <text:p>1'444'552 <text:s/></text:p>
          </table:table-cell>
          <table:table-cell table:style-name="ce73" table:formula="of:=100*[.K41]/[.J41]" office:value-type="float" office:value="50.33183125052" calcext:value-type="float">
            <text:p>50.3 <text:s/></text:p>
          </table:table-cell>
          <table:table-cell table:style-name="ce96" office:value-type="string" office:string-value="A" calcext:value-type="string">
            <text:p>A </text:p>
          </table:table-cell>
          <table:table-cell table:style-name="ce107" office:value-type="string" calcext:value-type="string">
            <text:p>12 5/2</text:p>
          </table:table-cell>
          <table:table-cell table:style-name="ce107" office:value-type="string" calcext:value-type="string">
            <text:p>8 1/2</text:p>
          </table:table-cell>
          <table:table-cell table:number-columns-repeated="1008"/>
        </table:table-row>
        <table:table-row table:style-name="ro4">
          <table:table-cell table:style-name="ce10" office:value-type="float" office:value="581" calcext:value-type="float">
            <text:p>581</text:p>
          </table:table-cell>
          <table:table-cell table:style-name="ce31" office:value-type="date" office:date-value="2014-05-18" calcext:value-type="date">
            <text:p>18.05.2014</text:p>
          </table:table-cell>
          <table:table-cell table:style-name="ce43" office:value-type="string" calcext:value-type="string">
            <text:p>Bundesbeschluss über die medizinische Grundversorgung (direkter Gegenentwurf zur zurückgezogenen Volksinitiative «Ja zur Hausarztmedizin»)</text:p>
          </table:table-cell>
          <table:table-cell table:style-name="ce53" office:value-type="string" calcext:value-type="string">
            <text:p>Obl.</text:p>
          </table:table-cell>
          <table:table-cell table:style-name="ce60" office:value-type="float" office:value="5221880" calcext:value-type="float">
            <text:p>5'221'880 <text:s/></text:p>
          </table:table-cell>
          <table:table-cell table:style-name="ce60" office:value-type="float" office:value="2915993" calcext:value-type="float">
            <text:p>2'915'993 <text:s/></text:p>
          </table:table-cell>
          <table:table-cell table:style-name="ce74" office:value-type="float" office:value="55.8418232513961" calcext:value-type="float">
            <text:p>55.8 <text:s/></text:p>
          </table:table-cell>
          <table:table-cell table:style-name="ce60" office:value-type="float" office:value="89196" calcext:value-type="float">
            <text:p>89'196 <text:s/></text:p>
          </table:table-cell>
          <table:table-cell table:style-name="ce60" office:value-type="float" office:value="9731" calcext:value-type="float">
            <text:p>9'731 <text:s/></text:p>
          </table:table-cell>
          <table:table-cell table:style-name="ce60" office:value-type="float" office:value="2817066" calcext:value-type="float">
            <text:p>2'817'066 <text:s/></text:p>
          </table:table-cell>
          <table:table-cell table:style-name="ce60" office:value-type="float" office:value="2480870" calcext:value-type="float">
            <text:p>2'480'870 <text:s/></text:p>
          </table:table-cell>
          <table:table-cell table:style-name="ce60" office:value-type="float" office:value="336196" calcext:value-type="float">
            <text:p>336'196 <text:s/></text:p>
          </table:table-cell>
          <table:table-cell table:style-name="ce74" office:value-type="float" office:value="88.0657393188516" calcext:value-type="float">
            <text:p>88.1 <text:s/></text:p>
          </table:table-cell>
          <table:table-cell table:style-name="ce97" office:value-type="string" office:string-value="A" calcext:value-type="string">
            <text:p>A </text:p>
          </table:table-cell>
          <table:table-cell table:style-name="ce108" office:value-type="string" calcext:value-type="string">
            <text:p>20 6/2</text:p>
          </table:table-cell>
          <table:table-cell table:style-name="ce108"/>
          <table:table-cell table:style-name="ce113" table:number-columns-repeated="1008"/>
        </table:table-row>
        <table:table-row table:style-name="ro3">
          <table:table-cell table:style-name="ce9" office:value-type="float" office:value="582" calcext:value-type="float">
            <text:p>582</text:p>
          </table:table-cell>
          <table:table-cell table:style-name="ce30" office:value-type="date" office:date-value="2014-05-18" calcext:value-type="date">
            <text:p>18.05.2014</text:p>
          </table:table-cell>
          <table:table-cell table:style-name="ce42" office:value-type="string" office:string-value="Volksinitiative «Pädophile sollen nicht mehr mit Kindern arbeiten dürfen»" calcext:value-type="string">
            <text:p>Volksinitiative «Pädophile sollen nicht mehr mit Kindern arbeiten dürfen» </text:p>
          </table:table-cell>
          <table:table-cell table:style-name="ce52" office:value-type="string" calcext:value-type="string">
            <text:p>I.</text:p>
          </table:table-cell>
          <table:table-cell table:style-name="ce59" office:value-type="float" office:value="5221880" calcext:value-type="float">
            <text:p>5'221'880 <text:s/></text:p>
          </table:table-cell>
          <table:table-cell table:style-name="ce59" office:value-type="float" office:value="2933259" calcext:value-type="float">
            <text:p>2'933'259 <text:s/></text:p>
          </table:table-cell>
          <table:table-cell table:style-name="ce73" office:value-type="float" office:value="56.1724704512551" calcext:value-type="float">
            <text:p>56.2 <text:s/></text:p>
          </table:table-cell>
          <table:table-cell table:style-name="ce59" office:value-type="float" office:value="59214" calcext:value-type="float">
            <text:p>59'214 <text:s/></text:p>
          </table:table-cell>
          <table:table-cell table:style-name="ce59" office:value-type="float" office:value="9519" calcext:value-type="float">
            <text:p>9'519 <text:s/></text:p>
          </table:table-cell>
          <table:table-cell table:style-name="ce59" office:value-type="float" office:value="2864526" calcext:value-type="float">
            <text:p>2'864'526 <text:s/></text:p>
          </table:table-cell>
          <table:table-cell table:style-name="ce59" office:value-type="float" office:value="1819822" calcext:value-type="float">
            <text:p>1'819'822 <text:s/></text:p>
          </table:table-cell>
          <table:table-cell table:style-name="ce59" office:value-type="float" office:value="1044704" calcext:value-type="float">
            <text:p>1'044'704 <text:s/></text:p>
          </table:table-cell>
          <table:table-cell table:style-name="ce73" office:value-type="float" office:value="63.5296031524936" calcext:value-type="float">
            <text:p>63.5 <text:s/></text:p>
          </table:table-cell>
          <table:table-cell table:style-name="ce96" office:value-type="string" office:string-value="A" calcext:value-type="string">
            <text:p>A </text:p>
          </table:table-cell>
          <table:table-cell table:style-name="ce107" office:value-type="string" calcext:value-type="string">
            <text:p>20 6/2</text:p>
          </table:table-cell>
          <table:table-cell table:style-name="ce107"/>
          <table:table-cell table:number-columns-repeated="1008"/>
        </table:table-row>
        <table:table-row table:style-name="ro3">
          <table:table-cell table:style-name="ce10" office:value-type="float" office:value="583" calcext:value-type="float">
            <text:p>583</text:p>
          </table:table-cell>
          <table:table-cell table:style-name="ce31" office:value-type="date" office:date-value="2014-05-18" calcext:value-type="date">
            <text:p>18.05.2014</text:p>
          </table:table-cell>
          <table:table-cell table:style-name="ce43" office:value-type="string" calcext:value-type="string">
            <text:p>Volksinitiative «Für den Schutz fairer Löhne (Mindestlohn-Initiative)»</text:p>
          </table:table-cell>
          <table:table-cell table:style-name="ce53" office:value-type="string" calcext:value-type="string">
            <text:p>I.</text:p>
          </table:table-cell>
          <table:table-cell table:style-name="ce60" office:value-type="float" office:value="5221880" calcext:value-type="float">
            <text:p>5'221'880 <text:s/></text:p>
          </table:table-cell>
          <table:table-cell table:style-name="ce60" office:value-type="float" office:value="2942915" calcext:value-type="float">
            <text:p>2'942'915 <text:s/></text:p>
          </table:table-cell>
          <table:table-cell table:style-name="ce74" office:value-type="float" office:value="56.3573846966993" calcext:value-type="float">
            <text:p>56.4 <text:s/></text:p>
          </table:table-cell>
          <table:table-cell table:style-name="ce60" office:value-type="float" office:value="36192" calcext:value-type="float">
            <text:p>36'192 <text:s/></text:p>
          </table:table-cell>
          <table:table-cell table:style-name="ce60" office:value-type="float" office:value="8960" calcext:value-type="float">
            <text:p>8'960 <text:s/></text:p>
          </table:table-cell>
          <table:table-cell table:style-name="ce60" office:value-type="float" office:value="2897763" calcext:value-type="float">
            <text:p>2'897'763 <text:s/></text:p>
          </table:table-cell>
          <table:table-cell table:style-name="ce60" office:value-type="float" office:value="687571" calcext:value-type="float">
            <text:p>687'571 <text:s/></text:p>
          </table:table-cell>
          <table:table-cell table:style-name="ce60" office:value-type="float" office:value="2210192" calcext:value-type="float">
            <text:p>2'210'192 <text:s/></text:p>
          </table:table-cell>
          <table:table-cell table:style-name="ce74" office:value-type="float" office:value="23.7276478442164" calcext:value-type="float">
            <text:p>23.7 <text:s/></text:p>
          </table:table-cell>
          <table:table-cell table:style-name="ce97" office:value-type="string" office:string-value="V" calcext:value-type="string">
            <text:p>V </text:p>
          </table:table-cell>
          <table:table-cell table:style-name="ce108"/>
          <table:table-cell table:style-name="ce108" office:value-type="string" calcext:value-type="string">
            <text:p>20 6/2</text:p>
          </table:table-cell>
          <table:table-cell table:style-name="ce113" table:number-columns-repeated="1008"/>
        </table:table-row>
        <table:table-row table:style-name="ro3">
          <table:table-cell table:style-name="ce9" office:value-type="float" office:value="584" calcext:value-type="float">
            <text:p>584</text:p>
          </table:table-cell>
          <table:table-cell table:style-name="ce30" office:value-type="date" office:date-value="2014-05-18" calcext:value-type="date">
            <text:p>18.05.2014</text:p>
          </table:table-cell>
          <table:table-cell table:style-name="ce42" office:value-type="string" office:string-value="Bundesgesetz über den Fonds zur Beschaffung des Kampfflugzeugs Gripen" calcext:value-type="string">
            <text:p>Bundesgesetz über den Fonds zur Beschaffung des Kampfflugzeugs Gripen </text:p>
          </table:table-cell>
          <table:table-cell table:style-name="ce52" office:value-type="string" calcext:value-type="string">
            <text:p>Fak.</text:p>
          </table:table-cell>
          <table:table-cell table:style-name="ce59" office:value-type="float" office:value="5221880" calcext:value-type="float">
            <text:p>5'221'880 <text:s/></text:p>
          </table:table-cell>
          <table:table-cell table:style-name="ce59" office:value-type="float" office:value="2941136" calcext:value-type="float">
            <text:p>2'941'136 <text:s/></text:p>
          </table:table-cell>
          <table:table-cell table:style-name="ce73" office:value-type="float" office:value="56.3233165066987" calcext:value-type="float">
            <text:p>56.3 <text:s/></text:p>
          </table:table-cell>
          <table:table-cell table:style-name="ce59" office:value-type="float" office:value="43627" calcext:value-type="float">
            <text:p>43'627 <text:s/></text:p>
          </table:table-cell>
          <table:table-cell table:style-name="ce59" office:value-type="float" office:value="9022" calcext:value-type="float">
            <text:p>9'022 <text:s/></text:p>
          </table:table-cell>
          <table:table-cell table:style-name="ce59" office:value-type="float" office:value="2888487" calcext:value-type="float">
            <text:p>2'888'487 <text:s/></text:p>
          </table:table-cell>
          <table:table-cell table:style-name="ce59" office:value-type="float" office:value="1345726" calcext:value-type="float">
            <text:p>1'345'726 <text:s/></text:p>
          </table:table-cell>
          <table:table-cell table:style-name="ce59" office:value-type="float" office:value="1542761" calcext:value-type="float">
            <text:p>1'542'761 <text:s/></text:p>
          </table:table-cell>
          <table:table-cell table:style-name="ce73" office:value-type="float" office:value="46.5893043659189" calcext:value-type="float">
            <text:p>46.6 <text:s/></text:p>
          </table:table-cell>
          <table:table-cell table:style-name="ce96" office:value-type="string" office:string-value="V" calcext:value-type="string">
            <text:p>V </text:p>
          </table:table-cell>
          <table:table-cell table:style-name="ce107" table:number-columns-repeated="2"/>
          <table:table-cell table:number-columns-repeated="1008"/>
        </table:table-row>
        <table:table-row table:style-name="ro3">
          <table:table-cell table:style-name="ce9" office:value-type="string" calcext:value-type="string">
            <text:p>585 p</text:p>
          </table:table-cell>
          <table:table-cell table:style-name="ce30" office:value-type="date" office:date-value="2014-09-28" calcext:value-type="date">
            <text:p>28.09.2014</text:p>
          </table:table-cell>
          <table:table-cell table:style-name="ce42" office:value-type="string" office:string-value="Volksinitiative «Schluss mit der MwSt-Diskriminierung des Gastgewerbes!»" calcext:value-type="string">
            <text:p>Volksinitiative «Schluss mit der MwSt-Diskriminierung des Gastgewerbes!» </text:p>
          </table:table-cell>
          <table:table-cell table:style-name="ce52" office:value-type="string" calcext:value-type="string">
            <text:p>I.</text:p>
          </table:table-cell>
          <table:table-cell table:style-name="ce59" table:number-columns-repeated="2"/>
          <table:table-cell table:style-name="ce73"/>
          <table:table-cell table:style-name="ce59" table:number-columns-repeated="2"/>
          <table:table-cell table:style-name="ce59" table:formula="of:=SUM([.K46:.L46])" office:value-type="float" office:value="2403257" calcext:value-type="float">
            <text:p>2'403'257 <text:s/></text:p>
          </table:table-cell>
          <table:table-cell table:style-name="ce59" office:value-type="float" office:value="684638" calcext:value-type="float">
            <text:p>684'638 <text:s/></text:p>
          </table:table-cell>
          <table:table-cell table:style-name="ce59" office:value-type="float" office:value="1718619" calcext:value-type="float">
            <text:p>1'718'619 <text:s/></text:p>
          </table:table-cell>
          <table:table-cell table:style-name="ce73" table:formula="of:=100/[.J46]*[.K46]" office:value-type="float" office:value="28.487922848035" calcext:value-type="float">
            <text:p>28.5 <text:s/></text:p>
          </table:table-cell>
          <table:table-cell table:style-name="ce96" office:value-type="string" office:string-value="V" calcext:value-type="string">
            <text:p>V </text:p>
          </table:table-cell>
          <table:table-cell table:style-name="ce107" office:value-type="string" calcext:value-type="string">
            <text:p>0</text:p>
          </table:table-cell>
          <table:table-cell table:style-name="ce107" office:value-type="string" calcext:value-type="string">
            <text:p>20 6/2</text:p>
          </table:table-cell>
          <table:table-cell table:number-columns-repeated="1008"/>
        </table:table-row>
        <table:table-row table:style-name="ro1">
          <table:table-cell table:style-name="ce9" office:value-type="string" calcext:value-type="string">
            <text:p>586 p</text:p>
          </table:table-cell>
          <table:table-cell table:style-name="ce30" office:value-type="date" office:date-value="2014-09-28" calcext:value-type="date">
            <text:p>28.09.2014</text:p>
          </table:table-cell>
          <table:table-cell table:style-name="ce42" office:value-type="string" office:string-value="Volksinitiative «Für eine öffentliche Krankenkasse»" calcext:value-type="string">
            <text:p>Volksinitiative «Für eine öffentliche Krankenkasse» </text:p>
          </table:table-cell>
          <table:table-cell table:style-name="ce52" office:value-type="string" calcext:value-type="string">
            <text:p>I.</text:p>
          </table:table-cell>
          <table:table-cell table:style-name="ce59" table:number-columns-repeated="2"/>
          <table:table-cell table:style-name="ce73"/>
          <table:table-cell table:style-name="ce59" table:number-columns-repeated="2"/>
          <table:table-cell table:style-name="ce59" table:formula="of:=SUM([.K47:.L47])" office:value-type="float" office:value="2444877" calcext:value-type="float">
            <text:p>2'444'877 <text:s/></text:p>
          </table:table-cell>
          <table:table-cell table:style-name="ce59" office:value-type="float" office:value="932761" calcext:value-type="float">
            <text:p>932'761 <text:s/></text:p>
          </table:table-cell>
          <table:table-cell table:style-name="ce59" office:value-type="float" office:value="1512116" calcext:value-type="float">
            <text:p>1'512'116 <text:s/></text:p>
          </table:table-cell>
          <table:table-cell table:style-name="ce73" table:formula="of:=100/[.J47]*[.K47]" office:value-type="float" office:value="38.1516534369623" calcext:value-type="float">
            <text:p>38.2 <text:s/></text:p>
          </table:table-cell>
          <table:table-cell table:style-name="ce96" office:value-type="string" office:string-value="V" calcext:value-type="string">
            <text:p>V </text:p>
          </table:table-cell>
          <table:table-cell table:style-name="ce107" office:value-type="string" calcext:value-type="string">
            <text:p>4</text:p>
          </table:table-cell>
          <table:table-cell table:style-name="ce107" office:value-type="string" calcext:value-type="string">
            <text:p>16 6/2</text:p>
          </table:table-cell>
          <table:table-cell table:number-columns-repeated="1008"/>
        </table:table-row>
        <table:table-row table:style-name="ro2">
          <table:table-cell table:style-name="ce11"/>
          <table:table-cell table:style-name="ce32"/>
          <table:table-cell table:style-name="ce11" table:number-columns-repeated="2"/>
          <table:table-cell table:style-name="ce61" table:number-columns-repeated="2"/>
          <table:table-cell table:style-name="ce75"/>
          <table:table-cell table:style-name="ce61" table:number-columns-repeated="5"/>
          <table:table-cell table:style-name="ce75"/>
          <table:table-cell table:style-name="ce98"/>
          <table:table-cell table:style-name="ce11" table:number-columns-repeated="2"/>
          <table:table-cell table:number-columns-repeated="1008"/>
        </table:table-row>
        <table:table-row table:style-name="ro1">
          <table:table-cell table:style-name="ce12" office:value-type="string" calcext:value-type="string">
            <text:p>1) Volksinitiativen mit Gegenentwurf werden als eine Abstimmung gezählt. Die Stimmen ohne Antwort sind nicht aufgeführt.</text:p>
          </table:table-cell>
          <table:table-cell table:style-name="ce33"/>
          <table:table-cell table:style-name="ce12"/>
          <table:table-cell table:style-name="ce3"/>
          <table:table-cell table:style-name="ce62" table:number-columns-repeated="2"/>
          <table:table-cell table:style-name="ce76"/>
          <table:table-cell table:style-name="ce62" table:number-columns-repeated="5"/>
          <table:table-cell table:style-name="ce76"/>
          <table:table-cell table:style-name="ce99"/>
          <table:table-cell table:style-name="ce3" table:number-columns-repeated="2"/>
          <table:table-cell table:number-columns-repeated="1008"/>
        </table:table-row>
        <table:table-row table:style-name="ro1">
          <table:table-cell table:style-name="ce13" office:value-type="string" calcext:value-type="string">
            <text:p>2) Obl. = Dem obligatorischen Referendum unterstehende Verfassungsvorlagen des Bundes</text:p>
          </table:table-cell>
          <table:table-cell table:style-name="ce15" table:number-columns-repeated="2"/>
          <table:table-cell table:style-name="ce54"/>
          <table:table-cell table:style-name="ce62" table:number-columns-repeated="2"/>
          <table:table-cell table:style-name="ce76"/>
          <table:table-cell table:style-name="ce62" table:number-columns-repeated="5"/>
          <table:table-cell table:style-name="ce76"/>
          <table:table-cell table:style-name="ce99"/>
          <table:table-cell table:style-name="ce3" table:number-columns-repeated="2"/>
          <table:table-cell table:number-columns-repeated="1008"/>
        </table:table-row>
        <table:table-row table:style-name="ro1">
          <table:table-cell table:style-name="ce14" office:value-type="string" calcext:value-type="string">
            <text:p>Fak. = Gesetze und Bundesbeschlüsse, gegen die erfolgreich das fakultative Referendum ergriffen wurde</text:p>
          </table:table-cell>
          <table:table-cell table:style-name="ce15" table:number-columns-repeated="2"/>
          <table:table-cell table:style-name="ce54" table:number-columns-repeated="3"/>
          <table:table-cell table:style-name="ce77"/>
          <table:table-cell table:style-name="ce54" table:number-columns-repeated="2"/>
          <table:table-cell table:style-name="ce79"/>
          <table:table-cell table:style-name="ce54"/>
          <table:table-cell table:number-columns-repeated="4"/>
          <table:table-cell table:style-name="ce54"/>
          <table:table-cell table:number-columns-repeated="1008"/>
        </table:table-row>
        <table:table-row table:style-name="ro1">
          <table:table-cell table:style-name="ce14" office:value-type="string" calcext:value-type="string">
            <text:p>I. = Verfassungsvorlagen aufgrund von Volksbegehren (Initiativen)</text:p>
          </table:table-cell>
          <table:table-cell table:style-name="ce15" table:number-columns-repeated="2"/>
          <table:table-cell table:style-name="ce54"/>
          <table:table-cell table:style-name="ce63" table:number-columns-repeated="2"/>
          <table:table-cell table:style-name="ce78"/>
          <table:table-cell table:style-name="ce63" table:number-columns-repeated="2"/>
          <table:table-cell table:style-name="ce54" table:number-columns-repeated="2"/>
          <table:table-cell table:number-columns-repeated="1013"/>
        </table:table-row>
        <table:table-row table:style-name="ro1">
          <table:table-cell table:style-name="ce14" office:value-type="string" calcext:value-type="string">
            <text:p>GE = Gegenentwürfe der Bundesversammlung zu einem Volksbegehren</text:p>
          </table:table-cell>
          <table:table-cell table:style-name="ce15" table:number-columns-repeated="2"/>
          <table:table-cell table:style-name="ce54"/>
          <table:table-cell table:style-name="ce63" table:number-columns-repeated="2"/>
          <table:table-cell table:style-name="ce78"/>
          <table:table-cell table:style-name="ce63" table:number-columns-repeated="2"/>
          <table:table-cell table:style-name="ce80"/>
          <table:table-cell table:style-name="ce54"/>
          <table:table-cell table:style-name="ce63"/>
          <table:table-cell table:style-name="ce87"/>
          <table:table-cell table:number-columns-repeated="1011"/>
        </table:table-row>
        <table:table-row table:style-name="ro1">
          <table:table-cell table:style-name="ce13" office:value-type="string" calcext:value-type="string">
            <text:p>3) der gültigen Stimmen (mit Ausnahme der Initiativen mit Gegenentwurf: in % der Summe von Ja- und <text:s/>Nein-Stimmen)</text:p>
          </table:table-cell>
          <table:table-cell table:style-name="ce15" table:number-columns-repeated="2"/>
          <table:table-cell table:style-name="ce54"/>
          <table:table-cell table:style-name="ce63" table:number-columns-repeated="2"/>
          <table:table-cell table:style-name="ce78"/>
          <table:table-cell table:style-name="ce63" table:number-columns-repeated="3"/>
          <table:table-cell table:style-name="ce84"/>
          <table:table-cell table:style-name="ce80"/>
          <table:table-cell table:style-name="ce87"/>
          <table:table-cell/>
          <table:table-cell table:style-name="ce54" table:number-columns-repeated="2"/>
          <table:table-cell table:number-columns-repeated="1008"/>
        </table:table-row>
        <table:table-row table:style-name="ro1">
          <table:table-cell table:style-name="ce13" office:value-type="string" calcext:value-type="string">
            <text:p>4) Total 23 Stände (bis 1978: 22 Stände). Beim fakultativen Referendum ist nur das Volksmehr nötig.</text:p>
          </table:table-cell>
          <table:table-cell table:style-name="ce15" table:number-columns-repeated="2"/>
          <table:table-cell table:style-name="ce54"/>
          <table:table-cell/>
          <table:table-cell table:style-name="ce65"/>
          <table:table-cell table:number-columns-repeated="3"/>
          <table:table-cell table:style-name="ce63"/>
          <table:table-cell table:style-name="ce54" table:number-columns-repeated="2"/>
          <table:table-cell table:style-name="ce87"/>
          <table:table-cell table:style-name="ce80"/>
          <table:table-cell table:style-name="ce54" table:number-columns-repeated="2"/>
          <table:table-cell table:number-columns-repeated="1008"/>
        </table:table-row>
        <table:table-row table:style-name="ro1">
          <table:table-cell table:style-name="ce13" office:value-type="string" calcext:value-type="string">
            <text:p>5) Die Vorlage scheiterte am Ständemehr.</text:p>
          </table:table-cell>
          <table:table-cell table:style-name="ce15" table:number-columns-repeated="2"/>
          <table:table-cell table:style-name="ce54"/>
          <table:table-cell/>
          <table:table-cell table:style-name="ce65"/>
          <table:table-cell table:number-columns-repeated="3"/>
          <table:table-cell table:style-name="ce63"/>
          <table:table-cell table:style-name="ce54" table:number-columns-repeated="2"/>
          <table:table-cell table:style-name="ce87"/>
          <table:table-cell table:style-name="ce80"/>
          <table:table-cell table:style-name="ce54" table:number-columns-repeated="2"/>
          <table:table-cell table:number-columns-repeated="1008"/>
        </table:table-row>
        <table:table-row table:style-name="ro1">
          <table:table-cell table:style-name="ce13" office:value-type="string" calcext:value-type="string">
            <text:p>p) provisorisch</text:p>
          </table:table-cell>
          <table:table-cell table:style-name="ce15" table:number-columns-repeated="2"/>
          <table:table-cell table:style-name="ce54" table:number-columns-repeated="3"/>
          <table:table-cell table:style-name="ce77"/>
          <table:table-cell table:style-name="ce54" table:number-columns-repeated="2"/>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1">
          <table:table-cell table:style-name="ce15" table:number-columns-repeated="3"/>
          <table:table-cell table:style-name="ce54" table:number-columns-repeated="3"/>
          <table:table-cell table:style-name="ce77"/>
          <table:table-cell table:style-name="ce54" table:number-columns-repeated="2"/>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2" office:value-type="string" calcext:value-type="string">
            <text:p>Bundesamt für Statistik, Statistik der eidg. Volksabstimmungen</text:p>
          </table:table-cell>
          <table:table-cell table:style-name="ce12" table:number-columns-repeated="2"/>
          <table:table-cell table:style-name="ce3" table:number-columns-repeated="1021"/>
        </table:table-row>
        <table:table-row table:style-name="ro6">
          <table:table-cell table:style-name="ce12" office:value-type="string" calcext:value-type="string">
            <text:p>Geändert am: 28.09.2014</text:p>
          </table:table-cell>
          <table:table-cell table:style-name="ce34"/>
          <table:table-cell table:style-name="ce12"/>
          <table:table-cell table:style-name="ce3" table:number-columns-repeated="1021"/>
        </table:table-row>
        <table:table-row table:style-name="ro6">
          <table:table-cell table:style-name="ce16" office:value-type="string" calcext:value-type="string">
            <text:p>Auskunft:</text:p>
          </table:table-cell>
          <table:table-cell table:style-name="ce12" table:number-columns-repeated="2"/>
          <table:table-cell table:style-name="ce3" table:number-columns-repeated="1021"/>
        </table:table-row>
        <table:table-row table:style-name="ro6">
          <table:table-cell table:style-name="ce17" office:value-type="string" calcext:value-type="string">
            <text:p><text:span text:style-name="T1"><text:a xlink:href="mailto:poku@bfs.admin.ch" xlink:type="simple">poku@bfs.admin.ch</text:a></text:span></text:p>
          </table:table-cell>
          <table:table-cell table:style-name="ce12" table:number-columns-repeated="2"/>
          <table:table-cell table:style-name="ce3" table:number-columns-repeated="1021"/>
        </table:table-row>
        <table:table-row table:style-name="ro6">
          <table:table-cell table:style-name="ce16" office:value-type="string" calcext:value-type="string">
            <text:p>032 713 61 58</text:p>
          </table:table-cell>
          <table:table-cell table:style-name="ce12" table:number-columns-repeated="2"/>
          <table:table-cell table:style-name="ce3" table:number-columns-repeated="1021"/>
        </table:table-row>
        <table:table-row table:style-name="ro6">
          <table:table-cell table:style-name="ce18" office:value-type="string" calcext:value-type="string">
            <text:p>© BFS - Statistisches Lexikon der Schweiz</text:p>
          </table:table-cell>
          <table:table-cell table:style-name="ce12" table:number-columns-repeated="2"/>
          <table:table-cell table:style-name="ce3" table:number-columns-repeated="1021"/>
        </table:table-row>
        <table:table-row table:style-name="ro7" table:number-rows-repeated="1048511">
          <table:table-cell table:number-columns-repeated="1024"/>
        </table:table-row>
        <table:table-row table:style-name="ro7">
          <table:table-cell table:number-columns-repeated="1024"/>
        </table:table-row>
        <table:named-expressions>
          <table:named-range table:name="Excel_BuiltIn_Print_Area" table:base-cell-address="$'2010-2014'.$A$1" table:cell-range-address="$'2010-2014'.$A$1:.$P$64" table:range-usable-as="print-range"/>
        </table:named-expressions>
      </table:table>
      <table:table table:name="2000-2009" table:style-name="ta2" table:print-ranges="'2000-2009'.A1:'2000-2009'.P112">
        <table:table-column table:style-name="co15" table:default-cell-style-name="ce121"/>
        <table:table-column table:style-name="co16" table:default-cell-style-name="ce121"/>
        <table:table-column table:style-name="co17" table:default-cell-style-name="ce121"/>
        <table:table-column table:style-name="co4" table:default-cell-style-name="ce121"/>
        <table:table-column table:style-name="co5" table:default-cell-style-name="ce121"/>
        <table:table-column table:style-name="co6" table:default-cell-style-name="ce121"/>
        <table:table-column table:style-name="co5" table:default-cell-style-name="ce121"/>
        <table:table-column table:style-name="co7" table:default-cell-style-name="ce121"/>
        <table:table-column table:style-name="co8" table:default-cell-style-name="ce121"/>
        <table:table-column table:style-name="co4" table:default-cell-style-name="ce121"/>
        <table:table-column table:style-name="co9" table:default-cell-style-name="ce121"/>
        <table:table-column table:style-name="co18" table:default-cell-style-name="ce121"/>
        <table:table-column table:style-name="co11" table:default-cell-style-name="ce121"/>
        <table:table-column table:style-name="co12" table:default-cell-style-name="ce121"/>
        <table:table-column table:style-name="co13" table:default-cell-style-name="ce121"/>
        <table:table-column table:style-name="co9" table:default-cell-style-name="ce121"/>
        <table:table-column table:style-name="co14" table:number-columns-repeated="241" table:default-cell-style-name="ce121"/>
        <table:table-column table:style-name="co14" table:number-columns-repeated="767" table:default-cell-style-name="Default"/>
        <table:table-row table:style-name="ro6">
          <table:table-cell table:style-name="ce1" office:value-type="string" calcext:value-type="string">
            <text:p>Eidgenössische Volksabstimmungen 2000 – 2009, detaillierte Ergebnisse</text:p>
          </table:table-cell>
          <table:table-cell table:style-name="ce20"/>
          <table:table-cell table:style-name="ce35"/>
          <table:table-cell table:style-name="ce44" table:number-columns-repeated="7"/>
          <table:table-cell table:style-name="ce81"/>
          <table:table-cell table:style-name="ce44" table:number-columns-repeated="2"/>
          <table:table-cell table:style-name="ce88"/>
          <table:table-cell table:style-name="ce44"/>
          <table:table-cell table:style-name="ce109" office:value-type="string" calcext:value-type="string">
            <text:p>T 17.3.2.2</text:p>
          </table:table-cell>
          <table:table-cell table:number-columns-repeated="1008"/>
        </table:table-row>
        <table:table-row table:style-name="ro2">
          <table:table-cell table:style-name="ce2"/>
          <table:table-cell table:style-name="ce21"/>
          <table:table-cell table:style-name="ce2" table:number-columns-repeated="8"/>
          <table:table-cell table:style-name="ce82"/>
          <table:table-cell table:style-name="ce2" table:number-columns-repeated="2"/>
          <table:table-cell table:style-name="ce89"/>
          <table:table-cell table:style-name="ce2" table:number-columns-repeated="2"/>
          <table:table-cell table:number-columns-repeated="1008"/>
        </table:table-row>
        <table:table-row table:style-name="ro2">
          <table:table-cell table:style-name="ce3"/>
          <table:table-cell table:style-name="ce22"/>
          <table:table-cell table:style-name="ce3"/>
          <table:table-cell table:style-name="ce45"/>
          <table:table-cell table:style-name="ce46"/>
          <table:table-cell table:style-name="ce62"/>
          <table:table-cell table:style-name="ce68"/>
          <table:table-cell table:style-name="ce62"/>
          <table:table-cell table:style-name="ce46"/>
          <table:table-cell table:style-name="ce62"/>
          <table:table-cell table:style-name="ce83"/>
          <table:table-cell table:style-name="ce62"/>
          <table:table-cell table:style-name="ce85"/>
          <table:table-cell table:style-name="ce90"/>
          <table:table-cell table:style-name="ce3"/>
          <table:table-cell table:style-name="ce110"/>
          <table:table-cell table:number-columns-repeated="1008"/>
        </table:table-row>
        <table:table-row table:style-name="ro6">
          <table:table-cell table:style-name="ce3" office:value-type="string" calcext:value-type="string">
            <text:p>Nr. der</text:p>
          </table:table-cell>
          <table:table-cell table:style-name="ce23" office:value-type="string" calcext:value-type="string">
            <text:p>Datum</text:p>
          </table:table-cell>
          <table:table-cell table:style-name="ce36" office:value-type="string" calcext:value-type="string">
            <text:p>Gegenstand</text:p>
          </table:table-cell>
          <table:table-cell table:style-name="ce46" office:value-type="string" office:string-value="Art 2)" calcext:value-type="string">
            <text:p><text:s/>Art 2) </text:p>
          </table:table-cell>
          <table:table-cell table:style-name="ce46" office:value-type="string" office:string-value="Stimmbe-" calcext:value-type="string">
            <text:p><text:s/>Stimmbe- </text:p>
          </table:table-cell>
          <table:table-cell table:style-name="ce62" office:value-type="string" office:string-value="Abgegebene" calcext:value-type="string">
            <text:p><text:s/>Abgegebene </text:p>
          </table:table-cell>
          <table:table-cell table:style-name="ce68" office:value-type="string" calcext:value-type="string">
            <text:p>Stimmbe-</text:p>
          </table:table-cell>
          <table:table-cell table:style-name="ce62" office:value-type="string" office:string-value="Leer" calcext:value-type="string">
            <text:p><text:s/>Leer </text:p>
          </table:table-cell>
          <table:table-cell table:style-name="ce46" office:value-type="string" office:string-value="Ungültig" calcext:value-type="string">
            <text:p><text:s/>Ungültig </text:p>
          </table:table-cell>
          <table:table-cell table:style-name="ce62" office:value-type="string" office:string-value="Gültige" calcext:value-type="string">
            <text:p><text:s/>Gültige </text:p>
          </table:table-cell>
          <table:table-cell table:style-name="ce46" office:value-type="string" office:string-value="JA-" calcext:value-type="string">
            <text:p><text:s/>JA- </text:p>
          </table:table-cell>
          <table:table-cell table:style-name="ce62" office:value-type="string" office:string-value="NEIN-" calcext:value-type="string">
            <text:p><text:s/>NEIN- </text:p>
          </table:table-cell>
          <table:table-cell table:style-name="ce68" office:value-type="string" calcext:value-type="string">
            <text:p>JA</text:p>
          </table:table-cell>
          <table:table-cell table:style-name="ce91" office:value-type="string" calcext:value-type="string">
            <text:p>Angenommen (A)</text:p>
          </table:table-cell>
          <table:table-cell table:style-name="ce100" office:value-type="string" calcext:value-type="string">
            <text:p>Annehmende</text:p>
          </table:table-cell>
          <table:table-cell table:style-name="ce111" office:value-type="string" calcext:value-type="string">
            <text:p>Ablehnende</text:p>
          </table:table-cell>
          <table:table-cell table:number-columns-repeated="1008"/>
        </table:table-row>
        <table:table-row table:style-name="ro6">
          <table:table-cell table:style-name="ce3" office:value-type="string" calcext:value-type="string">
            <text:p>Vorlage 1)</text:p>
          </table:table-cell>
          <table:table-cell table:style-name="ce24"/>
          <table:table-cell table:style-name="ce3"/>
          <table:table-cell table:style-name="ce47"/>
          <table:table-cell table:style-name="ce46" office:value-type="string" office:string-value="rechtigte" calcext:value-type="string">
            <text:p><text:s/>rechtigte </text:p>
          </table:table-cell>
          <table:table-cell table:style-name="ce62" office:value-type="string" office:string-value="Stimmen" calcext:value-type="string">
            <text:p><text:s/>Stimmen </text:p>
          </table:table-cell>
          <table:table-cell table:style-name="ce68" office:value-type="string" calcext:value-type="string">
            <text:p>teiligung in %</text:p>
          </table:table-cell>
          <table:table-cell table:style-name="ce62"/>
          <table:table-cell table:style-name="ce46"/>
          <table:table-cell table:style-name="ce62" office:value-type="string" office:string-value="Stimmen" calcext:value-type="string">
            <text:p><text:s/>Stimmen </text:p>
          </table:table-cell>
          <table:table-cell table:style-name="ce46" office:value-type="string" office:string-value="Stimmen" calcext:value-type="string">
            <text:p><text:s/>Stimmen </text:p>
          </table:table-cell>
          <table:table-cell table:style-name="ce62" office:value-type="string" office:string-value="Stimmen" calcext:value-type="string">
            <text:p><text:s/>Stimmen </text:p>
          </table:table-cell>
          <table:table-cell table:style-name="ce68" office:value-type="string" calcext:value-type="string">
            <text:p>in % 3)</text:p>
          </table:table-cell>
          <table:table-cell table:style-name="ce91" office:value-type="string" calcext:value-type="string">
            <text:p>Verworfen (V)</text:p>
          </table:table-cell>
          <table:table-cell table:style-name="ce100" office:value-type="string" calcext:value-type="string">
            <text:p>Stände 4)</text:p>
          </table:table-cell>
          <table:table-cell table:style-name="ce111" office:value-type="string" calcext:value-type="string">
            <text:p>Stände 4)</text:p>
          </table:table-cell>
          <table:table-cell table:number-columns-repeated="1008"/>
        </table:table-row>
        <table:table-row table:style-name="ro2">
          <table:table-cell table:style-name="ce4"/>
          <table:table-cell table:style-name="ce25"/>
          <table:table-cell table:style-name="ce125"/>
          <table:table-cell table:style-name="ce48"/>
          <table:table-cell table:style-name="ce55"/>
          <table:table-cell table:style-name="ce64"/>
          <table:table-cell table:style-name="ce69"/>
          <table:table-cell table:style-name="ce64"/>
          <table:table-cell table:style-name="ce55"/>
          <table:table-cell table:style-name="ce64"/>
          <table:table-cell table:style-name="ce55"/>
          <table:table-cell table:style-name="ce64"/>
          <table:table-cell table:style-name="ce69"/>
          <table:table-cell table:style-name="ce92"/>
          <table:table-cell table:style-name="ce101"/>
          <table:table-cell table:style-name="ce112"/>
          <table:table-cell table:number-columns-repeated="1008"/>
        </table:table-row>
        <table:table-row table:style-name="ro2">
          <table:table-cell table:style-name="ce5"/>
          <table:table-cell table:style-name="ce26"/>
          <table:table-cell table:style-name="ce38"/>
          <table:table-cell table:style-name="ce5"/>
          <table:table-cell table:style-name="ce56" table:number-columns-repeated="2"/>
          <table:table-cell table:style-name="ce70"/>
          <table:table-cell table:style-name="ce56" table:number-columns-repeated="5"/>
          <table:table-cell table:style-name="ce70"/>
          <table:table-cell table:style-name="ce93"/>
          <table:table-cell table:style-name="ce102" table:number-columns-repeated="2"/>
          <table:table-cell table:number-columns-repeated="1008"/>
        </table:table-row>
        <table:table-row table:style-name="ro1">
          <table:table-cell table:style-name="ce114" office:value-type="float" office:value="459" calcext:value-type="float">
            <text:p>459</text:p>
          </table:table-cell>
          <table:table-cell table:style-name="ce122" office:value-type="date" office:date-value="2000-03-12" calcext:value-type="date">
            <text:p>12.03.2000</text:p>
          </table:table-cell>
          <table:table-cell table:style-name="ce43" office:value-type="string" calcext:value-type="string">
            <text:p>Bundesbeschluss über die Justizreform</text:p>
          </table:table-cell>
          <table:table-cell table:style-name="ce53" office:value-type="string" calcext:value-type="string">
            <text:p>Obl.</text:p>
          </table:table-cell>
          <table:table-cell table:style-name="ce103" office:value-type="float" office:value="4659124" calcext:value-type="float">
            <text:p>4'659'124 <text:s/></text:p>
          </table:table-cell>
          <table:table-cell table:style-name="ce103" office:value-type="float" office:value="1953228" calcext:value-type="float">
            <text:p>1'953'228 <text:s/></text:p>
          </table:table-cell>
          <table:table-cell table:style-name="ce127" office:value-type="float" office:value="41.9226446859968" calcext:value-type="float">
            <text:p>41.9 <text:s text:c="3"/></text:p>
          </table:table-cell>
          <table:table-cell table:style-name="ce103" office:value-type="float" office:value="80905" calcext:value-type="float">
            <text:p>80'905 <text:s/></text:p>
          </table:table-cell>
          <table:table-cell table:style-name="ce103" office:value-type="float" office:value="7861" calcext:value-type="float">
            <text:p>7'861 <text:s/></text:p>
          </table:table-cell>
          <table:table-cell table:style-name="ce103" office:value-type="float" office:value="1864462" calcext:value-type="float">
            <text:p>1'864'462 <text:s/></text:p>
          </table:table-cell>
          <table:table-cell table:style-name="ce103" office:value-type="float" office:value="1610107" calcext:value-type="float">
            <text:p>1'610'107 <text:s/></text:p>
          </table:table-cell>
          <table:table-cell table:style-name="ce103" office:value-type="float" office:value="254355" calcext:value-type="float">
            <text:p>254'355 <text:s/></text:p>
          </table:table-cell>
          <table:table-cell table:style-name="ce127" office:value-type="float" office:value="86.3577267866012" calcext:value-type="float">
            <text:p>86.4 <text:s text:c="3"/></text:p>
          </table:table-cell>
          <table:table-cell table:style-name="ce97" office:value-type="string" office:string-value="A" calcext:value-type="string">
            <text:p>A </text:p>
          </table:table-cell>
          <table:table-cell table:style-name="ce103" office:value-type="string" office:string-value="20 6/2" calcext:value-type="string">
            <text:p>20 6/2 </text:p>
          </table:table-cell>
          <table:table-cell table:style-name="ce103" office:value-type="string" office:string-value="0" calcext:value-type="string">
            <text:p>0 </text:p>
          </table:table-cell>
          <table:table-cell table:number-columns-repeated="1008"/>
        </table:table-row>
        <table:table-row table:style-name="ro5">
          <table:table-cell table:style-name="ce115" office:value-type="float" office:value="460" calcext:value-type="float">
            <text:p>460</text:p>
          </table:table-cell>
          <table:table-cell table:style-name="ce123" office:value-type="date" office:date-value="2000-03-12" calcext:value-type="date">
            <text:p>12.03.2000</text:p>
          </table:table-cell>
          <table:table-cell table:style-name="ce126" office:value-type="string" calcext:value-type="string">
            <text:p>Volksinitiative «für Beschleunigung der direkten Demokratie (Behandlungsfristen für Volksinitiativen in Form eines ausgearbeiteten Entwurfs)»</text:p>
          </table:table-cell>
          <table:table-cell table:style-name="ce52" office:value-type="string" calcext:value-type="string">
            <text:p>I.</text:p>
          </table:table-cell>
          <table:table-cell table:style-name="ce104" office:value-type="float" office:value="4659124" calcext:value-type="float">
            <text:p>4'659'124 <text:s/></text:p>
          </table:table-cell>
          <table:table-cell table:style-name="ce104" office:value-type="float" office:value="1961705" calcext:value-type="float">
            <text:p>1'961'705 <text:s/></text:p>
          </table:table-cell>
          <table:table-cell table:style-name="ce128" office:value-type="float" office:value="42.1045887596037" calcext:value-type="float">
            <text:p>42.1 <text:s text:c="3"/></text:p>
          </table:table-cell>
          <table:table-cell table:style-name="ce104" office:value-type="float" office:value="44268" calcext:value-type="float">
            <text:p>44'268 <text:s/></text:p>
          </table:table-cell>
          <table:table-cell table:style-name="ce104" office:value-type="float" office:value="7483" calcext:value-type="float">
            <text:p>7'483 <text:s/></text:p>
          </table:table-cell>
          <table:table-cell table:style-name="ce104" office:value-type="float" office:value="1909954" calcext:value-type="float">
            <text:p>1'909'954 <text:s/></text:p>
          </table:table-cell>
          <table:table-cell table:style-name="ce104" office:value-type="float" office:value="573038" calcext:value-type="float">
            <text:p>573'038 <text:s/></text:p>
          </table:table-cell>
          <table:table-cell table:style-name="ce104" office:value-type="float" office:value="1336916" calcext:value-type="float">
            <text:p>1'336'916 <text:s/></text:p>
          </table:table-cell>
          <table:table-cell table:style-name="ce128" office:value-type="float" office:value="30.0027121072026" calcext:value-type="float">
            <text:p>30.0 <text:s text:c="3"/></text:p>
          </table:table-cell>
          <table:table-cell table:style-name="ce96" office:value-type="string" office:string-value="V" calcext:value-type="string">
            <text:p>V </text:p>
          </table:table-cell>
          <table:table-cell table:style-name="ce104" office:value-type="string" office:string-value="0" calcext:value-type="string">
            <text:p>0 </text:p>
          </table:table-cell>
          <table:table-cell table:style-name="ce104" office:value-type="string" office:string-value="20 6/2" calcext:value-type="string">
            <text:p>20 6/2 </text:p>
          </table:table-cell>
          <table:table-cell table:number-columns-repeated="1008"/>
        </table:table-row>
        <table:table-row table:style-name="ro4">
          <table:table-cell table:style-name="ce114" office:value-type="float" office:value="461" calcext:value-type="float">
            <text:p>461</text:p>
          </table:table-cell>
          <table:table-cell table:style-name="ce122" office:value-type="date" office:date-value="2000-03-12" calcext:value-type="date">
            <text:p>12.03.2000</text:p>
          </table:table-cell>
          <table:table-cell table:style-name="ce43" office:value-type="string" calcext:value-type="string">
            <text:p>Volksinitiative «für eine gerechte Vertretung der Frauen in den Bundesbehörden (Initiative 3. März)»</text:p>
          </table:table-cell>
          <table:table-cell table:style-name="ce53" office:value-type="string" calcext:value-type="string">
            <text:p>I.</text:p>
          </table:table-cell>
          <table:table-cell table:style-name="ce103" office:value-type="float" office:value="4659124" calcext:value-type="float">
            <text:p>4'659'124 <text:s/></text:p>
          </table:table-cell>
          <table:table-cell table:style-name="ce103" office:value-type="float" office:value="1965541" calcext:value-type="float">
            <text:p>1'965'541 <text:s/></text:p>
          </table:table-cell>
          <table:table-cell table:style-name="ce127" office:value-type="float" office:value="42.1869218333747" calcext:value-type="float">
            <text:p>42.2 <text:s text:c="3"/></text:p>
          </table:table-cell>
          <table:table-cell table:style-name="ce103" office:value-type="float" office:value="31355" calcext:value-type="float">
            <text:p>31'355 <text:s/></text:p>
          </table:table-cell>
          <table:table-cell table:style-name="ce103" office:value-type="float" office:value="7013" calcext:value-type="float">
            <text:p>7'013 <text:s/></text:p>
          </table:table-cell>
          <table:table-cell table:style-name="ce103" office:value-type="float" office:value="1927173" calcext:value-type="float">
            <text:p>1'927'173 <text:s/></text:p>
          </table:table-cell>
          <table:table-cell table:style-name="ce103" office:value-type="float" office:value="346314" calcext:value-type="float">
            <text:p>346'314 <text:s/></text:p>
          </table:table-cell>
          <table:table-cell table:style-name="ce103" office:value-type="float" office:value="1580859" calcext:value-type="float">
            <text:p>1'580'859 <text:s/></text:p>
          </table:table-cell>
          <table:table-cell table:style-name="ce127" office:value-type="float" office:value="17.9700525069623" calcext:value-type="float">
            <text:p>18.0 <text:s text:c="3"/></text:p>
          </table:table-cell>
          <table:table-cell table:style-name="ce97" office:value-type="string" office:string-value="V" calcext:value-type="string">
            <text:p>V </text:p>
          </table:table-cell>
          <table:table-cell table:style-name="ce103" office:value-type="string" office:string-value="0" calcext:value-type="string">
            <text:p>0 </text:p>
          </table:table-cell>
          <table:table-cell table:style-name="ce103" office:value-type="string" office:string-value="20 6/2" calcext:value-type="string">
            <text:p>20 6/2 </text:p>
          </table:table-cell>
          <table:table-cell table:number-columns-repeated="1008"/>
        </table:table-row>
        <table:table-row table:style-name="ro5">
          <table:table-cell table:style-name="ce115" office:value-type="float" office:value="462" calcext:value-type="float">
            <text:p>462</text:p>
          </table:table-cell>
          <table:table-cell table:style-name="ce123" office:value-type="date" office:date-value="2000-03-12" calcext:value-type="date">
            <text:p>12.03.2000</text:p>
          </table:table-cell>
          <table:table-cell table:style-name="ce126" office:value-type="string" calcext:value-type="string">
            <text:p>Volksinitiative «zum Schutze des Menschen vor Manipulationen in der Fortpflanzungstechnologie (Initiative für menschenwürdige Fortpflanzung [FMF])»</text:p>
          </table:table-cell>
          <table:table-cell table:style-name="ce52" office:value-type="string" calcext:value-type="string">
            <text:p>I.</text:p>
          </table:table-cell>
          <table:table-cell table:style-name="ce104" office:value-type="float" office:value="4659124" calcext:value-type="float">
            <text:p>4'659'124 <text:s/></text:p>
          </table:table-cell>
          <table:table-cell table:style-name="ce104" office:value-type="float" office:value="1966168" calcext:value-type="float">
            <text:p>1'966'168 <text:s/></text:p>
          </table:table-cell>
          <table:table-cell table:style-name="ce128" office:value-type="float" office:value="42.2003792987695" calcext:value-type="float">
            <text:p>42.2 <text:s text:c="3"/></text:p>
          </table:table-cell>
          <table:table-cell table:style-name="ce104" office:value-type="float" office:value="47594" calcext:value-type="float">
            <text:p>47'594 <text:s/></text:p>
          </table:table-cell>
          <table:table-cell table:style-name="ce104" office:value-type="float" office:value="7407" calcext:value-type="float">
            <text:p>7'407 <text:s/></text:p>
          </table:table-cell>
          <table:table-cell table:style-name="ce104" office:value-type="float" office:value="1911167" calcext:value-type="float">
            <text:p>1'911'167 <text:s/></text:p>
          </table:table-cell>
          <table:table-cell table:style-name="ce104" office:value-type="float" office:value="539795" calcext:value-type="float">
            <text:p>539'795 <text:s/></text:p>
          </table:table-cell>
          <table:table-cell table:style-name="ce104" office:value-type="float" office:value="1371372" calcext:value-type="float">
            <text:p>1'371'372 <text:s/></text:p>
          </table:table-cell>
          <table:table-cell table:style-name="ce128" office:value-type="float" office:value="28.2442612288722" calcext:value-type="float">
            <text:p>28.2 <text:s text:c="3"/></text:p>
          </table:table-cell>
          <table:table-cell table:style-name="ce96" office:value-type="string" office:string-value="V" calcext:value-type="string">
            <text:p>V </text:p>
          </table:table-cell>
          <table:table-cell table:style-name="ce104" office:value-type="string" office:string-value="0" calcext:value-type="string">
            <text:p>0 </text:p>
          </table:table-cell>
          <table:table-cell table:style-name="ce104" office:value-type="string" office:string-value="20 6/2" calcext:value-type="string">
            <text:p>20 6/2 </text:p>
          </table:table-cell>
          <table:table-cell table:number-columns-repeated="1008"/>
        </table:table-row>
        <table:table-row table:style-name="ro5">
          <table:table-cell table:style-name="ce114" office:value-type="float" office:value="463" calcext:value-type="float">
            <text:p>463</text:p>
          </table:table-cell>
          <table:table-cell table:style-name="ce122" office:value-type="date" office:date-value="2000-03-12" calcext:value-type="date">
            <text:p>12.03.2000</text:p>
          </table:table-cell>
          <table:table-cell table:style-name="ce43" office:value-type="string" calcext:value-type="string">
            <text:p>Volksinitiative «für die Halbierung des motorisierten Strassenverkehrs zur Erhaltung und Verbesserung von Lebensräumen (Verkehrshalbierungs-Initiative)»</text:p>
          </table:table-cell>
          <table:table-cell table:style-name="ce53" office:value-type="string" calcext:value-type="string">
            <text:p>I.</text:p>
          </table:table-cell>
          <table:table-cell table:style-name="ce103" office:value-type="float" office:value="4659124" calcext:value-type="float">
            <text:p>4'659'124 <text:s/></text:p>
          </table:table-cell>
          <table:table-cell table:style-name="ce103" office:value-type="float" office:value="1974530" calcext:value-type="float">
            <text:p>1'974'530 <text:s/></text:p>
          </table:table-cell>
          <table:table-cell table:style-name="ce127" office:value-type="float" office:value="42.3798550972243" calcext:value-type="float">
            <text:p>42.4 <text:s text:c="3"/></text:p>
          </table:table-cell>
          <table:table-cell table:style-name="ce103" office:value-type="float" office:value="19419" calcext:value-type="float">
            <text:p>19'419 <text:s/></text:p>
          </table:table-cell>
          <table:table-cell table:style-name="ce103" office:value-type="float" office:value="6988" calcext:value-type="float">
            <text:p>6'988 <text:s/></text:p>
          </table:table-cell>
          <table:table-cell table:style-name="ce103" office:value-type="float" office:value="1948123" calcext:value-type="float">
            <text:p>1'948'123 <text:s/></text:p>
          </table:table-cell>
          <table:table-cell table:style-name="ce103" office:value-type="float" office:value="415605" calcext:value-type="float">
            <text:p>415'605 <text:s/></text:p>
          </table:table-cell>
          <table:table-cell table:style-name="ce103" office:value-type="float" office:value="1532518" calcext:value-type="float">
            <text:p>1'532'518 <text:s/></text:p>
          </table:table-cell>
          <table:table-cell table:style-name="ce127" office:value-type="float" office:value="21.3336118920623" calcext:value-type="float">
            <text:p>21.3 <text:s text:c="3"/></text:p>
          </table:table-cell>
          <table:table-cell table:style-name="ce97" office:value-type="string" office:string-value="V" calcext:value-type="string">
            <text:p>V </text:p>
          </table:table-cell>
          <table:table-cell table:style-name="ce103" office:value-type="string" office:string-value="0" calcext:value-type="string">
            <text:p>0 </text:p>
          </table:table-cell>
          <table:table-cell table:style-name="ce103" office:value-type="string" office:string-value="20 6/2" calcext:value-type="string">
            <text:p>20 6/2 </text:p>
          </table:table-cell>
          <table:table-cell table:number-columns-repeated="1008"/>
        </table:table-row>
        <table:table-row table:style-name="ro8">
          <table:table-cell table:style-name="ce115" office:value-type="float" office:value="464" calcext:value-type="float">
            <text:p>464</text:p>
          </table:table-cell>
          <table:table-cell table:style-name="ce123" office:value-type="date" office:date-value="2000-05-21" calcext:value-type="date">
            <text:p>21.05.2000</text:p>
          </table:table-cell>
          <table:table-cell table:style-name="ce126" office:value-type="string" calcext:value-type="string">
            <text:p>Bundesbeschluss über die Genehmigung der sektoriellen Abkommen zwischen der Schweizerischen Eidgenossenschaft einerseits und der Europäischen Gemeinschaft andererseits</text:p>
          </table:table-cell>
          <table:table-cell table:style-name="ce52" office:value-type="string" calcext:value-type="string">
            <text:p>Fak.</text:p>
          </table:table-cell>
          <table:table-cell table:style-name="ce104" office:value-type="float" office:value="4664482" calcext:value-type="float">
            <text:p>4'664'482 <text:s/></text:p>
          </table:table-cell>
          <table:table-cell table:style-name="ce104" office:value-type="float" office:value="2253284" calcext:value-type="float">
            <text:p>2'253'284 <text:s/></text:p>
          </table:table-cell>
          <table:table-cell table:style-name="ce128" office:value-type="float" office:value="48.3072718471204" calcext:value-type="float">
            <text:p>48.3 <text:s text:c="3"/></text:p>
          </table:table-cell>
          <table:table-cell table:style-name="ce104" office:value-type="float" office:value="16317" calcext:value-type="float">
            <text:p>16'317 <text:s/></text:p>
          </table:table-cell>
          <table:table-cell table:style-name="ce104" office:value-type="float" office:value="8894" calcext:value-type="float">
            <text:p>8'894 <text:s/></text:p>
          </table:table-cell>
          <table:table-cell table:style-name="ce104" office:value-type="float" office:value="2228073" calcext:value-type="float">
            <text:p>2'228'073 <text:s/></text:p>
          </table:table-cell>
          <table:table-cell table:style-name="ce104" office:value-type="float" office:value="1497093" calcext:value-type="float">
            <text:p>1'497'093 <text:s/></text:p>
          </table:table-cell>
          <table:table-cell table:style-name="ce104" office:value-type="float" office:value="730980" calcext:value-type="float">
            <text:p>730'980 <text:s/></text:p>
          </table:table-cell>
          <table:table-cell table:style-name="ce128" office:value-type="float" office:value="67.1922778113644" calcext:value-type="float">
            <text:p>67.2 <text:s text:c="3"/></text:p>
          </table:table-cell>
          <table:table-cell table:style-name="ce96" office:value-type="string" office:string-value="A" calcext:value-type="string">
            <text:p>A </text:p>
          </table:table-cell>
          <table:table-cell table:number-columns-repeated="2" table:style-name="ce104" office:value-type="string" office:string-value="*" calcext:value-type="string">
            <text:p>* </text:p>
          </table:table-cell>
          <table:table-cell table:number-columns-repeated="1008"/>
        </table:table-row>
        <table:table-row table:style-name="ro1">
          <table:table-cell table:style-name="ce114" office:value-type="float" office:value="465.1" calcext:value-type="float">
            <text:p>465.1</text:p>
          </table:table-cell>
          <table:table-cell table:style-name="ce122" office:value-type="date" office:date-value="2000-09-24" calcext:value-type="date">
            <text:p>24.09.2000</text:p>
          </table:table-cell>
          <table:table-cell table:style-name="ce43" office:value-type="string" calcext:value-type="string">
            <text:p>Volksinitiative «für einen Solarrappen»</text:p>
          </table:table-cell>
          <table:table-cell table:style-name="ce53" office:value-type="string" calcext:value-type="string">
            <text:p>I.</text:p>
          </table:table-cell>
          <table:table-cell table:style-name="ce103" office:value-type="float" office:value="4676482" calcext:value-type="float">
            <text:p>4'676'482 <text:s/></text:p>
          </table:table-cell>
          <table:table-cell table:style-name="ce103" office:value-type="float" office:value="2090548" calcext:value-type="float">
            <text:p>2'090'548 <text:s/></text:p>
          </table:table-cell>
          <table:table-cell table:style-name="ce127" office:value-type="float" office:value="44.703433050742" calcext:value-type="float">
            <text:p>44.7 <text:s text:c="3"/></text:p>
          </table:table-cell>
          <table:table-cell table:style-name="ce103" office:value-type="float" office:value="42981" calcext:value-type="float">
            <text:p>42'981 <text:s/></text:p>
          </table:table-cell>
          <table:table-cell table:style-name="ce103" office:value-type="float" office:value="10311" calcext:value-type="float">
            <text:p>10'311 <text:s/></text:p>
          </table:table-cell>
          <table:table-cell table:style-name="ce103" office:value-type="float" office:value="2037256" calcext:value-type="float">
            <text:p>2'037'256 <text:s/></text:p>
          </table:table-cell>
          <table:table-cell table:style-name="ce103" office:value-type="float" office:value="636848" calcext:value-type="float">
            <text:p>636'848 <text:s/></text:p>
          </table:table-cell>
          <table:table-cell table:style-name="ce103" office:value-type="float" office:value="1364751" calcext:value-type="float">
            <text:p>1'364'751 <text:s/></text:p>
          </table:table-cell>
          <table:table-cell table:style-name="ce127" office:value-type="float" office:value="31.2600870975469" calcext:value-type="float">
            <text:p>31.3 <text:s text:c="3"/></text:p>
          </table:table-cell>
          <table:table-cell table:style-name="ce97" office:value-type="string" office:string-value="V" calcext:value-type="string">
            <text:p>V </text:p>
          </table:table-cell>
          <table:table-cell table:style-name="ce103" office:value-type="string" office:string-value="0" calcext:value-type="string">
            <text:p>0 </text:p>
          </table:table-cell>
          <table:table-cell table:style-name="ce103" office:value-type="string" office:string-value="20 6/2" calcext:value-type="string">
            <text:p>20 6/2 </text:p>
          </table:table-cell>
          <table:table-cell table:number-columns-repeated="1008"/>
        </table:table-row>
        <table:table-row table:style-name="ro3">
          <table:table-cell table:style-name="ce115" office:value-type="float" office:value="465.2" calcext:value-type="float">
            <text:p>465.2</text:p>
          </table:table-cell>
          <table:table-cell table:style-name="ce123" office:value-type="date" office:date-value="2000-09-24" calcext:value-type="date">
            <text:p>24.09.2000</text:p>
          </table:table-cell>
          <table:table-cell table:style-name="ce126" office:value-type="string" calcext:value-type="string">
            <text:p>Verfassungsartikel über eine Förderabgabe für erneuerbare Energien</text:p>
          </table:table-cell>
          <table:table-cell table:style-name="ce52" office:value-type="string" calcext:value-type="string">
            <text:p>GE</text:p>
          </table:table-cell>
          <table:table-cell table:style-name="ce104" office:value-type="float" office:value="4676482" calcext:value-type="float">
            <text:p>4'676'482 <text:s/></text:p>
          </table:table-cell>
          <table:table-cell table:style-name="ce104" office:value-type="float" office:value="2090548" calcext:value-type="float">
            <text:p>2'090'548 <text:s/></text:p>
          </table:table-cell>
          <table:table-cell table:style-name="ce128" office:value-type="float" office:value="44.703433050742" calcext:value-type="float">
            <text:p>44.7 <text:s text:c="3"/></text:p>
          </table:table-cell>
          <table:table-cell table:style-name="ce104" office:value-type="float" office:value="42981" calcext:value-type="float">
            <text:p>42'981 <text:s/></text:p>
          </table:table-cell>
          <table:table-cell table:style-name="ce104" office:value-type="float" office:value="10311" calcext:value-type="float">
            <text:p>10'311 <text:s/></text:p>
          </table:table-cell>
          <table:table-cell table:style-name="ce104" office:value-type="float" office:value="2037256" calcext:value-type="float">
            <text:p>2'037'256 <text:s/></text:p>
          </table:table-cell>
          <table:table-cell table:style-name="ce104" office:value-type="float" office:value="922481" calcext:value-type="float">
            <text:p>922'481 <text:s/></text:p>
          </table:table-cell>
          <table:table-cell table:style-name="ce104" office:value-type="float" office:value="1055977" calcext:value-type="float">
            <text:p>1'055'977 <text:s/></text:p>
          </table:table-cell>
          <table:table-cell table:style-name="ce128" office:value-type="float" office:value="45.2805636601389" calcext:value-type="float">
            <text:p>45.3 <text:s text:c="3"/></text:p>
          </table:table-cell>
          <table:table-cell table:style-name="ce96" office:value-type="string" office:string-value="V" calcext:value-type="string">
            <text:p>V </text:p>
          </table:table-cell>
          <table:table-cell table:style-name="ce104" office:value-type="string" office:string-value="4 1/2" calcext:value-type="string">
            <text:p>4 1/2 </text:p>
          </table:table-cell>
          <table:table-cell table:style-name="ce104" office:value-type="string" office:string-value="16 5/2" calcext:value-type="string">
            <text:p>16 5/2 </text:p>
          </table:table-cell>
          <table:table-cell table:number-columns-repeated="1008"/>
        </table:table-row>
        <table:table-row table:style-name="ro3">
          <table:table-cell table:style-name="ce114" office:value-type="float" office:value="466" calcext:value-type="float">
            <text:p>466</text:p>
          </table:table-cell>
          <table:table-cell table:style-name="ce122" office:value-type="date" office:date-value="2000-09-24" calcext:value-type="date">
            <text:p>24.09.2000</text:p>
          </table:table-cell>
          <table:table-cell table:style-name="ce43" office:value-type="string" calcext:value-type="string">
            <text:p>Verfassungsartikel über eine Energielenkungsabgabe für die Umwelt</text:p>
          </table:table-cell>
          <table:table-cell table:style-name="ce53" office:value-type="string" calcext:value-type="string">
            <text:p>Obl.</text:p>
          </table:table-cell>
          <table:table-cell table:style-name="ce103" office:value-type="float" office:value="4676482" calcext:value-type="float">
            <text:p>4'676'482 <text:s/></text:p>
          </table:table-cell>
          <table:table-cell table:style-name="ce103" office:value-type="float" office:value="2099325" calcext:value-type="float">
            <text:p>2'099'325 <text:s/></text:p>
          </table:table-cell>
          <table:table-cell table:style-name="ce127" office:value-type="float" office:value="44.8911168694758" calcext:value-type="float">
            <text:p>44.9 <text:s text:c="3"/></text:p>
          </table:table-cell>
          <table:table-cell table:style-name="ce103" office:value-type="float" office:value="72418" calcext:value-type="float">
            <text:p>72'418 <text:s/></text:p>
          </table:table-cell>
          <table:table-cell table:style-name="ce103" office:value-type="float" office:value="9160" calcext:value-type="float">
            <text:p>9'160 <text:s/></text:p>
          </table:table-cell>
          <table:table-cell table:style-name="ce103" office:value-type="float" office:value="2017747" calcext:value-type="float">
            <text:p>2'017'747 <text:s/></text:p>
          </table:table-cell>
          <table:table-cell table:style-name="ce103" office:value-type="float" office:value="898050" calcext:value-type="float">
            <text:p>898'050 <text:s/></text:p>
          </table:table-cell>
          <table:table-cell table:style-name="ce103" office:value-type="float" office:value="1119697" calcext:value-type="float">
            <text:p>1'119'697 <text:s/></text:p>
          </table:table-cell>
          <table:table-cell table:style-name="ce127" office:value-type="float" office:value="44.5075621472861" calcext:value-type="float">
            <text:p>44.5 <text:s text:c="3"/></text:p>
          </table:table-cell>
          <table:table-cell table:style-name="ce97" office:value-type="string" office:string-value="V" calcext:value-type="string">
            <text:p>V </text:p>
          </table:table-cell>
          <table:table-cell table:style-name="ce103" office:value-type="string" office:string-value="2 1/2" calcext:value-type="string">
            <text:p>2 1/2 </text:p>
          </table:table-cell>
          <table:table-cell table:style-name="ce103" office:value-type="string" office:string-value="18 5/2" calcext:value-type="string">
            <text:p>18 5/2 </text:p>
          </table:table-cell>
          <table:table-cell table:number-columns-repeated="1008"/>
        </table:table-row>
        <table:table-row table:style-name="ro3">
          <table:table-cell table:style-name="ce115" office:value-type="float" office:value="467" calcext:value-type="float">
            <text:p>467</text:p>
          </table:table-cell>
          <table:table-cell table:style-name="ce123" office:value-type="date" office:date-value="2000-09-24" calcext:value-type="date">
            <text:p>24.09.2000</text:p>
          </table:table-cell>
          <table:table-cell table:style-name="ce126" office:value-type="string" calcext:value-type="string">
            <text:p>Volksinitiative «für eine Regelung der Zuwanderung»</text:p>
          </table:table-cell>
          <table:table-cell table:style-name="ce52" office:value-type="string" calcext:value-type="string">
            <text:p>I.</text:p>
          </table:table-cell>
          <table:table-cell table:style-name="ce104" office:value-type="float" office:value="4676482" calcext:value-type="float">
            <text:p>4'676'482 <text:s/></text:p>
          </table:table-cell>
          <table:table-cell table:style-name="ce104" office:value-type="float" office:value="2117053" calcext:value-type="float">
            <text:p>2'117'053 <text:s/></text:p>
          </table:table-cell>
          <table:table-cell table:style-name="ce128" office:value-type="float" office:value="45.2702052525809" calcext:value-type="float">
            <text:p>45.3 <text:s text:c="3"/></text:p>
          </table:table-cell>
          <table:table-cell table:style-name="ce104" office:value-type="float" office:value="23232" calcext:value-type="float">
            <text:p>23'232 <text:s/></text:p>
          </table:table-cell>
          <table:table-cell table:style-name="ce104" office:value-type="float" office:value="8971" calcext:value-type="float">
            <text:p>8'971 <text:s/></text:p>
          </table:table-cell>
          <table:table-cell table:style-name="ce104" office:value-type="float" office:value="2084850" calcext:value-type="float">
            <text:p>2'084'850 <text:s/></text:p>
          </table:table-cell>
          <table:table-cell table:style-name="ce104" office:value-type="float" office:value="754626" calcext:value-type="float">
            <text:p>754'626 <text:s/></text:p>
          </table:table-cell>
          <table:table-cell table:style-name="ce104" office:value-type="float" office:value="1330224" calcext:value-type="float">
            <text:p>1'330'224 <text:s/></text:p>
          </table:table-cell>
          <table:table-cell table:style-name="ce128" office:value-type="float" office:value="36.1956975321966" calcext:value-type="float">
            <text:p>36.2 <text:s text:c="3"/></text:p>
          </table:table-cell>
          <table:table-cell table:style-name="ce96" office:value-type="string" office:string-value="V" calcext:value-type="string">
            <text:p>V </text:p>
          </table:table-cell>
          <table:table-cell table:style-name="ce104" office:value-type="string" office:string-value="0" calcext:value-type="string">
            <text:p>0 </text:p>
          </table:table-cell>
          <table:table-cell table:style-name="ce104" office:value-type="string" office:string-value="20 6/2" calcext:value-type="string">
            <text:p>20 6/2 </text:p>
          </table:table-cell>
          <table:table-cell table:number-columns-repeated="1008"/>
        </table:table-row>
        <table:table-row table:style-name="ro3">
          <table:table-cell table:style-name="ce114" office:value-type="float" office:value="468" calcext:value-type="float">
            <text:p>468</text:p>
          </table:table-cell>
          <table:table-cell table:style-name="ce122" office:value-type="date" office:date-value="2000-09-24" calcext:value-type="date">
            <text:p>24.09.2000</text:p>
          </table:table-cell>
          <table:table-cell table:style-name="ce43" office:value-type="string" calcext:value-type="string">
            <text:p>Volksinitiative «Mehr Rechte für das Volk dank dem Referendum mit Gegenvorschlag»</text:p>
          </table:table-cell>
          <table:table-cell table:style-name="ce53" office:value-type="string" calcext:value-type="string">
            <text:p>I.</text:p>
          </table:table-cell>
          <table:table-cell table:style-name="ce103" office:value-type="float" office:value="4676482" calcext:value-type="float">
            <text:p>4'676'482 <text:s/></text:p>
          </table:table-cell>
          <table:table-cell table:style-name="ce103" office:value-type="float" office:value="2095513" calcext:value-type="float">
            <text:p>2'095'513 <text:s/></text:p>
          </table:table-cell>
          <table:table-cell table:style-name="ce127" office:value-type="float" office:value="44.8096026029823" calcext:value-type="float">
            <text:p>44.8 <text:s text:c="3"/></text:p>
          </table:table-cell>
          <table:table-cell table:style-name="ce103" office:value-type="float" office:value="101274" calcext:value-type="float">
            <text:p>101'274 <text:s/></text:p>
          </table:table-cell>
          <table:table-cell table:style-name="ce103" office:value-type="float" office:value="9433" calcext:value-type="float">
            <text:p>9'433 <text:s/></text:p>
          </table:table-cell>
          <table:table-cell table:style-name="ce103" office:value-type="float" office:value="1984806" calcext:value-type="float">
            <text:p>1'984'806 <text:s/></text:p>
          </table:table-cell>
          <table:table-cell table:style-name="ce103" office:value-type="float" office:value="676776" calcext:value-type="float">
            <text:p>676'776 <text:s/></text:p>
          </table:table-cell>
          <table:table-cell table:style-name="ce103" office:value-type="float" office:value="1308030" calcext:value-type="float">
            <text:p>1'308'030 <text:s/></text:p>
          </table:table-cell>
          <table:table-cell table:style-name="ce127" office:value-type="float" office:value="34.0978413003588" calcext:value-type="float">
            <text:p>34.1 <text:s text:c="3"/></text:p>
          </table:table-cell>
          <table:table-cell table:style-name="ce97" office:value-type="string" office:string-value="V" calcext:value-type="string">
            <text:p>V </text:p>
          </table:table-cell>
          <table:table-cell table:style-name="ce103" office:value-type="string" office:string-value="0" calcext:value-type="string">
            <text:p>0 </text:p>
          </table:table-cell>
          <table:table-cell table:style-name="ce103" office:value-type="string" office:string-value="20 6/2" calcext:value-type="string">
            <text:p>20 6/2 </text:p>
          </table:table-cell>
          <table:table-cell table:number-columns-repeated="1008"/>
        </table:table-row>
        <table:table-row table:style-name="ro4">
          <table:table-cell table:style-name="ce115" office:value-type="float" office:value="469" calcext:value-type="float">
            <text:p>469</text:p>
          </table:table-cell>
          <table:table-cell table:style-name="ce123" office:value-type="date" office:date-value="2000-11-26" calcext:value-type="date">
            <text:p>26.11.2000</text:p>
          </table:table-cell>
          <table:table-cell table:style-name="ce126" office:value-type="string" calcext:value-type="string">
            <text:p>Volksinitiative «für eine Flexibilisierung der AHV - gegen die Erhöhung des Rentenalters für Frauen»</text:p>
          </table:table-cell>
          <table:table-cell table:style-name="ce52" office:value-type="string" calcext:value-type="string">
            <text:p>I.</text:p>
          </table:table-cell>
          <table:table-cell table:style-name="ce104" office:value-type="float" office:value="4681043" calcext:value-type="float">
            <text:p>4'681'043 <text:s/></text:p>
          </table:table-cell>
          <table:table-cell table:style-name="ce104" office:value-type="float" office:value="1950308" calcext:value-type="float">
            <text:p>1'950'308 <text:s/></text:p>
          </table:table-cell>
          <table:table-cell table:style-name="ce128" office:value-type="float" office:value="41.6639624972469" calcext:value-type="float">
            <text:p>41.7 <text:s text:c="3"/></text:p>
          </table:table-cell>
          <table:table-cell table:style-name="ce104" office:value-type="float" office:value="27527" calcext:value-type="float">
            <text:p>27'527 <text:s/></text:p>
          </table:table-cell>
          <table:table-cell table:style-name="ce104" office:value-type="float" office:value="6650" calcext:value-type="float">
            <text:p>6'650 <text:s/></text:p>
          </table:table-cell>
          <table:table-cell table:style-name="ce104" office:value-type="float" office:value="1916131" calcext:value-type="float">
            <text:p>1'916'131 <text:s/></text:p>
          </table:table-cell>
          <table:table-cell table:style-name="ce104" office:value-type="float" office:value="756337" calcext:value-type="float">
            <text:p>756'337 <text:s/></text:p>
          </table:table-cell>
          <table:table-cell table:style-name="ce104" office:value-type="float" office:value="1159794" calcext:value-type="float">
            <text:p>1'159'794 <text:s/></text:p>
          </table:table-cell>
          <table:table-cell table:style-name="ce128" office:value-type="float" office:value="39.4720924613192" calcext:value-type="float">
            <text:p>39.5 <text:s text:c="3"/></text:p>
          </table:table-cell>
          <table:table-cell table:style-name="ce96" office:value-type="string" office:string-value="V" calcext:value-type="string">
            <text:p>V </text:p>
          </table:table-cell>
          <table:table-cell table:style-name="ce104" office:value-type="string" office:string-value="6" calcext:value-type="string">
            <text:p>6 </text:p>
          </table:table-cell>
          <table:table-cell table:style-name="ce104" office:value-type="string" office:string-value="14 6/2" calcext:value-type="string">
            <text:p>14 6/2 </text:p>
          </table:table-cell>
          <table:table-cell table:number-columns-repeated="1008"/>
        </table:table-row>
        <table:table-row table:style-name="ro3">
          <table:table-cell table:style-name="ce114" office:value-type="float" office:value="470" calcext:value-type="float">
            <text:p>470</text:p>
          </table:table-cell>
          <table:table-cell table:style-name="ce122" office:value-type="date" office:date-value="2000-11-26" calcext:value-type="date">
            <text:p>26.11.2000</text:p>
          </table:table-cell>
          <table:table-cell table:style-name="ce43" office:value-type="string" calcext:value-type="string">
            <text:p>Volksinitiative «für ein flexibles Rentenalter ab 62 für Frau und Mann»</text:p>
          </table:table-cell>
          <table:table-cell table:style-name="ce53" office:value-type="string" calcext:value-type="string">
            <text:p>I.</text:p>
          </table:table-cell>
          <table:table-cell table:style-name="ce103" office:value-type="float" office:value="4681043" calcext:value-type="float">
            <text:p>4'681'043 <text:s/></text:p>
          </table:table-cell>
          <table:table-cell table:style-name="ce103" office:value-type="float" office:value="1952766" calcext:value-type="float">
            <text:p>1'952'766 <text:s/></text:p>
          </table:table-cell>
          <table:table-cell table:style-name="ce127" office:value-type="float" office:value="41.7164721622937" calcext:value-type="float">
            <text:p>41.7 <text:s text:c="3"/></text:p>
          </table:table-cell>
          <table:table-cell table:style-name="ce103" office:value-type="float" office:value="21625" calcext:value-type="float">
            <text:p>21'625 <text:s/></text:p>
          </table:table-cell>
          <table:table-cell table:style-name="ce103" office:value-type="float" office:value="6384" calcext:value-type="float">
            <text:p>6'384 <text:s/></text:p>
          </table:table-cell>
          <table:table-cell table:style-name="ce103" office:value-type="float" office:value="1924757" calcext:value-type="float">
            <text:p>1'924'757 <text:s/></text:p>
          </table:table-cell>
          <table:table-cell table:style-name="ce103" office:value-type="float" office:value="885772" calcext:value-type="float">
            <text:p>885'772 <text:s/></text:p>
          </table:table-cell>
          <table:table-cell table:style-name="ce103" office:value-type="float" office:value="1038985" calcext:value-type="float">
            <text:p>1'038'985 <text:s/></text:p>
          </table:table-cell>
          <table:table-cell table:style-name="ce127" office:value-type="float" office:value="46.0199391403694" calcext:value-type="float">
            <text:p>46.0 <text:s text:c="3"/></text:p>
          </table:table-cell>
          <table:table-cell table:style-name="ce97" office:value-type="string" office:string-value="V" calcext:value-type="string">
            <text:p>V </text:p>
          </table:table-cell>
          <table:table-cell table:style-name="ce103" office:value-type="string" office:string-value="7" calcext:value-type="string">
            <text:p>7 </text:p>
          </table:table-cell>
          <table:table-cell table:style-name="ce103" office:value-type="string" office:string-value="13 6/2" calcext:value-type="string">
            <text:p>13 6/2 </text:p>
          </table:table-cell>
          <table:table-cell table:number-columns-repeated="1008"/>
        </table:table-row>
        <table:table-row table:style-name="ro4">
          <table:table-cell table:style-name="ce115" office:value-type="float" office:value="471" calcext:value-type="float">
            <text:p>471</text:p>
          </table:table-cell>
          <table:table-cell table:style-name="ce123" office:value-type="date" office:date-value="2000-11-26" calcext:value-type="date">
            <text:p>26.11.2000</text:p>
          </table:table-cell>
          <table:table-cell table:style-name="ce126" office:value-type="string" calcext:value-type="string">
            <text:p>Volksinitiative «Sparen beim Militär und der Gesamtverteidigung - für mehr Frieden und zukunftsgerichtete Arbeitsplätze»</text:p>
          </table:table-cell>
          <table:table-cell table:style-name="ce52" office:value-type="string" calcext:value-type="string">
            <text:p>I.</text:p>
          </table:table-cell>
          <table:table-cell table:style-name="ce104" office:value-type="float" office:value="4681043" calcext:value-type="float">
            <text:p>4'681'043 <text:s/></text:p>
          </table:table-cell>
          <table:table-cell table:style-name="ce104" office:value-type="float" office:value="1952765" calcext:value-type="float">
            <text:p>1'952'765 <text:s/></text:p>
          </table:table-cell>
          <table:table-cell table:style-name="ce128" office:value-type="float" office:value="41.7164507995333" calcext:value-type="float">
            <text:p>41.7 <text:s text:c="3"/></text:p>
          </table:table-cell>
          <table:table-cell table:style-name="ce104" office:value-type="float" office:value="24339" calcext:value-type="float">
            <text:p>24'339 <text:s/></text:p>
          </table:table-cell>
          <table:table-cell table:style-name="ce104" office:value-type="float" office:value="6456" calcext:value-type="float">
            <text:p>6'456 <text:s/></text:p>
          </table:table-cell>
          <table:table-cell table:style-name="ce104" office:value-type="float" office:value="1921970" calcext:value-type="float">
            <text:p>1'921'970 <text:s/></text:p>
          </table:table-cell>
          <table:table-cell table:style-name="ce104" office:value-type="float" office:value="723047" calcext:value-type="float">
            <text:p>723'047 <text:s/></text:p>
          </table:table-cell>
          <table:table-cell table:style-name="ce104" office:value-type="float" office:value="1198923" calcext:value-type="float">
            <text:p>1'198'923 <text:s/></text:p>
          </table:table-cell>
          <table:table-cell table:style-name="ce128" office:value-type="float" office:value="37.6200981284828" calcext:value-type="float">
            <text:p>37.6 <text:s text:c="3"/></text:p>
          </table:table-cell>
          <table:table-cell table:style-name="ce96" office:value-type="string" office:string-value="V" calcext:value-type="string">
            <text:p>V </text:p>
          </table:table-cell>
          <table:table-cell table:style-name="ce104" office:value-type="string" office:string-value="4" calcext:value-type="string">
            <text:p>4 </text:p>
          </table:table-cell>
          <table:table-cell table:style-name="ce104" office:value-type="string" office:string-value="16 6/2" calcext:value-type="string">
            <text:p>16 6/2 </text:p>
          </table:table-cell>
          <table:table-cell table:number-columns-repeated="1008"/>
        </table:table-row>
        <table:table-row table:style-name="ro1">
          <table:table-cell table:style-name="ce114" office:value-type="float" office:value="472" calcext:value-type="float">
            <text:p>472</text:p>
          </table:table-cell>
          <table:table-cell table:style-name="ce122" office:value-type="date" office:date-value="2000-11-26" calcext:value-type="date">
            <text:p>26.11.2000</text:p>
          </table:table-cell>
          <table:table-cell table:style-name="ce43" office:value-type="string" calcext:value-type="string">
            <text:p>Volksinitiative «für tiefere Spitalkosten»</text:p>
          </table:table-cell>
          <table:table-cell table:style-name="ce53" office:value-type="string" calcext:value-type="string">
            <text:p>I.</text:p>
          </table:table-cell>
          <table:table-cell table:style-name="ce103" office:value-type="float" office:value="4681043" calcext:value-type="float">
            <text:p>4'681'043 <text:s/></text:p>
          </table:table-cell>
          <table:table-cell table:style-name="ce103" office:value-type="float" office:value="1950182" calcext:value-type="float">
            <text:p>1'950'182 <text:s/></text:p>
          </table:table-cell>
          <table:table-cell table:style-name="ce127" office:value-type="float" office:value="41.6612707894373" calcext:value-type="float">
            <text:p>41.7 <text:s text:c="3"/></text:p>
          </table:table-cell>
          <table:table-cell table:style-name="ce103" office:value-type="float" office:value="26015" calcext:value-type="float">
            <text:p>26'015 <text:s/></text:p>
          </table:table-cell>
          <table:table-cell table:style-name="ce103" office:value-type="float" office:value="6631" calcext:value-type="float">
            <text:p>6'631 <text:s/></text:p>
          </table:table-cell>
          <table:table-cell table:style-name="ce103" office:value-type="float" office:value="1917536" calcext:value-type="float">
            <text:p>1'917'536 <text:s/></text:p>
          </table:table-cell>
          <table:table-cell table:style-name="ce103" office:value-type="float" office:value="343008" calcext:value-type="float">
            <text:p>343'008 <text:s/></text:p>
          </table:table-cell>
          <table:table-cell table:style-name="ce103" office:value-type="float" office:value="1574528" calcext:value-type="float">
            <text:p>1'574'528 <text:s/></text:p>
          </table:table-cell>
          <table:table-cell table:style-name="ce127" office:value-type="float" office:value="17.8879562104701" calcext:value-type="float">
            <text:p>17.9 <text:s text:c="3"/></text:p>
          </table:table-cell>
          <table:table-cell table:style-name="ce97" office:value-type="string" office:string-value="V" calcext:value-type="string">
            <text:p>V </text:p>
          </table:table-cell>
          <table:table-cell table:style-name="ce103" office:value-type="string" office:string-value="0" calcext:value-type="string">
            <text:p>0 </text:p>
          </table:table-cell>
          <table:table-cell table:style-name="ce103" office:value-type="string" office:string-value="20 6/2" calcext:value-type="string">
            <text:p>20 6/2 </text:p>
          </table:table-cell>
          <table:table-cell table:number-columns-repeated="1008"/>
        </table:table-row>
        <table:table-row table:style-name="ro1">
          <table:table-cell table:style-name="ce115" office:value-type="float" office:value="473" calcext:value-type="float">
            <text:p>473</text:p>
          </table:table-cell>
          <table:table-cell table:style-name="ce123" office:value-type="date" office:date-value="2000-11-26" calcext:value-type="date">
            <text:p>26.11.2000</text:p>
          </table:table-cell>
          <table:table-cell table:style-name="ce126" office:value-type="string" calcext:value-type="string">
            <text:p>Bundespersonalgesetz</text:p>
          </table:table-cell>
          <table:table-cell table:style-name="ce52" office:value-type="string" calcext:value-type="string">
            <text:p>Fak.</text:p>
          </table:table-cell>
          <table:table-cell table:style-name="ce104" office:value-type="float" office:value="4681043" calcext:value-type="float">
            <text:p>4'681'043 <text:s/></text:p>
          </table:table-cell>
          <table:table-cell table:style-name="ce104" office:value-type="float" office:value="1944222" calcext:value-type="float">
            <text:p>1'944'222 <text:s/></text:p>
          </table:table-cell>
          <table:table-cell table:style-name="ce128" office:value-type="float" office:value="41.5339487374929" calcext:value-type="float">
            <text:p>41.5 <text:s text:c="3"/></text:p>
          </table:table-cell>
          <table:table-cell table:style-name="ce104" office:value-type="float" office:value="60698" calcext:value-type="float">
            <text:p>60'698 <text:s/></text:p>
          </table:table-cell>
          <table:table-cell table:style-name="ce104" office:value-type="float" office:value="7148" calcext:value-type="float">
            <text:p>7'148 <text:s/></text:p>
          </table:table-cell>
          <table:table-cell table:style-name="ce104" office:value-type="float" office:value="1876376" calcext:value-type="float">
            <text:p>1'876'376 <text:s/></text:p>
          </table:table-cell>
          <table:table-cell table:style-name="ce104" office:value-type="float" office:value="1253995" calcext:value-type="float">
            <text:p>1'253'995 <text:s/></text:p>
          </table:table-cell>
          <table:table-cell table:style-name="ce104" office:value-type="float" office:value="622381" calcext:value-type="float">
            <text:p>622'381 <text:s/></text:p>
          </table:table-cell>
          <table:table-cell table:style-name="ce128" office:value-type="float" office:value="66.8306885187191" calcext:value-type="float">
            <text:p>66.8 <text:s text:c="3"/></text:p>
          </table:table-cell>
          <table:table-cell table:style-name="ce96" office:value-type="string" office:string-value="A" calcext:value-type="string">
            <text:p>A </text:p>
          </table:table-cell>
          <table:table-cell table:number-columns-repeated="2" table:style-name="ce104" office:value-type="string" office:string-value="*" calcext:value-type="string">
            <text:p>* </text:p>
          </table:table-cell>
          <table:table-cell table:number-columns-repeated="1008"/>
        </table:table-row>
        <table:table-row table:style-name="ro1">
          <table:table-cell table:style-name="ce114" office:value-type="float" office:value="474" calcext:value-type="float">
            <text:p>474</text:p>
          </table:table-cell>
          <table:table-cell table:style-name="ce122" office:value-type="date" office:date-value="2001-03-04" calcext:value-type="date">
            <text:p>04.03.2001</text:p>
          </table:table-cell>
          <table:table-cell table:style-name="ce43" office:value-type="string" calcext:value-type="string">
            <text:p>Volksinitiative «Ja zu Europa!»</text:p>
          </table:table-cell>
          <table:table-cell table:style-name="ce53" office:value-type="string" calcext:value-type="string">
            <text:p>I.</text:p>
          </table:table-cell>
          <table:table-cell table:style-name="ce103" office:value-type="float" office:value="4688461" calcext:value-type="float">
            <text:p>4'688'461 <text:s/></text:p>
          </table:table-cell>
          <table:table-cell table:style-name="ce103" office:value-type="float" office:value="2616119" calcext:value-type="float">
            <text:p>2'616'119 <text:s/></text:p>
          </table:table-cell>
          <table:table-cell table:style-name="ce127" office:value-type="float" office:value="55.7990991073617" calcext:value-type="float">
            <text:p>55.8 <text:s text:c="3"/></text:p>
          </table:table-cell>
          <table:table-cell table:style-name="ce103" office:value-type="float" office:value="24106" calcext:value-type="float">
            <text:p>24'106 <text:s/></text:p>
          </table:table-cell>
          <table:table-cell table:style-name="ce103" office:value-type="float" office:value="12247" calcext:value-type="float">
            <text:p>12'247 <text:s/></text:p>
          </table:table-cell>
          <table:table-cell table:style-name="ce103" office:value-type="float" office:value="2579766" calcext:value-type="float">
            <text:p>2'579'766 <text:s/></text:p>
          </table:table-cell>
          <table:table-cell table:style-name="ce103" office:value-type="float" office:value="597217" calcext:value-type="float">
            <text:p>597'217 <text:s/></text:p>
          </table:table-cell>
          <table:table-cell table:style-name="ce103" office:value-type="float" office:value="1982549" calcext:value-type="float">
            <text:p>1'982'549 <text:s/></text:p>
          </table:table-cell>
          <table:table-cell table:style-name="ce127" office:value-type="float" office:value="23.1500453917138" calcext:value-type="float">
            <text:p>23.2 <text:s text:c="3"/></text:p>
          </table:table-cell>
          <table:table-cell table:style-name="ce97" office:value-type="string" office:string-value="V" calcext:value-type="string">
            <text:p>V </text:p>
          </table:table-cell>
          <table:table-cell table:style-name="ce103" office:value-type="string" office:string-value="0" calcext:value-type="string">
            <text:p>0 </text:p>
          </table:table-cell>
          <table:table-cell table:style-name="ce103" office:value-type="string" office:string-value="20 6/2" calcext:value-type="string">
            <text:p>20 6/2 </text:p>
          </table:table-cell>
          <table:table-cell table:number-columns-repeated="1008"/>
        </table:table-row>
        <table:table-row table:style-name="ro1">
          <table:table-cell table:style-name="ce115" office:value-type="float" office:value="475" calcext:value-type="float">
            <text:p>475</text:p>
          </table:table-cell>
          <table:table-cell table:style-name="ce123" office:value-type="date" office:date-value="2001-03-04" calcext:value-type="date">
            <text:p>04.03.2001</text:p>
          </table:table-cell>
          <table:table-cell table:style-name="ce126" office:value-type="string" calcext:value-type="string">
            <text:p>Volksinitiative «für tiefere Arzneimittelpreise»</text:p>
          </table:table-cell>
          <table:table-cell table:style-name="ce52" office:value-type="string" calcext:value-type="string">
            <text:p>I.</text:p>
          </table:table-cell>
          <table:table-cell table:style-name="ce104" office:value-type="float" office:value="4688461" calcext:value-type="float">
            <text:p>4'688'461 <text:s/></text:p>
          </table:table-cell>
          <table:table-cell table:style-name="ce104" office:value-type="float" office:value="2612008" calcext:value-type="float">
            <text:p>2'612'008 <text:s/></text:p>
          </table:table-cell>
          <table:table-cell table:style-name="ce128" office:value-type="float" office:value="55.7114157502857" calcext:value-type="float">
            <text:p>55.7 <text:s text:c="3"/></text:p>
          </table:table-cell>
          <table:table-cell table:style-name="ce104" office:value-type="float" office:value="33816" calcext:value-type="float">
            <text:p>33'816 <text:s/></text:p>
          </table:table-cell>
          <table:table-cell table:style-name="ce104" office:value-type="float" office:value="12474" calcext:value-type="float">
            <text:p>12'474 <text:s/></text:p>
          </table:table-cell>
          <table:table-cell table:style-name="ce104" office:value-type="float" office:value="2565718" calcext:value-type="float">
            <text:p>2'565'718 <text:s/></text:p>
          </table:table-cell>
          <table:table-cell table:style-name="ce104" office:value-type="float" office:value="791589" calcext:value-type="float">
            <text:p>791'589 <text:s/></text:p>
          </table:table-cell>
          <table:table-cell table:style-name="ce104" office:value-type="float" office:value="1774129" calcext:value-type="float">
            <text:p>1'774'129 <text:s/></text:p>
          </table:table-cell>
          <table:table-cell table:style-name="ce128" office:value-type="float" office:value="30.8525332869785" calcext:value-type="float">
            <text:p>30.9 <text:s text:c="3"/></text:p>
          </table:table-cell>
          <table:table-cell table:style-name="ce96" office:value-type="string" office:string-value="V" calcext:value-type="string">
            <text:p>V </text:p>
          </table:table-cell>
          <table:table-cell table:style-name="ce104" office:value-type="string" office:string-value="0" calcext:value-type="string">
            <text:p>0 </text:p>
          </table:table-cell>
          <table:table-cell table:style-name="ce104" office:value-type="string" office:string-value="20 6/2" calcext:value-type="string">
            <text:p>20 6/2 </text:p>
          </table:table-cell>
          <table:table-cell table:number-columns-repeated="1008"/>
        </table:table-row>
        <table:table-row table:style-name="ro4">
          <table:table-cell table:style-name="ce114" office:value-type="float" office:value="476" calcext:value-type="float">
            <text:p>476</text:p>
          </table:table-cell>
          <table:table-cell table:style-name="ce122" office:value-type="date" office:date-value="2001-03-04" calcext:value-type="date">
            <text:p>04.03.2001</text:p>
          </table:table-cell>
          <table:table-cell table:style-name="ce43" office:value-type="string" calcext:value-type="string">
            <text:p>Volksinitiative «für mehr Verkehrssicherheit durch Tempo 30 innerorts mit Ausnahmen (Strassen für alle)»</text:p>
          </table:table-cell>
          <table:table-cell table:style-name="ce53" office:value-type="string" calcext:value-type="string">
            <text:p>I.</text:p>
          </table:table-cell>
          <table:table-cell table:style-name="ce103" office:value-type="float" office:value="4688461" calcext:value-type="float">
            <text:p>4'688'461 <text:s/></text:p>
          </table:table-cell>
          <table:table-cell table:style-name="ce103" office:value-type="float" office:value="2616139" calcext:value-type="float">
            <text:p>2'616'139 <text:s/></text:p>
          </table:table-cell>
          <table:table-cell table:style-name="ce127" office:value-type="float" office:value="55.7995256865739" calcext:value-type="float">
            <text:p>55.8 <text:s text:c="3"/></text:p>
          </table:table-cell>
          <table:table-cell table:style-name="ce103" office:value-type="float" office:value="15095" calcext:value-type="float">
            <text:p>15'095 <text:s/></text:p>
          </table:table-cell>
          <table:table-cell table:style-name="ce103" office:value-type="float" office:value="12121" calcext:value-type="float">
            <text:p>12'121 <text:s/></text:p>
          </table:table-cell>
          <table:table-cell table:style-name="ce103" office:value-type="float" office:value="2588923" calcext:value-type="float">
            <text:p>2'588'923 <text:s/></text:p>
          </table:table-cell>
          <table:table-cell table:style-name="ce103" office:value-type="float" office:value="525609" calcext:value-type="float">
            <text:p>525'609 <text:s/></text:p>
          </table:table-cell>
          <table:table-cell table:style-name="ce103" office:value-type="float" office:value="2063314" calcext:value-type="float">
            <text:p>2'063'314 <text:s/></text:p>
          </table:table-cell>
          <table:table-cell table:style-name="ce127" office:value-type="float" office:value="20.3022260607983" calcext:value-type="float">
            <text:p>20.3 <text:s text:c="3"/></text:p>
          </table:table-cell>
          <table:table-cell table:style-name="ce97" office:value-type="string" office:string-value="V" calcext:value-type="string">
            <text:p>V </text:p>
          </table:table-cell>
          <table:table-cell table:style-name="ce103" office:value-type="string" office:string-value="0" calcext:value-type="string">
            <text:p>0 </text:p>
          </table:table-cell>
          <table:table-cell table:style-name="ce103" office:value-type="string" office:string-value="20 6/2" calcext:value-type="string">
            <text:p>20 6/2 </text:p>
          </table:table-cell>
          <table:table-cell table:number-columns-repeated="1008"/>
        </table:table-row>
        <table:table-row table:style-name="ro3">
          <table:table-cell table:style-name="ce115" office:value-type="float" office:value="477" calcext:value-type="float">
            <text:p>477</text:p>
          </table:table-cell>
          <table:table-cell table:style-name="ce123" office:value-type="date" office:date-value="2001-06-10" calcext:value-type="date">
            <text:p>10.06.2001</text:p>
          </table:table-cell>
          <table:table-cell table:style-name="ce126" office:value-type="string" calcext:value-type="string">
            <text:p>Bundesgesetz über die Armee und die Militärverwaltung (Bewaffnung)</text:p>
          </table:table-cell>
          <table:table-cell table:style-name="ce52" office:value-type="string" calcext:value-type="string">
            <text:p>Fak.</text:p>
          </table:table-cell>
          <table:table-cell table:style-name="ce104" office:value-type="float" office:value="4698399" calcext:value-type="float">
            <text:p>4'698'399 <text:s/></text:p>
          </table:table-cell>
          <table:table-cell table:style-name="ce104" office:value-type="float" office:value="1997658" calcext:value-type="float">
            <text:p>1'997'658 <text:s/></text:p>
          </table:table-cell>
          <table:table-cell table:style-name="ce128" office:value-type="float" office:value="42.5178449084465" calcext:value-type="float">
            <text:p>42.5 <text:s text:c="3"/></text:p>
          </table:table-cell>
          <table:table-cell table:style-name="ce104" office:value-type="float" office:value="23112" calcext:value-type="float">
            <text:p>23'112 <text:s/></text:p>
          </table:table-cell>
          <table:table-cell table:style-name="ce104" office:value-type="float" office:value="8920" calcext:value-type="float">
            <text:p>8'920 <text:s/></text:p>
          </table:table-cell>
          <table:table-cell table:style-name="ce104" office:value-type="float" office:value="1965626" calcext:value-type="float">
            <text:p>1'965'626 <text:s/></text:p>
          </table:table-cell>
          <table:table-cell table:style-name="ce104" office:value-type="float" office:value="1002297" calcext:value-type="float">
            <text:p>1'002'297 <text:s/></text:p>
          </table:table-cell>
          <table:table-cell table:style-name="ce104" office:value-type="float" office:value="963329" calcext:value-type="float">
            <text:p>963'329 <text:s/></text:p>
          </table:table-cell>
          <table:table-cell table:style-name="ce128" office:value-type="float" office:value="50.9912363796572" calcext:value-type="float">
            <text:p>51.0 <text:s text:c="3"/></text:p>
          </table:table-cell>
          <table:table-cell table:style-name="ce96" office:value-type="string" office:string-value="A" calcext:value-type="string">
            <text:p>A </text:p>
          </table:table-cell>
          <table:table-cell table:number-columns-repeated="2" table:style-name="ce104" office:value-type="string" office:string-value="*" calcext:value-type="string">
            <text:p>* </text:p>
          </table:table-cell>
          <table:table-cell table:number-columns-repeated="1008"/>
        </table:table-row>
        <table:table-row table:style-name="ro3">
          <table:table-cell table:style-name="ce114" office:value-type="float" office:value="478" calcext:value-type="float">
            <text:p>478</text:p>
          </table:table-cell>
          <table:table-cell table:style-name="ce122" office:value-type="date" office:date-value="2001-06-10" calcext:value-type="date">
            <text:p>10.06.2001</text:p>
          </table:table-cell>
          <table:table-cell table:style-name="ce43" office:value-type="string" calcext:value-type="string">
            <text:p>Bundesgesetz über die Armee und die Militärverwaltung (Ausbildungszusammenarbeit)</text:p>
          </table:table-cell>
          <table:table-cell table:style-name="ce53" office:value-type="string" calcext:value-type="string">
            <text:p>Fak.</text:p>
          </table:table-cell>
          <table:table-cell table:style-name="ce103" office:value-type="float" office:value="4698399" calcext:value-type="float">
            <text:p>4'698'399 <text:s/></text:p>
          </table:table-cell>
          <table:table-cell table:style-name="ce103" office:value-type="float" office:value="1996730" calcext:value-type="float">
            <text:p>1'996'730 <text:s/></text:p>
          </table:table-cell>
          <table:table-cell table:style-name="ce127" office:value-type="float" office:value="42.4980934995091" calcext:value-type="float">
            <text:p>42.5 <text:s text:c="3"/></text:p>
          </table:table-cell>
          <table:table-cell table:style-name="ce103" office:value-type="float" office:value="29967" calcext:value-type="float">
            <text:p>29'967 <text:s/></text:p>
          </table:table-cell>
          <table:table-cell table:style-name="ce103" office:value-type="float" office:value="8986" calcext:value-type="float">
            <text:p>8'986 <text:s/></text:p>
          </table:table-cell>
          <table:table-cell table:style-name="ce103" office:value-type="float" office:value="1957777" calcext:value-type="float">
            <text:p>1'957'777 <text:s/></text:p>
          </table:table-cell>
          <table:table-cell table:style-name="ce103" office:value-type="float" office:value="1001274" calcext:value-type="float">
            <text:p>1'001'274 <text:s/></text:p>
          </table:table-cell>
          <table:table-cell table:style-name="ce103" office:value-type="float" office:value="956503" calcext:value-type="float">
            <text:p>956'503 <text:s/></text:p>
          </table:table-cell>
          <table:table-cell table:style-name="ce127" office:value-type="float" office:value="51.1434141886435" calcext:value-type="float">
            <text:p>51.1 <text:s text:c="3"/></text:p>
          </table:table-cell>
          <table:table-cell table:style-name="ce97" office:value-type="string" office:string-value="A" calcext:value-type="string">
            <text:p>A </text:p>
          </table:table-cell>
          <table:table-cell table:number-columns-repeated="2" table:style-name="ce103" office:value-type="string" office:string-value="*" calcext:value-type="string">
            <text:p>* </text:p>
          </table:table-cell>
          <table:table-cell table:number-columns-repeated="1008"/>
        </table:table-row>
        <table:table-row table:style-name="ro4">
          <table:table-cell table:style-name="ce115" office:value-type="float" office:value="479" calcext:value-type="float">
            <text:p>479</text:p>
          </table:table-cell>
          <table:table-cell table:style-name="ce123" office:value-type="date" office:date-value="2001-06-10" calcext:value-type="date">
            <text:p>10.06.2001</text:p>
          </table:table-cell>
          <table:table-cell table:style-name="ce126" office:value-type="string" calcext:value-type="string">
            <text:p>Bundesbeschluss über die Aufhebung der Genehmigungspflicht für die Errichtung von Bistümern</text:p>
          </table:table-cell>
          <table:table-cell table:style-name="ce52" office:value-type="string" calcext:value-type="string">
            <text:p>Obl.</text:p>
          </table:table-cell>
          <table:table-cell table:style-name="ce104" office:value-type="float" office:value="4698399" calcext:value-type="float">
            <text:p>4'698'399 <text:s/></text:p>
          </table:table-cell>
          <table:table-cell table:style-name="ce104" office:value-type="float" office:value="1975658" calcext:value-type="float">
            <text:p>1'975'658 <text:s/></text:p>
          </table:table-cell>
          <table:table-cell table:style-name="ce128" office:value-type="float" office:value="42.0496003000171" calcext:value-type="float">
            <text:p>42.0 <text:s text:c="3"/></text:p>
          </table:table-cell>
          <table:table-cell table:style-name="ce104" office:value-type="float" office:value="104957" calcext:value-type="float">
            <text:p>104'957 <text:s/></text:p>
          </table:table-cell>
          <table:table-cell table:style-name="ce104" office:value-type="float" office:value="10037" calcext:value-type="float">
            <text:p>10'037 <text:s/></text:p>
          </table:table-cell>
          <table:table-cell table:style-name="ce104" office:value-type="float" office:value="1860664" calcext:value-type="float">
            <text:p>1'860'664 <text:s/></text:p>
          </table:table-cell>
          <table:table-cell table:style-name="ce104" office:value-type="float" office:value="1194556" calcext:value-type="float">
            <text:p>1'194'556 <text:s/></text:p>
          </table:table-cell>
          <table:table-cell table:style-name="ce104" office:value-type="float" office:value="666108" calcext:value-type="float">
            <text:p>666'108 <text:s/></text:p>
          </table:table-cell>
          <table:table-cell table:style-name="ce128" office:value-type="float" office:value="64.200521964202" calcext:value-type="float">
            <text:p>64.2 <text:s text:c="3"/></text:p>
          </table:table-cell>
          <table:table-cell table:style-name="ce96" office:value-type="string" office:string-value="A" calcext:value-type="string">
            <text:p>A </text:p>
          </table:table-cell>
          <table:table-cell table:style-name="ce104" office:value-type="string" office:string-value="20 6/2" calcext:value-type="string">
            <text:p>20 6/2 </text:p>
          </table:table-cell>
          <table:table-cell table:style-name="ce104" office:value-type="string" office:string-value="0" calcext:value-type="string">
            <text:p>0 </text:p>
          </table:table-cell>
          <table:table-cell table:number-columns-repeated="1008"/>
        </table:table-row>
        <table:table-row table:style-name="ro1">
          <table:table-cell table:style-name="ce114" office:value-type="float" office:value="480" calcext:value-type="float">
            <text:p>480</text:p>
          </table:table-cell>
          <table:table-cell table:style-name="ce122" office:value-type="date" office:date-value="2001-12-02" calcext:value-type="date">
            <text:p>02.12.2001</text:p>
          </table:table-cell>
          <table:table-cell table:style-name="ce43" office:value-type="string" calcext:value-type="string">
            <text:p>Bundesbeschluss über eine Schuldenbremse</text:p>
          </table:table-cell>
          <table:table-cell table:style-name="ce53" office:value-type="string" calcext:value-type="string">
            <text:p>Obl.</text:p>
          </table:table-cell>
          <table:table-cell table:style-name="ce103" office:value-type="float" office:value="4712583" calcext:value-type="float">
            <text:p>4'712'583 <text:s/></text:p>
          </table:table-cell>
          <table:table-cell table:style-name="ce103" office:value-type="float" office:value="1782381" calcext:value-type="float">
            <text:p>1'782'381 <text:s/></text:p>
          </table:table-cell>
          <table:table-cell table:style-name="ce127" office:value-type="float" office:value="37.8217423438484" calcext:value-type="float">
            <text:p>37.8 <text:s text:c="3"/></text:p>
          </table:table-cell>
          <table:table-cell table:style-name="ce103" office:value-type="float" office:value="38522" calcext:value-type="float">
            <text:p>38'522 <text:s/></text:p>
          </table:table-cell>
          <table:table-cell table:style-name="ce103" office:value-type="float" office:value="6510" calcext:value-type="float">
            <text:p>6'510 <text:s/></text:p>
          </table:table-cell>
          <table:table-cell table:style-name="ce103" office:value-type="float" office:value="1737349" calcext:value-type="float">
            <text:p>1'737'349 <text:s/></text:p>
          </table:table-cell>
          <table:table-cell table:style-name="ce103" office:value-type="float" office:value="1472259" calcext:value-type="float">
            <text:p>1'472'259 <text:s/></text:p>
          </table:table-cell>
          <table:table-cell table:style-name="ce103" office:value-type="float" office:value="265090" calcext:value-type="float">
            <text:p>265'090 <text:s/></text:p>
          </table:table-cell>
          <table:table-cell table:style-name="ce127" office:value-type="float" office:value="84.7416955372812" calcext:value-type="float">
            <text:p>84.7 <text:s text:c="3"/></text:p>
          </table:table-cell>
          <table:table-cell table:style-name="ce97" office:value-type="string" office:string-value="A" calcext:value-type="string">
            <text:p>A </text:p>
          </table:table-cell>
          <table:table-cell table:style-name="ce103" office:value-type="string" office:string-value="20 6/2" calcext:value-type="string">
            <text:p>20 6/2 </text:p>
          </table:table-cell>
          <table:table-cell table:style-name="ce103" office:value-type="string" office:string-value="0" calcext:value-type="string">
            <text:p>0 </text:p>
          </table:table-cell>
          <table:table-cell table:number-columns-repeated="1008"/>
        </table:table-row>
        <table:table-row table:style-name="ro3">
          <table:table-cell table:style-name="ce115" office:value-type="float" office:value="481" calcext:value-type="float">
            <text:p>481</text:p>
          </table:table-cell>
          <table:table-cell table:style-name="ce123" office:value-type="date" office:date-value="2001-12-02" calcext:value-type="date">
            <text:p>02.12.2001</text:p>
          </table:table-cell>
          <table:table-cell table:style-name="ce126" office:value-type="string" calcext:value-type="string">
            <text:p>Volksinitiative «für eine gesicherte AHV - Energie statt Arbeit besteuern!»</text:p>
          </table:table-cell>
          <table:table-cell table:style-name="ce52" office:value-type="string" calcext:value-type="string">
            <text:p>I.</text:p>
          </table:table-cell>
          <table:table-cell table:style-name="ce104" office:value-type="float" office:value="4712583" calcext:value-type="float">
            <text:p>4'712'583 <text:s/></text:p>
          </table:table-cell>
          <table:table-cell table:style-name="ce104" office:value-type="float" office:value="1783507" calcext:value-type="float">
            <text:p>1'783'507 <text:s/></text:p>
          </table:table-cell>
          <table:table-cell table:style-name="ce128" office:value-type="float" office:value="37.8456358222232" calcext:value-type="float">
            <text:p>37.8 <text:s text:c="3"/></text:p>
          </table:table-cell>
          <table:table-cell table:style-name="ce104" office:value-type="float" office:value="37319" calcext:value-type="float">
            <text:p>37'319 <text:s/></text:p>
          </table:table-cell>
          <table:table-cell table:style-name="ce104" office:value-type="float" office:value="6440" calcext:value-type="float">
            <text:p>6'440 <text:s/></text:p>
          </table:table-cell>
          <table:table-cell table:style-name="ce104" office:value-type="float" office:value="1739748" calcext:value-type="float">
            <text:p>1'739'748 <text:s/></text:p>
          </table:table-cell>
          <table:table-cell table:style-name="ce104" office:value-type="float" office:value="397747" calcext:value-type="float">
            <text:p>397'747 <text:s/></text:p>
          </table:table-cell>
          <table:table-cell table:style-name="ce104" office:value-type="float" office:value="1342001" calcext:value-type="float">
            <text:p>1'342'001 <text:s/></text:p>
          </table:table-cell>
          <table:table-cell table:style-name="ce128" office:value-type="float" office:value="22.8623340851664" calcext:value-type="float">
            <text:p>22.9 <text:s text:c="3"/></text:p>
          </table:table-cell>
          <table:table-cell table:style-name="ce96" office:value-type="string" office:string-value="V" calcext:value-type="string">
            <text:p>V </text:p>
          </table:table-cell>
          <table:table-cell table:style-name="ce104" office:value-type="string" office:string-value="0" calcext:value-type="string">
            <text:p>0 </text:p>
          </table:table-cell>
          <table:table-cell table:style-name="ce104" office:value-type="string" office:string-value="20 6/2" calcext:value-type="string">
            <text:p>20 6/2 </text:p>
          </table:table-cell>
          <table:table-cell table:number-columns-repeated="1008"/>
        </table:table-row>
        <table:table-row table:style-name="ro4">
          <table:table-cell table:style-name="ce114" office:value-type="float" office:value="482" calcext:value-type="float">
            <text:p>482</text:p>
          </table:table-cell>
          <table:table-cell table:style-name="ce122" office:value-type="date" office:date-value="2001-12-02" calcext:value-type="date">
            <text:p>02.12.2001</text:p>
          </table:table-cell>
          <table:table-cell table:style-name="ce43" office:value-type="string" calcext:value-type="string">
            <text:p>Volksinitiative «für eine glaubwürdige Sicherheitspolitik und eine Schweiz ohne Armee»</text:p>
          </table:table-cell>
          <table:table-cell table:style-name="ce53" office:value-type="string" calcext:value-type="string">
            <text:p>I.</text:p>
          </table:table-cell>
          <table:table-cell table:style-name="ce103" office:value-type="float" office:value="4712583" calcext:value-type="float">
            <text:p>4'712'583 <text:s/></text:p>
          </table:table-cell>
          <table:table-cell table:style-name="ce103" office:value-type="float" office:value="1787298" calcext:value-type="float">
            <text:p>1'787'298 <text:s/></text:p>
          </table:table-cell>
          <table:table-cell table:style-name="ce127" office:value-type="float" office:value="37.9260800287231" calcext:value-type="float">
            <text:p>37.9 <text:s text:c="3"/></text:p>
          </table:table-cell>
          <table:table-cell table:style-name="ce103" office:value-type="float" office:value="23609" calcext:value-type="float">
            <text:p>23'609 <text:s/></text:p>
          </table:table-cell>
          <table:table-cell table:style-name="ce103" office:value-type="float" office:value="6364" calcext:value-type="float">
            <text:p>6'364 <text:s/></text:p>
          </table:table-cell>
          <table:table-cell table:style-name="ce103" office:value-type="float" office:value="1757325" calcext:value-type="float">
            <text:p>1'757'325 <text:s/></text:p>
          </table:table-cell>
          <table:table-cell table:style-name="ce103" office:value-type="float" office:value="384905" calcext:value-type="float">
            <text:p>384'905 <text:s/></text:p>
          </table:table-cell>
          <table:table-cell table:style-name="ce103" office:value-type="float" office:value="1372420" calcext:value-type="float">
            <text:p>1'372'420 <text:s/></text:p>
          </table:table-cell>
          <table:table-cell table:style-name="ce127" office:value-type="float" office:value="21.9028921798757" calcext:value-type="float">
            <text:p>21.9 <text:s text:c="3"/></text:p>
          </table:table-cell>
          <table:table-cell table:style-name="ce97" office:value-type="string" office:string-value="V" calcext:value-type="string">
            <text:p>V </text:p>
          </table:table-cell>
          <table:table-cell table:style-name="ce103" office:value-type="string" office:string-value="0" calcext:value-type="string">
            <text:p>0 </text:p>
          </table:table-cell>
          <table:table-cell table:style-name="ce103" office:value-type="string" office:string-value="20 6/2" calcext:value-type="string">
            <text:p>20 6/2 </text:p>
          </table:table-cell>
          <table:table-cell table:number-columns-repeated="1008"/>
        </table:table-row>
        <table:table-row table:style-name="ro3">
          <table:table-cell table:style-name="ce115" office:value-type="float" office:value="483" calcext:value-type="float">
            <text:p>483</text:p>
          </table:table-cell>
          <table:table-cell table:style-name="ce123" office:value-type="date" office:date-value="2001-12-02" calcext:value-type="date">
            <text:p>02.12.2001</text:p>
          </table:table-cell>
          <table:table-cell table:style-name="ce126" office:value-type="string" calcext:value-type="string">
            <text:p>Volksinitiative «Solidarität schafft Sicherheit: Für einen freiwilligen zivilen Friedensdienst (ZFD)»</text:p>
          </table:table-cell>
          <table:table-cell table:style-name="ce52" office:value-type="string" calcext:value-type="string">
            <text:p>I.</text:p>
          </table:table-cell>
          <table:table-cell table:style-name="ce104" office:value-type="float" office:value="4712583" calcext:value-type="float">
            <text:p>4'712'583 <text:s/></text:p>
          </table:table-cell>
          <table:table-cell table:style-name="ce104" office:value-type="float" office:value="1783860" calcext:value-type="float">
            <text:p>1'783'860 <text:s/></text:p>
          </table:table-cell>
          <table:table-cell table:style-name="ce128" office:value-type="float" office:value="37.8531264064739" calcext:value-type="float">
            <text:p>37.9 <text:s text:c="3"/></text:p>
          </table:table-cell>
          <table:table-cell table:style-name="ce104" office:value-type="float" office:value="33323" calcext:value-type="float">
            <text:p>33'323 <text:s/></text:p>
          </table:table-cell>
          <table:table-cell table:style-name="ce104" office:value-type="float" office:value="6446" calcext:value-type="float">
            <text:p>6'446 <text:s/></text:p>
          </table:table-cell>
          <table:table-cell table:style-name="ce104" office:value-type="float" office:value="1744091" calcext:value-type="float">
            <text:p>1'744'091 <text:s/></text:p>
          </table:table-cell>
          <table:table-cell table:style-name="ce104" office:value-type="float" office:value="404870" calcext:value-type="float">
            <text:p>404'870 <text:s/></text:p>
          </table:table-cell>
          <table:table-cell table:style-name="ce104" office:value-type="float" office:value="1339221" calcext:value-type="float">
            <text:p>1'339'221 <text:s/></text:p>
          </table:table-cell>
          <table:table-cell table:style-name="ce128" office:value-type="float" office:value="23.2138116646436" calcext:value-type="float">
            <text:p>23.2 <text:s text:c="3"/></text:p>
          </table:table-cell>
          <table:table-cell table:style-name="ce96" office:value-type="string" office:string-value="V" calcext:value-type="string">
            <text:p>V </text:p>
          </table:table-cell>
          <table:table-cell table:style-name="ce104" office:value-type="string" office:string-value="0" calcext:value-type="string">
            <text:p>0 </text:p>
          </table:table-cell>
          <table:table-cell table:style-name="ce104" office:value-type="string" office:string-value="20 6/2" calcext:value-type="string">
            <text:p>20 6/2 </text:p>
          </table:table-cell>
          <table:table-cell table:number-columns-repeated="1008"/>
        </table:table-row>
        <table:table-row table:style-name="ro1">
          <table:table-cell table:style-name="ce114" office:value-type="float" office:value="484" calcext:value-type="float">
            <text:p>484</text:p>
          </table:table-cell>
          <table:table-cell table:style-name="ce122" office:value-type="date" office:date-value="2001-12-02" calcext:value-type="date">
            <text:p>02.12.2001</text:p>
          </table:table-cell>
          <table:table-cell table:style-name="ce43" office:value-type="string" calcext:value-type="string">
            <text:p>Volksinitiative «für eine Kapitalgewinnsteuer»</text:p>
          </table:table-cell>
          <table:table-cell table:style-name="ce53" office:value-type="string" calcext:value-type="string">
            <text:p>I.</text:p>
          </table:table-cell>
          <table:table-cell table:style-name="ce103" office:value-type="float" office:value="4712583" calcext:value-type="float">
            <text:p>4'712'583 <text:s/></text:p>
          </table:table-cell>
          <table:table-cell table:style-name="ce103" office:value-type="float" office:value="1783571" calcext:value-type="float">
            <text:p>1'783'571 <text:s/></text:p>
          </table:table-cell>
          <table:table-cell table:style-name="ce127" office:value-type="float" office:value="37.8469938884896" calcext:value-type="float">
            <text:p>37.8 <text:s text:c="3"/></text:p>
          </table:table-cell>
          <table:table-cell table:style-name="ce103" office:value-type="float" office:value="33048" calcext:value-type="float">
            <text:p>33'048 <text:s/></text:p>
          </table:table-cell>
          <table:table-cell table:style-name="ce103" office:value-type="float" office:value="6414" calcext:value-type="float">
            <text:p>6'414 <text:s/></text:p>
          </table:table-cell>
          <table:table-cell table:style-name="ce103" office:value-type="float" office:value="1744109" calcext:value-type="float">
            <text:p>1'744'109 <text:s/></text:p>
          </table:table-cell>
          <table:table-cell table:style-name="ce103" office:value-type="float" office:value="594927" calcext:value-type="float">
            <text:p>594'927 <text:s/></text:p>
          </table:table-cell>
          <table:table-cell table:style-name="ce103" office:value-type="float" office:value="1149182" calcext:value-type="float">
            <text:p>1'149'182 <text:s/></text:p>
          </table:table-cell>
          <table:table-cell table:style-name="ce127" office:value-type="float" office:value="34.1106547813239" calcext:value-type="float">
            <text:p>34.1 <text:s text:c="3"/></text:p>
          </table:table-cell>
          <table:table-cell table:style-name="ce97" office:value-type="string" office:string-value="V" calcext:value-type="string">
            <text:p>V </text:p>
          </table:table-cell>
          <table:table-cell table:style-name="ce103" office:value-type="string" office:string-value="0" calcext:value-type="string">
            <text:p>0 </text:p>
          </table:table-cell>
          <table:table-cell table:style-name="ce103" office:value-type="string" office:string-value="20 6/2" calcext:value-type="string">
            <text:p>20 6/2 </text:p>
          </table:table-cell>
          <table:table-cell table:number-columns-repeated="1008"/>
        </table:table-row>
        <table:table-row table:style-name="ro3">
          <table:table-cell table:style-name="ce115" office:value-type="float" office:value="485" calcext:value-type="float">
            <text:p>485</text:p>
          </table:table-cell>
          <table:table-cell table:style-name="ce123" office:value-type="date" office:date-value="2002-03-03" calcext:value-type="date">
            <text:p>03.03.2002</text:p>
          </table:table-cell>
          <table:table-cell table:style-name="ce126" office:value-type="string" calcext:value-type="string">
            <text:p>Volksinitiative «für den Beitritt der Schweiz zur Organisation der Vereinten Nationen (UNO)»</text:p>
          </table:table-cell>
          <table:table-cell table:style-name="ce52" office:value-type="string" calcext:value-type="string">
            <text:p>I.</text:p>
          </table:table-cell>
          <table:table-cell table:style-name="ce104" office:value-type="float" office:value="4721422" calcext:value-type="float">
            <text:p>4'721'422 <text:s/></text:p>
          </table:table-cell>
          <table:table-cell table:style-name="ce104" office:value-type="float" office:value="2758925" calcext:value-type="float">
            <text:p>2'758'925 <text:s/></text:p>
          </table:table-cell>
          <table:table-cell table:style-name="ce128" office:value-type="float" office:value="58.4341963078073" calcext:value-type="float">
            <text:p>58.4 <text:s text:c="3"/></text:p>
          </table:table-cell>
          <table:table-cell table:style-name="ce104" office:value-type="float" office:value="20386" calcext:value-type="float">
            <text:p>20'386 <text:s/></text:p>
          </table:table-cell>
          <table:table-cell table:style-name="ce104" office:value-type="float" office:value="11800" calcext:value-type="float">
            <text:p>11'800 <text:s/></text:p>
          </table:table-cell>
          <table:table-cell table:style-name="ce104" office:value-type="float" office:value="2726739" calcext:value-type="float">
            <text:p>2'726'739 <text:s/></text:p>
          </table:table-cell>
          <table:table-cell table:style-name="ce104" office:value-type="float" office:value="1489110" calcext:value-type="float">
            <text:p>1'489'110 <text:s/></text:p>
          </table:table-cell>
          <table:table-cell table:style-name="ce104" office:value-type="float" office:value="1237629" calcext:value-type="float">
            <text:p>1'237'629 <text:s/></text:p>
          </table:table-cell>
          <table:table-cell table:style-name="ce128" office:value-type="float" office:value="54.6113874485237" calcext:value-type="float">
            <text:p>54.6 <text:s text:c="3"/></text:p>
          </table:table-cell>
          <table:table-cell table:style-name="ce96" office:value-type="string" office:string-value="A" calcext:value-type="string">
            <text:p>A </text:p>
          </table:table-cell>
          <table:table-cell table:style-name="ce104" office:value-type="string" office:string-value="11 2/2" calcext:value-type="string">
            <text:p>11 2/2 </text:p>
          </table:table-cell>
          <table:table-cell table:style-name="ce104" office:value-type="string" office:string-value="9 4/2" calcext:value-type="string">
            <text:p>9 4/2 </text:p>
          </table:table-cell>
          <table:table-cell table:number-columns-repeated="1008"/>
        </table:table-row>
        <table:table-row table:style-name="ro1">
          <table:table-cell table:style-name="ce114" office:value-type="float" office:value="486" calcext:value-type="float">
            <text:p>486</text:p>
          </table:table-cell>
          <table:table-cell table:style-name="ce122" office:value-type="date" office:date-value="2002-03-03" calcext:value-type="date">
            <text:p>03.03.2002</text:p>
          </table:table-cell>
          <table:table-cell table:style-name="ce43" office:value-type="string" calcext:value-type="string">
            <text:p>Volksinitiative «für eine kürzere Arbeitszeit»</text:p>
          </table:table-cell>
          <table:table-cell table:style-name="ce53" office:value-type="string" calcext:value-type="string">
            <text:p>I.</text:p>
          </table:table-cell>
          <table:table-cell table:style-name="ce103" office:value-type="float" office:value="4721422" calcext:value-type="float">
            <text:p>4'721'422 <text:s/></text:p>
          </table:table-cell>
          <table:table-cell table:style-name="ce103" office:value-type="float" office:value="2750779" calcext:value-type="float">
            <text:p>2'750'779 <text:s/></text:p>
          </table:table-cell>
          <table:table-cell table:style-name="ce127" office:value-type="float" office:value="58.2616635411959" calcext:value-type="float">
            <text:p>58.3 <text:s text:c="3"/></text:p>
          </table:table-cell>
          <table:table-cell table:style-name="ce103" office:value-type="float" office:value="30981" calcext:value-type="float">
            <text:p>30'981 <text:s/></text:p>
          </table:table-cell>
          <table:table-cell table:style-name="ce103" office:value-type="float" office:value="11665" calcext:value-type="float">
            <text:p>11'665 <text:s/></text:p>
          </table:table-cell>
          <table:table-cell table:style-name="ce103" office:value-type="float" office:value="2708133" calcext:value-type="float">
            <text:p>2'708'133 <text:s/></text:p>
          </table:table-cell>
          <table:table-cell table:style-name="ce103" office:value-type="float" office:value="686935" calcext:value-type="float">
            <text:p>686'935 <text:s/></text:p>
          </table:table-cell>
          <table:table-cell table:style-name="ce103" office:value-type="float" office:value="2021198" calcext:value-type="float">
            <text:p>2'021'198 <text:s/></text:p>
          </table:table-cell>
          <table:table-cell table:style-name="ce127" office:value-type="float" office:value="25.365630122302" calcext:value-type="float">
            <text:p>25.4 <text:s text:c="3"/></text:p>
          </table:table-cell>
          <table:table-cell table:style-name="ce97" office:value-type="string" office:string-value="V" calcext:value-type="string">
            <text:p>V </text:p>
          </table:table-cell>
          <table:table-cell table:style-name="ce103" office:value-type="string" office:string-value="0" calcext:value-type="string">
            <text:p>0 </text:p>
          </table:table-cell>
          <table:table-cell table:style-name="ce103" office:value-type="string" office:string-value="20 6/2" calcext:value-type="string">
            <text:p>20 6/2 </text:p>
          </table:table-cell>
          <table:table-cell table:number-columns-repeated="1008"/>
        </table:table-row>
        <table:table-row table:style-name="ro3">
          <table:table-cell table:style-name="ce115" office:value-type="float" office:value="487" calcext:value-type="float">
            <text:p>487</text:p>
          </table:table-cell>
          <table:table-cell table:style-name="ce123" office:value-type="date" office:date-value="2002-06-02" calcext:value-type="date">
            <text:p>02.06.2002</text:p>
          </table:table-cell>
          <table:table-cell table:style-name="ce126" office:value-type="string" calcext:value-type="string">
            <text:p>Schweizerisches Strafgesetzbuch (Schwangerschaftsabbruch, Fristenregelung)</text:p>
          </table:table-cell>
          <table:table-cell table:style-name="ce52" office:value-type="string" calcext:value-type="string">
            <text:p>Fak.</text:p>
          </table:table-cell>
          <table:table-cell table:style-name="ce104" office:value-type="float" office:value="4730594" calcext:value-type="float">
            <text:p>4'730'594 <text:s/></text:p>
          </table:table-cell>
          <table:table-cell table:style-name="ce104" office:value-type="float" office:value="1978123" calcext:value-type="float">
            <text:p>1'978'123 <text:s/></text:p>
          </table:table-cell>
          <table:table-cell table:style-name="ce128" office:value-type="float" office:value="41.815530988286" calcext:value-type="float">
            <text:p>41.8 <text:s text:c="3"/></text:p>
          </table:table-cell>
          <table:table-cell table:style-name="ce104" office:value-type="float" office:value="30008" calcext:value-type="float">
            <text:p>30'008 <text:s/></text:p>
          </table:table-cell>
          <table:table-cell table:style-name="ce104" office:value-type="float" office:value="8465" calcext:value-type="float">
            <text:p>8'465 <text:s/></text:p>
          </table:table-cell>
          <table:table-cell table:style-name="ce104" office:value-type="float" office:value="1939650" calcext:value-type="float">
            <text:p>1'939'650 <text:s/></text:p>
          </table:table-cell>
          <table:table-cell table:style-name="ce104" office:value-type="float" office:value="1399545" calcext:value-type="float">
            <text:p>1'399'545 <text:s/></text:p>
          </table:table-cell>
          <table:table-cell table:style-name="ce104" office:value-type="float" office:value="540105" calcext:value-type="float">
            <text:p>540'105 <text:s/></text:p>
          </table:table-cell>
          <table:table-cell table:style-name="ce128" office:value-type="float" office:value="72.1545124120331" calcext:value-type="float">
            <text:p>72.2 <text:s text:c="3"/></text:p>
          </table:table-cell>
          <table:table-cell table:style-name="ce96" office:value-type="string" office:string-value="A" calcext:value-type="string">
            <text:p>A </text:p>
          </table:table-cell>
          <table:table-cell table:number-columns-repeated="2" table:style-name="ce104" office:value-type="string" office:string-value="*" calcext:value-type="string">
            <text:p>* </text:p>
          </table:table-cell>
          <table:table-cell table:number-columns-repeated="1008"/>
        </table:table-row>
        <table:table-row table:style-name="ro4">
          <table:table-cell table:style-name="ce114" office:value-type="float" office:value="488" calcext:value-type="float">
            <text:p>488</text:p>
          </table:table-cell>
          <table:table-cell table:style-name="ce122" office:value-type="date" office:date-value="2002-06-02" calcext:value-type="date">
            <text:p>02.06.2002</text:p>
          </table:table-cell>
          <table:table-cell table:style-name="ce43" office:value-type="string" calcext:value-type="string">
            <text:p>Volksinitiative «für Mutter und Kind - für den Schutz des ungeborenen Kindes und für die Hilfe an seine Mutter in Not»</text:p>
          </table:table-cell>
          <table:table-cell table:style-name="ce53" office:value-type="string" calcext:value-type="string">
            <text:p>I.</text:p>
          </table:table-cell>
          <table:table-cell table:style-name="ce103" office:value-type="float" office:value="4730594" calcext:value-type="float">
            <text:p>4'730'594 <text:s/></text:p>
          </table:table-cell>
          <table:table-cell table:style-name="ce103" office:value-type="float" office:value="1972596" calcext:value-type="float">
            <text:p>1'972'596 <text:s/></text:p>
          </table:table-cell>
          <table:table-cell table:style-name="ce127" office:value-type="float" office:value="41.6986957663245" calcext:value-type="float">
            <text:p>41.7 <text:s text:c="3"/></text:p>
          </table:table-cell>
          <table:table-cell table:style-name="ce103" office:value-type="float" office:value="32912" calcext:value-type="float">
            <text:p>32'912 <text:s/></text:p>
          </table:table-cell>
          <table:table-cell table:style-name="ce103" office:value-type="float" office:value="8382" calcext:value-type="float">
            <text:p>8'382 <text:s/></text:p>
          </table:table-cell>
          <table:table-cell table:style-name="ce103" office:value-type="float" office:value="1931302" calcext:value-type="float">
            <text:p>1'931'302 <text:s/></text:p>
          </table:table-cell>
          <table:table-cell table:style-name="ce103" office:value-type="float" office:value="352432" calcext:value-type="float">
            <text:p>352'432 <text:s/></text:p>
          </table:table-cell>
          <table:table-cell table:style-name="ce103" office:value-type="float" office:value="1578870" calcext:value-type="float">
            <text:p>1'578'870 <text:s/></text:p>
          </table:table-cell>
          <table:table-cell table:style-name="ce127" office:value-type="float" office:value="18.248414799964" calcext:value-type="float">
            <text:p>18.2 <text:s text:c="3"/></text:p>
          </table:table-cell>
          <table:table-cell table:style-name="ce97" office:value-type="string" office:string-value="V" calcext:value-type="string">
            <text:p>V </text:p>
          </table:table-cell>
          <table:table-cell table:style-name="ce103" office:value-type="string" office:string-value="0" calcext:value-type="string">
            <text:p>0 </text:p>
          </table:table-cell>
          <table:table-cell table:style-name="ce103" office:value-type="string" office:string-value="20 6/2" calcext:value-type="string">
            <text:p>20 6/2 </text:p>
          </table:table-cell>
          <table:table-cell table:number-columns-repeated="1008"/>
        </table:table-row>
        <table:table-row table:style-name="ro3">
          <table:table-cell table:style-name="ce115" office:value-type="float" office:value="489.1" calcext:value-type="float">
            <text:p>489.1</text:p>
          </table:table-cell>
          <table:table-cell table:style-name="ce123" office:value-type="date" office:date-value="2002-09-22" calcext:value-type="date">
            <text:p>22.09.2002</text:p>
          </table:table-cell>
          <table:table-cell table:style-name="ce126" office:value-type="string" calcext:value-type="string">
            <text:p>Volksinitiative «Überschüssige Goldreserven in den AHV-Fonds»</text:p>
          </table:table-cell>
          <table:table-cell table:style-name="ce52" office:value-type="string" calcext:value-type="string">
            <text:p>I.</text:p>
          </table:table-cell>
          <table:table-cell table:style-name="ce104" office:value-type="float" office:value="4744197" calcext:value-type="float">
            <text:p>4'744'197 <text:s/></text:p>
          </table:table-cell>
          <table:table-cell table:style-name="ce104" office:value-type="float" office:value="2143027" calcext:value-type="float">
            <text:p>2'143'027 <text:s/></text:p>
          </table:table-cell>
          <table:table-cell table:style-name="ce128" office:value-type="float" office:value="45.1715432558977" calcext:value-type="float">
            <text:p>45.2 <text:s text:c="3"/></text:p>
          </table:table-cell>
          <table:table-cell table:style-name="ce104" office:value-type="float" office:value="10997" calcext:value-type="float">
            <text:p>10'997 <text:s/></text:p>
          </table:table-cell>
          <table:table-cell table:style-name="ce104" office:value-type="float" office:value="9663" calcext:value-type="float">
            <text:p>9'663 <text:s/></text:p>
          </table:table-cell>
          <table:table-cell table:style-name="ce104" office:value-type="float" office:value="2122367" calcext:value-type="float">
            <text:p>2'122'367 <text:s/></text:p>
          </table:table-cell>
          <table:table-cell table:style-name="ce104" office:value-type="float" office:value="984058" calcext:value-type="float">
            <text:p>984'058 <text:s/></text:p>
          </table:table-cell>
          <table:table-cell table:style-name="ce104" office:value-type="float" office:value="1085072" calcext:value-type="float">
            <text:p>1'085'072 <text:s/></text:p>
          </table:table-cell>
          <table:table-cell table:style-name="ce128" office:value-type="float" office:value="46.3660620429926" calcext:value-type="float">
            <text:p>46.4 <text:s text:c="3"/></text:p>
          </table:table-cell>
          <table:table-cell table:style-name="ce96" office:value-type="string" office:string-value="V" calcext:value-type="string">
            <text:p>V </text:p>
          </table:table-cell>
          <table:table-cell table:style-name="ce104" office:value-type="string" office:string-value="6" calcext:value-type="string">
            <text:p>6 </text:p>
          </table:table-cell>
          <table:table-cell table:style-name="ce104" office:value-type="string" office:string-value="14 6/2" calcext:value-type="string">
            <text:p>14 6/2 </text:p>
          </table:table-cell>
          <table:table-cell table:number-columns-repeated="1008"/>
        </table:table-row>
        <table:table-row table:style-name="ro3">
          <table:table-cell table:style-name="ce114" office:value-type="float" office:value="489.2" calcext:value-type="float">
            <text:p>489.2</text:p>
          </table:table-cell>
          <table:table-cell table:style-name="ce122" office:value-type="date" office:date-value="2002-09-22" calcext:value-type="date">
            <text:p>22.09.2002</text:p>
          </table:table-cell>
          <table:table-cell table:style-name="ce43" office:value-type="string" calcext:value-type="string">
            <text:p>Gold für AHV, Kantone und Stiftung (Gegenvorschlag zur Goldinitiative)</text:p>
          </table:table-cell>
          <table:table-cell table:style-name="ce53" office:value-type="string" calcext:value-type="string">
            <text:p>GE</text:p>
          </table:table-cell>
          <table:table-cell table:style-name="ce103" office:value-type="float" office:value="4744197" calcext:value-type="float">
            <text:p>4'744'197 <text:s/></text:p>
          </table:table-cell>
          <table:table-cell table:style-name="ce103" office:value-type="float" office:value="2143027" calcext:value-type="float">
            <text:p>2'143'027 <text:s/></text:p>
          </table:table-cell>
          <table:table-cell table:style-name="ce127" office:value-type="float" office:value="45.1715432558977" calcext:value-type="float">
            <text:p>45.2 <text:s text:c="3"/></text:p>
          </table:table-cell>
          <table:table-cell table:style-name="ce103" office:value-type="float" office:value="10997" calcext:value-type="float">
            <text:p>10'997 <text:s/></text:p>
          </table:table-cell>
          <table:table-cell table:style-name="ce103" office:value-type="float" office:value="9663" calcext:value-type="float">
            <text:p>9'663 <text:s/></text:p>
          </table:table-cell>
          <table:table-cell table:style-name="ce103" office:value-type="float" office:value="2122367" calcext:value-type="float">
            <text:p>2'122'367 <text:s/></text:p>
          </table:table-cell>
          <table:table-cell table:style-name="ce103" office:value-type="float" office:value="984537" calcext:value-type="float">
            <text:p>984'537 <text:s/></text:p>
          </table:table-cell>
          <table:table-cell table:style-name="ce103" office:value-type="float" office:value="1057398" calcext:value-type="float">
            <text:p>1'057'398 <text:s/></text:p>
          </table:table-cell>
          <table:table-cell table:style-name="ce127" office:value-type="float" office:value="46.3886311839564" calcext:value-type="float">
            <text:p>46.4 <text:s text:c="3"/></text:p>
          </table:table-cell>
          <table:table-cell table:style-name="ce97" office:value-type="string" office:string-value="V" calcext:value-type="string">
            <text:p>V </text:p>
          </table:table-cell>
          <table:table-cell table:style-name="ce103" office:value-type="string" office:string-value="6 1/2" calcext:value-type="string">
            <text:p>6 1/2 </text:p>
          </table:table-cell>
          <table:table-cell table:style-name="ce103" office:value-type="string" office:string-value="14 5/2" calcext:value-type="string">
            <text:p>14 5/2 </text:p>
          </table:table-cell>
          <table:table-cell table:number-columns-repeated="1008"/>
        </table:table-row>
        <table:table-row table:style-name="ro1">
          <table:table-cell table:style-name="ce115" office:value-type="float" office:value="490" calcext:value-type="float">
            <text:p>490</text:p>
          </table:table-cell>
          <table:table-cell table:style-name="ce123" office:value-type="date" office:date-value="2002-09-22" calcext:value-type="date">
            <text:p>22.09.2002</text:p>
          </table:table-cell>
          <table:table-cell table:style-name="ce126" office:value-type="string" calcext:value-type="string">
            <text:p>Elektrizitätsmarktgesetz</text:p>
          </table:table-cell>
          <table:table-cell table:style-name="ce52" office:value-type="string" calcext:value-type="string">
            <text:p>Fak.</text:p>
          </table:table-cell>
          <table:table-cell table:style-name="ce104" office:value-type="float" office:value="4744197" calcext:value-type="float">
            <text:p>4'744'197 <text:s/></text:p>
          </table:table-cell>
          <table:table-cell table:style-name="ce104" office:value-type="float" office:value="2125214" calcext:value-type="float">
            <text:p>2'125'214 <text:s/></text:p>
          </table:table-cell>
          <table:table-cell table:style-name="ce128" office:value-type="float" office:value="44.7960740247507" calcext:value-type="float">
            <text:p>44.8 <text:s text:c="3"/></text:p>
          </table:table-cell>
          <table:table-cell table:style-name="ce104" office:value-type="float" office:value="62974" calcext:value-type="float">
            <text:p>62'974 <text:s/></text:p>
          </table:table-cell>
          <table:table-cell table:style-name="ce104" office:value-type="float" office:value="11058" calcext:value-type="float">
            <text:p>11'058 <text:s/></text:p>
          </table:table-cell>
          <table:table-cell table:style-name="ce104" office:value-type="float" office:value="2051182" calcext:value-type="float">
            <text:p>2'051'182 <text:s/></text:p>
          </table:table-cell>
          <table:table-cell table:style-name="ce104" office:value-type="float" office:value="972770" calcext:value-type="float">
            <text:p>972'770 <text:s/></text:p>
          </table:table-cell>
          <table:table-cell table:style-name="ce104" office:value-type="float" office:value="1078412" calcext:value-type="float">
            <text:p>1'078'412 <text:s/></text:p>
          </table:table-cell>
          <table:table-cell table:style-name="ce128" office:value-type="float" office:value="47.4248506470903" calcext:value-type="float">
            <text:p>47.4 <text:s text:c="3"/></text:p>
          </table:table-cell>
          <table:table-cell table:style-name="ce96" office:value-type="string" office:string-value="V" calcext:value-type="string">
            <text:p>V </text:p>
          </table:table-cell>
          <table:table-cell table:number-columns-repeated="2" table:style-name="ce104" office:value-type="string" office:string-value="*" calcext:value-type="string">
            <text:p>* </text:p>
          </table:table-cell>
          <table:table-cell table:number-columns-repeated="1008"/>
        </table:table-row>
        <table:table-row table:style-name="ro1">
          <table:table-cell table:style-name="ce114" office:value-type="float" office:value="491" calcext:value-type="float">
            <text:p>491</text:p>
          </table:table-cell>
          <table:table-cell table:style-name="ce122" office:value-type="date" office:date-value="2002-11-24" calcext:value-type="date">
            <text:p>24.11.2002</text:p>
          </table:table-cell>
          <table:table-cell table:style-name="ce43" office:value-type="string" calcext:value-type="string">
            <text:p>Volksinitiative «gegen Asylrechtsmissbrauch»</text:p>
          </table:table-cell>
          <table:table-cell table:style-name="ce53" office:value-type="string" calcext:value-type="string">
            <text:p>I.</text:p>
          </table:table-cell>
          <table:table-cell table:style-name="ce103" office:value-type="float" office:value="4749994" calcext:value-type="float">
            <text:p>4'749'994 <text:s/></text:p>
          </table:table-cell>
          <table:table-cell table:style-name="ce103" office:value-type="float" office:value="2276582" calcext:value-type="float">
            <text:p>2'276'582 <text:s/></text:p>
          </table:table-cell>
          <table:table-cell table:style-name="ce127" office:value-type="float" office:value="47.9281026460244" calcext:value-type="float">
            <text:p>47.9 <text:s text:c="3"/></text:p>
          </table:table-cell>
          <table:table-cell table:style-name="ce103" office:value-type="float" office:value="23749" calcext:value-type="float">
            <text:p>23'749 <text:s/></text:p>
          </table:table-cell>
          <table:table-cell table:style-name="ce103" office:value-type="float" office:value="9941" calcext:value-type="float">
            <text:p>9'941 <text:s/></text:p>
          </table:table-cell>
          <table:table-cell table:style-name="ce103" office:value-type="float" office:value="2242892" calcext:value-type="float">
            <text:p>2'242'892 <text:s/></text:p>
          </table:table-cell>
          <table:table-cell table:style-name="ce103" office:value-type="float" office:value="1119342" calcext:value-type="float">
            <text:p>1'119'342 <text:s/></text:p>
          </table:table-cell>
          <table:table-cell table:style-name="ce103" office:value-type="float" office:value="1123550" calcext:value-type="float">
            <text:p>1'123'550 <text:s/></text:p>
          </table:table-cell>
          <table:table-cell table:style-name="ce127" office:value-type="float" office:value="49.9061925407019" calcext:value-type="float">
            <text:p>49.9 <text:s text:c="3"/></text:p>
          </table:table-cell>
          <table:table-cell table:style-name="ce97" office:value-type="string" office:string-value="V" calcext:value-type="string">
            <text:p>V </text:p>
          </table:table-cell>
          <table:table-cell table:style-name="ce103" office:value-type="string" office:string-value="10 5/2" calcext:value-type="string">
            <text:p>10 5/2 </text:p>
          </table:table-cell>
          <table:table-cell table:style-name="ce103" office:value-type="string" office:string-value="10 1/2" calcext:value-type="string">
            <text:p>10 1/2 </text:p>
          </table:table-cell>
          <table:table-cell table:number-columns-repeated="1008"/>
        </table:table-row>
        <table:table-row table:style-name="ro4">
          <table:table-cell table:style-name="ce115" office:value-type="float" office:value="492" calcext:value-type="float">
            <text:p>492</text:p>
          </table:table-cell>
          <table:table-cell table:style-name="ce123" office:value-type="date" office:date-value="2002-11-24" calcext:value-type="date">
            <text:p>24.11.2002</text:p>
          </table:table-cell>
          <table:table-cell table:style-name="ce126" office:value-type="string" calcext:value-type="string">
            <text:p>Bundesgesetz über die obligatorische Arbeitslosenversicherung und die Insolvenzentschädigung</text:p>
          </table:table-cell>
          <table:table-cell table:style-name="ce52" office:value-type="string" calcext:value-type="string">
            <text:p>Fak.</text:p>
          </table:table-cell>
          <table:table-cell table:style-name="ce104" office:value-type="float" office:value="4749994" calcext:value-type="float">
            <text:p>4'749'994 <text:s/></text:p>
          </table:table-cell>
          <table:table-cell table:style-name="ce104" office:value-type="float" office:value="2262121" calcext:value-type="float">
            <text:p>2'262'121 <text:s/></text:p>
          </table:table-cell>
          <table:table-cell table:style-name="ce128" office:value-type="float" office:value="47.6236601562023" calcext:value-type="float">
            <text:p>47.6 <text:s text:c="3"/></text:p>
          </table:table-cell>
          <table:table-cell table:style-name="ce104" office:value-type="float" office:value="50879" calcext:value-type="float">
            <text:p>50'879 <text:s/></text:p>
          </table:table-cell>
          <table:table-cell table:style-name="ce104" office:value-type="float" office:value="10019" calcext:value-type="float">
            <text:p>10'019 <text:s/></text:p>
          </table:table-cell>
          <table:table-cell table:style-name="ce104" office:value-type="float" office:value="2201223" calcext:value-type="float">
            <text:p>2'201'223 <text:s/></text:p>
          </table:table-cell>
          <table:table-cell table:style-name="ce104" office:value-type="float" office:value="1234793" calcext:value-type="float">
            <text:p>1'234'793 <text:s/></text:p>
          </table:table-cell>
          <table:table-cell table:style-name="ce104" office:value-type="float" office:value="966430" calcext:value-type="float">
            <text:p>966'430 <text:s/></text:p>
          </table:table-cell>
          <table:table-cell table:style-name="ce128" office:value-type="float" office:value="56.0957703967295" calcext:value-type="float">
            <text:p>56.1 <text:s text:c="3"/></text:p>
          </table:table-cell>
          <table:table-cell table:style-name="ce96" office:value-type="string" office:string-value="A" calcext:value-type="string">
            <text:p>A </text:p>
          </table:table-cell>
          <table:table-cell table:number-columns-repeated="2" table:style-name="ce104" office:value-type="string" office:string-value="*" calcext:value-type="string">
            <text:p>* </text:p>
          </table:table-cell>
          <table:table-cell table:number-columns-repeated="1008"/>
        </table:table-row>
        <table:table-row table:style-name="ro3">
          <table:table-cell table:style-name="ce114" office:value-type="float" office:value="493" calcext:value-type="float">
            <text:p>493</text:p>
          </table:table-cell>
          <table:table-cell table:style-name="ce122" office:value-type="date" office:date-value="2003-02-09" calcext:value-type="date">
            <text:p>09.02.2003</text:p>
          </table:table-cell>
          <table:table-cell table:style-name="ce43" office:value-type="string" calcext:value-type="string">
            <text:p>Bundesbeschluss über die Änderung der Volksrechte</text:p>
          </table:table-cell>
          <table:table-cell table:style-name="ce53" office:value-type="string" calcext:value-type="string">
            <text:p>Obl.</text:p>
          </table:table-cell>
          <table:table-cell table:style-name="ce103" office:value-type="float" office:value="4755703" calcext:value-type="float">
            <text:p>4'755'703 <text:s/></text:p>
          </table:table-cell>
          <table:table-cell table:style-name="ce103" office:value-type="float" office:value="1365517" calcext:value-type="float">
            <text:p>1'365'517 <text:s/></text:p>
          </table:table-cell>
          <table:table-cell table:style-name="ce127" office:value-type="float" office:value="28.7132522783698" calcext:value-type="float">
            <text:p>28.7 <text:s text:c="3"/></text:p>
          </table:table-cell>
          <table:table-cell table:style-name="ce103" office:value-type="float" office:value="31216" calcext:value-type="float">
            <text:p>31'216 <text:s/></text:p>
          </table:table-cell>
          <table:table-cell table:style-name="ce103" office:value-type="float" office:value="6658" calcext:value-type="float">
            <text:p>6'658 <text:s/></text:p>
          </table:table-cell>
          <table:table-cell table:style-name="ce103" office:value-type="float" office:value="1327643" calcext:value-type="float">
            <text:p>1'327'643 <text:s/></text:p>
          </table:table-cell>
          <table:table-cell table:style-name="ce103" office:value-type="float" office:value="934005" calcext:value-type="float">
            <text:p>934'005 <text:s/></text:p>
          </table:table-cell>
          <table:table-cell table:style-name="ce103" office:value-type="float" office:value="393638" calcext:value-type="float">
            <text:p>393'638 <text:s/></text:p>
          </table:table-cell>
          <table:table-cell table:style-name="ce127" office:value-type="float" office:value="70.3506138321823" calcext:value-type="float">
            <text:p>70.4 <text:s text:c="3"/></text:p>
          </table:table-cell>
          <table:table-cell table:style-name="ce97" office:value-type="string" office:string-value="A" calcext:value-type="string">
            <text:p>A </text:p>
          </table:table-cell>
          <table:table-cell table:style-name="ce103" office:value-type="string" office:string-value="20 6/2" calcext:value-type="string">
            <text:p>20 6/2 </text:p>
          </table:table-cell>
          <table:table-cell table:style-name="ce103" office:value-type="string" office:string-value="0" calcext:value-type="string">
            <text:p>0 </text:p>
          </table:table-cell>
          <table:table-cell table:number-columns-repeated="1008"/>
        </table:table-row>
        <table:table-row table:style-name="ro3">
          <table:table-cell table:style-name="ce115" office:value-type="float" office:value="494" calcext:value-type="float">
            <text:p>494</text:p>
          </table:table-cell>
          <table:table-cell table:style-name="ce123" office:value-type="date" office:date-value="2003-02-09" calcext:value-type="date">
            <text:p>09.02.2003</text:p>
          </table:table-cell>
          <table:table-cell table:style-name="ce126" office:value-type="string" calcext:value-type="string">
            <text:p>Bundesgesetz über die Anpassung der kantonalen Beiträge an Spitalbehandlungen</text:p>
          </table:table-cell>
          <table:table-cell table:style-name="ce52" office:value-type="string" calcext:value-type="string">
            <text:p>Fak.</text:p>
          </table:table-cell>
          <table:table-cell table:style-name="ce104" office:value-type="float" office:value="4755703" calcext:value-type="float">
            <text:p>4'755'703 <text:s/></text:p>
          </table:table-cell>
          <table:table-cell table:style-name="ce104" office:value-type="float" office:value="1365354" calcext:value-type="float">
            <text:p>1'365'354 <text:s/></text:p>
          </table:table-cell>
          <table:table-cell table:style-name="ce128" office:value-type="float" office:value="28.7098248145437" calcext:value-type="float">
            <text:p>28.7 <text:s text:c="3"/></text:p>
          </table:table-cell>
          <table:table-cell table:style-name="ce104" office:value-type="float" office:value="28735" calcext:value-type="float">
            <text:p>28'735 <text:s/></text:p>
          </table:table-cell>
          <table:table-cell table:style-name="ce104" office:value-type="float" office:value="6818" calcext:value-type="float">
            <text:p>6'818 <text:s/></text:p>
          </table:table-cell>
          <table:table-cell table:style-name="ce104" office:value-type="float" office:value="1329801" calcext:value-type="float">
            <text:p>1'329'801 <text:s/></text:p>
          </table:table-cell>
          <table:table-cell table:style-name="ce104" office:value-type="float" office:value="1028673" calcext:value-type="float">
            <text:p>1'028'673 <text:s/></text:p>
          </table:table-cell>
          <table:table-cell table:style-name="ce104" office:value-type="float" office:value="301128" calcext:value-type="float">
            <text:p>301'128 <text:s/></text:p>
          </table:table-cell>
          <table:table-cell table:style-name="ce128" office:value-type="float" office:value="77.3554088168079" calcext:value-type="float">
            <text:p>77.4 <text:s text:c="3"/></text:p>
          </table:table-cell>
          <table:table-cell table:style-name="ce96" office:value-type="string" office:string-value="A" calcext:value-type="string">
            <text:p>A </text:p>
          </table:table-cell>
          <table:table-cell table:number-columns-repeated="2" table:style-name="ce104" office:value-type="string" office:string-value="*" calcext:value-type="string">
            <text:p>* </text:p>
          </table:table-cell>
          <table:table-cell table:number-columns-repeated="1008"/>
        </table:table-row>
        <table:table-row table:style-name="ro3">
          <table:table-cell table:style-name="ce114" office:value-type="float" office:value="495" calcext:value-type="float">
            <text:p>495</text:p>
          </table:table-cell>
          <table:table-cell table:style-name="ce122" office:value-type="date" office:date-value="2003-05-18" calcext:value-type="date">
            <text:p>18.05.2003</text:p>
          </table:table-cell>
          <table:table-cell table:style-name="ce43" office:value-type="string" calcext:value-type="string">
            <text:p>Bundesgesetz über die Armee und die Militärverwaltung (Armee XXI)</text:p>
          </table:table-cell>
          <table:table-cell table:style-name="ce53" office:value-type="string" calcext:value-type="string">
            <text:p>Fak.</text:p>
          </table:table-cell>
          <table:table-cell table:style-name="ce103" office:value-type="float" office:value="4764659" calcext:value-type="float">
            <text:p>4'764'659 <text:s/></text:p>
          </table:table-cell>
          <table:table-cell table:style-name="ce103" office:value-type="float" office:value="2361382" calcext:value-type="float">
            <text:p>2'361'382 <text:s/></text:p>
          </table:table-cell>
          <table:table-cell table:style-name="ce127" office:value-type="float" office:value="49.560356785239" calcext:value-type="float">
            <text:p>49.6 <text:s text:c="3"/></text:p>
          </table:table-cell>
          <table:table-cell table:style-name="ce103" office:value-type="float" office:value="90232" calcext:value-type="float">
            <text:p>90'232 <text:s/></text:p>
          </table:table-cell>
          <table:table-cell table:style-name="ce103" office:value-type="float" office:value="11121" calcext:value-type="float">
            <text:p>11'121 <text:s/></text:p>
          </table:table-cell>
          <table:table-cell table:style-name="ce103" office:value-type="float" office:value="2260029" calcext:value-type="float">
            <text:p>2'260'029 <text:s/></text:p>
          </table:table-cell>
          <table:table-cell table:style-name="ce103" office:value-type="float" office:value="1718452" calcext:value-type="float">
            <text:p>1'718'452 <text:s/></text:p>
          </table:table-cell>
          <table:table-cell table:style-name="ce103" office:value-type="float" office:value="541577" calcext:value-type="float">
            <text:p>541'577 <text:s/></text:p>
          </table:table-cell>
          <table:table-cell table:style-name="ce127" office:value-type="float" office:value="76.0367234225756" calcext:value-type="float">
            <text:p>76.0 <text:s text:c="3"/></text:p>
          </table:table-cell>
          <table:table-cell table:style-name="ce97" office:value-type="string" office:string-value="A" calcext:value-type="string">
            <text:p>A </text:p>
          </table:table-cell>
          <table:table-cell table:number-columns-repeated="2" table:style-name="ce103" office:value-type="string" office:string-value="*" calcext:value-type="string">
            <text:p>* </text:p>
          </table:table-cell>
          <table:table-cell table:number-columns-repeated="1008"/>
        </table:table-row>
        <table:table-row table:style-name="ro3">
          <table:table-cell table:style-name="ce115" office:value-type="float" office:value="496" calcext:value-type="float">
            <text:p>496</text:p>
          </table:table-cell>
          <table:table-cell table:style-name="ce123" office:value-type="date" office:date-value="2003-05-18" calcext:value-type="date">
            <text:p>18.05.2003</text:p>
          </table:table-cell>
          <table:table-cell table:style-name="ce126" office:value-type="string" calcext:value-type="string">
            <text:p>Bundesgesetz über den Bevölkerungsschutz und den Zivilschutz</text:p>
          </table:table-cell>
          <table:table-cell table:style-name="ce52" office:value-type="string" calcext:value-type="string">
            <text:p>Fak.</text:p>
          </table:table-cell>
          <table:table-cell table:style-name="ce104" office:value-type="float" office:value="4764659" calcext:value-type="float">
            <text:p>4'764'659 <text:s/></text:p>
          </table:table-cell>
          <table:table-cell table:style-name="ce104" office:value-type="float" office:value="2358877" calcext:value-type="float">
            <text:p>2'358'877 <text:s/></text:p>
          </table:table-cell>
          <table:table-cell table:style-name="ce128" office:value-type="float" office:value="49.5077821938569" calcext:value-type="float">
            <text:p>49.5 <text:s text:c="3"/></text:p>
          </table:table-cell>
          <table:table-cell table:style-name="ce104" office:value-type="float" office:value="77179" calcext:value-type="float">
            <text:p>77'179 <text:s/></text:p>
          </table:table-cell>
          <table:table-cell table:style-name="ce104" office:value-type="float" office:value="10861" calcext:value-type="float">
            <text:p>10'861 <text:s/></text:p>
          </table:table-cell>
          <table:table-cell table:style-name="ce104" office:value-type="float" office:value="2270837" calcext:value-type="float">
            <text:p>2'270'837 <text:s/></text:p>
          </table:table-cell>
          <table:table-cell table:style-name="ce104" office:value-type="float" office:value="1829339" calcext:value-type="float">
            <text:p>1'829'339 <text:s/></text:p>
          </table:table-cell>
          <table:table-cell table:style-name="ce104" office:value-type="float" office:value="441498" calcext:value-type="float">
            <text:p>441'498 <text:s/></text:p>
          </table:table-cell>
          <table:table-cell table:style-name="ce128" office:value-type="float" office:value="80.5579176312523" calcext:value-type="float">
            <text:p>80.6 <text:s text:c="3"/></text:p>
          </table:table-cell>
          <table:table-cell table:style-name="ce96" office:value-type="string" office:string-value="A" calcext:value-type="string">
            <text:p>A </text:p>
          </table:table-cell>
          <table:table-cell table:number-columns-repeated="2" table:style-name="ce104" office:value-type="string" office:string-value="*" calcext:value-type="string">
            <text:p>* </text:p>
          </table:table-cell>
          <table:table-cell table:number-columns-repeated="1008"/>
        </table:table-row>
        <table:table-row table:style-name="ro1">
          <table:table-cell table:style-name="ce114" office:value-type="float" office:value="497" calcext:value-type="float">
            <text:p>497</text:p>
          </table:table-cell>
          <table:table-cell table:style-name="ce122" office:value-type="date" office:date-value="2003-05-18" calcext:value-type="date">
            <text:p>18.05.2003</text:p>
          </table:table-cell>
          <table:table-cell table:style-name="ce43" office:value-type="string" calcext:value-type="string">
            <text:p>Volksinitiative «Ja zu fairen Mieten»</text:p>
          </table:table-cell>
          <table:table-cell table:style-name="ce53" office:value-type="string" calcext:value-type="string">
            <text:p>I.</text:p>
          </table:table-cell>
          <table:table-cell table:style-name="ce103" office:value-type="float" office:value="4764659" calcext:value-type="float">
            <text:p>4'764'659 <text:s/></text:p>
          </table:table-cell>
          <table:table-cell table:style-name="ce103" office:value-type="float" office:value="2362517" calcext:value-type="float">
            <text:p>2'362'517 <text:s/></text:p>
          </table:table-cell>
          <table:table-cell table:style-name="ce127" office:value-type="float" office:value="49.5841780072824" calcext:value-type="float">
            <text:p>49.6 <text:s text:c="3"/></text:p>
          </table:table-cell>
          <table:table-cell table:style-name="ce103" office:value-type="float" office:value="61997" calcext:value-type="float">
            <text:p>61'997 <text:s/></text:p>
          </table:table-cell>
          <table:table-cell table:style-name="ce103" office:value-type="float" office:value="10731" calcext:value-type="float">
            <text:p>10'731 <text:s/></text:p>
          </table:table-cell>
          <table:table-cell table:style-name="ce103" office:value-type="float" office:value="2289789" calcext:value-type="float">
            <text:p>2'289'789 <text:s/></text:p>
          </table:table-cell>
          <table:table-cell table:style-name="ce103" office:value-type="float" office:value="749388" calcext:value-type="float">
            <text:p>749'388 <text:s/></text:p>
          </table:table-cell>
          <table:table-cell table:style-name="ce103" office:value-type="float" office:value="1540401" calcext:value-type="float">
            <text:p>1'540'401 <text:s/></text:p>
          </table:table-cell>
          <table:table-cell table:style-name="ce127" office:value-type="float" office:value="32.7273823046578" calcext:value-type="float">
            <text:p>32.7 <text:s text:c="3"/></text:p>
          </table:table-cell>
          <table:table-cell table:style-name="ce97" office:value-type="string" office:string-value="V" calcext:value-type="string">
            <text:p>V </text:p>
          </table:table-cell>
          <table:table-cell table:style-name="ce103" office:value-type="string" office:string-value="1" calcext:value-type="string">
            <text:p>1 </text:p>
          </table:table-cell>
          <table:table-cell table:style-name="ce103" office:value-type="string" office:string-value="19 6/2" calcext:value-type="string">
            <text:p>19 6/2 </text:p>
          </table:table-cell>
          <table:table-cell table:number-columns-repeated="1008"/>
        </table:table-row>
        <table:table-row table:style-name="ro3">
          <table:table-cell table:style-name="ce115" office:value-type="float" office:value="498" calcext:value-type="float">
            <text:p>498</text:p>
          </table:table-cell>
          <table:table-cell table:style-name="ce123" office:value-type="date" office:date-value="2003-05-18" calcext:value-type="date">
            <text:p>18.05.2003</text:p>
          </table:table-cell>
          <table:table-cell table:style-name="ce126" office:value-type="string" calcext:value-type="string">
            <text:p>Volksinitiative «für einen autofreien Sonntag pro Jahreszeit - ein Versuch für vier Jahre»</text:p>
          </table:table-cell>
          <table:table-cell table:style-name="ce52" office:value-type="string" calcext:value-type="string">
            <text:p>I.</text:p>
          </table:table-cell>
          <table:table-cell table:style-name="ce104" office:value-type="float" office:value="4764659" calcext:value-type="float">
            <text:p>4'764'659 <text:s/></text:p>
          </table:table-cell>
          <table:table-cell table:style-name="ce104" office:value-type="float" office:value="2373187" calcext:value-type="float">
            <text:p>2'373'187 <text:s/></text:p>
          </table:table-cell>
          <table:table-cell table:style-name="ce128" office:value-type="float" office:value="49.808118482351" calcext:value-type="float">
            <text:p>49.8 <text:s text:c="3"/></text:p>
          </table:table-cell>
          <table:table-cell table:style-name="ce104" office:value-type="float" office:value="20247" calcext:value-type="float">
            <text:p>20'247 <text:s/></text:p>
          </table:table-cell>
          <table:table-cell table:style-name="ce104" office:value-type="float" office:value="10193" calcext:value-type="float">
            <text:p>10'193 <text:s/></text:p>
          </table:table-cell>
          <table:table-cell table:style-name="ce104" office:value-type="float" office:value="2342747" calcext:value-type="float">
            <text:p>2'342'747 <text:s/></text:p>
          </table:table-cell>
          <table:table-cell table:style-name="ce104" office:value-type="float" office:value="881953" calcext:value-type="float">
            <text:p>881'953 <text:s/></text:p>
          </table:table-cell>
          <table:table-cell table:style-name="ce104" office:value-type="float" office:value="1460794" calcext:value-type="float">
            <text:p>1'460'794 <text:s/></text:p>
          </table:table-cell>
          <table:table-cell table:style-name="ce128" office:value-type="float" office:value="37.6461051918965" calcext:value-type="float">
            <text:p>37.6 <text:s text:c="3"/></text:p>
          </table:table-cell>
          <table:table-cell table:style-name="ce96" office:value-type="string" office:string-value="V" calcext:value-type="string">
            <text:p>V </text:p>
          </table:table-cell>
          <table:table-cell table:style-name="ce104" office:value-type="string" office:string-value="0" calcext:value-type="string">
            <text:p>0 </text:p>
          </table:table-cell>
          <table:table-cell table:style-name="ce104" office:value-type="string" office:string-value="20 6/2" calcext:value-type="string">
            <text:p>20 6/2 </text:p>
          </table:table-cell>
          <table:table-cell table:number-columns-repeated="1008"/>
        </table:table-row>
        <table:table-row table:style-name="ro3">
          <table:table-cell table:style-name="ce114" office:value-type="float" office:value="499" calcext:value-type="float">
            <text:p>499</text:p>
          </table:table-cell>
          <table:table-cell table:style-name="ce122" office:value-type="date" office:date-value="2003-05-18" calcext:value-type="date">
            <text:p>18.05.2003</text:p>
          </table:table-cell>
          <table:table-cell table:style-name="ce43" office:value-type="string" calcext:value-type="string">
            <text:p>Volksinitiative «Gesundheit muss bezahlbar bleiben»</text:p>
          </table:table-cell>
          <table:table-cell table:style-name="ce53" office:value-type="string" calcext:value-type="string">
            <text:p>I.</text:p>
          </table:table-cell>
          <table:table-cell table:style-name="ce103" office:value-type="float" office:value="4764659" calcext:value-type="float">
            <text:p>4'764'659 <text:s/></text:p>
          </table:table-cell>
          <table:table-cell table:style-name="ce103" office:value-type="float" office:value="2367157" calcext:value-type="float">
            <text:p>2'367'157 <text:s/></text:p>
          </table:table-cell>
          <table:table-cell table:style-name="ce127" office:value-type="float" office:value="49.681561681539" calcext:value-type="float">
            <text:p>49.7 <text:s text:c="3"/></text:p>
          </table:table-cell>
          <table:table-cell table:style-name="ce103" office:value-type="float" office:value="48813" calcext:value-type="float">
            <text:p>48'813 <text:s/></text:p>
          </table:table-cell>
          <table:table-cell table:style-name="ce103" office:value-type="float" office:value="10577" calcext:value-type="float">
            <text:p>10'577 <text:s/></text:p>
          </table:table-cell>
          <table:table-cell table:style-name="ce103" office:value-type="float" office:value="2307767" calcext:value-type="float">
            <text:p>2'307'767 <text:s/></text:p>
          </table:table-cell>
          <table:table-cell table:style-name="ce103" office:value-type="float" office:value="625073" calcext:value-type="float">
            <text:p>625'073 <text:s/></text:p>
          </table:table-cell>
          <table:table-cell table:style-name="ce103" office:value-type="float" office:value="1682694" calcext:value-type="float">
            <text:p>1'682'694 <text:s/></text:p>
          </table:table-cell>
          <table:table-cell table:style-name="ce127" office:value-type="float" office:value="27.0856199954328" calcext:value-type="float">
            <text:p>27.1 <text:s text:c="3"/></text:p>
          </table:table-cell>
          <table:table-cell table:style-name="ce97" office:value-type="string" office:string-value="V" calcext:value-type="string">
            <text:p>V </text:p>
          </table:table-cell>
          <table:table-cell table:style-name="ce103" office:value-type="string" office:string-value="0" calcext:value-type="string">
            <text:p>0 </text:p>
          </table:table-cell>
          <table:table-cell table:style-name="ce103" office:value-type="string" office:string-value="20 6/2" calcext:value-type="string">
            <text:p>20 6/2 </text:p>
          </table:table-cell>
          <table:table-cell table:number-columns-repeated="1008"/>
        </table:table-row>
        <table:table-row table:style-name="ro1">
          <table:table-cell table:style-name="ce115" office:value-type="float" office:value="500" calcext:value-type="float">
            <text:p>500</text:p>
          </table:table-cell>
          <table:table-cell table:style-name="ce123" office:value-type="date" office:date-value="2003-05-18" calcext:value-type="date">
            <text:p>18.05.2003</text:p>
          </table:table-cell>
          <table:table-cell table:style-name="ce126" office:value-type="string" calcext:value-type="string">
            <text:p>Volksinitiative «Gleiche Rechte für Behinderte»</text:p>
          </table:table-cell>
          <table:table-cell table:style-name="ce52" office:value-type="string" calcext:value-type="string">
            <text:p>I.</text:p>
          </table:table-cell>
          <table:table-cell table:style-name="ce104" office:value-type="float" office:value="4764659" calcext:value-type="float">
            <text:p>4'764'659 <text:s/></text:p>
          </table:table-cell>
          <table:table-cell table:style-name="ce104" office:value-type="float" office:value="2367883" calcext:value-type="float">
            <text:p>2'367'883 <text:s/></text:p>
          </table:table-cell>
          <table:table-cell table:style-name="ce128" office:value-type="float" office:value="49.6967988685025" calcext:value-type="float">
            <text:p>49.7 <text:s text:c="3"/></text:p>
          </table:table-cell>
          <table:table-cell table:style-name="ce104" office:value-type="float" office:value="47178" calcext:value-type="float">
            <text:p>47'178 <text:s/></text:p>
          </table:table-cell>
          <table:table-cell table:style-name="ce104" office:value-type="float" office:value="10563" calcext:value-type="float">
            <text:p>10'563 <text:s/></text:p>
          </table:table-cell>
          <table:table-cell table:style-name="ce104" office:value-type="float" office:value="2310142" calcext:value-type="float">
            <text:p>2'310'142 <text:s/></text:p>
          </table:table-cell>
          <table:table-cell table:style-name="ce104" office:value-type="float" office:value="870249" calcext:value-type="float">
            <text:p>870'249 <text:s/></text:p>
          </table:table-cell>
          <table:table-cell table:style-name="ce104" office:value-type="float" office:value="1439893" calcext:value-type="float">
            <text:p>1'439'893 <text:s/></text:p>
          </table:table-cell>
          <table:table-cell table:style-name="ce128" office:value-type="float" office:value="37.6708011888447" calcext:value-type="float">
            <text:p>37.7 <text:s text:c="3"/></text:p>
          </table:table-cell>
          <table:table-cell table:style-name="ce96" office:value-type="string" office:string-value="V" calcext:value-type="string">
            <text:p>V </text:p>
          </table:table-cell>
          <table:table-cell table:style-name="ce104" office:value-type="string" office:string-value="3" calcext:value-type="string">
            <text:p>3 </text:p>
          </table:table-cell>
          <table:table-cell table:style-name="ce104" office:value-type="string" office:string-value="17 6/2" calcext:value-type="string">
            <text:p>17 6/2 </text:p>
          </table:table-cell>
          <table:table-cell table:number-columns-repeated="1008"/>
        </table:table-row>
        <table:table-row table:style-name="ro4">
          <table:table-cell table:style-name="ce114" office:value-type="float" office:value="501" calcext:value-type="float">
            <text:p>501</text:p>
          </table:table-cell>
          <table:table-cell table:style-name="ce122" office:value-type="date" office:date-value="2003-05-18" calcext:value-type="date">
            <text:p>18.05.2003</text:p>
          </table:table-cell>
          <table:table-cell table:style-name="ce43" office:value-type="string" calcext:value-type="string">
            <text:p>Volksinitiative «Strom ohne Atom - Für eine Energiewende und die schrittweise Stilllegung der Atomkraftwerke»</text:p>
          </table:table-cell>
          <table:table-cell table:style-name="ce53" office:value-type="string" calcext:value-type="string">
            <text:p>I.</text:p>
          </table:table-cell>
          <table:table-cell table:style-name="ce103" office:value-type="float" office:value="4764659" calcext:value-type="float">
            <text:p>4'764'659 <text:s/></text:p>
          </table:table-cell>
          <table:table-cell table:style-name="ce103" office:value-type="float" office:value="2369102" calcext:value-type="float">
            <text:p>2'369'102 <text:s/></text:p>
          </table:table-cell>
          <table:table-cell table:style-name="ce127" office:value-type="float" office:value="49.7223830708557" calcext:value-type="float">
            <text:p>49.7 <text:s text:c="3"/></text:p>
          </table:table-cell>
          <table:table-cell table:style-name="ce103" office:value-type="float" office:value="34412" calcext:value-type="float">
            <text:p>34'412 <text:s/></text:p>
          </table:table-cell>
          <table:table-cell table:style-name="ce103" office:value-type="float" office:value="10538" calcext:value-type="float">
            <text:p>10'538 <text:s/></text:p>
          </table:table-cell>
          <table:table-cell table:style-name="ce103" office:value-type="float" office:value="2324152" calcext:value-type="float">
            <text:p>2'324'152 <text:s/></text:p>
          </table:table-cell>
          <table:table-cell table:style-name="ce103" office:value-type="float" office:value="783586" calcext:value-type="float">
            <text:p>783'586 <text:s/></text:p>
          </table:table-cell>
          <table:table-cell table:style-name="ce103" office:value-type="float" office:value="1540566" calcext:value-type="float">
            <text:p>1'540'566 <text:s/></text:p>
          </table:table-cell>
          <table:table-cell table:style-name="ce127" office:value-type="float" office:value="33.7149205387599" calcext:value-type="float">
            <text:p>33.7 <text:s text:c="3"/></text:p>
          </table:table-cell>
          <table:table-cell table:style-name="ce97" office:value-type="string" office:string-value="V" calcext:value-type="string">
            <text:p>V </text:p>
          </table:table-cell>
          <table:table-cell table:style-name="ce103" office:value-type="string" office:string-value="1/2" calcext:value-type="string">
            <text:p>1/2 </text:p>
          </table:table-cell>
          <table:table-cell table:style-name="ce103" office:value-type="string" office:string-value="20 5/2" calcext:value-type="string">
            <text:p>20 5/2 </text:p>
          </table:table-cell>
          <table:table-cell table:number-columns-repeated="1008"/>
        </table:table-row>
        <table:table-row table:style-name="ro4">
          <table:table-cell table:style-name="ce115" office:value-type="float" office:value="502" calcext:value-type="float">
            <text:p>502</text:p>
          </table:table-cell>
          <table:table-cell table:style-name="ce123" office:value-type="date" office:date-value="2003-05-18" calcext:value-type="date">
            <text:p>18.05.2003</text:p>
          </table:table-cell>
          <table:table-cell table:style-name="ce126" office:value-type="string" calcext:value-type="string">
            <text:p>Volksinitiative «MoratoriumPlus - Für die Verlängerung des Atomkraftwerk-Baustopps und die Begrenzung des Atomrisikos»</text:p>
          </table:table-cell>
          <table:table-cell table:style-name="ce52" office:value-type="string" calcext:value-type="string">
            <text:p>I.</text:p>
          </table:table-cell>
          <table:table-cell table:style-name="ce104" office:value-type="float" office:value="4764659" calcext:value-type="float">
            <text:p>4'764'659 <text:s/></text:p>
          </table:table-cell>
          <table:table-cell table:style-name="ce104" office:value-type="float" office:value="2363075" calcext:value-type="float">
            <text:p>2'363'075 <text:s/></text:p>
          </table:table-cell>
          <table:table-cell table:style-name="ce128" office:value-type="float" office:value="49.5958892336262" calcext:value-type="float">
            <text:p>49.6 <text:s text:c="3"/></text:p>
          </table:table-cell>
          <table:table-cell table:style-name="ce104" office:value-type="float" office:value="54914" calcext:value-type="float">
            <text:p>54'914 <text:s/></text:p>
          </table:table-cell>
          <table:table-cell table:style-name="ce104" office:value-type="float" office:value="10864" calcext:value-type="float">
            <text:p>10'864 <text:s/></text:p>
          </table:table-cell>
          <table:table-cell table:style-name="ce104" office:value-type="float" office:value="2297297" calcext:value-type="float">
            <text:p>2'297'297 <text:s/></text:p>
          </table:table-cell>
          <table:table-cell table:style-name="ce104" office:value-type="float" office:value="955624" calcext:value-type="float">
            <text:p>955'624 <text:s/></text:p>
          </table:table-cell>
          <table:table-cell table:style-name="ce104" office:value-type="float" office:value="1341673" calcext:value-type="float">
            <text:p>1'341'673 <text:s/></text:p>
          </table:table-cell>
          <table:table-cell table:style-name="ce128" office:value-type="float" office:value="41.5977559714743" calcext:value-type="float">
            <text:p>41.6 <text:s text:c="3"/></text:p>
          </table:table-cell>
          <table:table-cell table:style-name="ce96" office:value-type="string" office:string-value="V" calcext:value-type="string">
            <text:p>V </text:p>
          </table:table-cell>
          <table:table-cell table:style-name="ce104" office:value-type="string" office:string-value="2/2" calcext:value-type="string">
            <text:p>2/2 </text:p>
          </table:table-cell>
          <table:table-cell table:style-name="ce104" office:value-type="string" office:string-value="20 4/2" calcext:value-type="string">
            <text:p>20 4/2 </text:p>
          </table:table-cell>
          <table:table-cell table:number-columns-repeated="1008"/>
        </table:table-row>
        <table:table-row table:style-name="ro3">
          <table:table-cell table:style-name="ce114" office:value-type="float" office:value="503" calcext:value-type="float">
            <text:p>503</text:p>
          </table:table-cell>
          <table:table-cell table:style-name="ce122" office:value-type="date" office:date-value="2003-05-18" calcext:value-type="date">
            <text:p>18.05.2003</text:p>
          </table:table-cell>
          <table:table-cell table:style-name="ce43" office:value-type="string" calcext:value-type="string">
            <text:p>Volksinitiative «für ein ausreichendes Berufsbildungsangebot»</text:p>
          </table:table-cell>
          <table:table-cell table:style-name="ce53" office:value-type="string" calcext:value-type="string">
            <text:p>I.</text:p>
          </table:table-cell>
          <table:table-cell table:style-name="ce103" office:value-type="float" office:value="4764659" calcext:value-type="float">
            <text:p>4'764'659 <text:s/></text:p>
          </table:table-cell>
          <table:table-cell table:style-name="ce103" office:value-type="float" office:value="2361583" calcext:value-type="float">
            <text:p>2'361'583 <text:s/></text:p>
          </table:table-cell>
          <table:table-cell table:style-name="ce127" office:value-type="float" office:value="49.5645753452661" calcext:value-type="float">
            <text:p>49.6 <text:s text:c="3"/></text:p>
          </table:table-cell>
          <table:table-cell table:style-name="ce103" office:value-type="float" office:value="63596" calcext:value-type="float">
            <text:p>63'596 <text:s/></text:p>
          </table:table-cell>
          <table:table-cell table:style-name="ce103" office:value-type="float" office:value="10731" calcext:value-type="float">
            <text:p>10'731 <text:s/></text:p>
          </table:table-cell>
          <table:table-cell table:style-name="ce103" office:value-type="float" office:value="2287256" calcext:value-type="float">
            <text:p>2'287'256 <text:s/></text:p>
          </table:table-cell>
          <table:table-cell table:style-name="ce103" office:value-type="float" office:value="722931" calcext:value-type="float">
            <text:p>722'931 <text:s/></text:p>
          </table:table-cell>
          <table:table-cell table:style-name="ce103" office:value-type="float" office:value="1564325" calcext:value-type="float">
            <text:p>1'564'325 <text:s/></text:p>
          </table:table-cell>
          <table:table-cell table:style-name="ce127" office:value-type="float" office:value="31.6069123875946" calcext:value-type="float">
            <text:p>31.6 <text:s text:c="3"/></text:p>
          </table:table-cell>
          <table:table-cell table:style-name="ce97" office:value-type="string" office:string-value="V" calcext:value-type="string">
            <text:p>V </text:p>
          </table:table-cell>
          <table:table-cell table:style-name="ce103" office:value-type="string" office:string-value="0" calcext:value-type="string">
            <text:p>0 </text:p>
          </table:table-cell>
          <table:table-cell table:style-name="ce103" office:value-type="string" office:string-value="20 6/2" calcext:value-type="string">
            <text:p>20 6/2 </text:p>
          </table:table-cell>
          <table:table-cell table:number-columns-repeated="1008"/>
        </table:table-row>
        <table:table-row table:style-name="ro3">
          <table:table-cell table:style-name="ce115" office:value-type="float" office:value="504" calcext:value-type="float">
            <text:p>504</text:p>
          </table:table-cell>
          <table:table-cell table:style-name="ce123" office:value-type="date" office:date-value="2004-02-08" calcext:value-type="date">
            <text:p>08.02.2004</text:p>
          </table:table-cell>
          <table:table-cell table:style-name="ce126" office:value-type="string" calcext:value-type="string">
            <text:p>Gegenentwurf zur Volksinitiative «Avanti – für sichere und leistungsfähige Autobahnen»</text:p>
          </table:table-cell>
          <table:table-cell table:style-name="ce52" office:value-type="string" calcext:value-type="string">
            <text:p>Obl.</text:p>
          </table:table-cell>
          <table:table-cell table:style-name="ce104" office:value-type="float" office:value="4788961" calcext:value-type="float">
            <text:p>4'788'961 <text:s/></text:p>
          </table:table-cell>
          <table:table-cell table:style-name="ce104" office:value-type="float" office:value="2183037" calcext:value-type="float">
            <text:p>2'183'037 <text:s/></text:p>
          </table:table-cell>
          <table:table-cell table:style-name="ce128" office:value-type="float" office:value="45.5847729810287" calcext:value-type="float">
            <text:p>45.6 <text:s text:c="3"/></text:p>
          </table:table-cell>
          <table:table-cell table:style-name="ce104" office:value-type="float" office:value="22991" calcext:value-type="float">
            <text:p>22'991 <text:s/></text:p>
          </table:table-cell>
          <table:table-cell table:style-name="ce104" office:value-type="float" office:value="7914" calcext:value-type="float">
            <text:p>7'914 <text:s/></text:p>
          </table:table-cell>
          <table:table-cell table:style-name="ce104" office:value-type="float" office:value="2152132" calcext:value-type="float">
            <text:p>2'152'132 <text:s/></text:p>
          </table:table-cell>
          <table:table-cell table:style-name="ce104" office:value-type="float" office:value="800632" calcext:value-type="float">
            <text:p>800'632 <text:s/></text:p>
          </table:table-cell>
          <table:table-cell table:style-name="ce104" office:value-type="float" office:value="1351500" calcext:value-type="float">
            <text:p>1'351'500 <text:s/></text:p>
          </table:table-cell>
          <table:table-cell table:style-name="ce128" office:value-type="float" office:value="37.2018073240861" calcext:value-type="float">
            <text:p>37.2 <text:s text:c="3"/></text:p>
          </table:table-cell>
          <table:table-cell table:style-name="ce96" office:value-type="string" office:string-value="V" calcext:value-type="string">
            <text:p>V </text:p>
          </table:table-cell>
          <table:table-cell table:style-name="ce104" office:value-type="string" office:string-value="0" calcext:value-type="string">
            <text:p>0 </text:p>
          </table:table-cell>
          <table:table-cell table:style-name="ce104" office:value-type="string" office:string-value="20 6/2" calcext:value-type="string">
            <text:p>20 6/2 </text:p>
          </table:table-cell>
          <table:table-cell table:number-columns-repeated="1008"/>
        </table:table-row>
        <table:table-row table:style-name="ro1">
          <table:table-cell table:style-name="ce114" office:value-type="float" office:value="505" calcext:value-type="float">
            <text:p>505</text:p>
          </table:table-cell>
          <table:table-cell table:style-name="ce122" office:value-type="date" office:date-value="2004-02-08" calcext:value-type="date">
            <text:p>08.02.2004</text:p>
          </table:table-cell>
          <table:table-cell table:style-name="ce43" office:value-type="string" calcext:value-type="string">
            <text:p>Obligationenrecht (Miete). Änderung</text:p>
          </table:table-cell>
          <table:table-cell table:style-name="ce53" office:value-type="string" calcext:value-type="string">
            <text:p>Fak.</text:p>
          </table:table-cell>
          <table:table-cell table:style-name="ce103" office:value-type="float" office:value="4788961" calcext:value-type="float">
            <text:p>4'788'961 <text:s/></text:p>
          </table:table-cell>
          <table:table-cell table:style-name="ce103" office:value-type="float" office:value="2175425" calcext:value-type="float">
            <text:p>2'175'425 <text:s/></text:p>
          </table:table-cell>
          <table:table-cell table:style-name="ce127" office:value-type="float" office:value="45.4258240983796" calcext:value-type="float">
            <text:p>45.4 <text:s text:c="3"/></text:p>
          </table:table-cell>
          <table:table-cell table:style-name="ce103" office:value-type="float" office:value="64015" calcext:value-type="float">
            <text:p>64'015 <text:s/></text:p>
          </table:table-cell>
          <table:table-cell table:style-name="ce103" office:value-type="float" office:value="8391" calcext:value-type="float">
            <text:p>8'391 <text:s/></text:p>
          </table:table-cell>
          <table:table-cell table:style-name="ce103" office:value-type="float" office:value="2103019" calcext:value-type="float">
            <text:p>2'103'019 <text:s/></text:p>
          </table:table-cell>
          <table:table-cell table:style-name="ce103" office:value-type="float" office:value="755561" calcext:value-type="float">
            <text:p>755'561 <text:s/></text:p>
          </table:table-cell>
          <table:table-cell table:style-name="ce103" office:value-type="float" office:value="1347458" calcext:value-type="float">
            <text:p>1'347'458 <text:s/></text:p>
          </table:table-cell>
          <table:table-cell table:style-name="ce127" office:value-type="float" office:value="35.9274452584594" calcext:value-type="float">
            <text:p>35.9 <text:s text:c="3"/></text:p>
          </table:table-cell>
          <table:table-cell table:style-name="ce97" office:value-type="string" office:string-value="V" calcext:value-type="string">
            <text:p>V </text:p>
          </table:table-cell>
          <table:table-cell table:number-columns-repeated="2" table:style-name="ce103" office:value-type="string" office:string-value="*" calcext:value-type="string">
            <text:p>* </text:p>
          </table:table-cell>
          <table:table-cell table:number-columns-repeated="1008"/>
        </table:table-row>
        <table:table-row table:style-name="ro4">
          <table:table-cell table:style-name="ce115" office:value-type="float" office:value="506" calcext:value-type="float">
            <text:p>506</text:p>
          </table:table-cell>
          <table:table-cell table:style-name="ce123" office:value-type="date" office:date-value="2004-02-08" calcext:value-type="date">
            <text:p>08.02.2004</text:p>
          </table:table-cell>
          <table:table-cell table:style-name="ce126" office:value-type="string" calcext:value-type="string">
            <text:p>Volksinitiative «Lebenslange Verwahrung für nicht therapierbare, extrem gefährliche Sexual- und Gewaltstraftäter»</text:p>
          </table:table-cell>
          <table:table-cell table:style-name="ce52" office:value-type="string" calcext:value-type="string">
            <text:p>I.</text:p>
          </table:table-cell>
          <table:table-cell table:style-name="ce104" office:value-type="float" office:value="4788961" calcext:value-type="float">
            <text:p>4'788'961 <text:s/></text:p>
          </table:table-cell>
          <table:table-cell table:style-name="ce104" office:value-type="float" office:value="2180863" calcext:value-type="float">
            <text:p>2'180'863 <text:s/></text:p>
          </table:table-cell>
          <table:table-cell table:style-name="ce128" office:value-type="float" office:value="45.5393769128627" calcext:value-type="float">
            <text:p>45.5 <text:s text:c="3"/></text:p>
          </table:table-cell>
          <table:table-cell table:style-name="ce104" office:value-type="float" office:value="39124" calcext:value-type="float">
            <text:p>39'124 <text:s/></text:p>
          </table:table-cell>
          <table:table-cell table:style-name="ce104" office:value-type="float" office:value="8303" calcext:value-type="float">
            <text:p>8'303 <text:s/></text:p>
          </table:table-cell>
          <table:table-cell table:style-name="ce104" office:value-type="float" office:value="2133436" calcext:value-type="float">
            <text:p>2'133'436 <text:s/></text:p>
          </table:table-cell>
          <table:table-cell table:style-name="ce104" office:value-type="float" office:value="1198867" calcext:value-type="float">
            <text:p>1'198'867 <text:s/></text:p>
          </table:table-cell>
          <table:table-cell table:style-name="ce104" office:value-type="float" office:value="934569" calcext:value-type="float">
            <text:p>934'569 <text:s/></text:p>
          </table:table-cell>
          <table:table-cell table:style-name="ce128" office:value-type="float" office:value="56.1941862797853" calcext:value-type="float">
            <text:p>56.2 <text:s text:c="3"/></text:p>
          </table:table-cell>
          <table:table-cell table:style-name="ce96" office:value-type="string" office:string-value="A" calcext:value-type="string">
            <text:p>A </text:p>
          </table:table-cell>
          <table:table-cell table:style-name="ce104" office:value-type="string" office:string-value="19 5/2" calcext:value-type="string">
            <text:p>19 5/2 </text:p>
          </table:table-cell>
          <table:table-cell table:style-name="ce104" office:value-type="string" office:string-value="1 1/2" calcext:value-type="string">
            <text:p>1 1/2 </text:p>
          </table:table-cell>
          <table:table-cell table:number-columns-repeated="1008"/>
        </table:table-row>
        <table:table-row table:style-name="ro3">
          <table:table-cell table:style-name="ce114" office:value-type="float" office:value="507" calcext:value-type="float">
            <text:p>507</text:p>
          </table:table-cell>
          <table:table-cell table:style-name="ce122" office:value-type="date" office:date-value="2004-05-16" calcext:value-type="date">
            <text:p>16.05.2004</text:p>
          </table:table-cell>
          <table:table-cell table:style-name="ce43" office:value-type="string" calcext:value-type="string">
            <text:p>Bundesgesetz über die Alters- und Hinterlassenenversicherung (11. AHV-Revision)</text:p>
          </table:table-cell>
          <table:table-cell table:style-name="ce53" office:value-type="string" calcext:value-type="string">
            <text:p>Fak.</text:p>
          </table:table-cell>
          <table:table-cell table:style-name="ce103" office:value-type="float" office:value="4798197" calcext:value-type="float">
            <text:p>4'798'197 <text:s/></text:p>
          </table:table-cell>
          <table:table-cell table:style-name="ce103" office:value-type="float" office:value="2438405" calcext:value-type="float">
            <text:p>2'438'405 <text:s/></text:p>
          </table:table-cell>
          <table:table-cell table:style-name="ce127" office:value-type="float" office:value="50.8191931260846" calcext:value-type="float">
            <text:p>50.8 <text:s text:c="3"/></text:p>
          </table:table-cell>
          <table:table-cell table:style-name="ce103" office:value-type="float" office:value="20747" calcext:value-type="float">
            <text:p>20'747 <text:s/></text:p>
          </table:table-cell>
          <table:table-cell table:style-name="ce103" office:value-type="float" office:value="10313" calcext:value-type="float">
            <text:p>10'313 <text:s/></text:p>
          </table:table-cell>
          <table:table-cell table:style-name="ce103" office:value-type="float" office:value="2407345" calcext:value-type="float">
            <text:p>2'407'345 <text:s/></text:p>
          </table:table-cell>
          <table:table-cell table:style-name="ce103" office:value-type="float" office:value="772773" calcext:value-type="float">
            <text:p>772'773 <text:s/></text:p>
          </table:table-cell>
          <table:table-cell table:style-name="ce103" office:value-type="float" office:value="1634572" calcext:value-type="float">
            <text:p>1'634'572 <text:s/></text:p>
          </table:table-cell>
          <table:table-cell table:style-name="ce127" office:value-type="float" office:value="32.1006336856579" calcext:value-type="float">
            <text:p>32.1 <text:s text:c="3"/></text:p>
          </table:table-cell>
          <table:table-cell table:style-name="ce97" office:value-type="string" office:string-value="V" calcext:value-type="string">
            <text:p>V </text:p>
          </table:table-cell>
          <table:table-cell table:number-columns-repeated="2" table:style-name="ce103" office:value-type="string" office:string-value="*" calcext:value-type="string">
            <text:p>* </text:p>
          </table:table-cell>
          <table:table-cell table:number-columns-repeated="1008"/>
        </table:table-row>
        <table:table-row table:style-name="ro4">
          <table:table-cell table:style-name="ce115" office:value-type="float" office:value="508" calcext:value-type="float">
            <text:p>508</text:p>
          </table:table-cell>
          <table:table-cell table:style-name="ce123" office:value-type="date" office:date-value="2004-05-16" calcext:value-type="date">
            <text:p>16.05.2004</text:p>
          </table:table-cell>
          <table:table-cell table:style-name="ce126" office:value-type="string" calcext:value-type="string">
            <text:p>Bundesbeschluss über die Finanzierung der AHV/IV durch Anhebung der Mehrwertsteuersätze</text:p>
          </table:table-cell>
          <table:table-cell table:style-name="ce52" office:value-type="string" calcext:value-type="string">
            <text:p>Obl.</text:p>
          </table:table-cell>
          <table:table-cell table:style-name="ce104" office:value-type="float" office:value="4798197" calcext:value-type="float">
            <text:p>4'798'197 <text:s/></text:p>
          </table:table-cell>
          <table:table-cell table:style-name="ce104" office:value-type="float" office:value="2439301" calcext:value-type="float">
            <text:p>2'439'301 <text:s/></text:p>
          </table:table-cell>
          <table:table-cell table:style-name="ce128" office:value-type="float" office:value="50.8378668070527" calcext:value-type="float">
            <text:p>50.8 <text:s text:c="3"/></text:p>
          </table:table-cell>
          <table:table-cell table:style-name="ce104" office:value-type="float" office:value="21035" calcext:value-type="float">
            <text:p>21'035 <text:s/></text:p>
          </table:table-cell>
          <table:table-cell table:style-name="ce104" office:value-type="float" office:value="10369" calcext:value-type="float">
            <text:p>10'369 <text:s/></text:p>
          </table:table-cell>
          <table:table-cell table:style-name="ce104" office:value-type="float" office:value="2407897" calcext:value-type="float">
            <text:p>2'407'897 <text:s/></text:p>
          </table:table-cell>
          <table:table-cell table:style-name="ce104" office:value-type="float" office:value="756550" calcext:value-type="float">
            <text:p>756'550 <text:s/></text:p>
          </table:table-cell>
          <table:table-cell table:style-name="ce104" office:value-type="float" office:value="1651347" calcext:value-type="float">
            <text:p>1'651'347 <text:s/></text:p>
          </table:table-cell>
          <table:table-cell table:style-name="ce128" office:value-type="float" office:value="31.4195333106026" calcext:value-type="float">
            <text:p>31.4 <text:s text:c="3"/></text:p>
          </table:table-cell>
          <table:table-cell table:style-name="ce96" office:value-type="string" office:string-value="V" calcext:value-type="string">
            <text:p>V </text:p>
          </table:table-cell>
          <table:table-cell table:style-name="ce104" office:value-type="string" office:string-value="0" calcext:value-type="string">
            <text:p>0 </text:p>
          </table:table-cell>
          <table:table-cell table:style-name="ce104" office:value-type="string" office:string-value="20 6/2" calcext:value-type="string">
            <text:p>20 6/2 </text:p>
          </table:table-cell>
          <table:table-cell table:number-columns-repeated="1008"/>
        </table:table-row>
        <table:table-row table:style-name="ro5">
          <table:table-cell table:style-name="ce114" office:value-type="float" office:value="509" calcext:value-type="float">
            <text:p>509</text:p>
          </table:table-cell>
          <table:table-cell table:style-name="ce122" office:value-type="date" office:date-value="2004-05-16" calcext:value-type="date">
            <text:p>16.05.2004</text:p>
          </table:table-cell>
          <table:table-cell table:style-name="ce43" office:value-type="string" calcext:value-type="string">
            <text:p>Bundesgesetz über die Änderung von Erlassen im Bereich der Ehe- und Familienbesteuerung, der Wohneigentumsbesteuerung und der Stempelabgaben</text:p>
          </table:table-cell>
          <table:table-cell table:style-name="ce53" office:value-type="string" calcext:value-type="string">
            <text:p>Fak.</text:p>
          </table:table-cell>
          <table:table-cell table:style-name="ce103" office:value-type="float" office:value="4798197" calcext:value-type="float">
            <text:p>4'798'197 <text:s/></text:p>
          </table:table-cell>
          <table:table-cell table:style-name="ce103" office:value-type="float" office:value="2439677" calcext:value-type="float">
            <text:p>2'439'677 <text:s/></text:p>
          </table:table-cell>
          <table:table-cell table:style-name="ce127" office:value-type="float" office:value="50.8457030838876" calcext:value-type="float">
            <text:p>50.8 <text:s text:c="3"/></text:p>
          </table:table-cell>
          <table:table-cell table:style-name="ce103" office:value-type="float" office:value="21902" calcext:value-type="float">
            <text:p>21'902 <text:s/></text:p>
          </table:table-cell>
          <table:table-cell table:style-name="ce103" office:value-type="float" office:value="10390" calcext:value-type="float">
            <text:p>10'390 <text:s/></text:p>
          </table:table-cell>
          <table:table-cell table:style-name="ce103" office:value-type="float" office:value="2407385" calcext:value-type="float">
            <text:p>2'407'385 <text:s/></text:p>
          </table:table-cell>
          <table:table-cell table:style-name="ce103" office:value-type="float" office:value="821475" calcext:value-type="float">
            <text:p>821'475 <text:s/></text:p>
          </table:table-cell>
          <table:table-cell table:style-name="ce103" office:value-type="float" office:value="1585910" calcext:value-type="float">
            <text:p>1'585'910 <text:s/></text:p>
          </table:table-cell>
          <table:table-cell table:style-name="ce127" office:value-type="float" office:value="34.1231252998586" calcext:value-type="float">
            <text:p>34.1 <text:s text:c="3"/></text:p>
          </table:table-cell>
          <table:table-cell table:style-name="ce97" office:value-type="string" office:string-value="V" calcext:value-type="string">
            <text:p>V </text:p>
          </table:table-cell>
          <table:table-cell table:number-columns-repeated="2" table:style-name="ce103" office:value-type="string" office:string-value="*" calcext:value-type="string">
            <text:p>* </text:p>
          </table:table-cell>
          <table:table-cell table:number-columns-repeated="1008"/>
        </table:table-row>
        <table:table-row table:style-name="ro5">
          <table:table-cell table:style-name="ce115" office:value-type="float" office:value="510" calcext:value-type="float">
            <text:p>510</text:p>
          </table:table-cell>
          <table:table-cell table:style-name="ce123" office:value-type="date" office:date-value="2004-09-26" calcext:value-type="date">
            <text:p>26.09.2004</text:p>
          </table:table-cell>
          <table:table-cell table:style-name="ce126" office:value-type="string" calcext:value-type="string">
            <text:p>Bundesbeschluss über die ordentliche Einbürgerung sowie über die erleichterte Einbürgerung junger Ausländerinnen und Ausländer der zweiten Generation</text:p>
          </table:table-cell>
          <table:table-cell table:style-name="ce52" office:value-type="string" calcext:value-type="string">
            <text:p>Obl.</text:p>
          </table:table-cell>
          <table:table-cell table:style-name="ce104" office:value-type="float" office:value="4814035" calcext:value-type="float">
            <text:p>4'814'035 <text:s/></text:p>
          </table:table-cell>
          <table:table-cell table:style-name="ce104" office:value-type="float" office:value="2591426" calcext:value-type="float">
            <text:p>2'591'426 <text:s/></text:p>
          </table:table-cell>
          <table:table-cell table:style-name="ce128" office:value-type="float" office:value="53.830643109159" calcext:value-type="float">
            <text:p>53.8 <text:s text:c="3"/></text:p>
          </table:table-cell>
          <table:table-cell table:style-name="ce104" office:value-type="float" office:value="20188" calcext:value-type="float">
            <text:p>20'188 <text:s/></text:p>
          </table:table-cell>
          <table:table-cell table:style-name="ce104" office:value-type="float" office:value="12256" calcext:value-type="float">
            <text:p>12'256 <text:s/></text:p>
          </table:table-cell>
          <table:table-cell table:style-name="ce104" office:value-type="float" office:value="2558982" calcext:value-type="float">
            <text:p>2'558'982 <text:s/></text:p>
          </table:table-cell>
          <table:table-cell table:style-name="ce104" office:value-type="float" office:value="1106529" calcext:value-type="float">
            <text:p>1'106'529 <text:s/></text:p>
          </table:table-cell>
          <table:table-cell table:style-name="ce104" office:value-type="float" office:value="1452453" calcext:value-type="float">
            <text:p>1'452'453 <text:s/></text:p>
          </table:table-cell>
          <table:table-cell table:style-name="ce128" office:value-type="float" office:value="43.2409841100875" calcext:value-type="float">
            <text:p>43.2 <text:s text:c="3"/></text:p>
          </table:table-cell>
          <table:table-cell table:style-name="ce96" office:value-type="string" office:string-value="V" calcext:value-type="string">
            <text:p>V </text:p>
          </table:table-cell>
          <table:table-cell table:style-name="ce104" office:value-type="string" office:string-value="5 1/2" calcext:value-type="string">
            <text:p>5 1/2 </text:p>
          </table:table-cell>
          <table:table-cell table:style-name="ce104" office:value-type="string" office:string-value="15 5/2" calcext:value-type="string">
            <text:p>15 5/2 </text:p>
          </table:table-cell>
          <table:table-cell table:number-columns-repeated="1008"/>
        </table:table-row>
        <table:table-row table:style-name="ro4">
          <table:table-cell table:style-name="ce114" office:value-type="float" office:value="511" calcext:value-type="float">
            <text:p>511</text:p>
          </table:table-cell>
          <table:table-cell table:style-name="ce122" office:value-type="date" office:date-value="2004-09-26" calcext:value-type="date">
            <text:p>26.09.2004</text:p>
          </table:table-cell>
          <table:table-cell table:style-name="ce43" office:value-type="string" calcext:value-type="string">
            <text:p>Bundesbeschluss über den Bürgerrechtserwerb von Ausländerinnen und Ausländern der dritten Generation</text:p>
          </table:table-cell>
          <table:table-cell table:style-name="ce53" office:value-type="string" calcext:value-type="string">
            <text:p>Obl.</text:p>
          </table:table-cell>
          <table:table-cell table:style-name="ce103" office:value-type="float" office:value="4814035" calcext:value-type="float">
            <text:p>4'814'035 <text:s/></text:p>
          </table:table-cell>
          <table:table-cell table:style-name="ce103" office:value-type="float" office:value="2591968" calcext:value-type="float">
            <text:p>2'591'968 <text:s/></text:p>
          </table:table-cell>
          <table:table-cell table:style-name="ce127" office:value-type="float" office:value="53.8419018557198" calcext:value-type="float">
            <text:p>53.8 <text:s text:c="3"/></text:p>
          </table:table-cell>
          <table:table-cell table:style-name="ce103" office:value-type="float" office:value="18214" calcext:value-type="float">
            <text:p>18'214 <text:s/></text:p>
          </table:table-cell>
          <table:table-cell table:style-name="ce103" office:value-type="float" office:value="12255" calcext:value-type="float">
            <text:p>12'255 <text:s/></text:p>
          </table:table-cell>
          <table:table-cell table:style-name="ce103" office:value-type="float" office:value="2561499" calcext:value-type="float">
            <text:p>2'561'499 <text:s/></text:p>
          </table:table-cell>
          <table:table-cell table:style-name="ce103" office:value-type="float" office:value="1238912" calcext:value-type="float">
            <text:p>1'238'912 <text:s/></text:p>
          </table:table-cell>
          <table:table-cell table:style-name="ce103" office:value-type="float" office:value="1322587" calcext:value-type="float">
            <text:p>1'322'587 <text:s/></text:p>
          </table:table-cell>
          <table:table-cell table:style-name="ce127" office:value-type="float" office:value="48.3666790422327" calcext:value-type="float">
            <text:p>48.4 <text:s text:c="3"/></text:p>
          </table:table-cell>
          <table:table-cell table:style-name="ce97" office:value-type="string" office:string-value="V" calcext:value-type="string">
            <text:p>V </text:p>
          </table:table-cell>
          <table:table-cell table:style-name="ce103" office:value-type="string" office:string-value="6 1/2" calcext:value-type="string">
            <text:p>6 1/2 </text:p>
          </table:table-cell>
          <table:table-cell table:style-name="ce103" office:value-type="string" office:string-value="14 5/2" calcext:value-type="string">
            <text:p>14 5/2 </text:p>
          </table:table-cell>
          <table:table-cell table:number-columns-repeated="1008"/>
        </table:table-row>
        <table:table-row table:style-name="ro1">
          <table:table-cell table:style-name="ce115" office:value-type="float" office:value="512" calcext:value-type="float">
            <text:p>512</text:p>
          </table:table-cell>
          <table:table-cell table:style-name="ce123" office:value-type="date" office:date-value="2004-09-26" calcext:value-type="date">
            <text:p>26.09.2004</text:p>
          </table:table-cell>
          <table:table-cell table:style-name="ce126" office:value-type="string" calcext:value-type="string">
            <text:p>Volksinitiative 'Postdienst für alle'</text:p>
          </table:table-cell>
          <table:table-cell table:style-name="ce52" office:value-type="string" calcext:value-type="string">
            <text:p>I.</text:p>
          </table:table-cell>
          <table:table-cell table:style-name="ce104" office:value-type="float" office:value="4814035" calcext:value-type="float">
            <text:p>4'814'035 <text:s/></text:p>
          </table:table-cell>
          <table:table-cell table:style-name="ce104" office:value-type="float" office:value="2577679" calcext:value-type="float">
            <text:p>2'577'679 <text:s/></text:p>
          </table:table-cell>
          <table:table-cell table:style-name="ce128" office:value-type="float" office:value="53.5450822438973" calcext:value-type="float">
            <text:p>53.5 <text:s text:c="3"/></text:p>
          </table:table-cell>
          <table:table-cell table:style-name="ce104" office:value-type="float" office:value="58197" calcext:value-type="float">
            <text:p>58'197 <text:s/></text:p>
          </table:table-cell>
          <table:table-cell table:style-name="ce104" office:value-type="float" office:value="12597" calcext:value-type="float">
            <text:p>12'597 <text:s/></text:p>
          </table:table-cell>
          <table:table-cell table:style-name="ce104" office:value-type="float" office:value="2506885" calcext:value-type="float">
            <text:p>2'506'885 <text:s/></text:p>
          </table:table-cell>
          <table:table-cell table:style-name="ce104" office:value-type="float" office:value="1247771" calcext:value-type="float">
            <text:p>1'247'771 <text:s/></text:p>
          </table:table-cell>
          <table:table-cell table:style-name="ce104" office:value-type="float" office:value="1259114" calcext:value-type="float">
            <text:p>1'259'114 <text:s/></text:p>
          </table:table-cell>
          <table:table-cell table:style-name="ce128" office:value-type="float" office:value="49.7737630565423" calcext:value-type="float">
            <text:p>49.8 <text:s text:c="3"/></text:p>
          </table:table-cell>
          <table:table-cell table:style-name="ce96" office:value-type="string" office:string-value="V" calcext:value-type="string">
            <text:p>V </text:p>
          </table:table-cell>
          <table:table-cell table:style-name="ce104" office:value-type="string" office:string-value="9 1/2" calcext:value-type="string">
            <text:p>9 1/2 </text:p>
          </table:table-cell>
          <table:table-cell table:style-name="ce104" office:value-type="string" office:string-value="11 5/2" calcext:value-type="string">
            <text:p>11 5/2 </text:p>
          </table:table-cell>
          <table:table-cell table:number-columns-repeated="1008"/>
        </table:table-row>
        <table:table-row table:style-name="ro4">
          <table:table-cell table:style-name="ce114" office:value-type="float" office:value="513" calcext:value-type="float">
            <text:p>513</text:p>
          </table:table-cell>
          <table:table-cell table:style-name="ce122" office:value-type="date" office:date-value="2004-09-26" calcext:value-type="date">
            <text:p>26.09.2004</text:p>
          </table:table-cell>
          <table:table-cell table:style-name="ce43" office:value-type="string" calcext:value-type="string">
            <text:p>Bundesgesetz über die Erwerbsersatzordnung für Dienstleistende in Armee, Zivildienst und Zivilschutz (Erwerbsersatzgesetz, EOG)</text:p>
          </table:table-cell>
          <table:table-cell table:style-name="ce53" office:value-type="string" calcext:value-type="string">
            <text:p>Fak.</text:p>
          </table:table-cell>
          <table:table-cell table:style-name="ce103" office:value-type="float" office:value="4814035" calcext:value-type="float">
            <text:p>4'814'035 <text:s/></text:p>
          </table:table-cell>
          <table:table-cell table:style-name="ce103" office:value-type="float" office:value="2590724" calcext:value-type="float">
            <text:p>2'590'724 <text:s/></text:p>
          </table:table-cell>
          <table:table-cell table:style-name="ce127" office:value-type="float" office:value="53.8160607473772" calcext:value-type="float">
            <text:p>53.8 <text:s text:c="3"/></text:p>
          </table:table-cell>
          <table:table-cell table:style-name="ce103" office:value-type="float" office:value="22600" calcext:value-type="float">
            <text:p>22'600 <text:s/></text:p>
          </table:table-cell>
          <table:table-cell table:style-name="ce103" office:value-type="float" office:value="12385" calcext:value-type="float">
            <text:p>12'385 <text:s/></text:p>
          </table:table-cell>
          <table:table-cell table:style-name="ce103" office:value-type="float" office:value="2555739" calcext:value-type="float">
            <text:p>2'555'739 <text:s/></text:p>
          </table:table-cell>
          <table:table-cell table:style-name="ce103" office:value-type="float" office:value="1417159" calcext:value-type="float">
            <text:p>1'417'159 <text:s/></text:p>
          </table:table-cell>
          <table:table-cell table:style-name="ce103" office:value-type="float" office:value="1138580" calcext:value-type="float">
            <text:p>1'138'580 <text:s/></text:p>
          </table:table-cell>
          <table:table-cell table:style-name="ce127" office:value-type="float" office:value="55.4500674755912" calcext:value-type="float">
            <text:p>55.5 <text:s text:c="3"/></text:p>
          </table:table-cell>
          <table:table-cell table:style-name="ce97" office:value-type="string" office:string-value="A" calcext:value-type="string">
            <text:p>A </text:p>
          </table:table-cell>
          <table:table-cell table:number-columns-repeated="2" table:style-name="ce103" office:value-type="string" office:string-value="*" calcext:value-type="string">
            <text:p>* </text:p>
          </table:table-cell>
          <table:table-cell table:number-columns-repeated="1008"/>
        </table:table-row>
        <table:table-row table:style-name="ro4">
          <table:table-cell table:style-name="ce115" office:value-type="float" office:value="514" calcext:value-type="float">
            <text:p>514</text:p>
          </table:table-cell>
          <table:table-cell table:style-name="ce123" office:value-type="date" office:date-value="2004-11-28" calcext:value-type="date">
            <text:p>28.11.2004</text:p>
          </table:table-cell>
          <table:table-cell table:style-name="ce126" office:value-type="string" calcext:value-type="string">
            <text:p>Bundesbeschluss zur Neugestaltung des Finanzausgleichs und der Aufgabenteilung zwischen Bund und Kantonen (NFA)</text:p>
          </table:table-cell>
          <table:table-cell table:style-name="ce52" office:value-type="string" calcext:value-type="string">
            <text:p>Obl.</text:p>
          </table:table-cell>
          <table:table-cell table:style-name="ce104" office:value-type="float" office:value="4819855" calcext:value-type="float">
            <text:p>4'819'855 <text:s/></text:p>
          </table:table-cell>
          <table:table-cell table:style-name="ce104" office:value-type="float" office:value="1776714" calcext:value-type="float">
            <text:p>1'776'714 <text:s/></text:p>
          </table:table-cell>
          <table:table-cell table:style-name="ce128" office:value-type="float" office:value="36.862395238031" calcext:value-type="float">
            <text:p>36.9 <text:s text:c="3"/></text:p>
          </table:table-cell>
          <table:table-cell table:style-name="ce104" office:value-type="float" office:value="52754" calcext:value-type="float">
            <text:p>52'754 <text:s/></text:p>
          </table:table-cell>
          <table:table-cell table:style-name="ce104" office:value-type="float" office:value="8064" calcext:value-type="float">
            <text:p>8'064 <text:s/></text:p>
          </table:table-cell>
          <table:table-cell table:style-name="ce104" office:value-type="float" office:value="1715896" calcext:value-type="float">
            <text:p>1'715'896 <text:s/></text:p>
          </table:table-cell>
          <table:table-cell table:style-name="ce104" office:value-type="float" office:value="1104565" calcext:value-type="float">
            <text:p>1'104'565 <text:s/></text:p>
          </table:table-cell>
          <table:table-cell table:style-name="ce104" office:value-type="float" office:value="611331" calcext:value-type="float">
            <text:p>611'331 <text:s/></text:p>
          </table:table-cell>
          <table:table-cell table:style-name="ce128" office:value-type="float" office:value="64.3724911066871" calcext:value-type="float">
            <text:p>64.4 <text:s text:c="3"/></text:p>
          </table:table-cell>
          <table:table-cell table:style-name="ce96" office:value-type="string" office:string-value="A" calcext:value-type="string">
            <text:p>A </text:p>
          </table:table-cell>
          <table:table-cell table:style-name="ce104" office:value-type="string" office:string-value="18 5/2" calcext:value-type="string">
            <text:p>18 5/2 </text:p>
          </table:table-cell>
          <table:table-cell table:style-name="ce104" office:value-type="string" office:string-value="2 1/2" calcext:value-type="string">
            <text:p>2 1/2 </text:p>
          </table:table-cell>
          <table:table-cell table:number-columns-repeated="1008"/>
        </table:table-row>
        <table:table-row table:style-name="ro3">
          <table:table-cell table:style-name="ce114" office:value-type="float" office:value="515" calcext:value-type="float">
            <text:p>515</text:p>
          </table:table-cell>
          <table:table-cell table:style-name="ce122" office:value-type="date" office:date-value="2004-11-28" calcext:value-type="date">
            <text:p>28.11.2004</text:p>
          </table:table-cell>
          <table:table-cell table:style-name="ce43" office:value-type="string" calcext:value-type="string">
            <text:p>Bundesbeschluss über eine neue Finanzordnung</text:p>
          </table:table-cell>
          <table:table-cell table:style-name="ce53" office:value-type="string" calcext:value-type="string">
            <text:p>Obl.</text:p>
          </table:table-cell>
          <table:table-cell table:style-name="ce103" office:value-type="float" office:value="4819855" calcext:value-type="float">
            <text:p>4'819'855 <text:s/></text:p>
          </table:table-cell>
          <table:table-cell table:style-name="ce103" office:value-type="float" office:value="1775770" calcext:value-type="float">
            <text:p>1'775'770 <text:s/></text:p>
          </table:table-cell>
          <table:table-cell table:style-name="ce127" office:value-type="float" office:value="36.8428095865954" calcext:value-type="float">
            <text:p>36.8 <text:s text:c="3"/></text:p>
          </table:table-cell>
          <table:table-cell table:style-name="ce103" office:value-type="float" office:value="61974" calcext:value-type="float">
            <text:p>61'974 <text:s/></text:p>
          </table:table-cell>
          <table:table-cell table:style-name="ce103" office:value-type="float" office:value="8239" calcext:value-type="float">
            <text:p>8'239 <text:s/></text:p>
          </table:table-cell>
          <table:table-cell table:style-name="ce103" office:value-type="float" office:value="1705557" calcext:value-type="float">
            <text:p>1'705'557 <text:s/></text:p>
          </table:table-cell>
          <table:table-cell table:style-name="ce103" office:value-type="float" office:value="1258895" calcext:value-type="float">
            <text:p>1'258'895 <text:s/></text:p>
          </table:table-cell>
          <table:table-cell table:style-name="ce103" office:value-type="float" office:value="446662" calcext:value-type="float">
            <text:p>446'662 <text:s/></text:p>
          </table:table-cell>
          <table:table-cell table:style-name="ce127" office:value-type="float" office:value="73.8113707134971" calcext:value-type="float">
            <text:p>73.8 <text:s text:c="3"/></text:p>
          </table:table-cell>
          <table:table-cell table:style-name="ce97" office:value-type="string" office:string-value="A" calcext:value-type="string">
            <text:p>A </text:p>
          </table:table-cell>
          <table:table-cell table:style-name="ce103" office:value-type="string" office:string-value="19 6/2" calcext:value-type="string">
            <text:p>19 6/2 </text:p>
          </table:table-cell>
          <table:table-cell table:style-name="ce103" office:value-type="string" office:string-value="1" calcext:value-type="string">
            <text:p>1 </text:p>
          </table:table-cell>
          <table:table-cell table:number-columns-repeated="1008"/>
        </table:table-row>
        <table:table-row table:style-name="ro3">
          <table:table-cell table:style-name="ce115" office:value-type="float" office:value="516" calcext:value-type="float">
            <text:p>516</text:p>
          </table:table-cell>
          <table:table-cell table:style-name="ce123" office:value-type="date" office:date-value="2004-11-28" calcext:value-type="date">
            <text:p>28.11.2004</text:p>
          </table:table-cell>
          <table:table-cell table:style-name="ce126" office:value-type="string" calcext:value-type="string">
            <text:p>Bundesgesetz über die Forschung an embryonalen Stammzellen</text:p>
          </table:table-cell>
          <table:table-cell table:style-name="ce52" office:value-type="string" calcext:value-type="string">
            <text:p>Fak.</text:p>
          </table:table-cell>
          <table:table-cell table:style-name="ce104" office:value-type="float" office:value="4819855" calcext:value-type="float">
            <text:p>4'819'855 <text:s/></text:p>
          </table:table-cell>
          <table:table-cell table:style-name="ce104" office:value-type="float" office:value="1785215" calcext:value-type="float">
            <text:p>1'785'215 <text:s/></text:p>
          </table:table-cell>
          <table:table-cell table:style-name="ce128" office:value-type="float" office:value="37.0387698385117" calcext:value-type="float">
            <text:p>37.0 <text:s text:c="3"/></text:p>
          </table:table-cell>
          <table:table-cell table:style-name="ce104" office:value-type="float" office:value="35058" calcext:value-type="float">
            <text:p>35'058 <text:s/></text:p>
          </table:table-cell>
          <table:table-cell table:style-name="ce104" office:value-type="float" office:value="7921" calcext:value-type="float">
            <text:p>7'921 <text:s/></text:p>
          </table:table-cell>
          <table:table-cell table:style-name="ce104" office:value-type="float" office:value="1742236" calcext:value-type="float">
            <text:p>1'742'236 <text:s/></text:p>
          </table:table-cell>
          <table:table-cell table:style-name="ce104" office:value-type="float" office:value="1156706" calcext:value-type="float">
            <text:p>1'156'706 <text:s/></text:p>
          </table:table-cell>
          <table:table-cell table:style-name="ce104" office:value-type="float" office:value="585530" calcext:value-type="float">
            <text:p>585'530 <text:s/></text:p>
          </table:table-cell>
          <table:table-cell table:style-name="ce128" office:value-type="float" office:value="66.3920387364284" calcext:value-type="float">
            <text:p>66.4 <text:s text:c="3"/></text:p>
          </table:table-cell>
          <table:table-cell table:style-name="ce96" office:value-type="string" office:string-value="A" calcext:value-type="string">
            <text:p>A </text:p>
          </table:table-cell>
          <table:table-cell table:number-columns-repeated="2" table:style-name="ce104" office:value-type="string" office:string-value="*" calcext:value-type="string">
            <text:p>* </text:p>
          </table:table-cell>
          <table:table-cell table:number-columns-repeated="1008"/>
        </table:table-row>
        <table:table-row table:style-name="ro5">
          <table:table-cell table:style-name="ce114" office:value-type="float" office:value="517" calcext:value-type="float">
            <text:p>517</text:p>
          </table:table-cell>
          <table:table-cell table:style-name="ce122" office:value-type="date" office:date-value="2005-06-05" calcext:value-type="date">
            <text:p>05.06.2005</text:p>
          </table:table-cell>
          <table:table-cell table:style-name="ce43" office:value-type="string" calcext:value-type="string">
            <text:p>Bundesbeschluss über die Genehmigung und die Umsetzung der bilateralen Abkommen zwischen der Schweiz und der EU über die Assoziierung an Schengen und Dublin</text:p>
          </table:table-cell>
          <table:table-cell table:style-name="ce53" office:value-type="string" calcext:value-type="string">
            <text:p>Fak.</text:p>
          </table:table-cell>
          <table:table-cell table:style-name="ce103" office:value-type="float" office:value="4836712" calcext:value-type="float">
            <text:p>4'836'712 <text:s/></text:p>
          </table:table-cell>
          <table:table-cell table:style-name="ce103" office:value-type="float" office:value="2745267" calcext:value-type="float">
            <text:p>2'745'267 <text:s/></text:p>
          </table:table-cell>
          <table:table-cell table:style-name="ce127" office:value-type="float" office:value="56.7589511221673" calcext:value-type="float">
            <text:p>56.8 <text:s text:c="3"/></text:p>
          </table:table-cell>
          <table:table-cell table:style-name="ce103" office:value-type="float" office:value="25255" calcext:value-type="float">
            <text:p>25'255 <text:s/></text:p>
          </table:table-cell>
          <table:table-cell table:style-name="ce103" office:value-type="float" office:value="15710" calcext:value-type="float">
            <text:p>15'710 <text:s/></text:p>
          </table:table-cell>
          <table:table-cell table:style-name="ce103" office:value-type="float" office:value="2704302" calcext:value-type="float">
            <text:p>2'704'302 <text:s/></text:p>
          </table:table-cell>
          <table:table-cell table:style-name="ce103" office:value-type="float" office:value="1477260" calcext:value-type="float">
            <text:p>1'477'260 <text:s/></text:p>
          </table:table-cell>
          <table:table-cell table:style-name="ce103" office:value-type="float" office:value="1227042" calcext:value-type="float">
            <text:p>1'227'042 <text:s/></text:p>
          </table:table-cell>
          <table:table-cell table:style-name="ce127" office:value-type="float" office:value="54.6262954359387" calcext:value-type="float">
            <text:p>54.6 <text:s text:c="3"/></text:p>
          </table:table-cell>
          <table:table-cell table:style-name="ce97" office:value-type="string" office:string-value="A" calcext:value-type="string">
            <text:p>A </text:p>
          </table:table-cell>
          <table:table-cell table:number-columns-repeated="2" table:style-name="ce103" office:value-type="string" office:string-value="*" calcext:value-type="string">
            <text:p>* </text:p>
          </table:table-cell>
          <table:table-cell table:number-columns-repeated="1008"/>
        </table:table-row>
        <table:table-row table:style-name="ro4">
          <table:table-cell table:style-name="ce115" office:value-type="float" office:value="518" calcext:value-type="float">
            <text:p>518</text:p>
          </table:table-cell>
          <table:table-cell table:style-name="ce123" office:value-type="date" office:date-value="2005-06-05" calcext:value-type="date">
            <text:p>05.06.2005</text:p>
          </table:table-cell>
          <table:table-cell table:style-name="ce126" office:value-type="string" calcext:value-type="string">
            <text:p>Bundesgesetz über die eingetragene Partnerschaft gleichgeschlechtlicher Paare (Partnerschaftsgesetz, PartG)</text:p>
          </table:table-cell>
          <table:table-cell table:style-name="ce52" office:value-type="string" calcext:value-type="string">
            <text:p>Fak.</text:p>
          </table:table-cell>
          <table:table-cell table:style-name="ce104" office:value-type="float" office:value="4836712" calcext:value-type="float">
            <text:p>4'836'712 <text:s/></text:p>
          </table:table-cell>
          <table:table-cell table:style-name="ce104" office:value-type="float" office:value="2739380" calcext:value-type="float">
            <text:p>2'739'380 <text:s/></text:p>
          </table:table-cell>
          <table:table-cell table:style-name="ce128" office:value-type="float" office:value="56.6372362050914" calcext:value-type="float">
            <text:p>56.6 <text:s text:c="3"/></text:p>
          </table:table-cell>
          <table:table-cell table:style-name="ce104" office:value-type="float" office:value="36110" calcext:value-type="float">
            <text:p>36'110 <text:s/></text:p>
          </table:table-cell>
          <table:table-cell table:style-name="ce104" office:value-type="float" office:value="15902" calcext:value-type="float">
            <text:p>15'902 <text:s/></text:p>
          </table:table-cell>
          <table:table-cell table:style-name="ce104" office:value-type="float" office:value="2687368" calcext:value-type="float">
            <text:p>2'687'368 <text:s/></text:p>
          </table:table-cell>
          <table:table-cell table:style-name="ce104" office:value-type="float" office:value="1559848" calcext:value-type="float">
            <text:p>1'559'848 <text:s/></text:p>
          </table:table-cell>
          <table:table-cell table:style-name="ce104" office:value-type="float" office:value="1127520" calcext:value-type="float">
            <text:p>1'127'520 <text:s/></text:p>
          </table:table-cell>
          <table:table-cell table:style-name="ce128" office:value-type="float" office:value="58.0437067048503" calcext:value-type="float">
            <text:p>58.0 <text:s text:c="3"/></text:p>
          </table:table-cell>
          <table:table-cell table:style-name="ce96" office:value-type="string" office:string-value="A" calcext:value-type="string">
            <text:p>A </text:p>
          </table:table-cell>
          <table:table-cell table:number-columns-repeated="2" table:style-name="ce104" office:value-type="string" office:string-value="*" calcext:value-type="string">
            <text:p>* </text:p>
          </table:table-cell>
          <table:table-cell table:number-columns-repeated="1008"/>
        </table:table-row>
        <table:table-row table:style-name="ro5">
          <table:table-cell table:style-name="ce114" office:value-type="float" office:value="519" calcext:value-type="float">
            <text:p>519</text:p>
          </table:table-cell>
          <table:table-cell table:style-name="ce122" office:value-type="date" office:date-value="2005-09-25" calcext:value-type="date">
            <text:p>25.09.2005</text:p>
          </table:table-cell>
          <table:table-cell table:style-name="ce43" office:value-type="string" calcext:value-type="string">
            <text:p>Bundesbeschluss über die Ausdehnung des Personenfreizügigkeitsabkommens auf die neuen EU-Staaten und über die Revision der flankierenden Massnahmen</text:p>
          </table:table-cell>
          <table:table-cell table:style-name="ce53" office:value-type="string" calcext:value-type="string">
            <text:p>Fak.</text:p>
          </table:table-cell>
          <table:table-cell table:style-name="ce103" office:value-type="float" office:value="4852272" calcext:value-type="float">
            <text:p>4'852'272 <text:s/></text:p>
          </table:table-cell>
          <table:table-cell table:style-name="ce103" office:value-type="float" office:value="2640930" calcext:value-type="float">
            <text:p>2'640'930 <text:s/></text:p>
          </table:table-cell>
          <table:table-cell table:style-name="ce127" office:value-type="float" office:value="54.4266685791728" calcext:value-type="float">
            <text:p>54.4 <text:s text:c="3"/></text:p>
          </table:table-cell>
          <table:table-cell table:style-name="ce103" office:value-type="float" office:value="18569" calcext:value-type="float">
            <text:p>18'569 <text:s/></text:p>
          </table:table-cell>
          <table:table-cell table:style-name="ce103" office:value-type="float" office:value="16535" calcext:value-type="float">
            <text:p>16'535 <text:s/></text:p>
          </table:table-cell>
          <table:table-cell table:style-name="ce103" office:value-type="float" office:value="2605826" calcext:value-type="float">
            <text:p>2'605'826 <text:s/></text:p>
          </table:table-cell>
          <table:table-cell table:style-name="ce103" office:value-type="float" office:value="1458686" calcext:value-type="float">
            <text:p>1'458'686 <text:s/></text:p>
          </table:table-cell>
          <table:table-cell table:style-name="ce103" office:value-type="float" office:value="1147140" calcext:value-type="float">
            <text:p>1'147'140 <text:s/></text:p>
          </table:table-cell>
          <table:table-cell table:style-name="ce127" office:value-type="float" office:value="55.9778741942094" calcext:value-type="float">
            <text:p>56.0 <text:s text:c="3"/></text:p>
          </table:table-cell>
          <table:table-cell table:style-name="ce97" office:value-type="string" office:string-value="A" calcext:value-type="string">
            <text:p>A </text:p>
          </table:table-cell>
          <table:table-cell table:number-columns-repeated="2" table:style-name="ce103" office:value-type="string" office:string-value="*" calcext:value-type="string">
            <text:p>* </text:p>
          </table:table-cell>
          <table:table-cell table:number-columns-repeated="1008"/>
        </table:table-row>
        <table:table-row table:style-name="ro3">
          <table:table-cell table:style-name="ce115" office:value-type="float" office:value="520" calcext:value-type="float">
            <text:p>520</text:p>
          </table:table-cell>
          <table:table-cell table:style-name="ce123" office:value-type="date" office:date-value="2005-11-27" calcext:value-type="date">
            <text:p>27.11.2005</text:p>
          </table:table-cell>
          <table:table-cell table:style-name="ce126" office:value-type="string" calcext:value-type="string">
            <text:p>Volksinitiative «für Lebensmittel aus gentechnikfreier Landwirtschaft»</text:p>
          </table:table-cell>
          <table:table-cell table:style-name="ce52" office:value-type="string" calcext:value-type="string">
            <text:p>I.</text:p>
          </table:table-cell>
          <table:table-cell table:style-name="ce104" office:value-type="float" office:value="4859437" calcext:value-type="float">
            <text:p>4'859'437 <text:s/></text:p>
          </table:table-cell>
          <table:table-cell table:style-name="ce104" office:value-type="float" office:value="2056706" calcext:value-type="float">
            <text:p>2'056'706 <text:s/></text:p>
          </table:table-cell>
          <table:table-cell table:style-name="ce128" office:value-type="float" office:value="42.3239564583305" calcext:value-type="float">
            <text:p>42.3 <text:s text:c="3"/></text:p>
          </table:table-cell>
          <table:table-cell table:style-name="ce104" office:value-type="float" office:value="23046" calcext:value-type="float">
            <text:p>23'046 <text:s/></text:p>
          </table:table-cell>
          <table:table-cell table:style-name="ce104" office:value-type="float" office:value="11343" calcext:value-type="float">
            <text:p>11'343 <text:s/></text:p>
          </table:table-cell>
          <table:table-cell table:style-name="ce104" office:value-type="float" office:value="2022317" calcext:value-type="float">
            <text:p>2'022'317 <text:s/></text:p>
          </table:table-cell>
          <table:table-cell table:style-name="ce104" office:value-type="float" office:value="1125835" calcext:value-type="float">
            <text:p>1'125'835 <text:s/></text:p>
          </table:table-cell>
          <table:table-cell table:style-name="ce104" office:value-type="float" office:value="896482" calcext:value-type="float">
            <text:p>896'482 <text:s/></text:p>
          </table:table-cell>
          <table:table-cell table:style-name="ce128" office:value-type="float" office:value="55.670550165973" calcext:value-type="float">
            <text:p>55.7 <text:s text:c="3"/></text:p>
          </table:table-cell>
          <table:table-cell table:style-name="ce96" office:value-type="string" office:string-value="A" calcext:value-type="string">
            <text:p>A </text:p>
          </table:table-cell>
          <table:table-cell table:style-name="ce104" office:value-type="string" office:string-value="20 6/2" calcext:value-type="string">
            <text:p>20 6/2 </text:p>
          </table:table-cell>
          <table:table-cell table:style-name="ce104" office:value-type="string" office:string-value="0" calcext:value-type="string">
            <text:p>0 </text:p>
          </table:table-cell>
          <table:table-cell table:number-columns-repeated="1008"/>
        </table:table-row>
        <table:table-row table:style-name="ro3">
          <table:table-cell table:style-name="ce114" office:value-type="float" office:value="521" calcext:value-type="float">
            <text:p>521</text:p>
          </table:table-cell>
          <table:table-cell table:style-name="ce122" office:value-type="date" office:date-value="2005-11-27" calcext:value-type="date">
            <text:p>27.11.2005</text:p>
          </table:table-cell>
          <table:table-cell table:style-name="ce43" office:value-type="string" calcext:value-type="string">
            <text:p>Arbeitsgesetz (Ladenöffnungszeiten in Zentren des öffentlichen Verkehrs)</text:p>
          </table:table-cell>
          <table:table-cell table:style-name="ce53" office:value-type="string" calcext:value-type="string">
            <text:p>Fak.</text:p>
          </table:table-cell>
          <table:table-cell table:style-name="ce103" office:value-type="float" office:value="4859437" calcext:value-type="float">
            <text:p>4'859'437 <text:s/></text:p>
          </table:table-cell>
          <table:table-cell table:style-name="ce103" office:value-type="float" office:value="2060082" calcext:value-type="float">
            <text:p>2'060'082 <text:s/></text:p>
          </table:table-cell>
          <table:table-cell table:style-name="ce127" office:value-type="float" office:value="42.3934295269184" calcext:value-type="float">
            <text:p>42.4 <text:s text:c="3"/></text:p>
          </table:table-cell>
          <table:table-cell table:style-name="ce103" office:value-type="float" office:value="18281" calcext:value-type="float">
            <text:p>18'281 <text:s/></text:p>
          </table:table-cell>
          <table:table-cell table:style-name="ce103" office:value-type="float" office:value="11068" calcext:value-type="float">
            <text:p>11'068 <text:s/></text:p>
          </table:table-cell>
          <table:table-cell table:style-name="ce103" office:value-type="float" office:value="2030733" calcext:value-type="float">
            <text:p>2'030'733 <text:s/></text:p>
          </table:table-cell>
          <table:table-cell table:style-name="ce103" office:value-type="float" office:value="1026833" calcext:value-type="float">
            <text:p>1'026'833 <text:s/></text:p>
          </table:table-cell>
          <table:table-cell table:style-name="ce103" office:value-type="float" office:value="1003900" calcext:value-type="float">
            <text:p>1'003'900 <text:s/></text:p>
          </table:table-cell>
          <table:table-cell table:style-name="ce127" office:value-type="float" office:value="50.5646483314153" calcext:value-type="float">
            <text:p>50.6 <text:s text:c="3"/></text:p>
          </table:table-cell>
          <table:table-cell table:style-name="ce97" office:value-type="string" office:string-value="A" calcext:value-type="string">
            <text:p>A </text:p>
          </table:table-cell>
          <table:table-cell table:number-columns-repeated="2" table:style-name="ce103" office:value-type="string" office:string-value="*" calcext:value-type="string">
            <text:p>* </text:p>
          </table:table-cell>
          <table:table-cell table:number-columns-repeated="1008"/>
        </table:table-row>
        <table:table-row table:style-name="ro3">
          <table:table-cell table:style-name="ce115" office:value-type="float" office:value="522" calcext:value-type="float">
            <text:p>522</text:p>
          </table:table-cell>
          <table:table-cell table:style-name="ce123" office:value-type="date" office:date-value="2006-05-21" calcext:value-type="date">
            <text:p>21.05.2006</text:p>
          </table:table-cell>
          <table:table-cell table:style-name="ce126" office:value-type="string" calcext:value-type="string">
            <text:p>Bundesbeschluss über die Neuordnung der Verfassungsbestimmungen zur Bildung</text:p>
          </table:table-cell>
          <table:table-cell table:style-name="ce52" office:value-type="string" calcext:value-type="string">
            <text:p>Obl.</text:p>
          </table:table-cell>
          <table:table-cell table:style-name="ce104" office:value-type="float" office:value="4877742" calcext:value-type="float">
            <text:p>4'877'742 <text:s/></text:p>
          </table:table-cell>
          <table:table-cell table:style-name="ce104" office:value-type="float" office:value="1359250" calcext:value-type="float">
            <text:p>1'359'250 <text:s/></text:p>
          </table:table-cell>
          <table:table-cell table:style-name="ce128" office:value-type="float" office:value="27.866377516482" calcext:value-type="float">
            <text:p>27.9 <text:s text:c="3"/></text:p>
          </table:table-cell>
          <table:table-cell table:style-name="ce104" office:value-type="float" office:value="21941" calcext:value-type="float">
            <text:p>21'941 <text:s/></text:p>
          </table:table-cell>
          <table:table-cell table:style-name="ce104" office:value-type="float" office:value="8193" calcext:value-type="float">
            <text:p>8'193 <text:s/></text:p>
          </table:table-cell>
          <table:table-cell table:style-name="ce104" office:value-type="float" office:value="1329116" calcext:value-type="float">
            <text:p>1'329'116 <text:s/></text:p>
          </table:table-cell>
          <table:table-cell table:style-name="ce104" office:value-type="float" office:value="1137450" calcext:value-type="float">
            <text:p>1'137'450 <text:s/></text:p>
          </table:table-cell>
          <table:table-cell table:style-name="ce104" office:value-type="float" office:value="191666" calcext:value-type="float">
            <text:p>191'666 <text:s/></text:p>
          </table:table-cell>
          <table:table-cell table:style-name="ce128" office:value-type="float" office:value="85.5794377616401" calcext:value-type="float">
            <text:p>85.6 <text:s text:c="3"/></text:p>
          </table:table-cell>
          <table:table-cell table:style-name="ce96" office:value-type="string" office:string-value="A" calcext:value-type="string">
            <text:p>A </text:p>
          </table:table-cell>
          <table:table-cell table:style-name="ce104" office:value-type="string" office:string-value="20 6/2" calcext:value-type="string">
            <text:p>20 6/2 </text:p>
          </table:table-cell>
          <table:table-cell table:style-name="ce104" office:value-type="string" office:string-value="0" calcext:value-type="string">
            <text:p>0 </text:p>
          </table:table-cell>
          <table:table-cell table:number-columns-repeated="1008"/>
        </table:table-row>
        <table:table-row table:style-name="ro3">
          <table:table-cell table:style-name="ce114" office:value-type="float" office:value="523" calcext:value-type="float">
            <text:p>523</text:p>
          </table:table-cell>
          <table:table-cell table:style-name="ce122" office:value-type="date" office:date-value="2006-09-24" calcext:value-type="date">
            <text:p>24.09.2006</text:p>
          </table:table-cell>
          <table:table-cell table:style-name="ce43" office:value-type="string" calcext:value-type="string">
            <text:p>Volksinitiative «Nationalbankgewinne für die AHV»</text:p>
          </table:table-cell>
          <table:table-cell table:style-name="ce53" office:value-type="string" calcext:value-type="string">
            <text:p>I.</text:p>
          </table:table-cell>
          <table:table-cell table:style-name="ce103" office:value-type="float" office:value="4893738" calcext:value-type="float">
            <text:p>4'893'738 <text:s/></text:p>
          </table:table-cell>
          <table:table-cell table:style-name="ce103" office:value-type="float" office:value="2392149" calcext:value-type="float">
            <text:p>2'392'149 <text:s/></text:p>
          </table:table-cell>
          <table:table-cell table:style-name="ce127" office:value-type="float" office:value="48.8818363386025" calcext:value-type="float">
            <text:p>48.9 <text:s text:c="3"/></text:p>
          </table:table-cell>
          <table:table-cell table:style-name="ce103" office:value-type="float" office:value="43402" calcext:value-type="float">
            <text:p>43'402 <text:s/></text:p>
          </table:table-cell>
          <table:table-cell table:style-name="ce103" office:value-type="float" office:value="15402" calcext:value-type="float">
            <text:p>15'402 <text:s/></text:p>
          </table:table-cell>
          <table:table-cell table:style-name="ce103" office:value-type="float" office:value="2333345" calcext:value-type="float">
            <text:p>2'333'345 <text:s/></text:p>
          </table:table-cell>
          <table:table-cell table:style-name="ce103" office:value-type="float" office:value="973831" calcext:value-type="float">
            <text:p>973'831 <text:s/></text:p>
          </table:table-cell>
          <table:table-cell table:style-name="ce103" office:value-type="float" office:value="1359514" calcext:value-type="float">
            <text:p>1'359'514 <text:s/></text:p>
          </table:table-cell>
          <table:table-cell table:style-name="ce127" office:value-type="float" office:value="41.7354056086862" calcext:value-type="float">
            <text:p>41.7 <text:s text:c="3"/></text:p>
          </table:table-cell>
          <table:table-cell table:style-name="ce97" office:value-type="string" office:string-value="V" calcext:value-type="string">
            <text:p>V </text:p>
          </table:table-cell>
          <table:table-cell table:style-name="ce103" office:value-type="string" office:string-value="2 1/2" calcext:value-type="string">
            <text:p>2 1/2 </text:p>
          </table:table-cell>
          <table:table-cell table:style-name="ce103" office:value-type="string" office:string-value="18 5/2" calcext:value-type="string">
            <text:p>18 5/2 </text:p>
          </table:table-cell>
          <table:table-cell table:number-columns-repeated="1008"/>
        </table:table-row>
        <table:table-row table:style-name="ro3">
          <table:table-cell table:style-name="ce115" office:value-type="float" office:value="524" calcext:value-type="float">
            <text:p>524</text:p>
          </table:table-cell>
          <table:table-cell table:style-name="ce123" office:value-type="date" office:date-value="2006-09-24" calcext:value-type="date">
            <text:p>24.09.2006</text:p>
          </table:table-cell>
          <table:table-cell table:style-name="ce126" office:value-type="string" calcext:value-type="string">
            <text:p>Bundesgesetz über die Ausländerinnen und Ausländer</text:p>
          </table:table-cell>
          <table:table-cell table:style-name="ce52" office:value-type="string" calcext:value-type="string">
            <text:p>Fak.</text:p>
          </table:table-cell>
          <table:table-cell table:style-name="ce104" office:value-type="float" office:value="4893738" calcext:value-type="float">
            <text:p>4'893'738 <text:s/></text:p>
          </table:table-cell>
          <table:table-cell table:style-name="ce104" office:value-type="float" office:value="2400100" calcext:value-type="float">
            <text:p>2'400'100 <text:s/></text:p>
          </table:table-cell>
          <table:table-cell table:style-name="ce128" office:value-type="float" office:value="49.0443092785106" calcext:value-type="float">
            <text:p>49.0 <text:s text:c="3"/></text:p>
          </table:table-cell>
          <table:table-cell table:style-name="ce104" office:value-type="float" office:value="27528" calcext:value-type="float">
            <text:p>27'528 <text:s/></text:p>
          </table:table-cell>
          <table:table-cell table:style-name="ce104" office:value-type="float" office:value="15319" calcext:value-type="float">
            <text:p>15'319 <text:s/></text:p>
          </table:table-cell>
          <table:table-cell table:style-name="ce104" office:value-type="float" office:value="2357253" calcext:value-type="float">
            <text:p>2'357'253 <text:s/></text:p>
          </table:table-cell>
          <table:table-cell table:style-name="ce104" office:value-type="float" office:value="1602134" calcext:value-type="float">
            <text:p>1'602'134 <text:s/></text:p>
          </table:table-cell>
          <table:table-cell table:style-name="ce104" office:value-type="float" office:value="755119" calcext:value-type="float">
            <text:p>755'119 <text:s/></text:p>
          </table:table-cell>
          <table:table-cell table:style-name="ce128" office:value-type="float" office:value="67.9661453395117" calcext:value-type="float">
            <text:p>68.0 <text:s text:c="3"/></text:p>
          </table:table-cell>
          <table:table-cell table:style-name="ce96" office:value-type="string" office:string-value="A" calcext:value-type="string">
            <text:p>A </text:p>
          </table:table-cell>
          <table:table-cell table:number-columns-repeated="2" table:style-name="ce104" office:value-type="string" office:string-value="*" calcext:value-type="string">
            <text:p>* </text:p>
          </table:table-cell>
          <table:table-cell table:number-columns-repeated="1008"/>
        </table:table-row>
        <table:table-row table:style-name="ro1">
          <table:table-cell table:style-name="ce114" office:value-type="float" office:value="525" calcext:value-type="float">
            <text:p>525</text:p>
          </table:table-cell>
          <table:table-cell table:style-name="ce122" office:value-type="date" office:date-value="2006-09-24" calcext:value-type="date">
            <text:p>24.09.2006</text:p>
          </table:table-cell>
          <table:table-cell table:style-name="ce43" office:value-type="string" calcext:value-type="string">
            <text:p>Änderung des Asylgesetzes</text:p>
          </table:table-cell>
          <table:table-cell table:style-name="ce53" office:value-type="string" calcext:value-type="string">
            <text:p>Fak.</text:p>
          </table:table-cell>
          <table:table-cell table:style-name="ce103" office:value-type="float" office:value="4893738" calcext:value-type="float">
            <text:p>4'893'738 <text:s/></text:p>
          </table:table-cell>
          <table:table-cell table:style-name="ce103" office:value-type="float" office:value="2400407" calcext:value-type="float">
            <text:p>2'400'407 <text:s/></text:p>
          </table:table-cell>
          <table:table-cell table:style-name="ce127" office:value-type="float" office:value="49.050582601684" calcext:value-type="float">
            <text:p>49.1 <text:s text:c="3"/></text:p>
          </table:table-cell>
          <table:table-cell table:style-name="ce103" office:value-type="float" office:value="26028" calcext:value-type="float">
            <text:p>26'028 <text:s/></text:p>
          </table:table-cell>
          <table:table-cell table:style-name="ce103" office:value-type="float" office:value="15193" calcext:value-type="float">
            <text:p>15'193 <text:s/></text:p>
          </table:table-cell>
          <table:table-cell table:style-name="ce103" office:value-type="float" office:value="2359186" calcext:value-type="float">
            <text:p>2'359'186 <text:s/></text:p>
          </table:table-cell>
          <table:table-cell table:style-name="ce103" office:value-type="float" office:value="1598552" calcext:value-type="float">
            <text:p>1'598'552 <text:s/></text:p>
          </table:table-cell>
          <table:table-cell table:style-name="ce103" office:value-type="float" office:value="760634" calcext:value-type="float">
            <text:p>760'634 <text:s/></text:p>
          </table:table-cell>
          <table:table-cell table:style-name="ce127" office:value-type="float" office:value="67.7586252207329" calcext:value-type="float">
            <text:p>67.8 <text:s text:c="3"/></text:p>
          </table:table-cell>
          <table:table-cell table:style-name="ce97" office:value-type="string" office:string-value="A" calcext:value-type="string">
            <text:p>A </text:p>
          </table:table-cell>
          <table:table-cell table:number-columns-repeated="2" table:style-name="ce103" office:value-type="string" office:string-value="*" calcext:value-type="string">
            <text:p>* </text:p>
          </table:table-cell>
          <table:table-cell table:number-columns-repeated="1008"/>
        </table:table-row>
        <table:table-row table:style-name="ro3">
          <table:table-cell table:style-name="ce115" office:value-type="float" office:value="526" calcext:value-type="float">
            <text:p>526</text:p>
          </table:table-cell>
          <table:table-cell table:style-name="ce123" office:value-type="date" office:date-value="2006-11-26" calcext:value-type="date">
            <text:p>26.11.2006</text:p>
          </table:table-cell>
          <table:table-cell table:style-name="ce126" office:value-type="string" calcext:value-type="string">
            <text:p>Bundesgesetz über die Zusammenarbeit mit den Staaten Osteuropas</text:p>
          </table:table-cell>
          <table:table-cell table:style-name="ce52" office:value-type="string" calcext:value-type="string">
            <text:p>Fak.</text:p>
          </table:table-cell>
          <table:table-cell table:style-name="ce104" office:value-type="float" office:value="4902608" calcext:value-type="float">
            <text:p>4'902'608 <text:s/></text:p>
          </table:table-cell>
          <table:table-cell table:style-name="ce104" office:value-type="float" office:value="2211880" calcext:value-type="float">
            <text:p>2'211'880 <text:s/></text:p>
          </table:table-cell>
          <table:table-cell table:style-name="ce128" office:value-type="float" office:value="45.11639519211" calcext:value-type="float">
            <text:p>45.1 <text:s text:c="3"/></text:p>
          </table:table-cell>
          <table:table-cell table:style-name="ce104" office:value-type="float" office:value="28926" calcext:value-type="float">
            <text:p>28'926 <text:s/></text:p>
          </table:table-cell>
          <table:table-cell table:style-name="ce104" office:value-type="float" office:value="14270" calcext:value-type="float">
            <text:p>14'270 <text:s/></text:p>
          </table:table-cell>
          <table:table-cell table:style-name="ce104" office:value-type="float" office:value="2168684" calcext:value-type="float">
            <text:p>2'168'684 <text:s/></text:p>
          </table:table-cell>
          <table:table-cell table:style-name="ce104" office:value-type="float" office:value="1158494" calcext:value-type="float">
            <text:p>1'158'494 <text:s/></text:p>
          </table:table-cell>
          <table:table-cell table:style-name="ce104" office:value-type="float" office:value="1010190" calcext:value-type="float">
            <text:p>1'010'190 <text:s/></text:p>
          </table:table-cell>
          <table:table-cell table:style-name="ce128" office:value-type="float" office:value="53.4192164464717" calcext:value-type="float">
            <text:p>53.4 <text:s text:c="3"/></text:p>
          </table:table-cell>
          <table:table-cell table:style-name="ce96" office:value-type="string" office:string-value="A" calcext:value-type="string">
            <text:p>A </text:p>
          </table:table-cell>
          <table:table-cell table:number-columns-repeated="2" table:style-name="ce104" office:value-type="string" office:string-value="*" calcext:value-type="string">
            <text:p>* </text:p>
          </table:table-cell>
          <table:table-cell table:number-columns-repeated="1008"/>
        </table:table-row>
        <table:table-row table:style-name="ro1">
          <table:table-cell table:style-name="ce114" office:value-type="float" office:value="527" calcext:value-type="float">
            <text:p>527</text:p>
          </table:table-cell>
          <table:table-cell table:style-name="ce122" office:value-type="date" office:date-value="2006-11-26" calcext:value-type="date">
            <text:p>26.11.2006</text:p>
          </table:table-cell>
          <table:table-cell table:style-name="ce43" office:value-type="string" calcext:value-type="string">
            <text:p>Bundesgesetz über die Familienzulagen</text:p>
          </table:table-cell>
          <table:table-cell table:style-name="ce53" office:value-type="string" calcext:value-type="string">
            <text:p>Fak.</text:p>
          </table:table-cell>
          <table:table-cell table:style-name="ce103" office:value-type="float" office:value="4902608" calcext:value-type="float">
            <text:p>4'902'608 <text:s/></text:p>
          </table:table-cell>
          <table:table-cell table:style-name="ce103" office:value-type="float" office:value="2213091" calcext:value-type="float">
            <text:p>2'213'091 <text:s/></text:p>
          </table:table-cell>
          <table:table-cell table:style-name="ce127" office:value-type="float" office:value="45.1410963307693" calcext:value-type="float">
            <text:p>45.1 <text:s text:c="3"/></text:p>
          </table:table-cell>
          <table:table-cell table:style-name="ce103" office:value-type="float" office:value="20850" calcext:value-type="float">
            <text:p>20'850 <text:s/></text:p>
          </table:table-cell>
          <table:table-cell table:style-name="ce103" office:value-type="float" office:value="14030" calcext:value-type="float">
            <text:p>14'030 <text:s/></text:p>
          </table:table-cell>
          <table:table-cell table:style-name="ce103" office:value-type="float" office:value="2178211" calcext:value-type="float">
            <text:p>2'178'211 <text:s/></text:p>
          </table:table-cell>
          <table:table-cell table:style-name="ce103" office:value-type="float" office:value="1480796" calcext:value-type="float">
            <text:p>1'480'796 <text:s/></text:p>
          </table:table-cell>
          <table:table-cell table:style-name="ce103" office:value-type="float" office:value="697415" calcext:value-type="float">
            <text:p>697'415 <text:s/></text:p>
          </table:table-cell>
          <table:table-cell table:style-name="ce127" office:value-type="float" office:value="67.9822110897429" calcext:value-type="float">
            <text:p>68.0 <text:s text:c="3"/></text:p>
          </table:table-cell>
          <table:table-cell table:style-name="ce97" office:value-type="string" office:string-value="A" calcext:value-type="string">
            <text:p>A </text:p>
          </table:table-cell>
          <table:table-cell table:number-columns-repeated="2" table:style-name="ce103" office:value-type="string" office:string-value="*" calcext:value-type="string">
            <text:p>* </text:p>
          </table:table-cell>
          <table:table-cell table:number-columns-repeated="1008"/>
        </table:table-row>
        <table:table-row table:style-name="ro3">
          <table:table-cell table:style-name="ce115" office:value-type="float" office:value="528" calcext:value-type="float">
            <text:p>528</text:p>
          </table:table-cell>
          <table:table-cell table:style-name="ce123" office:value-type="date" office:date-value="2007-03-11" calcext:value-type="date">
            <text:p>11.03.2007</text:p>
          </table:table-cell>
          <table:table-cell table:style-name="ce126" office:value-type="string" calcext:value-type="string">
            <text:p>Volksinitiative «Für eine soziale Einheitskrankenkasse»</text:p>
          </table:table-cell>
          <table:table-cell table:style-name="ce52" office:value-type="string" calcext:value-type="string">
            <text:p>I.</text:p>
          </table:table-cell>
          <table:table-cell table:style-name="ce104" office:value-type="float" office:value="4914448" calcext:value-type="float">
            <text:p>4'914'448 <text:s/></text:p>
          </table:table-cell>
          <table:table-cell table:style-name="ce104" office:value-type="float" office:value="2264742" calcext:value-type="float">
            <text:p>2'264'742 <text:s/></text:p>
          </table:table-cell>
          <table:table-cell table:style-name="ce128" office:value-type="float" office:value="46.083344456997" calcext:value-type="float">
            <text:p>46.1 <text:s text:c="3"/></text:p>
          </table:table-cell>
          <table:table-cell table:style-name="ce104" office:value-type="float" office:value="16993" calcext:value-type="float">
            <text:p>16'993 <text:s/></text:p>
          </table:table-cell>
          <table:table-cell table:style-name="ce104" office:value-type="float" office:value="15619" calcext:value-type="float">
            <text:p>15'619 <text:s/></text:p>
          </table:table-cell>
          <table:table-cell table:style-name="ce104" office:value-type="float" office:value="2232130" calcext:value-type="float">
            <text:p>2'232'130 <text:s/></text:p>
          </table:table-cell>
          <table:table-cell table:style-name="ce104" office:value-type="float" office:value="641917" calcext:value-type="float">
            <text:p>641'917 <text:s/></text:p>
          </table:table-cell>
          <table:table-cell table:style-name="ce104" office:value-type="float" office:value="1590213" calcext:value-type="float">
            <text:p>1'590'213 <text:s/></text:p>
          </table:table-cell>
          <table:table-cell table:style-name="ce128" office:value-type="float" office:value="28.7580472463521" calcext:value-type="float">
            <text:p>28.8 <text:s text:c="3"/></text:p>
          </table:table-cell>
          <table:table-cell table:style-name="ce96" office:value-type="string" office:string-value="V" calcext:value-type="string">
            <text:p>V </text:p>
          </table:table-cell>
          <table:table-cell table:style-name="ce104" office:value-type="string" office:string-value="2" calcext:value-type="string">
            <text:p>2 </text:p>
          </table:table-cell>
          <table:table-cell table:style-name="ce104" office:value-type="string" office:string-value="18 6/2" calcext:value-type="string">
            <text:p>18 6/2 </text:p>
          </table:table-cell>
          <table:table-cell table:number-columns-repeated="1008"/>
        </table:table-row>
        <table:table-row table:style-name="ro1">
          <table:table-cell table:style-name="ce114" office:value-type="float" office:value="529" calcext:value-type="float">
            <text:p>529</text:p>
          </table:table-cell>
          <table:table-cell table:style-name="ce122" office:value-type="date" office:date-value="2007-06-17" calcext:value-type="date">
            <text:p>17.06.2007</text:p>
          </table:table-cell>
          <table:table-cell table:style-name="ce43" office:value-type="string" calcext:value-type="string">
            <text:p>Bundesgesetz über die Invalidenversicherung</text:p>
          </table:table-cell>
          <table:table-cell table:style-name="ce53" office:value-type="string" calcext:value-type="string">
            <text:p>Fak.</text:p>
          </table:table-cell>
          <table:table-cell table:style-name="ce103" office:value-type="float" office:value="4929139" calcext:value-type="float">
            <text:p>4'929'139 <text:s/></text:p>
          </table:table-cell>
          <table:table-cell table:style-name="ce103" office:value-type="float" office:value="1789115" calcext:value-type="float">
            <text:p>1'789'115 <text:s/></text:p>
          </table:table-cell>
          <table:table-cell table:style-name="ce127" office:value-type="float" office:value="36.2967041505626" calcext:value-type="float">
            <text:p>36.3 <text:s text:c="3"/></text:p>
          </table:table-cell>
          <table:table-cell table:style-name="ce103" office:value-type="float" office:value="19618" calcext:value-type="float">
            <text:p>19'618 <text:s/></text:p>
          </table:table-cell>
          <table:table-cell table:style-name="ce103" office:value-type="float" office:value="10587" calcext:value-type="float">
            <text:p>10'587 <text:s/></text:p>
          </table:table-cell>
          <table:table-cell table:style-name="ce103" office:value-type="float" office:value="1758910" calcext:value-type="float">
            <text:p>1'758'910 <text:s/></text:p>
          </table:table-cell>
          <table:table-cell table:style-name="ce103" office:value-type="float" office:value="1039282" calcext:value-type="float">
            <text:p>1'039'282 <text:s/></text:p>
          </table:table-cell>
          <table:table-cell table:style-name="ce103" office:value-type="float" office:value="719628" calcext:value-type="float">
            <text:p>719'628 <text:s/></text:p>
          </table:table-cell>
          <table:table-cell table:style-name="ce127" office:value-type="float" office:value="59.0867071083796" calcext:value-type="float">
            <text:p>59.1 <text:s text:c="3"/></text:p>
          </table:table-cell>
          <table:table-cell table:style-name="ce97" office:value-type="string" office:string-value="A" calcext:value-type="string">
            <text:p>A </text:p>
          </table:table-cell>
          <table:table-cell table:number-columns-repeated="2" table:style-name="ce103" office:value-type="string" office:string-value="*" calcext:value-type="string">
            <text:p>* </text:p>
          </table:table-cell>
          <table:table-cell table:number-columns-repeated="1008"/>
        </table:table-row>
        <table:table-row table:style-name="ro3">
          <table:table-cell table:style-name="ce115" office:value-type="float" office:value="530" calcext:value-type="float">
            <text:p>530</text:p>
          </table:table-cell>
          <table:table-cell table:style-name="ce123" office:value-type="date" office:date-value="2008-02-24" calcext:value-type="date">
            <text:p>24.02.2008</text:p>
          </table:table-cell>
          <table:table-cell table:style-name="ce126" office:value-type="string" calcext:value-type="string">
            <text:p>Volksinitiative «Gegen Kampfjetlärm in Tourismusgebieten»</text:p>
          </table:table-cell>
          <table:table-cell table:style-name="ce52" office:value-type="string" calcext:value-type="string">
            <text:p>I.</text:p>
          </table:table-cell>
          <table:table-cell table:style-name="ce104" office:value-type="float" office:value="4957778" calcext:value-type="float">
            <text:p>4'957'778 <text:s/></text:p>
          </table:table-cell>
          <table:table-cell table:style-name="ce104" office:value-type="float" office:value="1925291" calcext:value-type="float">
            <text:p>1'925'291 <text:s/></text:p>
          </table:table-cell>
          <table:table-cell table:style-name="ce128" office:value-type="float" office:value="38.83374769907" calcext:value-type="float">
            <text:p>38.8 <text:s text:c="3"/></text:p>
          </table:table-cell>
          <table:table-cell table:style-name="ce104" office:value-type="float" office:value="31490" calcext:value-type="float">
            <text:p>31'490 <text:s/></text:p>
          </table:table-cell>
          <table:table-cell table:style-name="ce104" office:value-type="float" office:value="10624" calcext:value-type="float">
            <text:p>10'624 <text:s/></text:p>
          </table:table-cell>
          <table:table-cell table:style-name="ce104" office:value-type="float" office:value="1883177" calcext:value-type="float">
            <text:p>1'883'177 <text:s/></text:p>
          </table:table-cell>
          <table:table-cell table:style-name="ce104" office:value-type="float" office:value="601070" calcext:value-type="float">
            <text:p>601'070 <text:s/></text:p>
          </table:table-cell>
          <table:table-cell table:style-name="ce104" office:value-type="float" office:value="1282107" calcext:value-type="float">
            <text:p>1'282'107 <text:s/></text:p>
          </table:table-cell>
          <table:table-cell table:style-name="ce128" office:value-type="float" office:value="31.9178707046656" calcext:value-type="float">
            <text:p>31.9 <text:s text:c="3"/></text:p>
          </table:table-cell>
          <table:table-cell table:style-name="ce96" office:value-type="string" office:string-value="V" calcext:value-type="string">
            <text:p>V </text:p>
          </table:table-cell>
          <table:table-cell table:style-name="ce104" office:value-type="string" office:string-value="0" calcext:value-type="string">
            <text:p>0 </text:p>
          </table:table-cell>
          <table:table-cell table:style-name="ce104" office:value-type="string" office:string-value="20 6/2" calcext:value-type="string">
            <text:p>20 6/2 </text:p>
          </table:table-cell>
          <table:table-cell table:number-columns-repeated="1008"/>
        </table:table-row>
        <table:table-row table:style-name="ro4">
          <table:table-cell table:style-name="ce114" office:value-type="float" office:value="531" calcext:value-type="float">
            <text:p>531</text:p>
          </table:table-cell>
          <table:table-cell table:style-name="ce122" office:value-type="date" office:date-value="2008-02-24" calcext:value-type="date">
            <text:p>24.02.2008</text:p>
          </table:table-cell>
          <table:table-cell table:style-name="ce43" office:value-type="string" calcext:value-type="string">
            <text:p>Bundesgesetz über die Verbesserung der steuerlichen Rahmenbedingungen für unternehmerische Tätigkeiten und Investitionen</text:p>
          </table:table-cell>
          <table:table-cell table:style-name="ce53" office:value-type="string" calcext:value-type="string">
            <text:p>Fak.</text:p>
          </table:table-cell>
          <table:table-cell table:style-name="ce103" office:value-type="float" office:value="4957778" calcext:value-type="float">
            <text:p>4'957'778 <text:s/></text:p>
          </table:table-cell>
          <table:table-cell table:style-name="ce103" office:value-type="float" office:value="1919323" calcext:value-type="float">
            <text:p>1'919'323 <text:s/></text:p>
          </table:table-cell>
          <table:table-cell table:style-name="ce127" office:value-type="float" office:value="38.7133711916911" calcext:value-type="float">
            <text:p>38.7 <text:s text:c="3"/></text:p>
          </table:table-cell>
          <table:table-cell table:style-name="ce103" office:value-type="float" office:value="50745" calcext:value-type="float">
            <text:p>50'745 <text:s/></text:p>
          </table:table-cell>
          <table:table-cell table:style-name="ce103" office:value-type="float" office:value="10846" calcext:value-type="float">
            <text:p>10'846 <text:s/></text:p>
          </table:table-cell>
          <table:table-cell table:style-name="ce103" office:value-type="float" office:value="1857732" calcext:value-type="float">
            <text:p>1'857'732 <text:s/></text:p>
          </table:table-cell>
          <table:table-cell table:style-name="ce103" office:value-type="float" office:value="938742" calcext:value-type="float">
            <text:p>938'742 <text:s/></text:p>
          </table:table-cell>
          <table:table-cell table:style-name="ce103" office:value-type="float" office:value="918990" calcext:value-type="float">
            <text:p>918'990 <text:s/></text:p>
          </table:table-cell>
          <table:table-cell table:style-name="ce127" office:value-type="float" office:value="50.5316159704414" calcext:value-type="float">
            <text:p>50.5 <text:s text:c="3"/></text:p>
          </table:table-cell>
          <table:table-cell table:style-name="ce97" office:value-type="string" office:string-value="A" calcext:value-type="string">
            <text:p>A </text:p>
          </table:table-cell>
          <table:table-cell table:number-columns-repeated="2" table:style-name="ce103" office:value-type="string" office:string-value="*" calcext:value-type="string">
            <text:p>* </text:p>
          </table:table-cell>
          <table:table-cell table:number-columns-repeated="1008"/>
        </table:table-row>
        <table:table-row table:style-name="ro3">
          <table:table-cell table:style-name="ce115" office:value-type="float" office:value="532" calcext:value-type="float">
            <text:p>532</text:p>
          </table:table-cell>
          <table:table-cell table:style-name="ce123" office:value-type="date" office:date-value="2008-06-01" calcext:value-type="date">
            <text:p>01.06.2008</text:p>
          </table:table-cell>
          <table:table-cell table:style-name="ce126" office:value-type="string" calcext:value-type="string">
            <text:p>Volksinitiative «Für demokratische Einbürgerungen»</text:p>
          </table:table-cell>
          <table:table-cell table:style-name="ce52" office:value-type="string" calcext:value-type="string">
            <text:p>I.</text:p>
          </table:table-cell>
          <table:table-cell table:style-name="ce104" office:value-type="float" office:value="4969834" calcext:value-type="float">
            <text:p>4'969'834 <text:s/></text:p>
          </table:table-cell>
          <table:table-cell table:style-name="ce104" office:value-type="float" office:value="2251493" calcext:value-type="float">
            <text:p>2'251'493 <text:s/></text:p>
          </table:table-cell>
          <table:table-cell table:style-name="ce128" office:value-type="float" office:value="45.3031831646691" calcext:value-type="float">
            <text:p>45.3 <text:s text:c="3"/></text:p>
          </table:table-cell>
          <table:table-cell table:style-name="ce104" office:value-type="float" office:value="18803" calcext:value-type="float">
            <text:p>18'803 <text:s/></text:p>
          </table:table-cell>
          <table:table-cell table:style-name="ce104" office:value-type="float" office:value="12718" calcext:value-type="float">
            <text:p>12'718 <text:s/></text:p>
          </table:table-cell>
          <table:table-cell table:style-name="ce104" office:value-type="float" office:value="2219972" calcext:value-type="float">
            <text:p>2'219'972 <text:s/></text:p>
          </table:table-cell>
          <table:table-cell table:style-name="ce104" office:value-type="float" office:value="804728" calcext:value-type="float">
            <text:p>804'728 <text:s/></text:p>
          </table:table-cell>
          <table:table-cell table:style-name="ce104" office:value-type="float" office:value="1415244" calcext:value-type="float">
            <text:p>1'415'244 <text:s/></text:p>
          </table:table-cell>
          <table:table-cell table:style-name="ce128" office:value-type="float" office:value="36.2494662094837" calcext:value-type="float">
            <text:p>36.2 <text:s text:c="3"/></text:p>
          </table:table-cell>
          <table:table-cell table:style-name="ce96" office:value-type="string" office:string-value="V" calcext:value-type="string">
            <text:p>V </text:p>
          </table:table-cell>
          <table:table-cell table:style-name="ce104" office:value-type="string" office:string-value="1" calcext:value-type="string">
            <text:p>1 </text:p>
          </table:table-cell>
          <table:table-cell table:style-name="ce104" office:value-type="string" office:string-value="19 6/2" calcext:value-type="string">
            <text:p>19 6/2 </text:p>
          </table:table-cell>
          <table:table-cell table:number-columns-repeated="1008"/>
        </table:table-row>
        <table:table-row table:style-name="ro3">
          <table:table-cell table:style-name="ce114" office:value-type="float" office:value="533" calcext:value-type="float">
            <text:p>533</text:p>
          </table:table-cell>
          <table:table-cell table:style-name="ce122" office:value-type="date" office:date-value="2008-06-01" calcext:value-type="date">
            <text:p>01.06.2008</text:p>
          </table:table-cell>
          <table:table-cell table:style-name="ce43" office:value-type="string" calcext:value-type="string">
            <text:p>Volksinitiative «Volkssouveränität statt Behördenpropaganda»</text:p>
          </table:table-cell>
          <table:table-cell table:style-name="ce53" office:value-type="string" calcext:value-type="string">
            <text:p>I.</text:p>
          </table:table-cell>
          <table:table-cell table:style-name="ce103" office:value-type="float" office:value="4969834" calcext:value-type="float">
            <text:p>4'969'834 <text:s/></text:p>
          </table:table-cell>
          <table:table-cell table:style-name="ce103" office:value-type="float" office:value="2235043" calcext:value-type="float">
            <text:p>2'235'043 <text:s/></text:p>
          </table:table-cell>
          <table:table-cell table:style-name="ce127" office:value-type="float" office:value="44.9721861937441" calcext:value-type="float">
            <text:p>45.0 <text:s text:c="3"/></text:p>
          </table:table-cell>
          <table:table-cell table:style-name="ce103" office:value-type="float" office:value="49202" calcext:value-type="float">
            <text:p>49'202 <text:s/></text:p>
          </table:table-cell>
          <table:table-cell table:style-name="ce103" office:value-type="float" office:value="12724" calcext:value-type="float">
            <text:p>12'724 <text:s/></text:p>
          </table:table-cell>
          <table:table-cell table:style-name="ce103" office:value-type="float" office:value="2173117" calcext:value-type="float">
            <text:p>2'173'117 <text:s/></text:p>
          </table:table-cell>
          <table:table-cell table:style-name="ce103" office:value-type="float" office:value="538926" calcext:value-type="float">
            <text:p>538'926 <text:s/></text:p>
          </table:table-cell>
          <table:table-cell table:style-name="ce103" office:value-type="float" office:value="1634191" calcext:value-type="float">
            <text:p>1'634'191 <text:s/></text:p>
          </table:table-cell>
          <table:table-cell table:style-name="ce127" office:value-type="float" office:value="24.7996771457772" calcext:value-type="float">
            <text:p>24.8 <text:s text:c="3"/></text:p>
          </table:table-cell>
          <table:table-cell table:style-name="ce97" office:value-type="string" office:string-value="V" calcext:value-type="string">
            <text:p>V </text:p>
          </table:table-cell>
          <table:table-cell table:style-name="ce103" office:value-type="string" office:string-value="0" calcext:value-type="string">
            <text:p>0 </text:p>
          </table:table-cell>
          <table:table-cell table:style-name="ce103" office:value-type="string" office:string-value="20 6/2" calcext:value-type="string">
            <text:p>20 6/2 </text:p>
          </table:table-cell>
          <table:table-cell table:number-columns-repeated="1008"/>
        </table:table-row>
        <table:table-row table:style-name="ro3">
          <table:table-cell table:style-name="ce115" office:value-type="float" office:value="534" calcext:value-type="float">
            <text:p>534</text:p>
          </table:table-cell>
          <table:table-cell table:style-name="ce123" office:value-type="date" office:date-value="2008-06-01" calcext:value-type="date">
            <text:p>01.06.2008</text:p>
          </table:table-cell>
          <table:table-cell table:style-name="ce126" office:value-type="string" calcext:value-type="string">
            <text:p>Verfassungsartikel «Für Qualität und Wirtschaftlichkeit in der Krankenversicherung»</text:p>
          </table:table-cell>
          <table:table-cell table:style-name="ce52" office:value-type="string" calcext:value-type="string">
            <text:p>Obl.</text:p>
          </table:table-cell>
          <table:table-cell table:style-name="ce104" office:value-type="float" office:value="4969834" calcext:value-type="float">
            <text:p>4'969'834 <text:s/></text:p>
          </table:table-cell>
          <table:table-cell table:style-name="ce104" office:value-type="float" office:value="2233018" calcext:value-type="float">
            <text:p>2'233'018 <text:s/></text:p>
          </table:table-cell>
          <table:table-cell table:style-name="ce128" office:value-type="float" office:value="44.9314403660163" calcext:value-type="float">
            <text:p>44.9 <text:s text:c="3"/></text:p>
          </table:table-cell>
          <table:table-cell table:style-name="ce104" office:value-type="float" office:value="53247" calcext:value-type="float">
            <text:p>53'247 <text:s/></text:p>
          </table:table-cell>
          <table:table-cell table:style-name="ce104" office:value-type="float" office:value="12764" calcext:value-type="float">
            <text:p>12'764 <text:s/></text:p>
          </table:table-cell>
          <table:table-cell table:style-name="ce104" office:value-type="float" office:value="2167007" calcext:value-type="float">
            <text:p>2'167'007 <text:s/></text:p>
          </table:table-cell>
          <table:table-cell table:style-name="ce104" office:value-type="float" office:value="661310" calcext:value-type="float">
            <text:p>661'310 <text:s/></text:p>
          </table:table-cell>
          <table:table-cell table:style-name="ce104" office:value-type="float" office:value="1505697" calcext:value-type="float">
            <text:p>1'505'697 <text:s/></text:p>
          </table:table-cell>
          <table:table-cell table:style-name="ce128" office:value-type="float" office:value="30.5172064511098" calcext:value-type="float">
            <text:p>30.5 <text:s text:c="3"/></text:p>
          </table:table-cell>
          <table:table-cell table:style-name="ce96" office:value-type="string" office:string-value="V" calcext:value-type="string">
            <text:p>V </text:p>
          </table:table-cell>
          <table:table-cell table:style-name="ce104" office:value-type="string" office:string-value="0" calcext:value-type="string">
            <text:p>0 </text:p>
          </table:table-cell>
          <table:table-cell table:style-name="ce104" office:value-type="string" office:string-value="20 6/2" calcext:value-type="string">
            <text:p>20 6/2 </text:p>
          </table:table-cell>
          <table:table-cell table:number-columns-repeated="1008"/>
        </table:table-row>
        <table:table-row table:style-name="ro3">
          <table:table-cell table:style-name="ce114" office:value-type="float" office:value="535" calcext:value-type="float">
            <text:p>535</text:p>
          </table:table-cell>
          <table:table-cell table:style-name="ce122" office:value-type="date" office:date-value="2008-11-30" calcext:value-type="date">
            <text:p>30.11.2008</text:p>
          </table:table-cell>
          <table:table-cell table:style-name="ce43" office:value-type="string" calcext:value-type="string">
            <text:p>Volksinitiative «für die Unverjährbarkeit pornografischer Straftaten an Kindern»</text:p>
          </table:table-cell>
          <table:table-cell table:style-name="ce53" office:value-type="string" calcext:value-type="string">
            <text:p>I.</text:p>
          </table:table-cell>
          <table:table-cell table:style-name="ce103" office:value-type="float" office:value="4993100" calcext:value-type="float">
            <text:p>4'993'100 <text:s/></text:p>
          </table:table-cell>
          <table:table-cell table:style-name="ce103" office:value-type="float" office:value="2379892" calcext:value-type="float">
            <text:p>2'379'892 <text:s/></text:p>
          </table:table-cell>
          <table:table-cell table:style-name="ce127" office:value-type="float" office:value="47.6636157897899" calcext:value-type="float">
            <text:p>47.7 <text:s text:c="3"/></text:p>
          </table:table-cell>
          <table:table-cell table:style-name="ce103" office:value-type="float" office:value="40912" calcext:value-type="float">
            <text:p>40'912 <text:s/></text:p>
          </table:table-cell>
          <table:table-cell table:style-name="ce103" office:value-type="float" office:value="13538" calcext:value-type="float">
            <text:p>13'538 <text:s/></text:p>
          </table:table-cell>
          <table:table-cell table:style-name="ce103" office:value-type="float" office:value="2325442" calcext:value-type="float">
            <text:p>2'325'442 <text:s/></text:p>
          </table:table-cell>
          <table:table-cell table:style-name="ce103" office:value-type="float" office:value="1206323" calcext:value-type="float">
            <text:p>1'206'323 <text:s/></text:p>
          </table:table-cell>
          <table:table-cell table:style-name="ce103" office:value-type="float" office:value="1119119" calcext:value-type="float">
            <text:p>1'119'119 <text:s/></text:p>
          </table:table-cell>
          <table:table-cell table:style-name="ce127" office:value-type="float" office:value="51.8749983874033" calcext:value-type="float">
            <text:p>51.9 <text:s text:c="3"/></text:p>
          </table:table-cell>
          <table:table-cell table:style-name="ce97" office:value-type="string" office:string-value="A" calcext:value-type="string">
            <text:p>A </text:p>
          </table:table-cell>
          <table:table-cell table:style-name="ce103" office:value-type="string" office:string-value="16 4/2" calcext:value-type="string">
            <text:p>16 4/2 </text:p>
          </table:table-cell>
          <table:table-cell table:style-name="ce103" office:value-type="string" office:string-value="4 2/2" calcext:value-type="string">
            <text:p>4 2/2 </text:p>
          </table:table-cell>
          <table:table-cell table:number-columns-repeated="1008"/>
        </table:table-row>
        <table:table-row table:style-name="ro1">
          <table:table-cell table:style-name="ce115" office:value-type="float" office:value="536" calcext:value-type="float">
            <text:p>536</text:p>
          </table:table-cell>
          <table:table-cell table:style-name="ce123" office:value-type="date" office:date-value="2008-11-30" calcext:value-type="date">
            <text:p>30.11.2008</text:p>
          </table:table-cell>
          <table:table-cell table:style-name="ce126" office:value-type="string" calcext:value-type="string">
            <text:p>Volksinitiative «für ein flexibles AHV-Alter»</text:p>
          </table:table-cell>
          <table:table-cell table:style-name="ce52" office:value-type="string" calcext:value-type="string">
            <text:p>I.</text:p>
          </table:table-cell>
          <table:table-cell table:style-name="ce104" office:value-type="float" office:value="4993100" calcext:value-type="float">
            <text:p>4'993'100 <text:s/></text:p>
          </table:table-cell>
          <table:table-cell table:style-name="ce104" office:value-type="float" office:value="2385811" calcext:value-type="float">
            <text:p>2'385'811 <text:s/></text:p>
          </table:table-cell>
          <table:table-cell table:style-name="ce128" office:value-type="float" office:value="47.7821593799443" calcext:value-type="float">
            <text:p>47.8 <text:s text:c="3"/></text:p>
          </table:table-cell>
          <table:table-cell table:style-name="ce104" office:value-type="float" office:value="27686" calcext:value-type="float">
            <text:p>27'686 <text:s/></text:p>
          </table:table-cell>
          <table:table-cell table:style-name="ce104" office:value-type="float" office:value="13306" calcext:value-type="float">
            <text:p>13'306 <text:s/></text:p>
          </table:table-cell>
          <table:table-cell table:style-name="ce104" office:value-type="float" office:value="2344819" calcext:value-type="float">
            <text:p>2'344'819 <text:s/></text:p>
          </table:table-cell>
          <table:table-cell table:style-name="ce104" office:value-type="float" office:value="970221" calcext:value-type="float">
            <text:p>970'221 <text:s/></text:p>
          </table:table-cell>
          <table:table-cell table:style-name="ce104" office:value-type="float" office:value="1374598" calcext:value-type="float">
            <text:p>1'374'598 <text:s/></text:p>
          </table:table-cell>
          <table:table-cell table:style-name="ce128" office:value-type="float" office:value="41.3772235724804" calcext:value-type="float">
            <text:p>41.4 <text:s text:c="3"/></text:p>
          </table:table-cell>
          <table:table-cell table:style-name="ce96" office:value-type="string" office:string-value="V" calcext:value-type="string">
            <text:p>V </text:p>
          </table:table-cell>
          <table:table-cell table:style-name="ce104" office:value-type="string" office:string-value="4" calcext:value-type="string">
            <text:p>4 </text:p>
          </table:table-cell>
          <table:table-cell table:style-name="ce104" office:value-type="string" office:string-value="16 6/2" calcext:value-type="string">
            <text:p>16 6/2 </text:p>
          </table:table-cell>
          <table:table-cell table:number-columns-repeated="1008"/>
        </table:table-row>
        <table:table-row table:style-name="ro4">
          <table:table-cell table:style-name="ce114" office:value-type="float" office:value="537" calcext:value-type="float">
            <text:p>537</text:p>
          </table:table-cell>
          <table:table-cell table:style-name="ce122" office:value-type="date" office:date-value="2008-11-30" calcext:value-type="date">
            <text:p>30.11.2008</text:p>
          </table:table-cell>
          <table:table-cell table:style-name="ce43" office:value-type="string" calcext:value-type="string">
            <text:p>Volksinitiative «Verbandsbeschwerderecht: Schluss mit der Verhinderungspolitik - Mehr Wachstum für die Schweiz!»</text:p>
          </table:table-cell>
          <table:table-cell table:style-name="ce53" office:value-type="string" calcext:value-type="string">
            <text:p>I.</text:p>
          </table:table-cell>
          <table:table-cell table:style-name="ce103" office:value-type="float" office:value="4993100" calcext:value-type="float">
            <text:p>4'993'100 <text:s/></text:p>
          </table:table-cell>
          <table:table-cell table:style-name="ce103" office:value-type="float" office:value="2364691" calcext:value-type="float">
            <text:p>2'364'691 <text:s/></text:p>
          </table:table-cell>
          <table:table-cell table:style-name="ce127" office:value-type="float" office:value="47.3591756624141" calcext:value-type="float">
            <text:p>47.4 <text:s text:c="3"/></text:p>
          </table:table-cell>
          <table:table-cell table:style-name="ce103" office:value-type="float" office:value="75453" calcext:value-type="float">
            <text:p>75'453 <text:s/></text:p>
          </table:table-cell>
          <table:table-cell table:style-name="ce103" office:value-type="float" office:value="14005" calcext:value-type="float">
            <text:p>14'005 <text:s/></text:p>
          </table:table-cell>
          <table:table-cell table:style-name="ce103" office:value-type="float" office:value="2275233" calcext:value-type="float">
            <text:p>2'275'233 <text:s/></text:p>
          </table:table-cell>
          <table:table-cell table:style-name="ce103" office:value-type="float" office:value="773467" calcext:value-type="float">
            <text:p>773'467 <text:s/></text:p>
          </table:table-cell>
          <table:table-cell table:style-name="ce103" office:value-type="float" office:value="1501766" calcext:value-type="float">
            <text:p>1'501'766 <text:s/></text:p>
          </table:table-cell>
          <table:table-cell table:style-name="ce127" office:value-type="float" office:value="33.9950677578956" calcext:value-type="float">
            <text:p>34.0 <text:s text:c="3"/></text:p>
          </table:table-cell>
          <table:table-cell table:style-name="ce97" office:value-type="string" office:string-value="V" calcext:value-type="string">
            <text:p>V </text:p>
          </table:table-cell>
          <table:table-cell table:style-name="ce103" office:value-type="string" office:string-value="0" calcext:value-type="string">
            <text:p>0 </text:p>
          </table:table-cell>
          <table:table-cell table:style-name="ce103" office:value-type="string" office:string-value="20 6/2" calcext:value-type="string">
            <text:p>20 6/2 </text:p>
          </table:table-cell>
          <table:table-cell table:number-columns-repeated="1008"/>
        </table:table-row>
        <table:table-row table:style-name="ro3">
          <table:table-cell table:style-name="ce115" office:value-type="float" office:value="538" calcext:value-type="float">
            <text:p>538</text:p>
          </table:table-cell>
          <table:table-cell table:style-name="ce123" office:value-type="date" office:date-value="2008-11-30" calcext:value-type="date">
            <text:p>30.11.2008</text:p>
          </table:table-cell>
          <table:table-cell table:style-name="ce126" office:value-type="string" calcext:value-type="string">
            <text:p>Volksinitiative «für eine vernünftige Hanf-Politik mit wirksamem Jugendschutz»</text:p>
          </table:table-cell>
          <table:table-cell table:style-name="ce52" office:value-type="string" calcext:value-type="string">
            <text:p>I.</text:p>
          </table:table-cell>
          <table:table-cell table:style-name="ce104" office:value-type="float" office:value="4993100" calcext:value-type="float">
            <text:p>4'993'100 <text:s/></text:p>
          </table:table-cell>
          <table:table-cell table:style-name="ce104" office:value-type="float" office:value="2370946" calcext:value-type="float">
            <text:p>2'370'946 <text:s/></text:p>
          </table:table-cell>
          <table:table-cell table:style-name="ce128" office:value-type="float" office:value="47.4844485389838" calcext:value-type="float">
            <text:p>47.5 <text:s text:c="3"/></text:p>
          </table:table-cell>
          <table:table-cell table:style-name="ce104" office:value-type="float" office:value="52198" calcext:value-type="float">
            <text:p>52'198 <text:s/></text:p>
          </table:table-cell>
          <table:table-cell table:style-name="ce104" office:value-type="float" office:value="13863" calcext:value-type="float">
            <text:p>13'863 <text:s/></text:p>
          </table:table-cell>
          <table:table-cell table:style-name="ce104" office:value-type="float" office:value="2304885" calcext:value-type="float">
            <text:p>2'304'885 <text:s/></text:p>
          </table:table-cell>
          <table:table-cell table:style-name="ce104" office:value-type="float" office:value="846985" calcext:value-type="float">
            <text:p>846'985 <text:s/></text:p>
          </table:table-cell>
          <table:table-cell table:style-name="ce104" office:value-type="float" office:value="1457900" calcext:value-type="float">
            <text:p>1'457'900 <text:s/></text:p>
          </table:table-cell>
          <table:table-cell table:style-name="ce128" office:value-type="float" office:value="36.7473865290459" calcext:value-type="float">
            <text:p>36.7 <text:s text:c="3"/></text:p>
          </table:table-cell>
          <table:table-cell table:style-name="ce96" office:value-type="string" office:string-value="V" calcext:value-type="string">
            <text:p>V </text:p>
          </table:table-cell>
          <table:table-cell table:style-name="ce104" office:value-type="string" office:string-value="0" calcext:value-type="string">
            <text:p>0 </text:p>
          </table:table-cell>
          <table:table-cell table:style-name="ce104" office:value-type="string" office:string-value="20 6/2" calcext:value-type="string">
            <text:p>20 6/2 </text:p>
          </table:table-cell>
          <table:table-cell table:number-columns-repeated="1008"/>
        </table:table-row>
        <table:table-row table:style-name="ro3">
          <table:table-cell table:style-name="ce114" office:value-type="float" office:value="539" calcext:value-type="float">
            <text:p>539</text:p>
          </table:table-cell>
          <table:table-cell table:style-name="ce122" office:value-type="date" office:date-value="2008-11-30" calcext:value-type="date">
            <text:p>30.11.2008</text:p>
          </table:table-cell>
          <table:table-cell table:style-name="ce43" office:value-type="string" calcext:value-type="string">
            <text:p>Bundesgesetz über die Betäubungsmittel und psychotropen Stoffe</text:p>
          </table:table-cell>
          <table:table-cell table:style-name="ce53" office:value-type="string" calcext:value-type="string">
            <text:p>Fak.</text:p>
          </table:table-cell>
          <table:table-cell table:style-name="ce103" office:value-type="float" office:value="4993100" calcext:value-type="float">
            <text:p>4'993'100 <text:s/></text:p>
          </table:table-cell>
          <table:table-cell table:style-name="ce103" office:value-type="float" office:value="2360873" calcext:value-type="float">
            <text:p>2'360'873 <text:s/></text:p>
          </table:table-cell>
          <table:table-cell table:style-name="ce127" office:value-type="float" office:value="47.2827101399932" calcext:value-type="float">
            <text:p>47.3 <text:s text:c="3"/></text:p>
          </table:table-cell>
          <table:table-cell table:style-name="ce103" office:value-type="float" office:value="82003" calcext:value-type="float">
            <text:p>82'003 <text:s/></text:p>
          </table:table-cell>
          <table:table-cell table:style-name="ce103" office:value-type="float" office:value="13950" calcext:value-type="float">
            <text:p>13'950 <text:s/></text:p>
          </table:table-cell>
          <table:table-cell table:style-name="ce103" office:value-type="float" office:value="2264920" calcext:value-type="float">
            <text:p>2'264'920 <text:s/></text:p>
          </table:table-cell>
          <table:table-cell table:style-name="ce103" office:value-type="float" office:value="1541928" calcext:value-type="float">
            <text:p>1'541'928 <text:s/></text:p>
          </table:table-cell>
          <table:table-cell table:style-name="ce103" office:value-type="float" office:value="722992" calcext:value-type="float">
            <text:p>722'992 <text:s/></text:p>
          </table:table-cell>
          <table:table-cell table:style-name="ce127" office:value-type="float" office:value="68.0786959362803" calcext:value-type="float">
            <text:p>68.1 <text:s text:c="3"/></text:p>
          </table:table-cell>
          <table:table-cell table:style-name="ce97" office:value-type="string" office:string-value="A" calcext:value-type="string">
            <text:p>A </text:p>
          </table:table-cell>
          <table:table-cell table:number-columns-repeated="2" table:style-name="ce103" office:value-type="string" office:string-value="*" calcext:value-type="string">
            <text:p>* </text:p>
          </table:table-cell>
          <table:table-cell table:number-columns-repeated="1008"/>
        </table:table-row>
        <table:table-row table:style-name="ro9">
          <table:table-cell table:style-name="ce115" office:value-type="float" office:value="540" calcext:value-type="float">
            <text:p>540</text:p>
          </table:table-cell>
          <table:table-cell table:style-name="ce123" office:value-type="date" office:date-value="2009-02-08" calcext:value-type="date">
            <text:p>08.02.2009</text:p>
          </table:table-cell>
          <table:table-cell table:style-name="ce126" office:value-type="string" calcext:value-type="string">
            <text:p>Bundesbeschluss über die Genehmigung der Weiterführung des Freizügigkeitsabkommens zwischen der Schweiz und der Europäischen Gemeinschaft sowie über die Genehmigung des Protokolls über die Ausdehnung des Abkommens auf Bulgarien und Rumänien</text:p>
          </table:table-cell>
          <table:table-cell table:style-name="ce52" office:value-type="string" calcext:value-type="string">
            <text:p>Fak.</text:p>
          </table:table-cell>
          <table:table-cell table:style-name="ce104" office:value-type="float" office:value="4999664" calcext:value-type="float">
            <text:p>4'999'664 <text:s/></text:p>
          </table:table-cell>
          <table:table-cell table:style-name="ce104" office:value-type="float" office:value="2578848" calcext:value-type="float">
            <text:p>2'578'848 <text:s/></text:p>
          </table:table-cell>
          <table:table-cell table:style-name="ce128" office:value-type="float" office:value="51.580426204641" calcext:value-type="float">
            <text:p>51.6 <text:s text:c="3"/></text:p>
          </table:table-cell>
          <table:table-cell table:style-name="ce104" office:value-type="float" office:value="18897" calcext:value-type="float">
            <text:p>18'897 <text:s/></text:p>
          </table:table-cell>
          <table:table-cell table:style-name="ce104" office:value-type="float" office:value="14920" calcext:value-type="float">
            <text:p>14'920 <text:s/></text:p>
          </table:table-cell>
          <table:table-cell table:style-name="ce104" office:value-type="float" office:value="2545031" calcext:value-type="float">
            <text:p>2'545'031 <text:s/></text:p>
          </table:table-cell>
          <table:table-cell table:style-name="ce104" office:value-type="float" office:value="1517132" calcext:value-type="float">
            <text:p>1'517'132 <text:s/></text:p>
          </table:table-cell>
          <table:table-cell table:style-name="ce104" office:value-type="float" office:value="1027899" calcext:value-type="float">
            <text:p>1'027'899 <text:s/></text:p>
          </table:table-cell>
          <table:table-cell table:style-name="ce128" office:value-type="float" office:value="59.6115332190453" calcext:value-type="float">
            <text:p>59.6 <text:s text:c="3"/></text:p>
          </table:table-cell>
          <table:table-cell table:style-name="ce96" office:value-type="string" office:string-value="A" calcext:value-type="string">
            <text:p>A </text:p>
          </table:table-cell>
          <table:table-cell table:number-columns-repeated="2" table:style-name="ce104" office:value-type="string" office:string-value="*" calcext:value-type="string">
            <text:p>* </text:p>
          </table:table-cell>
          <table:table-cell table:number-columns-repeated="1008"/>
        </table:table-row>
        <table:table-row table:style-name="ro4">
          <table:table-cell table:style-name="ce114" office:value-type="float" office:value="541" calcext:value-type="float">
            <text:p>541</text:p>
          </table:table-cell>
          <table:table-cell table:style-name="ce122" office:value-type="date" office:date-value="2009-05-17" calcext:value-type="date">
            <text:p>17.05.2009</text:p>
          </table:table-cell>
          <table:table-cell table:style-name="ce43" office:value-type="string" calcext:value-type="string">
            <text:p>Verfassungsartikel «Zukunft mit Komplementärmedizin» (Gegenentwurf zur Volksinitiative «Ja zur Komplementärmedizin»)</text:p>
          </table:table-cell>
          <table:table-cell table:style-name="ce53" office:value-type="string" calcext:value-type="string">
            <text:p>Obl.</text:p>
          </table:table-cell>
          <table:table-cell table:style-name="ce103" office:value-type="float" office:value="5011176" calcext:value-type="float">
            <text:p>5'011'176 <text:s/></text:p>
          </table:table-cell>
          <table:table-cell table:style-name="ce103" office:value-type="float" office:value="1948829" calcext:value-type="float">
            <text:p>1'948'829 <text:s/></text:p>
          </table:table-cell>
          <table:table-cell table:style-name="ce127" office:value-type="float" office:value="38.889653845724" calcext:value-type="float">
            <text:p>38.9 <text:s text:c="3"/></text:p>
          </table:table-cell>
          <table:table-cell table:style-name="ce103" office:value-type="float" office:value="23413" calcext:value-type="float">
            <text:p>23'413 <text:s/></text:p>
          </table:table-cell>
          <table:table-cell table:style-name="ce103" office:value-type="float" office:value="9963" calcext:value-type="float">
            <text:p>9'963 <text:s/></text:p>
          </table:table-cell>
          <table:table-cell table:style-name="ce103" office:value-type="float" office:value="1915453" calcext:value-type="float">
            <text:p>1'915'453 <text:s/></text:p>
          </table:table-cell>
          <table:table-cell table:style-name="ce103" office:value-type="float" office:value="1283893" calcext:value-type="float">
            <text:p>1'283'893 <text:s/></text:p>
          </table:table-cell>
          <table:table-cell table:style-name="ce103" office:value-type="float" office:value="631560" calcext:value-type="float">
            <text:p>631'560 <text:s/></text:p>
          </table:table-cell>
          <table:table-cell table:style-name="ce127" office:value-type="float" office:value="67.0281651390037" calcext:value-type="float">
            <text:p>67.0 <text:s text:c="3"/></text:p>
          </table:table-cell>
          <table:table-cell table:style-name="ce97" office:value-type="string" office:string-value="A" calcext:value-type="string">
            <text:p>A </text:p>
          </table:table-cell>
          <table:table-cell table:style-name="ce103" office:value-type="string" office:string-value="20 6/2" calcext:value-type="string">
            <text:p>20 6/2 </text:p>
          </table:table-cell>
          <table:table-cell table:style-name="ce103" office:value-type="string" office:string-value="0" calcext:value-type="string">
            <text:p>0 </text:p>
          </table:table-cell>
          <table:table-cell table:number-columns-repeated="1008"/>
        </table:table-row>
        <table:table-row table:style-name="ro10">
          <table:table-cell table:style-name="ce115" office:value-type="float" office:value="542" calcext:value-type="float">
            <text:p>542</text:p>
          </table:table-cell>
          <table:table-cell table:style-name="ce123" office:value-type="date" office:date-value="2009-05-17" calcext:value-type="date">
            <text:p>17.05.2009</text:p>
          </table:table-cell>
          <table:table-cell table:style-name="ce126" office:value-type="string" calcext:value-type="string">
            <text:p>Bundesbeschluss über die Genehmigung und Umsetzung des Notenaustauschs zwischen der Schweiz und der Europäischen Gemeinschaft betreffend die Übernahme der Verordnung über biometrische Pässe und Reisedokumente</text:p>
          </table:table-cell>
          <table:table-cell table:style-name="ce52" office:value-type="string" calcext:value-type="string">
            <text:p>Fak.</text:p>
          </table:table-cell>
          <table:table-cell table:style-name="ce104" office:value-type="float" office:value="5011176" calcext:value-type="float">
            <text:p>5'011'176 <text:s/></text:p>
          </table:table-cell>
          <table:table-cell table:style-name="ce104" office:value-type="float" office:value="1947434" calcext:value-type="float">
            <text:p>1'947'434 <text:s/></text:p>
          </table:table-cell>
          <table:table-cell table:style-name="ce128" office:value-type="float" office:value="38.8618160687232" calcext:value-type="float">
            <text:p>38.9 <text:s text:c="3"/></text:p>
          </table:table-cell>
          <table:table-cell table:style-name="ce104" office:value-type="float" office:value="36473" calcext:value-type="float">
            <text:p>36'473 <text:s/></text:p>
          </table:table-cell>
          <table:table-cell table:style-name="ce104" office:value-type="float" office:value="10296" calcext:value-type="float">
            <text:p>10'296 <text:s/></text:p>
          </table:table-cell>
          <table:table-cell table:style-name="ce104" office:value-type="float" office:value="1900665" calcext:value-type="float">
            <text:p>1'900'665 <text:s/></text:p>
          </table:table-cell>
          <table:table-cell table:style-name="ce104" office:value-type="float" office:value="953173" calcext:value-type="float">
            <text:p>953'173 <text:s/></text:p>
          </table:table-cell>
          <table:table-cell table:style-name="ce104" office:value-type="float" office:value="947492" calcext:value-type="float">
            <text:p>947'492 <text:s/></text:p>
          </table:table-cell>
          <table:table-cell table:style-name="ce128" office:value-type="float" office:value="50.1494476933073" calcext:value-type="float">
            <text:p>50.1 <text:s text:c="3"/></text:p>
          </table:table-cell>
          <table:table-cell table:style-name="ce96" office:value-type="string" office:string-value="A" calcext:value-type="string">
            <text:p>A </text:p>
          </table:table-cell>
          <table:table-cell table:number-columns-repeated="2" table:style-name="ce104" office:value-type="string" office:string-value="*" calcext:value-type="string">
            <text:p>* </text:p>
          </table:table-cell>
          <table:table-cell table:number-columns-repeated="1008"/>
        </table:table-row>
        <table:table-row table:style-name="ro4">
          <table:table-cell table:style-name="ce114" office:value-type="float" office:value="543" calcext:value-type="float">
            <text:p>543</text:p>
          </table:table-cell>
          <table:table-cell table:style-name="ce122" office:value-type="date" office:date-value="2009-09-27" calcext:value-type="date">
            <text:p>27.09.2009</text:p>
          </table:table-cell>
          <table:table-cell table:style-name="ce43" office:value-type="string" calcext:value-type="string">
            <text:p>Bundesbeschluss über eine befristete Zusatzfinanzierung der Invalidenversicherung durch Anhebung der Mehrwertsteuersätze</text:p>
          </table:table-cell>
          <table:table-cell table:style-name="ce53" office:value-type="string" calcext:value-type="string">
            <text:p>Obl.</text:p>
          </table:table-cell>
          <table:table-cell table:style-name="ce103" office:value-type="float" office:value="5030938" calcext:value-type="float">
            <text:p>5'030'938 <text:s/></text:p>
          </table:table-cell>
          <table:table-cell table:style-name="ce103" office:value-type="float" office:value="2067328" calcext:value-type="float">
            <text:p>2'067'328 <text:s/></text:p>
          </table:table-cell>
          <table:table-cell table:style-name="ce127" office:value-type="float" office:value="41.092297301219" calcext:value-type="float">
            <text:p>41.1 <text:s text:c="3"/></text:p>
          </table:table-cell>
          <table:table-cell table:style-name="ce103" office:value-type="float" office:value="17630" calcext:value-type="float">
            <text:p>17'630 <text:s/></text:p>
          </table:table-cell>
          <table:table-cell table:style-name="ce103" office:value-type="float" office:value="10150" calcext:value-type="float">
            <text:p>10'150 <text:s/></text:p>
          </table:table-cell>
          <table:table-cell table:style-name="ce103" office:value-type="float" office:value="2039548" calcext:value-type="float">
            <text:p>2'039'548 <text:s/></text:p>
          </table:table-cell>
          <table:table-cell table:style-name="ce103" office:value-type="float" office:value="1112818" calcext:value-type="float">
            <text:p>1'112'818 <text:s/></text:p>
          </table:table-cell>
          <table:table-cell table:style-name="ce103" office:value-type="float" office:value="926730" calcext:value-type="float">
            <text:p>926'730 <text:s/></text:p>
          </table:table-cell>
          <table:table-cell table:style-name="ce127" office:value-type="float" office:value="54.5619911862825" calcext:value-type="float">
            <text:p>54.6 <text:s text:c="3"/></text:p>
          </table:table-cell>
          <table:table-cell table:style-name="ce97" office:value-type="string" office:string-value="A" calcext:value-type="string">
            <text:p>A </text:p>
          </table:table-cell>
          <table:table-cell table:style-name="ce103" office:value-type="string" office:string-value="11 2/2" calcext:value-type="string">
            <text:p>11 2/2 </text:p>
          </table:table-cell>
          <table:table-cell table:style-name="ce103" office:value-type="string" office:string-value="9 4/2" calcext:value-type="string">
            <text:p>9 4/2 </text:p>
          </table:table-cell>
          <table:table-cell table:number-columns-repeated="1008"/>
        </table:table-row>
        <table:table-row table:style-name="ro3">
          <table:table-cell table:style-name="ce115" office:value-type="float" office:value="544" calcext:value-type="float">
            <text:p>544</text:p>
          </table:table-cell>
          <table:table-cell table:style-name="ce123" office:value-type="date" office:date-value="2009-09-27" calcext:value-type="date">
            <text:p>27.09.2009</text:p>
          </table:table-cell>
          <table:table-cell table:style-name="ce126" office:value-type="string" calcext:value-type="string">
            <text:p>Bundesbeschluss über den Verzicht auf die Einführung der allgemeinen Volksinitiative</text:p>
          </table:table-cell>
          <table:table-cell table:style-name="ce52" office:value-type="string" calcext:value-type="string">
            <text:p>Obl.</text:p>
          </table:table-cell>
          <table:table-cell table:style-name="ce104" office:value-type="float" office:value="5030938" calcext:value-type="float">
            <text:p>5'030'938 <text:s/></text:p>
          </table:table-cell>
          <table:table-cell table:style-name="ce104" office:value-type="float" office:value="2038169" calcext:value-type="float">
            <text:p>2'038'169 <text:s/></text:p>
          </table:table-cell>
          <table:table-cell table:style-name="ce128" office:value-type="float" office:value="40.5127035952341" calcext:value-type="float">
            <text:p>40.5 <text:s text:c="3"/></text:p>
          </table:table-cell>
          <table:table-cell table:style-name="ce104" office:value-type="float" office:value="100726" calcext:value-type="float">
            <text:p>100'726 <text:s/></text:p>
          </table:table-cell>
          <table:table-cell table:style-name="ce104" office:value-type="float" office:value="11542" calcext:value-type="float">
            <text:p>11'542 <text:s/></text:p>
          </table:table-cell>
          <table:table-cell table:style-name="ce104" office:value-type="float" office:value="1925901" calcext:value-type="float">
            <text:p>1'925'901 <text:s/></text:p>
          </table:table-cell>
          <table:table-cell table:style-name="ce104" office:value-type="float" office:value="1307237" calcext:value-type="float">
            <text:p>1'307'237 <text:s/></text:p>
          </table:table-cell>
          <table:table-cell table:style-name="ce104" office:value-type="float" office:value="618664" calcext:value-type="float">
            <text:p>618'664 <text:s/></text:p>
          </table:table-cell>
          <table:table-cell table:style-name="ce128" office:value-type="float" office:value="67.8766457881272" calcext:value-type="float">
            <text:p>67.9 <text:s text:c="3"/></text:p>
          </table:table-cell>
          <table:table-cell table:style-name="ce96" office:value-type="string" office:string-value="A" calcext:value-type="string">
            <text:p>A </text:p>
          </table:table-cell>
          <table:table-cell table:style-name="ce104" office:value-type="string" office:string-value="20 6/2" calcext:value-type="string">
            <text:p>20 6/2 </text:p>
          </table:table-cell>
          <table:table-cell table:style-name="ce104" office:value-type="string" office:string-value="0" calcext:value-type="string">
            <text:p>0 </text:p>
          </table:table-cell>
          <table:table-cell table:number-columns-repeated="1008"/>
        </table:table-row>
        <table:table-row table:style-name="ro3">
          <table:table-cell table:style-name="ce114" office:value-type="float" office:value="545" calcext:value-type="float">
            <text:p>545</text:p>
          </table:table-cell>
          <table:table-cell table:style-name="ce122" office:value-type="date" office:date-value="2009-11-29" calcext:value-type="date">
            <text:p>29.11.2009</text:p>
          </table:table-cell>
          <table:table-cell table:style-name="ce43" office:value-type="string" calcext:value-type="string">
            <text:p>Bundesbeschluss zur Schaffung einer Spezialfinanzierung für Aufgaben im Luftverkehr</text:p>
          </table:table-cell>
          <table:table-cell table:style-name="ce53" office:value-type="string" calcext:value-type="string">
            <text:p>Obl.</text:p>
          </table:table-cell>
          <table:table-cell table:style-name="ce103" office:value-type="float" office:value="5039710" calcext:value-type="float">
            <text:p>5'039'710 <text:s/></text:p>
          </table:table-cell>
          <table:table-cell table:style-name="ce103" office:value-type="float" office:value="2659424" calcext:value-type="float">
            <text:p>2'659'424 <text:s/></text:p>
          </table:table-cell>
          <table:table-cell table:style-name="ce127" office:value-type="float" office:value="52.769385540041" calcext:value-type="float">
            <text:p>52.8 <text:s text:c="3"/></text:p>
          </table:table-cell>
          <table:table-cell table:style-name="ce103" office:value-type="float" office:value="163305" calcext:value-type="float">
            <text:p>163'305 <text:s/></text:p>
          </table:table-cell>
          <table:table-cell table:style-name="ce103" office:value-type="float" office:value="19324" calcext:value-type="float">
            <text:p>19'324 <text:s/></text:p>
          </table:table-cell>
          <table:table-cell table:style-name="ce103" office:value-type="float" office:value="2476795" calcext:value-type="float">
            <text:p>2'476'795 <text:s/></text:p>
          </table:table-cell>
          <table:table-cell table:style-name="ce103" office:value-type="float" office:value="1609682" calcext:value-type="float">
            <text:p>1'609'682 <text:s/></text:p>
          </table:table-cell>
          <table:table-cell table:style-name="ce103" office:value-type="float" office:value="867113" calcext:value-type="float">
            <text:p>867'113 <text:s/></text:p>
          </table:table-cell>
          <table:table-cell table:style-name="ce127" office:value-type="float" office:value="64.9905220254401" calcext:value-type="float">
            <text:p>65.0 <text:s text:c="3"/></text:p>
          </table:table-cell>
          <table:table-cell table:style-name="ce97" office:value-type="string" office:string-value="A" calcext:value-type="string">
            <text:p>A </text:p>
          </table:table-cell>
          <table:table-cell table:style-name="ce103" office:value-type="string" office:string-value="20 6/2" calcext:value-type="string">
            <text:p>20 6/2 </text:p>
          </table:table-cell>
          <table:table-cell table:style-name="ce103" office:value-type="string" office:string-value="0" calcext:value-type="string">
            <text:p>0 </text:p>
          </table:table-cell>
          <table:table-cell table:number-columns-repeated="1008"/>
        </table:table-row>
        <table:table-row table:style-name="ro3">
          <table:table-cell table:style-name="ce115" office:value-type="float" office:value="546" calcext:value-type="float">
            <text:p>546</text:p>
          </table:table-cell>
          <table:table-cell table:style-name="ce123" office:value-type="date" office:date-value="2009-11-29" calcext:value-type="date">
            <text:p>29.11.2009</text:p>
          </table:table-cell>
          <table:table-cell table:style-name="ce126" office:value-type="string" calcext:value-type="string">
            <text:p>Volksinitiative «Für ein Verbot von Kriegsmaterial-Exporten»</text:p>
          </table:table-cell>
          <table:table-cell table:style-name="ce52" office:value-type="string" calcext:value-type="string">
            <text:p>I.</text:p>
          </table:table-cell>
          <table:table-cell table:style-name="ce104" office:value-type="float" office:value="5039710" calcext:value-type="float">
            <text:p>5'039'710 <text:s/></text:p>
          </table:table-cell>
          <table:table-cell table:style-name="ce104" office:value-type="float" office:value="2697978" calcext:value-type="float">
            <text:p>2'697'978 <text:s/></text:p>
          </table:table-cell>
          <table:table-cell table:style-name="ce128" office:value-type="float" office:value="53.5343898756079" calcext:value-type="float">
            <text:p>53.5 <text:s text:c="3"/></text:p>
          </table:table-cell>
          <table:table-cell table:style-name="ce104" office:value-type="float" office:value="45910" calcext:value-type="float">
            <text:p>45'910 <text:s/></text:p>
          </table:table-cell>
          <table:table-cell table:style-name="ce104" office:value-type="float" office:value="16780" calcext:value-type="float">
            <text:p>16'780 <text:s/></text:p>
          </table:table-cell>
          <table:table-cell table:style-name="ce104" office:value-type="float" office:value="2635288" calcext:value-type="float">
            <text:p>2'635'288 <text:s/></text:p>
          </table:table-cell>
          <table:table-cell table:style-name="ce104" office:value-type="float" office:value="837156" calcext:value-type="float">
            <text:p>837'156 <text:s/></text:p>
          </table:table-cell>
          <table:table-cell table:style-name="ce104" office:value-type="float" office:value="1798132" calcext:value-type="float">
            <text:p>1'798'132 <text:s/></text:p>
          </table:table-cell>
          <table:table-cell table:style-name="ce128" office:value-type="float" office:value="31.767154102322" calcext:value-type="float">
            <text:p>31.8 <text:s text:c="3"/></text:p>
          </table:table-cell>
          <table:table-cell table:style-name="ce96" office:value-type="string" office:string-value="V" calcext:value-type="string">
            <text:p>V </text:p>
          </table:table-cell>
          <table:table-cell table:style-name="ce104" office:value-type="string" office:string-value="0" calcext:value-type="string">
            <text:p>0 </text:p>
          </table:table-cell>
          <table:table-cell table:style-name="ce104" office:value-type="string" office:string-value="20 6/2" calcext:value-type="string">
            <text:p>20 6/2 </text:p>
          </table:table-cell>
          <table:table-cell table:number-columns-repeated="1008"/>
        </table:table-row>
        <table:table-row table:style-name="ro1">
          <table:table-cell table:style-name="ce114" office:value-type="float" office:value="547" calcext:value-type="float">
            <text:p>547</text:p>
          </table:table-cell>
          <table:table-cell table:style-name="ce122" office:value-type="date" office:date-value="2009-11-29" calcext:value-type="date">
            <text:p>29.11.2009</text:p>
          </table:table-cell>
          <table:table-cell table:style-name="ce43" office:value-type="string" calcext:value-type="string">
            <text:p>Volksinitiative «Gegen den Bau von Minaretten»</text:p>
          </table:table-cell>
          <table:table-cell table:style-name="ce53" office:value-type="string" calcext:value-type="string">
            <text:p>I.</text:p>
          </table:table-cell>
          <table:table-cell table:style-name="ce103" office:value-type="float" office:value="5039710" calcext:value-type="float">
            <text:p>5'039'710 <text:s/></text:p>
          </table:table-cell>
          <table:table-cell table:style-name="ce103" office:value-type="float" office:value="2716938" calcext:value-type="float">
            <text:p>2'716'938 <text:s/></text:p>
          </table:table-cell>
          <table:table-cell table:style-name="ce127" office:value-type="float" office:value="53.9106019989246" calcext:value-type="float">
            <text:p>53.9 <text:s text:c="3"/></text:p>
          </table:table-cell>
          <table:table-cell table:style-name="ce103" office:value-type="float" office:value="30519" calcext:value-type="float">
            <text:p>30'519 <text:s/></text:p>
          </table:table-cell>
          <table:table-cell table:style-name="ce103" office:value-type="float" office:value="16969" calcext:value-type="float">
            <text:p>16'969 <text:s/></text:p>
          </table:table-cell>
          <table:table-cell table:style-name="ce103" office:value-type="float" office:value="2669450" calcext:value-type="float">
            <text:p>2'669'450 <text:s/></text:p>
          </table:table-cell>
          <table:table-cell table:style-name="ce103" office:value-type="float" office:value="1535010" calcext:value-type="float">
            <text:p>1'535'010 <text:s/></text:p>
          </table:table-cell>
          <table:table-cell table:style-name="ce103" office:value-type="float" office:value="1134440" calcext:value-type="float">
            <text:p>1'134'440 <text:s/></text:p>
          </table:table-cell>
          <table:table-cell table:style-name="ce127" office:value-type="float" office:value="57.5028563936391" calcext:value-type="float">
            <text:p>57.5 <text:s text:c="3"/></text:p>
          </table:table-cell>
          <table:table-cell table:style-name="ce97" office:value-type="string" office:string-value="A" calcext:value-type="string">
            <text:p>A </text:p>
          </table:table-cell>
          <table:table-cell table:style-name="ce103" office:value-type="string" office:string-value="17 5/2" calcext:value-type="string">
            <text:p>17 5/2 </text:p>
          </table:table-cell>
          <table:table-cell table:style-name="ce103" office:value-type="string" office:string-value="3 1/2" calcext:value-type="string">
            <text:p>3 1/2 </text:p>
          </table:table-cell>
          <table:table-cell table:number-columns-repeated="1008"/>
        </table:table-row>
        <table:table-row table:style-name="ro2">
          <table:table-cell table:style-name="ce11"/>
          <table:table-cell table:style-name="ce32"/>
          <table:table-cell table:style-name="ce11" table:number-columns-repeated="2"/>
          <table:table-cell table:style-name="ce61" table:number-columns-repeated="2"/>
          <table:table-cell table:style-name="ce75"/>
          <table:table-cell table:style-name="ce61" table:number-columns-repeated="5"/>
          <table:table-cell table:style-name="ce75"/>
          <table:table-cell table:style-name="ce98"/>
          <table:table-cell table:style-name="ce11" table:number-columns-repeated="2"/>
          <table:table-cell table:number-columns-repeated="1008"/>
        </table:table-row>
        <table:table-row table:style-name="ro6">
          <table:table-cell table:style-name="ce3" office:value-type="string" calcext:value-type="string">
            <text:p>1) Volksinitiativen mit Gegenentwurf werden als eine Abstimmung gezählt. Die Stimmen ohne Antwort sind nicht aufgeführt.</text:p>
          </table:table-cell>
          <table:table-cell table:style-name="ce124"/>
          <table:table-cell table:style-name="ce3" table:number-columns-repeated="2"/>
          <table:table-cell table:style-name="ce62" table:number-columns-repeated="2"/>
          <table:table-cell table:style-name="ce76"/>
          <table:table-cell table:style-name="ce62" table:number-columns-repeated="5"/>
          <table:table-cell table:style-name="ce76"/>
          <table:table-cell table:style-name="ce99"/>
          <table:table-cell table:style-name="ce3" table:number-columns-repeated="2"/>
          <table:table-cell table:number-columns-repeated="1008"/>
        </table:table-row>
        <table:table-row table:style-name="ro6">
          <table:table-cell table:style-name="ce116" office:value-type="string" calcext:value-type="string">
            <text:p>2) Obl. = Dem obligatorischen Referendum unterstehende Verfassungsvorlagen des Bundes</text:p>
          </table:table-cell>
          <table:table-cell table:style-name="ce54" table:number-columns-repeated="3"/>
          <table:table-cell table:style-name="ce62" table:number-columns-repeated="2"/>
          <table:table-cell table:style-name="ce76"/>
          <table:table-cell table:style-name="ce62" table:number-columns-repeated="5"/>
          <table:table-cell table:style-name="ce76"/>
          <table:table-cell table:style-name="ce99"/>
          <table:table-cell table:style-name="ce3" table:number-columns-repeated="2"/>
          <table:table-cell table:number-columns-repeated="1008"/>
        </table:table-row>
        <table:table-row table:style-name="ro6">
          <table:table-cell table:style-name="ce117" office:value-type="string" calcext:value-type="string">
            <text:p>Fak. = Gesetze und Bundesbeschlüsse, gegen die erfolgreich das fakultative Referendum ergriffen wurde</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7" office:value-type="string" calcext:value-type="string">
            <text:p>I. = Verfassungsvorlagen aufgrund von Volksbegehren (Initiativen)</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7" office:value-type="string" calcext:value-type="string">
            <text:p>GE = Gegenentwürfe der Bundesversammlung zu einem Volksbegehren</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6" office:value-type="string" calcext:value-type="string">
            <text:p>3) der gültigen Stimmen</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6" office:value-type="string" calcext:value-type="string">
            <text:p>4) Total 23 Stände (bis 1978: 22 Stände). Beim fakultativen Referendum ist nur das Volksmehr nötig.</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54" table:number-columns-repeated="9"/>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8" office:value-type="string" calcext:value-type="string">
            <text:p>Bundesamt für Statistik, Statistik der eidg. Volksabstimmungen</text:p>
          </table:table-cell>
          <table:table-cell table:style-name="ce118" table:number-columns-repeated="4"/>
          <table:table-cell table:style-name="ce100"/>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18" office:value-type="string" calcext:value-type="string">
            <text:p>Auskunft:</text:p>
          </table:table-cell>
          <table:table-cell table:style-name="ce118" table:number-columns-repeated="5"/>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18" office:value-type="string" calcext:value-type="string">
            <text:p>Werner Seitz, 032 713 63 65, werner.seitz@bfs.admin.ch</text:p>
          </table:table-cell>
          <table:table-cell table:style-name="ce118" table:number-columns-repeated="5"/>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19" office:value-type="string" calcext:value-type="string">
            <text:p>Madeleine Schneider, 032 713 63 99, madeleine.schneider@bfs.admin.ch</text:p>
          </table:table-cell>
          <table:table-cell table:style-name="ce118" table:number-columns-repeated="5"/>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20" office:value-type="string" calcext:value-type="string">
            <text:p>© BFS - Statistisches Lexikon der Schweiz</text:p>
          </table:table-cell>
          <table:table-cell table:style-name="ce118" table:number-columns-repeated="4"/>
          <table:table-cell table:style-name="ce100"/>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number-rows-repeated="5">
          <table:table-cell table:number-columns-repeated="1024"/>
        </table:table-row>
        <table:table-row table:style-name="ro7" table:number-rows-repeated="1048458">
          <table:table-cell table:number-columns-repeated="1024"/>
        </table:table-row>
        <table:table-row table:style-name="ro7">
          <table:table-cell table:number-columns-repeated="1024"/>
        </table:table-row>
        <table:named-expressions>
          <table:named-range table:name="Excel_BuiltIn_Print_Area" table:base-cell-address="$'2010-2014'.$A$1" table:cell-range-address="$'2000-2009'.$A$1:.$P$112" table:range-usable-as="print-range"/>
        </table:named-expressions>
      </table:table>
      <table:table table:name="1990-1999" table:style-name="ta3" table:print-ranges="'1990-1999'.A1:'1990-1999'.P121">
        <table:table-column table:style-name="co15" table:default-cell-style-name="ce121"/>
        <table:table-column table:style-name="co16" table:default-cell-style-name="ce121"/>
        <table:table-column table:style-name="co17" table:default-cell-style-name="ce121"/>
        <table:table-column table:style-name="co4" table:default-cell-style-name="ce121"/>
        <table:table-column table:style-name="co5" table:default-cell-style-name="ce121"/>
        <table:table-column table:style-name="co6" table:default-cell-style-name="ce121"/>
        <table:table-column table:style-name="co5" table:default-cell-style-name="ce121"/>
        <table:table-column table:style-name="co7" table:default-cell-style-name="ce121"/>
        <table:table-column table:style-name="co8" table:default-cell-style-name="ce121"/>
        <table:table-column table:style-name="co4" table:default-cell-style-name="ce121"/>
        <table:table-column table:style-name="co9" table:default-cell-style-name="ce121"/>
        <table:table-column table:style-name="co18" table:default-cell-style-name="ce121"/>
        <table:table-column table:style-name="co11" table:default-cell-style-name="ce121"/>
        <table:table-column table:style-name="co12" table:default-cell-style-name="ce121"/>
        <table:table-column table:style-name="co13" table:default-cell-style-name="ce121"/>
        <table:table-column table:style-name="co9" table:default-cell-style-name="ce121"/>
        <table:table-column table:style-name="co14" table:number-columns-repeated="241" table:default-cell-style-name="ce121"/>
        <table:table-column table:style-name="co14" table:number-columns-repeated="767" table:default-cell-style-name="Default"/>
        <table:table-row table:style-name="ro6">
          <table:table-cell table:style-name="ce1" office:value-type="string" calcext:value-type="string">
            <text:p>Eidgenössische Volksabstimmungen 1990 – 1999, detaillierte Ergebnisse</text:p>
          </table:table-cell>
          <table:table-cell table:style-name="ce20"/>
          <table:table-cell table:style-name="ce35"/>
          <table:table-cell table:style-name="ce44" table:number-columns-repeated="7"/>
          <table:table-cell table:style-name="ce81"/>
          <table:table-cell table:style-name="ce44" table:number-columns-repeated="2"/>
          <table:table-cell table:style-name="ce88"/>
          <table:table-cell table:style-name="ce44"/>
          <table:table-cell table:style-name="ce109" office:value-type="string" calcext:value-type="string">
            <text:p>T 17.3.2.2</text:p>
          </table:table-cell>
          <table:table-cell table:number-columns-repeated="1008"/>
        </table:table-row>
        <table:table-row table:style-name="ro2">
          <table:table-cell table:style-name="ce2"/>
          <table:table-cell table:style-name="ce21"/>
          <table:table-cell table:style-name="ce2" table:number-columns-repeated="8"/>
          <table:table-cell table:style-name="ce82"/>
          <table:table-cell table:style-name="ce2" table:number-columns-repeated="2"/>
          <table:table-cell table:style-name="ce89"/>
          <table:table-cell table:style-name="ce2" table:number-columns-repeated="2"/>
          <table:table-cell table:number-columns-repeated="1008"/>
        </table:table-row>
        <table:table-row table:style-name="ro2">
          <table:table-cell table:style-name="ce3"/>
          <table:table-cell table:style-name="ce22"/>
          <table:table-cell table:style-name="ce3"/>
          <table:table-cell table:style-name="ce45"/>
          <table:table-cell table:style-name="ce46"/>
          <table:table-cell table:style-name="ce62"/>
          <table:table-cell table:style-name="ce68"/>
          <table:table-cell table:style-name="ce62"/>
          <table:table-cell table:style-name="ce46"/>
          <table:table-cell table:style-name="ce62"/>
          <table:table-cell table:style-name="ce83"/>
          <table:table-cell table:style-name="ce62"/>
          <table:table-cell table:style-name="ce85"/>
          <table:table-cell table:style-name="ce90"/>
          <table:table-cell table:style-name="ce3"/>
          <table:table-cell table:style-name="ce110"/>
          <table:table-cell table:number-columns-repeated="1008"/>
        </table:table-row>
        <table:table-row table:style-name="ro6">
          <table:table-cell table:style-name="ce3" office:value-type="string" calcext:value-type="string">
            <text:p>Nr. der</text:p>
          </table:table-cell>
          <table:table-cell table:style-name="ce23" office:value-type="string" calcext:value-type="string">
            <text:p>Datum</text:p>
          </table:table-cell>
          <table:table-cell table:style-name="ce36" office:value-type="string" calcext:value-type="string">
            <text:p>Gegenstand</text:p>
          </table:table-cell>
          <table:table-cell table:style-name="ce46" office:value-type="string" office:string-value="Art 2)" calcext:value-type="string">
            <text:p><text:s/>Art 2) </text:p>
          </table:table-cell>
          <table:table-cell table:style-name="ce46" office:value-type="string" office:string-value="Stimmbe-" calcext:value-type="string">
            <text:p><text:s/>Stimmbe- </text:p>
          </table:table-cell>
          <table:table-cell table:style-name="ce62" office:value-type="string" office:string-value="Abgegebene" calcext:value-type="string">
            <text:p><text:s/>Abgegebene </text:p>
          </table:table-cell>
          <table:table-cell table:style-name="ce68" office:value-type="string" calcext:value-type="string">
            <text:p>Stimmbe-</text:p>
          </table:table-cell>
          <table:table-cell table:style-name="ce62" office:value-type="string" office:string-value="Leer" calcext:value-type="string">
            <text:p><text:s/>Leer </text:p>
          </table:table-cell>
          <table:table-cell table:style-name="ce46" office:value-type="string" office:string-value="Ungültig" calcext:value-type="string">
            <text:p><text:s/>Ungültig </text:p>
          </table:table-cell>
          <table:table-cell table:style-name="ce62" office:value-type="string" office:string-value="Gültige" calcext:value-type="string">
            <text:p><text:s/>Gültige </text:p>
          </table:table-cell>
          <table:table-cell table:style-name="ce46" office:value-type="string" office:string-value="JA-" calcext:value-type="string">
            <text:p><text:s/>JA- </text:p>
          </table:table-cell>
          <table:table-cell table:style-name="ce62" office:value-type="string" office:string-value="NEIN-" calcext:value-type="string">
            <text:p><text:s/>NEIN- </text:p>
          </table:table-cell>
          <table:table-cell table:style-name="ce68" office:value-type="string" calcext:value-type="string">
            <text:p>JA</text:p>
          </table:table-cell>
          <table:table-cell table:style-name="ce91" office:value-type="string" calcext:value-type="string">
            <text:p>Angenommen (A)</text:p>
          </table:table-cell>
          <table:table-cell table:style-name="ce100" office:value-type="string" calcext:value-type="string">
            <text:p>Annehmende</text:p>
          </table:table-cell>
          <table:table-cell table:style-name="ce111" office:value-type="string" calcext:value-type="string">
            <text:p>Ablehnende</text:p>
          </table:table-cell>
          <table:table-cell table:number-columns-repeated="1008"/>
        </table:table-row>
        <table:table-row table:style-name="ro6">
          <table:table-cell table:style-name="ce3" office:value-type="string" calcext:value-type="string">
            <text:p>Vorlage 1)</text:p>
          </table:table-cell>
          <table:table-cell table:style-name="ce24"/>
          <table:table-cell table:style-name="ce3"/>
          <table:table-cell table:style-name="ce47"/>
          <table:table-cell table:style-name="ce46" office:value-type="string" office:string-value="rechtigte" calcext:value-type="string">
            <text:p><text:s/>rechtigte </text:p>
          </table:table-cell>
          <table:table-cell table:style-name="ce62" office:value-type="string" office:string-value="Stimmen" calcext:value-type="string">
            <text:p><text:s/>Stimmen </text:p>
          </table:table-cell>
          <table:table-cell table:style-name="ce68" office:value-type="string" calcext:value-type="string">
            <text:p>teiligung in %</text:p>
          </table:table-cell>
          <table:table-cell table:style-name="ce62"/>
          <table:table-cell table:style-name="ce46"/>
          <table:table-cell table:style-name="ce62" office:value-type="string" office:string-value="Stimmen" calcext:value-type="string">
            <text:p><text:s/>Stimmen </text:p>
          </table:table-cell>
          <table:table-cell table:style-name="ce46" office:value-type="string" office:string-value="Stimmen" calcext:value-type="string">
            <text:p><text:s/>Stimmen </text:p>
          </table:table-cell>
          <table:table-cell table:style-name="ce62" office:value-type="string" office:string-value="Stimmen" calcext:value-type="string">
            <text:p><text:s/>Stimmen </text:p>
          </table:table-cell>
          <table:table-cell table:style-name="ce68" office:value-type="string" calcext:value-type="string">
            <text:p>in % 3)</text:p>
          </table:table-cell>
          <table:table-cell table:style-name="ce91" office:value-type="string" calcext:value-type="string">
            <text:p>Verworfen (V)</text:p>
          </table:table-cell>
          <table:table-cell table:style-name="ce100" office:value-type="string" calcext:value-type="string">
            <text:p>Stände 4)</text:p>
          </table:table-cell>
          <table:table-cell table:style-name="ce111" office:value-type="string" calcext:value-type="string">
            <text:p>Stände 4)</text:p>
          </table:table-cell>
          <table:table-cell table:number-columns-repeated="1008"/>
        </table:table-row>
        <table:table-row table:style-name="ro2">
          <table:table-cell table:style-name="ce4"/>
          <table:table-cell table:style-name="ce25"/>
          <table:table-cell table:style-name="ce125"/>
          <table:table-cell table:style-name="ce48"/>
          <table:table-cell table:style-name="ce55"/>
          <table:table-cell table:style-name="ce64"/>
          <table:table-cell table:style-name="ce69"/>
          <table:table-cell table:style-name="ce64"/>
          <table:table-cell table:style-name="ce55"/>
          <table:table-cell table:style-name="ce64"/>
          <table:table-cell table:style-name="ce55"/>
          <table:table-cell table:style-name="ce64"/>
          <table:table-cell table:style-name="ce69"/>
          <table:table-cell table:style-name="ce92"/>
          <table:table-cell table:style-name="ce101"/>
          <table:table-cell table:style-name="ce112"/>
          <table:table-cell table:number-columns-repeated="1008"/>
        </table:table-row>
        <table:table-row table:style-name="ro2">
          <table:table-cell table:style-name="ce5"/>
          <table:table-cell table:style-name="ce26"/>
          <table:table-cell table:style-name="ce38"/>
          <table:table-cell table:style-name="ce5"/>
          <table:table-cell table:style-name="ce56" table:number-columns-repeated="2"/>
          <table:table-cell table:style-name="ce70"/>
          <table:table-cell table:style-name="ce56" table:number-columns-repeated="5"/>
          <table:table-cell table:style-name="ce70"/>
          <table:table-cell table:style-name="ce93"/>
          <table:table-cell table:style-name="ce102" table:number-columns-repeated="2"/>
          <table:table-cell table:number-columns-repeated="1008"/>
        </table:table-row>
        <table:table-row table:style-name="ro3">
          <table:table-cell table:style-name="ce114" office:value-type="float" office:value="359" calcext:value-type="float">
            <text:p>359</text:p>
          </table:table-cell>
          <table:table-cell table:style-name="ce122" office:value-type="date" office:date-value="1990-04-01" calcext:value-type="date">
            <text:p>01.04.1990</text:p>
          </table:table-cell>
          <table:table-cell table:style-name="ce43" office:value-type="string" calcext:value-type="string">
            <text:p>Volksinitiative 'Stopp dem Beton - für eine Begrenzung des Strassenbaus!'</text:p>
          </table:table-cell>
          <table:table-cell table:style-name="ce53" office:value-type="string" calcext:value-type="string">
            <text:p>I.</text:p>
          </table:table-cell>
          <table:table-cell table:style-name="ce103" office:value-type="float" office:value="4327120" calcext:value-type="float">
            <text:p>4'327'120 <text:s/></text:p>
          </table:table-cell>
          <table:table-cell table:style-name="ce103" office:value-type="float" office:value="1779499" calcext:value-type="float">
            <text:p>1'779'499 <text:s/></text:p>
          </table:table-cell>
          <table:table-cell table:style-name="ce127" office:value-type="float" office:value="41.124327497273" calcext:value-type="float">
            <text:p>41.1 <text:s text:c="3"/></text:p>
          </table:table-cell>
          <table:table-cell table:style-name="ce103" office:value-type="float" office:value="21580" calcext:value-type="float">
            <text:p>21'580 <text:s/></text:p>
          </table:table-cell>
          <table:table-cell table:style-name="ce103" office:value-type="float" office:value="2107" calcext:value-type="float">
            <text:p>2'107 <text:s/></text:p>
          </table:table-cell>
          <table:table-cell table:style-name="ce103" office:value-type="float" office:value="1755812" calcext:value-type="float">
            <text:p>1'755'812 <text:s/></text:p>
          </table:table-cell>
          <table:table-cell table:style-name="ce103" office:value-type="float" office:value="500615" calcext:value-type="float">
            <text:p>500'615 <text:s/></text:p>
          </table:table-cell>
          <table:table-cell table:style-name="ce103" office:value-type="float" office:value="1255197" calcext:value-type="float">
            <text:p>1'255'197 <text:s/></text:p>
          </table:table-cell>
          <table:table-cell table:style-name="ce127" office:value-type="float" office:value="28.5118794039453" calcext:value-type="float">
            <text:p>28.5 <text:s text:c="3"/></text:p>
          </table:table-cell>
          <table:table-cell table:style-name="ce97" office:value-type="string" office:string-value="V" calcext:value-type="string">
            <text:p>V </text:p>
          </table:table-cell>
          <table:table-cell table:style-name="ce103"/>
          <table:table-cell table:style-name="ce103" office:value-type="string" office:string-value="20 6/2" calcext:value-type="string">
            <text:p>20 6/2 </text:p>
          </table:table-cell>
          <table:table-cell table:number-columns-repeated="1008"/>
        </table:table-row>
        <table:table-row table:style-name="ro3">
          <table:table-cell table:style-name="ce115" office:value-type="float" office:value="360" calcext:value-type="float">
            <text:p>360</text:p>
          </table:table-cell>
          <table:table-cell table:style-name="ce123" office:value-type="date" office:date-value="1990-04-01" calcext:value-type="date">
            <text:p>01.04.1990</text:p>
          </table:table-cell>
          <table:table-cell table:style-name="ce126" office:value-type="string" calcext:value-type="string">
            <text:p>Volksinitiative 'für eine autobahnfreie Landschaft zwischen Murten und Yverdon'</text:p>
          </table:table-cell>
          <table:table-cell table:style-name="ce52" office:value-type="string" calcext:value-type="string">
            <text:p>I.</text:p>
          </table:table-cell>
          <table:table-cell table:style-name="ce104" office:value-type="float" office:value="4327120" calcext:value-type="float">
            <text:p>4'327'120 <text:s/></text:p>
          </table:table-cell>
          <table:table-cell table:style-name="ce104" office:value-type="float" office:value="1778172" calcext:value-type="float">
            <text:p>1'778'172 <text:s/></text:p>
          </table:table-cell>
          <table:table-cell table:style-name="ce128" office:value-type="float" office:value="41.09366044852" calcext:value-type="float">
            <text:p>41.1 <text:s text:c="3"/></text:p>
          </table:table-cell>
          <table:table-cell table:style-name="ce104" office:value-type="float" office:value="28920" calcext:value-type="float">
            <text:p>28'920 <text:s/></text:p>
          </table:table-cell>
          <table:table-cell table:style-name="ce104" office:value-type="float" office:value="2248" calcext:value-type="float">
            <text:p>2'248 <text:s/></text:p>
          </table:table-cell>
          <table:table-cell table:style-name="ce104" office:value-type="float" office:value="1747004" calcext:value-type="float">
            <text:p>1'747'004 <text:s/></text:p>
          </table:table-cell>
          <table:table-cell table:style-name="ce104" office:value-type="float" office:value="571648" calcext:value-type="float">
            <text:p>571'648 <text:s/></text:p>
          </table:table-cell>
          <table:table-cell table:style-name="ce104" office:value-type="float" office:value="1175356" calcext:value-type="float">
            <text:p>1'175'356 <text:s/></text:p>
          </table:table-cell>
          <table:table-cell table:style-name="ce128" office:value-type="float" office:value="32.7216194124341" calcext:value-type="float">
            <text:p>32.7 <text:s text:c="3"/></text:p>
          </table:table-cell>
          <table:table-cell table:style-name="ce96" office:value-type="string" office:string-value="V" calcext:value-type="string">
            <text:p>V </text:p>
          </table:table-cell>
          <table:table-cell table:style-name="ce104"/>
          <table:table-cell table:style-name="ce104" office:value-type="string" office:string-value="20 6/2" calcext:value-type="string">
            <text:p>20 6/2 </text:p>
          </table:table-cell>
          <table:table-cell table:number-columns-repeated="1008"/>
        </table:table-row>
        <table:table-row table:style-name="ro3">
          <table:table-cell table:style-name="ce114" office:value-type="float" office:value="361" calcext:value-type="float">
            <text:p>361</text:p>
          </table:table-cell>
          <table:table-cell table:style-name="ce122" office:value-type="date" office:date-value="1990-04-01" calcext:value-type="date">
            <text:p>01.04.1990</text:p>
          </table:table-cell>
          <table:table-cell table:style-name="ce43" office:value-type="string" calcext:value-type="string">
            <text:p>Volksinitiative 'für ein autobahnfreies Knonauer Amt'</text:p>
          </table:table-cell>
          <table:table-cell table:style-name="ce53" office:value-type="string" calcext:value-type="string">
            <text:p>I.</text:p>
          </table:table-cell>
          <table:table-cell table:style-name="ce103" office:value-type="float" office:value="4327120" calcext:value-type="float">
            <text:p>4'327'120 <text:s/></text:p>
          </table:table-cell>
          <table:table-cell table:style-name="ce103" office:value-type="float" office:value="1779697" calcext:value-type="float">
            <text:p>1'779'697 <text:s/></text:p>
          </table:table-cell>
          <table:table-cell table:style-name="ce127" office:value-type="float" office:value="41.1289032890237" calcext:value-type="float">
            <text:p>41.1 <text:s text:c="3"/></text:p>
          </table:table-cell>
          <table:table-cell table:style-name="ce103" office:value-type="float" office:value="32026" calcext:value-type="float">
            <text:p>32'026 <text:s/></text:p>
          </table:table-cell>
          <table:table-cell table:style-name="ce103" office:value-type="float" office:value="2611" calcext:value-type="float">
            <text:p>2'611 <text:s/></text:p>
          </table:table-cell>
          <table:table-cell table:style-name="ce103" office:value-type="float" office:value="1745060" calcext:value-type="float">
            <text:p>1'745'060 <text:s/></text:p>
          </table:table-cell>
          <table:table-cell table:style-name="ce103" office:value-type="float" office:value="547359" calcext:value-type="float">
            <text:p>547'359 <text:s/></text:p>
          </table:table-cell>
          <table:table-cell table:style-name="ce103" office:value-type="float" office:value="1197701" calcext:value-type="float">
            <text:p>1'197'701 <text:s/></text:p>
          </table:table-cell>
          <table:table-cell table:style-name="ce127" office:value-type="float" office:value="31.3661994429991" calcext:value-type="float">
            <text:p>31.4 <text:s text:c="3"/></text:p>
          </table:table-cell>
          <table:table-cell table:style-name="ce97" office:value-type="string" office:string-value="V" calcext:value-type="string">
            <text:p>V </text:p>
          </table:table-cell>
          <table:table-cell table:style-name="ce103"/>
          <table:table-cell table:style-name="ce103" office:value-type="string" office:string-value="20 6/2" calcext:value-type="string">
            <text:p>20 6/2 </text:p>
          </table:table-cell>
          <table:table-cell table:number-columns-repeated="1008"/>
        </table:table-row>
        <table:table-row table:style-name="ro3">
          <table:table-cell table:style-name="ce115" office:value-type="float" office:value="362" calcext:value-type="float">
            <text:p>362</text:p>
          </table:table-cell>
          <table:table-cell table:style-name="ce123" office:value-type="date" office:date-value="1990-04-01" calcext:value-type="date">
            <text:p>01.04.1990</text:p>
          </table:table-cell>
          <table:table-cell table:style-name="ce126" office:value-type="string" calcext:value-type="string">
            <text:p>Volksinitiative 'für eine freie Aarelandschaft zwischen Biel und Solothurn/Zuchwil'</text:p>
          </table:table-cell>
          <table:table-cell table:style-name="ce52" office:value-type="string" calcext:value-type="string">
            <text:p>I.</text:p>
          </table:table-cell>
          <table:table-cell table:style-name="ce104" office:value-type="float" office:value="4327120" calcext:value-type="float">
            <text:p>4'327'120 <text:s/></text:p>
          </table:table-cell>
          <table:table-cell table:style-name="ce104" office:value-type="float" office:value="1776633" calcext:value-type="float">
            <text:p>1'776'633 <text:s/></text:p>
          </table:table-cell>
          <table:table-cell table:style-name="ce128" office:value-type="float" office:value="41.0580940671856" calcext:value-type="float">
            <text:p>41.1 <text:s text:c="3"/></text:p>
          </table:table-cell>
          <table:table-cell table:style-name="ce104" office:value-type="float" office:value="34604" calcext:value-type="float">
            <text:p>34'604 <text:s/></text:p>
          </table:table-cell>
          <table:table-cell table:style-name="ce104" office:value-type="float" office:value="2333" calcext:value-type="float">
            <text:p>2'333 <text:s/></text:p>
          </table:table-cell>
          <table:table-cell table:style-name="ce104" office:value-type="float" office:value="1739696" calcext:value-type="float">
            <text:p>1'739'696 <text:s/></text:p>
          </table:table-cell>
          <table:table-cell table:style-name="ce104" office:value-type="float" office:value="592237" calcext:value-type="float">
            <text:p>592'237 <text:s/></text:p>
          </table:table-cell>
          <table:table-cell table:style-name="ce104" office:value-type="float" office:value="1147459" calcext:value-type="float">
            <text:p>1'147'459 <text:s/></text:p>
          </table:table-cell>
          <table:table-cell table:style-name="ce128" office:value-type="float" office:value="34.042556860509" calcext:value-type="float">
            <text:p>34.0 <text:s text:c="3"/></text:p>
          </table:table-cell>
          <table:table-cell table:style-name="ce96" office:value-type="string" office:string-value="V" calcext:value-type="string">
            <text:p>V </text:p>
          </table:table-cell>
          <table:table-cell table:style-name="ce104"/>
          <table:table-cell table:style-name="ce104" office:value-type="string" office:string-value="20 6/2" calcext:value-type="string">
            <text:p>20 6/2 </text:p>
          </table:table-cell>
          <table:table-cell table:number-columns-repeated="1008"/>
        </table:table-row>
        <table:table-row table:style-name="ro1">
          <table:table-cell table:style-name="ce114" office:value-type="float" office:value="363" calcext:value-type="float">
            <text:p>363</text:p>
          </table:table-cell>
          <table:table-cell table:style-name="ce122" office:value-type="date" office:date-value="1990-04-01" calcext:value-type="date">
            <text:p>01.04.1990</text:p>
          </table:table-cell>
          <table:table-cell table:style-name="ce43" office:value-type="string" calcext:value-type="string">
            <text:p>Bundesbeschluss über den Rebbau</text:p>
          </table:table-cell>
          <table:table-cell table:style-name="ce53" office:value-type="string" calcext:value-type="string">
            <text:p>Fak.</text:p>
          </table:table-cell>
          <table:table-cell table:style-name="ce103" office:value-type="float" office:value="4327120" calcext:value-type="float">
            <text:p>4'327'120 <text:s/></text:p>
          </table:table-cell>
          <table:table-cell table:style-name="ce103" office:value-type="float" office:value="1766240" calcext:value-type="float">
            <text:p>1'766'240 <text:s/></text:p>
          </table:table-cell>
          <table:table-cell table:style-name="ce127" office:value-type="float" office:value="40.817911220396" calcext:value-type="float">
            <text:p>40.8 <text:s text:c="3"/></text:p>
          </table:table-cell>
          <table:table-cell table:style-name="ce103" office:value-type="float" office:value="109745" calcext:value-type="float">
            <text:p>109'745 <text:s/></text:p>
          </table:table-cell>
          <table:table-cell table:style-name="ce103" office:value-type="float" office:value="3679" calcext:value-type="float">
            <text:p>3'679 <text:s/></text:p>
          </table:table-cell>
          <table:table-cell table:style-name="ce103" office:value-type="float" office:value="1652816" calcext:value-type="float">
            <text:p>1'652'816 <text:s/></text:p>
          </table:table-cell>
          <table:table-cell table:style-name="ce103" office:value-type="float" office:value="771207" calcext:value-type="float">
            <text:p>771'207 <text:s/></text:p>
          </table:table-cell>
          <table:table-cell table:style-name="ce103" office:value-type="float" office:value="881609" calcext:value-type="float">
            <text:p>881'609 <text:s/></text:p>
          </table:table-cell>
          <table:table-cell table:style-name="ce127" office:value-type="float" office:value="46.6601847997599" calcext:value-type="float">
            <text:p>46.7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4">
          <table:table-cell table:style-name="ce115" office:value-type="float" office:value="364" calcext:value-type="float">
            <text:p>364</text:p>
          </table:table-cell>
          <table:table-cell table:style-name="ce123" office:value-type="date" office:date-value="1990-04-01" calcext:value-type="date">
            <text:p>01.04.1990</text:p>
          </table:table-cell>
          <table:table-cell table:style-name="ce126" office:value-type="string" calcext:value-type="string">
            <text:p>Bundesgesetz über die Organisation der Bundesrechtspflege, Änderung vom 23. Juni 1989</text:p>
          </table:table-cell>
          <table:table-cell table:style-name="ce52" office:value-type="string" calcext:value-type="string">
            <text:p>Fak.</text:p>
          </table:table-cell>
          <table:table-cell table:style-name="ce104" office:value-type="float" office:value="4327120" calcext:value-type="float">
            <text:p>4'327'120 <text:s/></text:p>
          </table:table-cell>
          <table:table-cell table:style-name="ce104" office:value-type="float" office:value="1762581" calcext:value-type="float">
            <text:p>1'762'581 <text:s/></text:p>
          </table:table-cell>
          <table:table-cell table:style-name="ce128" office:value-type="float" office:value="40.7333515132467" calcext:value-type="float">
            <text:p>40.7 <text:s text:c="3"/></text:p>
          </table:table-cell>
          <table:table-cell table:style-name="ce104" office:value-type="float" office:value="120437" calcext:value-type="float">
            <text:p>120'437 <text:s/></text:p>
          </table:table-cell>
          <table:table-cell table:style-name="ce104" office:value-type="float" office:value="3721" calcext:value-type="float">
            <text:p>3'721 <text:s/></text:p>
          </table:table-cell>
          <table:table-cell table:style-name="ce104" office:value-type="float" office:value="1638423" calcext:value-type="float">
            <text:p>1'638'423 <text:s/></text:p>
          </table:table-cell>
          <table:table-cell table:style-name="ce104" office:value-type="float" office:value="775885" calcext:value-type="float">
            <text:p>775'885 <text:s/></text:p>
          </table:table-cell>
          <table:table-cell table:style-name="ce104" office:value-type="float" office:value="862538" calcext:value-type="float">
            <text:p>862'538 <text:s/></text:p>
          </table:table-cell>
          <table:table-cell table:style-name="ce128" office:value-type="float" office:value="47.355597425085" calcext:value-type="float">
            <text:p>47.4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3">
          <table:table-cell table:style-name="ce114" office:value-type="float" office:value="365" calcext:value-type="float">
            <text:p>365</text:p>
          </table:table-cell>
          <table:table-cell table:style-name="ce122" office:value-type="date" office:date-value="1990-09-23" calcext:value-type="date">
            <text:p>23.09.1990</text:p>
          </table:table-cell>
          <table:table-cell table:style-name="ce43" office:value-type="string" calcext:value-type="string">
            <text:p>Volksinitiative 'für den Ausstieg aus der Atomenergie'</text:p>
          </table:table-cell>
          <table:table-cell table:style-name="ce53" office:value-type="string" calcext:value-type="string">
            <text:p>I.</text:p>
          </table:table-cell>
          <table:table-cell table:style-name="ce103" office:value-type="float" office:value="4345490" calcext:value-type="float">
            <text:p>4'345'490 <text:s/></text:p>
          </table:table-cell>
          <table:table-cell table:style-name="ce103" office:value-type="float" office:value="1756278" calcext:value-type="float">
            <text:p>1'756'278 <text:s/></text:p>
          </table:table-cell>
          <table:table-cell table:style-name="ce127" office:value-type="float" office:value="40.416109575675" calcext:value-type="float">
            <text:p>40.4 <text:s text:c="3"/></text:p>
          </table:table-cell>
          <table:table-cell table:style-name="ce103" office:value-type="float" office:value="21690" calcext:value-type="float">
            <text:p>21'690 <text:s/></text:p>
          </table:table-cell>
          <table:table-cell table:style-name="ce103" office:value-type="float" office:value="2539" calcext:value-type="float">
            <text:p>2'539 <text:s/></text:p>
          </table:table-cell>
          <table:table-cell table:style-name="ce103" office:value-type="float" office:value="1732049" calcext:value-type="float">
            <text:p>1'732'049 <text:s/></text:p>
          </table:table-cell>
          <table:table-cell table:style-name="ce103" office:value-type="float" office:value="816300" calcext:value-type="float">
            <text:p>816'300 <text:s/></text:p>
          </table:table-cell>
          <table:table-cell table:style-name="ce103" office:value-type="float" office:value="915749" calcext:value-type="float">
            <text:p>915'749 <text:s/></text:p>
          </table:table-cell>
          <table:table-cell table:style-name="ce127" office:value-type="float" office:value="47.1291516579496" calcext:value-type="float">
            <text:p>47.1 <text:s text:c="3"/></text:p>
          </table:table-cell>
          <table:table-cell table:style-name="ce97" office:value-type="string" office:string-value="V" calcext:value-type="string">
            <text:p>V </text:p>
          </table:table-cell>
          <table:table-cell table:style-name="ce103" office:value-type="string" office:string-value="6 2/2" calcext:value-type="string">
            <text:p>6 2/2 </text:p>
          </table:table-cell>
          <table:table-cell table:style-name="ce103" office:value-type="string" office:string-value="14 4/2" calcext:value-type="string">
            <text:p>14 4/2 </text:p>
          </table:table-cell>
          <table:table-cell table:number-columns-repeated="1008"/>
        </table:table-row>
        <table:table-row table:style-name="ro3">
          <table:table-cell table:style-name="ce115" office:value-type="float" office:value="366" calcext:value-type="float">
            <text:p>366</text:p>
          </table:table-cell>
          <table:table-cell table:style-name="ce123" office:value-type="date" office:date-value="1990-09-23" calcext:value-type="date">
            <text:p>23.09.1990</text:p>
          </table:table-cell>
          <table:table-cell table:style-name="ce126" office:value-type="string" calcext:value-type="string">
            <text:p>Volksinitiative 'Stopp dem Atomkraftwerkbau (Moratorium)'</text:p>
          </table:table-cell>
          <table:table-cell table:style-name="ce52" office:value-type="string" calcext:value-type="string">
            <text:p>I.</text:p>
          </table:table-cell>
          <table:table-cell table:style-name="ce104" office:value-type="float" office:value="4345490" calcext:value-type="float">
            <text:p>4'345'490 <text:s/></text:p>
          </table:table-cell>
          <table:table-cell table:style-name="ce104" office:value-type="float" office:value="1757127" calcext:value-type="float">
            <text:p>1'757'127 <text:s/></text:p>
          </table:table-cell>
          <table:table-cell table:style-name="ce128" office:value-type="float" office:value="40.4356470731724" calcext:value-type="float">
            <text:p>40.4 <text:s text:c="3"/></text:p>
          </table:table-cell>
          <table:table-cell table:style-name="ce104" office:value-type="float" office:value="19375" calcext:value-type="float">
            <text:p>19'375 <text:s/></text:p>
          </table:table-cell>
          <table:table-cell table:style-name="ce104" office:value-type="float" office:value="2446" calcext:value-type="float">
            <text:p>2'446 <text:s/></text:p>
          </table:table-cell>
          <table:table-cell table:style-name="ce104" office:value-type="float" office:value="1735306" calcext:value-type="float">
            <text:p>1'735'306 <text:s/></text:p>
          </table:table-cell>
          <table:table-cell table:style-name="ce104" office:value-type="float" office:value="946087" calcext:value-type="float">
            <text:p>946'087 <text:s/></text:p>
          </table:table-cell>
          <table:table-cell table:style-name="ce104" office:value-type="float" office:value="789219" calcext:value-type="float">
            <text:p>789'219 <text:s/></text:p>
          </table:table-cell>
          <table:table-cell table:style-name="ce128" office:value-type="float" office:value="54.5198944739429" calcext:value-type="float">
            <text:p>54.5 <text:s text:c="3"/></text:p>
          </table:table-cell>
          <table:table-cell table:style-name="ce96" office:value-type="string" office:string-value="A" calcext:value-type="string">
            <text:p>A </text:p>
          </table:table-cell>
          <table:table-cell table:style-name="ce104" office:value-type="string" office:string-value="17 5/2" calcext:value-type="string">
            <text:p>17 5/2 </text:p>
          </table:table-cell>
          <table:table-cell table:style-name="ce104" office:value-type="string" office:string-value="3 1/2" calcext:value-type="string">
            <text:p>3 1/2 </text:p>
          </table:table-cell>
          <table:table-cell table:number-columns-repeated="1008"/>
        </table:table-row>
        <table:table-row table:style-name="ro3">
          <table:table-cell table:style-name="ce114" office:value-type="float" office:value="367" calcext:value-type="float">
            <text:p>367</text:p>
          </table:table-cell>
          <table:table-cell table:style-name="ce122" office:value-type="date" office:date-value="1990-09-23" calcext:value-type="date">
            <text:p>23.09.1990</text:p>
          </table:table-cell>
          <table:table-cell table:style-name="ce43" office:value-type="string" calcext:value-type="string">
            <text:p>Bundesbeschluss über den Energieartikel in der Bundesverfassung</text:p>
          </table:table-cell>
          <table:table-cell table:style-name="ce53" office:value-type="string" calcext:value-type="string">
            <text:p>Obl.</text:p>
          </table:table-cell>
          <table:table-cell table:style-name="ce103" office:value-type="float" office:value="4345490" calcext:value-type="float">
            <text:p>4'345'490 <text:s/></text:p>
          </table:table-cell>
          <table:table-cell table:style-name="ce103" office:value-type="float" office:value="1752962" calcext:value-type="float">
            <text:p>1'752'962 <text:s/></text:p>
          </table:table-cell>
          <table:table-cell table:style-name="ce127" office:value-type="float" office:value="40.3398005748489" calcext:value-type="float">
            <text:p>40.3 <text:s text:c="3"/></text:p>
          </table:table-cell>
          <table:table-cell table:style-name="ce103" office:value-type="float" office:value="41246" calcext:value-type="float">
            <text:p>41'246 <text:s/></text:p>
          </table:table-cell>
          <table:table-cell table:style-name="ce103" office:value-type="float" office:value="2930" calcext:value-type="float">
            <text:p>2'930 <text:s/></text:p>
          </table:table-cell>
          <table:table-cell table:style-name="ce103" office:value-type="float" office:value="1708786" calcext:value-type="float">
            <text:p>1'708'786 <text:s/></text:p>
          </table:table-cell>
          <table:table-cell table:style-name="ce103" office:value-type="float" office:value="1214940" calcext:value-type="float">
            <text:p>1'214'940 <text:s/></text:p>
          </table:table-cell>
          <table:table-cell table:style-name="ce103" office:value-type="float" office:value="493846" calcext:value-type="float">
            <text:p>493'846 <text:s/></text:p>
          </table:table-cell>
          <table:table-cell table:style-name="ce127" office:value-type="float" office:value="71.0995993646952" calcext:value-type="float">
            <text:p>71.1 <text:s text:c="3"/></text:p>
          </table:table-cell>
          <table:table-cell table:style-name="ce97" office:value-type="string" office:string-value="A" calcext:value-type="string">
            <text:p>A </text:p>
          </table:table-cell>
          <table:table-cell table:style-name="ce103" office:value-type="string" office:string-value="20 6/2" calcext:value-type="string">
            <text:p>20 6/2 </text:p>
          </table:table-cell>
          <table:table-cell table:style-name="ce103"/>
          <table:table-cell table:number-columns-repeated="1008"/>
        </table:table-row>
        <table:table-row table:style-name="ro3">
          <table:table-cell table:style-name="ce115" office:value-type="float" office:value="368" calcext:value-type="float">
            <text:p>368</text:p>
          </table:table-cell>
          <table:table-cell table:style-name="ce123" office:value-type="date" office:date-value="1990-09-23" calcext:value-type="date">
            <text:p>23.09.1990</text:p>
          </table:table-cell>
          <table:table-cell table:style-name="ce126" office:value-type="string" calcext:value-type="string">
            <text:p>Bundesgesetz über den Strassenverkehr, Änderung vom 6. Oktober 1989</text:p>
          </table:table-cell>
          <table:table-cell table:style-name="ce52" office:value-type="string" calcext:value-type="string">
            <text:p>Fak.</text:p>
          </table:table-cell>
          <table:table-cell table:style-name="ce104" office:value-type="float" office:value="4345490" calcext:value-type="float">
            <text:p>4'345'490 <text:s/></text:p>
          </table:table-cell>
          <table:table-cell table:style-name="ce104" office:value-type="float" office:value="1751210" calcext:value-type="float">
            <text:p>1'751'210 <text:s/></text:p>
          </table:table-cell>
          <table:table-cell table:style-name="ce128" office:value-type="float" office:value="40.2994829121687" calcext:value-type="float">
            <text:p>40.3 <text:s text:c="3"/></text:p>
          </table:table-cell>
          <table:table-cell table:style-name="ce104" office:value-type="float" office:value="45612" calcext:value-type="float">
            <text:p>45'612 <text:s/></text:p>
          </table:table-cell>
          <table:table-cell table:style-name="ce104" office:value-type="float" office:value="2907" calcext:value-type="float">
            <text:p>2'907 <text:s/></text:p>
          </table:table-cell>
          <table:table-cell table:style-name="ce104" office:value-type="float" office:value="1702691" calcext:value-type="float">
            <text:p>1'702'691 <text:s/></text:p>
          </table:table-cell>
          <table:table-cell table:style-name="ce104" office:value-type="float" office:value="898958" calcext:value-type="float">
            <text:p>898'958 <text:s/></text:p>
          </table:table-cell>
          <table:table-cell table:style-name="ce104" office:value-type="float" office:value="803733" calcext:value-type="float">
            <text:p>803'733 <text:s/></text:p>
          </table:table-cell>
          <table:table-cell table:style-name="ce128" office:value-type="float" office:value="52.7963089016152" calcext:value-type="float">
            <text:p>52.8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3">
          <table:table-cell table:style-name="ce114" office:value-type="float" office:value="369" calcext:value-type="float">
            <text:p>369</text:p>
          </table:table-cell>
          <table:table-cell table:style-name="ce122" office:value-type="date" office:date-value="1991-03-03" calcext:value-type="date">
            <text:p>03.03.1991</text:p>
          </table:table-cell>
          <table:table-cell table:style-name="ce43" office:value-type="string" calcext:value-type="string">
            <text:p>Bundesbeschluss über die Herabsetzung des Stimm- und Wahlrechtsalters auf 18 Jahre</text:p>
          </table:table-cell>
          <table:table-cell table:style-name="ce53" office:value-type="string" calcext:value-type="string">
            <text:p>Obl.</text:p>
          </table:table-cell>
          <table:table-cell table:style-name="ce103" office:value-type="float" office:value="4350879" calcext:value-type="float">
            <text:p>4'350'879 <text:s/></text:p>
          </table:table-cell>
          <table:table-cell table:style-name="ce103" office:value-type="float" office:value="1361213" calcext:value-type="float">
            <text:p>1'361'213 <text:s/></text:p>
          </table:table-cell>
          <table:table-cell table:style-name="ce127" office:value-type="float" office:value="31.2859309578593" calcext:value-type="float">
            <text:p>31.3 <text:s text:c="3"/></text:p>
          </table:table-cell>
          <table:table-cell table:style-name="ce103" office:value-type="float" office:value="9794" calcext:value-type="float">
            <text:p>9'794 <text:s/></text:p>
          </table:table-cell>
          <table:table-cell table:style-name="ce103" office:value-type="float" office:value="2347" calcext:value-type="float">
            <text:p>2'347 <text:s/></text:p>
          </table:table-cell>
          <table:table-cell table:style-name="ce103" office:value-type="float" office:value="1349072" calcext:value-type="float">
            <text:p>1'349'072 <text:s/></text:p>
          </table:table-cell>
          <table:table-cell table:style-name="ce103" office:value-type="float" office:value="981425" calcext:value-type="float">
            <text:p>981'425 <text:s/></text:p>
          </table:table-cell>
          <table:table-cell table:style-name="ce103" office:value-type="float" office:value="367647" calcext:value-type="float">
            <text:p>367'647 <text:s/></text:p>
          </table:table-cell>
          <table:table-cell table:style-name="ce127" office:value-type="float" office:value="72.7481557692992" calcext:value-type="float">
            <text:p>72.7 <text:s text:c="3"/></text:p>
          </table:table-cell>
          <table:table-cell table:style-name="ce97" office:value-type="string" office:string-value="A" calcext:value-type="string">
            <text:p>A </text:p>
          </table:table-cell>
          <table:table-cell table:style-name="ce103" office:value-type="string" office:string-value="20 6/2" calcext:value-type="string">
            <text:p>20 6/2 </text:p>
          </table:table-cell>
          <table:table-cell table:style-name="ce103"/>
          <table:table-cell table:number-columns-repeated="1008"/>
        </table:table-row>
        <table:table-row table:style-name="ro3">
          <table:table-cell table:style-name="ce115" office:value-type="float" office:value="370" calcext:value-type="float">
            <text:p>370</text:p>
          </table:table-cell>
          <table:table-cell table:style-name="ce123" office:value-type="date" office:date-value="1991-03-03" calcext:value-type="date">
            <text:p>03.03.1991</text:p>
          </table:table-cell>
          <table:table-cell table:style-name="ce126" office:value-type="string" calcext:value-type="string">
            <text:p>Volksinitiative 'zur Förderung des öffentlichen Verkehrs'</text:p>
          </table:table-cell>
          <table:table-cell table:style-name="ce52" office:value-type="string" calcext:value-type="string">
            <text:p>I.</text:p>
          </table:table-cell>
          <table:table-cell table:style-name="ce104" office:value-type="float" office:value="4350879" calcext:value-type="float">
            <text:p>4'350'879 <text:s/></text:p>
          </table:table-cell>
          <table:table-cell table:style-name="ce104" office:value-type="float" office:value="1359014" calcext:value-type="float">
            <text:p>1'359'014 <text:s/></text:p>
          </table:table-cell>
          <table:table-cell table:style-name="ce128" office:value-type="float" office:value="31.2353894465923" calcext:value-type="float">
            <text:p>31.2 <text:s text:c="3"/></text:p>
          </table:table-cell>
          <table:table-cell table:style-name="ce104" office:value-type="float" office:value="19406" calcext:value-type="float">
            <text:p>19'406 <text:s/></text:p>
          </table:table-cell>
          <table:table-cell table:style-name="ce104" office:value-type="float" office:value="2514" calcext:value-type="float">
            <text:p>2'514 <text:s/></text:p>
          </table:table-cell>
          <table:table-cell table:style-name="ce104" office:value-type="float" office:value="1337094" calcext:value-type="float">
            <text:p>1'337'094 <text:s/></text:p>
          </table:table-cell>
          <table:table-cell table:style-name="ce104" office:value-type="float" office:value="496600" calcext:value-type="float">
            <text:p>496'600 <text:s/></text:p>
          </table:table-cell>
          <table:table-cell table:style-name="ce104" office:value-type="float" office:value="840494" calcext:value-type="float">
            <text:p>840'494 <text:s/></text:p>
          </table:table-cell>
          <table:table-cell table:style-name="ce128" office:value-type="float" office:value="37.1402459363366" calcext:value-type="float">
            <text:p>37.1 <text:s text:c="3"/></text:p>
          </table:table-cell>
          <table:table-cell table:style-name="ce96" office:value-type="string" office:string-value="V" calcext:value-type="string">
            <text:p>V </text:p>
          </table:table-cell>
          <table:table-cell table:style-name="ce104" office:value-type="string" office:string-value="1 1/2" calcext:value-type="string">
            <text:p>1 1/2 </text:p>
          </table:table-cell>
          <table:table-cell table:style-name="ce104" office:value-type="string" office:string-value="19 5/2" calcext:value-type="string">
            <text:p>19 5/2 </text:p>
          </table:table-cell>
          <table:table-cell table:number-columns-repeated="1008"/>
        </table:table-row>
        <table:table-row table:style-name="ro3">
          <table:table-cell table:style-name="ce114" office:value-type="float" office:value="371" calcext:value-type="float">
            <text:p>371</text:p>
          </table:table-cell>
          <table:table-cell table:style-name="ce122" office:value-type="date" office:date-value="1991-06-02" calcext:value-type="date">
            <text:p>02.06.1991</text:p>
          </table:table-cell>
          <table:table-cell table:style-name="ce43" office:value-type="string" calcext:value-type="string">
            <text:p>Bundesbeschluss über die Neuordnung der Bundesfinanzen</text:p>
          </table:table-cell>
          <table:table-cell table:style-name="ce53" office:value-type="string" calcext:value-type="string">
            <text:p>Obl.</text:p>
          </table:table-cell>
          <table:table-cell table:style-name="ce103" office:value-type="float" office:value="4499041" calcext:value-type="float">
            <text:p>4'499'041 <text:s/></text:p>
          </table:table-cell>
          <table:table-cell table:style-name="ce103" office:value-type="float" office:value="1496841" calcext:value-type="float">
            <text:p>1'496'841 <text:s/></text:p>
          </table:table-cell>
          <table:table-cell table:style-name="ce127" office:value-type="float" office:value="33.2717026451924" calcext:value-type="float">
            <text:p>33.3 <text:s text:c="3"/></text:p>
          </table:table-cell>
          <table:table-cell table:style-name="ce103" office:value-type="float" office:value="39055" calcext:value-type="float">
            <text:p>39'055 <text:s/></text:p>
          </table:table-cell>
          <table:table-cell table:style-name="ce103" office:value-type="float" office:value="2480" calcext:value-type="float">
            <text:p>2'480 <text:s/></text:p>
          </table:table-cell>
          <table:table-cell table:style-name="ce103" office:value-type="float" office:value="1455306" calcext:value-type="float">
            <text:p>1'455'306 <text:s/></text:p>
          </table:table-cell>
          <table:table-cell table:style-name="ce103" office:value-type="float" office:value="664318" calcext:value-type="float">
            <text:p>664'318 <text:s/></text:p>
          </table:table-cell>
          <table:table-cell table:style-name="ce103" office:value-type="float" office:value="790988" calcext:value-type="float">
            <text:p>790'988 <text:s/></text:p>
          </table:table-cell>
          <table:table-cell table:style-name="ce127" office:value-type="float" office:value="45.6479943049778" calcext:value-type="float">
            <text:p>45.6 <text:s text:c="3"/></text:p>
          </table:table-cell>
          <table:table-cell table:style-name="ce97" office:value-type="string" office:string-value="V" calcext:value-type="string">
            <text:p>V </text:p>
          </table:table-cell>
          <table:table-cell table:style-name="ce103" office:value-type="string" office:string-value="2 1/2" calcext:value-type="string">
            <text:p>2 1/2 </text:p>
          </table:table-cell>
          <table:table-cell table:style-name="ce103" office:value-type="string" office:string-value="18 5/2" calcext:value-type="string">
            <text:p>18 5/2 </text:p>
          </table:table-cell>
          <table:table-cell table:number-columns-repeated="1008"/>
        </table:table-row>
        <table:table-row table:style-name="ro3">
          <table:table-cell table:style-name="ce115" office:value-type="float" office:value="372" calcext:value-type="float">
            <text:p>372</text:p>
          </table:table-cell>
          <table:table-cell table:style-name="ce123" office:value-type="date" office:date-value="1991-06-02" calcext:value-type="date">
            <text:p>02.06.1991</text:p>
          </table:table-cell>
          <table:table-cell table:style-name="ce126" office:value-type="string" calcext:value-type="string">
            <text:p>Militärstrafgesetz (MStG), Änderung vom 5. Oktober 1990</text:p>
          </table:table-cell>
          <table:table-cell table:style-name="ce52" office:value-type="string" calcext:value-type="string">
            <text:p>Fak.</text:p>
          </table:table-cell>
          <table:table-cell table:style-name="ce104" office:value-type="float" office:value="4499041" calcext:value-type="float">
            <text:p>4'499'041 <text:s/></text:p>
          </table:table-cell>
          <table:table-cell table:style-name="ce104" office:value-type="float" office:value="1499196" calcext:value-type="float">
            <text:p>1'499'196 <text:s/></text:p>
          </table:table-cell>
          <table:table-cell table:style-name="ce128" office:value-type="float" office:value="33.3240494607389" calcext:value-type="float">
            <text:p>33.3 <text:s text:c="3"/></text:p>
          </table:table-cell>
          <table:table-cell table:style-name="ce104" office:value-type="float" office:value="28614" calcext:value-type="float">
            <text:p>28'614 <text:s/></text:p>
          </table:table-cell>
          <table:table-cell table:style-name="ce104" office:value-type="float" office:value="2466" calcext:value-type="float">
            <text:p>2'466 <text:s/></text:p>
          </table:table-cell>
          <table:table-cell table:style-name="ce104" office:value-type="float" office:value="1468116" calcext:value-type="float">
            <text:p>1'468'116 <text:s/></text:p>
          </table:table-cell>
          <table:table-cell table:style-name="ce104" office:value-type="float" office:value="817458" calcext:value-type="float">
            <text:p>817'458 <text:s/></text:p>
          </table:table-cell>
          <table:table-cell table:style-name="ce104" office:value-type="float" office:value="650658" calcext:value-type="float">
            <text:p>650'658 <text:s/></text:p>
          </table:table-cell>
          <table:table-cell table:style-name="ce128" office:value-type="float" office:value="55.6807500224778" calcext:value-type="float">
            <text:p>55.7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3">
          <table:table-cell table:style-name="ce114" office:value-type="float" office:value="373" calcext:value-type="float">
            <text:p>373</text:p>
          </table:table-cell>
          <table:table-cell table:style-name="ce122" office:value-type="date" office:date-value="1992-02-16" calcext:value-type="date">
            <text:p>16.02.1992</text:p>
          </table:table-cell>
          <table:table-cell table:style-name="ce43" office:value-type="string" calcext:value-type="string">
            <text:p>Volksinitiative 'für eine finanziell tragbare Krankenversicherung (Krankenkasseninitiative)'</text:p>
          </table:table-cell>
          <table:table-cell table:style-name="ce53" office:value-type="string" calcext:value-type="string">
            <text:p>I.</text:p>
          </table:table-cell>
          <table:table-cell table:style-name="ce103" office:value-type="float" office:value="4515485" calcext:value-type="float">
            <text:p>4'515'485 <text:s/></text:p>
          </table:table-cell>
          <table:table-cell table:style-name="ce103" office:value-type="float" office:value="2004983" calcext:value-type="float">
            <text:p>2'004'983 <text:s/></text:p>
          </table:table-cell>
          <table:table-cell table:style-name="ce127" office:value-type="float" office:value="44.4023842400097" calcext:value-type="float">
            <text:p>44.4 <text:s text:c="3"/></text:p>
          </table:table-cell>
          <table:table-cell table:style-name="ce103" office:value-type="float" office:value="31969" calcext:value-type="float">
            <text:p>31'969 <text:s/></text:p>
          </table:table-cell>
          <table:table-cell table:style-name="ce103" office:value-type="float" office:value="4469" calcext:value-type="float">
            <text:p>4'469 <text:s/></text:p>
          </table:table-cell>
          <table:table-cell table:style-name="ce103" office:value-type="float" office:value="1968545" calcext:value-type="float">
            <text:p>1'968'545 <text:s/></text:p>
          </table:table-cell>
          <table:table-cell table:style-name="ce103" office:value-type="float" office:value="772995" calcext:value-type="float">
            <text:p>772'995 <text:s/></text:p>
          </table:table-cell>
          <table:table-cell table:style-name="ce103" office:value-type="float" office:value="1195550" calcext:value-type="float">
            <text:p>1'195'550 <text:s/></text:p>
          </table:table-cell>
          <table:table-cell table:style-name="ce127" office:value-type="float" office:value="39.2673268835612" calcext:value-type="float">
            <text:p>39.3 <text:s text:c="3"/></text:p>
          </table:table-cell>
          <table:table-cell table:style-name="ce97" office:value-type="string" office:string-value="V" calcext:value-type="string">
            <text:p>V </text:p>
          </table:table-cell>
          <table:table-cell table:style-name="ce103" office:value-type="string" office:string-value="1" calcext:value-type="string">
            <text:p>1 </text:p>
          </table:table-cell>
          <table:table-cell table:style-name="ce103" office:value-type="string" office:string-value="19 6/2" calcext:value-type="string">
            <text:p>19 6/2 </text:p>
          </table:table-cell>
          <table:table-cell table:number-columns-repeated="1008"/>
        </table:table-row>
        <table:table-row table:style-name="ro4">
          <table:table-cell table:style-name="ce115" office:value-type="float" office:value="374" calcext:value-type="float">
            <text:p>374</text:p>
          </table:table-cell>
          <table:table-cell table:style-name="ce123" office:value-type="date" office:date-value="1992-02-16" calcext:value-type="date">
            <text:p>16.02.1992</text:p>
          </table:table-cell>
          <table:table-cell table:style-name="ce126" office:value-type="string" calcext:value-type="string">
            <text:p>Volksinitiative 'zur drastischen und schrittweisen Einschränkung der Tierversuche (Weg vom Tierversuch!)'</text:p>
          </table:table-cell>
          <table:table-cell table:style-name="ce52" office:value-type="string" calcext:value-type="string">
            <text:p>I.</text:p>
          </table:table-cell>
          <table:table-cell table:style-name="ce104" office:value-type="float" office:value="4515485" calcext:value-type="float">
            <text:p>4'515'485 <text:s/></text:p>
          </table:table-cell>
          <table:table-cell table:style-name="ce104" office:value-type="float" office:value="2009400" calcext:value-type="float">
            <text:p>2'009'400 <text:s/></text:p>
          </table:table-cell>
          <table:table-cell table:style-name="ce128" office:value-type="float" office:value="44.5002031896906" calcext:value-type="float">
            <text:p>44.5 <text:s text:c="3"/></text:p>
          </table:table-cell>
          <table:table-cell table:style-name="ce104" office:value-type="float" office:value="22854" calcext:value-type="float">
            <text:p>22'854 <text:s/></text:p>
          </table:table-cell>
          <table:table-cell table:style-name="ce104" office:value-type="float" office:value="4412" calcext:value-type="float">
            <text:p>4'412 <text:s/></text:p>
          </table:table-cell>
          <table:table-cell table:style-name="ce104" office:value-type="float" office:value="1982134" calcext:value-type="float">
            <text:p>1'982'134 <text:s/></text:p>
          </table:table-cell>
          <table:table-cell table:style-name="ce104" office:value-type="float" office:value="864898" calcext:value-type="float">
            <text:p>864'898 <text:s/></text:p>
          </table:table-cell>
          <table:table-cell table:style-name="ce104" office:value-type="float" office:value="1117236" calcext:value-type="float">
            <text:p>1'117'236 <text:s/></text:p>
          </table:table-cell>
          <table:table-cell table:style-name="ce128" office:value-type="float" office:value="43.6346886739242" calcext:value-type="float">
            <text:p>43.6 <text:s text:c="3"/></text:p>
          </table:table-cell>
          <table:table-cell table:style-name="ce96" office:value-type="string" office:string-value="V" calcext:value-type="string">
            <text:p>V </text:p>
          </table:table-cell>
          <table:table-cell table:style-name="ce104" office:value-type="string" office:string-value="3 1/2" calcext:value-type="string">
            <text:p>3 1/2 </text:p>
          </table:table-cell>
          <table:table-cell table:style-name="ce104" office:value-type="string" office:string-value="17 5/2" calcext:value-type="string">
            <text:p>17 5/2 </text:p>
          </table:table-cell>
          <table:table-cell table:number-columns-repeated="1008"/>
        </table:table-row>
        <table:table-row table:style-name="ro3">
          <table:table-cell table:style-name="ce114" office:value-type="float" office:value="375" calcext:value-type="float">
            <text:p>375</text:p>
          </table:table-cell>
          <table:table-cell table:style-name="ce122" office:value-type="date" office:date-value="1992-05-17" calcext:value-type="date">
            <text:p>17.05.1992</text:p>
          </table:table-cell>
          <table:table-cell table:style-name="ce43" office:value-type="string" calcext:value-type="string">
            <text:p>Bundesbeschluss über den Beitritt der Schweiz zu den Institutionen von Bretton Woods</text:p>
          </table:table-cell>
          <table:table-cell table:style-name="ce53" office:value-type="string" calcext:value-type="string">
            <text:p>Fak.</text:p>
          </table:table-cell>
          <table:table-cell table:style-name="ce103" office:value-type="float" office:value="4519144" calcext:value-type="float">
            <text:p>4'519'144 <text:s/></text:p>
          </table:table-cell>
          <table:table-cell table:style-name="ce103" office:value-type="float" office:value="1753457" calcext:value-type="float">
            <text:p>1'753'457 <text:s/></text:p>
          </table:table-cell>
          <table:table-cell table:style-name="ce127" office:value-type="float" office:value="38.8006445468434" calcext:value-type="float">
            <text:p>38.8 <text:s text:c="3"/></text:p>
          </table:table-cell>
          <table:table-cell table:style-name="ce103" office:value-type="float" office:value="95836" calcext:value-type="float">
            <text:p>95'836 <text:s/></text:p>
          </table:table-cell>
          <table:table-cell table:style-name="ce103" office:value-type="float" office:value="3383" calcext:value-type="float">
            <text:p>3'383 <text:s/></text:p>
          </table:table-cell>
          <table:table-cell table:style-name="ce103" office:value-type="float" office:value="1654238" calcext:value-type="float">
            <text:p>1'654'238 <text:s/></text:p>
          </table:table-cell>
          <table:table-cell table:style-name="ce103" office:value-type="float" office:value="923685" calcext:value-type="float">
            <text:p>923'685 <text:s/></text:p>
          </table:table-cell>
          <table:table-cell table:style-name="ce103" office:value-type="float" office:value="730553" calcext:value-type="float">
            <text:p>730'553 <text:s/></text:p>
          </table:table-cell>
          <table:table-cell table:style-name="ce127" office:value-type="float" office:value="55.8374913404238" calcext:value-type="float">
            <text:p>55.8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3">
          <table:table-cell table:style-name="ce115" office:value-type="float" office:value="376" calcext:value-type="float">
            <text:p>376</text:p>
          </table:table-cell>
          <table:table-cell table:style-name="ce123" office:value-type="date" office:date-value="1992-05-17" calcext:value-type="date">
            <text:p>17.05.1992</text:p>
          </table:table-cell>
          <table:table-cell table:style-name="ce126" office:value-type="string" calcext:value-type="string">
            <text:p>Bundesgesetz über die Mitwirkung der Schweiz an den Institutionen von Bretton Woods</text:p>
          </table:table-cell>
          <table:table-cell table:style-name="ce52" office:value-type="string" calcext:value-type="string">
            <text:p>Fak.</text:p>
          </table:table-cell>
          <table:table-cell table:style-name="ce104" office:value-type="float" office:value="4519144" calcext:value-type="float">
            <text:p>4'519'144 <text:s/></text:p>
          </table:table-cell>
          <table:table-cell table:style-name="ce104" office:value-type="float" office:value="1753278" calcext:value-type="float">
            <text:p>1'753'278 <text:s/></text:p>
          </table:table-cell>
          <table:table-cell table:style-name="ce128" office:value-type="float" office:value="38.7966836197298" calcext:value-type="float">
            <text:p>38.8 <text:s text:c="3"/></text:p>
          </table:table-cell>
          <table:table-cell table:style-name="ce104" office:value-type="float" office:value="101607" calcext:value-type="float">
            <text:p>101'607 <text:s/></text:p>
          </table:table-cell>
          <table:table-cell table:style-name="ce104" office:value-type="float" office:value="3488" calcext:value-type="float">
            <text:p>3'488 <text:s/></text:p>
          </table:table-cell>
          <table:table-cell table:style-name="ce104" office:value-type="float" office:value="1648183" calcext:value-type="float">
            <text:p>1'648'183 <text:s/></text:p>
          </table:table-cell>
          <table:table-cell table:style-name="ce104" office:value-type="float" office:value="929926" calcext:value-type="float">
            <text:p>929'926 <text:s/></text:p>
          </table:table-cell>
          <table:table-cell table:style-name="ce104" office:value-type="float" office:value="718257" calcext:value-type="float">
            <text:p>718'257 <text:s/></text:p>
          </table:table-cell>
          <table:table-cell table:style-name="ce128" office:value-type="float" office:value="56.4212833162337" calcext:value-type="float">
            <text:p>56.4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3">
          <table:table-cell table:style-name="ce114" office:value-type="float" office:value="377" calcext:value-type="float">
            <text:p>377</text:p>
          </table:table-cell>
          <table:table-cell table:style-name="ce122" office:value-type="date" office:date-value="1992-05-17" calcext:value-type="date">
            <text:p>17.05.1992</text:p>
          </table:table-cell>
          <table:table-cell table:style-name="ce43" office:value-type="string" calcext:value-type="string">
            <text:p>Bundesgesetz über den Schutz der Gewässer (Gewässerschutzgesetz, GSchG)</text:p>
          </table:table-cell>
          <table:table-cell table:style-name="ce53" office:value-type="string" calcext:value-type="string">
            <text:p>Fak.</text:p>
          </table:table-cell>
          <table:table-cell table:style-name="ce103" office:value-type="float" office:value="4519144" calcext:value-type="float">
            <text:p>4'519'144 <text:s/></text:p>
          </table:table-cell>
          <table:table-cell table:style-name="ce103" office:value-type="float" office:value="1771843" calcext:value-type="float">
            <text:p>1'771'843 <text:s/></text:p>
          </table:table-cell>
          <table:table-cell table:style-name="ce127" office:value-type="float" office:value="39.2074915072412" calcext:value-type="float">
            <text:p>39.2 <text:s text:c="3"/></text:p>
          </table:table-cell>
          <table:table-cell table:style-name="ce103" office:value-type="float" office:value="26233" calcext:value-type="float">
            <text:p>26'233 <text:s/></text:p>
          </table:table-cell>
          <table:table-cell table:style-name="ce103" office:value-type="float" office:value="2664" calcext:value-type="float">
            <text:p>2'664 <text:s/></text:p>
          </table:table-cell>
          <table:table-cell table:style-name="ce103" office:value-type="float" office:value="1742946" calcext:value-type="float">
            <text:p>1'742'946 <text:s/></text:p>
          </table:table-cell>
          <table:table-cell table:style-name="ce103" office:value-type="float" office:value="1151706" calcext:value-type="float">
            <text:p>1'151'706 <text:s/></text:p>
          </table:table-cell>
          <table:table-cell table:style-name="ce103" office:value-type="float" office:value="591240" calcext:value-type="float">
            <text:p>591'240 <text:s/></text:p>
          </table:table-cell>
          <table:table-cell table:style-name="ce127" office:value-type="float" office:value="66.0781229022586" calcext:value-type="float">
            <text:p>66.1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1">
          <table:table-cell table:style-name="ce115" office:value-type="float" office:value="378" calcext:value-type="float">
            <text:p>378</text:p>
          </table:table-cell>
          <table:table-cell table:style-name="ce123" office:value-type="date" office:date-value="1992-05-17" calcext:value-type="date">
            <text:p>17.05.1992</text:p>
          </table:table-cell>
          <table:table-cell table:style-name="ce126" office:value-type="string" calcext:value-type="string">
            <text:p>Volksinitiative 'zur Rettung unserer Gewässer'</text:p>
          </table:table-cell>
          <table:table-cell table:style-name="ce52" office:value-type="string" calcext:value-type="string">
            <text:p>I.</text:p>
          </table:table-cell>
          <table:table-cell table:style-name="ce104" office:value-type="float" office:value="4519144" calcext:value-type="float">
            <text:p>4'519'144 <text:s/></text:p>
          </table:table-cell>
          <table:table-cell table:style-name="ce104" office:value-type="float" office:value="1771722" calcext:value-type="float">
            <text:p>1'771'722 <text:s/></text:p>
          </table:table-cell>
          <table:table-cell table:style-name="ce128" office:value-type="float" office:value="39.2048140090247" calcext:value-type="float">
            <text:p>39.2 <text:s text:c="3"/></text:p>
          </table:table-cell>
          <table:table-cell table:style-name="ce104" office:value-type="float" office:value="31086" calcext:value-type="float">
            <text:p>31'086 <text:s/></text:p>
          </table:table-cell>
          <table:table-cell table:style-name="ce104" office:value-type="float" office:value="2566" calcext:value-type="float">
            <text:p>2'566 <text:s/></text:p>
          </table:table-cell>
          <table:table-cell table:style-name="ce104" office:value-type="float" office:value="1738070" calcext:value-type="float">
            <text:p>1'738'070 <text:s/></text:p>
          </table:table-cell>
          <table:table-cell table:style-name="ce104" office:value-type="float" office:value="644083" calcext:value-type="float">
            <text:p>644'083 <text:s/></text:p>
          </table:table-cell>
          <table:table-cell table:style-name="ce104" office:value-type="float" office:value="1093987" calcext:value-type="float">
            <text:p>1'093'987 <text:s/></text:p>
          </table:table-cell>
          <table:table-cell table:style-name="ce128" office:value-type="float" office:value="37.0573682302784" calcext:value-type="float">
            <text:p>37.1 <text:s text:c="3"/></text:p>
          </table:table-cell>
          <table:table-cell table:style-name="ce96" office:value-type="string" office:string-value="V" calcext:value-type="string">
            <text:p>V </text:p>
          </table:table-cell>
          <table:table-cell table:style-name="ce104"/>
          <table:table-cell table:style-name="ce104" office:value-type="string" office:string-value="20 6/2" calcext:value-type="string">
            <text:p>20 6/2 </text:p>
          </table:table-cell>
          <table:table-cell table:number-columns-repeated="1008"/>
        </table:table-row>
        <table:table-row table:style-name="ro5">
          <table:table-cell table:style-name="ce114" office:value-type="float" office:value="379" calcext:value-type="float">
            <text:p>379</text:p>
          </table:table-cell>
          <table:table-cell table:style-name="ce122" office:value-type="date" office:date-value="1992-05-17" calcext:value-type="date">
            <text:p>17.05.1992</text:p>
          </table:table-cell>
          <table:table-cell table:style-name="ce43" office:value-type="string" calcext:value-type="string">
            <text:p>Gegenentwurf der Bundesversammlung zur <text:s/>Volksinitiative 'gegen Missbräuche der Fortpflanzungs- und Gentechnologie beim Menschen'</text:p>
          </table:table-cell>
          <table:table-cell table:style-name="ce53" office:value-type="string" calcext:value-type="string">
            <text:p>Obl.</text:p>
          </table:table-cell>
          <table:table-cell table:style-name="ce103" office:value-type="float" office:value="4519144" calcext:value-type="float">
            <text:p>4'519'144 <text:s/></text:p>
          </table:table-cell>
          <table:table-cell table:style-name="ce103" office:value-type="float" office:value="1770487" calcext:value-type="float">
            <text:p>1'770'487 <text:s/></text:p>
          </table:table-cell>
          <table:table-cell table:style-name="ce127" office:value-type="float" office:value="39.1774858247491" calcext:value-type="float">
            <text:p>39.2 <text:s text:c="3"/></text:p>
          </table:table-cell>
          <table:table-cell table:style-name="ce103" office:value-type="float" office:value="45657" calcext:value-type="float">
            <text:p>45'657 <text:s/></text:p>
          </table:table-cell>
          <table:table-cell table:style-name="ce103" office:value-type="float" office:value="3143" calcext:value-type="float">
            <text:p>3'143 <text:s/></text:p>
          </table:table-cell>
          <table:table-cell table:style-name="ce103" office:value-type="float" office:value="1721687" calcext:value-type="float">
            <text:p>1'721'687 <text:s/></text:p>
          </table:table-cell>
          <table:table-cell table:style-name="ce103" office:value-type="float" office:value="1271052" calcext:value-type="float">
            <text:p>1'271'052 <text:s/></text:p>
          </table:table-cell>
          <table:table-cell table:style-name="ce103" office:value-type="float" office:value="450635" calcext:value-type="float">
            <text:p>450'635 <text:s/></text:p>
          </table:table-cell>
          <table:table-cell table:style-name="ce127" office:value-type="float" office:value="73.8259625588159" calcext:value-type="float">
            <text:p>73.8 <text:s text:c="3"/></text:p>
          </table:table-cell>
          <table:table-cell table:style-name="ce97" office:value-type="string" office:string-value="A" calcext:value-type="string">
            <text:p>A </text:p>
          </table:table-cell>
          <table:table-cell table:style-name="ce103" office:value-type="string" office:string-value="19 6/2" calcext:value-type="string">
            <text:p>19 6/2 </text:p>
          </table:table-cell>
          <table:table-cell table:style-name="ce103" office:value-type="string" office:string-value="1" calcext:value-type="string">
            <text:p>1 </text:p>
          </table:table-cell>
          <table:table-cell table:number-columns-repeated="1008"/>
        </table:table-row>
        <table:table-row table:style-name="ro3">
          <table:table-cell table:style-name="ce115" office:value-type="float" office:value="380" calcext:value-type="float">
            <text:p>380</text:p>
          </table:table-cell>
          <table:table-cell table:style-name="ce123" office:value-type="date" office:date-value="1992-05-17" calcext:value-type="date">
            <text:p>17.05.1992</text:p>
          </table:table-cell>
          <table:table-cell table:style-name="ce126" office:value-type="string" calcext:value-type="string">
            <text:p>Bundesbeschluss über die Einführung eines Zivildienstes für Dienstverweigerer</text:p>
          </table:table-cell>
          <table:table-cell table:style-name="ce52" office:value-type="string" calcext:value-type="string">
            <text:p>Obl.</text:p>
          </table:table-cell>
          <table:table-cell table:style-name="ce104" office:value-type="float" office:value="4519144" calcext:value-type="float">
            <text:p>4'519'144 <text:s/></text:p>
          </table:table-cell>
          <table:table-cell table:style-name="ce104" office:value-type="float" office:value="1772139" calcext:value-type="float">
            <text:p>1'772'139 <text:s/></text:p>
          </table:table-cell>
          <table:table-cell table:style-name="ce128" office:value-type="float" office:value="39.2140414202336" calcext:value-type="float">
            <text:p>39.2 <text:s text:c="3"/></text:p>
          </table:table-cell>
          <table:table-cell table:style-name="ce104" office:value-type="float" office:value="22027" calcext:value-type="float">
            <text:p>22'027 <text:s/></text:p>
          </table:table-cell>
          <table:table-cell table:style-name="ce104" office:value-type="float" office:value="2408" calcext:value-type="float">
            <text:p>2'408 <text:s/></text:p>
          </table:table-cell>
          <table:table-cell table:style-name="ce104" office:value-type="float" office:value="1747704" calcext:value-type="float">
            <text:p>1'747'704 <text:s/></text:p>
          </table:table-cell>
          <table:table-cell table:style-name="ce104" office:value-type="float" office:value="1442263" calcext:value-type="float">
            <text:p>1'442'263 <text:s/></text:p>
          </table:table-cell>
          <table:table-cell table:style-name="ce104" office:value-type="float" office:value="305441" calcext:value-type="float">
            <text:p>305'441 <text:s/></text:p>
          </table:table-cell>
          <table:table-cell table:style-name="ce128" office:value-type="float" office:value="82.5232991399001" calcext:value-type="float">
            <text:p>82.5 <text:s text:c="3"/></text:p>
          </table:table-cell>
          <table:table-cell table:style-name="ce96" office:value-type="string" office:string-value="A" calcext:value-type="string">
            <text:p>A </text:p>
          </table:table-cell>
          <table:table-cell table:style-name="ce104" office:value-type="string" office:string-value="20 6/2" calcext:value-type="string">
            <text:p>20 6/2 </text:p>
          </table:table-cell>
          <table:table-cell table:style-name="ce104"/>
          <table:table-cell table:number-columns-repeated="1008"/>
        </table:table-row>
        <table:table-row table:style-name="ro5">
          <table:table-cell table:style-name="ce114" office:value-type="float" office:value="381" calcext:value-type="float">
            <text:p>381</text:p>
          </table:table-cell>
          <table:table-cell table:style-name="ce122" office:value-type="date" office:date-value="1992-05-17" calcext:value-type="date">
            <text:p>17.05.1992</text:p>
          </table:table-cell>
          <table:table-cell table:style-name="ce43" office:value-type="string" calcext:value-type="string">
            <text:p>Schweizerisches Strafgesetzbuch, Militärstrafgesetz (Strafbare Handlungen gegen die sexuelle Integrität), Änderung vom 21. Juni 1991</text:p>
          </table:table-cell>
          <table:table-cell table:style-name="ce53" office:value-type="string" calcext:value-type="string">
            <text:p>Fak.</text:p>
          </table:table-cell>
          <table:table-cell table:style-name="ce103" office:value-type="float" office:value="4519144" calcext:value-type="float">
            <text:p>4'519'144 <text:s/></text:p>
          </table:table-cell>
          <table:table-cell table:style-name="ce103" office:value-type="float" office:value="1768752" calcext:value-type="float">
            <text:p>1'768'752 <text:s/></text:p>
          </table:table-cell>
          <table:table-cell table:style-name="ce127" office:value-type="float" office:value="39.1390935982567" calcext:value-type="float">
            <text:p>39.1 <text:s text:c="3"/></text:p>
          </table:table-cell>
          <table:table-cell table:style-name="ce103" office:value-type="float" office:value="48500" calcext:value-type="float">
            <text:p>48'500 <text:s/></text:p>
          </table:table-cell>
          <table:table-cell table:style-name="ce103" office:value-type="float" office:value="2925" calcext:value-type="float">
            <text:p>2'925 <text:s/></text:p>
          </table:table-cell>
          <table:table-cell table:style-name="ce103" office:value-type="float" office:value="1717327" calcext:value-type="float">
            <text:p>1'717'327 <text:s/></text:p>
          </table:table-cell>
          <table:table-cell table:style-name="ce103" office:value-type="float" office:value="1255604" calcext:value-type="float">
            <text:p>1'255'604 <text:s/></text:p>
          </table:table-cell>
          <table:table-cell table:style-name="ce103" office:value-type="float" office:value="461723" calcext:value-type="float">
            <text:p>461'723 <text:s/></text:p>
          </table:table-cell>
          <table:table-cell table:style-name="ce127" office:value-type="float" office:value="73.1138565922506" calcext:value-type="float">
            <text:p>73.1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4">
          <table:table-cell table:style-name="ce115" office:value-type="float" office:value="382" calcext:value-type="float">
            <text:p>382</text:p>
          </table:table-cell>
          <table:table-cell table:style-name="ce123" office:value-type="date" office:date-value="1992-09-27" calcext:value-type="date">
            <text:p>27.09.1992</text:p>
          </table:table-cell>
          <table:table-cell table:style-name="ce126" office:value-type="string" calcext:value-type="string">
            <text:p>Bundesbeschluss über den Bau der schweizerischen Eisenbahn-Alpentransversale (Alpentransit-Beschluss)</text:p>
          </table:table-cell>
          <table:table-cell table:style-name="ce52" office:value-type="string" calcext:value-type="string">
            <text:p>Fak.</text:p>
          </table:table-cell>
          <table:table-cell table:style-name="ce104" office:value-type="float" office:value="4533617" calcext:value-type="float">
            <text:p>4'533'617 <text:s/></text:p>
          </table:table-cell>
          <table:table-cell table:style-name="ce104" office:value-type="float" office:value="2080785" calcext:value-type="float">
            <text:p>2'080'785 <text:s/></text:p>
          </table:table-cell>
          <table:table-cell table:style-name="ce128" office:value-type="float" office:value="45.896797193058" calcext:value-type="float">
            <text:p>45.9 <text:s text:c="3"/></text:p>
          </table:table-cell>
          <table:table-cell table:style-name="ce104" office:value-type="float" office:value="24945" calcext:value-type="float">
            <text:p>24'945 <text:s/></text:p>
          </table:table-cell>
          <table:table-cell table:style-name="ce104" office:value-type="float" office:value="2878" calcext:value-type="float">
            <text:p>2'878 <text:s/></text:p>
          </table:table-cell>
          <table:table-cell table:style-name="ce104" office:value-type="float" office:value="2052962" calcext:value-type="float">
            <text:p>2'052'962 <text:s/></text:p>
          </table:table-cell>
          <table:table-cell table:style-name="ce104" office:value-type="float" office:value="1305914" calcext:value-type="float">
            <text:p>1'305'914 <text:s/></text:p>
          </table:table-cell>
          <table:table-cell table:style-name="ce104" office:value-type="float" office:value="747048" calcext:value-type="float">
            <text:p>747'048 <text:s/></text:p>
          </table:table-cell>
          <table:table-cell table:style-name="ce128" office:value-type="float" office:value="63.6112115080552" calcext:value-type="float">
            <text:p>63.6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10">
          <table:table-cell table:style-name="ce114" office:value-type="float" office:value="383" calcext:value-type="float">
            <text:p>383</text:p>
          </table:table-cell>
          <table:table-cell table:style-name="ce122" office:value-type="date" office:date-value="1992-09-27" calcext:value-type="date">
            <text:p>27.09.1992</text:p>
          </table:table-cell>
          <table:table-cell table:style-name="ce43" office:value-type="string" calcext:value-type="string">
            <text:p>Bundesgesetz über den Geschäftsverkehr der Bundesversammlung sowie über die Form, die Bekanntmachung und das Inkrafttreten ihrer Erlasse (Geschäftsverkehrsgesetz), Änderung vom 4. Oktober 1991</text:p>
          </table:table-cell>
          <table:table-cell table:style-name="ce53" office:value-type="string" calcext:value-type="string">
            <text:p>Fak.</text:p>
          </table:table-cell>
          <table:table-cell table:style-name="ce103" office:value-type="float" office:value="4533617" calcext:value-type="float">
            <text:p>4'533'617 <text:s/></text:p>
          </table:table-cell>
          <table:table-cell table:style-name="ce103" office:value-type="float" office:value="2058710" calcext:value-type="float">
            <text:p>2'058'710 <text:s/></text:p>
          </table:table-cell>
          <table:table-cell table:style-name="ce127" office:value-type="float" office:value="45.4098791318279" calcext:value-type="float">
            <text:p>45.4 <text:s text:c="3"/></text:p>
          </table:table-cell>
          <table:table-cell table:style-name="ce103" office:value-type="float" office:value="162708" calcext:value-type="float">
            <text:p>162'708 <text:s/></text:p>
          </table:table-cell>
          <table:table-cell table:style-name="ce103" office:value-type="float" office:value="4685" calcext:value-type="float">
            <text:p>4'685 <text:s/></text:p>
          </table:table-cell>
          <table:table-cell table:style-name="ce103" office:value-type="float" office:value="1891317" calcext:value-type="float">
            <text:p>1'891'317 <text:s/></text:p>
          </table:table-cell>
          <table:table-cell table:style-name="ce103" office:value-type="float" office:value="1097185" calcext:value-type="float">
            <text:p>1'097'185 <text:s/></text:p>
          </table:table-cell>
          <table:table-cell table:style-name="ce103" office:value-type="float" office:value="794132" calcext:value-type="float">
            <text:p>794'132 <text:s/></text:p>
          </table:table-cell>
          <table:table-cell table:style-name="ce127" office:value-type="float" office:value="58.0116923815521" calcext:value-type="float">
            <text:p>58.0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5">
          <table:table-cell table:style-name="ce115" office:value-type="float" office:value="384" calcext:value-type="float">
            <text:p>384</text:p>
          </table:table-cell>
          <table:table-cell table:style-name="ce123" office:value-type="date" office:date-value="1992-09-27" calcext:value-type="date">
            <text:p>27.09.1992</text:p>
          </table:table-cell>
          <table:table-cell table:style-name="ce126" office:value-type="string" calcext:value-type="string">
            <text:p>Bundesgesetz über die Bezüge der Mitglieder der eidgenössischen Räte und über die Beiträge an die Fraktionen (Entschädigungsgesetz), Änderung vom 4. Oktober 1991</text:p>
          </table:table-cell>
          <table:table-cell table:style-name="ce52" office:value-type="string" calcext:value-type="string">
            <text:p>Fak.</text:p>
          </table:table-cell>
          <table:table-cell table:style-name="ce104" office:value-type="float" office:value="4533617" calcext:value-type="float">
            <text:p>4'533'617 <text:s/></text:p>
          </table:table-cell>
          <table:table-cell table:style-name="ce104" office:value-type="float" office:value="2065103" calcext:value-type="float">
            <text:p>2'065'103 <text:s/></text:p>
          </table:table-cell>
          <table:table-cell table:style-name="ce128" office:value-type="float" office:value="45.5508923669556" calcext:value-type="float">
            <text:p>45.6 <text:s text:c="3"/></text:p>
          </table:table-cell>
          <table:table-cell table:style-name="ce104" office:value-type="float" office:value="93732" calcext:value-type="float">
            <text:p>93'732 <text:s/></text:p>
          </table:table-cell>
          <table:table-cell table:style-name="ce104" office:value-type="float" office:value="3649" calcext:value-type="float">
            <text:p>3'649 <text:s/></text:p>
          </table:table-cell>
          <table:table-cell table:style-name="ce104" office:value-type="float" office:value="1967722" calcext:value-type="float">
            <text:p>1'967'722 <text:s/></text:p>
          </table:table-cell>
          <table:table-cell table:style-name="ce104" office:value-type="float" office:value="542768" calcext:value-type="float">
            <text:p>542'768 <text:s/></text:p>
          </table:table-cell>
          <table:table-cell table:style-name="ce104" office:value-type="float" office:value="1424954" calcext:value-type="float">
            <text:p>1'424'954 <text:s/></text:p>
          </table:table-cell>
          <table:table-cell table:style-name="ce128" office:value-type="float" office:value="27.5835712565088" calcext:value-type="float">
            <text:p>27.6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5">
          <table:table-cell table:style-name="ce114" office:value-type="float" office:value="385" calcext:value-type="float">
            <text:p>385</text:p>
          </table:table-cell>
          <table:table-cell table:style-name="ce122" office:value-type="date" office:date-value="1992-09-27" calcext:value-type="date">
            <text:p>27.09.1992</text:p>
          </table:table-cell>
          <table:table-cell table:style-name="ce43" office:value-type="string" calcext:value-type="string">
            <text:p>Bundesgesetz über die Beiträge an die Infrastrukturkosten der Fraktionen und der Mitglieder der eidgenössischen Räte (Infrastrukturgesetz)</text:p>
          </table:table-cell>
          <table:table-cell table:style-name="ce53" office:value-type="string" calcext:value-type="string">
            <text:p>Fak.</text:p>
          </table:table-cell>
          <table:table-cell table:style-name="ce103" office:value-type="float" office:value="4533617" calcext:value-type="float">
            <text:p>4'533'617 <text:s/></text:p>
          </table:table-cell>
          <table:table-cell table:style-name="ce103" office:value-type="float" office:value="2061749" calcext:value-type="float">
            <text:p>2'061'749 <text:s/></text:p>
          </table:table-cell>
          <table:table-cell table:style-name="ce127" office:value-type="float" office:value="45.4769117020692" calcext:value-type="float">
            <text:p>45.5 <text:s text:c="3"/></text:p>
          </table:table-cell>
          <table:table-cell table:style-name="ce103" office:value-type="float" office:value="127774" calcext:value-type="float">
            <text:p>127'774 <text:s/></text:p>
          </table:table-cell>
          <table:table-cell table:style-name="ce103" office:value-type="float" office:value="3894" calcext:value-type="float">
            <text:p>3'894 <text:s/></text:p>
          </table:table-cell>
          <table:table-cell table:style-name="ce103" office:value-type="float" office:value="1930081" calcext:value-type="float">
            <text:p>1'930'081 <text:s/></text:p>
          </table:table-cell>
          <table:table-cell table:style-name="ce103" office:value-type="float" office:value="590484" calcext:value-type="float">
            <text:p>590'484 <text:s/></text:p>
          </table:table-cell>
          <table:table-cell table:style-name="ce103" office:value-type="float" office:value="1339597" calcext:value-type="float">
            <text:p>1'339'597 <text:s/></text:p>
          </table:table-cell>
          <table:table-cell table:style-name="ce127" office:value-type="float" office:value="30.5937419206759" calcext:value-type="float">
            <text:p>30.6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3">
          <table:table-cell table:style-name="ce115" office:value-type="float" office:value="386" calcext:value-type="float">
            <text:p>386</text:p>
          </table:table-cell>
          <table:table-cell table:style-name="ce123" office:value-type="date" office:date-value="1992-09-27" calcext:value-type="date">
            <text:p>27.09.1992</text:p>
          </table:table-cell>
          <table:table-cell table:style-name="ce126" office:value-type="string" calcext:value-type="string">
            <text:p>Bundesgesetz über die Stempelabgaben, Änderung vom 4. Oktober 1991</text:p>
          </table:table-cell>
          <table:table-cell table:style-name="ce52" office:value-type="string" calcext:value-type="string">
            <text:p>Fak.</text:p>
          </table:table-cell>
          <table:table-cell table:style-name="ce104" office:value-type="float" office:value="4533617" calcext:value-type="float">
            <text:p>4'533'617 <text:s/></text:p>
          </table:table-cell>
          <table:table-cell table:style-name="ce104" office:value-type="float" office:value="2070537" calcext:value-type="float">
            <text:p>2'070'537 <text:s/></text:p>
          </table:table-cell>
          <table:table-cell table:style-name="ce128" office:value-type="float" office:value="45.670752513942" calcext:value-type="float">
            <text:p>45.7 <text:s text:c="3"/></text:p>
          </table:table-cell>
          <table:table-cell table:style-name="ce104" office:value-type="float" office:value="65275" calcext:value-type="float">
            <text:p>65'275 <text:s/></text:p>
          </table:table-cell>
          <table:table-cell table:style-name="ce104" office:value-type="float" office:value="3332" calcext:value-type="float">
            <text:p>3'332 <text:s/></text:p>
          </table:table-cell>
          <table:table-cell table:style-name="ce104" office:value-type="float" office:value="2001930" calcext:value-type="float">
            <text:p>2'001'930 <text:s/></text:p>
          </table:table-cell>
          <table:table-cell table:style-name="ce104" office:value-type="float" office:value="1230579" calcext:value-type="float">
            <text:p>1'230'579 <text:s/></text:p>
          </table:table-cell>
          <table:table-cell table:style-name="ce104" office:value-type="float" office:value="771351" calcext:value-type="float">
            <text:p>771'351 <text:s/></text:p>
          </table:table-cell>
          <table:table-cell table:style-name="ce128" office:value-type="float" office:value="61.4696318053079" calcext:value-type="float">
            <text:p>61.5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3">
          <table:table-cell table:style-name="ce114" office:value-type="float" office:value="387" calcext:value-type="float">
            <text:p>387</text:p>
          </table:table-cell>
          <table:table-cell table:style-name="ce122" office:value-type="date" office:date-value="1992-09-27" calcext:value-type="date">
            <text:p>27.09.1992</text:p>
          </table:table-cell>
          <table:table-cell table:style-name="ce43" office:value-type="string" calcext:value-type="string">
            <text:p>Bundesgesetz über das bäuerliche Bodenrecht (BGBB)</text:p>
          </table:table-cell>
          <table:table-cell table:style-name="ce53" office:value-type="string" calcext:value-type="string">
            <text:p>Fak.</text:p>
          </table:table-cell>
          <table:table-cell table:style-name="ce103" office:value-type="float" office:value="4533617" calcext:value-type="float">
            <text:p>4'533'617 <text:s/></text:p>
          </table:table-cell>
          <table:table-cell table:style-name="ce103" office:value-type="float" office:value="2069711" calcext:value-type="float">
            <text:p>2'069'711 <text:s/></text:p>
          </table:table-cell>
          <table:table-cell table:style-name="ce127" office:value-type="float" office:value="45.6525330657618" calcext:value-type="float">
            <text:p>45.7 <text:s text:c="3"/></text:p>
          </table:table-cell>
          <table:table-cell table:style-name="ce103" office:value-type="float" office:value="90249" calcext:value-type="float">
            <text:p>90'249 <text:s/></text:p>
          </table:table-cell>
          <table:table-cell table:style-name="ce103" office:value-type="float" office:value="4054" calcext:value-type="float">
            <text:p>4'054 <text:s/></text:p>
          </table:table-cell>
          <table:table-cell table:style-name="ce103" office:value-type="float" office:value="1975408" calcext:value-type="float">
            <text:p>1'975'408 <text:s/></text:p>
          </table:table-cell>
          <table:table-cell table:style-name="ce103" office:value-type="float" office:value="1058317" calcext:value-type="float">
            <text:p>1'058'317 <text:s/></text:p>
          </table:table-cell>
          <table:table-cell table:style-name="ce103" office:value-type="float" office:value="917091" calcext:value-type="float">
            <text:p>917'091 <text:s/></text:p>
          </table:table-cell>
          <table:table-cell table:style-name="ce127" office:value-type="float" office:value="53.5746033224529" calcext:value-type="float">
            <text:p>53.6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3">
          <table:table-cell table:style-name="ce115" office:value-type="float" office:value="388" calcext:value-type="float">
            <text:p>388</text:p>
          </table:table-cell>
          <table:table-cell table:style-name="ce123" office:value-type="date" office:date-value="1992-12-06" calcext:value-type="date">
            <text:p>06.12.1992</text:p>
          </table:table-cell>
          <table:table-cell table:style-name="ce126" office:value-type="string" calcext:value-type="string">
            <text:p>Bundesbeschluss über den Europäischen Wirtschaftsraum (EWR)</text:p>
          </table:table-cell>
          <table:table-cell table:style-name="ce52" office:value-type="string" calcext:value-type="string">
            <text:p>Obl.</text:p>
          </table:table-cell>
          <table:table-cell table:style-name="ce104" office:value-type="float" office:value="4546571" calcext:value-type="float">
            <text:p>4'546'571 <text:s/></text:p>
          </table:table-cell>
          <table:table-cell table:style-name="ce104" office:value-type="float" office:value="3580094" calcext:value-type="float">
            <text:p>3'580'094 <text:s/></text:p>
          </table:table-cell>
          <table:table-cell table:style-name="ce128" office:value-type="float" office:value="78.7427272113423" calcext:value-type="float">
            <text:p>78.7 <text:s text:c="3"/></text:p>
          </table:table-cell>
          <table:table-cell table:style-name="ce104" office:value-type="float" office:value="23487" calcext:value-type="float">
            <text:p>23'487 <text:s/></text:p>
          </table:table-cell>
          <table:table-cell table:style-name="ce104" office:value-type="float" office:value="7027" calcext:value-type="float">
            <text:p>7'027 <text:s/></text:p>
          </table:table-cell>
          <table:table-cell table:style-name="ce104" office:value-type="float" office:value="3549580" calcext:value-type="float">
            <text:p>3'549'580 <text:s/></text:p>
          </table:table-cell>
          <table:table-cell table:style-name="ce104" office:value-type="float" office:value="1762872" calcext:value-type="float">
            <text:p>1'762'872 <text:s/></text:p>
          </table:table-cell>
          <table:table-cell table:style-name="ce104" office:value-type="float" office:value="1786708" calcext:value-type="float">
            <text:p>1'786'708 <text:s/></text:p>
          </table:table-cell>
          <table:table-cell table:style-name="ce128" office:value-type="float" office:value="49.6642419666552" calcext:value-type="float">
            <text:p>49.7 <text:s text:c="3"/></text:p>
          </table:table-cell>
          <table:table-cell table:style-name="ce96" office:value-type="string" office:string-value="V" calcext:value-type="string">
            <text:p>V </text:p>
          </table:table-cell>
          <table:table-cell table:style-name="ce104" office:value-type="string" office:string-value="6 2/2" calcext:value-type="string">
            <text:p>6 2/2 </text:p>
          </table:table-cell>
          <table:table-cell table:style-name="ce104" office:value-type="string" office:string-value="14 4/2" calcext:value-type="string">
            <text:p>14 4/2 </text:p>
          </table:table-cell>
          <table:table-cell table:number-columns-repeated="1008"/>
        </table:table-row>
        <table:table-row table:style-name="ro3">
          <table:table-cell table:style-name="ce114" office:value-type="float" office:value="389" calcext:value-type="float">
            <text:p>389</text:p>
          </table:table-cell>
          <table:table-cell table:style-name="ce122" office:value-type="date" office:date-value="1993-03-07" calcext:value-type="date">
            <text:p>07.03.1993</text:p>
          </table:table-cell>
          <table:table-cell table:style-name="ce43" office:value-type="string" calcext:value-type="string">
            <text:p>Bundesgesetz über die Erhöhung des Treibstoffzolles vom 9. Oktober 1992</text:p>
          </table:table-cell>
          <table:table-cell table:style-name="ce53" office:value-type="string" calcext:value-type="string">
            <text:p>Fak.</text:p>
          </table:table-cell>
          <table:table-cell table:style-name="ce103" office:value-type="float" office:value="4551493" calcext:value-type="float">
            <text:p>4'551'493 <text:s/></text:p>
          </table:table-cell>
          <table:table-cell table:style-name="ce103" office:value-type="float" office:value="2333833" calcext:value-type="float">
            <text:p>2'333'833 <text:s/></text:p>
          </table:table-cell>
          <table:table-cell table:style-name="ce127" office:value-type="float" office:value="51.2762076092394" calcext:value-type="float">
            <text:p>51.3 <text:s text:c="3"/></text:p>
          </table:table-cell>
          <table:table-cell table:style-name="ce103" office:value-type="float" office:value="19307" calcext:value-type="float">
            <text:p>19'307 <text:s/></text:p>
          </table:table-cell>
          <table:table-cell table:style-name="ce103" office:value-type="float" office:value="4086" calcext:value-type="float">
            <text:p>4'086 <text:s/></text:p>
          </table:table-cell>
          <table:table-cell table:style-name="ce103" office:value-type="float" office:value="2310440" calcext:value-type="float">
            <text:p>2'310'440 <text:s/></text:p>
          </table:table-cell>
          <table:table-cell table:style-name="ce103" office:value-type="float" office:value="1259373" calcext:value-type="float">
            <text:p>1'259'373 <text:s/></text:p>
          </table:table-cell>
          <table:table-cell table:style-name="ce103" office:value-type="float" office:value="1051067" calcext:value-type="float">
            <text:p>1'051'067 <text:s/></text:p>
          </table:table-cell>
          <table:table-cell table:style-name="ce127" office:value-type="float" office:value="54.5079292256021" calcext:value-type="float">
            <text:p>54.5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3">
          <table:table-cell table:style-name="ce115" office:value-type="float" office:value="390" calcext:value-type="float">
            <text:p>390</text:p>
          </table:table-cell>
          <table:table-cell table:style-name="ce123" office:value-type="date" office:date-value="1993-03-07" calcext:value-type="date">
            <text:p>07.03.1993</text:p>
          </table:table-cell>
          <table:table-cell table:style-name="ce126" office:value-type="string" calcext:value-type="string">
            <text:p>Bundesbeschluss über die Aufhebung des Spielbankenverbots</text:p>
          </table:table-cell>
          <table:table-cell table:style-name="ce52" office:value-type="string" calcext:value-type="string">
            <text:p>Obl.</text:p>
          </table:table-cell>
          <table:table-cell table:style-name="ce104" office:value-type="float" office:value="4551493" calcext:value-type="float">
            <text:p>4'551'493 <text:s/></text:p>
          </table:table-cell>
          <table:table-cell table:style-name="ce104" office:value-type="float" office:value="2332502" calcext:value-type="float">
            <text:p>2'332'502 <text:s/></text:p>
          </table:table-cell>
          <table:table-cell table:style-name="ce128" office:value-type="float" office:value="51.2469644575967" calcext:value-type="float">
            <text:p>51.2 <text:s text:c="3"/></text:p>
          </table:table-cell>
          <table:table-cell table:style-name="ce104" office:value-type="float" office:value="29343" calcext:value-type="float">
            <text:p>29'343 <text:s/></text:p>
          </table:table-cell>
          <table:table-cell table:style-name="ce104" office:value-type="float" office:value="4707" calcext:value-type="float">
            <text:p>4'707 <text:s/></text:p>
          </table:table-cell>
          <table:table-cell table:style-name="ce104" office:value-type="float" office:value="2298452" calcext:value-type="float">
            <text:p>2'298'452 <text:s/></text:p>
          </table:table-cell>
          <table:table-cell table:style-name="ce104" office:value-type="float" office:value="1665454" calcext:value-type="float">
            <text:p>1'665'454 <text:s/></text:p>
          </table:table-cell>
          <table:table-cell table:style-name="ce104" office:value-type="float" office:value="632998" calcext:value-type="float">
            <text:p>632'998 <text:s/></text:p>
          </table:table-cell>
          <table:table-cell table:style-name="ce128" office:value-type="float" office:value="72.4598120822188" calcext:value-type="float">
            <text:p>72.5 <text:s text:c="3"/></text:p>
          </table:table-cell>
          <table:table-cell table:style-name="ce96" office:value-type="string" office:string-value="A" calcext:value-type="string">
            <text:p>A </text:p>
          </table:table-cell>
          <table:table-cell table:style-name="ce104" office:value-type="string" office:string-value="20 6/2" calcext:value-type="string">
            <text:p>20 6/2 </text:p>
          </table:table-cell>
          <table:table-cell table:style-name="ce104"/>
          <table:table-cell table:number-columns-repeated="1008"/>
        </table:table-row>
        <table:table-row table:style-name="ro3">
          <table:table-cell table:style-name="ce114" office:value-type="float" office:value="391" calcext:value-type="float">
            <text:p>391</text:p>
          </table:table-cell>
          <table:table-cell table:style-name="ce122" office:value-type="date" office:date-value="1993-03-07" calcext:value-type="date">
            <text:p>07.03.1993</text:p>
          </table:table-cell>
          <table:table-cell table:style-name="ce43" office:value-type="string" calcext:value-type="string">
            <text:p>Volksinitiative 'zur Abschaffung der Tierversuche'</text:p>
          </table:table-cell>
          <table:table-cell table:style-name="ce53" office:value-type="string" calcext:value-type="string">
            <text:p>I.</text:p>
          </table:table-cell>
          <table:table-cell table:style-name="ce103" office:value-type="float" office:value="4551493" calcext:value-type="float">
            <text:p>4'551'493 <text:s/></text:p>
          </table:table-cell>
          <table:table-cell table:style-name="ce103" office:value-type="float" office:value="2331753" calcext:value-type="float">
            <text:p>2'331'753 <text:s/></text:p>
          </table:table-cell>
          <table:table-cell table:style-name="ce127" office:value-type="float" office:value="51.2305083189187" calcext:value-type="float">
            <text:p>51.2 <text:s text:c="3"/></text:p>
          </table:table-cell>
          <table:table-cell table:style-name="ce103" office:value-type="float" office:value="40830" calcext:value-type="float">
            <text:p>40'830 <text:s/></text:p>
          </table:table-cell>
          <table:table-cell table:style-name="ce103" office:value-type="float" office:value="4832" calcext:value-type="float">
            <text:p>4'832 <text:s/></text:p>
          </table:table-cell>
          <table:table-cell table:style-name="ce103" office:value-type="float" office:value="2286091" calcext:value-type="float">
            <text:p>2'286'091 <text:s/></text:p>
          </table:table-cell>
          <table:table-cell table:style-name="ce103" office:value-type="float" office:value="634758" calcext:value-type="float">
            <text:p>634'758 <text:s/></text:p>
          </table:table-cell>
          <table:table-cell table:style-name="ce103" office:value-type="float" office:value="1651333" calcext:value-type="float">
            <text:p>1'651'333 <text:s/></text:p>
          </table:table-cell>
          <table:table-cell table:style-name="ce127" office:value-type="float" office:value="27.7660863019014" calcext:value-type="float">
            <text:p>27.8 <text:s text:c="3"/></text:p>
          </table:table-cell>
          <table:table-cell table:style-name="ce97" office:value-type="string" office:string-value="V" calcext:value-type="string">
            <text:p>V </text:p>
          </table:table-cell>
          <table:table-cell table:style-name="ce103"/>
          <table:table-cell table:style-name="ce103" office:value-type="string" office:string-value="20 6/2" calcext:value-type="string">
            <text:p>20 6/2 </text:p>
          </table:table-cell>
          <table:table-cell table:number-columns-repeated="1008"/>
        </table:table-row>
        <table:table-row table:style-name="ro3">
          <table:table-cell table:style-name="ce115" office:value-type="float" office:value="392" calcext:value-type="float">
            <text:p>392</text:p>
          </table:table-cell>
          <table:table-cell table:style-name="ce123" office:value-type="date" office:date-value="1993-06-06" calcext:value-type="date">
            <text:p>06.06.1993</text:p>
          </table:table-cell>
          <table:table-cell table:style-name="ce126" office:value-type="string" calcext:value-type="string">
            <text:p>Volksinitiative '40 Waffenplätze sind genug - Umweltschutz auch beim Militär'</text:p>
          </table:table-cell>
          <table:table-cell table:style-name="ce52" office:value-type="string" calcext:value-type="string">
            <text:p>I.</text:p>
          </table:table-cell>
          <table:table-cell table:style-name="ce104" office:value-type="float" office:value="4559258" calcext:value-type="float">
            <text:p>4'559'258 <text:s/></text:p>
          </table:table-cell>
          <table:table-cell table:style-name="ce104" office:value-type="float" office:value="2534004" calcext:value-type="float">
            <text:p>2'534'004 <text:s/></text:p>
          </table:table-cell>
          <table:table-cell table:style-name="ce128" office:value-type="float" office:value="55.5793069837241" calcext:value-type="float">
            <text:p>55.6 <text:s text:c="3"/></text:p>
          </table:table-cell>
          <table:table-cell table:style-name="ce104" office:value-type="float" office:value="14715" calcext:value-type="float">
            <text:p>14'715 <text:s/></text:p>
          </table:table-cell>
          <table:table-cell table:style-name="ce104" office:value-type="float" office:value="3584" calcext:value-type="float">
            <text:p>3'584 <text:s/></text:p>
          </table:table-cell>
          <table:table-cell table:style-name="ce104" office:value-type="float" office:value="2515705" calcext:value-type="float">
            <text:p>2'515'705 <text:s/></text:p>
          </table:table-cell>
          <table:table-cell table:style-name="ce104" office:value-type="float" office:value="1124893" calcext:value-type="float">
            <text:p>1'124'893 <text:s/></text:p>
          </table:table-cell>
          <table:table-cell table:style-name="ce104" office:value-type="float" office:value="1390812" calcext:value-type="float">
            <text:p>1'390'812 <text:s/></text:p>
          </table:table-cell>
          <table:table-cell table:style-name="ce128" office:value-type="float" office:value="44.7148214913911" calcext:value-type="float">
            <text:p>44.7 <text:s text:c="3"/></text:p>
          </table:table-cell>
          <table:table-cell table:style-name="ce96" office:value-type="string" office:string-value="V" calcext:value-type="string">
            <text:p>V </text:p>
          </table:table-cell>
          <table:table-cell table:style-name="ce104" office:value-type="string" office:string-value="6 2/2" calcext:value-type="string">
            <text:p>6 2/2 </text:p>
          </table:table-cell>
          <table:table-cell table:style-name="ce104" office:value-type="string" office:string-value="14 4/2" calcext:value-type="string">
            <text:p>14 4/2 </text:p>
          </table:table-cell>
          <table:table-cell table:number-columns-repeated="1008"/>
        </table:table-row>
        <table:table-row table:style-name="ro3">
          <table:table-cell table:style-name="ce114" office:value-type="float" office:value="393" calcext:value-type="float">
            <text:p>393</text:p>
          </table:table-cell>
          <table:table-cell table:style-name="ce122" office:value-type="date" office:date-value="1993-06-06" calcext:value-type="date">
            <text:p>06.06.1993</text:p>
          </table:table-cell>
          <table:table-cell table:style-name="ce43" office:value-type="string" calcext:value-type="string">
            <text:p>Volksinitiative 'für eine Schweiz ohne neue Kampfflugzeuge'</text:p>
          </table:table-cell>
          <table:table-cell table:style-name="ce53" office:value-type="string" calcext:value-type="string">
            <text:p>I.</text:p>
          </table:table-cell>
          <table:table-cell table:style-name="ce103" office:value-type="float" office:value="4559258" calcext:value-type="float">
            <text:p>4'559'258 <text:s/></text:p>
          </table:table-cell>
          <table:table-cell table:style-name="ce103" office:value-type="float" office:value="2534220" calcext:value-type="float">
            <text:p>2'534'220 <text:s/></text:p>
          </table:table-cell>
          <table:table-cell table:style-name="ce127" office:value-type="float" office:value="55.5840445967304" calcext:value-type="float">
            <text:p>55.6 <text:s text:c="3"/></text:p>
          </table:table-cell>
          <table:table-cell table:style-name="ce103" office:value-type="float" office:value="20077" calcext:value-type="float">
            <text:p>20'077 <text:s/></text:p>
          </table:table-cell>
          <table:table-cell table:style-name="ce103" office:value-type="float" office:value="3738" calcext:value-type="float">
            <text:p>3'738 <text:s/></text:p>
          </table:table-cell>
          <table:table-cell table:style-name="ce103" office:value-type="float" office:value="2510405" calcext:value-type="float">
            <text:p>2'510'405 <text:s/></text:p>
          </table:table-cell>
          <table:table-cell table:style-name="ce103" office:value-type="float" office:value="1074661" calcext:value-type="float">
            <text:p>1'074'661 <text:s/></text:p>
          </table:table-cell>
          <table:table-cell table:style-name="ce103" office:value-type="float" office:value="1435744" calcext:value-type="float">
            <text:p>1'435'744 <text:s/></text:p>
          </table:table-cell>
          <table:table-cell table:style-name="ce127" office:value-type="float" office:value="42.8082719720523" calcext:value-type="float">
            <text:p>42.8 <text:s text:c="3"/></text:p>
          </table:table-cell>
          <table:table-cell table:style-name="ce97" office:value-type="string" office:string-value="V" calcext:value-type="string">
            <text:p>V </text:p>
          </table:table-cell>
          <table:table-cell table:style-name="ce103" office:value-type="string" office:string-value="3 2/2" calcext:value-type="string">
            <text:p>3 2/2 </text:p>
          </table:table-cell>
          <table:table-cell table:style-name="ce103" office:value-type="string" office:string-value="17 4/2" calcext:value-type="string">
            <text:p>17 4/2 </text:p>
          </table:table-cell>
          <table:table-cell table:number-columns-repeated="1008"/>
        </table:table-row>
        <table:table-row table:style-name="ro1">
          <table:table-cell table:style-name="ce115" office:value-type="float" office:value="394" calcext:value-type="float">
            <text:p>394</text:p>
          </table:table-cell>
          <table:table-cell table:style-name="ce123" office:value-type="date" office:date-value="1993-09-26" calcext:value-type="date">
            <text:p>26.09.1993</text:p>
          </table:table-cell>
          <table:table-cell table:style-name="ce126" office:value-type="string" calcext:value-type="string">
            <text:p>Bundesbeschluss gegen den Waffenmissbrauch</text:p>
          </table:table-cell>
          <table:table-cell table:style-name="ce52" office:value-type="string" calcext:value-type="string">
            <text:p>Obl.</text:p>
          </table:table-cell>
          <table:table-cell table:style-name="ce104" office:value-type="float" office:value="4553754" calcext:value-type="float">
            <text:p>4'553'754 <text:s/></text:p>
          </table:table-cell>
          <table:table-cell table:style-name="ce104" office:value-type="float" office:value="1814663" calcext:value-type="float">
            <text:p>1'814'663 <text:s/></text:p>
          </table:table-cell>
          <table:table-cell table:style-name="ce128" office:value-type="float" office:value="39.8498250015262" calcext:value-type="float">
            <text:p>39.8 <text:s text:c="3"/></text:p>
          </table:table-cell>
          <table:table-cell table:style-name="ce104" office:value-type="float" office:value="27262" calcext:value-type="float">
            <text:p>27'262 <text:s/></text:p>
          </table:table-cell>
          <table:table-cell table:style-name="ce104" office:value-type="float" office:value="2593" calcext:value-type="float">
            <text:p>2'593 <text:s/></text:p>
          </table:table-cell>
          <table:table-cell table:style-name="ce104" office:value-type="float" office:value="1784808" calcext:value-type="float">
            <text:p>1'784'808 <text:s/></text:p>
          </table:table-cell>
          <table:table-cell table:style-name="ce104" office:value-type="float" office:value="1539782" calcext:value-type="float">
            <text:p>1'539'782 <text:s/></text:p>
          </table:table-cell>
          <table:table-cell table:style-name="ce104" office:value-type="float" office:value="245026" calcext:value-type="float">
            <text:p>245'026 <text:s/></text:p>
          </table:table-cell>
          <table:table-cell table:style-name="ce128" office:value-type="float" office:value="86.2715765505309" calcext:value-type="float">
            <text:p>86.3 <text:s text:c="3"/></text:p>
          </table:table-cell>
          <table:table-cell table:style-name="ce96" office:value-type="string" office:string-value="A" calcext:value-type="string">
            <text:p>A </text:p>
          </table:table-cell>
          <table:table-cell table:style-name="ce104" office:value-type="string" office:string-value="20 6/2" calcext:value-type="string">
            <text:p>20 6/2 </text:p>
          </table:table-cell>
          <table:table-cell table:style-name="ce104"/>
          <table:table-cell table:number-columns-repeated="1008"/>
        </table:table-row>
        <table:table-row table:style-name="ro4">
          <table:table-cell table:style-name="ce114" office:value-type="float" office:value="395" calcext:value-type="float">
            <text:p>395</text:p>
          </table:table-cell>
          <table:table-cell table:style-name="ce122" office:value-type="date" office:date-value="1993-09-26" calcext:value-type="date">
            <text:p>26.09.1993</text:p>
          </table:table-cell>
          <table:table-cell table:style-name="ce43" office:value-type="string" calcext:value-type="string">
            <text:p>Bundesbeschluss über den Anschluss des bernischen Amtsbezirks Laufen an den Kanton Basel-Landschaft</text:p>
          </table:table-cell>
          <table:table-cell table:style-name="ce53" office:value-type="string" calcext:value-type="string">
            <text:p>Obl.</text:p>
          </table:table-cell>
          <table:table-cell table:style-name="ce103" office:value-type="float" office:value="4553754" calcext:value-type="float">
            <text:p>4'553'754 <text:s/></text:p>
          </table:table-cell>
          <table:table-cell table:style-name="ce103" office:value-type="float" office:value="1798547" calcext:value-type="float">
            <text:p>1'798'547 <text:s/></text:p>
          </table:table-cell>
          <table:table-cell table:style-name="ce127" office:value-type="float" office:value="39.4959191910674" calcext:value-type="float">
            <text:p>39.5 <text:s text:c="3"/></text:p>
          </table:table-cell>
          <table:table-cell table:style-name="ce103" office:value-type="float" office:value="209883" calcext:value-type="float">
            <text:p>209'883 <text:s/></text:p>
          </table:table-cell>
          <table:table-cell table:style-name="ce103" office:value-type="float" office:value="6830" calcext:value-type="float">
            <text:p>6'830 <text:s/></text:p>
          </table:table-cell>
          <table:table-cell table:style-name="ce103" office:value-type="float" office:value="1581834" calcext:value-type="float">
            <text:p>1'581'834 <text:s/></text:p>
          </table:table-cell>
          <table:table-cell table:style-name="ce103" office:value-type="float" office:value="1188941" calcext:value-type="float">
            <text:p>1'188'941 <text:s/></text:p>
          </table:table-cell>
          <table:table-cell table:style-name="ce103" office:value-type="float" office:value="392893" calcext:value-type="float">
            <text:p>392'893 <text:s/></text:p>
          </table:table-cell>
          <table:table-cell table:style-name="ce127" office:value-type="float" office:value="75.1621851597576" calcext:value-type="float">
            <text:p>75.2 <text:s text:c="3"/></text:p>
          </table:table-cell>
          <table:table-cell table:style-name="ce97" office:value-type="string" office:string-value="A" calcext:value-type="string">
            <text:p>A </text:p>
          </table:table-cell>
          <table:table-cell table:style-name="ce103" office:value-type="string" office:string-value="20 6/2" calcext:value-type="string">
            <text:p>20 6/2 </text:p>
          </table:table-cell>
          <table:table-cell table:style-name="ce103"/>
          <table:table-cell table:number-columns-repeated="1008"/>
        </table:table-row>
        <table:table-row table:style-name="ro3">
          <table:table-cell table:style-name="ce115" office:value-type="float" office:value="396" calcext:value-type="float">
            <text:p>396</text:p>
          </table:table-cell>
          <table:table-cell table:style-name="ce123" office:value-type="date" office:date-value="1993-09-26" calcext:value-type="date">
            <text:p>26.09.1993</text:p>
          </table:table-cell>
          <table:table-cell table:style-name="ce126" office:value-type="string" calcext:value-type="string">
            <text:p>Volksinitiative 'für einen arbeitsfreien Bundesfeiertag' (1. August-Initiative)</text:p>
          </table:table-cell>
          <table:table-cell table:style-name="ce52" office:value-type="string" calcext:value-type="string">
            <text:p>I.</text:p>
          </table:table-cell>
          <table:table-cell table:style-name="ce104" office:value-type="float" office:value="4553754" calcext:value-type="float">
            <text:p>4'553'754 <text:s/></text:p>
          </table:table-cell>
          <table:table-cell table:style-name="ce104" office:value-type="float" office:value="1816428" calcext:value-type="float">
            <text:p>1'816'428 <text:s/></text:p>
          </table:table-cell>
          <table:table-cell table:style-name="ce128" office:value-type="float" office:value="39.8885842318228" calcext:value-type="float">
            <text:p>39.9 <text:s text:c="3"/></text:p>
          </table:table-cell>
          <table:table-cell table:style-name="ce104" office:value-type="float" office:value="32226" calcext:value-type="float">
            <text:p>32'226 <text:s/></text:p>
          </table:table-cell>
          <table:table-cell table:style-name="ce104" office:value-type="float" office:value="2795" calcext:value-type="float">
            <text:p>2'795 <text:s/></text:p>
          </table:table-cell>
          <table:table-cell table:style-name="ce104" office:value-type="float" office:value="1781407" calcext:value-type="float">
            <text:p>1'781'407 <text:s/></text:p>
          </table:table-cell>
          <table:table-cell table:style-name="ce104" office:value-type="float" office:value="1492285" calcext:value-type="float">
            <text:p>1'492'285 <text:s/></text:p>
          </table:table-cell>
          <table:table-cell table:style-name="ce104" office:value-type="float" office:value="289122" calcext:value-type="float">
            <text:p>289'122 <text:s/></text:p>
          </table:table-cell>
          <table:table-cell table:style-name="ce128" office:value-type="float" office:value="83.770019989817" calcext:value-type="float">
            <text:p>83.8 <text:s text:c="3"/></text:p>
          </table:table-cell>
          <table:table-cell table:style-name="ce96" office:value-type="string" office:string-value="A" calcext:value-type="string">
            <text:p>A </text:p>
          </table:table-cell>
          <table:table-cell table:style-name="ce104" office:value-type="string" office:string-value="20 6/2" calcext:value-type="string">
            <text:p>20 6/2 </text:p>
          </table:table-cell>
          <table:table-cell table:style-name="ce104"/>
          <table:table-cell table:number-columns-repeated="1008"/>
        </table:table-row>
        <table:table-row table:style-name="ro4">
          <table:table-cell table:style-name="ce114" office:value-type="float" office:value="397" calcext:value-type="float">
            <text:p>397</text:p>
          </table:table-cell>
          <table:table-cell table:style-name="ce122" office:value-type="date" office:date-value="1993-09-26" calcext:value-type="date">
            <text:p>26.09.1993</text:p>
          </table:table-cell>
          <table:table-cell table:style-name="ce43" office:value-type="string" calcext:value-type="string">
            <text:p>Bundesbeschluss über befristete Massnahmen gegen die Kostensteigerung in der Krankenversicherung</text:p>
          </table:table-cell>
          <table:table-cell table:style-name="ce53" office:value-type="string" calcext:value-type="string">
            <text:p>Fak.</text:p>
          </table:table-cell>
          <table:table-cell table:style-name="ce103" office:value-type="float" office:value="4553754" calcext:value-type="float">
            <text:p>4'553'754 <text:s/></text:p>
          </table:table-cell>
          <table:table-cell table:style-name="ce103" office:value-type="float" office:value="1811582" calcext:value-type="float">
            <text:p>1'811'582 <text:s/></text:p>
          </table:table-cell>
          <table:table-cell table:style-name="ce127" office:value-type="float" office:value="39.782166537762" calcext:value-type="float">
            <text:p>39.8 <text:s text:c="3"/></text:p>
          </table:table-cell>
          <table:table-cell table:style-name="ce103" office:value-type="float" office:value="50400" calcext:value-type="float">
            <text:p>50'400 <text:s/></text:p>
          </table:table-cell>
          <table:table-cell table:style-name="ce103" office:value-type="float" office:value="2971" calcext:value-type="float">
            <text:p>2'971 <text:s/></text:p>
          </table:table-cell>
          <table:table-cell table:style-name="ce103" office:value-type="float" office:value="1758211" calcext:value-type="float">
            <text:p>1'758'211 <text:s/></text:p>
          </table:table-cell>
          <table:table-cell table:style-name="ce103" office:value-type="float" office:value="1416209" calcext:value-type="float">
            <text:p>1'416'209 <text:s/></text:p>
          </table:table-cell>
          <table:table-cell table:style-name="ce103" office:value-type="float" office:value="342002" calcext:value-type="float">
            <text:p>342'002 <text:s/></text:p>
          </table:table-cell>
          <table:table-cell table:style-name="ce127" office:value-type="float" office:value="80.5482959667526" calcext:value-type="float">
            <text:p>80.5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3">
          <table:table-cell table:style-name="ce115" office:value-type="float" office:value="398" calcext:value-type="float">
            <text:p>398</text:p>
          </table:table-cell>
          <table:table-cell table:style-name="ce123" office:value-type="date" office:date-value="1993-09-26" calcext:value-type="date">
            <text:p>26.09.1993</text:p>
          </table:table-cell>
          <table:table-cell table:style-name="ce126" office:value-type="string" calcext:value-type="string">
            <text:p>Bundesbeschluss über Massnahmen in der Arbeitslosenversicherung</text:p>
          </table:table-cell>
          <table:table-cell table:style-name="ce52" office:value-type="string" calcext:value-type="string">
            <text:p>Fak.</text:p>
          </table:table-cell>
          <table:table-cell table:style-name="ce104" office:value-type="float" office:value="4553754" calcext:value-type="float">
            <text:p>4'553'754 <text:s/></text:p>
          </table:table-cell>
          <table:table-cell table:style-name="ce104" office:value-type="float" office:value="1809748" calcext:value-type="float">
            <text:p>1'809'748 <text:s/></text:p>
          </table:table-cell>
          <table:table-cell table:style-name="ce128" office:value-type="float" office:value="39.7418920740997" calcext:value-type="float">
            <text:p>39.7 <text:s text:c="3"/></text:p>
          </table:table-cell>
          <table:table-cell table:style-name="ce104" office:value-type="float" office:value="66321" calcext:value-type="float">
            <text:p>66'321 <text:s/></text:p>
          </table:table-cell>
          <table:table-cell table:style-name="ce104" office:value-type="float" office:value="3245" calcext:value-type="float">
            <text:p>3'245 <text:s/></text:p>
          </table:table-cell>
          <table:table-cell table:style-name="ce104" office:value-type="float" office:value="1740182" calcext:value-type="float">
            <text:p>1'740'182 <text:s/></text:p>
          </table:table-cell>
          <table:table-cell table:style-name="ce104" office:value-type="float" office:value="1225069" calcext:value-type="float">
            <text:p>1'225'069 <text:s/></text:p>
          </table:table-cell>
          <table:table-cell table:style-name="ce104" office:value-type="float" office:value="515113" calcext:value-type="float">
            <text:p>515'113 <text:s/></text:p>
          </table:table-cell>
          <table:table-cell table:style-name="ce128" office:value-type="float" office:value="70.3989008046285" calcext:value-type="float">
            <text:p>70.4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1">
          <table:table-cell table:style-name="ce114" office:value-type="float" office:value="399" calcext:value-type="float">
            <text:p>399</text:p>
          </table:table-cell>
          <table:table-cell table:style-name="ce122" office:value-type="date" office:date-value="1993-11-28" calcext:value-type="date">
            <text:p>28.11.1993</text:p>
          </table:table-cell>
          <table:table-cell table:style-name="ce43" office:value-type="string" calcext:value-type="string">
            <text:p>Bundesbeschluss über die Finanzordnung</text:p>
          </table:table-cell>
          <table:table-cell table:style-name="ce53" office:value-type="string" calcext:value-type="string">
            <text:p>Obl.</text:p>
          </table:table-cell>
          <table:table-cell table:style-name="ce103" office:value-type="float" office:value="4565751" calcext:value-type="float">
            <text:p>4'565'751 <text:s/></text:p>
          </table:table-cell>
          <table:table-cell table:style-name="ce103" office:value-type="float" office:value="2073194" calcext:value-type="float">
            <text:p>2'073'194 <text:s/></text:p>
          </table:table-cell>
          <table:table-cell table:style-name="ce127" office:value-type="float" office:value="45.4075134627359" calcext:value-type="float">
            <text:p>45.4 <text:s text:c="3"/></text:p>
          </table:table-cell>
          <table:table-cell table:style-name="ce103" office:value-type="float" office:value="48433" calcext:value-type="float">
            <text:p>48'433 <text:s/></text:p>
          </table:table-cell>
          <table:table-cell table:style-name="ce103" office:value-type="float" office:value="3330" calcext:value-type="float">
            <text:p>3'330 <text:s/></text:p>
          </table:table-cell>
          <table:table-cell table:style-name="ce103" office:value-type="float" office:value="2021431" calcext:value-type="float">
            <text:p>2'021'431 <text:s/></text:p>
          </table:table-cell>
          <table:table-cell table:style-name="ce103" office:value-type="float" office:value="1347400" calcext:value-type="float">
            <text:p>1'347'400 <text:s/></text:p>
          </table:table-cell>
          <table:table-cell table:style-name="ce103" office:value-type="float" office:value="674031" calcext:value-type="float">
            <text:p>674'031 <text:s/></text:p>
          </table:table-cell>
          <table:table-cell table:style-name="ce127" office:value-type="float" office:value="66.6557503075791" calcext:value-type="float">
            <text:p>66.7 <text:s text:c="3"/></text:p>
          </table:table-cell>
          <table:table-cell table:style-name="ce97" office:value-type="string" office:string-value="A" calcext:value-type="string">
            <text:p>A </text:p>
          </table:table-cell>
          <table:table-cell table:style-name="ce103" office:value-type="string" office:string-value="19 6/2" calcext:value-type="string">
            <text:p>19 6/2 </text:p>
          </table:table-cell>
          <table:table-cell table:style-name="ce103" office:value-type="string" office:string-value="1" calcext:value-type="string">
            <text:p>1 </text:p>
          </table:table-cell>
          <table:table-cell table:number-columns-repeated="1008"/>
        </table:table-row>
        <table:table-row table:style-name="ro3">
          <table:table-cell table:style-name="ce115" office:value-type="float" office:value="400" calcext:value-type="float">
            <text:p>400</text:p>
          </table:table-cell>
          <table:table-cell table:style-name="ce123" office:value-type="date" office:date-value="1993-11-28" calcext:value-type="date">
            <text:p>28.11.1993</text:p>
          </table:table-cell>
          <table:table-cell table:style-name="ce126" office:value-type="string" calcext:value-type="string">
            <text:p>Bundesbeschluss über einen Beitrag zur Gesundung der Bundesfinanzen</text:p>
          </table:table-cell>
          <table:table-cell table:style-name="ce52" office:value-type="string" calcext:value-type="string">
            <text:p>Obl.</text:p>
          </table:table-cell>
          <table:table-cell table:style-name="ce104" office:value-type="float" office:value="4565751" calcext:value-type="float">
            <text:p>4'565'751 <text:s/></text:p>
          </table:table-cell>
          <table:table-cell table:style-name="ce104" office:value-type="float" office:value="2071952" calcext:value-type="float">
            <text:p>2'071'952 <text:s/></text:p>
          </table:table-cell>
          <table:table-cell table:style-name="ce128" office:value-type="float" office:value="45.3803109280379" calcext:value-type="float">
            <text:p>45.4 <text:s text:c="3"/></text:p>
          </table:table-cell>
          <table:table-cell table:style-name="ce104" office:value-type="float" office:value="52257" calcext:value-type="float">
            <text:p>52'257 <text:s/></text:p>
          </table:table-cell>
          <table:table-cell table:style-name="ce104" office:value-type="float" office:value="3369" calcext:value-type="float">
            <text:p>3'369 <text:s/></text:p>
          </table:table-cell>
          <table:table-cell table:style-name="ce104" office:value-type="float" office:value="2016326" calcext:value-type="float">
            <text:p>2'016'326 <text:s/></text:p>
          </table:table-cell>
          <table:table-cell table:style-name="ce104" office:value-type="float" office:value="1163887" calcext:value-type="float">
            <text:p>1'163'887 <text:s/></text:p>
          </table:table-cell>
          <table:table-cell table:style-name="ce104" office:value-type="float" office:value="852439" calcext:value-type="float">
            <text:p>852'439 <text:s/></text:p>
          </table:table-cell>
          <table:table-cell table:style-name="ce128" office:value-type="float" office:value="57.7231558785633" calcext:value-type="float">
            <text:p>57.7 <text:s text:c="3"/></text:p>
          </table:table-cell>
          <table:table-cell table:style-name="ce96" office:value-type="string" office:string-value="A" calcext:value-type="string">
            <text:p>A </text:p>
          </table:table-cell>
          <table:table-cell table:style-name="ce104" office:value-type="string" office:string-value="15 6/2" calcext:value-type="string">
            <text:p>15 6/2 </text:p>
          </table:table-cell>
          <table:table-cell table:style-name="ce104" office:value-type="string" office:string-value="5" calcext:value-type="string">
            <text:p>5 </text:p>
          </table:table-cell>
          <table:table-cell table:number-columns-repeated="1008"/>
        </table:table-row>
        <table:table-row table:style-name="ro3">
          <table:table-cell table:style-name="ce114" office:value-type="float" office:value="401" calcext:value-type="float">
            <text:p>401</text:p>
          </table:table-cell>
          <table:table-cell table:style-name="ce122" office:value-type="date" office:date-value="1993-11-28" calcext:value-type="date">
            <text:p>28.11.1993</text:p>
          </table:table-cell>
          <table:table-cell table:style-name="ce43" office:value-type="string" calcext:value-type="string">
            <text:p>Bundesbeschluss über Massnahmen zur Erhaltung der Sozialversicherung</text:p>
          </table:table-cell>
          <table:table-cell table:style-name="ce53" office:value-type="string" calcext:value-type="string">
            <text:p>Obl.</text:p>
          </table:table-cell>
          <table:table-cell table:style-name="ce103" office:value-type="float" office:value="4565751" calcext:value-type="float">
            <text:p>4'565'751 <text:s/></text:p>
          </table:table-cell>
          <table:table-cell table:style-name="ce103" office:value-type="float" office:value="2072283" calcext:value-type="float">
            <text:p>2'072'283 <text:s/></text:p>
          </table:table-cell>
          <table:table-cell table:style-name="ce127" office:value-type="float" office:value="45.3875605568503" calcext:value-type="float">
            <text:p>45.4 <text:s text:c="3"/></text:p>
          </table:table-cell>
          <table:table-cell table:style-name="ce103" office:value-type="float" office:value="57503" calcext:value-type="float">
            <text:p>57'503 <text:s/></text:p>
          </table:table-cell>
          <table:table-cell table:style-name="ce103" office:value-type="float" office:value="3526" calcext:value-type="float">
            <text:p>3'526 <text:s/></text:p>
          </table:table-cell>
          <table:table-cell table:style-name="ce103" office:value-type="float" office:value="2011254" calcext:value-type="float">
            <text:p>2'011'254 <text:s/></text:p>
          </table:table-cell>
          <table:table-cell table:style-name="ce103" office:value-type="float" office:value="1258782" calcext:value-type="float">
            <text:p>1'258'782 <text:s/></text:p>
          </table:table-cell>
          <table:table-cell table:style-name="ce103" office:value-type="float" office:value="752472" calcext:value-type="float">
            <text:p>752'472 <text:s/></text:p>
          </table:table-cell>
          <table:table-cell table:style-name="ce127" office:value-type="float" office:value="62.5869233821288" calcext:value-type="float">
            <text:p>62.6 <text:s text:c="3"/></text:p>
          </table:table-cell>
          <table:table-cell table:style-name="ce97" office:value-type="string" office:string-value="A" calcext:value-type="string">
            <text:p>A </text:p>
          </table:table-cell>
          <table:table-cell table:style-name="ce103" office:value-type="string" office:string-value="19 6/2" calcext:value-type="string">
            <text:p>19 6/2 </text:p>
          </table:table-cell>
          <table:table-cell table:style-name="ce103" office:value-type="string" office:string-value="1" calcext:value-type="string">
            <text:p>1 </text:p>
          </table:table-cell>
          <table:table-cell table:number-columns-repeated="1008"/>
        </table:table-row>
        <table:table-row table:style-name="ro3">
          <table:table-cell table:style-name="ce115" office:value-type="float" office:value="402" calcext:value-type="float">
            <text:p>402</text:p>
          </table:table-cell>
          <table:table-cell table:style-name="ce123" office:value-type="date" office:date-value="1993-11-28" calcext:value-type="date">
            <text:p>28.11.1993</text:p>
          </table:table-cell>
          <table:table-cell table:style-name="ce126" office:value-type="string" calcext:value-type="string">
            <text:p>Bundesbeschluss über besondere Verbrauchssteuern</text:p>
          </table:table-cell>
          <table:table-cell table:style-name="ce52" office:value-type="string" calcext:value-type="string">
            <text:p>Obl.</text:p>
          </table:table-cell>
          <table:table-cell table:style-name="ce104" office:value-type="float" office:value="4565751" calcext:value-type="float">
            <text:p>4'565'751 <text:s/></text:p>
          </table:table-cell>
          <table:table-cell table:style-name="ce104" office:value-type="float" office:value="2072208" calcext:value-type="float">
            <text:p>2'072'208 <text:s/></text:p>
          </table:table-cell>
          <table:table-cell table:style-name="ce128" office:value-type="float" office:value="45.3859178917116" calcext:value-type="float">
            <text:p>45.4 <text:s text:c="3"/></text:p>
          </table:table-cell>
          <table:table-cell table:style-name="ce104" office:value-type="float" office:value="70176" calcext:value-type="float">
            <text:p>70'176 <text:s/></text:p>
          </table:table-cell>
          <table:table-cell table:style-name="ce104" office:value-type="float" office:value="3634" calcext:value-type="float">
            <text:p>3'634 <text:s/></text:p>
          </table:table-cell>
          <table:table-cell table:style-name="ce104" office:value-type="float" office:value="1998398" calcext:value-type="float">
            <text:p>1'998'398 <text:s/></text:p>
          </table:table-cell>
          <table:table-cell table:style-name="ce104" office:value-type="float" office:value="1212002" calcext:value-type="float">
            <text:p>1'212'002 <text:s/></text:p>
          </table:table-cell>
          <table:table-cell table:style-name="ce104" office:value-type="float" office:value="786396" calcext:value-type="float">
            <text:p>786'396 <text:s/></text:p>
          </table:table-cell>
          <table:table-cell table:style-name="ce128" office:value-type="float" office:value="60.6486795923535" calcext:value-type="float">
            <text:p>60.6 <text:s text:c="3"/></text:p>
          </table:table-cell>
          <table:table-cell table:style-name="ce96" office:value-type="string" office:string-value="A" calcext:value-type="string">
            <text:p>A </text:p>
          </table:table-cell>
          <table:table-cell table:style-name="ce104" office:value-type="string" office:string-value="17 6/2" calcext:value-type="string">
            <text:p>17 6/2 </text:p>
          </table:table-cell>
          <table:table-cell table:style-name="ce104" office:value-type="string" office:string-value="3" calcext:value-type="string">
            <text:p>3 </text:p>
          </table:table-cell>
          <table:table-cell table:number-columns-repeated="1008"/>
        </table:table-row>
        <table:table-row table:style-name="ro3">
          <table:table-cell table:style-name="ce114" office:value-type="float" office:value="403" calcext:value-type="float">
            <text:p>403</text:p>
          </table:table-cell>
          <table:table-cell table:style-name="ce122" office:value-type="date" office:date-value="1993-11-28" calcext:value-type="date">
            <text:p>28.11.1993</text:p>
          </table:table-cell>
          <table:table-cell table:style-name="ce43" office:value-type="string" calcext:value-type="string">
            <text:p>Volksinitiative 'zur Verminderung der Alkoholprobleme'</text:p>
          </table:table-cell>
          <table:table-cell table:style-name="ce53" office:value-type="string" calcext:value-type="string">
            <text:p>I.</text:p>
          </table:table-cell>
          <table:table-cell table:style-name="ce103" office:value-type="float" office:value="4565751" calcext:value-type="float">
            <text:p>4'565'751 <text:s/></text:p>
          </table:table-cell>
          <table:table-cell table:style-name="ce103" office:value-type="float" office:value="2076808" calcext:value-type="float">
            <text:p>2'076'808 <text:s/></text:p>
          </table:table-cell>
          <table:table-cell table:style-name="ce127" office:value-type="float" office:value="45.4866680202227" calcext:value-type="float">
            <text:p>45.5 <text:s text:c="3"/></text:p>
          </table:table-cell>
          <table:table-cell table:style-name="ce103" office:value-type="float" office:value="30516" calcext:value-type="float">
            <text:p>30'516 <text:s/></text:p>
          </table:table-cell>
          <table:table-cell table:style-name="ce103" office:value-type="float" office:value="3073" calcext:value-type="float">
            <text:p>3'073 <text:s/></text:p>
          </table:table-cell>
          <table:table-cell table:style-name="ce103" office:value-type="float" office:value="2043219" calcext:value-type="float">
            <text:p>2'043'219 <text:s/></text:p>
          </table:table-cell>
          <table:table-cell table:style-name="ce103" office:value-type="float" office:value="516054" calcext:value-type="float">
            <text:p>516'054 <text:s/></text:p>
          </table:table-cell>
          <table:table-cell table:style-name="ce103" office:value-type="float" office:value="1527165" calcext:value-type="float">
            <text:p>1'527'165 <text:s/></text:p>
          </table:table-cell>
          <table:table-cell table:style-name="ce127" office:value-type="float" office:value="25.2569107863621" calcext:value-type="float">
            <text:p>25.3 <text:s text:c="3"/></text:p>
          </table:table-cell>
          <table:table-cell table:style-name="ce97" office:value-type="string" office:string-value="V" calcext:value-type="string">
            <text:p>V </text:p>
          </table:table-cell>
          <table:table-cell table:style-name="ce103"/>
          <table:table-cell table:style-name="ce103" office:value-type="string" office:string-value="20 6/2" calcext:value-type="string">
            <text:p>20 6/2 </text:p>
          </table:table-cell>
          <table:table-cell table:number-columns-repeated="1008"/>
        </table:table-row>
        <table:table-row table:style-name="ro3">
          <table:table-cell table:style-name="ce115" office:value-type="float" office:value="404" calcext:value-type="float">
            <text:p>404</text:p>
          </table:table-cell>
          <table:table-cell table:style-name="ce123" office:value-type="date" office:date-value="1993-11-28" calcext:value-type="date">
            <text:p>28.11.1993</text:p>
          </table:table-cell>
          <table:table-cell table:style-name="ce126" office:value-type="string" calcext:value-type="string">
            <text:p>Volksinitiative 'zur Verminderung der Tabakprobleme'</text:p>
          </table:table-cell>
          <table:table-cell table:style-name="ce52" office:value-type="string" calcext:value-type="string">
            <text:p>I.</text:p>
          </table:table-cell>
          <table:table-cell table:style-name="ce104" office:value-type="float" office:value="4565751" calcext:value-type="float">
            <text:p>4'565'751 <text:s/></text:p>
          </table:table-cell>
          <table:table-cell table:style-name="ce104" office:value-type="float" office:value="2077305" calcext:value-type="float">
            <text:p>2'077'305 <text:s/></text:p>
          </table:table-cell>
          <table:table-cell table:style-name="ce128" office:value-type="float" office:value="45.4975534145423" calcext:value-type="float">
            <text:p>45.5 <text:s text:c="3"/></text:p>
          </table:table-cell>
          <table:table-cell table:style-name="ce104" office:value-type="float" office:value="30999" calcext:value-type="float">
            <text:p>30'999 <text:s/></text:p>
          </table:table-cell>
          <table:table-cell table:style-name="ce104" office:value-type="float" office:value="2988" calcext:value-type="float">
            <text:p>2'988 <text:s/></text:p>
          </table:table-cell>
          <table:table-cell table:style-name="ce104" office:value-type="float" office:value="2043318" calcext:value-type="float">
            <text:p>2'043'318 <text:s/></text:p>
          </table:table-cell>
          <table:table-cell table:style-name="ce104" office:value-type="float" office:value="521433" calcext:value-type="float">
            <text:p>521'433 <text:s/></text:p>
          </table:table-cell>
          <table:table-cell table:style-name="ce104" office:value-type="float" office:value="1521885" calcext:value-type="float">
            <text:p>1'521'885 <text:s/></text:p>
          </table:table-cell>
          <table:table-cell table:style-name="ce128" office:value-type="float" office:value="25.5189353786342" calcext:value-type="float">
            <text:p>25.5 <text:s text:c="3"/></text:p>
          </table:table-cell>
          <table:table-cell table:style-name="ce96" office:value-type="string" office:string-value="V" calcext:value-type="string">
            <text:p>V </text:p>
          </table:table-cell>
          <table:table-cell table:style-name="ce104"/>
          <table:table-cell table:style-name="ce104" office:value-type="string" office:string-value="20 6/2" calcext:value-type="string">
            <text:p>20 6/2 </text:p>
          </table:table-cell>
          <table:table-cell table:number-columns-repeated="1008"/>
        </table:table-row>
        <table:table-row table:style-name="ro3">
          <table:table-cell table:style-name="ce114" office:value-type="float" office:value="405" calcext:value-type="float">
            <text:p>405</text:p>
          </table:table-cell>
          <table:table-cell table:style-name="ce122" office:value-type="date" office:date-value="1994-02-20" calcext:value-type="date">
            <text:p>20.02.1994</text:p>
          </table:table-cell>
          <table:table-cell table:style-name="ce43" office:value-type="string" calcext:value-type="string">
            <text:p>Bundesbeschluss über die Weiterführung der Nationalstrassenabgabe</text:p>
          </table:table-cell>
          <table:table-cell table:style-name="ce53" office:value-type="string" calcext:value-type="string">
            <text:p>Obl.</text:p>
          </table:table-cell>
          <table:table-cell table:style-name="ce103" office:value-type="float" office:value="4567573" calcext:value-type="float">
            <text:p>4'567'573 <text:s/></text:p>
          </table:table-cell>
          <table:table-cell table:style-name="ce103" office:value-type="float" office:value="1863398" calcext:value-type="float">
            <text:p>1'863'398 <text:s/></text:p>
          </table:table-cell>
          <table:table-cell table:style-name="ce127" office:value-type="float" office:value="40.7962390529938" calcext:value-type="float">
            <text:p>40.8 <text:s text:c="3"/></text:p>
          </table:table-cell>
          <table:table-cell table:style-name="ce103" office:value-type="float" office:value="21337" calcext:value-type="float">
            <text:p>21'337 <text:s/></text:p>
          </table:table-cell>
          <table:table-cell table:style-name="ce103" office:value-type="float" office:value="2575" calcext:value-type="float">
            <text:p>2'575 <text:s/></text:p>
          </table:table-cell>
          <table:table-cell table:style-name="ce103" office:value-type="float" office:value="1839486" calcext:value-type="float">
            <text:p>1'839'486 <text:s/></text:p>
          </table:table-cell>
          <table:table-cell table:style-name="ce103" office:value-type="float" office:value="1259609" calcext:value-type="float">
            <text:p>1'259'609 <text:s/></text:p>
          </table:table-cell>
          <table:table-cell table:style-name="ce103" office:value-type="float" office:value="579877" calcext:value-type="float">
            <text:p>579'877 <text:s/></text:p>
          </table:table-cell>
          <table:table-cell table:style-name="ce127" office:value-type="float" office:value="68.4761395302818" calcext:value-type="float">
            <text:p>68.5 <text:s text:c="3"/></text:p>
          </table:table-cell>
          <table:table-cell table:style-name="ce97" office:value-type="string" office:string-value="A" calcext:value-type="string">
            <text:p>A </text:p>
          </table:table-cell>
          <table:table-cell table:style-name="ce103" office:value-type="string" office:string-value="18 6/2" calcext:value-type="string">
            <text:p>18 6/2 </text:p>
          </table:table-cell>
          <table:table-cell table:style-name="ce103" office:value-type="string" office:string-value="2" calcext:value-type="string">
            <text:p>2 </text:p>
          </table:table-cell>
          <table:table-cell table:number-columns-repeated="1008"/>
        </table:table-row>
        <table:table-row table:style-name="ro3">
          <table:table-cell table:style-name="ce115" office:value-type="float" office:value="406" calcext:value-type="float">
            <text:p>406</text:p>
          </table:table-cell>
          <table:table-cell table:style-name="ce123" office:value-type="date" office:date-value="1994-02-20" calcext:value-type="date">
            <text:p>20.02.1994</text:p>
          </table:table-cell>
          <table:table-cell table:style-name="ce126" office:value-type="string" calcext:value-type="string">
            <text:p>Bundesbeschluss über die Weiterführung der Schwerverkehrsabgabe</text:p>
          </table:table-cell>
          <table:table-cell table:style-name="ce52" office:value-type="string" calcext:value-type="string">
            <text:p>Obl.</text:p>
          </table:table-cell>
          <table:table-cell table:style-name="ce104" office:value-type="float" office:value="4567573" calcext:value-type="float">
            <text:p>4'567'573 <text:s/></text:p>
          </table:table-cell>
          <table:table-cell table:style-name="ce104" office:value-type="float" office:value="1862531" calcext:value-type="float">
            <text:p>1'862'531 <text:s/></text:p>
          </table:table-cell>
          <table:table-cell table:style-name="ce128" office:value-type="float" office:value="40.7772574187649" calcext:value-type="float">
            <text:p>40.8 <text:s text:c="3"/></text:p>
          </table:table-cell>
          <table:table-cell table:style-name="ce104" office:value-type="float" office:value="26348" calcext:value-type="float">
            <text:p>26'348 <text:s/></text:p>
          </table:table-cell>
          <table:table-cell table:style-name="ce104" office:value-type="float" office:value="2719" calcext:value-type="float">
            <text:p>2'719 <text:s/></text:p>
          </table:table-cell>
          <table:table-cell table:style-name="ce104" office:value-type="float" office:value="1833464" calcext:value-type="float">
            <text:p>1'833'464 <text:s/></text:p>
          </table:table-cell>
          <table:table-cell table:style-name="ce104" office:value-type="float" office:value="1324242" calcext:value-type="float">
            <text:p>1'324'242 <text:s/></text:p>
          </table:table-cell>
          <table:table-cell table:style-name="ce104" office:value-type="float" office:value="509222" calcext:value-type="float">
            <text:p>509'222 <text:s/></text:p>
          </table:table-cell>
          <table:table-cell table:style-name="ce128" office:value-type="float" office:value="72.2262340574999" calcext:value-type="float">
            <text:p>72.2 <text:s text:c="3"/></text:p>
          </table:table-cell>
          <table:table-cell table:style-name="ce96" office:value-type="string" office:string-value="A" calcext:value-type="string">
            <text:p>A </text:p>
          </table:table-cell>
          <table:table-cell table:style-name="ce104" office:value-type="string" office:string-value="20 6/2" calcext:value-type="string">
            <text:p>20 6/2 </text:p>
          </table:table-cell>
          <table:table-cell table:style-name="ce104"/>
          <table:table-cell table:number-columns-repeated="1008"/>
        </table:table-row>
        <table:table-row table:style-name="ro4">
          <table:table-cell table:style-name="ce114" office:value-type="float" office:value="407" calcext:value-type="float">
            <text:p>407</text:p>
          </table:table-cell>
          <table:table-cell table:style-name="ce122" office:value-type="date" office:date-value="1994-02-20" calcext:value-type="date">
            <text:p>20.02.1994</text:p>
          </table:table-cell>
          <table:table-cell table:style-name="ce43" office:value-type="string" calcext:value-type="string">
            <text:p>Bundesbeschluss über die Einführung einer leistungs- oder verbrauchsabhängigen Schwerverkehrsabgabe</text:p>
          </table:table-cell>
          <table:table-cell table:style-name="ce53" office:value-type="string" calcext:value-type="string">
            <text:p>Obl.</text:p>
          </table:table-cell>
          <table:table-cell table:style-name="ce103" office:value-type="float" office:value="4567573" calcext:value-type="float">
            <text:p>4'567'573 <text:s/></text:p>
          </table:table-cell>
          <table:table-cell table:style-name="ce103" office:value-type="float" office:value="1861208" calcext:value-type="float">
            <text:p>1'861'208 <text:s/></text:p>
          </table:table-cell>
          <table:table-cell table:style-name="ce127" office:value-type="float" office:value="40.748292364457" calcext:value-type="float">
            <text:p>40.7 <text:s text:c="3"/></text:p>
          </table:table-cell>
          <table:table-cell table:style-name="ce103" office:value-type="float" office:value="38812" calcext:value-type="float">
            <text:p>38'812 <text:s/></text:p>
          </table:table-cell>
          <table:table-cell table:style-name="ce103" office:value-type="float" office:value="2855" calcext:value-type="float">
            <text:p>2'855 <text:s/></text:p>
          </table:table-cell>
          <table:table-cell table:style-name="ce103" office:value-type="float" office:value="1819541" calcext:value-type="float">
            <text:p>1'819'541 <text:s/></text:p>
          </table:table-cell>
          <table:table-cell table:style-name="ce103" office:value-type="float" office:value="1221630" calcext:value-type="float">
            <text:p>1'221'630 <text:s/></text:p>
          </table:table-cell>
          <table:table-cell table:style-name="ce103" office:value-type="float" office:value="597911" calcext:value-type="float">
            <text:p>597'911 <text:s/></text:p>
          </table:table-cell>
          <table:table-cell table:style-name="ce127" office:value-type="float" office:value="67.1394598967542" calcext:value-type="float">
            <text:p>67.1 <text:s text:c="3"/></text:p>
          </table:table-cell>
          <table:table-cell table:style-name="ce97" office:value-type="string" office:string-value="A" calcext:value-type="string">
            <text:p>A </text:p>
          </table:table-cell>
          <table:table-cell table:style-name="ce103" office:value-type="string" office:string-value="18 6/2" calcext:value-type="string">
            <text:p>18 6/2 </text:p>
          </table:table-cell>
          <table:table-cell table:style-name="ce103" office:value-type="string" office:string-value="2" calcext:value-type="string">
            <text:p>2 </text:p>
          </table:table-cell>
          <table:table-cell table:number-columns-repeated="1008"/>
        </table:table-row>
        <table:table-row table:style-name="ro3">
          <table:table-cell table:style-name="ce115" office:value-type="float" office:value="408" calcext:value-type="float">
            <text:p>408</text:p>
          </table:table-cell>
          <table:table-cell table:style-name="ce123" office:value-type="date" office:date-value="1994-02-20" calcext:value-type="date">
            <text:p>20.02.1994</text:p>
          </table:table-cell>
          <table:table-cell table:style-name="ce126" office:value-type="string" calcext:value-type="string">
            <text:p>Volksinitiative 'zum Schutze des Alpengebietes vor dem Transitverkehr'</text:p>
          </table:table-cell>
          <table:table-cell table:style-name="ce52" office:value-type="string" calcext:value-type="string">
            <text:p>I.</text:p>
          </table:table-cell>
          <table:table-cell table:style-name="ce104" office:value-type="float" office:value="4567573" calcext:value-type="float">
            <text:p>4'567'573 <text:s/></text:p>
          </table:table-cell>
          <table:table-cell table:style-name="ce104" office:value-type="float" office:value="1865111" calcext:value-type="float">
            <text:p>1'865'111 <text:s/></text:p>
          </table:table-cell>
          <table:table-cell table:style-name="ce128" office:value-type="float" office:value="40.8337425586849" calcext:value-type="float">
            <text:p>40.8 <text:s text:c="3"/></text:p>
          </table:table-cell>
          <table:table-cell table:style-name="ce104" office:value-type="float" office:value="23436" calcext:value-type="float">
            <text:p>23'436 <text:s/></text:p>
          </table:table-cell>
          <table:table-cell table:style-name="ce104" office:value-type="float" office:value="2822" calcext:value-type="float">
            <text:p>2'822 <text:s/></text:p>
          </table:table-cell>
          <table:table-cell table:style-name="ce104" office:value-type="float" office:value="1838853" calcext:value-type="float">
            <text:p>1'838'853 <text:s/></text:p>
          </table:table-cell>
          <table:table-cell table:style-name="ce104" office:value-type="float" office:value="954491" calcext:value-type="float">
            <text:p>954'491 <text:s/></text:p>
          </table:table-cell>
          <table:table-cell table:style-name="ce104" office:value-type="float" office:value="884362" calcext:value-type="float">
            <text:p>884'362 <text:s/></text:p>
          </table:table-cell>
          <table:table-cell table:style-name="ce128" office:value-type="float" office:value="51.9068680313217" calcext:value-type="float">
            <text:p>51.9 <text:s text:c="3"/></text:p>
          </table:table-cell>
          <table:table-cell table:style-name="ce96" office:value-type="string" office:string-value="A" calcext:value-type="string">
            <text:p>A </text:p>
          </table:table-cell>
          <table:table-cell table:style-name="ce104" office:value-type="string" office:string-value="13 6/2" calcext:value-type="string">
            <text:p>13 6/2 </text:p>
          </table:table-cell>
          <table:table-cell table:style-name="ce104" office:value-type="string" office:string-value="7" calcext:value-type="string">
            <text:p>7 </text:p>
          </table:table-cell>
          <table:table-cell table:number-columns-repeated="1008"/>
        </table:table-row>
        <table:table-row table:style-name="ro3">
          <table:table-cell table:style-name="ce114" office:value-type="float" office:value="409" calcext:value-type="float">
            <text:p>409</text:p>
          </table:table-cell>
          <table:table-cell table:style-name="ce122" office:value-type="date" office:date-value="1994-02-20" calcext:value-type="date">
            <text:p>20.02.1994</text:p>
          </table:table-cell>
          <table:table-cell table:style-name="ce43" office:value-type="string" calcext:value-type="string">
            <text:p>Luftfahrtgesetz (LFG), Änderung vom 18. Juni 1993</text:p>
          </table:table-cell>
          <table:table-cell table:style-name="ce53" office:value-type="string" calcext:value-type="string">
            <text:p>Fak.</text:p>
          </table:table-cell>
          <table:table-cell table:style-name="ce103" office:value-type="float" office:value="4567573" calcext:value-type="float">
            <text:p>4'567'573 <text:s/></text:p>
          </table:table-cell>
          <table:table-cell table:style-name="ce103" office:value-type="float" office:value="1856045" calcext:value-type="float">
            <text:p>1'856'045 <text:s/></text:p>
          </table:table-cell>
          <table:table-cell table:style-name="ce127" office:value-type="float" office:value="40.6352564042217" calcext:value-type="float">
            <text:p>40.6 <text:s text:c="3"/></text:p>
          </table:table-cell>
          <table:table-cell table:style-name="ce103" office:value-type="float" office:value="80734" calcext:value-type="float">
            <text:p>80'734 <text:s/></text:p>
          </table:table-cell>
          <table:table-cell table:style-name="ce103" office:value-type="float" office:value="3752" calcext:value-type="float">
            <text:p>3'752 <text:s/></text:p>
          </table:table-cell>
          <table:table-cell table:style-name="ce103" office:value-type="float" office:value="1771559" calcext:value-type="float">
            <text:p>1'771'559 <text:s/></text:p>
          </table:table-cell>
          <table:table-cell table:style-name="ce103" office:value-type="float" office:value="1081844" calcext:value-type="float">
            <text:p>1'081'844 <text:s/></text:p>
          </table:table-cell>
          <table:table-cell table:style-name="ce103" office:value-type="float" office:value="689715" calcext:value-type="float">
            <text:p>689'715 <text:s/></text:p>
          </table:table-cell>
          <table:table-cell table:style-name="ce127" office:value-type="float" office:value="61.0673423803554" calcext:value-type="float">
            <text:p>61.1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4">
          <table:table-cell table:style-name="ce115" office:value-type="float" office:value="410" calcext:value-type="float">
            <text:p>410</text:p>
          </table:table-cell>
          <table:table-cell table:style-name="ce123" office:value-type="date" office:date-value="1994-06-12" calcext:value-type="date">
            <text:p>12.06.1994</text:p>
          </table:table-cell>
          <table:table-cell table:style-name="ce126" office:value-type="string" calcext:value-type="string">
            <text:p>Bundesbeschluss über einen Kulturförderungsartikel in der Bundesverfassung (Art. 27septies BV)</text:p>
          </table:table-cell>
          <table:table-cell table:style-name="ce52" office:value-type="string" calcext:value-type="string">
            <text:p>Obl.</text:p>
          </table:table-cell>
          <table:table-cell table:style-name="ce104" office:value-type="float" office:value="4572713" calcext:value-type="float">
            <text:p>4'572'713 <text:s/></text:p>
          </table:table-cell>
          <table:table-cell table:style-name="ce104" office:value-type="float" office:value="2131789" calcext:value-type="float">
            <text:p>2'131'789 <text:s/></text:p>
          </table:table-cell>
          <table:table-cell table:style-name="ce128" office:value-type="float" office:value="46.6197856720944" calcext:value-type="float">
            <text:p>46.6 <text:s text:c="3"/></text:p>
          </table:table-cell>
          <table:table-cell table:style-name="ce104" office:value-type="float" office:value="50640" calcext:value-type="float">
            <text:p>50'640 <text:s/></text:p>
          </table:table-cell>
          <table:table-cell table:style-name="ce104" office:value-type="float" office:value="3936" calcext:value-type="float">
            <text:p>3'936 <text:s/></text:p>
          </table:table-cell>
          <table:table-cell table:style-name="ce104" office:value-type="float" office:value="2077213" calcext:value-type="float">
            <text:p>2'077'213 <text:s/></text:p>
          </table:table-cell>
          <table:table-cell table:style-name="ce104" office:value-type="float" office:value="1059025" calcext:value-type="float">
            <text:p>1'059'025 <text:s/></text:p>
          </table:table-cell>
          <table:table-cell table:style-name="ce104" office:value-type="float" office:value="1018188" calcext:value-type="float">
            <text:p>1'018'188 <text:s/></text:p>
          </table:table-cell>
          <table:table-cell table:style-name="ce128" office:value-type="float" office:value="50.98297574683" calcext:value-type="float">
            <text:p>51.0 <text:s text:c="3"/></text:p>
          </table:table-cell>
          <table:table-cell table:style-name="ce96" office:value-type="string" office:string-value="V" calcext:value-type="string">
            <text:p>V </text:p>
          </table:table-cell>
          <table:table-cell table:style-name="ce104" office:value-type="string" office:string-value="10 2/2" calcext:value-type="string">
            <text:p>10 2/2 </text:p>
          </table:table-cell>
          <table:table-cell table:style-name="ce104" office:value-type="string" office:string-value="10 4/2" calcext:value-type="string">
            <text:p>10 4/2 </text:p>
          </table:table-cell>
          <table:table-cell table:number-columns-repeated="1008"/>
        </table:table-row>
        <table:table-row table:style-name="ro4">
          <table:table-cell table:style-name="ce114" office:value-type="float" office:value="411" calcext:value-type="float">
            <text:p>411</text:p>
          </table:table-cell>
          <table:table-cell table:style-name="ce122" office:value-type="date" office:date-value="1994-06-12" calcext:value-type="date">
            <text:p>12.06.1994</text:p>
          </table:table-cell>
          <table:table-cell table:style-name="ce43" office:value-type="string" calcext:value-type="string">
            <text:p>Bundesbeschluss über die Revision der Bürgerrechtsregelung in der Bundesverfassung (Erleichterte Einbürgerung für junge Ausländer)</text:p>
          </table:table-cell>
          <table:table-cell table:style-name="ce53" office:value-type="string" calcext:value-type="string">
            <text:p>Obl.</text:p>
          </table:table-cell>
          <table:table-cell table:style-name="ce103" office:value-type="float" office:value="4572713" calcext:value-type="float">
            <text:p>4'572'713 <text:s/></text:p>
          </table:table-cell>
          <table:table-cell table:style-name="ce103" office:value-type="float" office:value="2137944" calcext:value-type="float">
            <text:p>2'137'944 <text:s/></text:p>
          </table:table-cell>
          <table:table-cell table:style-name="ce127" office:value-type="float" office:value="46.7543884779123" calcext:value-type="float">
            <text:p>46.8 <text:s text:c="3"/></text:p>
          </table:table-cell>
          <table:table-cell table:style-name="ce103" office:value-type="float" office:value="25899" calcext:value-type="float">
            <text:p>25'899 <text:s/></text:p>
          </table:table-cell>
          <table:table-cell table:style-name="ce103" office:value-type="float" office:value="3430" calcext:value-type="float">
            <text:p>3'430 <text:s/></text:p>
          </table:table-cell>
          <table:table-cell table:style-name="ce103" office:value-type="float" office:value="2108615" calcext:value-type="float">
            <text:p>2'108'615 <text:s/></text:p>
          </table:table-cell>
          <table:table-cell table:style-name="ce103" office:value-type="float" office:value="1114158" calcext:value-type="float">
            <text:p>1'114'158 <text:s/></text:p>
          </table:table-cell>
          <table:table-cell table:style-name="ce103" office:value-type="float" office:value="994457" calcext:value-type="float">
            <text:p>994'457 <text:s/></text:p>
          </table:table-cell>
          <table:table-cell table:style-name="ce127" office:value-type="float" office:value="52.8383796947285" calcext:value-type="float">
            <text:p>52.8 <text:s text:c="3"/></text:p>
          </table:table-cell>
          <table:table-cell table:style-name="ce97" office:value-type="string" office:string-value="V" calcext:value-type="string">
            <text:p>V </text:p>
          </table:table-cell>
          <table:table-cell table:style-name="ce103" office:value-type="string" office:string-value="9 2/2" calcext:value-type="string">
            <text:p>9 2/2 </text:p>
          </table:table-cell>
          <table:table-cell table:style-name="ce103" office:value-type="string" office:string-value="11 4/2" calcext:value-type="string">
            <text:p>11 4/2 </text:p>
          </table:table-cell>
          <table:table-cell table:number-columns-repeated="1008"/>
        </table:table-row>
        <table:table-row table:style-name="ro3">
          <table:table-cell table:style-name="ce115" office:value-type="float" office:value="412" calcext:value-type="float">
            <text:p>412</text:p>
          </table:table-cell>
          <table:table-cell table:style-name="ce123" office:value-type="date" office:date-value="1994-06-12" calcext:value-type="date">
            <text:p>12.06.1994</text:p>
          </table:table-cell>
          <table:table-cell table:style-name="ce126" office:value-type="string" calcext:value-type="string">
            <text:p>Bundesgesetz über schweizerische Truppen für friedenserhaltende Operationen (BTFO)</text:p>
          </table:table-cell>
          <table:table-cell table:style-name="ce52" office:value-type="string" calcext:value-type="string">
            <text:p>Fak.</text:p>
          </table:table-cell>
          <table:table-cell table:style-name="ce104" office:value-type="float" office:value="4572713" calcext:value-type="float">
            <text:p>4'572'713 <text:s/></text:p>
          </table:table-cell>
          <table:table-cell table:style-name="ce104" office:value-type="float" office:value="2138973" calcext:value-type="float">
            <text:p>2'138'973 <text:s/></text:p>
          </table:table-cell>
          <table:table-cell table:style-name="ce128" office:value-type="float" office:value="46.7768915302579" calcext:value-type="float">
            <text:p>46.8 <text:s text:c="3"/></text:p>
          </table:table-cell>
          <table:table-cell table:style-name="ce104" office:value-type="float" office:value="31998" calcext:value-type="float">
            <text:p>31'998 <text:s/></text:p>
          </table:table-cell>
          <table:table-cell table:style-name="ce104" office:value-type="float" office:value="3613" calcext:value-type="float">
            <text:p>3'613 <text:s/></text:p>
          </table:table-cell>
          <table:table-cell table:style-name="ce104" office:value-type="float" office:value="2103362" calcext:value-type="float">
            <text:p>2'103'362 <text:s/></text:p>
          </table:table-cell>
          <table:table-cell table:style-name="ce104" office:value-type="float" office:value="899626" calcext:value-type="float">
            <text:p>899'626 <text:s/></text:p>
          </table:table-cell>
          <table:table-cell table:style-name="ce104" office:value-type="float" office:value="1203736" calcext:value-type="float">
            <text:p>1'203'736 <text:s/></text:p>
          </table:table-cell>
          <table:table-cell table:style-name="ce128" office:value-type="float" office:value="42.7708592244226" calcext:value-type="float">
            <text:p>42.8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4">
          <table:table-cell table:style-name="ce114" office:value-type="float" office:value="413" calcext:value-type="float">
            <text:p>413</text:p>
          </table:table-cell>
          <table:table-cell table:style-name="ce122" office:value-type="date" office:date-value="1994-09-25" calcext:value-type="date">
            <text:p>25.09.1994</text:p>
          </table:table-cell>
          <table:table-cell table:style-name="ce43" office:value-type="string" calcext:value-type="string">
            <text:p>Bundesbeschluss über die Aufhebung der Verbilligung von inländischem Brotgetreide aus Zolleinnahmen</text:p>
          </table:table-cell>
          <table:table-cell table:style-name="ce53" office:value-type="string" calcext:value-type="string">
            <text:p>Obl.</text:p>
          </table:table-cell>
          <table:table-cell table:style-name="ce103" office:value-type="float" office:value="4576512" calcext:value-type="float">
            <text:p>4'576'512 <text:s/></text:p>
          </table:table-cell>
          <table:table-cell table:style-name="ce103" office:value-type="float" office:value="2082706" calcext:value-type="float">
            <text:p>2'082'706 <text:s/></text:p>
          </table:table-cell>
          <table:table-cell table:style-name="ce127" office:value-type="float" office:value="45.5085881999217" calcext:value-type="float">
            <text:p>45.5 <text:s text:c="3"/></text:p>
          </table:table-cell>
          <table:table-cell table:style-name="ce103" office:value-type="float" office:value="82941" calcext:value-type="float">
            <text:p>82'941 <text:s/></text:p>
          </table:table-cell>
          <table:table-cell table:style-name="ce103" office:value-type="float" office:value="4689" calcext:value-type="float">
            <text:p>4'689 <text:s/></text:p>
          </table:table-cell>
          <table:table-cell table:style-name="ce103" office:value-type="float" office:value="1995076" calcext:value-type="float">
            <text:p>1'995'076 <text:s/></text:p>
          </table:table-cell>
          <table:table-cell table:style-name="ce103" office:value-type="float" office:value="1288697" calcext:value-type="float">
            <text:p>1'288'697 <text:s/></text:p>
          </table:table-cell>
          <table:table-cell table:style-name="ce103" office:value-type="float" office:value="706379" calcext:value-type="float">
            <text:p>706'379 <text:s/></text:p>
          </table:table-cell>
          <table:table-cell table:style-name="ce127" office:value-type="float" office:value="64.5938801328872" calcext:value-type="float">
            <text:p>64.6 <text:s text:c="3"/></text:p>
          </table:table-cell>
          <table:table-cell table:style-name="ce97" office:value-type="string" office:string-value="A" calcext:value-type="string">
            <text:p>A </text:p>
          </table:table-cell>
          <table:table-cell table:style-name="ce103" office:value-type="string" office:string-value="20 6/2" calcext:value-type="string">
            <text:p>20 6/2 </text:p>
          </table:table-cell>
          <table:table-cell table:style-name="ce103"/>
          <table:table-cell table:number-columns-repeated="1008"/>
        </table:table-row>
        <table:table-row table:style-name="ro3">
          <table:table-cell table:style-name="ce115" office:value-type="float" office:value="414" calcext:value-type="float">
            <text:p>414</text:p>
          </table:table-cell>
          <table:table-cell table:style-name="ce123" office:value-type="date" office:date-value="1994-09-25" calcext:value-type="date">
            <text:p>25.09.1994</text:p>
          </table:table-cell>
          <table:table-cell table:style-name="ce126" office:value-type="string" calcext:value-type="string">
            <text:p>Schweizerisches Strafgesetzbuch Militärstrafgesetz, Änderung vom 18. Juni 1993</text:p>
          </table:table-cell>
          <table:table-cell table:style-name="ce52" office:value-type="string" calcext:value-type="string">
            <text:p>Fak.</text:p>
          </table:table-cell>
          <table:table-cell table:style-name="ce104" office:value-type="float" office:value="4576512" calcext:value-type="float">
            <text:p>4'576'512 <text:s/></text:p>
          </table:table-cell>
          <table:table-cell table:style-name="ce104" office:value-type="float" office:value="2100739" calcext:value-type="float">
            <text:p>2'100'739 <text:s/></text:p>
          </table:table-cell>
          <table:table-cell table:style-name="ce128" office:value-type="float" office:value="45.9026219094367" calcext:value-type="float">
            <text:p>45.9 <text:s text:c="3"/></text:p>
          </table:table-cell>
          <table:table-cell table:style-name="ce104" office:value-type="float" office:value="24910" calcext:value-type="float">
            <text:p>24'910 <text:s/></text:p>
          </table:table-cell>
          <table:table-cell table:style-name="ce104" office:value-type="float" office:value="3192" calcext:value-type="float">
            <text:p>3'192 <text:s/></text:p>
          </table:table-cell>
          <table:table-cell table:style-name="ce104" office:value-type="float" office:value="2072637" calcext:value-type="float">
            <text:p>2'072'637 <text:s/></text:p>
          </table:table-cell>
          <table:table-cell table:style-name="ce104" office:value-type="float" office:value="1132662" calcext:value-type="float">
            <text:p>1'132'662 <text:s/></text:p>
          </table:table-cell>
          <table:table-cell table:style-name="ce104" office:value-type="float" office:value="939975" calcext:value-type="float">
            <text:p>939'975 <text:s/></text:p>
          </table:table-cell>
          <table:table-cell table:style-name="ce128" office:value-type="float" office:value="54.6483537638284" calcext:value-type="float">
            <text:p>54.6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3">
          <table:table-cell table:style-name="ce114" office:value-type="float" office:value="415" calcext:value-type="float">
            <text:p>415</text:p>
          </table:table-cell>
          <table:table-cell table:style-name="ce122" office:value-type="date" office:date-value="1994-12-04" calcext:value-type="date">
            <text:p>04.12.1994</text:p>
          </table:table-cell>
          <table:table-cell table:style-name="ce43" office:value-type="string" calcext:value-type="string">
            <text:p>Bundesgesetz über die Krankenversicherung (KVG)</text:p>
          </table:table-cell>
          <table:table-cell table:style-name="ce53" office:value-type="string" calcext:value-type="string">
            <text:p>Fak.</text:p>
          </table:table-cell>
          <table:table-cell table:style-name="ce103" office:value-type="float" office:value="4580035" calcext:value-type="float">
            <text:p>4'580'035 <text:s/></text:p>
          </table:table-cell>
          <table:table-cell table:style-name="ce103" office:value-type="float" office:value="2014475" calcext:value-type="float">
            <text:p>2'014'475 <text:s/></text:p>
          </table:table-cell>
          <table:table-cell table:style-name="ce127" office:value-type="float" office:value="43.9838341846733" calcext:value-type="float">
            <text:p>44.0 <text:s text:c="3"/></text:p>
          </table:table-cell>
          <table:table-cell table:style-name="ce103" office:value-type="float" office:value="37612" calcext:value-type="float">
            <text:p>37'612 <text:s/></text:p>
          </table:table-cell>
          <table:table-cell table:style-name="ce103" office:value-type="float" office:value="5328" calcext:value-type="float">
            <text:p>5'328 <text:s/></text:p>
          </table:table-cell>
          <table:table-cell table:style-name="ce103" office:value-type="float" office:value="1971535" calcext:value-type="float">
            <text:p>1'971'535 <text:s/></text:p>
          </table:table-cell>
          <table:table-cell table:style-name="ce103" office:value-type="float" office:value="1021175" calcext:value-type="float">
            <text:p>1'021'175 <text:s/></text:p>
          </table:table-cell>
          <table:table-cell table:style-name="ce103" office:value-type="float" office:value="950360" calcext:value-type="float">
            <text:p>950'360 <text:s/></text:p>
          </table:table-cell>
          <table:table-cell table:style-name="ce127" office:value-type="float" office:value="51.7959356541984" calcext:value-type="float">
            <text:p>51.8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3">
          <table:table-cell table:style-name="ce115" office:value-type="float" office:value="416" calcext:value-type="float">
            <text:p>416</text:p>
          </table:table-cell>
          <table:table-cell table:style-name="ce123" office:value-type="date" office:date-value="1994-12-04" calcext:value-type="date">
            <text:p>04.12.1994</text:p>
          </table:table-cell>
          <table:table-cell table:style-name="ce126" office:value-type="string" calcext:value-type="string">
            <text:p>Volksinitiative 'für eine gesunde Krankenversicherung'</text:p>
          </table:table-cell>
          <table:table-cell table:style-name="ce52" office:value-type="string" calcext:value-type="string">
            <text:p>I.</text:p>
          </table:table-cell>
          <table:table-cell table:style-name="ce104" office:value-type="float" office:value="4580035" calcext:value-type="float">
            <text:p>4'580'035 <text:s/></text:p>
          </table:table-cell>
          <table:table-cell table:style-name="ce104" office:value-type="float" office:value="2014250" calcext:value-type="float">
            <text:p>2'014'250 <text:s/></text:p>
          </table:table-cell>
          <table:table-cell table:style-name="ce128" office:value-type="float" office:value="43.9789215584597" calcext:value-type="float">
            <text:p>44.0 <text:s text:c="3"/></text:p>
          </table:table-cell>
          <table:table-cell table:style-name="ce104" office:value-type="float" office:value="43849" calcext:value-type="float">
            <text:p>43'849 <text:s/></text:p>
          </table:table-cell>
          <table:table-cell table:style-name="ce104" office:value-type="float" office:value="5550" calcext:value-type="float">
            <text:p>5'550 <text:s/></text:p>
          </table:table-cell>
          <table:table-cell table:style-name="ce104" office:value-type="float" office:value="1964851" calcext:value-type="float">
            <text:p>1'964'851 <text:s/></text:p>
          </table:table-cell>
          <table:table-cell table:style-name="ce104" office:value-type="float" office:value="460674" calcext:value-type="float">
            <text:p>460'674 <text:s/></text:p>
          </table:table-cell>
          <table:table-cell table:style-name="ce104" office:value-type="float" office:value="1504177" calcext:value-type="float">
            <text:p>1'504'177 <text:s/></text:p>
          </table:table-cell>
          <table:table-cell table:style-name="ce128" office:value-type="float" office:value="23.445747285672" calcext:value-type="float">
            <text:p>23.4 <text:s text:c="3"/></text:p>
          </table:table-cell>
          <table:table-cell table:style-name="ce96" office:value-type="string" office:string-value="V" calcext:value-type="string">
            <text:p>V </text:p>
          </table:table-cell>
          <table:table-cell table:style-name="ce104"/>
          <table:table-cell table:style-name="ce104" office:value-type="string" office:string-value="20 6/2" calcext:value-type="string">
            <text:p>20 6/2 </text:p>
          </table:table-cell>
          <table:table-cell table:number-columns-repeated="1008"/>
        </table:table-row>
        <table:table-row table:style-name="ro3">
          <table:table-cell table:style-name="ce114" office:value-type="float" office:value="417" calcext:value-type="float">
            <text:p>417</text:p>
          </table:table-cell>
          <table:table-cell table:style-name="ce122" office:value-type="date" office:date-value="1994-12-04" calcext:value-type="date">
            <text:p>04.12.1994</text:p>
          </table:table-cell>
          <table:table-cell table:style-name="ce43" office:value-type="string" calcext:value-type="string">
            <text:p>Bundesgesetz über Zwangsmassnahmen im Ausländerrecht</text:p>
          </table:table-cell>
          <table:table-cell table:style-name="ce53" office:value-type="string" calcext:value-type="string">
            <text:p>Fak.</text:p>
          </table:table-cell>
          <table:table-cell table:style-name="ce103" office:value-type="float" office:value="4580035" calcext:value-type="float">
            <text:p>4'580'035 <text:s/></text:p>
          </table:table-cell>
          <table:table-cell table:style-name="ce103" office:value-type="float" office:value="2016575" calcext:value-type="float">
            <text:p>2'016'575 <text:s/></text:p>
          </table:table-cell>
          <table:table-cell table:style-name="ce127" office:value-type="float" office:value="44.0296853626664" calcext:value-type="float">
            <text:p>44.0 <text:s text:c="3"/></text:p>
          </table:table-cell>
          <table:table-cell table:style-name="ce103" office:value-type="float" office:value="42333" calcext:value-type="float">
            <text:p>42'333 <text:s/></text:p>
          </table:table-cell>
          <table:table-cell table:style-name="ce103" office:value-type="float" office:value="5905" calcext:value-type="float">
            <text:p>5'905 <text:s/></text:p>
          </table:table-cell>
          <table:table-cell table:style-name="ce103" office:value-type="float" office:value="1968337" calcext:value-type="float">
            <text:p>1'968'337 <text:s/></text:p>
          </table:table-cell>
          <table:table-cell table:style-name="ce103" office:value-type="float" office:value="1435040" calcext:value-type="float">
            <text:p>1'435'040 <text:s/></text:p>
          </table:table-cell>
          <table:table-cell table:style-name="ce103" office:value-type="float" office:value="533297" calcext:value-type="float">
            <text:p>533'297 <text:s/></text:p>
          </table:table-cell>
          <table:table-cell table:style-name="ce127" office:value-type="float" office:value="72.9062147386347" calcext:value-type="float">
            <text:p>72.9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4">
          <table:table-cell table:style-name="ce115" office:value-type="float" office:value="418" calcext:value-type="float">
            <text:p>418</text:p>
          </table:table-cell>
          <table:table-cell table:style-name="ce123" office:value-type="date" office:date-value="1995-03-12" calcext:value-type="date">
            <text:p>12.03.1995</text:p>
          </table:table-cell>
          <table:table-cell table:style-name="ce126" office:value-type="string" calcext:value-type="string">
            <text:p>Gegenentwurf der Bundesversammlung zur Volksinitiative 'für eine umweltgerechte und leistungsfähige bäuerliche Landwirtschaft'</text:p>
          </table:table-cell>
          <table:table-cell table:style-name="ce52" office:value-type="string" calcext:value-type="string">
            <text:p>Obl.</text:p>
          </table:table-cell>
          <table:table-cell table:style-name="ce104" office:value-type="float" office:value="4583930" calcext:value-type="float">
            <text:p>4'583'930 <text:s/></text:p>
          </table:table-cell>
          <table:table-cell table:style-name="ce104" office:value-type="float" office:value="1738895" calcext:value-type="float">
            <text:p>1'738'895 <text:s/></text:p>
          </table:table-cell>
          <table:table-cell table:style-name="ce128" office:value-type="float" office:value="37.934588878975" calcext:value-type="float">
            <text:p>37.9 <text:s text:c="3"/></text:p>
          </table:table-cell>
          <table:table-cell table:style-name="ce104" office:value-type="float" office:value="32030" calcext:value-type="float">
            <text:p>32'030 <text:s/></text:p>
          </table:table-cell>
          <table:table-cell table:style-name="ce104" office:value-type="float" office:value="4543" calcext:value-type="float">
            <text:p>4'543 <text:s/></text:p>
          </table:table-cell>
          <table:table-cell table:style-name="ce104" office:value-type="float" office:value="1702322" calcext:value-type="float">
            <text:p>1'702'322 <text:s/></text:p>
          </table:table-cell>
          <table:table-cell table:style-name="ce104" office:value-type="float" office:value="836215" calcext:value-type="float">
            <text:p>836'215 <text:s/></text:p>
          </table:table-cell>
          <table:table-cell table:style-name="ce104" office:value-type="float" office:value="866107" calcext:value-type="float">
            <text:p>866'107 <text:s/></text:p>
          </table:table-cell>
          <table:table-cell table:style-name="ce128" office:value-type="float" office:value="49.1220227430533" calcext:value-type="float">
            <text:p>49.1 <text:s text:c="3"/></text:p>
          </table:table-cell>
          <table:table-cell table:style-name="ce96" office:value-type="string" office:string-value="V" calcext:value-type="string">
            <text:p>V </text:p>
          </table:table-cell>
          <table:table-cell table:style-name="ce104" office:value-type="string" office:string-value="8 2/2" calcext:value-type="string">
            <text:p>8 2/2 </text:p>
          </table:table-cell>
          <table:table-cell table:style-name="ce104" office:value-type="string" office:string-value="12 4/2" calcext:value-type="string">
            <text:p>12 4/2 </text:p>
          </table:table-cell>
          <table:table-cell table:number-columns-repeated="1008"/>
        </table:table-row>
        <table:table-row table:style-name="ro3">
          <table:table-cell table:style-name="ce114" office:value-type="float" office:value="419" calcext:value-type="float">
            <text:p>419</text:p>
          </table:table-cell>
          <table:table-cell table:style-name="ce122" office:value-type="date" office:date-value="1995-03-12" calcext:value-type="date">
            <text:p>12.03.1995</text:p>
          </table:table-cell>
          <table:table-cell table:style-name="ce43" office:value-type="string" calcext:value-type="string">
            <text:p>Milchwirtschaftsbeschluss 1988 (MWB 1988), Änderung vom 18. März 1994</text:p>
          </table:table-cell>
          <table:table-cell table:style-name="ce53" office:value-type="string" calcext:value-type="string">
            <text:p>Fak.</text:p>
          </table:table-cell>
          <table:table-cell table:style-name="ce103" office:value-type="float" office:value="4583930" calcext:value-type="float">
            <text:p>4'583'930 <text:s/></text:p>
          </table:table-cell>
          <table:table-cell table:style-name="ce103" office:value-type="float" office:value="1738955" calcext:value-type="float">
            <text:p>1'738'955 <text:s/></text:p>
          </table:table-cell>
          <table:table-cell table:style-name="ce127" office:value-type="float" office:value="37.9358977994865" calcext:value-type="float">
            <text:p>37.9 <text:s text:c="3"/></text:p>
          </table:table-cell>
          <table:table-cell table:style-name="ce103" office:value-type="float" office:value="34956" calcext:value-type="float">
            <text:p>34'956 <text:s/></text:p>
          </table:table-cell>
          <table:table-cell table:style-name="ce103" office:value-type="float" office:value="4647" calcext:value-type="float">
            <text:p>4'647 <text:s/></text:p>
          </table:table-cell>
          <table:table-cell table:style-name="ce103" office:value-type="float" office:value="1699352" calcext:value-type="float">
            <text:p>1'699'352 <text:s/></text:p>
          </table:table-cell>
          <table:table-cell table:style-name="ce103" office:value-type="float" office:value="620745" calcext:value-type="float">
            <text:p>620'745 <text:s/></text:p>
          </table:table-cell>
          <table:table-cell table:style-name="ce103" office:value-type="float" office:value="1078607" calcext:value-type="float">
            <text:p>1'078'607 <text:s/></text:p>
          </table:table-cell>
          <table:table-cell table:style-name="ce127" office:value-type="float" office:value="36.5283355067108" calcext:value-type="float">
            <text:p>36.5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3">
          <table:table-cell table:style-name="ce115" office:value-type="float" office:value="420" calcext:value-type="float">
            <text:p>420</text:p>
          </table:table-cell>
          <table:table-cell table:style-name="ce123" office:value-type="date" office:date-value="1995-03-12" calcext:value-type="date">
            <text:p>12.03.1995</text:p>
          </table:table-cell>
          <table:table-cell table:style-name="ce126" office:value-type="string" calcext:value-type="string">
            <text:p>Landwirtschaftsgesetz, Änderung vom 8. Oktober 1993</text:p>
          </table:table-cell>
          <table:table-cell table:style-name="ce52" office:value-type="string" calcext:value-type="string">
            <text:p>Fak.</text:p>
          </table:table-cell>
          <table:table-cell table:style-name="ce104" office:value-type="float" office:value="4583930" calcext:value-type="float">
            <text:p>4'583'930 <text:s/></text:p>
          </table:table-cell>
          <table:table-cell table:style-name="ce104" office:value-type="float" office:value="1738353" calcext:value-type="float">
            <text:p>1'738'353 <text:s/></text:p>
          </table:table-cell>
          <table:table-cell table:style-name="ce128" office:value-type="float" office:value="37.9227649636884" calcext:value-type="float">
            <text:p>37.9 <text:s text:c="3"/></text:p>
          </table:table-cell>
          <table:table-cell table:style-name="ce104" office:value-type="float" office:value="37002" calcext:value-type="float">
            <text:p>37'002 <text:s/></text:p>
          </table:table-cell>
          <table:table-cell table:style-name="ce104" office:value-type="float" office:value="4680" calcext:value-type="float">
            <text:p>4'680 <text:s/></text:p>
          </table:table-cell>
          <table:table-cell table:style-name="ce104" office:value-type="float" office:value="1696671" calcext:value-type="float">
            <text:p>1'696'671 <text:s/></text:p>
          </table:table-cell>
          <table:table-cell table:style-name="ce104" office:value-type="float" office:value="569950" calcext:value-type="float">
            <text:p>569'950 <text:s/></text:p>
          </table:table-cell>
          <table:table-cell table:style-name="ce104" office:value-type="float" office:value="1126721" calcext:value-type="float">
            <text:p>1'126'721 <text:s/></text:p>
          </table:table-cell>
          <table:table-cell table:style-name="ce128" office:value-type="float" office:value="33.5922521219494" calcext:value-type="float">
            <text:p>33.6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1">
          <table:table-cell table:style-name="ce114" office:value-type="float" office:value="421" calcext:value-type="float">
            <text:p>421</text:p>
          </table:table-cell>
          <table:table-cell table:style-name="ce122" office:value-type="date" office:date-value="1995-03-12" calcext:value-type="date">
            <text:p>12.03.1995</text:p>
          </table:table-cell>
          <table:table-cell table:style-name="ce43" office:value-type="string" calcext:value-type="string">
            <text:p>Bundesbeschluss über eine Ausgabenbremse</text:p>
          </table:table-cell>
          <table:table-cell table:style-name="ce53" office:value-type="string" calcext:value-type="string">
            <text:p>Obl.</text:p>
          </table:table-cell>
          <table:table-cell table:style-name="ce103" office:value-type="float" office:value="4583930" calcext:value-type="float">
            <text:p>4'583'930 <text:s/></text:p>
          </table:table-cell>
          <table:table-cell table:style-name="ce103" office:value-type="float" office:value="1735266" calcext:value-type="float">
            <text:p>1'735'266 <text:s/></text:p>
          </table:table-cell>
          <table:table-cell table:style-name="ce127" office:value-type="float" office:value="37.8554210033748" calcext:value-type="float">
            <text:p>37.9 <text:s text:c="3"/></text:p>
          </table:table-cell>
          <table:table-cell table:style-name="ce103" office:value-type="float" office:value="61545" calcext:value-type="float">
            <text:p>61'545 <text:s/></text:p>
          </table:table-cell>
          <table:table-cell table:style-name="ce103" office:value-type="float" office:value="5665" calcext:value-type="float">
            <text:p>5'665 <text:s/></text:p>
          </table:table-cell>
          <table:table-cell table:style-name="ce103" office:value-type="float" office:value="1668056" calcext:value-type="float">
            <text:p>1'668'056 <text:s/></text:p>
          </table:table-cell>
          <table:table-cell table:style-name="ce103" office:value-type="float" office:value="1390831" calcext:value-type="float">
            <text:p>1'390'831 <text:s/></text:p>
          </table:table-cell>
          <table:table-cell table:style-name="ce103" office:value-type="float" office:value="277225" calcext:value-type="float">
            <text:p>277'225 <text:s/></text:p>
          </table:table-cell>
          <table:table-cell table:style-name="ce127" office:value-type="float" office:value="83.3803541367916" calcext:value-type="float">
            <text:p>83.4 <text:s text:c="3"/></text:p>
          </table:table-cell>
          <table:table-cell table:style-name="ce97" office:value-type="string" office:string-value="A" calcext:value-type="string">
            <text:p>A </text:p>
          </table:table-cell>
          <table:table-cell table:style-name="ce103" office:value-type="string" office:string-value="20 6/2" calcext:value-type="string">
            <text:p>20 6/2 </text:p>
          </table:table-cell>
          <table:table-cell table:style-name="ce103"/>
          <table:table-cell table:number-columns-repeated="1008"/>
        </table:table-row>
        <table:table-row table:style-name="ro4">
          <table:table-cell table:style-name="ce115" office:value-type="float" office:value="422" calcext:value-type="float">
            <text:p>422</text:p>
          </table:table-cell>
          <table:table-cell table:style-name="ce123" office:value-type="date" office:date-value="1995-06-25" calcext:value-type="date">
            <text:p>25.06.1995</text:p>
          </table:table-cell>
          <table:table-cell table:style-name="ce126" office:value-type="string" calcext:value-type="string">
            <text:p>Bundesgesetz über die Alters- und Hinterlassenenversicherung, Änderung vom 7. Oktober 1994</text:p>
          </table:table-cell>
          <table:table-cell table:style-name="ce52" office:value-type="string" calcext:value-type="string">
            <text:p>Fak.</text:p>
          </table:table-cell>
          <table:table-cell table:style-name="ce104" office:value-type="float" office:value="4591795" calcext:value-type="float">
            <text:p>4'591'795 <text:s/></text:p>
          </table:table-cell>
          <table:table-cell table:style-name="ce104" office:value-type="float" office:value="1856163" calcext:value-type="float">
            <text:p>1'856'163 <text:s/></text:p>
          </table:table-cell>
          <table:table-cell table:style-name="ce128" office:value-type="float" office:value="40.4234727377856" calcext:value-type="float">
            <text:p>40.4 <text:s text:c="3"/></text:p>
          </table:table-cell>
          <table:table-cell table:style-name="ce104" office:value-type="float" office:value="21621" calcext:value-type="float">
            <text:p>21'621 <text:s/></text:p>
          </table:table-cell>
          <table:table-cell table:style-name="ce104" office:value-type="float" office:value="6140" calcext:value-type="float">
            <text:p>6'140 <text:s/></text:p>
          </table:table-cell>
          <table:table-cell table:style-name="ce104" office:value-type="float" office:value="1828402" calcext:value-type="float">
            <text:p>1'828'402 <text:s/></text:p>
          </table:table-cell>
          <table:table-cell table:style-name="ce104" office:value-type="float" office:value="1110053" calcext:value-type="float">
            <text:p>1'110'053 <text:s/></text:p>
          </table:table-cell>
          <table:table-cell table:style-name="ce104" office:value-type="float" office:value="718349" calcext:value-type="float">
            <text:p>718'349 <text:s/></text:p>
          </table:table-cell>
          <table:table-cell table:style-name="ce128" office:value-type="float" office:value="60.7116487512046" calcext:value-type="float">
            <text:p>60.7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1">
          <table:table-cell table:style-name="ce114" office:value-type="float" office:value="423" calcext:value-type="float">
            <text:p>423</text:p>
          </table:table-cell>
          <table:table-cell table:style-name="ce122" office:value-type="date" office:date-value="1995-06-25" calcext:value-type="date">
            <text:p>25.06.1995</text:p>
          </table:table-cell>
          <table:table-cell table:style-name="ce43" office:value-type="string" calcext:value-type="string">
            <text:p>Volksinitiative 'zum Ausbau von AHV und IV'</text:p>
          </table:table-cell>
          <table:table-cell table:style-name="ce53" office:value-type="string" calcext:value-type="string">
            <text:p>I.</text:p>
          </table:table-cell>
          <table:table-cell table:style-name="ce103" office:value-type="float" office:value="4591795" calcext:value-type="float">
            <text:p>4'591'795 <text:s/></text:p>
          </table:table-cell>
          <table:table-cell table:style-name="ce103" office:value-type="float" office:value="1852720" calcext:value-type="float">
            <text:p>1'852'720 <text:s/></text:p>
          </table:table-cell>
          <table:table-cell table:style-name="ce127" office:value-type="float" office:value="40.3484911673975" calcext:value-type="float">
            <text:p>40.3 <text:s text:c="3"/></text:p>
          </table:table-cell>
          <table:table-cell table:style-name="ce103" office:value-type="float" office:value="39614" calcext:value-type="float">
            <text:p>39'614 <text:s/></text:p>
          </table:table-cell>
          <table:table-cell table:style-name="ce103" office:value-type="float" office:value="6538" calcext:value-type="float">
            <text:p>6'538 <text:s/></text:p>
          </table:table-cell>
          <table:table-cell table:style-name="ce103" office:value-type="float" office:value="1806568" calcext:value-type="float">
            <text:p>1'806'568 <text:s/></text:p>
          </table:table-cell>
          <table:table-cell table:style-name="ce103" office:value-type="float" office:value="499266" calcext:value-type="float">
            <text:p>499'266 <text:s/></text:p>
          </table:table-cell>
          <table:table-cell table:style-name="ce103" office:value-type="float" office:value="1307302" calcext:value-type="float">
            <text:p>1'307'302 <text:s/></text:p>
          </table:table-cell>
          <table:table-cell table:style-name="ce127" office:value-type="float" office:value="27.6361587274877" calcext:value-type="float">
            <text:p>27.6 <text:s text:c="3"/></text:p>
          </table:table-cell>
          <table:table-cell table:style-name="ce97" office:value-type="string" office:string-value="V" calcext:value-type="string">
            <text:p>V </text:p>
          </table:table-cell>
          <table:table-cell table:style-name="ce103"/>
          <table:table-cell table:style-name="ce103" office:value-type="string" office:string-value="20 6/2" calcext:value-type="string">
            <text:p>20 6/2 </text:p>
          </table:table-cell>
          <table:table-cell table:number-columns-repeated="1008"/>
        </table:table-row>
        <table:table-row table:style-name="ro4">
          <table:table-cell table:style-name="ce115" office:value-type="float" office:value="424" calcext:value-type="float">
            <text:p>424</text:p>
          </table:table-cell>
          <table:table-cell table:style-name="ce123" office:value-type="date" office:date-value="1995-06-25" calcext:value-type="date">
            <text:p>25.06.1995</text:p>
          </table:table-cell>
          <table:table-cell table:style-name="ce126" office:value-type="string" calcext:value-type="string">
            <text:p>Bundesgesetz über den Erwerb von Grundstücken durch Personen im Ausland, Änderung vom 7. Oktober 1994</text:p>
          </table:table-cell>
          <table:table-cell table:style-name="ce52" office:value-type="string" calcext:value-type="string">
            <text:p>Fak.</text:p>
          </table:table-cell>
          <table:table-cell table:style-name="ce104" office:value-type="float" office:value="4591795" calcext:value-type="float">
            <text:p>4'591'795 <text:s/></text:p>
          </table:table-cell>
          <table:table-cell table:style-name="ce104" office:value-type="float" office:value="1852627" calcext:value-type="float">
            <text:p>1'852'627 <text:s/></text:p>
          </table:table-cell>
          <table:table-cell table:style-name="ce128" office:value-type="float" office:value="40.346465815656" calcext:value-type="float">
            <text:p>40.3 <text:s text:c="3"/></text:p>
          </table:table-cell>
          <table:table-cell table:style-name="ce104" office:value-type="float" office:value="48577" calcext:value-type="float">
            <text:p>48'577 <text:s/></text:p>
          </table:table-cell>
          <table:table-cell table:style-name="ce104" office:value-type="float" office:value="6675" calcext:value-type="float">
            <text:p>6'675 <text:s/></text:p>
          </table:table-cell>
          <table:table-cell table:style-name="ce104" office:value-type="float" office:value="1797375" calcext:value-type="float">
            <text:p>1'797'375 <text:s/></text:p>
          </table:table-cell>
          <table:table-cell table:style-name="ce104" office:value-type="float" office:value="834673" calcext:value-type="float">
            <text:p>834'673 <text:s/></text:p>
          </table:table-cell>
          <table:table-cell table:style-name="ce104" office:value-type="float" office:value="962702" calcext:value-type="float">
            <text:p>962'702 <text:s/></text:p>
          </table:table-cell>
          <table:table-cell table:style-name="ce128" office:value-type="float" office:value="46.4384449544475" calcext:value-type="float">
            <text:p>46.4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4">
          <table:table-cell table:style-name="ce114" office:value-type="float" office:value="425" calcext:value-type="float">
            <text:p>425</text:p>
          </table:table-cell>
          <table:table-cell table:style-name="ce122" office:value-type="date" office:date-value="1996-03-10" calcext:value-type="date">
            <text:p>10.03.1996</text:p>
          </table:table-cell>
          <table:table-cell table:style-name="ce43" office:value-type="string" calcext:value-type="string">
            <text:p>Bundesbeschluss über die Revision des Sprachenartikels in der Bundesverfassung (Art. 116 BV)</text:p>
          </table:table-cell>
          <table:table-cell table:style-name="ce53" office:value-type="string" calcext:value-type="string">
            <text:p>Obl.</text:p>
          </table:table-cell>
          <table:table-cell table:style-name="ce103" office:value-type="float" office:value="4599427" calcext:value-type="float">
            <text:p>4'599'427 <text:s/></text:p>
          </table:table-cell>
          <table:table-cell table:style-name="ce103" office:value-type="float" office:value="1427282" calcext:value-type="float">
            <text:p>1'427'282 <text:s/></text:p>
          </table:table-cell>
          <table:table-cell table:style-name="ce127" office:value-type="float" office:value="31.0317350400387" calcext:value-type="float">
            <text:p>31.0 <text:s text:c="3"/></text:p>
          </table:table-cell>
          <table:table-cell table:style-name="ce103" office:value-type="float" office:value="41583" calcext:value-type="float">
            <text:p>41'583 <text:s/></text:p>
          </table:table-cell>
          <table:table-cell table:style-name="ce103" office:value-type="float" office:value="4494" calcext:value-type="float">
            <text:p>4'494 <text:s/></text:p>
          </table:table-cell>
          <table:table-cell table:style-name="ce103" office:value-type="float" office:value="1381205" calcext:value-type="float">
            <text:p>1'381'205 <text:s/></text:p>
          </table:table-cell>
          <table:table-cell table:style-name="ce103" office:value-type="float" office:value="1052052" calcext:value-type="float">
            <text:p>1'052'052 <text:s/></text:p>
          </table:table-cell>
          <table:table-cell table:style-name="ce103" office:value-type="float" office:value="329153" calcext:value-type="float">
            <text:p>329'153 <text:s/></text:p>
          </table:table-cell>
          <table:table-cell table:style-name="ce127" office:value-type="float" office:value="76.1691421620976" calcext:value-type="float">
            <text:p>76.2 <text:s text:c="3"/></text:p>
          </table:table-cell>
          <table:table-cell table:style-name="ce97" office:value-type="string" office:string-value="A" calcext:value-type="string">
            <text:p>A </text:p>
          </table:table-cell>
          <table:table-cell table:style-name="ce103" office:value-type="string" office:string-value="20 6/2" calcext:value-type="string">
            <text:p>20 6/2 </text:p>
          </table:table-cell>
          <table:table-cell table:style-name="ce103"/>
          <table:table-cell table:number-columns-repeated="1008"/>
        </table:table-row>
        <table:table-row table:style-name="ro3">
          <table:table-cell table:style-name="ce115" office:value-type="float" office:value="426" calcext:value-type="float">
            <text:p>426</text:p>
          </table:table-cell>
          <table:table-cell table:style-name="ce123" office:value-type="date" office:date-value="1996-03-10" calcext:value-type="date">
            <text:p>10.03.1996</text:p>
          </table:table-cell>
          <table:table-cell table:style-name="ce126" office:value-type="string" calcext:value-type="string">
            <text:p>Bundesbeschluss über den Uebertritt der bernischen Gemeinde Vellerat zum Kanton Jura</text:p>
          </table:table-cell>
          <table:table-cell table:style-name="ce52" office:value-type="string" calcext:value-type="string">
            <text:p>Obl.</text:p>
          </table:table-cell>
          <table:table-cell table:style-name="ce104" office:value-type="float" office:value="4599427" calcext:value-type="float">
            <text:p>4'599'427 <text:s/></text:p>
          </table:table-cell>
          <table:table-cell table:style-name="ce104" office:value-type="float" office:value="1425539" calcext:value-type="float">
            <text:p>1'425'539 <text:s/></text:p>
          </table:table-cell>
          <table:table-cell table:style-name="ce128" office:value-type="float" office:value="30.9938390151643" calcext:value-type="float">
            <text:p>31.0 <text:s text:c="3"/></text:p>
          </table:table-cell>
          <table:table-cell table:style-name="ce104" office:value-type="float" office:value="55758" calcext:value-type="float">
            <text:p>55'758 <text:s/></text:p>
          </table:table-cell>
          <table:table-cell table:style-name="ce104" office:value-type="float" office:value="4948" calcext:value-type="float">
            <text:p>4'948 <text:s/></text:p>
          </table:table-cell>
          <table:table-cell table:style-name="ce104" office:value-type="float" office:value="1364833" calcext:value-type="float">
            <text:p>1'364'833 <text:s/></text:p>
          </table:table-cell>
          <table:table-cell table:style-name="ce104" office:value-type="float" office:value="1250728" calcext:value-type="float">
            <text:p>1'250'728 <text:s/></text:p>
          </table:table-cell>
          <table:table-cell table:style-name="ce104" office:value-type="float" office:value="114105" calcext:value-type="float">
            <text:p>114'105 <text:s/></text:p>
          </table:table-cell>
          <table:table-cell table:style-name="ce128" office:value-type="float" office:value="91.6396364976521" calcext:value-type="float">
            <text:p>91.6 <text:s text:c="3"/></text:p>
          </table:table-cell>
          <table:table-cell table:style-name="ce96" office:value-type="string" office:string-value="A" calcext:value-type="string">
            <text:p>A </text:p>
          </table:table-cell>
          <table:table-cell table:style-name="ce104" office:value-type="string" office:string-value="20 6/2" calcext:value-type="string">
            <text:p>20 6/2 </text:p>
          </table:table-cell>
          <table:table-cell table:style-name="ce104"/>
          <table:table-cell table:number-columns-repeated="1008"/>
        </table:table-row>
        <table:table-row table:style-name="ro4">
          <table:table-cell table:style-name="ce114" office:value-type="float" office:value="427" calcext:value-type="float">
            <text:p>427</text:p>
          </table:table-cell>
          <table:table-cell table:style-name="ce122" office:value-type="date" office:date-value="1996-03-10" calcext:value-type="date">
            <text:p>10.03.1996</text:p>
          </table:table-cell>
          <table:table-cell table:style-name="ce43" office:value-type="string" calcext:value-type="string">
            <text:p>Bundesbeschluss über die Aufhebung der kantonalen Zuständigkeit im Bereich der persönlichen Ausrüstung der Armeeangehörigen</text:p>
          </table:table-cell>
          <table:table-cell table:style-name="ce53" office:value-type="string" calcext:value-type="string">
            <text:p>Obl.</text:p>
          </table:table-cell>
          <table:table-cell table:style-name="ce103" office:value-type="float" office:value="4599427" calcext:value-type="float">
            <text:p>4'599'427 <text:s/></text:p>
          </table:table-cell>
          <table:table-cell table:style-name="ce103" office:value-type="float" office:value="1426568" calcext:value-type="float">
            <text:p>1'426'568 <text:s/></text:p>
          </table:table-cell>
          <table:table-cell table:style-name="ce127" office:value-type="float" office:value="31.0162113671986" calcext:value-type="float">
            <text:p>31.0 <text:s text:c="3"/></text:p>
          </table:table-cell>
          <table:table-cell table:style-name="ce103" office:value-type="float" office:value="45376" calcext:value-type="float">
            <text:p>45'376 <text:s/></text:p>
          </table:table-cell>
          <table:table-cell table:style-name="ce103" office:value-type="float" office:value="4492" calcext:value-type="float">
            <text:p>4'492 <text:s/></text:p>
          </table:table-cell>
          <table:table-cell table:style-name="ce103" office:value-type="float" office:value="1376700" calcext:value-type="float">
            <text:p>1'376'700 <text:s/></text:p>
          </table:table-cell>
          <table:table-cell table:style-name="ce103" office:value-type="float" office:value="601613" calcext:value-type="float">
            <text:p>601'613 <text:s/></text:p>
          </table:table-cell>
          <table:table-cell table:style-name="ce103" office:value-type="float" office:value="775087" calcext:value-type="float">
            <text:p>775'087 <text:s/></text:p>
          </table:table-cell>
          <table:table-cell table:style-name="ce127" office:value-type="float" office:value="43.6996440764146" calcext:value-type="float">
            <text:p>43.7 <text:s text:c="3"/></text:p>
          </table:table-cell>
          <table:table-cell table:style-name="ce97" office:value-type="string" office:string-value="V" calcext:value-type="string">
            <text:p>V </text:p>
          </table:table-cell>
          <table:table-cell table:style-name="ce103" office:value-type="string" office:string-value="2 2/2" calcext:value-type="string">
            <text:p>2 2/2 </text:p>
          </table:table-cell>
          <table:table-cell table:style-name="ce103" office:value-type="string" office:string-value="18 4/2" calcext:value-type="string">
            <text:p>18 4/2 </text:p>
          </table:table-cell>
          <table:table-cell table:number-columns-repeated="1008"/>
        </table:table-row>
        <table:table-row table:style-name="ro4">
          <table:table-cell table:style-name="ce115" office:value-type="float" office:value="428" calcext:value-type="float">
            <text:p>428</text:p>
          </table:table-cell>
          <table:table-cell table:style-name="ce123" office:value-type="date" office:date-value="1996-03-10" calcext:value-type="date">
            <text:p>10.03.1996</text:p>
          </table:table-cell>
          <table:table-cell table:style-name="ce126" office:value-type="string" calcext:value-type="string">
            <text:p>Bundesbeschluss über die Aufhebung der Pflicht zum Ankauf von Brennapparaten und zur Uebernahme von Branntwein</text:p>
          </table:table-cell>
          <table:table-cell table:style-name="ce52" office:value-type="string" calcext:value-type="string">
            <text:p>Obl.</text:p>
          </table:table-cell>
          <table:table-cell table:style-name="ce104" office:value-type="float" office:value="4599427" calcext:value-type="float">
            <text:p>4'599'427 <text:s/></text:p>
          </table:table-cell>
          <table:table-cell table:style-name="ce104" office:value-type="float" office:value="1422265" calcext:value-type="float">
            <text:p>1'422'265 <text:s/></text:p>
          </table:table-cell>
          <table:table-cell table:style-name="ce128" office:value-type="float" office:value="30.9226562352223" calcext:value-type="float">
            <text:p>30.9 <text:s text:c="3"/></text:p>
          </table:table-cell>
          <table:table-cell table:style-name="ce104" office:value-type="float" office:value="67318" calcext:value-type="float">
            <text:p>67'318 <text:s/></text:p>
          </table:table-cell>
          <table:table-cell table:style-name="ce104" office:value-type="float" office:value="4949" calcext:value-type="float">
            <text:p>4'949 <text:s/></text:p>
          </table:table-cell>
          <table:table-cell table:style-name="ce104" office:value-type="float" office:value="1349998" calcext:value-type="float">
            <text:p>1'349'998 <text:s/></text:p>
          </table:table-cell>
          <table:table-cell table:style-name="ce104" office:value-type="float" office:value="1090783" calcext:value-type="float">
            <text:p>1'090'783 <text:s/></text:p>
          </table:table-cell>
          <table:table-cell table:style-name="ce104" office:value-type="float" office:value="259215" calcext:value-type="float">
            <text:p>259'215 <text:s/></text:p>
          </table:table-cell>
          <table:table-cell table:style-name="ce128" office:value-type="float" office:value="80.7988604427562" calcext:value-type="float">
            <text:p>80.8 <text:s text:c="3"/></text:p>
          </table:table-cell>
          <table:table-cell table:style-name="ce96" office:value-type="string" office:string-value="A" calcext:value-type="string">
            <text:p>A </text:p>
          </table:table-cell>
          <table:table-cell table:style-name="ce104" office:value-type="string" office:string-value="20 6/2" calcext:value-type="string">
            <text:p>20 6/2 </text:p>
          </table:table-cell>
          <table:table-cell table:style-name="ce104"/>
          <table:table-cell table:number-columns-repeated="1008"/>
        </table:table-row>
        <table:table-row table:style-name="ro3">
          <table:table-cell table:style-name="ce114" office:value-type="float" office:value="429" calcext:value-type="float">
            <text:p>429</text:p>
          </table:table-cell>
          <table:table-cell table:style-name="ce122" office:value-type="date" office:date-value="1996-03-10" calcext:value-type="date">
            <text:p>10.03.1996</text:p>
          </table:table-cell>
          <table:table-cell table:style-name="ce43" office:value-type="string" calcext:value-type="string">
            <text:p>Bundesbeschluss über die Aufhebung der Bundesbeiträge an Bahnhofparkplatzanlagen</text:p>
          </table:table-cell>
          <table:table-cell table:style-name="ce53" office:value-type="string" calcext:value-type="string">
            <text:p>Obl.</text:p>
          </table:table-cell>
          <table:table-cell table:style-name="ce103" office:value-type="float" office:value="4599427" calcext:value-type="float">
            <text:p>4'599'427 <text:s/></text:p>
          </table:table-cell>
          <table:table-cell table:style-name="ce103" office:value-type="float" office:value="1425049" calcext:value-type="float">
            <text:p>1'425'049 <text:s/></text:p>
          </table:table-cell>
          <table:table-cell table:style-name="ce127" office:value-type="float" office:value="30.9831855141956" calcext:value-type="float">
            <text:p>31.0 <text:s text:c="3"/></text:p>
          </table:table-cell>
          <table:table-cell table:style-name="ce103" office:value-type="float" office:value="46519" calcext:value-type="float">
            <text:p>46'519 <text:s/></text:p>
          </table:table-cell>
          <table:table-cell table:style-name="ce103" office:value-type="float" office:value="4519" calcext:value-type="float">
            <text:p>4'519 <text:s/></text:p>
          </table:table-cell>
          <table:table-cell table:style-name="ce103" office:value-type="float" office:value="1374011" calcext:value-type="float">
            <text:p>1'374'011 <text:s/></text:p>
          </table:table-cell>
          <table:table-cell table:style-name="ce103" office:value-type="float" office:value="741219" calcext:value-type="float">
            <text:p>741'219 <text:s/></text:p>
          </table:table-cell>
          <table:table-cell table:style-name="ce103" office:value-type="float" office:value="632792" calcext:value-type="float">
            <text:p>632'792 <text:s/></text:p>
          </table:table-cell>
          <table:table-cell table:style-name="ce127" office:value-type="float" office:value="53.9456379897978" calcext:value-type="float">
            <text:p>53.9 <text:s text:c="3"/></text:p>
          </table:table-cell>
          <table:table-cell table:style-name="ce97" office:value-type="string" office:string-value="A" calcext:value-type="string">
            <text:p>A </text:p>
          </table:table-cell>
          <table:table-cell table:style-name="ce103" office:value-type="string" office:string-value="11 6/2" calcext:value-type="string">
            <text:p>11 6/2 </text:p>
          </table:table-cell>
          <table:table-cell table:style-name="ce103" office:value-type="string" office:string-value="9" calcext:value-type="string">
            <text:p>9 </text:p>
          </table:table-cell>
          <table:table-cell table:number-columns-repeated="1008"/>
        </table:table-row>
        <table:table-row table:style-name="ro11">
          <table:table-cell table:style-name="ce115" office:value-type="float" office:value="430" calcext:value-type="float">
            <text:p>430</text:p>
          </table:table-cell>
          <table:table-cell table:style-name="ce123" office:value-type="date" office:date-value="1996-06-09" calcext:value-type="date">
            <text:p>09.06.1996</text:p>
          </table:table-cell>
          <table:table-cell table:style-name="ce126" office:value-type="string" calcext:value-type="string">
            <text:p>Gegenentwurf der Bundesversammlung vom 21. Dezember 1995 zur Volksinitiative 'Bauern und Konsumenten - für eine naturnahe Landwirtschaft'</text:p>
          </table:table-cell>
          <table:table-cell table:style-name="ce52" office:value-type="string" calcext:value-type="string">
            <text:p>Obl.</text:p>
          </table:table-cell>
          <table:table-cell table:style-name="ce104" office:value-type="float" office:value="4602577" calcext:value-type="float">
            <text:p>4'602'577 <text:s/></text:p>
          </table:table-cell>
          <table:table-cell table:style-name="ce104" office:value-type="float" office:value="1445966" calcext:value-type="float">
            <text:p>1'445'966 <text:s/></text:p>
          </table:table-cell>
          <table:table-cell table:style-name="ce128" office:value-type="float" office:value="31.4164434402727" calcext:value-type="float">
            <text:p>31.4 <text:s text:c="3"/></text:p>
          </table:table-cell>
          <table:table-cell table:style-name="ce104" office:value-type="float" office:value="41150" calcext:value-type="float">
            <text:p>41'150 <text:s/></text:p>
          </table:table-cell>
          <table:table-cell table:style-name="ce104" office:value-type="float" office:value="4408" calcext:value-type="float">
            <text:p>4'408 <text:s/></text:p>
          </table:table-cell>
          <table:table-cell table:style-name="ce104" office:value-type="float" office:value="1400408" calcext:value-type="float">
            <text:p>1'400'408 <text:s/></text:p>
          </table:table-cell>
          <table:table-cell table:style-name="ce104" office:value-type="float" office:value="1086534" calcext:value-type="float">
            <text:p>1'086'534 <text:s/></text:p>
          </table:table-cell>
          <table:table-cell table:style-name="ce104" office:value-type="float" office:value="313874" calcext:value-type="float">
            <text:p>313'874 <text:s/></text:p>
          </table:table-cell>
          <table:table-cell table:style-name="ce128" office:value-type="float" office:value="77.5869603715489" calcext:value-type="float">
            <text:p>77.6 <text:s text:c="3"/></text:p>
          </table:table-cell>
          <table:table-cell table:style-name="ce96" office:value-type="string" office:string-value="A" calcext:value-type="string">
            <text:p>A </text:p>
          </table:table-cell>
          <table:table-cell table:style-name="ce104" office:value-type="string" office:string-value="20 6/2" calcext:value-type="string">
            <text:p>20 6/2 </text:p>
          </table:table-cell>
          <table:table-cell table:style-name="ce104"/>
          <table:table-cell table:number-columns-repeated="1008"/>
        </table:table-row>
        <table:table-row table:style-name="ro12">
          <table:table-cell table:style-name="ce114" office:value-type="float" office:value="431" calcext:value-type="float">
            <text:p>431</text:p>
          </table:table-cell>
          <table:table-cell table:style-name="ce122" office:value-type="date" office:date-value="1996-06-09" calcext:value-type="date">
            <text:p>09.06.1996</text:p>
          </table:table-cell>
          <table:table-cell table:style-name="ce43" office:value-type="string" calcext:value-type="string">
            <text:p>Regierungs- und Verwaltungsorganisationsgesetz (RVOG) vom 6. Oktober 1995</text:p>
          </table:table-cell>
          <table:table-cell table:style-name="ce53" office:value-type="string" calcext:value-type="string">
            <text:p>Fak.</text:p>
          </table:table-cell>
          <table:table-cell table:style-name="ce103" office:value-type="float" office:value="4602577" calcext:value-type="float">
            <text:p>4'602'577 <text:s/></text:p>
          </table:table-cell>
          <table:table-cell table:style-name="ce103" office:value-type="float" office:value="1442422" calcext:value-type="float">
            <text:p>1'442'422 <text:s/></text:p>
          </table:table-cell>
          <table:table-cell table:style-name="ce127" office:value-type="float" office:value="31.3394430989422" calcext:value-type="float">
            <text:p>31.3 <text:s text:c="3"/></text:p>
          </table:table-cell>
          <table:table-cell table:style-name="ce103" office:value-type="float" office:value="55124" calcext:value-type="float">
            <text:p>55'124 <text:s/></text:p>
          </table:table-cell>
          <table:table-cell table:style-name="ce103" office:value-type="float" office:value="4678" calcext:value-type="float">
            <text:p>4'678 <text:s/></text:p>
          </table:table-cell>
          <table:table-cell table:style-name="ce103" office:value-type="float" office:value="1382620" calcext:value-type="float">
            <text:p>1'382'620 <text:s/></text:p>
          </table:table-cell>
          <table:table-cell table:style-name="ce103" office:value-type="float" office:value="544630" calcext:value-type="float">
            <text:p>544'630 <text:s/></text:p>
          </table:table-cell>
          <table:table-cell table:style-name="ce103" office:value-type="float" office:value="837990" calcext:value-type="float">
            <text:p>837'990 <text:s/></text:p>
          </table:table-cell>
          <table:table-cell table:style-name="ce127" office:value-type="float" office:value="39.3911559213667" calcext:value-type="float">
            <text:p>39.4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1">
          <table:table-cell table:style-name="ce115" office:value-type="float" office:value="432" calcext:value-type="float">
            <text:p>432</text:p>
          </table:table-cell>
          <table:table-cell table:style-name="ce123" office:value-type="date" office:date-value="1996-12-01" calcext:value-type="date">
            <text:p>01.12.1996</text:p>
          </table:table-cell>
          <table:table-cell table:style-name="ce126" office:value-type="string" calcext:value-type="string">
            <text:p>Volksinitiative 'gegen die illegale Einwanderung'</text:p>
          </table:table-cell>
          <table:table-cell table:style-name="ce52" office:value-type="string" calcext:value-type="string">
            <text:p>I.</text:p>
          </table:table-cell>
          <table:table-cell table:style-name="ce104" office:value-type="float" office:value="4612266" calcext:value-type="float">
            <text:p>4'612'266 <text:s/></text:p>
          </table:table-cell>
          <table:table-cell table:style-name="ce104" office:value-type="float" office:value="2156106" calcext:value-type="float">
            <text:p>2'156'106 <text:s/></text:p>
          </table:table-cell>
          <table:table-cell table:style-name="ce128" office:value-type="float" office:value="46.7472170945908" calcext:value-type="float">
            <text:p>46.7 <text:s text:c="3"/></text:p>
          </table:table-cell>
          <table:table-cell table:style-name="ce104" office:value-type="float" office:value="28657" calcext:value-type="float">
            <text:p>28'657 <text:s/></text:p>
          </table:table-cell>
          <table:table-cell table:style-name="ce104" office:value-type="float" office:value="6281" calcext:value-type="float">
            <text:p>6'281 <text:s/></text:p>
          </table:table-cell>
          <table:table-cell table:style-name="ce104" office:value-type="float" office:value="2121168" calcext:value-type="float">
            <text:p>2'121'168 <text:s/></text:p>
          </table:table-cell>
          <table:table-cell table:style-name="ce104" office:value-type="float" office:value="982867" calcext:value-type="float">
            <text:p>982'867 <text:s/></text:p>
          </table:table-cell>
          <table:table-cell table:style-name="ce104" office:value-type="float" office:value="1138301" calcext:value-type="float">
            <text:p>1'138'301 <text:s/></text:p>
          </table:table-cell>
          <table:table-cell table:style-name="ce128" office:value-type="float" office:value="46.3361223627737" calcext:value-type="float">
            <text:p>46.3 <text:s text:c="3"/></text:p>
          </table:table-cell>
          <table:table-cell table:style-name="ce96" office:value-type="string" office:string-value="V" calcext:value-type="string">
            <text:p>V </text:p>
          </table:table-cell>
          <table:table-cell table:style-name="ce104" office:value-type="string" office:string-value="10 2/2" calcext:value-type="string">
            <text:p>10 2/2 </text:p>
          </table:table-cell>
          <table:table-cell table:style-name="ce104" office:value-type="string" office:string-value="10 4/2" calcext:value-type="string">
            <text:p>10 4/2 </text:p>
          </table:table-cell>
          <table:table-cell table:number-columns-repeated="1008"/>
        </table:table-row>
        <table:table-row table:style-name="ro4">
          <table:table-cell table:style-name="ce114" office:value-type="float" office:value="433" calcext:value-type="float">
            <text:p>433</text:p>
          </table:table-cell>
          <table:table-cell table:style-name="ce122" office:value-type="date" office:date-value="1996-12-01" calcext:value-type="date">
            <text:p>01.12.1996</text:p>
          </table:table-cell>
          <table:table-cell table:style-name="ce43" office:value-type="string" calcext:value-type="string">
            <text:p>Bundesgesetz über die Arbeit in Industrie, Gewerbe und Handel (Arbeitsgesetz), Änderung vom 22. März 1996</text:p>
          </table:table-cell>
          <table:table-cell table:style-name="ce53" office:value-type="string" calcext:value-type="string">
            <text:p>Fak.</text:p>
          </table:table-cell>
          <table:table-cell table:style-name="ce103" office:value-type="float" office:value="4612266" calcext:value-type="float">
            <text:p>4'612'266 <text:s/></text:p>
          </table:table-cell>
          <table:table-cell table:style-name="ce103" office:value-type="float" office:value="2154933" calcext:value-type="float">
            <text:p>2'154'933 <text:s/></text:p>
          </table:table-cell>
          <table:table-cell table:style-name="ce127" office:value-type="float" office:value="46.7217849100637" calcext:value-type="float">
            <text:p>46.7 <text:s text:c="3"/></text:p>
          </table:table-cell>
          <table:table-cell table:style-name="ce103" office:value-type="float" office:value="32146" calcext:value-type="float">
            <text:p>32'146 <text:s/></text:p>
          </table:table-cell>
          <table:table-cell table:style-name="ce103" office:value-type="float" office:value="5952" calcext:value-type="float">
            <text:p>5'952 <text:s/></text:p>
          </table:table-cell>
          <table:table-cell table:style-name="ce103" office:value-type="float" office:value="2116835" calcext:value-type="float">
            <text:p>2'116'835 <text:s/></text:p>
          </table:table-cell>
          <table:table-cell table:style-name="ce103" office:value-type="float" office:value="697874" calcext:value-type="float">
            <text:p>697'874 <text:s/></text:p>
          </table:table-cell>
          <table:table-cell table:style-name="ce103" office:value-type="float" office:value="1418961" calcext:value-type="float">
            <text:p>1'418'961 <text:s/></text:p>
          </table:table-cell>
          <table:table-cell table:style-name="ce127" office:value-type="float" office:value="32.9678033479227" calcext:value-type="float">
            <text:p>33.0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3">
          <table:table-cell table:style-name="ce115" office:value-type="float" office:value="434" calcext:value-type="float">
            <text:p>434</text:p>
          </table:table-cell>
          <table:table-cell table:style-name="ce123" office:value-type="date" office:date-value="1997-06-08" calcext:value-type="date">
            <text:p>08.06.1997</text:p>
          </table:table-cell>
          <table:table-cell table:style-name="ce126" office:value-type="string" calcext:value-type="string">
            <text:p>Volksinitiative 'EU-Beitrittsverhandlungen vors Volk!'</text:p>
          </table:table-cell>
          <table:table-cell table:style-name="ce52" office:value-type="string" calcext:value-type="string">
            <text:p>I.</text:p>
          </table:table-cell>
          <table:table-cell table:style-name="ce104" office:value-type="float" office:value="4614662" calcext:value-type="float">
            <text:p>4'614'662 <text:s/></text:p>
          </table:table-cell>
          <table:table-cell table:style-name="ce104" office:value-type="float" office:value="1635564" calcext:value-type="float">
            <text:p>1'635'564 <text:s/></text:p>
          </table:table-cell>
          <table:table-cell table:style-name="ce128" office:value-type="float" office:value="35.4427691562242" calcext:value-type="float">
            <text:p>35.4 <text:s text:c="3"/></text:p>
          </table:table-cell>
          <table:table-cell table:style-name="ce104" office:value-type="float" office:value="24417" calcext:value-type="float">
            <text:p>24'417 <text:s/></text:p>
          </table:table-cell>
          <table:table-cell table:style-name="ce104" office:value-type="float" office:value="4987" calcext:value-type="float">
            <text:p>4'987 <text:s/></text:p>
          </table:table-cell>
          <table:table-cell table:style-name="ce104" office:value-type="float" office:value="1606160" calcext:value-type="float">
            <text:p>1'606'160 <text:s/></text:p>
          </table:table-cell>
          <table:table-cell table:style-name="ce104" office:value-type="float" office:value="416720" calcext:value-type="float">
            <text:p>416'720 <text:s/></text:p>
          </table:table-cell>
          <table:table-cell table:style-name="ce104" office:value-type="float" office:value="1189440" calcext:value-type="float">
            <text:p>1'189'440 <text:s/></text:p>
          </table:table-cell>
          <table:table-cell table:style-name="ce128" office:value-type="float" office:value="25.9451113214126" calcext:value-type="float">
            <text:p>25.9 <text:s text:c="3"/></text:p>
          </table:table-cell>
          <table:table-cell table:style-name="ce96" office:value-type="string" office:string-value="V" calcext:value-type="string">
            <text:p>V </text:p>
          </table:table-cell>
          <table:table-cell table:style-name="ce104"/>
          <table:table-cell table:style-name="ce104" office:value-type="string" office:string-value="20 6/2" calcext:value-type="string">
            <text:p>20 6/2 </text:p>
          </table:table-cell>
          <table:table-cell table:number-columns-repeated="1008"/>
        </table:table-row>
        <table:table-row table:style-name="ro3">
          <table:table-cell table:style-name="ce114" office:value-type="float" office:value="435" calcext:value-type="float">
            <text:p>435</text:p>
          </table:table-cell>
          <table:table-cell table:style-name="ce122" office:value-type="date" office:date-value="1997-06-08" calcext:value-type="date">
            <text:p>08.06.1997</text:p>
          </table:table-cell>
          <table:table-cell table:style-name="ce43" office:value-type="string" calcext:value-type="string">
            <text:p>Volksinitiative 'für ein Verbot der Kriegsmaterialausfuhr'</text:p>
          </table:table-cell>
          <table:table-cell table:style-name="ce53" office:value-type="string" calcext:value-type="string">
            <text:p>I.</text:p>
          </table:table-cell>
          <table:table-cell table:style-name="ce103" office:value-type="float" office:value="4614662" calcext:value-type="float">
            <text:p>4'614'662 <text:s/></text:p>
          </table:table-cell>
          <table:table-cell table:style-name="ce103" office:value-type="float" office:value="1636833" calcext:value-type="float">
            <text:p>1'636'833 <text:s/></text:p>
          </table:table-cell>
          <table:table-cell table:style-name="ce127" office:value-type="float" office:value="35.4702684616988" calcext:value-type="float">
            <text:p>35.5 <text:s text:c="3"/></text:p>
          </table:table-cell>
          <table:table-cell table:style-name="ce103" office:value-type="float" office:value="26845" calcext:value-type="float">
            <text:p>26'845 <text:s/></text:p>
          </table:table-cell>
          <table:table-cell table:style-name="ce103" office:value-type="float" office:value="4955" calcext:value-type="float">
            <text:p>4'955 <text:s/></text:p>
          </table:table-cell>
          <table:table-cell table:style-name="ce103" office:value-type="float" office:value="1605033" calcext:value-type="float">
            <text:p>1'605'033 <text:s/></text:p>
          </table:table-cell>
          <table:table-cell table:style-name="ce103" office:value-type="float" office:value="361164" calcext:value-type="float">
            <text:p>361'164 <text:s/></text:p>
          </table:table-cell>
          <table:table-cell table:style-name="ce103" office:value-type="float" office:value="1243869" calcext:value-type="float">
            <text:p>1'243'869 <text:s/></text:p>
          </table:table-cell>
          <table:table-cell table:style-name="ce127" office:value-type="float" office:value="22.5019672492715" calcext:value-type="float">
            <text:p>22.5 <text:s text:c="3"/></text:p>
          </table:table-cell>
          <table:table-cell table:style-name="ce97" office:value-type="string" office:string-value="V" calcext:value-type="string">
            <text:p>V </text:p>
          </table:table-cell>
          <table:table-cell table:style-name="ce103"/>
          <table:table-cell table:style-name="ce103" office:value-type="string" office:string-value="20 6/2" calcext:value-type="string">
            <text:p>20 6/2 </text:p>
          </table:table-cell>
          <table:table-cell table:number-columns-repeated="1008"/>
        </table:table-row>
        <table:table-row table:style-name="ro3">
          <table:table-cell table:style-name="ce115" office:value-type="float" office:value="436" calcext:value-type="float">
            <text:p>436</text:p>
          </table:table-cell>
          <table:table-cell table:style-name="ce123" office:value-type="date" office:date-value="1997-06-08" calcext:value-type="date">
            <text:p>08.06.1997</text:p>
          </table:table-cell>
          <table:table-cell table:style-name="ce126" office:value-type="string" calcext:value-type="string">
            <text:p>Bundesbeschluss über die Aufhebung des Pulverregals</text:p>
          </table:table-cell>
          <table:table-cell table:style-name="ce52" office:value-type="string" calcext:value-type="string">
            <text:p>Obl.</text:p>
          </table:table-cell>
          <table:table-cell table:style-name="ce104" office:value-type="float" office:value="4614662" calcext:value-type="float">
            <text:p>4'614'662 <text:s/></text:p>
          </table:table-cell>
          <table:table-cell table:style-name="ce104" office:value-type="float" office:value="1626896" calcext:value-type="float">
            <text:p>1'626'896 <text:s/></text:p>
          </table:table-cell>
          <table:table-cell table:style-name="ce128" office:value-type="float" office:value="35.2549330806893" calcext:value-type="float">
            <text:p>35.3 <text:s text:c="3"/></text:p>
          </table:table-cell>
          <table:table-cell table:style-name="ce104" office:value-type="float" office:value="77520" calcext:value-type="float">
            <text:p>77'520 <text:s/></text:p>
          </table:table-cell>
          <table:table-cell table:style-name="ce104" office:value-type="float" office:value="6165" calcext:value-type="float">
            <text:p>6'165 <text:s/></text:p>
          </table:table-cell>
          <table:table-cell table:style-name="ce104" office:value-type="float" office:value="1543211" calcext:value-type="float">
            <text:p>1'543'211 <text:s/></text:p>
          </table:table-cell>
          <table:table-cell table:style-name="ce104" office:value-type="float" office:value="1268162" calcext:value-type="float">
            <text:p>1'268'162 <text:s/></text:p>
          </table:table-cell>
          <table:table-cell table:style-name="ce104" office:value-type="float" office:value="275049" calcext:value-type="float">
            <text:p>275'049 <text:s/></text:p>
          </table:table-cell>
          <table:table-cell table:style-name="ce128" office:value-type="float" office:value="82.1768377752621" calcext:value-type="float">
            <text:p>82.2 <text:s text:c="3"/></text:p>
          </table:table-cell>
          <table:table-cell table:style-name="ce96" office:value-type="string" office:string-value="A" calcext:value-type="string">
            <text:p>A </text:p>
          </table:table-cell>
          <table:table-cell table:style-name="ce104" office:value-type="string" office:string-value="20 6/2" calcext:value-type="string">
            <text:p>20 6/2 </text:p>
          </table:table-cell>
          <table:table-cell table:style-name="ce104"/>
          <table:table-cell table:number-columns-repeated="1008"/>
        </table:table-row>
        <table:table-row table:style-name="ro4">
          <table:table-cell table:style-name="ce114" office:value-type="float" office:value="437" calcext:value-type="float">
            <text:p>437</text:p>
          </table:table-cell>
          <table:table-cell table:style-name="ce122" office:value-type="date" office:date-value="1997-09-28" calcext:value-type="date">
            <text:p>28.09.1997</text:p>
          </table:table-cell>
          <table:table-cell table:style-name="ce43" office:value-type="string" calcext:value-type="string">
            <text:p>Bundesbeschluss vom 13. Dezember 1996 über die Finanzierung der Arbeitslosenversicherung</text:p>
          </table:table-cell>
          <table:table-cell table:style-name="ce53" office:value-type="string" calcext:value-type="string">
            <text:p>Fak.</text:p>
          </table:table-cell>
          <table:table-cell table:style-name="ce103" office:value-type="float" office:value="4620084" calcext:value-type="float">
            <text:p>4'620'084 <text:s/></text:p>
          </table:table-cell>
          <table:table-cell table:style-name="ce103" office:value-type="float" office:value="1876622" calcext:value-type="float">
            <text:p>1'876'622 <text:s/></text:p>
          </table:table-cell>
          <table:table-cell table:style-name="ce127" office:value-type="float" office:value="40.618785286155" calcext:value-type="float">
            <text:p>40.6 <text:s text:c="3"/></text:p>
          </table:table-cell>
          <table:table-cell table:style-name="ce103" office:value-type="float" office:value="37703" calcext:value-type="float">
            <text:p>37'703 <text:s/></text:p>
          </table:table-cell>
          <table:table-cell table:style-name="ce103" office:value-type="float" office:value="6101" calcext:value-type="float">
            <text:p>6'101 <text:s/></text:p>
          </table:table-cell>
          <table:table-cell table:style-name="ce103" office:value-type="float" office:value="1832818" calcext:value-type="float">
            <text:p>1'832'818 <text:s/></text:p>
          </table:table-cell>
          <table:table-cell table:style-name="ce103" office:value-type="float" office:value="901361" calcext:value-type="float">
            <text:p>901'361 <text:s/></text:p>
          </table:table-cell>
          <table:table-cell table:style-name="ce103" office:value-type="float" office:value="931457" calcext:value-type="float">
            <text:p>931'457 <text:s/></text:p>
          </table:table-cell>
          <table:table-cell table:style-name="ce127" office:value-type="float" office:value="49.1789692157105" calcext:value-type="float">
            <text:p>49.2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1">
          <table:table-cell table:style-name="ce115" office:value-type="float" office:value="438" calcext:value-type="float">
            <text:p>438</text:p>
          </table:table-cell>
          <table:table-cell table:style-name="ce123" office:value-type="date" office:date-value="1997-09-28" calcext:value-type="date">
            <text:p>28.09.1997</text:p>
          </table:table-cell>
          <table:table-cell table:style-name="ce126" office:value-type="string" calcext:value-type="string">
            <text:p>Volksinitiative 'Jugend ohne Drogen'</text:p>
          </table:table-cell>
          <table:table-cell table:style-name="ce52" office:value-type="string" calcext:value-type="string">
            <text:p>I.</text:p>
          </table:table-cell>
          <table:table-cell table:style-name="ce104" office:value-type="float" office:value="4620084" calcext:value-type="float">
            <text:p>4'620'084 <text:s/></text:p>
          </table:table-cell>
          <table:table-cell table:style-name="ce104" office:value-type="float" office:value="1886054" calcext:value-type="float">
            <text:p>1'886'054 <text:s/></text:p>
          </table:table-cell>
          <table:table-cell table:style-name="ce128" office:value-type="float" office:value="40.8229374184539" calcext:value-type="float">
            <text:p>40.8 <text:s text:c="3"/></text:p>
          </table:table-cell>
          <table:table-cell table:style-name="ce104" office:value-type="float" office:value="20248" calcext:value-type="float">
            <text:p>20'248 <text:s/></text:p>
          </table:table-cell>
          <table:table-cell table:style-name="ce104" office:value-type="float" office:value="6033" calcext:value-type="float">
            <text:p>6'033 <text:s/></text:p>
          </table:table-cell>
          <table:table-cell table:style-name="ce104" office:value-type="float" office:value="1859773" calcext:value-type="float">
            <text:p>1'859'773 <text:s/></text:p>
          </table:table-cell>
          <table:table-cell table:style-name="ce104" office:value-type="float" office:value="545713" calcext:value-type="float">
            <text:p>545'713 <text:s/></text:p>
          </table:table-cell>
          <table:table-cell table:style-name="ce104" office:value-type="float" office:value="1314060" calcext:value-type="float">
            <text:p>1'314'060 <text:s/></text:p>
          </table:table-cell>
          <table:table-cell table:style-name="ce128" office:value-type="float" office:value="29.3429897089591" calcext:value-type="float">
            <text:p>29.3 <text:s text:c="3"/></text:p>
          </table:table-cell>
          <table:table-cell table:style-name="ce96" office:value-type="string" office:string-value="V" calcext:value-type="string">
            <text:p>V </text:p>
          </table:table-cell>
          <table:table-cell table:style-name="ce104"/>
          <table:table-cell table:style-name="ce104" office:value-type="string" office:string-value="20 6/2" calcext:value-type="string">
            <text:p>20 6/2 </text:p>
          </table:table-cell>
          <table:table-cell table:number-columns-repeated="1008"/>
        </table:table-row>
        <table:table-row table:style-name="ro3">
          <table:table-cell table:style-name="ce114" office:value-type="float" office:value="439" calcext:value-type="float">
            <text:p>439</text:p>
          </table:table-cell>
          <table:table-cell table:style-name="ce122" office:value-type="date" office:date-value="1998-06-07" calcext:value-type="date">
            <text:p>07.06.1998</text:p>
          </table:table-cell>
          <table:table-cell table:style-name="ce43" office:value-type="string" calcext:value-type="string">
            <text:p>Bundesbeschluss über Massnahmen zum Haushaltausgleich</text:p>
          </table:table-cell>
          <table:table-cell table:style-name="ce53" office:value-type="string" calcext:value-type="string">
            <text:p>Obl.</text:p>
          </table:table-cell>
          <table:table-cell table:style-name="ce103" office:value-type="float" office:value="4629496" calcext:value-type="float">
            <text:p>4'629'496 <text:s/></text:p>
          </table:table-cell>
          <table:table-cell table:style-name="ce103" office:value-type="float" office:value="1894433" calcext:value-type="float">
            <text:p>1'894'433 <text:s/></text:p>
          </table:table-cell>
          <table:table-cell table:style-name="ce127" office:value-type="float" office:value="40.9209339418373" calcext:value-type="float">
            <text:p>40.9 <text:s text:c="3"/></text:p>
          </table:table-cell>
          <table:table-cell table:style-name="ce103" office:value-type="float" office:value="76513" calcext:value-type="float">
            <text:p>76'513 <text:s/></text:p>
          </table:table-cell>
          <table:table-cell table:style-name="ce103" office:value-type="float" office:value="7105" calcext:value-type="float">
            <text:p>7'105 <text:s/></text:p>
          </table:table-cell>
          <table:table-cell table:style-name="ce103" office:value-type="float" office:value="1810815" calcext:value-type="float">
            <text:p>1'810'815 <text:s/></text:p>
          </table:table-cell>
          <table:table-cell table:style-name="ce103" office:value-type="float" office:value="1280329" calcext:value-type="float">
            <text:p>1'280'329 <text:s/></text:p>
          </table:table-cell>
          <table:table-cell table:style-name="ce103" office:value-type="float" office:value="530486" calcext:value-type="float">
            <text:p>530'486 <text:s/></text:p>
          </table:table-cell>
          <table:table-cell table:style-name="ce127" office:value-type="float" office:value="70.7045722506164" calcext:value-type="float">
            <text:p>70.7 <text:s text:c="3"/></text:p>
          </table:table-cell>
          <table:table-cell table:style-name="ce97" office:value-type="string" office:string-value="A" calcext:value-type="string">
            <text:p>A </text:p>
          </table:table-cell>
          <table:table-cell table:style-name="ce103" office:value-type="string" office:string-value="20 6/2" calcext:value-type="string">
            <text:p>20 6/2 </text:p>
          </table:table-cell>
          <table:table-cell table:style-name="ce103"/>
          <table:table-cell table:number-columns-repeated="1008"/>
        </table:table-row>
        <table:table-row table:style-name="ro4">
          <table:table-cell table:style-name="ce115" office:value-type="float" office:value="440" calcext:value-type="float">
            <text:p>440</text:p>
          </table:table-cell>
          <table:table-cell table:style-name="ce123" office:value-type="date" office:date-value="1998-06-07" calcext:value-type="date">
            <text:p>07.06.1998</text:p>
          </table:table-cell>
          <table:table-cell table:style-name="ce126" office:value-type="string" calcext:value-type="string">
            <text:p>Volksinitiative 'zum Schutz von Leben und Umwelt vor Genmanipulation (Gen-Schutz-Initiative)'</text:p>
          </table:table-cell>
          <table:table-cell table:style-name="ce52" office:value-type="string" calcext:value-type="string">
            <text:p>I.</text:p>
          </table:table-cell>
          <table:table-cell table:style-name="ce104" office:value-type="float" office:value="4629496" calcext:value-type="float">
            <text:p>4'629'496 <text:s/></text:p>
          </table:table-cell>
          <table:table-cell table:style-name="ce104" office:value-type="float" office:value="1913034" calcext:value-type="float">
            <text:p>1'913'034 <text:s/></text:p>
          </table:table-cell>
          <table:table-cell table:style-name="ce128" office:value-type="float" office:value="41.3227271391961" calcext:value-type="float">
            <text:p>41.3 <text:s text:c="3"/></text:p>
          </table:table-cell>
          <table:table-cell table:style-name="ce104" office:value-type="float" office:value="29169" calcext:value-type="float">
            <text:p>29'169 <text:s/></text:p>
          </table:table-cell>
          <table:table-cell table:style-name="ce104" office:value-type="float" office:value="6599" calcext:value-type="float">
            <text:p>6'599 <text:s/></text:p>
          </table:table-cell>
          <table:table-cell table:style-name="ce104" office:value-type="float" office:value="1877266" calcext:value-type="float">
            <text:p>1'877'266 <text:s/></text:p>
          </table:table-cell>
          <table:table-cell table:style-name="ce104" office:value-type="float" office:value="624964" calcext:value-type="float">
            <text:p>624'964 <text:s/></text:p>
          </table:table-cell>
          <table:table-cell table:style-name="ce104" office:value-type="float" office:value="1252302" calcext:value-type="float">
            <text:p>1'252'302 <text:s/></text:p>
          </table:table-cell>
          <table:table-cell table:style-name="ce128" office:value-type="float" office:value="33.2911798327994" calcext:value-type="float">
            <text:p>33.3 <text:s text:c="3"/></text:p>
          </table:table-cell>
          <table:table-cell table:style-name="ce96" office:value-type="string" office:string-value="V" calcext:value-type="string">
            <text:p>V </text:p>
          </table:table-cell>
          <table:table-cell table:style-name="ce104"/>
          <table:table-cell table:style-name="ce104" office:value-type="string" office:string-value="20 6/2" calcext:value-type="string">
            <text:p>20 6/2 </text:p>
          </table:table-cell>
          <table:table-cell table:number-columns-repeated="1008"/>
        </table:table-row>
        <table:table-row table:style-name="ro3">
          <table:table-cell table:style-name="ce114" office:value-type="float" office:value="441" calcext:value-type="float">
            <text:p>441</text:p>
          </table:table-cell>
          <table:table-cell table:style-name="ce122" office:value-type="date" office:date-value="1998-06-07" calcext:value-type="date">
            <text:p>07.06.1998</text:p>
          </table:table-cell>
          <table:table-cell table:style-name="ce43" office:value-type="string" calcext:value-type="string">
            <text:p>Volksinitiative 'S.o.S. - Schweiz ohne Schnüffelpolizei'</text:p>
          </table:table-cell>
          <table:table-cell table:style-name="ce53" office:value-type="string" calcext:value-type="string">
            <text:p>I.</text:p>
          </table:table-cell>
          <table:table-cell table:style-name="ce103" office:value-type="float" office:value="4629496" calcext:value-type="float">
            <text:p>4'629'496 <text:s/></text:p>
          </table:table-cell>
          <table:table-cell table:style-name="ce103" office:value-type="float" office:value="1897624" calcext:value-type="float">
            <text:p>1'897'624 <text:s/></text:p>
          </table:table-cell>
          <table:table-cell table:style-name="ce127" office:value-type="float" office:value="40.9898615313632" calcext:value-type="float">
            <text:p>41.0 <text:s text:c="3"/></text:p>
          </table:table-cell>
          <table:table-cell table:style-name="ce103" office:value-type="float" office:value="56644" calcext:value-type="float">
            <text:p>56'644 <text:s/></text:p>
          </table:table-cell>
          <table:table-cell table:style-name="ce103" office:value-type="float" office:value="6836" calcext:value-type="float">
            <text:p>6'836 <text:s/></text:p>
          </table:table-cell>
          <table:table-cell table:style-name="ce103" office:value-type="float" office:value="1834144" calcext:value-type="float">
            <text:p>1'834'144 <text:s/></text:p>
          </table:table-cell>
          <table:table-cell table:style-name="ce103" office:value-type="float" office:value="451089" calcext:value-type="float">
            <text:p>451'089 <text:s/></text:p>
          </table:table-cell>
          <table:table-cell table:style-name="ce103" office:value-type="float" office:value="1383055" calcext:value-type="float">
            <text:p>1'383'055 <text:s/></text:p>
          </table:table-cell>
          <table:table-cell table:style-name="ce127" office:value-type="float" office:value="24.5939795348675" calcext:value-type="float">
            <text:p>24.6 <text:s text:c="3"/></text:p>
          </table:table-cell>
          <table:table-cell table:style-name="ce97" office:value-type="string" office:string-value="V" calcext:value-type="string">
            <text:p>V </text:p>
          </table:table-cell>
          <table:table-cell table:style-name="ce103"/>
          <table:table-cell table:style-name="ce103" office:value-type="string" office:string-value="20 6/2" calcext:value-type="string">
            <text:p>20 6/2 </text:p>
          </table:table-cell>
          <table:table-cell table:number-columns-repeated="1008"/>
        </table:table-row>
        <table:table-row table:style-name="ro4">
          <table:table-cell table:style-name="ce115" office:value-type="float" office:value="442" calcext:value-type="float">
            <text:p>442</text:p>
          </table:table-cell>
          <table:table-cell table:style-name="ce123" office:value-type="date" office:date-value="1998-09-27" calcext:value-type="date">
            <text:p>27.09.1998</text:p>
          </table:table-cell>
          <table:table-cell table:style-name="ce126" office:value-type="string" calcext:value-type="string">
            <text:p>Bundesgesetz über eine leistungsabhängige Schwerverkehrsabgabe (Schwerverkehrsabgabegesetz, SVAG)</text:p>
          </table:table-cell>
          <table:table-cell table:style-name="ce52" office:value-type="string" calcext:value-type="string">
            <text:p>Fak.</text:p>
          </table:table-cell>
          <table:table-cell table:style-name="ce104" office:value-type="float" office:value="4636259" calcext:value-type="float">
            <text:p>4'636'259 <text:s/></text:p>
          </table:table-cell>
          <table:table-cell table:style-name="ce104" office:value-type="float" office:value="2402260" calcext:value-type="float">
            <text:p>2'402'260 <text:s/></text:p>
          </table:table-cell>
          <table:table-cell table:style-name="ce128" office:value-type="float" office:value="51.8146203652557" calcext:value-type="float">
            <text:p>51.8 <text:s text:c="3"/></text:p>
          </table:table-cell>
          <table:table-cell table:style-name="ce104" office:value-type="float" office:value="24674" calcext:value-type="float">
            <text:p>24'674 <text:s/></text:p>
          </table:table-cell>
          <table:table-cell table:style-name="ce104" office:value-type="float" office:value="7481" calcext:value-type="float">
            <text:p>7'481 <text:s/></text:p>
          </table:table-cell>
          <table:table-cell table:style-name="ce104" office:value-type="float" office:value="2370105" calcext:value-type="float">
            <text:p>2'370'105 <text:s/></text:p>
          </table:table-cell>
          <table:table-cell table:style-name="ce104" office:value-type="float" office:value="1355735" calcext:value-type="float">
            <text:p>1'355'735 <text:s/></text:p>
          </table:table-cell>
          <table:table-cell table:style-name="ce104" office:value-type="float" office:value="1014370" calcext:value-type="float">
            <text:p>1'014'370 <text:s/></text:p>
          </table:table-cell>
          <table:table-cell table:style-name="ce128" office:value-type="float" office:value="57.2014741962909" calcext:value-type="float">
            <text:p>57.2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3">
          <table:table-cell table:style-name="ce114" office:value-type="float" office:value="443" calcext:value-type="float">
            <text:p>443</text:p>
          </table:table-cell>
          <table:table-cell table:style-name="ce122" office:value-type="date" office:date-value="1998-09-27" calcext:value-type="date">
            <text:p>27.09.1998</text:p>
          </table:table-cell>
          <table:table-cell table:style-name="ce43" office:value-type="string" calcext:value-type="string">
            <text:p>Volksinitiative 'für preisgünstige Nahrungsmittel und ökologische Bauernhöfe'</text:p>
          </table:table-cell>
          <table:table-cell table:style-name="ce53" office:value-type="string" calcext:value-type="string">
            <text:p>I.</text:p>
          </table:table-cell>
          <table:table-cell table:style-name="ce103" office:value-type="float" office:value="4636259" calcext:value-type="float">
            <text:p>4'636'259 <text:s/></text:p>
          </table:table-cell>
          <table:table-cell table:style-name="ce103" office:value-type="float" office:value="2391658" calcext:value-type="float">
            <text:p>2'391'658 <text:s/></text:p>
          </table:table-cell>
          <table:table-cell table:style-name="ce127" office:value-type="float" office:value="51.5859446161226" calcext:value-type="float">
            <text:p>51.6 <text:s text:c="3"/></text:p>
          </table:table-cell>
          <table:table-cell table:style-name="ce103" office:value-type="float" office:value="54518" calcext:value-type="float">
            <text:p>54'518 <text:s/></text:p>
          </table:table-cell>
          <table:table-cell table:style-name="ce103" office:value-type="float" office:value="7680" calcext:value-type="float">
            <text:p>7'680 <text:s/></text:p>
          </table:table-cell>
          <table:table-cell table:style-name="ce103" office:value-type="float" office:value="2329460" calcext:value-type="float">
            <text:p>2'329'460 <text:s/></text:p>
          </table:table-cell>
          <table:table-cell table:style-name="ce103" office:value-type="float" office:value="535436" calcext:value-type="float">
            <text:p>535'436 <text:s/></text:p>
          </table:table-cell>
          <table:table-cell table:style-name="ce103" office:value-type="float" office:value="1794024" calcext:value-type="float">
            <text:p>1'794'024 <text:s/></text:p>
          </table:table-cell>
          <table:table-cell table:style-name="ce127" office:value-type="float" office:value="22.9854129283181" calcext:value-type="float">
            <text:p>23.0 <text:s text:c="3"/></text:p>
          </table:table-cell>
          <table:table-cell table:style-name="ce97" office:value-type="string" office:string-value="V" calcext:value-type="string">
            <text:p>V </text:p>
          </table:table-cell>
          <table:table-cell table:style-name="ce103" office:value-type="string" office:string-value="0" calcext:value-type="string">
            <text:p>0 </text:p>
          </table:table-cell>
          <table:table-cell table:style-name="ce103" office:value-type="string" office:string-value="20 6/2" calcext:value-type="string">
            <text:p>20 6/2 </text:p>
          </table:table-cell>
          <table:table-cell table:number-columns-repeated="1008"/>
        </table:table-row>
        <table:table-row table:style-name="ro3">
          <table:table-cell table:style-name="ce115" office:value-type="float" office:value="444" calcext:value-type="float">
            <text:p>444</text:p>
          </table:table-cell>
          <table:table-cell table:style-name="ce123" office:value-type="date" office:date-value="1998-09-27" calcext:value-type="date">
            <text:p>27.09.1998</text:p>
          </table:table-cell>
          <table:table-cell table:style-name="ce126" office:value-type="string" calcext:value-type="string">
            <text:p>Volksinitiative 'für die 10. AHV-Revision ohne Erhöhung des Rentenalters'</text:p>
          </table:table-cell>
          <table:table-cell table:style-name="ce52" office:value-type="string" calcext:value-type="string">
            <text:p>I.</text:p>
          </table:table-cell>
          <table:table-cell table:style-name="ce104" office:value-type="float" office:value="4636259" calcext:value-type="float">
            <text:p>4'636'259 <text:s/></text:p>
          </table:table-cell>
          <table:table-cell table:style-name="ce104" office:value-type="float" office:value="2394024" calcext:value-type="float">
            <text:p>2'394'024 <text:s/></text:p>
          </table:table-cell>
          <table:table-cell table:style-name="ce128" office:value-type="float" office:value="51.6369771404057" calcext:value-type="float">
            <text:p>51.6 <text:s text:c="3"/></text:p>
          </table:table-cell>
          <table:table-cell table:style-name="ce104" office:value-type="float" office:value="38203" calcext:value-type="float">
            <text:p>38'203 <text:s/></text:p>
          </table:table-cell>
          <table:table-cell table:style-name="ce104" office:value-type="float" office:value="7716" calcext:value-type="float">
            <text:p>7'716 <text:s/></text:p>
          </table:table-cell>
          <table:table-cell table:style-name="ce104" office:value-type="float" office:value="2348105" calcext:value-type="float">
            <text:p>2'348'105 <text:s/></text:p>
          </table:table-cell>
          <table:table-cell table:style-name="ce104" office:value-type="float" office:value="973966" calcext:value-type="float">
            <text:p>973'966 <text:s/></text:p>
          </table:table-cell>
          <table:table-cell table:style-name="ce104" office:value-type="float" office:value="1374139" calcext:value-type="float">
            <text:p>1'374'139 <text:s/></text:p>
          </table:table-cell>
          <table:table-cell table:style-name="ce128" office:value-type="float" office:value="41.4788095080927" calcext:value-type="float">
            <text:p>41.5 <text:s text:c="3"/></text:p>
          </table:table-cell>
          <table:table-cell table:style-name="ce96" office:value-type="string" office:string-value="V" calcext:value-type="string">
            <text:p>V </text:p>
          </table:table-cell>
          <table:table-cell table:style-name="ce104" office:value-type="string" office:string-value="5" calcext:value-type="string">
            <text:p>5 </text:p>
          </table:table-cell>
          <table:table-cell table:style-name="ce104" office:value-type="string" office:string-value="15 6/2" calcext:value-type="string">
            <text:p>15 6/2 </text:p>
          </table:table-cell>
          <table:table-cell table:number-columns-repeated="1008"/>
        </table:table-row>
        <table:table-row table:style-name="ro4">
          <table:table-cell table:style-name="ce114" office:value-type="float" office:value="445" calcext:value-type="float">
            <text:p>445</text:p>
          </table:table-cell>
          <table:table-cell table:style-name="ce122" office:value-type="date" office:date-value="1998-11-29" calcext:value-type="date">
            <text:p>29.11.1998</text:p>
          </table:table-cell>
          <table:table-cell table:style-name="ce43" office:value-type="string" calcext:value-type="string">
            <text:p>Bundesbeschluss über Bau und Finanzierung von Infrastrukturvorhaben des öffentlichen Verkehrs</text:p>
          </table:table-cell>
          <table:table-cell table:style-name="ce53" office:value-type="string" calcext:value-type="string">
            <text:p>Obl.</text:p>
          </table:table-cell>
          <table:table-cell table:style-name="ce103" office:value-type="float" office:value="4638920" calcext:value-type="float">
            <text:p>4'638'920 <text:s/></text:p>
          </table:table-cell>
          <table:table-cell table:style-name="ce103" office:value-type="float" office:value="1777023" calcext:value-type="float">
            <text:p>1'777'023 <text:s/></text:p>
          </table:table-cell>
          <table:table-cell table:style-name="ce127" office:value-type="float" office:value="38.3068257266778" calcext:value-type="float">
            <text:p>38.3 <text:s text:c="3"/></text:p>
          </table:table-cell>
          <table:table-cell table:style-name="ce103" office:value-type="float" office:value="32150" calcext:value-type="float">
            <text:p>32'150 <text:s/></text:p>
          </table:table-cell>
          <table:table-cell table:style-name="ce103" office:value-type="float" office:value="5865" calcext:value-type="float">
            <text:p>5'865 <text:s/></text:p>
          </table:table-cell>
          <table:table-cell table:style-name="ce103" office:value-type="float" office:value="1739008" calcext:value-type="float">
            <text:p>1'739'008 <text:s/></text:p>
          </table:table-cell>
          <table:table-cell table:style-name="ce103" office:value-type="float" office:value="1104294" calcext:value-type="float">
            <text:p>1'104'294 <text:s/></text:p>
          </table:table-cell>
          <table:table-cell table:style-name="ce103" office:value-type="float" office:value="634714" calcext:value-type="float">
            <text:p>634'714 <text:s/></text:p>
          </table:table-cell>
          <table:table-cell table:style-name="ce127" office:value-type="float" office:value="63.501375496835" calcext:value-type="float">
            <text:p>63.5 <text:s text:c="3"/></text:p>
          </table:table-cell>
          <table:table-cell table:style-name="ce97" office:value-type="string" office:string-value="A" calcext:value-type="string">
            <text:p>A </text:p>
          </table:table-cell>
          <table:table-cell table:style-name="ce103" office:value-type="string" office:string-value="19 3/2" calcext:value-type="string">
            <text:p>19 3/2 </text:p>
          </table:table-cell>
          <table:table-cell table:style-name="ce103" office:value-type="string" office:string-value="1 3/2" calcext:value-type="string">
            <text:p>1 3/2 </text:p>
          </table:table-cell>
          <table:table-cell table:number-columns-repeated="1008"/>
        </table:table-row>
        <table:table-row table:style-name="ro3">
          <table:table-cell table:style-name="ce115" office:value-type="float" office:value="446" calcext:value-type="float">
            <text:p>446</text:p>
          </table:table-cell>
          <table:table-cell table:style-name="ce123" office:value-type="date" office:date-value="1998-11-29" calcext:value-type="date">
            <text:p>29.11.1998</text:p>
          </table:table-cell>
          <table:table-cell table:style-name="ce126" office:value-type="string" calcext:value-type="string">
            <text:p>Bundesbeschluss über einen befristet geltenden, neuen Getreideartikel</text:p>
          </table:table-cell>
          <table:table-cell table:style-name="ce52" office:value-type="string" calcext:value-type="string">
            <text:p>Obl.</text:p>
          </table:table-cell>
          <table:table-cell table:style-name="ce104" office:value-type="float" office:value="4638920" calcext:value-type="float">
            <text:p>4'638'920 <text:s/></text:p>
          </table:table-cell>
          <table:table-cell table:style-name="ce104" office:value-type="float" office:value="1763920" calcext:value-type="float">
            <text:p>1'763'920 <text:s/></text:p>
          </table:table-cell>
          <table:table-cell table:style-name="ce128" office:value-type="float" office:value="38.0243677407672" calcext:value-type="float">
            <text:p>38.0 <text:s text:c="3"/></text:p>
          </table:table-cell>
          <table:table-cell table:style-name="ce104" office:value-type="float" office:value="96537" calcext:value-type="float">
            <text:p>96'537 <text:s/></text:p>
          </table:table-cell>
          <table:table-cell table:style-name="ce104" office:value-type="float" office:value="7325" calcext:value-type="float">
            <text:p>7'325 <text:s/></text:p>
          </table:table-cell>
          <table:table-cell table:style-name="ce104" office:value-type="float" office:value="1660058" calcext:value-type="float">
            <text:p>1'660'058 <text:s/></text:p>
          </table:table-cell>
          <table:table-cell table:style-name="ce104" office:value-type="float" office:value="1318585" calcext:value-type="float">
            <text:p>1'318'585 <text:s/></text:p>
          </table:table-cell>
          <table:table-cell table:style-name="ce104" office:value-type="float" office:value="341473" calcext:value-type="float">
            <text:p>341'473 <text:s/></text:p>
          </table:table-cell>
          <table:table-cell table:style-name="ce128" office:value-type="float" office:value="79.4300560582823" calcext:value-type="float">
            <text:p>79.4 <text:s text:c="3"/></text:p>
          </table:table-cell>
          <table:table-cell table:style-name="ce96" office:value-type="string" office:string-value="A" calcext:value-type="string">
            <text:p>A </text:p>
          </table:table-cell>
          <table:table-cell table:style-name="ce104" office:value-type="string" office:string-value="20 6/2" calcext:value-type="string">
            <text:p>20 6/2 </text:p>
          </table:table-cell>
          <table:table-cell table:style-name="ce104" office:value-type="string" office:string-value="0" calcext:value-type="string">
            <text:p>0 </text:p>
          </table:table-cell>
          <table:table-cell table:number-columns-repeated="1008"/>
        </table:table-row>
        <table:table-row table:style-name="ro1">
          <table:table-cell table:style-name="ce114" office:value-type="float" office:value="447" calcext:value-type="float">
            <text:p>447</text:p>
          </table:table-cell>
          <table:table-cell table:style-name="ce122" office:value-type="date" office:date-value="1998-11-29" calcext:value-type="date">
            <text:p>29.11.1998</text:p>
          </table:table-cell>
          <table:table-cell table:style-name="ce43" office:value-type="string" calcext:value-type="string">
            <text:p>Volksinitiative 'für eine vernünftige Drogenpolitik'</text:p>
          </table:table-cell>
          <table:table-cell table:style-name="ce53" office:value-type="string" calcext:value-type="string">
            <text:p>I.</text:p>
          </table:table-cell>
          <table:table-cell table:style-name="ce103" office:value-type="float" office:value="4638920" calcext:value-type="float">
            <text:p>4'638'920 <text:s/></text:p>
          </table:table-cell>
          <table:table-cell table:style-name="ce103" office:value-type="float" office:value="1779697" calcext:value-type="float">
            <text:p>1'779'697 <text:s/></text:p>
          </table:table-cell>
          <table:table-cell table:style-name="ce127" office:value-type="float" office:value="38.3644684538643" calcext:value-type="float">
            <text:p>38.4 <text:s text:c="3"/></text:p>
          </table:table-cell>
          <table:table-cell table:style-name="ce103" office:value-type="float" office:value="30286" calcext:value-type="float">
            <text:p>30'286 <text:s/></text:p>
          </table:table-cell>
          <table:table-cell table:style-name="ce103" office:value-type="float" office:value="5890" calcext:value-type="float">
            <text:p>5'890 <text:s/></text:p>
          </table:table-cell>
          <table:table-cell table:style-name="ce103" office:value-type="float" office:value="1743521" calcext:value-type="float">
            <text:p>1'743'521 <text:s/></text:p>
          </table:table-cell>
          <table:table-cell table:style-name="ce103" office:value-type="float" office:value="453451" calcext:value-type="float">
            <text:p>453'451 <text:s/></text:p>
          </table:table-cell>
          <table:table-cell table:style-name="ce103" office:value-type="float" office:value="1290070" calcext:value-type="float">
            <text:p>1'290'070 <text:s/></text:p>
          </table:table-cell>
          <table:table-cell table:style-name="ce127" office:value-type="float" office:value="26.0077739241455" calcext:value-type="float">
            <text:p>26.0 <text:s text:c="3"/></text:p>
          </table:table-cell>
          <table:table-cell table:style-name="ce97" office:value-type="string" office:string-value="V" calcext:value-type="string">
            <text:p>V </text:p>
          </table:table-cell>
          <table:table-cell table:style-name="ce103" office:value-type="string" office:string-value="0" calcext:value-type="string">
            <text:p>0 </text:p>
          </table:table-cell>
          <table:table-cell table:style-name="ce103" office:value-type="string" office:string-value="20 6/2" calcext:value-type="string">
            <text:p>20 6/2 </text:p>
          </table:table-cell>
          <table:table-cell table:number-columns-repeated="1008"/>
        </table:table-row>
        <table:table-row table:style-name="ro4">
          <table:table-cell table:style-name="ce115" office:value-type="float" office:value="448" calcext:value-type="float">
            <text:p>448</text:p>
          </table:table-cell>
          <table:table-cell table:style-name="ce123" office:value-type="date" office:date-value="1998-11-29" calcext:value-type="date">
            <text:p>29.11.1998</text:p>
          </table:table-cell>
          <table:table-cell table:style-name="ce126" office:value-type="string" calcext:value-type="string">
            <text:p>Bundesgesetz über die Arbeit in Industrie, Gewerbe und Handel, Änderung vom 20. März 1998</text:p>
          </table:table-cell>
          <table:table-cell table:style-name="ce52" office:value-type="string" calcext:value-type="string">
            <text:p>Fak.</text:p>
          </table:table-cell>
          <table:table-cell table:style-name="ce104" office:value-type="float" office:value="4638920" calcext:value-type="float">
            <text:p>4'638'920 <text:s/></text:p>
          </table:table-cell>
          <table:table-cell table:style-name="ce104" office:value-type="float" office:value="1767694" calcext:value-type="float">
            <text:p>1'767'694 <text:s/></text:p>
          </table:table-cell>
          <table:table-cell table:style-name="ce128" office:value-type="float" office:value="38.1057228837747" calcext:value-type="float">
            <text:p>38.1 <text:s text:c="3"/></text:p>
          </table:table-cell>
          <table:table-cell table:style-name="ce104" office:value-type="float" office:value="68253" calcext:value-type="float">
            <text:p>68'253 <text:s/></text:p>
          </table:table-cell>
          <table:table-cell table:style-name="ce104" office:value-type="float" office:value="6452" calcext:value-type="float">
            <text:p>6'452 <text:s/></text:p>
          </table:table-cell>
          <table:table-cell table:style-name="ce104" office:value-type="float" office:value="1692989" calcext:value-type="float">
            <text:p>1'692'989 <text:s/></text:p>
          </table:table-cell>
          <table:table-cell table:style-name="ce104" office:value-type="float" office:value="1072978" calcext:value-type="float">
            <text:p>1'072'978 <text:s/></text:p>
          </table:table-cell>
          <table:table-cell table:style-name="ce104" office:value-type="float" office:value="620011" calcext:value-type="float">
            <text:p>620'011 <text:s/></text:p>
          </table:table-cell>
          <table:table-cell table:style-name="ce128" office:value-type="float" office:value="63.3777301565456" calcext:value-type="float">
            <text:p>63.4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4">
          <table:table-cell table:style-name="ce114" office:value-type="float" office:value="449" calcext:value-type="float">
            <text:p>449</text:p>
          </table:table-cell>
          <table:table-cell table:style-name="ce122" office:value-type="date" office:date-value="1999-02-07" calcext:value-type="date">
            <text:p>07.02.1999</text:p>
          </table:table-cell>
          <table:table-cell table:style-name="ce43" office:value-type="string" calcext:value-type="string">
            <text:p>Bundesbeschluss über die Änderung der Voraussetzung für die Wählbarkeit in den Bundesrat</text:p>
          </table:table-cell>
          <table:table-cell table:style-name="ce53" office:value-type="string" calcext:value-type="string">
            <text:p>Obl.</text:p>
          </table:table-cell>
          <table:table-cell table:style-name="ce103" office:value-type="float" office:value="4641615" calcext:value-type="float">
            <text:p>4'641'615 <text:s/></text:p>
          </table:table-cell>
          <table:table-cell table:style-name="ce103" office:value-type="float" office:value="1764453" calcext:value-type="float">
            <text:p>1'764'453 <text:s/></text:p>
          </table:table-cell>
          <table:table-cell table:style-name="ce127" office:value-type="float" office:value="38.0135684801062" calcext:value-type="float">
            <text:p>38.0 <text:s text:c="3"/></text:p>
          </table:table-cell>
          <table:table-cell table:style-name="ce103" office:value-type="float" office:value="35404" calcext:value-type="float">
            <text:p>35'404 <text:s/></text:p>
          </table:table-cell>
          <table:table-cell table:style-name="ce103" office:value-type="float" office:value="5457" calcext:value-type="float">
            <text:p>5'457 <text:s/></text:p>
          </table:table-cell>
          <table:table-cell table:style-name="ce103" office:value-type="float" office:value="1723592" calcext:value-type="float">
            <text:p>1'723'592 <text:s/></text:p>
          </table:table-cell>
          <table:table-cell table:style-name="ce103" office:value-type="float" office:value="1287081" calcext:value-type="float">
            <text:p>1'287'081 <text:s/></text:p>
          </table:table-cell>
          <table:table-cell table:style-name="ce103" office:value-type="float" office:value="436511" calcext:value-type="float">
            <text:p>436'511 <text:s/></text:p>
          </table:table-cell>
          <table:table-cell table:style-name="ce127" office:value-type="float" office:value="74.6743428839308" calcext:value-type="float">
            <text:p>74.7 <text:s text:c="3"/></text:p>
          </table:table-cell>
          <table:table-cell table:style-name="ce97" office:value-type="string" office:string-value="A" calcext:value-type="string">
            <text:p>A </text:p>
          </table:table-cell>
          <table:table-cell table:style-name="ce103" office:value-type="string" office:string-value="18 6/2" calcext:value-type="string">
            <text:p>18 6/2 </text:p>
          </table:table-cell>
          <table:table-cell table:style-name="ce103" office:value-type="string" office:string-value="2" calcext:value-type="string">
            <text:p>2 </text:p>
          </table:table-cell>
          <table:table-cell table:number-columns-repeated="1008"/>
        </table:table-row>
        <table:table-row table:style-name="ro4">
          <table:table-cell table:style-name="ce115" office:value-type="float" office:value="450" calcext:value-type="float">
            <text:p>450</text:p>
          </table:table-cell>
          <table:table-cell table:style-name="ce123" office:value-type="date" office:date-value="1999-02-07" calcext:value-type="date">
            <text:p>07.02.1999</text:p>
          </table:table-cell>
          <table:table-cell table:style-name="ce126" office:value-type="string" calcext:value-type="string">
            <text:p>Bundesbeschluss betreffend die Verfassungsbestimmung über die Transplantationsmedizin</text:p>
          </table:table-cell>
          <table:table-cell table:style-name="ce52" office:value-type="string" calcext:value-type="string">
            <text:p>Obl.</text:p>
          </table:table-cell>
          <table:table-cell table:style-name="ce104" office:value-type="float" office:value="4641615" calcext:value-type="float">
            <text:p>4'641'615 <text:s/></text:p>
          </table:table-cell>
          <table:table-cell table:style-name="ce104" office:value-type="float" office:value="1762875" calcext:value-type="float">
            <text:p>1'762'875 <text:s/></text:p>
          </table:table-cell>
          <table:table-cell table:style-name="ce128" office:value-type="float" office:value="37.9795718754578" calcext:value-type="float">
            <text:p>38.0 <text:s text:c="3"/></text:p>
          </table:table-cell>
          <table:table-cell table:style-name="ce104" office:value-type="float" office:value="46216" calcext:value-type="float">
            <text:p>46'216 <text:s/></text:p>
          </table:table-cell>
          <table:table-cell table:style-name="ce104" office:value-type="float" office:value="5471" calcext:value-type="float">
            <text:p>5'471 <text:s/></text:p>
          </table:table-cell>
          <table:table-cell table:style-name="ce104" office:value-type="float" office:value="1711188" calcext:value-type="float">
            <text:p>1'711'188 <text:s/></text:p>
          </table:table-cell>
          <table:table-cell table:style-name="ce104" office:value-type="float" office:value="1501925" calcext:value-type="float">
            <text:p>1'501'925 <text:s/></text:p>
          </table:table-cell>
          <table:table-cell table:style-name="ce104" office:value-type="float" office:value="209263" calcext:value-type="float">
            <text:p>209'263 <text:s/></text:p>
          </table:table-cell>
          <table:table-cell table:style-name="ce128" office:value-type="float" office:value="87.7708936715311" calcext:value-type="float">
            <text:p>87.8 <text:s text:c="3"/></text:p>
          </table:table-cell>
          <table:table-cell table:style-name="ce96" office:value-type="string" office:string-value="A" calcext:value-type="string">
            <text:p>A </text:p>
          </table:table-cell>
          <table:table-cell table:style-name="ce104" office:value-type="string" office:string-value="20 6/2" calcext:value-type="string">
            <text:p>20 6/2 </text:p>
          </table:table-cell>
          <table:table-cell table:style-name="ce104" office:value-type="string" office:string-value="0" calcext:value-type="string">
            <text:p>0 </text:p>
          </table:table-cell>
          <table:table-cell table:number-columns-repeated="1008"/>
        </table:table-row>
        <table:table-row table:style-name="ro1">
          <table:table-cell table:style-name="ce114" office:value-type="float" office:value="451" calcext:value-type="float">
            <text:p>451</text:p>
          </table:table-cell>
          <table:table-cell table:style-name="ce122" office:value-type="date" office:date-value="1999-02-07" calcext:value-type="date">
            <text:p>07.02.1999</text:p>
          </table:table-cell>
          <table:table-cell table:style-name="ce43" office:value-type="string" calcext:value-type="string">
            <text:p>Volksinitiative 'Wohneigentum für alle'</text:p>
          </table:table-cell>
          <table:table-cell table:style-name="ce53" office:value-type="string" calcext:value-type="string">
            <text:p>I.</text:p>
          </table:table-cell>
          <table:table-cell table:style-name="ce103" office:value-type="float" office:value="4641615" calcext:value-type="float">
            <text:p>4'641'615 <text:s/></text:p>
          </table:table-cell>
          <table:table-cell table:style-name="ce103" office:value-type="float" office:value="1771969" calcext:value-type="float">
            <text:p>1'771'969 <text:s/></text:p>
          </table:table-cell>
          <table:table-cell table:style-name="ce127" office:value-type="float" office:value="38.1754940064288" calcext:value-type="float">
            <text:p>38.2 <text:s text:c="3"/></text:p>
          </table:table-cell>
          <table:table-cell table:style-name="ce103" office:value-type="float" office:value="19817" calcext:value-type="float">
            <text:p>19'817 <text:s/></text:p>
          </table:table-cell>
          <table:table-cell table:style-name="ce103" office:value-type="float" office:value="5410" calcext:value-type="float">
            <text:p>5'410 <text:s/></text:p>
          </table:table-cell>
          <table:table-cell table:style-name="ce103" office:value-type="float" office:value="1746742" calcext:value-type="float">
            <text:p>1'746'742 <text:s/></text:p>
          </table:table-cell>
          <table:table-cell table:style-name="ce103" office:value-type="float" office:value="721717" calcext:value-type="float">
            <text:p>721'717 <text:s/></text:p>
          </table:table-cell>
          <table:table-cell table:style-name="ce103" office:value-type="float" office:value="1025025" calcext:value-type="float">
            <text:p>1'025'025 <text:s/></text:p>
          </table:table-cell>
          <table:table-cell table:style-name="ce127" office:value-type="float" office:value="41.3178935412328" calcext:value-type="float">
            <text:p>41.3 <text:s text:c="3"/></text:p>
          </table:table-cell>
          <table:table-cell table:style-name="ce97" office:value-type="string" office:string-value="V" calcext:value-type="string">
            <text:p>V </text:p>
          </table:table-cell>
          <table:table-cell table:style-name="ce103" office:value-type="string" office:string-value="3" calcext:value-type="string">
            <text:p>3 </text:p>
          </table:table-cell>
          <table:table-cell table:style-name="ce103" office:value-type="string" office:string-value="17 6/2" calcext:value-type="string">
            <text:p>17 6/2 </text:p>
          </table:table-cell>
          <table:table-cell table:number-columns-repeated="1008"/>
        </table:table-row>
        <table:table-row table:style-name="ro3">
          <table:table-cell table:style-name="ce115" office:value-type="float" office:value="452" calcext:value-type="float">
            <text:p>452</text:p>
          </table:table-cell>
          <table:table-cell table:style-name="ce123" office:value-type="date" office:date-value="1999-02-07" calcext:value-type="date">
            <text:p>07.02.1999</text:p>
          </table:table-cell>
          <table:table-cell table:style-name="ce126" office:value-type="string" calcext:value-type="string">
            <text:p>Bundesgesetz über die Raumplanung (RPG), Änderung vom 20. März 1998</text:p>
          </table:table-cell>
          <table:table-cell table:style-name="ce52" office:value-type="string" calcext:value-type="string">
            <text:p>Fak.</text:p>
          </table:table-cell>
          <table:table-cell table:style-name="ce104" office:value-type="float" office:value="4641615" calcext:value-type="float">
            <text:p>4'641'615 <text:s/></text:p>
          </table:table-cell>
          <table:table-cell table:style-name="ce104" office:value-type="float" office:value="1762026" calcext:value-type="float">
            <text:p>1'762'026 <text:s/></text:p>
          </table:table-cell>
          <table:table-cell table:style-name="ce128" office:value-type="float" office:value="37.9612809265691" calcext:value-type="float">
            <text:p>38.0 <text:s text:c="3"/></text:p>
          </table:table-cell>
          <table:table-cell table:style-name="ce104" office:value-type="float" office:value="53715" calcext:value-type="float">
            <text:p>53'715 <text:s/></text:p>
          </table:table-cell>
          <table:table-cell table:style-name="ce104" office:value-type="float" office:value="5699" calcext:value-type="float">
            <text:p>5'699 <text:s/></text:p>
          </table:table-cell>
          <table:table-cell table:style-name="ce104" office:value-type="float" office:value="1702612" calcext:value-type="float">
            <text:p>1'702'612 <text:s/></text:p>
          </table:table-cell>
          <table:table-cell table:style-name="ce104" office:value-type="float" office:value="952482" calcext:value-type="float">
            <text:p>952'482 <text:s/></text:p>
          </table:table-cell>
          <table:table-cell table:style-name="ce104" office:value-type="float" office:value="750130" calcext:value-type="float">
            <text:p>750'130 <text:s/></text:p>
          </table:table-cell>
          <table:table-cell table:style-name="ce128" office:value-type="float" office:value="55.9423990903388" calcext:value-type="float">
            <text:p>55.9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3">
          <table:table-cell table:style-name="ce114" office:value-type="float" office:value="453" calcext:value-type="float">
            <text:p>453</text:p>
          </table:table-cell>
          <table:table-cell table:style-name="ce122" office:value-type="date" office:date-value="1999-04-18" calcext:value-type="date">
            <text:p>18.04.1999</text:p>
          </table:table-cell>
          <table:table-cell table:style-name="ce43" office:value-type="string" calcext:value-type="string">
            <text:p>Bundesbeschluss über eine neue Bundesverfassung</text:p>
          </table:table-cell>
          <table:table-cell table:style-name="ce53" office:value-type="string" calcext:value-type="string">
            <text:p>Obl.</text:p>
          </table:table-cell>
          <table:table-cell table:style-name="ce103" office:value-type="float" office:value="4642854" calcext:value-type="float">
            <text:p>4'642'854 <text:s/></text:p>
          </table:table-cell>
          <table:table-cell table:style-name="ce103" office:value-type="float" office:value="1666869" calcext:value-type="float">
            <text:p>1'666'869 <text:s/></text:p>
          </table:table-cell>
          <table:table-cell table:style-name="ce127" office:value-type="float" office:value="35.9022434527103" calcext:value-type="float">
            <text:p>35.9 <text:s text:c="3"/></text:p>
          </table:table-cell>
          <table:table-cell table:style-name="ce103" office:value-type="float" office:value="23335" calcext:value-type="float">
            <text:p>23'335 <text:s/></text:p>
          </table:table-cell>
          <table:table-cell table:style-name="ce103" office:value-type="float" office:value="5066" calcext:value-type="float">
            <text:p>5'066 <text:s/></text:p>
          </table:table-cell>
          <table:table-cell table:style-name="ce103" office:value-type="float" office:value="1638468" calcext:value-type="float">
            <text:p>1'638'468 <text:s/></text:p>
          </table:table-cell>
          <table:table-cell table:style-name="ce103" office:value-type="float" office:value="969310" calcext:value-type="float">
            <text:p>969'310 <text:s/></text:p>
          </table:table-cell>
          <table:table-cell table:style-name="ce103" office:value-type="float" office:value="669158" calcext:value-type="float">
            <text:p>669'158 <text:s/></text:p>
          </table:table-cell>
          <table:table-cell table:style-name="ce127" office:value-type="float" office:value="59.1595319530195" calcext:value-type="float">
            <text:p>59.2 <text:s text:c="3"/></text:p>
          </table:table-cell>
          <table:table-cell table:style-name="ce97" office:value-type="string" office:string-value="A" calcext:value-type="string">
            <text:p>A </text:p>
          </table:table-cell>
          <table:table-cell table:style-name="ce103" office:value-type="string" office:string-value="12 2/2" calcext:value-type="string">
            <text:p>12 2/2 </text:p>
          </table:table-cell>
          <table:table-cell table:style-name="ce103" office:value-type="string" office:string-value="8 4/2" calcext:value-type="string">
            <text:p>8 4/2 </text:p>
          </table:table-cell>
          <table:table-cell table:number-columns-repeated="1008"/>
        </table:table-row>
        <table:table-row table:style-name="ro1">
          <table:table-cell table:style-name="ce115" office:value-type="float" office:value="454" calcext:value-type="float">
            <text:p>454</text:p>
          </table:table-cell>
          <table:table-cell table:style-name="ce123" office:value-type="date" office:date-value="1999-06-13" calcext:value-type="date">
            <text:p>13.06.1999</text:p>
          </table:table-cell>
          <table:table-cell table:style-name="ce126" office:value-type="string" calcext:value-type="string">
            <text:p>Asylgesetz (AsylG)</text:p>
          </table:table-cell>
          <table:table-cell table:style-name="ce52" office:value-type="string" calcext:value-type="string">
            <text:p>Fak.</text:p>
          </table:table-cell>
          <table:table-cell table:style-name="ce104" office:value-type="float" office:value="4646362" calcext:value-type="float">
            <text:p>4'646'362 <text:s/></text:p>
          </table:table-cell>
          <table:table-cell table:style-name="ce104" office:value-type="float" office:value="2117964" calcext:value-type="float">
            <text:p>2'117'964 <text:s/></text:p>
          </table:table-cell>
          <table:table-cell table:style-name="ce128" office:value-type="float" office:value="45.5834130375082" calcext:value-type="float">
            <text:p>45.6 <text:s text:c="3"/></text:p>
          </table:table-cell>
          <table:table-cell table:style-name="ce104" office:value-type="float" office:value="66156" calcext:value-type="float">
            <text:p>66'156 <text:s/></text:p>
          </table:table-cell>
          <table:table-cell table:style-name="ce104" office:value-type="float" office:value="7282" calcext:value-type="float">
            <text:p>7'282 <text:s/></text:p>
          </table:table-cell>
          <table:table-cell table:style-name="ce104" office:value-type="float" office:value="2044526" calcext:value-type="float">
            <text:p>2'044'526 <text:s/></text:p>
          </table:table-cell>
          <table:table-cell table:style-name="ce104" office:value-type="float" office:value="1443137" calcext:value-type="float">
            <text:p>1'443'137 <text:s/></text:p>
          </table:table-cell>
          <table:table-cell table:style-name="ce104" office:value-type="float" office:value="601389" calcext:value-type="float">
            <text:p>601'389 <text:s/></text:p>
          </table:table-cell>
          <table:table-cell table:style-name="ce128" office:value-type="float" office:value="70.5854070821305" calcext:value-type="float">
            <text:p>70.6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3">
          <table:table-cell table:style-name="ce114" office:value-type="float" office:value="455" calcext:value-type="float">
            <text:p>455</text:p>
          </table:table-cell>
          <table:table-cell table:style-name="ce122" office:value-type="date" office:date-value="1999-06-13" calcext:value-type="date">
            <text:p>13.06.1999</text:p>
          </table:table-cell>
          <table:table-cell table:style-name="ce43" office:value-type="string" calcext:value-type="string">
            <text:p>Bundesbeschluss über dringliche Massnahmen im Asyl- und Ausländerbereich (BMA)</text:p>
          </table:table-cell>
          <table:table-cell table:style-name="ce53" office:value-type="string" calcext:value-type="string">
            <text:p>Fak.</text:p>
          </table:table-cell>
          <table:table-cell table:style-name="ce103" office:value-type="float" office:value="4646362" calcext:value-type="float">
            <text:p>4'646'362 <text:s/></text:p>
          </table:table-cell>
          <table:table-cell table:style-name="ce103" office:value-type="float" office:value="2119712" calcext:value-type="float">
            <text:p>2'119'712 <text:s/></text:p>
          </table:table-cell>
          <table:table-cell table:style-name="ce127" office:value-type="float" office:value="45.6210339819574" calcext:value-type="float">
            <text:p>45.6 <text:s text:c="3"/></text:p>
          </table:table-cell>
          <table:table-cell table:style-name="ce103" office:value-type="float" office:value="68695" calcext:value-type="float">
            <text:p>68'695 <text:s/></text:p>
          </table:table-cell>
          <table:table-cell table:style-name="ce103" office:value-type="float" office:value="7125" calcext:value-type="float">
            <text:p>7'125 <text:s/></text:p>
          </table:table-cell>
          <table:table-cell table:style-name="ce103" office:value-type="float" office:value="2043892" calcext:value-type="float">
            <text:p>2'043'892 <text:s/></text:p>
          </table:table-cell>
          <table:table-cell table:style-name="ce103" office:value-type="float" office:value="1447984" calcext:value-type="float">
            <text:p>1'447'984 <text:s/></text:p>
          </table:table-cell>
          <table:table-cell table:style-name="ce103" office:value-type="float" office:value="595908" calcext:value-type="float">
            <text:p>595'908 <text:s/></text:p>
          </table:table-cell>
          <table:table-cell table:style-name="ce127" office:value-type="float" office:value="70.8444477496854" calcext:value-type="float">
            <text:p>70.8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3">
          <table:table-cell table:style-name="ce115" office:value-type="float" office:value="456" calcext:value-type="float">
            <text:p>456</text:p>
          </table:table-cell>
          <table:table-cell table:style-name="ce123" office:value-type="date" office:date-value="1999-06-13" calcext:value-type="date">
            <text:p>13.06.1999</text:p>
          </table:table-cell>
          <table:table-cell table:style-name="ce126" office:value-type="string" calcext:value-type="string">
            <text:p>Bundesbeschluss über die ärztliche Verschreibung von Heroin</text:p>
          </table:table-cell>
          <table:table-cell table:style-name="ce52" office:value-type="string" calcext:value-type="string">
            <text:p>Fak.</text:p>
          </table:table-cell>
          <table:table-cell table:style-name="ce104" office:value-type="float" office:value="4646362" calcext:value-type="float">
            <text:p>4'646'362 <text:s/></text:p>
          </table:table-cell>
          <table:table-cell table:style-name="ce104" office:value-type="float" office:value="2125369" calcext:value-type="float">
            <text:p>2'125'369 <text:s/></text:p>
          </table:table-cell>
          <table:table-cell table:style-name="ce128" office:value-type="float" office:value="45.7427855167112" calcext:value-type="float">
            <text:p>45.7 <text:s text:c="3"/></text:p>
          </table:table-cell>
          <table:table-cell table:style-name="ce104" office:value-type="float" office:value="45297" calcext:value-type="float">
            <text:p>45'297 <text:s/></text:p>
          </table:table-cell>
          <table:table-cell table:style-name="ce104" office:value-type="float" office:value="6760" calcext:value-type="float">
            <text:p>6'760 <text:s/></text:p>
          </table:table-cell>
          <table:table-cell table:style-name="ce104" office:value-type="float" office:value="2073312" calcext:value-type="float">
            <text:p>2'073'312 <text:s/></text:p>
          </table:table-cell>
          <table:table-cell table:style-name="ce104" office:value-type="float" office:value="1128393" calcext:value-type="float">
            <text:p>1'128'393 <text:s/></text:p>
          </table:table-cell>
          <table:table-cell table:style-name="ce104" office:value-type="float" office:value="944919" calcext:value-type="float">
            <text:p>944'919 <text:s/></text:p>
          </table:table-cell>
          <table:table-cell table:style-name="ce128" office:value-type="float" office:value="54.4246596749549" calcext:value-type="float">
            <text:p>54.4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1">
          <table:table-cell table:style-name="ce114" office:value-type="float" office:value="457" calcext:value-type="float">
            <text:p>457</text:p>
          </table:table-cell>
          <table:table-cell table:style-name="ce122" office:value-type="date" office:date-value="1999-06-13" calcext:value-type="date">
            <text:p>13.06.1999</text:p>
          </table:table-cell>
          <table:table-cell table:style-name="ce43" office:value-type="string" calcext:value-type="string">
            <text:p>Bundesgesetz über die Invalidenversicherung</text:p>
          </table:table-cell>
          <table:table-cell table:style-name="ce53" office:value-type="string" calcext:value-type="string">
            <text:p>Fak.</text:p>
          </table:table-cell>
          <table:table-cell table:style-name="ce103" office:value-type="float" office:value="4646362" calcext:value-type="float">
            <text:p>4'646'362 <text:s/></text:p>
          </table:table-cell>
          <table:table-cell table:style-name="ce103" office:value-type="float" office:value="2120659" calcext:value-type="float">
            <text:p>2'120'659 <text:s/></text:p>
          </table:table-cell>
          <table:table-cell table:style-name="ce127" office:value-type="float" office:value="45.6414155805807" calcext:value-type="float">
            <text:p>45.6 <text:s text:c="3"/></text:p>
          </table:table-cell>
          <table:table-cell table:style-name="ce103" office:value-type="float" office:value="63774" calcext:value-type="float">
            <text:p>63'774 <text:s/></text:p>
          </table:table-cell>
          <table:table-cell table:style-name="ce103" office:value-type="float" office:value="7102" calcext:value-type="float">
            <text:p>7'102 <text:s/></text:p>
          </table:table-cell>
          <table:table-cell table:style-name="ce103" office:value-type="float" office:value="2049783" calcext:value-type="float">
            <text:p>2'049'783 <text:s/></text:p>
          </table:table-cell>
          <table:table-cell table:style-name="ce103" office:value-type="float" office:value="620797" calcext:value-type="float">
            <text:p>620'797 <text:s/></text:p>
          </table:table-cell>
          <table:table-cell table:style-name="ce103" office:value-type="float" office:value="1428986" calcext:value-type="float">
            <text:p>1'428'986 <text:s/></text:p>
          </table:table-cell>
          <table:table-cell table:style-name="ce127" office:value-type="float" office:value="30.2859863702646" calcext:value-type="float">
            <text:p>30.3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3">
          <table:table-cell table:style-name="ce115" office:value-type="float" office:value="458" calcext:value-type="float">
            <text:p>458</text:p>
          </table:table-cell>
          <table:table-cell table:style-name="ce123" office:value-type="date" office:date-value="1999-06-13" calcext:value-type="date">
            <text:p>13.06.1999</text:p>
          </table:table-cell>
          <table:table-cell table:style-name="ce126" office:value-type="string" calcext:value-type="string">
            <text:p>Bundesgesetz über die Mutterschaftsversicherung</text:p>
          </table:table-cell>
          <table:table-cell table:style-name="ce52" office:value-type="string" calcext:value-type="string">
            <text:p>Fak.</text:p>
          </table:table-cell>
          <table:table-cell table:style-name="ce104" office:value-type="float" office:value="4646362" calcext:value-type="float">
            <text:p>4'646'362 <text:s/></text:p>
          </table:table-cell>
          <table:table-cell table:style-name="ce104" office:value-type="float" office:value="2134884" calcext:value-type="float">
            <text:p>2'134'884 <text:s/></text:p>
          </table:table-cell>
          <table:table-cell table:style-name="ce128" office:value-type="float" office:value="45.9475700055183" calcext:value-type="float">
            <text:p>45.9 <text:s text:c="3"/></text:p>
          </table:table-cell>
          <table:table-cell table:style-name="ce104" office:value-type="float" office:value="19146" calcext:value-type="float">
            <text:p>19'146 <text:s/></text:p>
          </table:table-cell>
          <table:table-cell table:style-name="ce104" office:value-type="float" office:value="6456" calcext:value-type="float">
            <text:p>6'456 <text:s/></text:p>
          </table:table-cell>
          <table:table-cell table:style-name="ce104" office:value-type="float" office:value="2109282" calcext:value-type="float">
            <text:p>2'109'282 <text:s/></text:p>
          </table:table-cell>
          <table:table-cell table:style-name="ce104" office:value-type="float" office:value="822458" calcext:value-type="float">
            <text:p>822'458 <text:s/></text:p>
          </table:table-cell>
          <table:table-cell table:style-name="ce104" office:value-type="float" office:value="1286824" calcext:value-type="float">
            <text:p>1'286'824 <text:s/></text:p>
          </table:table-cell>
          <table:table-cell table:style-name="ce128" office:value-type="float" office:value="38.9923206095724" calcext:value-type="float">
            <text:p>39.0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2">
          <table:table-cell table:style-name="ce11"/>
          <table:table-cell table:style-name="ce32"/>
          <table:table-cell table:style-name="ce11" table:number-columns-repeated="2"/>
          <table:table-cell table:style-name="ce61" table:number-columns-repeated="2"/>
          <table:table-cell table:style-name="ce75"/>
          <table:table-cell table:style-name="ce61" table:number-columns-repeated="5"/>
          <table:table-cell table:style-name="ce75"/>
          <table:table-cell table:style-name="ce98"/>
          <table:table-cell table:style-name="ce11" table:number-columns-repeated="2"/>
          <table:table-cell table:number-columns-repeated="1008"/>
        </table:table-row>
        <table:table-row table:style-name="ro6">
          <table:table-cell table:style-name="ce3" office:value-type="string" calcext:value-type="string">
            <text:p>1) Volksinitiativen mit Gegenentwurf werden als eine Abstimmung gezählt.</text:p>
          </table:table-cell>
          <table:table-cell table:style-name="ce124"/>
          <table:table-cell table:style-name="ce3" table:number-columns-repeated="2"/>
          <table:table-cell table:style-name="ce62" table:number-columns-repeated="2"/>
          <table:table-cell table:style-name="ce76"/>
          <table:table-cell table:style-name="ce62" table:number-columns-repeated="5"/>
          <table:table-cell table:style-name="ce76"/>
          <table:table-cell table:style-name="ce99"/>
          <table:table-cell table:style-name="ce3" table:number-columns-repeated="2"/>
          <table:table-cell table:number-columns-repeated="1008"/>
        </table:table-row>
        <table:table-row table:style-name="ro6">
          <table:table-cell table:style-name="ce116" office:value-type="string" calcext:value-type="string">
            <text:p>2) Obl. = Dem obligatorischen Referendum unterstehende Verfassungsvorlagen des Bundes</text:p>
          </table:table-cell>
          <table:table-cell table:style-name="ce54" table:number-columns-repeated="3"/>
          <table:table-cell table:style-name="ce62" table:number-columns-repeated="2"/>
          <table:table-cell table:style-name="ce76"/>
          <table:table-cell table:style-name="ce62" table:number-columns-repeated="5"/>
          <table:table-cell table:style-name="ce76"/>
          <table:table-cell table:style-name="ce99"/>
          <table:table-cell table:style-name="ce3" table:number-columns-repeated="2"/>
          <table:table-cell table:number-columns-repeated="1008"/>
        </table:table-row>
        <table:table-row table:style-name="ro6">
          <table:table-cell table:style-name="ce117" office:value-type="string" calcext:value-type="string">
            <text:p>Fak. = Gesetze und Bundesbeschlüsse, gegen die erfolgreich das fakultative Referendum ergriffen wurde</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7" office:value-type="string" calcext:value-type="string">
            <text:p>I. = Verfassungsvorlagen aufgrund von Volksbegehren (Initiativen)</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7" office:value-type="string" calcext:value-type="string">
            <text:p>GE = Gegenentwürfe der Bundesversammlung zu einem Volksbegehren</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6" office:value-type="string" calcext:value-type="string">
            <text:p>3) der gültigen Stimmen</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6" office:value-type="string" calcext:value-type="string">
            <text:p>4) Total 23 Stände (bis 1978: 22 Stände). Beim fakultativen Referendum ist nur das Volksmehr nötig.</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54" table:number-columns-repeated="9"/>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8" office:value-type="string" calcext:value-type="string">
            <text:p>Bundesamt für Statistik, Statistik der eidg. Volksabstimmungen</text:p>
          </table:table-cell>
          <table:table-cell table:style-name="ce118" table:number-columns-repeated="4"/>
          <table:table-cell table:style-name="ce100"/>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18" office:value-type="string" calcext:value-type="string">
            <text:p>Auskunft:</text:p>
          </table:table-cell>
          <table:table-cell table:style-name="ce118" table:number-columns-repeated="5"/>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18" office:value-type="string" calcext:value-type="string">
            <text:p>Werner Seitz, 032 713 63 65, werner.seitz@bfs.admin.ch</text:p>
          </table:table-cell>
          <table:table-cell table:style-name="ce118" table:number-columns-repeated="5"/>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19" office:value-type="string" calcext:value-type="string">
            <text:p>Madeleine Schneider, 032 713 63 99, madeleine.schneider@bfs.admin.ch</text:p>
          </table:table-cell>
          <table:table-cell table:style-name="ce132" table:number-columns-repeated="2"/>
          <table:table-cell table:style-name="ce118" table:number-columns-repeated="3"/>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20" office:value-type="string" calcext:value-type="string">
            <text:p>© BFS - Statistisches Lexikon der Schweiz</text:p>
          </table:table-cell>
          <table:table-cell table:style-name="ce118" table:number-columns-repeated="4"/>
          <table:table-cell table:style-name="ce100"/>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number-rows-repeated="6">
          <table:table-cell table:number-columns-repeated="1024"/>
        </table:table-row>
        <table:table-row table:style-name="ro7" table:number-rows-repeated="1048448">
          <table:table-cell table:number-columns-repeated="1024"/>
        </table:table-row>
        <table:table-row table:style-name="ro7">
          <table:table-cell table:number-columns-repeated="1024"/>
        </table:table-row>
        <table:named-expressions>
          <table:named-range table:name="Excel_BuiltIn_Print_Area" table:base-cell-address="$'2010-2014'.$A$1" table:cell-range-address="$'1990-1999'.$A$1:.$P$121" table:range-usable-as="print-range"/>
        </table:named-expressions>
      </table:table>
      <table:table table:name="1980-1989" table:style-name="ta4" table:print-ranges="'1980-1989'.A1:'1980-1989'.P83">
        <table:table-column table:style-name="co15" table:default-cell-style-name="ce121"/>
        <table:table-column table:style-name="co16" table:default-cell-style-name="ce121"/>
        <table:table-column table:style-name="co17" table:default-cell-style-name="ce121"/>
        <table:table-column table:style-name="co4" table:default-cell-style-name="ce121"/>
        <table:table-column table:style-name="co5" table:default-cell-style-name="ce121"/>
        <table:table-column table:style-name="co6" table:default-cell-style-name="ce121"/>
        <table:table-column table:style-name="co5" table:default-cell-style-name="ce121"/>
        <table:table-column table:style-name="co7" table:default-cell-style-name="ce121"/>
        <table:table-column table:style-name="co8" table:default-cell-style-name="ce121"/>
        <table:table-column table:style-name="co4" table:default-cell-style-name="ce121"/>
        <table:table-column table:style-name="co9" table:default-cell-style-name="ce121"/>
        <table:table-column table:style-name="co18" table:default-cell-style-name="ce121"/>
        <table:table-column table:style-name="co11" table:default-cell-style-name="ce121"/>
        <table:table-column table:style-name="co12" table:default-cell-style-name="ce121"/>
        <table:table-column table:style-name="co13" table:default-cell-style-name="ce121"/>
        <table:table-column table:style-name="co9" table:default-cell-style-name="ce121"/>
        <table:table-column table:style-name="co14" table:number-columns-repeated="241" table:default-cell-style-name="ce121"/>
        <table:table-column table:style-name="co14" table:number-columns-repeated="767" table:default-cell-style-name="Default"/>
        <table:table-row table:style-name="ro6">
          <table:table-cell table:style-name="ce1" office:value-type="string" calcext:value-type="string">
            <text:p>Eidgenössische Volksabstimmungen 1980 – 1989, detaillierte Ergebnisse</text:p>
          </table:table-cell>
          <table:table-cell table:style-name="ce20"/>
          <table:table-cell table:style-name="ce35"/>
          <table:table-cell table:style-name="ce44" table:number-columns-repeated="7"/>
          <table:table-cell table:style-name="ce81"/>
          <table:table-cell table:style-name="ce44" table:number-columns-repeated="2"/>
          <table:table-cell table:style-name="ce88"/>
          <table:table-cell table:style-name="ce44"/>
          <table:table-cell table:style-name="ce109" office:value-type="string" calcext:value-type="string">
            <text:p>T 17.3.2.2</text:p>
          </table:table-cell>
          <table:table-cell table:number-columns-repeated="1008"/>
        </table:table-row>
        <table:table-row table:style-name="ro2">
          <table:table-cell table:style-name="ce2"/>
          <table:table-cell table:style-name="ce21"/>
          <table:table-cell table:style-name="ce2" table:number-columns-repeated="8"/>
          <table:table-cell table:style-name="ce82"/>
          <table:table-cell table:style-name="ce2" table:number-columns-repeated="2"/>
          <table:table-cell table:style-name="ce89"/>
          <table:table-cell table:style-name="ce2" table:number-columns-repeated="2"/>
          <table:table-cell table:number-columns-repeated="1008"/>
        </table:table-row>
        <table:table-row table:style-name="ro2">
          <table:table-cell table:style-name="ce3"/>
          <table:table-cell table:style-name="ce22"/>
          <table:table-cell table:style-name="ce3"/>
          <table:table-cell table:style-name="ce45"/>
          <table:table-cell table:style-name="ce46"/>
          <table:table-cell table:style-name="ce62"/>
          <table:table-cell table:style-name="ce68"/>
          <table:table-cell table:style-name="ce62"/>
          <table:table-cell table:style-name="ce46"/>
          <table:table-cell table:style-name="ce62"/>
          <table:table-cell table:style-name="ce83"/>
          <table:table-cell table:style-name="ce62"/>
          <table:table-cell table:style-name="ce85"/>
          <table:table-cell table:style-name="ce90"/>
          <table:table-cell table:style-name="ce3"/>
          <table:table-cell table:style-name="ce110"/>
          <table:table-cell table:number-columns-repeated="1008"/>
        </table:table-row>
        <table:table-row table:style-name="ro6">
          <table:table-cell table:style-name="ce3" office:value-type="string" calcext:value-type="string">
            <text:p>Nr. der</text:p>
          </table:table-cell>
          <table:table-cell table:style-name="ce23" office:value-type="string" calcext:value-type="string">
            <text:p>Datum</text:p>
          </table:table-cell>
          <table:table-cell table:style-name="ce36" office:value-type="string" calcext:value-type="string">
            <text:p>Gegenstand</text:p>
          </table:table-cell>
          <table:table-cell table:style-name="ce46" office:value-type="string" office:string-value="Art 2)" calcext:value-type="string">
            <text:p><text:s/>Art 2) </text:p>
          </table:table-cell>
          <table:table-cell table:style-name="ce46" office:value-type="string" office:string-value="Stimmbe-" calcext:value-type="string">
            <text:p><text:s/>Stimmbe- </text:p>
          </table:table-cell>
          <table:table-cell table:style-name="ce62" office:value-type="string" office:string-value="Abgegebene" calcext:value-type="string">
            <text:p><text:s/>Abgegebene </text:p>
          </table:table-cell>
          <table:table-cell table:style-name="ce68" office:value-type="string" calcext:value-type="string">
            <text:p>Stimmbe-</text:p>
          </table:table-cell>
          <table:table-cell table:style-name="ce62" office:value-type="string" office:string-value="Leer" calcext:value-type="string">
            <text:p><text:s/>Leer </text:p>
          </table:table-cell>
          <table:table-cell table:style-name="ce46" office:value-type="string" office:string-value="Ungültig" calcext:value-type="string">
            <text:p><text:s/>Ungültig </text:p>
          </table:table-cell>
          <table:table-cell table:style-name="ce62" office:value-type="string" office:string-value="Gültige" calcext:value-type="string">
            <text:p><text:s/>Gültige </text:p>
          </table:table-cell>
          <table:table-cell table:style-name="ce46" office:value-type="string" office:string-value="JA-" calcext:value-type="string">
            <text:p><text:s/>JA- </text:p>
          </table:table-cell>
          <table:table-cell table:style-name="ce62" office:value-type="string" office:string-value="NEIN-" calcext:value-type="string">
            <text:p><text:s/>NEIN- </text:p>
          </table:table-cell>
          <table:table-cell table:style-name="ce68" office:value-type="string" calcext:value-type="string">
            <text:p>JA</text:p>
          </table:table-cell>
          <table:table-cell table:style-name="ce91" office:value-type="string" calcext:value-type="string">
            <text:p>Angenommen (A)</text:p>
          </table:table-cell>
          <table:table-cell table:style-name="ce100" office:value-type="string" calcext:value-type="string">
            <text:p>Annehmende</text:p>
          </table:table-cell>
          <table:table-cell table:style-name="ce111" office:value-type="string" calcext:value-type="string">
            <text:p>Ablehnende</text:p>
          </table:table-cell>
          <table:table-cell table:number-columns-repeated="1008"/>
        </table:table-row>
        <table:table-row table:style-name="ro6">
          <table:table-cell table:style-name="ce3" office:value-type="string" calcext:value-type="string">
            <text:p>Vorlage 1)</text:p>
          </table:table-cell>
          <table:table-cell table:style-name="ce24"/>
          <table:table-cell table:style-name="ce3"/>
          <table:table-cell table:style-name="ce47"/>
          <table:table-cell table:style-name="ce46" office:value-type="string" office:string-value="rechtigte" calcext:value-type="string">
            <text:p><text:s/>rechtigte </text:p>
          </table:table-cell>
          <table:table-cell table:style-name="ce62" office:value-type="string" office:string-value="Stimmen" calcext:value-type="string">
            <text:p><text:s/>Stimmen </text:p>
          </table:table-cell>
          <table:table-cell table:style-name="ce68" office:value-type="string" calcext:value-type="string">
            <text:p>teiligung in %</text:p>
          </table:table-cell>
          <table:table-cell table:style-name="ce62"/>
          <table:table-cell table:style-name="ce46"/>
          <table:table-cell table:style-name="ce62" office:value-type="string" office:string-value="Stimmen" calcext:value-type="string">
            <text:p><text:s/>Stimmen </text:p>
          </table:table-cell>
          <table:table-cell table:style-name="ce46" office:value-type="string" office:string-value="Stimmen" calcext:value-type="string">
            <text:p><text:s/>Stimmen </text:p>
          </table:table-cell>
          <table:table-cell table:style-name="ce62" office:value-type="string" office:string-value="Stimmen" calcext:value-type="string">
            <text:p><text:s/>Stimmen </text:p>
          </table:table-cell>
          <table:table-cell table:style-name="ce68" office:value-type="string" calcext:value-type="string">
            <text:p>in % 3)</text:p>
          </table:table-cell>
          <table:table-cell table:style-name="ce91" office:value-type="string" calcext:value-type="string">
            <text:p>Verworfen (V)</text:p>
          </table:table-cell>
          <table:table-cell table:style-name="ce100" office:value-type="string" calcext:value-type="string">
            <text:p>Stände 4)</text:p>
          </table:table-cell>
          <table:table-cell table:style-name="ce111" office:value-type="string" calcext:value-type="string">
            <text:p>Stände 4)</text:p>
          </table:table-cell>
          <table:table-cell table:number-columns-repeated="1008"/>
        </table:table-row>
        <table:table-row table:style-name="ro2">
          <table:table-cell table:style-name="ce4"/>
          <table:table-cell table:style-name="ce25"/>
          <table:table-cell table:style-name="ce125"/>
          <table:table-cell table:style-name="ce48"/>
          <table:table-cell table:style-name="ce55"/>
          <table:table-cell table:style-name="ce64"/>
          <table:table-cell table:style-name="ce69"/>
          <table:table-cell table:style-name="ce64"/>
          <table:table-cell table:style-name="ce55"/>
          <table:table-cell table:style-name="ce64"/>
          <table:table-cell table:style-name="ce55"/>
          <table:table-cell table:style-name="ce64"/>
          <table:table-cell table:style-name="ce69"/>
          <table:table-cell table:style-name="ce92"/>
          <table:table-cell table:style-name="ce101"/>
          <table:table-cell table:style-name="ce112"/>
          <table:table-cell table:number-columns-repeated="1008"/>
        </table:table-row>
        <table:table-row table:style-name="ro2">
          <table:table-cell table:style-name="ce5"/>
          <table:table-cell table:style-name="ce26"/>
          <table:table-cell table:style-name="ce38"/>
          <table:table-cell table:style-name="ce5"/>
          <table:table-cell table:style-name="ce56" table:number-columns-repeated="2"/>
          <table:table-cell table:style-name="ce70"/>
          <table:table-cell table:style-name="ce56" table:number-columns-repeated="5"/>
          <table:table-cell table:style-name="ce70"/>
          <table:table-cell table:style-name="ce93"/>
          <table:table-cell table:style-name="ce102" table:number-columns-repeated="2"/>
          <table:table-cell table:number-columns-repeated="1008"/>
        </table:table-row>
        <table:table-row table:style-name="ro3">
          <table:table-cell table:style-name="ce114" office:value-type="float" office:value="299" calcext:value-type="float">
            <text:p>299</text:p>
          </table:table-cell>
          <table:table-cell table:style-name="ce122" office:value-type="date" office:date-value="1980-03-02" calcext:value-type="date">
            <text:p>02.03.1980</text:p>
          </table:table-cell>
          <table:table-cell table:style-name="ce43" office:value-type="string" calcext:value-type="string">
            <text:p>Volksinitiative 'betreffend die vollständige Trennung von Kirche und Staat'</text:p>
          </table:table-cell>
          <table:table-cell table:style-name="ce53" office:value-type="string" calcext:value-type="string">
            <text:p>I.</text:p>
          </table:table-cell>
          <table:table-cell table:style-name="ce103" office:value-type="float" office:value="3907773" calcext:value-type="float">
            <text:p>3'907'773 <text:s/></text:p>
          </table:table-cell>
          <table:table-cell table:style-name="ce103" office:value-type="float" office:value="1354703" calcext:value-type="float">
            <text:p>1'354'703 <text:s/></text:p>
          </table:table-cell>
          <table:table-cell table:style-name="ce127" office:value-type="float" office:value="34.6668805992569" calcext:value-type="float">
            <text:p>34.7 <text:s text:c="3"/></text:p>
          </table:table-cell>
          <table:table-cell table:style-name="ce103" office:value-type="float" office:value="18661" calcext:value-type="float">
            <text:p>18'661 <text:s/></text:p>
          </table:table-cell>
          <table:table-cell table:style-name="ce103" office:value-type="float" office:value="1992" calcext:value-type="float">
            <text:p>1'992 <text:s/></text:p>
          </table:table-cell>
          <table:table-cell table:style-name="ce103" office:value-type="float" office:value="1334050" calcext:value-type="float">
            <text:p>1'334'050 <text:s/></text:p>
          </table:table-cell>
          <table:table-cell table:style-name="ce103" office:value-type="float" office:value="281475" calcext:value-type="float">
            <text:p>281'475 <text:s/></text:p>
          </table:table-cell>
          <table:table-cell table:style-name="ce103" office:value-type="float" office:value="1052575" calcext:value-type="float">
            <text:p>1'052'575 <text:s/></text:p>
          </table:table-cell>
          <table:table-cell table:style-name="ce127" office:value-type="float" office:value="21.0992841347776" calcext:value-type="float">
            <text:p>21.1 <text:s text:c="3"/></text:p>
          </table:table-cell>
          <table:table-cell table:style-name="ce97" office:value-type="string" office:string-value="V" calcext:value-type="string">
            <text:p>V </text:p>
          </table:table-cell>
          <table:table-cell table:style-name="ce103"/>
          <table:table-cell table:style-name="ce103" office:value-type="string" office:string-value="20 6/2" calcext:value-type="string">
            <text:p>20 6/2 </text:p>
          </table:table-cell>
          <table:table-cell table:number-columns-repeated="1008"/>
        </table:table-row>
        <table:table-row table:style-name="ro3">
          <table:table-cell table:style-name="ce115" office:value-type="float" office:value="300" calcext:value-type="float">
            <text:p>300</text:p>
          </table:table-cell>
          <table:table-cell table:style-name="ce123" office:value-type="date" office:date-value="1980-03-02" calcext:value-type="date">
            <text:p>02.03.1980</text:p>
          </table:table-cell>
          <table:table-cell table:style-name="ce126" office:value-type="string" calcext:value-type="string">
            <text:p>Bundesbeschluss über die Neuordnung der Landesversorgung</text:p>
          </table:table-cell>
          <table:table-cell table:style-name="ce52" office:value-type="string" calcext:value-type="string">
            <text:p>Obl.</text:p>
          </table:table-cell>
          <table:table-cell table:style-name="ce104" office:value-type="float" office:value="3907773" calcext:value-type="float">
            <text:p>3'907'773 <text:s/></text:p>
          </table:table-cell>
          <table:table-cell table:style-name="ce104" office:value-type="float" office:value="1346756" calcext:value-type="float">
            <text:p>1'346'756 <text:s/></text:p>
          </table:table-cell>
          <table:table-cell table:style-name="ce128" office:value-type="float" office:value="34.4635166884054" calcext:value-type="float">
            <text:p>34.5 <text:s text:c="3"/></text:p>
          </table:table-cell>
          <table:table-cell table:style-name="ce104" office:value-type="float" office:value="46734" calcext:value-type="float">
            <text:p>46'734 <text:s/></text:p>
          </table:table-cell>
          <table:table-cell table:style-name="ce104" office:value-type="float" office:value="2006" calcext:value-type="float">
            <text:p>2'006 <text:s/></text:p>
          </table:table-cell>
          <table:table-cell table:style-name="ce104" office:value-type="float" office:value="1298016" calcext:value-type="float">
            <text:p>1'298'016 <text:s/></text:p>
          </table:table-cell>
          <table:table-cell table:style-name="ce104" office:value-type="float" office:value="1117007" calcext:value-type="float">
            <text:p>1'117'007 <text:s/></text:p>
          </table:table-cell>
          <table:table-cell table:style-name="ce104" office:value-type="float" office:value="181009" calcext:value-type="float">
            <text:p>181'009 <text:s/></text:p>
          </table:table-cell>
          <table:table-cell table:style-name="ce128" office:value-type="float" office:value="86.0549484752114" calcext:value-type="float">
            <text:p>86.1 <text:s text:c="3"/></text:p>
          </table:table-cell>
          <table:table-cell table:style-name="ce96" office:value-type="string" office:string-value="A" calcext:value-type="string">
            <text:p>A </text:p>
          </table:table-cell>
          <table:table-cell table:style-name="ce104" office:value-type="string" office:string-value="20 6/2" calcext:value-type="string">
            <text:p>20 6/2 </text:p>
          </table:table-cell>
          <table:table-cell table:style-name="ce104"/>
          <table:table-cell table:number-columns-repeated="1008"/>
        </table:table-row>
        <table:table-row table:style-name="ro4">
          <table:table-cell table:style-name="ce114" office:value-type="float" office:value="301" calcext:value-type="float">
            <text:p>301</text:p>
          </table:table-cell>
          <table:table-cell table:style-name="ce122" office:value-type="date" office:date-value="1980-11-30" calcext:value-type="date">
            <text:p>30.11.1980</text:p>
          </table:table-cell>
          <table:table-cell table:style-name="ce43" office:value-type="string" calcext:value-type="string">
            <text:p>Bundesgesetz über den Strassenverkehr, Änderung vom 21. März 1980 (Gurten- und Schutzhelmobligatorium)</text:p>
          </table:table-cell>
          <table:table-cell table:style-name="ce53" office:value-type="string" calcext:value-type="string">
            <text:p>Fak.</text:p>
          </table:table-cell>
          <table:table-cell table:style-name="ce103" office:value-type="float" office:value="3935792" calcext:value-type="float">
            <text:p>3'935'792 <text:s/></text:p>
          </table:table-cell>
          <table:table-cell table:style-name="ce103" office:value-type="float" office:value="1655324" calcext:value-type="float">
            <text:p>1'655'324 <text:s/></text:p>
          </table:table-cell>
          <table:table-cell table:style-name="ce127" office:value-type="float" office:value="42.0582185237431" calcext:value-type="float">
            <text:p>42.1 <text:s text:c="3"/></text:p>
          </table:table-cell>
          <table:table-cell table:style-name="ce103" office:value-type="float" office:value="20137" calcext:value-type="float">
            <text:p>20'137 <text:s/></text:p>
          </table:table-cell>
          <table:table-cell table:style-name="ce103" office:value-type="float" office:value="2078" calcext:value-type="float">
            <text:p>2'078 <text:s/></text:p>
          </table:table-cell>
          <table:table-cell table:style-name="ce103" office:value-type="float" office:value="1633109" calcext:value-type="float">
            <text:p>1'633'109 <text:s/></text:p>
          </table:table-cell>
          <table:table-cell table:style-name="ce103" office:value-type="float" office:value="841901" calcext:value-type="float">
            <text:p>841'901 <text:s/></text:p>
          </table:table-cell>
          <table:table-cell table:style-name="ce103" office:value-type="float" office:value="791208" calcext:value-type="float">
            <text:p>791'208 <text:s/></text:p>
          </table:table-cell>
          <table:table-cell table:style-name="ce127" office:value-type="float" office:value="51.5520396985137" calcext:value-type="float">
            <text:p>51.6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4">
          <table:table-cell table:style-name="ce115" office:value-type="float" office:value="302" calcext:value-type="float">
            <text:p>302</text:p>
          </table:table-cell>
          <table:table-cell table:style-name="ce123" office:value-type="date" office:date-value="1980-11-30" calcext:value-type="date">
            <text:p>30.11.1980</text:p>
          </table:table-cell>
          <table:table-cell table:style-name="ce126" office:value-type="string" calcext:value-type="string">
            <text:p>Bundesbeschluss über die Aufhebung des Kantonsanteiles am Reinertrag der Stempelabgaben</text:p>
          </table:table-cell>
          <table:table-cell table:style-name="ce52" office:value-type="string" calcext:value-type="string">
            <text:p>Obl.</text:p>
          </table:table-cell>
          <table:table-cell table:style-name="ce104" office:value-type="float" office:value="3935792" calcext:value-type="float">
            <text:p>3'935'792 <text:s/></text:p>
          </table:table-cell>
          <table:table-cell table:style-name="ce104" office:value-type="float" office:value="1647982" calcext:value-type="float">
            <text:p>1'647'982 <text:s/></text:p>
          </table:table-cell>
          <table:table-cell table:style-name="ce128" office:value-type="float" office:value="41.8716741128596" calcext:value-type="float">
            <text:p>41.9 <text:s text:c="3"/></text:p>
          </table:table-cell>
          <table:table-cell table:style-name="ce104" office:value-type="float" office:value="70536" calcext:value-type="float">
            <text:p>70'536 <text:s/></text:p>
          </table:table-cell>
          <table:table-cell table:style-name="ce104" office:value-type="float" office:value="2691" calcext:value-type="float">
            <text:p>2'691 <text:s/></text:p>
          </table:table-cell>
          <table:table-cell table:style-name="ce104" office:value-type="float" office:value="1574755" calcext:value-type="float">
            <text:p>1'574'755 <text:s/></text:p>
          </table:table-cell>
          <table:table-cell table:style-name="ce104" office:value-type="float" office:value="1059760" calcext:value-type="float">
            <text:p>1'059'760 <text:s/></text:p>
          </table:table-cell>
          <table:table-cell table:style-name="ce104" office:value-type="float" office:value="514995" calcext:value-type="float">
            <text:p>514'995 <text:s/></text:p>
          </table:table-cell>
          <table:table-cell table:style-name="ce128" office:value-type="float" office:value="67.2968176001981" calcext:value-type="float">
            <text:p>67.3 <text:s text:c="3"/></text:p>
          </table:table-cell>
          <table:table-cell table:style-name="ce96" office:value-type="string" office:string-value="A" calcext:value-type="string">
            <text:p>A </text:p>
          </table:table-cell>
          <table:table-cell table:style-name="ce104" office:value-type="string" office:string-value="17 6/2" calcext:value-type="string">
            <text:p>17 6/2 </text:p>
          </table:table-cell>
          <table:table-cell table:style-name="ce104" office:value-type="string" office:string-value="3" calcext:value-type="string">
            <text:p>3 </text:p>
          </table:table-cell>
          <table:table-cell table:number-columns-repeated="1008"/>
        </table:table-row>
        <table:table-row table:style-name="ro5">
          <table:table-cell table:style-name="ce114" office:value-type="float" office:value="303" calcext:value-type="float">
            <text:p>303</text:p>
          </table:table-cell>
          <table:table-cell table:style-name="ce122" office:value-type="date" office:date-value="1980-11-30" calcext:value-type="date">
            <text:p>30.11.1980</text:p>
          </table:table-cell>
          <table:table-cell table:style-name="ce43" office:value-type="string" calcext:value-type="string">
            <text:p>Bundesbeschluss über die Neuverteilung der Reineinnahmen der Eidgenössischen Alkoholverwaltung aus der fiskalischen Belastung der gebrannten Wasser</text:p>
          </table:table-cell>
          <table:table-cell table:style-name="ce53" office:value-type="string" calcext:value-type="string">
            <text:p>Obl.</text:p>
          </table:table-cell>
          <table:table-cell table:style-name="ce103" office:value-type="float" office:value="3935792" calcext:value-type="float">
            <text:p>3'935'792 <text:s/></text:p>
          </table:table-cell>
          <table:table-cell table:style-name="ce103" office:value-type="float" office:value="1648859" calcext:value-type="float">
            <text:p>1'648'859 <text:s/></text:p>
          </table:table-cell>
          <table:table-cell table:style-name="ce127" office:value-type="float" office:value="41.8939567944648" calcext:value-type="float">
            <text:p>41.9 <text:s text:c="3"/></text:p>
          </table:table-cell>
          <table:table-cell table:style-name="ce103" office:value-type="float" office:value="59197" calcext:value-type="float">
            <text:p>59'197 <text:s/></text:p>
          </table:table-cell>
          <table:table-cell table:style-name="ce103" office:value-type="float" office:value="2435" calcext:value-type="float">
            <text:p>2'435 <text:s/></text:p>
          </table:table-cell>
          <table:table-cell table:style-name="ce103" office:value-type="float" office:value="1587227" calcext:value-type="float">
            <text:p>1'587'227 <text:s/></text:p>
          </table:table-cell>
          <table:table-cell table:style-name="ce103" office:value-type="float" office:value="1127595" calcext:value-type="float">
            <text:p>1'127'595 <text:s/></text:p>
          </table:table-cell>
          <table:table-cell table:style-name="ce103" office:value-type="float" office:value="459632" calcext:value-type="float">
            <text:p>459'632 <text:s/></text:p>
          </table:table-cell>
          <table:table-cell table:style-name="ce127" office:value-type="float" office:value="71.0418232552748" calcext:value-type="float">
            <text:p>71.0 <text:s text:c="3"/></text:p>
          </table:table-cell>
          <table:table-cell table:style-name="ce97" office:value-type="string" office:string-value="A" calcext:value-type="string">
            <text:p>A </text:p>
          </table:table-cell>
          <table:table-cell table:style-name="ce103" office:value-type="string" office:string-value="18 6/2" calcext:value-type="string">
            <text:p>18 6/2 </text:p>
          </table:table-cell>
          <table:table-cell table:style-name="ce103" office:value-type="string" office:string-value="2" calcext:value-type="string">
            <text:p>2 </text:p>
          </table:table-cell>
          <table:table-cell table:number-columns-repeated="1008"/>
        </table:table-row>
        <table:table-row table:style-name="ro3">
          <table:table-cell table:style-name="ce115" office:value-type="float" office:value="304" calcext:value-type="float">
            <text:p>304</text:p>
          </table:table-cell>
          <table:table-cell table:style-name="ce123" office:value-type="date" office:date-value="1980-11-30" calcext:value-type="date">
            <text:p>30.11.1980</text:p>
          </table:table-cell>
          <table:table-cell table:style-name="ce126" office:value-type="string" calcext:value-type="string">
            <text:p>Bundesbeschluss über die Revision der Brotgetreideordnung des Landes</text:p>
          </table:table-cell>
          <table:table-cell table:style-name="ce52" office:value-type="string" calcext:value-type="string">
            <text:p>Obl.</text:p>
          </table:table-cell>
          <table:table-cell table:style-name="ce104" office:value-type="float" office:value="3935792" calcext:value-type="float">
            <text:p>3'935'792 <text:s/></text:p>
          </table:table-cell>
          <table:table-cell table:style-name="ce104" office:value-type="float" office:value="1649769" calcext:value-type="float">
            <text:p>1'649'769 <text:s/></text:p>
          </table:table-cell>
          <table:table-cell table:style-name="ce128" office:value-type="float" office:value="41.9170779350128" calcext:value-type="float">
            <text:p>41.9 <text:s text:c="3"/></text:p>
          </table:table-cell>
          <table:table-cell table:style-name="ce104" office:value-type="float" office:value="53218" calcext:value-type="float">
            <text:p>53'218 <text:s/></text:p>
          </table:table-cell>
          <table:table-cell table:style-name="ce104" office:value-type="float" office:value="2535" calcext:value-type="float">
            <text:p>2'535 <text:s/></text:p>
          </table:table-cell>
          <table:table-cell table:style-name="ce104" office:value-type="float" office:value="1594016" calcext:value-type="float">
            <text:p>1'594'016 <text:s/></text:p>
          </table:table-cell>
          <table:table-cell table:style-name="ce104" office:value-type="float" office:value="1012812" calcext:value-type="float">
            <text:p>1'012'812 <text:s/></text:p>
          </table:table-cell>
          <table:table-cell table:style-name="ce104" office:value-type="float" office:value="581204" calcext:value-type="float">
            <text:p>581'204 <text:s/></text:p>
          </table:table-cell>
          <table:table-cell table:style-name="ce128" office:value-type="float" office:value="63.5383835544938" calcext:value-type="float">
            <text:p>63.5 <text:s text:c="3"/></text:p>
          </table:table-cell>
          <table:table-cell table:style-name="ce96" office:value-type="string" office:string-value="A" calcext:value-type="string">
            <text:p>A </text:p>
          </table:table-cell>
          <table:table-cell table:style-name="ce104" office:value-type="string" office:string-value="17 6/2" calcext:value-type="string">
            <text:p>17 6/2 </text:p>
          </table:table-cell>
          <table:table-cell table:style-name="ce104" office:value-type="string" office:string-value="3" calcext:value-type="string">
            <text:p>3 </text:p>
          </table:table-cell>
          <table:table-cell table:number-columns-repeated="1008"/>
        </table:table-row>
        <table:table-row table:style-name="ro3">
          <table:table-cell table:style-name="ce114" office:value-type="float" office:value="305" calcext:value-type="float">
            <text:p>305</text:p>
          </table:table-cell>
          <table:table-cell table:style-name="ce122" office:value-type="date" office:date-value="1981-04-05" calcext:value-type="date">
            <text:p>05.04.1981</text:p>
          </table:table-cell>
          <table:table-cell table:style-name="ce43" office:value-type="string" calcext:value-type="string">
            <text:p>Volksinitiative 'Mitenand-Initiative für eine neue Ausländerpolitik'</text:p>
          </table:table-cell>
          <table:table-cell table:style-name="ce53" office:value-type="string" calcext:value-type="string">
            <text:p>I.</text:p>
          </table:table-cell>
          <table:table-cell table:style-name="ce103" office:value-type="float" office:value="3947890" calcext:value-type="float">
            <text:p>3'947'890 <text:s/></text:p>
          </table:table-cell>
          <table:table-cell table:style-name="ce103" office:value-type="float" office:value="1574500" calcext:value-type="float">
            <text:p>1'574'500 <text:s/></text:p>
          </table:table-cell>
          <table:table-cell table:style-name="ce127" office:value-type="float" office:value="39.8820635833319" calcext:value-type="float">
            <text:p>39.9 <text:s text:c="3"/></text:p>
          </table:table-cell>
          <table:table-cell table:style-name="ce103" office:value-type="float" office:value="15524" calcext:value-type="float">
            <text:p>15'524 <text:s/></text:p>
          </table:table-cell>
          <table:table-cell table:style-name="ce103" office:value-type="float" office:value="2292" calcext:value-type="float">
            <text:p>2'292 <text:s/></text:p>
          </table:table-cell>
          <table:table-cell table:style-name="ce103" office:value-type="float" office:value="1556684" calcext:value-type="float">
            <text:p>1'556'684 <text:s/></text:p>
          </table:table-cell>
          <table:table-cell table:style-name="ce103" office:value-type="float" office:value="252531" calcext:value-type="float">
            <text:p>252'531 <text:s/></text:p>
          </table:table-cell>
          <table:table-cell table:style-name="ce103" office:value-type="float" office:value="1304153" calcext:value-type="float">
            <text:p>1'304'153 <text:s/></text:p>
          </table:table-cell>
          <table:table-cell table:style-name="ce127" office:value-type="float" office:value="16.2223675453721" calcext:value-type="float">
            <text:p>16.2 <text:s text:c="3"/></text:p>
          </table:table-cell>
          <table:table-cell table:style-name="ce97" office:value-type="string" office:string-value="V" calcext:value-type="string">
            <text:p>V </text:p>
          </table:table-cell>
          <table:table-cell table:style-name="ce103"/>
          <table:table-cell table:style-name="ce103" office:value-type="string" office:string-value="20 6/2" calcext:value-type="string">
            <text:p>20 6/2 </text:p>
          </table:table-cell>
          <table:table-cell table:number-columns-repeated="1008"/>
        </table:table-row>
        <table:table-row table:style-name="ro3">
          <table:table-cell table:style-name="ce115" office:value-type="float" office:value="306" calcext:value-type="float">
            <text:p>306</text:p>
          </table:table-cell>
          <table:table-cell table:style-name="ce123" office:value-type="date" office:date-value="1981-06-14" calcext:value-type="date">
            <text:p>14.06.1981</text:p>
          </table:table-cell>
          <table:table-cell table:style-name="ce126" office:value-type="string" calcext:value-type="string">
            <text:p>Bundesbeschluss über die Volksinitiative 'Gleiche Rechte für Mann und Frau'</text:p>
          </table:table-cell>
          <table:table-cell table:style-name="ce52" office:value-type="string" calcext:value-type="string">
            <text:p>Obl.</text:p>
          </table:table-cell>
          <table:table-cell table:style-name="ce104" office:value-type="float" office:value="3958455" calcext:value-type="float">
            <text:p>3'958'455 <text:s/></text:p>
          </table:table-cell>
          <table:table-cell table:style-name="ce104" office:value-type="float" office:value="1343601" calcext:value-type="float">
            <text:p>1'343'601 <text:s/></text:p>
          </table:table-cell>
          <table:table-cell table:style-name="ce128" office:value-type="float" office:value="33.9425609233906" calcext:value-type="float">
            <text:p>33.9 <text:s text:c="3"/></text:p>
          </table:table-cell>
          <table:table-cell table:style-name="ce104" office:value-type="float" office:value="17312" calcext:value-type="float">
            <text:p>17'312 <text:s/></text:p>
          </table:table-cell>
          <table:table-cell table:style-name="ce104" office:value-type="float" office:value="2702" calcext:value-type="float">
            <text:p>2'702 <text:s/></text:p>
          </table:table-cell>
          <table:table-cell table:style-name="ce104" office:value-type="float" office:value="1323587" calcext:value-type="float">
            <text:p>1'323'587 <text:s/></text:p>
          </table:table-cell>
          <table:table-cell table:style-name="ce104" office:value-type="float" office:value="797702" calcext:value-type="float">
            <text:p>797'702 <text:s/></text:p>
          </table:table-cell>
          <table:table-cell table:style-name="ce104" office:value-type="float" office:value="525885" calcext:value-type="float">
            <text:p>525'885 <text:s/></text:p>
          </table:table-cell>
          <table:table-cell table:style-name="ce128" office:value-type="float" office:value="60.2681954416294" calcext:value-type="float">
            <text:p>60.3 <text:s text:c="3"/></text:p>
          </table:table-cell>
          <table:table-cell table:style-name="ce96" office:value-type="string" office:string-value="A" calcext:value-type="string">
            <text:p>A </text:p>
          </table:table-cell>
          <table:table-cell table:style-name="ce104" office:value-type="string" office:string-value="14 3/2" calcext:value-type="string">
            <text:p>14 3/2 </text:p>
          </table:table-cell>
          <table:table-cell table:style-name="ce104" office:value-type="string" office:string-value="6 3/2" calcext:value-type="string">
            <text:p>6 3/2 </text:p>
          </table:table-cell>
          <table:table-cell table:number-columns-repeated="1008"/>
        </table:table-row>
        <table:table-row table:style-name="ro3">
          <table:table-cell table:style-name="ce114" office:value-type="float" office:value="307" calcext:value-type="float">
            <text:p>307</text:p>
          </table:table-cell>
          <table:table-cell table:style-name="ce122" office:value-type="date" office:date-value="1981-06-14" calcext:value-type="date">
            <text:p>14.06.1981</text:p>
          </table:table-cell>
          <table:table-cell table:style-name="ce43" office:value-type="string" calcext:value-type="string">
            <text:p>Bundesbeschluss über die Volksinitiative 'zur Absicherung der Rechte der Konsumenten'</text:p>
          </table:table-cell>
          <table:table-cell table:style-name="ce53" office:value-type="string" calcext:value-type="string">
            <text:p>Obl.</text:p>
          </table:table-cell>
          <table:table-cell table:style-name="ce103" office:value-type="float" office:value="3958455" calcext:value-type="float">
            <text:p>3'958'455 <text:s/></text:p>
          </table:table-cell>
          <table:table-cell table:style-name="ce103" office:value-type="float" office:value="1341560" calcext:value-type="float">
            <text:p>1'341'560 <text:s/></text:p>
          </table:table-cell>
          <table:table-cell table:style-name="ce127" office:value-type="float" office:value="33.891000402935" calcext:value-type="float">
            <text:p>33.9 <text:s text:c="3"/></text:p>
          </table:table-cell>
          <table:table-cell table:style-name="ce103" office:value-type="float" office:value="29949" calcext:value-type="float">
            <text:p>29'949 <text:s/></text:p>
          </table:table-cell>
          <table:table-cell table:style-name="ce103" office:value-type="float" office:value="2605" calcext:value-type="float">
            <text:p>2'605 <text:s/></text:p>
          </table:table-cell>
          <table:table-cell table:style-name="ce103" office:value-type="float" office:value="1309006" calcext:value-type="float">
            <text:p>1'309'006 <text:s/></text:p>
          </table:table-cell>
          <table:table-cell table:style-name="ce103" office:value-type="float" office:value="858012" calcext:value-type="float">
            <text:p>858'012 <text:s/></text:p>
          </table:table-cell>
          <table:table-cell table:style-name="ce103" office:value-type="float" office:value="450994" calcext:value-type="float">
            <text:p>450'994 <text:s/></text:p>
          </table:table-cell>
          <table:table-cell table:style-name="ce127" office:value-type="float" office:value="65.5468347738666" calcext:value-type="float">
            <text:p>65.5 <text:s text:c="3"/></text:p>
          </table:table-cell>
          <table:table-cell table:style-name="ce97" office:value-type="string" office:string-value="A" calcext:value-type="string">
            <text:p>A </text:p>
          </table:table-cell>
          <table:table-cell table:style-name="ce103" office:value-type="string" office:string-value="18 4/2" calcext:value-type="string">
            <text:p>18 4/2 </text:p>
          </table:table-cell>
          <table:table-cell table:style-name="ce103" office:value-type="string" office:string-value="2 2/2" calcext:value-type="string">
            <text:p>2 2/2 </text:p>
          </table:table-cell>
          <table:table-cell table:number-columns-repeated="1008"/>
        </table:table-row>
        <table:table-row table:style-name="ro4">
          <table:table-cell table:style-name="ce115" office:value-type="float" office:value="308" calcext:value-type="float">
            <text:p>308</text:p>
          </table:table-cell>
          <table:table-cell table:style-name="ce123" office:value-type="date" office:date-value="1981-11-29" calcext:value-type="date">
            <text:p>29.11.1981</text:p>
          </table:table-cell>
          <table:table-cell table:style-name="ce126" office:value-type="string" calcext:value-type="string">
            <text:p>Bundesbeschluss über die Weiterführung der Finanzordnung und die Verbesserung des Bundeshaushaltes</text:p>
          </table:table-cell>
          <table:table-cell table:style-name="ce52" office:value-type="string" calcext:value-type="string">
            <text:p>Obl.</text:p>
          </table:table-cell>
          <table:table-cell table:style-name="ce104" office:value-type="float" office:value="3976769" calcext:value-type="float">
            <text:p>3'976'769 <text:s/></text:p>
          </table:table-cell>
          <table:table-cell table:style-name="ce104" office:value-type="float" office:value="1207049" calcext:value-type="float">
            <text:p>1'207'049 <text:s/></text:p>
          </table:table-cell>
          <table:table-cell table:style-name="ce128" office:value-type="float" office:value="30.3525047595171" calcext:value-type="float">
            <text:p>30.4 <text:s text:c="3"/></text:p>
          </table:table-cell>
          <table:table-cell table:style-name="ce104" office:value-type="float" office:value="18598" calcext:value-type="float">
            <text:p>18'598 <text:s/></text:p>
          </table:table-cell>
          <table:table-cell table:style-name="ce104" office:value-type="float" office:value="1616" calcext:value-type="float">
            <text:p>1'616 <text:s/></text:p>
          </table:table-cell>
          <table:table-cell table:style-name="ce104" office:value-type="float" office:value="1186835" calcext:value-type="float">
            <text:p>1'186'835 <text:s/></text:p>
          </table:table-cell>
          <table:table-cell table:style-name="ce104" office:value-type="float" office:value="818327" calcext:value-type="float">
            <text:p>818'327 <text:s/></text:p>
          </table:table-cell>
          <table:table-cell table:style-name="ce104" office:value-type="float" office:value="368508" calcext:value-type="float">
            <text:p>368'508 <text:s/></text:p>
          </table:table-cell>
          <table:table-cell table:style-name="ce128" office:value-type="float" office:value="68.9503595697801" calcext:value-type="float">
            <text:p>69.0 <text:s text:c="3"/></text:p>
          </table:table-cell>
          <table:table-cell table:style-name="ce96" office:value-type="string" office:string-value="A" calcext:value-type="string">
            <text:p>A </text:p>
          </table:table-cell>
          <table:table-cell table:style-name="ce104" office:value-type="string" office:string-value="20 6/2" calcext:value-type="string">
            <text:p>20 6/2 </text:p>
          </table:table-cell>
          <table:table-cell table:style-name="ce104"/>
          <table:table-cell table:number-columns-repeated="1008"/>
        </table:table-row>
        <table:table-row table:style-name="ro3">
          <table:table-cell table:style-name="ce114" office:value-type="float" office:value="309" calcext:value-type="float">
            <text:p>309</text:p>
          </table:table-cell>
          <table:table-cell table:style-name="ce122" office:value-type="date" office:date-value="1982-06-06" calcext:value-type="date">
            <text:p>06.06.1982</text:p>
          </table:table-cell>
          <table:table-cell table:style-name="ce43" office:value-type="string" calcext:value-type="string">
            <text:p>Schweizerisches Strafgesetzbuch (StGB), Änderung vom 9. Oktober 1981</text:p>
          </table:table-cell>
          <table:table-cell table:style-name="ce53" office:value-type="string" calcext:value-type="string">
            <text:p>Fak.</text:p>
          </table:table-cell>
          <table:table-cell table:style-name="ce103" office:value-type="float" office:value="3999674" calcext:value-type="float">
            <text:p>3'999'674 <text:s/></text:p>
          </table:table-cell>
          <table:table-cell table:style-name="ce103" office:value-type="float" office:value="1407028" calcext:value-type="float">
            <text:p>1'407'028 <text:s/></text:p>
          </table:table-cell>
          <table:table-cell table:style-name="ce127" office:value-type="float" office:value="35.1785670532148" calcext:value-type="float">
            <text:p>35.2 <text:s text:c="3"/></text:p>
          </table:table-cell>
          <table:table-cell table:style-name="ce103" office:value-type="float" office:value="22595" calcext:value-type="float">
            <text:p>22'595 <text:s/></text:p>
          </table:table-cell>
          <table:table-cell table:style-name="ce103" office:value-type="float" office:value="1762" calcext:value-type="float">
            <text:p>1'762 <text:s/></text:p>
          </table:table-cell>
          <table:table-cell table:style-name="ce103" office:value-type="float" office:value="1382671" calcext:value-type="float">
            <text:p>1'382'671 <text:s/></text:p>
          </table:table-cell>
          <table:table-cell table:style-name="ce103" office:value-type="float" office:value="880880" calcext:value-type="float">
            <text:p>880'880 <text:s/></text:p>
          </table:table-cell>
          <table:table-cell table:style-name="ce103" office:value-type="float" office:value="501791" calcext:value-type="float">
            <text:p>501'791 <text:s/></text:p>
          </table:table-cell>
          <table:table-cell table:style-name="ce127" office:value-type="float" office:value="63.7085756481477" calcext:value-type="float">
            <text:p>63.7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1">
          <table:table-cell table:style-name="ce115" office:value-type="float" office:value="310" calcext:value-type="float">
            <text:p>310</text:p>
          </table:table-cell>
          <table:table-cell table:style-name="ce123" office:value-type="date" office:date-value="1982-06-06" calcext:value-type="date">
            <text:p>06.06.1982</text:p>
          </table:table-cell>
          <table:table-cell table:style-name="ce126" office:value-type="string" calcext:value-type="string">
            <text:p>Ausländergesetz (AuG)</text:p>
          </table:table-cell>
          <table:table-cell table:style-name="ce52" office:value-type="string" calcext:value-type="string">
            <text:p>Fak.</text:p>
          </table:table-cell>
          <table:table-cell table:style-name="ce104" office:value-type="float" office:value="3999674" calcext:value-type="float">
            <text:p>3'999'674 <text:s/></text:p>
          </table:table-cell>
          <table:table-cell table:style-name="ce104" office:value-type="float" office:value="1406966" calcext:value-type="float">
            <text:p>1'406'966 <text:s/></text:p>
          </table:table-cell>
          <table:table-cell table:style-name="ce128" office:value-type="float" office:value="35.1770169268795" calcext:value-type="float">
            <text:p>35.2 <text:s text:c="3"/></text:p>
          </table:table-cell>
          <table:table-cell table:style-name="ce104" office:value-type="float" office:value="34425" calcext:value-type="float">
            <text:p>34'425 <text:s/></text:p>
          </table:table-cell>
          <table:table-cell table:style-name="ce104" office:value-type="float" office:value="1869" calcext:value-type="float">
            <text:p>1'869 <text:s/></text:p>
          </table:table-cell>
          <table:table-cell table:style-name="ce104" office:value-type="float" office:value="1370672" calcext:value-type="float">
            <text:p>1'370'672 <text:s/></text:p>
          </table:table-cell>
          <table:table-cell table:style-name="ce104" office:value-type="float" office:value="680404" calcext:value-type="float">
            <text:p>680'404 <text:s/></text:p>
          </table:table-cell>
          <table:table-cell table:style-name="ce104" office:value-type="float" office:value="690268" calcext:value-type="float">
            <text:p>690'268 <text:s/></text:p>
          </table:table-cell>
          <table:table-cell table:style-name="ce128" office:value-type="float" office:value="49.6401764973677" calcext:value-type="float">
            <text:p>49.6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3">
          <table:table-cell table:style-name="ce114" office:value-type="float" office:value="311.1" calcext:value-type="float">
            <text:p>311.1</text:p>
          </table:table-cell>
          <table:table-cell table:style-name="ce122" office:value-type="date" office:date-value="1982-11-28" calcext:value-type="date">
            <text:p>28.11.1982</text:p>
          </table:table-cell>
          <table:table-cell table:style-name="ce43" office:value-type="string" calcext:value-type="string">
            <text:p>Volksinitiative 'zur Verhinderung missbräuchlicher Preise'</text:p>
          </table:table-cell>
          <table:table-cell table:style-name="ce53" office:value-type="string" calcext:value-type="string">
            <text:p>I.</text:p>
          </table:table-cell>
          <table:table-cell table:style-name="ce103" office:value-type="float" office:value="4022995" calcext:value-type="float">
            <text:p>4'022'995 <text:s/></text:p>
          </table:table-cell>
          <table:table-cell table:style-name="ce103" office:value-type="float" office:value="1324471" calcext:value-type="float">
            <text:p>1'324'471 <text:s/></text:p>
          </table:table-cell>
          <table:table-cell table:style-name="ce127" office:value-type="float" office:value="32.9225117108025" calcext:value-type="float">
            <text:p>32.9 <text:s text:c="3"/></text:p>
          </table:table-cell>
          <table:table-cell table:style-name="ce103" office:value-type="float" office:value="12579" calcext:value-type="float">
            <text:p>12'579 <text:s/></text:p>
          </table:table-cell>
          <table:table-cell table:style-name="ce103" office:value-type="float" office:value="9698" calcext:value-type="float">
            <text:p>9'698 <text:s/></text:p>
          </table:table-cell>
          <table:table-cell table:style-name="ce103" office:value-type="float" office:value="1302194" calcext:value-type="float">
            <text:p>1'302'194 <text:s/></text:p>
          </table:table-cell>
          <table:table-cell table:style-name="ce103" office:value-type="float" office:value="730938" calcext:value-type="float">
            <text:p>730'938 <text:s/></text:p>
          </table:table-cell>
          <table:table-cell table:style-name="ce103" office:value-type="float" office:value="530523" calcext:value-type="float">
            <text:p>530'523 <text:s/></text:p>
          </table:table-cell>
          <table:table-cell table:style-name="ce127" office:value-type="float" office:value="56.1" calcext:value-type="float">
            <text:p>56.1 <text:s text:c="3"/></text:p>
          </table:table-cell>
          <table:table-cell table:style-name="ce97" office:value-type="string" office:string-value="A" calcext:value-type="string">
            <text:p>A </text:p>
          </table:table-cell>
          <table:table-cell table:style-name="ce103" office:value-type="string" office:string-value="16 2/2" calcext:value-type="string">
            <text:p>16 2/2 </text:p>
          </table:table-cell>
          <table:table-cell table:style-name="ce103" office:value-type="string" office:string-value="4 4/2" calcext:value-type="string">
            <text:p>4 4/2 </text:p>
          </table:table-cell>
          <table:table-cell table:number-columns-repeated="1008"/>
        </table:table-row>
        <table:table-row table:style-name="ro3">
          <table:table-cell table:style-name="ce115" office:value-type="float" office:value="311.2" calcext:value-type="float">
            <text:p>311.2</text:p>
          </table:table-cell>
          <table:table-cell table:style-name="ce123" office:value-type="date" office:date-value="1982-11-28" calcext:value-type="date">
            <text:p>28.11.1982</text:p>
          </table:table-cell>
          <table:table-cell table:style-name="ce126" office:value-type="string" calcext:value-type="string">
            <text:p>Gegenentwurf zur Volksinitiative 'zur Verhinderung missbräuchlicher Preise'</text:p>
          </table:table-cell>
          <table:table-cell table:style-name="ce52" office:value-type="string" calcext:value-type="string">
            <text:p>GE</text:p>
          </table:table-cell>
          <table:table-cell table:style-name="ce104" office:value-type="float" office:value="4022995" calcext:value-type="float">
            <text:p>4'022'995 <text:s/></text:p>
          </table:table-cell>
          <table:table-cell table:style-name="ce104" office:value-type="float" office:value="1324471" calcext:value-type="float">
            <text:p>1'324'471 <text:s/></text:p>
          </table:table-cell>
          <table:table-cell table:style-name="ce128" office:value-type="float" office:value="32.9225117108025" calcext:value-type="float">
            <text:p>32.9 <text:s text:c="3"/></text:p>
          </table:table-cell>
          <table:table-cell table:style-name="ce104" office:value-type="float" office:value="12579" calcext:value-type="float">
            <text:p>12'579 <text:s/></text:p>
          </table:table-cell>
          <table:table-cell table:style-name="ce104" office:value-type="float" office:value="9698" calcext:value-type="float">
            <text:p>9'698 <text:s/></text:p>
          </table:table-cell>
          <table:table-cell table:style-name="ce104" office:value-type="float" office:value="1302194" calcext:value-type="float">
            <text:p>1'302'194 <text:s/></text:p>
          </table:table-cell>
          <table:table-cell table:style-name="ce104" office:value-type="float" office:value="281132" calcext:value-type="float">
            <text:p>281'132 <text:s/></text:p>
          </table:table-cell>
          <table:table-cell table:style-name="ce104" office:value-type="float" office:value="851006" calcext:value-type="float">
            <text:p>851'006 <text:s/></text:p>
          </table:table-cell>
          <table:table-cell table:style-name="ce128" office:value-type="float" office:value="21.6" calcext:value-type="float">
            <text:p>21.6 <text:s text:c="3"/></text:p>
          </table:table-cell>
          <table:table-cell table:style-name="ce96" office:value-type="string" office:string-value="V" calcext:value-type="string">
            <text:p>V </text:p>
          </table:table-cell>
          <table:table-cell table:style-name="ce104"/>
          <table:table-cell table:style-name="ce104" office:value-type="string" office:string-value="20 6/2" calcext:value-type="string">
            <text:p>20 6/2 </text:p>
          </table:table-cell>
          <table:table-cell table:number-columns-repeated="1008"/>
        </table:table-row>
        <table:table-row table:style-name="ro3">
          <table:table-cell table:style-name="ce114" office:value-type="float" office:value="312" calcext:value-type="float">
            <text:p>312</text:p>
          </table:table-cell>
          <table:table-cell table:style-name="ce122" office:value-type="date" office:date-value="1983-02-27" calcext:value-type="date">
            <text:p>27.02.1983</text:p>
          </table:table-cell>
          <table:table-cell table:style-name="ce43" office:value-type="string" calcext:value-type="string">
            <text:p>Bundesbeschluss über die Neuregelung bei den Treibstoffzöllen</text:p>
          </table:table-cell>
          <table:table-cell table:style-name="ce53" office:value-type="string" calcext:value-type="string">
            <text:p>Obl.</text:p>
          </table:table-cell>
          <table:table-cell table:style-name="ce103" office:value-type="float" office:value="4034694" calcext:value-type="float">
            <text:p>4'034'694 <text:s/></text:p>
          </table:table-cell>
          <table:table-cell table:style-name="ce103" office:value-type="float" office:value="1307873" calcext:value-type="float">
            <text:p>1'307'873 <text:s/></text:p>
          </table:table-cell>
          <table:table-cell table:style-name="ce127" office:value-type="float" office:value="32.4156677061507" calcext:value-type="float">
            <text:p>32.4 <text:s text:c="3"/></text:p>
          </table:table-cell>
          <table:table-cell table:style-name="ce103" office:value-type="float" office:value="17706" calcext:value-type="float">
            <text:p>17'706 <text:s/></text:p>
          </table:table-cell>
          <table:table-cell table:style-name="ce103" office:value-type="float" office:value="1162" calcext:value-type="float">
            <text:p>1'162 <text:s/></text:p>
          </table:table-cell>
          <table:table-cell table:style-name="ce103" office:value-type="float" office:value="1289005" calcext:value-type="float">
            <text:p>1'289'005 <text:s/></text:p>
          </table:table-cell>
          <table:table-cell table:style-name="ce103" office:value-type="float" office:value="679134" calcext:value-type="float">
            <text:p>679'134 <text:s/></text:p>
          </table:table-cell>
          <table:table-cell table:style-name="ce103" office:value-type="float" office:value="609871" calcext:value-type="float">
            <text:p>609'871 <text:s/></text:p>
          </table:table-cell>
          <table:table-cell table:style-name="ce127" office:value-type="float" office:value="52.686684690905" calcext:value-type="float">
            <text:p>52.7 <text:s text:c="3"/></text:p>
          </table:table-cell>
          <table:table-cell table:style-name="ce97" office:value-type="string" office:string-value="A" calcext:value-type="string">
            <text:p>A </text:p>
          </table:table-cell>
          <table:table-cell table:style-name="ce103" office:value-type="string" office:string-value="14 3/2" calcext:value-type="string">
            <text:p>14 3/2 </text:p>
          </table:table-cell>
          <table:table-cell table:style-name="ce103" office:value-type="string" office:string-value="6 3/2" calcext:value-type="string">
            <text:p>6 3/2 </text:p>
          </table:table-cell>
          <table:table-cell table:number-columns-repeated="1008"/>
        </table:table-row>
        <table:table-row table:style-name="ro3">
          <table:table-cell table:style-name="ce115" office:value-type="float" office:value="313" calcext:value-type="float">
            <text:p>313</text:p>
          </table:table-cell>
          <table:table-cell table:style-name="ce123" office:value-type="date" office:date-value="1983-02-27" calcext:value-type="date">
            <text:p>27.02.1983</text:p>
          </table:table-cell>
          <table:table-cell table:style-name="ce126" office:value-type="string" calcext:value-type="string">
            <text:p>Bundesbeschluss über den Energieartikel in der Bundesverfassung</text:p>
          </table:table-cell>
          <table:table-cell table:style-name="ce52" office:value-type="string" calcext:value-type="string">
            <text:p>Obl.</text:p>
          </table:table-cell>
          <table:table-cell table:style-name="ce104" office:value-type="float" office:value="4034694" calcext:value-type="float">
            <text:p>4'034'694 <text:s/></text:p>
          </table:table-cell>
          <table:table-cell table:style-name="ce104" office:value-type="float" office:value="1306593" calcext:value-type="float">
            <text:p>1'306'593 <text:s/></text:p>
          </table:table-cell>
          <table:table-cell table:style-name="ce128" office:value-type="float" office:value="32.383942871504" calcext:value-type="float">
            <text:p>32.4 <text:s text:c="3"/></text:p>
          </table:table-cell>
          <table:table-cell table:style-name="ce104" office:value-type="float" office:value="29811" calcext:value-type="float">
            <text:p>29'811 <text:s/></text:p>
          </table:table-cell>
          <table:table-cell table:style-name="ce104" office:value-type="float" office:value="1250" calcext:value-type="float">
            <text:p>1'250 <text:s/></text:p>
          </table:table-cell>
          <table:table-cell table:style-name="ce104" office:value-type="float" office:value="1275532" calcext:value-type="float">
            <text:p>1'275'532 <text:s/></text:p>
          </table:table-cell>
          <table:table-cell table:style-name="ce104" office:value-type="float" office:value="649485" calcext:value-type="float">
            <text:p>649'485 <text:s/></text:p>
          </table:table-cell>
          <table:table-cell table:style-name="ce104" office:value-type="float" office:value="626047" calcext:value-type="float">
            <text:p>626'047 <text:s/></text:p>
          </table:table-cell>
          <table:table-cell table:style-name="ce128" office:value-type="float" office:value="50.9187539003334" calcext:value-type="float">
            <text:p>50.9 <text:s text:c="3"/></text:p>
          </table:table-cell>
          <table:table-cell table:style-name="ce96" office:value-type="string" office:string-value="V" calcext:value-type="string">
            <text:p>V </text:p>
          </table:table-cell>
          <table:table-cell table:style-name="ce104" office:value-type="string" office:string-value="11" calcext:value-type="string">
            <text:p>11 </text:p>
          </table:table-cell>
          <table:table-cell table:style-name="ce104" office:value-type="string" office:string-value="9 6/2" calcext:value-type="string">
            <text:p>9 6/2 </text:p>
          </table:table-cell>
          <table:table-cell table:number-columns-repeated="1008"/>
        </table:table-row>
        <table:table-row table:style-name="ro3">
          <table:table-cell table:style-name="ce114" office:value-type="float" office:value="314" calcext:value-type="float">
            <text:p>314</text:p>
          </table:table-cell>
          <table:table-cell table:style-name="ce122" office:value-type="date" office:date-value="1983-12-04" calcext:value-type="date">
            <text:p>04.12.1983</text:p>
          </table:table-cell>
          <table:table-cell table:style-name="ce43" office:value-type="string" calcext:value-type="string">
            <text:p>Bundesbeschluss über Änderungen der Bürgerrechtsregelung in der Bundesverfassung</text:p>
          </table:table-cell>
          <table:table-cell table:style-name="ce53" office:value-type="string" calcext:value-type="string">
            <text:p>Obl.</text:p>
          </table:table-cell>
          <table:table-cell table:style-name="ce103" office:value-type="float" office:value="4073941" calcext:value-type="float">
            <text:p>4'073'941 <text:s/></text:p>
          </table:table-cell>
          <table:table-cell table:style-name="ce103" office:value-type="float" office:value="1459793" calcext:value-type="float">
            <text:p>1'459'793 <text:s/></text:p>
          </table:table-cell>
          <table:table-cell table:style-name="ce127" office:value-type="float" office:value="35.8324531454923" calcext:value-type="float">
            <text:p>35.8 <text:s text:c="3"/></text:p>
          </table:table-cell>
          <table:table-cell table:style-name="ce103" office:value-type="float" office:value="22557" calcext:value-type="float">
            <text:p>22'557 <text:s/></text:p>
          </table:table-cell>
          <table:table-cell table:style-name="ce103" office:value-type="float" office:value="1698" calcext:value-type="float">
            <text:p>1'698 <text:s/></text:p>
          </table:table-cell>
          <table:table-cell table:style-name="ce103" office:value-type="float" office:value="1435538" calcext:value-type="float">
            <text:p>1'435'538 <text:s/></text:p>
          </table:table-cell>
          <table:table-cell table:style-name="ce103" office:value-type="float" office:value="872981" calcext:value-type="float">
            <text:p>872'981 <text:s/></text:p>
          </table:table-cell>
          <table:table-cell table:style-name="ce103" office:value-type="float" office:value="562557" calcext:value-type="float">
            <text:p>562'557 <text:s/></text:p>
          </table:table-cell>
          <table:table-cell table:style-name="ce127" office:value-type="float" office:value="60.812113646591" calcext:value-type="float">
            <text:p>60.8 <text:s text:c="3"/></text:p>
          </table:table-cell>
          <table:table-cell table:style-name="ce97" office:value-type="string" office:string-value="A" calcext:value-type="string">
            <text:p>A </text:p>
          </table:table-cell>
          <table:table-cell table:style-name="ce103" office:value-type="string" office:string-value="18 5/2" calcext:value-type="string">
            <text:p>18 5/2 </text:p>
          </table:table-cell>
          <table:table-cell table:style-name="ce103" office:value-type="string" office:string-value="2 1/2" calcext:value-type="string">
            <text:p>2 1/2 </text:p>
          </table:table-cell>
          <table:table-cell table:number-columns-repeated="1008"/>
        </table:table-row>
        <table:table-row table:style-name="ro3">
          <table:table-cell table:style-name="ce115" office:value-type="float" office:value="315" calcext:value-type="float">
            <text:p>315</text:p>
          </table:table-cell>
          <table:table-cell table:style-name="ce123" office:value-type="date" office:date-value="1983-12-04" calcext:value-type="date">
            <text:p>04.12.1983</text:p>
          </table:table-cell>
          <table:table-cell table:style-name="ce126" office:value-type="string" calcext:value-type="string">
            <text:p>Bundesbeschluss über die Erleichterung gewisser Einbürgerungen</text:p>
          </table:table-cell>
          <table:table-cell table:style-name="ce52" office:value-type="string" calcext:value-type="string">
            <text:p>Obl.</text:p>
          </table:table-cell>
          <table:table-cell table:style-name="ce104" office:value-type="float" office:value="4073941" calcext:value-type="float">
            <text:p>4'073'941 <text:s/></text:p>
          </table:table-cell>
          <table:table-cell table:style-name="ce104" office:value-type="float" office:value="1461270" calcext:value-type="float">
            <text:p>1'461'270 <text:s/></text:p>
          </table:table-cell>
          <table:table-cell table:style-name="ce128" office:value-type="float" office:value="35.8687079660702" calcext:value-type="float">
            <text:p>35.9 <text:s text:c="3"/></text:p>
          </table:table-cell>
          <table:table-cell table:style-name="ce104" office:value-type="float" office:value="21687" calcext:value-type="float">
            <text:p>21'687 <text:s/></text:p>
          </table:table-cell>
          <table:table-cell table:style-name="ce104" office:value-type="float" office:value="1661" calcext:value-type="float">
            <text:p>1'661 <text:s/></text:p>
          </table:table-cell>
          <table:table-cell table:style-name="ce104" office:value-type="float" office:value="1437922" calcext:value-type="float">
            <text:p>1'437'922 <text:s/></text:p>
          </table:table-cell>
          <table:table-cell table:style-name="ce104" office:value-type="float" office:value="644669" calcext:value-type="float">
            <text:p>644'669 <text:s/></text:p>
          </table:table-cell>
          <table:table-cell table:style-name="ce104" office:value-type="float" office:value="793253" calcext:value-type="float">
            <text:p>793'253 <text:s/></text:p>
          </table:table-cell>
          <table:table-cell table:style-name="ce128" office:value-type="float" office:value="44.8333776101903" calcext:value-type="float">
            <text:p>44.8 <text:s text:c="3"/></text:p>
          </table:table-cell>
          <table:table-cell table:style-name="ce96" office:value-type="string" office:string-value="V" calcext:value-type="string">
            <text:p>V </text:p>
          </table:table-cell>
          <table:table-cell table:style-name="ce104" office:value-type="string" office:string-value="4 2/2" calcext:value-type="string">
            <text:p>4 2/2 </text:p>
          </table:table-cell>
          <table:table-cell table:style-name="ce104" office:value-type="string" office:string-value="16 4/2" calcext:value-type="string">
            <text:p>16 4/2 </text:p>
          </table:table-cell>
          <table:table-cell table:number-columns-repeated="1008"/>
        </table:table-row>
        <table:table-row table:style-name="ro3">
          <table:table-cell table:style-name="ce114" office:value-type="float" office:value="316" calcext:value-type="float">
            <text:p>316</text:p>
          </table:table-cell>
          <table:table-cell table:style-name="ce122" office:value-type="date" office:date-value="1984-02-26" calcext:value-type="date">
            <text:p>26.02.1984</text:p>
          </table:table-cell>
          <table:table-cell table:style-name="ce43" office:value-type="string" calcext:value-type="string">
            <text:p>Bundesbeschluss über die Erhebung einer Schwerverkehrsabgabe</text:p>
          </table:table-cell>
          <table:table-cell table:style-name="ce53" office:value-type="string" calcext:value-type="string">
            <text:p>Obl.</text:p>
          </table:table-cell>
          <table:table-cell table:style-name="ce103" office:value-type="float" office:value="4087215" calcext:value-type="float">
            <text:p>4'087'215 <text:s/></text:p>
          </table:table-cell>
          <table:table-cell table:style-name="ce103" office:value-type="float" office:value="2156592" calcext:value-type="float">
            <text:p>2'156'592 <text:s/></text:p>
          </table:table-cell>
          <table:table-cell table:style-name="ce127" office:value-type="float" office:value="52.7643395319307" calcext:value-type="float">
            <text:p>52.8 <text:s text:c="3"/></text:p>
          </table:table-cell>
          <table:table-cell table:style-name="ce103" office:value-type="float" office:value="17124" calcext:value-type="float">
            <text:p>17'124 <text:s/></text:p>
          </table:table-cell>
          <table:table-cell table:style-name="ce103" office:value-type="float" office:value="2223" calcext:value-type="float">
            <text:p>2'223 <text:s/></text:p>
          </table:table-cell>
          <table:table-cell table:style-name="ce103" office:value-type="float" office:value="2137245" calcext:value-type="float">
            <text:p>2'137'245 <text:s/></text:p>
          </table:table-cell>
          <table:table-cell table:style-name="ce103" office:value-type="float" office:value="1254489" calcext:value-type="float">
            <text:p>1'254'489 <text:s/></text:p>
          </table:table-cell>
          <table:table-cell table:style-name="ce103" office:value-type="float" office:value="882756" calcext:value-type="float">
            <text:p>882'756 <text:s/></text:p>
          </table:table-cell>
          <table:table-cell table:style-name="ce127" office:value-type="float" office:value="58.6965462546409" calcext:value-type="float">
            <text:p>58.7 <text:s text:c="3"/></text:p>
          </table:table-cell>
          <table:table-cell table:style-name="ce97" office:value-type="string" office:string-value="A" calcext:value-type="string">
            <text:p>A </text:p>
          </table:table-cell>
          <table:table-cell table:style-name="ce103" office:value-type="string" office:string-value="13 5/2" calcext:value-type="string">
            <text:p>13 5/2 </text:p>
          </table:table-cell>
          <table:table-cell table:style-name="ce103" office:value-type="string" office:string-value="7 1/2" calcext:value-type="string">
            <text:p>7 1/2 </text:p>
          </table:table-cell>
          <table:table-cell table:number-columns-repeated="1008"/>
        </table:table-row>
        <table:table-row table:style-name="ro3">
          <table:table-cell table:style-name="ce115" office:value-type="float" office:value="317" calcext:value-type="float">
            <text:p>317</text:p>
          </table:table-cell>
          <table:table-cell table:style-name="ce123" office:value-type="date" office:date-value="1984-02-26" calcext:value-type="date">
            <text:p>26.02.1984</text:p>
          </table:table-cell>
          <table:table-cell table:style-name="ce126" office:value-type="string" calcext:value-type="string">
            <text:p>Bundesbeschluss über eine Abgabe für die Benützung der Nationalstrassen</text:p>
          </table:table-cell>
          <table:table-cell table:style-name="ce52" office:value-type="string" calcext:value-type="string">
            <text:p>Obl.</text:p>
          </table:table-cell>
          <table:table-cell table:style-name="ce104" office:value-type="float" office:value="4087215" calcext:value-type="float">
            <text:p>4'087'215 <text:s/></text:p>
          </table:table-cell>
          <table:table-cell table:style-name="ce104" office:value-type="float" office:value="2157456" calcext:value-type="float">
            <text:p>2'157'456 <text:s/></text:p>
          </table:table-cell>
          <table:table-cell table:style-name="ce128" office:value-type="float" office:value="52.7854786205277" calcext:value-type="float">
            <text:p>52.8 <text:s text:c="3"/></text:p>
          </table:table-cell>
          <table:table-cell table:style-name="ce104" office:value-type="float" office:value="17706" calcext:value-type="float">
            <text:p>17'706 <text:s/></text:p>
          </table:table-cell>
          <table:table-cell table:style-name="ce104" office:value-type="float" office:value="2202" calcext:value-type="float">
            <text:p>2'202 <text:s/></text:p>
          </table:table-cell>
          <table:table-cell table:style-name="ce104" office:value-type="float" office:value="2137548" calcext:value-type="float">
            <text:p>2'137'548 <text:s/></text:p>
          </table:table-cell>
          <table:table-cell table:style-name="ce104" office:value-type="float" office:value="1132497" calcext:value-type="float">
            <text:p>1'132'497 <text:s/></text:p>
          </table:table-cell>
          <table:table-cell table:style-name="ce104" office:value-type="float" office:value="1005051" calcext:value-type="float">
            <text:p>1'005'051 <text:s/></text:p>
          </table:table-cell>
          <table:table-cell table:style-name="ce128" office:value-type="float" office:value="52.9811260378714" calcext:value-type="float">
            <text:p>53.0 <text:s text:c="3"/></text:p>
          </table:table-cell>
          <table:table-cell table:style-name="ce96" office:value-type="string" office:string-value="A" calcext:value-type="string">
            <text:p>A </text:p>
          </table:table-cell>
          <table:table-cell table:style-name="ce104" office:value-type="string" office:string-value="13 6/2" calcext:value-type="string">
            <text:p>13 6/2 </text:p>
          </table:table-cell>
          <table:table-cell table:style-name="ce104" office:value-type="string" office:string-value="7" calcext:value-type="string">
            <text:p>7 </text:p>
          </table:table-cell>
          <table:table-cell table:number-columns-repeated="1008"/>
        </table:table-row>
        <table:table-row table:style-name="ro3">
          <table:table-cell table:style-name="ce114" office:value-type="float" office:value="318" calcext:value-type="float">
            <text:p>318</text:p>
          </table:table-cell>
          <table:table-cell table:style-name="ce122" office:value-type="date" office:date-value="1984-02-26" calcext:value-type="date">
            <text:p>26.02.1984</text:p>
          </table:table-cell>
          <table:table-cell table:style-name="ce43" office:value-type="string" calcext:value-type="string">
            <text:p>Volksinitiative 'für einen echten Zivildienst auf der Grundlage des Tatbeweises'</text:p>
          </table:table-cell>
          <table:table-cell table:style-name="ce53" office:value-type="string" calcext:value-type="string">
            <text:p>I.</text:p>
          </table:table-cell>
          <table:table-cell table:style-name="ce103" office:value-type="float" office:value="4087215" calcext:value-type="float">
            <text:p>4'087'215 <text:s/></text:p>
          </table:table-cell>
          <table:table-cell table:style-name="ce103" office:value-type="float" office:value="2156780" calcext:value-type="float">
            <text:p>2'156'780 <text:s/></text:p>
          </table:table-cell>
          <table:table-cell table:style-name="ce127" office:value-type="float" office:value="52.7689392410235" calcext:value-type="float">
            <text:p>52.8 <text:s text:c="3"/></text:p>
          </table:table-cell>
          <table:table-cell table:style-name="ce103" office:value-type="float" office:value="21464" calcext:value-type="float">
            <text:p>21'464 <text:s/></text:p>
          </table:table-cell>
          <table:table-cell table:style-name="ce103" office:value-type="float" office:value="2421" calcext:value-type="float">
            <text:p>2'421 <text:s/></text:p>
          </table:table-cell>
          <table:table-cell table:style-name="ce103" office:value-type="float" office:value="2132895" calcext:value-type="float">
            <text:p>2'132'895 <text:s/></text:p>
          </table:table-cell>
          <table:table-cell table:style-name="ce103" office:value-type="float" office:value="771413" calcext:value-type="float">
            <text:p>771'413 <text:s/></text:p>
          </table:table-cell>
          <table:table-cell table:style-name="ce103" office:value-type="float" office:value="1361482" calcext:value-type="float">
            <text:p>1'361'482 <text:s/></text:p>
          </table:table-cell>
          <table:table-cell table:style-name="ce127" office:value-type="float" office:value="36.1674156486841" calcext:value-type="float">
            <text:p>36.2 <text:s text:c="3"/></text:p>
          </table:table-cell>
          <table:table-cell table:style-name="ce97" office:value-type="string" office:string-value="V" calcext:value-type="string">
            <text:p>V </text:p>
          </table:table-cell>
          <table:table-cell table:style-name="ce103" office:value-type="string" office:string-value="1 1/2" calcext:value-type="string">
            <text:p>1 1/2 </text:p>
          </table:table-cell>
          <table:table-cell table:style-name="ce103" office:value-type="string" office:string-value="19 5/2" calcext:value-type="string">
            <text:p>19 5/2 </text:p>
          </table:table-cell>
          <table:table-cell table:number-columns-repeated="1008"/>
        </table:table-row>
        <table:table-row table:style-name="ro3">
          <table:table-cell table:style-name="ce115" office:value-type="float" office:value="319" calcext:value-type="float">
            <text:p>319</text:p>
          </table:table-cell>
          <table:table-cell table:style-name="ce123" office:value-type="date" office:date-value="1984-05-20" calcext:value-type="date">
            <text:p>20.05.1984</text:p>
          </table:table-cell>
          <table:table-cell table:style-name="ce126" office:value-type="string" calcext:value-type="string">
            <text:p>Volksinitiative 'gegen den Missbrauch des Bankgeheimnisses und der Bankenmacht'</text:p>
          </table:table-cell>
          <table:table-cell table:style-name="ce52" office:value-type="string" calcext:value-type="string">
            <text:p>I.</text:p>
          </table:table-cell>
          <table:table-cell table:style-name="ce104" office:value-type="float" office:value="4097762" calcext:value-type="float">
            <text:p>4'097'762 <text:s/></text:p>
          </table:table-cell>
          <table:table-cell table:style-name="ce104" office:value-type="float" office:value="1742351" calcext:value-type="float">
            <text:p>1'742'351 <text:s/></text:p>
          </table:table-cell>
          <table:table-cell table:style-name="ce128" office:value-type="float" office:value="42.5195753194061" calcext:value-type="float">
            <text:p>42.5 <text:s text:c="3"/></text:p>
          </table:table-cell>
          <table:table-cell table:style-name="ce104" office:value-type="float" office:value="16954" calcext:value-type="float">
            <text:p>16'954 <text:s/></text:p>
          </table:table-cell>
          <table:table-cell table:style-name="ce104" office:value-type="float" office:value="1796" calcext:value-type="float">
            <text:p>1'796 <text:s/></text:p>
          </table:table-cell>
          <table:table-cell table:style-name="ce104" office:value-type="float" office:value="1723601" calcext:value-type="float">
            <text:p>1'723'601 <text:s/></text:p>
          </table:table-cell>
          <table:table-cell table:style-name="ce104" office:value-type="float" office:value="464637" calcext:value-type="float">
            <text:p>464'637 <text:s/></text:p>
          </table:table-cell>
          <table:table-cell table:style-name="ce104" office:value-type="float" office:value="1258964" calcext:value-type="float">
            <text:p>1'258'964 <text:s/></text:p>
          </table:table-cell>
          <table:table-cell table:style-name="ce128" office:value-type="float" office:value="26.9573410551514" calcext:value-type="float">
            <text:p>27.0 <text:s text:c="3"/></text:p>
          </table:table-cell>
          <table:table-cell table:style-name="ce96" office:value-type="string" office:string-value="V" calcext:value-type="string">
            <text:p>V </text:p>
          </table:table-cell>
          <table:table-cell table:style-name="ce104"/>
          <table:table-cell table:style-name="ce104" office:value-type="string" office:string-value="20 6/2" calcext:value-type="string">
            <text:p>20 6/2 </text:p>
          </table:table-cell>
          <table:table-cell table:number-columns-repeated="1008"/>
        </table:table-row>
        <table:table-row table:style-name="ro13">
          <table:table-cell table:style-name="ce114" office:value-type="float" office:value="320" calcext:value-type="float">
            <text:p>320</text:p>
          </table:table-cell>
          <table:table-cell table:style-name="ce122" office:value-type="date" office:date-value="1984-05-20" calcext:value-type="date">
            <text:p>20.05.1984</text:p>
          </table:table-cell>
          <table:table-cell table:style-name="ce43" office:value-type="string" calcext:value-type="string">
            <text:p>Volksinitiative 'gegen den Ausverkauf der Heimat'</text:p>
          </table:table-cell>
          <table:table-cell table:style-name="ce53" office:value-type="string" calcext:value-type="string">
            <text:p>I.</text:p>
          </table:table-cell>
          <table:table-cell table:style-name="ce103" office:value-type="float" office:value="4097762" calcext:value-type="float">
            <text:p>4'097'762 <text:s/></text:p>
          </table:table-cell>
          <table:table-cell table:style-name="ce103" office:value-type="float" office:value="1740736" calcext:value-type="float">
            <text:p>1'740'736 <text:s/></text:p>
          </table:table-cell>
          <table:table-cell table:style-name="ce127" office:value-type="float" office:value="42.4801635624519" calcext:value-type="float">
            <text:p>42.5 <text:s text:c="3"/></text:p>
          </table:table-cell>
          <table:table-cell table:style-name="ce103" office:value-type="float" office:value="25824" calcext:value-type="float">
            <text:p>25'824 <text:s/></text:p>
          </table:table-cell>
          <table:table-cell table:style-name="ce103" office:value-type="float" office:value="1961" calcext:value-type="float">
            <text:p>1'961 <text:s/></text:p>
          </table:table-cell>
          <table:table-cell table:style-name="ce103" office:value-type="float" office:value="1712951" calcext:value-type="float">
            <text:p>1'712'951 <text:s/></text:p>
          </table:table-cell>
          <table:table-cell table:style-name="ce103" office:value-type="float" office:value="837997" calcext:value-type="float">
            <text:p>837'997 <text:s/></text:p>
          </table:table-cell>
          <table:table-cell table:style-name="ce103" office:value-type="float" office:value="874954" calcext:value-type="float">
            <text:p>874'954 <text:s/></text:p>
          </table:table-cell>
          <table:table-cell table:style-name="ce127" office:value-type="float" office:value="48.9212476013616" calcext:value-type="float">
            <text:p>48.9 <text:s text:c="3"/></text:p>
          </table:table-cell>
          <table:table-cell table:style-name="ce97" office:value-type="string" office:string-value="V" calcext:value-type="string">
            <text:p>V </text:p>
          </table:table-cell>
          <table:table-cell table:style-name="ce103" office:value-type="string" office:string-value="7 3/2" calcext:value-type="string">
            <text:p>7 3/2 </text:p>
          </table:table-cell>
          <table:table-cell table:style-name="ce103" office:value-type="string" office:string-value="13 3/2" calcext:value-type="string">
            <text:p>13 3/2 </text:p>
          </table:table-cell>
          <table:table-cell table:number-columns-repeated="1008"/>
        </table:table-row>
        <table:table-row table:style-name="ro3">
          <table:table-cell table:style-name="ce115" office:value-type="float" office:value="321" calcext:value-type="float">
            <text:p>321</text:p>
          </table:table-cell>
          <table:table-cell table:style-name="ce123" office:value-type="date" office:date-value="1984-09-23" calcext:value-type="date">
            <text:p>23.09.1984</text:p>
          </table:table-cell>
          <table:table-cell table:style-name="ce126" office:value-type="string" calcext:value-type="string">
            <text:p>Volksinitiative 'für eine Zukunft ohne weitere Atomkraftwerke'</text:p>
          </table:table-cell>
          <table:table-cell table:style-name="ce52" office:value-type="string" calcext:value-type="string">
            <text:p>I.</text:p>
          </table:table-cell>
          <table:table-cell table:style-name="ce104" office:value-type="float" office:value="4114658" calcext:value-type="float">
            <text:p>4'114'658 <text:s/></text:p>
          </table:table-cell>
          <table:table-cell table:style-name="ce104" office:value-type="float" office:value="1713477" calcext:value-type="float">
            <text:p>1'713'477 <text:s/></text:p>
          </table:table-cell>
          <table:table-cell table:style-name="ce128" office:value-type="float" office:value="41.6432422816185" calcext:value-type="float">
            <text:p>41.6 <text:s text:c="3"/></text:p>
          </table:table-cell>
          <table:table-cell table:style-name="ce104" office:value-type="float" office:value="17992" calcext:value-type="float">
            <text:p>17'992 <text:s/></text:p>
          </table:table-cell>
          <table:table-cell table:style-name="ce104" office:value-type="float" office:value="1448" calcext:value-type="float">
            <text:p>1'448 <text:s/></text:p>
          </table:table-cell>
          <table:table-cell table:style-name="ce104" office:value-type="float" office:value="1694037" calcext:value-type="float">
            <text:p>1'694'037 <text:s/></text:p>
          </table:table-cell>
          <table:table-cell table:style-name="ce104" office:value-type="float" office:value="762792" calcext:value-type="float">
            <text:p>762'792 <text:s/></text:p>
          </table:table-cell>
          <table:table-cell table:style-name="ce104" office:value-type="float" office:value="931245" calcext:value-type="float">
            <text:p>931'245 <text:s/></text:p>
          </table:table-cell>
          <table:table-cell table:style-name="ce128" office:value-type="float" office:value="45.0280601899486" calcext:value-type="float">
            <text:p>45.0 <text:s text:c="3"/></text:p>
          </table:table-cell>
          <table:table-cell table:style-name="ce96" office:value-type="string" office:string-value="V" calcext:value-type="string">
            <text:p>V </text:p>
          </table:table-cell>
          <table:table-cell table:style-name="ce104" office:value-type="string" office:string-value="5 2/2" calcext:value-type="string">
            <text:p>5 2/2 </text:p>
          </table:table-cell>
          <table:table-cell table:style-name="ce104" office:value-type="string" office:string-value="15 4/2" calcext:value-type="string">
            <text:p>15 4/2 </text:p>
          </table:table-cell>
          <table:table-cell table:number-columns-repeated="1008"/>
        </table:table-row>
        <table:table-row table:style-name="ro3">
          <table:table-cell table:style-name="ce114" office:value-type="float" office:value="322" calcext:value-type="float">
            <text:p>322</text:p>
          </table:table-cell>
          <table:table-cell table:style-name="ce122" office:value-type="date" office:date-value="1984-09-23" calcext:value-type="date">
            <text:p>23.09.1984</text:p>
          </table:table-cell>
          <table:table-cell table:style-name="ce43" office:value-type="string" calcext:value-type="string">
            <text:p>Volksinitiative 'für eine sichere, sparsame und umweltgerechte Energieversorgung'</text:p>
          </table:table-cell>
          <table:table-cell table:style-name="ce53" office:value-type="string" calcext:value-type="string">
            <text:p>I.</text:p>
          </table:table-cell>
          <table:table-cell table:style-name="ce103" office:value-type="float" office:value="4114658" calcext:value-type="float">
            <text:p>4'114'658 <text:s/></text:p>
          </table:table-cell>
          <table:table-cell table:style-name="ce103" office:value-type="float" office:value="1712397" calcext:value-type="float">
            <text:p>1'712'397 <text:s/></text:p>
          </table:table-cell>
          <table:table-cell table:style-name="ce127" office:value-type="float" office:value="41.6169946566641" calcext:value-type="float">
            <text:p>41.6 <text:s text:c="3"/></text:p>
          </table:table-cell>
          <table:table-cell table:style-name="ce103" office:value-type="float" office:value="20212" calcext:value-type="float">
            <text:p>20'212 <text:s/></text:p>
          </table:table-cell>
          <table:table-cell table:style-name="ce103" office:value-type="float" office:value="1502" calcext:value-type="float">
            <text:p>1'502 <text:s/></text:p>
          </table:table-cell>
          <table:table-cell table:style-name="ce103" office:value-type="float" office:value="1690683" calcext:value-type="float">
            <text:p>1'690'683 <text:s/></text:p>
          </table:table-cell>
          <table:table-cell table:style-name="ce103" office:value-type="float" office:value="773767" calcext:value-type="float">
            <text:p>773'767 <text:s/></text:p>
          </table:table-cell>
          <table:table-cell table:style-name="ce103" office:value-type="float" office:value="916916" calcext:value-type="float">
            <text:p>916'916 <text:s/></text:p>
          </table:table-cell>
          <table:table-cell table:style-name="ce127" office:value-type="float" office:value="45.7665334069131" calcext:value-type="float">
            <text:p>45.8 <text:s text:c="3"/></text:p>
          </table:table-cell>
          <table:table-cell table:style-name="ce97" office:value-type="string" office:string-value="V" calcext:value-type="string">
            <text:p>V </text:p>
          </table:table-cell>
          <table:table-cell table:style-name="ce103" office:value-type="string" office:string-value="5 2/2" calcext:value-type="string">
            <text:p>5 2/2 </text:p>
          </table:table-cell>
          <table:table-cell table:style-name="ce103" office:value-type="string" office:string-value="15 4/2" calcext:value-type="string">
            <text:p>15 4/2 </text:p>
          </table:table-cell>
          <table:table-cell table:number-columns-repeated="1008"/>
        </table:table-row>
        <table:table-row table:style-name="ro3">
          <table:table-cell table:style-name="ce115" office:value-type="float" office:value="323" calcext:value-type="float">
            <text:p>323</text:p>
          </table:table-cell>
          <table:table-cell table:style-name="ce123" office:value-type="date" office:date-value="1984-12-02" calcext:value-type="date">
            <text:p>02.12.1984</text:p>
          </table:table-cell>
          <table:table-cell table:style-name="ce126" office:value-type="string" calcext:value-type="string">
            <text:p>Volksinitiative 'für einen wirksamen Schutz der Mutterschaft'</text:p>
          </table:table-cell>
          <table:table-cell table:style-name="ce52" office:value-type="string" calcext:value-type="string">
            <text:p>I.</text:p>
          </table:table-cell>
          <table:table-cell table:style-name="ce104" office:value-type="float" office:value="4123190" calcext:value-type="float">
            <text:p>4'123'190 <text:s/></text:p>
          </table:table-cell>
          <table:table-cell table:style-name="ce104" office:value-type="float" office:value="1552010" calcext:value-type="float">
            <text:p>1'552'010 <text:s/></text:p>
          </table:table-cell>
          <table:table-cell table:style-name="ce128" office:value-type="float" office:value="37.6410012635847" calcext:value-type="float">
            <text:p>37.6 <text:s text:c="3"/></text:p>
          </table:table-cell>
          <table:table-cell table:style-name="ce104" office:value-type="float" office:value="19166" calcext:value-type="float">
            <text:p>19'166 <text:s/></text:p>
          </table:table-cell>
          <table:table-cell table:style-name="ce104" office:value-type="float" office:value="2428" calcext:value-type="float">
            <text:p>2'428 <text:s/></text:p>
          </table:table-cell>
          <table:table-cell table:style-name="ce104" office:value-type="float" office:value="1530416" calcext:value-type="float">
            <text:p>1'530'416 <text:s/></text:p>
          </table:table-cell>
          <table:table-cell table:style-name="ce104" office:value-type="float" office:value="241442" calcext:value-type="float">
            <text:p>241'442 <text:s/></text:p>
          </table:table-cell>
          <table:table-cell table:style-name="ce104" office:value-type="float" office:value="1288974" calcext:value-type="float">
            <text:p>1'288'974 <text:s/></text:p>
          </table:table-cell>
          <table:table-cell table:style-name="ce128" office:value-type="float" office:value="15.7762333901371" calcext:value-type="float">
            <text:p>15.8 <text:s text:c="3"/></text:p>
          </table:table-cell>
          <table:table-cell table:style-name="ce96" office:value-type="string" office:string-value="V" calcext:value-type="string">
            <text:p>V </text:p>
          </table:table-cell>
          <table:table-cell table:style-name="ce104"/>
          <table:table-cell table:style-name="ce104" office:value-type="string" office:string-value="20 6/2" calcext:value-type="string">
            <text:p>20 6/2 </text:p>
          </table:table-cell>
          <table:table-cell table:number-columns-repeated="1008"/>
        </table:table-row>
        <table:table-row table:style-name="ro3">
          <table:table-cell table:style-name="ce114" office:value-type="float" office:value="324" calcext:value-type="float">
            <text:p>324</text:p>
          </table:table-cell>
          <table:table-cell table:style-name="ce122" office:value-type="date" office:date-value="1984-12-02" calcext:value-type="date">
            <text:p>02.12.1984</text:p>
          </table:table-cell>
          <table:table-cell table:style-name="ce43" office:value-type="string" calcext:value-type="string">
            <text:p>Bundesbeschluss über einen Radio- und Fernsehartikel</text:p>
          </table:table-cell>
          <table:table-cell table:style-name="ce53" office:value-type="string" calcext:value-type="string">
            <text:p>Obl.</text:p>
          </table:table-cell>
          <table:table-cell table:style-name="ce103" office:value-type="float" office:value="4123190" calcext:value-type="float">
            <text:p>4'123'190 <text:s/></text:p>
          </table:table-cell>
          <table:table-cell table:style-name="ce103" office:value-type="float" office:value="1547742" calcext:value-type="float">
            <text:p>1'547'742 <text:s/></text:p>
          </table:table-cell>
          <table:table-cell table:style-name="ce127" office:value-type="float" office:value="37.5374891770692" calcext:value-type="float">
            <text:p>37.5 <text:s text:c="3"/></text:p>
          </table:table-cell>
          <table:table-cell table:style-name="ce103" office:value-type="float" office:value="86784" calcext:value-type="float">
            <text:p>86'784 <text:s/></text:p>
          </table:table-cell>
          <table:table-cell table:style-name="ce103" office:value-type="float" office:value="3534" calcext:value-type="float">
            <text:p>3'534 <text:s/></text:p>
          </table:table-cell>
          <table:table-cell table:style-name="ce103" office:value-type="float" office:value="1457424" calcext:value-type="float">
            <text:p>1'457'424 <text:s/></text:p>
          </table:table-cell>
          <table:table-cell table:style-name="ce103" office:value-type="float" office:value="1001888" calcext:value-type="float">
            <text:p>1'001'888 <text:s/></text:p>
          </table:table-cell>
          <table:table-cell table:style-name="ce103" office:value-type="float" office:value="455536" calcext:value-type="float">
            <text:p>455'536 <text:s/></text:p>
          </table:table-cell>
          <table:table-cell table:style-name="ce127" office:value-type="float" office:value="68.7437561066649" calcext:value-type="float">
            <text:p>68.7 <text:s text:c="3"/></text:p>
          </table:table-cell>
          <table:table-cell table:style-name="ce97" office:value-type="string" office:string-value="A" calcext:value-type="string">
            <text:p>A </text:p>
          </table:table-cell>
          <table:table-cell table:style-name="ce103" office:value-type="string" office:string-value="20 6/2" calcext:value-type="string">
            <text:p>20 6/2 </text:p>
          </table:table-cell>
          <table:table-cell table:style-name="ce103"/>
          <table:table-cell table:number-columns-repeated="1008"/>
        </table:table-row>
        <table:table-row table:style-name="ro4">
          <table:table-cell table:style-name="ce115" office:value-type="float" office:value="325" calcext:value-type="float">
            <text:p>325</text:p>
          </table:table-cell>
          <table:table-cell table:style-name="ce123" office:value-type="date" office:date-value="1984-12-02" calcext:value-type="date">
            <text:p>02.12.1984</text:p>
          </table:table-cell>
          <table:table-cell table:style-name="ce126" office:value-type="string" calcext:value-type="string">
            <text:p>Bundesbeschluss über die Volksinitiative 'zur Entschädigung der Opfer von Gewaltverbrechen'</text:p>
          </table:table-cell>
          <table:table-cell table:style-name="ce52" office:value-type="string" calcext:value-type="string">
            <text:p>Obl.</text:p>
          </table:table-cell>
          <table:table-cell table:style-name="ce104" office:value-type="float" office:value="4123190" calcext:value-type="float">
            <text:p>4'123'190 <text:s/></text:p>
          </table:table-cell>
          <table:table-cell table:style-name="ce104" office:value-type="float" office:value="1551262" calcext:value-type="float">
            <text:p>1'551'262 <text:s/></text:p>
          </table:table-cell>
          <table:table-cell table:style-name="ce128" office:value-type="float" office:value="37.6228599700717" calcext:value-type="float">
            <text:p>37.6 <text:s text:c="3"/></text:p>
          </table:table-cell>
          <table:table-cell table:style-name="ce104" office:value-type="float" office:value="36180" calcext:value-type="float">
            <text:p>36'180 <text:s/></text:p>
          </table:table-cell>
          <table:table-cell table:style-name="ce104" office:value-type="float" office:value="2827" calcext:value-type="float">
            <text:p>2'827 <text:s/></text:p>
          </table:table-cell>
          <table:table-cell table:style-name="ce104" office:value-type="float" office:value="1512255" calcext:value-type="float">
            <text:p>1'512'255 <text:s/></text:p>
          </table:table-cell>
          <table:table-cell table:style-name="ce104" office:value-type="float" office:value="1241377" calcext:value-type="float">
            <text:p>1'241'377 <text:s/></text:p>
          </table:table-cell>
          <table:table-cell table:style-name="ce104" office:value-type="float" office:value="270878" calcext:value-type="float">
            <text:p>270'878 <text:s/></text:p>
          </table:table-cell>
          <table:table-cell table:style-name="ce128" office:value-type="float" office:value="82.0878092649718" calcext:value-type="float">
            <text:p>82.1 <text:s text:c="3"/></text:p>
          </table:table-cell>
          <table:table-cell table:style-name="ce96" office:value-type="string" office:string-value="A" calcext:value-type="string">
            <text:p>A </text:p>
          </table:table-cell>
          <table:table-cell table:style-name="ce104" office:value-type="string" office:string-value="20 6/2" calcext:value-type="string">
            <text:p>20 6/2 </text:p>
          </table:table-cell>
          <table:table-cell table:style-name="ce104"/>
          <table:table-cell table:number-columns-repeated="1008"/>
        </table:table-row>
        <table:table-row table:style-name="ro3">
          <table:table-cell table:style-name="ce114" office:value-type="float" office:value="326" calcext:value-type="float">
            <text:p>326</text:p>
          </table:table-cell>
          <table:table-cell table:style-name="ce122" office:value-type="date" office:date-value="1985-03-10" calcext:value-type="date">
            <text:p>10.03.1985</text:p>
          </table:table-cell>
          <table:table-cell table:style-name="ce43" office:value-type="string" calcext:value-type="string">
            <text:p>Bundesbeschluss über die Aufhebung der Beiträge für den Primarschulunterricht</text:p>
          </table:table-cell>
          <table:table-cell table:style-name="ce53" office:value-type="string" calcext:value-type="string">
            <text:p>Obl.</text:p>
          </table:table-cell>
          <table:table-cell table:style-name="ce103" office:value-type="float" office:value="4134052" calcext:value-type="float">
            <text:p>4'134'052 <text:s/></text:p>
          </table:table-cell>
          <table:table-cell table:style-name="ce103" office:value-type="float" office:value="1421438" calcext:value-type="float">
            <text:p>1'421'438 <text:s/></text:p>
          </table:table-cell>
          <table:table-cell table:style-name="ce127" office:value-type="float" office:value="34.383650713634" calcext:value-type="float">
            <text:p>34.4 <text:s text:c="3"/></text:p>
          </table:table-cell>
          <table:table-cell table:style-name="ce103" office:value-type="float" office:value="46403" calcext:value-type="float">
            <text:p>46'403 <text:s/></text:p>
          </table:table-cell>
          <table:table-cell table:style-name="ce103" office:value-type="float" office:value="1932" calcext:value-type="float">
            <text:p>1'932 <text:s/></text:p>
          </table:table-cell>
          <table:table-cell table:style-name="ce103" office:value-type="float" office:value="1373103" calcext:value-type="float">
            <text:p>1'373'103 <text:s/></text:p>
          </table:table-cell>
          <table:table-cell table:style-name="ce103" office:value-type="float" office:value="802882" calcext:value-type="float">
            <text:p>802'882 <text:s/></text:p>
          </table:table-cell>
          <table:table-cell table:style-name="ce103" office:value-type="float" office:value="570221" calcext:value-type="float">
            <text:p>570'221 <text:s/></text:p>
          </table:table-cell>
          <table:table-cell table:style-name="ce127" office:value-type="float" office:value="58.4720884012343" calcext:value-type="float">
            <text:p>58.5 <text:s text:c="3"/></text:p>
          </table:table-cell>
          <table:table-cell table:style-name="ce97" office:value-type="string" office:string-value="A" calcext:value-type="string">
            <text:p>A </text:p>
          </table:table-cell>
          <table:table-cell table:style-name="ce103" office:value-type="string" office:string-value="15 6/2" calcext:value-type="string">
            <text:p>15 6/2 </text:p>
          </table:table-cell>
          <table:table-cell table:style-name="ce103" office:value-type="string" office:string-value="5" calcext:value-type="string">
            <text:p>5 </text:p>
          </table:table-cell>
          <table:table-cell table:number-columns-repeated="1008"/>
        </table:table-row>
        <table:table-row table:style-name="ro12">
          <table:table-cell table:style-name="ce115" office:value-type="float" office:value="327" calcext:value-type="float">
            <text:p>327</text:p>
          </table:table-cell>
          <table:table-cell table:style-name="ce123" office:value-type="date" office:date-value="1985-03-10" calcext:value-type="date">
            <text:p>10.03.1985</text:p>
          </table:table-cell>
          <table:table-cell table:style-name="ce126" office:value-type="string" calcext:value-type="string">
            <text:p>Bundesbeschluss über die Aufhebung der Beitragspflicht des Bundes im Gesundheitswesen</text:p>
          </table:table-cell>
          <table:table-cell table:style-name="ce52" office:value-type="string" calcext:value-type="string">
            <text:p>Obl.</text:p>
          </table:table-cell>
          <table:table-cell table:style-name="ce104" office:value-type="float" office:value="4134052" calcext:value-type="float">
            <text:p>4'134'052 <text:s/></text:p>
          </table:table-cell>
          <table:table-cell table:style-name="ce104" office:value-type="float" office:value="1422147" calcext:value-type="float">
            <text:p>1'422'147 <text:s/></text:p>
          </table:table-cell>
          <table:table-cell table:style-name="ce128" office:value-type="float" office:value="34.4008009575109" calcext:value-type="float">
            <text:p>34.4 <text:s text:c="3"/></text:p>
          </table:table-cell>
          <table:table-cell table:style-name="ce104" office:value-type="float" office:value="48766" calcext:value-type="float">
            <text:p>48'766 <text:s/></text:p>
          </table:table-cell>
          <table:table-cell table:style-name="ce104" office:value-type="float" office:value="1951" calcext:value-type="float">
            <text:p>1'951 <text:s/></text:p>
          </table:table-cell>
          <table:table-cell table:style-name="ce104" office:value-type="float" office:value="1371430" calcext:value-type="float">
            <text:p>1'371'430 <text:s/></text:p>
          </table:table-cell>
          <table:table-cell table:style-name="ce104" office:value-type="float" office:value="726781" calcext:value-type="float">
            <text:p>726'781 <text:s/></text:p>
          </table:table-cell>
          <table:table-cell table:style-name="ce104" office:value-type="float" office:value="644649" calcext:value-type="float">
            <text:p>644'649 <text:s/></text:p>
          </table:table-cell>
          <table:table-cell table:style-name="ce128" office:value-type="float" office:value="52.9943927141743" calcext:value-type="float">
            <text:p>53.0 <text:s text:c="3"/></text:p>
          </table:table-cell>
          <table:table-cell table:style-name="ce96" office:value-type="string" office:string-value="A" calcext:value-type="string">
            <text:p>A </text:p>
          </table:table-cell>
          <table:table-cell table:style-name="ce104" office:value-type="string" office:string-value="10 6/2" calcext:value-type="string">
            <text:p>10 6/2 </text:p>
          </table:table-cell>
          <table:table-cell table:style-name="ce104" office:value-type="string" office:string-value="10" calcext:value-type="string">
            <text:p>10 </text:p>
          </table:table-cell>
          <table:table-cell table:number-columns-repeated="1008"/>
        </table:table-row>
        <table:table-row table:style-name="ro1">
          <table:table-cell table:style-name="ce114" office:value-type="float" office:value="328" calcext:value-type="float">
            <text:p>328</text:p>
          </table:table-cell>
          <table:table-cell table:style-name="ce122" office:value-type="date" office:date-value="1985-03-10" calcext:value-type="date">
            <text:p>10.03.1985</text:p>
          </table:table-cell>
          <table:table-cell table:style-name="ce43" office:value-type="string" calcext:value-type="string">
            <text:p>Bundesbeschluss über die Ausbildungsbeiträge</text:p>
          </table:table-cell>
          <table:table-cell table:style-name="ce53" office:value-type="string" calcext:value-type="string">
            <text:p>Obl.</text:p>
          </table:table-cell>
          <table:table-cell table:style-name="ce103" office:value-type="float" office:value="4134052" calcext:value-type="float">
            <text:p>4'134'052 <text:s/></text:p>
          </table:table-cell>
          <table:table-cell table:style-name="ce103" office:value-type="float" office:value="1422205" calcext:value-type="float">
            <text:p>1'422'205 <text:s/></text:p>
          </table:table-cell>
          <table:table-cell table:style-name="ce127" office:value-type="float" office:value="34.4022039393796" calcext:value-type="float">
            <text:p>34.4 <text:s text:c="3"/></text:p>
          </table:table-cell>
          <table:table-cell table:style-name="ce103" office:value-type="float" office:value="51614" calcext:value-type="float">
            <text:p>51'614 <text:s/></text:p>
          </table:table-cell>
          <table:table-cell table:style-name="ce103" office:value-type="float" office:value="2020" calcext:value-type="float">
            <text:p>2'020 <text:s/></text:p>
          </table:table-cell>
          <table:table-cell table:style-name="ce103" office:value-type="float" office:value="1368571" calcext:value-type="float">
            <text:p>1'368'571 <text:s/></text:p>
          </table:table-cell>
          <table:table-cell table:style-name="ce103" office:value-type="float" office:value="651854" calcext:value-type="float">
            <text:p>651'854 <text:s/></text:p>
          </table:table-cell>
          <table:table-cell table:style-name="ce103" office:value-type="float" office:value="716717" calcext:value-type="float">
            <text:p>716'717 <text:s/></text:p>
          </table:table-cell>
          <table:table-cell table:style-name="ce127" office:value-type="float" office:value="47.6302654374526" calcext:value-type="float">
            <text:p>47.6 <text:s text:c="3"/></text:p>
          </table:table-cell>
          <table:table-cell table:style-name="ce97" office:value-type="string" office:string-value="V" calcext:value-type="string">
            <text:p>V </text:p>
          </table:table-cell>
          <table:table-cell table:style-name="ce103" office:value-type="string" office:string-value="7 3/2" calcext:value-type="string">
            <text:p>7 3/2 </text:p>
          </table:table-cell>
          <table:table-cell table:style-name="ce103" office:value-type="string" office:string-value="13 3/2" calcext:value-type="string">
            <text:p>13 3/2 </text:p>
          </table:table-cell>
          <table:table-cell table:number-columns-repeated="1008"/>
        </table:table-row>
        <table:table-row table:style-name="ro3">
          <table:table-cell table:style-name="ce115" office:value-type="float" office:value="329" calcext:value-type="float">
            <text:p>329</text:p>
          </table:table-cell>
          <table:table-cell table:style-name="ce123" office:value-type="date" office:date-value="1985-03-10" calcext:value-type="date">
            <text:p>10.03.1985</text:p>
          </table:table-cell>
          <table:table-cell table:style-name="ce126" office:value-type="string" calcext:value-type="string">
            <text:p>Volksinitiative 'für eine Verlängerung der bezahlten Ferien'</text:p>
          </table:table-cell>
          <table:table-cell table:style-name="ce52" office:value-type="string" calcext:value-type="string">
            <text:p>I.</text:p>
          </table:table-cell>
          <table:table-cell table:style-name="ce104" office:value-type="float" office:value="4134052" calcext:value-type="float">
            <text:p>4'134'052 <text:s/></text:p>
          </table:table-cell>
          <table:table-cell table:style-name="ce104" office:value-type="float" office:value="1430370" calcext:value-type="float">
            <text:p>1'430'370 <text:s/></text:p>
          </table:table-cell>
          <table:table-cell table:style-name="ce128" office:value-type="float" office:value="34.599709921404" calcext:value-type="float">
            <text:p>34.6 <text:s text:c="3"/></text:p>
          </table:table-cell>
          <table:table-cell table:style-name="ce104" office:value-type="float" office:value="19961" calcext:value-type="float">
            <text:p>19'961 <text:s/></text:p>
          </table:table-cell>
          <table:table-cell table:style-name="ce104" office:value-type="float" office:value="1729" calcext:value-type="float">
            <text:p>1'729 <text:s/></text:p>
          </table:table-cell>
          <table:table-cell table:style-name="ce104" office:value-type="float" office:value="1408680" calcext:value-type="float">
            <text:p>1'408'680 <text:s/></text:p>
          </table:table-cell>
          <table:table-cell table:style-name="ce104" office:value-type="float" office:value="489995" calcext:value-type="float">
            <text:p>489'995 <text:s/></text:p>
          </table:table-cell>
          <table:table-cell table:style-name="ce104" office:value-type="float" office:value="918685" calcext:value-type="float">
            <text:p>918'685 <text:s/></text:p>
          </table:table-cell>
          <table:table-cell table:style-name="ce128" office:value-type="float" office:value="34.7839821677031" calcext:value-type="float">
            <text:p>34.8 <text:s text:c="3"/></text:p>
          </table:table-cell>
          <table:table-cell table:style-name="ce96" office:value-type="string" office:string-value="V" calcext:value-type="string">
            <text:p>V </text:p>
          </table:table-cell>
          <table:table-cell table:style-name="ce104" office:value-type="string" office:string-value="2" calcext:value-type="string">
            <text:p>2 </text:p>
          </table:table-cell>
          <table:table-cell table:style-name="ce104" office:value-type="string" office:string-value="18 6/2" calcext:value-type="string">
            <text:p>18 6/2 </text:p>
          </table:table-cell>
          <table:table-cell table:number-columns-repeated="1008"/>
        </table:table-row>
        <table:table-row table:style-name="ro1">
          <table:table-cell table:style-name="ce114" office:value-type="float" office:value="330" calcext:value-type="float">
            <text:p>330</text:p>
          </table:table-cell>
          <table:table-cell table:style-name="ce122" office:value-type="date" office:date-value="1985-06-09" calcext:value-type="date">
            <text:p>09.06.1985</text:p>
          </table:table-cell>
          <table:table-cell table:style-name="ce43" office:value-type="string" calcext:value-type="string">
            <text:p>Volksinitiative 'Recht auf Leben'</text:p>
          </table:table-cell>
          <table:table-cell table:style-name="ce53" office:value-type="string" calcext:value-type="string">
            <text:p>I.</text:p>
          </table:table-cell>
          <table:table-cell table:style-name="ce103" office:value-type="float" office:value="4144312" calcext:value-type="float">
            <text:p>4'144'312 <text:s/></text:p>
          </table:table-cell>
          <table:table-cell table:style-name="ce103" office:value-type="float" office:value="1480472" calcext:value-type="float">
            <text:p>1'480'472 <text:s/></text:p>
          </table:table-cell>
          <table:table-cell table:style-name="ce127" office:value-type="float" office:value="35.7229861072236" calcext:value-type="float">
            <text:p>35.7 <text:s text:c="3"/></text:p>
          </table:table-cell>
          <table:table-cell table:style-name="ce103" office:value-type="float" office:value="31856" calcext:value-type="float">
            <text:p>31'856 <text:s/></text:p>
          </table:table-cell>
          <table:table-cell table:style-name="ce103" office:value-type="float" office:value="1523" calcext:value-type="float">
            <text:p>1'523 <text:s/></text:p>
          </table:table-cell>
          <table:table-cell table:style-name="ce103" office:value-type="float" office:value="1447093" calcext:value-type="float">
            <text:p>1'447'093 <text:s/></text:p>
          </table:table-cell>
          <table:table-cell table:style-name="ce103" office:value-type="float" office:value="448016" calcext:value-type="float">
            <text:p>448'016 <text:s/></text:p>
          </table:table-cell>
          <table:table-cell table:style-name="ce103" office:value-type="float" office:value="999077" calcext:value-type="float">
            <text:p>999'077 <text:s/></text:p>
          </table:table-cell>
          <table:table-cell table:style-name="ce127" office:value-type="float" office:value="30.9597240813134" calcext:value-type="float">
            <text:p>31.0 <text:s text:c="3"/></text:p>
          </table:table-cell>
          <table:table-cell table:style-name="ce97" office:value-type="string" office:string-value="V" calcext:value-type="string">
            <text:p>V </text:p>
          </table:table-cell>
          <table:table-cell table:style-name="ce103" office:value-type="string" office:string-value="4 3/2" calcext:value-type="string">
            <text:p>4 3/2 </text:p>
          </table:table-cell>
          <table:table-cell table:style-name="ce103" office:value-type="string" office:string-value="16 3/2" calcext:value-type="string">
            <text:p>16 3/2 </text:p>
          </table:table-cell>
          <table:table-cell table:number-columns-repeated="1008"/>
        </table:table-row>
        <table:table-row table:style-name="ro4">
          <table:table-cell table:style-name="ce115" office:value-type="float" office:value="331" calcext:value-type="float">
            <text:p>331</text:p>
          </table:table-cell>
          <table:table-cell table:style-name="ce123" office:value-type="date" office:date-value="1985-06-09" calcext:value-type="date">
            <text:p>09.06.1985</text:p>
          </table:table-cell>
          <table:table-cell table:style-name="ce126" office:value-type="string" calcext:value-type="string">
            <text:p>Bundesbeschluss über die Aufhebung des Kantonsanteiles am Reinertrag der Stempelabgaben</text:p>
          </table:table-cell>
          <table:table-cell table:style-name="ce52" office:value-type="string" calcext:value-type="string">
            <text:p>Obl.</text:p>
          </table:table-cell>
          <table:table-cell table:style-name="ce104" office:value-type="float" office:value="4144312" calcext:value-type="float">
            <text:p>4'144'312 <text:s/></text:p>
          </table:table-cell>
          <table:table-cell table:style-name="ce104" office:value-type="float" office:value="1460694" calcext:value-type="float">
            <text:p>1'460'694 <text:s/></text:p>
          </table:table-cell>
          <table:table-cell table:style-name="ce128" office:value-type="float" office:value="35.2457536980806" calcext:value-type="float">
            <text:p>35.2 <text:s text:c="3"/></text:p>
          </table:table-cell>
          <table:table-cell table:style-name="ce104" office:value-type="float" office:value="100995" calcext:value-type="float">
            <text:p>100'995 <text:s/></text:p>
          </table:table-cell>
          <table:table-cell table:style-name="ce104" office:value-type="float" office:value="1794" calcext:value-type="float">
            <text:p>1'794 <text:s/></text:p>
          </table:table-cell>
          <table:table-cell table:style-name="ce104" office:value-type="float" office:value="1357905" calcext:value-type="float">
            <text:p>1'357'905 <text:s/></text:p>
          </table:table-cell>
          <table:table-cell table:style-name="ce104" office:value-type="float" office:value="903345" calcext:value-type="float">
            <text:p>903'345 <text:s/></text:p>
          </table:table-cell>
          <table:table-cell table:style-name="ce104" office:value-type="float" office:value="454560" calcext:value-type="float">
            <text:p>454'560 <text:s/></text:p>
          </table:table-cell>
          <table:table-cell table:style-name="ce128" office:value-type="float" office:value="66.5249041722359" calcext:value-type="float">
            <text:p>66.5 <text:s text:c="3"/></text:p>
          </table:table-cell>
          <table:table-cell table:style-name="ce96" office:value-type="string" office:string-value="A" calcext:value-type="string">
            <text:p>A </text:p>
          </table:table-cell>
          <table:table-cell table:style-name="ce104" office:value-type="string" office:string-value="19 6/2" calcext:value-type="string">
            <text:p>19 6/2 </text:p>
          </table:table-cell>
          <table:table-cell table:style-name="ce104" office:value-type="string" office:string-value="1" calcext:value-type="string">
            <text:p>1 </text:p>
          </table:table-cell>
          <table:table-cell table:number-columns-repeated="1008"/>
        </table:table-row>
        <table:table-row table:style-name="ro4">
          <table:table-cell table:style-name="ce114" office:value-type="float" office:value="332" calcext:value-type="float">
            <text:p>332</text:p>
          </table:table-cell>
          <table:table-cell table:style-name="ce122" office:value-type="date" office:date-value="1985-06-09" calcext:value-type="date">
            <text:p>09.06.1985</text:p>
          </table:table-cell>
          <table:table-cell table:style-name="ce43" office:value-type="string" calcext:value-type="string">
            <text:p>Bundesbeschluss über die Neuverteilung des Reinertrages aus der fiskalischen Belastung gebrannter Wasser</text:p>
          </table:table-cell>
          <table:table-cell table:style-name="ce53" office:value-type="string" calcext:value-type="string">
            <text:p>Obl.</text:p>
          </table:table-cell>
          <table:table-cell table:style-name="ce103" office:value-type="float" office:value="4144312" calcext:value-type="float">
            <text:p>4'144'312 <text:s/></text:p>
          </table:table-cell>
          <table:table-cell table:style-name="ce103" office:value-type="float" office:value="1460771" calcext:value-type="float">
            <text:p>1'460'771 <text:s/></text:p>
          </table:table-cell>
          <table:table-cell table:style-name="ce127" office:value-type="float" office:value="35.2476116663031" calcext:value-type="float">
            <text:p>35.2 <text:s text:c="3"/></text:p>
          </table:table-cell>
          <table:table-cell table:style-name="ce103" office:value-type="float" office:value="100479" calcext:value-type="float">
            <text:p>100'479 <text:s/></text:p>
          </table:table-cell>
          <table:table-cell table:style-name="ce103" office:value-type="float" office:value="1839" calcext:value-type="float">
            <text:p>1'839 <text:s/></text:p>
          </table:table-cell>
          <table:table-cell table:style-name="ce103" office:value-type="float" office:value="1358453" calcext:value-type="float">
            <text:p>1'358'453 <text:s/></text:p>
          </table:table-cell>
          <table:table-cell table:style-name="ce103" office:value-type="float" office:value="982318" calcext:value-type="float">
            <text:p>982'318 <text:s/></text:p>
          </table:table-cell>
          <table:table-cell table:style-name="ce103" office:value-type="float" office:value="376135" calcext:value-type="float">
            <text:p>376'135 <text:s/></text:p>
          </table:table-cell>
          <table:table-cell table:style-name="ce127" office:value-type="float" office:value="72.3115190588117" calcext:value-type="float">
            <text:p>72.3 <text:s text:c="3"/></text:p>
          </table:table-cell>
          <table:table-cell table:style-name="ce97" office:value-type="string" office:string-value="A" calcext:value-type="string">
            <text:p>A </text:p>
          </table:table-cell>
          <table:table-cell table:style-name="ce103" office:value-type="string" office:string-value="19 6/2" calcext:value-type="string">
            <text:p>19 6/2 </text:p>
          </table:table-cell>
          <table:table-cell table:style-name="ce103" office:value-type="string" office:string-value="1" calcext:value-type="string">
            <text:p>1 </text:p>
          </table:table-cell>
          <table:table-cell table:number-columns-repeated="1008"/>
        </table:table-row>
        <table:table-row table:style-name="ro4">
          <table:table-cell table:style-name="ce115" office:value-type="float" office:value="333" calcext:value-type="float">
            <text:p>333</text:p>
          </table:table-cell>
          <table:table-cell table:style-name="ce123" office:value-type="date" office:date-value="1985-06-09" calcext:value-type="date">
            <text:p>09.06.1985</text:p>
          </table:table-cell>
          <table:table-cell table:style-name="ce126" office:value-type="string" calcext:value-type="string">
            <text:p>Bundesbeschluss über die Aufhebung der Unterstützung für die Selbstversorgung mit Brotgetreide</text:p>
          </table:table-cell>
          <table:table-cell table:style-name="ce52" office:value-type="string" calcext:value-type="string">
            <text:p>Obl.</text:p>
          </table:table-cell>
          <table:table-cell table:style-name="ce104" office:value-type="float" office:value="4144312" calcext:value-type="float">
            <text:p>4'144'312 <text:s/></text:p>
          </table:table-cell>
          <table:table-cell table:style-name="ce104" office:value-type="float" office:value="1463634" calcext:value-type="float">
            <text:p>1'463'634 <text:s/></text:p>
          </table:table-cell>
          <table:table-cell table:style-name="ce128" office:value-type="float" office:value="35.3166943029386" calcext:value-type="float">
            <text:p>35.3 <text:s text:c="3"/></text:p>
          </table:table-cell>
          <table:table-cell table:style-name="ce104" office:value-type="float" office:value="82030" calcext:value-type="float">
            <text:p>82'030 <text:s/></text:p>
          </table:table-cell>
          <table:table-cell table:style-name="ce104" office:value-type="float" office:value="1697" calcext:value-type="float">
            <text:p>1'697 <text:s/></text:p>
          </table:table-cell>
          <table:table-cell table:style-name="ce104" office:value-type="float" office:value="1379907" calcext:value-type="float">
            <text:p>1'379'907 <text:s/></text:p>
          </table:table-cell>
          <table:table-cell table:style-name="ce104" office:value-type="float" office:value="787156" calcext:value-type="float">
            <text:p>787'156 <text:s/></text:p>
          </table:table-cell>
          <table:table-cell table:style-name="ce104" office:value-type="float" office:value="592751" calcext:value-type="float">
            <text:p>592'751 <text:s/></text:p>
          </table:table-cell>
          <table:table-cell table:style-name="ce128" office:value-type="float" office:value="57.0441341336771" calcext:value-type="float">
            <text:p>57.0 <text:s text:c="3"/></text:p>
          </table:table-cell>
          <table:table-cell table:style-name="ce96" office:value-type="string" office:string-value="A" calcext:value-type="string">
            <text:p>A </text:p>
          </table:table-cell>
          <table:table-cell table:style-name="ce104" office:value-type="string" office:string-value="16 5/2" calcext:value-type="string">
            <text:p>16 5/2 </text:p>
          </table:table-cell>
          <table:table-cell table:style-name="ce104" office:value-type="string" office:string-value="4 1/2" calcext:value-type="string">
            <text:p>4 1/2 </text:p>
          </table:table-cell>
          <table:table-cell table:number-columns-repeated="1008"/>
        </table:table-row>
        <table:table-row table:style-name="ro3">
          <table:table-cell table:style-name="ce114" office:value-type="float" office:value="334" calcext:value-type="float">
            <text:p>334</text:p>
          </table:table-cell>
          <table:table-cell table:style-name="ce122" office:value-type="date" office:date-value="1985-09-22" calcext:value-type="date">
            <text:p>22.09.1985</text:p>
          </table:table-cell>
          <table:table-cell table:style-name="ce43" office:value-type="string" calcext:value-type="string">
            <text:p>Bundesbeschluss über die Volksinitiative 'für die Koordination des Schuljahrbeginns'</text:p>
          </table:table-cell>
          <table:table-cell table:style-name="ce53" office:value-type="string" calcext:value-type="string">
            <text:p>Obl.</text:p>
          </table:table-cell>
          <table:table-cell table:style-name="ce103" office:value-type="float" office:value="4160547" calcext:value-type="float">
            <text:p>4'160'547 <text:s/></text:p>
          </table:table-cell>
          <table:table-cell table:style-name="ce103" office:value-type="float" office:value="1705700" calcext:value-type="float">
            <text:p>1'705'700 <text:s/></text:p>
          </table:table-cell>
          <table:table-cell table:style-name="ce127" office:value-type="float" office:value="40.9970131331289" calcext:value-type="float">
            <text:p>41.0 <text:s text:c="3"/></text:p>
          </table:table-cell>
          <table:table-cell table:style-name="ce103" office:value-type="float" office:value="30555" calcext:value-type="float">
            <text:p>30'555 <text:s/></text:p>
          </table:table-cell>
          <table:table-cell table:style-name="ce103" office:value-type="float" office:value="2223" calcext:value-type="float">
            <text:p>2'223 <text:s/></text:p>
          </table:table-cell>
          <table:table-cell table:style-name="ce103" office:value-type="float" office:value="1672922" calcext:value-type="float">
            <text:p>1'672'922 <text:s/></text:p>
          </table:table-cell>
          <table:table-cell table:style-name="ce103" office:value-type="float" office:value="984463" calcext:value-type="float">
            <text:p>984'463 <text:s/></text:p>
          </table:table-cell>
          <table:table-cell table:style-name="ce103" office:value-type="float" office:value="688459" calcext:value-type="float">
            <text:p>688'459 <text:s/></text:p>
          </table:table-cell>
          <table:table-cell table:style-name="ce127" office:value-type="float" office:value="58.8469157557854" calcext:value-type="float">
            <text:p>58.8 <text:s text:c="3"/></text:p>
          </table:table-cell>
          <table:table-cell table:style-name="ce97" office:value-type="string" office:string-value="A" calcext:value-type="string">
            <text:p>A </text:p>
          </table:table-cell>
          <table:table-cell table:style-name="ce103" office:value-type="string" office:string-value="14 4/2" calcext:value-type="string">
            <text:p>14 4/2 </text:p>
          </table:table-cell>
          <table:table-cell table:style-name="ce103" office:value-type="string" office:string-value="6 2/2" calcext:value-type="string">
            <text:p>6 2/2 </text:p>
          </table:table-cell>
          <table:table-cell table:number-columns-repeated="1008"/>
        </table:table-row>
        <table:table-row table:style-name="ro4">
          <table:table-cell table:style-name="ce115" office:value-type="float" office:value="335" calcext:value-type="float">
            <text:p>335</text:p>
          </table:table-cell>
          <table:table-cell table:style-name="ce123" office:value-type="date" office:date-value="1985-09-22" calcext:value-type="date">
            <text:p>22.09.1985</text:p>
          </table:table-cell>
          <table:table-cell table:style-name="ce126" office:value-type="string" calcext:value-type="string">
            <text:p>Bundesbeschluss über die Innovationsrisikogarantie zugunsten von kleinen und mittleren Unternehmen</text:p>
          </table:table-cell>
          <table:table-cell table:style-name="ce52" office:value-type="string" calcext:value-type="string">
            <text:p>Fak.</text:p>
          </table:table-cell>
          <table:table-cell table:style-name="ce104" office:value-type="float" office:value="4160547" calcext:value-type="float">
            <text:p>4'160'547 <text:s/></text:p>
          </table:table-cell>
          <table:table-cell table:style-name="ce104" office:value-type="float" office:value="1700216" calcext:value-type="float">
            <text:p>1'700'216 <text:s/></text:p>
          </table:table-cell>
          <table:table-cell table:style-name="ce128" office:value-type="float" office:value="40.8652035417458" calcext:value-type="float">
            <text:p>40.9 <text:s text:c="3"/></text:p>
          </table:table-cell>
          <table:table-cell table:style-name="ce104" office:value-type="float" office:value="84782" calcext:value-type="float">
            <text:p>84'782 <text:s/></text:p>
          </table:table-cell>
          <table:table-cell table:style-name="ce104" office:value-type="float" office:value="2639" calcext:value-type="float">
            <text:p>2'639 <text:s/></text:p>
          </table:table-cell>
          <table:table-cell table:style-name="ce104" office:value-type="float" office:value="1612795" calcext:value-type="float">
            <text:p>1'612'795 <text:s/></text:p>
          </table:table-cell>
          <table:table-cell table:style-name="ce104" office:value-type="float" office:value="695288" calcext:value-type="float">
            <text:p>695'288 <text:s/></text:p>
          </table:table-cell>
          <table:table-cell table:style-name="ce104" office:value-type="float" office:value="917507" calcext:value-type="float">
            <text:p>917'507 <text:s/></text:p>
          </table:table-cell>
          <table:table-cell table:style-name="ce128" office:value-type="float" office:value="43.1107487312399" calcext:value-type="float">
            <text:p>43.1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4">
          <table:table-cell table:style-name="ce114" office:value-type="float" office:value="336" calcext:value-type="float">
            <text:p>336</text:p>
          </table:table-cell>
          <table:table-cell table:style-name="ce122" office:value-type="date" office:date-value="1985-09-22" calcext:value-type="date">
            <text:p>22.09.1985</text:p>
          </table:table-cell>
          <table:table-cell table:style-name="ce43" office:value-type="string" calcext:value-type="string">
            <text:p>Schweizerisches Zivilgesetzbuch (Wirkungen der Ehe im allgemeinen, Ehegüterrecht und Erbrecht), Änderung vom 5. Oktober 1984</text:p>
          </table:table-cell>
          <table:table-cell table:style-name="ce53" office:value-type="string" calcext:value-type="string">
            <text:p>Fak.</text:p>
          </table:table-cell>
          <table:table-cell table:style-name="ce103" office:value-type="float" office:value="4160547" calcext:value-type="float">
            <text:p>4'160'547 <text:s/></text:p>
          </table:table-cell>
          <table:table-cell table:style-name="ce103" office:value-type="float" office:value="1709875" calcext:value-type="float">
            <text:p>1'709'875 <text:s/></text:p>
          </table:table-cell>
          <table:table-cell table:style-name="ce127" office:value-type="float" office:value="41.0973605153361" calcext:value-type="float">
            <text:p>41.1 <text:s text:c="3"/></text:p>
          </table:table-cell>
          <table:table-cell table:style-name="ce103" office:value-type="float" office:value="23290" calcext:value-type="float">
            <text:p>23'290 <text:s/></text:p>
          </table:table-cell>
          <table:table-cell table:style-name="ce103" office:value-type="float" office:value="2223" calcext:value-type="float">
            <text:p>2'223 <text:s/></text:p>
          </table:table-cell>
          <table:table-cell table:style-name="ce103" office:value-type="float" office:value="1684362" calcext:value-type="float">
            <text:p>1'684'362 <text:s/></text:p>
          </table:table-cell>
          <table:table-cell table:style-name="ce103" office:value-type="float" office:value="921743" calcext:value-type="float">
            <text:p>921'743 <text:s/></text:p>
          </table:table-cell>
          <table:table-cell table:style-name="ce103" office:value-type="float" office:value="762619" calcext:value-type="float">
            <text:p>762'619 <text:s/></text:p>
          </table:table-cell>
          <table:table-cell table:style-name="ce127" office:value-type="float" office:value="54.7235689240199" calcext:value-type="float">
            <text:p>54.7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3">
          <table:table-cell table:style-name="ce115" office:value-type="float" office:value="337" calcext:value-type="float">
            <text:p>337</text:p>
          </table:table-cell>
          <table:table-cell table:style-name="ce123" office:value-type="date" office:date-value="1985-12-01" calcext:value-type="date">
            <text:p>01.12.1985</text:p>
          </table:table-cell>
          <table:table-cell table:style-name="ce126" office:value-type="string" calcext:value-type="string">
            <text:p>Volksinitiative 'für die Abschaffung der Vivisektion'</text:p>
          </table:table-cell>
          <table:table-cell table:style-name="ce52" office:value-type="string" calcext:value-type="string">
            <text:p>I.</text:p>
          </table:table-cell>
          <table:table-cell table:style-name="ce104" office:value-type="float" office:value="4167376" calcext:value-type="float">
            <text:p>4'167'376 <text:s/></text:p>
          </table:table-cell>
          <table:table-cell table:style-name="ce104" office:value-type="float" office:value="1582278" calcext:value-type="float">
            <text:p>1'582'278 <text:s/></text:p>
          </table:table-cell>
          <table:table-cell table:style-name="ce128" office:value-type="float" office:value="37.9682082922203" calcext:value-type="float">
            <text:p>38.0 <text:s text:c="3"/></text:p>
          </table:table-cell>
          <table:table-cell table:style-name="ce104" office:value-type="float" office:value="21118" calcext:value-type="float">
            <text:p>21'118 <text:s/></text:p>
          </table:table-cell>
          <table:table-cell table:style-name="ce104" office:value-type="float" office:value="2680" calcext:value-type="float">
            <text:p>2'680 <text:s/></text:p>
          </table:table-cell>
          <table:table-cell table:style-name="ce104" office:value-type="float" office:value="1558480" calcext:value-type="float">
            <text:p>1'558'480 <text:s/></text:p>
          </table:table-cell>
          <table:table-cell table:style-name="ce104" office:value-type="float" office:value="459358" calcext:value-type="float">
            <text:p>459'358 <text:s/></text:p>
          </table:table-cell>
          <table:table-cell table:style-name="ce104" office:value-type="float" office:value="1099122" calcext:value-type="float">
            <text:p>1'099'122 <text:s/></text:p>
          </table:table-cell>
          <table:table-cell table:style-name="ce128" office:value-type="float" office:value="29.474744622966" calcext:value-type="float">
            <text:p>29.5 <text:s text:c="3"/></text:p>
          </table:table-cell>
          <table:table-cell table:style-name="ce96" office:value-type="string" office:string-value="V" calcext:value-type="string">
            <text:p>V </text:p>
          </table:table-cell>
          <table:table-cell table:style-name="ce104"/>
          <table:table-cell table:style-name="ce104" office:value-type="string" office:string-value="20 6/2" calcext:value-type="string">
            <text:p>20 6/2 </text:p>
          </table:table-cell>
          <table:table-cell table:number-columns-repeated="1008"/>
        </table:table-row>
        <table:table-row table:style-name="ro3">
          <table:table-cell table:style-name="ce114" office:value-type="float" office:value="338" calcext:value-type="float">
            <text:p>338</text:p>
          </table:table-cell>
          <table:table-cell table:style-name="ce122" office:value-type="date" office:date-value="1986-03-16" calcext:value-type="date">
            <text:p>16.03.1986</text:p>
          </table:table-cell>
          <table:table-cell table:style-name="ce43" office:value-type="string" calcext:value-type="string">
            <text:p>Bundesbeschluss über den Beitritt der Schweiz zur Organisation der Vereinten Nationen</text:p>
          </table:table-cell>
          <table:table-cell table:style-name="ce53" office:value-type="string" calcext:value-type="string">
            <text:p>Obl.</text:p>
          </table:table-cell>
          <table:table-cell table:style-name="ce103" office:value-type="float" office:value="4181276" calcext:value-type="float">
            <text:p>4'181'276 <text:s/></text:p>
          </table:table-cell>
          <table:table-cell table:style-name="ce103" office:value-type="float" office:value="2120130" calcext:value-type="float">
            <text:p>2'120'130 <text:s/></text:p>
          </table:table-cell>
          <table:table-cell table:style-name="ce127" office:value-type="float" office:value="50.7053349264674" calcext:value-type="float">
            <text:p>50.7 <text:s text:c="3"/></text:p>
          </table:table-cell>
          <table:table-cell table:style-name="ce103" office:value-type="float" office:value="15126" calcext:value-type="float">
            <text:p>15'126 <text:s/></text:p>
          </table:table-cell>
          <table:table-cell table:style-name="ce103" office:value-type="float" office:value="2141" calcext:value-type="float">
            <text:p>2'141 <text:s/></text:p>
          </table:table-cell>
          <table:table-cell table:style-name="ce103" office:value-type="float" office:value="2102863" calcext:value-type="float">
            <text:p>2'102'863 <text:s/></text:p>
          </table:table-cell>
          <table:table-cell table:style-name="ce103" office:value-type="float" office:value="511713" calcext:value-type="float">
            <text:p>511'713 <text:s/></text:p>
          </table:table-cell>
          <table:table-cell table:style-name="ce103" office:value-type="float" office:value="1591150" calcext:value-type="float">
            <text:p>1'591'150 <text:s/></text:p>
          </table:table-cell>
          <table:table-cell table:style-name="ce127" office:value-type="float" office:value="24.3341102106985" calcext:value-type="float">
            <text:p>24.3 <text:s text:c="3"/></text:p>
          </table:table-cell>
          <table:table-cell table:style-name="ce97" office:value-type="string" office:string-value="V" calcext:value-type="string">
            <text:p>V </text:p>
          </table:table-cell>
          <table:table-cell table:style-name="ce103"/>
          <table:table-cell table:style-name="ce103" office:value-type="string" office:string-value="20 6/2" calcext:value-type="string">
            <text:p>20 6/2 </text:p>
          </table:table-cell>
          <table:table-cell table:number-columns-repeated="1008"/>
        </table:table-row>
        <table:table-row table:style-name="ro1">
          <table:table-cell table:style-name="ce115" office:value-type="float" office:value="339.1" calcext:value-type="float">
            <text:p>339.1</text:p>
          </table:table-cell>
          <table:table-cell table:style-name="ce123" office:value-type="date" office:date-value="1986-09-28" calcext:value-type="date">
            <text:p>28.09.1986</text:p>
          </table:table-cell>
          <table:table-cell table:style-name="ce126" office:value-type="string" calcext:value-type="string">
            <text:p>Volksinitiative Eidgenössische 'Kulturinitiative'</text:p>
          </table:table-cell>
          <table:table-cell table:style-name="ce52" office:value-type="string" calcext:value-type="string">
            <text:p>I.</text:p>
          </table:table-cell>
          <table:table-cell table:style-name="ce104" office:value-type="float" office:value="4203197" calcext:value-type="float">
            <text:p>4'203'197 <text:s/></text:p>
          </table:table-cell>
          <table:table-cell table:style-name="ce104" office:value-type="float" office:value="1460318" calcext:value-type="float">
            <text:p>1'460'318 <text:s/></text:p>
          </table:table-cell>
          <table:table-cell table:style-name="ce128" office:value-type="float" office:value="34.7430301268297" calcext:value-type="float">
            <text:p>34.7 <text:s text:c="3"/></text:p>
          </table:table-cell>
          <table:table-cell table:style-name="ce104" office:value-type="float" office:value="53657" calcext:value-type="float">
            <text:p>53'657 <text:s/></text:p>
          </table:table-cell>
          <table:table-cell table:style-name="ce104" office:value-type="float" office:value="12090" calcext:value-type="float">
            <text:p>12'090 <text:s/></text:p>
          </table:table-cell>
          <table:table-cell table:style-name="ce104" office:value-type="float" office:value="1394571" calcext:value-type="float">
            <text:p>1'394'571 <text:s/></text:p>
          </table:table-cell>
          <table:table-cell table:style-name="ce104" office:value-type="float" office:value="232326" calcext:value-type="float">
            <text:p>232'326 <text:s/></text:p>
          </table:table-cell>
          <table:table-cell table:style-name="ce104" office:value-type="float" office:value="1048679" calcext:value-type="float">
            <text:p>1'048'679 <text:s/></text:p>
          </table:table-cell>
          <table:table-cell table:style-name="ce128" office:value-type="float" office:value="16.7" calcext:value-type="float">
            <text:p>16.7 <text:s text:c="3"/></text:p>
          </table:table-cell>
          <table:table-cell table:style-name="ce96" office:value-type="string" office:string-value="V" calcext:value-type="string">
            <text:p>V </text:p>
          </table:table-cell>
          <table:table-cell table:style-name="ce104"/>
          <table:table-cell table:style-name="ce104" office:value-type="string" office:string-value="20 6/2" calcext:value-type="string">
            <text:p>20 6/2 </text:p>
          </table:table-cell>
          <table:table-cell table:number-columns-repeated="1008"/>
        </table:table-row>
        <table:table-row table:style-name="ro3">
          <table:table-cell table:style-name="ce114" office:value-type="float" office:value="339.2" calcext:value-type="float">
            <text:p>339.2</text:p>
          </table:table-cell>
          <table:table-cell table:style-name="ce122" office:value-type="date" office:date-value="1986-09-28" calcext:value-type="date">
            <text:p>28.09.1986</text:p>
          </table:table-cell>
          <table:table-cell table:style-name="ce43" office:value-type="string" calcext:value-type="string">
            <text:p>Gegenentwurf zur Volksinitiative Eidgenössische 'Kulturinitiative'</text:p>
          </table:table-cell>
          <table:table-cell table:style-name="ce53" office:value-type="string" calcext:value-type="string">
            <text:p>GE</text:p>
          </table:table-cell>
          <table:table-cell table:style-name="ce103" office:value-type="float" office:value="4203197" calcext:value-type="float">
            <text:p>4'203'197 <text:s/></text:p>
          </table:table-cell>
          <table:table-cell table:style-name="ce103" office:value-type="float" office:value="1460318" calcext:value-type="float">
            <text:p>1'460'318 <text:s/></text:p>
          </table:table-cell>
          <table:table-cell table:style-name="ce127" office:value-type="float" office:value="34.7430301268297" calcext:value-type="float">
            <text:p>34.7 <text:s text:c="3"/></text:p>
          </table:table-cell>
          <table:table-cell table:style-name="ce103" office:value-type="float" office:value="53657" calcext:value-type="float">
            <text:p>53'657 <text:s/></text:p>
          </table:table-cell>
          <table:table-cell table:style-name="ce103" office:value-type="float" office:value="12090" calcext:value-type="float">
            <text:p>12'090 <text:s/></text:p>
          </table:table-cell>
          <table:table-cell table:style-name="ce103" office:value-type="float" office:value="1394571" calcext:value-type="float">
            <text:p>1'394'571 <text:s/></text:p>
          </table:table-cell>
          <table:table-cell table:style-name="ce103" office:value-type="float" office:value="548081" calcext:value-type="float">
            <text:p>548'081 <text:s/></text:p>
          </table:table-cell>
          <table:table-cell table:style-name="ce103" office:value-type="float" office:value="670195" calcext:value-type="float">
            <text:p>670'195 <text:s/></text:p>
          </table:table-cell>
          <table:table-cell table:style-name="ce127" office:value-type="float" office:value="39.3" calcext:value-type="float">
            <text:p>39.3 <text:s text:c="3"/></text:p>
          </table:table-cell>
          <table:table-cell table:style-name="ce97" office:value-type="string" office:string-value="V" calcext:value-type="string">
            <text:p>V </text:p>
          </table:table-cell>
          <table:table-cell table:style-name="ce103"/>
          <table:table-cell table:style-name="ce103" office:value-type="string" office:string-value="20 6/2" calcext:value-type="string">
            <text:p>20 6/2 </text:p>
          </table:table-cell>
          <table:table-cell table:number-columns-repeated="1008"/>
        </table:table-row>
        <table:table-row table:style-name="ro3">
          <table:table-cell table:style-name="ce115" office:value-type="float" office:value="340" calcext:value-type="float">
            <text:p>340</text:p>
          </table:table-cell>
          <table:table-cell table:style-name="ce123" office:value-type="date" office:date-value="1986-09-28" calcext:value-type="date">
            <text:p>28.09.1986</text:p>
          </table:table-cell>
          <table:table-cell table:style-name="ce126" office:value-type="string" calcext:value-type="string">
            <text:p>Volksinitiative 'für eine gesicherte Berufsbildung und Umschulung'</text:p>
          </table:table-cell>
          <table:table-cell table:style-name="ce52" office:value-type="string" calcext:value-type="string">
            <text:p>I.</text:p>
          </table:table-cell>
          <table:table-cell table:style-name="ce104" office:value-type="float" office:value="4203197" calcext:value-type="float">
            <text:p>4'203'197 <text:s/></text:p>
          </table:table-cell>
          <table:table-cell table:style-name="ce104" office:value-type="float" office:value="1463399" calcext:value-type="float">
            <text:p>1'463'399 <text:s/></text:p>
          </table:table-cell>
          <table:table-cell table:style-name="ce128" office:value-type="float" office:value="34.8163314733999" calcext:value-type="float">
            <text:p>34.8 <text:s text:c="3"/></text:p>
          </table:table-cell>
          <table:table-cell table:style-name="ce104" office:value-type="float" office:value="37216" calcext:value-type="float">
            <text:p>37'216 <text:s/></text:p>
          </table:table-cell>
          <table:table-cell table:style-name="ce104" office:value-type="float" office:value="2186" calcext:value-type="float">
            <text:p>2'186 <text:s/></text:p>
          </table:table-cell>
          <table:table-cell table:style-name="ce104" office:value-type="float" office:value="1423997" calcext:value-type="float">
            <text:p>1'423'997 <text:s/></text:p>
          </table:table-cell>
          <table:table-cell table:style-name="ce104" office:value-type="float" office:value="261759" calcext:value-type="float">
            <text:p>261'759 <text:s/></text:p>
          </table:table-cell>
          <table:table-cell table:style-name="ce104" office:value-type="float" office:value="1162238" calcext:value-type="float">
            <text:p>1'162'238 <text:s/></text:p>
          </table:table-cell>
          <table:table-cell table:style-name="ce128" office:value-type="float" office:value="18.3819909732956" calcext:value-type="float">
            <text:p>18.4 <text:s text:c="3"/></text:p>
          </table:table-cell>
          <table:table-cell table:style-name="ce96" office:value-type="string" office:string-value="V" calcext:value-type="string">
            <text:p>V </text:p>
          </table:table-cell>
          <table:table-cell table:style-name="ce104"/>
          <table:table-cell table:style-name="ce104" office:value-type="string" office:string-value="20 6/2" calcext:value-type="string">
            <text:p>20 6/2 </text:p>
          </table:table-cell>
          <table:table-cell table:number-columns-repeated="1008"/>
        </table:table-row>
        <table:table-row table:style-name="ro3">
          <table:table-cell table:style-name="ce114" office:value-type="float" office:value="341" calcext:value-type="float">
            <text:p>341</text:p>
          </table:table-cell>
          <table:table-cell table:style-name="ce122" office:value-type="date" office:date-value="1986-09-28" calcext:value-type="date">
            <text:p>28.09.1986</text:p>
          </table:table-cell>
          <table:table-cell table:style-name="ce43" office:value-type="string" calcext:value-type="string">
            <text:p>Bundesbeschluss über die inländische Zuckerwirtschaft, Änderung vom 21. Juni 1985</text:p>
          </table:table-cell>
          <table:table-cell table:style-name="ce53" office:value-type="string" calcext:value-type="string">
            <text:p>Fak.</text:p>
          </table:table-cell>
          <table:table-cell table:style-name="ce103" office:value-type="float" office:value="4203197" calcext:value-type="float">
            <text:p>4'203'197 <text:s/></text:p>
          </table:table-cell>
          <table:table-cell table:style-name="ce103" office:value-type="float" office:value="1466799" calcext:value-type="float">
            <text:p>1'466'799 <text:s/></text:p>
          </table:table-cell>
          <table:table-cell table:style-name="ce127" office:value-type="float" office:value="34.8972222810399" calcext:value-type="float">
            <text:p>34.9 <text:s text:c="3"/></text:p>
          </table:table-cell>
          <table:table-cell table:style-name="ce103" office:value-type="float" office:value="29103" calcext:value-type="float">
            <text:p>29'103 <text:s/></text:p>
          </table:table-cell>
          <table:table-cell table:style-name="ce103" office:value-type="float" office:value="2191" calcext:value-type="float">
            <text:p>2'191 <text:s/></text:p>
          </table:table-cell>
          <table:table-cell table:style-name="ce103" office:value-type="float" office:value="1435505" calcext:value-type="float">
            <text:p>1'435'505 <text:s/></text:p>
          </table:table-cell>
          <table:table-cell table:style-name="ce103" office:value-type="float" office:value="547779" calcext:value-type="float">
            <text:p>547'779 <text:s/></text:p>
          </table:table-cell>
          <table:table-cell table:style-name="ce103" office:value-type="float" office:value="887726" calcext:value-type="float">
            <text:p>887'726 <text:s/></text:p>
          </table:table-cell>
          <table:table-cell table:style-name="ce127" office:value-type="float" office:value="38.1593237223138" calcext:value-type="float">
            <text:p>38.2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3">
          <table:table-cell table:style-name="ce115" office:value-type="float" office:value="342" calcext:value-type="float">
            <text:p>342</text:p>
          </table:table-cell>
          <table:table-cell table:style-name="ce123" office:value-type="date" office:date-value="1986-12-07" calcext:value-type="date">
            <text:p>07.12.1986</text:p>
          </table:table-cell>
          <table:table-cell table:style-name="ce126" office:value-type="string" calcext:value-type="string">
            <text:p>Bundesbeschluss über die Volksinitiative 'für Mieterschutz'</text:p>
          </table:table-cell>
          <table:table-cell table:style-name="ce52" office:value-type="string" calcext:value-type="string">
            <text:p>Obl.</text:p>
          </table:table-cell>
          <table:table-cell table:style-name="ce104" office:value-type="float" office:value="4210819" calcext:value-type="float">
            <text:p>4'210'819 <text:s/></text:p>
          </table:table-cell>
          <table:table-cell table:style-name="ce104" office:value-type="float" office:value="1461588" calcext:value-type="float">
            <text:p>1'461'588 <text:s/></text:p>
          </table:table-cell>
          <table:table-cell table:style-name="ce128" office:value-type="float" office:value="34.7103022001183" calcext:value-type="float">
            <text:p>34.7 <text:s text:c="3"/></text:p>
          </table:table-cell>
          <table:table-cell table:style-name="ce104" office:value-type="float" office:value="27036" calcext:value-type="float">
            <text:p>27'036 <text:s/></text:p>
          </table:table-cell>
          <table:table-cell table:style-name="ce104" office:value-type="float" office:value="1841" calcext:value-type="float">
            <text:p>1'841 <text:s/></text:p>
          </table:table-cell>
          <table:table-cell table:style-name="ce104" office:value-type="float" office:value="1432711" calcext:value-type="float">
            <text:p>1'432'711 <text:s/></text:p>
          </table:table-cell>
          <table:table-cell table:style-name="ce104" office:value-type="float" office:value="922221" calcext:value-type="float">
            <text:p>922'221 <text:s/></text:p>
          </table:table-cell>
          <table:table-cell table:style-name="ce104" office:value-type="float" office:value="510490" calcext:value-type="float">
            <text:p>510'490 <text:s/></text:p>
          </table:table-cell>
          <table:table-cell table:style-name="ce128" office:value-type="float" office:value="64.3689480990933" calcext:value-type="float">
            <text:p>64.4 <text:s text:c="3"/></text:p>
          </table:table-cell>
          <table:table-cell table:style-name="ce96" office:value-type="string" office:string-value="A" calcext:value-type="string">
            <text:p>A </text:p>
          </table:table-cell>
          <table:table-cell table:style-name="ce104" office:value-type="string" office:string-value="17 3/2" calcext:value-type="string">
            <text:p>17 3/2 </text:p>
          </table:table-cell>
          <table:table-cell table:style-name="ce104" office:value-type="string" office:string-value="3 3/2" calcext:value-type="string">
            <text:p>3 3/2 </text:p>
          </table:table-cell>
          <table:table-cell table:number-columns-repeated="1008"/>
        </table:table-row>
        <table:table-row table:style-name="ro3">
          <table:table-cell table:style-name="ce114" office:value-type="float" office:value="343" calcext:value-type="float">
            <text:p>343</text:p>
          </table:table-cell>
          <table:table-cell table:style-name="ce122" office:value-type="date" office:date-value="1986-12-07" calcext:value-type="date">
            <text:p>07.12.1986</text:p>
          </table:table-cell>
          <table:table-cell table:style-name="ce43" office:value-type="string" calcext:value-type="string">
            <text:p>Volksinitiative 'für eine gerechte Besteuerung des Schwerverkehrs (Schwerverkehrsabgabe)'</text:p>
          </table:table-cell>
          <table:table-cell table:style-name="ce53" office:value-type="string" calcext:value-type="string">
            <text:p>I.</text:p>
          </table:table-cell>
          <table:table-cell table:style-name="ce103" office:value-type="float" office:value="4210819" calcext:value-type="float">
            <text:p>4'210'819 <text:s/></text:p>
          </table:table-cell>
          <table:table-cell table:style-name="ce103" office:value-type="float" office:value="1462909" calcext:value-type="float">
            <text:p>1'462'909 <text:s/></text:p>
          </table:table-cell>
          <table:table-cell table:style-name="ce127" office:value-type="float" office:value="34.7416737694021" calcext:value-type="float">
            <text:p>34.7 <text:s text:c="3"/></text:p>
          </table:table-cell>
          <table:table-cell table:style-name="ce103" office:value-type="float" office:value="26325" calcext:value-type="float">
            <text:p>26'325 <text:s/></text:p>
          </table:table-cell>
          <table:table-cell table:style-name="ce103" office:value-type="float" office:value="2042" calcext:value-type="float">
            <text:p>2'042 <text:s/></text:p>
          </table:table-cell>
          <table:table-cell table:style-name="ce103" office:value-type="float" office:value="1434542" calcext:value-type="float">
            <text:p>1'434'542 <text:s/></text:p>
          </table:table-cell>
          <table:table-cell table:style-name="ce103" office:value-type="float" office:value="485930" calcext:value-type="float">
            <text:p>485'930 <text:s/></text:p>
          </table:table-cell>
          <table:table-cell table:style-name="ce103" office:value-type="float" office:value="948612" calcext:value-type="float">
            <text:p>948'612 <text:s/></text:p>
          </table:table-cell>
          <table:table-cell table:style-name="ce127" office:value-type="float" office:value="33.8735289730102" calcext:value-type="float">
            <text:p>33.9 <text:s text:c="3"/></text:p>
          </table:table-cell>
          <table:table-cell table:style-name="ce97" office:value-type="string" office:string-value="V" calcext:value-type="string">
            <text:p>V </text:p>
          </table:table-cell>
          <table:table-cell table:style-name="ce103"/>
          <table:table-cell table:style-name="ce103" office:value-type="string" office:string-value="20 6/2" calcext:value-type="string">
            <text:p>20 6/2 </text:p>
          </table:table-cell>
          <table:table-cell table:number-columns-repeated="1008"/>
        </table:table-row>
        <table:table-row table:style-name="ro1">
          <table:table-cell table:style-name="ce115" office:value-type="float" office:value="344" calcext:value-type="float">
            <text:p>344</text:p>
          </table:table-cell>
          <table:table-cell table:style-name="ce123" office:value-type="date" office:date-value="1987-04-05" calcext:value-type="date">
            <text:p>05.04.1987</text:p>
          </table:table-cell>
          <table:table-cell table:style-name="ce126" office:value-type="string" calcext:value-type="string">
            <text:p>Asylgesetz, Änderung vom 20. Juni 1986</text:p>
          </table:table-cell>
          <table:table-cell table:style-name="ce52" office:value-type="string" calcext:value-type="string">
            <text:p>Fak.</text:p>
          </table:table-cell>
          <table:table-cell table:style-name="ce104" office:value-type="float" office:value="4223723" calcext:value-type="float">
            <text:p>4'223'723 <text:s/></text:p>
          </table:table-cell>
          <table:table-cell table:style-name="ce104" office:value-type="float" office:value="1790092" calcext:value-type="float">
            <text:p>1'790'092 <text:s/></text:p>
          </table:table-cell>
          <table:table-cell table:style-name="ce128" office:value-type="float" office:value="42.3818512719703" calcext:value-type="float">
            <text:p>42.4 <text:s text:c="3"/></text:p>
          </table:table-cell>
          <table:table-cell table:style-name="ce104" office:value-type="float" office:value="35021" calcext:value-type="float">
            <text:p>35'021 <text:s/></text:p>
          </table:table-cell>
          <table:table-cell table:style-name="ce104" office:value-type="float" office:value="2659" calcext:value-type="float">
            <text:p>2'659 <text:s/></text:p>
          </table:table-cell>
          <table:table-cell table:style-name="ce104" office:value-type="float" office:value="1752412" calcext:value-type="float">
            <text:p>1'752'412 <text:s/></text:p>
          </table:table-cell>
          <table:table-cell table:style-name="ce104" office:value-type="float" office:value="1180082" calcext:value-type="float">
            <text:p>1'180'082 <text:s/></text:p>
          </table:table-cell>
          <table:table-cell table:style-name="ce104" office:value-type="float" office:value="572330" calcext:value-type="float">
            <text:p>572'330 <text:s/></text:p>
          </table:table-cell>
          <table:table-cell table:style-name="ce128" office:value-type="float" office:value="67.34044277259" calcext:value-type="float">
            <text:p>67.3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4">
          <table:table-cell table:style-name="ce114" office:value-type="float" office:value="345" calcext:value-type="float">
            <text:p>345</text:p>
          </table:table-cell>
          <table:table-cell table:style-name="ce122" office:value-type="date" office:date-value="1987-04-05" calcext:value-type="date">
            <text:p>05.04.1987</text:p>
          </table:table-cell>
          <table:table-cell table:style-name="ce43" office:value-type="string" calcext:value-type="string">
            <text:p>Bundesgesetz über Aufenthalt und Niederlassung der Ausländer, Änderung vom 20. Juni 1986</text:p>
          </table:table-cell>
          <table:table-cell table:style-name="ce53" office:value-type="string" calcext:value-type="string">
            <text:p>Fak.</text:p>
          </table:table-cell>
          <table:table-cell table:style-name="ce103" office:value-type="float" office:value="4223723" calcext:value-type="float">
            <text:p>4'223'723 <text:s/></text:p>
          </table:table-cell>
          <table:table-cell table:style-name="ce103" office:value-type="float" office:value="1783988" calcext:value-type="float">
            <text:p>1'783'988 <text:s/></text:p>
          </table:table-cell>
          <table:table-cell table:style-name="ce127" office:value-type="float" office:value="42.2373342191237" calcext:value-type="float">
            <text:p>42.2 <text:s text:c="3"/></text:p>
          </table:table-cell>
          <table:table-cell table:style-name="ce103" office:value-type="float" office:value="73532" calcext:value-type="float">
            <text:p>73'532 <text:s/></text:p>
          </table:table-cell>
          <table:table-cell table:style-name="ce103" office:value-type="float" office:value="2969" calcext:value-type="float">
            <text:p>2'969 <text:s/></text:p>
          </table:table-cell>
          <table:table-cell table:style-name="ce103" office:value-type="float" office:value="1707487" calcext:value-type="float">
            <text:p>1'707'487 <text:s/></text:p>
          </table:table-cell>
          <table:table-cell table:style-name="ce103" office:value-type="float" office:value="1122027" calcext:value-type="float">
            <text:p>1'122'027 <text:s/></text:p>
          </table:table-cell>
          <table:table-cell table:style-name="ce103" office:value-type="float" office:value="585460" calcext:value-type="float">
            <text:p>585'460 <text:s/></text:p>
          </table:table-cell>
          <table:table-cell table:style-name="ce127" office:value-type="float" office:value="65.7121840459107" calcext:value-type="float">
            <text:p>65.7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3">
          <table:table-cell table:style-name="ce115" office:value-type="float" office:value="346" calcext:value-type="float">
            <text:p>346</text:p>
          </table:table-cell>
          <table:table-cell table:style-name="ce123" office:value-type="date" office:date-value="1987-04-05" calcext:value-type="date">
            <text:p>05.04.1987</text:p>
          </table:table-cell>
          <table:table-cell table:style-name="ce126" office:value-type="string" calcext:value-type="string">
            <text:p>Volksinitiative 'für die Mitsprache des Volkes bei Militärausgaben (Rüstungsreferendum)'</text:p>
          </table:table-cell>
          <table:table-cell table:style-name="ce52" office:value-type="string" calcext:value-type="string">
            <text:p>I.</text:p>
          </table:table-cell>
          <table:table-cell table:style-name="ce104" office:value-type="float" office:value="4223723" calcext:value-type="float">
            <text:p>4'223'723 <text:s/></text:p>
          </table:table-cell>
          <table:table-cell table:style-name="ce104" office:value-type="float" office:value="1791628" calcext:value-type="float">
            <text:p>1'791'628 <text:s/></text:p>
          </table:table-cell>
          <table:table-cell table:style-name="ce128" office:value-type="float" office:value="42.4182172931322" calcext:value-type="float">
            <text:p>42.4 <text:s text:c="3"/></text:p>
          </table:table-cell>
          <table:table-cell table:style-name="ce104" office:value-type="float" office:value="28080" calcext:value-type="float">
            <text:p>28'080 <text:s/></text:p>
          </table:table-cell>
          <table:table-cell table:style-name="ce104" office:value-type="float" office:value="2702" calcext:value-type="float">
            <text:p>2'702 <text:s/></text:p>
          </table:table-cell>
          <table:table-cell table:style-name="ce104" office:value-type="float" office:value="1760846" calcext:value-type="float">
            <text:p>1'760'846 <text:s/></text:p>
          </table:table-cell>
          <table:table-cell table:style-name="ce104" office:value-type="float" office:value="714209" calcext:value-type="float">
            <text:p>714'209 <text:s/></text:p>
          </table:table-cell>
          <table:table-cell table:style-name="ce104" office:value-type="float" office:value="1046637" calcext:value-type="float">
            <text:p>1'046'637 <text:s/></text:p>
          </table:table-cell>
          <table:table-cell table:style-name="ce128" office:value-type="float" office:value="40.5605600944092" calcext:value-type="float">
            <text:p>40.6 <text:s text:c="3"/></text:p>
          </table:table-cell>
          <table:table-cell table:style-name="ce96" office:value-type="string" office:string-value="V" calcext:value-type="string">
            <text:p>V </text:p>
          </table:table-cell>
          <table:table-cell table:style-name="ce104" office:value-type="string" office:string-value="2 1/2" calcext:value-type="string">
            <text:p>2 1/2 </text:p>
          </table:table-cell>
          <table:table-cell table:style-name="ce104" office:value-type="string" office:string-value="18 5/2" calcext:value-type="string">
            <text:p>18 5/2 </text:p>
          </table:table-cell>
          <table:table-cell table:number-columns-repeated="1008"/>
        </table:table-row>
        <table:table-row table:style-name="ro4">
          <table:table-cell table:style-name="ce114" office:value-type="float" office:value="347" calcext:value-type="float">
            <text:p>347</text:p>
          </table:table-cell>
          <table:table-cell table:style-name="ce122" office:value-type="date" office:date-value="1987-04-05" calcext:value-type="date">
            <text:p>05.04.1987</text:p>
          </table:table-cell>
          <table:table-cell table:style-name="ce43" office:value-type="string" calcext:value-type="string">
            <text:p>Bundesbeschluss über das Abstimmungsverfahren bei Volksinitiativen mit Gegenentwurf</text:p>
          </table:table-cell>
          <table:table-cell table:style-name="ce53" office:value-type="string" calcext:value-type="string">
            <text:p>Obl.</text:p>
          </table:table-cell>
          <table:table-cell table:style-name="ce103" office:value-type="float" office:value="4223723" calcext:value-type="float">
            <text:p>4'223'723 <text:s/></text:p>
          </table:table-cell>
          <table:table-cell table:style-name="ce103" office:value-type="float" office:value="1785014" calcext:value-type="float">
            <text:p>1'785'014 <text:s/></text:p>
          </table:table-cell>
          <table:table-cell table:style-name="ce127" office:value-type="float" office:value="42.2616255848217" calcext:value-type="float">
            <text:p>42.3 <text:s text:c="3"/></text:p>
          </table:table-cell>
          <table:table-cell table:style-name="ce103" office:value-type="float" office:value="72765" calcext:value-type="float">
            <text:p>72'765 <text:s/></text:p>
          </table:table-cell>
          <table:table-cell table:style-name="ce103" office:value-type="float" office:value="3592" calcext:value-type="float">
            <text:p>3'592 <text:s/></text:p>
          </table:table-cell>
          <table:table-cell table:style-name="ce103" office:value-type="float" office:value="1708657" calcext:value-type="float">
            <text:p>1'708'657 <text:s/></text:p>
          </table:table-cell>
          <table:table-cell table:style-name="ce103" office:value-type="float" office:value="1080992" calcext:value-type="float">
            <text:p>1'080'992 <text:s/></text:p>
          </table:table-cell>
          <table:table-cell table:style-name="ce103" office:value-type="float" office:value="627665" calcext:value-type="float">
            <text:p>627'665 <text:s/></text:p>
          </table:table-cell>
          <table:table-cell table:style-name="ce127" office:value-type="float" office:value="63.265593972342" calcext:value-type="float">
            <text:p>63.3 <text:s text:c="3"/></text:p>
          </table:table-cell>
          <table:table-cell table:style-name="ce97" office:value-type="string" office:string-value="A" calcext:value-type="string">
            <text:p>A </text:p>
          </table:table-cell>
          <table:table-cell table:style-name="ce103" office:value-type="string" office:string-value="18 6/2" calcext:value-type="string">
            <text:p>18 6/2 </text:p>
          </table:table-cell>
          <table:table-cell table:style-name="ce103" office:value-type="string" office:string-value="2" calcext:value-type="string">
            <text:p>2 </text:p>
          </table:table-cell>
          <table:table-cell table:number-columns-repeated="1008"/>
        </table:table-row>
        <table:table-row table:style-name="ro3">
          <table:table-cell table:style-name="ce115" office:value-type="float" office:value="348" calcext:value-type="float">
            <text:p>348</text:p>
          </table:table-cell>
          <table:table-cell table:style-name="ce123" office:value-type="date" office:date-value="1987-12-06" calcext:value-type="date">
            <text:p>06.12.1987</text:p>
          </table:table-cell>
          <table:table-cell table:style-name="ce126" office:value-type="string" calcext:value-type="string">
            <text:p>Bundesbeschluss betreffend das Konzept BAHN 2000</text:p>
          </table:table-cell>
          <table:table-cell table:style-name="ce52" office:value-type="string" calcext:value-type="string">
            <text:p>Fak.</text:p>
          </table:table-cell>
          <table:table-cell table:style-name="ce104" office:value-type="float" office:value="4250684" calcext:value-type="float">
            <text:p>4'250'684 <text:s/></text:p>
          </table:table-cell>
          <table:table-cell table:style-name="ce104" office:value-type="float" office:value="2027274" calcext:value-type="float">
            <text:p>2'027'274 <text:s/></text:p>
          </table:table-cell>
          <table:table-cell table:style-name="ce128" office:value-type="float" office:value="47.6928889562245" calcext:value-type="float">
            <text:p>47.7 <text:s text:c="3"/></text:p>
          </table:table-cell>
          <table:table-cell table:style-name="ce104" office:value-type="float" office:value="22635" calcext:value-type="float">
            <text:p>22'635 <text:s/></text:p>
          </table:table-cell>
          <table:table-cell table:style-name="ce104" office:value-type="float" office:value="2889" calcext:value-type="float">
            <text:p>2'889 <text:s/></text:p>
          </table:table-cell>
          <table:table-cell table:style-name="ce104" office:value-type="float" office:value="2001750" calcext:value-type="float">
            <text:p>2'001'750 <text:s/></text:p>
          </table:table-cell>
          <table:table-cell table:style-name="ce104" office:value-type="float" office:value="1140857" calcext:value-type="float">
            <text:p>1'140'857 <text:s/></text:p>
          </table:table-cell>
          <table:table-cell table:style-name="ce104" office:value-type="float" office:value="860893" calcext:value-type="float">
            <text:p>860'893 <text:s/></text:p>
          </table:table-cell>
          <table:table-cell table:style-name="ce128" office:value-type="float" office:value="56.9929811415012" calcext:value-type="float">
            <text:p>57.0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3">
          <table:table-cell table:style-name="ce114" office:value-type="float" office:value="349" calcext:value-type="float">
            <text:p>349</text:p>
          </table:table-cell>
          <table:table-cell table:style-name="ce122" office:value-type="date" office:date-value="1987-12-06" calcext:value-type="date">
            <text:p>06.12.1987</text:p>
          </table:table-cell>
          <table:table-cell table:style-name="ce43" office:value-type="string" calcext:value-type="string">
            <text:p>Bundesgesetz über die Krankenversicherung, Änderung vom 20. März 1987</text:p>
          </table:table-cell>
          <table:table-cell table:style-name="ce53" office:value-type="string" calcext:value-type="string">
            <text:p>Fak.</text:p>
          </table:table-cell>
          <table:table-cell table:style-name="ce103" office:value-type="float" office:value="4250684" calcext:value-type="float">
            <text:p>4'250'684 <text:s/></text:p>
          </table:table-cell>
          <table:table-cell table:style-name="ce103" office:value-type="float" office:value="2026041" calcext:value-type="float">
            <text:p>2'026'041 <text:s/></text:p>
          </table:table-cell>
          <table:table-cell table:style-name="ce127" office:value-type="float" office:value="47.6638818599548" calcext:value-type="float">
            <text:p>47.7 <text:s text:c="3"/></text:p>
          </table:table-cell>
          <table:table-cell table:style-name="ce103" office:value-type="float" office:value="33063" calcext:value-type="float">
            <text:p>33'063 <text:s/></text:p>
          </table:table-cell>
          <table:table-cell table:style-name="ce103" office:value-type="float" office:value="3300" calcext:value-type="float">
            <text:p>3'300 <text:s/></text:p>
          </table:table-cell>
          <table:table-cell table:style-name="ce103" office:value-type="float" office:value="1989678" calcext:value-type="float">
            <text:p>1'989'678 <text:s/></text:p>
          </table:table-cell>
          <table:table-cell table:style-name="ce103" office:value-type="float" office:value="571447" calcext:value-type="float">
            <text:p>571'447 <text:s/></text:p>
          </table:table-cell>
          <table:table-cell table:style-name="ce103" office:value-type="float" office:value="1418231" calcext:value-type="float">
            <text:p>1'418'231 <text:s/></text:p>
          </table:table-cell>
          <table:table-cell table:style-name="ce127" office:value-type="float" office:value="28.7205768973673" calcext:value-type="float">
            <text:p>28.7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3">
          <table:table-cell table:style-name="ce115" office:value-type="float" office:value="350" calcext:value-type="float">
            <text:p>350</text:p>
          </table:table-cell>
          <table:table-cell table:style-name="ce123" office:value-type="date" office:date-value="1987-12-06" calcext:value-type="date">
            <text:p>06.12.1987</text:p>
          </table:table-cell>
          <table:table-cell table:style-name="ce126" office:value-type="string" calcext:value-type="string">
            <text:p>Volksinitiative 'zum Schutz der Moore - Rothenthurm-Initiative'</text:p>
          </table:table-cell>
          <table:table-cell table:style-name="ce52" office:value-type="string" calcext:value-type="string">
            <text:p>I.</text:p>
          </table:table-cell>
          <table:table-cell table:style-name="ce104" office:value-type="float" office:value="4250684" calcext:value-type="float">
            <text:p>4'250'684 <text:s/></text:p>
          </table:table-cell>
          <table:table-cell table:style-name="ce104" office:value-type="float" office:value="2026330" calcext:value-type="float">
            <text:p>2'026'330 <text:s/></text:p>
          </table:table-cell>
          <table:table-cell table:style-name="ce128" office:value-type="float" office:value="47.6706807657309" calcext:value-type="float">
            <text:p>47.7 <text:s text:c="3"/></text:p>
          </table:table-cell>
          <table:table-cell table:style-name="ce104" office:value-type="float" office:value="26139" calcext:value-type="float">
            <text:p>26'139 <text:s/></text:p>
          </table:table-cell>
          <table:table-cell table:style-name="ce104" office:value-type="float" office:value="3188" calcext:value-type="float">
            <text:p>3'188 <text:s/></text:p>
          </table:table-cell>
          <table:table-cell table:style-name="ce104" office:value-type="float" office:value="1997003" calcext:value-type="float">
            <text:p>1'997'003 <text:s/></text:p>
          </table:table-cell>
          <table:table-cell table:style-name="ce104" office:value-type="float" office:value="1153448" calcext:value-type="float">
            <text:p>1'153'448 <text:s/></text:p>
          </table:table-cell>
          <table:table-cell table:style-name="ce104" office:value-type="float" office:value="843555" calcext:value-type="float">
            <text:p>843'555 <text:s/></text:p>
          </table:table-cell>
          <table:table-cell table:style-name="ce128" office:value-type="float" office:value="57.7589517892562" calcext:value-type="float">
            <text:p>57.8 <text:s text:c="3"/></text:p>
          </table:table-cell>
          <table:table-cell table:style-name="ce96" office:value-type="string" office:string-value="A" calcext:value-type="string">
            <text:p>A </text:p>
          </table:table-cell>
          <table:table-cell table:style-name="ce104" office:value-type="string" office:string-value="17 6/2" calcext:value-type="string">
            <text:p>17 6/2 </text:p>
          </table:table-cell>
          <table:table-cell table:style-name="ce104" office:value-type="string" office:string-value="3" calcext:value-type="string">
            <text:p>3 </text:p>
          </table:table-cell>
          <table:table-cell table:number-columns-repeated="1008"/>
        </table:table-row>
        <table:table-row table:style-name="ro4">
          <table:table-cell table:style-name="ce114" office:value-type="float" office:value="351" calcext:value-type="float">
            <text:p>351</text:p>
          </table:table-cell>
          <table:table-cell table:style-name="ce122" office:value-type="date" office:date-value="1988-06-12" calcext:value-type="date">
            <text:p>12.06.1988</text:p>
          </table:table-cell>
          <table:table-cell table:style-name="ce43" office:value-type="string" calcext:value-type="string">
            <text:p>Bundesbeschluss über die Verfassungsgrundlagen für eine koordinierte Verkehrspolitik</text:p>
          </table:table-cell>
          <table:table-cell table:style-name="ce53" office:value-type="string" calcext:value-type="string">
            <text:p>Obl.</text:p>
          </table:table-cell>
          <table:table-cell table:style-name="ce103" office:value-type="float" office:value="4267923" calcext:value-type="float">
            <text:p>4'267'923 <text:s/></text:p>
          </table:table-cell>
          <table:table-cell table:style-name="ce103" office:value-type="float" office:value="1788125" calcext:value-type="float">
            <text:p>1'788'125 <text:s/></text:p>
          </table:table-cell>
          <table:table-cell table:style-name="ce127" office:value-type="float" office:value="41.8968430311418" calcext:value-type="float">
            <text:p>41.9 <text:s text:c="3"/></text:p>
          </table:table-cell>
          <table:table-cell table:style-name="ce103" office:value-type="float" office:value="32243" calcext:value-type="float">
            <text:p>32'243 <text:s/></text:p>
          </table:table-cell>
          <table:table-cell table:style-name="ce103" office:value-type="float" office:value="2627" calcext:value-type="float">
            <text:p>2'627 <text:s/></text:p>
          </table:table-cell>
          <table:table-cell table:style-name="ce103" office:value-type="float" office:value="1753255" calcext:value-type="float">
            <text:p>1'753'255 <text:s/></text:p>
          </table:table-cell>
          <table:table-cell table:style-name="ce103" office:value-type="float" office:value="797955" calcext:value-type="float">
            <text:p>797'955 <text:s/></text:p>
          </table:table-cell>
          <table:table-cell table:style-name="ce103" office:value-type="float" office:value="955300" calcext:value-type="float">
            <text:p>955'300 <text:s/></text:p>
          </table:table-cell>
          <table:table-cell table:style-name="ce127" office:value-type="float" office:value="45.5127748102815" calcext:value-type="float">
            <text:p>45.5 <text:s text:c="3"/></text:p>
          </table:table-cell>
          <table:table-cell table:style-name="ce97" office:value-type="string" office:string-value="V" calcext:value-type="string">
            <text:p>V </text:p>
          </table:table-cell>
          <table:table-cell table:style-name="ce103" office:value-type="string" office:string-value="3 2/2" calcext:value-type="string">
            <text:p>3 2/2 </text:p>
          </table:table-cell>
          <table:table-cell table:style-name="ce103" office:value-type="string" office:string-value="17 4/2" calcext:value-type="string">
            <text:p>17 4/2 </text:p>
          </table:table-cell>
          <table:table-cell table:number-columns-repeated="1008"/>
        </table:table-row>
        <table:table-row table:style-name="ro4">
          <table:table-cell table:style-name="ce115" office:value-type="float" office:value="352" calcext:value-type="float">
            <text:p>352</text:p>
          </table:table-cell>
          <table:table-cell table:style-name="ce123" office:value-type="date" office:date-value="1988-06-12" calcext:value-type="date">
            <text:p>12.06.1988</text:p>
          </table:table-cell>
          <table:table-cell table:style-name="ce126" office:value-type="string" calcext:value-type="string">
            <text:p>Eidgenössische Volksinitiative 'zur Herabsetzung des AHV-Rentenalters auf 62 Jahre für Männer und 60 Jahre für Frauen'</text:p>
          </table:table-cell>
          <table:table-cell table:style-name="ce52" office:value-type="string" calcext:value-type="string">
            <text:p>I.</text:p>
          </table:table-cell>
          <table:table-cell table:style-name="ce104" office:value-type="float" office:value="4267923" calcext:value-type="float">
            <text:p>4'267'923 <text:s/></text:p>
          </table:table-cell>
          <table:table-cell table:style-name="ce104" office:value-type="float" office:value="1793431" calcext:value-type="float">
            <text:p>1'793'431 <text:s/></text:p>
          </table:table-cell>
          <table:table-cell table:style-name="ce128" office:value-type="float" office:value="42.0211657989144" calcext:value-type="float">
            <text:p>42.0 <text:s text:c="3"/></text:p>
          </table:table-cell>
          <table:table-cell table:style-name="ce104" office:value-type="float" office:value="12892" calcext:value-type="float">
            <text:p>12'892 <text:s/></text:p>
          </table:table-cell>
          <table:table-cell table:style-name="ce104" office:value-type="float" office:value="2609" calcext:value-type="float">
            <text:p>2'609 <text:s/></text:p>
          </table:table-cell>
          <table:table-cell table:style-name="ce104" office:value-type="float" office:value="1777930" calcext:value-type="float">
            <text:p>1'777'930 <text:s/></text:p>
          </table:table-cell>
          <table:table-cell table:style-name="ce104" office:value-type="float" office:value="624390" calcext:value-type="float">
            <text:p>624'390 <text:s/></text:p>
          </table:table-cell>
          <table:table-cell table:style-name="ce104" office:value-type="float" office:value="1153540" calcext:value-type="float">
            <text:p>1'153'540 <text:s/></text:p>
          </table:table-cell>
          <table:table-cell table:style-name="ce128" office:value-type="float" office:value="35.1189304415809" calcext:value-type="float">
            <text:p>35.1 <text:s text:c="3"/></text:p>
          </table:table-cell>
          <table:table-cell table:style-name="ce96" office:value-type="string" office:string-value="V" calcext:value-type="string">
            <text:p>V </text:p>
          </table:table-cell>
          <table:table-cell table:style-name="ce104" office:value-type="string" office:string-value="2" calcext:value-type="string">
            <text:p>2 </text:p>
          </table:table-cell>
          <table:table-cell table:style-name="ce104" office:value-type="string" office:string-value="18 6/2" calcext:value-type="string">
            <text:p>18 6/2 </text:p>
          </table:table-cell>
          <table:table-cell table:number-columns-repeated="1008"/>
        </table:table-row>
        <table:table-row table:style-name="ro3">
          <table:table-cell table:style-name="ce114" office:value-type="float" office:value="353" calcext:value-type="float">
            <text:p>353</text:p>
          </table:table-cell>
          <table:table-cell table:style-name="ce122" office:value-type="date" office:date-value="1988-12-04" calcext:value-type="date">
            <text:p>04.12.1988</text:p>
          </table:table-cell>
          <table:table-cell table:style-name="ce43" office:value-type="string" calcext:value-type="string">
            <text:p>Volksinitiative 'Stadt-Land-Initiative gegen die Bodenspekulation'</text:p>
          </table:table-cell>
          <table:table-cell table:style-name="ce53" office:value-type="string" calcext:value-type="string">
            <text:p>I.</text:p>
          </table:table-cell>
          <table:table-cell table:style-name="ce103" office:value-type="float" office:value="4285419" calcext:value-type="float">
            <text:p>4'285'419 <text:s/></text:p>
          </table:table-cell>
          <table:table-cell table:style-name="ce103" office:value-type="float" office:value="2263924" calcext:value-type="float">
            <text:p>2'263'924 <text:s/></text:p>
          </table:table-cell>
          <table:table-cell table:style-name="ce127" office:value-type="float" office:value="52.8285332192722" calcext:value-type="float">
            <text:p>52.8 <text:s text:c="3"/></text:p>
          </table:table-cell>
          <table:table-cell table:style-name="ce103" office:value-type="float" office:value="31548" calcext:value-type="float">
            <text:p>31'548 <text:s/></text:p>
          </table:table-cell>
          <table:table-cell table:style-name="ce103" office:value-type="float" office:value="2273" calcext:value-type="float">
            <text:p>2'273 <text:s/></text:p>
          </table:table-cell>
          <table:table-cell table:style-name="ce103" office:value-type="float" office:value="2230103" calcext:value-type="float">
            <text:p>2'230'103 <text:s/></text:p>
          </table:table-cell>
          <table:table-cell table:style-name="ce103" office:value-type="float" office:value="686398" calcext:value-type="float">
            <text:p>686'398 <text:s/></text:p>
          </table:table-cell>
          <table:table-cell table:style-name="ce103" office:value-type="float" office:value="1543705" calcext:value-type="float">
            <text:p>1'543'705 <text:s/></text:p>
          </table:table-cell>
          <table:table-cell table:style-name="ce127" office:value-type="float" office:value="30.7787577524446" calcext:value-type="float">
            <text:p>30.8 <text:s text:c="3"/></text:p>
          </table:table-cell>
          <table:table-cell table:style-name="ce97" office:value-type="string" office:string-value="V" calcext:value-type="string">
            <text:p>V </text:p>
          </table:table-cell>
          <table:table-cell table:style-name="ce103"/>
          <table:table-cell table:style-name="ce103" office:value-type="string" office:string-value="20 6/2" calcext:value-type="string">
            <text:p>20 6/2 </text:p>
          </table:table-cell>
          <table:table-cell table:number-columns-repeated="1008"/>
        </table:table-row>
        <table:table-row table:style-name="ro1">
          <table:table-cell table:style-name="ce115" office:value-type="float" office:value="354" calcext:value-type="float">
            <text:p>354</text:p>
          </table:table-cell>
          <table:table-cell table:style-name="ce123" office:value-type="date" office:date-value="1988-12-04" calcext:value-type="date">
            <text:p>04.12.1988</text:p>
          </table:table-cell>
          <table:table-cell table:style-name="ce126" office:value-type="string" calcext:value-type="string">
            <text:p>Volksinitiative 'zur Herabsetzung der Arbeitszeit'</text:p>
          </table:table-cell>
          <table:table-cell table:style-name="ce52" office:value-type="string" calcext:value-type="string">
            <text:p>I.</text:p>
          </table:table-cell>
          <table:table-cell table:style-name="ce104" office:value-type="float" office:value="4285419" calcext:value-type="float">
            <text:p>4'285'419 <text:s/></text:p>
          </table:table-cell>
          <table:table-cell table:style-name="ce104" office:value-type="float" office:value="2265390" calcext:value-type="float">
            <text:p>2'265'390 <text:s/></text:p>
          </table:table-cell>
          <table:table-cell table:style-name="ce128" office:value-type="float" office:value="52.8627422429405" calcext:value-type="float">
            <text:p>52.9 <text:s text:c="3"/></text:p>
          </table:table-cell>
          <table:table-cell table:style-name="ce104" office:value-type="float" office:value="18677" calcext:value-type="float">
            <text:p>18'677 <text:s/></text:p>
          </table:table-cell>
          <table:table-cell table:style-name="ce104" office:value-type="float" office:value="1913" calcext:value-type="float">
            <text:p>1'913 <text:s/></text:p>
          </table:table-cell>
          <table:table-cell table:style-name="ce104" office:value-type="float" office:value="2244800" calcext:value-type="float">
            <text:p>2'244'800 <text:s/></text:p>
          </table:table-cell>
          <table:table-cell table:style-name="ce104" office:value-type="float" office:value="769264" calcext:value-type="float">
            <text:p>769'264 <text:s/></text:p>
          </table:table-cell>
          <table:table-cell table:style-name="ce104" office:value-type="float" office:value="1475536" calcext:value-type="float">
            <text:p>1'475'536 <text:s/></text:p>
          </table:table-cell>
          <table:table-cell table:style-name="ce128" office:value-type="float" office:value="34.2687099073414" calcext:value-type="float">
            <text:p>34.3 <text:s text:c="3"/></text:p>
          </table:table-cell>
          <table:table-cell table:style-name="ce96" office:value-type="string" office:string-value="V" calcext:value-type="string">
            <text:p>V </text:p>
          </table:table-cell>
          <table:table-cell table:style-name="ce104" office:value-type="string" office:string-value="2" calcext:value-type="string">
            <text:p>2 </text:p>
          </table:table-cell>
          <table:table-cell table:style-name="ce104" office:value-type="string" office:string-value="18 6/2" calcext:value-type="string">
            <text:p>18 6/2 </text:p>
          </table:table-cell>
          <table:table-cell table:number-columns-repeated="1008"/>
        </table:table-row>
        <table:table-row table:style-name="ro3">
          <table:table-cell table:style-name="ce114" office:value-type="float" office:value="355" calcext:value-type="float">
            <text:p>355</text:p>
          </table:table-cell>
          <table:table-cell table:style-name="ce122" office:value-type="date" office:date-value="1988-12-04" calcext:value-type="date">
            <text:p>04.12.1988</text:p>
          </table:table-cell>
          <table:table-cell table:style-name="ce43" office:value-type="string" calcext:value-type="string">
            <text:p>Volksinitiative 'für die Begrenzung der Einwanderung'</text:p>
          </table:table-cell>
          <table:table-cell table:style-name="ce53" office:value-type="string" calcext:value-type="string">
            <text:p>I.</text:p>
          </table:table-cell>
          <table:table-cell table:style-name="ce103" office:value-type="float" office:value="4285419" calcext:value-type="float">
            <text:p>4'285'419 <text:s/></text:p>
          </table:table-cell>
          <table:table-cell table:style-name="ce103" office:value-type="float" office:value="2264316" calcext:value-type="float">
            <text:p>2'264'316 <text:s/></text:p>
          </table:table-cell>
          <table:table-cell table:style-name="ce127" office:value-type="float" office:value="52.8376805161876" calcext:value-type="float">
            <text:p>52.8 <text:s text:c="3"/></text:p>
          </table:table-cell>
          <table:table-cell table:style-name="ce103" office:value-type="float" office:value="23752" calcext:value-type="float">
            <text:p>23'752 <text:s/></text:p>
          </table:table-cell>
          <table:table-cell table:style-name="ce103" office:value-type="float" office:value="2143" calcext:value-type="float">
            <text:p>2'143 <text:s/></text:p>
          </table:table-cell>
          <table:table-cell table:style-name="ce103" office:value-type="float" office:value="2238421" calcext:value-type="float">
            <text:p>2'238'421 <text:s/></text:p>
          </table:table-cell>
          <table:table-cell table:style-name="ce103" office:value-type="float" office:value="731929" calcext:value-type="float">
            <text:p>731'929 <text:s/></text:p>
          </table:table-cell>
          <table:table-cell table:style-name="ce103" office:value-type="float" office:value="1506492" calcext:value-type="float">
            <text:p>1'506'492 <text:s/></text:p>
          </table:table-cell>
          <table:table-cell table:style-name="ce127" office:value-type="float" office:value="32.6984512743581" calcext:value-type="float">
            <text:p>32.7 <text:s text:c="3"/></text:p>
          </table:table-cell>
          <table:table-cell table:style-name="ce97" office:value-type="string" office:string-value="V" calcext:value-type="string">
            <text:p>V </text:p>
          </table:table-cell>
          <table:table-cell table:style-name="ce103"/>
          <table:table-cell table:style-name="ce103" office:value-type="string" office:string-value="20 6/2" calcext:value-type="string">
            <text:p>20 6/2 </text:p>
          </table:table-cell>
          <table:table-cell table:number-columns-repeated="1008"/>
        </table:table-row>
        <table:table-row table:style-name="ro3">
          <table:table-cell table:style-name="ce115" office:value-type="float" office:value="356" calcext:value-type="float">
            <text:p>356</text:p>
          </table:table-cell>
          <table:table-cell table:style-name="ce123" office:value-type="date" office:date-value="1989-06-04" calcext:value-type="date">
            <text:p>04.06.1989</text:p>
          </table:table-cell>
          <table:table-cell table:style-name="ce126" office:value-type="string" calcext:value-type="string">
            <text:p>Volksinitiative 'für ein naturnahes Bauern - gegen Tierfabriken (Kleinbauern-Initiative)'</text:p>
          </table:table-cell>
          <table:table-cell table:style-name="ce52" office:value-type="string" calcext:value-type="string">
            <text:p>I.</text:p>
          </table:table-cell>
          <table:table-cell table:style-name="ce104" office:value-type="float" office:value="4302785" calcext:value-type="float">
            <text:p>4'302'785 <text:s/></text:p>
          </table:table-cell>
          <table:table-cell table:style-name="ce104" office:value-type="float" office:value="1547257" calcext:value-type="float">
            <text:p>1'547'257 <text:s/></text:p>
          </table:table-cell>
          <table:table-cell table:style-name="ce128" office:value-type="float" office:value="35.9594309267137" calcext:value-type="float">
            <text:p>36.0 <text:s text:c="3"/></text:p>
          </table:table-cell>
          <table:table-cell table:style-name="ce104" office:value-type="float" office:value="29347" calcext:value-type="float">
            <text:p>29'347 <text:s/></text:p>
          </table:table-cell>
          <table:table-cell table:style-name="ce104" office:value-type="float" office:value="2445" calcext:value-type="float">
            <text:p>2'445 <text:s/></text:p>
          </table:table-cell>
          <table:table-cell table:style-name="ce104" office:value-type="float" office:value="1515465" calcext:value-type="float">
            <text:p>1'515'465 <text:s/></text:p>
          </table:table-cell>
          <table:table-cell table:style-name="ce104" office:value-type="float" office:value="741772" calcext:value-type="float">
            <text:p>741'772 <text:s/></text:p>
          </table:table-cell>
          <table:table-cell table:style-name="ce104" office:value-type="float" office:value="773693" calcext:value-type="float">
            <text:p>773'693 <text:s/></text:p>
          </table:table-cell>
          <table:table-cell table:style-name="ce128" office:value-type="float" office:value="48.9468249019278" calcext:value-type="float">
            <text:p>48.9 <text:s text:c="3"/></text:p>
          </table:table-cell>
          <table:table-cell table:style-name="ce96" office:value-type="string" office:string-value="V" calcext:value-type="string">
            <text:p>V </text:p>
          </table:table-cell>
          <table:table-cell table:style-name="ce104" office:value-type="string" office:string-value="7 2/2" calcext:value-type="string">
            <text:p>7 2/2 </text:p>
          </table:table-cell>
          <table:table-cell table:style-name="ce104" office:value-type="string" office:string-value="13 4/2" calcext:value-type="string">
            <text:p>13 4/2 </text:p>
          </table:table-cell>
          <table:table-cell table:number-columns-repeated="1008"/>
        </table:table-row>
        <table:table-row table:style-name="ro3">
          <table:table-cell table:style-name="ce114" office:value-type="float" office:value="357" calcext:value-type="float">
            <text:p>357</text:p>
          </table:table-cell>
          <table:table-cell table:style-name="ce122" office:value-type="date" office:date-value="1989-11-26" calcext:value-type="date">
            <text:p>26.11.1989</text:p>
          </table:table-cell>
          <table:table-cell table:style-name="ce43" office:value-type="string" calcext:value-type="string">
            <text:p>Volksinitiative 'für eine Schweiz ohne Armee und für eine umfassende Friedenspolitik'</text:p>
          </table:table-cell>
          <table:table-cell table:style-name="ce53" office:value-type="string" calcext:value-type="string">
            <text:p>I.</text:p>
          </table:table-cell>
          <table:table-cell table:style-name="ce103" office:value-type="float" office:value="4320933" calcext:value-type="float">
            <text:p>4'320'933 <text:s/></text:p>
          </table:table-cell>
          <table:table-cell table:style-name="ce103" office:value-type="float" office:value="2989326" calcext:value-type="float">
            <text:p>2'989'326 <text:s/></text:p>
          </table:table-cell>
          <table:table-cell table:style-name="ce127" office:value-type="float" office:value="69.1824196302049" calcext:value-type="float">
            <text:p>69.2 <text:s text:c="3"/></text:p>
          </table:table-cell>
          <table:table-cell table:style-name="ce103" office:value-type="float" office:value="27617" calcext:value-type="float">
            <text:p>27'617 <text:s/></text:p>
          </table:table-cell>
          <table:table-cell table:style-name="ce103" office:value-type="float" office:value="4791" calcext:value-type="float">
            <text:p>4'791 <text:s/></text:p>
          </table:table-cell>
          <table:table-cell table:style-name="ce103" office:value-type="float" office:value="2956918" calcext:value-type="float">
            <text:p>2'956'918 <text:s/></text:p>
          </table:table-cell>
          <table:table-cell table:style-name="ce103" office:value-type="float" office:value="1052442" calcext:value-type="float">
            <text:p>1'052'442 <text:s/></text:p>
          </table:table-cell>
          <table:table-cell table:style-name="ce103" office:value-type="float" office:value="1904476" calcext:value-type="float">
            <text:p>1'904'476 <text:s/></text:p>
          </table:table-cell>
          <table:table-cell table:style-name="ce127" office:value-type="float" office:value="35.592532494983" calcext:value-type="float">
            <text:p>35.6 <text:s text:c="3"/></text:p>
          </table:table-cell>
          <table:table-cell table:style-name="ce97" office:value-type="string" office:string-value="V" calcext:value-type="string">
            <text:p>V </text:p>
          </table:table-cell>
          <table:table-cell table:style-name="ce103" office:value-type="string" office:string-value="2" calcext:value-type="string">
            <text:p>2 </text:p>
          </table:table-cell>
          <table:table-cell table:style-name="ce103" office:value-type="string" office:string-value="18 6/2" calcext:value-type="string">
            <text:p>18 6/2 </text:p>
          </table:table-cell>
          <table:table-cell table:number-columns-repeated="1008"/>
        </table:table-row>
        <table:table-row table:style-name="ro1">
          <table:table-cell table:style-name="ce115" office:value-type="float" office:value="358" calcext:value-type="float">
            <text:p>358</text:p>
          </table:table-cell>
          <table:table-cell table:style-name="ce123" office:value-type="date" office:date-value="1989-11-26" calcext:value-type="date">
            <text:p>26.11.1989</text:p>
          </table:table-cell>
          <table:table-cell table:style-name="ce126" office:value-type="string" calcext:value-type="string">
            <text:p>Volksinitiative 'pro Tempo 130/100'</text:p>
          </table:table-cell>
          <table:table-cell table:style-name="ce52" office:value-type="string" calcext:value-type="string">
            <text:p>I.</text:p>
          </table:table-cell>
          <table:table-cell table:style-name="ce104" office:value-type="float" office:value="4320933" calcext:value-type="float">
            <text:p>4'320'933 <text:s/></text:p>
          </table:table-cell>
          <table:table-cell table:style-name="ce104" office:value-type="float" office:value="2987966" calcext:value-type="float">
            <text:p>2'987'966 <text:s/></text:p>
          </table:table-cell>
          <table:table-cell table:style-name="ce128" office:value-type="float" office:value="69.1509449463808" calcext:value-type="float">
            <text:p>69.2 <text:s text:c="3"/></text:p>
          </table:table-cell>
          <table:table-cell table:style-name="ce104" office:value-type="float" office:value="20165" calcext:value-type="float">
            <text:p>20'165 <text:s/></text:p>
          </table:table-cell>
          <table:table-cell table:style-name="ce104" office:value-type="float" office:value="4822" calcext:value-type="float">
            <text:p>4'822 <text:s/></text:p>
          </table:table-cell>
          <table:table-cell table:style-name="ce104" office:value-type="float" office:value="2962979" calcext:value-type="float">
            <text:p>2'962'979 <text:s/></text:p>
          </table:table-cell>
          <table:table-cell table:style-name="ce104" office:value-type="float" office:value="1126458" calcext:value-type="float">
            <text:p>1'126'458 <text:s/></text:p>
          </table:table-cell>
          <table:table-cell table:style-name="ce104" office:value-type="float" office:value="1836521" calcext:value-type="float">
            <text:p>1'836'521 <text:s/></text:p>
          </table:table-cell>
          <table:table-cell table:style-name="ce128" office:value-type="float" office:value="38.0177517289188" calcext:value-type="float">
            <text:p>38.0 <text:s text:c="3"/></text:p>
          </table:table-cell>
          <table:table-cell table:style-name="ce96" office:value-type="string" office:string-value="V" calcext:value-type="string">
            <text:p>V </text:p>
          </table:table-cell>
          <table:table-cell table:style-name="ce104" office:value-type="string" office:string-value="6" calcext:value-type="string">
            <text:p>6 </text:p>
          </table:table-cell>
          <table:table-cell table:style-name="ce104" office:value-type="string" office:string-value="14 6/2" calcext:value-type="string">
            <text:p>14 6/2 </text:p>
          </table:table-cell>
          <table:table-cell table:number-columns-repeated="1008"/>
        </table:table-row>
        <table:table-row table:style-name="ro2">
          <table:table-cell table:style-name="ce11"/>
          <table:table-cell table:style-name="ce32"/>
          <table:table-cell table:style-name="ce11" table:number-columns-repeated="2"/>
          <table:table-cell table:style-name="ce61" table:number-columns-repeated="2"/>
          <table:table-cell table:style-name="ce75"/>
          <table:table-cell table:style-name="ce61" table:number-columns-repeated="5"/>
          <table:table-cell table:style-name="ce75"/>
          <table:table-cell table:style-name="ce98"/>
          <table:table-cell table:style-name="ce11" table:number-columns-repeated="2"/>
          <table:table-cell table:number-columns-repeated="1008"/>
        </table:table-row>
        <table:table-row table:style-name="ro6">
          <table:table-cell table:style-name="ce3" office:value-type="string" calcext:value-type="string">
            <text:p>1) Volksinitiativen mit Gegenentwurf werden als eine Abstimmung gezählt.</text:p>
          </table:table-cell>
          <table:table-cell table:style-name="ce124"/>
          <table:table-cell table:style-name="ce3" table:number-columns-repeated="2"/>
          <table:table-cell table:style-name="ce62" table:number-columns-repeated="2"/>
          <table:table-cell table:style-name="ce76"/>
          <table:table-cell table:style-name="ce62" table:number-columns-repeated="5"/>
          <table:table-cell table:style-name="ce76"/>
          <table:table-cell table:style-name="ce99"/>
          <table:table-cell table:style-name="ce3" table:number-columns-repeated="2"/>
          <table:table-cell table:number-columns-repeated="1008"/>
        </table:table-row>
        <table:table-row table:style-name="ro6">
          <table:table-cell table:style-name="ce116" office:value-type="string" calcext:value-type="string">
            <text:p>2) Obl. = Dem obligatorischen Referendum unterstehende Verfassungsvorlagen des Bundes</text:p>
          </table:table-cell>
          <table:table-cell table:style-name="ce54" table:number-columns-repeated="3"/>
          <table:table-cell table:style-name="ce62" table:number-columns-repeated="2"/>
          <table:table-cell table:style-name="ce76"/>
          <table:table-cell table:style-name="ce62" table:number-columns-repeated="5"/>
          <table:table-cell table:style-name="ce76"/>
          <table:table-cell table:style-name="ce99"/>
          <table:table-cell table:style-name="ce3" table:number-columns-repeated="2"/>
          <table:table-cell table:number-columns-repeated="1008"/>
        </table:table-row>
        <table:table-row table:style-name="ro6">
          <table:table-cell table:style-name="ce117" office:value-type="string" calcext:value-type="string">
            <text:p>Fak. = Gesetze und Bundesbeschlüsse, gegen die erfolgreich das fakultative Referendum ergriffen wurde</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7" office:value-type="string" calcext:value-type="string">
            <text:p>I. = Verfassungsvorlagen aufgrund von Volksbegehren (Initiativen)</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7" office:value-type="string" calcext:value-type="string">
            <text:p>GE = Gegenentwürfe der Bundesversammlung zu einem Volksbegehren</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6" office:value-type="string" calcext:value-type="string">
            <text:p>3) der gültigen Stimmen</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6" office:value-type="string" calcext:value-type="string">
            <text:p>4) Total 23 Stände (bis 1978: 22 Stände). Beim fakultativen Referendum ist nur das Volksmehr nötig.</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54" table:number-columns-repeated="9"/>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8" office:value-type="string" calcext:value-type="string">
            <text:p>Bundesamt für Statistik, Statistik der eidg. Volksabstimmungen</text:p>
          </table:table-cell>
          <table:table-cell table:style-name="ce118" table:number-columns-repeated="4"/>
          <table:table-cell table:style-name="ce100"/>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18" office:value-type="string" calcext:value-type="string">
            <text:p>Auskunft:</text:p>
          </table:table-cell>
          <table:table-cell table:style-name="ce118" table:number-columns-repeated="5"/>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18" office:value-type="string" calcext:value-type="string">
            <text:p>Werner Seitz, 032 713 63 65, werner.seitz@bfs.admin.ch</text:p>
          </table:table-cell>
          <table:table-cell table:style-name="ce118" table:number-columns-repeated="5"/>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19" office:value-type="string" calcext:value-type="string">
            <text:p>Madeleine Schneider, 032 713 63 99, madeleine.schneider@bfs.admin.ch</text:p>
          </table:table-cell>
          <table:table-cell table:style-name="ce132" table:number-columns-repeated="2"/>
          <table:table-cell table:style-name="ce118" table:number-columns-repeated="3"/>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20" office:value-type="string" calcext:value-type="string">
            <text:p>© BFS - Statistisches Lexikon der Schweiz</text:p>
          </table:table-cell>
          <table:table-cell table:style-name="ce118" table:number-columns-repeated="4"/>
          <table:table-cell table:style-name="ce100"/>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number-rows-repeated="6">
          <table:table-cell table:number-columns-repeated="1024"/>
        </table:table-row>
        <table:table-row table:style-name="ro7" table:number-rows-repeated="1048486">
          <table:table-cell table:number-columns-repeated="1024"/>
        </table:table-row>
        <table:table-row table:style-name="ro7">
          <table:table-cell table:number-columns-repeated="1024"/>
        </table:table-row>
        <table:named-expressions>
          <table:named-range table:name="Excel_BuiltIn_Print_Area" table:base-cell-address="$'2010-2014'.$A$1" table:cell-range-address="$'1980-1989'.$A$1:.$P$83" table:range-usable-as="print-range"/>
        </table:named-expressions>
      </table:table>
      <table:table table:name="1970-1979" table:style-name="ta5" table:print-ranges="'1970-1979'.A1:'1970-1979'.P107">
        <table:table-column table:style-name="co15" table:default-cell-style-name="ce121"/>
        <table:table-column table:style-name="co16" table:default-cell-style-name="ce121"/>
        <table:table-column table:style-name="co17" table:default-cell-style-name="ce121"/>
        <table:table-column table:style-name="co4" table:default-cell-style-name="ce121"/>
        <table:table-column table:style-name="co5" table:default-cell-style-name="ce121"/>
        <table:table-column table:style-name="co6" table:default-cell-style-name="ce121"/>
        <table:table-column table:style-name="co5" table:default-cell-style-name="ce121"/>
        <table:table-column table:style-name="co7" table:default-cell-style-name="ce121"/>
        <table:table-column table:style-name="co8" table:default-cell-style-name="ce121"/>
        <table:table-column table:style-name="co4" table:default-cell-style-name="ce121"/>
        <table:table-column table:style-name="co9" table:default-cell-style-name="ce121"/>
        <table:table-column table:style-name="co18" table:default-cell-style-name="ce121"/>
        <table:table-column table:style-name="co11" table:default-cell-style-name="ce121"/>
        <table:table-column table:style-name="co12" table:default-cell-style-name="ce121"/>
        <table:table-column table:style-name="co13" table:default-cell-style-name="ce121"/>
        <table:table-column table:style-name="co9" table:default-cell-style-name="ce121"/>
        <table:table-column table:style-name="co14" table:number-columns-repeated="241" table:default-cell-style-name="ce121"/>
        <table:table-column table:style-name="co14" table:number-columns-repeated="767" table:default-cell-style-name="Default"/>
        <table:table-row table:style-name="ro6">
          <table:table-cell table:style-name="ce1" office:value-type="string" calcext:value-type="string">
            <text:p>Eidgenössische Volksabstimmungen 1970 – 1979, detaillierte Ergebnisse</text:p>
          </table:table-cell>
          <table:table-cell table:style-name="ce20"/>
          <table:table-cell table:style-name="ce35"/>
          <table:table-cell table:style-name="ce44" table:number-columns-repeated="7"/>
          <table:table-cell table:style-name="ce81"/>
          <table:table-cell table:style-name="ce44" table:number-columns-repeated="2"/>
          <table:table-cell table:style-name="ce88"/>
          <table:table-cell table:style-name="ce44"/>
          <table:table-cell table:style-name="ce109" office:value-type="string" calcext:value-type="string">
            <text:p>T 17.3.2.2</text:p>
          </table:table-cell>
          <table:table-cell table:number-columns-repeated="1008"/>
        </table:table-row>
        <table:table-row table:style-name="ro2">
          <table:table-cell table:style-name="ce2"/>
          <table:table-cell table:style-name="ce21"/>
          <table:table-cell table:style-name="ce2" table:number-columns-repeated="8"/>
          <table:table-cell table:style-name="ce82"/>
          <table:table-cell table:style-name="ce2" table:number-columns-repeated="2"/>
          <table:table-cell table:style-name="ce89"/>
          <table:table-cell table:style-name="ce2" table:number-columns-repeated="2"/>
          <table:table-cell table:number-columns-repeated="1008"/>
        </table:table-row>
        <table:table-row table:style-name="ro2">
          <table:table-cell table:style-name="ce3"/>
          <table:table-cell table:style-name="ce22"/>
          <table:table-cell table:style-name="ce3"/>
          <table:table-cell table:style-name="ce45"/>
          <table:table-cell table:style-name="ce46"/>
          <table:table-cell table:style-name="ce62"/>
          <table:table-cell table:style-name="ce68"/>
          <table:table-cell table:style-name="ce62"/>
          <table:table-cell table:style-name="ce46"/>
          <table:table-cell table:style-name="ce62"/>
          <table:table-cell table:style-name="ce83"/>
          <table:table-cell table:style-name="ce62"/>
          <table:table-cell table:style-name="ce85"/>
          <table:table-cell table:style-name="ce90"/>
          <table:table-cell table:style-name="ce3"/>
          <table:table-cell table:style-name="ce110"/>
          <table:table-cell table:number-columns-repeated="1008"/>
        </table:table-row>
        <table:table-row table:style-name="ro6">
          <table:table-cell table:style-name="ce3" office:value-type="string" calcext:value-type="string">
            <text:p>Nr. der</text:p>
          </table:table-cell>
          <table:table-cell table:style-name="ce23" office:value-type="string" calcext:value-type="string">
            <text:p>Datum</text:p>
          </table:table-cell>
          <table:table-cell table:style-name="ce36" office:value-type="string" calcext:value-type="string">
            <text:p>Gegenstand</text:p>
          </table:table-cell>
          <table:table-cell table:style-name="ce46" office:value-type="string" office:string-value="Art 2)" calcext:value-type="string">
            <text:p><text:s/>Art 2) </text:p>
          </table:table-cell>
          <table:table-cell table:style-name="ce46" office:value-type="string" office:string-value="Stimmbe-" calcext:value-type="string">
            <text:p><text:s/>Stimmbe- </text:p>
          </table:table-cell>
          <table:table-cell table:style-name="ce62" office:value-type="string" office:string-value="Abgegebene" calcext:value-type="string">
            <text:p><text:s/>Abgegebene </text:p>
          </table:table-cell>
          <table:table-cell table:style-name="ce68" office:value-type="string" calcext:value-type="string">
            <text:p>Stimmbe-</text:p>
          </table:table-cell>
          <table:table-cell table:style-name="ce62" office:value-type="string" office:string-value="Leer" calcext:value-type="string">
            <text:p><text:s/>Leer </text:p>
          </table:table-cell>
          <table:table-cell table:style-name="ce46" office:value-type="string" office:string-value="Ungültig" calcext:value-type="string">
            <text:p><text:s/>Ungültig </text:p>
          </table:table-cell>
          <table:table-cell table:style-name="ce62" office:value-type="string" office:string-value="Gültige" calcext:value-type="string">
            <text:p><text:s/>Gültige </text:p>
          </table:table-cell>
          <table:table-cell table:style-name="ce46" office:value-type="string" office:string-value="JA-" calcext:value-type="string">
            <text:p><text:s/>JA- </text:p>
          </table:table-cell>
          <table:table-cell table:style-name="ce62" office:value-type="string" office:string-value="NEIN-" calcext:value-type="string">
            <text:p><text:s/>NEIN- </text:p>
          </table:table-cell>
          <table:table-cell table:style-name="ce68" office:value-type="string" calcext:value-type="string">
            <text:p>JA</text:p>
          </table:table-cell>
          <table:table-cell table:style-name="ce91" office:value-type="string" calcext:value-type="string">
            <text:p>Angenommen (A)</text:p>
          </table:table-cell>
          <table:table-cell table:style-name="ce100" office:value-type="string" calcext:value-type="string">
            <text:p>Annehmende</text:p>
          </table:table-cell>
          <table:table-cell table:style-name="ce111" office:value-type="string" calcext:value-type="string">
            <text:p>Ablehnende</text:p>
          </table:table-cell>
          <table:table-cell table:number-columns-repeated="1008"/>
        </table:table-row>
        <table:table-row table:style-name="ro6">
          <table:table-cell table:style-name="ce3" office:value-type="string" calcext:value-type="string">
            <text:p>Vorlage 1)</text:p>
          </table:table-cell>
          <table:table-cell table:style-name="ce24"/>
          <table:table-cell table:style-name="ce3"/>
          <table:table-cell table:style-name="ce47"/>
          <table:table-cell table:style-name="ce46" office:value-type="string" office:string-value="rechtigte" calcext:value-type="string">
            <text:p><text:s/>rechtigte </text:p>
          </table:table-cell>
          <table:table-cell table:style-name="ce62" office:value-type="string" office:string-value="Stimmen" calcext:value-type="string">
            <text:p><text:s/>Stimmen </text:p>
          </table:table-cell>
          <table:table-cell table:style-name="ce68" office:value-type="string" calcext:value-type="string">
            <text:p>teiligung in %</text:p>
          </table:table-cell>
          <table:table-cell table:style-name="ce62"/>
          <table:table-cell table:style-name="ce46"/>
          <table:table-cell table:style-name="ce62" office:value-type="string" office:string-value="Stimmen" calcext:value-type="string">
            <text:p><text:s/>Stimmen </text:p>
          </table:table-cell>
          <table:table-cell table:style-name="ce46" office:value-type="string" office:string-value="Stimmen" calcext:value-type="string">
            <text:p><text:s/>Stimmen </text:p>
          </table:table-cell>
          <table:table-cell table:style-name="ce62" office:value-type="string" office:string-value="Stimmen" calcext:value-type="string">
            <text:p><text:s/>Stimmen </text:p>
          </table:table-cell>
          <table:table-cell table:style-name="ce68" office:value-type="string" calcext:value-type="string">
            <text:p>in % 3)</text:p>
          </table:table-cell>
          <table:table-cell table:style-name="ce91" office:value-type="string" calcext:value-type="string">
            <text:p>Verworfen (V)</text:p>
          </table:table-cell>
          <table:table-cell table:style-name="ce100" office:value-type="string" calcext:value-type="string">
            <text:p>Stände 4)</text:p>
          </table:table-cell>
          <table:table-cell table:style-name="ce111" office:value-type="string" calcext:value-type="string">
            <text:p>Stände 4)</text:p>
          </table:table-cell>
          <table:table-cell table:number-columns-repeated="1008"/>
        </table:table-row>
        <table:table-row table:style-name="ro2">
          <table:table-cell table:style-name="ce4"/>
          <table:table-cell table:style-name="ce25"/>
          <table:table-cell table:style-name="ce125"/>
          <table:table-cell table:style-name="ce48"/>
          <table:table-cell table:style-name="ce55"/>
          <table:table-cell table:style-name="ce64"/>
          <table:table-cell table:style-name="ce69"/>
          <table:table-cell table:style-name="ce64"/>
          <table:table-cell table:style-name="ce55"/>
          <table:table-cell table:style-name="ce64"/>
          <table:table-cell table:style-name="ce55"/>
          <table:table-cell table:style-name="ce64"/>
          <table:table-cell table:style-name="ce69"/>
          <table:table-cell table:style-name="ce92"/>
          <table:table-cell table:style-name="ce101"/>
          <table:table-cell table:style-name="ce112"/>
          <table:table-cell table:number-columns-repeated="1008"/>
        </table:table-row>
        <table:table-row table:style-name="ro2">
          <table:table-cell table:style-name="ce5"/>
          <table:table-cell table:style-name="ce26"/>
          <table:table-cell table:style-name="ce38"/>
          <table:table-cell table:style-name="ce5"/>
          <table:table-cell table:style-name="ce56" table:number-columns-repeated="2"/>
          <table:table-cell table:style-name="ce70"/>
          <table:table-cell table:style-name="ce56" table:number-columns-repeated="5"/>
          <table:table-cell table:style-name="ce70"/>
          <table:table-cell table:style-name="ce93"/>
          <table:table-cell table:style-name="ce102" table:number-columns-repeated="2"/>
          <table:table-cell table:number-columns-repeated="1008"/>
        </table:table-row>
        <table:table-row table:style-name="ro3">
          <table:table-cell table:style-name="ce114" office:value-type="float" office:value="219" calcext:value-type="float">
            <text:p>219</text:p>
          </table:table-cell>
          <table:table-cell table:style-name="ce122" office:value-type="date" office:date-value="1970-02-01" calcext:value-type="date">
            <text:p>01.02.1970</text:p>
          </table:table-cell>
          <table:table-cell table:style-name="ce43" office:value-type="string" calcext:value-type="string">
            <text:p>Bundesbeschluss über die inländische Zuckerwirtschaft</text:p>
          </table:table-cell>
          <table:table-cell table:style-name="ce53" office:value-type="string" calcext:value-type="string">
            <text:p>Fak.</text:p>
          </table:table-cell>
          <table:table-cell table:style-name="ce103" office:value-type="float" office:value="1634975" calcext:value-type="float">
            <text:p>1'634'975 <text:s/></text:p>
          </table:table-cell>
          <table:table-cell table:style-name="ce103" office:value-type="float" office:value="715486" calcext:value-type="float">
            <text:p>715'486 <text:s/></text:p>
          </table:table-cell>
          <table:table-cell table:style-name="ce127" office:value-type="float" office:value="43.7612807535283" calcext:value-type="float">
            <text:p>43.8 <text:s text:c="3"/></text:p>
          </table:table-cell>
          <table:table-cell table:style-name="ce103" office:value-type="float" office:value="13615" calcext:value-type="float">
            <text:p>13'615 <text:s/></text:p>
          </table:table-cell>
          <table:table-cell table:style-name="ce103" office:value-type="float" office:value="1195" calcext:value-type="float">
            <text:p>1'195 <text:s/></text:p>
          </table:table-cell>
          <table:table-cell table:style-name="ce103" office:value-type="float" office:value="700676" calcext:value-type="float">
            <text:p>700'676 <text:s/></text:p>
          </table:table-cell>
          <table:table-cell table:style-name="ce103" office:value-type="float" office:value="380023" calcext:value-type="float">
            <text:p>380'023 <text:s/></text:p>
          </table:table-cell>
          <table:table-cell table:style-name="ce103" office:value-type="float" office:value="320653" calcext:value-type="float">
            <text:p>320'653 <text:s/></text:p>
          </table:table-cell>
          <table:table-cell table:style-name="ce127" office:value-type="float" office:value="54.2366229184388" calcext:value-type="float">
            <text:p>54.2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1">
          <table:table-cell table:style-name="ce115" office:value-type="float" office:value="220" calcext:value-type="float">
            <text:p>220</text:p>
          </table:table-cell>
          <table:table-cell table:style-name="ce123" office:value-type="date" office:date-value="1970-06-07" calcext:value-type="date">
            <text:p>07.06.1970</text:p>
          </table:table-cell>
          <table:table-cell table:style-name="ce126" office:value-type="string" calcext:value-type="string">
            <text:p>Volksinitiative 'gegen die Ueberfremdung'</text:p>
          </table:table-cell>
          <table:table-cell table:style-name="ce52" office:value-type="string" calcext:value-type="string">
            <text:p>I.</text:p>
          </table:table-cell>
          <table:table-cell table:style-name="ce104" office:value-type="float" office:value="1641777" calcext:value-type="float">
            <text:p>1'641'777 <text:s/></text:p>
          </table:table-cell>
          <table:table-cell table:style-name="ce104" office:value-type="float" office:value="1226658" calcext:value-type="float">
            <text:p>1'226'658 <text:s/></text:p>
          </table:table-cell>
          <table:table-cell table:style-name="ce128" office:value-type="float" office:value="74.7152627914753" calcext:value-type="float">
            <text:p>74.7 <text:s text:c="3"/></text:p>
          </table:table-cell>
          <table:table-cell table:style-name="ce104" office:value-type="float" office:value="11740" calcext:value-type="float">
            <text:p>11'740 <text:s/></text:p>
          </table:table-cell>
          <table:table-cell table:style-name="ce104" office:value-type="float" office:value="2557" calcext:value-type="float">
            <text:p>2'557 <text:s/></text:p>
          </table:table-cell>
          <table:table-cell table:style-name="ce104" office:value-type="float" office:value="1212361" calcext:value-type="float">
            <text:p>1'212'361 <text:s/></text:p>
          </table:table-cell>
          <table:table-cell table:style-name="ce104" office:value-type="float" office:value="557517" calcext:value-type="float">
            <text:p>557'517 <text:s/></text:p>
          </table:table-cell>
          <table:table-cell table:style-name="ce104" office:value-type="float" office:value="654844" calcext:value-type="float">
            <text:p>654'844 <text:s/></text:p>
          </table:table-cell>
          <table:table-cell table:style-name="ce128" office:value-type="float" office:value="45.9860553086086" calcext:value-type="float">
            <text:p>46.0 <text:s text:c="3"/></text:p>
          </table:table-cell>
          <table:table-cell table:style-name="ce96" office:value-type="string" office:string-value="V" calcext:value-type="string">
            <text:p>V </text:p>
          </table:table-cell>
          <table:table-cell table:style-name="ce104" office:value-type="string" office:string-value="6 2/2" calcext:value-type="string">
            <text:p>6 2/2 </text:p>
          </table:table-cell>
          <table:table-cell table:style-name="ce104" office:value-type="string" office:string-value="13 4/2" calcext:value-type="string">
            <text:p>13 4/2 </text:p>
          </table:table-cell>
          <table:table-cell table:number-columns-repeated="1008"/>
        </table:table-row>
        <table:table-row table:style-name="ro5">
          <table:table-cell table:style-name="ce114" office:value-type="float" office:value="221" calcext:value-type="float">
            <text:p>221</text:p>
          </table:table-cell>
          <table:table-cell table:style-name="ce122" office:value-type="date" office:date-value="1970-09-27" calcext:value-type="date">
            <text:p>27.09.1970</text:p>
          </table:table-cell>
          <table:table-cell table:style-name="ce43" office:value-type="string" calcext:value-type="string">
            <text:p>Bundesbeschluss über die Ergänzung der Bundesverfassung durch einen Artikel 27quinquies betreffend die Förderung von Turnen und Sport</text:p>
          </table:table-cell>
          <table:table-cell table:style-name="ce53" office:value-type="string" calcext:value-type="string">
            <text:p>Obl.</text:p>
          </table:table-cell>
          <table:table-cell table:style-name="ce103" office:value-type="float" office:value="1648062" calcext:value-type="float">
            <text:p>1'648'062 <text:s/></text:p>
          </table:table-cell>
          <table:table-cell table:style-name="ce103" office:value-type="float" office:value="721383" calcext:value-type="float">
            <text:p>721'383 <text:s/></text:p>
          </table:table-cell>
          <table:table-cell table:style-name="ce127" office:value-type="float" office:value="43.7715935444176" calcext:value-type="float">
            <text:p>43.8 <text:s text:c="3"/></text:p>
          </table:table-cell>
          <table:table-cell table:style-name="ce103" office:value-type="float" office:value="17658" calcext:value-type="float">
            <text:p>17'658 <text:s/></text:p>
          </table:table-cell>
          <table:table-cell table:style-name="ce103" office:value-type="float" office:value="1081" calcext:value-type="float">
            <text:p>1'081 <text:s/></text:p>
          </table:table-cell>
          <table:table-cell table:style-name="ce103" office:value-type="float" office:value="702644" calcext:value-type="float">
            <text:p>702'644 <text:s/></text:p>
          </table:table-cell>
          <table:table-cell table:style-name="ce103" office:value-type="float" office:value="524361" calcext:value-type="float">
            <text:p>524'361 <text:s/></text:p>
          </table:table-cell>
          <table:table-cell table:style-name="ce103" office:value-type="float" office:value="178283" calcext:value-type="float">
            <text:p>178'283 <text:s/></text:p>
          </table:table-cell>
          <table:table-cell table:style-name="ce127" office:value-type="float" office:value="74.6268380573946" calcext:value-type="float">
            <text:p>74.6 <text:s text:c="3"/></text:p>
          </table:table-cell>
          <table:table-cell table:style-name="ce97" office:value-type="string" office:string-value="A" calcext:value-type="string">
            <text:p>A </text:p>
          </table:table-cell>
          <table:table-cell table:style-name="ce103" office:value-type="string" office:string-value="19 6/2" calcext:value-type="string">
            <text:p>19 6/2 </text:p>
          </table:table-cell>
          <table:table-cell table:style-name="ce103"/>
          <table:table-cell table:number-columns-repeated="1008"/>
        </table:table-row>
        <table:table-row table:style-name="ro3">
          <table:table-cell table:style-name="ce115" office:value-type="float" office:value="222" calcext:value-type="float">
            <text:p>222</text:p>
          </table:table-cell>
          <table:table-cell table:style-name="ce123" office:value-type="date" office:date-value="1970-09-27" calcext:value-type="date">
            <text:p>27.09.1970</text:p>
          </table:table-cell>
          <table:table-cell table:style-name="ce126" office:value-type="string" calcext:value-type="string">
            <text:p>Volksinitiative 'Recht auf Wohnung und Ausbau des Familienschutzes'</text:p>
          </table:table-cell>
          <table:table-cell table:style-name="ce52" office:value-type="string" calcext:value-type="string">
            <text:p>I.</text:p>
          </table:table-cell>
          <table:table-cell table:style-name="ce104" office:value-type="float" office:value="1648062" calcext:value-type="float">
            <text:p>1'648'062 <text:s/></text:p>
          </table:table-cell>
          <table:table-cell table:style-name="ce104" office:value-type="float" office:value="722070" calcext:value-type="float">
            <text:p>722'070 <text:s/></text:p>
          </table:table-cell>
          <table:table-cell table:style-name="ce128" office:value-type="float" office:value="43.8132788693629" calcext:value-type="float">
            <text:p>43.8 <text:s text:c="3"/></text:p>
          </table:table-cell>
          <table:table-cell table:style-name="ce104" office:value-type="float" office:value="16420" calcext:value-type="float">
            <text:p>16'420 <text:s/></text:p>
          </table:table-cell>
          <table:table-cell table:style-name="ce104" office:value-type="float" office:value="1192" calcext:value-type="float">
            <text:p>1'192 <text:s/></text:p>
          </table:table-cell>
          <table:table-cell table:style-name="ce104" office:value-type="float" office:value="704458" calcext:value-type="float">
            <text:p>704'458 <text:s/></text:p>
          </table:table-cell>
          <table:table-cell table:style-name="ce104" office:value-type="float" office:value="344640" calcext:value-type="float">
            <text:p>344'640 <text:s/></text:p>
          </table:table-cell>
          <table:table-cell table:style-name="ce104" office:value-type="float" office:value="359818" calcext:value-type="float">
            <text:p>359'818 <text:s/></text:p>
          </table:table-cell>
          <table:table-cell table:style-name="ce128" office:value-type="float" office:value="48.9227178909176" calcext:value-type="float">
            <text:p>48.9 <text:s text:c="3"/></text:p>
          </table:table-cell>
          <table:table-cell table:style-name="ce96" office:value-type="string" office:string-value="V" calcext:value-type="string">
            <text:p>V </text:p>
          </table:table-cell>
          <table:table-cell table:style-name="ce104" office:value-type="string" office:string-value="7 2/2" calcext:value-type="string">
            <text:p>7 2/2 </text:p>
          </table:table-cell>
          <table:table-cell table:style-name="ce104" office:value-type="string" office:string-value="12 4/2" calcext:value-type="string">
            <text:p>12 4/2 </text:p>
          </table:table-cell>
          <table:table-cell table:number-columns-repeated="1008"/>
        </table:table-row>
        <table:table-row table:style-name="ro3">
          <table:table-cell table:style-name="ce114" office:value-type="float" office:value="223" calcext:value-type="float">
            <text:p>223</text:p>
          </table:table-cell>
          <table:table-cell table:style-name="ce122" office:value-type="date" office:date-value="1970-11-15" calcext:value-type="date">
            <text:p>15.11.1970</text:p>
          </table:table-cell>
          <table:table-cell table:style-name="ce43" office:value-type="string" calcext:value-type="string">
            <text:p>Bundesbeschluss über die Änderung der Finanzordnung des Bundes</text:p>
          </table:table-cell>
          <table:table-cell table:style-name="ce53" office:value-type="string" calcext:value-type="string">
            <text:p>Obl.</text:p>
          </table:table-cell>
          <table:table-cell table:style-name="ce103" office:value-type="float" office:value="1665753" calcext:value-type="float">
            <text:p>1'665'753 <text:s/></text:p>
          </table:table-cell>
          <table:table-cell table:style-name="ce103" office:value-type="float" office:value="682095" calcext:value-type="float">
            <text:p>682'095 <text:s/></text:p>
          </table:table-cell>
          <table:table-cell table:style-name="ce127" office:value-type="float" office:value="40.94814777461" calcext:value-type="float">
            <text:p>40.9 <text:s text:c="3"/></text:p>
          </table:table-cell>
          <table:table-cell table:style-name="ce103" office:value-type="float" office:value="19658" calcext:value-type="float">
            <text:p>19'658 <text:s/></text:p>
          </table:table-cell>
          <table:table-cell table:style-name="ce103" office:value-type="float" office:value="1355" calcext:value-type="float">
            <text:p>1'355 <text:s/></text:p>
          </table:table-cell>
          <table:table-cell table:style-name="ce103" office:value-type="float" office:value="661082" calcext:value-type="float">
            <text:p>661'082 <text:s/></text:p>
          </table:table-cell>
          <table:table-cell table:style-name="ce103" office:value-type="float" office:value="366117" calcext:value-type="float">
            <text:p>366'117 <text:s/></text:p>
          </table:table-cell>
          <table:table-cell table:style-name="ce103" office:value-type="float" office:value="294965" calcext:value-type="float">
            <text:p>294'965 <text:s/></text:p>
          </table:table-cell>
          <table:table-cell table:style-name="ce127" office:value-type="float" office:value="55.3814806635183" calcext:value-type="float">
            <text:p>55.4 <text:s text:c="3"/></text:p>
          </table:table-cell>
          <table:table-cell table:style-name="ce97" office:value-type="string" office:string-value="V" calcext:value-type="string">
            <text:p>V </text:p>
          </table:table-cell>
          <table:table-cell table:style-name="ce103" office:value-type="string" office:string-value="8 2/2" calcext:value-type="string">
            <text:p>8 2/2 </text:p>
          </table:table-cell>
          <table:table-cell table:style-name="ce103" office:value-type="string" office:string-value="11 4/2" calcext:value-type="string">
            <text:p>11 4/2 </text:p>
          </table:table-cell>
          <table:table-cell table:number-columns-repeated="1008"/>
        </table:table-row>
        <table:table-row table:style-name="ro4">
          <table:table-cell table:style-name="ce115" office:value-type="float" office:value="224" calcext:value-type="float">
            <text:p>224</text:p>
          </table:table-cell>
          <table:table-cell table:style-name="ce123" office:value-type="date" office:date-value="1971-02-07" calcext:value-type="date">
            <text:p>07.02.1971</text:p>
          </table:table-cell>
          <table:table-cell table:style-name="ce126" office:value-type="string" calcext:value-type="string">
            <text:p>Bundesbeschluss über die Einführung des Frauenstimm- und Wahlrechts in eidgenössischen Angelegenheiten</text:p>
          </table:table-cell>
          <table:table-cell table:style-name="ce52" office:value-type="string" calcext:value-type="string">
            <text:p>Obl.</text:p>
          </table:table-cell>
          <table:table-cell table:style-name="ce104" office:value-type="float" office:value="1654708" calcext:value-type="float">
            <text:p>1'654'708 <text:s/></text:p>
          </table:table-cell>
          <table:table-cell table:style-name="ce104" office:value-type="float" office:value="955321" calcext:value-type="float">
            <text:p>955'321 <text:s/></text:p>
          </table:table-cell>
          <table:table-cell table:style-name="ce128" office:value-type="float" office:value="57.7335094772008" calcext:value-type="float">
            <text:p>57.7 <text:s text:c="3"/></text:p>
          </table:table-cell>
          <table:table-cell table:style-name="ce104" office:value-type="float" office:value="8600" calcext:value-type="float">
            <text:p>8'600 <text:s/></text:p>
          </table:table-cell>
          <table:table-cell table:style-name="ce104" office:value-type="float" office:value="1730" calcext:value-type="float">
            <text:p>1'730 <text:s/></text:p>
          </table:table-cell>
          <table:table-cell table:style-name="ce104" office:value-type="float" office:value="944991" calcext:value-type="float">
            <text:p>944'991 <text:s/></text:p>
          </table:table-cell>
          <table:table-cell table:style-name="ce104" office:value-type="float" office:value="621109" calcext:value-type="float">
            <text:p>621'109 <text:s/></text:p>
          </table:table-cell>
          <table:table-cell table:style-name="ce104" office:value-type="float" office:value="323882" calcext:value-type="float">
            <text:p>323'882 <text:s/></text:p>
          </table:table-cell>
          <table:table-cell table:style-name="ce128" office:value-type="float" office:value="65.7264460719732" calcext:value-type="float">
            <text:p>65.7 <text:s text:c="3"/></text:p>
          </table:table-cell>
          <table:table-cell table:style-name="ce96" office:value-type="string" office:string-value="A" calcext:value-type="string">
            <text:p>A </text:p>
          </table:table-cell>
          <table:table-cell table:style-name="ce104" office:value-type="string" office:string-value="14 3/2" calcext:value-type="string">
            <text:p>14 3/2 </text:p>
          </table:table-cell>
          <table:table-cell table:style-name="ce104" office:value-type="string" office:string-value="5 3/2" calcext:value-type="string">
            <text:p>5 3/2 </text:p>
          </table:table-cell>
          <table:table-cell table:number-columns-repeated="1008"/>
        </table:table-row>
        <table:table-row table:style-name="ro10">
          <table:table-cell table:style-name="ce114" office:value-type="float" office:value="225" calcext:value-type="float">
            <text:p>225</text:p>
          </table:table-cell>
          <table:table-cell table:style-name="ce122" office:value-type="date" office:date-value="1971-06-06" calcext:value-type="date">
            <text:p>06.06.1971</text:p>
          </table:table-cell>
          <table:table-cell table:style-name="ce43" office:value-type="string" calcext:value-type="string">
            <text:p>Bundesbeschluss über die Ergänzung der Bundesverfassung durch einen Artikel 24septies betreffend den Schutz des Menschen und seiner natürlichen Umwelt gegen schädliche oder lästige Einwirkungen</text:p>
          </table:table-cell>
          <table:table-cell table:style-name="ce53" office:value-type="string" calcext:value-type="string">
            <text:p>Obl.</text:p>
          </table:table-cell>
          <table:table-cell table:style-name="ce103" office:value-type="float" office:value="3565435" calcext:value-type="float">
            <text:p>3'565'435 <text:s/></text:p>
          </table:table-cell>
          <table:table-cell table:style-name="ce103" office:value-type="float" office:value="1349608" calcext:value-type="float">
            <text:p>1'349'608 <text:s/></text:p>
          </table:table-cell>
          <table:table-cell table:style-name="ce127" office:value-type="float" office:value="37.8525481462991" calcext:value-type="float">
            <text:p>37.9 <text:s text:c="3"/></text:p>
          </table:table-cell>
          <table:table-cell table:style-name="ce103" office:value-type="float" office:value="28252" calcext:value-type="float">
            <text:p>28'252 <text:s/></text:p>
          </table:table-cell>
          <table:table-cell table:style-name="ce103" office:value-type="float" office:value="2066" calcext:value-type="float">
            <text:p>2'066 <text:s/></text:p>
          </table:table-cell>
          <table:table-cell table:style-name="ce103" office:value-type="float" office:value="1319290" calcext:value-type="float">
            <text:p>1'319'290 <text:s/></text:p>
          </table:table-cell>
          <table:table-cell table:style-name="ce103" office:value-type="float" office:value="1222931" calcext:value-type="float">
            <text:p>1'222'931 <text:s/></text:p>
          </table:table-cell>
          <table:table-cell table:style-name="ce103" office:value-type="float" office:value="96359" calcext:value-type="float">
            <text:p>96'359 <text:s/></text:p>
          </table:table-cell>
          <table:table-cell table:style-name="ce127" office:value-type="float" office:value="92.6961471700688" calcext:value-type="float">
            <text:p>92.7 <text:s text:c="3"/></text:p>
          </table:table-cell>
          <table:table-cell table:style-name="ce97" office:value-type="string" office:string-value="A" calcext:value-type="string">
            <text:p>A </text:p>
          </table:table-cell>
          <table:table-cell table:style-name="ce103" office:value-type="string" office:string-value="19 6/2" calcext:value-type="string">
            <text:p>19 6/2 </text:p>
          </table:table-cell>
          <table:table-cell table:style-name="ce103"/>
          <table:table-cell table:number-columns-repeated="1008"/>
        </table:table-row>
        <table:table-row table:style-name="ro3">
          <table:table-cell table:style-name="ce115" office:value-type="float" office:value="226" calcext:value-type="float">
            <text:p>226</text:p>
          </table:table-cell>
          <table:table-cell table:style-name="ce123" office:value-type="date" office:date-value="1971-06-06" calcext:value-type="date">
            <text:p>06.06.1971</text:p>
          </table:table-cell>
          <table:table-cell table:style-name="ce126" office:value-type="string" calcext:value-type="string">
            <text:p>Bundesbeschluss über die Weiterführung der Finanzordnung des Bundes</text:p>
          </table:table-cell>
          <table:table-cell table:style-name="ce52" office:value-type="string" calcext:value-type="string">
            <text:p>Obl.</text:p>
          </table:table-cell>
          <table:table-cell table:style-name="ce104" office:value-type="float" office:value="3565435" calcext:value-type="float">
            <text:p>3'565'435 <text:s/></text:p>
          </table:table-cell>
          <table:table-cell table:style-name="ce104" office:value-type="float" office:value="1346363" calcext:value-type="float">
            <text:p>1'346'363 <text:s/></text:p>
          </table:table-cell>
          <table:table-cell table:style-name="ce128" office:value-type="float" office:value="37.7615354087229" calcext:value-type="float">
            <text:p>37.8 <text:s text:c="3"/></text:p>
          </table:table-cell>
          <table:table-cell table:style-name="ce104" office:value-type="float" office:value="64306" calcext:value-type="float">
            <text:p>64'306 <text:s/></text:p>
          </table:table-cell>
          <table:table-cell table:style-name="ce104" office:value-type="float" office:value="2477" calcext:value-type="float">
            <text:p>2'477 <text:s/></text:p>
          </table:table-cell>
          <table:table-cell table:style-name="ce104" office:value-type="float" office:value="1279583" calcext:value-type="float">
            <text:p>1'279'583 <text:s/></text:p>
          </table:table-cell>
          <table:table-cell table:style-name="ce104" office:value-type="float" office:value="930878" calcext:value-type="float">
            <text:p>930'878 <text:s/></text:p>
          </table:table-cell>
          <table:table-cell table:style-name="ce104" office:value-type="float" office:value="348702" calcext:value-type="float">
            <text:p>348'702 <text:s/></text:p>
          </table:table-cell>
          <table:table-cell table:style-name="ce128" office:value-type="float" office:value="72.7487144219197" calcext:value-type="float">
            <text:p>72.7 <text:s text:c="3"/></text:p>
          </table:table-cell>
          <table:table-cell table:style-name="ce96" office:value-type="string" office:string-value="A" calcext:value-type="string">
            <text:p>A </text:p>
          </table:table-cell>
          <table:table-cell table:style-name="ce104" office:value-type="string" office:string-value="19 6/2" calcext:value-type="string">
            <text:p>19 6/2 </text:p>
          </table:table-cell>
          <table:table-cell table:style-name="ce104"/>
          <table:table-cell table:number-columns-repeated="1008"/>
        </table:table-row>
        <table:table-row table:style-name="ro3">
          <table:table-cell table:style-name="ce114" office:value-type="float" office:value="227.1" calcext:value-type="float">
            <text:p>227.1</text:p>
          </table:table-cell>
          <table:table-cell table:style-name="ce122" office:value-type="date" office:date-value="1972-03-05" calcext:value-type="date">
            <text:p>05.03.1972</text:p>
          </table:table-cell>
          <table:table-cell table:style-name="ce43" office:value-type="string" calcext:value-type="string">
            <text:p>Volksinitiative 'zur Förderung des Wohnungsbaues'</text:p>
          </table:table-cell>
          <table:table-cell table:style-name="ce53" office:value-type="string" calcext:value-type="string">
            <text:p>I.</text:p>
          </table:table-cell>
          <table:table-cell table:style-name="ce103" office:value-type="float" office:value="3600759" calcext:value-type="float">
            <text:p>3'600'759 <text:s/></text:p>
          </table:table-cell>
          <table:table-cell table:style-name="ce103" office:value-type="float" office:value="1285893" calcext:value-type="float">
            <text:p>1'285'893 <text:s/></text:p>
          </table:table-cell>
          <table:table-cell table:style-name="ce127" office:value-type="float" office:value="35.7117207788691" calcext:value-type="float">
            <text:p>35.7 <text:s text:c="3"/></text:p>
          </table:table-cell>
          <table:table-cell table:style-name="ce103" office:value-type="float" office:value="26974" calcext:value-type="float">
            <text:p>26'974 <text:s/></text:p>
          </table:table-cell>
          <table:table-cell table:style-name="ce103" office:value-type="float" office:value="14427" calcext:value-type="float">
            <text:p>14'427 <text:s/></text:p>
          </table:table-cell>
          <table:table-cell table:style-name="ce103" office:value-type="float" office:value="1244492" calcext:value-type="float">
            <text:p>1'244'492 <text:s/></text:p>
          </table:table-cell>
          <table:table-cell table:style-name="ce103" office:value-type="float" office:value="360262" calcext:value-type="float">
            <text:p>360'262 <text:s/></text:p>
          </table:table-cell>
          <table:table-cell table:style-name="ce103" office:value-type="float" office:value="835315" calcext:value-type="float">
            <text:p>835'315 <text:s/></text:p>
          </table:table-cell>
          <table:table-cell table:style-name="ce127" office:value-type="float" office:value="28.9" calcext:value-type="float">
            <text:p>28.9 <text:s text:c="3"/></text:p>
          </table:table-cell>
          <table:table-cell table:style-name="ce97" office:value-type="string" office:string-value="V" calcext:value-type="string">
            <text:p>V </text:p>
          </table:table-cell>
          <table:table-cell table:style-name="ce103"/>
          <table:table-cell table:style-name="ce103" office:value-type="string" office:string-value="19 6/2" calcext:value-type="string">
            <text:p>19 6/2 </text:p>
          </table:table-cell>
          <table:table-cell table:number-columns-repeated="1008"/>
        </table:table-row>
        <table:table-row table:style-name="ro3">
          <table:table-cell table:style-name="ce115" office:value-type="float" office:value="227.2" calcext:value-type="float">
            <text:p>227.2</text:p>
          </table:table-cell>
          <table:table-cell table:style-name="ce123" office:value-type="date" office:date-value="1972-03-05" calcext:value-type="date">
            <text:p>05.03.1972</text:p>
          </table:table-cell>
          <table:table-cell table:style-name="ce126" office:value-type="string" calcext:value-type="string">
            <text:p>Gegenentwurf zur Volksinitiative 'zur Förderung des Wohnungsbaues'</text:p>
          </table:table-cell>
          <table:table-cell table:style-name="ce52" office:value-type="string" calcext:value-type="string">
            <text:p>GE</text:p>
          </table:table-cell>
          <table:table-cell table:style-name="ce104" office:value-type="float" office:value="3600759" calcext:value-type="float">
            <text:p>3'600'759 <text:s/></text:p>
          </table:table-cell>
          <table:table-cell table:style-name="ce104" office:value-type="float" office:value="1285893" calcext:value-type="float">
            <text:p>1'285'893 <text:s/></text:p>
          </table:table-cell>
          <table:table-cell table:style-name="ce128" office:value-type="float" office:value="35.7117207788691" calcext:value-type="float">
            <text:p>35.7 <text:s text:c="3"/></text:p>
          </table:table-cell>
          <table:table-cell table:style-name="ce104" office:value-type="float" office:value="26974" calcext:value-type="float">
            <text:p>26'974 <text:s/></text:p>
          </table:table-cell>
          <table:table-cell table:style-name="ce104" office:value-type="float" office:value="14427" calcext:value-type="float">
            <text:p>14'427 <text:s/></text:p>
          </table:table-cell>
          <table:table-cell table:style-name="ce104" office:value-type="float" office:value="1244492" calcext:value-type="float">
            <text:p>1'244'492 <text:s/></text:p>
          </table:table-cell>
          <table:table-cell table:style-name="ce104" office:value-type="float" office:value="727629" calcext:value-type="float">
            <text:p>727'629 <text:s/></text:p>
          </table:table-cell>
          <table:table-cell table:style-name="ce104" office:value-type="float" office:value="432872" calcext:value-type="float">
            <text:p>432'872 <text:s/></text:p>
          </table:table-cell>
          <table:table-cell table:style-name="ce128" office:value-type="float" office:value="58.5" calcext:value-type="float">
            <text:p>58.5 <text:s text:c="3"/></text:p>
          </table:table-cell>
          <table:table-cell table:style-name="ce96" office:value-type="string" office:string-value="A" calcext:value-type="string">
            <text:p>A </text:p>
          </table:table-cell>
          <table:table-cell table:style-name="ce104" office:value-type="string" office:string-value="18 6/2" calcext:value-type="string">
            <text:p>18 6/2 </text:p>
          </table:table-cell>
          <table:table-cell table:style-name="ce104" office:value-type="string" office:string-value="1" calcext:value-type="string">
            <text:p>1 </text:p>
          </table:table-cell>
          <table:table-cell table:number-columns-repeated="1008"/>
        </table:table-row>
        <table:table-row table:style-name="ro10">
          <table:table-cell table:style-name="ce114" office:value-type="float" office:value="228" calcext:value-type="float">
            <text:p>228</text:p>
          </table:table-cell>
          <table:table-cell table:style-name="ce122" office:value-type="date" office:date-value="1972-03-05" calcext:value-type="date">
            <text:p>05.03.1972</text:p>
          </table:table-cell>
          <table:table-cell table:style-name="ce43" office:value-type="string" calcext:value-type="string">
            <text:p>Bundesbeschluss betreffend die Ergänzung der Bundesverfassung durch einen Artikel 34septies über die Allgemeinverbindlicherklärung von Mietverträgen und Massnahmen zum Schutze der Mieter</text:p>
          </table:table-cell>
          <table:table-cell table:style-name="ce53" office:value-type="string" calcext:value-type="string">
            <text:p>Obl.</text:p>
          </table:table-cell>
          <table:table-cell table:style-name="ce103" office:value-type="float" office:value="3600759" calcext:value-type="float">
            <text:p>3'600'759 <text:s/></text:p>
          </table:table-cell>
          <table:table-cell table:style-name="ce103" office:value-type="float" office:value="1285714" calcext:value-type="float">
            <text:p>1'285'714 <text:s/></text:p>
          </table:table-cell>
          <table:table-cell table:style-name="ce127" office:value-type="float" office:value="35.7067496047361" calcext:value-type="float">
            <text:p>35.7 <text:s text:c="3"/></text:p>
          </table:table-cell>
          <table:table-cell table:style-name="ce103" office:value-type="float" office:value="44788" calcext:value-type="float">
            <text:p>44'788 <text:s/></text:p>
          </table:table-cell>
          <table:table-cell table:style-name="ce103" office:value-type="float" office:value="1959" calcext:value-type="float">
            <text:p>1'959 <text:s/></text:p>
          </table:table-cell>
          <table:table-cell table:style-name="ce103" office:value-type="float" office:value="1238117" calcext:value-type="float">
            <text:p>1'238'117 <text:s/></text:p>
          </table:table-cell>
          <table:table-cell table:style-name="ce103" office:value-type="float" office:value="1057322" calcext:value-type="float">
            <text:p>1'057'322 <text:s/></text:p>
          </table:table-cell>
          <table:table-cell table:style-name="ce103" office:value-type="float" office:value="180795" calcext:value-type="float">
            <text:p>180'795 <text:s/></text:p>
          </table:table-cell>
          <table:table-cell table:style-name="ce127" office:value-type="float" office:value="85.3975835886269" calcext:value-type="float">
            <text:p>85.4 <text:s text:c="3"/></text:p>
          </table:table-cell>
          <table:table-cell table:style-name="ce97" office:value-type="string" office:string-value="A" calcext:value-type="string">
            <text:p>A </text:p>
          </table:table-cell>
          <table:table-cell table:style-name="ce103" office:value-type="string" office:string-value="19 6/2" calcext:value-type="string">
            <text:p>19 6/2 </text:p>
          </table:table-cell>
          <table:table-cell table:style-name="ce103"/>
          <table:table-cell table:number-columns-repeated="1008"/>
        </table:table-row>
        <table:table-row table:style-name="ro3">
          <table:table-cell table:style-name="ce115" office:value-type="float" office:value="229" calcext:value-type="float">
            <text:p>229</text:p>
          </table:table-cell>
          <table:table-cell table:style-name="ce123" office:value-type="date" office:date-value="1972-06-04" calcext:value-type="date">
            <text:p>04.06.1972</text:p>
          </table:table-cell>
          <table:table-cell table:style-name="ce126" office:value-type="string" calcext:value-type="string">
            <text:p>Bundesbeschluss über Massnahmen zur Stabilisierung des Baumarktes</text:p>
          </table:table-cell>
          <table:table-cell table:style-name="ce52" office:value-type="string" calcext:value-type="string">
            <text:p>Obl.</text:p>
          </table:table-cell>
          <table:table-cell table:style-name="ce104" office:value-type="float" office:value="3604099" calcext:value-type="float">
            <text:p>3'604'099 <text:s/></text:p>
          </table:table-cell>
          <table:table-cell table:style-name="ce104" office:value-type="float" office:value="963855" calcext:value-type="float">
            <text:p>963'855 <text:s/></text:p>
          </table:table-cell>
          <table:table-cell table:style-name="ce128" office:value-type="float" office:value="26.7432997817208" calcext:value-type="float">
            <text:p>26.7 <text:s text:c="3"/></text:p>
          </table:table-cell>
          <table:table-cell table:style-name="ce104" office:value-type="float" office:value="33453" calcext:value-type="float">
            <text:p>33'453 <text:s/></text:p>
          </table:table-cell>
          <table:table-cell table:style-name="ce104" office:value-type="float" office:value="781" calcext:value-type="float">
            <text:p>781 <text:s/></text:p>
          </table:table-cell>
          <table:table-cell table:style-name="ce104" office:value-type="float" office:value="929621" calcext:value-type="float">
            <text:p>929'621 <text:s/></text:p>
          </table:table-cell>
          <table:table-cell table:style-name="ce104" office:value-type="float" office:value="774794" calcext:value-type="float">
            <text:p>774'794 <text:s/></text:p>
          </table:table-cell>
          <table:table-cell table:style-name="ce104" office:value-type="float" office:value="154827" calcext:value-type="float">
            <text:p>154'827 <text:s/></text:p>
          </table:table-cell>
          <table:table-cell table:style-name="ce128" office:value-type="float" office:value="83.3451481840449" calcext:value-type="float">
            <text:p>83.3 <text:s text:c="3"/></text:p>
          </table:table-cell>
          <table:table-cell table:style-name="ce96" office:value-type="string" office:string-value="A" calcext:value-type="string">
            <text:p>A </text:p>
          </table:table-cell>
          <table:table-cell table:style-name="ce104" office:value-type="string" office:string-value="19 6/2" calcext:value-type="string">
            <text:p>19 6/2 </text:p>
          </table:table-cell>
          <table:table-cell table:style-name="ce104"/>
          <table:table-cell table:number-columns-repeated="1008"/>
        </table:table-row>
        <table:table-row table:style-name="ro1">
          <table:table-cell table:style-name="ce114" office:value-type="float" office:value="230" calcext:value-type="float">
            <text:p>230</text:p>
          </table:table-cell>
          <table:table-cell table:style-name="ce122" office:value-type="date" office:date-value="1972-06-04" calcext:value-type="date">
            <text:p>04.06.1972</text:p>
          </table:table-cell>
          <table:table-cell table:style-name="ce43" office:value-type="string" calcext:value-type="string">
            <text:p>Bundesbeschluss über den Schutz der Währung</text:p>
          </table:table-cell>
          <table:table-cell table:style-name="ce53" office:value-type="string" calcext:value-type="string">
            <text:p>Obl.</text:p>
          </table:table-cell>
          <table:table-cell table:style-name="ce103" office:value-type="float" office:value="3604099" calcext:value-type="float">
            <text:p>3'604'099 <text:s/></text:p>
          </table:table-cell>
          <table:table-cell table:style-name="ce103" office:value-type="float" office:value="963187" calcext:value-type="float">
            <text:p>963'187 <text:s/></text:p>
          </table:table-cell>
          <table:table-cell table:style-name="ce127" office:value-type="float" office:value="26.7247653296982" calcext:value-type="float">
            <text:p>26.7 <text:s text:c="3"/></text:p>
          </table:table-cell>
          <table:table-cell table:style-name="ce103" office:value-type="float" office:value="40014" calcext:value-type="float">
            <text:p>40'014 <text:s/></text:p>
          </table:table-cell>
          <table:table-cell table:style-name="ce103" office:value-type="float" office:value="1035" calcext:value-type="float">
            <text:p>1'035 <text:s/></text:p>
          </table:table-cell>
          <table:table-cell table:style-name="ce103" office:value-type="float" office:value="922138" calcext:value-type="float">
            <text:p>922'138 <text:s/></text:p>
          </table:table-cell>
          <table:table-cell table:style-name="ce103" office:value-type="float" office:value="808974" calcext:value-type="float">
            <text:p>808'974 <text:s/></text:p>
          </table:table-cell>
          <table:table-cell table:style-name="ce103" office:value-type="float" office:value="113164" calcext:value-type="float">
            <text:p>113'164 <text:s/></text:p>
          </table:table-cell>
          <table:table-cell table:style-name="ce127" office:value-type="float" office:value="87.7280840828596" calcext:value-type="float">
            <text:p>87.7 <text:s text:c="3"/></text:p>
          </table:table-cell>
          <table:table-cell table:style-name="ce97" office:value-type="string" office:string-value="A" calcext:value-type="string">
            <text:p>A </text:p>
          </table:table-cell>
          <table:table-cell table:style-name="ce103" office:value-type="string" office:string-value="19 6/2" calcext:value-type="string">
            <text:p>19 6/2 </text:p>
          </table:table-cell>
          <table:table-cell table:style-name="ce103"/>
          <table:table-cell table:number-columns-repeated="1008"/>
        </table:table-row>
        <table:table-row table:style-name="ro3">
          <table:table-cell table:style-name="ce115" office:value-type="float" office:value="231" calcext:value-type="float">
            <text:p>231</text:p>
          </table:table-cell>
          <table:table-cell table:style-name="ce123" office:value-type="date" office:date-value="1972-09-24" calcext:value-type="date">
            <text:p>24.09.1972</text:p>
          </table:table-cell>
          <table:table-cell table:style-name="ce126" office:value-type="string" calcext:value-type="string">
            <text:p>Volksinitiative 'für eine vermehrte Rüstungskontrolle und ein Waffenausfuhrverbot'</text:p>
          </table:table-cell>
          <table:table-cell table:style-name="ce52" office:value-type="string" calcext:value-type="string">
            <text:p>I.</text:p>
          </table:table-cell>
          <table:table-cell table:style-name="ce104" office:value-type="float" office:value="3620937" calcext:value-type="float">
            <text:p>3'620'937 <text:s/></text:p>
          </table:table-cell>
          <table:table-cell table:style-name="ce104" office:value-type="float" office:value="1198239" calcext:value-type="float">
            <text:p>1'198'239 <text:s/></text:p>
          </table:table-cell>
          <table:table-cell table:style-name="ce128" office:value-type="float" office:value="33.0919593464344" calcext:value-type="float">
            <text:p>33.1 <text:s text:c="3"/></text:p>
          </table:table-cell>
          <table:table-cell table:style-name="ce104" office:value-type="float" office:value="18598" calcext:value-type="float">
            <text:p>18'598 <text:s/></text:p>
          </table:table-cell>
          <table:table-cell table:style-name="ce104" office:value-type="float" office:value="1762" calcext:value-type="float">
            <text:p>1'762 <text:s/></text:p>
          </table:table-cell>
          <table:table-cell table:style-name="ce104" office:value-type="float" office:value="1177879" calcext:value-type="float">
            <text:p>1'177'879 <text:s/></text:p>
          </table:table-cell>
          <table:table-cell table:style-name="ce104" office:value-type="float" office:value="585046" calcext:value-type="float">
            <text:p>585'046 <text:s/></text:p>
          </table:table-cell>
          <table:table-cell table:style-name="ce104" office:value-type="float" office:value="592833" calcext:value-type="float">
            <text:p>592'833 <text:s/></text:p>
          </table:table-cell>
          <table:table-cell table:style-name="ce128" office:value-type="float" office:value="49.6694482200634" calcext:value-type="float">
            <text:p>49.7 <text:s text:c="3"/></text:p>
          </table:table-cell>
          <table:table-cell table:style-name="ce96" office:value-type="string" office:string-value="V" calcext:value-type="string">
            <text:p>V </text:p>
          </table:table-cell>
          <table:table-cell table:style-name="ce104" office:value-type="string" office:string-value="6 2/2" calcext:value-type="string">
            <text:p>6 2/2 </text:p>
          </table:table-cell>
          <table:table-cell table:style-name="ce104" office:value-type="string" office:string-value="13 4/2" calcext:value-type="string">
            <text:p>13 4/2 </text:p>
          </table:table-cell>
          <table:table-cell table:number-columns-repeated="1008"/>
        </table:table-row>
        <table:table-row table:style-name="ro3">
          <table:table-cell table:style-name="ce114" office:value-type="float" office:value="232.1" calcext:value-type="float">
            <text:p>232.1</text:p>
          </table:table-cell>
          <table:table-cell table:style-name="ce122" office:value-type="date" office:date-value="1972-12-03" calcext:value-type="date">
            <text:p>03.12.1972</text:p>
          </table:table-cell>
          <table:table-cell table:style-name="ce43" office:value-type="string" calcext:value-type="string">
            <text:p>Volksinitiative 'zur Einführung einer Volkspension'</text:p>
          </table:table-cell>
          <table:table-cell table:style-name="ce53" office:value-type="string" calcext:value-type="string">
            <text:p>I.</text:p>
          </table:table-cell>
          <table:table-cell table:style-name="ce103" office:value-type="float" office:value="3628891" calcext:value-type="float">
            <text:p>3'628'891 <text:s/></text:p>
          </table:table-cell>
          <table:table-cell table:style-name="ce103" office:value-type="float" office:value="1921226" calcext:value-type="float">
            <text:p>1'921'226 <text:s/></text:p>
          </table:table-cell>
          <table:table-cell table:style-name="ce127" office:value-type="float" office:value="52.9425105355879" calcext:value-type="float">
            <text:p>52.9 <text:s text:c="3"/></text:p>
          </table:table-cell>
          <table:table-cell table:style-name="ce103" office:value-type="float" office:value="20837" calcext:value-type="float">
            <text:p>20'837 <text:s/></text:p>
          </table:table-cell>
          <table:table-cell table:style-name="ce103" office:value-type="float" office:value="15614" calcext:value-type="float">
            <text:p>15'614 <text:s/></text:p>
          </table:table-cell>
          <table:table-cell table:style-name="ce103" office:value-type="float" office:value="1884775" calcext:value-type="float">
            <text:p>1'884'775 <text:s/></text:p>
          </table:table-cell>
          <table:table-cell table:style-name="ce103" office:value-type="float" office:value="294511" calcext:value-type="float">
            <text:p>294'511 <text:s/></text:p>
          </table:table-cell>
          <table:table-cell table:style-name="ce103" office:value-type="float" office:value="1481488" calcext:value-type="float">
            <text:p>1'481'488 <text:s/></text:p>
          </table:table-cell>
          <table:table-cell table:style-name="ce127" office:value-type="float" office:value="15.6" calcext:value-type="float">
            <text:p>15.6 <text:s text:c="3"/></text:p>
          </table:table-cell>
          <table:table-cell table:style-name="ce97" office:value-type="string" office:string-value="V" calcext:value-type="string">
            <text:p>V </text:p>
          </table:table-cell>
          <table:table-cell table:style-name="ce103"/>
          <table:table-cell table:style-name="ce103" office:value-type="string" office:string-value="19 6/2" calcext:value-type="string">
            <text:p>19 6/2 </text:p>
          </table:table-cell>
          <table:table-cell table:number-columns-repeated="1008"/>
        </table:table-row>
        <table:table-row table:style-name="ro3">
          <table:table-cell table:style-name="ce115" office:value-type="float" office:value="232.2" calcext:value-type="float">
            <text:p>232.2</text:p>
          </table:table-cell>
          <table:table-cell table:style-name="ce123" office:value-type="date" office:date-value="1972-12-03" calcext:value-type="date">
            <text:p>03.12.1972</text:p>
          </table:table-cell>
          <table:table-cell table:style-name="ce126" office:value-type="string" calcext:value-type="string">
            <text:p>Gegenentwurf zur Volksinitiative 'zur Einführung einer Volkspension'</text:p>
          </table:table-cell>
          <table:table-cell table:style-name="ce52" office:value-type="string" calcext:value-type="string">
            <text:p>GE</text:p>
          </table:table-cell>
          <table:table-cell table:style-name="ce104" office:value-type="float" office:value="3628891" calcext:value-type="float">
            <text:p>3'628'891 <text:s/></text:p>
          </table:table-cell>
          <table:table-cell table:style-name="ce104" office:value-type="float" office:value="1921226" calcext:value-type="float">
            <text:p>1'921'226 <text:s/></text:p>
          </table:table-cell>
          <table:table-cell table:style-name="ce128" office:value-type="float" office:value="52.9425105355879" calcext:value-type="float">
            <text:p>52.9 <text:s text:c="3"/></text:p>
          </table:table-cell>
          <table:table-cell table:style-name="ce104" office:value-type="float" office:value="20837" calcext:value-type="float">
            <text:p>20'837 <text:s/></text:p>
          </table:table-cell>
          <table:table-cell table:style-name="ce104" office:value-type="float" office:value="15614" calcext:value-type="float">
            <text:p>15'614 <text:s/></text:p>
          </table:table-cell>
          <table:table-cell table:style-name="ce104" office:value-type="float" office:value="1884775" calcext:value-type="float">
            <text:p>1'884'775 <text:s/></text:p>
          </table:table-cell>
          <table:table-cell table:style-name="ce104" office:value-type="float" office:value="1393797" calcext:value-type="float">
            <text:p>1'393'797 <text:s/></text:p>
          </table:table-cell>
          <table:table-cell table:style-name="ce104" office:value-type="float" office:value="418018" calcext:value-type="float">
            <text:p>418'018 <text:s/></text:p>
          </table:table-cell>
          <table:table-cell table:style-name="ce128" office:value-type="float" office:value="74" calcext:value-type="float">
            <text:p>74.0 <text:s text:c="3"/></text:p>
          </table:table-cell>
          <table:table-cell table:style-name="ce96" office:value-type="string" office:string-value="A" calcext:value-type="string">
            <text:p>A </text:p>
          </table:table-cell>
          <table:table-cell table:style-name="ce104" office:value-type="string" office:string-value="19 6/2" calcext:value-type="string">
            <text:p>19 6/2 </text:p>
          </table:table-cell>
          <table:table-cell table:style-name="ce104"/>
          <table:table-cell table:number-columns-repeated="1008"/>
        </table:table-row>
        <table:table-row table:style-name="ro9">
          <table:table-cell table:style-name="ce114" office:value-type="float" office:value="233" calcext:value-type="float">
            <text:p>233</text:p>
          </table:table-cell>
          <table:table-cell table:style-name="ce122" office:value-type="date" office:date-value="1972-12-03" calcext:value-type="date">
            <text:p>03.12.1972</text:p>
          </table:table-cell>
          <table:table-cell table:style-name="ce43" office:value-type="string" calcext:value-type="string">
            <text:p>Bundesbeschluss über die Abkommen zwischen der Schweizerischen Eidgenossenschaft und der Europäischen Wirtschaftsgemeinschaft sowie den Mitgliedstaaten der Europäischen Gemeinschaft für Kohle und Stahl</text:p>
          </table:table-cell>
          <table:table-cell table:style-name="ce53" office:value-type="string" calcext:value-type="string">
            <text:p>Obl.</text:p>
          </table:table-cell>
          <table:table-cell table:style-name="ce103" office:value-type="float" office:value="3628891" calcext:value-type="float">
            <text:p>3'628'891 <text:s/></text:p>
          </table:table-cell>
          <table:table-cell table:style-name="ce103" office:value-type="float" office:value="1920153" calcext:value-type="float">
            <text:p>1'920'153 <text:s/></text:p>
          </table:table-cell>
          <table:table-cell table:style-name="ce127" office:value-type="float" office:value="52.9129422735486" calcext:value-type="float">
            <text:p>52.9 <text:s text:c="3"/></text:p>
          </table:table-cell>
          <table:table-cell table:style-name="ce103" office:value-type="float" office:value="62125" calcext:value-type="float">
            <text:p>62'125 <text:s/></text:p>
          </table:table-cell>
          <table:table-cell table:style-name="ce103" office:value-type="float" office:value="3569" calcext:value-type="float">
            <text:p>3'569 <text:s/></text:p>
          </table:table-cell>
          <table:table-cell table:style-name="ce103" office:value-type="float" office:value="1854459" calcext:value-type="float">
            <text:p>1'854'459 <text:s/></text:p>
          </table:table-cell>
          <table:table-cell table:style-name="ce103" office:value-type="float" office:value="1344994" calcext:value-type="float">
            <text:p>1'344'994 <text:s/></text:p>
          </table:table-cell>
          <table:table-cell table:style-name="ce103" office:value-type="float" office:value="509465" calcext:value-type="float">
            <text:p>509'465 <text:s/></text:p>
          </table:table-cell>
          <table:table-cell table:style-name="ce127" office:value-type="float" office:value="72.527567339046" calcext:value-type="float">
            <text:p>72.5 <text:s text:c="3"/></text:p>
          </table:table-cell>
          <table:table-cell table:style-name="ce97" office:value-type="string" office:string-value="A" calcext:value-type="string">
            <text:p>A </text:p>
          </table:table-cell>
          <table:table-cell table:style-name="ce103" office:value-type="string" office:string-value="19 6/2" calcext:value-type="string">
            <text:p>19 6/2 </text:p>
          </table:table-cell>
          <table:table-cell table:style-name="ce103"/>
          <table:table-cell table:number-columns-repeated="1008"/>
        </table:table-row>
        <table:table-row table:style-name="ro4">
          <table:table-cell table:style-name="ce115" office:value-type="float" office:value="234" calcext:value-type="float">
            <text:p>234</text:p>
          </table:table-cell>
          <table:table-cell table:style-name="ce123" office:value-type="date" office:date-value="1973-03-04" calcext:value-type="date">
            <text:p>04.03.1973</text:p>
          </table:table-cell>
          <table:table-cell table:style-name="ce126" office:value-type="string" calcext:value-type="string">
            <text:p>Bundesbeschluss über die Änderung der Bundesverfassung betreffend das Bildungswesen</text:p>
          </table:table-cell>
          <table:table-cell table:style-name="ce52" office:value-type="string" calcext:value-type="string">
            <text:p>Obl.</text:p>
          </table:table-cell>
          <table:table-cell table:style-name="ce104" office:value-type="float" office:value="3633517" calcext:value-type="float">
            <text:p>3'633'517 <text:s/></text:p>
          </table:table-cell>
          <table:table-cell table:style-name="ce104" office:value-type="float" office:value="999302" calcext:value-type="float">
            <text:p>999'302 <text:s/></text:p>
          </table:table-cell>
          <table:table-cell table:style-name="ce128" office:value-type="float" office:value="27.5023345150167" calcext:value-type="float">
            <text:p>27.5 <text:s text:c="3"/></text:p>
          </table:table-cell>
          <table:table-cell table:style-name="ce104" office:value-type="float" office:value="35349" calcext:value-type="float">
            <text:p>35'349 <text:s/></text:p>
          </table:table-cell>
          <table:table-cell table:style-name="ce104" office:value-type="float" office:value="2111" calcext:value-type="float">
            <text:p>2'111 <text:s/></text:p>
          </table:table-cell>
          <table:table-cell table:style-name="ce104" office:value-type="float" office:value="961842" calcext:value-type="float">
            <text:p>961'842 <text:s/></text:p>
          </table:table-cell>
          <table:table-cell table:style-name="ce104" office:value-type="float" office:value="507414" calcext:value-type="float">
            <text:p>507'414 <text:s/></text:p>
          </table:table-cell>
          <table:table-cell table:style-name="ce104" office:value-type="float" office:value="454428" calcext:value-type="float">
            <text:p>454'428 <text:s/></text:p>
          </table:table-cell>
          <table:table-cell table:style-name="ce128" office:value-type="float" office:value="52.7544024902219" calcext:value-type="float">
            <text:p>52.8 <text:s text:c="3"/></text:p>
          </table:table-cell>
          <table:table-cell table:style-name="ce96" office:value-type="string" office:string-value="V" calcext:value-type="string">
            <text:p>V </text:p>
          </table:table-cell>
          <table:table-cell table:style-name="ce104" office:value-type="string" office:string-value="9 3/2" calcext:value-type="string">
            <text:p>9 3/2 </text:p>
          </table:table-cell>
          <table:table-cell table:style-name="ce104" office:value-type="string" office:string-value="10 3/2" calcext:value-type="string">
            <text:p>10 3/2 </text:p>
          </table:table-cell>
          <table:table-cell table:number-columns-repeated="1008"/>
        </table:table-row>
        <table:table-row table:style-name="ro4">
          <table:table-cell table:style-name="ce114" office:value-type="float" office:value="235" calcext:value-type="float">
            <text:p>235</text:p>
          </table:table-cell>
          <table:table-cell table:style-name="ce122" office:value-type="date" office:date-value="1973-03-04" calcext:value-type="date">
            <text:p>04.03.1973</text:p>
          </table:table-cell>
          <table:table-cell table:style-name="ce43" office:value-type="string" calcext:value-type="string">
            <text:p>Bundesbeschluss über die Ergänzung der Bundesverfassung betreffend die Förderung der wissenschaftlichen Forschung</text:p>
          </table:table-cell>
          <table:table-cell table:style-name="ce53" office:value-type="string" calcext:value-type="string">
            <text:p>Obl.</text:p>
          </table:table-cell>
          <table:table-cell table:style-name="ce103" office:value-type="float" office:value="3633517" calcext:value-type="float">
            <text:p>3'633'517 <text:s/></text:p>
          </table:table-cell>
          <table:table-cell table:style-name="ce103" office:value-type="float" office:value="999497" calcext:value-type="float">
            <text:p>999'497 <text:s/></text:p>
          </table:table-cell>
          <table:table-cell table:style-name="ce127" office:value-type="float" office:value="27.5077012162046" calcext:value-type="float">
            <text:p>27.5 <text:s text:c="3"/></text:p>
          </table:table-cell>
          <table:table-cell table:style-name="ce103" office:value-type="float" office:value="39922" calcext:value-type="float">
            <text:p>39'922 <text:s/></text:p>
          </table:table-cell>
          <table:table-cell table:style-name="ce103" office:value-type="float" office:value="2090" calcext:value-type="float">
            <text:p>2'090 <text:s/></text:p>
          </table:table-cell>
          <table:table-cell table:style-name="ce103" office:value-type="float" office:value="957485" calcext:value-type="float">
            <text:p>957'485 <text:s/></text:p>
          </table:table-cell>
          <table:table-cell table:style-name="ce103" office:value-type="float" office:value="617628" calcext:value-type="float">
            <text:p>617'628 <text:s/></text:p>
          </table:table-cell>
          <table:table-cell table:style-name="ce103" office:value-type="float" office:value="339857" calcext:value-type="float">
            <text:p>339'857 <text:s/></text:p>
          </table:table-cell>
          <table:table-cell table:style-name="ce127" office:value-type="float" office:value="64.5052402909706" calcext:value-type="float">
            <text:p>64.5 <text:s text:c="3"/></text:p>
          </table:table-cell>
          <table:table-cell table:style-name="ce97" office:value-type="string" office:string-value="A" calcext:value-type="string">
            <text:p>A </text:p>
          </table:table-cell>
          <table:table-cell table:style-name="ce103" office:value-type="string" office:string-value="17 4/2" calcext:value-type="string">
            <text:p>17 4/2 </text:p>
          </table:table-cell>
          <table:table-cell table:style-name="ce103" office:value-type="string" office:string-value="2 2/2" calcext:value-type="string">
            <text:p>2 2/2 </text:p>
          </table:table-cell>
          <table:table-cell table:number-columns-repeated="1008"/>
        </table:table-row>
        <table:table-row table:style-name="ro4">
          <table:table-cell table:style-name="ce115" office:value-type="float" office:value="236" calcext:value-type="float">
            <text:p>236</text:p>
          </table:table-cell>
          <table:table-cell table:style-name="ce123" office:value-type="date" office:date-value="1973-05-20" calcext:value-type="date">
            <text:p>20.05.1973</text:p>
          </table:table-cell>
          <table:table-cell table:style-name="ce126" office:value-type="string" calcext:value-type="string">
            <text:p>Bundesbeschluss über die Aufhebung des Jesuiten- und des Klosterartikels der Bundesverfassung (Art. 51 und 52)</text:p>
          </table:table-cell>
          <table:table-cell table:style-name="ce52" office:value-type="string" calcext:value-type="string">
            <text:p>Obl.</text:p>
          </table:table-cell>
          <table:table-cell table:style-name="ce104" office:value-type="float" office:value="3642756" calcext:value-type="float">
            <text:p>3'642'756 <text:s/></text:p>
          </table:table-cell>
          <table:table-cell table:style-name="ce104" office:value-type="float" office:value="1467494" calcext:value-type="float">
            <text:p>1'467'494 <text:s/></text:p>
          </table:table-cell>
          <table:table-cell table:style-name="ce128" office:value-type="float" office:value="40.2852675282122" calcext:value-type="float">
            <text:p>40.3 <text:s text:c="3"/></text:p>
          </table:table-cell>
          <table:table-cell table:style-name="ce104" office:value-type="float" office:value="25051" calcext:value-type="float">
            <text:p>25'051 <text:s/></text:p>
          </table:table-cell>
          <table:table-cell table:style-name="ce104" office:value-type="float" office:value="2443" calcext:value-type="float">
            <text:p>2'443 <text:s/></text:p>
          </table:table-cell>
          <table:table-cell table:style-name="ce104" office:value-type="float" office:value="1440000" calcext:value-type="float">
            <text:p>1'440'000 <text:s/></text:p>
          </table:table-cell>
          <table:table-cell table:style-name="ce104" office:value-type="float" office:value="791076" calcext:value-type="float">
            <text:p>791'076 <text:s/></text:p>
          </table:table-cell>
          <table:table-cell table:style-name="ce104" office:value-type="float" office:value="648924" calcext:value-type="float">
            <text:p>648'924 <text:s/></text:p>
          </table:table-cell>
          <table:table-cell table:style-name="ce128" office:value-type="float" office:value="54.9358333333333" calcext:value-type="float">
            <text:p>54.9 <text:s text:c="3"/></text:p>
          </table:table-cell>
          <table:table-cell table:style-name="ce96" office:value-type="string" office:string-value="A" calcext:value-type="string">
            <text:p>A </text:p>
          </table:table-cell>
          <table:table-cell table:style-name="ce104" office:value-type="string" office:string-value="14 5/2" calcext:value-type="string">
            <text:p>14 5/2 </text:p>
          </table:table-cell>
          <table:table-cell table:style-name="ce104" office:value-type="string" office:string-value="5 1/2" calcext:value-type="string">
            <text:p>5 1/2 </text:p>
          </table:table-cell>
          <table:table-cell table:number-columns-repeated="1008"/>
        </table:table-row>
        <table:table-row table:style-name="ro3">
          <table:table-cell table:style-name="ce114" office:value-type="float" office:value="237" calcext:value-type="float">
            <text:p>237</text:p>
          </table:table-cell>
          <table:table-cell table:style-name="ce122" office:value-type="date" office:date-value="1973-12-02" calcext:value-type="date">
            <text:p>02.12.1973</text:p>
          </table:table-cell>
          <table:table-cell table:style-name="ce43" office:value-type="string" calcext:value-type="string">
            <text:p>Bundesbeschluss über Massnahmen zur Ueberwachung der Preise</text:p>
          </table:table-cell>
          <table:table-cell table:style-name="ce53" office:value-type="string" calcext:value-type="string">
            <text:p>Obl.</text:p>
          </table:table-cell>
          <table:table-cell table:style-name="ce103" office:value-type="float" office:value="3665107" calcext:value-type="float">
            <text:p>3'665'107 <text:s/></text:p>
          </table:table-cell>
          <table:table-cell table:style-name="ce103" office:value-type="float" office:value="1283799" calcext:value-type="float">
            <text:p>1'283'799 <text:s/></text:p>
          </table:table-cell>
          <table:table-cell table:style-name="ce127" office:value-type="float" office:value="35.0275994670824" calcext:value-type="float">
            <text:p>35.0 <text:s text:c="3"/></text:p>
          </table:table-cell>
          <table:table-cell table:style-name="ce103" office:value-type="float" office:value="25076" calcext:value-type="float">
            <text:p>25'076 <text:s/></text:p>
          </table:table-cell>
          <table:table-cell table:style-name="ce103" office:value-type="float" office:value="1701" calcext:value-type="float">
            <text:p>1'701 <text:s/></text:p>
          </table:table-cell>
          <table:table-cell table:style-name="ce103" office:value-type="float" office:value="1257016" calcext:value-type="float">
            <text:p>1'257'016 <text:s/></text:p>
          </table:table-cell>
          <table:table-cell table:style-name="ce103" office:value-type="float" office:value="751173" calcext:value-type="float">
            <text:p>751'173 <text:s/></text:p>
          </table:table-cell>
          <table:table-cell table:style-name="ce103" office:value-type="float" office:value="505843" calcext:value-type="float">
            <text:p>505'843 <text:s/></text:p>
          </table:table-cell>
          <table:table-cell table:style-name="ce127" office:value-type="float" office:value="59.7584278959059" calcext:value-type="float">
            <text:p>59.8 <text:s text:c="3"/></text:p>
          </table:table-cell>
          <table:table-cell table:style-name="ce97" office:value-type="string" office:string-value="A" calcext:value-type="string">
            <text:p>A </text:p>
          </table:table-cell>
          <table:table-cell table:style-name="ce103" office:value-type="string" office:string-value="17 6/2" calcext:value-type="string">
            <text:p>17 6/2 </text:p>
          </table:table-cell>
          <table:table-cell table:style-name="ce103" office:value-type="string" office:string-value="2" calcext:value-type="string">
            <text:p>2 </text:p>
          </table:table-cell>
          <table:table-cell table:number-columns-repeated="1008"/>
        </table:table-row>
        <table:table-row table:style-name="ro3">
          <table:table-cell table:style-name="ce115" office:value-type="float" office:value="238" calcext:value-type="float">
            <text:p>238</text:p>
          </table:table-cell>
          <table:table-cell table:style-name="ce123" office:value-type="date" office:date-value="1973-12-02" calcext:value-type="date">
            <text:p>02.12.1973</text:p>
          </table:table-cell>
          <table:table-cell table:style-name="ce126" office:value-type="string" calcext:value-type="string">
            <text:p>Bundesbeschluss über Massnahmen auf dem Gebiete des Kreditwesens</text:p>
          </table:table-cell>
          <table:table-cell table:style-name="ce52" office:value-type="string" calcext:value-type="string">
            <text:p>Obl.</text:p>
          </table:table-cell>
          <table:table-cell table:style-name="ce104" office:value-type="float" office:value="3665107" calcext:value-type="float">
            <text:p>3'665'107 <text:s/></text:p>
          </table:table-cell>
          <table:table-cell table:style-name="ce104" office:value-type="float" office:value="1282565" calcext:value-type="float">
            <text:p>1'282'565 <text:s/></text:p>
          </table:table-cell>
          <table:table-cell table:style-name="ce128" office:value-type="float" office:value="34.9939306001162" calcext:value-type="float">
            <text:p>35.0 <text:s text:c="3"/></text:p>
          </table:table-cell>
          <table:table-cell table:style-name="ce104" office:value-type="float" office:value="36398" calcext:value-type="float">
            <text:p>36'398 <text:s/></text:p>
          </table:table-cell>
          <table:table-cell table:style-name="ce104" office:value-type="float" office:value="1811" calcext:value-type="float">
            <text:p>1'811 <text:s/></text:p>
          </table:table-cell>
          <table:table-cell table:style-name="ce104" office:value-type="float" office:value="1244352" calcext:value-type="float">
            <text:p>1'244'352 <text:s/></text:p>
          </table:table-cell>
          <table:table-cell table:style-name="ce104" office:value-type="float" office:value="810307" calcext:value-type="float">
            <text:p>810'307 <text:s/></text:p>
          </table:table-cell>
          <table:table-cell table:style-name="ce104" office:value-type="float" office:value="434045" calcext:value-type="float">
            <text:p>434'045 <text:s/></text:p>
          </table:table-cell>
          <table:table-cell table:style-name="ce128" office:value-type="float" office:value="65.118792753176" calcext:value-type="float">
            <text:p>65.1 <text:s text:c="3"/></text:p>
          </table:table-cell>
          <table:table-cell table:style-name="ce96" office:value-type="string" office:string-value="A" calcext:value-type="string">
            <text:p>A </text:p>
          </table:table-cell>
          <table:table-cell table:style-name="ce104" office:value-type="string" office:string-value="16 5/2" calcext:value-type="string">
            <text:p>16 5/2 </text:p>
          </table:table-cell>
          <table:table-cell table:style-name="ce104" office:value-type="string" office:string-value="3 1/2" calcext:value-type="string">
            <text:p>3 1/2 </text:p>
          </table:table-cell>
          <table:table-cell table:number-columns-repeated="1008"/>
        </table:table-row>
        <table:table-row table:style-name="ro3">
          <table:table-cell table:style-name="ce114" office:value-type="float" office:value="239" calcext:value-type="float">
            <text:p>239</text:p>
          </table:table-cell>
          <table:table-cell table:style-name="ce122" office:value-type="date" office:date-value="1973-12-02" calcext:value-type="date">
            <text:p>02.12.1973</text:p>
          </table:table-cell>
          <table:table-cell table:style-name="ce43" office:value-type="string" calcext:value-type="string">
            <text:p>Bundesbeschluss über Massnahmen zur Stabilisierung des Baumarktes</text:p>
          </table:table-cell>
          <table:table-cell table:style-name="ce53" office:value-type="string" calcext:value-type="string">
            <text:p>Obl.</text:p>
          </table:table-cell>
          <table:table-cell table:style-name="ce103" office:value-type="float" office:value="3665107" calcext:value-type="float">
            <text:p>3'665'107 <text:s/></text:p>
          </table:table-cell>
          <table:table-cell table:style-name="ce103" office:value-type="float" office:value="1283243" calcext:value-type="float">
            <text:p>1'283'243 <text:s/></text:p>
          </table:table-cell>
          <table:table-cell table:style-name="ce127" office:value-type="float" office:value="35.0124293779145" calcext:value-type="float">
            <text:p>35.0 <text:s text:c="3"/></text:p>
          </table:table-cell>
          <table:table-cell table:style-name="ce103" office:value-type="float" office:value="28991" calcext:value-type="float">
            <text:p>28'991 <text:s/></text:p>
          </table:table-cell>
          <table:table-cell table:style-name="ce103" office:value-type="float" office:value="1745" calcext:value-type="float">
            <text:p>1'745 <text:s/></text:p>
          </table:table-cell>
          <table:table-cell table:style-name="ce103" office:value-type="float" office:value="1252505" calcext:value-type="float">
            <text:p>1'252'505 <text:s/></text:p>
          </table:table-cell>
          <table:table-cell table:style-name="ce103" office:value-type="float" office:value="881662" calcext:value-type="float">
            <text:p>881'662 <text:s/></text:p>
          </table:table-cell>
          <table:table-cell table:style-name="ce103" office:value-type="float" office:value="370843" calcext:value-type="float">
            <text:p>370'843 <text:s/></text:p>
          </table:table-cell>
          <table:table-cell table:style-name="ce127" office:value-type="float" office:value="70.3918946431352" calcext:value-type="float">
            <text:p>70.4 <text:s text:c="3"/></text:p>
          </table:table-cell>
          <table:table-cell table:style-name="ce97" office:value-type="string" office:string-value="A" calcext:value-type="string">
            <text:p>A </text:p>
          </table:table-cell>
          <table:table-cell table:style-name="ce103" office:value-type="string" office:string-value="17 6/2" calcext:value-type="string">
            <text:p>17 6/2 </text:p>
          </table:table-cell>
          <table:table-cell table:style-name="ce103" office:value-type="string" office:string-value="2" calcext:value-type="string">
            <text:p>2 </text:p>
          </table:table-cell>
          <table:table-cell table:number-columns-repeated="1008"/>
        </table:table-row>
        <table:table-row table:style-name="ro5">
          <table:table-cell table:style-name="ce115" office:value-type="float" office:value="240" calcext:value-type="float">
            <text:p>240</text:p>
          </table:table-cell>
          <table:table-cell table:style-name="ce123" office:value-type="date" office:date-value="1973-12-02" calcext:value-type="date">
            <text:p>02.12.1973</text:p>
          </table:table-cell>
          <table:table-cell table:style-name="ce126" office:value-type="string" calcext:value-type="string">
            <text:p>Bundesbeschluss über die Einschränkung der steuerwirksamen Abschreibungen bei den Einkommenssteuern von Bund, Kantonen und Gemeinden</text:p>
          </table:table-cell>
          <table:table-cell table:style-name="ce52" office:value-type="string" calcext:value-type="string">
            <text:p>Obl.</text:p>
          </table:table-cell>
          <table:table-cell table:style-name="ce104" office:value-type="float" office:value="3665107" calcext:value-type="float">
            <text:p>3'665'107 <text:s/></text:p>
          </table:table-cell>
          <table:table-cell table:style-name="ce104" office:value-type="float" office:value="1280985" calcext:value-type="float">
            <text:p>1'280'985 <text:s/></text:p>
          </table:table-cell>
          <table:table-cell table:style-name="ce128" office:value-type="float" office:value="34.9508213539195" calcext:value-type="float">
            <text:p>35.0 <text:s text:c="3"/></text:p>
          </table:table-cell>
          <table:table-cell table:style-name="ce104" office:value-type="float" office:value="52321" calcext:value-type="float">
            <text:p>52'321 <text:s/></text:p>
          </table:table-cell>
          <table:table-cell table:style-name="ce104" office:value-type="float" office:value="1918" calcext:value-type="float">
            <text:p>1'918 <text:s/></text:p>
          </table:table-cell>
          <table:table-cell table:style-name="ce104" office:value-type="float" office:value="1226748" calcext:value-type="float">
            <text:p>1'226'748 <text:s/></text:p>
          </table:table-cell>
          <table:table-cell table:style-name="ce104" office:value-type="float" office:value="834792" calcext:value-type="float">
            <text:p>834'792 <text:s/></text:p>
          </table:table-cell>
          <table:table-cell table:style-name="ce104" office:value-type="float" office:value="391956" calcext:value-type="float">
            <text:p>391'956 <text:s/></text:p>
          </table:table-cell>
          <table:table-cell table:style-name="ce128" office:value-type="float" office:value="68.0491836954289" calcext:value-type="float">
            <text:p>68.0 <text:s text:c="3"/></text:p>
          </table:table-cell>
          <table:table-cell table:style-name="ce96" office:value-type="string" office:string-value="A" calcext:value-type="string">
            <text:p>A </text:p>
          </table:table-cell>
          <table:table-cell table:style-name="ce104" office:value-type="string" office:string-value="17 5/2" calcext:value-type="string">
            <text:p>17 5/2 </text:p>
          </table:table-cell>
          <table:table-cell table:style-name="ce104" office:value-type="string" office:string-value="2 1/2" calcext:value-type="string">
            <text:p>2 1/2 </text:p>
          </table:table-cell>
          <table:table-cell table:number-columns-repeated="1008"/>
        </table:table-row>
        <table:table-row table:style-name="ro4">
          <table:table-cell table:style-name="ce114" office:value-type="float" office:value="241" calcext:value-type="float">
            <text:p>241</text:p>
          </table:table-cell>
          <table:table-cell table:style-name="ce122" office:value-type="date" office:date-value="1973-12-02" calcext:value-type="date">
            <text:p>02.12.1973</text:p>
          </table:table-cell>
          <table:table-cell table:style-name="ce43" office:value-type="string" calcext:value-type="string">
            <text:p>Bundesbeschluss über einen Tierschutzartikel anstelle des bisherigen Artikels 25bis der Bundesverfassung</text:p>
          </table:table-cell>
          <table:table-cell table:style-name="ce53" office:value-type="string" calcext:value-type="string">
            <text:p>Obl.</text:p>
          </table:table-cell>
          <table:table-cell table:style-name="ce103" office:value-type="float" office:value="3665107" calcext:value-type="float">
            <text:p>3'665'107 <text:s/></text:p>
          </table:table-cell>
          <table:table-cell table:style-name="ce103" office:value-type="float" office:value="1282410" calcext:value-type="float">
            <text:p>1'282'410 <text:s/></text:p>
          </table:table-cell>
          <table:table-cell table:style-name="ce127" office:value-type="float" office:value="34.9897015284956" calcext:value-type="float">
            <text:p>35.0 <text:s text:c="3"/></text:p>
          </table:table-cell>
          <table:table-cell table:style-name="ce103" office:value-type="float" office:value="39855" calcext:value-type="float">
            <text:p>39'855 <text:s/></text:p>
          </table:table-cell>
          <table:table-cell table:style-name="ce103" office:value-type="float" office:value="1959" calcext:value-type="float">
            <text:p>1'959 <text:s/></text:p>
          </table:table-cell>
          <table:table-cell table:style-name="ce103" office:value-type="float" office:value="1240594" calcext:value-type="float">
            <text:p>1'240'594 <text:s/></text:p>
          </table:table-cell>
          <table:table-cell table:style-name="ce103" office:value-type="float" office:value="1041504" calcext:value-type="float">
            <text:p>1'041'504 <text:s/></text:p>
          </table:table-cell>
          <table:table-cell table:style-name="ce103" office:value-type="float" office:value="199090" calcext:value-type="float">
            <text:p>199'090 <text:s/></text:p>
          </table:table-cell>
          <table:table-cell table:style-name="ce127" office:value-type="float" office:value="83.9520423281106" calcext:value-type="float">
            <text:p>84.0 <text:s text:c="3"/></text:p>
          </table:table-cell>
          <table:table-cell table:style-name="ce97" office:value-type="string" office:string-value="A" calcext:value-type="string">
            <text:p>A </text:p>
          </table:table-cell>
          <table:table-cell table:style-name="ce103" office:value-type="string" office:string-value="19 6/2" calcext:value-type="string">
            <text:p>19 6/2 </text:p>
          </table:table-cell>
          <table:table-cell table:style-name="ce103"/>
          <table:table-cell table:number-columns-repeated="1008"/>
        </table:table-row>
        <table:table-row table:style-name="ro3">
          <table:table-cell table:style-name="ce115" office:value-type="float" office:value="242" calcext:value-type="float">
            <text:p>242</text:p>
          </table:table-cell>
          <table:table-cell table:style-name="ce123" office:value-type="date" office:date-value="1974-10-20" calcext:value-type="date">
            <text:p>20.10.1974</text:p>
          </table:table-cell>
          <table:table-cell table:style-name="ce126" office:value-type="string" calcext:value-type="string">
            <text:p>Volksinitiative 'gegen die Ueberfremdung und Ueberbevölkerung der Schweiz'</text:p>
          </table:table-cell>
          <table:table-cell table:style-name="ce52" office:value-type="string" calcext:value-type="string">
            <text:p>I.</text:p>
          </table:table-cell>
          <table:table-cell table:style-name="ce104" office:value-type="float" office:value="3702498" calcext:value-type="float">
            <text:p>3'702'498 <text:s/></text:p>
          </table:table-cell>
          <table:table-cell table:style-name="ce104" office:value-type="float" office:value="2604051" calcext:value-type="float">
            <text:p>2'604'051 <text:s/></text:p>
          </table:table-cell>
          <table:table-cell table:style-name="ce128" office:value-type="float" office:value="70.3322729681421" calcext:value-type="float">
            <text:p>70.3 <text:s text:c="3"/></text:p>
          </table:table-cell>
          <table:table-cell table:style-name="ce104" office:value-type="float" office:value="28338" calcext:value-type="float">
            <text:p>28'338 <text:s/></text:p>
          </table:table-cell>
          <table:table-cell table:style-name="ce104" office:value-type="float" office:value="5190" calcext:value-type="float">
            <text:p>5'190 <text:s/></text:p>
          </table:table-cell>
          <table:table-cell table:style-name="ce104" office:value-type="float" office:value="2570523" calcext:value-type="float">
            <text:p>2'570'523 <text:s/></text:p>
          </table:table-cell>
          <table:table-cell table:style-name="ce104" office:value-type="float" office:value="878891" calcext:value-type="float">
            <text:p>878'891 <text:s/></text:p>
          </table:table-cell>
          <table:table-cell table:style-name="ce104" office:value-type="float" office:value="1691632" calcext:value-type="float">
            <text:p>1'691'632 <text:s/></text:p>
          </table:table-cell>
          <table:table-cell table:style-name="ce128" office:value-type="float" office:value="34.1911354226358" calcext:value-type="float">
            <text:p>34.2 <text:s text:c="3"/></text:p>
          </table:table-cell>
          <table:table-cell table:style-name="ce96" office:value-type="string" office:string-value="V" calcext:value-type="string">
            <text:p>V </text:p>
          </table:table-cell>
          <table:table-cell table:style-name="ce104"/>
          <table:table-cell table:style-name="ce104" office:value-type="string" office:string-value="19 6/2" calcext:value-type="string">
            <text:p>19 6/2 </text:p>
          </table:table-cell>
          <table:table-cell table:number-columns-repeated="1008"/>
        </table:table-row>
        <table:table-row table:style-name="ro3">
          <table:table-cell table:style-name="ce114" office:value-type="float" office:value="243" calcext:value-type="float">
            <text:p>243</text:p>
          </table:table-cell>
          <table:table-cell table:style-name="ce122" office:value-type="date" office:date-value="1974-12-08" calcext:value-type="date">
            <text:p>08.12.1974</text:p>
          </table:table-cell>
          <table:table-cell table:style-name="ce43" office:value-type="string" calcext:value-type="string">
            <text:p>Bundesbeschluss zur Verbesserung des Bundeshaushalts</text:p>
          </table:table-cell>
          <table:table-cell table:style-name="ce53" office:value-type="string" calcext:value-type="string">
            <text:p>Obl.</text:p>
          </table:table-cell>
          <table:table-cell table:style-name="ce103" office:value-type="float" office:value="3706105" calcext:value-type="float">
            <text:p>3'706'105 <text:s/></text:p>
          </table:table-cell>
          <table:table-cell table:style-name="ce103" office:value-type="float" office:value="1466781" calcext:value-type="float">
            <text:p>1'466'781 <text:s/></text:p>
          </table:table-cell>
          <table:table-cell table:style-name="ce127" office:value-type="float" office:value="39.5774269752206" calcext:value-type="float">
            <text:p>39.6 <text:s text:c="3"/></text:p>
          </table:table-cell>
          <table:table-cell table:style-name="ce103" office:value-type="float" office:value="54804" calcext:value-type="float">
            <text:p>54'804 <text:s/></text:p>
          </table:table-cell>
          <table:table-cell table:style-name="ce103" office:value-type="float" office:value="2303" calcext:value-type="float">
            <text:p>2'303 <text:s/></text:p>
          </table:table-cell>
          <table:table-cell table:style-name="ce103" office:value-type="float" office:value="1409674" calcext:value-type="float">
            <text:p>1'409'674 <text:s/></text:p>
          </table:table-cell>
          <table:table-cell table:style-name="ce103" office:value-type="float" office:value="625780" calcext:value-type="float">
            <text:p>625'780 <text:s/></text:p>
          </table:table-cell>
          <table:table-cell table:style-name="ce103" office:value-type="float" office:value="783894" calcext:value-type="float">
            <text:p>783'894 <text:s/></text:p>
          </table:table-cell>
          <table:table-cell table:style-name="ce127" office:value-type="float" office:value="44.391823925248" calcext:value-type="float">
            <text:p>44.4 <text:s text:c="3"/></text:p>
          </table:table-cell>
          <table:table-cell table:style-name="ce97" office:value-type="string" office:string-value="V" calcext:value-type="string">
            <text:p>V </text:p>
          </table:table-cell>
          <table:table-cell table:style-name="ce103" office:value-type="string" office:string-value="4" calcext:value-type="string">
            <text:p>4 </text:p>
          </table:table-cell>
          <table:table-cell table:style-name="ce103" office:value-type="string" office:string-value="15 6/2" calcext:value-type="string">
            <text:p>15 6/2 </text:p>
          </table:table-cell>
          <table:table-cell table:number-columns-repeated="1008"/>
        </table:table-row>
        <table:table-row table:style-name="ro3">
          <table:table-cell table:style-name="ce115" office:value-type="float" office:value="244" calcext:value-type="float">
            <text:p>244</text:p>
          </table:table-cell>
          <table:table-cell table:style-name="ce123" office:value-type="date" office:date-value="1974-12-08" calcext:value-type="date">
            <text:p>08.12.1974</text:p>
          </table:table-cell>
          <table:table-cell table:style-name="ce126" office:value-type="string" calcext:value-type="string">
            <text:p>Bundesbeschluss über die Erschwerung von Ausgabenbeschlüssen</text:p>
          </table:table-cell>
          <table:table-cell table:style-name="ce52" office:value-type="string" calcext:value-type="string">
            <text:p>Obl.</text:p>
          </table:table-cell>
          <table:table-cell table:style-name="ce104" office:value-type="float" office:value="3706105" calcext:value-type="float">
            <text:p>3'706'105 <text:s/></text:p>
          </table:table-cell>
          <table:table-cell table:style-name="ce104" office:value-type="float" office:value="1465234" calcext:value-type="float">
            <text:p>1'465'234 <text:s/></text:p>
          </table:table-cell>
          <table:table-cell table:style-name="ce128" office:value-type="float" office:value="39.5356850386052" calcext:value-type="float">
            <text:p>39.5 <text:s text:c="3"/></text:p>
          </table:table-cell>
          <table:table-cell table:style-name="ce104" office:value-type="float" office:value="67782" calcext:value-type="float">
            <text:p>67'782 <text:s/></text:p>
          </table:table-cell>
          <table:table-cell table:style-name="ce104" office:value-type="float" office:value="2583" calcext:value-type="float">
            <text:p>2'583 <text:s/></text:p>
          </table:table-cell>
          <table:table-cell table:style-name="ce104" office:value-type="float" office:value="1394869" calcext:value-type="float">
            <text:p>1'394'869 <text:s/></text:p>
          </table:table-cell>
          <table:table-cell table:style-name="ce104" office:value-type="float" office:value="934633" calcext:value-type="float">
            <text:p>934'633 <text:s/></text:p>
          </table:table-cell>
          <table:table-cell table:style-name="ce104" office:value-type="float" office:value="460236" calcext:value-type="float">
            <text:p>460'236 <text:s/></text:p>
          </table:table-cell>
          <table:table-cell table:style-name="ce128" office:value-type="float" office:value="67.0050735947247" calcext:value-type="float">
            <text:p>67.0 <text:s text:c="3"/></text:p>
          </table:table-cell>
          <table:table-cell table:style-name="ce96" office:value-type="string" office:string-value="A" calcext:value-type="string">
            <text:p>A </text:p>
          </table:table-cell>
          <table:table-cell table:style-name="ce104" office:value-type="string" office:string-value="19 6/2" calcext:value-type="string">
            <text:p>19 6/2 </text:p>
          </table:table-cell>
          <table:table-cell table:style-name="ce104"/>
          <table:table-cell table:number-columns-repeated="1008"/>
        </table:table-row>
        <table:table-row table:style-name="ro1">
          <table:table-cell table:style-name="ce114" office:value-type="float" office:value="245.1" calcext:value-type="float">
            <text:p>245.1</text:p>
          </table:table-cell>
          <table:table-cell table:style-name="ce122" office:value-type="date" office:date-value="1974-12-08" calcext:value-type="date">
            <text:p>08.12.1974</text:p>
          </table:table-cell>
          <table:table-cell table:style-name="ce43" office:value-type="string" calcext:value-type="string">
            <text:p>Volksinitiative 'Soziale Krankenversicherung'</text:p>
          </table:table-cell>
          <table:table-cell table:style-name="ce53" office:value-type="string" calcext:value-type="string">
            <text:p>I.</text:p>
          </table:table-cell>
          <table:table-cell table:style-name="ce103" office:value-type="float" office:value="3706105" calcext:value-type="float">
            <text:p>3'706'105 <text:s/></text:p>
          </table:table-cell>
          <table:table-cell table:style-name="ce103" office:value-type="float" office:value="1472162" calcext:value-type="float">
            <text:p>1'472'162 <text:s/></text:p>
          </table:table-cell>
          <table:table-cell table:style-name="ce127" office:value-type="float" office:value="39.7226198394271" calcext:value-type="float">
            <text:p>39.7 <text:s text:c="3"/></text:p>
          </table:table-cell>
          <table:table-cell table:style-name="ce103" office:value-type="float" office:value="19731" calcext:value-type="float">
            <text:p>19'731 <text:s/></text:p>
          </table:table-cell>
          <table:table-cell table:style-name="ce103" office:value-type="float" office:value="14094" calcext:value-type="float">
            <text:p>14'094 <text:s/></text:p>
          </table:table-cell>
          <table:table-cell table:style-name="ce103" office:value-type="float" office:value="1438337" calcext:value-type="float">
            <text:p>1'438'337 <text:s/></text:p>
          </table:table-cell>
          <table:table-cell table:style-name="ce103" office:value-type="float" office:value="384155" calcext:value-type="float">
            <text:p>384'155 <text:s/></text:p>
          </table:table-cell>
          <table:table-cell table:style-name="ce103" office:value-type="float" office:value="1010103" calcext:value-type="float">
            <text:p>1'010'103 <text:s/></text:p>
          </table:table-cell>
          <table:table-cell table:style-name="ce127" office:value-type="float" office:value="26.7" calcext:value-type="float">
            <text:p>26.7 <text:s text:c="3"/></text:p>
          </table:table-cell>
          <table:table-cell table:style-name="ce97" office:value-type="string" office:string-value="V" calcext:value-type="string">
            <text:p>V </text:p>
          </table:table-cell>
          <table:table-cell table:style-name="ce103"/>
          <table:table-cell table:style-name="ce103" office:value-type="string" office:string-value="19 6/2" calcext:value-type="string">
            <text:p>19 6/2 </text:p>
          </table:table-cell>
          <table:table-cell table:number-columns-repeated="1008"/>
        </table:table-row>
        <table:table-row table:style-name="ro3">
          <table:table-cell table:style-name="ce115" office:value-type="float" office:value="245.2" calcext:value-type="float">
            <text:p>245.2</text:p>
          </table:table-cell>
          <table:table-cell table:style-name="ce123" office:value-type="date" office:date-value="1974-12-08" calcext:value-type="date">
            <text:p>08.12.1974</text:p>
          </table:table-cell>
          <table:table-cell table:style-name="ce126" office:value-type="string" calcext:value-type="string">
            <text:p>Gegenentwurf zur Volksinitiative 'Soziale Krankenversicherung'</text:p>
          </table:table-cell>
          <table:table-cell table:style-name="ce52" office:value-type="string" calcext:value-type="string">
            <text:p>GE</text:p>
          </table:table-cell>
          <table:table-cell table:style-name="ce104" office:value-type="float" office:value="3706105" calcext:value-type="float">
            <text:p>3'706'105 <text:s/></text:p>
          </table:table-cell>
          <table:table-cell table:style-name="ce104" office:value-type="float" office:value="1472162" calcext:value-type="float">
            <text:p>1'472'162 <text:s/></text:p>
          </table:table-cell>
          <table:table-cell table:style-name="ce128" office:value-type="float" office:value="39.7226198394271" calcext:value-type="float">
            <text:p>39.7 <text:s text:c="3"/></text:p>
          </table:table-cell>
          <table:table-cell table:style-name="ce104" office:value-type="float" office:value="19731" calcext:value-type="float">
            <text:p>19'731 <text:s/></text:p>
          </table:table-cell>
          <table:table-cell table:style-name="ce104" office:value-type="float" office:value="14094" calcext:value-type="float">
            <text:p>14'094 <text:s/></text:p>
          </table:table-cell>
          <table:table-cell table:style-name="ce104" office:value-type="float" office:value="1438337" calcext:value-type="float">
            <text:p>1'438'337 <text:s/></text:p>
          </table:table-cell>
          <table:table-cell table:style-name="ce104" office:value-type="float" office:value="457923" calcext:value-type="float">
            <text:p>457'923 <text:s/></text:p>
          </table:table-cell>
          <table:table-cell table:style-name="ce104" office:value-type="float" office:value="833179" calcext:value-type="float">
            <text:p>833'179 <text:s/></text:p>
          </table:table-cell>
          <table:table-cell table:style-name="ce128" office:value-type="float" office:value="31.8" calcext:value-type="float">
            <text:p>31.8 <text:s text:c="3"/></text:p>
          </table:table-cell>
          <table:table-cell table:style-name="ce96" office:value-type="string" office:string-value="V" calcext:value-type="string">
            <text:p>V </text:p>
          </table:table-cell>
          <table:table-cell table:style-name="ce104"/>
          <table:table-cell table:style-name="ce104" office:value-type="string" office:string-value="19 6/2" calcext:value-type="string">
            <text:p>19 6/2 </text:p>
          </table:table-cell>
          <table:table-cell table:number-columns-repeated="1008"/>
        </table:table-row>
        <table:table-row table:style-name="ro3">
          <table:table-cell table:style-name="ce114" office:value-type="float" office:value="246" calcext:value-type="float">
            <text:p>246</text:p>
          </table:table-cell>
          <table:table-cell table:style-name="ce122" office:value-type="date" office:date-value="1975-03-02" calcext:value-type="date">
            <text:p>02.03.1975</text:p>
          </table:table-cell>
          <table:table-cell table:style-name="ce43" office:value-type="string" calcext:value-type="string">
            <text:p>Bundesbeschluss über den Konjunkturartikel der Bundesverfassung</text:p>
          </table:table-cell>
          <table:table-cell table:style-name="ce53" office:value-type="string" calcext:value-type="string">
            <text:p>Obl.</text:p>
          </table:table-cell>
          <table:table-cell table:style-name="ce103" office:value-type="float" office:value="3717238" calcext:value-type="float">
            <text:p>3'717'238 <text:s/></text:p>
          </table:table-cell>
          <table:table-cell table:style-name="ce103" office:value-type="float" office:value="1054929" calcext:value-type="float">
            <text:p>1'054'929 <text:s/></text:p>
          </table:table-cell>
          <table:table-cell table:style-name="ce127" office:value-type="float" office:value="28.3793773764284" calcext:value-type="float">
            <text:p>28.4 <text:s text:c="3"/></text:p>
          </table:table-cell>
          <table:table-cell table:style-name="ce103" office:value-type="float" office:value="24892" calcext:value-type="float">
            <text:p>24'892 <text:s/></text:p>
          </table:table-cell>
          <table:table-cell table:style-name="ce103" office:value-type="float" office:value="1448" calcext:value-type="float">
            <text:p>1'448 <text:s/></text:p>
          </table:table-cell>
          <table:table-cell table:style-name="ce103" office:value-type="float" office:value="1028589" calcext:value-type="float">
            <text:p>1'028'589 <text:s/></text:p>
          </table:table-cell>
          <table:table-cell table:style-name="ce103" office:value-type="float" office:value="542745" calcext:value-type="float">
            <text:p>542'745 <text:s/></text:p>
          </table:table-cell>
          <table:table-cell table:style-name="ce103" office:value-type="float" office:value="485844" calcext:value-type="float">
            <text:p>485'844 <text:s/></text:p>
          </table:table-cell>
          <table:table-cell table:style-name="ce127" office:value-type="float" office:value="52.7659735812847" calcext:value-type="float">
            <text:p>52.8 <text:s text:c="3"/></text:p>
          </table:table-cell>
          <table:table-cell table:style-name="ce97" office:value-type="string" office:string-value="V" calcext:value-type="string">
            <text:p>V </text:p>
          </table:table-cell>
          <table:table-cell table:style-name="ce103" office:value-type="string" office:string-value="10 2/2" calcext:value-type="string">
            <text:p>10 2/2 </text:p>
          </table:table-cell>
          <table:table-cell table:style-name="ce103" office:value-type="string" office:string-value="9 4/2" calcext:value-type="string">
            <text:p>9 4/2 </text:p>
          </table:table-cell>
          <table:table-cell table:number-columns-repeated="1008"/>
        </table:table-row>
        <table:table-row table:style-name="ro4">
          <table:table-cell table:style-name="ce115" office:value-type="float" office:value="247" calcext:value-type="float">
            <text:p>247</text:p>
          </table:table-cell>
          <table:table-cell table:style-name="ce123" office:value-type="date" office:date-value="1975-06-08" calcext:value-type="date">
            <text:p>08.06.1975</text:p>
          </table:table-cell>
          <table:table-cell table:style-name="ce126" office:value-type="string" calcext:value-type="string">
            <text:p>Bundesbeschluss über den Schutz der Währung, Änderung vom 28. Juni 1974 (Verlängerung)</text:p>
          </table:table-cell>
          <table:table-cell table:style-name="ce52" office:value-type="string" calcext:value-type="string">
            <text:p>Obl.</text:p>
          </table:table-cell>
          <table:table-cell table:style-name="ce104" office:value-type="float" office:value="3719992" calcext:value-type="float">
            <text:p>3'719'992 <text:s/></text:p>
          </table:table-cell>
          <table:table-cell table:style-name="ce104" office:value-type="float" office:value="1369819" calcext:value-type="float">
            <text:p>1'369'819 <text:s/></text:p>
          </table:table-cell>
          <table:table-cell table:style-name="ce128" office:value-type="float" office:value="36.8231705874636" calcext:value-type="float">
            <text:p>36.8 <text:s text:c="3"/></text:p>
          </table:table-cell>
          <table:table-cell table:style-name="ce104" office:value-type="float" office:value="19737" calcext:value-type="float">
            <text:p>19'737 <text:s/></text:p>
          </table:table-cell>
          <table:table-cell table:style-name="ce104" office:value-type="float" office:value="1525" calcext:value-type="float">
            <text:p>1'525 <text:s/></text:p>
          </table:table-cell>
          <table:table-cell table:style-name="ce104" office:value-type="float" office:value="1348557" calcext:value-type="float">
            <text:p>1'348'557 <text:s/></text:p>
          </table:table-cell>
          <table:table-cell table:style-name="ce104" office:value-type="float" office:value="1153338" calcext:value-type="float">
            <text:p>1'153'338 <text:s/></text:p>
          </table:table-cell>
          <table:table-cell table:style-name="ce104" office:value-type="float" office:value="195219" calcext:value-type="float">
            <text:p>195'219 <text:s/></text:p>
          </table:table-cell>
          <table:table-cell table:style-name="ce128" office:value-type="float" office:value="85.5238599480778" calcext:value-type="float">
            <text:p>85.5 <text:s text:c="3"/></text:p>
          </table:table-cell>
          <table:table-cell table:style-name="ce96" office:value-type="string" office:string-value="A" calcext:value-type="string">
            <text:p>A </text:p>
          </table:table-cell>
          <table:table-cell table:style-name="ce104" office:value-type="string" office:string-value="19 6/2" calcext:value-type="string">
            <text:p>19 6/2 </text:p>
          </table:table-cell>
          <table:table-cell table:style-name="ce104"/>
          <table:table-cell table:number-columns-repeated="1008"/>
        </table:table-row>
        <table:table-row table:style-name="ro4">
          <table:table-cell table:style-name="ce114" office:value-type="float" office:value="248" calcext:value-type="float">
            <text:p>248</text:p>
          </table:table-cell>
          <table:table-cell table:style-name="ce122" office:value-type="date" office:date-value="1975-06-08" calcext:value-type="date">
            <text:p>08.06.1975</text:p>
          </table:table-cell>
          <table:table-cell table:style-name="ce43" office:value-type="string" calcext:value-type="string">
            <text:p>Bundesbeschluss über die Finanzierung der Nationalstrassen, Änderung vom 4. Oktober 1974</text:p>
          </table:table-cell>
          <table:table-cell table:style-name="ce53" office:value-type="string" calcext:value-type="string">
            <text:p>Fak.</text:p>
          </table:table-cell>
          <table:table-cell table:style-name="ce103" office:value-type="float" office:value="3719992" calcext:value-type="float">
            <text:p>3'719'992 <text:s/></text:p>
          </table:table-cell>
          <table:table-cell table:style-name="ce103" office:value-type="float" office:value="1369318" calcext:value-type="float">
            <text:p>1'369'318 <text:s/></text:p>
          </table:table-cell>
          <table:table-cell table:style-name="ce127" office:value-type="float" office:value="36.8097028165652" calcext:value-type="float">
            <text:p>36.8 <text:s text:c="3"/></text:p>
          </table:table-cell>
          <table:table-cell table:style-name="ce103" office:value-type="float" office:value="18518" calcext:value-type="float">
            <text:p>18'518 <text:s/></text:p>
          </table:table-cell>
          <table:table-cell table:style-name="ce103" office:value-type="float" office:value="1507" calcext:value-type="float">
            <text:p>1'507 <text:s/></text:p>
          </table:table-cell>
          <table:table-cell table:style-name="ce103" office:value-type="float" office:value="1349293" calcext:value-type="float">
            <text:p>1'349'293 <text:s/></text:p>
          </table:table-cell>
          <table:table-cell table:style-name="ce103" office:value-type="float" office:value="721313" calcext:value-type="float">
            <text:p>721'313 <text:s/></text:p>
          </table:table-cell>
          <table:table-cell table:style-name="ce103" office:value-type="float" office:value="627980" calcext:value-type="float">
            <text:p>627'980 <text:s/></text:p>
          </table:table-cell>
          <table:table-cell table:style-name="ce127" office:value-type="float" office:value="53.4585890536748" calcext:value-type="float">
            <text:p>53.5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3">
          <table:table-cell table:style-name="ce115" office:value-type="float" office:value="249" calcext:value-type="float">
            <text:p>249</text:p>
          </table:table-cell>
          <table:table-cell table:style-name="ce123" office:value-type="date" office:date-value="1975-06-08" calcext:value-type="date">
            <text:p>08.06.1975</text:p>
          </table:table-cell>
          <table:table-cell table:style-name="ce126" office:value-type="string" calcext:value-type="string">
            <text:p>Bundesgesetz über die Änderung des Generalzolltarifs</text:p>
          </table:table-cell>
          <table:table-cell table:style-name="ce52" office:value-type="string" calcext:value-type="string">
            <text:p>Fak.</text:p>
          </table:table-cell>
          <table:table-cell table:style-name="ce104" office:value-type="float" office:value="3719992" calcext:value-type="float">
            <text:p>3'719'992 <text:s/></text:p>
          </table:table-cell>
          <table:table-cell table:style-name="ce104" office:value-type="float" office:value="1368532" calcext:value-type="float">
            <text:p>1'368'532 <text:s/></text:p>
          </table:table-cell>
          <table:table-cell table:style-name="ce128" office:value-type="float" office:value="36.7885737388683" calcext:value-type="float">
            <text:p>36.8 <text:s text:c="3"/></text:p>
          </table:table-cell>
          <table:table-cell table:style-name="ce104" office:value-type="float" office:value="26004" calcext:value-type="float">
            <text:p>26'004 <text:s/></text:p>
          </table:table-cell>
          <table:table-cell table:style-name="ce104" office:value-type="float" office:value="1589" calcext:value-type="float">
            <text:p>1'589 <text:s/></text:p>
          </table:table-cell>
          <table:table-cell table:style-name="ce104" office:value-type="float" office:value="1340939" calcext:value-type="float">
            <text:p>1'340'939 <text:s/></text:p>
          </table:table-cell>
          <table:table-cell table:style-name="ce104" office:value-type="float" office:value="646687" calcext:value-type="float">
            <text:p>646'687 <text:s/></text:p>
          </table:table-cell>
          <table:table-cell table:style-name="ce104" office:value-type="float" office:value="694252" calcext:value-type="float">
            <text:p>694'252 <text:s/></text:p>
          </table:table-cell>
          <table:table-cell table:style-name="ce128" office:value-type="float" office:value="48.2264293901512" calcext:value-type="float">
            <text:p>48.2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3">
          <table:table-cell table:style-name="ce114" office:value-type="float" office:value="250" calcext:value-type="float">
            <text:p>250</text:p>
          </table:table-cell>
          <table:table-cell table:style-name="ce122" office:value-type="date" office:date-value="1975-06-08" calcext:value-type="date">
            <text:p>08.06.1975</text:p>
          </table:table-cell>
          <table:table-cell table:style-name="ce43" office:value-type="string" calcext:value-type="string">
            <text:p>Bundesbeschluss betreffend Erhöhung der Steuereinnahmen ab 1976</text:p>
          </table:table-cell>
          <table:table-cell table:style-name="ce53" office:value-type="string" calcext:value-type="string">
            <text:p>Obl.</text:p>
          </table:table-cell>
          <table:table-cell table:style-name="ce103" office:value-type="float" office:value="3719992" calcext:value-type="float">
            <text:p>3'719'992 <text:s/></text:p>
          </table:table-cell>
          <table:table-cell table:style-name="ce103" office:value-type="float" office:value="1369699" calcext:value-type="float">
            <text:p>1'369'699 <text:s/></text:p>
          </table:table-cell>
          <table:table-cell table:style-name="ce127" office:value-type="float" office:value="36.8199447740748" calcext:value-type="float">
            <text:p>36.8 <text:s text:c="3"/></text:p>
          </table:table-cell>
          <table:table-cell table:style-name="ce103" office:value-type="float" office:value="21398" calcext:value-type="float">
            <text:p>21'398 <text:s/></text:p>
          </table:table-cell>
          <table:table-cell table:style-name="ce103" office:value-type="float" office:value="1618" calcext:value-type="float">
            <text:p>1'618 <text:s/></text:p>
          </table:table-cell>
          <table:table-cell table:style-name="ce103" office:value-type="float" office:value="1346683" calcext:value-type="float">
            <text:p>1'346'683 <text:s/></text:p>
          </table:table-cell>
          <table:table-cell table:style-name="ce103" office:value-type="float" office:value="753642" calcext:value-type="float">
            <text:p>753'642 <text:s/></text:p>
          </table:table-cell>
          <table:table-cell table:style-name="ce103" office:value-type="float" office:value="593041" calcext:value-type="float">
            <text:p>593'041 <text:s/></text:p>
          </table:table-cell>
          <table:table-cell table:style-name="ce127" office:value-type="float" office:value="55.9628360943147" calcext:value-type="float">
            <text:p>56.0 <text:s text:c="3"/></text:p>
          </table:table-cell>
          <table:table-cell table:style-name="ce97" office:value-type="string" office:string-value="A" calcext:value-type="string">
            <text:p>A </text:p>
          </table:table-cell>
          <table:table-cell table:style-name="ce103" office:value-type="string" office:string-value="14 6/2" calcext:value-type="string">
            <text:p>14 6/2 </text:p>
          </table:table-cell>
          <table:table-cell table:style-name="ce103" office:value-type="string" office:string-value="5" calcext:value-type="string">
            <text:p>5 </text:p>
          </table:table-cell>
          <table:table-cell table:number-columns-repeated="1008"/>
        </table:table-row>
        <table:table-row table:style-name="ro3">
          <table:table-cell table:style-name="ce115" office:value-type="float" office:value="251" calcext:value-type="float">
            <text:p>251</text:p>
          </table:table-cell>
          <table:table-cell table:style-name="ce123" office:value-type="date" office:date-value="1975-06-08" calcext:value-type="date">
            <text:p>08.06.1975</text:p>
          </table:table-cell>
          <table:table-cell table:style-name="ce126" office:value-type="string" calcext:value-type="string">
            <text:p>Bundesbeschluss über die Erschwerung von Ausgabenbeschlüssen</text:p>
          </table:table-cell>
          <table:table-cell table:style-name="ce52" office:value-type="string" calcext:value-type="string">
            <text:p>Obl.</text:p>
          </table:table-cell>
          <table:table-cell table:style-name="ce104" office:value-type="float" office:value="3719992" calcext:value-type="float">
            <text:p>3'719'992 <text:s/></text:p>
          </table:table-cell>
          <table:table-cell table:style-name="ce104" office:value-type="float" office:value="1369259" calcext:value-type="float">
            <text:p>1'369'259 <text:s/></text:p>
          </table:table-cell>
          <table:table-cell table:style-name="ce128" office:value-type="float" office:value="36.808116791649" calcext:value-type="float">
            <text:p>36.8 <text:s text:c="3"/></text:p>
          </table:table-cell>
          <table:table-cell table:style-name="ce104" office:value-type="float" office:value="22828" calcext:value-type="float">
            <text:p>22'828 <text:s/></text:p>
          </table:table-cell>
          <table:table-cell table:style-name="ce104" office:value-type="float" office:value="1605" calcext:value-type="float">
            <text:p>1'605 <text:s/></text:p>
          </table:table-cell>
          <table:table-cell table:style-name="ce104" office:value-type="float" office:value="1344826" calcext:value-type="float">
            <text:p>1'344'826 <text:s/></text:p>
          </table:table-cell>
          <table:table-cell table:style-name="ce104" office:value-type="float" office:value="1021315" calcext:value-type="float">
            <text:p>1'021'315 <text:s/></text:p>
          </table:table-cell>
          <table:table-cell table:style-name="ce104" office:value-type="float" office:value="323511" calcext:value-type="float">
            <text:p>323'511 <text:s/></text:p>
          </table:table-cell>
          <table:table-cell table:style-name="ce128" office:value-type="float" office:value="75.9440254724403" calcext:value-type="float">
            <text:p>75.9 <text:s text:c="3"/></text:p>
          </table:table-cell>
          <table:table-cell table:style-name="ce96" office:value-type="string" office:string-value="A" calcext:value-type="string">
            <text:p>A </text:p>
          </table:table-cell>
          <table:table-cell table:style-name="ce104" office:value-type="string" office:string-value="19 6/2" calcext:value-type="string">
            <text:p>19 6/2 </text:p>
          </table:table-cell>
          <table:table-cell table:style-name="ce104"/>
          <table:table-cell table:number-columns-repeated="1008"/>
        </table:table-row>
        <table:table-row table:style-name="ro4">
          <table:table-cell table:style-name="ce114" office:value-type="float" office:value="252" calcext:value-type="float">
            <text:p>252</text:p>
          </table:table-cell>
          <table:table-cell table:style-name="ce122" office:value-type="date" office:date-value="1975-12-07" calcext:value-type="date">
            <text:p>07.12.1975</text:p>
          </table:table-cell>
          <table:table-cell table:style-name="ce43" office:value-type="string" calcext:value-type="string">
            <text:p>Bundesbeschluss über eine Änderung der Bundesverfassung (Niederlassungsfreiheit und Unterstützungsregelung)</text:p>
          </table:table-cell>
          <table:table-cell table:style-name="ce53" office:value-type="string" calcext:value-type="string">
            <text:p>Obl.</text:p>
          </table:table-cell>
          <table:table-cell table:style-name="ce103" office:value-type="float" office:value="3737823" calcext:value-type="float">
            <text:p>3'737'823 <text:s/></text:p>
          </table:table-cell>
          <table:table-cell table:style-name="ce103" office:value-type="float" office:value="1155136" calcext:value-type="float">
            <text:p>1'155'136 <text:s/></text:p>
          </table:table-cell>
          <table:table-cell table:style-name="ce127" office:value-type="float" office:value="30.9039780642369" calcext:value-type="float">
            <text:p>30.9 <text:s text:c="3"/></text:p>
          </table:table-cell>
          <table:table-cell table:style-name="ce103" office:value-type="float" office:value="39934" calcext:value-type="float">
            <text:p>39'934 <text:s/></text:p>
          </table:table-cell>
          <table:table-cell table:style-name="ce103" office:value-type="float" office:value="474" calcext:value-type="float">
            <text:p>474 <text:s/></text:p>
          </table:table-cell>
          <table:table-cell table:style-name="ce103" office:value-type="float" office:value="1113728" calcext:value-type="float">
            <text:p>1'113'728 <text:s/></text:p>
          </table:table-cell>
          <table:table-cell table:style-name="ce103" office:value-type="float" office:value="842165" calcext:value-type="float">
            <text:p>842'165 <text:s/></text:p>
          </table:table-cell>
          <table:table-cell table:style-name="ce103" office:value-type="float" office:value="271563" calcext:value-type="float">
            <text:p>271'563 <text:s/></text:p>
          </table:table-cell>
          <table:table-cell table:style-name="ce127" office:value-type="float" office:value="75.616757412941" calcext:value-type="float">
            <text:p>75.6 <text:s text:c="3"/></text:p>
          </table:table-cell>
          <table:table-cell table:style-name="ce97" office:value-type="string" office:string-value="A" calcext:value-type="string">
            <text:p>A </text:p>
          </table:table-cell>
          <table:table-cell table:style-name="ce103" office:value-type="string" office:string-value="19 6/2" calcext:value-type="string">
            <text:p>19 6/2 </text:p>
          </table:table-cell>
          <table:table-cell table:style-name="ce103"/>
          <table:table-cell table:number-columns-repeated="1008"/>
        </table:table-row>
        <table:table-row table:style-name="ro4">
          <table:table-cell table:style-name="ce115" office:value-type="float" office:value="253" calcext:value-type="float">
            <text:p>253</text:p>
          </table:table-cell>
          <table:table-cell table:style-name="ce123" office:value-type="date" office:date-value="1975-12-07" calcext:value-type="date">
            <text:p>07.12.1975</text:p>
          </table:table-cell>
          <table:table-cell table:style-name="ce126" office:value-type="string" calcext:value-type="string">
            <text:p>Bundesbeschluss betreffend Änderung der Bundesverfassung im Gebiete der Wasserwirtschaft</text:p>
          </table:table-cell>
          <table:table-cell table:style-name="ce52" office:value-type="string" calcext:value-type="string">
            <text:p>Obl.</text:p>
          </table:table-cell>
          <table:table-cell table:style-name="ce104" office:value-type="float" office:value="3737823" calcext:value-type="float">
            <text:p>3'737'823 <text:s/></text:p>
          </table:table-cell>
          <table:table-cell table:style-name="ce104" office:value-type="float" office:value="1156219" calcext:value-type="float">
            <text:p>1'156'219 <text:s/></text:p>
          </table:table-cell>
          <table:table-cell table:style-name="ce128" office:value-type="float" office:value="30.9329521488845" calcext:value-type="float">
            <text:p>30.9 <text:s text:c="3"/></text:p>
          </table:table-cell>
          <table:table-cell table:style-name="ce104" office:value-type="float" office:value="46897" calcext:value-type="float">
            <text:p>46'897 <text:s/></text:p>
          </table:table-cell>
          <table:table-cell table:style-name="ce104" office:value-type="float" office:value="1559" calcext:value-type="float">
            <text:p>1'559 <text:s/></text:p>
          </table:table-cell>
          <table:table-cell table:style-name="ce104" office:value-type="float" office:value="1107763" calcext:value-type="float">
            <text:p>1'107'763 <text:s/></text:p>
          </table:table-cell>
          <table:table-cell table:style-name="ce104" office:value-type="float" office:value="858720" calcext:value-type="float">
            <text:p>858'720 <text:s/></text:p>
          </table:table-cell>
          <table:table-cell table:style-name="ce104" office:value-type="float" office:value="249043" calcext:value-type="float">
            <text:p>249'043 <text:s/></text:p>
          </table:table-cell>
          <table:table-cell table:style-name="ce128" office:value-type="float" office:value="77.5183861529948" calcext:value-type="float">
            <text:p>77.5 <text:s text:c="3"/></text:p>
          </table:table-cell>
          <table:table-cell table:style-name="ce96" office:value-type="string" office:string-value="A" calcext:value-type="string">
            <text:p>A </text:p>
          </table:table-cell>
          <table:table-cell table:style-name="ce104" office:value-type="string" office:string-value="18 6/2" calcext:value-type="string">
            <text:p>18 6/2 </text:p>
          </table:table-cell>
          <table:table-cell table:style-name="ce104" office:value-type="string" office:string-value="1" calcext:value-type="string">
            <text:p>1 </text:p>
          </table:table-cell>
          <table:table-cell table:number-columns-repeated="1008"/>
        </table:table-row>
        <table:table-row table:style-name="ro3">
          <table:table-cell table:style-name="ce114" office:value-type="float" office:value="254" calcext:value-type="float">
            <text:p>254</text:p>
          </table:table-cell>
          <table:table-cell table:style-name="ce122" office:value-type="date" office:date-value="1975-12-07" calcext:value-type="date">
            <text:p>07.12.1975</text:p>
          </table:table-cell>
          <table:table-cell table:style-name="ce43" office:value-type="string" calcext:value-type="string">
            <text:p>Bundesgesetz über die Ein- und Ausfuhr von Erzeugnissen aus Landwirtschaftsprodukten</text:p>
          </table:table-cell>
          <table:table-cell table:style-name="ce53" office:value-type="string" calcext:value-type="string">
            <text:p>Fak.</text:p>
          </table:table-cell>
          <table:table-cell table:style-name="ce103" office:value-type="float" office:value="3737823" calcext:value-type="float">
            <text:p>3'737'823 <text:s/></text:p>
          </table:table-cell>
          <table:table-cell table:style-name="ce103" office:value-type="float" office:value="1161817" calcext:value-type="float">
            <text:p>1'161'817 <text:s/></text:p>
          </table:table-cell>
          <table:table-cell table:style-name="ce127" office:value-type="float" office:value="31.0827184700827" calcext:value-type="float">
            <text:p>31.1 <text:s text:c="3"/></text:p>
          </table:table-cell>
          <table:table-cell table:style-name="ce103" office:value-type="float" office:value="31605" calcext:value-type="float">
            <text:p>31'605 <text:s/></text:p>
          </table:table-cell>
          <table:table-cell table:style-name="ce103" office:value-type="float" office:value="1575" calcext:value-type="float">
            <text:p>1'575 <text:s/></text:p>
          </table:table-cell>
          <table:table-cell table:style-name="ce103" office:value-type="float" office:value="1128637" calcext:value-type="float">
            <text:p>1'128'637 <text:s/></text:p>
          </table:table-cell>
          <table:table-cell table:style-name="ce103" office:value-type="float" office:value="587148" calcext:value-type="float">
            <text:p>587'148 <text:s/></text:p>
          </table:table-cell>
          <table:table-cell table:style-name="ce103" office:value-type="float" office:value="541489" calcext:value-type="float">
            <text:p>541'489 <text:s/></text:p>
          </table:table-cell>
          <table:table-cell table:style-name="ce127" office:value-type="float" office:value="52.0227495642975" calcext:value-type="float">
            <text:p>52.0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3">
          <table:table-cell table:style-name="ce115" office:value-type="float" office:value="255.1" calcext:value-type="float">
            <text:p>255.1</text:p>
          </table:table-cell>
          <table:table-cell table:style-name="ce123" office:value-type="date" office:date-value="1976-03-21" calcext:value-type="date">
            <text:p>21.03.1976</text:p>
          </table:table-cell>
          <table:table-cell table:style-name="ce126" office:value-type="string" calcext:value-type="string">
            <text:p>Volksinitiative 'für die Mitbestimmung der Arbeitnehmer'</text:p>
          </table:table-cell>
          <table:table-cell table:style-name="ce52" office:value-type="string" calcext:value-type="string">
            <text:p>I.</text:p>
          </table:table-cell>
          <table:table-cell table:style-name="ce104" office:value-type="float" office:value="3750162" calcext:value-type="float">
            <text:p>3'750'162 <text:s/></text:p>
          </table:table-cell>
          <table:table-cell table:style-name="ce104" office:value-type="float" office:value="1479405" calcext:value-type="float">
            <text:p>1'479'405 <text:s/></text:p>
          </table:table-cell>
          <table:table-cell table:style-name="ce128" office:value-type="float" office:value="39.4490957990615" calcext:value-type="float">
            <text:p>39.4 <text:s text:c="3"/></text:p>
          </table:table-cell>
          <table:table-cell table:style-name="ce104" office:value-type="float" office:value="15198" calcext:value-type="float">
            <text:p>15'198 <text:s/></text:p>
          </table:table-cell>
          <table:table-cell table:style-name="ce104" office:value-type="float" office:value="6248" calcext:value-type="float">
            <text:p>6'248 <text:s/></text:p>
          </table:table-cell>
          <table:table-cell table:style-name="ce104" office:value-type="float" office:value="1457959" calcext:value-type="float">
            <text:p>1'457'959 <text:s/></text:p>
          </table:table-cell>
          <table:table-cell table:style-name="ce104" office:value-type="float" office:value="472094" calcext:value-type="float">
            <text:p>472'094 <text:s/></text:p>
          </table:table-cell>
          <table:table-cell table:style-name="ce104" office:value-type="float" office:value="966140" calcext:value-type="float">
            <text:p>966'140 <text:s/></text:p>
          </table:table-cell>
          <table:table-cell table:style-name="ce128" office:value-type="float" office:value="32.4" calcext:value-type="float">
            <text:p>32.4 <text:s text:c="3"/></text:p>
          </table:table-cell>
          <table:table-cell table:style-name="ce96" office:value-type="string" office:string-value="V" calcext:value-type="string">
            <text:p>V </text:p>
          </table:table-cell>
          <table:table-cell table:style-name="ce104"/>
          <table:table-cell table:style-name="ce104" office:value-type="string" office:string-value="19 6/2" calcext:value-type="string">
            <text:p>19 6/2 </text:p>
          </table:table-cell>
          <table:table-cell table:number-columns-repeated="1008"/>
        </table:table-row>
        <table:table-row table:style-name="ro3">
          <table:table-cell table:style-name="ce114" office:value-type="float" office:value="255.2" calcext:value-type="float">
            <text:p>255.2</text:p>
          </table:table-cell>
          <table:table-cell table:style-name="ce122" office:value-type="date" office:date-value="1976-03-21" calcext:value-type="date">
            <text:p>21.03.1976</text:p>
          </table:table-cell>
          <table:table-cell table:style-name="ce43" office:value-type="string" calcext:value-type="string">
            <text:p>Gegenentwurf zur Volksinitiative 'für die Mitbestimmung der Arbeitnehmer'</text:p>
          </table:table-cell>
          <table:table-cell table:style-name="ce53" office:value-type="string" calcext:value-type="string">
            <text:p>GE</text:p>
          </table:table-cell>
          <table:table-cell table:style-name="ce103" office:value-type="float" office:value="3750162" calcext:value-type="float">
            <text:p>3'750'162 <text:s/></text:p>
          </table:table-cell>
          <table:table-cell table:style-name="ce103" office:value-type="float" office:value="1479405" calcext:value-type="float">
            <text:p>1'479'405 <text:s/></text:p>
          </table:table-cell>
          <table:table-cell table:style-name="ce127" office:value-type="float" office:value="39.4490957990615" calcext:value-type="float">
            <text:p>39.4 <text:s text:c="3"/></text:p>
          </table:table-cell>
          <table:table-cell table:style-name="ce103" office:value-type="float" office:value="15198" calcext:value-type="float">
            <text:p>15'198 <text:s/></text:p>
          </table:table-cell>
          <table:table-cell table:style-name="ce103" office:value-type="float" office:value="6248" calcext:value-type="float">
            <text:p>6'248 <text:s/></text:p>
          </table:table-cell>
          <table:table-cell table:style-name="ce103" office:value-type="float" office:value="1457959" calcext:value-type="float">
            <text:p>1'457'959 <text:s/></text:p>
          </table:table-cell>
          <table:table-cell table:style-name="ce103" office:value-type="float" office:value="431690" calcext:value-type="float">
            <text:p>431'690 <text:s/></text:p>
          </table:table-cell>
          <table:table-cell table:style-name="ce103" office:value-type="float" office:value="974695" calcext:value-type="float">
            <text:p>974'695 <text:s/></text:p>
          </table:table-cell>
          <table:table-cell table:style-name="ce127" office:value-type="float" office:value="29.6" calcext:value-type="float">
            <text:p>29.6 <text:s text:c="3"/></text:p>
          </table:table-cell>
          <table:table-cell table:style-name="ce97" office:value-type="string" office:string-value="V" calcext:value-type="string">
            <text:p>V </text:p>
          </table:table-cell>
          <table:table-cell table:style-name="ce103"/>
          <table:table-cell table:style-name="ce103" office:value-type="string" office:string-value="19 6/2" calcext:value-type="string">
            <text:p>19 6/2 </text:p>
          </table:table-cell>
          <table:table-cell table:number-columns-repeated="1008"/>
        </table:table-row>
        <table:table-row table:style-name="ro4">
          <table:table-cell table:style-name="ce115" office:value-type="float" office:value="256" calcext:value-type="float">
            <text:p>256</text:p>
          </table:table-cell>
          <table:table-cell table:style-name="ce123" office:value-type="date" office:date-value="1976-03-21" calcext:value-type="date">
            <text:p>21.03.1976</text:p>
          </table:table-cell>
          <table:table-cell table:style-name="ce126" office:value-type="string" calcext:value-type="string">
            <text:p>Volksinitiative 'für eine Reform des Steuerwesens' (Gerechtere Besteuerung und Abschaffung der Steuerprivilegien)</text:p>
          </table:table-cell>
          <table:table-cell table:style-name="ce52" office:value-type="string" calcext:value-type="string">
            <text:p>I.</text:p>
          </table:table-cell>
          <table:table-cell table:style-name="ce104" office:value-type="float" office:value="3750162" calcext:value-type="float">
            <text:p>3'750'162 <text:s/></text:p>
          </table:table-cell>
          <table:table-cell table:style-name="ce104" office:value-type="float" office:value="1474085" calcext:value-type="float">
            <text:p>1'474'085 <text:s/></text:p>
          </table:table-cell>
          <table:table-cell table:style-name="ce128" office:value-type="float" office:value="39.3072352607701" calcext:value-type="float">
            <text:p>39.3 <text:s text:c="3"/></text:p>
          </table:table-cell>
          <table:table-cell table:style-name="ce104" office:value-type="float" office:value="53291" calcext:value-type="float">
            <text:p>53'291 <text:s/></text:p>
          </table:table-cell>
          <table:table-cell table:style-name="ce104" office:value-type="float" office:value="1911" calcext:value-type="float">
            <text:p>1'911 <text:s/></text:p>
          </table:table-cell>
          <table:table-cell table:style-name="ce104" office:value-type="float" office:value="1418883" calcext:value-type="float">
            <text:p>1'418'883 <text:s/></text:p>
          </table:table-cell>
          <table:table-cell table:style-name="ce104" office:value-type="float" office:value="599053" calcext:value-type="float">
            <text:p>599'053 <text:s/></text:p>
          </table:table-cell>
          <table:table-cell table:style-name="ce104" office:value-type="float" office:value="819830" calcext:value-type="float">
            <text:p>819'830 <text:s/></text:p>
          </table:table-cell>
          <table:table-cell table:style-name="ce128" office:value-type="float" office:value="42.220042103542" calcext:value-type="float">
            <text:p>42.2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1">
          <table:table-cell table:style-name="ce114" office:value-type="float" office:value="257" calcext:value-type="float">
            <text:p>257</text:p>
          </table:table-cell>
          <table:table-cell table:style-name="ce122" office:value-type="date" office:date-value="1976-06-13" calcext:value-type="date">
            <text:p>13.06.1976</text:p>
          </table:table-cell>
          <table:table-cell table:style-name="ce43" office:value-type="string" calcext:value-type="string">
            <text:p>Bundesgesetz über die Raumplanung</text:p>
          </table:table-cell>
          <table:table-cell table:style-name="ce53" office:value-type="string" calcext:value-type="string">
            <text:p>Fak.</text:p>
          </table:table-cell>
          <table:table-cell table:style-name="ce103" office:value-type="float" office:value="3756474" calcext:value-type="float">
            <text:p>3'756'474 <text:s/></text:p>
          </table:table-cell>
          <table:table-cell table:style-name="ce103" office:value-type="float" office:value="1298665" calcext:value-type="float">
            <text:p>1'298'665 <text:s/></text:p>
          </table:table-cell>
          <table:table-cell table:style-name="ce127" office:value-type="float" office:value="34.5713826316913" calcext:value-type="float">
            <text:p>34.6 <text:s text:c="3"/></text:p>
          </table:table-cell>
          <table:table-cell table:style-name="ce103" office:value-type="float" office:value="17061" calcext:value-type="float">
            <text:p>17'061 <text:s/></text:p>
          </table:table-cell>
          <table:table-cell table:style-name="ce103" office:value-type="float" office:value="1237" calcext:value-type="float">
            <text:p>1'237 <text:s/></text:p>
          </table:table-cell>
          <table:table-cell table:style-name="ce103" office:value-type="float" office:value="1280367" calcext:value-type="float">
            <text:p>1'280'367 <text:s/></text:p>
          </table:table-cell>
          <table:table-cell table:style-name="ce103" office:value-type="float" office:value="626134" calcext:value-type="float">
            <text:p>626'134 <text:s/></text:p>
          </table:table-cell>
          <table:table-cell table:style-name="ce103" office:value-type="float" office:value="654233" calcext:value-type="float">
            <text:p>654'233 <text:s/></text:p>
          </table:table-cell>
          <table:table-cell table:style-name="ce127" office:value-type="float" office:value="48.9026974297213" calcext:value-type="float">
            <text:p>48.9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5">
          <table:table-cell table:style-name="ce115" office:value-type="float" office:value="258" calcext:value-type="float">
            <text:p>258</text:p>
          </table:table-cell>
          <table:table-cell table:style-name="ce123" office:value-type="date" office:date-value="1976-06-13" calcext:value-type="date">
            <text:p>13.06.1976</text:p>
          </table:table-cell>
          <table:table-cell table:style-name="ce126" office:value-type="string" calcext:value-type="string">
            <text:p>Bundesbeschluss betreffend ein Abkommen zwischen der Schweiz und der Internationalen Entwicklungsorganisation (IDA) über ein Darlehen von 200 Millionen Franken</text:p>
          </table:table-cell>
          <table:table-cell table:style-name="ce52" office:value-type="string" calcext:value-type="string">
            <text:p>Fak.</text:p>
          </table:table-cell>
          <table:table-cell table:style-name="ce104" office:value-type="float" office:value="3756474" calcext:value-type="float">
            <text:p>3'756'474 <text:s/></text:p>
          </table:table-cell>
          <table:table-cell table:style-name="ce104" office:value-type="float" office:value="1296862" calcext:value-type="float">
            <text:p>1'296'862 <text:s/></text:p>
          </table:table-cell>
          <table:table-cell table:style-name="ce128" office:value-type="float" office:value="34.5233854939499" calcext:value-type="float">
            <text:p>34.5 <text:s text:c="3"/></text:p>
          </table:table-cell>
          <table:table-cell table:style-name="ce104" office:value-type="float" office:value="30574" calcext:value-type="float">
            <text:p>30'574 <text:s/></text:p>
          </table:table-cell>
          <table:table-cell table:style-name="ce104" office:value-type="float" office:value="1436" calcext:value-type="float">
            <text:p>1'436 <text:s/></text:p>
          </table:table-cell>
          <table:table-cell table:style-name="ce104" office:value-type="float" office:value="1264852" calcext:value-type="float">
            <text:p>1'264'852 <text:s/></text:p>
          </table:table-cell>
          <table:table-cell table:style-name="ce104" office:value-type="float" office:value="550865" calcext:value-type="float">
            <text:p>550'865 <text:s/></text:p>
          </table:table-cell>
          <table:table-cell table:style-name="ce104" office:value-type="float" office:value="713987" calcext:value-type="float">
            <text:p>713'987 <text:s/></text:p>
          </table:table-cell>
          <table:table-cell table:style-name="ce128" office:value-type="float" office:value="43.5517356971409" calcext:value-type="float">
            <text:p>43.6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3">
          <table:table-cell table:style-name="ce114" office:value-type="float" office:value="259" calcext:value-type="float">
            <text:p>259</text:p>
          </table:table-cell>
          <table:table-cell table:style-name="ce122" office:value-type="date" office:date-value="1976-06-13" calcext:value-type="date">
            <text:p>13.06.1976</text:p>
          </table:table-cell>
          <table:table-cell table:style-name="ce43" office:value-type="string" calcext:value-type="string">
            <text:p>Bundesbeschluss über eine Neukonzeption der Arbeitslosenversicherung</text:p>
          </table:table-cell>
          <table:table-cell table:style-name="ce53" office:value-type="string" calcext:value-type="string">
            <text:p>Obl.</text:p>
          </table:table-cell>
          <table:table-cell table:style-name="ce103" office:value-type="float" office:value="3756474" calcext:value-type="float">
            <text:p>3'756'474 <text:s/></text:p>
          </table:table-cell>
          <table:table-cell table:style-name="ce103" office:value-type="float" office:value="1296974" calcext:value-type="float">
            <text:p>1'296'974 <text:s/></text:p>
          </table:table-cell>
          <table:table-cell table:style-name="ce127" office:value-type="float" office:value="34.5263670133215" calcext:value-type="float">
            <text:p>34.5 <text:s text:c="3"/></text:p>
          </table:table-cell>
          <table:table-cell table:style-name="ce103" office:value-type="float" office:value="26901" calcext:value-type="float">
            <text:p>26'901 <text:s/></text:p>
          </table:table-cell>
          <table:table-cell table:style-name="ce103" office:value-type="float" office:value="1312" calcext:value-type="float">
            <text:p>1'312 <text:s/></text:p>
          </table:table-cell>
          <table:table-cell table:style-name="ce103" office:value-type="float" office:value="1268761" calcext:value-type="float">
            <text:p>1'268'761 <text:s/></text:p>
          </table:table-cell>
          <table:table-cell table:style-name="ce103" office:value-type="float" office:value="866211" calcext:value-type="float">
            <text:p>866'211 <text:s/></text:p>
          </table:table-cell>
          <table:table-cell table:style-name="ce103" office:value-type="float" office:value="402550" calcext:value-type="float">
            <text:p>402'550 <text:s/></text:p>
          </table:table-cell>
          <table:table-cell table:style-name="ce127" office:value-type="float" office:value="68.2721962607615" calcext:value-type="float">
            <text:p>68.3 <text:s text:c="3"/></text:p>
          </table:table-cell>
          <table:table-cell table:style-name="ce97" office:value-type="string" office:string-value="A" calcext:value-type="string">
            <text:p>A </text:p>
          </table:table-cell>
          <table:table-cell table:style-name="ce103" office:value-type="string" office:string-value="18 6/2" calcext:value-type="string">
            <text:p>18 6/2 </text:p>
          </table:table-cell>
          <table:table-cell table:style-name="ce103" office:value-type="string" office:string-value="1" calcext:value-type="string">
            <text:p>1 </text:p>
          </table:table-cell>
          <table:table-cell table:number-columns-repeated="1008"/>
        </table:table-row>
        <table:table-row table:style-name="ro3">
          <table:table-cell table:style-name="ce115" office:value-type="float" office:value="260" calcext:value-type="float">
            <text:p>260</text:p>
          </table:table-cell>
          <table:table-cell table:style-name="ce123" office:value-type="date" office:date-value="1976-09-26" calcext:value-type="date">
            <text:p>26.09.1976</text:p>
          </table:table-cell>
          <table:table-cell table:style-name="ce126" office:value-type="string" calcext:value-type="string">
            <text:p>Bundesbeschluss betreffend einen Verfassungsartikel über Radio und Fernsehen</text:p>
          </table:table-cell>
          <table:table-cell table:style-name="ce52" office:value-type="string" calcext:value-type="string">
            <text:p>Obl.</text:p>
          </table:table-cell>
          <table:table-cell table:style-name="ce104" office:value-type="float" office:value="3766161" calcext:value-type="float">
            <text:p>3'766'161 <text:s/></text:p>
          </table:table-cell>
          <table:table-cell table:style-name="ce104" office:value-type="float" office:value="1261980" calcext:value-type="float">
            <text:p>1'261'980 <text:s/></text:p>
          </table:table-cell>
          <table:table-cell table:style-name="ce128" office:value-type="float" office:value="33.5083922328334" calcext:value-type="float">
            <text:p>33.5 <text:s text:c="3"/></text:p>
          </table:table-cell>
          <table:table-cell table:style-name="ce104" office:value-type="float" office:value="33027" calcext:value-type="float">
            <text:p>33'027 <text:s/></text:p>
          </table:table-cell>
          <table:table-cell table:style-name="ce104" office:value-type="float" office:value="1586" calcext:value-type="float">
            <text:p>1'586 <text:s/></text:p>
          </table:table-cell>
          <table:table-cell table:style-name="ce104" office:value-type="float" office:value="1227367" calcext:value-type="float">
            <text:p>1'227'367 <text:s/></text:p>
          </table:table-cell>
          <table:table-cell table:style-name="ce104" office:value-type="float" office:value="531328" calcext:value-type="float">
            <text:p>531'328 <text:s/></text:p>
          </table:table-cell>
          <table:table-cell table:style-name="ce104" office:value-type="float" office:value="696039" calcext:value-type="float">
            <text:p>696'039 <text:s/></text:p>
          </table:table-cell>
          <table:table-cell table:style-name="ce128" office:value-type="float" office:value="43.2900672740916" calcext:value-type="float">
            <text:p>43.3 <text:s text:c="3"/></text:p>
          </table:table-cell>
          <table:table-cell table:style-name="ce96" office:value-type="string" office:string-value="V" calcext:value-type="string">
            <text:p>V </text:p>
          </table:table-cell>
          <table:table-cell table:style-name="ce104" office:value-type="string" office:string-value="3 1/2" calcext:value-type="string">
            <text:p>3 1/2 </text:p>
          </table:table-cell>
          <table:table-cell table:style-name="ce104" office:value-type="string" office:string-value="16 5/2" calcext:value-type="string">
            <text:p>16 5/2 </text:p>
          </table:table-cell>
          <table:table-cell table:number-columns-repeated="1008"/>
        </table:table-row>
        <table:table-row table:style-name="ro4">
          <table:table-cell table:style-name="ce114" office:value-type="float" office:value="261" calcext:value-type="float">
            <text:p>261</text:p>
          </table:table-cell>
          <table:table-cell table:style-name="ce122" office:value-type="date" office:date-value="1976-09-26" calcext:value-type="date">
            <text:p>26.09.1976</text:p>
          </table:table-cell>
          <table:table-cell table:style-name="ce43" office:value-type="string" calcext:value-type="string">
            <text:p>Volksinitiative 'für eine Haftpflichtversicherung durch den Bund für Motorfahrzeuge und Fahrräder'</text:p>
          </table:table-cell>
          <table:table-cell table:style-name="ce53" office:value-type="string" calcext:value-type="string">
            <text:p>I.</text:p>
          </table:table-cell>
          <table:table-cell table:style-name="ce103" office:value-type="float" office:value="3766161" calcext:value-type="float">
            <text:p>3'766'161 <text:s/></text:p>
          </table:table-cell>
          <table:table-cell table:style-name="ce103" office:value-type="float" office:value="1263198" calcext:value-type="float">
            <text:p>1'263'198 <text:s/></text:p>
          </table:table-cell>
          <table:table-cell table:style-name="ce127" office:value-type="float" office:value="33.5407328576766" calcext:value-type="float">
            <text:p>33.5 <text:s text:c="3"/></text:p>
          </table:table-cell>
          <table:table-cell table:style-name="ce103" office:value-type="float" office:value="20543" calcext:value-type="float">
            <text:p>20'543 <text:s/></text:p>
          </table:table-cell>
          <table:table-cell table:style-name="ce103" office:value-type="float" office:value="1355" calcext:value-type="float">
            <text:p>1'355 <text:s/></text:p>
          </table:table-cell>
          <table:table-cell table:style-name="ce103" office:value-type="float" office:value="1241300" calcext:value-type="float">
            <text:p>1'241'300 <text:s/></text:p>
          </table:table-cell>
          <table:table-cell table:style-name="ce103" office:value-type="float" office:value="301587" calcext:value-type="float">
            <text:p>301'587 <text:s/></text:p>
          </table:table-cell>
          <table:table-cell table:style-name="ce103" office:value-type="float" office:value="939713" calcext:value-type="float">
            <text:p>939'713 <text:s/></text:p>
          </table:table-cell>
          <table:table-cell table:style-name="ce127" office:value-type="float" office:value="24.2960605816483" calcext:value-type="float">
            <text:p>24.3 <text:s text:c="3"/></text:p>
          </table:table-cell>
          <table:table-cell table:style-name="ce97" office:value-type="string" office:string-value="V" calcext:value-type="string">
            <text:p>V </text:p>
          </table:table-cell>
          <table:table-cell table:style-name="ce103"/>
          <table:table-cell table:style-name="ce103" office:value-type="string" office:string-value="19 6/2" calcext:value-type="string">
            <text:p>19 6/2 </text:p>
          </table:table-cell>
          <table:table-cell table:number-columns-repeated="1008"/>
        </table:table-row>
        <table:table-row table:style-name="ro3">
          <table:table-cell table:style-name="ce115" office:value-type="float" office:value="262" calcext:value-type="float">
            <text:p>262</text:p>
          </table:table-cell>
          <table:table-cell table:style-name="ce123" office:value-type="date" office:date-value="1976-12-05" calcext:value-type="date">
            <text:p>05.12.1976</text:p>
          </table:table-cell>
          <table:table-cell table:style-name="ce126" office:value-type="string" calcext:value-type="string">
            <text:p>Bundesbeschluss über die Geld- und Kreditpolitik</text:p>
          </table:table-cell>
          <table:table-cell table:style-name="ce52" office:value-type="string" calcext:value-type="string">
            <text:p>Obl.</text:p>
          </table:table-cell>
          <table:table-cell table:style-name="ce104" office:value-type="float" office:value="3772466" calcext:value-type="float">
            <text:p>3'772'466 <text:s/></text:p>
          </table:table-cell>
          <table:table-cell table:style-name="ce104" office:value-type="float" office:value="1691511" calcext:value-type="float">
            <text:p>1'691'511 <text:s/></text:p>
          </table:table-cell>
          <table:table-cell table:style-name="ce128" office:value-type="float" office:value="44.8383365151601" calcext:value-type="float">
            <text:p>44.8 <text:s text:c="3"/></text:p>
          </table:table-cell>
          <table:table-cell table:style-name="ce104" office:value-type="float" office:value="112847" calcext:value-type="float">
            <text:p>112'847 <text:s/></text:p>
          </table:table-cell>
          <table:table-cell table:style-name="ce104" office:value-type="float" office:value="2998" calcext:value-type="float">
            <text:p>2'998 <text:s/></text:p>
          </table:table-cell>
          <table:table-cell table:style-name="ce104" office:value-type="float" office:value="1575666" calcext:value-type="float">
            <text:p>1'575'666 <text:s/></text:p>
          </table:table-cell>
          <table:table-cell table:style-name="ce104" office:value-type="float" office:value="1108413" calcext:value-type="float">
            <text:p>1'108'413 <text:s/></text:p>
          </table:table-cell>
          <table:table-cell table:style-name="ce104" office:value-type="float" office:value="467253" calcext:value-type="float">
            <text:p>467'253 <text:s/></text:p>
          </table:table-cell>
          <table:table-cell table:style-name="ce128" office:value-type="float" office:value="70.3456823971578" calcext:value-type="float">
            <text:p>70.3 <text:s text:c="3"/></text:p>
          </table:table-cell>
          <table:table-cell table:style-name="ce96" office:value-type="string" office:string-value="A" calcext:value-type="string">
            <text:p>A </text:p>
          </table:table-cell>
          <table:table-cell table:style-name="ce104" office:value-type="string" office:string-value="19 6/2" calcext:value-type="string">
            <text:p>19 6/2 </text:p>
          </table:table-cell>
          <table:table-cell table:style-name="ce104"/>
          <table:table-cell table:number-columns-repeated="1008"/>
        </table:table-row>
        <table:table-row table:style-name="ro1">
          <table:table-cell table:style-name="ce114" office:value-type="float" office:value="263" calcext:value-type="float">
            <text:p>263</text:p>
          </table:table-cell>
          <table:table-cell table:style-name="ce122" office:value-type="date" office:date-value="1976-12-05" calcext:value-type="date">
            <text:p>05.12.1976</text:p>
          </table:table-cell>
          <table:table-cell table:style-name="ce43" office:value-type="string" calcext:value-type="string">
            <text:p>Bundesbeschluss über die Preisüberwachung</text:p>
          </table:table-cell>
          <table:table-cell table:style-name="ce53" office:value-type="string" calcext:value-type="string">
            <text:p>Obl.</text:p>
          </table:table-cell>
          <table:table-cell table:style-name="ce103" office:value-type="float" office:value="3772466" calcext:value-type="float">
            <text:p>3'772'466 <text:s/></text:p>
          </table:table-cell>
          <table:table-cell table:style-name="ce103" office:value-type="float" office:value="1699618" calcext:value-type="float">
            <text:p>1'699'618 <text:s/></text:p>
          </table:table-cell>
          <table:table-cell table:style-name="ce127" office:value-type="float" office:value="45.0532357349278" calcext:value-type="float">
            <text:p>45.1 <text:s text:c="3"/></text:p>
          </table:table-cell>
          <table:table-cell table:style-name="ce103" office:value-type="float" office:value="32177" calcext:value-type="float">
            <text:p>32'177 <text:s/></text:p>
          </table:table-cell>
          <table:table-cell table:style-name="ce103" office:value-type="float" office:value="2286" calcext:value-type="float">
            <text:p>2'286 <text:s/></text:p>
          </table:table-cell>
          <table:table-cell table:style-name="ce103" office:value-type="float" office:value="1665155" calcext:value-type="float">
            <text:p>1'665'155 <text:s/></text:p>
          </table:table-cell>
          <table:table-cell table:style-name="ce103" office:value-type="float" office:value="1365788" calcext:value-type="float">
            <text:p>1'365'788 <text:s/></text:p>
          </table:table-cell>
          <table:table-cell table:style-name="ce103" office:value-type="float" office:value="299367" calcext:value-type="float">
            <text:p>299'367 <text:s/></text:p>
          </table:table-cell>
          <table:table-cell table:style-name="ce127" office:value-type="float" office:value="82.0216736580078" calcext:value-type="float">
            <text:p>82.0 <text:s text:c="3"/></text:p>
          </table:table-cell>
          <table:table-cell table:style-name="ce97" office:value-type="string" office:string-value="A" calcext:value-type="string">
            <text:p>A </text:p>
          </table:table-cell>
          <table:table-cell table:style-name="ce103" office:value-type="string" office:string-value="19 6/2" calcext:value-type="string">
            <text:p>19 6/2 </text:p>
          </table:table-cell>
          <table:table-cell table:style-name="ce103"/>
          <table:table-cell table:number-columns-repeated="1008"/>
        </table:table-row>
        <table:table-row table:style-name="ro3">
          <table:table-cell table:style-name="ce115" office:value-type="float" office:value="264" calcext:value-type="float">
            <text:p>264</text:p>
          </table:table-cell>
          <table:table-cell table:style-name="ce123" office:value-type="date" office:date-value="1976-12-05" calcext:value-type="date">
            <text:p>05.12.1976</text:p>
          </table:table-cell>
          <table:table-cell table:style-name="ce126" office:value-type="string" calcext:value-type="string">
            <text:p>Volksinitiative 'für die Einführung der 40-Stunden-Woche'</text:p>
          </table:table-cell>
          <table:table-cell table:style-name="ce52" office:value-type="string" calcext:value-type="string">
            <text:p>I.</text:p>
          </table:table-cell>
          <table:table-cell table:style-name="ce104" office:value-type="float" office:value="3772466" calcext:value-type="float">
            <text:p>3'772'466 <text:s/></text:p>
          </table:table-cell>
          <table:table-cell table:style-name="ce104" office:value-type="float" office:value="1703499" calcext:value-type="float">
            <text:p>1'703'499 <text:s/></text:p>
          </table:table-cell>
          <table:table-cell table:style-name="ce128" office:value-type="float" office:value="45.1561127389882" calcext:value-type="float">
            <text:p>45.2 <text:s text:c="3"/></text:p>
          </table:table-cell>
          <table:table-cell table:style-name="ce104" office:value-type="float" office:value="15309" calcext:value-type="float">
            <text:p>15'309 <text:s/></text:p>
          </table:table-cell>
          <table:table-cell table:style-name="ce104" office:value-type="float" office:value="2140" calcext:value-type="float">
            <text:p>2'140 <text:s/></text:p>
          </table:table-cell>
          <table:table-cell table:style-name="ce104" office:value-type="float" office:value="1686050" calcext:value-type="float">
            <text:p>1'686'050 <text:s/></text:p>
          </table:table-cell>
          <table:table-cell table:style-name="ce104" office:value-type="float" office:value="370228" calcext:value-type="float">
            <text:p>370'228 <text:s/></text:p>
          </table:table-cell>
          <table:table-cell table:style-name="ce104" office:value-type="float" office:value="1315822" calcext:value-type="float">
            <text:p>1'315'822 <text:s/></text:p>
          </table:table-cell>
          <table:table-cell table:style-name="ce128" office:value-type="float" office:value="21.9583049138519" calcext:value-type="float">
            <text:p>22.0 <text:s text:c="3"/></text:p>
          </table:table-cell>
          <table:table-cell table:style-name="ce96" office:value-type="string" office:string-value="V" calcext:value-type="string">
            <text:p>V </text:p>
          </table:table-cell>
          <table:table-cell table:style-name="ce104"/>
          <table:table-cell table:style-name="ce104" office:value-type="string" office:string-value="19 6/2" calcext:value-type="string">
            <text:p>19 6/2 </text:p>
          </table:table-cell>
          <table:table-cell table:number-columns-repeated="1008"/>
        </table:table-row>
        <table:table-row table:style-name="ro1">
          <table:table-cell table:style-name="ce114" office:value-type="float" office:value="265" calcext:value-type="float">
            <text:p>265</text:p>
          </table:table-cell>
          <table:table-cell table:style-name="ce122" office:value-type="date" office:date-value="1977-03-13" calcext:value-type="date">
            <text:p>13.03.1977</text:p>
          </table:table-cell>
          <table:table-cell table:style-name="ce43" office:value-type="string" calcext:value-type="string">
            <text:p>Volksinitiative 'IV. Ueberfremdungsinitiative'</text:p>
          </table:table-cell>
          <table:table-cell table:style-name="ce53" office:value-type="string" calcext:value-type="string">
            <text:p>I.</text:p>
          </table:table-cell>
          <table:table-cell table:style-name="ce103" office:value-type="float" office:value="3785693" calcext:value-type="float">
            <text:p>3'785'693 <text:s/></text:p>
          </table:table-cell>
          <table:table-cell table:style-name="ce103" office:value-type="float" office:value="1711055" calcext:value-type="float">
            <text:p>1'711'055 <text:s/></text:p>
          </table:table-cell>
          <table:table-cell table:style-name="ce127" office:value-type="float" office:value="45.1979333770594" calcext:value-type="float">
            <text:p>45.2 <text:s text:c="3"/></text:p>
          </table:table-cell>
          <table:table-cell table:style-name="ce103" office:value-type="float" office:value="29949" calcext:value-type="float">
            <text:p>29'949 <text:s/></text:p>
          </table:table-cell>
          <table:table-cell table:style-name="ce103" office:value-type="float" office:value="2382" calcext:value-type="float">
            <text:p>2'382 <text:s/></text:p>
          </table:table-cell>
          <table:table-cell table:style-name="ce103" office:value-type="float" office:value="1678724" calcext:value-type="float">
            <text:p>1'678'724 <text:s/></text:p>
          </table:table-cell>
          <table:table-cell table:style-name="ce103" office:value-type="float" office:value="495904" calcext:value-type="float">
            <text:p>495'904 <text:s/></text:p>
          </table:table-cell>
          <table:table-cell table:style-name="ce103" office:value-type="float" office:value="1182820" calcext:value-type="float">
            <text:p>1'182'820 <text:s/></text:p>
          </table:table-cell>
          <table:table-cell table:style-name="ce127" office:value-type="float" office:value="29.5405319754766" calcext:value-type="float">
            <text:p>29.5 <text:s text:c="3"/></text:p>
          </table:table-cell>
          <table:table-cell table:style-name="ce97" office:value-type="string" office:string-value="V" calcext:value-type="string">
            <text:p>V </text:p>
          </table:table-cell>
          <table:table-cell table:style-name="ce103"/>
          <table:table-cell table:style-name="ce103" office:value-type="string" office:string-value="19 6/2" calcext:value-type="string">
            <text:p>19 6/2 </text:p>
          </table:table-cell>
          <table:table-cell table:number-columns-repeated="1008"/>
        </table:table-row>
        <table:table-row table:style-name="ro3">
          <table:table-cell table:style-name="ce115" office:value-type="float" office:value="266" calcext:value-type="float">
            <text:p>266</text:p>
          </table:table-cell>
          <table:table-cell table:style-name="ce123" office:value-type="date" office:date-value="1977-03-13" calcext:value-type="date">
            <text:p>13.03.1977</text:p>
          </table:table-cell>
          <table:table-cell table:style-name="ce126" office:value-type="string" calcext:value-type="string">
            <text:p>Volksinitiative 'für eine Beschränkung der Einbürgerungen'</text:p>
          </table:table-cell>
          <table:table-cell table:style-name="ce52" office:value-type="string" calcext:value-type="string">
            <text:p>I.</text:p>
          </table:table-cell>
          <table:table-cell table:style-name="ce104" office:value-type="float" office:value="3785693" calcext:value-type="float">
            <text:p>3'785'693 <text:s/></text:p>
          </table:table-cell>
          <table:table-cell table:style-name="ce104" office:value-type="float" office:value="1711973" calcext:value-type="float">
            <text:p>1'711'973 <text:s/></text:p>
          </table:table-cell>
          <table:table-cell table:style-name="ce128" office:value-type="float" office:value="45.2221825700077" calcext:value-type="float">
            <text:p>45.2 <text:s text:c="3"/></text:p>
          </table:table-cell>
          <table:table-cell table:style-name="ce104" office:value-type="float" office:value="24673" calcext:value-type="float">
            <text:p>24'673 <text:s/></text:p>
          </table:table-cell>
          <table:table-cell table:style-name="ce104" office:value-type="float" office:value="2245" calcext:value-type="float">
            <text:p>2'245 <text:s/></text:p>
          </table:table-cell>
          <table:table-cell table:style-name="ce104" office:value-type="float" office:value="1685055" calcext:value-type="float">
            <text:p>1'685'055 <text:s/></text:p>
          </table:table-cell>
          <table:table-cell table:style-name="ce104" office:value-type="float" office:value="568867" calcext:value-type="float">
            <text:p>568'867 <text:s/></text:p>
          </table:table-cell>
          <table:table-cell table:style-name="ce104" office:value-type="float" office:value="1116188" calcext:value-type="float">
            <text:p>1'116'188 <text:s/></text:p>
          </table:table-cell>
          <table:table-cell table:style-name="ce128" office:value-type="float" office:value="33.759550875194" calcext:value-type="float">
            <text:p>33.8 <text:s text:c="3"/></text:p>
          </table:table-cell>
          <table:table-cell table:style-name="ce96" office:value-type="string" office:string-value="V" calcext:value-type="string">
            <text:p>V </text:p>
          </table:table-cell>
          <table:table-cell table:style-name="ce104"/>
          <table:table-cell table:style-name="ce104" office:value-type="string" office:string-value="19 6/2" calcext:value-type="string">
            <text:p>19 6/2 </text:p>
          </table:table-cell>
          <table:table-cell table:number-columns-repeated="1008"/>
        </table:table-row>
        <table:table-row table:style-name="ro3">
          <table:table-cell table:style-name="ce114" office:value-type="float" office:value="267.1" calcext:value-type="float">
            <text:p>267.1</text:p>
          </table:table-cell>
          <table:table-cell table:style-name="ce122" office:value-type="date" office:date-value="1977-03-13" calcext:value-type="date">
            <text:p>13.03.1977</text:p>
          </table:table-cell>
          <table:table-cell table:style-name="ce43" office:value-type="string" calcext:value-type="string">
            <text:p>Volksinitiative 'über die Neuordnung des Staatsvertragsreferendums'</text:p>
          </table:table-cell>
          <table:table-cell table:style-name="ce53" office:value-type="string" calcext:value-type="string">
            <text:p>I.</text:p>
          </table:table-cell>
          <table:table-cell table:style-name="ce103" office:value-type="float" office:value="3785693" calcext:value-type="float">
            <text:p>3'785'693 <text:s/></text:p>
          </table:table-cell>
          <table:table-cell table:style-name="ce103" office:value-type="float" office:value="1701901" calcext:value-type="float">
            <text:p>1'701'901 <text:s/></text:p>
          </table:table-cell>
          <table:table-cell table:style-name="ce127" office:value-type="float" office:value="44.9561282438909" calcext:value-type="float">
            <text:p>45.0 <text:s text:c="3"/></text:p>
          </table:table-cell>
          <table:table-cell table:style-name="ce103" office:value-type="float" office:value="69935" calcext:value-type="float">
            <text:p>69'935 <text:s/></text:p>
          </table:table-cell>
          <table:table-cell table:style-name="ce103" office:value-type="float" office:value="27519" calcext:value-type="float">
            <text:p>27'519 <text:s/></text:p>
          </table:table-cell>
          <table:table-cell table:style-name="ce103" office:value-type="float" office:value="1604447" calcext:value-type="float">
            <text:p>1'604'447 <text:s/></text:p>
          </table:table-cell>
          <table:table-cell table:style-name="ce103" office:value-type="float" office:value="351127" calcext:value-type="float">
            <text:p>351'127 <text:s/></text:p>
          </table:table-cell>
          <table:table-cell table:style-name="ce103" office:value-type="float" office:value="1158376" calcext:value-type="float">
            <text:p>1'158'376 <text:s/></text:p>
          </table:table-cell>
          <table:table-cell table:style-name="ce127" office:value-type="float" office:value="21.9" calcext:value-type="float">
            <text:p>21.9 <text:s text:c="3"/></text:p>
          </table:table-cell>
          <table:table-cell table:style-name="ce97" office:value-type="string" office:string-value="V" calcext:value-type="string">
            <text:p>V </text:p>
          </table:table-cell>
          <table:table-cell table:style-name="ce103"/>
          <table:table-cell table:style-name="ce103" office:value-type="string" office:string-value="19 6/2" calcext:value-type="string">
            <text:p>19 6/2 </text:p>
          </table:table-cell>
          <table:table-cell table:number-columns-repeated="1008"/>
        </table:table-row>
        <table:table-row table:style-name="ro3">
          <table:table-cell table:style-name="ce115" office:value-type="float" office:value="267.2" calcext:value-type="float">
            <text:p>267.2</text:p>
          </table:table-cell>
          <table:table-cell table:style-name="ce123" office:value-type="date" office:date-value="1977-03-13" calcext:value-type="date">
            <text:p>13.03.1977</text:p>
          </table:table-cell>
          <table:table-cell table:style-name="ce126" office:value-type="string" calcext:value-type="string">
            <text:p>Gegenentwurf zur Volksinitiative 'über die Neuordnung des Staatsvertragsreferendums'</text:p>
          </table:table-cell>
          <table:table-cell table:style-name="ce52" office:value-type="string" calcext:value-type="string">
            <text:p>GE</text:p>
          </table:table-cell>
          <table:table-cell table:style-name="ce104" office:value-type="float" office:value="3785693" calcext:value-type="float">
            <text:p>3'785'693 <text:s/></text:p>
          </table:table-cell>
          <table:table-cell table:style-name="ce104" office:value-type="float" office:value="1701901" calcext:value-type="float">
            <text:p>1'701'901 <text:s/></text:p>
          </table:table-cell>
          <table:table-cell table:style-name="ce128" office:value-type="float" office:value="44.9561282438909" calcext:value-type="float">
            <text:p>45.0 <text:s text:c="3"/></text:p>
          </table:table-cell>
          <table:table-cell table:style-name="ce104" office:value-type="float" office:value="69935" calcext:value-type="float">
            <text:p>69'935 <text:s/></text:p>
          </table:table-cell>
          <table:table-cell table:style-name="ce104" office:value-type="float" office:value="27519" calcext:value-type="float">
            <text:p>27'519 <text:s/></text:p>
          </table:table-cell>
          <table:table-cell table:style-name="ce104" office:value-type="float" office:value="1604447" calcext:value-type="float">
            <text:p>1'604'447 <text:s/></text:p>
          </table:table-cell>
          <table:table-cell table:style-name="ce104" office:value-type="float" office:value="978999" calcext:value-type="float">
            <text:p>978'999 <text:s/></text:p>
          </table:table-cell>
          <table:table-cell table:style-name="ce104" office:value-type="float" office:value="502825" calcext:value-type="float">
            <text:p>502'825 <text:s/></text:p>
          </table:table-cell>
          <table:table-cell table:style-name="ce128" office:value-type="float" office:value="61" calcext:value-type="float">
            <text:p>61.0 <text:s text:c="3"/></text:p>
          </table:table-cell>
          <table:table-cell table:style-name="ce96" office:value-type="string" office:string-value="A" calcext:value-type="string">
            <text:p>A </text:p>
          </table:table-cell>
          <table:table-cell table:style-name="ce104" office:value-type="string" office:string-value="18 5/2" calcext:value-type="string">
            <text:p>18 5/2 </text:p>
          </table:table-cell>
          <table:table-cell table:style-name="ce104" office:value-type="string" office:string-value="1 1/2" calcext:value-type="string">
            <text:p>1 1/2 </text:p>
          </table:table-cell>
          <table:table-cell table:number-columns-repeated="1008"/>
        </table:table-row>
        <table:table-row table:style-name="ro3">
          <table:table-cell table:style-name="ce114" office:value-type="float" office:value="268" calcext:value-type="float">
            <text:p>268</text:p>
          </table:table-cell>
          <table:table-cell table:style-name="ce122" office:value-type="date" office:date-value="1977-06-12" calcext:value-type="date">
            <text:p>12.06.1977</text:p>
          </table:table-cell>
          <table:table-cell table:style-name="ce43" office:value-type="string" calcext:value-type="string">
            <text:p>Bundesbeschluss über die Neuordnung der Umsatzsteuer und der direkten Bundessteuer</text:p>
          </table:table-cell>
          <table:table-cell table:style-name="ce53" office:value-type="string" calcext:value-type="string">
            <text:p>Obl.</text:p>
          </table:table-cell>
          <table:table-cell table:style-name="ce103" office:value-type="float" office:value="3795796" calcext:value-type="float">
            <text:p>3'795'796 <text:s/></text:p>
          </table:table-cell>
          <table:table-cell table:style-name="ce103" office:value-type="float" office:value="1898268" calcext:value-type="float">
            <text:p>1'898'268 <text:s/></text:p>
          </table:table-cell>
          <table:table-cell table:style-name="ce127" office:value-type="float" office:value="50.0097476260579" calcext:value-type="float">
            <text:p>50.0 <text:s text:c="3"/></text:p>
          </table:table-cell>
          <table:table-cell table:style-name="ce103" office:value-type="float" office:value="18616" calcext:value-type="float">
            <text:p>18'616 <text:s/></text:p>
          </table:table-cell>
          <table:table-cell table:style-name="ce103" office:value-type="float" office:value="1778" calcext:value-type="float">
            <text:p>1'778 <text:s/></text:p>
          </table:table-cell>
          <table:table-cell table:style-name="ce103" office:value-type="float" office:value="1877874" calcext:value-type="float">
            <text:p>1'877'874 <text:s/></text:p>
          </table:table-cell>
          <table:table-cell table:style-name="ce103" office:value-type="float" office:value="760830" calcext:value-type="float">
            <text:p>760'830 <text:s/></text:p>
          </table:table-cell>
          <table:table-cell table:style-name="ce103" office:value-type="float" office:value="1117044" calcext:value-type="float">
            <text:p>1'117'044 <text:s/></text:p>
          </table:table-cell>
          <table:table-cell table:style-name="ce127" office:value-type="float" office:value="40.5154978449033" calcext:value-type="float">
            <text:p>40.5 <text:s text:c="3"/></text:p>
          </table:table-cell>
          <table:table-cell table:style-name="ce97" office:value-type="string" office:string-value="V" calcext:value-type="string">
            <text:p>V </text:p>
          </table:table-cell>
          <table:table-cell table:style-name="ce103" office:value-type="string" office:string-value="1" calcext:value-type="string">
            <text:p>1 </text:p>
          </table:table-cell>
          <table:table-cell table:style-name="ce103" office:value-type="string" office:string-value="18 6/2" calcext:value-type="string">
            <text:p>18 6/2 </text:p>
          </table:table-cell>
          <table:table-cell table:number-columns-repeated="1008"/>
        </table:table-row>
        <table:table-row table:style-name="ro3">
          <table:table-cell table:style-name="ce115" office:value-type="float" office:value="269" calcext:value-type="float">
            <text:p>269</text:p>
          </table:table-cell>
          <table:table-cell table:style-name="ce123" office:value-type="date" office:date-value="1977-06-12" calcext:value-type="date">
            <text:p>12.06.1977</text:p>
          </table:table-cell>
          <table:table-cell table:style-name="ce126" office:value-type="string" calcext:value-type="string">
            <text:p>Bundesbeschluss über die Steuerharmonisierung</text:p>
          </table:table-cell>
          <table:table-cell table:style-name="ce52" office:value-type="string" calcext:value-type="string">
            <text:p>Obl.</text:p>
          </table:table-cell>
          <table:table-cell table:style-name="ce104" office:value-type="float" office:value="3795796" calcext:value-type="float">
            <text:p>3'795'796 <text:s/></text:p>
          </table:table-cell>
          <table:table-cell table:style-name="ce104" office:value-type="float" office:value="1894655" calcext:value-type="float">
            <text:p>1'894'655 <text:s/></text:p>
          </table:table-cell>
          <table:table-cell table:style-name="ce128" office:value-type="float" office:value="49.9145633748494" calcext:value-type="float">
            <text:p>49.9 <text:s text:c="3"/></text:p>
          </table:table-cell>
          <table:table-cell table:style-name="ce104" office:value-type="float" office:value="43906" calcext:value-type="float">
            <text:p>43'906 <text:s/></text:p>
          </table:table-cell>
          <table:table-cell table:style-name="ce104" office:value-type="float" office:value="2025" calcext:value-type="float">
            <text:p>2'025 <text:s/></text:p>
          </table:table-cell>
          <table:table-cell table:style-name="ce104" office:value-type="float" office:value="1848724" calcext:value-type="float">
            <text:p>1'848'724 <text:s/></text:p>
          </table:table-cell>
          <table:table-cell table:style-name="ce104" office:value-type="float" office:value="1133652" calcext:value-type="float">
            <text:p>1'133'652 <text:s/></text:p>
          </table:table-cell>
          <table:table-cell table:style-name="ce104" office:value-type="float" office:value="715072" calcext:value-type="float">
            <text:p>715'072 <text:s/></text:p>
          </table:table-cell>
          <table:table-cell table:style-name="ce128" office:value-type="float" office:value="61.3207812523665" calcext:value-type="float">
            <text:p>61.3 <text:s text:c="3"/></text:p>
          </table:table-cell>
          <table:table-cell table:style-name="ce96" office:value-type="string" office:string-value="A" calcext:value-type="string">
            <text:p>A </text:p>
          </table:table-cell>
          <table:table-cell table:style-name="ce104" office:value-type="string" office:string-value="16 3/2" calcext:value-type="string">
            <text:p>16 3/2 </text:p>
          </table:table-cell>
          <table:table-cell table:style-name="ce104" office:value-type="string" office:string-value="3 3/2" calcext:value-type="string">
            <text:p>3 3/2 </text:p>
          </table:table-cell>
          <table:table-cell table:number-columns-repeated="1008"/>
        </table:table-row>
        <table:table-row table:style-name="ro3">
          <table:table-cell table:style-name="ce114" office:value-type="float" office:value="270.1" calcext:value-type="float">
            <text:p>270.1</text:p>
          </table:table-cell>
          <table:table-cell table:style-name="ce122" office:value-type="date" office:date-value="1977-09-25" calcext:value-type="date">
            <text:p>25.09.1977</text:p>
          </table:table-cell>
          <table:table-cell table:style-name="ce43" office:value-type="string" calcext:value-type="string">
            <text:p>Volksinitiative 'für einen wirksamen Mieterschutz'</text:p>
          </table:table-cell>
          <table:table-cell table:style-name="ce53" office:value-type="string" calcext:value-type="string">
            <text:p>I.</text:p>
          </table:table-cell>
          <table:table-cell table:style-name="ce103" office:value-type="float" office:value="3811426" calcext:value-type="float">
            <text:p>3'811'426 <text:s/></text:p>
          </table:table-cell>
          <table:table-cell table:style-name="ce103" office:value-type="float" office:value="1966181" calcext:value-type="float">
            <text:p>1'966'181 <text:s/></text:p>
          </table:table-cell>
          <table:table-cell table:style-name="ce127" office:value-type="float" office:value="51.5864928244704" calcext:value-type="float">
            <text:p>51.6 <text:s text:c="3"/></text:p>
          </table:table-cell>
          <table:table-cell table:style-name="ce103" office:value-type="float" office:value="58757" calcext:value-type="float">
            <text:p>58'757 <text:s/></text:p>
          </table:table-cell>
          <table:table-cell table:style-name="ce103" office:value-type="float" office:value="20990" calcext:value-type="float">
            <text:p>20'990 <text:s/></text:p>
          </table:table-cell>
          <table:table-cell table:style-name="ce103" office:value-type="float" office:value="1886434" calcext:value-type="float">
            <text:p>1'886'434 <text:s/></text:p>
          </table:table-cell>
          <table:table-cell table:style-name="ce103" office:value-type="float" office:value="796825" calcext:value-type="float">
            <text:p>796'825 <text:s/></text:p>
          </table:table-cell>
          <table:table-cell table:style-name="ce103" office:value-type="float" office:value="1043798" calcext:value-type="float">
            <text:p>1'043'798 <text:s/></text:p>
          </table:table-cell>
          <table:table-cell table:style-name="ce127" office:value-type="float" office:value="42.2" calcext:value-type="float">
            <text:p>42.2 <text:s text:c="3"/></text:p>
          </table:table-cell>
          <table:table-cell table:style-name="ce97" office:value-type="string" office:string-value="V" calcext:value-type="string">
            <text:p>V </text:p>
          </table:table-cell>
          <table:table-cell table:style-name="ce103" office:value-type="string" office:string-value="3 1/2" calcext:value-type="string">
            <text:p>3 1/2 </text:p>
          </table:table-cell>
          <table:table-cell table:style-name="ce103" office:value-type="string" office:string-value="16 5/2" calcext:value-type="string">
            <text:p>16 5/2 </text:p>
          </table:table-cell>
          <table:table-cell table:number-columns-repeated="1008"/>
        </table:table-row>
        <table:table-row table:style-name="ro3">
          <table:table-cell table:style-name="ce115" office:value-type="float" office:value="270.2" calcext:value-type="float">
            <text:p>270.2</text:p>
          </table:table-cell>
          <table:table-cell table:style-name="ce123" office:value-type="date" office:date-value="1977-09-25" calcext:value-type="date">
            <text:p>25.09.1977</text:p>
          </table:table-cell>
          <table:table-cell table:style-name="ce126" office:value-type="string" calcext:value-type="string">
            <text:p>Gegenentwurf zur Volksinitiative 'für einen wirksamen Mieterschutz'</text:p>
          </table:table-cell>
          <table:table-cell table:style-name="ce52" office:value-type="string" calcext:value-type="string">
            <text:p>GE</text:p>
          </table:table-cell>
          <table:table-cell table:style-name="ce104" office:value-type="float" office:value="3811426" calcext:value-type="float">
            <text:p>3'811'426 <text:s/></text:p>
          </table:table-cell>
          <table:table-cell table:style-name="ce104" office:value-type="float" office:value="1966181" calcext:value-type="float">
            <text:p>1'966'181 <text:s/></text:p>
          </table:table-cell>
          <table:table-cell table:style-name="ce128" office:value-type="float" office:value="51.5864928244704" calcext:value-type="float">
            <text:p>51.6 <text:s text:c="3"/></text:p>
          </table:table-cell>
          <table:table-cell table:style-name="ce104" office:value-type="float" office:value="58757" calcext:value-type="float">
            <text:p>58'757 <text:s/></text:p>
          </table:table-cell>
          <table:table-cell table:style-name="ce104" office:value-type="float" office:value="20990" calcext:value-type="float">
            <text:p>20'990 <text:s/></text:p>
          </table:table-cell>
          <table:table-cell table:style-name="ce104" office:value-type="float" office:value="1886434" calcext:value-type="float">
            <text:p>1'886'434 <text:s/></text:p>
          </table:table-cell>
          <table:table-cell table:style-name="ce104" office:value-type="float" office:value="777604" calcext:value-type="float">
            <text:p>777'604 <text:s/></text:p>
          </table:table-cell>
          <table:table-cell table:style-name="ce104" office:value-type="float" office:value="944806" calcext:value-type="float">
            <text:p>944'806 <text:s/></text:p>
          </table:table-cell>
          <table:table-cell table:style-name="ce128" office:value-type="float" office:value="41.2" calcext:value-type="float">
            <text:p>41.2 <text:s text:c="3"/></text:p>
          </table:table-cell>
          <table:table-cell table:style-name="ce96" office:value-type="string" office:string-value="V" calcext:value-type="string">
            <text:p>V </text:p>
          </table:table-cell>
          <table:table-cell table:style-name="ce104" office:value-type="string" office:string-value="1 2/2" calcext:value-type="string">
            <text:p>1 2/2 </text:p>
          </table:table-cell>
          <table:table-cell table:style-name="ce104" office:value-type="string" office:string-value="18 4/2" calcext:value-type="string">
            <text:p>18 4/2 </text:p>
          </table:table-cell>
          <table:table-cell table:number-columns-repeated="1008"/>
        </table:table-row>
        <table:table-row table:style-name="ro3">
          <table:table-cell table:style-name="ce114" office:value-type="float" office:value="271" calcext:value-type="float">
            <text:p>271</text:p>
          </table:table-cell>
          <table:table-cell table:style-name="ce122" office:value-type="date" office:date-value="1977-09-25" calcext:value-type="date">
            <text:p>25.09.1977</text:p>
          </table:table-cell>
          <table:table-cell table:style-name="ce43" office:value-type="string" calcext:value-type="string">
            <text:p>Volksinitiative 'gegen die Luftverschmutzung durch Motorfahrzeuge' (Albatrosinitiative)</text:p>
          </table:table-cell>
          <table:table-cell table:style-name="ce53" office:value-type="string" calcext:value-type="string">
            <text:p>I.</text:p>
          </table:table-cell>
          <table:table-cell table:style-name="ce103" office:value-type="float" office:value="3811426" calcext:value-type="float">
            <text:p>3'811'426 <text:s/></text:p>
          </table:table-cell>
          <table:table-cell table:style-name="ce103" office:value-type="float" office:value="1969501" calcext:value-type="float">
            <text:p>1'969'501 <text:s/></text:p>
          </table:table-cell>
          <table:table-cell table:style-name="ce127" office:value-type="float" office:value="51.6735993300145" calcext:value-type="float">
            <text:p>51.7 <text:s text:c="3"/></text:p>
          </table:table-cell>
          <table:table-cell table:style-name="ce103" office:value-type="float" office:value="68519" calcext:value-type="float">
            <text:p>68'519 <text:s/></text:p>
          </table:table-cell>
          <table:table-cell table:style-name="ce103" office:value-type="float" office:value="2772" calcext:value-type="float">
            <text:p>2'772 <text:s/></text:p>
          </table:table-cell>
          <table:table-cell table:style-name="ce103" office:value-type="float" office:value="1898210" calcext:value-type="float">
            <text:p>1'898'210 <text:s/></text:p>
          </table:table-cell>
          <table:table-cell table:style-name="ce103" office:value-type="float" office:value="740842" calcext:value-type="float">
            <text:p>740'842 <text:s/></text:p>
          </table:table-cell>
          <table:table-cell table:style-name="ce103" office:value-type="float" office:value="1157368" calcext:value-type="float">
            <text:p>1'157'368 <text:s/></text:p>
          </table:table-cell>
          <table:table-cell table:style-name="ce127" office:value-type="float" office:value="39.0284531216251" calcext:value-type="float">
            <text:p>39.0 <text:s text:c="3"/></text:p>
          </table:table-cell>
          <table:table-cell table:style-name="ce97" office:value-type="string" office:string-value="V" calcext:value-type="string">
            <text:p>V </text:p>
          </table:table-cell>
          <table:table-cell table:style-name="ce103" office:value-type="string" office:string-value="1 1/2" calcext:value-type="string">
            <text:p>1 1/2 </text:p>
          </table:table-cell>
          <table:table-cell table:style-name="ce103" office:value-type="string" office:string-value="18 5/2" calcext:value-type="string">
            <text:p>18 5/2 </text:p>
          </table:table-cell>
          <table:table-cell table:number-columns-repeated="1008"/>
        </table:table-row>
        <table:table-row table:style-name="ro4">
          <table:table-cell table:style-name="ce115" office:value-type="float" office:value="272" calcext:value-type="float">
            <text:p>272</text:p>
          </table:table-cell>
          <table:table-cell table:style-name="ce123" office:value-type="date" office:date-value="1977-09-25" calcext:value-type="date">
            <text:p>25.09.1977</text:p>
          </table:table-cell>
          <table:table-cell table:style-name="ce126" office:value-type="string" calcext:value-type="string">
            <text:p>Bundesbeschluss über die Erhöhung der Unterschriftenzahl für das Referendum (Art. 89 und 89bis BV)</text:p>
          </table:table-cell>
          <table:table-cell table:style-name="ce52" office:value-type="string" calcext:value-type="string">
            <text:p>Obl.</text:p>
          </table:table-cell>
          <table:table-cell table:style-name="ce104" office:value-type="float" office:value="3811426" calcext:value-type="float">
            <text:p>3'811'426 <text:s/></text:p>
          </table:table-cell>
          <table:table-cell table:style-name="ce104" office:value-type="float" office:value="1967555" calcext:value-type="float">
            <text:p>1'967'555 <text:s/></text:p>
          </table:table-cell>
          <table:table-cell table:style-name="ce128" office:value-type="float" office:value="51.622542324054" calcext:value-type="float">
            <text:p>51.6 <text:s text:c="3"/></text:p>
          </table:table-cell>
          <table:table-cell table:style-name="ce104" office:value-type="float" office:value="69730" calcext:value-type="float">
            <text:p>69'730 <text:s/></text:p>
          </table:table-cell>
          <table:table-cell table:style-name="ce104" office:value-type="float" office:value="3328" calcext:value-type="float">
            <text:p>3'328 <text:s/></text:p>
          </table:table-cell>
          <table:table-cell table:style-name="ce104" office:value-type="float" office:value="1894047" calcext:value-type="float">
            <text:p>1'894'047 <text:s/></text:p>
          </table:table-cell>
          <table:table-cell table:style-name="ce104" office:value-type="float" office:value="1095631" calcext:value-type="float">
            <text:p>1'095'631 <text:s/></text:p>
          </table:table-cell>
          <table:table-cell table:style-name="ce104" office:value-type="float" office:value="798416" calcext:value-type="float">
            <text:p>798'416 <text:s/></text:p>
          </table:table-cell>
          <table:table-cell table:style-name="ce128" office:value-type="float" office:value="57.846030219947" calcext:value-type="float">
            <text:p>57.8 <text:s text:c="3"/></text:p>
          </table:table-cell>
          <table:table-cell table:style-name="ce96" office:value-type="string" office:string-value="A" calcext:value-type="string">
            <text:p>A </text:p>
          </table:table-cell>
          <table:table-cell table:style-name="ce104" office:value-type="string" office:string-value="15 6/2" calcext:value-type="string">
            <text:p>15 6/2 </text:p>
          </table:table-cell>
          <table:table-cell table:style-name="ce104" office:value-type="string" office:string-value="4" calcext:value-type="string">
            <text:p>4 </text:p>
          </table:table-cell>
          <table:table-cell table:number-columns-repeated="1008"/>
        </table:table-row>
        <table:table-row table:style-name="ro4">
          <table:table-cell table:style-name="ce114" office:value-type="float" office:value="273" calcext:value-type="float">
            <text:p>273</text:p>
          </table:table-cell>
          <table:table-cell table:style-name="ce122" office:value-type="date" office:date-value="1977-09-25" calcext:value-type="date">
            <text:p>25.09.1977</text:p>
          </table:table-cell>
          <table:table-cell table:style-name="ce43" office:value-type="string" calcext:value-type="string">
            <text:p>Bundesbeschluss über die Erhöhung der Unterschriftenzahl für die Verfassungsinitiative (Art. 120 und 121 BV)</text:p>
          </table:table-cell>
          <table:table-cell table:style-name="ce53" office:value-type="string" calcext:value-type="string">
            <text:p>Obl.</text:p>
          </table:table-cell>
          <table:table-cell table:style-name="ce103" office:value-type="float" office:value="3811426" calcext:value-type="float">
            <text:p>3'811'426 <text:s/></text:p>
          </table:table-cell>
          <table:table-cell table:style-name="ce103" office:value-type="float" office:value="1968023" calcext:value-type="float">
            <text:p>1'968'023 <text:s/></text:p>
          </table:table-cell>
          <table:table-cell table:style-name="ce127" office:value-type="float" office:value="51.6348211929079" calcext:value-type="float">
            <text:p>51.6 <text:s text:c="3"/></text:p>
          </table:table-cell>
          <table:table-cell table:style-name="ce103" office:value-type="float" office:value="81379" calcext:value-type="float">
            <text:p>81'379 <text:s/></text:p>
          </table:table-cell>
          <table:table-cell table:style-name="ce103" office:value-type="float" office:value="2999" calcext:value-type="float">
            <text:p>2'999 <text:s/></text:p>
          </table:table-cell>
          <table:table-cell table:style-name="ce103" office:value-type="float" office:value="1883645" calcext:value-type="float">
            <text:p>1'883'645 <text:s/></text:p>
          </table:table-cell>
          <table:table-cell table:style-name="ce103" office:value-type="float" office:value="1068157" calcext:value-type="float">
            <text:p>1'068'157 <text:s/></text:p>
          </table:table-cell>
          <table:table-cell table:style-name="ce103" office:value-type="float" office:value="815488" calcext:value-type="float">
            <text:p>815'488 <text:s/></text:p>
          </table:table-cell>
          <table:table-cell table:style-name="ce127" office:value-type="float" office:value="56.706916642998" calcext:value-type="float">
            <text:p>56.7 <text:s text:c="3"/></text:p>
          </table:table-cell>
          <table:table-cell table:style-name="ce97" office:value-type="string" office:string-value="A" calcext:value-type="string">
            <text:p>A </text:p>
          </table:table-cell>
          <table:table-cell table:style-name="ce103" office:value-type="string" office:string-value="16 6/2" calcext:value-type="string">
            <text:p>16 6/2 </text:p>
          </table:table-cell>
          <table:table-cell table:style-name="ce103" office:value-type="string" office:string-value="3" calcext:value-type="string">
            <text:p>3 </text:p>
          </table:table-cell>
          <table:table-cell table:number-columns-repeated="1008"/>
        </table:table-row>
        <table:table-row table:style-name="ro1">
          <table:table-cell table:style-name="ce115" office:value-type="float" office:value="274" calcext:value-type="float">
            <text:p>274</text:p>
          </table:table-cell>
          <table:table-cell table:style-name="ce123" office:value-type="date" office:date-value="1977-09-25" calcext:value-type="date">
            <text:p>25.09.1977</text:p>
          </table:table-cell>
          <table:table-cell table:style-name="ce126" office:value-type="string" calcext:value-type="string">
            <text:p>Volksinitiative 'für die Fristenlösung'</text:p>
          </table:table-cell>
          <table:table-cell table:style-name="ce52" office:value-type="string" calcext:value-type="string">
            <text:p>I.</text:p>
          </table:table-cell>
          <table:table-cell table:style-name="ce104" office:value-type="float" office:value="3811426" calcext:value-type="float">
            <text:p>3'811'426 <text:s/></text:p>
          </table:table-cell>
          <table:table-cell table:style-name="ce104" office:value-type="float" office:value="1979163" calcext:value-type="float">
            <text:p>1'979'163 <text:s/></text:p>
          </table:table-cell>
          <table:table-cell table:style-name="ce128" office:value-type="float" office:value="51.9271002506673" calcext:value-type="float">
            <text:p>51.9 <text:s text:c="3"/></text:p>
          </table:table-cell>
          <table:table-cell table:style-name="ce104" office:value-type="float" office:value="51680" calcext:value-type="float">
            <text:p>51'680 <text:s/></text:p>
          </table:table-cell>
          <table:table-cell table:style-name="ce104" office:value-type="float" office:value="3228" calcext:value-type="float">
            <text:p>3'228 <text:s/></text:p>
          </table:table-cell>
          <table:table-cell table:style-name="ce104" office:value-type="float" office:value="1924255" calcext:value-type="float">
            <text:p>1'924'255 <text:s/></text:p>
          </table:table-cell>
          <table:table-cell table:style-name="ce104" office:value-type="float" office:value="929325" calcext:value-type="float">
            <text:p>929'325 <text:s/></text:p>
          </table:table-cell>
          <table:table-cell table:style-name="ce104" office:value-type="float" office:value="994930" calcext:value-type="float">
            <text:p>994'930 <text:s/></text:p>
          </table:table-cell>
          <table:table-cell table:style-name="ce128" office:value-type="float" office:value="48.2953142904657" calcext:value-type="float">
            <text:p>48.3 <text:s text:c="3"/></text:p>
          </table:table-cell>
          <table:table-cell table:style-name="ce96" office:value-type="string" office:string-value="V" calcext:value-type="string">
            <text:p>V </text:p>
          </table:table-cell>
          <table:table-cell table:style-name="ce104" office:value-type="string" office:string-value="6 2/2" calcext:value-type="string">
            <text:p>6 2/2 </text:p>
          </table:table-cell>
          <table:table-cell table:style-name="ce104" office:value-type="string" office:string-value="13 4/2" calcext:value-type="string">
            <text:p>13 4/2 </text:p>
          </table:table-cell>
          <table:table-cell table:number-columns-repeated="1008"/>
        </table:table-row>
        <table:table-row table:style-name="ro1">
          <table:table-cell table:style-name="ce114" office:value-type="float" office:value="275" calcext:value-type="float">
            <text:p>275</text:p>
          </table:table-cell>
          <table:table-cell table:style-name="ce122" office:value-type="date" office:date-value="1977-12-04" calcext:value-type="date">
            <text:p>04.12.1977</text:p>
          </table:table-cell>
          <table:table-cell table:style-name="ce43" office:value-type="string" calcext:value-type="string">
            <text:p>Volksinitiative 'für eine Reichtumssteuer'</text:p>
          </table:table-cell>
          <table:table-cell table:style-name="ce53" office:value-type="string" calcext:value-type="string">
            <text:p>I.</text:p>
          </table:table-cell>
          <table:table-cell table:style-name="ce103" office:value-type="float" office:value="3816824" calcext:value-type="float">
            <text:p>3'816'824 <text:s/></text:p>
          </table:table-cell>
          <table:table-cell table:style-name="ce103" office:value-type="float" office:value="1461486" calcext:value-type="float">
            <text:p>1'461'486 <text:s/></text:p>
          </table:table-cell>
          <table:table-cell table:style-name="ce127" office:value-type="float" office:value="38.2906311635014" calcext:value-type="float">
            <text:p>38.3 <text:s text:c="3"/></text:p>
          </table:table-cell>
          <table:table-cell table:style-name="ce103" office:value-type="float" office:value="22090" calcext:value-type="float">
            <text:p>22'090 <text:s/></text:p>
          </table:table-cell>
          <table:table-cell table:style-name="ce103" office:value-type="float" office:value="1264" calcext:value-type="float">
            <text:p>1'264 <text:s/></text:p>
          </table:table-cell>
          <table:table-cell table:style-name="ce103" office:value-type="float" office:value="1438132" calcext:value-type="float">
            <text:p>1'438'132 <text:s/></text:p>
          </table:table-cell>
          <table:table-cell table:style-name="ce103" office:value-type="float" office:value="637994" calcext:value-type="float">
            <text:p>637'994 <text:s/></text:p>
          </table:table-cell>
          <table:table-cell table:style-name="ce103" office:value-type="float" office:value="800138" calcext:value-type="float">
            <text:p>800'138 <text:s/></text:p>
          </table:table-cell>
          <table:table-cell table:style-name="ce127" office:value-type="float" office:value="44.3626871525006" calcext:value-type="float">
            <text:p>44.4 <text:s text:c="3"/></text:p>
          </table:table-cell>
          <table:table-cell table:style-name="ce97" office:value-type="string" office:string-value="V" calcext:value-type="string">
            <text:p>V </text:p>
          </table:table-cell>
          <table:table-cell table:style-name="ce103" office:value-type="string" office:string-value="2 1/2" calcext:value-type="string">
            <text:p>2 1/2 </text:p>
          </table:table-cell>
          <table:table-cell table:style-name="ce103" office:value-type="string" office:string-value="17 5/2" calcext:value-type="string">
            <text:p>17 5/2 </text:p>
          </table:table-cell>
          <table:table-cell table:number-columns-repeated="1008"/>
        </table:table-row>
        <table:table-row table:style-name="ro1">
          <table:table-cell table:style-name="ce115" office:value-type="float" office:value="276" calcext:value-type="float">
            <text:p>276</text:p>
          </table:table-cell>
          <table:table-cell table:style-name="ce123" office:value-type="date" office:date-value="1977-12-04" calcext:value-type="date">
            <text:p>04.12.1977</text:p>
          </table:table-cell>
          <table:table-cell table:style-name="ce126" office:value-type="string" calcext:value-type="string">
            <text:p>Bundesgesetz über die politischen Rechte</text:p>
          </table:table-cell>
          <table:table-cell table:style-name="ce52" office:value-type="string" calcext:value-type="string">
            <text:p>Fak.</text:p>
          </table:table-cell>
          <table:table-cell table:style-name="ce104" office:value-type="float" office:value="3816824" calcext:value-type="float">
            <text:p>3'816'824 <text:s/></text:p>
          </table:table-cell>
          <table:table-cell table:style-name="ce104" office:value-type="float" office:value="1454520" calcext:value-type="float">
            <text:p>1'454'520 <text:s/></text:p>
          </table:table-cell>
          <table:table-cell table:style-name="ce128" office:value-type="float" office:value="38.1081234031226" calcext:value-type="float">
            <text:p>38.1 <text:s text:c="3"/></text:p>
          </table:table-cell>
          <table:table-cell table:style-name="ce104" office:value-type="float" office:value="90008" calcext:value-type="float">
            <text:p>90'008 <text:s/></text:p>
          </table:table-cell>
          <table:table-cell table:style-name="ce104" office:value-type="float" office:value="1688" calcext:value-type="float">
            <text:p>1'688 <text:s/></text:p>
          </table:table-cell>
          <table:table-cell table:style-name="ce104" office:value-type="float" office:value="1362824" calcext:value-type="float">
            <text:p>1'362'824 <text:s/></text:p>
          </table:table-cell>
          <table:table-cell table:style-name="ce104" office:value-type="float" office:value="809862" calcext:value-type="float">
            <text:p>809'862 <text:s/></text:p>
          </table:table-cell>
          <table:table-cell table:style-name="ce104" office:value-type="float" office:value="552962" calcext:value-type="float">
            <text:p>552'962 <text:s/></text:p>
          </table:table-cell>
          <table:table-cell table:style-name="ce128" office:value-type="float" office:value="59.4252816211044" calcext:value-type="float">
            <text:p>59.4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3">
          <table:table-cell table:style-name="ce114" office:value-type="float" office:value="277" calcext:value-type="float">
            <text:p>277</text:p>
          </table:table-cell>
          <table:table-cell table:style-name="ce122" office:value-type="date" office:date-value="1977-12-04" calcext:value-type="date">
            <text:p>04.12.1977</text:p>
          </table:table-cell>
          <table:table-cell table:style-name="ce43" office:value-type="string" calcext:value-type="string">
            <text:p>Bundesbeschluss über die Einführung eines zivilen Ersatzdienstes</text:p>
          </table:table-cell>
          <table:table-cell table:style-name="ce53" office:value-type="string" calcext:value-type="string">
            <text:p>Obl.</text:p>
          </table:table-cell>
          <table:table-cell table:style-name="ce103" office:value-type="float" office:value="3816824" calcext:value-type="float">
            <text:p>3'816'824 <text:s/></text:p>
          </table:table-cell>
          <table:table-cell table:style-name="ce103" office:value-type="float" office:value="1461173" calcext:value-type="float">
            <text:p>1'461'173 <text:s/></text:p>
          </table:table-cell>
          <table:table-cell table:style-name="ce127" office:value-type="float" office:value="38.2824306281872" calcext:value-type="float">
            <text:p>38.3 <text:s text:c="3"/></text:p>
          </table:table-cell>
          <table:table-cell table:style-name="ce103" office:value-type="float" office:value="40069" calcext:value-type="float">
            <text:p>40'069 <text:s/></text:p>
          </table:table-cell>
          <table:table-cell table:style-name="ce103" office:value-type="float" office:value="1503" calcext:value-type="float">
            <text:p>1'503 <text:s/></text:p>
          </table:table-cell>
          <table:table-cell table:style-name="ce103" office:value-type="float" office:value="1419601" calcext:value-type="float">
            <text:p>1'419'601 <text:s/></text:p>
          </table:table-cell>
          <table:table-cell table:style-name="ce103" office:value-type="float" office:value="533733" calcext:value-type="float">
            <text:p>533'733 <text:s/></text:p>
          </table:table-cell>
          <table:table-cell table:style-name="ce103" office:value-type="float" office:value="885868" calcext:value-type="float">
            <text:p>885'868 <text:s/></text:p>
          </table:table-cell>
          <table:table-cell table:style-name="ce127" office:value-type="float" office:value="37.5973953244609" calcext:value-type="float">
            <text:p>37.6 <text:s text:c="3"/></text:p>
          </table:table-cell>
          <table:table-cell table:style-name="ce97" office:value-type="string" office:string-value="V" calcext:value-type="string">
            <text:p>V </text:p>
          </table:table-cell>
          <table:table-cell table:style-name="ce103"/>
          <table:table-cell table:style-name="ce103" office:value-type="string" office:string-value="19 6/2" calcext:value-type="string">
            <text:p>19 6/2 </text:p>
          </table:table-cell>
          <table:table-cell table:number-columns-repeated="1008"/>
        </table:table-row>
        <table:table-row table:style-name="ro3">
          <table:table-cell table:style-name="ce115" office:value-type="float" office:value="278" calcext:value-type="float">
            <text:p>278</text:p>
          </table:table-cell>
          <table:table-cell table:style-name="ce123" office:value-type="date" office:date-value="1977-12-04" calcext:value-type="date">
            <text:p>04.12.1977</text:p>
          </table:table-cell>
          <table:table-cell table:style-name="ce126" office:value-type="string" calcext:value-type="string">
            <text:p>Bundesgesetz über Massnahmen zum Ausgleich des Bundeshaushaltes</text:p>
          </table:table-cell>
          <table:table-cell table:style-name="ce52" office:value-type="string" calcext:value-type="string">
            <text:p>Fak.</text:p>
          </table:table-cell>
          <table:table-cell table:style-name="ce104" office:value-type="float" office:value="3816824" calcext:value-type="float">
            <text:p>3'816'824 <text:s/></text:p>
          </table:table-cell>
          <table:table-cell table:style-name="ce104" office:value-type="float" office:value="1456666" calcext:value-type="float">
            <text:p>1'456'666 <text:s/></text:p>
          </table:table-cell>
          <table:table-cell table:style-name="ce128" office:value-type="float" office:value="38.1643481596217" calcext:value-type="float">
            <text:p>38.2 <text:s text:c="3"/></text:p>
          </table:table-cell>
          <table:table-cell table:style-name="ce104" office:value-type="float" office:value="62749" calcext:value-type="float">
            <text:p>62'749 <text:s/></text:p>
          </table:table-cell>
          <table:table-cell table:style-name="ce104" office:value-type="float" office:value="1526" calcext:value-type="float">
            <text:p>1'526 <text:s/></text:p>
          </table:table-cell>
          <table:table-cell table:style-name="ce104" office:value-type="float" office:value="1392391" calcext:value-type="float">
            <text:p>1'392'391 <text:s/></text:p>
          </table:table-cell>
          <table:table-cell table:style-name="ce104" office:value-type="float" office:value="869266" calcext:value-type="float">
            <text:p>869'266 <text:s/></text:p>
          </table:table-cell>
          <table:table-cell table:style-name="ce104" office:value-type="float" office:value="523125" calcext:value-type="float">
            <text:p>523'125 <text:s/></text:p>
          </table:table-cell>
          <table:table-cell table:style-name="ce128" office:value-type="float" office:value="62.4297341766788" calcext:value-type="float">
            <text:p>62.4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4">
          <table:table-cell table:style-name="ce114" office:value-type="float" office:value="279" calcext:value-type="float">
            <text:p>279</text:p>
          </table:table-cell>
          <table:table-cell table:style-name="ce122" office:value-type="date" office:date-value="1978-02-26" calcext:value-type="date">
            <text:p>26.02.1978</text:p>
          </table:table-cell>
          <table:table-cell table:style-name="ce43" office:value-type="string" calcext:value-type="string">
            <text:p>Volksinitiative 'für die vermehrte Mitbestimmung der Bundesversammlung und des Schweizervolkes im Nationalstrassenbau'</text:p>
          </table:table-cell>
          <table:table-cell table:style-name="ce53" office:value-type="string" calcext:value-type="string">
            <text:p>I.</text:p>
          </table:table-cell>
          <table:table-cell table:style-name="ce103" office:value-type="float" office:value="3821750" calcext:value-type="float">
            <text:p>3'821'750 <text:s/></text:p>
          </table:table-cell>
          <table:table-cell table:style-name="ce103" office:value-type="float" office:value="1842057" calcext:value-type="float">
            <text:p>1'842'057 <text:s/></text:p>
          </table:table-cell>
          <table:table-cell table:style-name="ce127" office:value-type="float" office:value="48.1993066003794" calcext:value-type="float">
            <text:p>48.2 <text:s text:c="3"/></text:p>
          </table:table-cell>
          <table:table-cell table:style-name="ce103" office:value-type="float" office:value="41857" calcext:value-type="float">
            <text:p>41'857 <text:s/></text:p>
          </table:table-cell>
          <table:table-cell table:style-name="ce103" office:value-type="float" office:value="2107" calcext:value-type="float">
            <text:p>2'107 <text:s/></text:p>
          </table:table-cell>
          <table:table-cell table:style-name="ce103" office:value-type="float" office:value="1800793" calcext:value-type="float">
            <text:p>1'800'793 <text:s/></text:p>
          </table:table-cell>
          <table:table-cell table:style-name="ce103" office:value-type="float" office:value="696501" calcext:value-type="float">
            <text:p>696'501 <text:s/></text:p>
          </table:table-cell>
          <table:table-cell table:style-name="ce103" office:value-type="float" office:value="1104292" calcext:value-type="float">
            <text:p>1'104'292 <text:s/></text:p>
          </table:table-cell>
          <table:table-cell table:style-name="ce127" office:value-type="float" office:value="38.6774604299328" calcext:value-type="float">
            <text:p>38.7 <text:s text:c="3"/></text:p>
          </table:table-cell>
          <table:table-cell table:style-name="ce97" office:value-type="string" office:string-value="V" calcext:value-type="string">
            <text:p>V </text:p>
          </table:table-cell>
          <table:table-cell table:style-name="ce103"/>
          <table:table-cell table:style-name="ce103" office:value-type="string" office:string-value="19 6/2" calcext:value-type="string">
            <text:p>19 6/2 </text:p>
          </table:table-cell>
          <table:table-cell table:number-columns-repeated="1008"/>
        </table:table-row>
        <table:table-row table:style-name="ro4">
          <table:table-cell table:style-name="ce115" office:value-type="float" office:value="280" calcext:value-type="float">
            <text:p>280</text:p>
          </table:table-cell>
          <table:table-cell table:style-name="ce123" office:value-type="date" office:date-value="1978-02-26" calcext:value-type="date">
            <text:p>26.02.1978</text:p>
          </table:table-cell>
          <table:table-cell table:style-name="ce126" office:value-type="string" calcext:value-type="string">
            <text:p>Bundesgesetz über die Alters- und Hinterlassenenversicherung, Änderung vom 24. Juni 1977 (9. AHV-Revision)</text:p>
          </table:table-cell>
          <table:table-cell table:style-name="ce52" office:value-type="string" calcext:value-type="string">
            <text:p>Fak.</text:p>
          </table:table-cell>
          <table:table-cell table:style-name="ce104" office:value-type="float" office:value="3821750" calcext:value-type="float">
            <text:p>3'821'750 <text:s/></text:p>
          </table:table-cell>
          <table:table-cell table:style-name="ce104" office:value-type="float" office:value="1846139" calcext:value-type="float">
            <text:p>1'846'139 <text:s/></text:p>
          </table:table-cell>
          <table:table-cell table:style-name="ce128" office:value-type="float" office:value="48.3061163079741" calcext:value-type="float">
            <text:p>48.3 <text:s text:c="3"/></text:p>
          </table:table-cell>
          <table:table-cell table:style-name="ce104" office:value-type="float" office:value="26482" calcext:value-type="float">
            <text:p>26'482 <text:s/></text:p>
          </table:table-cell>
          <table:table-cell table:style-name="ce104" office:value-type="float" office:value="1947" calcext:value-type="float">
            <text:p>1'947 <text:s/></text:p>
          </table:table-cell>
          <table:table-cell table:style-name="ce104" office:value-type="float" office:value="1817710" calcext:value-type="float">
            <text:p>1'817'710 <text:s/></text:p>
          </table:table-cell>
          <table:table-cell table:style-name="ce104" office:value-type="float" office:value="1192144" calcext:value-type="float">
            <text:p>1'192'144 <text:s/></text:p>
          </table:table-cell>
          <table:table-cell table:style-name="ce104" office:value-type="float" office:value="625566" calcext:value-type="float">
            <text:p>625'566 <text:s/></text:p>
          </table:table-cell>
          <table:table-cell table:style-name="ce128" office:value-type="float" office:value="65.5849392917462" calcext:value-type="float">
            <text:p>65.6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3">
          <table:table-cell table:style-name="ce114" office:value-type="float" office:value="281" calcext:value-type="float">
            <text:p>281</text:p>
          </table:table-cell>
          <table:table-cell table:style-name="ce122" office:value-type="date" office:date-value="1978-02-26" calcext:value-type="date">
            <text:p>26.02.1978</text:p>
          </table:table-cell>
          <table:table-cell table:style-name="ce43" office:value-type="string" calcext:value-type="string">
            <text:p>Volksinitiative 'zur Herabsetzung des AHV-Alters'</text:p>
          </table:table-cell>
          <table:table-cell table:style-name="ce53" office:value-type="string" calcext:value-type="string">
            <text:p>I.</text:p>
          </table:table-cell>
          <table:table-cell table:style-name="ce103" office:value-type="float" office:value="3821750" calcext:value-type="float">
            <text:p>3'821'750 <text:s/></text:p>
          </table:table-cell>
          <table:table-cell table:style-name="ce103" office:value-type="float" office:value="1847239" calcext:value-type="float">
            <text:p>1'847'239 <text:s/></text:p>
          </table:table-cell>
          <table:table-cell table:style-name="ce127" office:value-type="float" office:value="48.3348989337345" calcext:value-type="float">
            <text:p>48.3 <text:s text:c="3"/></text:p>
          </table:table-cell>
          <table:table-cell table:style-name="ce103" office:value-type="float" office:value="17191" calcext:value-type="float">
            <text:p>17'191 <text:s/></text:p>
          </table:table-cell>
          <table:table-cell table:style-name="ce103" office:value-type="float" office:value="1811" calcext:value-type="float">
            <text:p>1'811 <text:s/></text:p>
          </table:table-cell>
          <table:table-cell table:style-name="ce103" office:value-type="float" office:value="1828237" calcext:value-type="float">
            <text:p>1'828'237 <text:s/></text:p>
          </table:table-cell>
          <table:table-cell table:style-name="ce103" office:value-type="float" office:value="377017" calcext:value-type="float">
            <text:p>377'017 <text:s/></text:p>
          </table:table-cell>
          <table:table-cell table:style-name="ce103" office:value-type="float" office:value="1451220" calcext:value-type="float">
            <text:p>1'451'220 <text:s/></text:p>
          </table:table-cell>
          <table:table-cell table:style-name="ce127" office:value-type="float" office:value="20.6218887376199" calcext:value-type="float">
            <text:p>20.6 <text:s text:c="3"/></text:p>
          </table:table-cell>
          <table:table-cell table:style-name="ce97" office:value-type="string" office:string-value="V" calcext:value-type="string">
            <text:p>V </text:p>
          </table:table-cell>
          <table:table-cell table:style-name="ce103"/>
          <table:table-cell table:style-name="ce103" office:value-type="string" office:string-value="19 6/2" calcext:value-type="string">
            <text:p>19 6/2 </text:p>
          </table:table-cell>
          <table:table-cell table:number-columns-repeated="1008"/>
        </table:table-row>
        <table:table-row table:style-name="ro3">
          <table:table-cell table:style-name="ce115" office:value-type="float" office:value="282" calcext:value-type="float">
            <text:p>282</text:p>
          </table:table-cell>
          <table:table-cell table:style-name="ce123" office:value-type="date" office:date-value="1978-02-26" calcext:value-type="date">
            <text:p>26.02.1978</text:p>
          </table:table-cell>
          <table:table-cell table:style-name="ce126" office:value-type="string" calcext:value-type="string">
            <text:p>Bundesbeschluss über den Konjunkturartikel der Bundesverfassung</text:p>
          </table:table-cell>
          <table:table-cell table:style-name="ce52" office:value-type="string" calcext:value-type="string">
            <text:p>Obl.</text:p>
          </table:table-cell>
          <table:table-cell table:style-name="ce104" office:value-type="float" office:value="3821750" calcext:value-type="float">
            <text:p>3'821'750 <text:s/></text:p>
          </table:table-cell>
          <table:table-cell table:style-name="ce104" office:value-type="float" office:value="1834367" calcext:value-type="float">
            <text:p>1'834'367 <text:s/></text:p>
          </table:table-cell>
          <table:table-cell table:style-name="ce128" office:value-type="float" office:value="47.9980898802904" calcext:value-type="float">
            <text:p>48.0 <text:s text:c="3"/></text:p>
          </table:table-cell>
          <table:table-cell table:style-name="ce104" office:value-type="float" office:value="116578" calcext:value-type="float">
            <text:p>116'578 <text:s/></text:p>
          </table:table-cell>
          <table:table-cell table:style-name="ce104" office:value-type="float" office:value="3025" calcext:value-type="float">
            <text:p>3'025 <text:s/></text:p>
          </table:table-cell>
          <table:table-cell table:style-name="ce104" office:value-type="float" office:value="1714764" calcext:value-type="float">
            <text:p>1'714'764 <text:s/></text:p>
          </table:table-cell>
          <table:table-cell table:style-name="ce104" office:value-type="float" office:value="1172130" calcext:value-type="float">
            <text:p>1'172'130 <text:s/></text:p>
          </table:table-cell>
          <table:table-cell table:style-name="ce104" office:value-type="float" office:value="542634" calcext:value-type="float">
            <text:p>542'634 <text:s/></text:p>
          </table:table-cell>
          <table:table-cell table:style-name="ce128" office:value-type="float" office:value="68.3551789050855" calcext:value-type="float">
            <text:p>68.4 <text:s text:c="3"/></text:p>
          </table:table-cell>
          <table:table-cell table:style-name="ce96" office:value-type="string" office:string-value="A" calcext:value-type="string">
            <text:p>A </text:p>
          </table:table-cell>
          <table:table-cell table:style-name="ce104" office:value-type="string" office:string-value="19 6/2" calcext:value-type="string">
            <text:p>19 6/2 </text:p>
          </table:table-cell>
          <table:table-cell table:style-name="ce104"/>
          <table:table-cell table:number-columns-repeated="1008"/>
        </table:table-row>
        <table:table-row table:style-name="ro1">
          <table:table-cell table:style-name="ce114" office:value-type="float" office:value="283" calcext:value-type="float">
            <text:p>283</text:p>
          </table:table-cell>
          <table:table-cell table:style-name="ce122" office:value-type="date" office:date-value="1978-05-28" calcext:value-type="date">
            <text:p>28.05.1978</text:p>
          </table:table-cell>
          <table:table-cell table:style-name="ce43" office:value-type="string" calcext:value-type="string">
            <text:p>Zeitgesetz</text:p>
          </table:table-cell>
          <table:table-cell table:style-name="ce53" office:value-type="string" calcext:value-type="string">
            <text:p>Fak.</text:p>
          </table:table-cell>
          <table:table-cell table:style-name="ce103" office:value-type="float" office:value="3835650" calcext:value-type="float">
            <text:p>3'835'650 <text:s/></text:p>
          </table:table-cell>
          <table:table-cell table:style-name="ce103" office:value-type="float" office:value="1879954" calcext:value-type="float">
            <text:p>1'879'954 <text:s/></text:p>
          </table:table-cell>
          <table:table-cell table:style-name="ce127" office:value-type="float" office:value="49.0126575678177" calcext:value-type="float">
            <text:p>49.0 <text:s text:c="3"/></text:p>
          </table:table-cell>
          <table:table-cell table:style-name="ce103" office:value-type="float" office:value="28392" calcext:value-type="float">
            <text:p>28'392 <text:s/></text:p>
          </table:table-cell>
          <table:table-cell table:style-name="ce103" office:value-type="float" office:value="1324" calcext:value-type="float">
            <text:p>1'324 <text:s/></text:p>
          </table:table-cell>
          <table:table-cell table:style-name="ce103" office:value-type="float" office:value="1850238" calcext:value-type="float">
            <text:p>1'850'238 <text:s/></text:p>
          </table:table-cell>
          <table:table-cell table:style-name="ce103" office:value-type="float" office:value="886376" calcext:value-type="float">
            <text:p>886'376 <text:s/></text:p>
          </table:table-cell>
          <table:table-cell table:style-name="ce103" office:value-type="float" office:value="963862" calcext:value-type="float">
            <text:p>963'862 <text:s/></text:p>
          </table:table-cell>
          <table:table-cell table:style-name="ce127" office:value-type="float" office:value="47.9060531672142" calcext:value-type="float">
            <text:p>47.9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1">
          <table:table-cell table:style-name="ce115" office:value-type="float" office:value="284" calcext:value-type="float">
            <text:p>284</text:p>
          </table:table-cell>
          <table:table-cell table:style-name="ce123" office:value-type="date" office:date-value="1978-05-28" calcext:value-type="date">
            <text:p>28.05.1978</text:p>
          </table:table-cell>
          <table:table-cell table:style-name="ce126" office:value-type="string" calcext:value-type="string">
            <text:p>Zolltarifgesetz, Änderung vom 7. Oktober 1977</text:p>
          </table:table-cell>
          <table:table-cell table:style-name="ce52" office:value-type="string" calcext:value-type="string">
            <text:p>Fak.</text:p>
          </table:table-cell>
          <table:table-cell table:style-name="ce104" office:value-type="float" office:value="3835650" calcext:value-type="float">
            <text:p>3'835'650 <text:s/></text:p>
          </table:table-cell>
          <table:table-cell table:style-name="ce104" office:value-type="float" office:value="1867991" calcext:value-type="float">
            <text:p>1'867'991 <text:s/></text:p>
          </table:table-cell>
          <table:table-cell table:style-name="ce128" office:value-type="float" office:value="48.7007677968532" calcext:value-type="float">
            <text:p>48.7 <text:s text:c="3"/></text:p>
          </table:table-cell>
          <table:table-cell table:style-name="ce104" office:value-type="float" office:value="92832" calcext:value-type="float">
            <text:p>92'832 <text:s/></text:p>
          </table:table-cell>
          <table:table-cell table:style-name="ce104" office:value-type="float" office:value="2084" calcext:value-type="float">
            <text:p>2'084 <text:s/></text:p>
          </table:table-cell>
          <table:table-cell table:style-name="ce104" office:value-type="float" office:value="1773075" calcext:value-type="float">
            <text:p>1'773'075 <text:s/></text:p>
          </table:table-cell>
          <table:table-cell table:style-name="ce104" office:value-type="float" office:value="971908" calcext:value-type="float">
            <text:p>971'908 <text:s/></text:p>
          </table:table-cell>
          <table:table-cell table:style-name="ce104" office:value-type="float" office:value="801167" calcext:value-type="float">
            <text:p>801'167 <text:s/></text:p>
          </table:table-cell>
          <table:table-cell table:style-name="ce128" office:value-type="float" office:value="54.8148273479689" calcext:value-type="float">
            <text:p>54.8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4">
          <table:table-cell table:style-name="ce114" office:value-type="float" office:value="285" calcext:value-type="float">
            <text:p>285</text:p>
          </table:table-cell>
          <table:table-cell table:style-name="ce122" office:value-type="date" office:date-value="1978-05-28" calcext:value-type="date">
            <text:p>28.05.1978</text:p>
          </table:table-cell>
          <table:table-cell table:style-name="ce43" office:value-type="string" calcext:value-type="string">
            <text:p>Bundesgesetz über den Schutz der Schwangerschaft und die Strafbarkeit des Schwangerschaftsabbruchs</text:p>
          </table:table-cell>
          <table:table-cell table:style-name="ce53" office:value-type="string" calcext:value-type="string">
            <text:p>Fak.</text:p>
          </table:table-cell>
          <table:table-cell table:style-name="ce103" office:value-type="float" office:value="3835650" calcext:value-type="float">
            <text:p>3'835'650 <text:s/></text:p>
          </table:table-cell>
          <table:table-cell table:style-name="ce103" office:value-type="float" office:value="1874512" calcext:value-type="float">
            <text:p>1'874'512 <text:s/></text:p>
          </table:table-cell>
          <table:table-cell table:style-name="ce127" office:value-type="float" office:value="48.8707780949774" calcext:value-type="float">
            <text:p>48.9 <text:s text:c="3"/></text:p>
          </table:table-cell>
          <table:table-cell table:style-name="ce103" office:value-type="float" office:value="79717" calcext:value-type="float">
            <text:p>79'717 <text:s/></text:p>
          </table:table-cell>
          <table:table-cell table:style-name="ce103" office:value-type="float" office:value="2543" calcext:value-type="float">
            <text:p>2'543 <text:s/></text:p>
          </table:table-cell>
          <table:table-cell table:style-name="ce103" office:value-type="float" office:value="1792252" calcext:value-type="float">
            <text:p>1'792'252 <text:s/></text:p>
          </table:table-cell>
          <table:table-cell table:style-name="ce103" office:value-type="float" office:value="559103" calcext:value-type="float">
            <text:p>559'103 <text:s/></text:p>
          </table:table-cell>
          <table:table-cell table:style-name="ce103" office:value-type="float" office:value="1233149" calcext:value-type="float">
            <text:p>1'233'149 <text:s/></text:p>
          </table:table-cell>
          <table:table-cell table:style-name="ce127" office:value-type="float" office:value="31.1955573211803" calcext:value-type="float">
            <text:p>31.2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3">
          <table:table-cell table:style-name="ce115" office:value-type="float" office:value="286" calcext:value-type="float">
            <text:p>286</text:p>
          </table:table-cell>
          <table:table-cell table:style-name="ce123" office:value-type="date" office:date-value="1978-05-28" calcext:value-type="date">
            <text:p>28.05.1978</text:p>
          </table:table-cell>
          <table:table-cell table:style-name="ce126" office:value-type="string" calcext:value-type="string">
            <text:p>Bundesgesetz über die Förderung der Hochschulen und die Forschung (HFG)</text:p>
          </table:table-cell>
          <table:table-cell table:style-name="ce52" office:value-type="string" calcext:value-type="string">
            <text:p>Fak.</text:p>
          </table:table-cell>
          <table:table-cell table:style-name="ce104" office:value-type="float" office:value="3835650" calcext:value-type="float">
            <text:p>3'835'650 <text:s/></text:p>
          </table:table-cell>
          <table:table-cell table:style-name="ce104" office:value-type="float" office:value="1875881" calcext:value-type="float">
            <text:p>1'875'881 <text:s/></text:p>
          </table:table-cell>
          <table:table-cell table:style-name="ce128" office:value-type="float" office:value="48.9064695683913" calcext:value-type="float">
            <text:p>48.9 <text:s text:c="3"/></text:p>
          </table:table-cell>
          <table:table-cell table:style-name="ce104" office:value-type="float" office:value="44837" calcext:value-type="float">
            <text:p>44'837 <text:s/></text:p>
          </table:table-cell>
          <table:table-cell table:style-name="ce104" office:value-type="float" office:value="1566" calcext:value-type="float">
            <text:p>1'566 <text:s/></text:p>
          </table:table-cell>
          <table:table-cell table:style-name="ce104" office:value-type="float" office:value="1829478" calcext:value-type="float">
            <text:p>1'829'478 <text:s/></text:p>
          </table:table-cell>
          <table:table-cell table:style-name="ce104" office:value-type="float" office:value="792458" calcext:value-type="float">
            <text:p>792'458 <text:s/></text:p>
          </table:table-cell>
          <table:table-cell table:style-name="ce104" office:value-type="float" office:value="1037020" calcext:value-type="float">
            <text:p>1'037'020 <text:s/></text:p>
          </table:table-cell>
          <table:table-cell table:style-name="ce128" office:value-type="float" office:value="43.3160715788875" calcext:value-type="float">
            <text:p>43.3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3">
          <table:table-cell table:style-name="ce114" office:value-type="float" office:value="287" calcext:value-type="float">
            <text:p>287</text:p>
          </table:table-cell>
          <table:table-cell table:style-name="ce122" office:value-type="date" office:date-value="1978-05-28" calcext:value-type="date">
            <text:p>28.05.1978</text:p>
          </table:table-cell>
          <table:table-cell table:style-name="ce43" office:value-type="string" calcext:value-type="string">
            <text:p>Volksinitiative 'für 12 motorfahrzeugfreie Sonntage pro Jahr'</text:p>
          </table:table-cell>
          <table:table-cell table:style-name="ce53" office:value-type="string" calcext:value-type="string">
            <text:p>I.</text:p>
          </table:table-cell>
          <table:table-cell table:style-name="ce103" office:value-type="float" office:value="3835650" calcext:value-type="float">
            <text:p>3'835'650 <text:s/></text:p>
          </table:table-cell>
          <table:table-cell table:style-name="ce103" office:value-type="float" office:value="1884357" calcext:value-type="float">
            <text:p>1'884'357 <text:s/></text:p>
          </table:table-cell>
          <table:table-cell table:style-name="ce127" office:value-type="float" office:value="49.1274490633921" calcext:value-type="float">
            <text:p>49.1 <text:s text:c="3"/></text:p>
          </table:table-cell>
          <table:table-cell table:style-name="ce103" office:value-type="float" office:value="13624" calcext:value-type="float">
            <text:p>13'624 <text:s/></text:p>
          </table:table-cell>
          <table:table-cell table:style-name="ce103" office:value-type="float" office:value="1367" calcext:value-type="float">
            <text:p>1'367 <text:s/></text:p>
          </table:table-cell>
          <table:table-cell table:style-name="ce103" office:value-type="float" office:value="1869366" calcext:value-type="float">
            <text:p>1'869'366 <text:s/></text:p>
          </table:table-cell>
          <table:table-cell table:style-name="ce103" office:value-type="float" office:value="678162" calcext:value-type="float">
            <text:p>678'162 <text:s/></text:p>
          </table:table-cell>
          <table:table-cell table:style-name="ce103" office:value-type="float" office:value="1191204" calcext:value-type="float">
            <text:p>1'191'204 <text:s/></text:p>
          </table:table-cell>
          <table:table-cell table:style-name="ce127" office:value-type="float" office:value="36.2776470739277" calcext:value-type="float">
            <text:p>36.3 <text:s text:c="3"/></text:p>
          </table:table-cell>
          <table:table-cell table:style-name="ce97" office:value-type="string" office:string-value="V" calcext:value-type="string">
            <text:p>V </text:p>
          </table:table-cell>
          <table:table-cell table:style-name="ce103"/>
          <table:table-cell table:style-name="ce103" office:value-type="string" office:string-value="19 6/2" calcext:value-type="string">
            <text:p>19 6/2 </text:p>
          </table:table-cell>
          <table:table-cell table:number-columns-repeated="1008"/>
        </table:table-row>
        <table:table-row table:style-name="ro3">
          <table:table-cell table:style-name="ce115" office:value-type="float" office:value="288" calcext:value-type="float">
            <text:p>288</text:p>
          </table:table-cell>
          <table:table-cell table:style-name="ce123" office:value-type="date" office:date-value="1978-09-24" calcext:value-type="date">
            <text:p>24.09.1978</text:p>
          </table:table-cell>
          <table:table-cell table:style-name="ce126" office:value-type="string" calcext:value-type="string">
            <text:p>Bundesbeschluss über die Gründung des Kantons Jura (Art. 1 und 80 BV)</text:p>
          </table:table-cell>
          <table:table-cell table:style-name="ce52" office:value-type="string" calcext:value-type="string">
            <text:p>Obl.</text:p>
          </table:table-cell>
          <table:table-cell table:style-name="ce104" office:value-type="float" office:value="3848961" calcext:value-type="float">
            <text:p>3'848'961 <text:s/></text:p>
          </table:table-cell>
          <table:table-cell table:style-name="ce104" office:value-type="float" office:value="1618463" calcext:value-type="float">
            <text:p>1'618'463 <text:s/></text:p>
          </table:table-cell>
          <table:table-cell table:style-name="ce128" office:value-type="float" office:value="42.0493478629687" calcext:value-type="float">
            <text:p>42.0 <text:s text:c="3"/></text:p>
          </table:table-cell>
          <table:table-cell table:style-name="ce104" office:value-type="float" office:value="24377" calcext:value-type="float">
            <text:p>24'377 <text:s/></text:p>
          </table:table-cell>
          <table:table-cell table:style-name="ce104" office:value-type="float" office:value="2372" calcext:value-type="float">
            <text:p>2'372 <text:s/></text:p>
          </table:table-cell>
          <table:table-cell table:style-name="ce104" office:value-type="float" office:value="1591714" calcext:value-type="float">
            <text:p>1'591'714 <text:s/></text:p>
          </table:table-cell>
          <table:table-cell table:style-name="ce104" office:value-type="float" office:value="1309841" calcext:value-type="float">
            <text:p>1'309'841 <text:s/></text:p>
          </table:table-cell>
          <table:table-cell table:style-name="ce104" office:value-type="float" office:value="281873" calcext:value-type="float">
            <text:p>281'873 <text:s/></text:p>
          </table:table-cell>
          <table:table-cell table:style-name="ce128" office:value-type="float" office:value="82.2912281980306" calcext:value-type="float">
            <text:p>82.3 <text:s text:c="3"/></text:p>
          </table:table-cell>
          <table:table-cell table:style-name="ce96" office:value-type="string" office:string-value="A" calcext:value-type="string">
            <text:p>A </text:p>
          </table:table-cell>
          <table:table-cell table:style-name="ce104" office:value-type="string" office:string-value="19 6/2" calcext:value-type="string">
            <text:p>19 6/2 </text:p>
          </table:table-cell>
          <table:table-cell table:style-name="ce104"/>
          <table:table-cell table:number-columns-repeated="1008"/>
        </table:table-row>
        <table:table-row table:style-name="ro1">
          <table:table-cell table:style-name="ce114" office:value-type="float" office:value="289" calcext:value-type="float">
            <text:p>289</text:p>
          </table:table-cell>
          <table:table-cell table:style-name="ce122" office:value-type="date" office:date-value="1978-12-03" calcext:value-type="date">
            <text:p>03.12.1978</text:p>
          </table:table-cell>
          <table:table-cell table:style-name="ce43" office:value-type="string" calcext:value-type="string">
            <text:p>Milchwirtschaftsbeschluss 1977 (MWB 1977)</text:p>
          </table:table-cell>
          <table:table-cell table:style-name="ce53" office:value-type="string" calcext:value-type="string">
            <text:p>Fak.</text:p>
          </table:table-cell>
          <table:table-cell table:style-name="ce103" office:value-type="float" office:value="3857162" calcext:value-type="float">
            <text:p>3'857'162 <text:s/></text:p>
          </table:table-cell>
          <table:table-cell table:style-name="ce103" office:value-type="float" office:value="1664404" calcext:value-type="float">
            <text:p>1'664'404 <text:s/></text:p>
          </table:table-cell>
          <table:table-cell table:style-name="ce127" office:value-type="float" office:value="43.1510006579967" calcext:value-type="float">
            <text:p>43.2 <text:s text:c="3"/></text:p>
          </table:table-cell>
          <table:table-cell table:style-name="ce103" office:value-type="float" office:value="66812" calcext:value-type="float">
            <text:p>66'812 <text:s/></text:p>
          </table:table-cell>
          <table:table-cell table:style-name="ce103" office:value-type="float" office:value="2601" calcext:value-type="float">
            <text:p>2'601 <text:s/></text:p>
          </table:table-cell>
          <table:table-cell table:style-name="ce103" office:value-type="float" office:value="1594991" calcext:value-type="float">
            <text:p>1'594'991 <text:s/></text:p>
          </table:table-cell>
          <table:table-cell table:style-name="ce103" office:value-type="float" office:value="1092586" calcext:value-type="float">
            <text:p>1'092'586 <text:s/></text:p>
          </table:table-cell>
          <table:table-cell table:style-name="ce103" office:value-type="float" office:value="502405" calcext:value-type="float">
            <text:p>502'405 <text:s/></text:p>
          </table:table-cell>
          <table:table-cell table:style-name="ce127" office:value-type="float" office:value="68.5010761816211" calcext:value-type="float">
            <text:p>68.5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1">
          <table:table-cell table:style-name="ce115" office:value-type="float" office:value="290" calcext:value-type="float">
            <text:p>290</text:p>
          </table:table-cell>
          <table:table-cell table:style-name="ce123" office:value-type="date" office:date-value="1978-12-03" calcext:value-type="date">
            <text:p>03.12.1978</text:p>
          </table:table-cell>
          <table:table-cell table:style-name="ce126" office:value-type="string" calcext:value-type="string">
            <text:p>Tierschutzgesetz (TschG)</text:p>
          </table:table-cell>
          <table:table-cell table:style-name="ce52" office:value-type="string" calcext:value-type="string">
            <text:p>Fak.</text:p>
          </table:table-cell>
          <table:table-cell table:style-name="ce104" office:value-type="float" office:value="3857162" calcext:value-type="float">
            <text:p>3'857'162 <text:s/></text:p>
          </table:table-cell>
          <table:table-cell table:style-name="ce104" office:value-type="float" office:value="1668916" calcext:value-type="float">
            <text:p>1'668'916 <text:s/></text:p>
          </table:table-cell>
          <table:table-cell table:style-name="ce128" office:value-type="float" office:value="43.267977855221" calcext:value-type="float">
            <text:p>43.3 <text:s text:c="3"/></text:p>
          </table:table-cell>
          <table:table-cell table:style-name="ce104" office:value-type="float" office:value="27717" calcext:value-type="float">
            <text:p>27'717 <text:s/></text:p>
          </table:table-cell>
          <table:table-cell table:style-name="ce104" office:value-type="float" office:value="1902" calcext:value-type="float">
            <text:p>1'902 <text:s/></text:p>
          </table:table-cell>
          <table:table-cell table:style-name="ce104" office:value-type="float" office:value="1639297" calcext:value-type="float">
            <text:p>1'639'297 <text:s/></text:p>
          </table:table-cell>
          <table:table-cell table:style-name="ce104" office:value-type="float" office:value="1339252" calcext:value-type="float">
            <text:p>1'339'252 <text:s/></text:p>
          </table:table-cell>
          <table:table-cell table:style-name="ce104" office:value-type="float" office:value="300045" calcext:value-type="float">
            <text:p>300'045 <text:s/></text:p>
          </table:table-cell>
          <table:table-cell table:style-name="ce128" office:value-type="float" office:value="81.6967273166486" calcext:value-type="float">
            <text:p>81.7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3">
          <table:table-cell table:style-name="ce114" office:value-type="float" office:value="291" calcext:value-type="float">
            <text:p>291</text:p>
          </table:table-cell>
          <table:table-cell table:style-name="ce122" office:value-type="date" office:date-value="1978-12-03" calcext:value-type="date">
            <text:p>03.12.1978</text:p>
          </table:table-cell>
          <table:table-cell table:style-name="ce43" office:value-type="string" calcext:value-type="string">
            <text:p>Bundesgesetz über die Erfüllung sicherheitspolizeilicher Aufgaben des Bundes</text:p>
          </table:table-cell>
          <table:table-cell table:style-name="ce53" office:value-type="string" calcext:value-type="string">
            <text:p>Fak.</text:p>
          </table:table-cell>
          <table:table-cell table:style-name="ce103" office:value-type="float" office:value="3857162" calcext:value-type="float">
            <text:p>3'857'162 <text:s/></text:p>
          </table:table-cell>
          <table:table-cell table:style-name="ce103" office:value-type="float" office:value="1669239" calcext:value-type="float">
            <text:p>1'669'239 <text:s/></text:p>
          </table:table-cell>
          <table:table-cell table:style-name="ce127" office:value-type="float" office:value="43.2763518877351" calcext:value-type="float">
            <text:p>43.3 <text:s text:c="3"/></text:p>
          </table:table-cell>
          <table:table-cell table:style-name="ce103" office:value-type="float" office:value="23294" calcext:value-type="float">
            <text:p>23'294 <text:s/></text:p>
          </table:table-cell>
          <table:table-cell table:style-name="ce103" office:value-type="float" office:value="1914" calcext:value-type="float">
            <text:p>1'914 <text:s/></text:p>
          </table:table-cell>
          <table:table-cell table:style-name="ce103" office:value-type="float" office:value="1644031" calcext:value-type="float">
            <text:p>1'644'031 <text:s/></text:p>
          </table:table-cell>
          <table:table-cell table:style-name="ce103" office:value-type="float" office:value="723719" calcext:value-type="float">
            <text:p>723'719 <text:s/></text:p>
          </table:table-cell>
          <table:table-cell table:style-name="ce103" office:value-type="float" office:value="920312" calcext:value-type="float">
            <text:p>920'312 <text:s/></text:p>
          </table:table-cell>
          <table:table-cell table:style-name="ce127" office:value-type="float" office:value="44.0210069031545" calcext:value-type="float">
            <text:p>44.0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1">
          <table:table-cell table:style-name="ce115" office:value-type="float" office:value="292" calcext:value-type="float">
            <text:p>292</text:p>
          </table:table-cell>
          <table:table-cell table:style-name="ce123" office:value-type="date" office:date-value="1978-12-03" calcext:value-type="date">
            <text:p>03.12.1978</text:p>
          </table:table-cell>
          <table:table-cell table:style-name="ce126" office:value-type="string" calcext:value-type="string">
            <text:p>Bundesgesetz über die Berufsbildung (BBG)</text:p>
          </table:table-cell>
          <table:table-cell table:style-name="ce52" office:value-type="string" calcext:value-type="string">
            <text:p>Fak.</text:p>
          </table:table-cell>
          <table:table-cell table:style-name="ce104" office:value-type="float" office:value="3857162" calcext:value-type="float">
            <text:p>3'857'162 <text:s/></text:p>
          </table:table-cell>
          <table:table-cell table:style-name="ce104" office:value-type="float" office:value="1664912" calcext:value-type="float">
            <text:p>1'664'912 <text:s/></text:p>
          </table:table-cell>
          <table:table-cell table:style-name="ce128" office:value-type="float" office:value="43.1641709630034" calcext:value-type="float">
            <text:p>43.2 <text:s text:c="3"/></text:p>
          </table:table-cell>
          <table:table-cell table:style-name="ce104" office:value-type="float" office:value="52261" calcext:value-type="float">
            <text:p>52'261 <text:s/></text:p>
          </table:table-cell>
          <table:table-cell table:style-name="ce104" office:value-type="float" office:value="2360" calcext:value-type="float">
            <text:p>2'360 <text:s/></text:p>
          </table:table-cell>
          <table:table-cell table:style-name="ce104" office:value-type="float" office:value="1610125" calcext:value-type="float">
            <text:p>1'610'125 <text:s/></text:p>
          </table:table-cell>
          <table:table-cell table:style-name="ce104" office:value-type="float" office:value="902379" calcext:value-type="float">
            <text:p>902'379 <text:s/></text:p>
          </table:table-cell>
          <table:table-cell table:style-name="ce104" office:value-type="float" office:value="707746" calcext:value-type="float">
            <text:p>707'746 <text:s/></text:p>
          </table:table-cell>
          <table:table-cell table:style-name="ce128" office:value-type="float" office:value="56.0440338483037" calcext:value-type="float">
            <text:p>56.0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3">
          <table:table-cell table:style-name="ce114" office:value-type="float" office:value="293" calcext:value-type="float">
            <text:p>293</text:p>
          </table:table-cell>
          <table:table-cell table:style-name="ce122" office:value-type="date" office:date-value="1979-02-18" calcext:value-type="date">
            <text:p>18.02.1979</text:p>
          </table:table-cell>
          <table:table-cell table:style-name="ce43" office:value-type="string" calcext:value-type="string">
            <text:p>Bundesbeschluss über das Stimm- und Wahlrecht für 18jährige</text:p>
          </table:table-cell>
          <table:table-cell table:style-name="ce53" office:value-type="string" calcext:value-type="string">
            <text:p>Obl.</text:p>
          </table:table-cell>
          <table:table-cell table:style-name="ce103" office:value-type="float" office:value="3867603" calcext:value-type="float">
            <text:p>3'867'603 <text:s/></text:p>
          </table:table-cell>
          <table:table-cell table:style-name="ce103" office:value-type="float" office:value="1917722" calcext:value-type="float">
            <text:p>1'917'722 <text:s/></text:p>
          </table:table-cell>
          <table:table-cell table:style-name="ce127" office:value-type="float" office:value="49.5842515377095" calcext:value-type="float">
            <text:p>49.6 <text:s text:c="3"/></text:p>
          </table:table-cell>
          <table:table-cell table:style-name="ce103" office:value-type="float" office:value="17641" calcext:value-type="float">
            <text:p>17'641 <text:s/></text:p>
          </table:table-cell>
          <table:table-cell table:style-name="ce103" office:value-type="float" office:value="1259" calcext:value-type="float">
            <text:p>1'259 <text:s/></text:p>
          </table:table-cell>
          <table:table-cell table:style-name="ce103" office:value-type="float" office:value="1898822" calcext:value-type="float">
            <text:p>1'898'822 <text:s/></text:p>
          </table:table-cell>
          <table:table-cell table:style-name="ce103" office:value-type="float" office:value="934073" calcext:value-type="float">
            <text:p>934'073 <text:s/></text:p>
          </table:table-cell>
          <table:table-cell table:style-name="ce103" office:value-type="float" office:value="964749" calcext:value-type="float">
            <text:p>964'749 <text:s/></text:p>
          </table:table-cell>
          <table:table-cell table:style-name="ce127" office:value-type="float" office:value="49.1922360284429" calcext:value-type="float">
            <text:p>49.2 <text:s text:c="3"/></text:p>
          </table:table-cell>
          <table:table-cell table:style-name="ce97" office:value-type="string" office:string-value="V" calcext:value-type="string">
            <text:p>V </text:p>
          </table:table-cell>
          <table:table-cell table:style-name="ce103" office:value-type="string" office:string-value="8 2/2" calcext:value-type="string">
            <text:p>8 2/2 </text:p>
          </table:table-cell>
          <table:table-cell table:style-name="ce103" office:value-type="string" office:string-value="12 4/2" calcext:value-type="string">
            <text:p>12 4/2 </text:p>
          </table:table-cell>
          <table:table-cell table:number-columns-repeated="1008"/>
        </table:table-row>
        <table:table-row table:style-name="ro3">
          <table:table-cell table:style-name="ce115" office:value-type="float" office:value="294" calcext:value-type="float">
            <text:p>294</text:p>
          </table:table-cell>
          <table:table-cell table:style-name="ce123" office:value-type="date" office:date-value="1979-02-18" calcext:value-type="date">
            <text:p>18.02.1979</text:p>
          </table:table-cell>
          <table:table-cell table:style-name="ce126" office:value-type="string" calcext:value-type="string">
            <text:p>Bundesbeschluss über die Volksinitiative 'zur Förderung der Fuss- und Wanderwege'</text:p>
          </table:table-cell>
          <table:table-cell table:style-name="ce52" office:value-type="string" calcext:value-type="string">
            <text:p>Obl.</text:p>
          </table:table-cell>
          <table:table-cell table:style-name="ce104" office:value-type="float" office:value="3867603" calcext:value-type="float">
            <text:p>3'867'603 <text:s/></text:p>
          </table:table-cell>
          <table:table-cell table:style-name="ce104" office:value-type="float" office:value="1916529" calcext:value-type="float">
            <text:p>1'916'529 <text:s/></text:p>
          </table:table-cell>
          <table:table-cell table:style-name="ce128" office:value-type="float" office:value="49.553405558947" calcext:value-type="float">
            <text:p>49.6 <text:s text:c="3"/></text:p>
          </table:table-cell>
          <table:table-cell table:style-name="ce104" office:value-type="float" office:value="23651" calcext:value-type="float">
            <text:p>23'651 <text:s/></text:p>
          </table:table-cell>
          <table:table-cell table:style-name="ce104" office:value-type="float" office:value="1463" calcext:value-type="float">
            <text:p>1'463 <text:s/></text:p>
          </table:table-cell>
          <table:table-cell table:style-name="ce104" office:value-type="float" office:value="1891415" calcext:value-type="float">
            <text:p>1'891'415 <text:s/></text:p>
          </table:table-cell>
          <table:table-cell table:style-name="ce104" office:value-type="float" office:value="1467357" calcext:value-type="float">
            <text:p>1'467'357 <text:s/></text:p>
          </table:table-cell>
          <table:table-cell table:style-name="ce104" office:value-type="float" office:value="424058" calcext:value-type="float">
            <text:p>424'058 <text:s/></text:p>
          </table:table-cell>
          <table:table-cell table:style-name="ce128" office:value-type="float" office:value="77.5798542361142" calcext:value-type="float">
            <text:p>77.6 <text:s text:c="3"/></text:p>
          </table:table-cell>
          <table:table-cell table:style-name="ce96" office:value-type="string" office:string-value="A" calcext:value-type="string">
            <text:p>A </text:p>
          </table:table-cell>
          <table:table-cell table:style-name="ce104" office:value-type="string" office:string-value="19 6/2" calcext:value-type="string">
            <text:p>19 6/2 </text:p>
          </table:table-cell>
          <table:table-cell table:style-name="ce104" office:value-type="string" office:string-value="1" calcext:value-type="string">
            <text:p>1 </text:p>
          </table:table-cell>
          <table:table-cell table:number-columns-repeated="1008"/>
        </table:table-row>
        <table:table-row table:style-name="ro1">
          <table:table-cell table:style-name="ce114" office:value-type="float" office:value="295" calcext:value-type="float">
            <text:p>295</text:p>
          </table:table-cell>
          <table:table-cell table:style-name="ce122" office:value-type="date" office:date-value="1979-02-18" calcext:value-type="date">
            <text:p>18.02.1979</text:p>
          </table:table-cell>
          <table:table-cell table:style-name="ce43" office:value-type="string" calcext:value-type="string">
            <text:p>Volksinitiative 'gegen Suchtmittelreklame'</text:p>
          </table:table-cell>
          <table:table-cell table:style-name="ce53" office:value-type="string" calcext:value-type="string">
            <text:p>I.</text:p>
          </table:table-cell>
          <table:table-cell table:style-name="ce103" office:value-type="float" office:value="3867603" calcext:value-type="float">
            <text:p>3'867'603 <text:s/></text:p>
          </table:table-cell>
          <table:table-cell table:style-name="ce103" office:value-type="float" office:value="1916545" calcext:value-type="float">
            <text:p>1'916'545 <text:s/></text:p>
          </table:table-cell>
          <table:table-cell table:style-name="ce127" office:value-type="float" office:value="49.5538192518726" calcext:value-type="float">
            <text:p>49.6 <text:s text:c="3"/></text:p>
          </table:table-cell>
          <table:table-cell table:style-name="ce103" office:value-type="float" office:value="26247" calcext:value-type="float">
            <text:p>26'247 <text:s/></text:p>
          </table:table-cell>
          <table:table-cell table:style-name="ce103" office:value-type="float" office:value="1697" calcext:value-type="float">
            <text:p>1'697 <text:s/></text:p>
          </table:table-cell>
          <table:table-cell table:style-name="ce103" office:value-type="float" office:value="1888601" calcext:value-type="float">
            <text:p>1'888'601 <text:s/></text:p>
          </table:table-cell>
          <table:table-cell table:style-name="ce103" office:value-type="float" office:value="773485" calcext:value-type="float">
            <text:p>773'485 <text:s/></text:p>
          </table:table-cell>
          <table:table-cell table:style-name="ce103" office:value-type="float" office:value="1115116" calcext:value-type="float">
            <text:p>1'115'116 <text:s/></text:p>
          </table:table-cell>
          <table:table-cell table:style-name="ce127" office:value-type="float" office:value="40.9554479744531" calcext:value-type="float">
            <text:p>41.0 <text:s text:c="3"/></text:p>
          </table:table-cell>
          <table:table-cell table:style-name="ce97" office:value-type="string" office:string-value="V" calcext:value-type="string">
            <text:p>V </text:p>
          </table:table-cell>
          <table:table-cell table:style-name="ce103" office:value-type="string" office:string-value="1/2" calcext:value-type="string">
            <text:p>1/2 </text:p>
          </table:table-cell>
          <table:table-cell table:style-name="ce103" office:value-type="string" office:string-value="20 5/2" calcext:value-type="string">
            <text:p>20 5/2 </text:p>
          </table:table-cell>
          <table:table-cell table:number-columns-repeated="1008"/>
        </table:table-row>
        <table:table-row table:style-name="ro4">
          <table:table-cell table:style-name="ce115" office:value-type="float" office:value="296" calcext:value-type="float">
            <text:p>296</text:p>
          </table:table-cell>
          <table:table-cell table:style-name="ce123" office:value-type="date" office:date-value="1979-02-18" calcext:value-type="date">
            <text:p>18.02.1979</text:p>
          </table:table-cell>
          <table:table-cell table:style-name="ce126" office:value-type="string" calcext:value-type="string">
            <text:p>Volksinitiative 'zur Wahrung der Volksrechte und der Sicherheit beim Bau und Betrieb von Atomanlagen'</text:p>
          </table:table-cell>
          <table:table-cell table:style-name="ce52" office:value-type="string" calcext:value-type="string">
            <text:p>I.</text:p>
          </table:table-cell>
          <table:table-cell table:style-name="ce104" office:value-type="float" office:value="3867603" calcext:value-type="float">
            <text:p>3'867'603 <text:s/></text:p>
          </table:table-cell>
          <table:table-cell table:style-name="ce104" office:value-type="float" office:value="1917562" calcext:value-type="float">
            <text:p>1'917'562 <text:s/></text:p>
          </table:table-cell>
          <table:table-cell table:style-name="ce128" office:value-type="float" office:value="49.5801146084539" calcext:value-type="float">
            <text:p>49.6 <text:s text:c="3"/></text:p>
          </table:table-cell>
          <table:table-cell table:style-name="ce104" office:value-type="float" office:value="29400" calcext:value-type="float">
            <text:p>29'400 <text:s/></text:p>
          </table:table-cell>
          <table:table-cell table:style-name="ce104" office:value-type="float" office:value="1755" calcext:value-type="float">
            <text:p>1'755 <text:s/></text:p>
          </table:table-cell>
          <table:table-cell table:style-name="ce104" office:value-type="float" office:value="1886407" calcext:value-type="float">
            <text:p>1'886'407 <text:s/></text:p>
          </table:table-cell>
          <table:table-cell table:style-name="ce104" office:value-type="float" office:value="920480" calcext:value-type="float">
            <text:p>920'480 <text:s/></text:p>
          </table:table-cell>
          <table:table-cell table:style-name="ce104" office:value-type="float" office:value="965927" calcext:value-type="float">
            <text:p>965'927 <text:s/></text:p>
          </table:table-cell>
          <table:table-cell table:style-name="ce128" office:value-type="float" office:value="48.7954084139849" calcext:value-type="float">
            <text:p>48.8 <text:s text:c="3"/></text:p>
          </table:table-cell>
          <table:table-cell table:style-name="ce96" office:value-type="string" office:string-value="V" calcext:value-type="string">
            <text:p>V </text:p>
          </table:table-cell>
          <table:table-cell table:style-name="ce104" office:value-type="string" office:string-value="8 2/2" calcext:value-type="string">
            <text:p>8 2/2 </text:p>
          </table:table-cell>
          <table:table-cell table:style-name="ce104" office:value-type="string" office:string-value="12 4/2" calcext:value-type="string">
            <text:p>12 4/2 </text:p>
          </table:table-cell>
          <table:table-cell table:number-columns-repeated="1008"/>
        </table:table-row>
        <table:table-row table:style-name="ro3">
          <table:table-cell table:style-name="ce114" office:value-type="float" office:value="297" calcext:value-type="float">
            <text:p>297</text:p>
          </table:table-cell>
          <table:table-cell table:style-name="ce122" office:value-type="date" office:date-value="1979-05-20" calcext:value-type="date">
            <text:p>20.05.1979</text:p>
          </table:table-cell>
          <table:table-cell table:style-name="ce43" office:value-type="string" calcext:value-type="string">
            <text:p>Bundesbeschluss über die Neuordnung der Umsatzsteuer und der direkten Bundessteuer</text:p>
          </table:table-cell>
          <table:table-cell table:style-name="ce53" office:value-type="string" calcext:value-type="string">
            <text:p>Obl.</text:p>
          </table:table-cell>
          <table:table-cell table:style-name="ce103" office:value-type="float" office:value="3876719" calcext:value-type="float">
            <text:p>3'876'719 <text:s/></text:p>
          </table:table-cell>
          <table:table-cell table:style-name="ce103" office:value-type="float" office:value="1459922" calcext:value-type="float">
            <text:p>1'459'922 <text:s/></text:p>
          </table:table-cell>
          <table:table-cell table:style-name="ce127" office:value-type="float" office:value="37.6587005661231" calcext:value-type="float">
            <text:p>37.7 <text:s text:c="3"/></text:p>
          </table:table-cell>
          <table:table-cell table:style-name="ce103" office:value-type="float" office:value="21817" calcext:value-type="float">
            <text:p>21'817 <text:s/></text:p>
          </table:table-cell>
          <table:table-cell table:style-name="ce103" office:value-type="float" office:value="1690" calcext:value-type="float">
            <text:p>1'690 <text:s/></text:p>
          </table:table-cell>
          <table:table-cell table:style-name="ce103" office:value-type="float" office:value="1436415" calcext:value-type="float">
            <text:p>1'436'415 <text:s/></text:p>
          </table:table-cell>
          <table:table-cell table:style-name="ce103" office:value-type="float" office:value="496882" calcext:value-type="float">
            <text:p>496'882 <text:s/></text:p>
          </table:table-cell>
          <table:table-cell table:style-name="ce103" office:value-type="float" office:value="939533" calcext:value-type="float">
            <text:p>939'533 <text:s/></text:p>
          </table:table-cell>
          <table:table-cell table:style-name="ce127" office:value-type="float" office:value="34.5918136471702" calcext:value-type="float">
            <text:p>34.6 <text:s text:c="3"/></text:p>
          </table:table-cell>
          <table:table-cell table:style-name="ce97" office:value-type="string" office:string-value="V" calcext:value-type="string">
            <text:p>V </text:p>
          </table:table-cell>
          <table:table-cell table:style-name="ce103"/>
          <table:table-cell table:style-name="ce103" office:value-type="string" office:string-value="20 6/2" calcext:value-type="string">
            <text:p>20 6/2 </text:p>
          </table:table-cell>
          <table:table-cell table:number-columns-repeated="1008"/>
        </table:table-row>
        <table:table-row table:style-name="ro1">
          <table:table-cell table:style-name="ce115" office:value-type="float" office:value="298" calcext:value-type="float">
            <text:p>298</text:p>
          </table:table-cell>
          <table:table-cell table:style-name="ce123" office:value-type="date" office:date-value="1979-05-20" calcext:value-type="date">
            <text:p>20.05.1979</text:p>
          </table:table-cell>
          <table:table-cell table:style-name="ce126" office:value-type="string" calcext:value-type="string">
            <text:p>Bundesbeschluss zum Atomgesetz</text:p>
          </table:table-cell>
          <table:table-cell table:style-name="ce52" office:value-type="string" calcext:value-type="string">
            <text:p>Fak.</text:p>
          </table:table-cell>
          <table:table-cell table:style-name="ce104" office:value-type="float" office:value="3876719" calcext:value-type="float">
            <text:p>3'876'719 <text:s/></text:p>
          </table:table-cell>
          <table:table-cell table:style-name="ce104" office:value-type="float" office:value="1459155" calcext:value-type="float">
            <text:p>1'459'155 <text:s/></text:p>
          </table:table-cell>
          <table:table-cell table:style-name="ce128" office:value-type="float" office:value="37.6389157945159" calcext:value-type="float">
            <text:p>37.6 <text:s text:c="3"/></text:p>
          </table:table-cell>
          <table:table-cell table:style-name="ce104" office:value-type="float" office:value="30169" calcext:value-type="float">
            <text:p>30'169 <text:s/></text:p>
          </table:table-cell>
          <table:table-cell table:style-name="ce104" office:value-type="float" office:value="1930" calcext:value-type="float">
            <text:p>1'930 <text:s/></text:p>
          </table:table-cell>
          <table:table-cell table:style-name="ce104" office:value-type="float" office:value="1427056" calcext:value-type="float">
            <text:p>1'427'056 <text:s/></text:p>
          </table:table-cell>
          <table:table-cell table:style-name="ce104" office:value-type="float" office:value="982634" calcext:value-type="float">
            <text:p>982'634 <text:s/></text:p>
          </table:table-cell>
          <table:table-cell table:style-name="ce104" office:value-type="float" office:value="444422" calcext:value-type="float">
            <text:p>444'422 <text:s/></text:p>
          </table:table-cell>
          <table:table-cell table:style-name="ce128" office:value-type="float" office:value="68.8574239553318" calcext:value-type="float">
            <text:p>68.9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2">
          <table:table-cell table:style-name="ce11"/>
          <table:table-cell table:style-name="ce32"/>
          <table:table-cell table:style-name="ce11" table:number-columns-repeated="2"/>
          <table:table-cell table:style-name="ce61" table:number-columns-repeated="2"/>
          <table:table-cell table:style-name="ce75"/>
          <table:table-cell table:style-name="ce61" table:number-columns-repeated="5"/>
          <table:table-cell table:style-name="ce75"/>
          <table:table-cell table:style-name="ce98"/>
          <table:table-cell table:style-name="ce11" table:number-columns-repeated="2"/>
          <table:table-cell table:number-columns-repeated="1008"/>
        </table:table-row>
        <table:table-row table:style-name="ro6">
          <table:table-cell table:style-name="ce3" office:value-type="string" calcext:value-type="string">
            <text:p>1) Volksinitiativen mit Gegenentwurf werden als eine Abstimmung gezählt.</text:p>
          </table:table-cell>
          <table:table-cell table:style-name="ce124"/>
          <table:table-cell table:style-name="ce3" table:number-columns-repeated="2"/>
          <table:table-cell table:style-name="ce62" table:number-columns-repeated="2"/>
          <table:table-cell table:style-name="ce76"/>
          <table:table-cell table:style-name="ce62" table:number-columns-repeated="5"/>
          <table:table-cell table:style-name="ce76"/>
          <table:table-cell table:style-name="ce99"/>
          <table:table-cell table:style-name="ce3" table:number-columns-repeated="2"/>
          <table:table-cell table:number-columns-repeated="1008"/>
        </table:table-row>
        <table:table-row table:style-name="ro6">
          <table:table-cell table:style-name="ce116" office:value-type="string" calcext:value-type="string">
            <text:p>2) Obl. = Dem obligatorischen Referendum unterstehende Verfassungsvorlagen des Bundes</text:p>
          </table:table-cell>
          <table:table-cell table:style-name="ce54" table:number-columns-repeated="3"/>
          <table:table-cell table:style-name="ce62" table:number-columns-repeated="2"/>
          <table:table-cell table:style-name="ce76"/>
          <table:table-cell table:style-name="ce62" table:number-columns-repeated="5"/>
          <table:table-cell table:style-name="ce76"/>
          <table:table-cell table:style-name="ce99"/>
          <table:table-cell table:style-name="ce3" table:number-columns-repeated="2"/>
          <table:table-cell table:number-columns-repeated="1008"/>
        </table:table-row>
        <table:table-row table:style-name="ro6">
          <table:table-cell table:style-name="ce117" office:value-type="string" calcext:value-type="string">
            <text:p>Fak. = Gesetze und Bundesbeschlüsse, gegen die erfolgreich das fakultative Referendum ergriffen wurde</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7" office:value-type="string" calcext:value-type="string">
            <text:p>I. = Verfassungsvorlagen aufgrund von Volksbegehren (Initiativen)</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7" office:value-type="string" calcext:value-type="string">
            <text:p>GE = Gegenentwürfe der Bundesversammlung zu einem Volksbegehren</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6" office:value-type="string" calcext:value-type="string">
            <text:p>3) der gültigen Stimmen</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6" office:value-type="string" calcext:value-type="string">
            <text:p>4) Total 23 Stände (bis 1978: 22 Stände). Beim fakultativen Referendum ist nur das Volksmehr nötig.</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54" table:number-columns-repeated="9"/>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8" office:value-type="string" calcext:value-type="string">
            <text:p>Bundesamt für Statistik, Statistik der eidg. Volksabstimmungen</text:p>
          </table:table-cell>
          <table:table-cell table:style-name="ce118" table:number-columns-repeated="4"/>
          <table:table-cell table:style-name="ce100"/>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18" office:value-type="string" calcext:value-type="string">
            <text:p>Auskunft:</text:p>
          </table:table-cell>
          <table:table-cell table:style-name="ce118" table:number-columns-repeated="5"/>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18" office:value-type="string" calcext:value-type="string">
            <text:p>Werner Seitz, 032 713 63 65, werner.seitz@bfs.admin.ch</text:p>
          </table:table-cell>
          <table:table-cell table:style-name="ce118" table:number-columns-repeated="5"/>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19" office:value-type="string" calcext:value-type="string">
            <text:p>Madeleine Schneider, 032 713 63 99, madeleine.schneider@bfs.admin.ch</text:p>
          </table:table-cell>
          <table:table-cell table:style-name="ce132" table:number-columns-repeated="2"/>
          <table:table-cell table:style-name="ce118" table:number-columns-repeated="3"/>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20" office:value-type="string" calcext:value-type="string">
            <text:p>© BFS - Statistisches Lexikon der Schweiz</text:p>
          </table:table-cell>
          <table:table-cell table:style-name="ce118" table:number-columns-repeated="4"/>
          <table:table-cell table:style-name="ce100"/>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number-rows-repeated="6">
          <table:table-cell table:number-columns-repeated="1024"/>
        </table:table-row>
        <table:table-row table:style-name="ro7" table:number-rows-repeated="1048462">
          <table:table-cell table:number-columns-repeated="1024"/>
        </table:table-row>
        <table:table-row table:style-name="ro7">
          <table:table-cell table:number-columns-repeated="1024"/>
        </table:table-row>
        <table:named-expressions>
          <table:named-range table:name="Excel_BuiltIn_Print_Area" table:base-cell-address="$'2010-2014'.$A$1" table:cell-range-address="$'1970-1979'.$A$1:.$P$107" table:range-usable-as="print-range"/>
        </table:named-expressions>
      </table:table>
      <table:table table:name="1950-1969" table:style-name="ta6">
        <table:table-column table:style-name="co15" table:default-cell-style-name="ce121"/>
        <table:table-column table:style-name="co16" table:default-cell-style-name="ce121"/>
        <table:table-column table:style-name="co17" table:default-cell-style-name="ce121"/>
        <table:table-column table:style-name="co4" table:default-cell-style-name="ce121"/>
        <table:table-column table:style-name="co5" table:default-cell-style-name="ce121"/>
        <table:table-column table:style-name="co6" table:default-cell-style-name="ce121"/>
        <table:table-column table:style-name="co5" table:default-cell-style-name="ce121"/>
        <table:table-column table:style-name="co7" table:default-cell-style-name="ce121"/>
        <table:table-column table:style-name="co8" table:default-cell-style-name="ce121"/>
        <table:table-column table:style-name="co4" table:default-cell-style-name="ce121"/>
        <table:table-column table:style-name="co9" table:default-cell-style-name="ce121"/>
        <table:table-column table:style-name="co18" table:default-cell-style-name="ce121"/>
        <table:table-column table:style-name="co11" table:default-cell-style-name="ce121"/>
        <table:table-column table:style-name="co12" table:default-cell-style-name="ce121"/>
        <table:table-column table:style-name="co13" table:default-cell-style-name="ce121"/>
        <table:table-column table:style-name="co9" table:default-cell-style-name="ce121"/>
        <table:table-column table:style-name="co14" table:number-columns-repeated="241" table:default-cell-style-name="ce121"/>
        <table:table-column table:style-name="co14" table:number-columns-repeated="767" table:default-cell-style-name="Default"/>
        <table:table-row table:style-name="ro6">
          <table:table-cell table:style-name="ce1" office:value-type="string" calcext:value-type="string">
            <text:p>Eidgenössische Volksabstimmungen 1950 – 1969, detaillierte Ergebnisse</text:p>
          </table:table-cell>
          <table:table-cell table:style-name="ce20"/>
          <table:table-cell table:style-name="ce35"/>
          <table:table-cell table:style-name="ce44" table:number-columns-repeated="7"/>
          <table:table-cell table:style-name="ce81"/>
          <table:table-cell table:style-name="ce44" table:number-columns-repeated="2"/>
          <table:table-cell table:style-name="ce88"/>
          <table:table-cell table:style-name="ce44"/>
          <table:table-cell table:style-name="ce109" office:value-type="string" calcext:value-type="string">
            <text:p>T 17.3.2.2</text:p>
          </table:table-cell>
          <table:table-cell table:number-columns-repeated="1008"/>
        </table:table-row>
        <table:table-row table:style-name="ro2">
          <table:table-cell table:style-name="ce2"/>
          <table:table-cell table:style-name="ce21"/>
          <table:table-cell table:style-name="ce2" table:number-columns-repeated="8"/>
          <table:table-cell table:style-name="ce82"/>
          <table:table-cell table:style-name="ce2" table:number-columns-repeated="2"/>
          <table:table-cell table:style-name="ce89"/>
          <table:table-cell table:style-name="ce2" table:number-columns-repeated="2"/>
          <table:table-cell table:number-columns-repeated="1008"/>
        </table:table-row>
        <table:table-row table:style-name="ro2">
          <table:table-cell table:style-name="ce3"/>
          <table:table-cell table:style-name="ce22"/>
          <table:table-cell table:style-name="ce3"/>
          <table:table-cell table:style-name="ce45"/>
          <table:table-cell table:style-name="ce46"/>
          <table:table-cell table:style-name="ce62"/>
          <table:table-cell table:style-name="ce68"/>
          <table:table-cell table:style-name="ce62"/>
          <table:table-cell table:style-name="ce46"/>
          <table:table-cell table:style-name="ce62"/>
          <table:table-cell table:style-name="ce83"/>
          <table:table-cell table:style-name="ce62"/>
          <table:table-cell table:style-name="ce85"/>
          <table:table-cell table:style-name="ce90"/>
          <table:table-cell table:style-name="ce3"/>
          <table:table-cell table:style-name="ce110"/>
          <table:table-cell table:number-columns-repeated="1008"/>
        </table:table-row>
        <table:table-row table:style-name="ro6">
          <table:table-cell table:style-name="ce3" office:value-type="string" calcext:value-type="string">
            <text:p>Nr. der</text:p>
          </table:table-cell>
          <table:table-cell table:style-name="ce23" office:value-type="string" calcext:value-type="string">
            <text:p>Datum</text:p>
          </table:table-cell>
          <table:table-cell table:style-name="ce36" office:value-type="string" calcext:value-type="string">
            <text:p>Gegenstand</text:p>
          </table:table-cell>
          <table:table-cell table:style-name="ce46" office:value-type="string" office:string-value="Art Fak.)" calcext:value-type="string">
            <text:p><text:s/>Art Fak.) </text:p>
          </table:table-cell>
          <table:table-cell table:style-name="ce46" office:value-type="string" office:string-value="Stimmbe-" calcext:value-type="string">
            <text:p><text:s/>Stimmbe- </text:p>
          </table:table-cell>
          <table:table-cell table:style-name="ce62" office:value-type="string" office:string-value="Abgegebene" calcext:value-type="string">
            <text:p><text:s/>Abgegebene </text:p>
          </table:table-cell>
          <table:table-cell table:style-name="ce68" office:value-type="string" calcext:value-type="string">
            <text:p>Stimmbe-</text:p>
          </table:table-cell>
          <table:table-cell table:style-name="ce62" office:value-type="string" office:string-value="Leer" calcext:value-type="string">
            <text:p><text:s/>Leer </text:p>
          </table:table-cell>
          <table:table-cell table:style-name="ce46" office:value-type="string" office:string-value="Ungültig" calcext:value-type="string">
            <text:p><text:s/>Ungültig </text:p>
          </table:table-cell>
          <table:table-cell table:style-name="ce62" office:value-type="string" office:string-value="Gültige" calcext:value-type="string">
            <text:p><text:s/>Gültige </text:p>
          </table:table-cell>
          <table:table-cell table:style-name="ce46" office:value-type="string" office:string-value="JA-" calcext:value-type="string">
            <text:p><text:s/>JA- </text:p>
          </table:table-cell>
          <table:table-cell table:style-name="ce62" office:value-type="string" office:string-value="NEIN-" calcext:value-type="string">
            <text:p><text:s/>NEIN- </text:p>
          </table:table-cell>
          <table:table-cell table:style-name="ce68" office:value-type="string" calcext:value-type="string">
            <text:p>JA</text:p>
          </table:table-cell>
          <table:table-cell table:style-name="ce91" office:value-type="string" calcext:value-type="string">
            <text:p>Angenommen (A)</text:p>
          </table:table-cell>
          <table:table-cell table:style-name="ce100" office:value-type="string" calcext:value-type="string">
            <text:p>Annehmende</text:p>
          </table:table-cell>
          <table:table-cell table:style-name="ce111" office:value-type="string" calcext:value-type="string">
            <text:p>Ablehnende</text:p>
          </table:table-cell>
          <table:table-cell table:number-columns-repeated="1008"/>
        </table:table-row>
        <table:table-row table:style-name="ro6">
          <table:table-cell table:style-name="ce3" office:value-type="string" calcext:value-type="string">
            <text:p>Vorlage 1)</text:p>
          </table:table-cell>
          <table:table-cell table:style-name="ce24"/>
          <table:table-cell table:style-name="ce3"/>
          <table:table-cell table:style-name="ce47"/>
          <table:table-cell table:style-name="ce46" office:value-type="string" office:string-value="rechtigte" calcext:value-type="string">
            <text:p><text:s/>rechtigte </text:p>
          </table:table-cell>
          <table:table-cell table:style-name="ce62" office:value-type="string" office:string-value="Stimmen" calcext:value-type="string">
            <text:p><text:s/>Stimmen </text:p>
          </table:table-cell>
          <table:table-cell table:style-name="ce68" office:value-type="string" calcext:value-type="string">
            <text:p>teiligung in %</text:p>
          </table:table-cell>
          <table:table-cell table:style-name="ce62"/>
          <table:table-cell table:style-name="ce46"/>
          <table:table-cell table:style-name="ce62" office:value-type="string" office:string-value="Stimmen" calcext:value-type="string">
            <text:p><text:s/>Stimmen </text:p>
          </table:table-cell>
          <table:table-cell table:style-name="ce46" office:value-type="string" office:string-value="Stimmen" calcext:value-type="string">
            <text:p><text:s/>Stimmen </text:p>
          </table:table-cell>
          <table:table-cell table:style-name="ce62" office:value-type="string" office:string-value="Stimmen" calcext:value-type="string">
            <text:p><text:s/>Stimmen </text:p>
          </table:table-cell>
          <table:table-cell table:style-name="ce68" office:value-type="string" calcext:value-type="string">
            <text:p>in % 3)</text:p>
          </table:table-cell>
          <table:table-cell table:style-name="ce91" office:value-type="string" calcext:value-type="string">
            <text:p>Verworfen (V)</text:p>
          </table:table-cell>
          <table:table-cell table:style-name="ce100" office:value-type="string" calcext:value-type="string">
            <text:p>Stände 4)</text:p>
          </table:table-cell>
          <table:table-cell table:style-name="ce111" office:value-type="string" calcext:value-type="string">
            <text:p>Stände 4)</text:p>
          </table:table-cell>
          <table:table-cell table:number-columns-repeated="1008"/>
        </table:table-row>
        <table:table-row table:style-name="ro2">
          <table:table-cell table:style-name="ce4"/>
          <table:table-cell table:style-name="ce25"/>
          <table:table-cell table:style-name="ce125"/>
          <table:table-cell table:style-name="ce48"/>
          <table:table-cell table:style-name="ce55"/>
          <table:table-cell table:style-name="ce64"/>
          <table:table-cell table:style-name="ce69"/>
          <table:table-cell table:style-name="ce64"/>
          <table:table-cell table:style-name="ce55"/>
          <table:table-cell table:style-name="ce64"/>
          <table:table-cell table:style-name="ce55"/>
          <table:table-cell table:style-name="ce64"/>
          <table:table-cell table:style-name="ce69"/>
          <table:table-cell table:style-name="ce92"/>
          <table:table-cell table:style-name="ce101"/>
          <table:table-cell table:style-name="ce112"/>
          <table:table-cell table:number-columns-repeated="1008"/>
        </table:table-row>
        <table:table-row table:style-name="ro2">
          <table:table-cell table:style-name="ce5"/>
          <table:table-cell table:style-name="ce26"/>
          <table:table-cell table:style-name="ce38"/>
          <table:table-cell table:style-name="ce5"/>
          <table:table-cell table:style-name="ce56" table:number-columns-repeated="2"/>
          <table:table-cell table:style-name="ce70"/>
          <table:table-cell table:style-name="ce56" table:number-columns-repeated="5"/>
          <table:table-cell table:style-name="ce70"/>
          <table:table-cell table:style-name="ce93"/>
          <table:table-cell table:style-name="ce102" table:number-columns-repeated="2"/>
          <table:table-cell table:number-columns-repeated="1008"/>
        </table:table-row>
        <table:table-row table:style-name="ro5">
          <table:table-cell table:style-name="ce114" office:value-type="float" office:value="150" calcext:value-type="float">
            <text:p>150</text:p>
          </table:table-cell>
          <table:table-cell table:style-name="ce122" office:value-type="date" office:date-value="1950-01-29" calcext:value-type="date">
            <text:p>29.01.1950</text:p>
          </table:table-cell>
          <table:table-cell table:style-name="ce43" office:value-type="string" calcext:value-type="string">
            <text:p>Bundesbeschluss betreffend die Verlängerung der Geltungsdauer und die Abänderung des Bundesbeschlusses über Massnahmen zur Förderung der Wohnbautätigkeit</text:p>
          </table:table-cell>
          <table:table-cell table:style-name="ce53" office:value-type="string" calcext:value-type="string">
            <text:p>Fak.</text:p>
          </table:table-cell>
          <table:table-cell table:style-name="ce103" office:value-type="float" office:value="1394970" calcext:value-type="float">
            <text:p>1'394'970 <text:s/></text:p>
          </table:table-cell>
          <table:table-cell table:style-name="ce103" office:value-type="float" office:value="736767" calcext:value-type="float">
            <text:p>736'767 <text:s/></text:p>
          </table:table-cell>
          <table:table-cell table:style-name="ce127" office:value-type="float" office:value="52.8159745370868" calcext:value-type="float">
            <text:p>52.8 <text:s text:c="3"/></text:p>
          </table:table-cell>
          <table:table-cell table:style-name="ce103" office:value-type="float" office:value="14015" calcext:value-type="float">
            <text:p>14'015 <text:s/></text:p>
          </table:table-cell>
          <table:table-cell table:style-name="ce103" office:value-type="float" office:value="1418" calcext:value-type="float">
            <text:p>1'418 <text:s/></text:p>
          </table:table-cell>
          <table:table-cell table:style-name="ce103" office:value-type="float" office:value="721334" calcext:value-type="float">
            <text:p>721'334 <text:s/></text:p>
          </table:table-cell>
          <table:table-cell table:style-name="ce103" office:value-type="float" office:value="333878" calcext:value-type="float">
            <text:p>333'878 <text:s/></text:p>
          </table:table-cell>
          <table:table-cell table:style-name="ce103" office:value-type="float" office:value="387456" calcext:value-type="float">
            <text:p>387'456 <text:s/></text:p>
          </table:table-cell>
          <table:table-cell table:style-name="ce127" office:value-type="float" office:value="46.2861864268148" calcext:value-type="float">
            <text:p>46.3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3">
          <table:table-cell table:style-name="ce115" office:value-type="float" office:value="151" calcext:value-type="float">
            <text:p>151</text:p>
          </table:table-cell>
          <table:table-cell table:style-name="ce123" office:value-type="date" office:date-value="1950-06-04" calcext:value-type="date">
            <text:p>04.06.1950</text:p>
          </table:table-cell>
          <table:table-cell table:style-name="ce126" office:value-type="string" calcext:value-type="string">
            <text:p>Bundesbeschluss über die verfassungsmässige Neuordnung des Finanzhaushaltes des Bundes</text:p>
          </table:table-cell>
          <table:table-cell table:style-name="ce52" office:value-type="string" calcext:value-type="string">
            <text:p>Obl.</text:p>
          </table:table-cell>
          <table:table-cell table:style-name="ce104" office:value-type="float" office:value="1393317" calcext:value-type="float">
            <text:p>1'393'317 <text:s/></text:p>
          </table:table-cell>
          <table:table-cell table:style-name="ce104" office:value-type="float" office:value="771122" calcext:value-type="float">
            <text:p>771'122 <text:s/></text:p>
          </table:table-cell>
          <table:table-cell table:style-name="ce128" office:value-type="float" office:value="55.3443329838077" calcext:value-type="float">
            <text:p>55.3 <text:s text:c="3"/></text:p>
          </table:table-cell>
          <table:table-cell table:style-name="ce104" office:value-type="float" office:value="15769" calcext:value-type="float">
            <text:p>15'769 <text:s/></text:p>
          </table:table-cell>
          <table:table-cell table:style-name="ce104" office:value-type="float" office:value="1202" calcext:value-type="float">
            <text:p>1'202 <text:s/></text:p>
          </table:table-cell>
          <table:table-cell table:style-name="ce104" office:value-type="float" office:value="754151" calcext:value-type="float">
            <text:p>754'151 <text:s/></text:p>
          </table:table-cell>
          <table:table-cell table:style-name="ce104" office:value-type="float" office:value="267770" calcext:value-type="float">
            <text:p>267'770 <text:s/></text:p>
          </table:table-cell>
          <table:table-cell table:style-name="ce104" office:value-type="float" office:value="486381" calcext:value-type="float">
            <text:p>486'381 <text:s/></text:p>
          </table:table-cell>
          <table:table-cell table:style-name="ce128" office:value-type="float" office:value="35.5061519510019" calcext:value-type="float">
            <text:p>35.5 <text:s text:c="3"/></text:p>
          </table:table-cell>
          <table:table-cell table:style-name="ce96" office:value-type="string" office:string-value="V" calcext:value-type="string">
            <text:p>V </text:p>
          </table:table-cell>
          <table:table-cell table:style-name="ce104" office:value-type="string" office:string-value="5 2/2" calcext:value-type="string">
            <text:p>5 2/2 </text:p>
          </table:table-cell>
          <table:table-cell table:style-name="ce104" office:value-type="string" office:string-value="14 4/2" calcext:value-type="string">
            <text:p>14 4/2 </text:p>
          </table:table-cell>
          <table:table-cell table:number-columns-repeated="1008"/>
        </table:table-row>
        <table:table-row table:style-name="ro3">
          <table:table-cell table:style-name="ce114" office:value-type="float" office:value="152" calcext:value-type="float">
            <text:p>152</text:p>
          </table:table-cell>
          <table:table-cell table:style-name="ce122" office:value-type="date" office:date-value="1950-10-01" calcext:value-type="date">
            <text:p>01.10.1950</text:p>
          </table:table-cell>
          <table:table-cell table:style-name="ce43" office:value-type="string" calcext:value-type="string">
            <text:p>Volksinitiative «zum Schutz des Bodens und der Arbeit durch Verhinderung der Spekulation»</text:p>
          </table:table-cell>
          <table:table-cell table:style-name="ce53" office:value-type="string" calcext:value-type="string">
            <text:p>I.</text:p>
          </table:table-cell>
          <table:table-cell table:style-name="ce103" office:value-type="float" office:value="1400891" calcext:value-type="float">
            <text:p>1'400'891 <text:s/></text:p>
          </table:table-cell>
          <table:table-cell table:style-name="ce103" office:value-type="float" office:value="611803" calcext:value-type="float">
            <text:p>611'803 <text:s/></text:p>
          </table:table-cell>
          <table:table-cell table:style-name="ce127" office:value-type="float" office:value="43.6724199099002" calcext:value-type="float">
            <text:p>43.7 <text:s text:c="3"/></text:p>
          </table:table-cell>
          <table:table-cell table:style-name="ce103" office:value-type="float" office:value="22607" calcext:value-type="float">
            <text:p>22'607 <text:s/></text:p>
          </table:table-cell>
          <table:table-cell table:style-name="ce103" office:value-type="float" office:value="1311" calcext:value-type="float">
            <text:p>1'311 <text:s/></text:p>
          </table:table-cell>
          <table:table-cell table:style-name="ce103" office:value-type="float" office:value="587885" calcext:value-type="float">
            <text:p>587'885 <text:s/></text:p>
          </table:table-cell>
          <table:table-cell table:style-name="ce103" office:value-type="float" office:value="158794" calcext:value-type="float">
            <text:p>158'794 <text:s/></text:p>
          </table:table-cell>
          <table:table-cell table:style-name="ce103" office:value-type="float" office:value="429091" calcext:value-type="float">
            <text:p>429'091 <text:s/></text:p>
          </table:table-cell>
          <table:table-cell table:style-name="ce127" office:value-type="float" office:value="27.0110650892607" calcext:value-type="float">
            <text:p>27.0 <text:s text:c="3"/></text:p>
          </table:table-cell>
          <table:table-cell table:style-name="ce97" office:value-type="string" office:string-value="V" calcext:value-type="string">
            <text:p>V </text:p>
          </table:table-cell>
          <table:table-cell table:style-name="ce103"/>
          <table:table-cell table:style-name="ce103" office:value-type="string" office:string-value="19 6/2" calcext:value-type="string">
            <text:p>19 6/2 </text:p>
          </table:table-cell>
          <table:table-cell table:number-columns-repeated="1008"/>
        </table:table-row>
        <table:table-row table:style-name="ro4">
          <table:table-cell table:style-name="ce115" office:value-type="float" office:value="153" calcext:value-type="float">
            <text:p>153</text:p>
          </table:table-cell>
          <table:table-cell table:style-name="ce123" office:value-type="date" office:date-value="1950-12-03" calcext:value-type="date">
            <text:p>03.12.1950</text:p>
          </table:table-cell>
          <table:table-cell table:style-name="ce126" office:value-type="string" calcext:value-type="string">
            <text:p>Bundesbeschluss betreffend Abänderung des Artikels 72 der Bundesverfassung (Wahl des Nationalrates)</text:p>
          </table:table-cell>
          <table:table-cell table:style-name="ce52" office:value-type="string" calcext:value-type="string">
            <text:p>Obl.</text:p>
          </table:table-cell>
          <table:table-cell table:style-name="ce104" office:value-type="float" office:value="1403731" calcext:value-type="float">
            <text:p>1'403'731 <text:s/></text:p>
          </table:table-cell>
          <table:table-cell table:style-name="ce104" office:value-type="float" office:value="781691" calcext:value-type="float">
            <text:p>781'691 <text:s/></text:p>
          </table:table-cell>
          <table:table-cell table:style-name="ce128" office:value-type="float" office:value="55.686666462449" calcext:value-type="float">
            <text:p>55.7 <text:s text:c="3"/></text:p>
          </table:table-cell>
          <table:table-cell table:style-name="ce104" office:value-type="float" office:value="110615" calcext:value-type="float">
            <text:p>110'615 <text:s/></text:p>
          </table:table-cell>
          <table:table-cell table:style-name="ce104" office:value-type="float" office:value="2140" calcext:value-type="float">
            <text:p>2'140 <text:s/></text:p>
          </table:table-cell>
          <table:table-cell table:style-name="ce104" office:value-type="float" office:value="668936" calcext:value-type="float">
            <text:p>668'936 <text:s/></text:p>
          </table:table-cell>
          <table:table-cell table:style-name="ce104" office:value-type="float" office:value="450395" calcext:value-type="float">
            <text:p>450'395 <text:s/></text:p>
          </table:table-cell>
          <table:table-cell table:style-name="ce104" office:value-type="float" office:value="218541" calcext:value-type="float">
            <text:p>218'541 <text:s/></text:p>
          </table:table-cell>
          <table:table-cell table:style-name="ce128" office:value-type="float" office:value="67.3300584809309" calcext:value-type="float">
            <text:p>67.3 <text:s text:c="3"/></text:p>
          </table:table-cell>
          <table:table-cell table:style-name="ce96" office:value-type="string" office:string-value="A" calcext:value-type="string">
            <text:p>A </text:p>
          </table:table-cell>
          <table:table-cell table:style-name="ce104" office:value-type="string" office:string-value="17 6/2" calcext:value-type="string">
            <text:p>17 6/2 </text:p>
          </table:table-cell>
          <table:table-cell table:style-name="ce104" office:value-type="string" office:string-value="2" calcext:value-type="string">
            <text:p>2 </text:p>
          </table:table-cell>
          <table:table-cell table:number-columns-repeated="1008"/>
        </table:table-row>
        <table:table-row table:style-name="ro3">
          <table:table-cell table:style-name="ce114" office:value-type="float" office:value="154" calcext:value-type="float">
            <text:p>154</text:p>
          </table:table-cell>
          <table:table-cell table:style-name="ce122" office:value-type="date" office:date-value="1950-12-03" calcext:value-type="date">
            <text:p>03.12.1950</text:p>
          </table:table-cell>
          <table:table-cell table:style-name="ce43" office:value-type="string" calcext:value-type="string">
            <text:p>Bundesbeschluss über die Finanzordnung 1951 bis 1954</text:p>
          </table:table-cell>
          <table:table-cell table:style-name="ce53" office:value-type="string" calcext:value-type="string">
            <text:p>Obl.</text:p>
          </table:table-cell>
          <table:table-cell table:style-name="ce103" office:value-type="float" office:value="1403731" calcext:value-type="float">
            <text:p>1'403'731 <text:s/></text:p>
          </table:table-cell>
          <table:table-cell table:style-name="ce103" office:value-type="float" office:value="781708" calcext:value-type="float">
            <text:p>781'708 <text:s/></text:p>
          </table:table-cell>
          <table:table-cell table:style-name="ce127" office:value-type="float" office:value="55.6878775206931" calcext:value-type="float">
            <text:p>55.7 <text:s text:c="3"/></text:p>
          </table:table-cell>
          <table:table-cell table:style-name="ce103" office:value-type="float" office:value="35884" calcext:value-type="float">
            <text:p>35'884 <text:s/></text:p>
          </table:table-cell>
          <table:table-cell table:style-name="ce103" office:value-type="float" office:value="1989" calcext:value-type="float">
            <text:p>1'989 <text:s/></text:p>
          </table:table-cell>
          <table:table-cell table:style-name="ce103" office:value-type="float" office:value="743835" calcext:value-type="float">
            <text:p>743'835 <text:s/></text:p>
          </table:table-cell>
          <table:table-cell table:style-name="ce103" office:value-type="float" office:value="516704" calcext:value-type="float">
            <text:p>516'704 <text:s/></text:p>
          </table:table-cell>
          <table:table-cell table:style-name="ce103" office:value-type="float" office:value="227131" calcext:value-type="float">
            <text:p>227'131 <text:s/></text:p>
          </table:table-cell>
          <table:table-cell table:style-name="ce127" office:value-type="float" office:value="69.4648678806456" calcext:value-type="float">
            <text:p>69.5 <text:s text:c="3"/></text:p>
          </table:table-cell>
          <table:table-cell table:style-name="ce97" office:value-type="string" office:string-value="A" calcext:value-type="string">
            <text:p>A </text:p>
          </table:table-cell>
          <table:table-cell table:style-name="ce103" office:value-type="string" office:string-value="17 6/2" calcext:value-type="string">
            <text:p>17 6/2 </text:p>
          </table:table-cell>
          <table:table-cell table:style-name="ce103" office:value-type="string" office:string-value="2" calcext:value-type="string">
            <text:p>2 </text:p>
          </table:table-cell>
          <table:table-cell table:number-columns-repeated="1008"/>
        </table:table-row>
        <table:table-row table:style-name="ro4">
          <table:table-cell table:style-name="ce115" office:value-type="float" office:value="155" calcext:value-type="float">
            <text:p>155</text:p>
          </table:table-cell>
          <table:table-cell table:style-name="ce123" office:value-type="date" office:date-value="1951-02-25" calcext:value-type="date">
            <text:p>25.02.1951</text:p>
          </table:table-cell>
          <table:table-cell table:style-name="ce126" office:value-type="string" calcext:value-type="string">
            <text:p>Bundesbeschluss über den Transport von Personen und Sachen mit Motorfahrzeugen auf öffentlichen Strassen (Autotransportordnung)</text:p>
          </table:table-cell>
          <table:table-cell table:style-name="ce52" office:value-type="string" calcext:value-type="string">
            <text:p>Fak.</text:p>
          </table:table-cell>
          <table:table-cell table:style-name="ce104" office:value-type="float" office:value="1408346" calcext:value-type="float">
            <text:p>1'408'346 <text:s/></text:p>
          </table:table-cell>
          <table:table-cell table:style-name="ce104" office:value-type="float" office:value="738034" calcext:value-type="float">
            <text:p>738'034 <text:s/></text:p>
          </table:table-cell>
          <table:table-cell table:style-name="ce128" office:value-type="float" office:value="52.4043097363858" calcext:value-type="float">
            <text:p>52.4 <text:s text:c="3"/></text:p>
          </table:table-cell>
          <table:table-cell table:style-name="ce104" office:value-type="float" office:value="18402" calcext:value-type="float">
            <text:p>18'402 <text:s/></text:p>
          </table:table-cell>
          <table:table-cell table:style-name="ce104" office:value-type="float" office:value="1586" calcext:value-type="float">
            <text:p>1'586 <text:s/></text:p>
          </table:table-cell>
          <table:table-cell table:style-name="ce104" office:value-type="float" office:value="718046" calcext:value-type="float">
            <text:p>718'046 <text:s/></text:p>
          </table:table-cell>
          <table:table-cell table:style-name="ce104" office:value-type="float" office:value="318232" calcext:value-type="float">
            <text:p>318'232 <text:s/></text:p>
          </table:table-cell>
          <table:table-cell table:style-name="ce104" office:value-type="float" office:value="399814" calcext:value-type="float">
            <text:p>399'814 <text:s/></text:p>
          </table:table-cell>
          <table:table-cell table:style-name="ce128" office:value-type="float" office:value="44.3191661815538" calcext:value-type="float">
            <text:p>44.3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3">
          <table:table-cell table:style-name="ce114" office:value-type="float" office:value="156.1" calcext:value-type="float">
            <text:p>156.1</text:p>
          </table:table-cell>
          <table:table-cell table:style-name="ce122" office:value-type="date" office:date-value="1951-04-15" calcext:value-type="date">
            <text:p>15.04.1951</text:p>
          </table:table-cell>
          <table:table-cell table:style-name="ce43" office:value-type="string" calcext:value-type="string">
            <text:p>Volksinitiative «zur Sicherstellung der Kaufkraft und Vollbeschäftigung» (Freigeldinitiative)</text:p>
          </table:table-cell>
          <table:table-cell table:style-name="ce53" office:value-type="string" calcext:value-type="string">
            <text:p>I.</text:p>
          </table:table-cell>
          <table:table-cell table:style-name="ce103" office:value-type="float" office:value="1408275" calcext:value-type="float">
            <text:p>1'408'275 <text:s/></text:p>
          </table:table-cell>
          <table:table-cell table:style-name="ce103" office:value-type="float" office:value="747604" calcext:value-type="float">
            <text:p>747'604 <text:s/></text:p>
          </table:table-cell>
          <table:table-cell table:style-name="ce127" office:value-type="float" office:value="53.0865065416911" calcext:value-type="float">
            <text:p>53.1 <text:s text:c="3"/></text:p>
          </table:table-cell>
          <table:table-cell table:style-name="ce103" office:value-type="float" office:value="21676" calcext:value-type="float">
            <text:p>21'676 <text:s/></text:p>
          </table:table-cell>
          <table:table-cell table:style-name="ce103" office:value-type="float" office:value="5399" calcext:value-type="float">
            <text:p>5'399 <text:s/></text:p>
          </table:table-cell>
          <table:table-cell table:style-name="ce103" office:value-type="float" office:value="710770" calcext:value-type="float">
            <text:p>710'770 <text:s/></text:p>
          </table:table-cell>
          <table:table-cell table:style-name="ce103" office:value-type="float" office:value="88486" calcext:value-type="float">
            <text:p>88'486 <text:s/></text:p>
          </table:table-cell>
          <table:table-cell table:style-name="ce103" office:value-type="float" office:value="622284" calcext:value-type="float">
            <text:p>622'284 <text:s/></text:p>
          </table:table-cell>
          <table:table-cell table:style-name="ce127" office:value-type="float" office:value="12.4493155310438" calcext:value-type="float">
            <text:p>12.4 <text:s text:c="3"/></text:p>
          </table:table-cell>
          <table:table-cell table:style-name="ce97" office:value-type="string" office:string-value="V" calcext:value-type="string">
            <text:p>V </text:p>
          </table:table-cell>
          <table:table-cell table:style-name="ce103"/>
          <table:table-cell table:style-name="ce103" office:value-type="string" office:string-value="19 6/2" calcext:value-type="string">
            <text:p>19 6/2 </text:p>
          </table:table-cell>
          <table:table-cell table:number-columns-repeated="1008"/>
        </table:table-row>
        <table:table-row table:style-name="ro4">
          <table:table-cell table:style-name="ce115" office:value-type="float" office:value="156.2" calcext:value-type="float">
            <text:p>156.2</text:p>
          </table:table-cell>
          <table:table-cell table:style-name="ce123" office:value-type="date" office:date-value="1951-04-15" calcext:value-type="date">
            <text:p>15.04.1951</text:p>
          </table:table-cell>
          <table:table-cell table:style-name="ce126" office:value-type="string" calcext:value-type="string">
            <text:p>Gegenentwurf zur Volksinitiative «zur Sicherstellung der Kaufkraft und Vollbeschäftigung» (Freigeldinitiative)</text:p>
          </table:table-cell>
          <table:table-cell table:style-name="ce52" office:value-type="string" calcext:value-type="string">
            <text:p>GE</text:p>
          </table:table-cell>
          <table:table-cell table:style-name="ce104" office:value-type="float" office:value="1408275" calcext:value-type="float">
            <text:p>1'408'275 <text:s/></text:p>
          </table:table-cell>
          <table:table-cell table:style-name="ce104" office:value-type="float" office:value="747604" calcext:value-type="float">
            <text:p>747'604 <text:s/></text:p>
          </table:table-cell>
          <table:table-cell table:style-name="ce128" office:value-type="float" office:value="53.0865065416911" calcext:value-type="float">
            <text:p>53.1 <text:s text:c="3"/></text:p>
          </table:table-cell>
          <table:table-cell table:style-name="ce104" office:value-type="float" office:value="21676" calcext:value-type="float">
            <text:p>21'676 <text:s/></text:p>
          </table:table-cell>
          <table:table-cell table:style-name="ce104" office:value-type="float" office:value="5399" calcext:value-type="float">
            <text:p>5'399 <text:s/></text:p>
          </table:table-cell>
          <table:table-cell table:style-name="ce104" office:value-type="float" office:value="710770" calcext:value-type="float">
            <text:p>710'770 <text:s/></text:p>
          </table:table-cell>
          <table:table-cell table:style-name="ce104" office:value-type="float" office:value="490326" calcext:value-type="float">
            <text:p>490'326 <text:s/></text:p>
          </table:table-cell>
          <table:table-cell table:style-name="ce104" office:value-type="float" office:value="209663" calcext:value-type="float">
            <text:p>209'663 <text:s/></text:p>
          </table:table-cell>
          <table:table-cell table:style-name="ce128" office:value-type="float" office:value="68.9851850809685" calcext:value-type="float">
            <text:p>69.0 <text:s text:c="3"/></text:p>
          </table:table-cell>
          <table:table-cell table:style-name="ce96" office:value-type="string" office:string-value="A" calcext:value-type="string">
            <text:p>A </text:p>
          </table:table-cell>
          <table:table-cell table:style-name="ce104" office:value-type="string" office:string-value="19 6/2" calcext:value-type="string">
            <text:p>19 6/2 </text:p>
          </table:table-cell>
          <table:table-cell table:style-name="ce104"/>
          <table:table-cell table:number-columns-repeated="1008"/>
        </table:table-row>
        <table:table-row table:style-name="ro4">
          <table:table-cell table:style-name="ce114" office:value-type="float" office:value="157" calcext:value-type="float">
            <text:p>157</text:p>
          </table:table-cell>
          <table:table-cell table:style-name="ce122" office:value-type="date" office:date-value="1951-07-08" calcext:value-type="date">
            <text:p>08.07.1951</text:p>
          </table:table-cell>
          <table:table-cell table:style-name="ce43" office:value-type="string" calcext:value-type="string">
            <text:p>Volksinitiative «zur Heranziehung der öffentlichen Unternehmungen zu einem Beitrag an die Kosten der Landesverteidigung»</text:p>
          </table:table-cell>
          <table:table-cell table:style-name="ce53" office:value-type="string" calcext:value-type="string">
            <text:p>I.</text:p>
          </table:table-cell>
          <table:table-cell table:style-name="ce103" office:value-type="float" office:value="1409091" calcext:value-type="float">
            <text:p>1'409'091 <text:s/></text:p>
          </table:table-cell>
          <table:table-cell table:style-name="ce103" office:value-type="float" office:value="529498" calcext:value-type="float">
            <text:p>529'498 <text:s/></text:p>
          </table:table-cell>
          <table:table-cell table:style-name="ce127" office:value-type="float" office:value="37.5772749950145" calcext:value-type="float">
            <text:p>37.6 <text:s text:c="3"/></text:p>
          </table:table-cell>
          <table:table-cell table:style-name="ce103" office:value-type="float" office:value="20836" calcext:value-type="float">
            <text:p>20'836 <text:s/></text:p>
          </table:table-cell>
          <table:table-cell table:style-name="ce103" office:value-type="float" office:value="1080" calcext:value-type="float">
            <text:p>1'080 <text:s/></text:p>
          </table:table-cell>
          <table:table-cell table:style-name="ce103" office:value-type="float" office:value="507582" calcext:value-type="float">
            <text:p>507'582 <text:s/></text:p>
          </table:table-cell>
          <table:table-cell table:style-name="ce103" office:value-type="float" office:value="165713" calcext:value-type="float">
            <text:p>165'713 <text:s/></text:p>
          </table:table-cell>
          <table:table-cell table:style-name="ce103" office:value-type="float" office:value="341869" calcext:value-type="float">
            <text:p>341'869 <text:s/></text:p>
          </table:table-cell>
          <table:table-cell table:style-name="ce127" office:value-type="float" office:value="32.6475328124323" calcext:value-type="float">
            <text:p>32.6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5">
          <table:table-cell table:style-name="ce115" office:value-type="float" office:value="158" calcext:value-type="float">
            <text:p>158</text:p>
          </table:table-cell>
          <table:table-cell table:style-name="ce123" office:value-type="date" office:date-value="1952-03-02" calcext:value-type="date">
            <text:p>02.03.1952</text:p>
          </table:table-cell>
          <table:table-cell table:style-name="ce126" office:value-type="string" calcext:value-type="string">
            <text:p>Bundesbeschluss betreffend Verlängerung der Geltungsdauer des Bundesbeschlusses über die Bewilligungspflicht für die Eröffnung und Erweiterung von Gasthöfen</text:p>
          </table:table-cell>
          <table:table-cell table:style-name="ce52" office:value-type="string" calcext:value-type="string">
            <text:p>Fak.</text:p>
          </table:table-cell>
          <table:table-cell table:style-name="ce104" office:value-type="float" office:value="1415536" calcext:value-type="float">
            <text:p>1'415'536 <text:s/></text:p>
          </table:table-cell>
          <table:table-cell table:style-name="ce104" office:value-type="float" office:value="567494" calcext:value-type="float">
            <text:p>567'494 <text:s/></text:p>
          </table:table-cell>
          <table:table-cell table:style-name="ce128" office:value-type="float" office:value="40.0903968532061" calcext:value-type="float">
            <text:p>40.1 <text:s text:c="3"/></text:p>
          </table:table-cell>
          <table:table-cell table:style-name="ce104" office:value-type="float" office:value="27302" calcext:value-type="float">
            <text:p>27'302 <text:s/></text:p>
          </table:table-cell>
          <table:table-cell table:style-name="ce104" office:value-type="float" office:value="1354" calcext:value-type="float">
            <text:p>1'354 <text:s/></text:p>
          </table:table-cell>
          <table:table-cell table:style-name="ce104" office:value-type="float" office:value="538838" calcext:value-type="float">
            <text:p>538'838 <text:s/></text:p>
          </table:table-cell>
          <table:table-cell table:style-name="ce104" office:value-type="float" office:value="248318" calcext:value-type="float">
            <text:p>248'318 <text:s/></text:p>
          </table:table-cell>
          <table:table-cell table:style-name="ce104" office:value-type="float" office:value="290520" calcext:value-type="float">
            <text:p>290'520 <text:s/></text:p>
          </table:table-cell>
          <table:table-cell table:style-name="ce128" office:value-type="float" office:value="46.0839807140551" calcext:value-type="float">
            <text:p>46.1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4">
          <table:table-cell table:style-name="ce114" office:value-type="float" office:value="159" calcext:value-type="float">
            <text:p>159</text:p>
          </table:table-cell>
          <table:table-cell table:style-name="ce122" office:value-type="date" office:date-value="1952-03-30" calcext:value-type="date">
            <text:p>30.03.1952</text:p>
          </table:table-cell>
          <table:table-cell table:style-name="ce43" office:value-type="string" calcext:value-type="string">
            <text:p>Bundesgesetz über die Förderung der Landwirtschaft und die Erhaltung des Bauernstandes (Landwirtschaftsgesetz)</text:p>
          </table:table-cell>
          <table:table-cell table:style-name="ce53" office:value-type="string" calcext:value-type="string">
            <text:p>Fak.</text:p>
          </table:table-cell>
          <table:table-cell table:style-name="ce103" office:value-type="float" office:value="1418381" calcext:value-type="float">
            <text:p>1'418'381 <text:s/></text:p>
          </table:table-cell>
          <table:table-cell table:style-name="ce103" office:value-type="float" office:value="909840" calcext:value-type="float">
            <text:p>909'840 <text:s/></text:p>
          </table:table-cell>
          <table:table-cell table:style-name="ce127" office:value-type="float" office:value="64.1463753392072" calcext:value-type="float">
            <text:p>64.1 <text:s text:c="3"/></text:p>
          </table:table-cell>
          <table:table-cell table:style-name="ce103" office:value-type="float" office:value="13253" calcext:value-type="float">
            <text:p>13'253 <text:s/></text:p>
          </table:table-cell>
          <table:table-cell table:style-name="ce103" office:value-type="float" office:value="1826" calcext:value-type="float">
            <text:p>1'826 <text:s/></text:p>
          </table:table-cell>
          <table:table-cell table:style-name="ce103" office:value-type="float" office:value="894761" calcext:value-type="float">
            <text:p>894'761 <text:s/></text:p>
          </table:table-cell>
          <table:table-cell table:style-name="ce103" office:value-type="float" office:value="483583" calcext:value-type="float">
            <text:p>483'583 <text:s/></text:p>
          </table:table-cell>
          <table:table-cell table:style-name="ce103" office:value-type="float" office:value="411178" calcext:value-type="float">
            <text:p>411'178 <text:s/></text:p>
          </table:table-cell>
          <table:table-cell table:style-name="ce127" office:value-type="float" office:value="54.0460525212878" calcext:value-type="float">
            <text:p>54.0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1">
          <table:table-cell table:style-name="ce115" office:value-type="float" office:value="160" calcext:value-type="float">
            <text:p>160</text:p>
          </table:table-cell>
          <table:table-cell table:style-name="ce123" office:value-type="date" office:date-value="1952-04-20" calcext:value-type="date">
            <text:p>20.04.1952</text:p>
          </table:table-cell>
          <table:table-cell table:style-name="ce126" office:value-type="string" calcext:value-type="string">
            <text:p>Volksinitiative «Warenumsatzsteuer»</text:p>
          </table:table-cell>
          <table:table-cell table:style-name="ce52" office:value-type="string" calcext:value-type="string">
            <text:p>I.</text:p>
          </table:table-cell>
          <table:table-cell table:style-name="ce104" office:value-type="float" office:value="1417918" calcext:value-type="float">
            <text:p>1'417'918 <text:s/></text:p>
          </table:table-cell>
          <table:table-cell table:style-name="ce104" office:value-type="float" office:value="696494" calcext:value-type="float">
            <text:p>696'494 <text:s/></text:p>
          </table:table-cell>
          <table:table-cell table:style-name="ce128" office:value-type="float" office:value="49.1208941560796" calcext:value-type="float">
            <text:p>49.1 <text:s text:c="3"/></text:p>
          </table:table-cell>
          <table:table-cell table:style-name="ce104" office:value-type="float" office:value="13769" calcext:value-type="float">
            <text:p>13'769 <text:s/></text:p>
          </table:table-cell>
          <table:table-cell table:style-name="ce104" office:value-type="float" office:value="1360" calcext:value-type="float">
            <text:p>1'360 <text:s/></text:p>
          </table:table-cell>
          <table:table-cell table:style-name="ce104" office:value-type="float" office:value="681365" calcext:value-type="float">
            <text:p>681'365 <text:s/></text:p>
          </table:table-cell>
          <table:table-cell table:style-name="ce104" office:value-type="float" office:value="129243" calcext:value-type="float">
            <text:p>129'243 <text:s/></text:p>
          </table:table-cell>
          <table:table-cell table:style-name="ce104" office:value-type="float" office:value="552122" calcext:value-type="float">
            <text:p>552'122 <text:s/></text:p>
          </table:table-cell>
          <table:table-cell table:style-name="ce128" office:value-type="float" office:value="18.9682475618795" calcext:value-type="float">
            <text:p>19.0 <text:s text:c="3"/></text:p>
          </table:table-cell>
          <table:table-cell table:style-name="ce96" office:value-type="string" office:string-value="V" calcext:value-type="string">
            <text:p>V </text:p>
          </table:table-cell>
          <table:table-cell table:style-name="ce104"/>
          <table:table-cell table:style-name="ce104" office:value-type="string" office:string-value="19 6/2" calcext:value-type="string">
            <text:p>19 6/2 </text:p>
          </table:table-cell>
          <table:table-cell table:number-columns-repeated="1008"/>
        </table:table-row>
        <table:table-row table:style-name="ro3">
          <table:table-cell table:style-name="ce114" office:value-type="float" office:value="161" calcext:value-type="float">
            <text:p>161</text:p>
          </table:table-cell>
          <table:table-cell table:style-name="ce122" office:value-type="date" office:date-value="1952-05-18" calcext:value-type="date">
            <text:p>18.05.1952</text:p>
          </table:table-cell>
          <table:table-cell table:style-name="ce43" office:value-type="string" calcext:value-type="string">
            <text:p>Volksinitiative «zur Rüstungsfinanzierung und zum Schutz der sozialen Errungenschaften»</text:p>
          </table:table-cell>
          <table:table-cell table:style-name="ce53" office:value-type="string" calcext:value-type="string">
            <text:p>I.</text:p>
          </table:table-cell>
          <table:table-cell table:style-name="ce103" office:value-type="float" office:value="1418727" calcext:value-type="float">
            <text:p>1'418'727 <text:s/></text:p>
          </table:table-cell>
          <table:table-cell table:style-name="ce103" office:value-type="float" office:value="764841" calcext:value-type="float">
            <text:p>764'841 <text:s/></text:p>
          </table:table-cell>
          <table:table-cell table:style-name="ce127" office:value-type="float" office:value="53.910371762855" calcext:value-type="float">
            <text:p>53.9 <text:s text:c="3"/></text:p>
          </table:table-cell>
          <table:table-cell table:style-name="ce103" office:value-type="float" office:value="12869" calcext:value-type="float">
            <text:p>12'869 <text:s/></text:p>
          </table:table-cell>
          <table:table-cell table:style-name="ce103" office:value-type="float" office:value="1376" calcext:value-type="float">
            <text:p>1'376 <text:s/></text:p>
          </table:table-cell>
          <table:table-cell table:style-name="ce103" office:value-type="float" office:value="750596" calcext:value-type="float">
            <text:p>750'596 <text:s/></text:p>
          </table:table-cell>
          <table:table-cell table:style-name="ce103" office:value-type="float" office:value="328341" calcext:value-type="float">
            <text:p>328'341 <text:s/></text:p>
          </table:table-cell>
          <table:table-cell table:style-name="ce103" office:value-type="float" office:value="422255" calcext:value-type="float">
            <text:p>422'255 <text:s/></text:p>
          </table:table-cell>
          <table:table-cell table:style-name="ce127" office:value-type="float" office:value="43.7440380710795" calcext:value-type="float">
            <text:p>43.7 <text:s text:c="3"/></text:p>
          </table:table-cell>
          <table:table-cell table:style-name="ce97" office:value-type="string" office:string-value="V" calcext:value-type="string">
            <text:p>V </text:p>
          </table:table-cell>
          <table:table-cell table:style-name="ce103" office:value-type="string" office:string-value="3 2/2" calcext:value-type="string">
            <text:p>3 2/2 </text:p>
          </table:table-cell>
          <table:table-cell table:style-name="ce103" office:value-type="string" office:string-value="16 4/2" calcext:value-type="string">
            <text:p>16 4/2 </text:p>
          </table:table-cell>
          <table:table-cell table:number-columns-repeated="1008"/>
        </table:table-row>
        <table:table-row table:style-name="ro3">
          <table:table-cell table:style-name="ce115" office:value-type="float" office:value="162" calcext:value-type="float">
            <text:p>162</text:p>
          </table:table-cell>
          <table:table-cell table:style-name="ce123" office:value-type="date" office:date-value="1952-07-06" calcext:value-type="date">
            <text:p>06.07.1952</text:p>
          </table:table-cell>
          <table:table-cell table:style-name="ce126" office:value-type="string" calcext:value-type="string">
            <text:p>Bundesbeschluss über die Deckung der Rüstungsausgaben</text:p>
          </table:table-cell>
          <table:table-cell table:style-name="ce52" office:value-type="string" calcext:value-type="string">
            <text:p>Obl.</text:p>
          </table:table-cell>
          <table:table-cell table:style-name="ce104" office:value-type="float" office:value="1419573" calcext:value-type="float">
            <text:p>1'419'573 <text:s/></text:p>
          </table:table-cell>
          <table:table-cell table:style-name="ce104" office:value-type="float" office:value="627396" calcext:value-type="float">
            <text:p>627'396 <text:s/></text:p>
          </table:table-cell>
          <table:table-cell table:style-name="ce128" office:value-type="float" office:value="44.1961068574846" calcext:value-type="float">
            <text:p>44.2 <text:s text:c="3"/></text:p>
          </table:table-cell>
          <table:table-cell table:style-name="ce104" office:value-type="float" office:value="16798" calcext:value-type="float">
            <text:p>16'798 <text:s/></text:p>
          </table:table-cell>
          <table:table-cell table:style-name="ce104" office:value-type="float" office:value="881" calcext:value-type="float">
            <text:p>881 <text:s/></text:p>
          </table:table-cell>
          <table:table-cell table:style-name="ce104" office:value-type="float" office:value="609717" calcext:value-type="float">
            <text:p>609'717 <text:s/></text:p>
          </table:table-cell>
          <table:table-cell table:style-name="ce104" office:value-type="float" office:value="256195" calcext:value-type="float">
            <text:p>256'195 <text:s/></text:p>
          </table:table-cell>
          <table:table-cell table:style-name="ce104" office:value-type="float" office:value="353522" calcext:value-type="float">
            <text:p>353'522 <text:s/></text:p>
          </table:table-cell>
          <table:table-cell table:style-name="ce128" office:value-type="float" office:value="42.0186742373921" calcext:value-type="float">
            <text:p>42.0 <text:s text:c="3"/></text:p>
          </table:table-cell>
          <table:table-cell table:style-name="ce96" office:value-type="string" office:string-value="V" calcext:value-type="string">
            <text:p>V </text:p>
          </table:table-cell>
          <table:table-cell table:style-name="ce104" office:value-type="string" office:string-value="3" calcext:value-type="string">
            <text:p>3 </text:p>
          </table:table-cell>
          <table:table-cell table:style-name="ce104" office:value-type="string" office:string-value="16 6/2" calcext:value-type="string">
            <text:p>16 6/2 </text:p>
          </table:table-cell>
          <table:table-cell table:number-columns-repeated="1008"/>
        </table:table-row>
        <table:table-row table:style-name="ro5">
          <table:table-cell table:style-name="ce114" office:value-type="float" office:value="163" calcext:value-type="float">
            <text:p>163</text:p>
          </table:table-cell>
          <table:table-cell table:style-name="ce122" office:value-type="date" office:date-value="1952-10-05" calcext:value-type="date">
            <text:p>05.10.1952</text:p>
          </table:table-cell>
          <table:table-cell table:style-name="ce43" office:value-type="string" calcext:value-type="string">
            <text:p>Bundesgesetz betreffend die Abänderung von Bestimmungen über die fiskalische Belastung des Tabaks im Bundesgesetz über die Alters- und Hinterlassenenversicherung</text:p>
          </table:table-cell>
          <table:table-cell table:style-name="ce53" office:value-type="string" calcext:value-type="string">
            <text:p>Fak.</text:p>
          </table:table-cell>
          <table:table-cell table:style-name="ce103" office:value-type="float" office:value="1422239" calcext:value-type="float">
            <text:p>1'422'239 <text:s/></text:p>
          </table:table-cell>
          <table:table-cell table:style-name="ce103" office:value-type="float" office:value="748552" calcext:value-type="float">
            <text:p>748'552 <text:s/></text:p>
          </table:table-cell>
          <table:table-cell table:style-name="ce127" office:value-type="float" office:value="52.6319416075638" calcext:value-type="float">
            <text:p>52.6 <text:s text:c="3"/></text:p>
          </table:table-cell>
          <table:table-cell table:style-name="ce103" office:value-type="float" office:value="22427" calcext:value-type="float">
            <text:p>22'427 <text:s/></text:p>
          </table:table-cell>
          <table:table-cell table:style-name="ce103" office:value-type="float" office:value="1233" calcext:value-type="float">
            <text:p>1'233 <text:s/></text:p>
          </table:table-cell>
          <table:table-cell table:style-name="ce103" office:value-type="float" office:value="724892" calcext:value-type="float">
            <text:p>724'892 <text:s/></text:p>
          </table:table-cell>
          <table:table-cell table:style-name="ce103" office:value-type="float" office:value="492885" calcext:value-type="float">
            <text:p>492'885 <text:s/></text:p>
          </table:table-cell>
          <table:table-cell table:style-name="ce103" office:value-type="float" office:value="232007" calcext:value-type="float">
            <text:p>232'007 <text:s/></text:p>
          </table:table-cell>
          <table:table-cell table:style-name="ce127" office:value-type="float" office:value="67.9942667321477" calcext:value-type="float">
            <text:p>68.0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3">
          <table:table-cell table:style-name="ce115" office:value-type="float" office:value="164" calcext:value-type="float">
            <text:p>164</text:p>
          </table:table-cell>
          <table:table-cell table:style-name="ce123" office:value-type="date" office:date-value="1952-10-05" calcext:value-type="date">
            <text:p>05.10.1952</text:p>
          </table:table-cell>
          <table:table-cell table:style-name="ce126" office:value-type="string" calcext:value-type="string">
            <text:p>Bundesbeschluss über den Einbau von Luftschutzräumen in bestehenden Häusern</text:p>
          </table:table-cell>
          <table:table-cell table:style-name="ce52" office:value-type="string" calcext:value-type="string">
            <text:p>Fak.</text:p>
          </table:table-cell>
          <table:table-cell table:style-name="ce104" office:value-type="float" office:value="1422239" calcext:value-type="float">
            <text:p>1'422'239 <text:s/></text:p>
          </table:table-cell>
          <table:table-cell table:style-name="ce104" office:value-type="float" office:value="748552" calcext:value-type="float">
            <text:p>748'552 <text:s/></text:p>
          </table:table-cell>
          <table:table-cell table:style-name="ce128" office:value-type="float" office:value="52.6319416075638" calcext:value-type="float">
            <text:p>52.6 <text:s text:c="3"/></text:p>
          </table:table-cell>
          <table:table-cell table:style-name="ce104" office:value-type="float" office:value="32724" calcext:value-type="float">
            <text:p>32'724 <text:s/></text:p>
          </table:table-cell>
          <table:table-cell table:style-name="ce104" office:value-type="float" office:value="1230" calcext:value-type="float">
            <text:p>1'230 <text:s/></text:p>
          </table:table-cell>
          <table:table-cell table:style-name="ce104" office:value-type="float" office:value="714598" calcext:value-type="float">
            <text:p>714'598 <text:s/></text:p>
          </table:table-cell>
          <table:table-cell table:style-name="ce104" office:value-type="float" office:value="110681" calcext:value-type="float">
            <text:p>110'681 <text:s/></text:p>
          </table:table-cell>
          <table:table-cell table:style-name="ce104" office:value-type="float" office:value="603917" calcext:value-type="float">
            <text:p>603'917 <text:s/></text:p>
          </table:table-cell>
          <table:table-cell table:style-name="ce128" office:value-type="float" office:value="15.4885683978964" calcext:value-type="float">
            <text:p>15.5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3">
          <table:table-cell table:style-name="ce114" office:value-type="float" office:value="165" calcext:value-type="float">
            <text:p>165</text:p>
          </table:table-cell>
          <table:table-cell table:style-name="ce122" office:value-type="date" office:date-value="1952-11-23" calcext:value-type="date">
            <text:p>23.11.1952</text:p>
          </table:table-cell>
          <table:table-cell table:style-name="ce43" office:value-type="string" calcext:value-type="string">
            <text:p>Bundesbeschluss über die befristete Weiterführung einer beschränkten Preiskontrolle</text:p>
          </table:table-cell>
          <table:table-cell table:style-name="ce53" office:value-type="string" calcext:value-type="string">
            <text:p>Obl.</text:p>
          </table:table-cell>
          <table:table-cell table:style-name="ce103" office:value-type="float" office:value="1423658" calcext:value-type="float">
            <text:p>1'423'658 <text:s/></text:p>
          </table:table-cell>
          <table:table-cell table:style-name="ce103" office:value-type="float" office:value="803276" calcext:value-type="float">
            <text:p>803'276 <text:s/></text:p>
          </table:table-cell>
          <table:table-cell table:style-name="ce127" office:value-type="float" office:value="56.4233825820527" calcext:value-type="float">
            <text:p>56.4 <text:s text:c="3"/></text:p>
          </table:table-cell>
          <table:table-cell table:style-name="ce103" office:value-type="float" office:value="21818" calcext:value-type="float">
            <text:p>21'818 <text:s/></text:p>
          </table:table-cell>
          <table:table-cell table:style-name="ce103" office:value-type="float" office:value="2160" calcext:value-type="float">
            <text:p>2'160 <text:s/></text:p>
          </table:table-cell>
          <table:table-cell table:style-name="ce103" office:value-type="float" office:value="779298" calcext:value-type="float">
            <text:p>779'298 <text:s/></text:p>
          </table:table-cell>
          <table:table-cell table:style-name="ce103" office:value-type="float" office:value="489461" calcext:value-type="float">
            <text:p>489'461 <text:s/></text:p>
          </table:table-cell>
          <table:table-cell table:style-name="ce103" office:value-type="float" office:value="289837" calcext:value-type="float">
            <text:p>289'837 <text:s/></text:p>
          </table:table-cell>
          <table:table-cell table:style-name="ce127" office:value-type="float" office:value="62.8079374000703" calcext:value-type="float">
            <text:p>62.8 <text:s text:c="3"/></text:p>
          </table:table-cell>
          <table:table-cell table:style-name="ce97" office:value-type="string" office:string-value="A" calcext:value-type="string">
            <text:p>A </text:p>
          </table:table-cell>
          <table:table-cell table:style-name="ce103" office:value-type="string" office:string-value="14 2/2" calcext:value-type="string">
            <text:p>14 2/2 </text:p>
          </table:table-cell>
          <table:table-cell table:style-name="ce103" office:value-type="string" office:string-value="5 4/2" calcext:value-type="string">
            <text:p>5 4/2 </text:p>
          </table:table-cell>
          <table:table-cell table:number-columns-repeated="1008"/>
        </table:table-row>
        <table:table-row table:style-name="ro3">
          <table:table-cell table:style-name="ce115" office:value-type="float" office:value="166" calcext:value-type="float">
            <text:p>166</text:p>
          </table:table-cell>
          <table:table-cell table:style-name="ce123" office:value-type="date" office:date-value="1952-11-23" calcext:value-type="date">
            <text:p>23.11.1952</text:p>
          </table:table-cell>
          <table:table-cell table:style-name="ce126" office:value-type="string" calcext:value-type="string">
            <text:p>Bundesbeschluss über die Brotgetreideversorgung des Landes</text:p>
          </table:table-cell>
          <table:table-cell table:style-name="ce52" office:value-type="string" calcext:value-type="string">
            <text:p>Obl.</text:p>
          </table:table-cell>
          <table:table-cell table:style-name="ce104" office:value-type="float" office:value="1423658" calcext:value-type="float">
            <text:p>1'423'658 <text:s/></text:p>
          </table:table-cell>
          <table:table-cell table:style-name="ce104" office:value-type="float" office:value="803276" calcext:value-type="float">
            <text:p>803'276 <text:s/></text:p>
          </table:table-cell>
          <table:table-cell table:style-name="ce128" office:value-type="float" office:value="56.4233825820527" calcext:value-type="float">
            <text:p>56.4 <text:s text:c="3"/></text:p>
          </table:table-cell>
          <table:table-cell table:style-name="ce104" office:value-type="float" office:value="29537" calcext:value-type="float">
            <text:p>29'537 <text:s/></text:p>
          </table:table-cell>
          <table:table-cell table:style-name="ce104" office:value-type="float" office:value="2149" calcext:value-type="float">
            <text:p>2'149 <text:s/></text:p>
          </table:table-cell>
          <table:table-cell table:style-name="ce104" office:value-type="float" office:value="771590" calcext:value-type="float">
            <text:p>771'590 <text:s/></text:p>
          </table:table-cell>
          <table:table-cell table:style-name="ce104" office:value-type="float" office:value="583546" calcext:value-type="float">
            <text:p>583'546 <text:s/></text:p>
          </table:table-cell>
          <table:table-cell table:style-name="ce104" office:value-type="float" office:value="188044" calcext:value-type="float">
            <text:p>188'044 <text:s/></text:p>
          </table:table-cell>
          <table:table-cell table:style-name="ce128" office:value-type="float" office:value="75.6290257779391" calcext:value-type="float">
            <text:p>75.6 <text:s text:c="3"/></text:p>
          </table:table-cell>
          <table:table-cell table:style-name="ce96" office:value-type="string" office:string-value="A" calcext:value-type="string">
            <text:p>A </text:p>
          </table:table-cell>
          <table:table-cell table:style-name="ce104" office:value-type="string" office:string-value="19 5/2" calcext:value-type="string">
            <text:p>19 5/2 </text:p>
          </table:table-cell>
          <table:table-cell table:style-name="ce104" office:value-type="string" office:string-value="1/2" calcext:value-type="string">
            <text:p>1/2 </text:p>
          </table:table-cell>
          <table:table-cell table:number-columns-repeated="1008"/>
        </table:table-row>
        <table:table-row table:style-name="ro3">
          <table:table-cell table:style-name="ce114" office:value-type="float" office:value="167" calcext:value-type="float">
            <text:p>167</text:p>
          </table:table-cell>
          <table:table-cell table:style-name="ce122" office:value-type="date" office:date-value="1953-04-19" calcext:value-type="date">
            <text:p>19.04.1953</text:p>
          </table:table-cell>
          <table:table-cell table:style-name="ce43" office:value-type="string" calcext:value-type="string">
            <text:p>Bundesgesetz über die Revision des Bundesgesetzes betreffend den Postverkehr</text:p>
          </table:table-cell>
          <table:table-cell table:style-name="ce53" office:value-type="string" calcext:value-type="string">
            <text:p>Fak.</text:p>
          </table:table-cell>
          <table:table-cell table:style-name="ce103" office:value-type="float" office:value="1426714" calcext:value-type="float">
            <text:p>1'426'714 <text:s/></text:p>
          </table:table-cell>
          <table:table-cell table:style-name="ce103" office:value-type="float" office:value="751168" calcext:value-type="float">
            <text:p>751'168 <text:s/></text:p>
          </table:table-cell>
          <table:table-cell table:style-name="ce127" office:value-type="float" office:value="52.6502158105969" calcext:value-type="float">
            <text:p>52.7 <text:s text:c="3"/></text:p>
          </table:table-cell>
          <table:table-cell table:style-name="ce103" office:value-type="float" office:value="15489" calcext:value-type="float">
            <text:p>15'489 <text:s/></text:p>
          </table:table-cell>
          <table:table-cell table:style-name="ce103" office:value-type="float" office:value="1589" calcext:value-type="float">
            <text:p>1'589 <text:s/></text:p>
          </table:table-cell>
          <table:table-cell table:style-name="ce103" office:value-type="float" office:value="734090" calcext:value-type="float">
            <text:p>734'090 <text:s/></text:p>
          </table:table-cell>
          <table:table-cell table:style-name="ce103" office:value-type="float" office:value="267659" calcext:value-type="float">
            <text:p>267'659 <text:s/></text:p>
          </table:table-cell>
          <table:table-cell table:style-name="ce103" office:value-type="float" office:value="466431" calcext:value-type="float">
            <text:p>466'431 <text:s/></text:p>
          </table:table-cell>
          <table:table-cell table:style-name="ce127" office:value-type="float" office:value="36.4613330790502" calcext:value-type="float">
            <text:p>36.5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3">
          <table:table-cell table:style-name="ce115" office:value-type="float" office:value="168" calcext:value-type="float">
            <text:p>168</text:p>
          </table:table-cell>
          <table:table-cell table:style-name="ce123" office:value-type="date" office:date-value="1953-12-06" calcext:value-type="date">
            <text:p>06.12.1953</text:p>
          </table:table-cell>
          <table:table-cell table:style-name="ce126" office:value-type="string" calcext:value-type="string">
            <text:p>Bundesbeschluss über die verfassungsmässige Neuordnung des Finanzhaushaltes des Bundes</text:p>
          </table:table-cell>
          <table:table-cell table:style-name="ce52" office:value-type="string" calcext:value-type="string">
            <text:p>Obl.</text:p>
          </table:table-cell>
          <table:table-cell table:style-name="ce104" office:value-type="float" office:value="1433363" calcext:value-type="float">
            <text:p>1'433'363 <text:s/></text:p>
          </table:table-cell>
          <table:table-cell table:style-name="ce104" office:value-type="float" office:value="864082" calcext:value-type="float">
            <text:p>864'082 <text:s/></text:p>
          </table:table-cell>
          <table:table-cell table:style-name="ce128" office:value-type="float" office:value="60.2835429685293" calcext:value-type="float">
            <text:p>60.3 <text:s text:c="3"/></text:p>
          </table:table-cell>
          <table:table-cell table:style-name="ce104" office:value-type="float" office:value="20084" calcext:value-type="float">
            <text:p>20'084 <text:s/></text:p>
          </table:table-cell>
          <table:table-cell table:style-name="ce104" office:value-type="float" office:value="1617" calcext:value-type="float">
            <text:p>1'617 <text:s/></text:p>
          </table:table-cell>
          <table:table-cell table:style-name="ce104" office:value-type="float" office:value="842381" calcext:value-type="float">
            <text:p>842'381 <text:s/></text:p>
          </table:table-cell>
          <table:table-cell table:style-name="ce104" office:value-type="float" office:value="354149" calcext:value-type="float">
            <text:p>354'149 <text:s/></text:p>
          </table:table-cell>
          <table:table-cell table:style-name="ce104" office:value-type="float" office:value="488232" calcext:value-type="float">
            <text:p>488'232 <text:s/></text:p>
          </table:table-cell>
          <table:table-cell table:style-name="ce128" office:value-type="float" office:value="42.0414278099815" calcext:value-type="float">
            <text:p>42.0 <text:s text:c="3"/></text:p>
          </table:table-cell>
          <table:table-cell table:style-name="ce96" office:value-type="string" office:string-value="V" calcext:value-type="string">
            <text:p>V </text:p>
          </table:table-cell>
          <table:table-cell table:style-name="ce104" office:value-type="string" office:string-value="3" calcext:value-type="string">
            <text:p>3 </text:p>
          </table:table-cell>
          <table:table-cell table:style-name="ce104" office:value-type="string" office:string-value="16 6/2" calcext:value-type="string">
            <text:p>16 6/2 </text:p>
          </table:table-cell>
          <table:table-cell table:number-columns-repeated="1008"/>
        </table:table-row>
        <table:table-row table:style-name="ro5">
          <table:table-cell table:style-name="ce114" office:value-type="float" office:value="169" calcext:value-type="float">
            <text:p>169</text:p>
          </table:table-cell>
          <table:table-cell table:style-name="ce122" office:value-type="date" office:date-value="1953-12-06" calcext:value-type="date">
            <text:p>06.12.1953</text:p>
          </table:table-cell>
          <table:table-cell table:style-name="ce43" office:value-type="string" calcext:value-type="string">
            <text:p>Bundesbeschluss über die Ergänzung der Bundesvefassung durch einen Artikel 24quater betreffend den Schutz der Gewässer gegen Verunreinigung</text:p>
          </table:table-cell>
          <table:table-cell table:style-name="ce53" office:value-type="string" calcext:value-type="string">
            <text:p>Obl.</text:p>
          </table:table-cell>
          <table:table-cell table:style-name="ce103" office:value-type="float" office:value="1433363" calcext:value-type="float">
            <text:p>1'433'363 <text:s/></text:p>
          </table:table-cell>
          <table:table-cell table:style-name="ce103" office:value-type="float" office:value="847808" calcext:value-type="float">
            <text:p>847'808 <text:s/></text:p>
          </table:table-cell>
          <table:table-cell table:style-name="ce127" office:value-type="float" office:value="59.1481711192489" calcext:value-type="float">
            <text:p>59.1 <text:s text:c="3"/></text:p>
          </table:table-cell>
          <table:table-cell table:style-name="ce103" office:value-type="float" office:value="20938" calcext:value-type="float">
            <text:p>20'938 <text:s/></text:p>
          </table:table-cell>
          <table:table-cell table:style-name="ce103" office:value-type="float" office:value="1071" calcext:value-type="float">
            <text:p>1'071 <text:s/></text:p>
          </table:table-cell>
          <table:table-cell table:style-name="ce103" office:value-type="float" office:value="825799" calcext:value-type="float">
            <text:p>825'799 <text:s/></text:p>
          </table:table-cell>
          <table:table-cell table:style-name="ce103" office:value-type="float" office:value="671565" calcext:value-type="float">
            <text:p>671'565 <text:s/></text:p>
          </table:table-cell>
          <table:table-cell table:style-name="ce103" office:value-type="float" office:value="154234" calcext:value-type="float">
            <text:p>154'234 <text:s/></text:p>
          </table:table-cell>
          <table:table-cell table:style-name="ce127" office:value-type="float" office:value="81.3230580322815" calcext:value-type="float">
            <text:p>81.3 <text:s text:c="3"/></text:p>
          </table:table-cell>
          <table:table-cell table:style-name="ce97" office:value-type="string" office:string-value="A" calcext:value-type="string">
            <text:p>A </text:p>
          </table:table-cell>
          <table:table-cell table:style-name="ce103" office:value-type="string" office:string-value="19 6/2" calcext:value-type="string">
            <text:p>19 6/2 </text:p>
          </table:table-cell>
          <table:table-cell table:style-name="ce103"/>
          <table:table-cell table:number-columns-repeated="1008"/>
        </table:table-row>
        <table:table-row table:style-name="ro4">
          <table:table-cell table:style-name="ce115" office:value-type="float" office:value="170" calcext:value-type="float">
            <text:p>170</text:p>
          </table:table-cell>
          <table:table-cell table:style-name="ce123" office:value-type="date" office:date-value="1954-06-20" calcext:value-type="date">
            <text:p>20.06.1954</text:p>
          </table:table-cell>
          <table:table-cell table:style-name="ce126" office:value-type="string" calcext:value-type="string">
            <text:p>Bundesbeschluss über den Fähigkeitsausweis im Schuhmacher-, Coiffeur-, Sattler- und Wagnergewerbe</text:p>
          </table:table-cell>
          <table:table-cell table:style-name="ce52" office:value-type="string" calcext:value-type="string">
            <text:p>Fak.</text:p>
          </table:table-cell>
          <table:table-cell table:style-name="ce104" office:value-type="float" office:value="1437972" calcext:value-type="float">
            <text:p>1'437'972 <text:s/></text:p>
          </table:table-cell>
          <table:table-cell table:style-name="ce104" office:value-type="float" office:value="588832" calcext:value-type="float">
            <text:p>588'832 <text:s/></text:p>
          </table:table-cell>
          <table:table-cell table:style-name="ce128" office:value-type="float" office:value="40.9487806438512" calcext:value-type="float">
            <text:p>40.9 <text:s text:c="3"/></text:p>
          </table:table-cell>
          <table:table-cell table:style-name="ce104" office:value-type="float" office:value="19483" calcext:value-type="float">
            <text:p>19'483 <text:s/></text:p>
          </table:table-cell>
          <table:table-cell table:style-name="ce104" office:value-type="float" office:value="1407" calcext:value-type="float">
            <text:p>1'407 <text:s/></text:p>
          </table:table-cell>
          <table:table-cell table:style-name="ce104" office:value-type="float" office:value="567942" calcext:value-type="float">
            <text:p>567'942 <text:s/></text:p>
          </table:table-cell>
          <table:table-cell table:style-name="ce104" office:value-type="float" office:value="187729" calcext:value-type="float">
            <text:p>187'729 <text:s/></text:p>
          </table:table-cell>
          <table:table-cell table:style-name="ce104" office:value-type="float" office:value="380213" calcext:value-type="float">
            <text:p>380'213 <text:s/></text:p>
          </table:table-cell>
          <table:table-cell table:style-name="ce128" office:value-type="float" office:value="33.0542555401784" calcext:value-type="float">
            <text:p>33.1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4">
          <table:table-cell table:style-name="ce114" office:value-type="float" office:value="171" calcext:value-type="float">
            <text:p>171</text:p>
          </table:table-cell>
          <table:table-cell table:style-name="ce122" office:value-type="date" office:date-value="1954-06-20" calcext:value-type="date">
            <text:p>20.06.1954</text:p>
          </table:table-cell>
          <table:table-cell table:style-name="ce43" office:value-type="string" calcext:value-type="string">
            <text:p>Bundesbeschluss über ausserordentliche Hilfeleistungen an kriegsgeschädigte Auslandschweizer</text:p>
          </table:table-cell>
          <table:table-cell table:style-name="ce53" office:value-type="string" calcext:value-type="string">
            <text:p>Fak.</text:p>
          </table:table-cell>
          <table:table-cell table:style-name="ce103" office:value-type="float" office:value="1437972" calcext:value-type="float">
            <text:p>1'437'972 <text:s/></text:p>
          </table:table-cell>
          <table:table-cell table:style-name="ce103" office:value-type="float" office:value="584638" calcext:value-type="float">
            <text:p>584'638 <text:s/></text:p>
          </table:table-cell>
          <table:table-cell table:style-name="ce127" office:value-type="float" office:value="40.6571198882871" calcext:value-type="float">
            <text:p>40.7 <text:s text:c="3"/></text:p>
          </table:table-cell>
          <table:table-cell table:style-name="ce103" office:value-type="float" office:value="31196" calcext:value-type="float">
            <text:p>31'196 <text:s/></text:p>
          </table:table-cell>
          <table:table-cell table:style-name="ce103" office:value-type="float" office:value="1048" calcext:value-type="float">
            <text:p>1'048 <text:s/></text:p>
          </table:table-cell>
          <table:table-cell table:style-name="ce103" office:value-type="float" office:value="552394" calcext:value-type="float">
            <text:p>552'394 <text:s/></text:p>
          </table:table-cell>
          <table:table-cell table:style-name="ce103" office:value-type="float" office:value="243311" calcext:value-type="float">
            <text:p>243'311 <text:s/></text:p>
          </table:table-cell>
          <table:table-cell table:style-name="ce103" office:value-type="float" office:value="309083" calcext:value-type="float">
            <text:p>309'083 <text:s/></text:p>
          </table:table-cell>
          <table:table-cell table:style-name="ce127" office:value-type="float" office:value="44.0466406224543" calcext:value-type="float">
            <text:p>44.0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3">
          <table:table-cell table:style-name="ce115" office:value-type="float" office:value="172" calcext:value-type="float">
            <text:p>172</text:p>
          </table:table-cell>
          <table:table-cell table:style-name="ce123" office:value-type="date" office:date-value="1954-10-24" calcext:value-type="date">
            <text:p>24.10.1954</text:p>
          </table:table-cell>
          <table:table-cell table:style-name="ce126" office:value-type="string" calcext:value-type="string">
            <text:p>Bundesbeschluss über die Finanzordnung 1955 bis 1958</text:p>
          </table:table-cell>
          <table:table-cell table:style-name="ce52" office:value-type="string" calcext:value-type="string">
            <text:p>Obl.</text:p>
          </table:table-cell>
          <table:table-cell table:style-name="ce104" office:value-type="float" office:value="1441310" calcext:value-type="float">
            <text:p>1'441'310 <text:s/></text:p>
          </table:table-cell>
          <table:table-cell table:style-name="ce104" office:value-type="float" office:value="674142" calcext:value-type="float">
            <text:p>674'142 <text:s/></text:p>
          </table:table-cell>
          <table:table-cell table:style-name="ce128" office:value-type="float" office:value="46.7728663507504" calcext:value-type="float">
            <text:p>46.8 <text:s text:c="3"/></text:p>
          </table:table-cell>
          <table:table-cell table:style-name="ce104" office:value-type="float" office:value="19331" calcext:value-type="float">
            <text:p>19'331 <text:s/></text:p>
          </table:table-cell>
          <table:table-cell table:style-name="ce104" office:value-type="float" office:value="1096" calcext:value-type="float">
            <text:p>1'096 <text:s/></text:p>
          </table:table-cell>
          <table:table-cell table:style-name="ce104" office:value-type="float" office:value="653715" calcext:value-type="float">
            <text:p>653'715 <text:s/></text:p>
          </table:table-cell>
          <table:table-cell table:style-name="ce104" office:value-type="float" office:value="457527" calcext:value-type="float">
            <text:p>457'527 <text:s/></text:p>
          </table:table-cell>
          <table:table-cell table:style-name="ce104" office:value-type="float" office:value="196188" calcext:value-type="float">
            <text:p>196'188 <text:s/></text:p>
          </table:table-cell>
          <table:table-cell table:style-name="ce128" office:value-type="float" office:value="69.9887565682293" calcext:value-type="float">
            <text:p>70.0 <text:s text:c="3"/></text:p>
          </table:table-cell>
          <table:table-cell table:style-name="ce96" office:value-type="string" office:string-value="A" calcext:value-type="string">
            <text:p>A </text:p>
          </table:table-cell>
          <table:table-cell table:style-name="ce104" office:value-type="string" office:string-value="18 6/2" calcext:value-type="string">
            <text:p>18 6/2 </text:p>
          </table:table-cell>
          <table:table-cell table:style-name="ce104" office:value-type="string" office:string-value="1" calcext:value-type="string">
            <text:p>1 </text:p>
          </table:table-cell>
          <table:table-cell table:number-columns-repeated="1008"/>
        </table:table-row>
        <table:table-row table:style-name="ro3">
          <table:table-cell table:style-name="ce114" office:value-type="float" office:value="173" calcext:value-type="float">
            <text:p>173</text:p>
          </table:table-cell>
          <table:table-cell table:style-name="ce122" office:value-type="date" office:date-value="1954-12-05" calcext:value-type="date">
            <text:p>05.12.1954</text:p>
          </table:table-cell>
          <table:table-cell table:style-name="ce43" office:value-type="string" calcext:value-type="string">
            <text:p>Volksinitiative «Schutz der Stromlandschaft und Verleihung Rheinau»</text:p>
          </table:table-cell>
          <table:table-cell table:style-name="ce53" office:value-type="string" calcext:value-type="string">
            <text:p>I.</text:p>
          </table:table-cell>
          <table:table-cell table:style-name="ce103" office:value-type="float" office:value="1442668" calcext:value-type="float">
            <text:p>1'442'668 <text:s/></text:p>
          </table:table-cell>
          <table:table-cell table:style-name="ce103" office:value-type="float" office:value="748439" calcext:value-type="float">
            <text:p>748'439 <text:s/></text:p>
          </table:table-cell>
          <table:table-cell table:style-name="ce127" office:value-type="float" office:value="51.8788106480493" calcext:value-type="float">
            <text:p>51.9 <text:s text:c="3"/></text:p>
          </table:table-cell>
          <table:table-cell table:style-name="ce103" office:value-type="float" office:value="13995" calcext:value-type="float">
            <text:p>13'995 <text:s/></text:p>
          </table:table-cell>
          <table:table-cell table:style-name="ce103" office:value-type="float" office:value="1000" calcext:value-type="float">
            <text:p>1'000 <text:s/></text:p>
          </table:table-cell>
          <table:table-cell table:style-name="ce103" office:value-type="float" office:value="733444" calcext:value-type="float">
            <text:p>733'444 <text:s/></text:p>
          </table:table-cell>
          <table:table-cell table:style-name="ce103" office:value-type="float" office:value="229114" calcext:value-type="float">
            <text:p>229'114 <text:s/></text:p>
          </table:table-cell>
          <table:table-cell table:style-name="ce103" office:value-type="float" office:value="504330" calcext:value-type="float">
            <text:p>504'330 <text:s/></text:p>
          </table:table-cell>
          <table:table-cell table:style-name="ce127" office:value-type="float" office:value="31.2381040679316" calcext:value-type="float">
            <text:p>31.2 <text:s text:c="3"/></text:p>
          </table:table-cell>
          <table:table-cell table:style-name="ce97" office:value-type="string" office:string-value="V" calcext:value-type="string">
            <text:p>V </text:p>
          </table:table-cell>
          <table:table-cell table:style-name="ce103" office:value-type="string" office:string-value="1" calcext:value-type="string">
            <text:p>1 </text:p>
          </table:table-cell>
          <table:table-cell table:style-name="ce103" office:value-type="string" office:string-value="18 6/2" calcext:value-type="string">
            <text:p>18 6/2 </text:p>
          </table:table-cell>
          <table:table-cell table:number-columns-repeated="1008"/>
        </table:table-row>
        <table:table-row table:style-name="ro4">
          <table:table-cell table:style-name="ce115" office:value-type="float" office:value="174.1" calcext:value-type="float">
            <text:p>174.1</text:p>
          </table:table-cell>
          <table:table-cell table:style-name="ce123" office:value-type="date" office:date-value="1955-03-13" calcext:value-type="date">
            <text:p>13.03.1955</text:p>
          </table:table-cell>
          <table:table-cell table:style-name="ce126" office:value-type="string" calcext:value-type="string">
            <text:p>Volksinitiative «zum Schutz der Mieter und Konsumenten» (Weiterführung der Preiskontrolle)</text:p>
          </table:table-cell>
          <table:table-cell table:style-name="ce52" office:value-type="string" calcext:value-type="string">
            <text:p>I.</text:p>
          </table:table-cell>
          <table:table-cell table:style-name="ce104" office:value-type="float" office:value="1447187" calcext:value-type="float">
            <text:p>1'447'187 <text:s/></text:p>
          </table:table-cell>
          <table:table-cell table:style-name="ce104" office:value-type="float" office:value="803692" calcext:value-type="float">
            <text:p>803'692 <text:s/></text:p>
          </table:table-cell>
          <table:table-cell table:style-name="ce128" office:value-type="float" office:value="55.5347719403228" calcext:value-type="float">
            <text:p>55.5 <text:s text:c="3"/></text:p>
          </table:table-cell>
          <table:table-cell table:style-name="ce104" office:value-type="float" office:value="16515" calcext:value-type="float">
            <text:p>16'515 <text:s/></text:p>
          </table:table-cell>
          <table:table-cell table:style-name="ce104" office:value-type="float" office:value="5675" calcext:value-type="float">
            <text:p>5'675 <text:s/></text:p>
          </table:table-cell>
          <table:table-cell table:style-name="ce104" office:value-type="float" office:value="781502" calcext:value-type="float">
            <text:p>781'502 <text:s/></text:p>
          </table:table-cell>
          <table:table-cell table:style-name="ce104" office:value-type="float" office:value="392588" calcext:value-type="float">
            <text:p>392'588 <text:s/></text:p>
          </table:table-cell>
          <table:table-cell table:style-name="ce104" office:value-type="float" office:value="381130" calcext:value-type="float">
            <text:p>381'130 <text:s/></text:p>
          </table:table-cell>
          <table:table-cell table:style-name="ce128" office:value-type="float" office:value="50.2350601789887" calcext:value-type="float">
            <text:p>50.2 <text:s text:c="3"/></text:p>
          </table:table-cell>
          <table:table-cell table:style-name="ce96" office:value-type="string" office:string-value="V" calcext:value-type="string">
            <text:p>V </text:p>
          </table:table-cell>
          <table:table-cell table:style-name="ce104" office:value-type="string" office:string-value="6 2/2" calcext:value-type="string">
            <text:p>6 2/2 </text:p>
          </table:table-cell>
          <table:table-cell table:style-name="ce104" office:value-type="string" office:string-value="13 4/2" calcext:value-type="string">
            <text:p>13 4/2 </text:p>
          </table:table-cell>
          <table:table-cell table:number-columns-repeated="1008"/>
        </table:table-row>
        <table:table-row table:style-name="ro4">
          <table:table-cell table:style-name="ce114" office:value-type="float" office:value="174.2" calcext:value-type="float">
            <text:p>174.2</text:p>
          </table:table-cell>
          <table:table-cell table:style-name="ce122" office:value-type="date" office:date-value="1955-03-13" calcext:value-type="date">
            <text:p>13.03.1955</text:p>
          </table:table-cell>
          <table:table-cell table:style-name="ce43" office:value-type="string" calcext:value-type="string">
            <text:p>Gegenentwurf zur Volksinitiative «zum Schutz der Mieter und Konsumenten» (Weiterführung der Preiskontrolle)</text:p>
          </table:table-cell>
          <table:table-cell table:style-name="ce53" office:value-type="string" calcext:value-type="string">
            <text:p>GE</text:p>
          </table:table-cell>
          <table:table-cell table:style-name="ce103" office:value-type="float" office:value="1447187" calcext:value-type="float">
            <text:p>1'447'187 <text:s/></text:p>
          </table:table-cell>
          <table:table-cell table:style-name="ce103" office:value-type="float" office:value="803692" calcext:value-type="float">
            <text:p>803'692 <text:s/></text:p>
          </table:table-cell>
          <table:table-cell table:style-name="ce127" office:value-type="float" office:value="55.5347719403228" calcext:value-type="float">
            <text:p>55.5 <text:s text:c="3"/></text:p>
          </table:table-cell>
          <table:table-cell table:style-name="ce103" office:value-type="float" office:value="16515" calcext:value-type="float">
            <text:p>16'515 <text:s/></text:p>
          </table:table-cell>
          <table:table-cell table:style-name="ce103" office:value-type="float" office:value="5675" calcext:value-type="float">
            <text:p>5'675 <text:s/></text:p>
          </table:table-cell>
          <table:table-cell table:style-name="ce103" office:value-type="float" office:value="781502" calcext:value-type="float">
            <text:p>781'502 <text:s/></text:p>
          </table:table-cell>
          <table:table-cell table:style-name="ce103" office:value-type="float" office:value="317934" calcext:value-type="float">
            <text:p>317'934 <text:s/></text:p>
          </table:table-cell>
          <table:table-cell table:style-name="ce103" office:value-type="float" office:value="449087" calcext:value-type="float">
            <text:p>449'087 <text:s/></text:p>
          </table:table-cell>
          <table:table-cell table:style-name="ce127" office:value-type="float" office:value="40.6824294755484" calcext:value-type="float">
            <text:p>40.7 <text:s text:c="3"/></text:p>
          </table:table-cell>
          <table:table-cell table:style-name="ce97" office:value-type="string" office:string-value="V" calcext:value-type="string">
            <text:p>V </text:p>
          </table:table-cell>
          <table:table-cell table:style-name="ce103" office:value-type="string" office:string-value="7 3/2" calcext:value-type="string">
            <text:p>7 3/2 </text:p>
          </table:table-cell>
          <table:table-cell table:style-name="ce103" office:value-type="string" office:string-value="12 3/2" calcext:value-type="string">
            <text:p>12 3/2 </text:p>
          </table:table-cell>
          <table:table-cell table:number-columns-repeated="1008"/>
        </table:table-row>
        <table:table-row table:style-name="ro10">
          <table:table-cell table:style-name="ce115" office:value-type="float" office:value="175" calcext:value-type="float">
            <text:p>175</text:p>
          </table:table-cell>
          <table:table-cell table:style-name="ce123" office:value-type="date" office:date-value="1956-03-04" calcext:value-type="date">
            <text:p>04.03.1956</text:p>
          </table:table-cell>
          <table:table-cell table:style-name="ce126" office:value-type="string" calcext:value-type="string">
            <text:p>Bundesbeschluss über die befristete Weiterführung einer beschränkten Preiskontrolle (Verlängerung der Gültigkeitsdauer des Verfassungszusatzes vom 26. September 1952)</text:p>
          </table:table-cell>
          <table:table-cell table:style-name="ce52" office:value-type="string" calcext:value-type="string">
            <text:p>Obl.</text:p>
          </table:table-cell>
          <table:table-cell table:style-name="ce104" office:value-type="float" office:value="1454506" calcext:value-type="float">
            <text:p>1'454'506 <text:s/></text:p>
          </table:table-cell>
          <table:table-cell table:style-name="ce104" office:value-type="float" office:value="718548" calcext:value-type="float">
            <text:p>718'548 <text:s/></text:p>
          </table:table-cell>
          <table:table-cell table:style-name="ce128" office:value-type="float" office:value="49.4015150160948" calcext:value-type="float">
            <text:p>49.4 <text:s text:c="3"/></text:p>
          </table:table-cell>
          <table:table-cell table:style-name="ce104" office:value-type="float" office:value="16118" calcext:value-type="float">
            <text:p>16'118 <text:s/></text:p>
          </table:table-cell>
          <table:table-cell table:style-name="ce104" office:value-type="float" office:value="2899" calcext:value-type="float">
            <text:p>2'899 <text:s/></text:p>
          </table:table-cell>
          <table:table-cell table:style-name="ce104" office:value-type="float" office:value="699531" calcext:value-type="float">
            <text:p>699'531 <text:s/></text:p>
          </table:table-cell>
          <table:table-cell table:style-name="ce104" office:value-type="float" office:value="542425" calcext:value-type="float">
            <text:p>542'425 <text:s/></text:p>
          </table:table-cell>
          <table:table-cell table:style-name="ce104" office:value-type="float" office:value="157106" calcext:value-type="float">
            <text:p>157'106 <text:s/></text:p>
          </table:table-cell>
          <table:table-cell table:style-name="ce128" office:value-type="float" office:value="77.5412383439762" calcext:value-type="float">
            <text:p>77.5 <text:s text:c="3"/></text:p>
          </table:table-cell>
          <table:table-cell table:style-name="ce96" office:value-type="string" office:string-value="A" calcext:value-type="string">
            <text:p>A </text:p>
          </table:table-cell>
          <table:table-cell table:style-name="ce104" office:value-type="string" office:string-value="19 6/2" calcext:value-type="string">
            <text:p>19 6/2 </text:p>
          </table:table-cell>
          <table:table-cell table:style-name="ce104"/>
          <table:table-cell table:number-columns-repeated="1008"/>
        </table:table-row>
        <table:table-row table:style-name="ro3">
          <table:table-cell table:style-name="ce114" office:value-type="float" office:value="176" calcext:value-type="float">
            <text:p>176</text:p>
          </table:table-cell>
          <table:table-cell table:style-name="ce122" office:value-type="date" office:date-value="1956-05-13" calcext:value-type="date">
            <text:p>13.05.1956</text:p>
          </table:table-cell>
          <table:table-cell table:style-name="ce43" office:value-type="string" calcext:value-type="string">
            <text:p>Volksinitiative «zur Erteilung von Wasserrechtskonzessionen»</text:p>
          </table:table-cell>
          <table:table-cell table:style-name="ce53" office:value-type="string" calcext:value-type="string">
            <text:p>I.</text:p>
          </table:table-cell>
          <table:table-cell table:style-name="ce103" office:value-type="float" office:value="1454269" calcext:value-type="float">
            <text:p>1'454'269 <text:s/></text:p>
          </table:table-cell>
          <table:table-cell table:style-name="ce103" office:value-type="float" office:value="757492" calcext:value-type="float">
            <text:p>757'492 <text:s/></text:p>
          </table:table-cell>
          <table:table-cell table:style-name="ce127" office:value-type="float" office:value="52.0874748756936" calcext:value-type="float">
            <text:p>52.1 <text:s text:c="3"/></text:p>
          </table:table-cell>
          <table:table-cell table:style-name="ce103" office:value-type="float" office:value="35070" calcext:value-type="float">
            <text:p>35'070 <text:s/></text:p>
          </table:table-cell>
          <table:table-cell table:style-name="ce103" office:value-type="float" office:value="1369" calcext:value-type="float">
            <text:p>1'369 <text:s/></text:p>
          </table:table-cell>
          <table:table-cell table:style-name="ce103" office:value-type="float" office:value="721053" calcext:value-type="float">
            <text:p>721'053 <text:s/></text:p>
          </table:table-cell>
          <table:table-cell table:style-name="ce103" office:value-type="float" office:value="266222" calcext:value-type="float">
            <text:p>266'222 <text:s/></text:p>
          </table:table-cell>
          <table:table-cell table:style-name="ce103" office:value-type="float" office:value="454831" calcext:value-type="float">
            <text:p>454'831 <text:s/></text:p>
          </table:table-cell>
          <table:table-cell table:style-name="ce127" office:value-type="float" office:value="36.9212804051852" calcext:value-type="float">
            <text:p>36.9 <text:s text:c="3"/></text:p>
          </table:table-cell>
          <table:table-cell table:style-name="ce97" office:value-type="string" office:string-value="V" calcext:value-type="string">
            <text:p>V </text:p>
          </table:table-cell>
          <table:table-cell table:style-name="ce103" office:value-type="string" office:string-value="2 1/2" calcext:value-type="string">
            <text:p>2 1/2 </text:p>
          </table:table-cell>
          <table:table-cell table:style-name="ce103" office:value-type="string" office:string-value="17 5/2" calcext:value-type="string">
            <text:p>17 5/2 </text:p>
          </table:table-cell>
          <table:table-cell table:number-columns-repeated="1008"/>
        </table:table-row>
        <table:table-row table:style-name="ro5">
          <table:table-cell table:style-name="ce115" office:value-type="float" office:value="177" calcext:value-type="float">
            <text:p>177</text:p>
          </table:table-cell>
          <table:table-cell table:style-name="ce123" office:value-type="date" office:date-value="1956-05-13" calcext:value-type="date">
            <text:p>13.05.1956</text:p>
          </table:table-cell>
          <table:table-cell table:style-name="ce126" office:value-type="string" calcext:value-type="string">
            <text:p>Bundesbeschluss über Massnahmen zur Stärkung der Wirtschaft des Kantons Graubünden durch Gewährung einer Hilfe an die Holzverzuckerungs-AG</text:p>
          </table:table-cell>
          <table:table-cell table:style-name="ce52" office:value-type="string" calcext:value-type="string">
            <text:p>Fak.</text:p>
          </table:table-cell>
          <table:table-cell table:style-name="ce104" office:value-type="float" office:value="1454269" calcext:value-type="float">
            <text:p>1'454'269 <text:s/></text:p>
          </table:table-cell>
          <table:table-cell table:style-name="ce104" office:value-type="float" office:value="765543" calcext:value-type="float">
            <text:p>765'543 <text:s/></text:p>
          </table:table-cell>
          <table:table-cell table:style-name="ce128" office:value-type="float" office:value="52.6410863464737" calcext:value-type="float">
            <text:p>52.6 <text:s text:c="3"/></text:p>
          </table:table-cell>
          <table:table-cell table:style-name="ce104" office:value-type="float" office:value="19203" calcext:value-type="float">
            <text:p>19'203 <text:s/></text:p>
          </table:table-cell>
          <table:table-cell table:style-name="ce104" office:value-type="float" office:value="1503" calcext:value-type="float">
            <text:p>1'503 <text:s/></text:p>
          </table:table-cell>
          <table:table-cell table:style-name="ce104" office:value-type="float" office:value="744837" calcext:value-type="float">
            <text:p>744'837 <text:s/></text:p>
          </table:table-cell>
          <table:table-cell table:style-name="ce104" office:value-type="float" office:value="316276" calcext:value-type="float">
            <text:p>316'276 <text:s/></text:p>
          </table:table-cell>
          <table:table-cell table:style-name="ce104" office:value-type="float" office:value="428561" calcext:value-type="float">
            <text:p>428'561 <text:s/></text:p>
          </table:table-cell>
          <table:table-cell table:style-name="ce128" office:value-type="float" office:value="42.4624448033597" calcext:value-type="float">
            <text:p>42.5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3">
          <table:table-cell table:style-name="ce114" office:value-type="float" office:value="178" calcext:value-type="float">
            <text:p>178</text:p>
          </table:table-cell>
          <table:table-cell table:style-name="ce122" office:value-type="date" office:date-value="1956-09-30" calcext:value-type="date">
            <text:p>30.09.1956</text:p>
          </table:table-cell>
          <table:table-cell table:style-name="ce43" office:value-type="string" calcext:value-type="string">
            <text:p>Bundesbeschluss über die Revision der Brotgetreideordnung des Landes</text:p>
          </table:table-cell>
          <table:table-cell table:style-name="ce53" office:value-type="string" calcext:value-type="string">
            <text:p>Obl.</text:p>
          </table:table-cell>
          <table:table-cell table:style-name="ce103" office:value-type="float" office:value="1459824" calcext:value-type="float">
            <text:p>1'459'824 <text:s/></text:p>
          </table:table-cell>
          <table:table-cell table:style-name="ce103" office:value-type="float" office:value="641604" calcext:value-type="float">
            <text:p>641'604 <text:s/></text:p>
          </table:table-cell>
          <table:table-cell table:style-name="ce127" office:value-type="float" office:value="43.950777627988" calcext:value-type="float">
            <text:p>44.0 <text:s text:c="3"/></text:p>
          </table:table-cell>
          <table:table-cell table:style-name="ce103" office:value-type="float" office:value="21263" calcext:value-type="float">
            <text:p>21'263 <text:s/></text:p>
          </table:table-cell>
          <table:table-cell table:style-name="ce103" office:value-type="float" office:value="1206" calcext:value-type="float">
            <text:p>1'206 <text:s/></text:p>
          </table:table-cell>
          <table:table-cell table:style-name="ce103" office:value-type="float" office:value="619135" calcext:value-type="float">
            <text:p>619'135 <text:s/></text:p>
          </table:table-cell>
          <table:table-cell table:style-name="ce103" office:value-type="float" office:value="239890" calcext:value-type="float">
            <text:p>239'890 <text:s/></text:p>
          </table:table-cell>
          <table:table-cell table:style-name="ce103" office:value-type="float" office:value="379245" calcext:value-type="float">
            <text:p>379'245 <text:s/></text:p>
          </table:table-cell>
          <table:table-cell table:style-name="ce127" office:value-type="float" office:value="38.7459923926123" calcext:value-type="float">
            <text:p>38.7 <text:s text:c="3"/></text:p>
          </table:table-cell>
          <table:table-cell table:style-name="ce97" office:value-type="string" office:string-value="V" calcext:value-type="string">
            <text:p>V </text:p>
          </table:table-cell>
          <table:table-cell table:style-name="ce103" office:value-type="string" office:string-value="4 3/2" calcext:value-type="string">
            <text:p>4 3/2 </text:p>
          </table:table-cell>
          <table:table-cell table:style-name="ce103" office:value-type="string" office:string-value="15 3/2" calcext:value-type="string">
            <text:p>15 3/2 </text:p>
          </table:table-cell>
          <table:table-cell table:number-columns-repeated="1008"/>
        </table:table-row>
        <table:table-row table:style-name="ro4">
          <table:table-cell table:style-name="ce115" office:value-type="float" office:value="179" calcext:value-type="float">
            <text:p>179</text:p>
          </table:table-cell>
          <table:table-cell table:style-name="ce123" office:value-type="date" office:date-value="1956-09-30" calcext:value-type="date">
            <text:p>30.09.1956</text:p>
          </table:table-cell>
          <table:table-cell table:style-name="ce126" office:value-type="string" calcext:value-type="string">
            <text:p>Bundesbeschluss über das Volksbegehren betreffend Ausgabenbeschlüsse der Bundesversammlung</text:p>
          </table:table-cell>
          <table:table-cell table:style-name="ce52" office:value-type="string" calcext:value-type="string">
            <text:p>Obl.</text:p>
          </table:table-cell>
          <table:table-cell table:style-name="ce104" office:value-type="float" office:value="1459824" calcext:value-type="float">
            <text:p>1'459'824 <text:s/></text:p>
          </table:table-cell>
          <table:table-cell table:style-name="ce104" office:value-type="float" office:value="639896" calcext:value-type="float">
            <text:p>639'896 <text:s/></text:p>
          </table:table-cell>
          <table:table-cell table:style-name="ce128" office:value-type="float" office:value="43.8337772224597" calcext:value-type="float">
            <text:p>43.8 <text:s text:c="3"/></text:p>
          </table:table-cell>
          <table:table-cell table:style-name="ce104" office:value-type="float" office:value="30926" calcext:value-type="float">
            <text:p>30'926 <text:s/></text:p>
          </table:table-cell>
          <table:table-cell table:style-name="ce104" office:value-type="float" office:value="1193" calcext:value-type="float">
            <text:p>1'193 <text:s/></text:p>
          </table:table-cell>
          <table:table-cell table:style-name="ce104" office:value-type="float" office:value="607777" calcext:value-type="float">
            <text:p>607'777 <text:s/></text:p>
          </table:table-cell>
          <table:table-cell table:style-name="ce104" office:value-type="float" office:value="276660" calcext:value-type="float">
            <text:p>276'660 <text:s/></text:p>
          </table:table-cell>
          <table:table-cell table:style-name="ce104" office:value-type="float" office:value="331117" calcext:value-type="float">
            <text:p>331'117 <text:s/></text:p>
          </table:table-cell>
          <table:table-cell table:style-name="ce128" office:value-type="float" office:value="45.5199851261236" calcext:value-type="float">
            <text:p>45.5 <text:s text:c="3"/></text:p>
          </table:table-cell>
          <table:table-cell table:style-name="ce96" office:value-type="string" office:string-value="V" calcext:value-type="string">
            <text:p>V </text:p>
          </table:table-cell>
          <table:table-cell table:style-name="ce104" office:value-type="string" office:string-value="8 2/2" calcext:value-type="string">
            <text:p>8 2/2 </text:p>
          </table:table-cell>
          <table:table-cell table:style-name="ce104" office:value-type="string" office:string-value="11 4/2" calcext:value-type="string">
            <text:p>11 4/2 </text:p>
          </table:table-cell>
          <table:table-cell table:number-columns-repeated="1008"/>
        </table:table-row>
        <table:table-row table:style-name="ro4">
          <table:table-cell table:style-name="ce114" office:value-type="float" office:value="180" calcext:value-type="float">
            <text:p>180</text:p>
          </table:table-cell>
          <table:table-cell table:style-name="ce122" office:value-type="date" office:date-value="1957-03-03" calcext:value-type="date">
            <text:p>03.03.1957</text:p>
          </table:table-cell>
          <table:table-cell table:style-name="ce43" office:value-type="string" calcext:value-type="string">
            <text:p>Bundesbeschluss über die Ergänzung der Bundesverfassung durch einen Artikel 22bis über den Zivilschutz</text:p>
          </table:table-cell>
          <table:table-cell table:style-name="ce53" office:value-type="string" calcext:value-type="string">
            <text:p>Obl.</text:p>
          </table:table-cell>
          <table:table-cell table:style-name="ce103" office:value-type="float" office:value="1464540" calcext:value-type="float">
            <text:p>1'464'540 <text:s/></text:p>
          </table:table-cell>
          <table:table-cell table:style-name="ce103" office:value-type="float" office:value="777715" calcext:value-type="float">
            <text:p>777'715 <text:s/></text:p>
          </table:table-cell>
          <table:table-cell table:style-name="ce127" office:value-type="float" office:value="53.1030221093313" calcext:value-type="float">
            <text:p>53.1 <text:s text:c="3"/></text:p>
          </table:table-cell>
          <table:table-cell table:style-name="ce103" office:value-type="float" office:value="25384" calcext:value-type="float">
            <text:p>25'384 <text:s/></text:p>
          </table:table-cell>
          <table:table-cell table:style-name="ce103" office:value-type="float" office:value="1670" calcext:value-type="float">
            <text:p>1'670 <text:s/></text:p>
          </table:table-cell>
          <table:table-cell table:style-name="ce103" office:value-type="float" office:value="750661" calcext:value-type="float">
            <text:p>750'661 <text:s/></text:p>
          </table:table-cell>
          <table:table-cell table:style-name="ce103" office:value-type="float" office:value="361028" calcext:value-type="float">
            <text:p>361'028 <text:s/></text:p>
          </table:table-cell>
          <table:table-cell table:style-name="ce103" office:value-type="float" office:value="389633" calcext:value-type="float">
            <text:p>389'633 <text:s/></text:p>
          </table:table-cell>
          <table:table-cell table:style-name="ce127" office:value-type="float" office:value="48.0946792227117" calcext:value-type="float">
            <text:p>48.1 <text:s text:c="3"/></text:p>
          </table:table-cell>
          <table:table-cell table:style-name="ce97" office:value-type="string" office:string-value="V" calcext:value-type="string">
            <text:p>V </text:p>
          </table:table-cell>
          <table:table-cell table:style-name="ce103" office:value-type="string" office:string-value="12 4/2" calcext:value-type="string">
            <text:p>12 4/2 </text:p>
          </table:table-cell>
          <table:table-cell table:style-name="ce103" office:value-type="string" office:string-value="7 2/2" calcext:value-type="string">
            <text:p>7 2/2 </text:p>
          </table:table-cell>
          <table:table-cell table:number-columns-repeated="1008"/>
        </table:table-row>
        <table:table-row table:style-name="ro4">
          <table:table-cell table:style-name="ce115" office:value-type="float" office:value="181" calcext:value-type="float">
            <text:p>181</text:p>
          </table:table-cell>
          <table:table-cell table:style-name="ce123" office:value-type="date" office:date-value="1957-03-03" calcext:value-type="date">
            <text:p>03.03.1957</text:p>
          </table:table-cell>
          <table:table-cell table:style-name="ce126" office:value-type="string" calcext:value-type="string">
            <text:p>Bundesbeschluss über die Ergänzung der Bundesverfassung durch einen Artikel 36bis betreffend Rundspruch und Fernsehen</text:p>
          </table:table-cell>
          <table:table-cell table:style-name="ce52" office:value-type="string" calcext:value-type="string">
            <text:p>Obl.</text:p>
          </table:table-cell>
          <table:table-cell table:style-name="ce104" office:value-type="float" office:value="1464540" calcext:value-type="float">
            <text:p>1'464'540 <text:s/></text:p>
          </table:table-cell>
          <table:table-cell table:style-name="ce104" office:value-type="float" office:value="775463" calcext:value-type="float">
            <text:p>775'463 <text:s/></text:p>
          </table:table-cell>
          <table:table-cell table:style-name="ce128" office:value-type="float" office:value="52.9492536905786" calcext:value-type="float">
            <text:p>52.9 <text:s text:c="3"/></text:p>
          </table:table-cell>
          <table:table-cell table:style-name="ce104" office:value-type="float" office:value="26199" calcext:value-type="float">
            <text:p>26'199 <text:s/></text:p>
          </table:table-cell>
          <table:table-cell table:style-name="ce104" office:value-type="float" office:value="1418" calcext:value-type="float">
            <text:p>1'418 <text:s/></text:p>
          </table:table-cell>
          <table:table-cell table:style-name="ce104" office:value-type="float" office:value="747846" calcext:value-type="float">
            <text:p>747'846 <text:s/></text:p>
          </table:table-cell>
          <table:table-cell table:style-name="ce104" office:value-type="float" office:value="319766" calcext:value-type="float">
            <text:p>319'766 <text:s/></text:p>
          </table:table-cell>
          <table:table-cell table:style-name="ce104" office:value-type="float" office:value="428080" calcext:value-type="float">
            <text:p>428'080 <text:s/></text:p>
          </table:table-cell>
          <table:table-cell table:style-name="ce128" office:value-type="float" office:value="42.7582684135504" calcext:value-type="float">
            <text:p>42.8 <text:s text:c="3"/></text:p>
          </table:table-cell>
          <table:table-cell table:style-name="ce96" office:value-type="string" office:string-value="V" calcext:value-type="string">
            <text:p>V </text:p>
          </table:table-cell>
          <table:table-cell table:style-name="ce104" office:value-type="string" office:string-value="9 3/2" calcext:value-type="string">
            <text:p>9 3/2 </text:p>
          </table:table-cell>
          <table:table-cell table:style-name="ce104" office:value-type="string" office:string-value="10 3/2" calcext:value-type="string">
            <text:p>10 3/2 </text:p>
          </table:table-cell>
          <table:table-cell table:number-columns-repeated="1008"/>
        </table:table-row>
        <table:table-row table:style-name="ro5">
          <table:table-cell table:style-name="ce114" office:value-type="float" office:value="182" calcext:value-type="float">
            <text:p>182</text:p>
          </table:table-cell>
          <table:table-cell table:style-name="ce122" office:value-type="date" office:date-value="1957-11-24" calcext:value-type="date">
            <text:p>24.11.1957</text:p>
          </table:table-cell>
          <table:table-cell table:style-name="ce43" office:value-type="string" calcext:value-type="string">
            <text:p>Bundesbeschluss über die Ergänzung der Bundesverfassung durch einen Artikel 24quinquies betreffend die Atomenergie und den Strahlenschutz</text:p>
          </table:table-cell>
          <table:table-cell table:style-name="ce53" office:value-type="string" calcext:value-type="string">
            <text:p>Obl.</text:p>
          </table:table-cell>
          <table:table-cell table:style-name="ce103" office:value-type="float" office:value="1469328" calcext:value-type="float">
            <text:p>1'469'328 <text:s/></text:p>
          </table:table-cell>
          <table:table-cell table:style-name="ce103" office:value-type="float" office:value="667842" calcext:value-type="float">
            <text:p>667'842 <text:s/></text:p>
          </table:table-cell>
          <table:table-cell table:style-name="ce127" office:value-type="float" office:value="45.4522067230734" calcext:value-type="float">
            <text:p>45.5 <text:s text:c="3"/></text:p>
          </table:table-cell>
          <table:table-cell table:style-name="ce103" office:value-type="float" office:value="30487" calcext:value-type="float">
            <text:p>30'487 <text:s/></text:p>
          </table:table-cell>
          <table:table-cell table:style-name="ce103" office:value-type="float" office:value="1459" calcext:value-type="float">
            <text:p>1'459 <text:s/></text:p>
          </table:table-cell>
          <table:table-cell table:style-name="ce103" office:value-type="float" office:value="635896" calcext:value-type="float">
            <text:p>635'896 <text:s/></text:p>
          </table:table-cell>
          <table:table-cell table:style-name="ce103" office:value-type="float" office:value="491745" calcext:value-type="float">
            <text:p>491'745 <text:s/></text:p>
          </table:table-cell>
          <table:table-cell table:style-name="ce103" office:value-type="float" office:value="144151" calcext:value-type="float">
            <text:p>144'151 <text:s/></text:p>
          </table:table-cell>
          <table:table-cell table:style-name="ce127" office:value-type="float" office:value="77.3310415539648" calcext:value-type="float">
            <text:p>77.3 <text:s text:c="3"/></text:p>
          </table:table-cell>
          <table:table-cell table:style-name="ce97" office:value-type="string" office:string-value="A" calcext:value-type="string">
            <text:p>A </text:p>
          </table:table-cell>
          <table:table-cell table:style-name="ce103" office:value-type="string" office:string-value="19 6/2" calcext:value-type="string">
            <text:p>19 6/2 </text:p>
          </table:table-cell>
          <table:table-cell table:style-name="ce103"/>
          <table:table-cell table:number-columns-repeated="1008"/>
        </table:table-row>
        <table:table-row table:style-name="ro5">
          <table:table-cell table:style-name="ce115" office:value-type="float" office:value="183" calcext:value-type="float">
            <text:p>183</text:p>
          </table:table-cell>
          <table:table-cell table:style-name="ce123" office:value-type="date" office:date-value="1957-11-24" calcext:value-type="date">
            <text:p>24.11.1957</text:p>
          </table:table-cell>
          <table:table-cell table:style-name="ce126" office:value-type="string" calcext:value-type="string">
            <text:p>Bundesbeschluss über die befristete Verlängerung der Geltungsdauer der Uebergangsordnung betreffend die Brotgetreideversorgung des Landes</text:p>
          </table:table-cell>
          <table:table-cell table:style-name="ce52" office:value-type="string" calcext:value-type="string">
            <text:p>Obl.</text:p>
          </table:table-cell>
          <table:table-cell table:style-name="ce104" office:value-type="float" office:value="1469328" calcext:value-type="float">
            <text:p>1'469'328 <text:s/></text:p>
          </table:table-cell>
          <table:table-cell table:style-name="ce104" office:value-type="float" office:value="668363" calcext:value-type="float">
            <text:p>668'363 <text:s/></text:p>
          </table:table-cell>
          <table:table-cell table:style-name="ce128" office:value-type="float" office:value="45.4876651094922" calcext:value-type="float">
            <text:p>45.5 <text:s text:c="3"/></text:p>
          </table:table-cell>
          <table:table-cell table:style-name="ce104" office:value-type="float" office:value="25985" calcext:value-type="float">
            <text:p>25'985 <text:s/></text:p>
          </table:table-cell>
          <table:table-cell table:style-name="ce104" office:value-type="float" office:value="1315" calcext:value-type="float">
            <text:p>1'315 <text:s/></text:p>
          </table:table-cell>
          <table:table-cell table:style-name="ce104" office:value-type="float" office:value="641063" calcext:value-type="float">
            <text:p>641'063 <text:s/></text:p>
          </table:table-cell>
          <table:table-cell table:style-name="ce104" office:value-type="float" office:value="401768" calcext:value-type="float">
            <text:p>401'768 <text:s/></text:p>
          </table:table-cell>
          <table:table-cell table:style-name="ce104" office:value-type="float" office:value="239295" calcext:value-type="float">
            <text:p>239'295 <text:s/></text:p>
          </table:table-cell>
          <table:table-cell table:style-name="ce128" office:value-type="float" office:value="62.6721554667794" calcext:value-type="float">
            <text:p>62.7 <text:s text:c="3"/></text:p>
          </table:table-cell>
          <table:table-cell table:style-name="ce96" office:value-type="string" office:string-value="A" calcext:value-type="string">
            <text:p>A </text:p>
          </table:table-cell>
          <table:table-cell table:style-name="ce104" office:value-type="string" office:string-value="19 5/2" calcext:value-type="string">
            <text:p>19 5/2 </text:p>
          </table:table-cell>
          <table:table-cell table:style-name="ce104" office:value-type="string" office:string-value="1/2" calcext:value-type="string">
            <text:p>1/2 </text:p>
          </table:table-cell>
          <table:table-cell table:number-columns-repeated="1008"/>
        </table:table-row>
        <table:table-row table:style-name="ro3">
          <table:table-cell table:style-name="ce114" office:value-type="float" office:value="184" calcext:value-type="float">
            <text:p>184</text:p>
          </table:table-cell>
          <table:table-cell table:style-name="ce122" office:value-type="date" office:date-value="1958-01-26" calcext:value-type="date">
            <text:p>26.01.1958</text:p>
          </table:table-cell>
          <table:table-cell table:style-name="ce43" office:value-type="string" calcext:value-type="string">
            <text:p>Volksinitiative «gegen den Missbrauch wirtschaftlicher Macht»</text:p>
          </table:table-cell>
          <table:table-cell table:style-name="ce53" office:value-type="string" calcext:value-type="string">
            <text:p>I.</text:p>
          </table:table-cell>
          <table:table-cell table:style-name="ce103" office:value-type="float" office:value="1469853" calcext:value-type="float">
            <text:p>1'469'853 <text:s/></text:p>
          </table:table-cell>
          <table:table-cell table:style-name="ce103" office:value-type="float" office:value="761393" calcext:value-type="float">
            <text:p>761'393 <text:s/></text:p>
          </table:table-cell>
          <table:table-cell table:style-name="ce127" office:value-type="float" office:value="51.8006222390947" calcext:value-type="float">
            <text:p>51.8 <text:s text:c="3"/></text:p>
          </table:table-cell>
          <table:table-cell table:style-name="ce103" office:value-type="float" office:value="17409" calcext:value-type="float">
            <text:p>17'409 <text:s/></text:p>
          </table:table-cell>
          <table:table-cell table:style-name="ce103" office:value-type="float" office:value="1365" calcext:value-type="float">
            <text:p>1'365 <text:s/></text:p>
          </table:table-cell>
          <table:table-cell table:style-name="ce103" office:value-type="float" office:value="742619" calcext:value-type="float">
            <text:p>742'619 <text:s/></text:p>
          </table:table-cell>
          <table:table-cell table:style-name="ce103" office:value-type="float" office:value="192297" calcext:value-type="float">
            <text:p>192'297 <text:s/></text:p>
          </table:table-cell>
          <table:table-cell table:style-name="ce103" office:value-type="float" office:value="550322" calcext:value-type="float">
            <text:p>550'322 <text:s/></text:p>
          </table:table-cell>
          <table:table-cell table:style-name="ce127" office:value-type="float" office:value="25.8944357739298" calcext:value-type="float">
            <text:p>25.9 <text:s text:c="3"/></text:p>
          </table:table-cell>
          <table:table-cell table:style-name="ce97" office:value-type="string" office:string-value="V" calcext:value-type="string">
            <text:p>V </text:p>
          </table:table-cell>
          <table:table-cell table:style-name="ce103"/>
          <table:table-cell table:style-name="ce103" office:value-type="string" office:string-value="19 6/2" calcext:value-type="string">
            <text:p>19 6/2 </text:p>
          </table:table-cell>
          <table:table-cell table:number-columns-repeated="1008"/>
        </table:table-row>
        <table:table-row table:style-name="ro3">
          <table:table-cell table:style-name="ce115" office:value-type="float" office:value="185" calcext:value-type="float">
            <text:p>185</text:p>
          </table:table-cell>
          <table:table-cell table:style-name="ce123" office:value-type="date" office:date-value="1958-05-11" calcext:value-type="date">
            <text:p>11.05.1958</text:p>
          </table:table-cell>
          <table:table-cell table:style-name="ce126" office:value-type="string" calcext:value-type="string">
            <text:p>Bundesbeschluss über die verfassungsmässige Neuordnung des Finanzhaushaltes des Bundes</text:p>
          </table:table-cell>
          <table:table-cell table:style-name="ce52" office:value-type="string" calcext:value-type="string">
            <text:p>Obl.</text:p>
          </table:table-cell>
          <table:table-cell table:style-name="ce104" office:value-type="float" office:value="1471221" calcext:value-type="float">
            <text:p>1'471'221 <text:s/></text:p>
          </table:table-cell>
          <table:table-cell table:style-name="ce104" office:value-type="float" office:value="782942" calcext:value-type="float">
            <text:p>782'942 <text:s/></text:p>
          </table:table-cell>
          <table:table-cell table:style-name="ce128" office:value-type="float" office:value="53.2171577213757" calcext:value-type="float">
            <text:p>53.2 <text:s text:c="3"/></text:p>
          </table:table-cell>
          <table:table-cell table:style-name="ce104" office:value-type="float" office:value="13480" calcext:value-type="float">
            <text:p>13'480 <text:s/></text:p>
          </table:table-cell>
          <table:table-cell table:style-name="ce104" office:value-type="float" office:value="1292" calcext:value-type="float">
            <text:p>1'292 <text:s/></text:p>
          </table:table-cell>
          <table:table-cell table:style-name="ce104" office:value-type="float" office:value="768170" calcext:value-type="float">
            <text:p>768'170 <text:s/></text:p>
          </table:table-cell>
          <table:table-cell table:style-name="ce104" office:value-type="float" office:value="419265" calcext:value-type="float">
            <text:p>419'265 <text:s/></text:p>
          </table:table-cell>
          <table:table-cell table:style-name="ce104" office:value-type="float" office:value="348905" calcext:value-type="float">
            <text:p>348'905 <text:s/></text:p>
          </table:table-cell>
          <table:table-cell table:style-name="ce128" office:value-type="float" office:value="54.5797154275746" calcext:value-type="float">
            <text:p>54.6 <text:s text:c="3"/></text:p>
          </table:table-cell>
          <table:table-cell table:style-name="ce96" office:value-type="string" office:string-value="A" calcext:value-type="string">
            <text:p>A </text:p>
          </table:table-cell>
          <table:table-cell table:style-name="ce104" office:value-type="string" office:string-value="15 5/2" calcext:value-type="string">
            <text:p>15 5/2 </text:p>
          </table:table-cell>
          <table:table-cell table:style-name="ce104" office:value-type="string" office:string-value="4 1/2" calcext:value-type="string">
            <text:p>4 1/2 </text:p>
          </table:table-cell>
          <table:table-cell table:number-columns-repeated="1008"/>
        </table:table-row>
        <table:table-row table:style-name="ro4">
          <table:table-cell table:style-name="ce114" office:value-type="float" office:value="186" calcext:value-type="float">
            <text:p>186</text:p>
          </table:table-cell>
          <table:table-cell table:style-name="ce122" office:value-type="date" office:date-value="1958-07-06" calcext:value-type="date">
            <text:p>06.07.1958</text:p>
          </table:table-cell>
          <table:table-cell table:style-name="ce43" office:value-type="string" calcext:value-type="string">
            <text:p>Bundesbeschluss über die Ergänzung der Bundesverfassung durch einen Artikel 27ter betreffend das Filmwesen</text:p>
          </table:table-cell>
          <table:table-cell table:style-name="ce53" office:value-type="string" calcext:value-type="string">
            <text:p>Obl.</text:p>
          </table:table-cell>
          <table:table-cell table:style-name="ce103" office:value-type="float" office:value="1472828" calcext:value-type="float">
            <text:p>1'472'828 <text:s/></text:p>
          </table:table-cell>
          <table:table-cell table:style-name="ce103" office:value-type="float" office:value="623563" calcext:value-type="float">
            <text:p>623'563 <text:s/></text:p>
          </table:table-cell>
          <table:table-cell table:style-name="ce127" office:value-type="float" office:value="42.3378018342943" calcext:value-type="float">
            <text:p>42.3 <text:s text:c="3"/></text:p>
          </table:table-cell>
          <table:table-cell table:style-name="ce103" office:value-type="float" office:value="30285" calcext:value-type="float">
            <text:p>30'285 <text:s/></text:p>
          </table:table-cell>
          <table:table-cell table:style-name="ce103" office:value-type="float" office:value="1039" calcext:value-type="float">
            <text:p>1'039 <text:s/></text:p>
          </table:table-cell>
          <table:table-cell table:style-name="ce103" office:value-type="float" office:value="592239" calcext:value-type="float">
            <text:p>592'239 <text:s/></text:p>
          </table:table-cell>
          <table:table-cell table:style-name="ce103" office:value-type="float" office:value="362806" calcext:value-type="float">
            <text:p>362'806 <text:s/></text:p>
          </table:table-cell>
          <table:table-cell table:style-name="ce103" office:value-type="float" office:value="229433" calcext:value-type="float">
            <text:p>229'433 <text:s/></text:p>
          </table:table-cell>
          <table:table-cell table:style-name="ce127" office:value-type="float" office:value="61.2600656154019" calcext:value-type="float">
            <text:p>61.3 <text:s text:c="3"/></text:p>
          </table:table-cell>
          <table:table-cell table:style-name="ce97" office:value-type="string" office:string-value="A" calcext:value-type="string">
            <text:p>A </text:p>
          </table:table-cell>
          <table:table-cell table:style-name="ce103" office:value-type="string" office:string-value="18 5/2" calcext:value-type="string">
            <text:p>18 5/2 </text:p>
          </table:table-cell>
          <table:table-cell table:style-name="ce103" office:value-type="string" office:string-value="1 1/2" calcext:value-type="string">
            <text:p>1 1/2 </text:p>
          </table:table-cell>
          <table:table-cell table:number-columns-repeated="1008"/>
        </table:table-row>
        <table:table-row table:style-name="ro3">
          <table:table-cell table:style-name="ce115" office:value-type="float" office:value="187" calcext:value-type="float">
            <text:p>187</text:p>
          </table:table-cell>
          <table:table-cell table:style-name="ce123" office:value-type="date" office:date-value="1958-07-06" calcext:value-type="date">
            <text:p>06.07.1958</text:p>
          </table:table-cell>
          <table:table-cell table:style-name="ce126" office:value-type="string" calcext:value-type="string">
            <text:p>Bundesbeschluss über das Volksbegehren für die Verbesserung des Strassennetzes</text:p>
          </table:table-cell>
          <table:table-cell table:style-name="ce52" office:value-type="string" calcext:value-type="string">
            <text:p>Obl.</text:p>
          </table:table-cell>
          <table:table-cell table:style-name="ce104" office:value-type="float" office:value="1472828" calcext:value-type="float">
            <text:p>1'472'828 <text:s/></text:p>
          </table:table-cell>
          <table:table-cell table:style-name="ce104" office:value-type="float" office:value="624593" calcext:value-type="float">
            <text:p>624'593 <text:s/></text:p>
          </table:table-cell>
          <table:table-cell table:style-name="ce128" office:value-type="float" office:value="42.407735322794" calcext:value-type="float">
            <text:p>42.4 <text:s text:c="3"/></text:p>
          </table:table-cell>
          <table:table-cell table:style-name="ce104" office:value-type="float" office:value="17024" calcext:value-type="float">
            <text:p>17'024 <text:s/></text:p>
          </table:table-cell>
          <table:table-cell table:style-name="ce104" office:value-type="float" office:value="935" calcext:value-type="float">
            <text:p>935 <text:s/></text:p>
          </table:table-cell>
          <table:table-cell table:style-name="ce104" office:value-type="float" office:value="606634" calcext:value-type="float">
            <text:p>606'634 <text:s/></text:p>
          </table:table-cell>
          <table:table-cell table:style-name="ce104" office:value-type="float" office:value="515396" calcext:value-type="float">
            <text:p>515'396 <text:s/></text:p>
          </table:table-cell>
          <table:table-cell table:style-name="ce104" office:value-type="float" office:value="91238" calcext:value-type="float">
            <text:p>91'238 <text:s/></text:p>
          </table:table-cell>
          <table:table-cell table:style-name="ce128" office:value-type="float" office:value="84.9599593824283" calcext:value-type="float">
            <text:p>85.0 <text:s text:c="3"/></text:p>
          </table:table-cell>
          <table:table-cell table:style-name="ce96" office:value-type="string" office:string-value="A" calcext:value-type="string">
            <text:p>A </text:p>
          </table:table-cell>
          <table:table-cell table:style-name="ce104" office:value-type="string" office:string-value="18 6/2" calcext:value-type="string">
            <text:p>18 6/2 </text:p>
          </table:table-cell>
          <table:table-cell table:style-name="ce104" office:value-type="string" office:string-value="1" calcext:value-type="string">
            <text:p>1 </text:p>
          </table:table-cell>
          <table:table-cell table:number-columns-repeated="1008"/>
        </table:table-row>
        <table:table-row table:style-name="ro3">
          <table:table-cell table:style-name="ce114" office:value-type="float" office:value="188" calcext:value-type="float">
            <text:p>188</text:p>
          </table:table-cell>
          <table:table-cell table:style-name="ce122" office:value-type="date" office:date-value="1958-10-26" calcext:value-type="date">
            <text:p>26.10.1958</text:p>
          </table:table-cell>
          <table:table-cell table:style-name="ce43" office:value-type="string" calcext:value-type="string">
            <text:p>Volksinitiative «zur Einführung der 44-Stunden-Woche»</text:p>
          </table:table-cell>
          <table:table-cell table:style-name="ce53" office:value-type="string" calcext:value-type="string">
            <text:p>I.</text:p>
          </table:table-cell>
          <table:table-cell table:style-name="ce103" office:value-type="float" office:value="1476963" calcext:value-type="float">
            <text:p>1'476'963 <text:s/></text:p>
          </table:table-cell>
          <table:table-cell table:style-name="ce103" office:value-type="float" office:value="913333" calcext:value-type="float">
            <text:p>913'333 <text:s/></text:p>
          </table:table-cell>
          <table:table-cell table:style-name="ce127" office:value-type="float" office:value="61.8385836341195" calcext:value-type="float">
            <text:p>61.8 <text:s text:c="3"/></text:p>
          </table:table-cell>
          <table:table-cell table:style-name="ce103" office:value-type="float" office:value="9112" calcext:value-type="float">
            <text:p>9'112 <text:s/></text:p>
          </table:table-cell>
          <table:table-cell table:style-name="ce103" office:value-type="float" office:value="1613" calcext:value-type="float">
            <text:p>1'613 <text:s/></text:p>
          </table:table-cell>
          <table:table-cell table:style-name="ce103" office:value-type="float" office:value="902608" calcext:value-type="float">
            <text:p>902'608 <text:s/></text:p>
          </table:table-cell>
          <table:table-cell table:style-name="ce103" office:value-type="float" office:value="315790" calcext:value-type="float">
            <text:p>315'790 <text:s/></text:p>
          </table:table-cell>
          <table:table-cell table:style-name="ce103" office:value-type="float" office:value="586818" calcext:value-type="float">
            <text:p>586'818 <text:s/></text:p>
          </table:table-cell>
          <table:table-cell table:style-name="ce127" office:value-type="float" office:value="34.9863949798805" calcext:value-type="float">
            <text:p>35.0 <text:s text:c="3"/></text:p>
          </table:table-cell>
          <table:table-cell table:style-name="ce97" office:value-type="string" office:string-value="V" calcext:value-type="string">
            <text:p>V </text:p>
          </table:table-cell>
          <table:table-cell table:style-name="ce103" office:value-type="string" office:string-value="1/2" calcext:value-type="string">
            <text:p>1/2 </text:p>
          </table:table-cell>
          <table:table-cell table:style-name="ce103" office:value-type="string" office:string-value="19 5/2" calcext:value-type="string">
            <text:p>19 5/2 </text:p>
          </table:table-cell>
          <table:table-cell table:number-columns-repeated="1008"/>
        </table:table-row>
        <table:table-row table:style-name="ro3">
          <table:table-cell table:style-name="ce115" office:value-type="float" office:value="189" calcext:value-type="float">
            <text:p>189</text:p>
          </table:table-cell>
          <table:table-cell table:style-name="ce123" office:value-type="date" office:date-value="1958-12-07" calcext:value-type="date">
            <text:p>07.12.1958</text:p>
          </table:table-cell>
          <table:table-cell table:style-name="ce126" office:value-type="string" calcext:value-type="string">
            <text:p>Bundesbeschluss über die Änderung der Bundesverfassung (Kursaalspiele)</text:p>
          </table:table-cell>
          <table:table-cell table:style-name="ce52" office:value-type="string" calcext:value-type="string">
            <text:p>Obl.</text:p>
          </table:table-cell>
          <table:table-cell table:style-name="ce104" office:value-type="float" office:value="1477043" calcext:value-type="float">
            <text:p>1'477'043 <text:s/></text:p>
          </table:table-cell>
          <table:table-cell table:style-name="ce104" office:value-type="float" office:value="682936" calcext:value-type="float">
            <text:p>682'936 <text:s/></text:p>
          </table:table-cell>
          <table:table-cell table:style-name="ce128" office:value-type="float" office:value="46.2367040092942" calcext:value-type="float">
            <text:p>46.2 <text:s text:c="3"/></text:p>
          </table:table-cell>
          <table:table-cell table:style-name="ce104" office:value-type="float" office:value="26268" calcext:value-type="float">
            <text:p>26'268 <text:s/></text:p>
          </table:table-cell>
          <table:table-cell table:style-name="ce104" office:value-type="float" office:value="1143" calcext:value-type="float">
            <text:p>1'143 <text:s/></text:p>
          </table:table-cell>
          <table:table-cell table:style-name="ce104" office:value-type="float" office:value="655525" calcext:value-type="float">
            <text:p>655'525 <text:s/></text:p>
          </table:table-cell>
          <table:table-cell table:style-name="ce104" office:value-type="float" office:value="392620" calcext:value-type="float">
            <text:p>392'620 <text:s/></text:p>
          </table:table-cell>
          <table:table-cell table:style-name="ce104" office:value-type="float" office:value="262905" calcext:value-type="float">
            <text:p>262'905 <text:s/></text:p>
          </table:table-cell>
          <table:table-cell table:style-name="ce128" office:value-type="float" office:value="59.8939781091492" calcext:value-type="float">
            <text:p>59.9 <text:s text:c="3"/></text:p>
          </table:table-cell>
          <table:table-cell table:style-name="ce96" office:value-type="string" office:string-value="A" calcext:value-type="string">
            <text:p>A </text:p>
          </table:table-cell>
          <table:table-cell table:style-name="ce104" office:value-type="string" office:string-value="18 5/2" calcext:value-type="string">
            <text:p>18 5/2 </text:p>
          </table:table-cell>
          <table:table-cell table:style-name="ce104" office:value-type="string" office:string-value="1 1/2" calcext:value-type="string">
            <text:p>1 1/2 </text:p>
          </table:table-cell>
          <table:table-cell table:number-columns-repeated="1008"/>
        </table:table-row>
        <table:table-row table:style-name="ro10">
          <table:table-cell table:style-name="ce114" office:value-type="float" office:value="190" calcext:value-type="float">
            <text:p>190</text:p>
          </table:table-cell>
          <table:table-cell table:style-name="ce122" office:value-type="date" office:date-value="1958-12-07" calcext:value-type="date">
            <text:p>07.12.1958</text:p>
          </table:table-cell>
          <table:table-cell table:style-name="ce43" office:value-type="string" calcext:value-type="string">
            <text:p>Bundesbeschluss betreffend die Genehmigung des zwischen der Schweizerischen Eidgenossenschaft und der Italienischen Republik abgeschlossenen Abkommens über die Nutzbarmachung der Wasserkraft des Spöl</text:p>
          </table:table-cell>
          <table:table-cell table:style-name="ce53" office:value-type="string" calcext:value-type="string">
            <text:p>Fak.</text:p>
          </table:table-cell>
          <table:table-cell table:style-name="ce103" office:value-type="float" office:value="1477043" calcext:value-type="float">
            <text:p>1'477'043 <text:s/></text:p>
          </table:table-cell>
          <table:table-cell table:style-name="ce103" office:value-type="float" office:value="685433" calcext:value-type="float">
            <text:p>685'433 <text:s/></text:p>
          </table:table-cell>
          <table:table-cell table:style-name="ce127" office:value-type="float" office:value="46.4057579907965" calcext:value-type="float">
            <text:p>46.4 <text:s text:c="3"/></text:p>
          </table:table-cell>
          <table:table-cell table:style-name="ce103" office:value-type="float" office:value="17612" calcext:value-type="float">
            <text:p>17'612 <text:s/></text:p>
          </table:table-cell>
          <table:table-cell table:style-name="ce103" office:value-type="float" office:value="1178" calcext:value-type="float">
            <text:p>1'178 <text:s/></text:p>
          </table:table-cell>
          <table:table-cell table:style-name="ce103" office:value-type="float" office:value="666643" calcext:value-type="float">
            <text:p>666'643 <text:s/></text:p>
          </table:table-cell>
          <table:table-cell table:style-name="ce103" office:value-type="float" office:value="501170" calcext:value-type="float">
            <text:p>501'170 <text:s/></text:p>
          </table:table-cell>
          <table:table-cell table:style-name="ce103" office:value-type="float" office:value="165473" calcext:value-type="float">
            <text:p>165'473 <text:s/></text:p>
          </table:table-cell>
          <table:table-cell table:style-name="ce127" office:value-type="float" office:value="75.1781688249933" calcext:value-type="float">
            <text:p>75.2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4">
          <table:table-cell table:style-name="ce115" office:value-type="float" office:value="191" calcext:value-type="float">
            <text:p>191</text:p>
          </table:table-cell>
          <table:table-cell table:style-name="ce123" office:value-type="date" office:date-value="1959-02-01" calcext:value-type="date">
            <text:p>01.02.1959</text:p>
          </table:table-cell>
          <table:table-cell table:style-name="ce126" office:value-type="string" calcext:value-type="string">
            <text:p>Bundesbeschluss über die Einführung des Frauenstimm- und -wahlrechts in eidgenössischen Angelegenheiten</text:p>
          </table:table-cell>
          <table:table-cell table:style-name="ce52" office:value-type="string" calcext:value-type="string">
            <text:p>Obl.</text:p>
          </table:table-cell>
          <table:table-cell table:style-name="ce104" office:value-type="float" office:value="1480555" calcext:value-type="float">
            <text:p>1'480'555 <text:s/></text:p>
          </table:table-cell>
          <table:table-cell table:style-name="ce104" office:value-type="float" office:value="987843" calcext:value-type="float">
            <text:p>987'843 <text:s/></text:p>
          </table:table-cell>
          <table:table-cell table:style-name="ce128" office:value-type="float" office:value="66.7211282255641" calcext:value-type="float">
            <text:p>66.7 <text:s text:c="3"/></text:p>
          </table:table-cell>
          <table:table-cell table:style-name="ce104" office:value-type="float" office:value="7497" calcext:value-type="float">
            <text:p>7'497 <text:s/></text:p>
          </table:table-cell>
          <table:table-cell table:style-name="ce104" office:value-type="float" office:value="1680" calcext:value-type="float">
            <text:p>1'680 <text:s/></text:p>
          </table:table-cell>
          <table:table-cell table:style-name="ce104" office:value-type="float" office:value="978666" calcext:value-type="float">
            <text:p>978'666 <text:s/></text:p>
          </table:table-cell>
          <table:table-cell table:style-name="ce104" office:value-type="float" office:value="323727" calcext:value-type="float">
            <text:p>323'727 <text:s/></text:p>
          </table:table-cell>
          <table:table-cell table:style-name="ce104" office:value-type="float" office:value="654939" calcext:value-type="float">
            <text:p>654'939 <text:s/></text:p>
          </table:table-cell>
          <table:table-cell table:style-name="ce128" office:value-type="float" office:value="33.0783944675712" calcext:value-type="float">
            <text:p>33.1 <text:s text:c="3"/></text:p>
          </table:table-cell>
          <table:table-cell table:style-name="ce96" office:value-type="string" office:string-value="V" calcext:value-type="string">
            <text:p>V </text:p>
          </table:table-cell>
          <table:table-cell table:style-name="ce104" office:value-type="string" office:string-value="3" calcext:value-type="string">
            <text:p>3 </text:p>
          </table:table-cell>
          <table:table-cell table:style-name="ce104" office:value-type="string" office:string-value="16 6/2" calcext:value-type="string">
            <text:p>16 6/2 </text:p>
          </table:table-cell>
          <table:table-cell table:number-columns-repeated="1008"/>
        </table:table-row>
        <table:table-row table:style-name="ro4">
          <table:table-cell table:style-name="ce114" office:value-type="float" office:value="192" calcext:value-type="float">
            <text:p>192</text:p>
          </table:table-cell>
          <table:table-cell table:style-name="ce122" office:value-type="date" office:date-value="1959-05-24" calcext:value-type="date">
            <text:p>24.05.1959</text:p>
          </table:table-cell>
          <table:table-cell table:style-name="ce43" office:value-type="string" calcext:value-type="string">
            <text:p>Bundesbeschluss über die Ergänzung der Bundesverfassung durch einen Artikel 22bis über den Zivilschutz</text:p>
          </table:table-cell>
          <table:table-cell table:style-name="ce53" office:value-type="string" calcext:value-type="string">
            <text:p>Obl.</text:p>
          </table:table-cell>
          <table:table-cell table:style-name="ce103" office:value-type="float" office:value="1479566" calcext:value-type="float">
            <text:p>1'479'566 <text:s/></text:p>
          </table:table-cell>
          <table:table-cell table:style-name="ce103" office:value-type="float" office:value="634144" calcext:value-type="float">
            <text:p>634'144 <text:s/></text:p>
          </table:table-cell>
          <table:table-cell table:style-name="ce127" office:value-type="float" office:value="42.8601360128578" calcext:value-type="float">
            <text:p>42.9 <text:s text:c="3"/></text:p>
          </table:table-cell>
          <table:table-cell table:style-name="ce103" office:value-type="float" office:value="21623" calcext:value-type="float">
            <text:p>21'623 <text:s/></text:p>
          </table:table-cell>
          <table:table-cell table:style-name="ce103" office:value-type="float" office:value="1189" calcext:value-type="float">
            <text:p>1'189 <text:s/></text:p>
          </table:table-cell>
          <table:table-cell table:style-name="ce103" office:value-type="float" office:value="611332" calcext:value-type="float">
            <text:p>611'332 <text:s/></text:p>
          </table:table-cell>
          <table:table-cell table:style-name="ce103" office:value-type="float" office:value="380631" calcext:value-type="float">
            <text:p>380'631 <text:s/></text:p>
          </table:table-cell>
          <table:table-cell table:style-name="ce103" office:value-type="float" office:value="230701" calcext:value-type="float">
            <text:p>230'701 <text:s/></text:p>
          </table:table-cell>
          <table:table-cell table:style-name="ce127" office:value-type="float" office:value="62.2625676391879" calcext:value-type="float">
            <text:p>62.3 <text:s text:c="3"/></text:p>
          </table:table-cell>
          <table:table-cell table:style-name="ce97" office:value-type="string" office:string-value="A" calcext:value-type="string">
            <text:p>A </text:p>
          </table:table-cell>
          <table:table-cell table:style-name="ce103" office:value-type="string" office:string-value="19 6/2" calcext:value-type="string">
            <text:p>19 6/2 </text:p>
          </table:table-cell>
          <table:table-cell table:style-name="ce103"/>
          <table:table-cell table:number-columns-repeated="1008"/>
        </table:table-row>
        <table:table-row table:style-name="ro3">
          <table:table-cell table:style-name="ce115" office:value-type="float" office:value="193" calcext:value-type="float">
            <text:p>193</text:p>
          </table:table-cell>
          <table:table-cell table:style-name="ce123" office:value-type="date" office:date-value="1960-05-29" calcext:value-type="date">
            <text:p>29.05.1960</text:p>
          </table:table-cell>
          <table:table-cell table:style-name="ce126" office:value-type="string" calcext:value-type="string">
            <text:p>Bundesbeschluss über die Weiterführung befristeter Preiskontrollmassnahmen</text:p>
          </table:table-cell>
          <table:table-cell table:style-name="ce52" office:value-type="string" calcext:value-type="string">
            <text:p>Obl.</text:p>
          </table:table-cell>
          <table:table-cell table:style-name="ce104" office:value-type="float" office:value="1488779" calcext:value-type="float">
            <text:p>1'488'779 <text:s/></text:p>
          </table:table-cell>
          <table:table-cell table:style-name="ce104" office:value-type="float" office:value="580472" calcext:value-type="float">
            <text:p>580'472 <text:s/></text:p>
          </table:table-cell>
          <table:table-cell table:style-name="ce128" office:value-type="float" office:value="38.9898030533746" calcext:value-type="float">
            <text:p>39.0 <text:s text:c="3"/></text:p>
          </table:table-cell>
          <table:table-cell table:style-name="ce104" office:value-type="float" office:value="22033" calcext:value-type="float">
            <text:p>22'033 <text:s/></text:p>
          </table:table-cell>
          <table:table-cell table:style-name="ce104" office:value-type="float" office:value="1015" calcext:value-type="float">
            <text:p>1'015 <text:s/></text:p>
          </table:table-cell>
          <table:table-cell table:style-name="ce104" office:value-type="float" office:value="557424" calcext:value-type="float">
            <text:p>557'424 <text:s/></text:p>
          </table:table-cell>
          <table:table-cell table:style-name="ce104" office:value-type="float" office:value="432219" calcext:value-type="float">
            <text:p>432'219 <text:s/></text:p>
          </table:table-cell>
          <table:table-cell table:style-name="ce104" office:value-type="float" office:value="125205" calcext:value-type="float">
            <text:p>125'205 <text:s/></text:p>
          </table:table-cell>
          <table:table-cell table:style-name="ce128" office:value-type="float" office:value="77.5386420390941" calcext:value-type="float">
            <text:p>77.5 <text:s text:c="3"/></text:p>
          </table:table-cell>
          <table:table-cell table:style-name="ce96" office:value-type="string" office:string-value="A" calcext:value-type="string">
            <text:p>A </text:p>
          </table:table-cell>
          <table:table-cell table:style-name="ce104" office:value-type="string" office:string-value="19 6/2" calcext:value-type="string">
            <text:p>19 6/2 </text:p>
          </table:table-cell>
          <table:table-cell table:style-name="ce104"/>
          <table:table-cell table:number-columns-repeated="1008"/>
        </table:table-row>
        <table:table-row table:style-name="ro5">
          <table:table-cell table:style-name="ce114" office:value-type="float" office:value="194" calcext:value-type="float">
            <text:p>194</text:p>
          </table:table-cell>
          <table:table-cell table:style-name="ce122" office:value-type="date" office:date-value="1960-12-04" calcext:value-type="date">
            <text:p>04.12.1960</text:p>
          </table:table-cell>
          <table:table-cell table:style-name="ce43" office:value-type="string" calcext:value-type="string">
            <text:p>Bundesbeschluss betreffend die Änderung des Bundesbeschlusses über zusätzliche wirtschaftliche und finanzielle Massnahmen auf dem Gebiete der Milchwirtschaft</text:p>
          </table:table-cell>
          <table:table-cell table:style-name="ce53" office:value-type="string" calcext:value-type="string">
            <text:p>Fak.</text:p>
          </table:table-cell>
          <table:table-cell table:style-name="ce103" office:value-type="float" office:value="1493734" calcext:value-type="float">
            <text:p>1'493'734 <text:s/></text:p>
          </table:table-cell>
          <table:table-cell table:style-name="ce103" office:value-type="float" office:value="743794" calcext:value-type="float">
            <text:p>743'794 <text:s/></text:p>
          </table:table-cell>
          <table:table-cell table:style-name="ce127" office:value-type="float" office:value="49.7942739470347" calcext:value-type="float">
            <text:p>49.8 <text:s text:c="3"/></text:p>
          </table:table-cell>
          <table:table-cell table:style-name="ce103" office:value-type="float" office:value="31199" calcext:value-type="float">
            <text:p>31'199 <text:s/></text:p>
          </table:table-cell>
          <table:table-cell table:style-name="ce103" office:value-type="float" office:value="2471" calcext:value-type="float">
            <text:p>2'471 <text:s/></text:p>
          </table:table-cell>
          <table:table-cell table:style-name="ce103" office:value-type="float" office:value="710124" calcext:value-type="float">
            <text:p>710'124 <text:s/></text:p>
          </table:table-cell>
          <table:table-cell table:style-name="ce103" office:value-type="float" office:value="400104" calcext:value-type="float">
            <text:p>400'104 <text:s/></text:p>
          </table:table-cell>
          <table:table-cell table:style-name="ce103" office:value-type="float" office:value="310020" calcext:value-type="float">
            <text:p>310'020 <text:s/></text:p>
          </table:table-cell>
          <table:table-cell table:style-name="ce127" office:value-type="float" office:value="56.3428358990824" calcext:value-type="float">
            <text:p>56.3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10">
          <table:table-cell table:style-name="ce115" office:value-type="float" office:value="195" calcext:value-type="float">
            <text:p>195</text:p>
          </table:table-cell>
          <table:table-cell table:style-name="ce123" office:value-type="date" office:date-value="1961-03-05" calcext:value-type="date">
            <text:p>05.03.1961</text:p>
          </table:table-cell>
          <table:table-cell table:style-name="ce126" office:value-type="string" calcext:value-type="string">
            <text:p>Bundesbeschluss über die Ergänzung der Bundesverfassung durch einen Artikel 26bis betreffend Rohrleitungsanlagen zur Beförderung flüssiger oder gasförmiger Brenn- oder Treibstoffe</text:p>
          </table:table-cell>
          <table:table-cell table:style-name="ce52" office:value-type="string" calcext:value-type="string">
            <text:p>Obl.</text:p>
          </table:table-cell>
          <table:table-cell table:style-name="ce104" office:value-type="float" office:value="1496380" calcext:value-type="float">
            <text:p>1'496'380 <text:s/></text:p>
          </table:table-cell>
          <table:table-cell table:style-name="ce104" office:value-type="float" office:value="939939" calcext:value-type="float">
            <text:p>939'939 <text:s/></text:p>
          </table:table-cell>
          <table:table-cell table:style-name="ce128" office:value-type="float" office:value="62.8141915823521" calcext:value-type="float">
            <text:p>62.8 <text:s text:c="3"/></text:p>
          </table:table-cell>
          <table:table-cell table:style-name="ce104" office:value-type="float" office:value="35198" calcext:value-type="float">
            <text:p>35'198 <text:s/></text:p>
          </table:table-cell>
          <table:table-cell table:style-name="ce104" office:value-type="float" office:value="2097" calcext:value-type="float">
            <text:p>2'097 <text:s/></text:p>
          </table:table-cell>
          <table:table-cell table:style-name="ce104" office:value-type="float" office:value="902644" calcext:value-type="float">
            <text:p>902'644 <text:s/></text:p>
          </table:table-cell>
          <table:table-cell table:style-name="ce104" office:value-type="float" office:value="644797" calcext:value-type="float">
            <text:p>644'797 <text:s/></text:p>
          </table:table-cell>
          <table:table-cell table:style-name="ce104" office:value-type="float" office:value="257847" calcext:value-type="float">
            <text:p>257'847 <text:s/></text:p>
          </table:table-cell>
          <table:table-cell table:style-name="ce128" office:value-type="float" office:value="71.434253149636" calcext:value-type="float">
            <text:p>71.4 <text:s text:c="3"/></text:p>
          </table:table-cell>
          <table:table-cell table:style-name="ce96" office:value-type="string" office:string-value="A" calcext:value-type="string">
            <text:p>A </text:p>
          </table:table-cell>
          <table:table-cell table:style-name="ce104" office:value-type="string" office:string-value="19 6/2" calcext:value-type="string">
            <text:p>19 6/2 </text:p>
          </table:table-cell>
          <table:table-cell table:style-name="ce104"/>
          <table:table-cell table:number-columns-repeated="1008"/>
        </table:table-row>
        <table:table-row table:style-name="ro4">
          <table:table-cell table:style-name="ce114" office:value-type="float" office:value="196" calcext:value-type="float">
            <text:p>196</text:p>
          </table:table-cell>
          <table:table-cell table:style-name="ce122" office:value-type="date" office:date-value="1961-03-05" calcext:value-type="date">
            <text:p>05.03.1961</text:p>
          </table:table-cell>
          <table:table-cell table:style-name="ce43" office:value-type="string" calcext:value-type="string">
            <text:p>Bundesbeschluss über die Erhebung eines Zollzuschlages auf Treibstoffen zur Finanzierung der Nationalstrassen</text:p>
          </table:table-cell>
          <table:table-cell table:style-name="ce53" office:value-type="string" calcext:value-type="string">
            <text:p>Fak.</text:p>
          </table:table-cell>
          <table:table-cell table:style-name="ce103" office:value-type="float" office:value="1496380" calcext:value-type="float">
            <text:p>1'496'380 <text:s/></text:p>
          </table:table-cell>
          <table:table-cell table:style-name="ce103" office:value-type="float" office:value="946591" calcext:value-type="float">
            <text:p>946'591 <text:s/></text:p>
          </table:table-cell>
          <table:table-cell table:style-name="ce127" office:value-type="float" office:value="63.2587310709847" calcext:value-type="float">
            <text:p>63.3 <text:s text:c="3"/></text:p>
          </table:table-cell>
          <table:table-cell table:style-name="ce103" office:value-type="float" office:value="11649" calcext:value-type="float">
            <text:p>11'649 <text:s/></text:p>
          </table:table-cell>
          <table:table-cell table:style-name="ce103" office:value-type="float" office:value="2095" calcext:value-type="float">
            <text:p>2'095 <text:s/></text:p>
          </table:table-cell>
          <table:table-cell table:style-name="ce103" office:value-type="float" office:value="932847" calcext:value-type="float">
            <text:p>932'847 <text:s/></text:p>
          </table:table-cell>
          <table:table-cell table:style-name="ce103" office:value-type="float" office:value="434245" calcext:value-type="float">
            <text:p>434'245 <text:s/></text:p>
          </table:table-cell>
          <table:table-cell table:style-name="ce103" office:value-type="float" office:value="498602" calcext:value-type="float">
            <text:p>498'602 <text:s/></text:p>
          </table:table-cell>
          <table:table-cell table:style-name="ce127" office:value-type="float" office:value="46.5505061387344" calcext:value-type="float">
            <text:p>46.6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3">
          <table:table-cell table:style-name="ce115" office:value-type="float" office:value="197" calcext:value-type="float">
            <text:p>197</text:p>
          </table:table-cell>
          <table:table-cell table:style-name="ce123" office:value-type="date" office:date-value="1961-10-22" calcext:value-type="date">
            <text:p>22.10.1961</text:p>
          </table:table-cell>
          <table:table-cell table:style-name="ce126" office:value-type="string" calcext:value-type="string">
            <text:p>Volksinitiative «zur Einführung der Gesetzesinitiative im Bunde»</text:p>
          </table:table-cell>
          <table:table-cell table:style-name="ce52" office:value-type="string" calcext:value-type="string">
            <text:p>I.</text:p>
          </table:table-cell>
          <table:table-cell table:style-name="ce104" office:value-type="float" office:value="1502509" calcext:value-type="float">
            <text:p>1'502'509 <text:s/></text:p>
          </table:table-cell>
          <table:table-cell table:style-name="ce104" office:value-type="float" office:value="602517" calcext:value-type="float">
            <text:p>602'517 <text:s/></text:p>
          </table:table-cell>
          <table:table-cell table:style-name="ce128" office:value-type="float" office:value="40.1007248542272" calcext:value-type="float">
            <text:p>40.1 <text:s text:c="3"/></text:p>
          </table:table-cell>
          <table:table-cell table:style-name="ce104" office:value-type="float" office:value="21082" calcext:value-type="float">
            <text:p>21'082 <text:s/></text:p>
          </table:table-cell>
          <table:table-cell table:style-name="ce104" office:value-type="float" office:value="1148" calcext:value-type="float">
            <text:p>1'148 <text:s/></text:p>
          </table:table-cell>
          <table:table-cell table:style-name="ce104" office:value-type="float" office:value="580287" calcext:value-type="float">
            <text:p>580'287 <text:s/></text:p>
          </table:table-cell>
          <table:table-cell table:style-name="ce104" office:value-type="float" office:value="170842" calcext:value-type="float">
            <text:p>170'842 <text:s/></text:p>
          </table:table-cell>
          <table:table-cell table:style-name="ce104" office:value-type="float" office:value="409445" calcext:value-type="float">
            <text:p>409'445 <text:s/></text:p>
          </table:table-cell>
          <table:table-cell table:style-name="ce128" office:value-type="float" office:value="29.4409490476264" calcext:value-type="float">
            <text:p>29.4 <text:s text:c="3"/></text:p>
          </table:table-cell>
          <table:table-cell table:style-name="ce96" office:value-type="string" office:string-value="V" calcext:value-type="string">
            <text:p>V </text:p>
          </table:table-cell>
          <table:table-cell table:style-name="ce104"/>
          <table:table-cell table:style-name="ce104" office:value-type="string" office:string-value="19 6/2" calcext:value-type="string">
            <text:p>19 6/2 </text:p>
          </table:table-cell>
          <table:table-cell table:number-columns-repeated="1008"/>
        </table:table-row>
        <table:table-row table:style-name="ro3">
          <table:table-cell table:style-name="ce114" office:value-type="float" office:value="198" calcext:value-type="float">
            <text:p>198</text:p>
          </table:table-cell>
          <table:table-cell table:style-name="ce122" office:value-type="date" office:date-value="1961-12-03" calcext:value-type="date">
            <text:p>03.12.1961</text:p>
          </table:table-cell>
          <table:table-cell table:style-name="ce43" office:value-type="string" calcext:value-type="string">
            <text:p>Bundesbeschluss über die schweizerische Uhrenindustrie (Uhrenstatut)</text:p>
          </table:table-cell>
          <table:table-cell table:style-name="ce53" office:value-type="string" calcext:value-type="string">
            <text:p>Fak.</text:p>
          </table:table-cell>
          <table:table-cell table:style-name="ce103" office:value-type="float" office:value="1505074" calcext:value-type="float">
            <text:p>1'505'074 <text:s/></text:p>
          </table:table-cell>
          <table:table-cell table:style-name="ce103" office:value-type="float" office:value="690624" calcext:value-type="float">
            <text:p>690'624 <text:s/></text:p>
          </table:table-cell>
          <table:table-cell table:style-name="ce127" office:value-type="float" office:value="45.8863816662835" calcext:value-type="float">
            <text:p>45.9 <text:s text:c="3"/></text:p>
          </table:table-cell>
          <table:table-cell table:style-name="ce103" office:value-type="float" office:value="24523" calcext:value-type="float">
            <text:p>24'523 <text:s/></text:p>
          </table:table-cell>
          <table:table-cell table:style-name="ce103" office:value-type="float" office:value="1239" calcext:value-type="float">
            <text:p>1'239 <text:s/></text:p>
          </table:table-cell>
          <table:table-cell table:style-name="ce103" office:value-type="float" office:value="664862" calcext:value-type="float">
            <text:p>664'862 <text:s/></text:p>
          </table:table-cell>
          <table:table-cell table:style-name="ce103" office:value-type="float" office:value="443483" calcext:value-type="float">
            <text:p>443'483 <text:s/></text:p>
          </table:table-cell>
          <table:table-cell table:style-name="ce103" office:value-type="float" office:value="221379" calcext:value-type="float">
            <text:p>221'379 <text:s/></text:p>
          </table:table-cell>
          <table:table-cell table:style-name="ce127" office:value-type="float" office:value="66.7030150617722" calcext:value-type="float">
            <text:p>66.7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1">
          <table:table-cell table:style-name="ce115" office:value-type="float" office:value="199" calcext:value-type="float">
            <text:p>199</text:p>
          </table:table-cell>
          <table:table-cell table:style-name="ce123" office:value-type="date" office:date-value="1962-04-01" calcext:value-type="date">
            <text:p>01.04.1962</text:p>
          </table:table-cell>
          <table:table-cell table:style-name="ce126" office:value-type="string" calcext:value-type="string">
            <text:p>Volksinitiative «für ein Verbot der Atomwaffen»</text:p>
          </table:table-cell>
          <table:table-cell table:style-name="ce52" office:value-type="string" calcext:value-type="string">
            <text:p>I.</text:p>
          </table:table-cell>
          <table:table-cell table:style-name="ce104" office:value-type="float" office:value="1510038" calcext:value-type="float">
            <text:p>1'510'038 <text:s/></text:p>
          </table:table-cell>
          <table:table-cell table:style-name="ce104" office:value-type="float" office:value="839590" calcext:value-type="float">
            <text:p>839'590 <text:s/></text:p>
          </table:table-cell>
          <table:table-cell table:style-name="ce128" office:value-type="float" office:value="55.6005875348832" calcext:value-type="float">
            <text:p>55.6 <text:s text:c="3"/></text:p>
          </table:table-cell>
          <table:table-cell table:style-name="ce104" office:value-type="float" office:value="14003" calcext:value-type="float">
            <text:p>14'003 <text:s/></text:p>
          </table:table-cell>
          <table:table-cell table:style-name="ce104" office:value-type="float" office:value="1554" calcext:value-type="float">
            <text:p>1'554 <text:s/></text:p>
          </table:table-cell>
          <table:table-cell table:style-name="ce104" office:value-type="float" office:value="824033" calcext:value-type="float">
            <text:p>824'033 <text:s/></text:p>
          </table:table-cell>
          <table:table-cell table:style-name="ce104" office:value-type="float" office:value="286895" calcext:value-type="float">
            <text:p>286'895 <text:s/></text:p>
          </table:table-cell>
          <table:table-cell table:style-name="ce104" office:value-type="float" office:value="537138" calcext:value-type="float">
            <text:p>537'138 <text:s/></text:p>
          </table:table-cell>
          <table:table-cell table:style-name="ce128" office:value-type="float" office:value="34.8159600404353" calcext:value-type="float">
            <text:p>34.8 <text:s text:c="3"/></text:p>
          </table:table-cell>
          <table:table-cell table:style-name="ce96" office:value-type="string" office:string-value="V" calcext:value-type="string">
            <text:p>V </text:p>
          </table:table-cell>
          <table:table-cell table:style-name="ce104" office:value-type="string" office:string-value="4" calcext:value-type="string">
            <text:p>4 </text:p>
          </table:table-cell>
          <table:table-cell table:style-name="ce104" office:value-type="string" office:string-value="15 6/2" calcext:value-type="string">
            <text:p>15 6/2 </text:p>
          </table:table-cell>
          <table:table-cell table:number-columns-repeated="1008"/>
        </table:table-row>
        <table:table-row table:style-name="ro4">
          <table:table-cell table:style-name="ce114" office:value-type="float" office:value="200" calcext:value-type="float">
            <text:p>200</text:p>
          </table:table-cell>
          <table:table-cell table:style-name="ce122" office:value-type="date" office:date-value="1962-05-27" calcext:value-type="date">
            <text:p>27.05.1962</text:p>
          </table:table-cell>
          <table:table-cell table:style-name="ce43" office:value-type="string" calcext:value-type="string">
            <text:p>Bundesbeschluss über die Ergänzung der Bundesverfassung durch einen Artikel 24sexies betreffend den Natur- und Heimatschutz</text:p>
          </table:table-cell>
          <table:table-cell table:style-name="ce53" office:value-type="string" calcext:value-type="string">
            <text:p>Obl.</text:p>
          </table:table-cell>
          <table:table-cell table:style-name="ce103" office:value-type="float" office:value="1509718" calcext:value-type="float">
            <text:p>1'509'718 <text:s/></text:p>
          </table:table-cell>
          <table:table-cell table:style-name="ce103" office:value-type="float" office:value="585357" calcext:value-type="float">
            <text:p>585'357 <text:s/></text:p>
          </table:table-cell>
          <table:table-cell table:style-name="ce127" office:value-type="float" office:value="38.7726052150137" calcext:value-type="float">
            <text:p>38.8 <text:s text:c="3"/></text:p>
          </table:table-cell>
          <table:table-cell table:style-name="ce103" office:value-type="float" office:value="25360" calcext:value-type="float">
            <text:p>25'360 <text:s/></text:p>
          </table:table-cell>
          <table:table-cell table:style-name="ce103" office:value-type="float" office:value="582" calcext:value-type="float">
            <text:p>582 <text:s/></text:p>
          </table:table-cell>
          <table:table-cell table:style-name="ce103" office:value-type="float" office:value="559415" calcext:value-type="float">
            <text:p>559'415 <text:s/></text:p>
          </table:table-cell>
          <table:table-cell table:style-name="ce103" office:value-type="float" office:value="442559" calcext:value-type="float">
            <text:p>442'559 <text:s/></text:p>
          </table:table-cell>
          <table:table-cell table:style-name="ce103" office:value-type="float" office:value="116856" calcext:value-type="float">
            <text:p>116'856 <text:s/></text:p>
          </table:table-cell>
          <table:table-cell table:style-name="ce127" office:value-type="float" office:value="79.1110356354406" calcext:value-type="float">
            <text:p>79.1 <text:s text:c="3"/></text:p>
          </table:table-cell>
          <table:table-cell table:style-name="ce97" office:value-type="string" office:string-value="A" calcext:value-type="string">
            <text:p>A </text:p>
          </table:table-cell>
          <table:table-cell table:style-name="ce103" office:value-type="string" office:string-value="19 6/2" calcext:value-type="string">
            <text:p>19 6/2 </text:p>
          </table:table-cell>
          <table:table-cell table:style-name="ce103"/>
          <table:table-cell table:number-columns-repeated="1008"/>
        </table:table-row>
        <table:table-row table:style-name="ro5">
          <table:table-cell table:style-name="ce115" office:value-type="float" office:value="201" calcext:value-type="float">
            <text:p>201</text:p>
          </table:table-cell>
          <table:table-cell table:style-name="ce123" office:value-type="date" office:date-value="1962-05-27" calcext:value-type="date">
            <text:p>27.05.1962</text:p>
          </table:table-cell>
          <table:table-cell table:style-name="ce126" office:value-type="string" calcext:value-type="string">
            <text:p>Bundesgesetz über die Abänderung des Bundesgesetzes betreffend die Taggelder und Reiseentschädigungen des Nationalrates und der Kommission der eidgenössischen Räte</text:p>
          </table:table-cell>
          <table:table-cell table:style-name="ce52" office:value-type="string" calcext:value-type="string">
            <text:p>Fak.</text:p>
          </table:table-cell>
          <table:table-cell table:style-name="ce104" office:value-type="float" office:value="1509718" calcext:value-type="float">
            <text:p>1'509'718 <text:s/></text:p>
          </table:table-cell>
          <table:table-cell table:style-name="ce104" office:value-type="float" office:value="585515" calcext:value-type="float">
            <text:p>585'515 <text:s/></text:p>
          </table:table-cell>
          <table:table-cell table:style-name="ce128" office:value-type="float" office:value="38.7830707456624" calcext:value-type="float">
            <text:p>38.8 <text:s text:c="3"/></text:p>
          </table:table-cell>
          <table:table-cell table:style-name="ce104" office:value-type="float" office:value="26823" calcext:value-type="float">
            <text:p>26'823 <text:s/></text:p>
          </table:table-cell>
          <table:table-cell table:style-name="ce104" office:value-type="float" office:value="726" calcext:value-type="float">
            <text:p>726 <text:s/></text:p>
          </table:table-cell>
          <table:table-cell table:style-name="ce104" office:value-type="float" office:value="557966" calcext:value-type="float">
            <text:p>557'966 <text:s/></text:p>
          </table:table-cell>
          <table:table-cell table:style-name="ce104" office:value-type="float" office:value="176737" calcext:value-type="float">
            <text:p>176'737 <text:s/></text:p>
          </table:table-cell>
          <table:table-cell table:style-name="ce104" office:value-type="float" office:value="381229" calcext:value-type="float">
            <text:p>381'229 <text:s/></text:p>
          </table:table-cell>
          <table:table-cell table:style-name="ce128" office:value-type="float" office:value="31.675227522824" calcext:value-type="float">
            <text:p>31.7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4">
          <table:table-cell table:style-name="ce114" office:value-type="float" office:value="202" calcext:value-type="float">
            <text:p>202</text:p>
          </table:table-cell>
          <table:table-cell table:style-name="ce122" office:value-type="date" office:date-value="1962-11-04" calcext:value-type="date">
            <text:p>04.11.1962</text:p>
          </table:table-cell>
          <table:table-cell table:style-name="ce43" office:value-type="string" calcext:value-type="string">
            <text:p>Bundesbeschluss über die Änderung des Artikels 72 der Bundesverfassung (Wahl des Nationalrates)</text:p>
          </table:table-cell>
          <table:table-cell table:style-name="ce53" office:value-type="string" calcext:value-type="string">
            <text:p>Obl.</text:p>
          </table:table-cell>
          <table:table-cell table:style-name="ce103" office:value-type="float" office:value="1515920" calcext:value-type="float">
            <text:p>1'515'920 <text:s/></text:p>
          </table:table-cell>
          <table:table-cell table:style-name="ce103" office:value-type="float" office:value="550467" calcext:value-type="float">
            <text:p>550'467 <text:s/></text:p>
          </table:table-cell>
          <table:table-cell table:style-name="ce127" office:value-type="float" office:value="36.3124043485144" calcext:value-type="float">
            <text:p>36.3 <text:s text:c="3"/></text:p>
          </table:table-cell>
          <table:table-cell table:style-name="ce103" office:value-type="float" office:value="29179" calcext:value-type="float">
            <text:p>29'179 <text:s/></text:p>
          </table:table-cell>
          <table:table-cell table:style-name="ce103" office:value-type="float" office:value="1016" calcext:value-type="float">
            <text:p>1'016 <text:s/></text:p>
          </table:table-cell>
          <table:table-cell table:style-name="ce103" office:value-type="float" office:value="519790" calcext:value-type="float">
            <text:p>519'790 <text:s/></text:p>
          </table:table-cell>
          <table:table-cell table:style-name="ce103" office:value-type="float" office:value="331059" calcext:value-type="float">
            <text:p>331'059 <text:s/></text:p>
          </table:table-cell>
          <table:table-cell table:style-name="ce103" office:value-type="float" office:value="188731" calcext:value-type="float">
            <text:p>188'731 <text:s/></text:p>
          </table:table-cell>
          <table:table-cell table:style-name="ce127" office:value-type="float" office:value="63.6909136382" calcext:value-type="float">
            <text:p>63.7 <text:s text:c="3"/></text:p>
          </table:table-cell>
          <table:table-cell table:style-name="ce97" office:value-type="string" office:string-value="A" calcext:value-type="string">
            <text:p>A </text:p>
          </table:table-cell>
          <table:table-cell table:style-name="ce103" office:value-type="string" office:string-value="13 6/2" calcext:value-type="string">
            <text:p>13 6/2 </text:p>
          </table:table-cell>
          <table:table-cell table:style-name="ce103" office:value-type="string" office:string-value="6" calcext:value-type="string">
            <text:p>6 </text:p>
          </table:table-cell>
          <table:table-cell table:number-columns-repeated="1008"/>
        </table:table-row>
        <table:table-row table:style-name="ro4">
          <table:table-cell table:style-name="ce115" office:value-type="float" office:value="203" calcext:value-type="float">
            <text:p>203</text:p>
          </table:table-cell>
          <table:table-cell table:style-name="ce123" office:value-type="date" office:date-value="1963-05-26" calcext:value-type="date">
            <text:p>26.05.1963</text:p>
          </table:table-cell>
          <table:table-cell table:style-name="ce126" office:value-type="string" calcext:value-type="string">
            <text:p>Volksinitiative «Entscheidungsrecht des Volkes über die Ausrüstung der schweizerischen Armee mit Atomwaffen»</text:p>
          </table:table-cell>
          <table:table-cell table:style-name="ce52" office:value-type="string" calcext:value-type="string">
            <text:p>I.</text:p>
          </table:table-cell>
          <table:table-cell table:style-name="ce104" office:value-type="float" office:value="1523595" calcext:value-type="float">
            <text:p>1'523'595 <text:s/></text:p>
          </table:table-cell>
          <table:table-cell table:style-name="ce104" office:value-type="float" office:value="743469" calcext:value-type="float">
            <text:p>743'469 <text:s/></text:p>
          </table:table-cell>
          <table:table-cell table:style-name="ce128" office:value-type="float" office:value="48.7970228308704" calcext:value-type="float">
            <text:p>48.8 <text:s text:c="3"/></text:p>
          </table:table-cell>
          <table:table-cell table:style-name="ce104" office:value-type="float" office:value="16783" calcext:value-type="float">
            <text:p>16'783 <text:s/></text:p>
          </table:table-cell>
          <table:table-cell table:style-name="ce104" office:value-type="float" office:value="1387" calcext:value-type="float">
            <text:p>1'387 <text:s/></text:p>
          </table:table-cell>
          <table:table-cell table:style-name="ce104" office:value-type="float" office:value="725299" calcext:value-type="float">
            <text:p>725'299 <text:s/></text:p>
          </table:table-cell>
          <table:table-cell table:style-name="ce104" office:value-type="float" office:value="274061" calcext:value-type="float">
            <text:p>274'061 <text:s/></text:p>
          </table:table-cell>
          <table:table-cell table:style-name="ce104" office:value-type="float" office:value="451238" calcext:value-type="float">
            <text:p>451'238 <text:s/></text:p>
          </table:table-cell>
          <table:table-cell table:style-name="ce128" office:value-type="float" office:value="37.7859338010944" calcext:value-type="float">
            <text:p>37.8 <text:s text:c="3"/></text:p>
          </table:table-cell>
          <table:table-cell table:style-name="ce96" office:value-type="string" office:string-value="V" calcext:value-type="string">
            <text:p>V </text:p>
          </table:table-cell>
          <table:table-cell table:style-name="ce104" office:value-type="string" office:string-value="4 1/2" calcext:value-type="string">
            <text:p>4 1/2 </text:p>
          </table:table-cell>
          <table:table-cell table:style-name="ce104" office:value-type="string" office:string-value="15 5/2" calcext:value-type="string">
            <text:p>15 5/2 </text:p>
          </table:table-cell>
          <table:table-cell table:number-columns-repeated="1008"/>
        </table:table-row>
        <table:table-row table:style-name="ro5">
          <table:table-cell table:style-name="ce114" office:value-type="float" office:value="204" calcext:value-type="float">
            <text:p>204</text:p>
          </table:table-cell>
          <table:table-cell table:style-name="ce122" office:value-type="date" office:date-value="1963-12-08" calcext:value-type="date">
            <text:p>08.12.1963</text:p>
          </table:table-cell>
          <table:table-cell table:style-name="ce43" office:value-type="string" calcext:value-type="string">
            <text:p>Bundesbeschluss über die Weiterführung der Finanzordnung des Bundes (Verlängerung der Geltungsdauer von Art.41ter BV und Ermässigung der Wehrsteuer)</text:p>
          </table:table-cell>
          <table:table-cell table:style-name="ce53" office:value-type="string" calcext:value-type="string">
            <text:p>Obl.</text:p>
          </table:table-cell>
          <table:table-cell table:style-name="ce103" office:value-type="float" office:value="1532921" calcext:value-type="float">
            <text:p>1'532'921 <text:s/></text:p>
          </table:table-cell>
          <table:table-cell table:style-name="ce103" office:value-type="float" office:value="640868" calcext:value-type="float">
            <text:p>640'868 <text:s/></text:p>
          </table:table-cell>
          <table:table-cell table:style-name="ce127" office:value-type="float" office:value="41.8069815730882" calcext:value-type="float">
            <text:p>41.8 <text:s text:c="3"/></text:p>
          </table:table-cell>
          <table:table-cell table:style-name="ce103" office:value-type="float" office:value="28142" calcext:value-type="float">
            <text:p>28'142 <text:s/></text:p>
          </table:table-cell>
          <table:table-cell table:style-name="ce103" office:value-type="float" office:value="970" calcext:value-type="float">
            <text:p>970 <text:s/></text:p>
          </table:table-cell>
          <table:table-cell table:style-name="ce103" office:value-type="float" office:value="611756" calcext:value-type="float">
            <text:p>611'756 <text:s/></text:p>
          </table:table-cell>
          <table:table-cell table:style-name="ce103" office:value-type="float" office:value="474786" calcext:value-type="float">
            <text:p>474'786 <text:s/></text:p>
          </table:table-cell>
          <table:table-cell table:style-name="ce103" office:value-type="float" office:value="136970" calcext:value-type="float">
            <text:p>136'970 <text:s/></text:p>
          </table:table-cell>
          <table:table-cell table:style-name="ce127" office:value-type="float" office:value="77.6103544550442" calcext:value-type="float">
            <text:p>77.6 <text:s text:c="3"/></text:p>
          </table:table-cell>
          <table:table-cell table:style-name="ce97" office:value-type="string" office:string-value="A" calcext:value-type="string">
            <text:p>A </text:p>
          </table:table-cell>
          <table:table-cell table:style-name="ce103" office:value-type="string" office:string-value="19 6/2" calcext:value-type="string">
            <text:p>19 6/2 </text:p>
          </table:table-cell>
          <table:table-cell table:style-name="ce103"/>
          <table:table-cell table:number-columns-repeated="1008"/>
        </table:table-row>
        <table:table-row table:style-name="ro4">
          <table:table-cell table:style-name="ce115" office:value-type="float" office:value="205" calcext:value-type="float">
            <text:p>205</text:p>
          </table:table-cell>
          <table:table-cell table:style-name="ce123" office:value-type="date" office:date-value="1963-12-08" calcext:value-type="date">
            <text:p>08.12.1963</text:p>
          </table:table-cell>
          <table:table-cell table:style-name="ce126" office:value-type="string" calcext:value-type="string">
            <text:p>Bundesbeschluss betreffend die Ergänzung der Bundesverfassung durch einen Artikel 27quater über Stipendien und andere Ausbildungsbeihilfen</text:p>
          </table:table-cell>
          <table:table-cell table:style-name="ce52" office:value-type="string" calcext:value-type="string">
            <text:p>Obl.</text:p>
          </table:table-cell>
          <table:table-cell table:style-name="ce104" office:value-type="float" office:value="1532921" calcext:value-type="float">
            <text:p>1'532'921 <text:s/></text:p>
          </table:table-cell>
          <table:table-cell table:style-name="ce104" office:value-type="float" office:value="639940" calcext:value-type="float">
            <text:p>639'940 <text:s/></text:p>
          </table:table-cell>
          <table:table-cell table:style-name="ce128" office:value-type="float" office:value="41.746443554495" calcext:value-type="float">
            <text:p>41.7 <text:s text:c="3"/></text:p>
          </table:table-cell>
          <table:table-cell table:style-name="ce104" office:value-type="float" office:value="27400" calcext:value-type="float">
            <text:p>27'400 <text:s/></text:p>
          </table:table-cell>
          <table:table-cell table:style-name="ce104" office:value-type="float" office:value="909" calcext:value-type="float">
            <text:p>909 <text:s/></text:p>
          </table:table-cell>
          <table:table-cell table:style-name="ce104" office:value-type="float" office:value="611631" calcext:value-type="float">
            <text:p>611'631 <text:s/></text:p>
          </table:table-cell>
          <table:table-cell table:style-name="ce104" office:value-type="float" office:value="479987" calcext:value-type="float">
            <text:p>479'987 <text:s/></text:p>
          </table:table-cell>
          <table:table-cell table:style-name="ce104" office:value-type="float" office:value="131644" calcext:value-type="float">
            <text:p>131'644 <text:s/></text:p>
          </table:table-cell>
          <table:table-cell table:style-name="ce128" office:value-type="float" office:value="78.476565118511" calcext:value-type="float">
            <text:p>78.5 <text:s text:c="3"/></text:p>
          </table:table-cell>
          <table:table-cell table:style-name="ce96" office:value-type="string" office:string-value="A" calcext:value-type="string">
            <text:p>A </text:p>
          </table:table-cell>
          <table:table-cell table:style-name="ce104" office:value-type="string" office:string-value="19 6/2" calcext:value-type="string">
            <text:p>19 6/2 </text:p>
          </table:table-cell>
          <table:table-cell table:style-name="ce104"/>
          <table:table-cell table:number-columns-repeated="1008"/>
        </table:table-row>
        <table:table-row table:style-name="ro4">
          <table:table-cell table:style-name="ce114" office:value-type="float" office:value="206" calcext:value-type="float">
            <text:p>206</text:p>
          </table:table-cell>
          <table:table-cell table:style-name="ce122" office:value-type="date" office:date-value="1964-02-02" calcext:value-type="date">
            <text:p>02.02.1964</text:p>
          </table:table-cell>
          <table:table-cell table:style-name="ce43" office:value-type="string" calcext:value-type="string">
            <text:p>Bundesbeschluss über den Erlass einer allgemeinen Steueramnestie auf den 1. Januar 1965</text:p>
          </table:table-cell>
          <table:table-cell table:style-name="ce53" office:value-type="string" calcext:value-type="string">
            <text:p>Obl.</text:p>
          </table:table-cell>
          <table:table-cell table:style-name="ce103" office:value-type="float" office:value="1535746" calcext:value-type="float">
            <text:p>1'535'746 <text:s/></text:p>
          </table:table-cell>
          <table:table-cell table:style-name="ce103" office:value-type="float" office:value="679971" calcext:value-type="float">
            <text:p>679'971 <text:s/></text:p>
          </table:table-cell>
          <table:table-cell table:style-name="ce127" office:value-type="float" office:value="44.2762670389505" calcext:value-type="float">
            <text:p>44.3 <text:s text:c="3"/></text:p>
          </table:table-cell>
          <table:table-cell table:style-name="ce103" office:value-type="float" office:value="20519" calcext:value-type="float">
            <text:p>20'519 <text:s/></text:p>
          </table:table-cell>
          <table:table-cell table:style-name="ce103" office:value-type="float" office:value="1352" calcext:value-type="float">
            <text:p>1'352 <text:s/></text:p>
          </table:table-cell>
          <table:table-cell table:style-name="ce103" office:value-type="float" office:value="658100" calcext:value-type="float">
            <text:p>658'100 <text:s/></text:p>
          </table:table-cell>
          <table:table-cell table:style-name="ce103" office:value-type="float" office:value="276236" calcext:value-type="float">
            <text:p>276'236 <text:s/></text:p>
          </table:table-cell>
          <table:table-cell table:style-name="ce103" office:value-type="float" office:value="381864" calcext:value-type="float">
            <text:p>381'864 <text:s/></text:p>
          </table:table-cell>
          <table:table-cell table:style-name="ce127" office:value-type="float" office:value="41.9747758699286" calcext:value-type="float">
            <text:p>42.0 <text:s text:c="3"/></text:p>
          </table:table-cell>
          <table:table-cell table:style-name="ce97" office:value-type="string" office:string-value="V" calcext:value-type="string">
            <text:p>V </text:p>
          </table:table-cell>
          <table:table-cell table:style-name="ce103" office:value-type="string" office:string-value="3 1/2" calcext:value-type="string">
            <text:p>3 1/2 </text:p>
          </table:table-cell>
          <table:table-cell table:style-name="ce103" office:value-type="string" office:string-value="16 5/2" calcext:value-type="string">
            <text:p>16 5/2 </text:p>
          </table:table-cell>
          <table:table-cell table:number-columns-repeated="1008"/>
        </table:table-row>
        <table:table-row table:style-name="ro1">
          <table:table-cell table:style-name="ce115" office:value-type="float" office:value="207" calcext:value-type="float">
            <text:p>207</text:p>
          </table:table-cell>
          <table:table-cell table:style-name="ce123" office:value-type="date" office:date-value="1964-05-24" calcext:value-type="date">
            <text:p>24.05.1964</text:p>
          </table:table-cell>
          <table:table-cell table:style-name="ce126" office:value-type="string" calcext:value-type="string">
            <text:p>Bundesgesetz über die Berufsbildung</text:p>
          </table:table-cell>
          <table:table-cell table:style-name="ce52" office:value-type="string" calcext:value-type="string">
            <text:p>Fak.</text:p>
          </table:table-cell>
          <table:table-cell table:style-name="ce104" office:value-type="float" office:value="1539434" calcext:value-type="float">
            <text:p>1'539'434 <text:s/></text:p>
          </table:table-cell>
          <table:table-cell table:style-name="ce104" office:value-type="float" office:value="570037" calcext:value-type="float">
            <text:p>570'037 <text:s/></text:p>
          </table:table-cell>
          <table:table-cell table:style-name="ce128" office:value-type="float" office:value="37.0289989697512" calcext:value-type="float">
            <text:p>37.0 <text:s text:c="3"/></text:p>
          </table:table-cell>
          <table:table-cell table:style-name="ce104" office:value-type="float" office:value="21893" calcext:value-type="float">
            <text:p>21'893 <text:s/></text:p>
          </table:table-cell>
          <table:table-cell table:style-name="ce104" office:value-type="float" office:value="1495" calcext:value-type="float">
            <text:p>1'495 <text:s/></text:p>
          </table:table-cell>
          <table:table-cell table:style-name="ce104" office:value-type="float" office:value="546649" calcext:value-type="float">
            <text:p>546'649 <text:s/></text:p>
          </table:table-cell>
          <table:table-cell table:style-name="ce104" office:value-type="float" office:value="375052" calcext:value-type="float">
            <text:p>375'052 <text:s/></text:p>
          </table:table-cell>
          <table:table-cell table:style-name="ce104" office:value-type="float" office:value="171597" calcext:value-type="float">
            <text:p>171'597 <text:s/></text:p>
          </table:table-cell>
          <table:table-cell table:style-name="ce128" office:value-type="float" office:value="68.6092904221905" calcext:value-type="float">
            <text:p>68.6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3">
          <table:table-cell table:style-name="ce114" office:value-type="float" office:value="208" calcext:value-type="float">
            <text:p>208</text:p>
          </table:table-cell>
          <table:table-cell table:style-name="ce122" office:value-type="date" office:date-value="1964-12-06" calcext:value-type="date">
            <text:p>06.12.1964</text:p>
          </table:table-cell>
          <table:table-cell table:style-name="ce43" office:value-type="string" calcext:value-type="string">
            <text:p>Bundesbeschluss über die Weiterführung befristeter Preiskontrollmassnahmen</text:p>
          </table:table-cell>
          <table:table-cell table:style-name="ce53" office:value-type="string" calcext:value-type="string">
            <text:p>Obl.</text:p>
          </table:table-cell>
          <table:table-cell table:style-name="ce103" office:value-type="float" office:value="1547405" calcext:value-type="float">
            <text:p>1'547'405 <text:s/></text:p>
          </table:table-cell>
          <table:table-cell table:style-name="ce103" office:value-type="float" office:value="606600" calcext:value-type="float">
            <text:p>606'600 <text:s/></text:p>
          </table:table-cell>
          <table:table-cell table:style-name="ce127" office:value-type="float" office:value="39.2011141233226" calcext:value-type="float">
            <text:p>39.2 <text:s text:c="3"/></text:p>
          </table:table-cell>
          <table:table-cell table:style-name="ce103" office:value-type="float" office:value="24244" calcext:value-type="float">
            <text:p>24'244 <text:s/></text:p>
          </table:table-cell>
          <table:table-cell table:style-name="ce103" office:value-type="float" office:value="1468" calcext:value-type="float">
            <text:p>1'468 <text:s/></text:p>
          </table:table-cell>
          <table:table-cell table:style-name="ce103" office:value-type="float" office:value="580888" calcext:value-type="float">
            <text:p>580'888 <text:s/></text:p>
          </table:table-cell>
          <table:table-cell table:style-name="ce103" office:value-type="float" office:value="461630" calcext:value-type="float">
            <text:p>461'630 <text:s/></text:p>
          </table:table-cell>
          <table:table-cell table:style-name="ce103" office:value-type="float" office:value="119258" calcext:value-type="float">
            <text:p>119'258 <text:s/></text:p>
          </table:table-cell>
          <table:table-cell table:style-name="ce127" office:value-type="float" office:value="79.4697084463787" calcext:value-type="float">
            <text:p>79.5 <text:s text:c="3"/></text:p>
          </table:table-cell>
          <table:table-cell table:style-name="ce97" office:value-type="string" office:string-value="A" calcext:value-type="string">
            <text:p>A </text:p>
          </table:table-cell>
          <table:table-cell table:style-name="ce103" office:value-type="string" office:string-value="18 6/2" calcext:value-type="string">
            <text:p>18 6/2 </text:p>
          </table:table-cell>
          <table:table-cell table:style-name="ce103" office:value-type="string" office:string-value="1" calcext:value-type="string">
            <text:p>1 </text:p>
          </table:table-cell>
          <table:table-cell table:number-columns-repeated="1008"/>
        </table:table-row>
        <table:table-row table:style-name="ro5">
          <table:table-cell table:style-name="ce115" office:value-type="float" office:value="209" calcext:value-type="float">
            <text:p>209</text:p>
          </table:table-cell>
          <table:table-cell table:style-name="ce123" office:value-type="date" office:date-value="1965-02-28" calcext:value-type="date">
            <text:p>28.02.1965</text:p>
          </table:table-cell>
          <table:table-cell table:style-name="ce126" office:value-type="string" calcext:value-type="string">
            <text:p>Bundesbeschluss über die Bekämpfung der Teuerung durch Massnahmen auf dem Gebiete des Geld- und Kapitalmarktes und des Kreditwesens</text:p>
          </table:table-cell>
          <table:table-cell table:style-name="ce52" office:value-type="string" calcext:value-type="string">
            <text:p>Obl.</text:p>
          </table:table-cell>
          <table:table-cell table:style-name="ce104" office:value-type="float" office:value="1558090" calcext:value-type="float">
            <text:p>1'558'090 <text:s/></text:p>
          </table:table-cell>
          <table:table-cell table:style-name="ce104" office:value-type="float" office:value="929696" calcext:value-type="float">
            <text:p>929'696 <text:s/></text:p>
          </table:table-cell>
          <table:table-cell table:style-name="ce128" office:value-type="float" office:value="59.6689536547953" calcext:value-type="float">
            <text:p>59.7 <text:s text:c="3"/></text:p>
          </table:table-cell>
          <table:table-cell table:style-name="ce104" office:value-type="float" office:value="15348" calcext:value-type="float">
            <text:p>15'348 <text:s/></text:p>
          </table:table-cell>
          <table:table-cell table:style-name="ce104" office:value-type="float" office:value="2004" calcext:value-type="float">
            <text:p>2'004 <text:s/></text:p>
          </table:table-cell>
          <table:table-cell table:style-name="ce104" office:value-type="float" office:value="912344" calcext:value-type="float">
            <text:p>912'344 <text:s/></text:p>
          </table:table-cell>
          <table:table-cell table:style-name="ce104" office:value-type="float" office:value="526599" calcext:value-type="float">
            <text:p>526'599 <text:s/></text:p>
          </table:table-cell>
          <table:table-cell table:style-name="ce104" office:value-type="float" office:value="385745" calcext:value-type="float">
            <text:p>385'745 <text:s/></text:p>
          </table:table-cell>
          <table:table-cell table:style-name="ce128" office:value-type="float" office:value="57.719347088379" calcext:value-type="float">
            <text:p>57.7 <text:s text:c="3"/></text:p>
          </table:table-cell>
          <table:table-cell table:style-name="ce96" office:value-type="string" office:string-value="A" calcext:value-type="string">
            <text:p>A </text:p>
          </table:table-cell>
          <table:table-cell table:style-name="ce104" office:value-type="string" office:string-value="16 5/2" calcext:value-type="string">
            <text:p>16 5/2 </text:p>
          </table:table-cell>
          <table:table-cell table:style-name="ce104" office:value-type="string" office:string-value="3 1/2" calcext:value-type="string">
            <text:p>3 1/2 </text:p>
          </table:table-cell>
          <table:table-cell table:number-columns-repeated="1008"/>
        </table:table-row>
        <table:table-row table:style-name="ro4">
          <table:table-cell table:style-name="ce114" office:value-type="float" office:value="210" calcext:value-type="float">
            <text:p>210</text:p>
          </table:table-cell>
          <table:table-cell table:style-name="ce122" office:value-type="date" office:date-value="1965-02-28" calcext:value-type="date">
            <text:p>28.02.1965</text:p>
          </table:table-cell>
          <table:table-cell table:style-name="ce43" office:value-type="string" calcext:value-type="string">
            <text:p>Bundesbeschluss über die Bekämpfung der Teuerung durch Massnahmen auf dem Gebiete der Bauwirtschaft</text:p>
          </table:table-cell>
          <table:table-cell table:style-name="ce53" office:value-type="string" calcext:value-type="string">
            <text:p>Obl.</text:p>
          </table:table-cell>
          <table:table-cell table:style-name="ce103" office:value-type="float" office:value="1558090" calcext:value-type="float">
            <text:p>1'558'090 <text:s/></text:p>
          </table:table-cell>
          <table:table-cell table:style-name="ce103" office:value-type="float" office:value="930253" calcext:value-type="float">
            <text:p>930'253 <text:s/></text:p>
          </table:table-cell>
          <table:table-cell table:style-name="ce127" office:value-type="float" office:value="59.7047025524841" calcext:value-type="float">
            <text:p>59.7 <text:s text:c="3"/></text:p>
          </table:table-cell>
          <table:table-cell table:style-name="ce103" office:value-type="float" office:value="13992" calcext:value-type="float">
            <text:p>13'992 <text:s/></text:p>
          </table:table-cell>
          <table:table-cell table:style-name="ce103" office:value-type="float" office:value="2075" calcext:value-type="float">
            <text:p>2'075 <text:s/></text:p>
          </table:table-cell>
          <table:table-cell table:style-name="ce103" office:value-type="float" office:value="914186" calcext:value-type="float">
            <text:p>914'186 <text:s/></text:p>
          </table:table-cell>
          <table:table-cell table:style-name="ce103" office:value-type="float" office:value="507739" calcext:value-type="float">
            <text:p>507'739 <text:s/></text:p>
          </table:table-cell>
          <table:table-cell table:style-name="ce103" office:value-type="float" office:value="406447" calcext:value-type="float">
            <text:p>406'447 <text:s/></text:p>
          </table:table-cell>
          <table:table-cell table:style-name="ce127" office:value-type="float" office:value="55.5400104573905" calcext:value-type="float">
            <text:p>55.5 <text:s text:c="3"/></text:p>
          </table:table-cell>
          <table:table-cell table:style-name="ce97" office:value-type="string" office:string-value="A" calcext:value-type="string">
            <text:p>A </text:p>
          </table:table-cell>
          <table:table-cell table:style-name="ce103" office:value-type="string" office:string-value="16 2/2" calcext:value-type="string">
            <text:p>16 2/2 </text:p>
          </table:table-cell>
          <table:table-cell table:style-name="ce103" office:value-type="string" office:string-value="3 4/2" calcext:value-type="string">
            <text:p>3 4/2 </text:p>
          </table:table-cell>
          <table:table-cell table:number-columns-repeated="1008"/>
        </table:table-row>
        <table:table-row table:style-name="ro5">
          <table:table-cell table:style-name="ce115" office:value-type="float" office:value="211" calcext:value-type="float">
            <text:p>211</text:p>
          </table:table-cell>
          <table:table-cell table:style-name="ce123" office:value-type="date" office:date-value="1965-05-16" calcext:value-type="date">
            <text:p>16.05.1965</text:p>
          </table:table-cell>
          <table:table-cell table:style-name="ce126" office:value-type="string" calcext:value-type="string">
            <text:p>Bundesgesetz betreffend die Änderung des Beschlusses der Bundesversammlung über Milch, Milchprodukte und Speisefette (Milchbeschluss)</text:p>
          </table:table-cell>
          <table:table-cell table:style-name="ce52" office:value-type="string" calcext:value-type="string">
            <text:p>Fak.</text:p>
          </table:table-cell>
          <table:table-cell table:style-name="ce104" office:value-type="float" office:value="1556375" calcext:value-type="float">
            <text:p>1'556'375 <text:s/></text:p>
          </table:table-cell>
          <table:table-cell table:style-name="ce104" office:value-type="float" office:value="583161" calcext:value-type="float">
            <text:p>583'161 <text:s/></text:p>
          </table:table-cell>
          <table:table-cell table:style-name="ce128" office:value-type="float" office:value="37.4691831981367" calcext:value-type="float">
            <text:p>37.5 <text:s text:c="3"/></text:p>
          </table:table-cell>
          <table:table-cell table:style-name="ce104" office:value-type="float" office:value="22628" calcext:value-type="float">
            <text:p>22'628 <text:s/></text:p>
          </table:table-cell>
          <table:table-cell table:style-name="ce104" office:value-type="float" office:value="690" calcext:value-type="float">
            <text:p>690 <text:s/></text:p>
          </table:table-cell>
          <table:table-cell table:style-name="ce104" office:value-type="float" office:value="559843" calcext:value-type="float">
            <text:p>559'843 <text:s/></text:p>
          </table:table-cell>
          <table:table-cell table:style-name="ce104" office:value-type="float" office:value="347059" calcext:value-type="float">
            <text:p>347'059 <text:s/></text:p>
          </table:table-cell>
          <table:table-cell table:style-name="ce104" office:value-type="float" office:value="212784" calcext:value-type="float">
            <text:p>212'784 <text:s/></text:p>
          </table:table-cell>
          <table:table-cell table:style-name="ce128" office:value-type="float" office:value="61.9922013850312" calcext:value-type="float">
            <text:p>62.0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4">
          <table:table-cell table:style-name="ce114" office:value-type="float" office:value="212" calcext:value-type="float">
            <text:p>212</text:p>
          </table:table-cell>
          <table:table-cell table:style-name="ce122" office:value-type="date" office:date-value="1966-10-16" calcext:value-type="date">
            <text:p>16.10.1966</text:p>
          </table:table-cell>
          <table:table-cell table:style-name="ce43" office:value-type="string" calcext:value-type="string">
            <text:p>Bundesbeschluss über die Ergänzung der Bundesverfasssung durch einen Artikel 45bis über die Auslandschweizer</text:p>
          </table:table-cell>
          <table:table-cell table:style-name="ce53" office:value-type="string" calcext:value-type="string">
            <text:p>Obl.</text:p>
          </table:table-cell>
          <table:table-cell table:style-name="ce103" office:value-type="float" office:value="1580573" calcext:value-type="float">
            <text:p>1'580'573 <text:s/></text:p>
          </table:table-cell>
          <table:table-cell table:style-name="ce103" office:value-type="float" office:value="756585" calcext:value-type="float">
            <text:p>756'585 <text:s/></text:p>
          </table:table-cell>
          <table:table-cell table:style-name="ce127" office:value-type="float" office:value="47.867766942748" calcext:value-type="float">
            <text:p>47.9 <text:s text:c="3"/></text:p>
          </table:table-cell>
          <table:table-cell table:style-name="ce103" office:value-type="float" office:value="33719" calcext:value-type="float">
            <text:p>33'719 <text:s/></text:p>
          </table:table-cell>
          <table:table-cell table:style-name="ce103" office:value-type="float" office:value="1163" calcext:value-type="float">
            <text:p>1'163 <text:s/></text:p>
          </table:table-cell>
          <table:table-cell table:style-name="ce103" office:value-type="float" office:value="721703" calcext:value-type="float">
            <text:p>721'703 <text:s/></text:p>
          </table:table-cell>
          <table:table-cell table:style-name="ce103" office:value-type="float" office:value="491220" calcext:value-type="float">
            <text:p>491'220 <text:s/></text:p>
          </table:table-cell>
          <table:table-cell table:style-name="ce103" office:value-type="float" office:value="230483" calcext:value-type="float">
            <text:p>230'483 <text:s/></text:p>
          </table:table-cell>
          <table:table-cell table:style-name="ce127" office:value-type="float" office:value="68.0640097103656" calcext:value-type="float">
            <text:p>68.1 <text:s text:c="3"/></text:p>
          </table:table-cell>
          <table:table-cell table:style-name="ce97" office:value-type="string" office:string-value="A" calcext:value-type="string">
            <text:p>A </text:p>
          </table:table-cell>
          <table:table-cell table:style-name="ce103" office:value-type="string" office:string-value="19 6/2" calcext:value-type="string">
            <text:p>19 6/2 </text:p>
          </table:table-cell>
          <table:table-cell table:style-name="ce103"/>
          <table:table-cell table:number-columns-repeated="1008"/>
        </table:table-row>
        <table:table-row table:style-name="ro3">
          <table:table-cell table:style-name="ce115" office:value-type="float" office:value="213" calcext:value-type="float">
            <text:p>213</text:p>
          </table:table-cell>
          <table:table-cell table:style-name="ce123" office:value-type="date" office:date-value="1966-10-16" calcext:value-type="date">
            <text:p>16.10.1966</text:p>
          </table:table-cell>
          <table:table-cell table:style-name="ce126" office:value-type="string" calcext:value-type="string">
            <text:p>Volksinitiative «zur Bekämpfung des Alkoholismus»</text:p>
          </table:table-cell>
          <table:table-cell table:style-name="ce52" office:value-type="string" calcext:value-type="string">
            <text:p>I.</text:p>
          </table:table-cell>
          <table:table-cell table:style-name="ce104" office:value-type="float" office:value="1580573" calcext:value-type="float">
            <text:p>1'580'573 <text:s/></text:p>
          </table:table-cell>
          <table:table-cell table:style-name="ce104" office:value-type="float" office:value="759370" calcext:value-type="float">
            <text:p>759'370 <text:s/></text:p>
          </table:table-cell>
          <table:table-cell table:style-name="ce128" office:value-type="float" office:value="48.0439688644561" calcext:value-type="float">
            <text:p>48.0 <text:s text:c="3"/></text:p>
          </table:table-cell>
          <table:table-cell table:style-name="ce104" office:value-type="float" office:value="12697" calcext:value-type="float">
            <text:p>12'697 <text:s/></text:p>
          </table:table-cell>
          <table:table-cell table:style-name="ce104" office:value-type="float" office:value="1164" calcext:value-type="float">
            <text:p>1'164 <text:s/></text:p>
          </table:table-cell>
          <table:table-cell table:style-name="ce104" office:value-type="float" office:value="745509" calcext:value-type="float">
            <text:p>745'509 <text:s/></text:p>
          </table:table-cell>
          <table:table-cell table:style-name="ce104" office:value-type="float" office:value="174242" calcext:value-type="float">
            <text:p>174'242 <text:s/></text:p>
          </table:table-cell>
          <table:table-cell table:style-name="ce104" office:value-type="float" office:value="571267" calcext:value-type="float">
            <text:p>571'267 <text:s/></text:p>
          </table:table-cell>
          <table:table-cell table:style-name="ce128" office:value-type="float" office:value="23.3722195171353" calcext:value-type="float">
            <text:p>23.4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1">
          <table:table-cell table:style-name="ce114" office:value-type="float" office:value="214" calcext:value-type="float">
            <text:p>214</text:p>
          </table:table-cell>
          <table:table-cell table:style-name="ce122" office:value-type="date" office:date-value="1967-07-02" calcext:value-type="date">
            <text:p>02.07.1967</text:p>
          </table:table-cell>
          <table:table-cell table:style-name="ce43" office:value-type="string" calcext:value-type="string">
            <text:p>Volksinitiative «gegen die Bodenspekulation»</text:p>
          </table:table-cell>
          <table:table-cell table:style-name="ce53" office:value-type="string" calcext:value-type="string">
            <text:p>I.</text:p>
          </table:table-cell>
          <table:table-cell table:style-name="ce103" office:value-type="float" office:value="1591621" calcext:value-type="float">
            <text:p>1'591'621 <text:s/></text:p>
          </table:table-cell>
          <table:table-cell table:style-name="ce103" office:value-type="float" office:value="604472" calcext:value-type="float">
            <text:p>604'472 <text:s/></text:p>
          </table:table-cell>
          <table:table-cell table:style-name="ce127" office:value-type="float" office:value="37.9783880710295" calcext:value-type="float">
            <text:p>38.0 <text:s text:c="3"/></text:p>
          </table:table-cell>
          <table:table-cell table:style-name="ce103" office:value-type="float" office:value="13062" calcext:value-type="float">
            <text:p>13'062 <text:s/></text:p>
          </table:table-cell>
          <table:table-cell table:style-name="ce103" office:value-type="float" office:value="1116" calcext:value-type="float">
            <text:p>1'116 <text:s/></text:p>
          </table:table-cell>
          <table:table-cell table:style-name="ce103" office:value-type="float" office:value="590294" calcext:value-type="float">
            <text:p>590'294 <text:s/></text:p>
          </table:table-cell>
          <table:table-cell table:style-name="ce103" office:value-type="float" office:value="192991" calcext:value-type="float">
            <text:p>192'991 <text:s/></text:p>
          </table:table-cell>
          <table:table-cell table:style-name="ce103" office:value-type="float" office:value="397303" calcext:value-type="float">
            <text:p>397'303 <text:s/></text:p>
          </table:table-cell>
          <table:table-cell table:style-name="ce127" office:value-type="float" office:value="32.694047373004" calcext:value-type="float">
            <text:p>32.7 <text:s text:c="3"/></text:p>
          </table:table-cell>
          <table:table-cell table:style-name="ce97" office:value-type="string" office:string-value="V" calcext:value-type="string">
            <text:p>V </text:p>
          </table:table-cell>
          <table:table-cell table:style-name="ce103" office:value-type="string" office:string-value="1" calcext:value-type="string">
            <text:p>1 </text:p>
          </table:table-cell>
          <table:table-cell table:style-name="ce103" office:value-type="string" office:string-value="18 6/2" calcext:value-type="string">
            <text:p>18 6/2 </text:p>
          </table:table-cell>
          <table:table-cell table:number-columns-repeated="1008"/>
        </table:table-row>
        <table:table-row table:style-name="ro3">
          <table:table-cell table:style-name="ce115" office:value-type="float" office:value="215" calcext:value-type="float">
            <text:p>215</text:p>
          </table:table-cell>
          <table:table-cell table:style-name="ce123" office:value-type="date" office:date-value="1968-02-18" calcext:value-type="date">
            <text:p>18.02.1968</text:p>
          </table:table-cell>
          <table:table-cell table:style-name="ce126" office:value-type="string" calcext:value-type="string">
            <text:p>Bundesbeschluss über den Erlass einer allgemeinen Steueramnestie</text:p>
          </table:table-cell>
          <table:table-cell table:style-name="ce52" office:value-type="string" calcext:value-type="string">
            <text:p>Obl.</text:p>
          </table:table-cell>
          <table:table-cell table:style-name="ce104" office:value-type="float" office:value="1603763" calcext:value-type="float">
            <text:p>1'603'763 <text:s/></text:p>
          </table:table-cell>
          <table:table-cell table:style-name="ce104" office:value-type="float" office:value="670402" calcext:value-type="float">
            <text:p>670'402 <text:s/></text:p>
          </table:table-cell>
          <table:table-cell table:style-name="ce128" office:value-type="float" office:value="41.8018123625498" calcext:value-type="float">
            <text:p>41.8 <text:s text:c="3"/></text:p>
          </table:table-cell>
          <table:table-cell table:style-name="ce104" office:value-type="float" office:value="20158" calcext:value-type="float">
            <text:p>20'158 <text:s/></text:p>
          </table:table-cell>
          <table:table-cell table:style-name="ce104" office:value-type="float" office:value="2089" calcext:value-type="float">
            <text:p>2'089 <text:s/></text:p>
          </table:table-cell>
          <table:table-cell table:style-name="ce104" office:value-type="float" office:value="648155" calcext:value-type="float">
            <text:p>648'155 <text:s/></text:p>
          </table:table-cell>
          <table:table-cell table:style-name="ce104" office:value-type="float" office:value="400900" calcext:value-type="float">
            <text:p>400'900 <text:s/></text:p>
          </table:table-cell>
          <table:table-cell table:style-name="ce104" office:value-type="float" office:value="247255" calcext:value-type="float">
            <text:p>247'255 <text:s/></text:p>
          </table:table-cell>
          <table:table-cell table:style-name="ce128" office:value-type="float" office:value="61.8524889879736" calcext:value-type="float">
            <text:p>61.9 <text:s text:c="3"/></text:p>
          </table:table-cell>
          <table:table-cell table:style-name="ce96" office:value-type="string" office:string-value="A" calcext:value-type="string">
            <text:p>A </text:p>
          </table:table-cell>
          <table:table-cell table:style-name="ce104" office:value-type="string" office:string-value="19 6/2" calcext:value-type="string">
            <text:p>19 6/2 </text:p>
          </table:table-cell>
          <table:table-cell table:style-name="ce104"/>
          <table:table-cell table:number-columns-repeated="1008"/>
        </table:table-row>
        <table:table-row table:style-name="ro1">
          <table:table-cell table:style-name="ce114" office:value-type="float" office:value="216" calcext:value-type="float">
            <text:p>216</text:p>
          </table:table-cell>
          <table:table-cell table:style-name="ce122" office:value-type="date" office:date-value="1968-05-19" calcext:value-type="date">
            <text:p>19.05.1968</text:p>
          </table:table-cell>
          <table:table-cell table:style-name="ce43" office:value-type="string" calcext:value-type="string">
            <text:p>Bundesgesetz über die Tabakbesteuerung</text:p>
          </table:table-cell>
          <table:table-cell table:style-name="ce53" office:value-type="string" calcext:value-type="string">
            <text:p>Fak.</text:p>
          </table:table-cell>
          <table:table-cell table:style-name="ce103" office:value-type="float" office:value="1606731" calcext:value-type="float">
            <text:p>1'606'731 <text:s/></text:p>
          </table:table-cell>
          <table:table-cell table:style-name="ce103" office:value-type="float" office:value="593258" calcext:value-type="float">
            <text:p>593'258 <text:s/></text:p>
          </table:table-cell>
          <table:table-cell table:style-name="ce127" office:value-type="float" office:value="36.9232933204127" calcext:value-type="float">
            <text:p>36.9 <text:s text:c="3"/></text:p>
          </table:table-cell>
          <table:table-cell table:style-name="ce103" office:value-type="float" office:value="17815" calcext:value-type="float">
            <text:p>17'815 <text:s/></text:p>
          </table:table-cell>
          <table:table-cell table:style-name="ce103" office:value-type="float" office:value="833" calcext:value-type="float">
            <text:p>833 <text:s/></text:p>
          </table:table-cell>
          <table:table-cell table:style-name="ce103" office:value-type="float" office:value="574610" calcext:value-type="float">
            <text:p>574'610 <text:s/></text:p>
          </table:table-cell>
          <table:table-cell table:style-name="ce103" office:value-type="float" office:value="277229" calcext:value-type="float">
            <text:p>277'229 <text:s/></text:p>
          </table:table-cell>
          <table:table-cell table:style-name="ce103" office:value-type="float" office:value="297381" calcext:value-type="float">
            <text:p>297'381 <text:s/></text:p>
          </table:table-cell>
          <table:table-cell table:style-name="ce127" office:value-type="float" office:value="48.2464628182593" calcext:value-type="float">
            <text:p>48.2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3">
          <table:table-cell table:style-name="ce115" office:value-type="float" office:value="217" calcext:value-type="float">
            <text:p>217</text:p>
          </table:table-cell>
          <table:table-cell table:style-name="ce123" office:value-type="date" office:date-value="1969-06-01" calcext:value-type="date">
            <text:p>01.06.1969</text:p>
          </table:table-cell>
          <table:table-cell table:style-name="ce126" office:value-type="string" calcext:value-type="string">
            <text:p>Bundesgesetz über die Eidgenössischen Technischen Hochschulen</text:p>
          </table:table-cell>
          <table:table-cell table:style-name="ce52" office:value-type="string" calcext:value-type="string">
            <text:p>Fak.</text:p>
          </table:table-cell>
          <table:table-cell table:style-name="ce104" office:value-type="float" office:value="1623226" calcext:value-type="float">
            <text:p>1'623'226 <text:s/></text:p>
          </table:table-cell>
          <table:table-cell table:style-name="ce104" office:value-type="float" office:value="550592" calcext:value-type="float">
            <text:p>550'592 <text:s/></text:p>
          </table:table-cell>
          <table:table-cell table:style-name="ce128" office:value-type="float" office:value="33.9196143975023" calcext:value-type="float">
            <text:p>33.9 <text:s text:c="3"/></text:p>
          </table:table-cell>
          <table:table-cell table:style-name="ce104" office:value-type="float" office:value="28246" calcext:value-type="float">
            <text:p>28'246 <text:s/></text:p>
          </table:table-cell>
          <table:table-cell table:style-name="ce104" office:value-type="float" office:value="1033" calcext:value-type="float">
            <text:p>1'033 <text:s/></text:p>
          </table:table-cell>
          <table:table-cell table:style-name="ce104" office:value-type="float" office:value="521313" calcext:value-type="float">
            <text:p>521'313 <text:s/></text:p>
          </table:table-cell>
          <table:table-cell table:style-name="ce104" office:value-type="float" office:value="179765" calcext:value-type="float">
            <text:p>179'765 <text:s/></text:p>
          </table:table-cell>
          <table:table-cell table:style-name="ce104" office:value-type="float" office:value="341548" calcext:value-type="float">
            <text:p>341'548 <text:s/></text:p>
          </table:table-cell>
          <table:table-cell table:style-name="ce128" office:value-type="float" office:value="34.4831224235728" calcext:value-type="float">
            <text:p>34.5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5">
          <table:table-cell table:style-name="ce114" office:value-type="float" office:value="218" calcext:value-type="float">
            <text:p>218</text:p>
          </table:table-cell>
          <table:table-cell table:style-name="ce122" office:value-type="date" office:date-value="1969-09-14" calcext:value-type="date">
            <text:p>14.09.1969</text:p>
          </table:table-cell>
          <table:table-cell table:style-name="ce43" office:value-type="string" calcext:value-type="string">
            <text:p>Bundesbeschluss über die Ergänzung der Bundesverfassung durch die Artikel 22ter und 22quater (Verfassungsrechtliche Ordnung des Bodenrechts)</text:p>
          </table:table-cell>
          <table:table-cell table:style-name="ce53" office:value-type="string" calcext:value-type="string">
            <text:p>Obl.</text:p>
          </table:table-cell>
          <table:table-cell table:style-name="ce103" office:value-type="float" office:value="1626593" calcext:value-type="float">
            <text:p>1'626'593 <text:s/></text:p>
          </table:table-cell>
          <table:table-cell table:style-name="ce103" office:value-type="float" office:value="535830" calcext:value-type="float">
            <text:p>535'830 <text:s/></text:p>
          </table:table-cell>
          <table:table-cell table:style-name="ce127" office:value-type="float" office:value="32.9418606867237" calcext:value-type="float">
            <text:p>32.9 <text:s text:c="3"/></text:p>
          </table:table-cell>
          <table:table-cell table:style-name="ce103" office:value-type="float" office:value="22977" calcext:value-type="float">
            <text:p>22'977 <text:s/></text:p>
          </table:table-cell>
          <table:table-cell table:style-name="ce103" office:value-type="float" office:value="1035" calcext:value-type="float">
            <text:p>1'035 <text:s/></text:p>
          </table:table-cell>
          <table:table-cell table:style-name="ce103" office:value-type="float" office:value="511818" calcext:value-type="float">
            <text:p>511'818 <text:s/></text:p>
          </table:table-cell>
          <table:table-cell table:style-name="ce103" office:value-type="float" office:value="286282" calcext:value-type="float">
            <text:p>286'282 <text:s/></text:p>
          </table:table-cell>
          <table:table-cell table:style-name="ce103" office:value-type="float" office:value="225536" calcext:value-type="float">
            <text:p>225'536 <text:s/></text:p>
          </table:table-cell>
          <table:table-cell table:style-name="ce127" office:value-type="float" office:value="55.9343360335119" calcext:value-type="float">
            <text:p>55.9 <text:s text:c="3"/></text:p>
          </table:table-cell>
          <table:table-cell table:style-name="ce97" office:value-type="string" office:string-value="A" calcext:value-type="string">
            <text:p>A </text:p>
          </table:table-cell>
          <table:table-cell table:style-name="ce103" office:value-type="string" office:string-value="17 5/2" calcext:value-type="string">
            <text:p>17 5/2 </text:p>
          </table:table-cell>
          <table:table-cell table:style-name="ce103" office:value-type="string" office:string-value="2 1/2" calcext:value-type="string">
            <text:p>2 1/2 </text:p>
          </table:table-cell>
          <table:table-cell table:number-columns-repeated="1008"/>
        </table:table-row>
        <table:table-row table:style-name="ro2">
          <table:table-cell table:style-name="ce11"/>
          <table:table-cell table:style-name="ce32"/>
          <table:table-cell table:style-name="ce11" table:number-columns-repeated="2"/>
          <table:table-cell table:style-name="ce61" table:number-columns-repeated="2"/>
          <table:table-cell table:style-name="ce75"/>
          <table:table-cell table:style-name="ce61" table:number-columns-repeated="5"/>
          <table:table-cell table:style-name="ce75"/>
          <table:table-cell table:style-name="ce98"/>
          <table:table-cell table:style-name="ce11" table:number-columns-repeated="2"/>
          <table:table-cell table:style-name="ce19" table:number-columns-repeated="1008"/>
        </table:table-row>
        <table:table-row table:style-name="ro6">
          <table:table-cell table:style-name="ce3" office:value-type="string" calcext:value-type="string">
            <text:p>1) Volksinitiativen mit Gegenentwurf werden als eine Abstimmung gezählt. Die Stimmen ohne Antwort sind nicht aufgeführt.</text:p>
          </table:table-cell>
          <table:table-cell table:style-name="ce124"/>
          <table:table-cell table:style-name="ce3" table:number-columns-repeated="2"/>
          <table:table-cell table:style-name="ce62" table:number-columns-repeated="2"/>
          <table:table-cell table:style-name="ce76"/>
          <table:table-cell table:style-name="ce62" table:number-columns-repeated="5"/>
          <table:table-cell table:style-name="ce76"/>
          <table:table-cell table:style-name="ce99"/>
          <table:table-cell table:style-name="ce3" table:number-columns-repeated="2"/>
          <table:table-cell table:number-columns-repeated="1008"/>
        </table:table-row>
        <table:table-row table:style-name="ro6">
          <table:table-cell table:style-name="ce116" office:value-type="string" calcext:value-type="string">
            <text:p>2) Obl. = Dem obligatorischen Referendum unterstehende Verfassungsvorlagen des Bundes</text:p>
          </table:table-cell>
          <table:table-cell table:style-name="ce54" table:number-columns-repeated="3"/>
          <table:table-cell table:style-name="ce62" table:number-columns-repeated="2"/>
          <table:table-cell table:style-name="ce76"/>
          <table:table-cell table:style-name="ce62" table:number-columns-repeated="5"/>
          <table:table-cell table:style-name="ce76"/>
          <table:table-cell table:style-name="ce99"/>
          <table:table-cell table:style-name="ce3" table:number-columns-repeated="2"/>
          <table:table-cell table:number-columns-repeated="1008"/>
        </table:table-row>
        <table:table-row table:style-name="ro6">
          <table:table-cell table:style-name="ce117" office:value-type="string" calcext:value-type="string">
            <text:p>Fak. = Gesetze und Bundesbeschlüsse, gegen die erfolgreich das fakultative Referendum ergriffen wurde</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7" office:value-type="string" calcext:value-type="string">
            <text:p>I. = Verfassungsvorlagen aufgrund von Volksbegehren (Initiativen)</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7" office:value-type="string" calcext:value-type="string">
            <text:p>GE = Gegenentwürfe der Bundesversammlung zu einem Volksbegehren</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6" office:value-type="string" calcext:value-type="string">
            <text:p>3) der gültigen Stimmen</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6" office:value-type="string" calcext:value-type="string">
            <text:p>4) Total 23 Stände (bis 1978: 22 Stände). Beim fakultativen Referendum ist nur das Volksmehr nötig.</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54" table:number-columns-repeated="9"/>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8" office:value-type="string" calcext:value-type="string">
            <text:p>Bundesamt für Statistik, Statistik der eidg. Volksabstimmungen</text:p>
          </table:table-cell>
          <table:table-cell table:style-name="ce118" table:number-columns-repeated="4"/>
          <table:table-cell table:style-name="ce100"/>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18" office:value-type="string" calcext:value-type="string">
            <text:p>Auskunft:</text:p>
          </table:table-cell>
          <table:table-cell table:style-name="ce118" table:number-columns-repeated="5"/>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18" office:value-type="string" calcext:value-type="string">
            <text:p>Werner Seitz, 032 713 63 65, werner.seitz@bfs.admin.ch</text:p>
          </table:table-cell>
          <table:table-cell table:style-name="ce118" table:number-columns-repeated="5"/>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19" office:value-type="string" calcext:value-type="string">
            <text:p>Madeleine Schneider, 032 713 63 99, madeleine.schneider@bfs.admin.ch</text:p>
          </table:table-cell>
          <table:table-cell table:style-name="ce118" table:number-columns-repeated="5"/>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20" office:value-type="string" calcext:value-type="string">
            <text:p>© BFS - Statistisches Lexikon der Schweiz</text:p>
          </table:table-cell>
          <table:table-cell table:style-name="ce118" table:number-columns-repeated="4"/>
          <table:table-cell table:style-name="ce100"/>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7" table:number-rows-repeated="1048483">
          <table:table-cell table:number-columns-repeated="1024"/>
        </table:table-row>
        <table:table-row table:style-name="ro7">
          <table:table-cell table:number-columns-repeated="1024"/>
        </table:table-row>
      </table:table>
      <table:table table:name="1900-1949" table:style-name="ta7">
        <table:table-column table:style-name="co15" table:default-cell-style-name="ce121"/>
        <table:table-column table:style-name="co16" table:default-cell-style-name="ce121"/>
        <table:table-column table:style-name="co17" table:default-cell-style-name="ce121"/>
        <table:table-column table:style-name="co4" table:default-cell-style-name="ce121"/>
        <table:table-column table:style-name="co5" table:default-cell-style-name="ce121"/>
        <table:table-column table:style-name="co6" table:default-cell-style-name="ce121"/>
        <table:table-column table:style-name="co5" table:default-cell-style-name="ce121"/>
        <table:table-column table:style-name="co7" table:default-cell-style-name="ce121"/>
        <table:table-column table:style-name="co8" table:default-cell-style-name="ce121"/>
        <table:table-column table:style-name="co4" table:default-cell-style-name="ce121"/>
        <table:table-column table:style-name="co9" table:default-cell-style-name="ce121"/>
        <table:table-column table:style-name="co18" table:default-cell-style-name="ce121"/>
        <table:table-column table:style-name="co11" table:default-cell-style-name="ce121"/>
        <table:table-column table:style-name="co12" table:default-cell-style-name="ce121"/>
        <table:table-column table:style-name="co13" table:default-cell-style-name="ce121"/>
        <table:table-column table:style-name="co9" table:default-cell-style-name="ce121"/>
        <table:table-column table:style-name="co14" table:number-columns-repeated="241" table:default-cell-style-name="ce121"/>
        <table:table-column table:style-name="co14" table:number-columns-repeated="767" table:default-cell-style-name="Default"/>
        <table:table-row table:style-name="ro6">
          <table:table-cell table:style-name="ce1" office:value-type="string" calcext:value-type="string">
            <text:p>Eidgenössische Volksabstimmungen 1900 – 1949, detaillierte Ergebnisse</text:p>
          </table:table-cell>
          <table:table-cell table:style-name="ce20"/>
          <table:table-cell table:style-name="ce35"/>
          <table:table-cell table:style-name="ce44" table:number-columns-repeated="7"/>
          <table:table-cell table:style-name="ce81"/>
          <table:table-cell table:style-name="ce44" table:number-columns-repeated="2"/>
          <table:table-cell table:style-name="ce88"/>
          <table:table-cell table:style-name="ce44"/>
          <table:table-cell table:style-name="ce109" office:value-type="string" calcext:value-type="string">
            <text:p>T 17.3.2.2</text:p>
          </table:table-cell>
          <table:table-cell table:number-columns-repeated="1008"/>
        </table:table-row>
        <table:table-row table:style-name="ro2">
          <table:table-cell table:style-name="ce2"/>
          <table:table-cell table:style-name="ce21"/>
          <table:table-cell table:style-name="ce2" table:number-columns-repeated="8"/>
          <table:table-cell table:style-name="ce82"/>
          <table:table-cell table:style-name="ce2" table:number-columns-repeated="2"/>
          <table:table-cell table:style-name="ce89"/>
          <table:table-cell table:style-name="ce2" table:number-columns-repeated="2"/>
          <table:table-cell table:number-columns-repeated="1008"/>
        </table:table-row>
        <table:table-row table:style-name="ro2">
          <table:table-cell table:style-name="ce3"/>
          <table:table-cell table:style-name="ce22"/>
          <table:table-cell table:style-name="ce3"/>
          <table:table-cell table:style-name="ce45"/>
          <table:table-cell table:style-name="ce46"/>
          <table:table-cell table:style-name="ce62"/>
          <table:table-cell table:style-name="ce68"/>
          <table:table-cell table:style-name="ce62"/>
          <table:table-cell table:style-name="ce46"/>
          <table:table-cell table:style-name="ce62"/>
          <table:table-cell table:style-name="ce83"/>
          <table:table-cell table:style-name="ce62"/>
          <table:table-cell table:style-name="ce85"/>
          <table:table-cell table:style-name="ce90"/>
          <table:table-cell table:style-name="ce3"/>
          <table:table-cell table:style-name="ce110"/>
          <table:table-cell table:number-columns-repeated="1008"/>
        </table:table-row>
        <table:table-row table:style-name="ro6">
          <table:table-cell table:style-name="ce3" office:value-type="string" calcext:value-type="string">
            <text:p>Nr. der</text:p>
          </table:table-cell>
          <table:table-cell table:style-name="ce23" office:value-type="string" calcext:value-type="string">
            <text:p>Datum</text:p>
          </table:table-cell>
          <table:table-cell table:style-name="ce36" office:value-type="string" calcext:value-type="string">
            <text:p>Gegenstand</text:p>
          </table:table-cell>
          <table:table-cell table:style-name="ce46" office:value-type="string" office:string-value="Art Fak.)" calcext:value-type="string">
            <text:p><text:s/>Art Fak.) </text:p>
          </table:table-cell>
          <table:table-cell table:style-name="ce46" office:value-type="string" office:string-value="Stimmbe-" calcext:value-type="string">
            <text:p><text:s/>Stimmbe- </text:p>
          </table:table-cell>
          <table:table-cell table:style-name="ce62" office:value-type="string" office:string-value="Abgegebene" calcext:value-type="string">
            <text:p><text:s/>Abgegebene </text:p>
          </table:table-cell>
          <table:table-cell table:style-name="ce68" office:value-type="string" calcext:value-type="string">
            <text:p>Stimmbe-</text:p>
          </table:table-cell>
          <table:table-cell table:style-name="ce62" office:value-type="string" office:string-value="Leer" calcext:value-type="string">
            <text:p><text:s/>Leer </text:p>
          </table:table-cell>
          <table:table-cell table:style-name="ce46" office:value-type="string" office:string-value="Ungültig" calcext:value-type="string">
            <text:p><text:s/>Ungültig </text:p>
          </table:table-cell>
          <table:table-cell table:style-name="ce62" office:value-type="string" office:string-value="Gültige" calcext:value-type="string">
            <text:p><text:s/>Gültige </text:p>
          </table:table-cell>
          <table:table-cell table:style-name="ce46" office:value-type="string" office:string-value="JA-" calcext:value-type="string">
            <text:p><text:s/>JA- </text:p>
          </table:table-cell>
          <table:table-cell table:style-name="ce62" office:value-type="string" office:string-value="NEIN-" calcext:value-type="string">
            <text:p><text:s/>NEIN- </text:p>
          </table:table-cell>
          <table:table-cell table:style-name="ce68" office:value-type="string" calcext:value-type="string">
            <text:p>JA</text:p>
          </table:table-cell>
          <table:table-cell table:style-name="ce91" office:value-type="string" calcext:value-type="string">
            <text:p>Angenommen (A)</text:p>
          </table:table-cell>
          <table:table-cell table:style-name="ce100" office:value-type="string" calcext:value-type="string">
            <text:p>Annehmende</text:p>
          </table:table-cell>
          <table:table-cell table:style-name="ce111" office:value-type="string" calcext:value-type="string">
            <text:p>Ablehnende</text:p>
          </table:table-cell>
          <table:table-cell table:number-columns-repeated="1008"/>
        </table:table-row>
        <table:table-row table:style-name="ro6">
          <table:table-cell table:style-name="ce3" office:value-type="string" calcext:value-type="string">
            <text:p>Vorlage 1)</text:p>
          </table:table-cell>
          <table:table-cell table:style-name="ce24"/>
          <table:table-cell table:style-name="ce3"/>
          <table:table-cell table:style-name="ce47"/>
          <table:table-cell table:style-name="ce46" office:value-type="string" office:string-value="rechtigte" calcext:value-type="string">
            <text:p><text:s/>rechtigte </text:p>
          </table:table-cell>
          <table:table-cell table:style-name="ce62" office:value-type="string" office:string-value="Stimmen" calcext:value-type="string">
            <text:p><text:s/>Stimmen </text:p>
          </table:table-cell>
          <table:table-cell table:style-name="ce68" office:value-type="string" calcext:value-type="string">
            <text:p>teiligung in %</text:p>
          </table:table-cell>
          <table:table-cell table:style-name="ce62"/>
          <table:table-cell table:style-name="ce46"/>
          <table:table-cell table:style-name="ce62" office:value-type="string" office:string-value="Stimmen" calcext:value-type="string">
            <text:p><text:s/>Stimmen </text:p>
          </table:table-cell>
          <table:table-cell table:style-name="ce46" office:value-type="string" office:string-value="Stimmen" calcext:value-type="string">
            <text:p><text:s/>Stimmen </text:p>
          </table:table-cell>
          <table:table-cell table:style-name="ce62" office:value-type="string" office:string-value="Stimmen" calcext:value-type="string">
            <text:p><text:s/>Stimmen </text:p>
          </table:table-cell>
          <table:table-cell table:style-name="ce68" office:value-type="string" calcext:value-type="string">
            <text:p>in % 3)</text:p>
          </table:table-cell>
          <table:table-cell table:style-name="ce91" office:value-type="string" calcext:value-type="string">
            <text:p>Verworfen (V)</text:p>
          </table:table-cell>
          <table:table-cell table:style-name="ce100" office:value-type="string" calcext:value-type="string">
            <text:p>Stände 4)</text:p>
          </table:table-cell>
          <table:table-cell table:style-name="ce111" office:value-type="string" calcext:value-type="string">
            <text:p>Stände 4)</text:p>
          </table:table-cell>
          <table:table-cell table:number-columns-repeated="1008"/>
        </table:table-row>
        <table:table-row table:style-name="ro2">
          <table:table-cell table:style-name="ce4"/>
          <table:table-cell table:style-name="ce25"/>
          <table:table-cell table:style-name="ce125"/>
          <table:table-cell table:style-name="ce48"/>
          <table:table-cell table:style-name="ce55"/>
          <table:table-cell table:style-name="ce64"/>
          <table:table-cell table:style-name="ce69"/>
          <table:table-cell table:style-name="ce64"/>
          <table:table-cell table:style-name="ce55"/>
          <table:table-cell table:style-name="ce64"/>
          <table:table-cell table:style-name="ce55"/>
          <table:table-cell table:style-name="ce64"/>
          <table:table-cell table:style-name="ce69"/>
          <table:table-cell table:style-name="ce92"/>
          <table:table-cell table:style-name="ce101"/>
          <table:table-cell table:style-name="ce112"/>
          <table:table-cell table:number-columns-repeated="1008"/>
        </table:table-row>
        <table:table-row table:style-name="ro2">
          <table:table-cell table:style-name="ce5"/>
          <table:table-cell table:style-name="ce26"/>
          <table:table-cell table:style-name="ce38"/>
          <table:table-cell table:style-name="ce5"/>
          <table:table-cell table:style-name="ce56" table:number-columns-repeated="2"/>
          <table:table-cell table:style-name="ce70"/>
          <table:table-cell table:style-name="ce56" table:number-columns-repeated="5"/>
          <table:table-cell table:style-name="ce70"/>
          <table:table-cell table:style-name="ce93"/>
          <table:table-cell table:style-name="ce102" table:number-columns-repeated="2"/>
          <table:table-cell table:number-columns-repeated="1008"/>
        </table:table-row>
        <table:table-row table:style-name="ro4">
          <table:table-cell table:style-name="ce114" office:value-type="float" office:value="56" calcext:value-type="float">
            <text:p>56</text:p>
          </table:table-cell>
          <table:table-cell table:style-name="ce122" office:value-type="date" office:date-value="1900-05-20" calcext:value-type="date">
            <text:p>20.05.1900</text:p>
          </table:table-cell>
          <table:table-cell table:style-name="ce43" office:value-type="string" calcext:value-type="string">
            <text:p>Bundesgesetz betreffend die Kranken- und Unfallversicherung mit Einschluss der Militärversicherung</text:p>
          </table:table-cell>
          <table:table-cell table:style-name="ce53" office:value-type="string" calcext:value-type="string">
            <text:p>Fak.</text:p>
          </table:table-cell>
          <table:table-cell table:style-name="ce103" office:value-type="float" office:value="745228" calcext:value-type="float">
            <text:p>745'228 <text:s/></text:p>
          </table:table-cell>
          <table:table-cell table:style-name="ce103" office:value-type="float" office:value="497350" calcext:value-type="float">
            <text:p>497'350 <text:s/></text:p>
          </table:table-cell>
          <table:table-cell table:style-name="ce127" office:value-type="float" office:value="66.7379647570945" calcext:value-type="float">
            <text:p>66.7 <text:s text:c="3"/></text:p>
          </table:table-cell>
          <table:table-cell table:style-name="ce103" office:value-type="float" office:value="5636" calcext:value-type="float">
            <text:p>5'636 <text:s/></text:p>
          </table:table-cell>
          <table:table-cell table:style-name="ce103" office:value-type="float" office:value="1765" calcext:value-type="float">
            <text:p>1'765 <text:s/></text:p>
          </table:table-cell>
          <table:table-cell table:style-name="ce103" office:value-type="float" office:value="489949" calcext:value-type="float">
            <text:p>489'949 <text:s/></text:p>
          </table:table-cell>
          <table:table-cell table:style-name="ce103" office:value-type="float" office:value="148035" calcext:value-type="float">
            <text:p>148'035 <text:s/></text:p>
          </table:table-cell>
          <table:table-cell table:style-name="ce103" office:value-type="float" office:value="341914" calcext:value-type="float">
            <text:p>341'914 <text:s/></text:p>
          </table:table-cell>
          <table:table-cell table:style-name="ce127" office:value-type="float" office:value="30.2143692506771" calcext:value-type="float">
            <text:p>30.2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3">
          <table:table-cell table:style-name="ce115" office:value-type="float" office:value="57" calcext:value-type="float">
            <text:p>57</text:p>
          </table:table-cell>
          <table:table-cell table:style-name="ce123" office:value-type="date" office:date-value="1900-11-04" calcext:value-type="date">
            <text:p>04.11.1900</text:p>
          </table:table-cell>
          <table:table-cell table:style-name="ce126" office:value-type="string" calcext:value-type="string">
            <text:p>Volksinitiative «für die Proporzwahl des Nationalrates»</text:p>
          </table:table-cell>
          <table:table-cell table:style-name="ce52" office:value-type="string" calcext:value-type="string">
            <text:p>I.</text:p>
          </table:table-cell>
          <table:table-cell table:style-name="ce104" office:value-type="float" office:value="747262" calcext:value-type="float">
            <text:p>747'262 <text:s/></text:p>
          </table:table-cell>
          <table:table-cell table:style-name="ce104" office:value-type="float" office:value="439111" calcext:value-type="float">
            <text:p>439'111 <text:s/></text:p>
          </table:table-cell>
          <table:table-cell table:style-name="ce128" office:value-type="float" office:value="58.7626562035805" calcext:value-type="float">
            <text:p>58.8 <text:s text:c="3"/></text:p>
          </table:table-cell>
          <table:table-cell table:style-name="ce104" office:value-type="float" office:value="17539" calcext:value-type="float">
            <text:p>17'539 <text:s/></text:p>
          </table:table-cell>
          <table:table-cell table:style-name="ce104" office:value-type="float" office:value="7898" calcext:value-type="float">
            <text:p>7'898 <text:s/></text:p>
          </table:table-cell>
          <table:table-cell table:style-name="ce104" office:value-type="float" office:value="413674" calcext:value-type="float">
            <text:p>413'674 <text:s/></text:p>
          </table:table-cell>
          <table:table-cell table:style-name="ce104" office:value-type="float" office:value="169008" calcext:value-type="float">
            <text:p>169'008 <text:s/></text:p>
          </table:table-cell>
          <table:table-cell table:style-name="ce104" office:value-type="float" office:value="244666" calcext:value-type="float">
            <text:p>244'666 <text:s/></text:p>
          </table:table-cell>
          <table:table-cell table:style-name="ce128" office:value-type="float" office:value="40.8553595343193" calcext:value-type="float">
            <text:p>40.9 <text:s text:c="3"/></text:p>
          </table:table-cell>
          <table:table-cell table:style-name="ce96" office:value-type="string" office:string-value="V" calcext:value-type="string">
            <text:p>V </text:p>
          </table:table-cell>
          <table:table-cell table:style-name="ce104" office:value-type="string" office:string-value="9 3/2" calcext:value-type="string">
            <text:p>9 3/2 </text:p>
          </table:table-cell>
          <table:table-cell table:style-name="ce104" office:value-type="string" office:string-value="10 3/2" calcext:value-type="string">
            <text:p>10 3/2 </text:p>
          </table:table-cell>
          <table:table-cell table:number-columns-repeated="1008"/>
        </table:table-row>
        <table:table-row table:style-name="ro4">
          <table:table-cell table:style-name="ce114" office:value-type="float" office:value="58" calcext:value-type="float">
            <text:p>58</text:p>
          </table:table-cell>
          <table:table-cell table:style-name="ce122" office:value-type="date" office:date-value="1900-11-04" calcext:value-type="date">
            <text:p>04.11.1900</text:p>
          </table:table-cell>
          <table:table-cell table:style-name="ce43" office:value-type="string" calcext:value-type="string">
            <text:p>Volksinitiative «für die Volkswahl des Bundesrates und die Vermehrung der Mitgliederzahl»</text:p>
          </table:table-cell>
          <table:table-cell table:style-name="ce53" office:value-type="string" calcext:value-type="string">
            <text:p>I.</text:p>
          </table:table-cell>
          <table:table-cell table:style-name="ce103" office:value-type="float" office:value="747262" calcext:value-type="float">
            <text:p>747'262 <text:s/></text:p>
          </table:table-cell>
          <table:table-cell table:style-name="ce103" office:value-type="float" office:value="439498" calcext:value-type="float">
            <text:p>439'498 <text:s/></text:p>
          </table:table-cell>
          <table:table-cell table:style-name="ce127" office:value-type="float" office:value="58.8144452681924" calcext:value-type="float">
            <text:p>58.8 <text:s text:c="3"/></text:p>
          </table:table-cell>
          <table:table-cell table:style-name="ce103" office:value-type="float" office:value="15734" calcext:value-type="float">
            <text:p>15'734 <text:s/></text:p>
          </table:table-cell>
          <table:table-cell table:style-name="ce103" office:value-type="float" office:value="7316" calcext:value-type="float">
            <text:p>7'316 <text:s/></text:p>
          </table:table-cell>
          <table:table-cell table:style-name="ce103" office:value-type="float" office:value="416448" calcext:value-type="float">
            <text:p>416'448 <text:s/></text:p>
          </table:table-cell>
          <table:table-cell table:style-name="ce103" office:value-type="float" office:value="145926" calcext:value-type="float">
            <text:p>145'926 <text:s/></text:p>
          </table:table-cell>
          <table:table-cell table:style-name="ce103" office:value-type="float" office:value="270522" calcext:value-type="float">
            <text:p>270'522 <text:s/></text:p>
          </table:table-cell>
          <table:table-cell table:style-name="ce127" office:value-type="float" office:value="35.0406293222683" calcext:value-type="float">
            <text:p>35.0 <text:s text:c="3"/></text:p>
          </table:table-cell>
          <table:table-cell table:style-name="ce97" office:value-type="string" office:string-value="V" calcext:value-type="string">
            <text:p>V </text:p>
          </table:table-cell>
          <table:table-cell table:style-name="ce103" office:value-type="string" office:string-value="7 2/2" calcext:value-type="string">
            <text:p>7 2/2 </text:p>
          </table:table-cell>
          <table:table-cell table:style-name="ce103" office:value-type="string" office:string-value="12 4/2" calcext:value-type="string">
            <text:p>12 4/2 </text:p>
          </table:table-cell>
          <table:table-cell table:number-columns-repeated="1008"/>
        </table:table-row>
        <table:table-row table:style-name="ro3">
          <table:table-cell table:style-name="ce115" office:value-type="float" office:value="59" calcext:value-type="float">
            <text:p>59</text:p>
          </table:table-cell>
          <table:table-cell table:style-name="ce123" office:value-type="date" office:date-value="1902-11-23" calcext:value-type="date">
            <text:p>23.11.1902</text:p>
          </table:table-cell>
          <table:table-cell table:style-name="ce126" office:value-type="string" calcext:value-type="string">
            <text:p>Bundesbeschluss betreffend die Unterstützung der öffentlichen Primarschule durch den Bund</text:p>
          </table:table-cell>
          <table:table-cell table:style-name="ce52" office:value-type="string" calcext:value-type="string">
            <text:p>Obl.</text:p>
          </table:table-cell>
          <table:table-cell table:style-name="ce104" office:value-type="float" office:value="757320" calcext:value-type="float">
            <text:p>757'320 <text:s/></text:p>
          </table:table-cell>
          <table:table-cell table:style-name="ce104" office:value-type="float" office:value="353177" calcext:value-type="float">
            <text:p>353'177 <text:s/></text:p>
          </table:table-cell>
          <table:table-cell table:style-name="ce128" office:value-type="float" office:value="46.635108012465" calcext:value-type="float">
            <text:p>46.6 <text:s text:c="3"/></text:p>
          </table:table-cell>
          <table:table-cell table:style-name="ce104" office:value-type="float" office:value="12449" calcext:value-type="float">
            <text:p>12'449 <text:s/></text:p>
          </table:table-cell>
          <table:table-cell table:style-name="ce104" office:value-type="float" office:value="1732" calcext:value-type="float">
            <text:p>1'732 <text:s/></text:p>
          </table:table-cell>
          <table:table-cell table:style-name="ce104" office:value-type="float" office:value="338996" calcext:value-type="float">
            <text:p>338'996 <text:s/></text:p>
          </table:table-cell>
          <table:table-cell table:style-name="ce104" office:value-type="float" office:value="258567" calcext:value-type="float">
            <text:p>258'567 <text:s/></text:p>
          </table:table-cell>
          <table:table-cell table:style-name="ce104" office:value-type="float" office:value="80429" calcext:value-type="float">
            <text:p>80'429 <text:s/></text:p>
          </table:table-cell>
          <table:table-cell table:style-name="ce128" office:value-type="float" office:value="76.2743513197796" calcext:value-type="float">
            <text:p>76.3 <text:s text:c="3"/></text:p>
          </table:table-cell>
          <table:table-cell table:style-name="ce96" office:value-type="string" office:string-value="A" calcext:value-type="string">
            <text:p>A </text:p>
          </table:table-cell>
          <table:table-cell table:style-name="ce104" office:value-type="string" office:string-value="19 5/2" calcext:value-type="string">
            <text:p>19 5/2 </text:p>
          </table:table-cell>
          <table:table-cell table:style-name="ce104" office:value-type="string" office:string-value="1/2" calcext:value-type="string">
            <text:p>1/2 </text:p>
          </table:table-cell>
          <table:table-cell table:number-columns-repeated="1008"/>
        </table:table-row>
        <table:table-row table:style-name="ro3">
          <table:table-cell table:style-name="ce114" office:value-type="float" office:value="60" calcext:value-type="float">
            <text:p>60</text:p>
          </table:table-cell>
          <table:table-cell table:style-name="ce122" office:value-type="date" office:date-value="1903-03-15" calcext:value-type="date">
            <text:p>15.03.1903</text:p>
          </table:table-cell>
          <table:table-cell table:style-name="ce43" office:value-type="string" calcext:value-type="string">
            <text:p>Bundesgesetz betreffend den schweizerischen Zolltarif</text:p>
          </table:table-cell>
          <table:table-cell table:style-name="ce53" office:value-type="string" calcext:value-type="string">
            <text:p>Fak.</text:p>
          </table:table-cell>
          <table:table-cell table:style-name="ce103" office:value-type="float" office:value="768125" calcext:value-type="float">
            <text:p>768'125 <text:s/></text:p>
          </table:table-cell>
          <table:table-cell table:style-name="ce103" office:value-type="float" office:value="562869" calcext:value-type="float">
            <text:p>562'869 <text:s/></text:p>
          </table:table-cell>
          <table:table-cell table:style-name="ce127" office:value-type="float" office:value="73.2783075671277" calcext:value-type="float">
            <text:p>73.3 <text:s text:c="3"/></text:p>
          </table:table-cell>
          <table:table-cell table:style-name="ce103" office:value-type="float" office:value="3529" calcext:value-type="float">
            <text:p>3'529 <text:s/></text:p>
          </table:table-cell>
          <table:table-cell table:style-name="ce103" office:value-type="float" office:value="2216" calcext:value-type="float">
            <text:p>2'216 <text:s/></text:p>
          </table:table-cell>
          <table:table-cell table:style-name="ce103" office:value-type="float" office:value="557124" calcext:value-type="float">
            <text:p>557'124 <text:s/></text:p>
          </table:table-cell>
          <table:table-cell table:style-name="ce103" office:value-type="float" office:value="332001" calcext:value-type="float">
            <text:p>332'001 <text:s/></text:p>
          </table:table-cell>
          <table:table-cell table:style-name="ce103" office:value-type="float" office:value="225123" calcext:value-type="float">
            <text:p>225'123 <text:s/></text:p>
          </table:table-cell>
          <table:table-cell table:style-name="ce127" office:value-type="float" office:value="59.5919400348935" calcext:value-type="float">
            <text:p>59.6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5">
          <table:table-cell table:style-name="ce115" office:value-type="float" office:value="61" calcext:value-type="float">
            <text:p>61</text:p>
          </table:table-cell>
          <table:table-cell table:style-name="ce123" office:value-type="date" office:date-value="1903-10-25" calcext:value-type="date">
            <text:p>25.10.1903</text:p>
          </table:table-cell>
          <table:table-cell table:style-name="ce126" office:value-type="string" calcext:value-type="string">
            <text:p>Bundesgesetz betreffend Ergänzung des Bundesgesetzes über das Bundesstrafrecht der schweizerischen Eidgenossenschaft vom 4. Februar 1853</text:p>
          </table:table-cell>
          <table:table-cell table:style-name="ce52" office:value-type="string" calcext:value-type="string">
            <text:p>Fak.</text:p>
          </table:table-cell>
          <table:table-cell table:style-name="ce104" office:value-type="float" office:value="768105" calcext:value-type="float">
            <text:p>768'105 <text:s/></text:p>
          </table:table-cell>
          <table:table-cell table:style-name="ce104" office:value-type="float" office:value="408885" calcext:value-type="float">
            <text:p>408'885 <text:s/></text:p>
          </table:table-cell>
          <table:table-cell table:style-name="ce128" office:value-type="float" office:value="53.2329564317378" calcext:value-type="float">
            <text:p>53.2 <text:s text:c="3"/></text:p>
          </table:table-cell>
          <table:table-cell table:style-name="ce104" office:value-type="float" office:value="15099" calcext:value-type="float">
            <text:p>15'099 <text:s/></text:p>
          </table:table-cell>
          <table:table-cell table:style-name="ce104" office:value-type="float" office:value="12007" calcext:value-type="float">
            <text:p>12'007 <text:s/></text:p>
          </table:table-cell>
          <table:table-cell table:style-name="ce104" office:value-type="float" office:value="381779" calcext:value-type="float">
            <text:p>381'779 <text:s/></text:p>
          </table:table-cell>
          <table:table-cell table:style-name="ce104" office:value-type="float" office:value="117694" calcext:value-type="float">
            <text:p>117'694 <text:s/></text:p>
          </table:table-cell>
          <table:table-cell table:style-name="ce104" office:value-type="float" office:value="264085" calcext:value-type="float">
            <text:p>264'085 <text:s/></text:p>
          </table:table-cell>
          <table:table-cell table:style-name="ce128" office:value-type="float" office:value="30.8277825653061" calcext:value-type="float">
            <text:p>30.8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3">
          <table:table-cell table:style-name="ce114" office:value-type="float" office:value="62" calcext:value-type="float">
            <text:p>62</text:p>
          </table:table-cell>
          <table:table-cell table:style-name="ce122" office:value-type="date" office:date-value="1903-10-25" calcext:value-type="date">
            <text:p>25.10.1903</text:p>
          </table:table-cell>
          <table:table-cell table:style-name="ce43" office:value-type="string" calcext:value-type="string">
            <text:p>Volksinitiative «für die Wahl des Nationalrates aufgrund der Schweizer Wohnbevölkerung»</text:p>
          </table:table-cell>
          <table:table-cell table:style-name="ce53" office:value-type="string" calcext:value-type="string">
            <text:p>I.</text:p>
          </table:table-cell>
          <table:table-cell table:style-name="ce103" office:value-type="float" office:value="768105" calcext:value-type="float">
            <text:p>768'105 <text:s/></text:p>
          </table:table-cell>
          <table:table-cell table:style-name="ce103" office:value-type="float" office:value="409039" calcext:value-type="float">
            <text:p>409'039 <text:s/></text:p>
          </table:table-cell>
          <table:table-cell table:style-name="ce127" office:value-type="float" office:value="53.2530057739502" calcext:value-type="float">
            <text:p>53.3 <text:s text:c="3"/></text:p>
          </table:table-cell>
          <table:table-cell table:style-name="ce103" office:value-type="float" office:value="13460" calcext:value-type="float">
            <text:p>13'460 <text:s/></text:p>
          </table:table-cell>
          <table:table-cell table:style-name="ce103" office:value-type="float" office:value="5363" calcext:value-type="float">
            <text:p>5'363 <text:s/></text:p>
          </table:table-cell>
          <table:table-cell table:style-name="ce103" office:value-type="float" office:value="390216" calcext:value-type="float">
            <text:p>390'216 <text:s/></text:p>
          </table:table-cell>
          <table:table-cell table:style-name="ce103" office:value-type="float" office:value="95131" calcext:value-type="float">
            <text:p>95'131 <text:s/></text:p>
          </table:table-cell>
          <table:table-cell table:style-name="ce103" office:value-type="float" office:value="295085" calcext:value-type="float">
            <text:p>295'085 <text:s/></text:p>
          </table:table-cell>
          <table:table-cell table:style-name="ce127" office:value-type="float" office:value="24.3790618529225" calcext:value-type="float">
            <text:p>24.4 <text:s text:c="3"/></text:p>
          </table:table-cell>
          <table:table-cell table:style-name="ce97" office:value-type="string" office:string-value="V" calcext:value-type="string">
            <text:p>V </text:p>
          </table:table-cell>
          <table:table-cell table:style-name="ce103" office:value-type="string" office:string-value="3 2/2" calcext:value-type="string">
            <text:p>3 2/2 </text:p>
          </table:table-cell>
          <table:table-cell table:style-name="ce103" office:value-type="string" office:string-value="16 4/2" calcext:value-type="string">
            <text:p>16 4/2 </text:p>
          </table:table-cell>
          <table:table-cell table:number-columns-repeated="1008"/>
        </table:table-row>
        <table:table-row table:style-name="ro3">
          <table:table-cell table:style-name="ce115" office:value-type="float" office:value="63" calcext:value-type="float">
            <text:p>63</text:p>
          </table:table-cell>
          <table:table-cell table:style-name="ce123" office:value-type="date" office:date-value="1903-10-25" calcext:value-type="date">
            <text:p>25.10.1903</text:p>
          </table:table-cell>
          <table:table-cell table:style-name="ce126" office:value-type="string" calcext:value-type="string">
            <text:p>Bundesbeschluss betreffend Abänderung des Art. 32bis der Bundesverfassung</text:p>
          </table:table-cell>
          <table:table-cell table:style-name="ce52" office:value-type="string" calcext:value-type="string">
            <text:p>Obl.</text:p>
          </table:table-cell>
          <table:table-cell table:style-name="ce104" office:value-type="float" office:value="768105" calcext:value-type="float">
            <text:p>768'105 <text:s/></text:p>
          </table:table-cell>
          <table:table-cell table:style-name="ce104" office:value-type="float" office:value="407852" calcext:value-type="float">
            <text:p>407'852 <text:s/></text:p>
          </table:table-cell>
          <table:table-cell table:style-name="ce128" office:value-type="float" office:value="53.0984696102746" calcext:value-type="float">
            <text:p>53.1 <text:s text:c="3"/></text:p>
          </table:table-cell>
          <table:table-cell table:style-name="ce104" office:value-type="float" office:value="14674" calcext:value-type="float">
            <text:p>14'674 <text:s/></text:p>
          </table:table-cell>
          <table:table-cell table:style-name="ce104" office:value-type="float" office:value="8307" calcext:value-type="float">
            <text:p>8'307 <text:s/></text:p>
          </table:table-cell>
          <table:table-cell table:style-name="ce104" office:value-type="float" office:value="384871" calcext:value-type="float">
            <text:p>384'871 <text:s/></text:p>
          </table:table-cell>
          <table:table-cell table:style-name="ce104" office:value-type="float" office:value="156777" calcext:value-type="float">
            <text:p>156'777 <text:s/></text:p>
          </table:table-cell>
          <table:table-cell table:style-name="ce104" office:value-type="float" office:value="228094" calcext:value-type="float">
            <text:p>228'094 <text:s/></text:p>
          </table:table-cell>
          <table:table-cell table:style-name="ce128" office:value-type="float" office:value="40.7349475538557" calcext:value-type="float">
            <text:p>40.7 <text:s text:c="3"/></text:p>
          </table:table-cell>
          <table:table-cell table:style-name="ce96" office:value-type="string" office:string-value="V" calcext:value-type="string">
            <text:p>V </text:p>
          </table:table-cell>
          <table:table-cell table:style-name="ce104" office:value-type="string" office:string-value="4" calcext:value-type="string">
            <text:p>4 </text:p>
          </table:table-cell>
          <table:table-cell table:style-name="ce104" office:value-type="string" office:string-value="15 6/2" calcext:value-type="string">
            <text:p>15 6/2 </text:p>
          </table:table-cell>
          <table:table-cell table:number-columns-repeated="1008"/>
        </table:table-row>
        <table:table-row table:style-name="ro4">
          <table:table-cell table:style-name="ce114" office:value-type="float" office:value="64" calcext:value-type="float">
            <text:p>64</text:p>
          </table:table-cell>
          <table:table-cell table:style-name="ce122" office:value-type="date" office:date-value="1905-03-19" calcext:value-type="date">
            <text:p>19.03.1905</text:p>
          </table:table-cell>
          <table:table-cell table:style-name="ce43" office:value-type="string" calcext:value-type="string">
            <text:p>Bundesbeschluss betreffend Revision des Art. 64 der Bundesverfassung (Ausdehnung des Erfinderschutzes)</text:p>
          </table:table-cell>
          <table:table-cell table:style-name="ce53" office:value-type="string" calcext:value-type="string">
            <text:p>Obl.</text:p>
          </table:table-cell>
          <table:table-cell table:style-name="ce103" office:value-type="float" office:value="776394" calcext:value-type="float">
            <text:p>776'394 <text:s/></text:p>
          </table:table-cell>
          <table:table-cell table:style-name="ce103" office:value-type="float" office:value="310905" calcext:value-type="float">
            <text:p>310'905 <text:s/></text:p>
          </table:table-cell>
          <table:table-cell table:style-name="ce127" office:value-type="float" office:value="40.0447453226068" calcext:value-type="float">
            <text:p>40.0 <text:s text:c="3"/></text:p>
          </table:table-cell>
          <table:table-cell table:style-name="ce103" office:value-type="float" office:value="23452" calcext:value-type="float">
            <text:p>23'452 <text:s/></text:p>
          </table:table-cell>
          <table:table-cell table:style-name="ce103" office:value-type="float" office:value="4331" calcext:value-type="float">
            <text:p>4'331 <text:s/></text:p>
          </table:table-cell>
          <table:table-cell table:style-name="ce103" office:value-type="float" office:value="283122" calcext:value-type="float">
            <text:p>283'122 <text:s/></text:p>
          </table:table-cell>
          <table:table-cell table:style-name="ce103" office:value-type="float" office:value="199187" calcext:value-type="float">
            <text:p>199'187 <text:s/></text:p>
          </table:table-cell>
          <table:table-cell table:style-name="ce103" office:value-type="float" office:value="83935" calcext:value-type="float">
            <text:p>83'935 <text:s/></text:p>
          </table:table-cell>
          <table:table-cell table:style-name="ce127" office:value-type="float" office:value="70.3537697529687" calcext:value-type="float">
            <text:p>70.4 <text:s text:c="3"/></text:p>
          </table:table-cell>
          <table:table-cell table:style-name="ce97" office:value-type="string" office:string-value="A" calcext:value-type="string">
            <text:p>A </text:p>
          </table:table-cell>
          <table:table-cell table:style-name="ce103" office:value-type="string" office:string-value="19 5/2" calcext:value-type="string">
            <text:p>19 5/2 </text:p>
          </table:table-cell>
          <table:table-cell table:style-name="ce103" office:value-type="string" office:string-value="1/2" calcext:value-type="string">
            <text:p>1/2 </text:p>
          </table:table-cell>
          <table:table-cell table:number-columns-repeated="1008"/>
        </table:table-row>
        <table:table-row table:style-name="ro3">
          <table:table-cell table:style-name="ce115" office:value-type="float" office:value="65" calcext:value-type="float">
            <text:p>65</text:p>
          </table:table-cell>
          <table:table-cell table:style-name="ce123" office:value-type="date" office:date-value="1906-06-10" calcext:value-type="date">
            <text:p>10.06.1906</text:p>
          </table:table-cell>
          <table:table-cell table:style-name="ce126" office:value-type="string" calcext:value-type="string">
            <text:p>Bundesgesetz betreffend den Verkehr mit Lebensmitteln und Gebrauchsgegenständen</text:p>
          </table:table-cell>
          <table:table-cell table:style-name="ce52" office:value-type="string" calcext:value-type="string">
            <text:p>Fak.</text:p>
          </table:table-cell>
          <table:table-cell table:style-name="ce104" office:value-type="float" office:value="784769" calcext:value-type="float">
            <text:p>784'769 <text:s/></text:p>
          </table:table-cell>
          <table:table-cell table:style-name="ce104" office:value-type="float" office:value="403417" calcext:value-type="float">
            <text:p>403'417 <text:s/></text:p>
          </table:table-cell>
          <table:table-cell table:style-name="ce128" office:value-type="float" office:value="51.4058277021646" calcext:value-type="float">
            <text:p>51.4 <text:s text:c="3"/></text:p>
          </table:table-cell>
          <table:table-cell table:style-name="ce104" office:value-type="float" office:value="9363" calcext:value-type="float">
            <text:p>9'363 <text:s/></text:p>
          </table:table-cell>
          <table:table-cell table:style-name="ce104" office:value-type="float" office:value="1897" calcext:value-type="float">
            <text:p>1'897 <text:s/></text:p>
          </table:table-cell>
          <table:table-cell table:style-name="ce104" office:value-type="float" office:value="392157" calcext:value-type="float">
            <text:p>392'157 <text:s/></text:p>
          </table:table-cell>
          <table:table-cell table:style-name="ce104" office:value-type="float" office:value="245397" calcext:value-type="float">
            <text:p>245'397 <text:s/></text:p>
          </table:table-cell>
          <table:table-cell table:style-name="ce104" office:value-type="float" office:value="146760" calcext:value-type="float">
            <text:p>146'760 <text:s/></text:p>
          </table:table-cell>
          <table:table-cell table:style-name="ce128" office:value-type="float" office:value="62.5762130983254" calcext:value-type="float">
            <text:p>62.6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3">
          <table:table-cell table:style-name="ce114" office:value-type="float" office:value="66" calcext:value-type="float">
            <text:p>66</text:p>
          </table:table-cell>
          <table:table-cell table:style-name="ce122" office:value-type="date" office:date-value="1907-11-03" calcext:value-type="date">
            <text:p>03.11.1907</text:p>
          </table:table-cell>
          <table:table-cell table:style-name="ce43" office:value-type="string" calcext:value-type="string">
            <text:p>Militärorganisation der schweizerischen Eidgenossenschaft</text:p>
          </table:table-cell>
          <table:table-cell table:style-name="ce53" office:value-type="string" calcext:value-type="string">
            <text:p>Fak.</text:p>
          </table:table-cell>
          <table:table-cell table:style-name="ce103" office:value-type="float" office:value="808916" calcext:value-type="float">
            <text:p>808'916 <text:s/></text:p>
          </table:table-cell>
          <table:table-cell table:style-name="ce103" office:value-type="float" office:value="603931" calcext:value-type="float">
            <text:p>603'931 <text:s/></text:p>
          </table:table-cell>
          <table:table-cell table:style-name="ce127" office:value-type="float" office:value="74.6592971334477" calcext:value-type="float">
            <text:p>74.7 <text:s text:c="3"/></text:p>
          </table:table-cell>
          <table:table-cell table:style-name="ce103" office:value-type="float" office:value="3566" calcext:value-type="float">
            <text:p>3'566 <text:s/></text:p>
          </table:table-cell>
          <table:table-cell table:style-name="ce103" office:value-type="float" office:value="2807" calcext:value-type="float">
            <text:p>2'807 <text:s/></text:p>
          </table:table-cell>
          <table:table-cell table:style-name="ce103" office:value-type="float" office:value="597558" calcext:value-type="float">
            <text:p>597'558 <text:s/></text:p>
          </table:table-cell>
          <table:table-cell table:style-name="ce103" office:value-type="float" office:value="329953" calcext:value-type="float">
            <text:p>329'953 <text:s/></text:p>
          </table:table-cell>
          <table:table-cell table:style-name="ce103" office:value-type="float" office:value="267605" calcext:value-type="float">
            <text:p>267'605 <text:s/></text:p>
          </table:table-cell>
          <table:table-cell table:style-name="ce127" office:value-type="float" office:value="55.2168994474177" calcext:value-type="float">
            <text:p>55.2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4">
          <table:table-cell table:style-name="ce115" office:value-type="float" office:value="67" calcext:value-type="float">
            <text:p>67</text:p>
          </table:table-cell>
          <table:table-cell table:style-name="ce123" office:value-type="date" office:date-value="1908-07-05" calcext:value-type="date">
            <text:p>05.07.1908</text:p>
          </table:table-cell>
          <table:table-cell table:style-name="ce126" office:value-type="string" calcext:value-type="string">
            <text:p>Bundesbeschluss betreffend Ergänzung der Bundesverfassung bezüglich des Rechts der Gesetzgebung über das Gewerbewesen</text:p>
          </table:table-cell>
          <table:table-cell table:style-name="ce52" office:value-type="string" calcext:value-type="string">
            <text:p>Obl.</text:p>
          </table:table-cell>
          <table:table-cell table:style-name="ce104" office:value-type="float" office:value="809545" calcext:value-type="float">
            <text:p>809'545 <text:s/></text:p>
          </table:table-cell>
          <table:table-cell table:style-name="ce104" office:value-type="float" office:value="394272" calcext:value-type="float">
            <text:p>394'272 <text:s/></text:p>
          </table:table-cell>
          <table:table-cell table:style-name="ce128" office:value-type="float" office:value="48.7029133649149" calcext:value-type="float">
            <text:p>48.7 <text:s text:c="3"/></text:p>
          </table:table-cell>
          <table:table-cell table:style-name="ce104" office:value-type="float" office:value="67405" calcext:value-type="float">
            <text:p>67'405 <text:s/></text:p>
          </table:table-cell>
          <table:table-cell table:style-name="ce104" office:value-type="float" office:value="1849" calcext:value-type="float">
            <text:p>1'849 <text:s/></text:p>
          </table:table-cell>
          <table:table-cell table:style-name="ce104" office:value-type="float" office:value="325018" calcext:value-type="float">
            <text:p>325'018 <text:s/></text:p>
          </table:table-cell>
          <table:table-cell table:style-name="ce104" office:value-type="float" office:value="232457" calcext:value-type="float">
            <text:p>232'457 <text:s/></text:p>
          </table:table-cell>
          <table:table-cell table:style-name="ce104" office:value-type="float" office:value="92561" calcext:value-type="float">
            <text:p>92'561 <text:s/></text:p>
          </table:table-cell>
          <table:table-cell table:style-name="ce128" office:value-type="float" office:value="71.5212695912226" calcext:value-type="float">
            <text:p>71.5 <text:s text:c="3"/></text:p>
          </table:table-cell>
          <table:table-cell table:style-name="ce96" office:value-type="string" office:string-value="A" calcext:value-type="string">
            <text:p>A </text:p>
          </table:table-cell>
          <table:table-cell table:style-name="ce104" office:value-type="string" office:string-value="19 5/2" calcext:value-type="string">
            <text:p>19 5/2 </text:p>
          </table:table-cell>
          <table:table-cell table:style-name="ce104" office:value-type="string" office:string-value="1/2" calcext:value-type="string">
            <text:p>1/2 </text:p>
          </table:table-cell>
          <table:table-cell table:number-columns-repeated="1008"/>
        </table:table-row>
        <table:table-row table:style-name="ro1">
          <table:table-cell table:style-name="ce114" office:value-type="float" office:value="68" calcext:value-type="float">
            <text:p>68</text:p>
          </table:table-cell>
          <table:table-cell table:style-name="ce122" office:value-type="date" office:date-value="1908-07-05" calcext:value-type="date">
            <text:p>05.07.1908</text:p>
          </table:table-cell>
          <table:table-cell table:style-name="ce43" office:value-type="string" calcext:value-type="string">
            <text:p>Volksinitiative «für ein Absinthverbot»</text:p>
          </table:table-cell>
          <table:table-cell table:style-name="ce53" office:value-type="string" calcext:value-type="string">
            <text:p>I.</text:p>
          </table:table-cell>
          <table:table-cell table:style-name="ce103" office:value-type="float" office:value="809545" calcext:value-type="float">
            <text:p>809'545 <text:s/></text:p>
          </table:table-cell>
          <table:table-cell table:style-name="ce103" office:value-type="float" office:value="399217" calcext:value-type="float">
            <text:p>399'217 <text:s/></text:p>
          </table:table-cell>
          <table:table-cell table:style-name="ce127" office:value-type="float" office:value="49.3137503165358" calcext:value-type="float">
            <text:p>49.3 <text:s text:c="3"/></text:p>
          </table:table-cell>
          <table:table-cell table:style-name="ce103" office:value-type="float" office:value="15451" calcext:value-type="float">
            <text:p>15'451 <text:s/></text:p>
          </table:table-cell>
          <table:table-cell table:style-name="ce103" office:value-type="float" office:value="4019" calcext:value-type="float">
            <text:p>4'019 <text:s/></text:p>
          </table:table-cell>
          <table:table-cell table:style-name="ce103" office:value-type="float" office:value="379747" calcext:value-type="float">
            <text:p>379'747 <text:s/></text:p>
          </table:table-cell>
          <table:table-cell table:style-name="ce103" office:value-type="float" office:value="241078" calcext:value-type="float">
            <text:p>241'078 <text:s/></text:p>
          </table:table-cell>
          <table:table-cell table:style-name="ce103" office:value-type="float" office:value="138669" calcext:value-type="float">
            <text:p>138'669 <text:s/></text:p>
          </table:table-cell>
          <table:table-cell table:style-name="ce127" office:value-type="float" office:value="63.4838458236668" calcext:value-type="float">
            <text:p>63.5 <text:s text:c="3"/></text:p>
          </table:table-cell>
          <table:table-cell table:style-name="ce97" office:value-type="string" office:string-value="A" calcext:value-type="string">
            <text:p>A </text:p>
          </table:table-cell>
          <table:table-cell table:style-name="ce103" office:value-type="string" office:string-value="17 6/2" calcext:value-type="string">
            <text:p>17 6/2 </text:p>
          </table:table-cell>
          <table:table-cell table:style-name="ce103" office:value-type="string" office:string-value="2" calcext:value-type="string">
            <text:p>2 </text:p>
          </table:table-cell>
          <table:table-cell table:number-columns-repeated="1008"/>
        </table:table-row>
        <table:table-row table:style-name="ro9">
          <table:table-cell table:style-name="ce115" office:value-type="float" office:value="69" calcext:value-type="float">
            <text:p>69</text:p>
          </table:table-cell>
          <table:table-cell table:style-name="ce123" office:value-type="date" office:date-value="1908-10-25" calcext:value-type="date">
            <text:p>25.10.1908</text:p>
          </table:table-cell>
          <table:table-cell table:style-name="ce126" office:value-type="string" calcext:value-type="string">
            <text:p>Bundesbeschluss betreffend die Aufnahme eines Zusatzartikels 24bis in die Bundesverfassung betreffend die Gesetzgebung des Bundes über die Nutzbarmachung der Wasserkräfte und über die Fortleitung und die Abgabe der elektrischen Energie</text:p>
          </table:table-cell>
          <table:table-cell table:style-name="ce52" office:value-type="string" calcext:value-type="string">
            <text:p>Obl.</text:p>
          </table:table-cell>
          <table:table-cell table:style-name="ce104" office:value-type="float" office:value="809406" calcext:value-type="float">
            <text:p>809'406 <text:s/></text:p>
          </table:table-cell>
          <table:table-cell table:style-name="ce104" office:value-type="float" office:value="390834" calcext:value-type="float">
            <text:p>390'834 <text:s/></text:p>
          </table:table-cell>
          <table:table-cell table:style-name="ce128" office:value-type="float" office:value="48.2865212266773" calcext:value-type="float">
            <text:p>48.3 <text:s text:c="3"/></text:p>
          </table:table-cell>
          <table:table-cell table:style-name="ce104" office:value-type="float" office:value="14360" calcext:value-type="float">
            <text:p>14'360 <text:s/></text:p>
          </table:table-cell>
          <table:table-cell table:style-name="ce104" office:value-type="float" office:value="15314" calcext:value-type="float">
            <text:p>15'314 <text:s/></text:p>
          </table:table-cell>
          <table:table-cell table:style-name="ce104" office:value-type="float" office:value="361160" calcext:value-type="float">
            <text:p>361'160 <text:s/></text:p>
          </table:table-cell>
          <table:table-cell table:style-name="ce104" office:value-type="float" office:value="304923" calcext:value-type="float">
            <text:p>304'923 <text:s/></text:p>
          </table:table-cell>
          <table:table-cell table:style-name="ce104" office:value-type="float" office:value="56237" calcext:value-type="float">
            <text:p>56'237 <text:s/></text:p>
          </table:table-cell>
          <table:table-cell table:style-name="ce128" office:value-type="float" office:value="84.4287850260272" calcext:value-type="float">
            <text:p>84.4 <text:s text:c="3"/></text:p>
          </table:table-cell>
          <table:table-cell table:style-name="ce96" office:value-type="string" office:string-value="A" calcext:value-type="string">
            <text:p>A </text:p>
          </table:table-cell>
          <table:table-cell table:style-name="ce104" office:value-type="string" office:string-value="19 5/2" calcext:value-type="string">
            <text:p>19 5/2 </text:p>
          </table:table-cell>
          <table:table-cell table:style-name="ce104" office:value-type="string" office:string-value="1/2" calcext:value-type="string">
            <text:p>1/2 </text:p>
          </table:table-cell>
          <table:table-cell table:number-columns-repeated="1008"/>
        </table:table-row>
        <table:table-row table:style-name="ro3">
          <table:table-cell table:style-name="ce114" office:value-type="float" office:value="70" calcext:value-type="float">
            <text:p>70</text:p>
          </table:table-cell>
          <table:table-cell table:style-name="ce122" office:value-type="date" office:date-value="1910-10-23" calcext:value-type="date">
            <text:p>23.10.1910</text:p>
          </table:table-cell>
          <table:table-cell table:style-name="ce43" office:value-type="string" calcext:value-type="string">
            <text:p>Volksinitiative «für die Proporzwahl des Nationalrates»</text:p>
          </table:table-cell>
          <table:table-cell table:style-name="ce53" office:value-type="string" calcext:value-type="string">
            <text:p>I.</text:p>
          </table:table-cell>
          <table:table-cell table:style-name="ce103" office:value-type="float" office:value="823679" calcext:value-type="float">
            <text:p>823'679 <text:s/></text:p>
          </table:table-cell>
          <table:table-cell table:style-name="ce103" office:value-type="float" office:value="513534" calcext:value-type="float">
            <text:p>513'534 <text:s/></text:p>
          </table:table-cell>
          <table:table-cell table:style-name="ce127" office:value-type="float" office:value="62.3463752262714" calcext:value-type="float">
            <text:p>62.3 <text:s text:c="3"/></text:p>
          </table:table-cell>
          <table:table-cell table:style-name="ce103" office:value-type="float" office:value="6064" calcext:value-type="float">
            <text:p>6'064 <text:s/></text:p>
          </table:table-cell>
          <table:table-cell table:style-name="ce103" office:value-type="float" office:value="1971" calcext:value-type="float">
            <text:p>1'971 <text:s/></text:p>
          </table:table-cell>
          <table:table-cell table:style-name="ce103" office:value-type="float" office:value="505499" calcext:value-type="float">
            <text:p>505'499 <text:s/></text:p>
          </table:table-cell>
          <table:table-cell table:style-name="ce103" office:value-type="float" office:value="240305" calcext:value-type="float">
            <text:p>240'305 <text:s/></text:p>
          </table:table-cell>
          <table:table-cell table:style-name="ce103" office:value-type="float" office:value="265194" calcext:value-type="float">
            <text:p>265'194 <text:s/></text:p>
          </table:table-cell>
          <table:table-cell table:style-name="ce127" office:value-type="float" office:value="47.5381751497036" calcext:value-type="float">
            <text:p>47.5 <text:s text:c="3"/></text:p>
          </table:table-cell>
          <table:table-cell table:style-name="ce97" office:value-type="string" office:string-value="V" calcext:value-type="string">
            <text:p>V </text:p>
          </table:table-cell>
          <table:table-cell table:style-name="ce103" office:value-type="string" office:string-value="10 4/2" calcext:value-type="string">
            <text:p>10 4/2 </text:p>
          </table:table-cell>
          <table:table-cell table:style-name="ce103" office:value-type="string" office:string-value="9 2/2" calcext:value-type="string">
            <text:p>9 2/2 </text:p>
          </table:table-cell>
          <table:table-cell table:number-columns-repeated="1008"/>
        </table:table-row>
        <table:table-row table:style-name="ro3">
          <table:table-cell table:style-name="ce115" office:value-type="float" office:value="71" calcext:value-type="float">
            <text:p>71</text:p>
          </table:table-cell>
          <table:table-cell table:style-name="ce123" office:value-type="date" office:date-value="1912-02-04" calcext:value-type="date">
            <text:p>04.02.1912</text:p>
          </table:table-cell>
          <table:table-cell table:style-name="ce126" office:value-type="string" calcext:value-type="string">
            <text:p>Bundesgesetz über die Kranken- und Unfallversicherung</text:p>
          </table:table-cell>
          <table:table-cell table:style-name="ce52" office:value-type="string" calcext:value-type="string">
            <text:p>Fak.</text:p>
          </table:table-cell>
          <table:table-cell table:style-name="ce104" office:value-type="float" office:value="839212" calcext:value-type="float">
            <text:p>839'212 <text:s/></text:p>
          </table:table-cell>
          <table:table-cell table:style-name="ce104" office:value-type="float" office:value="539273" calcext:value-type="float">
            <text:p>539'273 <text:s/></text:p>
          </table:table-cell>
          <table:table-cell table:style-name="ce128" office:value-type="float" office:value="64.2594481489779" calcext:value-type="float">
            <text:p>64.3 <text:s text:c="3"/></text:p>
          </table:table-cell>
          <table:table-cell table:style-name="ce104" office:value-type="float" office:value="6735" calcext:value-type="float">
            <text:p>6'735 <text:s/></text:p>
          </table:table-cell>
          <table:table-cell table:style-name="ce104" office:value-type="float" office:value="3557" calcext:value-type="float">
            <text:p>3'557 <text:s/></text:p>
          </table:table-cell>
          <table:table-cell table:style-name="ce104" office:value-type="float" office:value="528982" calcext:value-type="float">
            <text:p>528'982 <text:s/></text:p>
          </table:table-cell>
          <table:table-cell table:style-name="ce104" office:value-type="float" office:value="287565" calcext:value-type="float">
            <text:p>287'565 <text:s/></text:p>
          </table:table-cell>
          <table:table-cell table:style-name="ce104" office:value-type="float" office:value="241416" calcext:value-type="float">
            <text:p>241'416 <text:s/></text:p>
          </table:table-cell>
          <table:table-cell table:style-name="ce128" office:value-type="float" office:value="54.3619631669887" calcext:value-type="float">
            <text:p>54.4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5">
          <table:table-cell table:style-name="ce114" office:value-type="float" office:value="72" calcext:value-type="float">
            <text:p>72</text:p>
          </table:table-cell>
          <table:table-cell table:style-name="ce122" office:value-type="date" office:date-value="1913-05-04" calcext:value-type="date">
            <text:p>04.05.1913</text:p>
          </table:table-cell>
          <table:table-cell table:style-name="ce43" office:value-type="string" calcext:value-type="string">
            <text:p>Bundesbeschluss betreffend Revision der Artikel 69 und 31, 2.Absatz, lit.d, der Bundesverfassung (Bekämpfung menschlicher und tierischer Krankheiten)</text:p>
          </table:table-cell>
          <table:table-cell table:style-name="ce53" office:value-type="string" calcext:value-type="string">
            <text:p>Obl.</text:p>
          </table:table-cell>
          <table:table-cell table:style-name="ce103" office:value-type="float" office:value="844175" calcext:value-type="float">
            <text:p>844'175 <text:s/></text:p>
          </table:table-cell>
          <table:table-cell table:style-name="ce103" office:value-type="float" office:value="304206" calcext:value-type="float">
            <text:p>304'206 <text:s/></text:p>
          </table:table-cell>
          <table:table-cell table:style-name="ce127" office:value-type="float" office:value="36.0358930316581" calcext:value-type="float">
            <text:p>36.0 <text:s text:c="3"/></text:p>
          </table:table-cell>
          <table:table-cell table:style-name="ce103" office:value-type="float" office:value="16409" calcext:value-type="float">
            <text:p>16'409 <text:s/></text:p>
          </table:table-cell>
          <table:table-cell table:style-name="ce103" office:value-type="float" office:value="7622" calcext:value-type="float">
            <text:p>7'622 <text:s/></text:p>
          </table:table-cell>
          <table:table-cell table:style-name="ce103" office:value-type="float" office:value="280175" calcext:value-type="float">
            <text:p>280'175 <text:s/></text:p>
          </table:table-cell>
          <table:table-cell table:style-name="ce103" office:value-type="float" office:value="169012" calcext:value-type="float">
            <text:p>169'012 <text:s/></text:p>
          </table:table-cell>
          <table:table-cell table:style-name="ce103" office:value-type="float" office:value="111163" calcext:value-type="float">
            <text:p>111'163 <text:s/></text:p>
          </table:table-cell>
          <table:table-cell table:style-name="ce127" office:value-type="float" office:value="60.323726242527" calcext:value-type="float">
            <text:p>60.3 <text:s text:c="3"/></text:p>
          </table:table-cell>
          <table:table-cell table:style-name="ce97" office:value-type="string" office:string-value="A" calcext:value-type="string">
            <text:p>A </text:p>
          </table:table-cell>
          <table:table-cell table:style-name="ce103" office:value-type="string" office:string-value="14 5/2" calcext:value-type="string">
            <text:p>14 5/2 </text:p>
          </table:table-cell>
          <table:table-cell table:style-name="ce103" office:value-type="string" office:string-value="4 1/2" calcext:value-type="string">
            <text:p>4 1/2 </text:p>
          </table:table-cell>
          <table:table-cell table:number-columns-repeated="1008"/>
        </table:table-row>
        <table:table-row table:style-name="ro4">
          <table:table-cell table:style-name="ce115" office:value-type="float" office:value="73" calcext:value-type="float">
            <text:p>73</text:p>
          </table:table-cell>
          <table:table-cell table:style-name="ce123" office:value-type="date" office:date-value="1914-10-25" calcext:value-type="date">
            <text:p>25.10.1914</text:p>
          </table:table-cell>
          <table:table-cell table:style-name="ce126" office:value-type="string" calcext:value-type="string">
            <text:p>Bundesbeschluss betreffend Revision von Art. 103 der Bundesverfassung und Aufnahme eines Artikels 114bis in die Bundesverfassung</text:p>
          </table:table-cell>
          <table:table-cell table:style-name="ce52" office:value-type="string" calcext:value-type="string">
            <text:p>Obl.</text:p>
          </table:table-cell>
          <table:table-cell table:style-name="ce104" office:value-type="float" office:value="851082" calcext:value-type="float">
            <text:p>851'082 <text:s/></text:p>
          </table:table-cell>
          <table:table-cell table:style-name="ce104" office:value-type="float" office:value="374977" calcext:value-type="float">
            <text:p>374'977 <text:s/></text:p>
          </table:table-cell>
          <table:table-cell table:style-name="ce128" office:value-type="float" office:value="44.0588568434064" calcext:value-type="float">
            <text:p>44.1 <text:s text:c="3"/></text:p>
          </table:table-cell>
          <table:table-cell table:style-name="ce104" office:value-type="float" office:value="33104" calcext:value-type="float">
            <text:p>33'104 <text:s/></text:p>
          </table:table-cell>
          <table:table-cell table:style-name="ce104" office:value-type="float" office:value="14048" calcext:value-type="float">
            <text:p>14'048 <text:s/></text:p>
          </table:table-cell>
          <table:table-cell table:style-name="ce104" office:value-type="float" office:value="327825" calcext:value-type="float">
            <text:p>327'825 <text:s/></text:p>
          </table:table-cell>
          <table:table-cell table:style-name="ce104" office:value-type="float" office:value="204394" calcext:value-type="float">
            <text:p>204'394 <text:s/></text:p>
          </table:table-cell>
          <table:table-cell table:style-name="ce104" office:value-type="float" office:value="123431" calcext:value-type="float">
            <text:p>123'431 <text:s/></text:p>
          </table:table-cell>
          <table:table-cell table:style-name="ce128" office:value-type="float" office:value="62.3485091130939" calcext:value-type="float">
            <text:p>62.3 <text:s text:c="3"/></text:p>
          </table:table-cell>
          <table:table-cell table:style-name="ce96" office:value-type="string" office:string-value="A" calcext:value-type="string">
            <text:p>A </text:p>
          </table:table-cell>
          <table:table-cell table:style-name="ce104" office:value-type="string" office:string-value="16 4/2" calcext:value-type="string">
            <text:p>16 4/2 </text:p>
          </table:table-cell>
          <table:table-cell table:style-name="ce104" office:value-type="string" office:string-value="3 2/2" calcext:value-type="string">
            <text:p>3 2/2 </text:p>
          </table:table-cell>
          <table:table-cell table:number-columns-repeated="1008"/>
        </table:table-row>
        <table:table-row table:style-name="ro4">
          <table:table-cell table:style-name="ce114" office:value-type="float" office:value="74" calcext:value-type="float">
            <text:p>74</text:p>
          </table:table-cell>
          <table:table-cell table:style-name="ce122" office:value-type="date" office:date-value="1915-06-06" calcext:value-type="date">
            <text:p>06.06.1915</text:p>
          </table:table-cell>
          <table:table-cell table:style-name="ce43" office:value-type="string" calcext:value-type="string">
            <text:p>Bundesbeschluss betreffend Erlass eines Artikels der Bundesverfassung zur Erhebung einer einmaligen Kriegssteuer</text:p>
          </table:table-cell>
          <table:table-cell table:style-name="ce53" office:value-type="string" calcext:value-type="string">
            <text:p>Obl.</text:p>
          </table:table-cell>
          <table:table-cell table:style-name="ce103" office:value-type="float" office:value="871476" calcext:value-type="float">
            <text:p>871'476 <text:s/></text:p>
          </table:table-cell>
          <table:table-cell table:style-name="ce103" office:value-type="float" office:value="488167" calcext:value-type="float">
            <text:p>488'167 <text:s/></text:p>
          </table:table-cell>
          <table:table-cell table:style-name="ce127" office:value-type="float" office:value="56.0161151884848" calcext:value-type="float">
            <text:p>56.0 <text:s text:c="3"/></text:p>
          </table:table-cell>
          <table:table-cell table:style-name="ce103" office:value-type="float" office:value="5646" calcext:value-type="float">
            <text:p>5'646 <text:s/></text:p>
          </table:table-cell>
          <table:table-cell table:style-name="ce103" office:value-type="float" office:value="2943" calcext:value-type="float">
            <text:p>2'943 <text:s/></text:p>
          </table:table-cell>
          <table:table-cell table:style-name="ce103" office:value-type="float" office:value="479578" calcext:value-type="float">
            <text:p>479'578 <text:s/></text:p>
          </table:table-cell>
          <table:table-cell table:style-name="ce103" office:value-type="float" office:value="452117" calcext:value-type="float">
            <text:p>452'117 <text:s/></text:p>
          </table:table-cell>
          <table:table-cell table:style-name="ce103" office:value-type="float" office:value="27461" calcext:value-type="float">
            <text:p>27'461 <text:s/></text:p>
          </table:table-cell>
          <table:table-cell table:style-name="ce127" office:value-type="float" office:value="94.2739241583225" calcext:value-type="float">
            <text:p>94.3 <text:s text:c="3"/></text:p>
          </table:table-cell>
          <table:table-cell table:style-name="ce97" office:value-type="string" office:string-value="A" calcext:value-type="string">
            <text:p>A </text:p>
          </table:table-cell>
          <table:table-cell table:style-name="ce103" office:value-type="string" office:string-value="19 6/2" calcext:value-type="string">
            <text:p>19 6/2 </text:p>
          </table:table-cell>
          <table:table-cell table:style-name="ce103"/>
          <table:table-cell table:number-columns-repeated="1008"/>
        </table:table-row>
        <table:table-row table:style-name="ro4">
          <table:table-cell table:style-name="ce115" office:value-type="float" office:value="75" calcext:value-type="float">
            <text:p>75</text:p>
          </table:table-cell>
          <table:table-cell table:style-name="ce123" office:value-type="date" office:date-value="1917-05-13" calcext:value-type="date">
            <text:p>13.05.1917</text:p>
          </table:table-cell>
          <table:table-cell table:style-name="ce126" office:value-type="string" calcext:value-type="string">
            <text:p>Bundesbeschluss betreffend die Einfügung eines Art. 41bis und eines Artikels 42, lit.g, in die Bundesverfasssung (Stempelabgaben)</text:p>
          </table:table-cell>
          <table:table-cell table:style-name="ce52" office:value-type="string" calcext:value-type="string">
            <text:p>Obl.</text:p>
          </table:table-cell>
          <table:table-cell table:style-name="ce104" office:value-type="float" office:value="894177" calcext:value-type="float">
            <text:p>894'177 <text:s/></text:p>
          </table:table-cell>
          <table:table-cell table:style-name="ce104" office:value-type="float" office:value="376063" calcext:value-type="float">
            <text:p>376'063 <text:s/></text:p>
          </table:table-cell>
          <table:table-cell table:style-name="ce128" office:value-type="float" office:value="42.056885829092" calcext:value-type="float">
            <text:p>42.1 <text:s text:c="3"/></text:p>
          </table:table-cell>
          <table:table-cell table:style-name="ce104" office:value-type="float" office:value="11994" calcext:value-type="float">
            <text:p>11'994 <text:s/></text:p>
          </table:table-cell>
          <table:table-cell table:style-name="ce104" office:value-type="float" office:value="6092" calcext:value-type="float">
            <text:p>6'092 <text:s/></text:p>
          </table:table-cell>
          <table:table-cell table:style-name="ce104" office:value-type="float" office:value="357977" calcext:value-type="float">
            <text:p>357'977 <text:s/></text:p>
          </table:table-cell>
          <table:table-cell table:style-name="ce104" office:value-type="float" office:value="190288" calcext:value-type="float">
            <text:p>190'288 <text:s/></text:p>
          </table:table-cell>
          <table:table-cell table:style-name="ce104" office:value-type="float" office:value="167689" calcext:value-type="float">
            <text:p>167'689 <text:s/></text:p>
          </table:table-cell>
          <table:table-cell table:style-name="ce128" office:value-type="float" office:value="53.1564877073108" calcext:value-type="float">
            <text:p>53.2 <text:s text:c="3"/></text:p>
          </table:table-cell>
          <table:table-cell table:style-name="ce96" office:value-type="string" office:string-value="A" calcext:value-type="string">
            <text:p>A </text:p>
          </table:table-cell>
          <table:table-cell table:style-name="ce104" office:value-type="string" office:string-value="14 1/2" calcext:value-type="string">
            <text:p>14 1/2 </text:p>
          </table:table-cell>
          <table:table-cell table:style-name="ce104" office:value-type="string" office:string-value="5 5/2" calcext:value-type="string">
            <text:p>5 5/2 </text:p>
          </table:table-cell>
          <table:table-cell table:number-columns-repeated="1008"/>
        </table:table-row>
        <table:table-row table:style-name="ro3">
          <table:table-cell table:style-name="ce114" office:value-type="float" office:value="76" calcext:value-type="float">
            <text:p>76</text:p>
          </table:table-cell>
          <table:table-cell table:style-name="ce122" office:value-type="date" office:date-value="1918-06-02" calcext:value-type="date">
            <text:p>02.06.1918</text:p>
          </table:table-cell>
          <table:table-cell table:style-name="ce43" office:value-type="string" calcext:value-type="string">
            <text:p>Volksinitiative «für die Einführung der direkten Bundessteuer»</text:p>
          </table:table-cell>
          <table:table-cell table:style-name="ce53" office:value-type="string" calcext:value-type="string">
            <text:p>I.</text:p>
          </table:table-cell>
          <table:table-cell table:style-name="ce103" office:value-type="float" office:value="936096" calcext:value-type="float">
            <text:p>936'096 <text:s/></text:p>
          </table:table-cell>
          <table:table-cell table:style-name="ce103" office:value-type="float" office:value="612171" calcext:value-type="float">
            <text:p>612'171 <text:s/></text:p>
          </table:table-cell>
          <table:table-cell table:style-name="ce127" office:value-type="float" office:value="65.3961773151472" calcext:value-type="float">
            <text:p>65.4 <text:s text:c="3"/></text:p>
          </table:table-cell>
          <table:table-cell table:style-name="ce103" office:value-type="float" office:value="4332" calcext:value-type="float">
            <text:p>4'332 <text:s/></text:p>
          </table:table-cell>
          <table:table-cell table:style-name="ce103" office:value-type="float" office:value="5290" calcext:value-type="float">
            <text:p>5'290 <text:s/></text:p>
          </table:table-cell>
          <table:table-cell table:style-name="ce103" office:value-type="float" office:value="602549" calcext:value-type="float">
            <text:p>602'549 <text:s/></text:p>
          </table:table-cell>
          <table:table-cell table:style-name="ce103" office:value-type="float" office:value="276735" calcext:value-type="float">
            <text:p>276'735 <text:s/></text:p>
          </table:table-cell>
          <table:table-cell table:style-name="ce103" office:value-type="float" office:value="325814" calcext:value-type="float">
            <text:p>325'814 <text:s/></text:p>
          </table:table-cell>
          <table:table-cell table:style-name="ce127" office:value-type="float" office:value="45.9273851587174" calcext:value-type="float">
            <text:p>45.9 <text:s text:c="3"/></text:p>
          </table:table-cell>
          <table:table-cell table:style-name="ce97" office:value-type="string" office:string-value="V" calcext:value-type="string">
            <text:p>V </text:p>
          </table:table-cell>
          <table:table-cell table:style-name="ce103" office:value-type="string" office:string-value="6 3/2" calcext:value-type="string">
            <text:p>6 3/2 </text:p>
          </table:table-cell>
          <table:table-cell table:style-name="ce103" office:value-type="string" office:string-value="13 3/2" calcext:value-type="string">
            <text:p>13 3/2 </text:p>
          </table:table-cell>
          <table:table-cell table:number-columns-repeated="1008"/>
        </table:table-row>
        <table:table-row table:style-name="ro3">
          <table:table-cell table:style-name="ce115" office:value-type="float" office:value="77" calcext:value-type="float">
            <text:p>77</text:p>
          </table:table-cell>
          <table:table-cell table:style-name="ce123" office:value-type="date" office:date-value="1918-10-13" calcext:value-type="date">
            <text:p>13.10.1918</text:p>
          </table:table-cell>
          <table:table-cell table:style-name="ce126" office:value-type="string" calcext:value-type="string">
            <text:p>Volksinitiative «für die Proporzwahl des Nationalrates»</text:p>
          </table:table-cell>
          <table:table-cell table:style-name="ce52" office:value-type="string" calcext:value-type="string">
            <text:p>I.</text:p>
          </table:table-cell>
          <table:table-cell table:style-name="ce104" office:value-type="float" office:value="936336" calcext:value-type="float">
            <text:p>936'336 <text:s/></text:p>
          </table:table-cell>
          <table:table-cell table:style-name="ce104" office:value-type="float" office:value="463302" calcext:value-type="float">
            <text:p>463'302 <text:s/></text:p>
          </table:table-cell>
          <table:table-cell table:style-name="ce128" office:value-type="float" office:value="49.4803147588045" calcext:value-type="float">
            <text:p>49.5 <text:s text:c="3"/></text:p>
          </table:table-cell>
          <table:table-cell table:style-name="ce104" office:value-type="float" office:value="8892" calcext:value-type="float">
            <text:p>8'892 <text:s/></text:p>
          </table:table-cell>
          <table:table-cell table:style-name="ce104" office:value-type="float" office:value="5825" calcext:value-type="float">
            <text:p>5'825 <text:s/></text:p>
          </table:table-cell>
          <table:table-cell table:style-name="ce104" office:value-type="float" office:value="448587" calcext:value-type="float">
            <text:p>448'587 <text:s/></text:p>
          </table:table-cell>
          <table:table-cell table:style-name="ce104" office:value-type="float" office:value="299550" calcext:value-type="float">
            <text:p>299'550 <text:s/></text:p>
          </table:table-cell>
          <table:table-cell table:style-name="ce104" office:value-type="float" office:value="149035" calcext:value-type="float">
            <text:p>149'035 <text:s/></text:p>
          </table:table-cell>
          <table:table-cell table:style-name="ce128" office:value-type="float" office:value="66.7763443880451" calcext:value-type="float">
            <text:p>66.8 <text:s text:c="3"/></text:p>
          </table:table-cell>
          <table:table-cell table:style-name="ce96" office:value-type="string" office:string-value="A" calcext:value-type="string">
            <text:p>A </text:p>
          </table:table-cell>
          <table:table-cell table:style-name="ce104" office:value-type="string" office:string-value="17 5/2" calcext:value-type="string">
            <text:p>17 5/2 </text:p>
          </table:table-cell>
          <table:table-cell table:style-name="ce104" office:value-type="string" office:string-value="2 1/2" calcext:value-type="string">
            <text:p>2 1/2 </text:p>
          </table:table-cell>
          <table:table-cell table:number-columns-repeated="1008"/>
        </table:table-row>
        <table:table-row table:style-name="ro3">
          <table:table-cell table:style-name="ce114" office:value-type="float" office:value="78" calcext:value-type="float">
            <text:p>78</text:p>
          </table:table-cell>
          <table:table-cell table:style-name="ce122" office:value-type="date" office:date-value="1919-05-04" calcext:value-type="date">
            <text:p>04.05.1919</text:p>
          </table:table-cell>
          <table:table-cell table:style-name="ce43" office:value-type="string" calcext:value-type="string">
            <text:p>Bundesbeschluss betreffend Aufnahme eines Art. 24ter in die Bundesverfassung (Schiffahrt)</text:p>
          </table:table-cell>
          <table:table-cell table:style-name="ce53" office:value-type="string" calcext:value-type="string">
            <text:p>Obl.</text:p>
          </table:table-cell>
          <table:table-cell table:style-name="ce103" office:value-type="float" office:value="937257" calcext:value-type="float">
            <text:p>937'257 <text:s/></text:p>
          </table:table-cell>
          <table:table-cell table:style-name="ce103" office:value-type="float" office:value="505121" calcext:value-type="float">
            <text:p>505'121 <text:s/></text:p>
          </table:table-cell>
          <table:table-cell table:style-name="ce127" office:value-type="float" office:value="53.8935425395596" calcext:value-type="float">
            <text:p>53.9 <text:s text:c="3"/></text:p>
          </table:table-cell>
          <table:table-cell table:style-name="ce103" office:value-type="float" office:value="19329" calcext:value-type="float">
            <text:p>19'329 <text:s/></text:p>
          </table:table-cell>
          <table:table-cell table:style-name="ce103" office:value-type="float" office:value="8401" calcext:value-type="float">
            <text:p>8'401 <text:s/></text:p>
          </table:table-cell>
          <table:table-cell table:style-name="ce103" office:value-type="float" office:value="477391" calcext:value-type="float">
            <text:p>477'391 <text:s/></text:p>
          </table:table-cell>
          <table:table-cell table:style-name="ce103" office:value-type="float" office:value="399131" calcext:value-type="float">
            <text:p>399'131 <text:s/></text:p>
          </table:table-cell>
          <table:table-cell table:style-name="ce103" office:value-type="float" office:value="78260" calcext:value-type="float">
            <text:p>78'260 <text:s/></text:p>
          </table:table-cell>
          <table:table-cell table:style-name="ce127" office:value-type="float" office:value="83.6067290753282" calcext:value-type="float">
            <text:p>83.6 <text:s text:c="3"/></text:p>
          </table:table-cell>
          <table:table-cell table:style-name="ce97" office:value-type="string" office:string-value="A" calcext:value-type="string">
            <text:p>A </text:p>
          </table:table-cell>
          <table:table-cell table:style-name="ce103" office:value-type="string" office:string-value="19 6/2" calcext:value-type="string">
            <text:p>19 6/2 </text:p>
          </table:table-cell>
          <table:table-cell table:style-name="ce103"/>
          <table:table-cell table:number-columns-repeated="1008"/>
        </table:table-row>
        <table:table-row table:style-name="ro5">
          <table:table-cell table:style-name="ce115" office:value-type="float" office:value="79" calcext:value-type="float">
            <text:p>79</text:p>
          </table:table-cell>
          <table:table-cell table:style-name="ce123" office:value-type="date" office:date-value="1919-05-04" calcext:value-type="date">
            <text:p>04.05.1919</text:p>
          </table:table-cell>
          <table:table-cell table:style-name="ce126" office:value-type="string" calcext:value-type="string">
            <text:p>Bundesbeschluss betreffend Erlass eines Artikels der Bundesverfassung über die Erhebung einer neuen ausserordentlichen Kriegssteuer</text:p>
          </table:table-cell>
          <table:table-cell table:style-name="ce52" office:value-type="string" calcext:value-type="string">
            <text:p>Obl.</text:p>
          </table:table-cell>
          <table:table-cell table:style-name="ce104" office:value-type="float" office:value="937257" calcext:value-type="float">
            <text:p>937'257 <text:s/></text:p>
          </table:table-cell>
          <table:table-cell table:style-name="ce104" office:value-type="float" office:value="503914" calcext:value-type="float">
            <text:p>503'914 <text:s/></text:p>
          </table:table-cell>
          <table:table-cell table:style-name="ce128" office:value-type="float" office:value="53.7647624931049" calcext:value-type="float">
            <text:p>53.8 <text:s text:c="3"/></text:p>
          </table:table-cell>
          <table:table-cell table:style-name="ce104" office:value-type="float" office:value="20920" calcext:value-type="float">
            <text:p>20'920 <text:s/></text:p>
          </table:table-cell>
          <table:table-cell table:style-name="ce104" office:value-type="float" office:value="10347" calcext:value-type="float">
            <text:p>10'347 <text:s/></text:p>
          </table:table-cell>
          <table:table-cell table:style-name="ce104" office:value-type="float" office:value="472647" calcext:value-type="float">
            <text:p>472'647 <text:s/></text:p>
          </table:table-cell>
          <table:table-cell table:style-name="ce104" office:value-type="float" office:value="307528" calcext:value-type="float">
            <text:p>307'528 <text:s/></text:p>
          </table:table-cell>
          <table:table-cell table:style-name="ce104" office:value-type="float" office:value="165119" calcext:value-type="float">
            <text:p>165'119 <text:s/></text:p>
          </table:table-cell>
          <table:table-cell table:style-name="ce128" office:value-type="float" office:value="65.0650485457434" calcext:value-type="float">
            <text:p>65.1 <text:s text:c="3"/></text:p>
          </table:table-cell>
          <table:table-cell table:style-name="ce96" office:value-type="string" office:string-value="A" calcext:value-type="string">
            <text:p>A </text:p>
          </table:table-cell>
          <table:table-cell table:style-name="ce104" office:value-type="string" office:string-value="17 6/2" calcext:value-type="string">
            <text:p>17 6/2 </text:p>
          </table:table-cell>
          <table:table-cell table:style-name="ce104" office:value-type="string" office:string-value="2" calcext:value-type="string">
            <text:p>2 </text:p>
          </table:table-cell>
          <table:table-cell table:number-columns-repeated="1008"/>
        </table:table-row>
        <table:table-row table:style-name="ro4">
          <table:table-cell table:style-name="ce114" office:value-type="float" office:value="80" calcext:value-type="float">
            <text:p>80</text:p>
          </table:table-cell>
          <table:table-cell table:style-name="ce122" office:value-type="date" office:date-value="1919-08-10" calcext:value-type="date">
            <text:p>10.08.1919</text:p>
          </table:table-cell>
          <table:table-cell table:style-name="ce43" office:value-type="string" calcext:value-type="string">
            <text:p>Bundesbeschluss betreffend die Aufnahme von Uebergangsbestimmungen zu Art. 73 der Bundesverfassung</text:p>
          </table:table-cell>
          <table:table-cell table:style-name="ce53" office:value-type="string" calcext:value-type="string">
            <text:p>Obl.</text:p>
          </table:table-cell>
          <table:table-cell table:style-name="ce103" office:value-type="float" office:value="931523" calcext:value-type="float">
            <text:p>931'523 <text:s/></text:p>
          </table:table-cell>
          <table:table-cell table:style-name="ce103" office:value-type="float" office:value="305795" calcext:value-type="float">
            <text:p>305'795 <text:s/></text:p>
          </table:table-cell>
          <table:table-cell table:style-name="ce127" office:value-type="float" office:value="32.8274234774665" calcext:value-type="float">
            <text:p>32.8 <text:s text:c="3"/></text:p>
          </table:table-cell>
          <table:table-cell table:style-name="ce103" office:value-type="float" office:value="19708" calcext:value-type="float">
            <text:p>19'708 <text:s/></text:p>
          </table:table-cell>
          <table:table-cell table:style-name="ce103" office:value-type="float" office:value="6710" calcext:value-type="float">
            <text:p>6'710 <text:s/></text:p>
          </table:table-cell>
          <table:table-cell table:style-name="ce103" office:value-type="float" office:value="279377" calcext:value-type="float">
            <text:p>279'377 <text:s/></text:p>
          </table:table-cell>
          <table:table-cell table:style-name="ce103" office:value-type="float" office:value="200008" calcext:value-type="float">
            <text:p>200'008 <text:s/></text:p>
          </table:table-cell>
          <table:table-cell table:style-name="ce103" office:value-type="float" office:value="79369" calcext:value-type="float">
            <text:p>79'369 <text:s/></text:p>
          </table:table-cell>
          <table:table-cell table:style-name="ce127" office:value-type="float" office:value="71.5907179187979" calcext:value-type="float">
            <text:p>71.6 <text:s text:c="3"/></text:p>
          </table:table-cell>
          <table:table-cell table:style-name="ce97" office:value-type="string" office:string-value="A" calcext:value-type="string">
            <text:p>A </text:p>
          </table:table-cell>
          <table:table-cell table:style-name="ce103" office:value-type="string" office:string-value="19 5/2" calcext:value-type="string">
            <text:p>19 5/2 </text:p>
          </table:table-cell>
          <table:table-cell table:style-name="ce103" office:value-type="string" office:string-value="1/2" calcext:value-type="string">
            <text:p>1/2 </text:p>
          </table:table-cell>
          <table:table-cell table:number-columns-repeated="1008"/>
        </table:table-row>
        <table:table-row table:style-name="ro3">
          <table:table-cell table:style-name="ce115" office:value-type="float" office:value="81" calcext:value-type="float">
            <text:p>81</text:p>
          </table:table-cell>
          <table:table-cell table:style-name="ce123" office:value-type="date" office:date-value="1920-03-21" calcext:value-type="date">
            <text:p>21.03.1920</text:p>
          </table:table-cell>
          <table:table-cell table:style-name="ce126" office:value-type="string" calcext:value-type="string">
            <text:p>Bundesgesetz betreffend die Ordnung des Arbeitsverhältnisses</text:p>
          </table:table-cell>
          <table:table-cell table:style-name="ce52" office:value-type="string" calcext:value-type="string">
            <text:p>Fak.</text:p>
          </table:table-cell>
          <table:table-cell table:style-name="ce104" office:value-type="float" office:value="957389" calcext:value-type="float">
            <text:p>957'389 <text:s/></text:p>
          </table:table-cell>
          <table:table-cell table:style-name="ce104" office:value-type="float" office:value="577247" calcext:value-type="float">
            <text:p>577'247 <text:s/></text:p>
          </table:table-cell>
          <table:table-cell table:style-name="ce128" office:value-type="float" office:value="60.2938826328692" calcext:value-type="float">
            <text:p>60.3 <text:s text:c="3"/></text:p>
          </table:table-cell>
          <table:table-cell table:style-name="ce104" office:value-type="float" office:value="36755" calcext:value-type="float">
            <text:p>36'755 <text:s/></text:p>
          </table:table-cell>
          <table:table-cell table:style-name="ce104" office:value-type="float" office:value="30396" calcext:value-type="float">
            <text:p>30'396 <text:s/></text:p>
          </table:table-cell>
          <table:table-cell table:style-name="ce104" office:value-type="float" office:value="510856" calcext:value-type="float">
            <text:p>510'856 <text:s/></text:p>
          </table:table-cell>
          <table:table-cell table:style-name="ce104" office:value-type="float" office:value="254455" calcext:value-type="float">
            <text:p>254'455 <text:s/></text:p>
          </table:table-cell>
          <table:table-cell table:style-name="ce104" office:value-type="float" office:value="256401" calcext:value-type="float">
            <text:p>256'401 <text:s/></text:p>
          </table:table-cell>
          <table:table-cell table:style-name="ce128" office:value-type="float" office:value="49.8095353680881" calcext:value-type="float">
            <text:p>49.8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3">
          <table:table-cell table:style-name="ce114" office:value-type="float" office:value="82.1" calcext:value-type="float">
            <text:p>82.1</text:p>
          </table:table-cell>
          <table:table-cell table:style-name="ce122" office:value-type="date" office:date-value="1920-03-21" calcext:value-type="date">
            <text:p>21.03.1920</text:p>
          </table:table-cell>
          <table:table-cell table:style-name="ce43" office:value-type="string" calcext:value-type="string">
            <text:p>Volksinitiative «für ein Verbot der Errichtung von Spielbanken»</text:p>
          </table:table-cell>
          <table:table-cell table:style-name="ce53" office:value-type="string" calcext:value-type="string">
            <text:p>I.</text:p>
          </table:table-cell>
          <table:table-cell table:style-name="ce103" office:value-type="float" office:value="957386" calcext:value-type="float">
            <text:p>957'386 <text:s/></text:p>
          </table:table-cell>
          <table:table-cell table:style-name="ce103" office:value-type="float" office:value="576656" calcext:value-type="float">
            <text:p>576'656 <text:s/></text:p>
          </table:table-cell>
          <table:table-cell table:style-name="ce127" office:value-type="float" office:value="60.2323409784559" calcext:value-type="float">
            <text:p>60.2 <text:s text:c="3"/></text:p>
          </table:table-cell>
          <table:table-cell table:style-name="ce103" office:value-type="float" office:value="23138" calcext:value-type="float">
            <text:p>23'138 <text:s/></text:p>
          </table:table-cell>
          <table:table-cell table:style-name="ce103" office:value-type="float" office:value="45538" calcext:value-type="float">
            <text:p>45'538 <text:s/></text:p>
          </table:table-cell>
          <table:table-cell table:style-name="ce103" office:value-type="float" office:value="499143" calcext:value-type="float">
            <text:p>499'143 <text:s/></text:p>
          </table:table-cell>
          <table:table-cell table:style-name="ce103" office:value-type="float" office:value="276021" calcext:value-type="float">
            <text:p>276'021 <text:s/></text:p>
          </table:table-cell>
          <table:table-cell table:style-name="ce103" office:value-type="float" office:value="223122" calcext:value-type="float">
            <text:p>223'122 <text:s/></text:p>
          </table:table-cell>
          <table:table-cell table:style-name="ce127" office:value-type="float" office:value="55.2989824559295" calcext:value-type="float">
            <text:p>55.3 <text:s text:c="3"/></text:p>
          </table:table-cell>
          <table:table-cell table:style-name="ce97" office:value-type="string" office:string-value="A" calcext:value-type="string">
            <text:p>A </text:p>
          </table:table-cell>
          <table:table-cell table:style-name="ce103" office:value-type="string" office:string-value="13 2/2" calcext:value-type="string">
            <text:p>13 2/2 </text:p>
          </table:table-cell>
          <table:table-cell table:style-name="ce103" office:value-type="string" office:string-value="6 4/2" calcext:value-type="string">
            <text:p>6 4/2 </text:p>
          </table:table-cell>
          <table:table-cell table:number-columns-repeated="1008"/>
        </table:table-row>
        <table:table-row table:style-name="ro3">
          <table:table-cell table:style-name="ce115" office:value-type="float" office:value="82.2" calcext:value-type="float">
            <text:p>82.2</text:p>
          </table:table-cell>
          <table:table-cell table:style-name="ce123" office:value-type="date" office:date-value="1920-03-21" calcext:value-type="date">
            <text:p>21.03.1920</text:p>
          </table:table-cell>
          <table:table-cell table:style-name="ce126" office:value-type="string" calcext:value-type="string">
            <text:p>Gegenentwurf zur Volksinitiative «für ein Verbot der Errichtung von Spielbanken»</text:p>
          </table:table-cell>
          <table:table-cell table:style-name="ce52" office:value-type="string" calcext:value-type="string">
            <text:p>GE</text:p>
          </table:table-cell>
          <table:table-cell table:style-name="ce104" office:value-type="float" office:value="957386" calcext:value-type="float">
            <text:p>957'386 <text:s/></text:p>
          </table:table-cell>
          <table:table-cell table:style-name="ce104" office:value-type="float" office:value="576656" calcext:value-type="float">
            <text:p>576'656 <text:s/></text:p>
          </table:table-cell>
          <table:table-cell table:style-name="ce128" office:value-type="float" office:value="60.2323409784559" calcext:value-type="float">
            <text:p>60.2 <text:s text:c="3"/></text:p>
          </table:table-cell>
          <table:table-cell table:style-name="ce104" office:value-type="float" office:value="23138" calcext:value-type="float">
            <text:p>23'138 <text:s/></text:p>
          </table:table-cell>
          <table:table-cell table:style-name="ce104" office:value-type="float" office:value="45538" calcext:value-type="float">
            <text:p>45'538 <text:s/></text:p>
          </table:table-cell>
          <table:table-cell table:style-name="ce104" office:value-type="float" office:value="499143" calcext:value-type="float">
            <text:p>499'143 <text:s/></text:p>
          </table:table-cell>
          <table:table-cell table:style-name="ce104" office:value-type="float" office:value="122240" calcext:value-type="float">
            <text:p>122'240 <text:s/></text:p>
          </table:table-cell>
          <table:table-cell table:style-name="ce104" office:value-type="float" office:value="345327" calcext:value-type="float">
            <text:p>345'327 <text:s/></text:p>
          </table:table-cell>
          <table:table-cell table:style-name="ce128" office:value-type="float" office:value="24.489975818553" calcext:value-type="float">
            <text:p>24.5 <text:s text:c="3"/></text:p>
          </table:table-cell>
          <table:table-cell table:style-name="ce96" office:value-type="string" office:string-value="V" calcext:value-type="string">
            <text:p>V </text:p>
          </table:table-cell>
          <table:table-cell table:style-name="ce104" office:value-type="string" office:string-value="1/2" calcext:value-type="string">
            <text:p>1/2 </text:p>
          </table:table-cell>
          <table:table-cell table:style-name="ce104" office:value-type="string" office:string-value="19 5/2" calcext:value-type="string">
            <text:p>19 5/2 </text:p>
          </table:table-cell>
          <table:table-cell table:number-columns-repeated="1008"/>
        </table:table-row>
        <table:table-row table:style-name="ro3">
          <table:table-cell table:style-name="ce114" office:value-type="float" office:value="83" calcext:value-type="float">
            <text:p>83</text:p>
          </table:table-cell>
          <table:table-cell table:style-name="ce122" office:value-type="date" office:date-value="1920-05-16" calcext:value-type="date">
            <text:p>16.05.1920</text:p>
          </table:table-cell>
          <table:table-cell table:style-name="ce43" office:value-type="string" calcext:value-type="string">
            <text:p>Bundesbeschluss betreffend den Beitritt der Schweiz zum Völkerbund</text:p>
          </table:table-cell>
          <table:table-cell table:style-name="ce53" office:value-type="string" calcext:value-type="string">
            <text:p>Obl.</text:p>
          </table:table-cell>
          <table:table-cell table:style-name="ce103" office:value-type="float" office:value="968327" calcext:value-type="float">
            <text:p>968'327 <text:s/></text:p>
          </table:table-cell>
          <table:table-cell table:style-name="ce103" office:value-type="float" office:value="750159" calcext:value-type="float">
            <text:p>750'159 <text:s/></text:p>
          </table:table-cell>
          <table:table-cell table:style-name="ce127" office:value-type="float" office:value="77.469594465506" calcext:value-type="float">
            <text:p>77.5 <text:s text:c="3"/></text:p>
          </table:table-cell>
          <table:table-cell table:style-name="ce103" office:value-type="float" office:value="6502" calcext:value-type="float">
            <text:p>6'502 <text:s/></text:p>
          </table:table-cell>
          <table:table-cell table:style-name="ce103" office:value-type="float" office:value="4039" calcext:value-type="float">
            <text:p>4'039 <text:s/></text:p>
          </table:table-cell>
          <table:table-cell table:style-name="ce103" office:value-type="float" office:value="740589" calcext:value-type="float">
            <text:p>740'589 <text:s/></text:p>
          </table:table-cell>
          <table:table-cell table:style-name="ce103" office:value-type="float" office:value="416870" calcext:value-type="float">
            <text:p>416'870 <text:s/></text:p>
          </table:table-cell>
          <table:table-cell table:style-name="ce103" office:value-type="float" office:value="323719" calcext:value-type="float">
            <text:p>323'719 <text:s/></text:p>
          </table:table-cell>
          <table:table-cell table:style-name="ce127" office:value-type="float" office:value="56.2889807977164" calcext:value-type="float">
            <text:p>56.3 <text:s text:c="3"/></text:p>
          </table:table-cell>
          <table:table-cell table:style-name="ce97" office:value-type="string" office:string-value="A" calcext:value-type="string">
            <text:p>A </text:p>
          </table:table-cell>
          <table:table-cell table:style-name="ce103" office:value-type="string" office:string-value="10 3/2" calcext:value-type="string">
            <text:p>10 3/2 </text:p>
          </table:table-cell>
          <table:table-cell table:style-name="ce103" office:value-type="string" office:string-value="9 3/2" calcext:value-type="string">
            <text:p>9 3/2 </text:p>
          </table:table-cell>
          <table:table-cell table:number-columns-repeated="1008"/>
        </table:table-row>
        <table:table-row table:style-name="ro4">
          <table:table-cell table:style-name="ce115" office:value-type="float" office:value="84" calcext:value-type="float">
            <text:p>84</text:p>
          </table:table-cell>
          <table:table-cell table:style-name="ce123" office:value-type="date" office:date-value="1920-10-31" calcext:value-type="date">
            <text:p>31.10.1920</text:p>
          </table:table-cell>
          <table:table-cell table:style-name="ce126" office:value-type="string" calcext:value-type="string">
            <text:p>Bundesgesetz betreffend die Arbeitszeit beim Betriebe der Eisenbahnen und anderer Verkehrsanstalten</text:p>
          </table:table-cell>
          <table:table-cell table:style-name="ce52" office:value-type="string" calcext:value-type="string">
            <text:p>Fak.</text:p>
          </table:table-cell>
          <table:table-cell table:style-name="ce104" office:value-type="float" office:value="964587" calcext:value-type="float">
            <text:p>964'587 <text:s/></text:p>
          </table:table-cell>
          <table:table-cell table:style-name="ce104" office:value-type="float" office:value="656913" calcext:value-type="float">
            <text:p>656'913 <text:s/></text:p>
          </table:table-cell>
          <table:table-cell table:style-name="ce128" office:value-type="float" office:value="68.1030326968952" calcext:value-type="float">
            <text:p>68.1 <text:s text:c="3"/></text:p>
          </table:table-cell>
          <table:table-cell table:style-name="ce104" office:value-type="float" office:value="8618" calcext:value-type="float">
            <text:p>8'618 <text:s/></text:p>
          </table:table-cell>
          <table:table-cell table:style-name="ce104" office:value-type="float" office:value="1487" calcext:value-type="float">
            <text:p>1'487 <text:s/></text:p>
          </table:table-cell>
          <table:table-cell table:style-name="ce104" office:value-type="float" office:value="646808" calcext:value-type="float">
            <text:p>646'808 <text:s/></text:p>
          </table:table-cell>
          <table:table-cell table:style-name="ce104" office:value-type="float" office:value="369466" calcext:value-type="float">
            <text:p>369'466 <text:s/></text:p>
          </table:table-cell>
          <table:table-cell table:style-name="ce104" office:value-type="float" office:value="277342" calcext:value-type="float">
            <text:p>277'342 <text:s/></text:p>
          </table:table-cell>
          <table:table-cell table:style-name="ce128" office:value-type="float" office:value="57.1214332537631" calcext:value-type="float">
            <text:p>57.1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10">
          <table:table-cell table:style-name="ce114" office:value-type="float" office:value="85" calcext:value-type="float">
            <text:p>85</text:p>
          </table:table-cell>
          <table:table-cell table:style-name="ce122" office:value-type="date" office:date-value="1921-01-30" calcext:value-type="date">
            <text:p>30.01.1921</text:p>
          </table:table-cell>
          <table:table-cell table:style-name="ce43" office:value-type="string" calcext:value-type="string">
            <text:p>Volksinitiative «für die Unterstellung von unbefristeten oder für eine Dauer von mehr als 15 Jahren abgeschlossenen Staatsverträgen unter das Referendum (Staatsvertragsreferendum)»</text:p>
          </table:table-cell>
          <table:table-cell table:style-name="ce53" office:value-type="string" calcext:value-type="string">
            <text:p>I.</text:p>
          </table:table-cell>
          <table:table-cell table:style-name="ce103" office:value-type="float" office:value="967289" calcext:value-type="float">
            <text:p>967'289 <text:s/></text:p>
          </table:table-cell>
          <table:table-cell table:style-name="ce103" office:value-type="float" office:value="610411" calcext:value-type="float">
            <text:p>610'411 <text:s/></text:p>
          </table:table-cell>
          <table:table-cell table:style-name="ce127" office:value-type="float" office:value="63.1053387353728" calcext:value-type="float">
            <text:p>63.1 <text:s text:c="3"/></text:p>
          </table:table-cell>
          <table:table-cell table:style-name="ce103" office:value-type="float" office:value="48783" calcext:value-type="float">
            <text:p>48'783 <text:s/></text:p>
          </table:table-cell>
          <table:table-cell table:style-name="ce103" office:value-type="float" office:value="3076" calcext:value-type="float">
            <text:p>3'076 <text:s/></text:p>
          </table:table-cell>
          <table:table-cell table:style-name="ce103" office:value-type="float" office:value="558542" calcext:value-type="float">
            <text:p>558'542 <text:s/></text:p>
          </table:table-cell>
          <table:table-cell table:style-name="ce103" office:value-type="float" office:value="398548" calcext:value-type="float">
            <text:p>398'548 <text:s/></text:p>
          </table:table-cell>
          <table:table-cell table:style-name="ce103" office:value-type="float" office:value="160004" calcext:value-type="float">
            <text:p>160'004 <text:s/></text:p>
          </table:table-cell>
          <table:table-cell table:style-name="ce127" office:value-type="float" office:value="71.3550637194696" calcext:value-type="float">
            <text:p>71.4 <text:s text:c="3"/></text:p>
          </table:table-cell>
          <table:table-cell table:style-name="ce97" office:value-type="string" office:string-value="A" calcext:value-type="string">
            <text:p>A </text:p>
          </table:table-cell>
          <table:table-cell table:style-name="ce103" office:value-type="string" office:string-value="17 6/2" calcext:value-type="string">
            <text:p>17 6/2 </text:p>
          </table:table-cell>
          <table:table-cell table:style-name="ce103" office:value-type="string" office:string-value="2" calcext:value-type="string">
            <text:p>2 </text:p>
          </table:table-cell>
          <table:table-cell table:number-columns-repeated="1008"/>
        </table:table-row>
        <table:table-row table:style-name="ro3">
          <table:table-cell table:style-name="ce115" office:value-type="float" office:value="86" calcext:value-type="float">
            <text:p>86</text:p>
          </table:table-cell>
          <table:table-cell table:style-name="ce123" office:value-type="date" office:date-value="1921-01-30" calcext:value-type="date">
            <text:p>30.01.1921</text:p>
          </table:table-cell>
          <table:table-cell table:style-name="ce126" office:value-type="string" calcext:value-type="string">
            <text:p>Volksinitiative «für die Aufhebung der Militärjustiz»</text:p>
          </table:table-cell>
          <table:table-cell table:style-name="ce52" office:value-type="string" calcext:value-type="string">
            <text:p>I.</text:p>
          </table:table-cell>
          <table:table-cell table:style-name="ce104" office:value-type="float" office:value="967289" calcext:value-type="float">
            <text:p>967'289 <text:s/></text:p>
          </table:table-cell>
          <table:table-cell table:style-name="ce104" office:value-type="float" office:value="610411" calcext:value-type="float">
            <text:p>610'411 <text:s/></text:p>
          </table:table-cell>
          <table:table-cell table:style-name="ce128" office:value-type="float" office:value="63.1053387353728" calcext:value-type="float">
            <text:p>63.1 <text:s text:c="3"/></text:p>
          </table:table-cell>
          <table:table-cell table:style-name="ce104" office:value-type="float" office:value="15837" calcext:value-type="float">
            <text:p>15'837 <text:s/></text:p>
          </table:table-cell>
          <table:table-cell table:style-name="ce104" office:value-type="float" office:value="2727" calcext:value-type="float">
            <text:p>2'727 <text:s/></text:p>
          </table:table-cell>
          <table:table-cell table:style-name="ce104" office:value-type="float" office:value="591847" calcext:value-type="float">
            <text:p>591'847 <text:s/></text:p>
          </table:table-cell>
          <table:table-cell table:style-name="ce104" office:value-type="float" office:value="198696" calcext:value-type="float">
            <text:p>198'696 <text:s/></text:p>
          </table:table-cell>
          <table:table-cell table:style-name="ce104" office:value-type="float" office:value="393151" calcext:value-type="float">
            <text:p>393'151 <text:s/></text:p>
          </table:table-cell>
          <table:table-cell table:style-name="ce128" office:value-type="float" office:value="33.572190109944" calcext:value-type="float">
            <text:p>33.6 <text:s text:c="3"/></text:p>
          </table:table-cell>
          <table:table-cell table:style-name="ce96" office:value-type="string" office:string-value="V" calcext:value-type="string">
            <text:p>V </text:p>
          </table:table-cell>
          <table:table-cell table:style-name="ce104" office:value-type="string" office:string-value="3" calcext:value-type="string">
            <text:p>3 </text:p>
          </table:table-cell>
          <table:table-cell table:style-name="ce104" office:value-type="string" office:string-value="16 6/2" calcext:value-type="string">
            <text:p>16 6/2 </text:p>
          </table:table-cell>
          <table:table-cell table:number-columns-repeated="1008"/>
        </table:table-row>
        <table:table-row table:style-name="ro5">
          <table:table-cell table:style-name="ce114" office:value-type="float" office:value="87" calcext:value-type="float">
            <text:p>87</text:p>
          </table:table-cell>
          <table:table-cell table:style-name="ce122" office:value-type="date" office:date-value="1921-05-22" calcext:value-type="date">
            <text:p>22.05.1921</text:p>
          </table:table-cell>
          <table:table-cell table:style-name="ce43" office:value-type="string" calcext:value-type="string">
            <text:p>Bundesbeschluss betreffend Aufnahme eines Art. 37bis und eines Art. 37ter in die Bundesverfassung (Automobil und Fahrradverkehr, Luftschiffahrt)</text:p>
          </table:table-cell>
          <table:table-cell table:style-name="ce53" office:value-type="string" calcext:value-type="string">
            <text:p>Obl.</text:p>
          </table:table-cell>
          <table:table-cell table:style-name="ce103" office:value-type="float" office:value="969522" calcext:value-type="float">
            <text:p>969'522 <text:s/></text:p>
          </table:table-cell>
          <table:table-cell table:style-name="ce103" office:value-type="float" office:value="373921" calcext:value-type="float">
            <text:p>373'921 <text:s/></text:p>
          </table:table-cell>
          <table:table-cell table:style-name="ce127" office:value-type="float" office:value="38.5675621594972" calcext:value-type="float">
            <text:p>38.6 <text:s text:c="3"/></text:p>
          </table:table-cell>
          <table:table-cell table:style-name="ce103" office:value-type="float" office:value="27957" calcext:value-type="float">
            <text:p>27'957 <text:s/></text:p>
          </table:table-cell>
          <table:table-cell table:style-name="ce103" office:value-type="float" office:value="791" calcext:value-type="float">
            <text:p>791 <text:s/></text:p>
          </table:table-cell>
          <table:table-cell table:style-name="ce103" office:value-type="float" office:value="345173" calcext:value-type="float">
            <text:p>345'173 <text:s/></text:p>
          </table:table-cell>
          <table:table-cell table:style-name="ce103" office:value-type="float" office:value="206297" calcext:value-type="float">
            <text:p>206'297 <text:s/></text:p>
          </table:table-cell>
          <table:table-cell table:style-name="ce103" office:value-type="float" office:value="138876" calcext:value-type="float">
            <text:p>138'876 <text:s/></text:p>
          </table:table-cell>
          <table:table-cell table:style-name="ce127" office:value-type="float" office:value="59.7662621352192" calcext:value-type="float">
            <text:p>59.8 <text:s text:c="3"/></text:p>
          </table:table-cell>
          <table:table-cell table:style-name="ce97" office:value-type="string" office:string-value="A" calcext:value-type="string">
            <text:p>A </text:p>
          </table:table-cell>
          <table:table-cell table:style-name="ce103" office:value-type="string" office:string-value="14 3/2" calcext:value-type="string">
            <text:p>14 3/2 </text:p>
          </table:table-cell>
          <table:table-cell table:style-name="ce103" office:value-type="string" office:string-value="5 3/2" calcext:value-type="string">
            <text:p>5 3/2 </text:p>
          </table:table-cell>
          <table:table-cell table:number-columns-repeated="1008"/>
        </table:table-row>
        <table:table-row table:style-name="ro4">
          <table:table-cell table:style-name="ce115" office:value-type="float" office:value="88" calcext:value-type="float">
            <text:p>88</text:p>
          </table:table-cell>
          <table:table-cell table:style-name="ce123" office:value-type="date" office:date-value="1921-05-22" calcext:value-type="date">
            <text:p>22.05.1921</text:p>
          </table:table-cell>
          <table:table-cell table:style-name="ce126" office:value-type="string" calcext:value-type="string">
            <text:p>Bundesbeschluss betreffend Aufnahme eines Artikels 37ter (Luftschiffahrt) in die Bundesverfassung</text:p>
          </table:table-cell>
          <table:table-cell table:style-name="ce52" office:value-type="string" calcext:value-type="string">
            <text:p>Obl.</text:p>
          </table:table-cell>
          <table:table-cell table:style-name="ce104" office:value-type="float" office:value="969522" calcext:value-type="float">
            <text:p>969'522 <text:s/></text:p>
          </table:table-cell>
          <table:table-cell table:style-name="ce104" office:value-type="float" office:value="372187" calcext:value-type="float">
            <text:p>372'187 <text:s/></text:p>
          </table:table-cell>
          <table:table-cell table:style-name="ce128" office:value-type="float" office:value="38.388711138066" calcext:value-type="float">
            <text:p>38.4 <text:s text:c="3"/></text:p>
          </table:table-cell>
          <table:table-cell table:style-name="ce104" office:value-type="float" office:value="32859" calcext:value-type="float">
            <text:p>32'859 <text:s/></text:p>
          </table:table-cell>
          <table:table-cell table:style-name="ce104" office:value-type="float" office:value="938" calcext:value-type="float">
            <text:p>938 <text:s/></text:p>
          </table:table-cell>
          <table:table-cell table:style-name="ce104" office:value-type="float" office:value="338390" calcext:value-type="float">
            <text:p>338'390 <text:s/></text:p>
          </table:table-cell>
          <table:table-cell table:style-name="ce104" office:value-type="float" office:value="210447" calcext:value-type="float">
            <text:p>210'447 <text:s/></text:p>
          </table:table-cell>
          <table:table-cell table:style-name="ce104" office:value-type="float" office:value="127943" calcext:value-type="float">
            <text:p>127'943 <text:s/></text:p>
          </table:table-cell>
          <table:table-cell table:style-name="ce128" office:value-type="float" office:value="62.1906675729188" calcext:value-type="float">
            <text:p>62.2 <text:s text:c="3"/></text:p>
          </table:table-cell>
          <table:table-cell table:style-name="ce96" office:value-type="string" office:string-value="A" calcext:value-type="string">
            <text:p>A </text:p>
          </table:table-cell>
          <table:table-cell table:style-name="ce104" office:value-type="string" office:string-value="18 5/2" calcext:value-type="string">
            <text:p>18 5/2 </text:p>
          </table:table-cell>
          <table:table-cell table:style-name="ce104" office:value-type="string" office:string-value="1 1/2" calcext:value-type="string">
            <text:p>1 1/2 </text:p>
          </table:table-cell>
          <table:table-cell table:number-columns-repeated="1008"/>
        </table:table-row>
        <table:table-row table:style-name="ro3">
          <table:table-cell table:style-name="ce114" office:value-type="float" office:value="89" calcext:value-type="float">
            <text:p>89</text:p>
          </table:table-cell>
          <table:table-cell table:style-name="ce122" office:value-type="date" office:date-value="1922-06-11" calcext:value-type="date">
            <text:p>11.06.1922</text:p>
          </table:table-cell>
          <table:table-cell table:style-name="ce43" office:value-type="string" calcext:value-type="string">
            <text:p>Volksinitiative «betreffend die Erlangung des Schweizerbürgerrechts, Teil I»</text:p>
          </table:table-cell>
          <table:table-cell table:style-name="ce53" office:value-type="string" calcext:value-type="string">
            <text:p>I.</text:p>
          </table:table-cell>
          <table:table-cell table:style-name="ce103" office:value-type="float" office:value="976105" calcext:value-type="float">
            <text:p>976'105 <text:s/></text:p>
          </table:table-cell>
          <table:table-cell table:style-name="ce103" office:value-type="float" office:value="445100" calcext:value-type="float">
            <text:p>445'100 <text:s/></text:p>
          </table:table-cell>
          <table:table-cell table:style-name="ce127" office:value-type="float" office:value="45.59960250178" calcext:value-type="float">
            <text:p>45.6 <text:s text:c="3"/></text:p>
          </table:table-cell>
          <table:table-cell table:style-name="ce103" office:value-type="float" office:value="30259" calcext:value-type="float">
            <text:p>30'259 <text:s/></text:p>
          </table:table-cell>
          <table:table-cell table:style-name="ce103" office:value-type="float" office:value="1025" calcext:value-type="float">
            <text:p>1'025 <text:s/></text:p>
          </table:table-cell>
          <table:table-cell table:style-name="ce103" office:value-type="float" office:value="413816" calcext:value-type="float">
            <text:p>413'816 <text:s/></text:p>
          </table:table-cell>
          <table:table-cell table:style-name="ce103" office:value-type="float" office:value="65828" calcext:value-type="float">
            <text:p>65'828 <text:s/></text:p>
          </table:table-cell>
          <table:table-cell table:style-name="ce103" office:value-type="float" office:value="347988" calcext:value-type="float">
            <text:p>347'988 <text:s/></text:p>
          </table:table-cell>
          <table:table-cell table:style-name="ce127" office:value-type="float" office:value="15.9075531153943" calcext:value-type="float">
            <text:p>15.9 <text:s text:c="3"/></text:p>
          </table:table-cell>
          <table:table-cell table:style-name="ce97" office:value-type="string" office:string-value="V" calcext:value-type="string">
            <text:p>V </text:p>
          </table:table-cell>
          <table:table-cell table:style-name="ce103"/>
          <table:table-cell table:style-name="ce103" office:value-type="string" office:string-value="19 6/2" calcext:value-type="string">
            <text:p>19 6/2 </text:p>
          </table:table-cell>
          <table:table-cell table:number-columns-repeated="1008"/>
        </table:table-row>
        <table:table-row table:style-name="ro3">
          <table:table-cell table:style-name="ce115" office:value-type="float" office:value="90" calcext:value-type="float">
            <text:p>90</text:p>
          </table:table-cell>
          <table:table-cell table:style-name="ce123" office:value-type="date" office:date-value="1922-06-11" calcext:value-type="date">
            <text:p>11.06.1922</text:p>
          </table:table-cell>
          <table:table-cell table:style-name="ce126" office:value-type="string" calcext:value-type="string">
            <text:p>Volksinitiative «betreffend die Ausweisung von Ausländern, Teil II»</text:p>
          </table:table-cell>
          <table:table-cell table:style-name="ce52" office:value-type="string" calcext:value-type="string">
            <text:p>I.</text:p>
          </table:table-cell>
          <table:table-cell table:style-name="ce104" office:value-type="float" office:value="976105" calcext:value-type="float">
            <text:p>976'105 <text:s/></text:p>
          </table:table-cell>
          <table:table-cell table:style-name="ce104" office:value-type="float" office:value="445100" calcext:value-type="float">
            <text:p>445'100 <text:s/></text:p>
          </table:table-cell>
          <table:table-cell table:style-name="ce128" office:value-type="float" office:value="45.59960250178" calcext:value-type="float">
            <text:p>45.6 <text:s text:c="3"/></text:p>
          </table:table-cell>
          <table:table-cell table:style-name="ce104" office:value-type="float" office:value="25991" calcext:value-type="float">
            <text:p>25'991 <text:s/></text:p>
          </table:table-cell>
          <table:table-cell table:style-name="ce104" office:value-type="float" office:value="1028" calcext:value-type="float">
            <text:p>1'028 <text:s/></text:p>
          </table:table-cell>
          <table:table-cell table:style-name="ce104" office:value-type="float" office:value="418081" calcext:value-type="float">
            <text:p>418'081 <text:s/></text:p>
          </table:table-cell>
          <table:table-cell table:style-name="ce104" office:value-type="float" office:value="159200" calcext:value-type="float">
            <text:p>159'200 <text:s/></text:p>
          </table:table-cell>
          <table:table-cell table:style-name="ce104" office:value-type="float" office:value="258881" calcext:value-type="float">
            <text:p>258'881 <text:s/></text:p>
          </table:table-cell>
          <table:table-cell table:style-name="ce128" office:value-type="float" office:value="38.0787455062536" calcext:value-type="float">
            <text:p>38.1 <text:s text:c="3"/></text:p>
          </table:table-cell>
          <table:table-cell table:style-name="ce96" office:value-type="string" office:string-value="V" calcext:value-type="string">
            <text:p>V </text:p>
          </table:table-cell>
          <table:table-cell table:style-name="ce104"/>
          <table:table-cell table:style-name="ce104" office:value-type="string" office:string-value="19 6/2" calcext:value-type="string">
            <text:p>19 6/2 </text:p>
          </table:table-cell>
          <table:table-cell table:number-columns-repeated="1008"/>
        </table:table-row>
        <table:table-row table:style-name="ro3">
          <table:table-cell table:style-name="ce114" office:value-type="float" office:value="91" calcext:value-type="float">
            <text:p>91</text:p>
          </table:table-cell>
          <table:table-cell table:style-name="ce122" office:value-type="date" office:date-value="1922-06-11" calcext:value-type="date">
            <text:p>11.06.1922</text:p>
          </table:table-cell>
          <table:table-cell table:style-name="ce43" office:value-type="string" calcext:value-type="string">
            <text:p>Volksinitiative «betreffend die Wählbarkeit der Bundesbeamten in den Nationalrat»</text:p>
          </table:table-cell>
          <table:table-cell table:style-name="ce53" office:value-type="string" calcext:value-type="string">
            <text:p>I.</text:p>
          </table:table-cell>
          <table:table-cell table:style-name="ce103" office:value-type="float" office:value="976105" calcext:value-type="float">
            <text:p>976'105 <text:s/></text:p>
          </table:table-cell>
          <table:table-cell table:style-name="ce103" office:value-type="float" office:value="445100" calcext:value-type="float">
            <text:p>445'100 <text:s/></text:p>
          </table:table-cell>
          <table:table-cell table:style-name="ce127" office:value-type="float" office:value="45.59960250178" calcext:value-type="float">
            <text:p>45.6 <text:s text:c="3"/></text:p>
          </table:table-cell>
          <table:table-cell table:style-name="ce103" office:value-type="float" office:value="26433" calcext:value-type="float">
            <text:p>26'433 <text:s/></text:p>
          </table:table-cell>
          <table:table-cell table:style-name="ce103" office:value-type="float" office:value="1017" calcext:value-type="float">
            <text:p>1'017 <text:s/></text:p>
          </table:table-cell>
          <table:table-cell table:style-name="ce103" office:value-type="float" office:value="417650" calcext:value-type="float">
            <text:p>417'650 <text:s/></text:p>
          </table:table-cell>
          <table:table-cell table:style-name="ce103" office:value-type="float" office:value="160181" calcext:value-type="float">
            <text:p>160'181 <text:s/></text:p>
          </table:table-cell>
          <table:table-cell table:style-name="ce103" office:value-type="float" office:value="257469" calcext:value-type="float">
            <text:p>257'469 <text:s/></text:p>
          </table:table-cell>
          <table:table-cell table:style-name="ce127" office:value-type="float" office:value="38.3529270920627" calcext:value-type="float">
            <text:p>38.4 <text:s text:c="3"/></text:p>
          </table:table-cell>
          <table:table-cell table:style-name="ce97" office:value-type="string" office:string-value="V" calcext:value-type="string">
            <text:p>V </text:p>
          </table:table-cell>
          <table:table-cell table:style-name="ce103" office:value-type="string" office:string-value="4 2/2" calcext:value-type="string">
            <text:p>4 2/2 </text:p>
          </table:table-cell>
          <table:table-cell table:style-name="ce103" office:value-type="string" office:string-value="15 4/2" calcext:value-type="string">
            <text:p>15 4/2 </text:p>
          </table:table-cell>
          <table:table-cell table:number-columns-repeated="1008"/>
        </table:table-row>
        <table:table-row table:style-name="ro9">
          <table:table-cell table:style-name="ce115" office:value-type="float" office:value="92" calcext:value-type="float">
            <text:p>92</text:p>
          </table:table-cell>
          <table:table-cell table:style-name="ce123" office:value-type="date" office:date-value="1922-09-24" calcext:value-type="date">
            <text:p>24.09.1922</text:p>
          </table:table-cell>
          <table:table-cell table:style-name="ce126" office:value-type="string" calcext:value-type="string">
            <text:p>Bundesgesetz betreffend Abänderung des Bundesstrafrechts vom 4. Februar 1853 in bezug auf Verbrechen gegen die verfassungsmässige Ordnung und innere Sicherheit und in bezug auf die Einführung des bedingten Strafvollzugs</text:p>
          </table:table-cell>
          <table:table-cell table:style-name="ce52" office:value-type="string" calcext:value-type="string">
            <text:p>Fak.</text:p>
          </table:table-cell>
          <table:table-cell table:style-name="ce104" office:value-type="float" office:value="982567" calcext:value-type="float">
            <text:p>982'567 <text:s/></text:p>
          </table:table-cell>
          <table:table-cell table:style-name="ce104" office:value-type="float" office:value="690844" calcext:value-type="float">
            <text:p>690'844 <text:s/></text:p>
          </table:table-cell>
          <table:table-cell table:style-name="ce128" office:value-type="float" office:value="70.3101162567031" calcext:value-type="float">
            <text:p>70.3 <text:s text:c="3"/></text:p>
          </table:table-cell>
          <table:table-cell table:style-name="ce104" office:value-type="float" office:value="8058" calcext:value-type="float">
            <text:p>8'058 <text:s/></text:p>
          </table:table-cell>
          <table:table-cell table:style-name="ce104" office:value-type="float" office:value="2160" calcext:value-type="float">
            <text:p>2'160 <text:s/></text:p>
          </table:table-cell>
          <table:table-cell table:style-name="ce104" office:value-type="float" office:value="680626" calcext:value-type="float">
            <text:p>680'626 <text:s/></text:p>
          </table:table-cell>
          <table:table-cell table:style-name="ce104" office:value-type="float" office:value="303794" calcext:value-type="float">
            <text:p>303'794 <text:s/></text:p>
          </table:table-cell>
          <table:table-cell table:style-name="ce104" office:value-type="float" office:value="376832" calcext:value-type="float">
            <text:p>376'832 <text:s/></text:p>
          </table:table-cell>
          <table:table-cell table:style-name="ce128" office:value-type="float" office:value="44.6344982413249" calcext:value-type="float">
            <text:p>44.6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3">
          <table:table-cell table:style-name="ce114" office:value-type="float" office:value="93" calcext:value-type="float">
            <text:p>93</text:p>
          </table:table-cell>
          <table:table-cell table:style-name="ce122" office:value-type="date" office:date-value="1922-12-03" calcext:value-type="date">
            <text:p>03.12.1922</text:p>
          </table:table-cell>
          <table:table-cell table:style-name="ce43" office:value-type="string" calcext:value-type="string">
            <text:p>Volksinitiative «für die Einmalige Vermögensabgabe»</text:p>
          </table:table-cell>
          <table:table-cell table:style-name="ce53" office:value-type="string" calcext:value-type="string">
            <text:p>I.</text:p>
          </table:table-cell>
          <table:table-cell table:style-name="ce103" office:value-type="float" office:value="992523" calcext:value-type="float">
            <text:p>992'523 <text:s/></text:p>
          </table:table-cell>
          <table:table-cell table:style-name="ce103" office:value-type="float" office:value="856148" calcext:value-type="float">
            <text:p>856'148 <text:s/></text:p>
          </table:table-cell>
          <table:table-cell table:style-name="ce127" office:value-type="float" office:value="86.2597642573522" calcext:value-type="float">
            <text:p>86.3 <text:s text:c="3"/></text:p>
          </table:table-cell>
          <table:table-cell table:style-name="ce103" office:value-type="float" office:value="7525" calcext:value-type="float">
            <text:p>7'525 <text:s/></text:p>
          </table:table-cell>
          <table:table-cell table:style-name="ce103" office:value-type="float" office:value="1969" calcext:value-type="float">
            <text:p>1'969 <text:s/></text:p>
          </table:table-cell>
          <table:table-cell table:style-name="ce103" office:value-type="float" office:value="846654" calcext:value-type="float">
            <text:p>846'654 <text:s/></text:p>
          </table:table-cell>
          <table:table-cell table:style-name="ce103" office:value-type="float" office:value="109702" calcext:value-type="float">
            <text:p>109'702 <text:s/></text:p>
          </table:table-cell>
          <table:table-cell table:style-name="ce103" office:value-type="float" office:value="736952" calcext:value-type="float">
            <text:p>736'952 <text:s/></text:p>
          </table:table-cell>
          <table:table-cell table:style-name="ce127" office:value-type="float" office:value="12.95712298058" calcext:value-type="float">
            <text:p>13.0 <text:s text:c="3"/></text:p>
          </table:table-cell>
          <table:table-cell table:style-name="ce97" office:value-type="string" office:string-value="V" calcext:value-type="string">
            <text:p>V </text:p>
          </table:table-cell>
          <table:table-cell table:style-name="ce103"/>
          <table:table-cell table:style-name="ce103" office:value-type="string" office:string-value="19 6/2" calcext:value-type="string">
            <text:p>19 6/2 </text:p>
          </table:table-cell>
          <table:table-cell table:number-columns-repeated="1008"/>
        </table:table-row>
        <table:table-row table:style-name="ro1">
          <table:table-cell table:style-name="ce115" office:value-type="float" office:value="94" calcext:value-type="float">
            <text:p>94</text:p>
          </table:table-cell>
          <table:table-cell table:style-name="ce123" office:value-type="date" office:date-value="1923-02-18" calcext:value-type="date">
            <text:p>18.02.1923</text:p>
          </table:table-cell>
          <table:table-cell table:style-name="ce126" office:value-type="string" calcext:value-type="string">
            <text:p>Volksinitiative «Schutzhaft»</text:p>
          </table:table-cell>
          <table:table-cell table:style-name="ce52" office:value-type="string" calcext:value-type="string">
            <text:p>I.</text:p>
          </table:table-cell>
          <table:table-cell table:style-name="ce104" office:value-type="float" office:value="989661" calcext:value-type="float">
            <text:p>989'661 <text:s/></text:p>
          </table:table-cell>
          <table:table-cell table:style-name="ce104" office:value-type="float" office:value="526876" calcext:value-type="float">
            <text:p>526'876 <text:s/></text:p>
          </table:table-cell>
          <table:table-cell table:style-name="ce128" office:value-type="float" office:value="53.2380279711942" calcext:value-type="float">
            <text:p>53.2 <text:s text:c="3"/></text:p>
          </table:table-cell>
          <table:table-cell table:style-name="ce104" office:value-type="float" office:value="25109" calcext:value-type="float">
            <text:p>25'109 <text:s/></text:p>
          </table:table-cell>
          <table:table-cell table:style-name="ce104" office:value-type="float" office:value="1016" calcext:value-type="float">
            <text:p>1'016 <text:s/></text:p>
          </table:table-cell>
          <table:table-cell table:style-name="ce104" office:value-type="float" office:value="500751" calcext:value-type="float">
            <text:p>500'751 <text:s/></text:p>
          </table:table-cell>
          <table:table-cell table:style-name="ce104" office:value-type="float" office:value="55145" calcext:value-type="float">
            <text:p>55'145 <text:s/></text:p>
          </table:table-cell>
          <table:table-cell table:style-name="ce104" office:value-type="float" office:value="445606" calcext:value-type="float">
            <text:p>445'606 <text:s/></text:p>
          </table:table-cell>
          <table:table-cell table:style-name="ce128" office:value-type="float" office:value="11.0124592861522" calcext:value-type="float">
            <text:p>11.0 <text:s text:c="3"/></text:p>
          </table:table-cell>
          <table:table-cell table:style-name="ce96" office:value-type="string" office:string-value="V" calcext:value-type="string">
            <text:p>V </text:p>
          </table:table-cell>
          <table:table-cell table:style-name="ce104"/>
          <table:table-cell table:style-name="ce104" office:value-type="string" office:string-value="19 6/2" calcext:value-type="string">
            <text:p>19 6/2 </text:p>
          </table:table-cell>
          <table:table-cell table:number-columns-repeated="1008"/>
        </table:table-row>
        <table:table-row table:style-name="ro14">
          <table:table-cell table:style-name="ce114" office:value-type="float" office:value="95" calcext:value-type="float">
            <text:p>95</text:p>
          </table:table-cell>
          <table:table-cell table:style-name="ce122" office:value-type="date" office:date-value="1923-02-18" calcext:value-type="date">
            <text:p>18.02.1923</text:p>
          </table:table-cell>
          <table:table-cell table:style-name="ce43" office:value-type="string" calcext:value-type="string">
            <text:p>Bundesbeschluss über die Ratifikation des am 7. August 1921 in Paris unterzeichneten Abkommens zwischen der Schweiz und Frankreich zur Regelung der Handelsbeziehungen und des freundnachbarlichen Grenzverkehrs zwischen den ehemaligen Freizonen Hochsavoyens</text:p>
          </table:table-cell>
          <table:table-cell table:style-name="ce53" office:value-type="string" calcext:value-type="string">
            <text:p>Fak.</text:p>
          </table:table-cell>
          <table:table-cell table:style-name="ce103" office:value-type="float" office:value="989661" calcext:value-type="float">
            <text:p>989'661 <text:s/></text:p>
          </table:table-cell>
          <table:table-cell table:style-name="ce103" office:value-type="float" office:value="528736" calcext:value-type="float">
            <text:p>528'736 <text:s/></text:p>
          </table:table-cell>
          <table:table-cell table:style-name="ce127" office:value-type="float" office:value="53.4259711153617" calcext:value-type="float">
            <text:p>53.4 <text:s text:c="3"/></text:p>
          </table:table-cell>
          <table:table-cell table:style-name="ce103" office:value-type="float" office:value="19515" calcext:value-type="float">
            <text:p>19'515 <text:s/></text:p>
          </table:table-cell>
          <table:table-cell table:style-name="ce103" office:value-type="float" office:value="1024" calcext:value-type="float">
            <text:p>1'024 <text:s/></text:p>
          </table:table-cell>
          <table:table-cell table:style-name="ce103" office:value-type="float" office:value="508197" calcext:value-type="float">
            <text:p>508'197 <text:s/></text:p>
          </table:table-cell>
          <table:table-cell table:style-name="ce103" office:value-type="float" office:value="93892" calcext:value-type="float">
            <text:p>93'892 <text:s/></text:p>
          </table:table-cell>
          <table:table-cell table:style-name="ce103" office:value-type="float" office:value="414305" calcext:value-type="float">
            <text:p>414'305 <text:s/></text:p>
          </table:table-cell>
          <table:table-cell table:style-name="ce127" office:value-type="float" office:value="18.4755124489125" calcext:value-type="float">
            <text:p>18.5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3">
          <table:table-cell table:style-name="ce115" office:value-type="float" office:value="96" calcext:value-type="float">
            <text:p>96</text:p>
          </table:table-cell>
          <table:table-cell table:style-name="ce123" office:value-type="date" office:date-value="1923-04-15" calcext:value-type="date">
            <text:p>15.04.1923</text:p>
          </table:table-cell>
          <table:table-cell table:style-name="ce126" office:value-type="string" calcext:value-type="string">
            <text:p>Volksinitiative «zur Wahrung der Volksrechte in der Zollfrage»</text:p>
          </table:table-cell>
          <table:table-cell table:style-name="ce52" office:value-type="string" calcext:value-type="string">
            <text:p>I.</text:p>
          </table:table-cell>
          <table:table-cell table:style-name="ce104" office:value-type="float" office:value="990202" calcext:value-type="float">
            <text:p>990'202 <text:s/></text:p>
          </table:table-cell>
          <table:table-cell table:style-name="ce104" office:value-type="float" office:value="651159" calcext:value-type="float">
            <text:p>651'159 <text:s/></text:p>
          </table:table-cell>
          <table:table-cell table:style-name="ce128" office:value-type="float" office:value="65.7602186220589" calcext:value-type="float">
            <text:p>65.8 <text:s text:c="3"/></text:p>
          </table:table-cell>
          <table:table-cell table:style-name="ce104" office:value-type="float" office:value="10813" calcext:value-type="float">
            <text:p>10'813 <text:s/></text:p>
          </table:table-cell>
          <table:table-cell table:style-name="ce104" office:value-type="float" office:value="1450" calcext:value-type="float">
            <text:p>1'450 <text:s/></text:p>
          </table:table-cell>
          <table:table-cell table:style-name="ce104" office:value-type="float" office:value="638896" calcext:value-type="float">
            <text:p>638'896 <text:s/></text:p>
          </table:table-cell>
          <table:table-cell table:style-name="ce104" office:value-type="float" office:value="171020" calcext:value-type="float">
            <text:p>171'020 <text:s/></text:p>
          </table:table-cell>
          <table:table-cell table:style-name="ce104" office:value-type="float" office:value="467876" calcext:value-type="float">
            <text:p>467'876 <text:s/></text:p>
          </table:table-cell>
          <table:table-cell table:style-name="ce128" office:value-type="float" office:value="26.7680498860534" calcext:value-type="float">
            <text:p>26.8 <text:s text:c="3"/></text:p>
          </table:table-cell>
          <table:table-cell table:style-name="ce96" office:value-type="string" office:string-value="V" calcext:value-type="string">
            <text:p>V </text:p>
          </table:table-cell>
          <table:table-cell table:style-name="ce104" office:value-type="string" office:string-value="1/2" calcext:value-type="string">
            <text:p>1/2 </text:p>
          </table:table-cell>
          <table:table-cell table:style-name="ce104" office:value-type="string" office:string-value="19 5/2" calcext:value-type="string">
            <text:p>19 5/2 </text:p>
          </table:table-cell>
          <table:table-cell table:number-columns-repeated="1008"/>
        </table:table-row>
        <table:table-row table:style-name="ro4">
          <table:table-cell table:style-name="ce114" office:value-type="float" office:value="97" calcext:value-type="float">
            <text:p>97</text:p>
          </table:table-cell>
          <table:table-cell table:style-name="ce122" office:value-type="date" office:date-value="1923-06-03" calcext:value-type="date">
            <text:p>03.06.1923</text:p>
          </table:table-cell>
          <table:table-cell table:style-name="ce43" office:value-type="string" calcext:value-type="string">
            <text:p>Bundesbeschluss betreffend die Revision der Art. 31 und 32bis (Alkoholwesen) der Bundesverfassung</text:p>
          </table:table-cell>
          <table:table-cell table:style-name="ce53" office:value-type="string" calcext:value-type="string">
            <text:p>Obl.</text:p>
          </table:table-cell>
          <table:table-cell table:style-name="ce103" office:value-type="float" office:value="985774" calcext:value-type="float">
            <text:p>985'774 <text:s/></text:p>
          </table:table-cell>
          <table:table-cell table:style-name="ce103" office:value-type="float" office:value="636591" calcext:value-type="float">
            <text:p>636'591 <text:s/></text:p>
          </table:table-cell>
          <table:table-cell table:style-name="ce127" office:value-type="float" office:value="64.5777835487647" calcext:value-type="float">
            <text:p>64.6 <text:s text:c="3"/></text:p>
          </table:table-cell>
          <table:table-cell table:style-name="ce103" office:value-type="float" office:value="11931" calcext:value-type="float">
            <text:p>11'931 <text:s/></text:p>
          </table:table-cell>
          <table:table-cell table:style-name="ce103" office:value-type="float" office:value="1575" calcext:value-type="float">
            <text:p>1'575 <text:s/></text:p>
          </table:table-cell>
          <table:table-cell table:style-name="ce103" office:value-type="float" office:value="623085" calcext:value-type="float">
            <text:p>623'085 <text:s/></text:p>
          </table:table-cell>
          <table:table-cell table:style-name="ce103" office:value-type="float" office:value="262688" calcext:value-type="float">
            <text:p>262'688 <text:s/></text:p>
          </table:table-cell>
          <table:table-cell table:style-name="ce103" office:value-type="float" office:value="360397" calcext:value-type="float">
            <text:p>360'397 <text:s/></text:p>
          </table:table-cell>
          <table:table-cell table:style-name="ce127" office:value-type="float" office:value="42.1592559602622" calcext:value-type="float">
            <text:p>42.2 <text:s text:c="3"/></text:p>
          </table:table-cell>
          <table:table-cell table:style-name="ce97" office:value-type="string" office:string-value="V" calcext:value-type="string">
            <text:p>V </text:p>
          </table:table-cell>
          <table:table-cell table:style-name="ce103" office:value-type="string" office:string-value="9 2/2" calcext:value-type="string">
            <text:p>9 2/2 </text:p>
          </table:table-cell>
          <table:table-cell table:style-name="ce103" office:value-type="string" office:string-value="10 4/2" calcext:value-type="string">
            <text:p>10 4/2 </text:p>
          </table:table-cell>
          <table:table-cell table:number-columns-repeated="1008"/>
        </table:table-row>
        <table:table-row table:style-name="ro4">
          <table:table-cell table:style-name="ce115" office:value-type="float" office:value="98" calcext:value-type="float">
            <text:p>98</text:p>
          </table:table-cell>
          <table:table-cell table:style-name="ce123" office:value-type="date" office:date-value="1924-02-17" calcext:value-type="date">
            <text:p>17.02.1924</text:p>
          </table:table-cell>
          <table:table-cell table:style-name="ce126" office:value-type="string" calcext:value-type="string">
            <text:p>Bundesgesetz betreffend Abänderung von Art. 41 des Fabrikgesetzes vom 18. Juni 1914 / 27. Juni 1919</text:p>
          </table:table-cell>
          <table:table-cell table:style-name="ce52" office:value-type="string" calcext:value-type="string">
            <text:p>Fak.</text:p>
          </table:table-cell>
          <table:table-cell table:style-name="ce104" office:value-type="float" office:value="995663" calcext:value-type="float">
            <text:p>995'663 <text:s/></text:p>
          </table:table-cell>
          <table:table-cell table:style-name="ce104" office:value-type="float" office:value="766505" calcext:value-type="float">
            <text:p>766'505 <text:s/></text:p>
          </table:table-cell>
          <table:table-cell table:style-name="ce128" office:value-type="float" office:value="76.9843812615313" calcext:value-type="float">
            <text:p>77.0 <text:s text:c="3"/></text:p>
          </table:table-cell>
          <table:table-cell table:style-name="ce104" office:value-type="float" office:value="7676" calcext:value-type="float">
            <text:p>7'676 <text:s/></text:p>
          </table:table-cell>
          <table:table-cell table:style-name="ce104" office:value-type="float" office:value="1981" calcext:value-type="float">
            <text:p>1'981 <text:s/></text:p>
          </table:table-cell>
          <table:table-cell table:style-name="ce104" office:value-type="float" office:value="756848" calcext:value-type="float">
            <text:p>756'848 <text:s/></text:p>
          </table:table-cell>
          <table:table-cell table:style-name="ce104" office:value-type="float" office:value="320668" calcext:value-type="float">
            <text:p>320'668 <text:s/></text:p>
          </table:table-cell>
          <table:table-cell table:style-name="ce104" office:value-type="float" office:value="436180" calcext:value-type="float">
            <text:p>436'180 <text:s/></text:p>
          </table:table-cell>
          <table:table-cell table:style-name="ce128" office:value-type="float" office:value="42.3688772382301" calcext:value-type="float">
            <text:p>42.4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3">
          <table:table-cell table:style-name="ce114" office:value-type="float" office:value="99" calcext:value-type="float">
            <text:p>99</text:p>
          </table:table-cell>
          <table:table-cell table:style-name="ce122" office:value-type="date" office:date-value="1925-05-24" calcext:value-type="date">
            <text:p>24.05.1925</text:p>
          </table:table-cell>
          <table:table-cell table:style-name="ce43" office:value-type="string" calcext:value-type="string">
            <text:p>Volksinitiative «für eine Invaliditäts-, Alters- und Hinterlassenenversicherung» (AHV)</text:p>
          </table:table-cell>
          <table:table-cell table:style-name="ce53" office:value-type="string" calcext:value-type="string">
            <text:p>I.</text:p>
          </table:table-cell>
          <table:table-cell table:style-name="ce103" office:value-type="float" office:value="1008865" calcext:value-type="float">
            <text:p>1'008'865 <text:s/></text:p>
          </table:table-cell>
          <table:table-cell table:style-name="ce103" office:value-type="float" office:value="688402" calcext:value-type="float">
            <text:p>688'402 <text:s/></text:p>
          </table:table-cell>
          <table:table-cell table:style-name="ce127" office:value-type="float" office:value="68.2352941176471" calcext:value-type="float">
            <text:p>68.2 <text:s text:c="3"/></text:p>
          </table:table-cell>
          <table:table-cell table:style-name="ce103" office:value-type="float" office:value="13577" calcext:value-type="float">
            <text:p>13'577 <text:s/></text:p>
          </table:table-cell>
          <table:table-cell table:style-name="ce103" office:value-type="float" office:value="2169" calcext:value-type="float">
            <text:p>2'169 <text:s/></text:p>
          </table:table-cell>
          <table:table-cell table:style-name="ce103" office:value-type="float" office:value="672656" calcext:value-type="float">
            <text:p>672'656 <text:s/></text:p>
          </table:table-cell>
          <table:table-cell table:style-name="ce103" office:value-type="float" office:value="282527" calcext:value-type="float">
            <text:p>282'527 <text:s/></text:p>
          </table:table-cell>
          <table:table-cell table:style-name="ce103" office:value-type="float" office:value="390129" calcext:value-type="float">
            <text:p>390'129 <text:s/></text:p>
          </table:table-cell>
          <table:table-cell table:style-name="ce127" office:value-type="float" office:value="42.001706667301" calcext:value-type="float">
            <text:p>42.0 <text:s text:c="3"/></text:p>
          </table:table-cell>
          <table:table-cell table:style-name="ce97" office:value-type="string" office:string-value="V" calcext:value-type="string">
            <text:p>V </text:p>
          </table:table-cell>
          <table:table-cell table:style-name="ce103" office:value-type="string" office:string-value="5 2/2" calcext:value-type="string">
            <text:p>5 2/2 </text:p>
          </table:table-cell>
          <table:table-cell table:style-name="ce103" office:value-type="string" office:string-value="14 4/2" calcext:value-type="string">
            <text:p>14 4/2 </text:p>
          </table:table-cell>
          <table:table-cell table:number-columns-repeated="1008"/>
        </table:table-row>
        <table:table-row table:style-name="ro3">
          <table:table-cell table:style-name="ce115" office:value-type="float" office:value="100" calcext:value-type="float">
            <text:p>100</text:p>
          </table:table-cell>
          <table:table-cell table:style-name="ce123" office:value-type="date" office:date-value="1925-10-25" calcext:value-type="date">
            <text:p>25.10.1925</text:p>
          </table:table-cell>
          <table:table-cell table:style-name="ce126" office:value-type="string" calcext:value-type="string">
            <text:p>Bundesbeschluss betreffend Aufenthalt und Niederlassung der Ausländer</text:p>
          </table:table-cell>
          <table:table-cell table:style-name="ce52" office:value-type="string" calcext:value-type="string">
            <text:p>Obl.</text:p>
          </table:table-cell>
          <table:table-cell table:style-name="ce104" office:value-type="float" office:value="1017692" calcext:value-type="float">
            <text:p>1'017'692 <text:s/></text:p>
          </table:table-cell>
          <table:table-cell table:style-name="ce104" office:value-type="float" office:value="691544" calcext:value-type="float">
            <text:p>691'544 <text:s/></text:p>
          </table:table-cell>
          <table:table-cell table:style-name="ce128" office:value-type="float" office:value="67.9521898570491" calcext:value-type="float">
            <text:p>68.0 <text:s text:c="3"/></text:p>
          </table:table-cell>
          <table:table-cell table:style-name="ce104" office:value-type="float" office:value="71838" calcext:value-type="float">
            <text:p>71'838 <text:s/></text:p>
          </table:table-cell>
          <table:table-cell table:style-name="ce104" office:value-type="float" office:value="5053" calcext:value-type="float">
            <text:p>5'053 <text:s/></text:p>
          </table:table-cell>
          <table:table-cell table:style-name="ce104" office:value-type="float" office:value="614653" calcext:value-type="float">
            <text:p>614'653 <text:s/></text:p>
          </table:table-cell>
          <table:table-cell table:style-name="ce104" office:value-type="float" office:value="382381" calcext:value-type="float">
            <text:p>382'381 <text:s/></text:p>
          </table:table-cell>
          <table:table-cell table:style-name="ce104" office:value-type="float" office:value="232272" calcext:value-type="float">
            <text:p>232'272 <text:s/></text:p>
          </table:table-cell>
          <table:table-cell table:style-name="ce128" office:value-type="float" office:value="62.2108734521755" calcext:value-type="float">
            <text:p>62.2 <text:s text:c="3"/></text:p>
          </table:table-cell>
          <table:table-cell table:style-name="ce96" office:value-type="string" office:string-value="A" calcext:value-type="string">
            <text:p>A </text:p>
          </table:table-cell>
          <table:table-cell table:style-name="ce104" office:value-type="string" office:string-value="16 5/2" calcext:value-type="string">
            <text:p>16 5/2 </text:p>
          </table:table-cell>
          <table:table-cell table:style-name="ce104" office:value-type="string" office:string-value="3 1/2" calcext:value-type="string">
            <text:p>3 1/2 </text:p>
          </table:table-cell>
          <table:table-cell table:number-columns-repeated="1008"/>
        </table:table-row>
        <table:table-row table:style-name="ro3">
          <table:table-cell table:style-name="ce114" office:value-type="float" office:value="101" calcext:value-type="float">
            <text:p>101</text:p>
          </table:table-cell>
          <table:table-cell table:style-name="ce122" office:value-type="date" office:date-value="1925-12-06" calcext:value-type="date">
            <text:p>06.12.1925</text:p>
          </table:table-cell>
          <table:table-cell table:style-name="ce43" office:value-type="string" calcext:value-type="string">
            <text:p>Bundesbeschluss betreffend die Alters-, Hinterlassenen- und Invalidenversicherung</text:p>
          </table:table-cell>
          <table:table-cell table:style-name="ce53" office:value-type="string" calcext:value-type="string">
            <text:p>Obl.</text:p>
          </table:table-cell>
          <table:table-cell table:style-name="ce103" office:value-type="float" office:value="1019522" calcext:value-type="float">
            <text:p>1'019'522 <text:s/></text:p>
          </table:table-cell>
          <table:table-cell table:style-name="ce103" office:value-type="float" office:value="643066" calcext:value-type="float">
            <text:p>643'066 <text:s/></text:p>
          </table:table-cell>
          <table:table-cell table:style-name="ce127" office:value-type="float" office:value="63.075245065825" calcext:value-type="float">
            <text:p>63.1 <text:s text:c="3"/></text:p>
          </table:table-cell>
          <table:table-cell table:style-name="ce103" office:value-type="float" office:value="12809" calcext:value-type="float">
            <text:p>12'809 <text:s/></text:p>
          </table:table-cell>
          <table:table-cell table:style-name="ce103" office:value-type="float" office:value="1786" calcext:value-type="float">
            <text:p>1'786 <text:s/></text:p>
          </table:table-cell>
          <table:table-cell table:style-name="ce103" office:value-type="float" office:value="628471" calcext:value-type="float">
            <text:p>628'471 <text:s/></text:p>
          </table:table-cell>
          <table:table-cell table:style-name="ce103" office:value-type="float" office:value="410988" calcext:value-type="float">
            <text:p>410'988 <text:s/></text:p>
          </table:table-cell>
          <table:table-cell table:style-name="ce103" office:value-type="float" office:value="217483" calcext:value-type="float">
            <text:p>217'483 <text:s/></text:p>
          </table:table-cell>
          <table:table-cell table:style-name="ce127" office:value-type="float" office:value="65.3949028674354" calcext:value-type="float">
            <text:p>65.4 <text:s text:c="3"/></text:p>
          </table:table-cell>
          <table:table-cell table:style-name="ce97" office:value-type="string" office:string-value="A" calcext:value-type="string">
            <text:p>A </text:p>
          </table:table-cell>
          <table:table-cell table:style-name="ce103" office:value-type="string" office:string-value="15 3/2" calcext:value-type="string">
            <text:p>15 3/2 </text:p>
          </table:table-cell>
          <table:table-cell table:style-name="ce103" office:value-type="string" office:string-value="4 3/2" calcext:value-type="string">
            <text:p>4 3/2 </text:p>
          </table:table-cell>
          <table:table-cell table:number-columns-repeated="1008"/>
        </table:table-row>
        <table:table-row table:style-name="ro4">
          <table:table-cell table:style-name="ce115" office:value-type="float" office:value="102" calcext:value-type="float">
            <text:p>102</text:p>
          </table:table-cell>
          <table:table-cell table:style-name="ce123" office:value-type="date" office:date-value="1926-12-05" calcext:value-type="date">
            <text:p>05.12.1926</text:p>
          </table:table-cell>
          <table:table-cell table:style-name="ce126" office:value-type="string" calcext:value-type="string">
            <text:p>Bundesbeschluss über die Aufnahme eines neuen Artikels 23bis in die Bundesverfassung betreffend die Getreideversorgung des Landes</text:p>
          </table:table-cell>
          <table:table-cell table:style-name="ce52" office:value-type="string" calcext:value-type="string">
            <text:p>Obl.</text:p>
          </table:table-cell>
          <table:table-cell table:style-name="ce104" office:value-type="float" office:value="1034547" calcext:value-type="float">
            <text:p>1'034'547 <text:s/></text:p>
          </table:table-cell>
          <table:table-cell table:style-name="ce104" office:value-type="float" office:value="752234" calcext:value-type="float">
            <text:p>752'234 <text:s/></text:p>
          </table:table-cell>
          <table:table-cell table:style-name="ce128" office:value-type="float" office:value="72.7114379530365" calcext:value-type="float">
            <text:p>72.7 <text:s text:c="3"/></text:p>
          </table:table-cell>
          <table:table-cell table:style-name="ce104" office:value-type="float" office:value="11378" calcext:value-type="float">
            <text:p>11'378 <text:s/></text:p>
          </table:table-cell>
          <table:table-cell table:style-name="ce104" office:value-type="float" office:value="2300" calcext:value-type="float">
            <text:p>2'300 <text:s/></text:p>
          </table:table-cell>
          <table:table-cell table:style-name="ce104" office:value-type="float" office:value="738556" calcext:value-type="float">
            <text:p>738'556 <text:s/></text:p>
          </table:table-cell>
          <table:table-cell table:style-name="ce104" office:value-type="float" office:value="366507" calcext:value-type="float">
            <text:p>366'507 <text:s/></text:p>
          </table:table-cell>
          <table:table-cell table:style-name="ce104" office:value-type="float" office:value="372049" calcext:value-type="float">
            <text:p>372'049 <text:s/></text:p>
          </table:table-cell>
          <table:table-cell table:style-name="ce128" office:value-type="float" office:value="49.6248084099242" calcext:value-type="float">
            <text:p>49.6 <text:s text:c="3"/></text:p>
          </table:table-cell>
          <table:table-cell table:style-name="ce96" office:value-type="string" office:string-value="V" calcext:value-type="string">
            <text:p>V </text:p>
          </table:table-cell>
          <table:table-cell table:style-name="ce104" office:value-type="string" office:string-value="9" calcext:value-type="string">
            <text:p>9 </text:p>
          </table:table-cell>
          <table:table-cell table:style-name="ce104" office:value-type="string" office:string-value="10 6/2" calcext:value-type="string">
            <text:p>10 6/2 </text:p>
          </table:table-cell>
          <table:table-cell table:number-columns-repeated="1008"/>
        </table:table-row>
        <table:table-row table:style-name="ro3">
          <table:table-cell table:style-name="ce114" office:value-type="float" office:value="103" calcext:value-type="float">
            <text:p>103</text:p>
          </table:table-cell>
          <table:table-cell table:style-name="ce122" office:value-type="date" office:date-value="1927-05-15" calcext:value-type="date">
            <text:p>15.05.1927</text:p>
          </table:table-cell>
          <table:table-cell table:style-name="ce43" office:value-type="string" calcext:value-type="string">
            <text:p>Bundesbeschluss betreffend die Abänderung des Artikels 30 der Bundesverfassung</text:p>
          </table:table-cell>
          <table:table-cell table:style-name="ce53" office:value-type="string" calcext:value-type="string">
            <text:p>Obl.</text:p>
          </table:table-cell>
          <table:table-cell table:style-name="ce103" office:value-type="float" office:value="1038136" calcext:value-type="float">
            <text:p>1'038'136 <text:s/></text:p>
          </table:table-cell>
          <table:table-cell table:style-name="ce103" office:value-type="float" office:value="574214" calcext:value-type="float">
            <text:p>574'214 <text:s/></text:p>
          </table:table-cell>
          <table:table-cell table:style-name="ce127" office:value-type="float" office:value="55.312020775698" calcext:value-type="float">
            <text:p>55.3 <text:s text:c="3"/></text:p>
          </table:table-cell>
          <table:table-cell table:style-name="ce103" office:value-type="float" office:value="39566" calcext:value-type="float">
            <text:p>39'566 <text:s/></text:p>
          </table:table-cell>
          <table:table-cell table:style-name="ce103" office:value-type="float" office:value="1137" calcext:value-type="float">
            <text:p>1'137 <text:s/></text:p>
          </table:table-cell>
          <table:table-cell table:style-name="ce103" office:value-type="float" office:value="533511" calcext:value-type="float">
            <text:p>533'511 <text:s/></text:p>
          </table:table-cell>
          <table:table-cell table:style-name="ce103" office:value-type="float" office:value="334206" calcext:value-type="float">
            <text:p>334'206 <text:s/></text:p>
          </table:table-cell>
          <table:table-cell table:style-name="ce103" office:value-type="float" office:value="199305" calcext:value-type="float">
            <text:p>199'305 <text:s/></text:p>
          </table:table-cell>
          <table:table-cell table:style-name="ce127" office:value-type="float" office:value="62.6427571315306" calcext:value-type="float">
            <text:p>62.6 <text:s text:c="3"/></text:p>
          </table:table-cell>
          <table:table-cell table:style-name="ce97" office:value-type="string" office:string-value="A" calcext:value-type="string">
            <text:p>A </text:p>
          </table:table-cell>
          <table:table-cell table:style-name="ce103" office:value-type="string" office:string-value="18 6/2" calcext:value-type="string">
            <text:p>18 6/2 </text:p>
          </table:table-cell>
          <table:table-cell table:style-name="ce103" office:value-type="string" office:string-value="1" calcext:value-type="string">
            <text:p>1 </text:p>
          </table:table-cell>
          <table:table-cell table:number-columns-repeated="1008"/>
        </table:table-row>
        <table:table-row table:style-name="ro3">
          <table:table-cell table:style-name="ce115" office:value-type="float" office:value="104" calcext:value-type="float">
            <text:p>104</text:p>
          </table:table-cell>
          <table:table-cell table:style-name="ce123" office:value-type="date" office:date-value="1927-05-15" calcext:value-type="date">
            <text:p>15.05.1927</text:p>
          </table:table-cell>
          <table:table-cell table:style-name="ce126" office:value-type="string" calcext:value-type="string">
            <text:p>Bundesgesetz über den Automobil- und Fahrradverkehr</text:p>
          </table:table-cell>
          <table:table-cell table:style-name="ce52" office:value-type="string" calcext:value-type="string">
            <text:p>Fak.</text:p>
          </table:table-cell>
          <table:table-cell table:style-name="ce104" office:value-type="float" office:value="1038136" calcext:value-type="float">
            <text:p>1'038'136 <text:s/></text:p>
          </table:table-cell>
          <table:table-cell table:style-name="ce104" office:value-type="float" office:value="600601" calcext:value-type="float">
            <text:p>600'601 <text:s/></text:p>
          </table:table-cell>
          <table:table-cell table:style-name="ce128" office:value-type="float" office:value="57.8537879430055" calcext:value-type="float">
            <text:p>57.9 <text:s text:c="3"/></text:p>
          </table:table-cell>
          <table:table-cell table:style-name="ce104" office:value-type="float" office:value="25652" calcext:value-type="float">
            <text:p>25'652 <text:s/></text:p>
          </table:table-cell>
          <table:table-cell table:style-name="ce104" office:value-type="float" office:value="1275" calcext:value-type="float">
            <text:p>1'275 <text:s/></text:p>
          </table:table-cell>
          <table:table-cell table:style-name="ce104" office:value-type="float" office:value="573674" calcext:value-type="float">
            <text:p>573'674 <text:s/></text:p>
          </table:table-cell>
          <table:table-cell table:style-name="ce104" office:value-type="float" office:value="230287" calcext:value-type="float">
            <text:p>230'287 <text:s/></text:p>
          </table:table-cell>
          <table:table-cell table:style-name="ce104" office:value-type="float" office:value="343387" calcext:value-type="float">
            <text:p>343'387 <text:s/></text:p>
          </table:table-cell>
          <table:table-cell table:style-name="ce128" office:value-type="float" office:value="40.1424851047808" calcext:value-type="float">
            <text:p>40.1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4">
          <table:table-cell table:style-name="ce114" office:value-type="float" office:value="105" calcext:value-type="float">
            <text:p>105</text:p>
          </table:table-cell>
          <table:table-cell table:style-name="ce122" office:value-type="date" office:date-value="1928-05-20" calcext:value-type="date">
            <text:p>20.05.1928</text:p>
          </table:table-cell>
          <table:table-cell table:style-name="ce43" office:value-type="string" calcext:value-type="string">
            <text:p>Bundesbeschluss betreffend Revision des Art. 44 der Bundesverfassung (Massnahmen gegen die Ueberfremdung)</text:p>
          </table:table-cell>
          <table:table-cell table:style-name="ce53" office:value-type="string" calcext:value-type="string">
            <text:p>Obl.</text:p>
          </table:table-cell>
          <table:table-cell table:style-name="ce103" office:value-type="float" office:value="1050683" calcext:value-type="float">
            <text:p>1'050'683 <text:s/></text:p>
          </table:table-cell>
          <table:table-cell table:style-name="ce103" office:value-type="float" office:value="475391" calcext:value-type="float">
            <text:p>475'391 <text:s/></text:p>
          </table:table-cell>
          <table:table-cell table:style-name="ce127" office:value-type="float" office:value="45.2459019513973" calcext:value-type="float">
            <text:p>45.2 <text:s text:c="3"/></text:p>
          </table:table-cell>
          <table:table-cell table:style-name="ce103" office:value-type="float" office:value="26688" calcext:value-type="float">
            <text:p>26'688 <text:s/></text:p>
          </table:table-cell>
          <table:table-cell table:style-name="ce103" office:value-type="float" office:value="1238" calcext:value-type="float">
            <text:p>1'238 <text:s/></text:p>
          </table:table-cell>
          <table:table-cell table:style-name="ce103" office:value-type="float" office:value="447465" calcext:value-type="float">
            <text:p>447'465 <text:s/></text:p>
          </table:table-cell>
          <table:table-cell table:style-name="ce103" office:value-type="float" office:value="316250" calcext:value-type="float">
            <text:p>316'250 <text:s/></text:p>
          </table:table-cell>
          <table:table-cell table:style-name="ce103" office:value-type="float" office:value="131215" calcext:value-type="float">
            <text:p>131'215 <text:s/></text:p>
          </table:table-cell>
          <table:table-cell table:style-name="ce127" office:value-type="float" office:value="70.6759187869442" calcext:value-type="float">
            <text:p>70.7 <text:s text:c="3"/></text:p>
          </table:table-cell>
          <table:table-cell table:style-name="ce97" office:value-type="string" office:string-value="A" calcext:value-type="string">
            <text:p>A </text:p>
          </table:table-cell>
          <table:table-cell table:style-name="ce103" office:value-type="string" office:string-value="17 5/2" calcext:value-type="string">
            <text:p>17 5/2 </text:p>
          </table:table-cell>
          <table:table-cell table:style-name="ce103" office:value-type="string" office:string-value="2 1/2" calcext:value-type="string">
            <text:p>2 1/2 </text:p>
          </table:table-cell>
          <table:table-cell table:number-columns-repeated="1008"/>
        </table:table-row>
        <table:table-row table:style-name="ro1">
          <table:table-cell table:style-name="ce115" office:value-type="float" office:value="106" calcext:value-type="float">
            <text:p>106</text:p>
          </table:table-cell>
          <table:table-cell table:style-name="ce123" office:value-type="date" office:date-value="1928-12-02" calcext:value-type="date">
            <text:p>02.12.1928</text:p>
          </table:table-cell>
          <table:table-cell table:style-name="ce126" office:value-type="string" calcext:value-type="string">
            <text:p>Volksinitiative «Kursaalspiele» (Spielbanken)</text:p>
          </table:table-cell>
          <table:table-cell table:style-name="ce52" office:value-type="string" calcext:value-type="string">
            <text:p>I.</text:p>
          </table:table-cell>
          <table:table-cell table:style-name="ce104" office:value-type="float" office:value="1067754" calcext:value-type="float">
            <text:p>1'067'754 <text:s/></text:p>
          </table:table-cell>
          <table:table-cell table:style-name="ce104" office:value-type="float" office:value="592849" calcext:value-type="float">
            <text:p>592'849 <text:s/></text:p>
          </table:table-cell>
          <table:table-cell table:style-name="ce128" office:value-type="float" office:value="55.522994996975" calcext:value-type="float">
            <text:p>55.5 <text:s text:c="3"/></text:p>
          </table:table-cell>
          <table:table-cell table:style-name="ce104" office:value-type="float" office:value="20248" calcext:value-type="float">
            <text:p>20'248 <text:s/></text:p>
          </table:table-cell>
          <table:table-cell table:style-name="ce104" office:value-type="float" office:value="1678" calcext:value-type="float">
            <text:p>1'678 <text:s/></text:p>
          </table:table-cell>
          <table:table-cell table:style-name="ce104" office:value-type="float" office:value="570923" calcext:value-type="float">
            <text:p>570'923 <text:s/></text:p>
          </table:table-cell>
          <table:table-cell table:style-name="ce104" office:value-type="float" office:value="296395" calcext:value-type="float">
            <text:p>296'395 <text:s/></text:p>
          </table:table-cell>
          <table:table-cell table:style-name="ce104" office:value-type="float" office:value="274528" calcext:value-type="float">
            <text:p>274'528 <text:s/></text:p>
          </table:table-cell>
          <table:table-cell table:style-name="ce128" office:value-type="float" office:value="51.915056846545" calcext:value-type="float">
            <text:p>51.9 <text:s text:c="3"/></text:p>
          </table:table-cell>
          <table:table-cell table:style-name="ce96" office:value-type="string" office:string-value="A" calcext:value-type="string">
            <text:p>A </text:p>
          </table:table-cell>
          <table:table-cell table:style-name="ce104" office:value-type="string" office:string-value="13 3/2" calcext:value-type="string">
            <text:p>13 3/2 </text:p>
          </table:table-cell>
          <table:table-cell table:style-name="ce104" office:value-type="string" office:string-value="6 3/2" calcext:value-type="string">
            <text:p>6 3/2 </text:p>
          </table:table-cell>
          <table:table-cell table:number-columns-repeated="1008"/>
        </table:table-row>
        <table:table-row table:style-name="ro1">
          <table:table-cell table:style-name="ce114" office:value-type="float" office:value="107.1" calcext:value-type="float">
            <text:p>107.1</text:p>
          </table:table-cell>
          <table:table-cell table:style-name="ce122" office:value-type="date" office:date-value="1929-03-03" calcext:value-type="date">
            <text:p>03.03.1929</text:p>
          </table:table-cell>
          <table:table-cell table:style-name="ce43" office:value-type="string" calcext:value-type="string">
            <text:p>Volksinitiative «Getreideversorgung»</text:p>
          </table:table-cell>
          <table:table-cell table:style-name="ce53" office:value-type="string" calcext:value-type="string">
            <text:p>I.</text:p>
          </table:table-cell>
          <table:table-cell table:style-name="ce103" office:value-type="float" office:value="1071934" calcext:value-type="float">
            <text:p>1'071'934 <text:s/></text:p>
          </table:table-cell>
          <table:table-cell table:style-name="ce103" office:value-type="float" office:value="720983" calcext:value-type="float">
            <text:p>720'983 <text:s/></text:p>
          </table:table-cell>
          <table:table-cell table:style-name="ce127" office:value-type="float" office:value="67.2600178742348" calcext:value-type="float">
            <text:p>67.3 <text:s text:c="3"/></text:p>
          </table:table-cell>
          <table:table-cell table:style-name="ce103" office:value-type="float" office:value="15926" calcext:value-type="float">
            <text:p>15'926 <text:s/></text:p>
          </table:table-cell>
          <table:table-cell table:style-name="ce103" office:value-type="float" office:value="9446" calcext:value-type="float">
            <text:p>9'446 <text:s/></text:p>
          </table:table-cell>
          <table:table-cell table:style-name="ce103" office:value-type="float" office:value="690491" calcext:value-type="float">
            <text:p>690'491 <text:s/></text:p>
          </table:table-cell>
          <table:table-cell table:style-name="ce103" office:value-type="float" office:value="18487" calcext:value-type="float">
            <text:p>18'487 <text:s/></text:p>
          </table:table-cell>
          <table:table-cell table:style-name="ce103" office:value-type="float" office:value="672004" calcext:value-type="float">
            <text:p>672'004 <text:s/></text:p>
          </table:table-cell>
          <table:table-cell table:style-name="ce127" office:value-type="float" office:value="2.67737016123309" calcext:value-type="float">
            <text:p>2.7 <text:s text:c="3"/></text:p>
          </table:table-cell>
          <table:table-cell table:style-name="ce97" office:value-type="string" office:string-value="V" calcext:value-type="string">
            <text:p>V </text:p>
          </table:table-cell>
          <table:table-cell table:style-name="ce103"/>
          <table:table-cell table:style-name="ce103" office:value-type="string" office:string-value="19 6/2" calcext:value-type="string">
            <text:p>19 6/2 </text:p>
          </table:table-cell>
          <table:table-cell table:number-columns-repeated="1008"/>
        </table:table-row>
        <table:table-row table:style-name="ro3">
          <table:table-cell table:style-name="ce115" office:value-type="float" office:value="107.2" calcext:value-type="float">
            <text:p>107.2</text:p>
          </table:table-cell>
          <table:table-cell table:style-name="ce123" office:value-type="date" office:date-value="1929-03-03" calcext:value-type="date">
            <text:p>03.03.1929</text:p>
          </table:table-cell>
          <table:table-cell table:style-name="ce126" office:value-type="string" calcext:value-type="string">
            <text:p>Gegenentwurf zur Volksinitiative «Getreideversorgung»</text:p>
          </table:table-cell>
          <table:table-cell table:style-name="ce52" office:value-type="string" calcext:value-type="string">
            <text:p>GE</text:p>
          </table:table-cell>
          <table:table-cell table:style-name="ce104" office:value-type="float" office:value="1071934" calcext:value-type="float">
            <text:p>1'071'934 <text:s/></text:p>
          </table:table-cell>
          <table:table-cell table:style-name="ce104" office:value-type="float" office:value="720983" calcext:value-type="float">
            <text:p>720'983 <text:s/></text:p>
          </table:table-cell>
          <table:table-cell table:style-name="ce128" office:value-type="float" office:value="67.2600178742348" calcext:value-type="float">
            <text:p>67.3 <text:s text:c="3"/></text:p>
          </table:table-cell>
          <table:table-cell table:style-name="ce104" office:value-type="float" office:value="15926" calcext:value-type="float">
            <text:p>15'926 <text:s/></text:p>
          </table:table-cell>
          <table:table-cell table:style-name="ce104" office:value-type="float" office:value="9446" calcext:value-type="float">
            <text:p>9'446 <text:s/></text:p>
          </table:table-cell>
          <table:table-cell table:style-name="ce104" office:value-type="float" office:value="690491" calcext:value-type="float">
            <text:p>690'491 <text:s/></text:p>
          </table:table-cell>
          <table:table-cell table:style-name="ce104" office:value-type="float" office:value="461176" calcext:value-type="float">
            <text:p>461'176 <text:s/></text:p>
          </table:table-cell>
          <table:table-cell table:style-name="ce104" office:value-type="float" office:value="228357" calcext:value-type="float">
            <text:p>228'357 <text:s/></text:p>
          </table:table-cell>
          <table:table-cell table:style-name="ce128" office:value-type="float" office:value="66.7895743753358" calcext:value-type="float">
            <text:p>66.8 <text:s text:c="3"/></text:p>
          </table:table-cell>
          <table:table-cell table:style-name="ce96" office:value-type="string" office:string-value="A" calcext:value-type="string">
            <text:p>A </text:p>
          </table:table-cell>
          <table:table-cell table:style-name="ce104" office:value-type="string" office:string-value="18 6/2" calcext:value-type="string">
            <text:p>18 6/2 </text:p>
          </table:table-cell>
          <table:table-cell table:style-name="ce104" office:value-type="string" office:string-value="1" calcext:value-type="string">
            <text:p>1 </text:p>
          </table:table-cell>
          <table:table-cell table:number-columns-repeated="1008"/>
        </table:table-row>
        <table:table-row table:style-name="ro4">
          <table:table-cell table:style-name="ce114" office:value-type="float" office:value="108" calcext:value-type="float">
            <text:p>108</text:p>
          </table:table-cell>
          <table:table-cell table:style-name="ce122" office:value-type="date" office:date-value="1929-03-03" calcext:value-type="date">
            <text:p>03.03.1929</text:p>
          </table:table-cell>
          <table:table-cell table:style-name="ce43" office:value-type="string" calcext:value-type="string">
            <text:p>Bundesgesetz betreffend Abänderung von Art.14 des Bundesgesetzes vom 10. Oktober 1902 betreffend den schweizerischen Zolltarif</text:p>
          </table:table-cell>
          <table:table-cell table:style-name="ce53" office:value-type="string" calcext:value-type="string">
            <text:p>Fak.</text:p>
          </table:table-cell>
          <table:table-cell table:style-name="ce103" office:value-type="float" office:value="1071934" calcext:value-type="float">
            <text:p>1'071'934 <text:s/></text:p>
          </table:table-cell>
          <table:table-cell table:style-name="ce103" office:value-type="float" office:value="720983" calcext:value-type="float">
            <text:p>720'983 <text:s/></text:p>
          </table:table-cell>
          <table:table-cell table:style-name="ce127" office:value-type="float" office:value="67.2600178742348" calcext:value-type="float">
            <text:p>67.3 <text:s text:c="3"/></text:p>
          </table:table-cell>
          <table:table-cell table:style-name="ce103" office:value-type="float" office:value="34359" calcext:value-type="float">
            <text:p>34'359 <text:s/></text:p>
          </table:table-cell>
          <table:table-cell table:style-name="ce103" office:value-type="float" office:value="2288" calcext:value-type="float">
            <text:p>2'288 <text:s/></text:p>
          </table:table-cell>
          <table:table-cell table:style-name="ce103" office:value-type="float" office:value="684336" calcext:value-type="float">
            <text:p>684'336 <text:s/></text:p>
          </table:table-cell>
          <table:table-cell table:style-name="ce103" office:value-type="float" office:value="454535" calcext:value-type="float">
            <text:p>454'535 <text:s/></text:p>
          </table:table-cell>
          <table:table-cell table:style-name="ce103" office:value-type="float" office:value="229801" calcext:value-type="float">
            <text:p>229'801 <text:s/></text:p>
          </table:table-cell>
          <table:table-cell table:style-name="ce127" office:value-type="float" office:value="66.4198580814103" calcext:value-type="float">
            <text:p>66.4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3">
          <table:table-cell table:style-name="ce115" office:value-type="float" office:value="109" calcext:value-type="float">
            <text:p>109</text:p>
          </table:table-cell>
          <table:table-cell table:style-name="ce123" office:value-type="date" office:date-value="1929-05-12" calcext:value-type="date">
            <text:p>12.05.1929</text:p>
          </table:table-cell>
          <table:table-cell table:style-name="ce126" office:value-type="string" calcext:value-type="string">
            <text:p>Volksinitiative «betreffend die Gesetzgebung über den Strassenverkehr»</text:p>
          </table:table-cell>
          <table:table-cell table:style-name="ce52" office:value-type="string" calcext:value-type="string">
            <text:p>I.</text:p>
          </table:table-cell>
          <table:table-cell table:style-name="ce104" office:value-type="float" office:value="1075950" calcext:value-type="float">
            <text:p>1'075'950 <text:s/></text:p>
          </table:table-cell>
          <table:table-cell table:style-name="ce104" office:value-type="float" office:value="700279" calcext:value-type="float">
            <text:p>700'279 <text:s/></text:p>
          </table:table-cell>
          <table:table-cell table:style-name="ce128" office:value-type="float" office:value="65.0847158325201" calcext:value-type="float">
            <text:p>65.1 <text:s text:c="3"/></text:p>
          </table:table-cell>
          <table:table-cell table:style-name="ce104" office:value-type="float" office:value="29684" calcext:value-type="float">
            <text:p>29'684 <text:s/></text:p>
          </table:table-cell>
          <table:table-cell table:style-name="ce104" office:value-type="float" office:value="2163" calcext:value-type="float">
            <text:p>2'163 <text:s/></text:p>
          </table:table-cell>
          <table:table-cell table:style-name="ce104" office:value-type="float" office:value="668432" calcext:value-type="float">
            <text:p>668'432 <text:s/></text:p>
          </table:table-cell>
          <table:table-cell table:style-name="ce104" office:value-type="float" office:value="248350" calcext:value-type="float">
            <text:p>248'350 <text:s/></text:p>
          </table:table-cell>
          <table:table-cell table:style-name="ce104" office:value-type="float" office:value="420082" calcext:value-type="float">
            <text:p>420'082 <text:s/></text:p>
          </table:table-cell>
          <table:table-cell table:style-name="ce128" office:value-type="float" office:value="37.1541159010939" calcext:value-type="float">
            <text:p>37.2 <text:s text:c="3"/></text:p>
          </table:table-cell>
          <table:table-cell table:style-name="ce96" office:value-type="string" office:string-value="V" calcext:value-type="string">
            <text:p>V </text:p>
          </table:table-cell>
          <table:table-cell table:style-name="ce104" office:value-type="string" office:string-value="2 2/2" calcext:value-type="string">
            <text:p>2 2/2 </text:p>
          </table:table-cell>
          <table:table-cell table:style-name="ce104" office:value-type="string" office:string-value="17 4/2" calcext:value-type="string">
            <text:p>17 4/2 </text:p>
          </table:table-cell>
          <table:table-cell table:number-columns-repeated="1008"/>
        </table:table-row>
        <table:table-row table:style-name="ro1">
          <table:table-cell table:style-name="ce114" office:value-type="float" office:value="110" calcext:value-type="float">
            <text:p>110</text:p>
          </table:table-cell>
          <table:table-cell table:style-name="ce122" office:value-type="date" office:date-value="1929-05-12" calcext:value-type="date">
            <text:p>12.05.1929</text:p>
          </table:table-cell>
          <table:table-cell table:style-name="ce43" office:value-type="string" calcext:value-type="string">
            <text:p>Volksinitiative «für ein Branntweinverbot»</text:p>
          </table:table-cell>
          <table:table-cell table:style-name="ce53" office:value-type="string" calcext:value-type="string">
            <text:p>I.</text:p>
          </table:table-cell>
          <table:table-cell table:style-name="ce103" office:value-type="float" office:value="1075950" calcext:value-type="float">
            <text:p>1'075'950 <text:s/></text:p>
          </table:table-cell>
          <table:table-cell table:style-name="ce103" office:value-type="float" office:value="714510" calcext:value-type="float">
            <text:p>714'510 <text:s/></text:p>
          </table:table-cell>
          <table:table-cell table:style-name="ce127" office:value-type="float" office:value="66.4073609368465" calcext:value-type="float">
            <text:p>66.4 <text:s text:c="3"/></text:p>
          </table:table-cell>
          <table:table-cell table:style-name="ce103" office:value-type="float" office:value="18274" calcext:value-type="float">
            <text:p>18'274 <text:s/></text:p>
          </table:table-cell>
          <table:table-cell table:style-name="ce103" office:value-type="float" office:value="1718" calcext:value-type="float">
            <text:p>1'718 <text:s/></text:p>
          </table:table-cell>
          <table:table-cell table:style-name="ce103" office:value-type="float" office:value="694518" calcext:value-type="float">
            <text:p>694'518 <text:s/></text:p>
          </table:table-cell>
          <table:table-cell table:style-name="ce103" office:value-type="float" office:value="226794" calcext:value-type="float">
            <text:p>226'794 <text:s/></text:p>
          </table:table-cell>
          <table:table-cell table:style-name="ce103" office:value-type="float" office:value="467724" calcext:value-type="float">
            <text:p>467'724 <text:s/></text:p>
          </table:table-cell>
          <table:table-cell table:style-name="ce127" office:value-type="float" office:value="32.6548771954075" calcext:value-type="float">
            <text:p>32.7 <text:s text:c="3"/></text:p>
          </table:table-cell>
          <table:table-cell table:style-name="ce97" office:value-type="string" office:string-value="V" calcext:value-type="string">
            <text:p>V </text:p>
          </table:table-cell>
          <table:table-cell table:style-name="ce103" office:value-type="string" office:string-value="1/2" calcext:value-type="string">
            <text:p>1/2 </text:p>
          </table:table-cell>
          <table:table-cell table:style-name="ce103" office:value-type="string" office:string-value="19 5/2" calcext:value-type="string">
            <text:p>19 5/2 </text:p>
          </table:table-cell>
          <table:table-cell table:number-columns-repeated="1008"/>
        </table:table-row>
        <table:table-row table:style-name="ro5">
          <table:table-cell table:style-name="ce115" office:value-type="float" office:value="111" calcext:value-type="float">
            <text:p>111</text:p>
          </table:table-cell>
          <table:table-cell table:style-name="ce123" office:value-type="date" office:date-value="1930-04-06" calcext:value-type="date">
            <text:p>06.04.1930</text:p>
          </table:table-cell>
          <table:table-cell table:style-name="ce126" office:value-type="string" calcext:value-type="string">
            <text:p>Bundesbeschluss betreffend die Revision der Art. 31 und 32bis der Bundesverfassung und die Aufnahme eines neuen Art. 32quater (Alkoholwesen)</text:p>
          </table:table-cell>
          <table:table-cell table:style-name="ce52" office:value-type="string" calcext:value-type="string">
            <text:p>Obl.</text:p>
          </table:table-cell>
          <table:table-cell table:style-name="ce104" office:value-type="float" office:value="1093191" calcext:value-type="float">
            <text:p>1'093'191 <text:s/></text:p>
          </table:table-cell>
          <table:table-cell table:style-name="ce104" office:value-type="float" office:value="827636" calcext:value-type="float">
            <text:p>827'636 <text:s/></text:p>
          </table:table-cell>
          <table:table-cell table:style-name="ce128" office:value-type="float" office:value="75.7082705583928" calcext:value-type="float">
            <text:p>75.7 <text:s text:c="3"/></text:p>
          </table:table-cell>
          <table:table-cell table:style-name="ce104" office:value-type="float" office:value="9980" calcext:value-type="float">
            <text:p>9'980 <text:s/></text:p>
          </table:table-cell>
          <table:table-cell table:style-name="ce104" office:value-type="float" office:value="1767" calcext:value-type="float">
            <text:p>1'767 <text:s/></text:p>
          </table:table-cell>
          <table:table-cell table:style-name="ce104" office:value-type="float" office:value="815889" calcext:value-type="float">
            <text:p>815'889 <text:s/></text:p>
          </table:table-cell>
          <table:table-cell table:style-name="ce104" office:value-type="float" office:value="494248" calcext:value-type="float">
            <text:p>494'248 <text:s/></text:p>
          </table:table-cell>
          <table:table-cell table:style-name="ce104" office:value-type="float" office:value="321641" calcext:value-type="float">
            <text:p>321'641 <text:s/></text:p>
          </table:table-cell>
          <table:table-cell table:style-name="ce128" office:value-type="float" office:value="60.5778482121955" calcext:value-type="float">
            <text:p>60.6 <text:s text:c="3"/></text:p>
          </table:table-cell>
          <table:table-cell table:style-name="ce96" office:value-type="string" office:string-value="A" calcext:value-type="string">
            <text:p>A </text:p>
          </table:table-cell>
          <table:table-cell table:style-name="ce104" office:value-type="string" office:string-value="16 2/2" calcext:value-type="string">
            <text:p>16 2/2 </text:p>
          </table:table-cell>
          <table:table-cell table:style-name="ce104" office:value-type="string" office:string-value="3 4/2" calcext:value-type="string">
            <text:p>3 4/2 </text:p>
          </table:table-cell>
          <table:table-cell table:number-columns-repeated="1008"/>
        </table:table-row>
        <table:table-row table:style-name="ro4">
          <table:table-cell table:style-name="ce114" office:value-type="float" office:value="112" calcext:value-type="float">
            <text:p>112</text:p>
          </table:table-cell>
          <table:table-cell table:style-name="ce122" office:value-type="date" office:date-value="1931-02-08" calcext:value-type="date">
            <text:p>08.02.1931</text:p>
          </table:table-cell>
          <table:table-cell table:style-name="ce43" office:value-type="string" calcext:value-type="string">
            <text:p>Bundesbeschluss über das Volksbegehren um Revision des Artikels 12 der Bundesverfassung (Ordensverbot)</text:p>
          </table:table-cell>
          <table:table-cell table:style-name="ce53" office:value-type="string" calcext:value-type="string">
            <text:p>Obl.</text:p>
          </table:table-cell>
          <table:table-cell table:style-name="ce103" office:value-type="float" office:value="1100670" calcext:value-type="float">
            <text:p>1'100'670 <text:s/></text:p>
          </table:table-cell>
          <table:table-cell table:style-name="ce103" office:value-type="float" office:value="460440" calcext:value-type="float">
            <text:p>460'440 <text:s/></text:p>
          </table:table-cell>
          <table:table-cell table:style-name="ce127" office:value-type="float" office:value="41.832701899752" calcext:value-type="float">
            <text:p>41.8 <text:s text:c="3"/></text:p>
          </table:table-cell>
          <table:table-cell table:style-name="ce103" office:value-type="float" office:value="39649" calcext:value-type="float">
            <text:p>39'649 <text:s/></text:p>
          </table:table-cell>
          <table:table-cell table:style-name="ce103" office:value-type="float" office:value="2142" calcext:value-type="float">
            <text:p>2'142 <text:s/></text:p>
          </table:table-cell>
          <table:table-cell table:style-name="ce103" office:value-type="float" office:value="418649" calcext:value-type="float">
            <text:p>418'649 <text:s/></text:p>
          </table:table-cell>
          <table:table-cell table:style-name="ce103" office:value-type="float" office:value="293845" calcext:value-type="float">
            <text:p>293'845 <text:s/></text:p>
          </table:table-cell>
          <table:table-cell table:style-name="ce103" office:value-type="float" office:value="124804" calcext:value-type="float">
            <text:p>124'804 <text:s/></text:p>
          </table:table-cell>
          <table:table-cell table:style-name="ce127" office:value-type="float" office:value="70.1888694347771" calcext:value-type="float">
            <text:p>70.2 <text:s text:c="3"/></text:p>
          </table:table-cell>
          <table:table-cell table:style-name="ce97" office:value-type="string" office:string-value="A" calcext:value-type="string">
            <text:p>A </text:p>
          </table:table-cell>
          <table:table-cell table:style-name="ce103" office:value-type="string" office:string-value="14 6/2" calcext:value-type="string">
            <text:p>14 6/2 </text:p>
          </table:table-cell>
          <table:table-cell table:style-name="ce103" office:value-type="string" office:string-value="5" calcext:value-type="string">
            <text:p>5 </text:p>
          </table:table-cell>
          <table:table-cell table:number-columns-repeated="1008"/>
        </table:table-row>
        <table:table-row table:style-name="ro3">
          <table:table-cell table:style-name="ce115" office:value-type="float" office:value="113" calcext:value-type="float">
            <text:p>113</text:p>
          </table:table-cell>
          <table:table-cell table:style-name="ce123" office:value-type="date" office:date-value="1931-03-15" calcext:value-type="date">
            <text:p>15.03.1931</text:p>
          </table:table-cell>
          <table:table-cell table:style-name="ce126" office:value-type="string" calcext:value-type="string">
            <text:p>Bundesbeschluss über die Revision des Art. 72 der Bundesverfassung (Wahl des Nationalrats)</text:p>
          </table:table-cell>
          <table:table-cell table:style-name="ce52" office:value-type="string" calcext:value-type="string">
            <text:p>Obl.</text:p>
          </table:table-cell>
          <table:table-cell table:style-name="ce104" office:value-type="float" office:value="1104113" calcext:value-type="float">
            <text:p>1'104'113 <text:s/></text:p>
          </table:table-cell>
          <table:table-cell table:style-name="ce104" office:value-type="float" office:value="590442" calcext:value-type="float">
            <text:p>590'442 <text:s/></text:p>
          </table:table-cell>
          <table:table-cell table:style-name="ce128" office:value-type="float" office:value="53.4765916169812" calcext:value-type="float">
            <text:p>53.5 <text:s text:c="3"/></text:p>
          </table:table-cell>
          <table:table-cell table:style-name="ce104" office:value-type="float" office:value="38517" calcext:value-type="float">
            <text:p>38'517 <text:s/></text:p>
          </table:table-cell>
          <table:table-cell table:style-name="ce104" office:value-type="float" office:value="2490" calcext:value-type="float">
            <text:p>2'490 <text:s/></text:p>
          </table:table-cell>
          <table:table-cell table:style-name="ce104" office:value-type="float" office:value="549435" calcext:value-type="float">
            <text:p>549'435 <text:s/></text:p>
          </table:table-cell>
          <table:table-cell table:style-name="ce104" office:value-type="float" office:value="296053" calcext:value-type="float">
            <text:p>296'053 <text:s/></text:p>
          </table:table-cell>
          <table:table-cell table:style-name="ce104" office:value-type="float" office:value="253382" calcext:value-type="float">
            <text:p>253'382 <text:s/></text:p>
          </table:table-cell>
          <table:table-cell table:style-name="ce128" office:value-type="float" office:value="53.8831708937363" calcext:value-type="float">
            <text:p>53.9 <text:s text:c="3"/></text:p>
          </table:table-cell>
          <table:table-cell table:style-name="ce96" office:value-type="string" office:string-value="A" calcext:value-type="string">
            <text:p>A </text:p>
          </table:table-cell>
          <table:table-cell table:style-name="ce104" office:value-type="string" office:string-value="11 5/2" calcext:value-type="string">
            <text:p>11 5/2 </text:p>
          </table:table-cell>
          <table:table-cell table:style-name="ce104" office:value-type="string" office:string-value="8 1/2" calcext:value-type="string">
            <text:p>8 1/2 </text:p>
          </table:table-cell>
          <table:table-cell table:number-columns-repeated="1008"/>
        </table:table-row>
        <table:table-row table:style-name="ro10">
          <table:table-cell table:style-name="ce114" office:value-type="float" office:value="114" calcext:value-type="float">
            <text:p>114</text:p>
          </table:table-cell>
          <table:table-cell table:style-name="ce122" office:value-type="date" office:date-value="1931-03-15" calcext:value-type="date">
            <text:p>15.03.1931</text:p>
          </table:table-cell>
          <table:table-cell table:style-name="ce43" office:value-type="string" calcext:value-type="string">
            <text:p>Bundesbeschluss über die Revision der Art. 76, 96 , Abs. 1, und 105, Abs. 2, der Bundesverfassung (Amtsdauer des Nationalrats, des Bundesrats und des Bundeskanzlers)</text:p>
          </table:table-cell>
          <table:table-cell table:style-name="ce53" office:value-type="string" calcext:value-type="string">
            <text:p>Obl.</text:p>
          </table:table-cell>
          <table:table-cell table:style-name="ce103" office:value-type="float" office:value="1104113" calcext:value-type="float">
            <text:p>1'104'113 <text:s/></text:p>
          </table:table-cell>
          <table:table-cell table:style-name="ce103" office:value-type="float" office:value="590442" calcext:value-type="float">
            <text:p>590'442 <text:s/></text:p>
          </table:table-cell>
          <table:table-cell table:style-name="ce127" office:value-type="float" office:value="53.4765916169812" calcext:value-type="float">
            <text:p>53.5 <text:s text:c="3"/></text:p>
          </table:table-cell>
          <table:table-cell table:style-name="ce103" office:value-type="float" office:value="33477" calcext:value-type="float">
            <text:p>33'477 <text:s/></text:p>
          </table:table-cell>
          <table:table-cell table:style-name="ce103" office:value-type="float" office:value="2108" calcext:value-type="float">
            <text:p>2'108 <text:s/></text:p>
          </table:table-cell>
          <table:table-cell table:style-name="ce103" office:value-type="float" office:value="554857" calcext:value-type="float">
            <text:p>554'857 <text:s/></text:p>
          </table:table-cell>
          <table:table-cell table:style-name="ce103" office:value-type="float" office:value="297938" calcext:value-type="float">
            <text:p>297'938 <text:s/></text:p>
          </table:table-cell>
          <table:table-cell table:style-name="ce103" office:value-type="float" office:value="256919" calcext:value-type="float">
            <text:p>256'919 <text:s/></text:p>
          </table:table-cell>
          <table:table-cell table:style-name="ce127" office:value-type="float" office:value="53.6963578002981" calcext:value-type="float">
            <text:p>53.7 <text:s text:c="3"/></text:p>
          </table:table-cell>
          <table:table-cell table:style-name="ce97" office:value-type="string" office:string-value="A" calcext:value-type="string">
            <text:p>A </text:p>
          </table:table-cell>
          <table:table-cell table:style-name="ce103" office:value-type="string" office:string-value="14 4/2" calcext:value-type="string">
            <text:p>14 4/2 </text:p>
          </table:table-cell>
          <table:table-cell table:style-name="ce103" office:value-type="string" office:string-value="5 2/2" calcext:value-type="string">
            <text:p>5 2/2 </text:p>
          </table:table-cell>
          <table:table-cell table:number-columns-repeated="1008"/>
        </table:table-row>
        <table:table-row table:style-name="ro3">
          <table:table-cell table:style-name="ce115" office:value-type="float" office:value="115" calcext:value-type="float">
            <text:p>115</text:p>
          </table:table-cell>
          <table:table-cell table:style-name="ce123" office:value-type="date" office:date-value="1931-12-06" calcext:value-type="date">
            <text:p>06.12.1931</text:p>
          </table:table-cell>
          <table:table-cell table:style-name="ce126" office:value-type="string" calcext:value-type="string">
            <text:p>Bundesgesetz über die Alters- und Hinterlassenenversicherung</text:p>
          </table:table-cell>
          <table:table-cell table:style-name="ce52" office:value-type="string" calcext:value-type="string">
            <text:p>Fak.</text:p>
          </table:table-cell>
          <table:table-cell table:style-name="ce104" office:value-type="float" office:value="1124881" calcext:value-type="float">
            <text:p>1'124'881 <text:s/></text:p>
          </table:table-cell>
          <table:table-cell table:style-name="ce104" office:value-type="float" office:value="879063" calcext:value-type="float">
            <text:p>879'063 <text:s/></text:p>
          </table:table-cell>
          <table:table-cell table:style-name="ce128" office:value-type="float" office:value="78.1471995704434" calcext:value-type="float">
            <text:p>78.1 <text:s text:c="3"/></text:p>
          </table:table-cell>
          <table:table-cell table:style-name="ce104" office:value-type="float" office:value="24846" calcext:value-type="float">
            <text:p>24'846 <text:s/></text:p>
          </table:table-cell>
          <table:table-cell table:style-name="ce104" office:value-type="float" office:value="2673" calcext:value-type="float">
            <text:p>2'673 <text:s/></text:p>
          </table:table-cell>
          <table:table-cell table:style-name="ce104" office:value-type="float" office:value="851544" calcext:value-type="float">
            <text:p>851'544 <text:s/></text:p>
          </table:table-cell>
          <table:table-cell table:style-name="ce104" office:value-type="float" office:value="338032" calcext:value-type="float">
            <text:p>338'032 <text:s/></text:p>
          </table:table-cell>
          <table:table-cell table:style-name="ce104" office:value-type="float" office:value="513512" calcext:value-type="float">
            <text:p>513'512 <text:s/></text:p>
          </table:table-cell>
          <table:table-cell table:style-name="ce128" office:value-type="float" office:value="39.6963633118195" calcext:value-type="float">
            <text:p>39.7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3">
          <table:table-cell table:style-name="ce114" office:value-type="float" office:value="116" calcext:value-type="float">
            <text:p>116</text:p>
          </table:table-cell>
          <table:table-cell table:style-name="ce122" office:value-type="date" office:date-value="1931-12-06" calcext:value-type="date">
            <text:p>06.12.1931</text:p>
          </table:table-cell>
          <table:table-cell table:style-name="ce43" office:value-type="string" calcext:value-type="string">
            <text:p>Bundesgesetz über die Besteuerung des Tabaks</text:p>
          </table:table-cell>
          <table:table-cell table:style-name="ce53" office:value-type="string" calcext:value-type="string">
            <text:p>Fak.</text:p>
          </table:table-cell>
          <table:table-cell table:style-name="ce103" office:value-type="float" office:value="1124881" calcext:value-type="float">
            <text:p>1'124'881 <text:s/></text:p>
          </table:table-cell>
          <table:table-cell table:style-name="ce103" office:value-type="float" office:value="879063" calcext:value-type="float">
            <text:p>879'063 <text:s/></text:p>
          </table:table-cell>
          <table:table-cell table:style-name="ce127" office:value-type="float" office:value="78.1471995704434" calcext:value-type="float">
            <text:p>78.1 <text:s text:c="3"/></text:p>
          </table:table-cell>
          <table:table-cell table:style-name="ce103" office:value-type="float" office:value="27498" calcext:value-type="float">
            <text:p>27'498 <text:s/></text:p>
          </table:table-cell>
          <table:table-cell table:style-name="ce103" office:value-type="float" office:value="2593" calcext:value-type="float">
            <text:p>2'593 <text:s/></text:p>
          </table:table-cell>
          <table:table-cell table:style-name="ce103" office:value-type="float" office:value="848972" calcext:value-type="float">
            <text:p>848'972 <text:s/></text:p>
          </table:table-cell>
          <table:table-cell table:style-name="ce103" office:value-type="float" office:value="423523" calcext:value-type="float">
            <text:p>423'523 <text:s/></text:p>
          </table:table-cell>
          <table:table-cell table:style-name="ce103" office:value-type="float" office:value="425449" calcext:value-type="float">
            <text:p>425'449 <text:s/></text:p>
          </table:table-cell>
          <table:table-cell table:style-name="ce127" office:value-type="float" office:value="49.8865686972009" calcext:value-type="float">
            <text:p>49.9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5">
          <table:table-cell table:style-name="ce115" office:value-type="float" office:value="117" calcext:value-type="float">
            <text:p>117</text:p>
          </table:table-cell>
          <table:table-cell table:style-name="ce123" office:value-type="date" office:date-value="1933-05-28" calcext:value-type="date">
            <text:p>28.05.1933</text:p>
          </table:table-cell>
          <table:table-cell table:style-name="ce126" office:value-type="string" calcext:value-type="string">
            <text:p>Bundesgesetz über die vorübergehende Herabsetzung der Besoldungen, Gehälter und Löhne der im Dienste des Bundes stehenden Personen</text:p>
          </table:table-cell>
          <table:table-cell table:style-name="ce52" office:value-type="string" calcext:value-type="string">
            <text:p>Fak.</text:p>
          </table:table-cell>
          <table:table-cell table:style-name="ce104" office:value-type="float" office:value="1154963" calcext:value-type="float">
            <text:p>1'154'963 <text:s/></text:p>
          </table:table-cell>
          <table:table-cell table:style-name="ce104" office:value-type="float" office:value="929849" calcext:value-type="float">
            <text:p>929'849 <text:s/></text:p>
          </table:table-cell>
          <table:table-cell table:style-name="ce128" office:value-type="float" office:value="80.508986002149" calcext:value-type="float">
            <text:p>80.5 <text:s text:c="3"/></text:p>
          </table:table-cell>
          <table:table-cell table:style-name="ce104" office:value-type="float" office:value="11164" calcext:value-type="float">
            <text:p>11'164 <text:s/></text:p>
          </table:table-cell>
          <table:table-cell table:style-name="ce104" office:value-type="float" office:value="1959" calcext:value-type="float">
            <text:p>1'959 <text:s/></text:p>
          </table:table-cell>
          <table:table-cell table:style-name="ce104" office:value-type="float" office:value="916726" calcext:value-type="float">
            <text:p>916'726 <text:s/></text:p>
          </table:table-cell>
          <table:table-cell table:style-name="ce104" office:value-type="float" office:value="411536" calcext:value-type="float">
            <text:p>411'536 <text:s/></text:p>
          </table:table-cell>
          <table:table-cell table:style-name="ce104" office:value-type="float" office:value="505190" calcext:value-type="float">
            <text:p>505'190 <text:s/></text:p>
          </table:table-cell>
          <table:table-cell table:style-name="ce128" office:value-type="float" office:value="44.8919306313991" calcext:value-type="float">
            <text:p>44.9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3">
          <table:table-cell table:style-name="ce114" office:value-type="float" office:value="118" calcext:value-type="float">
            <text:p>118</text:p>
          </table:table-cell>
          <table:table-cell table:style-name="ce122" office:value-type="date" office:date-value="1934-03-11" calcext:value-type="date">
            <text:p>11.03.1934</text:p>
          </table:table-cell>
          <table:table-cell table:style-name="ce43" office:value-type="string" calcext:value-type="string">
            <text:p>Bundesgesetz über den Schutz der öffentlichen Ordnung</text:p>
          </table:table-cell>
          <table:table-cell table:style-name="ce53" office:value-type="string" calcext:value-type="string">
            <text:p>Fak.</text:p>
          </table:table-cell>
          <table:table-cell table:style-name="ce103" office:value-type="float" office:value="1167508" calcext:value-type="float">
            <text:p>1'167'508 <text:s/></text:p>
          </table:table-cell>
          <table:table-cell table:style-name="ce103" office:value-type="float" office:value="922184" calcext:value-type="float">
            <text:p>922'184 <text:s/></text:p>
          </table:table-cell>
          <table:table-cell table:style-name="ce127" office:value-type="float" office:value="78.9873816710464" calcext:value-type="float">
            <text:p>79.0 <text:s text:c="3"/></text:p>
          </table:table-cell>
          <table:table-cell table:style-name="ce103" office:value-type="float" office:value="11431" calcext:value-type="float">
            <text:p>11'431 <text:s/></text:p>
          </table:table-cell>
          <table:table-cell table:style-name="ce103" office:value-type="float" office:value="2682" calcext:value-type="float">
            <text:p>2'682 <text:s/></text:p>
          </table:table-cell>
          <table:table-cell table:style-name="ce103" office:value-type="float" office:value="908071" calcext:value-type="float">
            <text:p>908'071 <text:s/></text:p>
          </table:table-cell>
          <table:table-cell table:style-name="ce103" office:value-type="float" office:value="419399" calcext:value-type="float">
            <text:p>419'399 <text:s/></text:p>
          </table:table-cell>
          <table:table-cell table:style-name="ce103" office:value-type="float" office:value="488672" calcext:value-type="float">
            <text:p>488'672 <text:s/></text:p>
          </table:table-cell>
          <table:table-cell table:style-name="ce127" office:value-type="float" office:value="46.1857057432734" calcext:value-type="float">
            <text:p>46.2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5">
          <table:table-cell table:style-name="ce115" office:value-type="float" office:value="119" calcext:value-type="float">
            <text:p>119</text:p>
          </table:table-cell>
          <table:table-cell table:style-name="ce123" office:value-type="date" office:date-value="1935-02-24" calcext:value-type="date">
            <text:p>24.02.1935</text:p>
          </table:table-cell>
          <table:table-cell table:style-name="ce126" office:value-type="string" calcext:value-type="string">
            <text:p>Bundesgesetz über die Abänderung des Bundesgesetzes vom 12. April 1907 betreffend die Militärorganisation (Neuordnung der Ausbildung)</text:p>
          </table:table-cell>
          <table:table-cell table:style-name="ce52" office:value-type="string" calcext:value-type="string">
            <text:p>Fak.</text:p>
          </table:table-cell>
          <table:table-cell table:style-name="ce104" office:value-type="float" office:value="1189573" calcext:value-type="float">
            <text:p>1'189'573 <text:s/></text:p>
          </table:table-cell>
          <table:table-cell table:style-name="ce104" office:value-type="float" office:value="950680" calcext:value-type="float">
            <text:p>950'680 <text:s/></text:p>
          </table:table-cell>
          <table:table-cell table:style-name="ce128" office:value-type="float" office:value="79.9177520000874" calcext:value-type="float">
            <text:p>79.9 <text:s text:c="3"/></text:p>
          </table:table-cell>
          <table:table-cell table:style-name="ce104" office:value-type="float" office:value="11459" calcext:value-type="float">
            <text:p>11'459 <text:s/></text:p>
          </table:table-cell>
          <table:table-cell table:style-name="ce104" office:value-type="float" office:value="2267" calcext:value-type="float">
            <text:p>2'267 <text:s/></text:p>
          </table:table-cell>
          <table:table-cell table:style-name="ce104" office:value-type="float" office:value="936954" calcext:value-type="float">
            <text:p>936'954 <text:s/></text:p>
          </table:table-cell>
          <table:table-cell table:style-name="ce104" office:value-type="float" office:value="507434" calcext:value-type="float">
            <text:p>507'434 <text:s/></text:p>
          </table:table-cell>
          <table:table-cell table:style-name="ce104" office:value-type="float" office:value="429520" calcext:value-type="float">
            <text:p>429'520 <text:s/></text:p>
          </table:table-cell>
          <table:table-cell table:style-name="ce128" office:value-type="float" office:value="54.1578348563537" calcext:value-type="float">
            <text:p>54.2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5">
          <table:table-cell table:style-name="ce114" office:value-type="float" office:value="120" calcext:value-type="float">
            <text:p>120</text:p>
          </table:table-cell>
          <table:table-cell table:style-name="ce122" office:value-type="date" office:date-value="1935-05-05" calcext:value-type="date">
            <text:p>05.05.1935</text:p>
          </table:table-cell>
          <table:table-cell table:style-name="ce43" office:value-type="string" calcext:value-type="string">
            <text:p>Bundesgesetz über die Regelung der Beförderung von Gütern und Tieren mit Motorfahrzeugen auf öffentlichen Strassen (Verkehrsteilungsgesetz)</text:p>
          </table:table-cell>
          <table:table-cell table:style-name="ce53" office:value-type="string" calcext:value-type="string">
            <text:p>Fak.</text:p>
          </table:table-cell>
          <table:table-cell table:style-name="ce103" office:value-type="float" office:value="1190054" calcext:value-type="float">
            <text:p>1'190'054 <text:s/></text:p>
          </table:table-cell>
          <table:table-cell table:style-name="ce103" office:value-type="float" office:value="751726" calcext:value-type="float">
            <text:p>751'726 <text:s/></text:p>
          </table:table-cell>
          <table:table-cell table:style-name="ce127" office:value-type="float" office:value="63.1673856816581" calcext:value-type="float">
            <text:p>63.2 <text:s text:c="3"/></text:p>
          </table:table-cell>
          <table:table-cell table:style-name="ce103" office:value-type="float" office:value="30393" calcext:value-type="float">
            <text:p>30'393 <text:s/></text:p>
          </table:table-cell>
          <table:table-cell table:style-name="ce103" office:value-type="float" office:value="1210" calcext:value-type="float">
            <text:p>1'210 <text:s/></text:p>
          </table:table-cell>
          <table:table-cell table:style-name="ce103" office:value-type="float" office:value="720123" calcext:value-type="float">
            <text:p>720'123 <text:s/></text:p>
          </table:table-cell>
          <table:table-cell table:style-name="ce103" office:value-type="float" office:value="232954" calcext:value-type="float">
            <text:p>232'954 <text:s/></text:p>
          </table:table-cell>
          <table:table-cell table:style-name="ce103" office:value-type="float" office:value="487169" calcext:value-type="float">
            <text:p>487'169 <text:s/></text:p>
          </table:table-cell>
          <table:table-cell table:style-name="ce127" office:value-type="float" office:value="32.3491959012558" calcext:value-type="float">
            <text:p>32.3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3">
          <table:table-cell table:style-name="ce115" office:value-type="float" office:value="121" calcext:value-type="float">
            <text:p>121</text:p>
          </table:table-cell>
          <table:table-cell table:style-name="ce123" office:value-type="date" office:date-value="1935-06-02" calcext:value-type="date">
            <text:p>02.06.1935</text:p>
          </table:table-cell>
          <table:table-cell table:style-name="ce126" office:value-type="string" calcext:value-type="string">
            <text:p>Volksinitiative «zur Bekämpfung der Wirtschaftskrise»</text:p>
          </table:table-cell>
          <table:table-cell table:style-name="ce52" office:value-type="string" calcext:value-type="string">
            <text:p>I.</text:p>
          </table:table-cell>
          <table:table-cell table:style-name="ce104" office:value-type="float" office:value="1194129" calcext:value-type="float">
            <text:p>1'194'129 <text:s/></text:p>
          </table:table-cell>
          <table:table-cell table:style-name="ce104" office:value-type="float" office:value="1007285" calcext:value-type="float">
            <text:p>1'007'285 <text:s/></text:p>
          </table:table-cell>
          <table:table-cell table:style-name="ce128" office:value-type="float" office:value="84.3531142782731" calcext:value-type="float">
            <text:p>84.4 <text:s text:c="3"/></text:p>
          </table:table-cell>
          <table:table-cell table:style-name="ce104" office:value-type="float" office:value="12575" calcext:value-type="float">
            <text:p>12'575 <text:s/></text:p>
          </table:table-cell>
          <table:table-cell table:style-name="ce104" office:value-type="float" office:value="2043" calcext:value-type="float">
            <text:p>2'043 <text:s/></text:p>
          </table:table-cell>
          <table:table-cell table:style-name="ce104" office:value-type="float" office:value="992667" calcext:value-type="float">
            <text:p>992'667 <text:s/></text:p>
          </table:table-cell>
          <table:table-cell table:style-name="ce104" office:value-type="float" office:value="425242" calcext:value-type="float">
            <text:p>425'242 <text:s/></text:p>
          </table:table-cell>
          <table:table-cell table:style-name="ce104" office:value-type="float" office:value="567425" calcext:value-type="float">
            <text:p>567'425 <text:s/></text:p>
          </table:table-cell>
          <table:table-cell table:style-name="ce128" office:value-type="float" office:value="42.8383334995522" calcext:value-type="float">
            <text:p>42.8 <text:s text:c="3"/></text:p>
          </table:table-cell>
          <table:table-cell table:style-name="ce96" office:value-type="string" office:string-value="V" calcext:value-type="string">
            <text:p>V </text:p>
          </table:table-cell>
          <table:table-cell table:style-name="ce104" office:value-type="string" office:string-value="4 2/2" calcext:value-type="string">
            <text:p>4 2/2 </text:p>
          </table:table-cell>
          <table:table-cell table:style-name="ce104" office:value-type="string" office:string-value="15 4/2" calcext:value-type="string">
            <text:p>15 4/2 </text:p>
          </table:table-cell>
          <table:table-cell table:number-columns-repeated="1008"/>
        </table:table-row>
        <table:table-row table:style-name="ro3">
          <table:table-cell table:style-name="ce114" office:value-type="float" office:value="122" calcext:value-type="float">
            <text:p>122</text:p>
          </table:table-cell>
          <table:table-cell table:style-name="ce122" office:value-type="date" office:date-value="1935-09-08" calcext:value-type="date">
            <text:p>08.09.1935</text:p>
          </table:table-cell>
          <table:table-cell table:style-name="ce43" office:value-type="string" calcext:value-type="string">
            <text:p>Volksinitiative «für eine Totalrevision der Bundesverfassung»</text:p>
          </table:table-cell>
          <table:table-cell table:style-name="ce53" office:value-type="string" calcext:value-type="string">
            <text:p>I.</text:p>
          </table:table-cell>
          <table:table-cell table:style-name="ce103" office:value-type="float" office:value="1193941" calcext:value-type="float">
            <text:p>1'193'941 <text:s/></text:p>
          </table:table-cell>
          <table:table-cell table:style-name="ce103" office:value-type="float" office:value="727063" calcext:value-type="float">
            <text:p>727'063 <text:s/></text:p>
          </table:table-cell>
          <table:table-cell table:style-name="ce127" office:value-type="float" office:value="60.896057677892" calcext:value-type="float">
            <text:p>60.9 <text:s text:c="3"/></text:p>
          </table:table-cell>
          <table:table-cell table:style-name="ce103" office:value-type="float" office:value="17853" calcext:value-type="float">
            <text:p>17'853 <text:s/></text:p>
          </table:table-cell>
          <table:table-cell table:style-name="ce103" office:value-type="float" office:value="1497" calcext:value-type="float">
            <text:p>1'497 <text:s/></text:p>
          </table:table-cell>
          <table:table-cell table:style-name="ce103" office:value-type="float" office:value="707713" calcext:value-type="float">
            <text:p>707'713 <text:s/></text:p>
          </table:table-cell>
          <table:table-cell table:style-name="ce103" office:value-type="float" office:value="196135" calcext:value-type="float">
            <text:p>196'135 <text:s/></text:p>
          </table:table-cell>
          <table:table-cell table:style-name="ce103" office:value-type="float" office:value="511578" calcext:value-type="float">
            <text:p>511'578 <text:s/></text:p>
          </table:table-cell>
          <table:table-cell table:style-name="ce127" office:value-type="float" office:value="27.7139179300084" calcext:value-type="float">
            <text:p>27.7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1">
          <table:table-cell table:style-name="ce115" office:value-type="float" office:value="123" calcext:value-type="float">
            <text:p>123</text:p>
          </table:table-cell>
          <table:table-cell table:style-name="ce123" office:value-type="date" office:date-value="1937-11-28" calcext:value-type="date">
            <text:p>28.11.1937</text:p>
          </table:table-cell>
          <table:table-cell table:style-name="ce126" office:value-type="string" calcext:value-type="string">
            <text:p>Volksinitiative «für ein Verbot der Freimaurerei»</text:p>
          </table:table-cell>
          <table:table-cell table:style-name="ce52" office:value-type="string" calcext:value-type="string">
            <text:p>I.</text:p>
          </table:table-cell>
          <table:table-cell table:style-name="ce104" office:value-type="float" office:value="1187637" calcext:value-type="float">
            <text:p>1'187'637 <text:s/></text:p>
          </table:table-cell>
          <table:table-cell table:style-name="ce104" office:value-type="float" office:value="783116" calcext:value-type="float">
            <text:p>783'116 <text:s/></text:p>
          </table:table-cell>
          <table:table-cell table:style-name="ce128" office:value-type="float" office:value="65.9390032476253" calcext:value-type="float">
            <text:p>65.9 <text:s text:c="3"/></text:p>
          </table:table-cell>
          <table:table-cell table:style-name="ce104" office:value-type="float" office:value="30578" calcext:value-type="float">
            <text:p>30'578 <text:s/></text:p>
          </table:table-cell>
          <table:table-cell table:style-name="ce104" office:value-type="float" office:value="2231" calcext:value-type="float">
            <text:p>2'231 <text:s/></text:p>
          </table:table-cell>
          <table:table-cell table:style-name="ce104" office:value-type="float" office:value="750307" calcext:value-type="float">
            <text:p>750'307 <text:s/></text:p>
          </table:table-cell>
          <table:table-cell table:style-name="ce104" office:value-type="float" office:value="234980" calcext:value-type="float">
            <text:p>234'980 <text:s/></text:p>
          </table:table-cell>
          <table:table-cell table:style-name="ce104" office:value-type="float" office:value="515327" calcext:value-type="float">
            <text:p>515'327 <text:s/></text:p>
          </table:table-cell>
          <table:table-cell table:style-name="ce128" office:value-type="float" office:value="31.3178472278681" calcext:value-type="float">
            <text:p>31.3 <text:s text:c="3"/></text:p>
          </table:table-cell>
          <table:table-cell table:style-name="ce96" office:value-type="string" office:string-value="V" calcext:value-type="string">
            <text:p>V </text:p>
          </table:table-cell>
          <table:table-cell table:style-name="ce104" office:value-type="string" office:string-value="1" calcext:value-type="string">
            <text:p>1 </text:p>
          </table:table-cell>
          <table:table-cell table:style-name="ce104" office:value-type="string" office:string-value="18 6/2" calcext:value-type="string">
            <text:p>18 6/2 </text:p>
          </table:table-cell>
          <table:table-cell table:number-columns-repeated="1008"/>
        </table:table-row>
        <table:table-row table:style-name="ro5">
          <table:table-cell table:style-name="ce114" office:value-type="float" office:value="124" calcext:value-type="float">
            <text:p>124</text:p>
          </table:table-cell>
          <table:table-cell table:style-name="ce122" office:value-type="date" office:date-value="1938-02-20" calcext:value-type="date">
            <text:p>20.02.1938</text:p>
          </table:table-cell>
          <table:table-cell table:style-name="ce43" office:value-type="string" calcext:value-type="string">
            <text:p>Bundesbeschluss über die Revision der Art. 107 und 116 der Bundesverfassung (Anerkennung des Rätoromanischen als Nationalsprache)</text:p>
          </table:table-cell>
          <table:table-cell table:style-name="ce53" office:value-type="string" calcext:value-type="string">
            <text:p>Obl.</text:p>
          </table:table-cell>
          <table:table-cell table:style-name="ce103" office:value-type="float" office:value="1216756" calcext:value-type="float">
            <text:p>1'216'756 <text:s/></text:p>
          </table:table-cell>
          <table:table-cell table:style-name="ce103" office:value-type="float" office:value="661022" calcext:value-type="float">
            <text:p>661'022 <text:s/></text:p>
          </table:table-cell>
          <table:table-cell table:style-name="ce127" office:value-type="float" office:value="54.326586431462" calcext:value-type="float">
            <text:p>54.3 <text:s text:c="3"/></text:p>
          </table:table-cell>
          <table:table-cell table:style-name="ce103" office:value-type="float" office:value="24692" calcext:value-type="float">
            <text:p>24'692 <text:s/></text:p>
          </table:table-cell>
          <table:table-cell table:style-name="ce103" office:value-type="float" office:value="8512" calcext:value-type="float">
            <text:p>8'512 <text:s/></text:p>
          </table:table-cell>
          <table:table-cell table:style-name="ce103" office:value-type="float" office:value="627818" calcext:value-type="float">
            <text:p>627'818 <text:s/></text:p>
          </table:table-cell>
          <table:table-cell table:style-name="ce103" office:value-type="float" office:value="574991" calcext:value-type="float">
            <text:p>574'991 <text:s/></text:p>
          </table:table-cell>
          <table:table-cell table:style-name="ce103" office:value-type="float" office:value="52827" calcext:value-type="float">
            <text:p>52'827 <text:s/></text:p>
          </table:table-cell>
          <table:table-cell table:style-name="ce127" office:value-type="float" office:value="91.5856187621253" calcext:value-type="float">
            <text:p>91.6 <text:s text:c="3"/></text:p>
          </table:table-cell>
          <table:table-cell table:style-name="ce97" office:value-type="string" office:string-value="A" calcext:value-type="string">
            <text:p>A </text:p>
          </table:table-cell>
          <table:table-cell table:style-name="ce103" office:value-type="string" office:string-value="19 6/2" calcext:value-type="string">
            <text:p>19 6/2 </text:p>
          </table:table-cell>
          <table:table-cell table:style-name="ce103"/>
          <table:table-cell table:number-columns-repeated="1008"/>
        </table:table-row>
        <table:table-row table:style-name="ro4">
          <table:table-cell table:style-name="ce115" office:value-type="float" office:value="125" calcext:value-type="float">
            <text:p>125</text:p>
          </table:table-cell>
          <table:table-cell table:style-name="ce123" office:value-type="date" office:date-value="1938-02-20" calcext:value-type="date">
            <text:p>20.02.1938</text:p>
          </table:table-cell>
          <table:table-cell table:style-name="ce126" office:value-type="string" calcext:value-type="string">
            <text:p>Volksinitiative «betreffend die dringlichen Bundesbeschlüsse und die Wahrung der demokratischen Volksrechte»</text:p>
          </table:table-cell>
          <table:table-cell table:style-name="ce52" office:value-type="string" calcext:value-type="string">
            <text:p>I.</text:p>
          </table:table-cell>
          <table:table-cell table:style-name="ce104" office:value-type="float" office:value="1216756" calcext:value-type="float">
            <text:p>1'216'756 <text:s/></text:p>
          </table:table-cell>
          <table:table-cell table:style-name="ce104" office:value-type="float" office:value="661022" calcext:value-type="float">
            <text:p>661'022 <text:s/></text:p>
          </table:table-cell>
          <table:table-cell table:style-name="ce128" office:value-type="float" office:value="54.326586431462" calcext:value-type="float">
            <text:p>54.3 <text:s text:c="3"/></text:p>
          </table:table-cell>
          <table:table-cell table:style-name="ce104" office:value-type="float" office:value="63433" calcext:value-type="float">
            <text:p>63'433 <text:s/></text:p>
          </table:table-cell>
          <table:table-cell table:style-name="ce104" office:value-type="float" office:value="21756" calcext:value-type="float">
            <text:p>21'756 <text:s/></text:p>
          </table:table-cell>
          <table:table-cell table:style-name="ce104" office:value-type="float" office:value="575833" calcext:value-type="float">
            <text:p>575'833 <text:s/></text:p>
          </table:table-cell>
          <table:table-cell table:style-name="ce104" office:value-type="float" office:value="87638" calcext:value-type="float">
            <text:p>87'638 <text:s/></text:p>
          </table:table-cell>
          <table:table-cell table:style-name="ce104" office:value-type="float" office:value="488195" calcext:value-type="float">
            <text:p>488'195 <text:s/></text:p>
          </table:table-cell>
          <table:table-cell table:style-name="ce128" office:value-type="float" office:value="15.2193431081581" calcext:value-type="float">
            <text:p>15.2 <text:s text:c="3"/></text:p>
          </table:table-cell>
          <table:table-cell table:style-name="ce96" office:value-type="string" office:string-value="V" calcext:value-type="string">
            <text:p>V </text:p>
          </table:table-cell>
          <table:table-cell table:style-name="ce104"/>
          <table:table-cell table:style-name="ce104" office:value-type="string" office:string-value="19 6/2" calcext:value-type="string">
            <text:p>19 6/2 </text:p>
          </table:table-cell>
          <table:table-cell table:number-columns-repeated="1008"/>
        </table:table-row>
        <table:table-row table:style-name="ro1">
          <table:table-cell table:style-name="ce114" office:value-type="float" office:value="126.1" calcext:value-type="float">
            <text:p>126.1</text:p>
          </table:table-cell>
          <table:table-cell table:style-name="ce122" office:value-type="date" office:date-value="1938-02-20" calcext:value-type="date">
            <text:p>20.02.1938</text:p>
          </table:table-cell>
          <table:table-cell table:style-name="ce43" office:value-type="string" calcext:value-type="string">
            <text:p>Volksinitiative «Private Rüstungsindustrie»</text:p>
          </table:table-cell>
          <table:table-cell table:style-name="ce53" office:value-type="string" calcext:value-type="string">
            <text:p>I.</text:p>
          </table:table-cell>
          <table:table-cell table:style-name="ce103" office:value-type="float" office:value="1216756" calcext:value-type="float">
            <text:p>1'216'756 <text:s/></text:p>
          </table:table-cell>
          <table:table-cell table:style-name="ce103" office:value-type="float" office:value="661022" calcext:value-type="float">
            <text:p>661'022 <text:s/></text:p>
          </table:table-cell>
          <table:table-cell table:style-name="ce127" office:value-type="float" office:value="54.326586431462" calcext:value-type="float">
            <text:p>54.3 <text:s text:c="3"/></text:p>
          </table:table-cell>
          <table:table-cell table:style-name="ce103" office:value-type="float" office:value="52896" calcext:value-type="float">
            <text:p>52'896 <text:s/></text:p>
          </table:table-cell>
          <table:table-cell table:style-name="ce103" office:value-type="float" office:value="35542" calcext:value-type="float">
            <text:p>35'542 <text:s/></text:p>
          </table:table-cell>
          <table:table-cell table:style-name="ce103" office:value-type="float" office:value="484951" calcext:value-type="float">
            <text:p>484'951 <text:s/></text:p>
          </table:table-cell>
          <table:table-cell table:style-name="ce103" office:value-type="float" office:value="65938" calcext:value-type="float">
            <text:p>65'938 <text:s/></text:p>
          </table:table-cell>
          <table:table-cell table:style-name="ce103" office:value-type="float" office:value="419013" calcext:value-type="float">
            <text:p>419'013 <text:s/></text:p>
          </table:table-cell>
          <table:table-cell table:style-name="ce127" office:value-type="float" office:value="13.596837618646" calcext:value-type="float">
            <text:p>13.6 <text:s text:c="3"/></text:p>
          </table:table-cell>
          <table:table-cell table:style-name="ce97" office:value-type="string" office:string-value="V" calcext:value-type="string">
            <text:p>V </text:p>
          </table:table-cell>
          <table:table-cell table:style-name="ce103"/>
          <table:table-cell table:style-name="ce103" office:value-type="string" office:string-value="19 6/2" calcext:value-type="string">
            <text:p>19 6/2 </text:p>
          </table:table-cell>
          <table:table-cell table:number-columns-repeated="1008"/>
        </table:table-row>
        <table:table-row table:style-name="ro3">
          <table:table-cell table:style-name="ce115" office:value-type="float" office:value="126.2" calcext:value-type="float">
            <text:p>126.2</text:p>
          </table:table-cell>
          <table:table-cell table:style-name="ce123" office:value-type="date" office:date-value="1938-02-20" calcext:value-type="date">
            <text:p>20.02.1938</text:p>
          </table:table-cell>
          <table:table-cell table:style-name="ce126" office:value-type="string" calcext:value-type="string">
            <text:p>Gegenentwurf zur Volksinitiative «Private Rüstungsindustrie»</text:p>
          </table:table-cell>
          <table:table-cell table:style-name="ce52" office:value-type="string" calcext:value-type="string">
            <text:p>GE</text:p>
          </table:table-cell>
          <table:table-cell table:style-name="ce104" office:value-type="float" office:value="1216756" calcext:value-type="float">
            <text:p>1'216'756 <text:s/></text:p>
          </table:table-cell>
          <table:table-cell table:style-name="ce104" office:value-type="float" office:value="661022" calcext:value-type="float">
            <text:p>661'022 <text:s/></text:p>
          </table:table-cell>
          <table:table-cell table:style-name="ce128" office:value-type="float" office:value="54.326586431462" calcext:value-type="float">
            <text:p>54.3 <text:s text:c="3"/></text:p>
          </table:table-cell>
          <table:table-cell table:style-name="ce104" office:value-type="float" office:value="52896" calcext:value-type="float">
            <text:p>52'896 <text:s/></text:p>
          </table:table-cell>
          <table:table-cell table:style-name="ce104" office:value-type="float" office:value="35542" calcext:value-type="float">
            <text:p>35'542 <text:s/></text:p>
          </table:table-cell>
          <table:table-cell table:style-name="ce104" office:value-type="float" office:value="543077" calcext:value-type="float">
            <text:p>543'077 <text:s/></text:p>
          </table:table-cell>
          <table:table-cell table:style-name="ce104" office:value-type="float" office:value="394052" calcext:value-type="float">
            <text:p>394'052 <text:s/></text:p>
          </table:table-cell>
          <table:table-cell table:style-name="ce104" office:value-type="float" office:value="149025" calcext:value-type="float">
            <text:p>149'025 <text:s/></text:p>
          </table:table-cell>
          <table:table-cell table:style-name="ce128" office:value-type="float" office:value="72.5591398641445" calcext:value-type="float">
            <text:p>72.6 <text:s text:c="3"/></text:p>
          </table:table-cell>
          <table:table-cell table:style-name="ce96" office:value-type="string" office:string-value="A" calcext:value-type="string">
            <text:p>A </text:p>
          </table:table-cell>
          <table:table-cell table:style-name="ce104" office:value-type="string" office:string-value="19 6/2" calcext:value-type="string">
            <text:p>19 6/2 </text:p>
          </table:table-cell>
          <table:table-cell table:style-name="ce104"/>
          <table:table-cell table:number-columns-repeated="1008"/>
        </table:table-row>
        <table:table-row table:style-name="ro1">
          <table:table-cell table:style-name="ce114" office:value-type="float" office:value="127" calcext:value-type="float">
            <text:p>127</text:p>
          </table:table-cell>
          <table:table-cell table:style-name="ce122" office:value-type="date" office:date-value="1938-07-03" calcext:value-type="date">
            <text:p>03.07.1938</text:p>
          </table:table-cell>
          <table:table-cell table:style-name="ce43" office:value-type="string" calcext:value-type="string">
            <text:p>Schweizerisches Strafgesetzbuch</text:p>
          </table:table-cell>
          <table:table-cell table:style-name="ce53" office:value-type="string" calcext:value-type="string">
            <text:p>Fak.</text:p>
          </table:table-cell>
          <table:table-cell table:style-name="ce103" office:value-type="float" office:value="1219755" calcext:value-type="float">
            <text:p>1'219'755 <text:s/></text:p>
          </table:table-cell>
          <table:table-cell table:style-name="ce103" office:value-type="float" office:value="695939" calcext:value-type="float">
            <text:p>695'939 <text:s/></text:p>
          </table:table-cell>
          <table:table-cell table:style-name="ce127" office:value-type="float" office:value="57.0556382224299" calcext:value-type="float">
            <text:p>57.1 <text:s text:c="3"/></text:p>
          </table:table-cell>
          <table:table-cell table:style-name="ce103" office:value-type="float" office:value="23455" calcext:value-type="float">
            <text:p>23'455 <text:s/></text:p>
          </table:table-cell>
          <table:table-cell table:style-name="ce103" office:value-type="float" office:value="2016" calcext:value-type="float">
            <text:p>2'016 <text:s/></text:p>
          </table:table-cell>
          <table:table-cell table:style-name="ce103" office:value-type="float" office:value="670468" calcext:value-type="float">
            <text:p>670'468 <text:s/></text:p>
          </table:table-cell>
          <table:table-cell table:style-name="ce103" office:value-type="float" office:value="358438" calcext:value-type="float">
            <text:p>358'438 <text:s/></text:p>
          </table:table-cell>
          <table:table-cell table:style-name="ce103" office:value-type="float" office:value="312030" calcext:value-type="float">
            <text:p>312'030 <text:s/></text:p>
          </table:table-cell>
          <table:table-cell table:style-name="ce127" office:value-type="float" office:value="53.4608661412625" calcext:value-type="float">
            <text:p>53.5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3">
          <table:table-cell table:style-name="ce115" office:value-type="float" office:value="128" calcext:value-type="float">
            <text:p>128</text:p>
          </table:table-cell>
          <table:table-cell table:style-name="ce123" office:value-type="date" office:date-value="1938-11-27" calcext:value-type="date">
            <text:p>27.11.1938</text:p>
          </table:table-cell>
          <table:table-cell table:style-name="ce126" office:value-type="string" calcext:value-type="string">
            <text:p>Bundesbeschluss betreffend die Uebergangsordnung des Finanzhaushaltes</text:p>
          </table:table-cell>
          <table:table-cell table:style-name="ce52" office:value-type="string" calcext:value-type="string">
            <text:p>Obl.</text:p>
          </table:table-cell>
          <table:table-cell table:style-name="ce104" office:value-type="float" office:value="1223336" calcext:value-type="float">
            <text:p>1'223'336 <text:s/></text:p>
          </table:table-cell>
          <table:table-cell table:style-name="ce104" office:value-type="float" office:value="738307" calcext:value-type="float">
            <text:p>738'307 <text:s/></text:p>
          </table:table-cell>
          <table:table-cell table:style-name="ce128" office:value-type="float" office:value="60.3519392873258" calcext:value-type="float">
            <text:p>60.4 <text:s text:c="3"/></text:p>
          </table:table-cell>
          <table:table-cell table:style-name="ce104" office:value-type="float" office:value="30951" calcext:value-type="float">
            <text:p>30'951 <text:s/></text:p>
          </table:table-cell>
          <table:table-cell table:style-name="ce104" office:value-type="float" office:value="2431" calcext:value-type="float">
            <text:p>2'431 <text:s/></text:p>
          </table:table-cell>
          <table:table-cell table:style-name="ce104" office:value-type="float" office:value="704925" calcext:value-type="float">
            <text:p>704'925 <text:s/></text:p>
          </table:table-cell>
          <table:table-cell table:style-name="ce104" office:value-type="float" office:value="509387" calcext:value-type="float">
            <text:p>509'387 <text:s/></text:p>
          </table:table-cell>
          <table:table-cell table:style-name="ce104" office:value-type="float" office:value="195538" calcext:value-type="float">
            <text:p>195'538 <text:s/></text:p>
          </table:table-cell>
          <table:table-cell table:style-name="ce128" office:value-type="float" office:value="72.2611625350215" calcext:value-type="float">
            <text:p>72.3 <text:s text:c="3"/></text:p>
          </table:table-cell>
          <table:table-cell table:style-name="ce96" office:value-type="string" office:string-value="A" calcext:value-type="string">
            <text:p>A </text:p>
          </table:table-cell>
          <table:table-cell table:style-name="ce104" office:value-type="string" office:string-value="18 6/2" calcext:value-type="string">
            <text:p>18 6/2 </text:p>
          </table:table-cell>
          <table:table-cell table:style-name="ce104" office:value-type="string" office:string-value="1" calcext:value-type="string">
            <text:p>1 </text:p>
          </table:table-cell>
          <table:table-cell table:number-columns-repeated="1008"/>
        </table:table-row>
        <table:table-row table:style-name="ro4">
          <table:table-cell table:style-name="ce114" office:value-type="float" office:value="129" calcext:value-type="float">
            <text:p>129</text:p>
          </table:table-cell>
          <table:table-cell table:style-name="ce122" office:value-type="date" office:date-value="1939-01-22" calcext:value-type="date">
            <text:p>22.01.1939</text:p>
          </table:table-cell>
          <table:table-cell table:style-name="ce43" office:value-type="string" calcext:value-type="string">
            <text:p>Volksinitiative «zur Wahrung der verfassungsmässigen Rechte der Bürger» (Erweiterung der Verfassungsgerichtsbarkeit)</text:p>
          </table:table-cell>
          <table:table-cell table:style-name="ce53" office:value-type="string" calcext:value-type="string">
            <text:p>I.</text:p>
          </table:table-cell>
          <table:table-cell table:style-name="ce103" office:value-type="float" office:value="1223536" calcext:value-type="float">
            <text:p>1'223'536 <text:s/></text:p>
          </table:table-cell>
          <table:table-cell table:style-name="ce103" office:value-type="float" office:value="569561" calcext:value-type="float">
            <text:p>569'561 <text:s/></text:p>
          </table:table-cell>
          <table:table-cell table:style-name="ce127" office:value-type="float" office:value="46.5504079978031" calcext:value-type="float">
            <text:p>46.6 <text:s text:c="3"/></text:p>
          </table:table-cell>
          <table:table-cell table:style-name="ce103" office:value-type="float" office:value="77687" calcext:value-type="float">
            <text:p>77'687 <text:s/></text:p>
          </table:table-cell>
          <table:table-cell table:style-name="ce103" office:value-type="float" office:value="3211" calcext:value-type="float">
            <text:p>3'211 <text:s/></text:p>
          </table:table-cell>
          <table:table-cell table:style-name="ce103" office:value-type="float" office:value="488663" calcext:value-type="float">
            <text:p>488'663 <text:s/></text:p>
          </table:table-cell>
          <table:table-cell table:style-name="ce103" office:value-type="float" office:value="141323" calcext:value-type="float">
            <text:p>141'323 <text:s/></text:p>
          </table:table-cell>
          <table:table-cell table:style-name="ce103" office:value-type="float" office:value="347340" calcext:value-type="float">
            <text:p>347'340 <text:s/></text:p>
          </table:table-cell>
          <table:table-cell table:style-name="ce127" office:value-type="float" office:value="28.9203397842685" calcext:value-type="float">
            <text:p>28.9 <text:s text:c="3"/></text:p>
          </table:table-cell>
          <table:table-cell table:style-name="ce97" office:value-type="string" office:string-value="V" calcext:value-type="string">
            <text:p>V </text:p>
          </table:table-cell>
          <table:table-cell table:style-name="ce103"/>
          <table:table-cell table:style-name="ce103" office:value-type="string" office:string-value="19 6/2" calcext:value-type="string">
            <text:p>19 6/2 </text:p>
          </table:table-cell>
          <table:table-cell table:number-columns-repeated="1008"/>
        </table:table-row>
        <table:table-row table:style-name="ro4">
          <table:table-cell table:style-name="ce115" office:value-type="float" office:value="130" calcext:value-type="float">
            <text:p>130</text:p>
          </table:table-cell>
          <table:table-cell table:style-name="ce123" office:value-type="date" office:date-value="1939-01-22" calcext:value-type="date">
            <text:p>22.01.1939</text:p>
          </table:table-cell>
          <table:table-cell table:style-name="ce126" office:value-type="string" calcext:value-type="string">
            <text:p>Bundesbeschluss über das Volksbegehren für Einschränkung der Anwendung der Dringlichkeitsklausel</text:p>
          </table:table-cell>
          <table:table-cell table:style-name="ce52" office:value-type="string" calcext:value-type="string">
            <text:p>Obl.</text:p>
          </table:table-cell>
          <table:table-cell table:style-name="ce104" office:value-type="float" office:value="1223536" calcext:value-type="float">
            <text:p>1'223'536 <text:s/></text:p>
          </table:table-cell>
          <table:table-cell table:style-name="ce104" office:value-type="float" office:value="569561" calcext:value-type="float">
            <text:p>569'561 <text:s/></text:p>
          </table:table-cell>
          <table:table-cell table:style-name="ce128" office:value-type="float" office:value="46.5504079978031" calcext:value-type="float">
            <text:p>46.6 <text:s text:c="3"/></text:p>
          </table:table-cell>
          <table:table-cell table:style-name="ce104" office:value-type="float" office:value="65459" calcext:value-type="float">
            <text:p>65'459 <text:s/></text:p>
          </table:table-cell>
          <table:table-cell table:style-name="ce104" office:value-type="float" office:value="3046" calcext:value-type="float">
            <text:p>3'046 <text:s/></text:p>
          </table:table-cell>
          <table:table-cell table:style-name="ce104" office:value-type="float" office:value="501056" calcext:value-type="float">
            <text:p>501'056 <text:s/></text:p>
          </table:table-cell>
          <table:table-cell table:style-name="ce104" office:value-type="float" office:value="346024" calcext:value-type="float">
            <text:p>346'024 <text:s/></text:p>
          </table:table-cell>
          <table:table-cell table:style-name="ce104" office:value-type="float" office:value="155032" calcext:value-type="float">
            <text:p>155'032 <text:s/></text:p>
          </table:table-cell>
          <table:table-cell table:style-name="ce128" office:value-type="float" office:value="69.0589475028739" calcext:value-type="float">
            <text:p>69.1 <text:s text:c="3"/></text:p>
          </table:table-cell>
          <table:table-cell table:style-name="ce96" office:value-type="string" office:string-value="A" calcext:value-type="string">
            <text:p>A </text:p>
          </table:table-cell>
          <table:table-cell table:style-name="ce104" office:value-type="string" office:string-value="18 6/2" calcext:value-type="string">
            <text:p>18 6/2 </text:p>
          </table:table-cell>
          <table:table-cell table:style-name="ce104" office:value-type="string" office:string-value="1" calcext:value-type="string">
            <text:p>1 </text:p>
          </table:table-cell>
          <table:table-cell table:number-columns-repeated="1008"/>
        </table:table-row>
        <table:table-row table:style-name="ro10">
          <table:table-cell table:style-name="ce114" office:value-type="float" office:value="131" calcext:value-type="float">
            <text:p>131</text:p>
          </table:table-cell>
          <table:table-cell table:style-name="ce122" office:value-type="date" office:date-value="1939-06-04" calcext:value-type="date">
            <text:p>04.06.1939</text:p>
          </table:table-cell>
          <table:table-cell table:style-name="ce43" office:value-type="string" calcext:value-type="string">
            <text:p>Bundesbeschluss betreffend Ergänzung der Bundesverfassung für die Eröffnung und teilweise Deckung von Krediten zum Ausbau der Landesverteidigung und zur Bekämpfung der Arbeitslosigkeit</text:p>
          </table:table-cell>
          <table:table-cell table:style-name="ce53" office:value-type="string" calcext:value-type="string">
            <text:p>Obl.</text:p>
          </table:table-cell>
          <table:table-cell table:style-name="ce103" office:value-type="float" office:value="1226873" calcext:value-type="float">
            <text:p>1'226'873 <text:s/></text:p>
          </table:table-cell>
          <table:table-cell table:style-name="ce103" office:value-type="float" office:value="671453" calcext:value-type="float">
            <text:p>671'453 <text:s/></text:p>
          </table:table-cell>
          <table:table-cell table:style-name="ce127" office:value-type="float" office:value="54.7288105614844" calcext:value-type="float">
            <text:p>54.7 <text:s text:c="3"/></text:p>
          </table:table-cell>
          <table:table-cell table:style-name="ce103" office:value-type="float" office:value="24871" calcext:value-type="float">
            <text:p>24'871 <text:s/></text:p>
          </table:table-cell>
          <table:table-cell table:style-name="ce103" office:value-type="float" office:value="1420" calcext:value-type="float">
            <text:p>1'420 <text:s/></text:p>
          </table:table-cell>
          <table:table-cell table:style-name="ce103" office:value-type="float" office:value="645162" calcext:value-type="float">
            <text:p>645'162 <text:s/></text:p>
          </table:table-cell>
          <table:table-cell table:style-name="ce103" office:value-type="float" office:value="445622" calcext:value-type="float">
            <text:p>445'622 <text:s/></text:p>
          </table:table-cell>
          <table:table-cell table:style-name="ce103" office:value-type="float" office:value="199540" calcext:value-type="float">
            <text:p>199'540 <text:s/></text:p>
          </table:table-cell>
          <table:table-cell table:style-name="ce127" office:value-type="float" office:value="69.0713340215326" calcext:value-type="float">
            <text:p>69.1 <text:s text:c="3"/></text:p>
          </table:table-cell>
          <table:table-cell table:style-name="ce97" office:value-type="string" office:string-value="A" calcext:value-type="string">
            <text:p>A </text:p>
          </table:table-cell>
          <table:table-cell table:style-name="ce103" office:value-type="string" office:string-value="16 6/2" calcext:value-type="string">
            <text:p>16 6/2 </text:p>
          </table:table-cell>
          <table:table-cell table:style-name="ce103" office:value-type="string" office:string-value="3" calcext:value-type="string">
            <text:p>3 </text:p>
          </table:table-cell>
          <table:table-cell table:number-columns-repeated="1008"/>
        </table:table-row>
        <table:table-row table:style-name="ro4">
          <table:table-cell table:style-name="ce115" office:value-type="float" office:value="132" calcext:value-type="float">
            <text:p>132</text:p>
          </table:table-cell>
          <table:table-cell table:style-name="ce123" office:value-type="date" office:date-value="1939-12-03" calcext:value-type="date">
            <text:p>03.12.1939</text:p>
          </table:table-cell>
          <table:table-cell table:style-name="ce126" office:value-type="string" calcext:value-type="string">
            <text:p>Bundesgesetz über die Änderung des Dienstverhältnisses und der Versicherung des Bundespersonals</text:p>
          </table:table-cell>
          <table:table-cell table:style-name="ce52" office:value-type="string" calcext:value-type="string">
            <text:p>Fak.</text:p>
          </table:table-cell>
          <table:table-cell table:style-name="ce104" office:value-type="float" office:value="1241404" calcext:value-type="float">
            <text:p>1'241'404 <text:s/></text:p>
          </table:table-cell>
          <table:table-cell table:style-name="ce104" office:value-type="float" office:value="792899" calcext:value-type="float">
            <text:p>792'899 <text:s/></text:p>
          </table:table-cell>
          <table:table-cell table:style-name="ce128" office:value-type="float" office:value="63.8711491182564" calcext:value-type="float">
            <text:p>63.9 <text:s text:c="3"/></text:p>
          </table:table-cell>
          <table:table-cell table:style-name="ce104" office:value-type="float" office:value="19524" calcext:value-type="float">
            <text:p>19'524 <text:s/></text:p>
          </table:table-cell>
          <table:table-cell table:style-name="ce104" office:value-type="float" office:value="2102" calcext:value-type="float">
            <text:p>2'102 <text:s/></text:p>
          </table:table-cell>
          <table:table-cell table:style-name="ce104" office:value-type="float" office:value="771273" calcext:value-type="float">
            <text:p>771'273 <text:s/></text:p>
          </table:table-cell>
          <table:table-cell table:style-name="ce104" office:value-type="float" office:value="290238" calcext:value-type="float">
            <text:p>290'238 <text:s/></text:p>
          </table:table-cell>
          <table:table-cell table:style-name="ce104" office:value-type="float" office:value="481035" calcext:value-type="float">
            <text:p>481'035 <text:s/></text:p>
          </table:table-cell>
          <table:table-cell table:style-name="ce128" office:value-type="float" office:value="37.6310333695073" calcext:value-type="float">
            <text:p>37.6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10">
          <table:table-cell table:style-name="ce114" office:value-type="float" office:value="133" calcext:value-type="float">
            <text:p>133</text:p>
          </table:table-cell>
          <table:table-cell table:style-name="ce122" office:value-type="date" office:date-value="1940-12-01" calcext:value-type="date">
            <text:p>01.12.1940</text:p>
          </table:table-cell>
          <table:table-cell table:style-name="ce43" office:value-type="string" calcext:value-type="string">
            <text:p>Bundesgesetz über die Abänderung der Art. 103 und 104 des Bundesgesetzes vom 12. April 1907 betreffend die Militärorganisation (Einführung des obligatorischen militärischen Vorunterrichts)</text:p>
          </table:table-cell>
          <table:table-cell table:style-name="ce53" office:value-type="string" calcext:value-type="string">
            <text:p>Fak.</text:p>
          </table:table-cell>
          <table:table-cell table:style-name="ce103" office:value-type="float" office:value="1254578" calcext:value-type="float">
            <text:p>1'254'578 <text:s/></text:p>
          </table:table-cell>
          <table:table-cell table:style-name="ce103" office:value-type="float" office:value="798085" calcext:value-type="float">
            <text:p>798'085 <text:s/></text:p>
          </table:table-cell>
          <table:table-cell table:style-name="ce127" office:value-type="float" office:value="63.6138207429112" calcext:value-type="float">
            <text:p>63.6 <text:s text:c="3"/></text:p>
          </table:table-cell>
          <table:table-cell table:style-name="ce103" office:value-type="float" office:value="14716" calcext:value-type="float">
            <text:p>14'716 <text:s/></text:p>
          </table:table-cell>
          <table:table-cell table:style-name="ce103" office:value-type="float" office:value="3122" calcext:value-type="float">
            <text:p>3'122 <text:s/></text:p>
          </table:table-cell>
          <table:table-cell table:style-name="ce103" office:value-type="float" office:value="780247" calcext:value-type="float">
            <text:p>780'247 <text:s/></text:p>
          </table:table-cell>
          <table:table-cell table:style-name="ce103" office:value-type="float" office:value="345430" calcext:value-type="float">
            <text:p>345'430 <text:s/></text:p>
          </table:table-cell>
          <table:table-cell table:style-name="ce103" office:value-type="float" office:value="434817" calcext:value-type="float">
            <text:p>434'817 <text:s/></text:p>
          </table:table-cell>
          <table:table-cell table:style-name="ce127" office:value-type="float" office:value="44.2718780078616" calcext:value-type="float">
            <text:p>44.3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3">
          <table:table-cell table:style-name="ce115" office:value-type="float" office:value="134" calcext:value-type="float">
            <text:p>134</text:p>
          </table:table-cell>
          <table:table-cell table:style-name="ce123" office:value-type="date" office:date-value="1941-03-09" calcext:value-type="date">
            <text:p>09.03.1941</text:p>
          </table:table-cell>
          <table:table-cell table:style-name="ce126" office:value-type="string" calcext:value-type="string">
            <text:p>Volksinitiative «zur Neuordnung des Alkoholwesens»</text:p>
          </table:table-cell>
          <table:table-cell table:style-name="ce52" office:value-type="string" calcext:value-type="string">
            <text:p>I.</text:p>
          </table:table-cell>
          <table:table-cell table:style-name="ce104" office:value-type="float" office:value="1261361" calcext:value-type="float">
            <text:p>1'261'361 <text:s/></text:p>
          </table:table-cell>
          <table:table-cell table:style-name="ce104" office:value-type="float" office:value="774843" calcext:value-type="float">
            <text:p>774'843 <text:s/></text:p>
          </table:table-cell>
          <table:table-cell table:style-name="ce128" office:value-type="float" office:value="61.4291229869958" calcext:value-type="float">
            <text:p>61.4 <text:s text:c="3"/></text:p>
          </table:table-cell>
          <table:table-cell table:style-name="ce104" office:value-type="float" office:value="14681" calcext:value-type="float">
            <text:p>14'681 <text:s/></text:p>
          </table:table-cell>
          <table:table-cell table:style-name="ce104" office:value-type="float" office:value="2422" calcext:value-type="float">
            <text:p>2'422 <text:s/></text:p>
          </table:table-cell>
          <table:table-cell table:style-name="ce104" office:value-type="float" office:value="757740" calcext:value-type="float">
            <text:p>757'740 <text:s/></text:p>
          </table:table-cell>
          <table:table-cell table:style-name="ce104" office:value-type="float" office:value="304867" calcext:value-type="float">
            <text:p>304'867 <text:s/></text:p>
          </table:table-cell>
          <table:table-cell table:style-name="ce104" office:value-type="float" office:value="452873" calcext:value-type="float">
            <text:p>452'873 <text:s/></text:p>
          </table:table-cell>
          <table:table-cell table:style-name="ce128" office:value-type="float" office:value="40.2337213292158" calcext:value-type="float">
            <text:p>40.2 <text:s text:c="3"/></text:p>
          </table:table-cell>
          <table:table-cell table:style-name="ce96" office:value-type="string" office:string-value="V" calcext:value-type="string">
            <text:p>V </text:p>
          </table:table-cell>
          <table:table-cell table:style-name="ce104" table:number-columns-repeated="2"/>
          <table:table-cell table:number-columns-repeated="1008"/>
        </table:table-row>
        <table:table-row table:style-name="ro4">
          <table:table-cell table:style-name="ce114" office:value-type="float" office:value="135" calcext:value-type="float">
            <text:p>135</text:p>
          </table:table-cell>
          <table:table-cell table:style-name="ce122" office:value-type="date" office:date-value="1942-01-25" calcext:value-type="date">
            <text:p>25.01.1942</text:p>
          </table:table-cell>
          <table:table-cell table:style-name="ce43" office:value-type="string" calcext:value-type="string">
            <text:p>Volksinitiative «für die Wahl des Bundesrates durch das Volk und die Erhöhung der Mitgliederzahl»</text:p>
          </table:table-cell>
          <table:table-cell table:style-name="ce53" office:value-type="string" calcext:value-type="string">
            <text:p>I.</text:p>
          </table:table-cell>
          <table:table-cell table:style-name="ce103" office:value-type="float" office:value="1278688" calcext:value-type="float">
            <text:p>1'278'688 <text:s/></text:p>
          </table:table-cell>
          <table:table-cell table:style-name="ce103" office:value-type="float" office:value="792424" calcext:value-type="float">
            <text:p>792'424 <text:s/></text:p>
          </table:table-cell>
          <table:table-cell table:style-name="ce127" office:value-type="float" office:value="61.9716459370855" calcext:value-type="float">
            <text:p>62.0 <text:s text:c="3"/></text:p>
          </table:table-cell>
          <table:table-cell table:style-name="ce103" office:value-type="float" office:value="13381" calcext:value-type="float">
            <text:p>13'381 <text:s/></text:p>
          </table:table-cell>
          <table:table-cell table:style-name="ce103" office:value-type="float" office:value="3311" calcext:value-type="float">
            <text:p>3'311 <text:s/></text:p>
          </table:table-cell>
          <table:table-cell table:style-name="ce103" office:value-type="float" office:value="775732" calcext:value-type="float">
            <text:p>775'732 <text:s/></text:p>
          </table:table-cell>
          <table:table-cell table:style-name="ce103" office:value-type="float" office:value="251605" calcext:value-type="float">
            <text:p>251'605 <text:s/></text:p>
          </table:table-cell>
          <table:table-cell table:style-name="ce103" office:value-type="float" office:value="524127" calcext:value-type="float">
            <text:p>524'127 <text:s/></text:p>
          </table:table-cell>
          <table:table-cell table:style-name="ce127" office:value-type="float" office:value="32.4345263570408" calcext:value-type="float">
            <text:p>32.4 <text:s text:c="3"/></text:p>
          </table:table-cell>
          <table:table-cell table:style-name="ce97" office:value-type="string" office:string-value="V" calcext:value-type="string">
            <text:p>V </text:p>
          </table:table-cell>
          <table:table-cell table:style-name="ce103"/>
          <table:table-cell table:style-name="ce103" office:value-type="string" office:string-value="19 6/2" calcext:value-type="string">
            <text:p>19 6/2 </text:p>
          </table:table-cell>
          <table:table-cell table:number-columns-repeated="1008"/>
        </table:table-row>
        <table:table-row table:style-name="ro3">
          <table:table-cell table:style-name="ce115" office:value-type="float" office:value="136" calcext:value-type="float">
            <text:p>136</text:p>
          </table:table-cell>
          <table:table-cell table:style-name="ce123" office:value-type="date" office:date-value="1942-05-03" calcext:value-type="date">
            <text:p>03.05.1942</text:p>
          </table:table-cell>
          <table:table-cell table:style-name="ce126" office:value-type="string" calcext:value-type="string">
            <text:p>Volksinitiative «für die Reorganisation des Nationalrates»</text:p>
          </table:table-cell>
          <table:table-cell table:style-name="ce52" office:value-type="string" calcext:value-type="string">
            <text:p>I.</text:p>
          </table:table-cell>
          <table:table-cell table:style-name="ce104" office:value-type="float" office:value="1283487" calcext:value-type="float">
            <text:p>1'283'487 <text:s/></text:p>
          </table:table-cell>
          <table:table-cell table:style-name="ce104" office:value-type="float" office:value="660818" calcext:value-type="float">
            <text:p>660'818 <text:s/></text:p>
          </table:table-cell>
          <table:table-cell table:style-name="ce128" office:value-type="float" office:value="51.48614672373" calcext:value-type="float">
            <text:p>51.5 <text:s text:c="3"/></text:p>
          </table:table-cell>
          <table:table-cell table:style-name="ce104" office:value-type="float" office:value="30543" calcext:value-type="float">
            <text:p>30'543 <text:s/></text:p>
          </table:table-cell>
          <table:table-cell table:style-name="ce104" office:value-type="float" office:value="1825" calcext:value-type="float">
            <text:p>1'825 <text:s/></text:p>
          </table:table-cell>
          <table:table-cell table:style-name="ce104" office:value-type="float" office:value="628450" calcext:value-type="float">
            <text:p>628'450 <text:s/></text:p>
          </table:table-cell>
          <table:table-cell table:style-name="ce104" office:value-type="float" office:value="219629" calcext:value-type="float">
            <text:p>219'629 <text:s/></text:p>
          </table:table-cell>
          <table:table-cell table:style-name="ce104" office:value-type="float" office:value="408821" calcext:value-type="float">
            <text:p>408'821 <text:s/></text:p>
          </table:table-cell>
          <table:table-cell table:style-name="ce128" office:value-type="float" office:value="34.9477285384677" calcext:value-type="float">
            <text:p>34.9 <text:s text:c="3"/></text:p>
          </table:table-cell>
          <table:table-cell table:style-name="ce96" office:value-type="string" office:string-value="V" calcext:value-type="string">
            <text:p>V </text:p>
          </table:table-cell>
          <table:table-cell table:style-name="ce104" office:value-type="string" office:string-value="1/2" calcext:value-type="string">
            <text:p>1/2 </text:p>
          </table:table-cell>
          <table:table-cell table:style-name="ce104" office:value-type="string" office:string-value="19 5/2" calcext:value-type="string">
            <text:p>19 5/2 </text:p>
          </table:table-cell>
          <table:table-cell table:number-columns-repeated="1008"/>
        </table:table-row>
        <table:table-row table:style-name="ro1">
          <table:table-cell table:style-name="ce114" office:value-type="float" office:value="137" calcext:value-type="float">
            <text:p>137</text:p>
          </table:table-cell>
          <table:table-cell table:style-name="ce122" office:value-type="date" office:date-value="1944-10-29" calcext:value-type="date">
            <text:p>29.10.1944</text:p>
          </table:table-cell>
          <table:table-cell table:style-name="ce43" office:value-type="string" calcext:value-type="string">
            <text:p>Bundesgesetz über den unlauteren Wettbewerb</text:p>
          </table:table-cell>
          <table:table-cell table:style-name="ce53" office:value-type="string" calcext:value-type="string">
            <text:p>Fak.</text:p>
          </table:table-cell>
          <table:table-cell table:style-name="ce103" office:value-type="float" office:value="1324498" calcext:value-type="float">
            <text:p>1'324'498 <text:s/></text:p>
          </table:table-cell>
          <table:table-cell table:style-name="ce103" office:value-type="float" office:value="674469" calcext:value-type="float">
            <text:p>674'469 <text:s/></text:p>
          </table:table-cell>
          <table:table-cell table:style-name="ce127" office:value-type="float" office:value="50.9226136996809" calcext:value-type="float">
            <text:p>50.9 <text:s text:c="3"/></text:p>
          </table:table-cell>
          <table:table-cell table:style-name="ce103" office:value-type="float" office:value="22482" calcext:value-type="float">
            <text:p>22'482 <text:s/></text:p>
          </table:table-cell>
          <table:table-cell table:style-name="ce103" office:value-type="float" office:value="2569" calcext:value-type="float">
            <text:p>2'569 <text:s/></text:p>
          </table:table-cell>
          <table:table-cell table:style-name="ce103" office:value-type="float" office:value="649418" calcext:value-type="float">
            <text:p>649'418 <text:s/></text:p>
          </table:table-cell>
          <table:table-cell table:style-name="ce103" office:value-type="float" office:value="343648" calcext:value-type="float">
            <text:p>343'648 <text:s/></text:p>
          </table:table-cell>
          <table:table-cell table:style-name="ce103" office:value-type="float" office:value="305770" calcext:value-type="float">
            <text:p>305'770 <text:s/></text:p>
          </table:table-cell>
          <table:table-cell table:style-name="ce127" office:value-type="float" office:value="52.9163035209988" calcext:value-type="float">
            <text:p>52.9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3">
          <table:table-cell table:style-name="ce115" office:value-type="float" office:value="138" calcext:value-type="float">
            <text:p>138</text:p>
          </table:table-cell>
          <table:table-cell table:style-name="ce123" office:value-type="date" office:date-value="1945-01-21" calcext:value-type="date">
            <text:p>21.01.1945</text:p>
          </table:table-cell>
          <table:table-cell table:style-name="ce126" office:value-type="string" calcext:value-type="string">
            <text:p>Bundesgesetz über die Schweizerischen Bundesbahnen</text:p>
          </table:table-cell>
          <table:table-cell table:style-name="ce52" office:value-type="string" calcext:value-type="string">
            <text:p>Fak.</text:p>
          </table:table-cell>
          <table:table-cell table:style-name="ce104" office:value-type="float" office:value="1327961" calcext:value-type="float">
            <text:p>1'327'961 <text:s/></text:p>
          </table:table-cell>
          <table:table-cell table:style-name="ce104" office:value-type="float" office:value="702401" calcext:value-type="float">
            <text:p>702'401 <text:s/></text:p>
          </table:table-cell>
          <table:table-cell table:style-name="ce128" office:value-type="float" office:value="52.8931949055733" calcext:value-type="float">
            <text:p>52.9 <text:s text:c="3"/></text:p>
          </table:table-cell>
          <table:table-cell table:style-name="ce104" office:value-type="float" office:value="15300" calcext:value-type="float">
            <text:p>15'300 <text:s/></text:p>
          </table:table-cell>
          <table:table-cell table:style-name="ce104" office:value-type="float" office:value="1461" calcext:value-type="float">
            <text:p>1'461 <text:s/></text:p>
          </table:table-cell>
          <table:table-cell table:style-name="ce104" office:value-type="float" office:value="685640" calcext:value-type="float">
            <text:p>685'640 <text:s/></text:p>
          </table:table-cell>
          <table:table-cell table:style-name="ce104" office:value-type="float" office:value="388831" calcext:value-type="float">
            <text:p>388'831 <text:s/></text:p>
          </table:table-cell>
          <table:table-cell table:style-name="ce104" office:value-type="float" office:value="296809" calcext:value-type="float">
            <text:p>296'809 <text:s/></text:p>
          </table:table-cell>
          <table:table-cell table:style-name="ce128" office:value-type="float" office:value="56.7106644886529" calcext:value-type="float">
            <text:p>56.7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3">
          <table:table-cell table:style-name="ce114" office:value-type="float" office:value="139" calcext:value-type="float">
            <text:p>139</text:p>
          </table:table-cell>
          <table:table-cell table:style-name="ce122" office:value-type="date" office:date-value="1945-11-25" calcext:value-type="date">
            <text:p>25.11.1945</text:p>
          </table:table-cell>
          <table:table-cell table:style-name="ce43" office:value-type="string" calcext:value-type="string">
            <text:p>Bundesbeschluss über das Volksbegehren «Für die Familie»</text:p>
          </table:table-cell>
          <table:table-cell table:style-name="ce53" office:value-type="string" calcext:value-type="string">
            <text:p>Obl.</text:p>
          </table:table-cell>
          <table:table-cell table:style-name="ce103" office:value-type="float" office:value="1341980" calcext:value-type="float">
            <text:p>1'341'980 <text:s/></text:p>
          </table:table-cell>
          <table:table-cell table:style-name="ce103" office:value-type="float" office:value="745227" calcext:value-type="float">
            <text:p>745'227 <text:s/></text:p>
          </table:table-cell>
          <table:table-cell table:style-name="ce127" office:value-type="float" office:value="55.5319006244504" calcext:value-type="float">
            <text:p>55.5 <text:s text:c="3"/></text:p>
          </table:table-cell>
          <table:table-cell table:style-name="ce103" office:value-type="float" office:value="24738" calcext:value-type="float">
            <text:p>24'738 <text:s/></text:p>
          </table:table-cell>
          <table:table-cell table:style-name="ce103" office:value-type="float" office:value="1610" calcext:value-type="float">
            <text:p>1'610 <text:s/></text:p>
          </table:table-cell>
          <table:table-cell table:style-name="ce103" office:value-type="float" office:value="718879" calcext:value-type="float">
            <text:p>718'879 <text:s/></text:p>
          </table:table-cell>
          <table:table-cell table:style-name="ce103" office:value-type="float" office:value="548601" calcext:value-type="float">
            <text:p>548'601 <text:s/></text:p>
          </table:table-cell>
          <table:table-cell table:style-name="ce103" office:value-type="float" office:value="170278" calcext:value-type="float">
            <text:p>170'278 <text:s/></text:p>
          </table:table-cell>
          <table:table-cell table:style-name="ce127" office:value-type="float" office:value="76.3133990560303" calcext:value-type="float">
            <text:p>76.3 <text:s text:c="3"/></text:p>
          </table:table-cell>
          <table:table-cell table:style-name="ce97" office:value-type="string" office:string-value="A" calcext:value-type="string">
            <text:p>A </text:p>
          </table:table-cell>
          <table:table-cell table:style-name="ce103" office:value-type="string" office:string-value="19 5/2" calcext:value-type="string">
            <text:p>19 5/2 </text:p>
          </table:table-cell>
          <table:table-cell table:style-name="ce103" office:value-type="string" office:string-value="1/2" calcext:value-type="string">
            <text:p>1/2 </text:p>
          </table:table-cell>
          <table:table-cell table:number-columns-repeated="1008"/>
        </table:table-row>
        <table:table-row table:style-name="ro3">
          <table:table-cell table:style-name="ce115" office:value-type="float" office:value="140" calcext:value-type="float">
            <text:p>140</text:p>
          </table:table-cell>
          <table:table-cell table:style-name="ce123" office:value-type="date" office:date-value="1946-02-10" calcext:value-type="date">
            <text:p>10.02.1946</text:p>
          </table:table-cell>
          <table:table-cell table:style-name="ce126" office:value-type="string" calcext:value-type="string">
            <text:p>Bundesbeschluss über das Volksbegehren betreffend eine Gütertransportordnung</text:p>
          </table:table-cell>
          <table:table-cell table:style-name="ce52" office:value-type="string" calcext:value-type="string">
            <text:p>Obl.</text:p>
          </table:table-cell>
          <table:table-cell table:style-name="ce104" office:value-type="float" office:value="1347483" calcext:value-type="float">
            <text:p>1'347'483 <text:s/></text:p>
          </table:table-cell>
          <table:table-cell table:style-name="ce104" office:value-type="float" office:value="878675" calcext:value-type="float">
            <text:p>878'675 <text:s/></text:p>
          </table:table-cell>
          <table:table-cell table:style-name="ce128" office:value-type="float" office:value="65.208614876774" calcext:value-type="float">
            <text:p>65.2 <text:s text:c="3"/></text:p>
          </table:table-cell>
          <table:table-cell table:style-name="ce104" office:value-type="float" office:value="14857" calcext:value-type="float">
            <text:p>14'857 <text:s/></text:p>
          </table:table-cell>
          <table:table-cell table:style-name="ce104" office:value-type="float" office:value="2317" calcext:value-type="float">
            <text:p>2'317 <text:s/></text:p>
          </table:table-cell>
          <table:table-cell table:style-name="ce104" office:value-type="float" office:value="861501" calcext:value-type="float">
            <text:p>861'501 <text:s/></text:p>
          </table:table-cell>
          <table:table-cell table:style-name="ce104" office:value-type="float" office:value="289935" calcext:value-type="float">
            <text:p>289'935 <text:s/></text:p>
          </table:table-cell>
          <table:table-cell table:style-name="ce104" office:value-type="float" office:value="571566" calcext:value-type="float">
            <text:p>571'566 <text:s/></text:p>
          </table:table-cell>
          <table:table-cell table:style-name="ce128" office:value-type="float" office:value="33.6546330184179" calcext:value-type="float">
            <text:p>33.7 <text:s text:c="3"/></text:p>
          </table:table-cell>
          <table:table-cell table:style-name="ce96" office:value-type="string" office:string-value="V" calcext:value-type="string">
            <text:p>V </text:p>
          </table:table-cell>
          <table:table-cell table:style-name="ce104" office:value-type="string" office:string-value="1" calcext:value-type="string">
            <text:p>1 </text:p>
          </table:table-cell>
          <table:table-cell table:style-name="ce104" office:value-type="string" office:string-value="18 6/2" calcext:value-type="string">
            <text:p>18 6/2 </text:p>
          </table:table-cell>
          <table:table-cell table:number-columns-repeated="1008"/>
        </table:table-row>
        <table:table-row table:style-name="ro1">
          <table:table-cell table:style-name="ce114" office:value-type="float" office:value="141" calcext:value-type="float">
            <text:p>141</text:p>
          </table:table-cell>
          <table:table-cell table:style-name="ce122" office:value-type="date" office:date-value="1946-12-08" calcext:value-type="date">
            <text:p>08.12.1946</text:p>
          </table:table-cell>
          <table:table-cell table:style-name="ce43" office:value-type="string" calcext:value-type="string">
            <text:p>Volksinitiative «Recht auf Arbeit»</text:p>
          </table:table-cell>
          <table:table-cell table:style-name="ce53" office:value-type="string" calcext:value-type="string">
            <text:p>I.</text:p>
          </table:table-cell>
          <table:table-cell table:style-name="ce103" office:value-type="float" office:value="1359392" calcext:value-type="float">
            <text:p>1'359'392 <text:s/></text:p>
          </table:table-cell>
          <table:table-cell table:style-name="ce103" office:value-type="float" office:value="681489" calcext:value-type="float">
            <text:p>681'489 <text:s/></text:p>
          </table:table-cell>
          <table:table-cell table:style-name="ce127" office:value-type="float" office:value="50.1318972011017" calcext:value-type="float">
            <text:p>50.1 <text:s text:c="3"/></text:p>
          </table:table-cell>
          <table:table-cell table:style-name="ce103" office:value-type="float" office:value="28852" calcext:value-type="float">
            <text:p>28'852 <text:s/></text:p>
          </table:table-cell>
          <table:table-cell table:style-name="ce103" office:value-type="float" office:value="2479" calcext:value-type="float">
            <text:p>2'479 <text:s/></text:p>
          </table:table-cell>
          <table:table-cell table:style-name="ce103" office:value-type="float" office:value="650158" calcext:value-type="float">
            <text:p>650'158 <text:s/></text:p>
          </table:table-cell>
          <table:table-cell table:style-name="ce103" office:value-type="float" office:value="124792" calcext:value-type="float">
            <text:p>124'792 <text:s/></text:p>
          </table:table-cell>
          <table:table-cell table:style-name="ce103" office:value-type="float" office:value="525366" calcext:value-type="float">
            <text:p>525'366 <text:s/></text:p>
          </table:table-cell>
          <table:table-cell table:style-name="ce127" office:value-type="float" office:value="19.1941035871281" calcext:value-type="float">
            <text:p>19.2 <text:s text:c="3"/></text:p>
          </table:table-cell>
          <table:table-cell table:style-name="ce97" office:value-type="string" office:string-value="V" calcext:value-type="string">
            <text:p>V </text:p>
          </table:table-cell>
          <table:table-cell table:style-name="ce103"/>
          <table:table-cell table:style-name="ce103" office:value-type="string" office:string-value="19 6/2" calcext:value-type="string">
            <text:p>19 6/2 </text:p>
          </table:table-cell>
          <table:table-cell table:number-columns-repeated="1008"/>
        </table:table-row>
        <table:table-row table:style-name="ro3">
          <table:table-cell table:style-name="ce115" office:value-type="float" office:value="142" calcext:value-type="float">
            <text:p>142</text:p>
          </table:table-cell>
          <table:table-cell table:style-name="ce123" office:value-type="date" office:date-value="1947-05-18" calcext:value-type="date">
            <text:p>18.05.1947</text:p>
          </table:table-cell>
          <table:table-cell table:style-name="ce126" office:value-type="string" calcext:value-type="string">
            <text:p>Volksinitiative «Wirtschaftsreform und Rechte der Arbeit»</text:p>
          </table:table-cell>
          <table:table-cell table:style-name="ce52" office:value-type="string" calcext:value-type="string">
            <text:p>I.</text:p>
          </table:table-cell>
          <table:table-cell table:style-name="ce104" office:value-type="float" office:value="1364771" calcext:value-type="float">
            <text:p>1'364'771 <text:s/></text:p>
          </table:table-cell>
          <table:table-cell table:style-name="ce104" office:value-type="float" office:value="811088" calcext:value-type="float">
            <text:p>811'088 <text:s/></text:p>
          </table:table-cell>
          <table:table-cell table:style-name="ce128" office:value-type="float" office:value="59.4303366645393" calcext:value-type="float">
            <text:p>59.4 <text:s text:c="3"/></text:p>
          </table:table-cell>
          <table:table-cell table:style-name="ce104" office:value-type="float" office:value="24694" calcext:value-type="float">
            <text:p>24'694 <text:s/></text:p>
          </table:table-cell>
          <table:table-cell table:style-name="ce104" office:value-type="float" office:value="2734" calcext:value-type="float">
            <text:p>2'734 <text:s/></text:p>
          </table:table-cell>
          <table:table-cell table:style-name="ce104" office:value-type="float" office:value="783660" calcext:value-type="float">
            <text:p>783'660 <text:s/></text:p>
          </table:table-cell>
          <table:table-cell table:style-name="ce104" office:value-type="float" office:value="244415" calcext:value-type="float">
            <text:p>244'415 <text:s/></text:p>
          </table:table-cell>
          <table:table-cell table:style-name="ce104" office:value-type="float" office:value="539244" calcext:value-type="float">
            <text:p>539'244 <text:s/></text:p>
          </table:table-cell>
          <table:table-cell table:style-name="ce128" office:value-type="float" office:value="31.1889084551974" calcext:value-type="float">
            <text:p>31.2 <text:s text:c="3"/></text:p>
          </table:table-cell>
          <table:table-cell table:style-name="ce96" office:value-type="string" office:string-value="V" calcext:value-type="string">
            <text:p>V </text:p>
          </table:table-cell>
          <table:table-cell table:style-name="ce104"/>
          <table:table-cell table:style-name="ce104" office:value-type="string" office:string-value="19 6/2" calcext:value-type="string">
            <text:p>19 6/2 </text:p>
          </table:table-cell>
          <table:table-cell table:number-columns-repeated="1008"/>
        </table:table-row>
        <table:table-row table:style-name="ro3">
          <table:table-cell table:style-name="ce114" office:value-type="float" office:value="143" calcext:value-type="float">
            <text:p>143</text:p>
          </table:table-cell>
          <table:table-cell table:style-name="ce122" office:value-type="date" office:date-value="1947-07-06" calcext:value-type="date">
            <text:p>06.07.1947</text:p>
          </table:table-cell>
          <table:table-cell table:style-name="ce43" office:value-type="string" calcext:value-type="string">
            <text:p>Bundesbeschluss über eine Revision der Wirtschaftsartikel der Bundesverfassung</text:p>
          </table:table-cell>
          <table:table-cell table:style-name="ce53" office:value-type="string" calcext:value-type="string">
            <text:p>Obl.</text:p>
          </table:table-cell>
          <table:table-cell table:style-name="ce103" office:value-type="float" office:value="1371760" calcext:value-type="float">
            <text:p>1'371'760 <text:s/></text:p>
          </table:table-cell>
          <table:table-cell table:style-name="ce103" office:value-type="float" office:value="1092849" calcext:value-type="float">
            <text:p>1'092'849 <text:s/></text:p>
          </table:table-cell>
          <table:table-cell table:style-name="ce127" office:value-type="float" office:value="79.6676532338018" calcext:value-type="float">
            <text:p>79.7 <text:s text:c="3"/></text:p>
          </table:table-cell>
          <table:table-cell table:style-name="ce103" office:value-type="float" office:value="39695" calcext:value-type="float">
            <text:p>39'695 <text:s/></text:p>
          </table:table-cell>
          <table:table-cell table:style-name="ce103" office:value-type="float" office:value="1937" calcext:value-type="float">
            <text:p>1'937 <text:s/></text:p>
          </table:table-cell>
          <table:table-cell table:style-name="ce103" office:value-type="float" office:value="1051217" calcext:value-type="float">
            <text:p>1'051'217 <text:s/></text:p>
          </table:table-cell>
          <table:table-cell table:style-name="ce103" office:value-type="float" office:value="556803" calcext:value-type="float">
            <text:p>556'803 <text:s/></text:p>
          </table:table-cell>
          <table:table-cell table:style-name="ce103" office:value-type="float" office:value="494414" calcext:value-type="float">
            <text:p>494'414 <text:s/></text:p>
          </table:table-cell>
          <table:table-cell table:style-name="ce127" office:value-type="float" office:value="52.9674653282814" calcext:value-type="float">
            <text:p>53.0 <text:s text:c="3"/></text:p>
          </table:table-cell>
          <table:table-cell table:style-name="ce97" office:value-type="string" office:string-value="A" calcext:value-type="string">
            <text:p>A </text:p>
          </table:table-cell>
          <table:table-cell table:style-name="ce103" office:value-type="string" office:string-value="11 2/2" calcext:value-type="string">
            <text:p>11 2/2 </text:p>
          </table:table-cell>
          <table:table-cell table:style-name="ce103" office:value-type="string" office:string-value="8 4/2" calcext:value-type="string">
            <text:p>8 4/2 </text:p>
          </table:table-cell>
          <table:table-cell table:number-columns-repeated="1008"/>
        </table:table-row>
        <table:table-row table:style-name="ro3">
          <table:table-cell table:style-name="ce115" office:value-type="float" office:value="144" calcext:value-type="float">
            <text:p>144</text:p>
          </table:table-cell>
          <table:table-cell table:style-name="ce123" office:value-type="date" office:date-value="1947-07-06" calcext:value-type="date">
            <text:p>06.07.1947</text:p>
          </table:table-cell>
          <table:table-cell table:style-name="ce126" office:value-type="string" calcext:value-type="string">
            <text:p>Bundesgesetz über die Alters- und Hinterlassenenversicherung</text:p>
          </table:table-cell>
          <table:table-cell table:style-name="ce52" office:value-type="string" calcext:value-type="string">
            <text:p>Fak.</text:p>
          </table:table-cell>
          <table:table-cell table:style-name="ce104" office:value-type="float" office:value="1371760" calcext:value-type="float">
            <text:p>1'371'760 <text:s/></text:p>
          </table:table-cell>
          <table:table-cell table:style-name="ce104" office:value-type="float" office:value="1092849" calcext:value-type="float">
            <text:p>1'092'849 <text:s/></text:p>
          </table:table-cell>
          <table:table-cell table:style-name="ce128" office:value-type="float" office:value="79.6676532338018" calcext:value-type="float">
            <text:p>79.7 <text:s text:c="3"/></text:p>
          </table:table-cell>
          <table:table-cell table:style-name="ce104" office:value-type="float" office:value="13573" calcext:value-type="float">
            <text:p>13'573 <text:s/></text:p>
          </table:table-cell>
          <table:table-cell table:style-name="ce104" office:value-type="float" office:value="1744" calcext:value-type="float">
            <text:p>1'744 <text:s/></text:p>
          </table:table-cell>
          <table:table-cell table:style-name="ce104" office:value-type="float" office:value="1077532" calcext:value-type="float">
            <text:p>1'077'532 <text:s/></text:p>
          </table:table-cell>
          <table:table-cell table:style-name="ce104" office:value-type="float" office:value="862036" calcext:value-type="float">
            <text:p>862'036 <text:s/></text:p>
          </table:table-cell>
          <table:table-cell table:style-name="ce104" office:value-type="float" office:value="215496" calcext:value-type="float">
            <text:p>215'496 <text:s/></text:p>
          </table:table-cell>
          <table:table-cell table:style-name="ce128" office:value-type="float" office:value="80.0009651685518" calcext:value-type="float">
            <text:p>80.0 <text:s text:c="3"/></text:p>
          </table:table-cell>
          <table:table-cell table:style-name="ce96" office:value-type="string" office:string-value="A" calcext:value-type="string">
            <text:p>A </text:p>
          </table:table-cell>
          <table:table-cell table:style-name="ce104" table:number-columns-repeated="2"/>
          <table:table-cell table:number-columns-repeated="1008"/>
        </table:table-row>
        <table:table-row table:style-name="ro3">
          <table:table-cell table:style-name="ce114" office:value-type="float" office:value="145" calcext:value-type="float">
            <text:p>145</text:p>
          </table:table-cell>
          <table:table-cell table:style-name="ce122" office:value-type="date" office:date-value="1948-03-14" calcext:value-type="date">
            <text:p>14.03.1948</text:p>
          </table:table-cell>
          <table:table-cell table:style-name="ce43" office:value-type="string" calcext:value-type="string">
            <text:p>Bundesbeschluss über die Ordnung der schweizerischen Zuckerwirtschaft</text:p>
          </table:table-cell>
          <table:table-cell table:style-name="ce53" office:value-type="string" calcext:value-type="string">
            <text:p>Fak.</text:p>
          </table:table-cell>
          <table:table-cell table:style-name="ce103" office:value-type="float" office:value="1376490" calcext:value-type="float">
            <text:p>1'376'490 <text:s/></text:p>
          </table:table-cell>
          <table:table-cell table:style-name="ce103" office:value-type="float" office:value="778427" calcext:value-type="float">
            <text:p>778'427 <text:s/></text:p>
          </table:table-cell>
          <table:table-cell table:style-name="ce127" office:value-type="float" office:value="56.5515913664465" calcext:value-type="float">
            <text:p>56.6 <text:s text:c="3"/></text:p>
          </table:table-cell>
          <table:table-cell table:style-name="ce103" office:value-type="float" office:value="22857" calcext:value-type="float">
            <text:p>22'857 <text:s/></text:p>
          </table:table-cell>
          <table:table-cell table:style-name="ce103" office:value-type="float" office:value="1517" calcext:value-type="float">
            <text:p>1'517 <text:s/></text:p>
          </table:table-cell>
          <table:table-cell table:style-name="ce103" office:value-type="float" office:value="754053" calcext:value-type="float">
            <text:p>754'053 <text:s/></text:p>
          </table:table-cell>
          <table:table-cell table:style-name="ce103" office:value-type="float" office:value="272701" calcext:value-type="float">
            <text:p>272'701 <text:s/></text:p>
          </table:table-cell>
          <table:table-cell table:style-name="ce103" office:value-type="float" office:value="481352" calcext:value-type="float">
            <text:p>481'352 <text:s/></text:p>
          </table:table-cell>
          <table:table-cell table:style-name="ce127" office:value-type="float" office:value="36.1646992983252" calcext:value-type="float">
            <text:p>36.2 <text:s text:c="3"/></text:p>
          </table:table-cell>
          <table:table-cell table:style-name="ce97" office:value-type="string" office:string-value="V" calcext:value-type="string">
            <text:p>V </text:p>
          </table:table-cell>
          <table:table-cell table:style-name="ce103" table:number-columns-repeated="2"/>
          <table:table-cell table:number-columns-repeated="1008"/>
        </table:table-row>
        <table:table-row table:style-name="ro4">
          <table:table-cell table:style-name="ce115" office:value-type="float" office:value="146" calcext:value-type="float">
            <text:p>146</text:p>
          </table:table-cell>
          <table:table-cell table:style-name="ce123" office:value-type="date" office:date-value="1949-05-22" calcext:value-type="date">
            <text:p>22.05.1949</text:p>
          </table:table-cell>
          <table:table-cell table:style-name="ce126" office:value-type="string" calcext:value-type="string">
            <text:p>Bundesbeschluss über die Revision von Artikel 39 der Bundesverfassung betreffend die Schweizerische Nationalbank</text:p>
          </table:table-cell>
          <table:table-cell table:style-name="ce52" office:value-type="string" calcext:value-type="string">
            <text:p>Obl.</text:p>
          </table:table-cell>
          <table:table-cell table:style-name="ce104" office:value-type="float" office:value="1385582" calcext:value-type="float">
            <text:p>1'385'582 <text:s/></text:p>
          </table:table-cell>
          <table:table-cell table:style-name="ce104" office:value-type="float" office:value="845867" calcext:value-type="float">
            <text:p>845'867 <text:s/></text:p>
          </table:table-cell>
          <table:table-cell table:style-name="ce128" office:value-type="float" office:value="61.0477763134914" calcext:value-type="float">
            <text:p>61.0 <text:s text:c="3"/></text:p>
          </table:table-cell>
          <table:table-cell table:style-name="ce104" office:value-type="float" office:value="81909" calcext:value-type="float">
            <text:p>81'909 <text:s/></text:p>
          </table:table-cell>
          <table:table-cell table:style-name="ce104" office:value-type="float" office:value="1485" calcext:value-type="float">
            <text:p>1'485 <text:s/></text:p>
          </table:table-cell>
          <table:table-cell table:style-name="ce104" office:value-type="float" office:value="762473" calcext:value-type="float">
            <text:p>762'473 <text:s/></text:p>
          </table:table-cell>
          <table:table-cell table:style-name="ce104" office:value-type="float" office:value="293650" calcext:value-type="float">
            <text:p>293'650 <text:s/></text:p>
          </table:table-cell>
          <table:table-cell table:style-name="ce104" office:value-type="float" office:value="468823" calcext:value-type="float">
            <text:p>468'823 <text:s/></text:p>
          </table:table-cell>
          <table:table-cell table:style-name="ce128" office:value-type="float" office:value="38.5128391431565" calcext:value-type="float">
            <text:p>38.5 <text:s text:c="3"/></text:p>
          </table:table-cell>
          <table:table-cell table:style-name="ce96" office:value-type="string" office:string-value="V" calcext:value-type="string">
            <text:p>V </text:p>
          </table:table-cell>
          <table:table-cell table:style-name="ce104" office:value-type="string" office:string-value="1 1/2" calcext:value-type="string">
            <text:p>1 1/2 </text:p>
          </table:table-cell>
          <table:table-cell table:style-name="ce104" office:value-type="string" office:string-value="18 5/2" calcext:value-type="string">
            <text:p>18 5/2 </text:p>
          </table:table-cell>
          <table:table-cell table:number-columns-repeated="1008"/>
        </table:table-row>
        <table:table-row table:style-name="ro4">
          <table:table-cell table:style-name="ce114" office:value-type="float" office:value="147" calcext:value-type="float">
            <text:p>147</text:p>
          </table:table-cell>
          <table:table-cell table:style-name="ce122" office:value-type="date" office:date-value="1949-05-22" calcext:value-type="date">
            <text:p>22.05.1949</text:p>
          </table:table-cell>
          <table:table-cell table:style-name="ce43" office:value-type="string" calcext:value-type="string">
            <text:p>Bundesgesetz über die Ergänzung des Bundesgesetzes vom 13. Juni 1928 betreffend Massnahmen gegen die Tuberkulose</text:p>
          </table:table-cell>
          <table:table-cell table:style-name="ce53" office:value-type="string" calcext:value-type="string">
            <text:p>Fak.</text:p>
          </table:table-cell>
          <table:table-cell table:style-name="ce103" office:value-type="float" office:value="1385582" calcext:value-type="float">
            <text:p>1'385'582 <text:s/></text:p>
          </table:table-cell>
          <table:table-cell table:style-name="ce103" office:value-type="float" office:value="845867" calcext:value-type="float">
            <text:p>845'867 <text:s/></text:p>
          </table:table-cell>
          <table:table-cell table:style-name="ce127" office:value-type="float" office:value="61.0477763134914" calcext:value-type="float">
            <text:p>61.0 <text:s text:c="3"/></text:p>
          </table:table-cell>
          <table:table-cell table:style-name="ce103" office:value-type="float" office:value="28241" calcext:value-type="float">
            <text:p>28'241 <text:s/></text:p>
          </table:table-cell>
          <table:table-cell table:style-name="ce103" office:value-type="float" office:value="1211" calcext:value-type="float">
            <text:p>1'211 <text:s/></text:p>
          </table:table-cell>
          <table:table-cell table:style-name="ce103" office:value-type="float" office:value="816415" calcext:value-type="float">
            <text:p>816'415 <text:s/></text:p>
          </table:table-cell>
          <table:table-cell table:style-name="ce103" office:value-type="float" office:value="202863" calcext:value-type="float">
            <text:p>202'863 <text:s/></text:p>
          </table:table-cell>
          <table:table-cell table:style-name="ce103" office:value-type="float" office:value="613552" calcext:value-type="float">
            <text:p>613'552 <text:s/></text:p>
          </table:table-cell>
          <table:table-cell table:style-name="ce127" office:value-type="float" office:value="24.8480245953345" calcext:value-type="float">
            <text:p>24.8 <text:s text:c="3"/></text:p>
          </table:table-cell>
          <table:table-cell table:style-name="ce97" office:value-type="string" office:string-value="V" calcext:value-type="string">
            <text:p>V </text:p>
          </table:table-cell>
          <table:table-cell table:style-name="ce103"/>
          <table:table-cell table:style-name="ce103" office:value-type="string" office:string-value="19 6/2" calcext:value-type="string">
            <text:p>19 6/2 </text:p>
          </table:table-cell>
          <table:table-cell table:number-columns-repeated="1008"/>
        </table:table-row>
        <table:table-row table:style-name="ro3">
          <table:table-cell table:style-name="ce115" office:value-type="float" office:value="148" calcext:value-type="float">
            <text:p>148</text:p>
          </table:table-cell>
          <table:table-cell table:style-name="ce123" office:value-type="date" office:date-value="1949-09-11" calcext:value-type="date">
            <text:p>11.09.1949</text:p>
          </table:table-cell>
          <table:table-cell table:style-name="ce126" office:value-type="string" calcext:value-type="string">
            <text:p>Volksinitiative «für die Rückkehr zur direkten Demokratie»</text:p>
          </table:table-cell>
          <table:table-cell table:style-name="ce52" office:value-type="string" calcext:value-type="string">
            <text:p>I.</text:p>
          </table:table-cell>
          <table:table-cell table:style-name="ce104" office:value-type="float" office:value="1389856" calcext:value-type="float">
            <text:p>1'389'856 <text:s/></text:p>
          </table:table-cell>
          <table:table-cell table:style-name="ce104" office:value-type="float" office:value="590950" calcext:value-type="float">
            <text:p>590'950 <text:s/></text:p>
          </table:table-cell>
          <table:table-cell table:style-name="ce128" office:value-type="float" office:value="42.5187933138397" calcext:value-type="float">
            <text:p>42.5 <text:s text:c="3"/></text:p>
          </table:table-cell>
          <table:table-cell table:style-name="ce104" office:value-type="float" office:value="35655" calcext:value-type="float">
            <text:p>35'655 <text:s/></text:p>
          </table:table-cell>
          <table:table-cell table:style-name="ce104" office:value-type="float" office:value="1941" calcext:value-type="float">
            <text:p>1'941 <text:s/></text:p>
          </table:table-cell>
          <table:table-cell table:style-name="ce104" office:value-type="float" office:value="553354" calcext:value-type="float">
            <text:p>553'354 <text:s/></text:p>
          </table:table-cell>
          <table:table-cell table:style-name="ce104" office:value-type="float" office:value="280755" calcext:value-type="float">
            <text:p>280'755 <text:s/></text:p>
          </table:table-cell>
          <table:table-cell table:style-name="ce104" office:value-type="float" office:value="272599" calcext:value-type="float">
            <text:p>272'599 <text:s/></text:p>
          </table:table-cell>
          <table:table-cell table:style-name="ce128" office:value-type="float" office:value="50.7369604267792" calcext:value-type="float">
            <text:p>50.7 <text:s text:c="3"/></text:p>
          </table:table-cell>
          <table:table-cell table:style-name="ce96" office:value-type="string" office:string-value="A" calcext:value-type="string">
            <text:p>A </text:p>
          </table:table-cell>
          <table:table-cell table:style-name="ce104" office:value-type="string" office:string-value="11 3/2" calcext:value-type="string">
            <text:p>11 3/2 </text:p>
          </table:table-cell>
          <table:table-cell table:style-name="ce104" office:value-type="string" office:string-value="8 3/2" calcext:value-type="string">
            <text:p>8 3/2 </text:p>
          </table:table-cell>
          <table:table-cell table:number-columns-repeated="1008"/>
        </table:table-row>
        <table:table-row table:style-name="ro4">
          <table:table-cell table:style-name="ce114" office:value-type="float" office:value="149" calcext:value-type="float">
            <text:p>149</text:p>
          </table:table-cell>
          <table:table-cell table:style-name="ce122" office:value-type="date" office:date-value="1949-12-11" calcext:value-type="date">
            <text:p>11.12.1949</text:p>
          </table:table-cell>
          <table:table-cell table:style-name="ce43" office:value-type="string" calcext:value-type="string">
            <text:p>Bundesgesetz betreffend Abänderung des Bundesgesetzes vom 30. Juni 1927 über das Dienstverhältnis der Bundesbeamten</text:p>
          </table:table-cell>
          <table:table-cell table:style-name="ce53" office:value-type="string" calcext:value-type="string">
            <text:p>Fak.</text:p>
          </table:table-cell>
          <table:table-cell table:style-name="ce103" office:value-type="float" office:value="1394818" calcext:value-type="float">
            <text:p>1'394'818 <text:s/></text:p>
          </table:table-cell>
          <table:table-cell table:style-name="ce103" office:value-type="float" office:value="1004362" calcext:value-type="float">
            <text:p>1'004'362 <text:s/></text:p>
          </table:table-cell>
          <table:table-cell table:style-name="ce127" office:value-type="float" office:value="72.0066704043108" calcext:value-type="float">
            <text:p>72.0 <text:s text:c="3"/></text:p>
          </table:table-cell>
          <table:table-cell table:style-name="ce103" office:value-type="float" office:value="14552" calcext:value-type="float">
            <text:p>14'552 <text:s/></text:p>
          </table:table-cell>
          <table:table-cell table:style-name="ce103" office:value-type="float" office:value="1865" calcext:value-type="float">
            <text:p>1'865 <text:s/></text:p>
          </table:table-cell>
          <table:table-cell table:style-name="ce103" office:value-type="float" office:value="987945" calcext:value-type="float">
            <text:p>987'945 <text:s/></text:p>
          </table:table-cell>
          <table:table-cell table:style-name="ce103" office:value-type="float" office:value="546160" calcext:value-type="float">
            <text:p>546'160 <text:s/></text:p>
          </table:table-cell>
          <table:table-cell table:style-name="ce103" office:value-type="float" office:value="441785" calcext:value-type="float">
            <text:p>441'785 <text:s/></text:p>
          </table:table-cell>
          <table:table-cell table:style-name="ce127" office:value-type="float" office:value="55.2824296899119" calcext:value-type="float">
            <text:p>55.3 <text:s text:c="3"/></text:p>
          </table:table-cell>
          <table:table-cell table:style-name="ce97" office:value-type="string" office:string-value="A" calcext:value-type="string">
            <text:p>A </text:p>
          </table:table-cell>
          <table:table-cell table:style-name="ce103" table:number-columns-repeated="2"/>
          <table:table-cell table:number-columns-repeated="1008"/>
        </table:table-row>
        <table:table-row table:style-name="ro2">
          <table:table-cell table:style-name="ce11"/>
          <table:table-cell table:style-name="ce32"/>
          <table:table-cell table:style-name="ce11" table:number-columns-repeated="2"/>
          <table:table-cell table:style-name="ce61" table:number-columns-repeated="2"/>
          <table:table-cell table:style-name="ce75"/>
          <table:table-cell table:style-name="ce61" table:number-columns-repeated="5"/>
          <table:table-cell table:style-name="ce75"/>
          <table:table-cell table:style-name="ce98"/>
          <table:table-cell table:style-name="ce11" table:number-columns-repeated="2"/>
          <table:table-cell table:style-name="ce19" table:number-columns-repeated="1008"/>
        </table:table-row>
        <table:table-row table:style-name="ro6">
          <table:table-cell table:style-name="ce3" office:value-type="string" calcext:value-type="string">
            <text:p>1) Volksinitiativen mit Gegenentwurf werden als eine Abstimmung gezählt. Die Stimmen ohne Antwort sind nicht aufgeführt.</text:p>
          </table:table-cell>
          <table:table-cell table:style-name="ce124"/>
          <table:table-cell table:style-name="ce3" table:number-columns-repeated="2"/>
          <table:table-cell table:style-name="ce62" table:number-columns-repeated="2"/>
          <table:table-cell table:style-name="ce76"/>
          <table:table-cell table:style-name="ce62" table:number-columns-repeated="5"/>
          <table:table-cell table:style-name="ce76"/>
          <table:table-cell table:style-name="ce99"/>
          <table:table-cell table:style-name="ce3" table:number-columns-repeated="2"/>
          <table:table-cell table:number-columns-repeated="1008"/>
        </table:table-row>
        <table:table-row table:style-name="ro6">
          <table:table-cell table:style-name="ce116" office:value-type="string" calcext:value-type="string">
            <text:p>2) Obl. = Dem obligatorischen Referendum unterstehende Verfassungsvorlagen des Bundes</text:p>
          </table:table-cell>
          <table:table-cell table:style-name="ce54" table:number-columns-repeated="3"/>
          <table:table-cell table:style-name="ce62" table:number-columns-repeated="2"/>
          <table:table-cell table:style-name="ce76"/>
          <table:table-cell table:style-name="ce62" table:number-columns-repeated="5"/>
          <table:table-cell table:style-name="ce76"/>
          <table:table-cell table:style-name="ce99"/>
          <table:table-cell table:style-name="ce3" table:number-columns-repeated="2"/>
          <table:table-cell table:number-columns-repeated="1008"/>
        </table:table-row>
        <table:table-row table:style-name="ro6">
          <table:table-cell table:style-name="ce117" office:value-type="string" calcext:value-type="string">
            <text:p>Fak. = Gesetze und Bundesbeschlüsse, gegen die erfolgreich das fakultative Referendum ergriffen wurde</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7" office:value-type="string" calcext:value-type="string">
            <text:p>I. = Verfassungsvorlagen aufgrund von Volksbegehren (Initiativen)</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7" office:value-type="string" calcext:value-type="string">
            <text:p>GE = Gegenentwürfe der Bundesversammlung zu einem Volksbegehren</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6" office:value-type="string" calcext:value-type="string">
            <text:p>3) der gültigen Stimmen</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6" office:value-type="string" calcext:value-type="string">
            <text:p>4) Total 23 Stände (bis 1978: 22 Stände). Beim fakultativen Referendum ist nur das Volksmehr nötig.</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54" table:number-columns-repeated="9"/>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8" office:value-type="string" calcext:value-type="string">
            <text:p>Bundesamt für Statistik, Statistik der eidg. Volksabstimmungen</text:p>
          </table:table-cell>
          <table:table-cell table:style-name="ce118" table:number-columns-repeated="4"/>
          <table:table-cell table:style-name="ce100"/>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18" office:value-type="string" calcext:value-type="string">
            <text:p>Auskunft:</text:p>
          </table:table-cell>
          <table:table-cell table:style-name="ce118" table:number-columns-repeated="5"/>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18" office:value-type="string" calcext:value-type="string">
            <text:p>Werner Seitz, 032 713 63 65, werner.seitz@bfs.admin.ch</text:p>
          </table:table-cell>
          <table:table-cell table:style-name="ce118" table:number-columns-repeated="5"/>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19" office:value-type="string" calcext:value-type="string">
            <text:p>Madeleine Schneider, 032 713 63 99, madeleine.schneider@bfs.admin.ch</text:p>
          </table:table-cell>
          <table:table-cell table:style-name="ce118" table:number-columns-repeated="5"/>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20" office:value-type="string" calcext:value-type="string">
            <text:p>© BFS - Statistisches Lexikon der Schweiz</text:p>
          </table:table-cell>
          <table:table-cell table:style-name="ce118" table:number-columns-repeated="4"/>
          <table:table-cell table:style-name="ce100"/>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7" table:number-rows-repeated="1048457">
          <table:table-cell table:number-columns-repeated="1024"/>
        </table:table-row>
        <table:table-row table:style-name="ro7">
          <table:table-cell table:number-columns-repeated="1024"/>
        </table:table-row>
      </table:table>
      <table:table table:name="1848-1899" table:style-name="ta8">
        <table:table-column table:style-name="co15" table:default-cell-style-name="ce121"/>
        <table:table-column table:style-name="co19" table:default-cell-style-name="ce121"/>
        <table:table-column table:style-name="co17" table:default-cell-style-name="ce121"/>
        <table:table-column table:style-name="co4" table:default-cell-style-name="ce121"/>
        <table:table-column table:style-name="co5" table:default-cell-style-name="ce121"/>
        <table:table-column table:style-name="co6" table:default-cell-style-name="ce121"/>
        <table:table-column table:style-name="co5" table:default-cell-style-name="ce121"/>
        <table:table-column table:style-name="co7" table:default-cell-style-name="ce121"/>
        <table:table-column table:style-name="co8" table:default-cell-style-name="ce121"/>
        <table:table-column table:style-name="co4" table:default-cell-style-name="ce121"/>
        <table:table-column table:style-name="co9" table:default-cell-style-name="ce121"/>
        <table:table-column table:style-name="co18" table:default-cell-style-name="ce121"/>
        <table:table-column table:style-name="co11" table:default-cell-style-name="ce121"/>
        <table:table-column table:style-name="co12" table:default-cell-style-name="ce121"/>
        <table:table-column table:style-name="co13" table:default-cell-style-name="ce121"/>
        <table:table-column table:style-name="co9" table:default-cell-style-name="ce121"/>
        <table:table-column table:style-name="co14" table:number-columns-repeated="241" table:default-cell-style-name="ce121"/>
        <table:table-column table:style-name="co14" table:number-columns-repeated="767" table:default-cell-style-name="Default"/>
        <table:table-row table:style-name="ro6">
          <table:table-cell table:style-name="ce1" office:value-type="string" calcext:value-type="string">
            <text:p>Eidgenössische Volksabstimmungen 1848 – 1899, detaillierte Ergebnisse</text:p>
          </table:table-cell>
          <table:table-cell table:style-name="ce20"/>
          <table:table-cell table:style-name="ce35"/>
          <table:table-cell table:style-name="ce44" table:number-columns-repeated="7"/>
          <table:table-cell table:style-name="ce81"/>
          <table:table-cell table:style-name="ce44" table:number-columns-repeated="2"/>
          <table:table-cell table:style-name="ce88"/>
          <table:table-cell table:style-name="ce44"/>
          <table:table-cell table:style-name="ce109" office:value-type="string" calcext:value-type="string">
            <text:p>T 17.3.2.2</text:p>
          </table:table-cell>
          <table:table-cell table:number-columns-repeated="1008"/>
        </table:table-row>
        <table:table-row table:style-name="ro2">
          <table:table-cell table:style-name="ce2"/>
          <table:table-cell table:style-name="ce21"/>
          <table:table-cell table:style-name="ce2" table:number-columns-repeated="8"/>
          <table:table-cell table:style-name="ce82"/>
          <table:table-cell table:style-name="ce2" table:number-columns-repeated="2"/>
          <table:table-cell table:style-name="ce89"/>
          <table:table-cell table:style-name="ce2" table:number-columns-repeated="2"/>
          <table:table-cell table:number-columns-repeated="1008"/>
        </table:table-row>
        <table:table-row table:style-name="ro2">
          <table:table-cell table:style-name="ce3"/>
          <table:table-cell table:style-name="ce22"/>
          <table:table-cell table:style-name="ce3"/>
          <table:table-cell table:style-name="ce45"/>
          <table:table-cell table:style-name="ce46"/>
          <table:table-cell table:style-name="ce62"/>
          <table:table-cell table:style-name="ce68"/>
          <table:table-cell table:style-name="ce62"/>
          <table:table-cell table:style-name="ce46"/>
          <table:table-cell table:style-name="ce62"/>
          <table:table-cell table:style-name="ce83"/>
          <table:table-cell table:style-name="ce62"/>
          <table:table-cell table:style-name="ce85"/>
          <table:table-cell table:style-name="ce90"/>
          <table:table-cell table:style-name="ce3"/>
          <table:table-cell table:style-name="ce110"/>
          <table:table-cell table:number-columns-repeated="1008"/>
        </table:table-row>
        <table:table-row table:style-name="ro6">
          <table:table-cell table:style-name="ce3" office:value-type="string" calcext:value-type="string">
            <text:p>Nr. der</text:p>
          </table:table-cell>
          <table:table-cell table:style-name="ce23" office:value-type="string" calcext:value-type="string">
            <text:p>Datum</text:p>
          </table:table-cell>
          <table:table-cell table:style-name="ce36" office:value-type="string" calcext:value-type="string">
            <text:p>Gegenstand</text:p>
          </table:table-cell>
          <table:table-cell table:style-name="ce46" office:value-type="string" office:string-value="Art Fak.)" calcext:value-type="string">
            <text:p><text:s/>Art Fak.) </text:p>
          </table:table-cell>
          <table:table-cell table:style-name="ce46" office:value-type="string" office:string-value="Stimmbe-" calcext:value-type="string">
            <text:p><text:s/>Stimmbe- </text:p>
          </table:table-cell>
          <table:table-cell table:style-name="ce62" office:value-type="string" office:string-value="Abgegebene" calcext:value-type="string">
            <text:p><text:s/>Abgegebene </text:p>
          </table:table-cell>
          <table:table-cell table:style-name="ce68" office:value-type="string" calcext:value-type="string">
            <text:p>Stimmbe-</text:p>
          </table:table-cell>
          <table:table-cell table:style-name="ce62" office:value-type="string" office:string-value="Leer" calcext:value-type="string">
            <text:p><text:s/>Leer </text:p>
          </table:table-cell>
          <table:table-cell table:style-name="ce46" office:value-type="string" office:string-value="Ungültig" calcext:value-type="string">
            <text:p><text:s/>Ungültig </text:p>
          </table:table-cell>
          <table:table-cell table:style-name="ce62" office:value-type="string" office:string-value="Gültige" calcext:value-type="string">
            <text:p><text:s/>Gültige </text:p>
          </table:table-cell>
          <table:table-cell table:style-name="ce46" office:value-type="string" office:string-value="JA-" calcext:value-type="string">
            <text:p><text:s/>JA- </text:p>
          </table:table-cell>
          <table:table-cell table:style-name="ce62" office:value-type="string" office:string-value="NEIN-" calcext:value-type="string">
            <text:p><text:s/>NEIN- </text:p>
          </table:table-cell>
          <table:table-cell table:style-name="ce68" office:value-type="string" calcext:value-type="string">
            <text:p>JA</text:p>
          </table:table-cell>
          <table:table-cell table:style-name="ce91" office:value-type="string" calcext:value-type="string">
            <text:p>Angenommen (A)</text:p>
          </table:table-cell>
          <table:table-cell table:style-name="ce100" office:value-type="string" calcext:value-type="string">
            <text:p>Annehmende</text:p>
          </table:table-cell>
          <table:table-cell table:style-name="ce111" office:value-type="string" calcext:value-type="string">
            <text:p>Ablehnende</text:p>
          </table:table-cell>
          <table:table-cell table:number-columns-repeated="1008"/>
        </table:table-row>
        <table:table-row table:style-name="ro6">
          <table:table-cell table:style-name="ce3" office:value-type="string" calcext:value-type="string">
            <text:p>Vorlage 1) 5)</text:p>
          </table:table-cell>
          <table:table-cell table:style-name="ce24"/>
          <table:table-cell table:style-name="ce3"/>
          <table:table-cell table:style-name="ce47"/>
          <table:table-cell table:style-name="ce46" office:value-type="string" office:string-value="rechtigte" calcext:value-type="string">
            <text:p><text:s/>rechtigte </text:p>
          </table:table-cell>
          <table:table-cell table:style-name="ce62" office:value-type="string" office:string-value="Stimmen" calcext:value-type="string">
            <text:p><text:s/>Stimmen </text:p>
          </table:table-cell>
          <table:table-cell table:style-name="ce68" office:value-type="string" calcext:value-type="string">
            <text:p>teiligung in %</text:p>
          </table:table-cell>
          <table:table-cell table:style-name="ce62"/>
          <table:table-cell table:style-name="ce46"/>
          <table:table-cell table:style-name="ce62" office:value-type="string" office:string-value="Stimmen" calcext:value-type="string">
            <text:p><text:s/>Stimmen </text:p>
          </table:table-cell>
          <table:table-cell table:style-name="ce46" office:value-type="string" office:string-value="Stimmen" calcext:value-type="string">
            <text:p><text:s/>Stimmen </text:p>
          </table:table-cell>
          <table:table-cell table:style-name="ce62" office:value-type="string" office:string-value="Stimmen" calcext:value-type="string">
            <text:p><text:s/>Stimmen </text:p>
          </table:table-cell>
          <table:table-cell table:style-name="ce68" office:value-type="string" calcext:value-type="string">
            <text:p>in % 3)</text:p>
          </table:table-cell>
          <table:table-cell table:style-name="ce91" office:value-type="string" calcext:value-type="string">
            <text:p>Verworfen (V)</text:p>
          </table:table-cell>
          <table:table-cell table:style-name="ce100" office:value-type="string" calcext:value-type="string">
            <text:p>Stände 4)</text:p>
          </table:table-cell>
          <table:table-cell table:style-name="ce111" office:value-type="string" calcext:value-type="string">
            <text:p>Stände 4)</text:p>
          </table:table-cell>
          <table:table-cell table:number-columns-repeated="1008"/>
        </table:table-row>
        <table:table-row table:style-name="ro2">
          <table:table-cell table:style-name="ce4"/>
          <table:table-cell table:style-name="ce25"/>
          <table:table-cell table:style-name="ce125"/>
          <table:table-cell table:style-name="ce48"/>
          <table:table-cell table:style-name="ce55"/>
          <table:table-cell table:style-name="ce64"/>
          <table:table-cell table:style-name="ce69"/>
          <table:table-cell table:style-name="ce64"/>
          <table:table-cell table:style-name="ce55"/>
          <table:table-cell table:style-name="ce64"/>
          <table:table-cell table:style-name="ce55"/>
          <table:table-cell table:style-name="ce64"/>
          <table:table-cell table:style-name="ce69"/>
          <table:table-cell table:style-name="ce92"/>
          <table:table-cell table:style-name="ce101"/>
          <table:table-cell table:style-name="ce112"/>
          <table:table-cell table:number-columns-repeated="1008"/>
        </table:table-row>
        <table:table-row table:style-name="ro2">
          <table:table-cell table:style-name="ce5"/>
          <table:table-cell table:style-name="ce26"/>
          <table:table-cell table:style-name="ce38"/>
          <table:table-cell table:style-name="ce5"/>
          <table:table-cell table:style-name="ce56" table:number-columns-repeated="2"/>
          <table:table-cell table:style-name="ce70"/>
          <table:table-cell table:style-name="ce56" table:number-columns-repeated="5"/>
          <table:table-cell table:style-name="ce70"/>
          <table:table-cell table:style-name="ce93"/>
          <table:table-cell table:style-name="ce102" table:number-columns-repeated="2"/>
          <table:table-cell table:number-columns-repeated="1008"/>
        </table:table-row>
        <table:table-row table:style-name="ro1">
          <table:table-cell table:style-name="ce6" office:value-type="float" office:value="1" calcext:value-type="float">
            <text:p>1</text:p>
          </table:table-cell>
          <table:table-cell table:style-name="ce27" office:value-type="string" calcext:value-type="string">
            <text:p>06.06.1848</text:p>
          </table:table-cell>
          <table:table-cell table:style-name="ce39" office:value-type="string" calcext:value-type="string">
            <text:p>Totalrevision vom 12. September 1848</text:p>
          </table:table-cell>
          <table:table-cell table:style-name="ce49" office:value-type="string" calcext:value-type="string">
            <text:p>Obl.</text:p>
          </table:table-cell>
          <table:table-cell table:style-name="ce57" table:number-columns-repeated="2"/>
          <table:table-cell table:style-name="ce71"/>
          <table:table-cell table:style-name="ce57" table:number-columns-repeated="2"/>
          <table:table-cell table:style-name="ce57" office:value-type="float" office:value="199904" calcext:value-type="float">
            <text:p>199'904 <text:s/></text:p>
          </table:table-cell>
          <table:table-cell table:style-name="ce57" office:value-type="float" office:value="145584" calcext:value-type="float">
            <text:p>145'584 <text:s/></text:p>
          </table:table-cell>
          <table:table-cell table:style-name="ce57" office:value-type="float" office:value="54320" calcext:value-type="float">
            <text:p>54'320 <text:s/></text:p>
          </table:table-cell>
          <table:table-cell table:style-name="ce71" office:value-type="float" office:value="72.8269569393309" calcext:value-type="float">
            <text:p>72.8 <text:s/></text:p>
          </table:table-cell>
          <table:table-cell table:style-name="ce94" office:value-type="string" office:string-value="A" calcext:value-type="string">
            <text:p>A </text:p>
          </table:table-cell>
          <table:table-cell table:style-name="ce103" office:value-type="string" office:string-value="14 3/2" calcext:value-type="string">
            <text:p>14 3/2 </text:p>
          </table:table-cell>
          <table:table-cell table:style-name="ce103" office:value-type="string" office:string-value="5 3/2" calcext:value-type="string">
            <text:p>5 3/2 </text:p>
          </table:table-cell>
          <table:table-cell table:style-name="ce19" table:number-columns-repeated="1008"/>
        </table:table-row>
        <table:table-row table:style-name="ro1">
          <table:table-cell table:style-name="ce7" office:value-type="float" office:value="2" calcext:value-type="float">
            <text:p>2</text:p>
          </table:table-cell>
          <table:table-cell table:style-name="ce28" office:value-type="string" calcext:value-type="string">
            <text:p>14.01.1866</text:p>
          </table:table-cell>
          <table:table-cell table:style-name="ce40" office:value-type="string" calcext:value-type="string">
            <text:p>Festsetzung von Mass und Gewicht</text:p>
          </table:table-cell>
          <table:table-cell table:style-name="ce50" office:value-type="string" calcext:value-type="string">
            <text:p>Obl.</text:p>
          </table:table-cell>
          <table:table-cell table:style-name="ce58" table:number-columns-repeated="5"/>
          <table:table-cell table:style-name="ce58" office:value-type="float" office:value="315578" calcext:value-type="float">
            <text:p>315'578 <text:s/></text:p>
          </table:table-cell>
          <table:table-cell table:style-name="ce58" office:value-type="float" office:value="159182" calcext:value-type="float">
            <text:p>159'182 <text:s/></text:p>
          </table:table-cell>
          <table:table-cell table:style-name="ce58" office:value-type="float" office:value="156396" calcext:value-type="float">
            <text:p>156'396 <text:s/></text:p>
          </table:table-cell>
          <table:table-cell table:style-name="ce86" office:value-type="float" office:value="50.4414122657473" calcext:value-type="float">
            <text:p>50.4 <text:s/></text:p>
          </table:table-cell>
          <table:table-cell table:style-name="ce95" office:value-type="string" office:string-value="V" calcext:value-type="string">
            <text:p>V </text:p>
          </table:table-cell>
          <table:table-cell table:style-name="ce104" office:value-type="string" office:string-value="8 3/2" calcext:value-type="string">
            <text:p>8 3/2 </text:p>
          </table:table-cell>
          <table:table-cell table:style-name="ce104" office:value-type="string" office:string-value="11 3/2" calcext:value-type="string">
            <text:p>11 3/2 </text:p>
          </table:table-cell>
          <table:table-cell table:style-name="ce19" table:number-columns-repeated="1008"/>
        </table:table-row>
        <table:table-row table:style-name="ro3">
          <table:table-cell table:style-name="ce6" office:value-type="float" office:value="3" calcext:value-type="float">
            <text:p>3</text:p>
          </table:table-cell>
          <table:table-cell table:style-name="ce27" office:value-type="string" calcext:value-type="string">
            <text:p>14.01.1866</text:p>
          </table:table-cell>
          <table:table-cell table:style-name="ce39" office:value-type="string" calcext:value-type="string">
            <text:p>Gleichstellung der Bürger in Bezug auf Niederlassung und Gesetzgebung</text:p>
          </table:table-cell>
          <table:table-cell table:style-name="ce49" office:value-type="string" calcext:value-type="string">
            <text:p>Obl.</text:p>
          </table:table-cell>
          <table:table-cell table:style-name="ce57" table:number-columns-repeated="2"/>
          <table:table-cell table:style-name="ce71"/>
          <table:table-cell table:style-name="ce57" table:number-columns-repeated="2"/>
          <table:table-cell table:style-name="ce57" office:value-type="float" office:value="319433" calcext:value-type="float">
            <text:p>319'433 <text:s/></text:p>
          </table:table-cell>
          <table:table-cell table:style-name="ce57" office:value-type="float" office:value="170032" calcext:value-type="float">
            <text:p>170'032 <text:s/></text:p>
          </table:table-cell>
          <table:table-cell table:style-name="ce57" office:value-type="float" office:value="149401" calcext:value-type="float">
            <text:p>149'401 <text:s/></text:p>
          </table:table-cell>
          <table:table-cell table:style-name="ce71" office:value-type="float" office:value="53.2293156937449" calcext:value-type="float">
            <text:p>53.2 <text:s/></text:p>
          </table:table-cell>
          <table:table-cell table:style-name="ce94" office:value-type="string" office:string-value="A" calcext:value-type="string">
            <text:p>A </text:p>
          </table:table-cell>
          <table:table-cell table:style-name="ce103" office:value-type="string" office:string-value="11 3/2" calcext:value-type="string">
            <text:p>11 3/2 </text:p>
          </table:table-cell>
          <table:table-cell table:style-name="ce103" office:value-type="string" office:string-value="8 3/2" calcext:value-type="string">
            <text:p>8 3/2 </text:p>
          </table:table-cell>
          <table:table-cell table:style-name="ce19" table:number-columns-repeated="1008"/>
        </table:table-row>
        <table:table-row table:style-name="ro3">
          <table:table-cell table:style-name="ce7" office:value-type="float" office:value="4" calcext:value-type="float">
            <text:p>4</text:p>
          </table:table-cell>
          <table:table-cell table:style-name="ce28" office:value-type="string" calcext:value-type="string">
            <text:p>14.01.1866</text:p>
          </table:table-cell>
          <table:table-cell table:style-name="ce40" office:value-type="string" calcext:value-type="string">
            <text:p>Stimmrecht der Niedergelassenen in Gemeindeangelegenheiten</text:p>
          </table:table-cell>
          <table:table-cell table:style-name="ce50" office:value-type="string" calcext:value-type="string">
            <text:p>Obl.</text:p>
          </table:table-cell>
          <table:table-cell table:style-name="ce58" table:number-columns-repeated="5"/>
          <table:table-cell table:style-name="ce58" office:value-type="float" office:value="318762" calcext:value-type="float">
            <text:p>318'762 <text:s/></text:p>
          </table:table-cell>
          <table:table-cell table:style-name="ce58" office:value-type="float" office:value="137321" calcext:value-type="float">
            <text:p>137'321 <text:s/></text:p>
          </table:table-cell>
          <table:table-cell table:style-name="ce58" office:value-type="float" office:value="181441" calcext:value-type="float">
            <text:p>181'441 <text:s/></text:p>
          </table:table-cell>
          <table:table-cell table:style-name="ce86" office:value-type="float" office:value="43.0794762236402" calcext:value-type="float">
            <text:p>43.1 <text:s/></text:p>
          </table:table-cell>
          <table:table-cell table:style-name="ce95" office:value-type="string" office:string-value="V" calcext:value-type="string">
            <text:p>V </text:p>
          </table:table-cell>
          <table:table-cell table:style-name="ce104" office:value-type="string" office:string-value="7 2/2" calcext:value-type="string">
            <text:p>7 2/2 </text:p>
          </table:table-cell>
          <table:table-cell table:style-name="ce104" office:value-type="string" office:string-value="12 4/2" calcext:value-type="string">
            <text:p>12 4/2 </text:p>
          </table:table-cell>
          <table:table-cell table:style-name="ce19" table:number-columns-repeated="1008"/>
        </table:table-row>
        <table:table-row table:style-name="ro3">
          <table:table-cell table:style-name="ce6" office:value-type="float" office:value="5" calcext:value-type="float">
            <text:p>5</text:p>
          </table:table-cell>
          <table:table-cell table:style-name="ce27" office:value-type="string" calcext:value-type="string">
            <text:p>14.01.1866</text:p>
          </table:table-cell>
          <table:table-cell table:style-name="ce39" office:value-type="string" calcext:value-type="string">
            <text:p>Besteuerung und zivilrechtliche Verhältnisse der Niedergelassenen</text:p>
          </table:table-cell>
          <table:table-cell table:style-name="ce49" office:value-type="string" calcext:value-type="string">
            <text:p>Obl.</text:p>
          </table:table-cell>
          <table:table-cell table:style-name="ce57" table:number-columns-repeated="2"/>
          <table:table-cell table:style-name="ce71"/>
          <table:table-cell table:style-name="ce57" table:number-columns-repeated="2"/>
          <table:table-cell table:style-name="ce57" office:value-type="float" office:value="315754" calcext:value-type="float">
            <text:p>315'754 <text:s/></text:p>
          </table:table-cell>
          <table:table-cell table:style-name="ce57" office:value-type="float" office:value="125924" calcext:value-type="float">
            <text:p>125'924 <text:s/></text:p>
          </table:table-cell>
          <table:table-cell table:style-name="ce57" office:value-type="float" office:value="189830" calcext:value-type="float">
            <text:p>189'830 <text:s/></text:p>
          </table:table-cell>
          <table:table-cell table:style-name="ce71" office:value-type="float" office:value="39.8804132330865" calcext:value-type="float">
            <text:p>39.9 <text:s/></text:p>
          </table:table-cell>
          <table:table-cell table:style-name="ce94" office:value-type="string" office:string-value="V" calcext:value-type="string">
            <text:p>V </text:p>
          </table:table-cell>
          <table:table-cell table:style-name="ce103" office:value-type="string" office:string-value="8 2/2" calcext:value-type="string">
            <text:p>8 2/2 </text:p>
          </table:table-cell>
          <table:table-cell table:style-name="ce103" office:value-type="string" office:string-value="11 4/2" calcext:value-type="string">
            <text:p>11 4/2 </text:p>
          </table:table-cell>
          <table:table-cell table:style-name="ce19" table:number-columns-repeated="1008"/>
        </table:table-row>
        <table:table-row table:style-name="ro3">
          <table:table-cell table:style-name="ce7" office:value-type="float" office:value="6" calcext:value-type="float">
            <text:p>6</text:p>
          </table:table-cell>
          <table:table-cell table:style-name="ce28" office:value-type="string" calcext:value-type="string">
            <text:p>14.01.1866</text:p>
          </table:table-cell>
          <table:table-cell table:style-name="ce40" office:value-type="string" calcext:value-type="string">
            <text:p>Stimmrecht der Niedergelassenen in kantonalen Angelegenheiten</text:p>
          </table:table-cell>
          <table:table-cell table:style-name="ce50" office:value-type="string" calcext:value-type="string">
            <text:p>Obl.</text:p>
          </table:table-cell>
          <table:table-cell table:style-name="ce58" table:number-columns-repeated="5"/>
          <table:table-cell table:style-name="ce58" office:value-type="float" office:value="319148" calcext:value-type="float">
            <text:p>319'148 <text:s/></text:p>
          </table:table-cell>
          <table:table-cell table:style-name="ce58" office:value-type="float" office:value="153469" calcext:value-type="float">
            <text:p>153'469 <text:s/></text:p>
          </table:table-cell>
          <table:table-cell table:style-name="ce58" office:value-type="float" office:value="165679" calcext:value-type="float">
            <text:p>165'679 <text:s/></text:p>
          </table:table-cell>
          <table:table-cell table:style-name="ce86" office:value-type="float" office:value="48.0870943888102" calcext:value-type="float">
            <text:p>48.1 <text:s/></text:p>
          </table:table-cell>
          <table:table-cell table:style-name="ce95" office:value-type="string" office:string-value="V" calcext:value-type="string">
            <text:p>V </text:p>
          </table:table-cell>
          <table:table-cell table:style-name="ce104" office:value-type="string" office:string-value="9 2/2" calcext:value-type="string">
            <text:p>9 2/2 </text:p>
          </table:table-cell>
          <table:table-cell table:style-name="ce104" office:value-type="string" office:string-value="10 4/2" calcext:value-type="string">
            <text:p>10 4/2 </text:p>
          </table:table-cell>
          <table:table-cell table:style-name="ce19" table:number-columns-repeated="1008"/>
        </table:table-row>
        <table:table-row table:style-name="ro1">
          <table:table-cell table:style-name="ce6" office:value-type="float" office:value="7" calcext:value-type="float">
            <text:p>7</text:p>
          </table:table-cell>
          <table:table-cell table:style-name="ce27" office:value-type="string" calcext:value-type="string">
            <text:p>14.01.1866</text:p>
          </table:table-cell>
          <table:table-cell table:style-name="ce39" office:value-type="string" calcext:value-type="string">
            <text:p>Glaubens- und Kultusfreiheit</text:p>
          </table:table-cell>
          <table:table-cell table:style-name="ce49" office:value-type="string" calcext:value-type="string">
            <text:p>Obl.</text:p>
          </table:table-cell>
          <table:table-cell table:style-name="ce57" table:number-columns-repeated="2"/>
          <table:table-cell table:style-name="ce71"/>
          <table:table-cell table:style-name="ce57" table:number-columns-repeated="2"/>
          <table:table-cell table:style-name="ce57" office:value-type="float" office:value="320621" calcext:value-type="float">
            <text:p>320'621 <text:s/></text:p>
          </table:table-cell>
          <table:table-cell table:style-name="ce57" office:value-type="float" office:value="157629" calcext:value-type="float">
            <text:p>157'629 <text:s/></text:p>
          </table:table-cell>
          <table:table-cell table:style-name="ce57" office:value-type="float" office:value="162992" calcext:value-type="float">
            <text:p>162'992 <text:s/></text:p>
          </table:table-cell>
          <table:table-cell table:style-name="ce71" office:value-type="float" office:value="49.1636542834063" calcext:value-type="float">
            <text:p>49.2 <text:s/></text:p>
          </table:table-cell>
          <table:table-cell table:style-name="ce94" office:value-type="string" office:string-value="V" calcext:value-type="string">
            <text:p>V </text:p>
          </table:table-cell>
          <table:table-cell table:style-name="ce103" office:value-type="string" office:string-value="10 2/2" calcext:value-type="string">
            <text:p>10 2/2 </text:p>
          </table:table-cell>
          <table:table-cell table:style-name="ce103" office:value-type="string" office:string-value="9 4/2" calcext:value-type="string">
            <text:p>9 4/2 </text:p>
          </table:table-cell>
          <table:table-cell table:style-name="ce19" table:number-columns-repeated="1008"/>
        </table:table-row>
        <table:table-row table:style-name="ro1">
          <table:table-cell table:style-name="ce7" office:value-type="float" office:value="8" calcext:value-type="float">
            <text:p>8</text:p>
          </table:table-cell>
          <table:table-cell table:style-name="ce28" office:value-type="string" calcext:value-type="string">
            <text:p>14.01.1866</text:p>
          </table:table-cell>
          <table:table-cell table:style-name="ce40" office:value-type="string" calcext:value-type="string">
            <text:p>Ausschliessung einzelner Strafarten</text:p>
          </table:table-cell>
          <table:table-cell table:style-name="ce50" office:value-type="string" calcext:value-type="string">
            <text:p>Obl.</text:p>
          </table:table-cell>
          <table:table-cell table:style-name="ce58" table:number-columns-repeated="5"/>
          <table:table-cell table:style-name="ce58" office:value-type="float" office:value="316983" calcext:value-type="float">
            <text:p>316'983 <text:s/></text:p>
          </table:table-cell>
          <table:table-cell table:style-name="ce58" office:value-type="float" office:value="108364" calcext:value-type="float">
            <text:p>108'364 <text:s/></text:p>
          </table:table-cell>
          <table:table-cell table:style-name="ce58" office:value-type="float" office:value="208619" calcext:value-type="float">
            <text:p>208'619 <text:s/></text:p>
          </table:table-cell>
          <table:table-cell table:style-name="ce86" office:value-type="float" office:value="34.1860604511914" calcext:value-type="float">
            <text:p>34.2 <text:s/></text:p>
          </table:table-cell>
          <table:table-cell table:style-name="ce95" office:value-type="string" office:string-value="V" calcext:value-type="string">
            <text:p>V </text:p>
          </table:table-cell>
          <table:table-cell table:style-name="ce104" office:value-type="string" office:string-value="6 1/2" calcext:value-type="string">
            <text:p>6 1/2 </text:p>
          </table:table-cell>
          <table:table-cell table:style-name="ce104" office:value-type="string" office:string-value="13 5/2" calcext:value-type="string">
            <text:p>13 5/2 </text:p>
          </table:table-cell>
          <table:table-cell table:style-name="ce19" table:number-columns-repeated="1008"/>
        </table:table-row>
        <table:table-row table:style-name="ro1">
          <table:table-cell table:style-name="ce6" office:value-type="float" office:value="9" calcext:value-type="float">
            <text:p>9</text:p>
          </table:table-cell>
          <table:table-cell table:style-name="ce27" office:value-type="string" calcext:value-type="string">
            <text:p>14.01.1866</text:p>
          </table:table-cell>
          <table:table-cell table:style-name="ce39" office:value-type="string" calcext:value-type="string">
            <text:p>Schutz des geistigen Eigentums</text:p>
          </table:table-cell>
          <table:table-cell table:style-name="ce49" office:value-type="string" calcext:value-type="string">
            <text:p>Obl.</text:p>
          </table:table-cell>
          <table:table-cell table:style-name="ce57" table:number-columns-repeated="2"/>
          <table:table-cell table:style-name="ce71"/>
          <table:table-cell table:style-name="ce57" table:number-columns-repeated="2"/>
          <table:table-cell table:style-name="ce57" office:value-type="float" office:value="314862" calcext:value-type="float">
            <text:p>314'862 <text:s/></text:p>
          </table:table-cell>
          <table:table-cell table:style-name="ce57" office:value-type="float" office:value="137476" calcext:value-type="float">
            <text:p>137'476 <text:s/></text:p>
          </table:table-cell>
          <table:table-cell table:style-name="ce57" office:value-type="float" office:value="177386" calcext:value-type="float">
            <text:p>177'386 <text:s/></text:p>
          </table:table-cell>
          <table:table-cell table:style-name="ce71" office:value-type="float" office:value="43.6623028501375" calcext:value-type="float">
            <text:p>43.7 <text:s/></text:p>
          </table:table-cell>
          <table:table-cell table:style-name="ce94" office:value-type="string" office:string-value="V" calcext:value-type="string">
            <text:p>V </text:p>
          </table:table-cell>
          <table:table-cell table:style-name="ce103" office:value-type="string" office:string-value="8 3/2" calcext:value-type="string">
            <text:p>8 3/2 </text:p>
          </table:table-cell>
          <table:table-cell table:style-name="ce103" office:value-type="string" office:string-value="11 3/2" calcext:value-type="string">
            <text:p>11 3/2 </text:p>
          </table:table-cell>
          <table:table-cell table:style-name="ce19" table:number-columns-repeated="1008"/>
        </table:table-row>
        <table:table-row table:style-name="ro1">
          <table:table-cell table:style-name="ce7" office:value-type="float" office:value="10" calcext:value-type="float">
            <text:p>10</text:p>
          </table:table-cell>
          <table:table-cell table:style-name="ce28" office:value-type="string" calcext:value-type="string">
            <text:p>14.01.1866</text:p>
          </table:table-cell>
          <table:table-cell table:style-name="ce40" office:value-type="string" calcext:value-type="string">
            <text:p>Verbot der Lotterie und Hasardspiele</text:p>
          </table:table-cell>
          <table:table-cell table:style-name="ce50" office:value-type="string" calcext:value-type="string">
            <text:p>Obl.</text:p>
          </table:table-cell>
          <table:table-cell table:style-name="ce58" table:number-columns-repeated="5"/>
          <table:table-cell table:style-name="ce58" office:value-type="float" office:value="315850" calcext:value-type="float">
            <text:p>315'850 <text:s/></text:p>
          </table:table-cell>
          <table:table-cell table:style-name="ce58" office:value-type="float" office:value="139062" calcext:value-type="float">
            <text:p>139'062 <text:s/></text:p>
          </table:table-cell>
          <table:table-cell table:style-name="ce58" office:value-type="float" office:value="176788" calcext:value-type="float">
            <text:p>176'788 <text:s/></text:p>
          </table:table-cell>
          <table:table-cell table:style-name="ce86" office:value-type="float" office:value="44.0278613265791" calcext:value-type="float">
            <text:p>44.0 <text:s/></text:p>
          </table:table-cell>
          <table:table-cell table:style-name="ce95" office:value-type="string" office:string-value="V" calcext:value-type="string">
            <text:p>V </text:p>
          </table:table-cell>
          <table:table-cell table:style-name="ce104" office:value-type="string" office:string-value="8 3/2" calcext:value-type="string">
            <text:p>8 3/2 </text:p>
          </table:table-cell>
          <table:table-cell table:style-name="ce104" office:value-type="string" office:string-value="11 4/2" calcext:value-type="string">
            <text:p>11 4/2 </text:p>
          </table:table-cell>
          <table:table-cell table:style-name="ce19" table:number-columns-repeated="1008"/>
        </table:table-row>
        <table:table-row table:style-name="ro1">
          <table:table-cell table:style-name="ce6" office:value-type="float" office:value="11" calcext:value-type="float">
            <text:p>11</text:p>
          </table:table-cell>
          <table:table-cell table:style-name="ce27" office:value-type="string" calcext:value-type="string">
            <text:p>12.05.1872</text:p>
          </table:table-cell>
          <table:table-cell table:style-name="ce39" office:value-type="string" calcext:value-type="string">
            <text:p>Totalrevision</text:p>
          </table:table-cell>
          <table:table-cell table:style-name="ce49" office:value-type="string" calcext:value-type="string">
            <text:p>Obl.</text:p>
          </table:table-cell>
          <table:table-cell table:style-name="ce57" table:number-columns-repeated="2"/>
          <table:table-cell table:style-name="ce71"/>
          <table:table-cell table:style-name="ce57" table:number-columns-repeated="2"/>
          <table:table-cell table:style-name="ce57" office:value-type="float" office:value="516468" calcext:value-type="float">
            <text:p>516'468 <text:s/></text:p>
          </table:table-cell>
          <table:table-cell table:style-name="ce57" office:value-type="float" office:value="255609" calcext:value-type="float">
            <text:p>255'609 <text:s/></text:p>
          </table:table-cell>
          <table:table-cell table:style-name="ce57" office:value-type="float" office:value="260859" calcext:value-type="float">
            <text:p>260'859 <text:s/></text:p>
          </table:table-cell>
          <table:table-cell table:style-name="ce71" office:value-type="float" office:value="49.4917400497223" calcext:value-type="float">
            <text:p>49.5 <text:s/></text:p>
          </table:table-cell>
          <table:table-cell table:style-name="ce94" office:value-type="string" office:string-value="V" calcext:value-type="string">
            <text:p>V </text:p>
          </table:table-cell>
          <table:table-cell table:style-name="ce103" office:value-type="string" office:string-value="8 2/2" calcext:value-type="string">
            <text:p>8 2/2 </text:p>
          </table:table-cell>
          <table:table-cell table:style-name="ce103" office:value-type="string" office:string-value="11 4/2" calcext:value-type="string">
            <text:p>11 4/2 </text:p>
          </table:table-cell>
          <table:table-cell table:style-name="ce19" table:number-columns-repeated="1008"/>
        </table:table-row>
        <table:table-row table:style-name="ro1">
          <table:table-cell table:style-name="ce7" office:value-type="float" office:value="12" calcext:value-type="float">
            <text:p>12</text:p>
          </table:table-cell>
          <table:table-cell table:style-name="ce28" office:value-type="string" calcext:value-type="string">
            <text:p>19.04.1874</text:p>
          </table:table-cell>
          <table:table-cell table:style-name="ce40" office:value-type="string" calcext:value-type="string">
            <text:p>Totalrevision</text:p>
          </table:table-cell>
          <table:table-cell table:style-name="ce50" office:value-type="string" calcext:value-type="string">
            <text:p>Obl.</text:p>
          </table:table-cell>
          <table:table-cell table:style-name="ce58" table:number-columns-repeated="5"/>
          <table:table-cell table:style-name="ce58" office:value-type="float" office:value="538212" calcext:value-type="float">
            <text:p>538'212 <text:s/></text:p>
          </table:table-cell>
          <table:table-cell table:style-name="ce58" office:value-type="float" office:value="340199" calcext:value-type="float">
            <text:p>340'199 <text:s/></text:p>
          </table:table-cell>
          <table:table-cell table:style-name="ce58" office:value-type="float" office:value="198013" calcext:value-type="float">
            <text:p>198'013 <text:s/></text:p>
          </table:table-cell>
          <table:table-cell table:style-name="ce86" office:value-type="float" office:value="63.2091071919615" calcext:value-type="float">
            <text:p>63.2 <text:s/></text:p>
          </table:table-cell>
          <table:table-cell table:style-name="ce95" office:value-type="string" office:string-value="A" calcext:value-type="string">
            <text:p>A </text:p>
          </table:table-cell>
          <table:table-cell table:style-name="ce104" office:value-type="string" office:string-value="12 3/2" calcext:value-type="string">
            <text:p>12 3/2 </text:p>
          </table:table-cell>
          <table:table-cell table:style-name="ce104" office:value-type="string" office:string-value="7 3/2" calcext:value-type="string">
            <text:p>7 3/2 </text:p>
          </table:table-cell>
          <table:table-cell table:style-name="ce19" table:number-columns-repeated="1008"/>
        </table:table-row>
        <table:table-row table:style-name="ro3">
          <table:table-cell table:style-name="ce6" office:value-type="float" office:value="13" calcext:value-type="float">
            <text:p>13</text:p>
          </table:table-cell>
          <table:table-cell table:style-name="ce27" office:value-type="string" calcext:value-type="string">
            <text:p>23.05.1875</text:p>
          </table:table-cell>
          <table:table-cell table:style-name="ce39" office:value-type="string" calcext:value-type="string">
            <text:p>Bundesgesez betreffend Feststellung und Beurkundung des Zivilstandes und die Ehe</text:p>
          </table:table-cell>
          <table:table-cell table:style-name="ce49" office:value-type="string" calcext:value-type="string">
            <text:p>Fak.</text:p>
          </table:table-cell>
          <table:table-cell table:style-name="ce57" table:number-columns-repeated="2"/>
          <table:table-cell table:style-name="ce71"/>
          <table:table-cell table:style-name="ce57" table:number-columns-repeated="2"/>
          <table:table-cell table:style-name="ce57" office:value-type="float" office:value="418268" calcext:value-type="float">
            <text:p>418'268 <text:s/></text:p>
          </table:table-cell>
          <table:table-cell table:style-name="ce57" office:value-type="float" office:value="213199" calcext:value-type="float">
            <text:p>213'199 <text:s/></text:p>
          </table:table-cell>
          <table:table-cell table:style-name="ce57" office:value-type="float" office:value="205069" calcext:value-type="float">
            <text:p>205'069 <text:s/></text:p>
          </table:table-cell>
          <table:table-cell table:style-name="ce71" office:value-type="float" office:value="50.971864928706" calcext:value-type="float">
            <text:p>51.0 <text:s/></text:p>
          </table:table-cell>
          <table:table-cell table:style-name="ce94" office:value-type="string" office:string-value="A" calcext:value-type="string">
            <text:p>A </text:p>
          </table:table-cell>
          <table:table-cell table:style-name="ce103" table:number-columns-repeated="2"/>
          <table:table-cell table:style-name="ce19" table:number-columns-repeated="1008"/>
        </table:table-row>
        <table:table-row table:style-name="ro3">
          <table:table-cell table:style-name="ce7" office:value-type="float" office:value="14" calcext:value-type="float">
            <text:p>14</text:p>
          </table:table-cell>
          <table:table-cell table:style-name="ce28" office:value-type="string" calcext:value-type="string">
            <text:p>23.05.1875</text:p>
          </table:table-cell>
          <table:table-cell table:style-name="ce40" office:value-type="string" calcext:value-type="string">
            <text:p>Bundesgesez über die politische Stimmberechtigung der Schweizerbürger</text:p>
          </table:table-cell>
          <table:table-cell table:style-name="ce50" office:value-type="string" calcext:value-type="string">
            <text:p>Fak.</text:p>
          </table:table-cell>
          <table:table-cell table:style-name="ce58" table:number-columns-repeated="5"/>
          <table:table-cell table:style-name="ce58" office:value-type="float" office:value="409846" calcext:value-type="float">
            <text:p>409'846 <text:s/></text:p>
          </table:table-cell>
          <table:table-cell table:style-name="ce58" office:value-type="float" office:value="202583" calcext:value-type="float">
            <text:p>202'583 <text:s/></text:p>
          </table:table-cell>
          <table:table-cell table:style-name="ce58" office:value-type="float" office:value="207263" calcext:value-type="float">
            <text:p>207'263 <text:s/></text:p>
          </table:table-cell>
          <table:table-cell table:style-name="ce86" office:value-type="float" office:value="49.4290538397349" calcext:value-type="float">
            <text:p>49.4 <text:s/></text:p>
          </table:table-cell>
          <table:table-cell table:style-name="ce95" office:value-type="string" office:string-value="V" calcext:value-type="string">
            <text:p>V </text:p>
          </table:table-cell>
          <table:table-cell table:style-name="ce104" table:number-columns-repeated="2"/>
          <table:table-cell table:style-name="ce19" table:number-columns-repeated="1008"/>
        </table:table-row>
        <table:table-row table:style-name="ro3">
          <table:table-cell table:style-name="ce6" office:value-type="float" office:value="15" calcext:value-type="float">
            <text:p>15</text:p>
          </table:table-cell>
          <table:table-cell table:style-name="ce27" office:value-type="string" calcext:value-type="string">
            <text:p>23.04.1876</text:p>
          </table:table-cell>
          <table:table-cell table:style-name="ce39" office:value-type="string" calcext:value-type="string">
            <text:p>Bundesgesez über die Ausgabe und Einlösung von Banknoten</text:p>
          </table:table-cell>
          <table:table-cell table:style-name="ce49" office:value-type="string" calcext:value-type="string">
            <text:p>Fak.</text:p>
          </table:table-cell>
          <table:table-cell table:style-name="ce57" table:number-columns-repeated="2"/>
          <table:table-cell table:style-name="ce71"/>
          <table:table-cell table:style-name="ce57" table:number-columns-repeated="2"/>
          <table:table-cell table:style-name="ce57" office:value-type="float" office:value="313321" calcext:value-type="float">
            <text:p>313'321 <text:s/></text:p>
          </table:table-cell>
          <table:table-cell table:style-name="ce57" office:value-type="float" office:value="120068" calcext:value-type="float">
            <text:p>120'068 <text:s/></text:p>
          </table:table-cell>
          <table:table-cell table:style-name="ce57" office:value-type="float" office:value="193253" calcext:value-type="float">
            <text:p>193'253 <text:s/></text:p>
          </table:table-cell>
          <table:table-cell table:style-name="ce71" office:value-type="float" office:value="38.3210828511335" calcext:value-type="float">
            <text:p>38.3 <text:s/></text:p>
          </table:table-cell>
          <table:table-cell table:style-name="ce94" office:value-type="string" office:string-value="V" calcext:value-type="string">
            <text:p>V </text:p>
          </table:table-cell>
          <table:table-cell table:style-name="ce103" table:number-columns-repeated="2"/>
          <table:table-cell table:style-name="ce19" table:number-columns-repeated="1008"/>
        </table:table-row>
        <table:table-row table:style-name="ro3">
          <table:table-cell table:style-name="ce7" office:value-type="float" office:value="16" calcext:value-type="float">
            <text:p>16</text:p>
          </table:table-cell>
          <table:table-cell table:style-name="ce28" office:value-type="string" calcext:value-type="string">
            <text:p>09.07.1876</text:p>
          </table:table-cell>
          <table:table-cell table:style-name="ce40" office:value-type="string" calcext:value-type="string">
            <text:p>Bundesgesez betreffend die Militärpflichtersazsteuer</text:p>
          </table:table-cell>
          <table:table-cell table:style-name="ce50" office:value-type="string" calcext:value-type="string">
            <text:p>Fak.</text:p>
          </table:table-cell>
          <table:table-cell table:style-name="ce58" table:number-columns-repeated="5"/>
          <table:table-cell table:style-name="ce58" office:value-type="float" office:value="341051" calcext:value-type="float">
            <text:p>341'051 <text:s/></text:p>
          </table:table-cell>
          <table:table-cell table:style-name="ce58" office:value-type="float" office:value="156157" calcext:value-type="float">
            <text:p>156'157 <text:s/></text:p>
          </table:table-cell>
          <table:table-cell table:style-name="ce58" office:value-type="float" office:value="184894" calcext:value-type="float">
            <text:p>184'894 <text:s/></text:p>
          </table:table-cell>
          <table:table-cell table:style-name="ce86" office:value-type="float" office:value="45.786993734075" calcext:value-type="float">
            <text:p>45.8 <text:s/></text:p>
          </table:table-cell>
          <table:table-cell table:style-name="ce95" office:value-type="string" office:string-value="V" calcext:value-type="string">
            <text:p>V </text:p>
          </table:table-cell>
          <table:table-cell table:style-name="ce104" table:number-columns-repeated="2"/>
          <table:table-cell table:style-name="ce19" table:number-columns-repeated="1008"/>
        </table:table-row>
        <table:table-row table:style-name="ro3">
          <table:table-cell table:style-name="ce6" office:value-type="float" office:value="17" calcext:value-type="float">
            <text:p>17</text:p>
          </table:table-cell>
          <table:table-cell table:style-name="ce27" office:value-type="string" calcext:value-type="string">
            <text:p>21.10.1877</text:p>
          </table:table-cell>
          <table:table-cell table:style-name="ce39" office:value-type="string" calcext:value-type="string">
            <text:p>Bundesgesez betreffend die Arbeit in den Fabriken</text:p>
          </table:table-cell>
          <table:table-cell table:style-name="ce49" office:value-type="string" calcext:value-type="string">
            <text:p>Fak.</text:p>
          </table:table-cell>
          <table:table-cell table:style-name="ce57" table:number-columns-repeated="2"/>
          <table:table-cell table:style-name="ce71"/>
          <table:table-cell table:style-name="ce57" table:number-columns-repeated="2"/>
          <table:table-cell table:style-name="ce57" office:value-type="float" office:value="352061" calcext:value-type="float">
            <text:p>352'061 <text:s/></text:p>
          </table:table-cell>
          <table:table-cell table:style-name="ce57" office:value-type="float" office:value="181204" calcext:value-type="float">
            <text:p>181'204 <text:s/></text:p>
          </table:table-cell>
          <table:table-cell table:style-name="ce57" office:value-type="float" office:value="170857" calcext:value-type="float">
            <text:p>170'857 <text:s/></text:p>
          </table:table-cell>
          <table:table-cell table:style-name="ce71" office:value-type="float" office:value="51.4694896623028" calcext:value-type="float">
            <text:p>51.5 <text:s/></text:p>
          </table:table-cell>
          <table:table-cell table:style-name="ce94" office:value-type="string" office:string-value="A" calcext:value-type="string">
            <text:p>A </text:p>
          </table:table-cell>
          <table:table-cell table:style-name="ce103" table:number-columns-repeated="2"/>
          <table:table-cell table:style-name="ce19" table:number-columns-repeated="1008"/>
        </table:table-row>
        <table:table-row table:style-name="ro1">
          <table:table-cell table:style-name="ce7" office:value-type="float" office:value="18" calcext:value-type="float">
            <text:p>18</text:p>
          </table:table-cell>
          <table:table-cell table:style-name="ce28" office:value-type="string" calcext:value-type="string">
            <text:p>21.10.1877</text:p>
          </table:table-cell>
          <table:table-cell table:style-name="ce40" office:value-type="string" calcext:value-type="string">
            <text:p>Bundesgesez betreffend den Militärpflichtersaz</text:p>
          </table:table-cell>
          <table:table-cell table:style-name="ce50" office:value-type="string" calcext:value-type="string">
            <text:p>Fak.</text:p>
          </table:table-cell>
          <table:table-cell table:style-name="ce58" table:number-columns-repeated="5"/>
          <table:table-cell table:style-name="ce58" office:value-type="float" office:value="351606" calcext:value-type="float">
            <text:p>351'606 <text:s/></text:p>
          </table:table-cell>
          <table:table-cell table:style-name="ce58" office:value-type="float" office:value="170223" calcext:value-type="float">
            <text:p>170'223 <text:s/></text:p>
          </table:table-cell>
          <table:table-cell table:style-name="ce58" office:value-type="float" office:value="181383" calcext:value-type="float">
            <text:p>181'383 <text:s/></text:p>
          </table:table-cell>
          <table:table-cell table:style-name="ce86" office:value-type="float" office:value="48.4129963652497" calcext:value-type="float">
            <text:p>48.4 <text:s/></text:p>
          </table:table-cell>
          <table:table-cell table:style-name="ce95" office:value-type="string" office:string-value="V" calcext:value-type="string">
            <text:p>V </text:p>
          </table:table-cell>
          <table:table-cell table:style-name="ce104" table:number-columns-repeated="2"/>
          <table:table-cell table:style-name="ce19" table:number-columns-repeated="1008"/>
        </table:table-row>
        <table:table-row table:style-name="ro5">
          <table:table-cell table:style-name="ce6" office:value-type="float" office:value="19" calcext:value-type="float">
            <text:p>19</text:p>
          </table:table-cell>
          <table:table-cell table:style-name="ce27" office:value-type="string" calcext:value-type="string">
            <text:p>21.10.1877</text:p>
          </table:table-cell>
          <table:table-cell table:style-name="ce39" office:value-type="string" calcext:value-type="string">
            <text:p>Bundesgesez betreffend die politischen Rechte der Niedergelassenen und Aufenthalter und den Verlust der politischen Rechte der Schweizerbürger</text:p>
          </table:table-cell>
          <table:table-cell table:style-name="ce49" office:value-type="string" calcext:value-type="string">
            <text:p>Fak.</text:p>
          </table:table-cell>
          <table:table-cell table:style-name="ce57" table:number-columns-repeated="2"/>
          <table:table-cell table:style-name="ce71"/>
          <table:table-cell table:style-name="ce57" table:number-columns-repeated="2"/>
          <table:table-cell table:style-name="ce57" office:value-type="float" office:value="344787" calcext:value-type="float">
            <text:p>344'787 <text:s/></text:p>
          </table:table-cell>
          <table:table-cell table:style-name="ce57" office:value-type="float" office:value="131557" calcext:value-type="float">
            <text:p>131'557 <text:s/></text:p>
          </table:table-cell>
          <table:table-cell table:style-name="ce57" office:value-type="float" office:value="213230" calcext:value-type="float">
            <text:p>213'230 <text:s/></text:p>
          </table:table-cell>
          <table:table-cell table:style-name="ce71" office:value-type="float" office:value="38.1560209636674" calcext:value-type="float">
            <text:p>38.2 <text:s/></text:p>
          </table:table-cell>
          <table:table-cell table:style-name="ce94" office:value-type="string" office:string-value="V" calcext:value-type="string">
            <text:p>V </text:p>
          </table:table-cell>
          <table:table-cell table:style-name="ce103" table:number-columns-repeated="2"/>
          <table:table-cell table:style-name="ce19" table:number-columns-repeated="1008"/>
        </table:table-row>
        <table:table-row table:style-name="ro3">
          <table:table-cell table:style-name="ce7" office:value-type="float" office:value="20" calcext:value-type="float">
            <text:p>20</text:p>
          </table:table-cell>
          <table:table-cell table:style-name="ce28" office:value-type="string" calcext:value-type="string">
            <text:p>19.01.1879</text:p>
          </table:table-cell>
          <table:table-cell table:style-name="ce40" office:value-type="string" calcext:value-type="string">
            <text:p>Bundesgesez betreffend Gewährung von Subsidien für Alpenbahnen</text:p>
          </table:table-cell>
          <table:table-cell table:style-name="ce50" office:value-type="string" calcext:value-type="string">
            <text:p>Fak.</text:p>
          </table:table-cell>
          <table:table-cell table:style-name="ce58" office:value-type="float" office:value="636996" calcext:value-type="float">
            <text:p>636'996 <text:s/></text:p>
          </table:table-cell>
          <table:table-cell table:style-name="ce58" table:number-columns-repeated="4"/>
          <table:table-cell table:style-name="ce58" office:value-type="float" office:value="394302" calcext:value-type="float">
            <text:p>394'302 <text:s/></text:p>
          </table:table-cell>
          <table:table-cell table:style-name="ce58" office:value-type="float" office:value="278731" calcext:value-type="float">
            <text:p>278'731 <text:s/></text:p>
          </table:table-cell>
          <table:table-cell table:style-name="ce58" office:value-type="float" office:value="115571" calcext:value-type="float">
            <text:p>115'571 <text:s/></text:p>
          </table:table-cell>
          <table:table-cell table:style-name="ce86" office:value-type="float" office:value="70.6897251345415" calcext:value-type="float">
            <text:p>70.7 <text:s/></text:p>
          </table:table-cell>
          <table:table-cell table:style-name="ce95" office:value-type="string" office:string-value="A" calcext:value-type="string">
            <text:p>A </text:p>
          </table:table-cell>
          <table:table-cell table:style-name="ce104" table:number-columns-repeated="2"/>
          <table:table-cell table:style-name="ce19" table:number-columns-repeated="1008"/>
        </table:table-row>
        <table:table-row table:style-name="ro3">
          <table:table-cell table:style-name="ce6" office:value-type="float" office:value="21" calcext:value-type="float">
            <text:p>21</text:p>
          </table:table-cell>
          <table:table-cell table:style-name="ce27" office:value-type="string" calcext:value-type="string">
            <text:p>18.05.1879</text:p>
          </table:table-cell>
          <table:table-cell table:style-name="ce39" office:value-type="string" calcext:value-type="string">
            <text:p>Bundesbeschluss betreffend Abänderung von Artikel 65 der Bundesverfassung (Todesstrafe)</text:p>
          </table:table-cell>
          <table:table-cell table:style-name="ce49" office:value-type="string" calcext:value-type="string">
            <text:p>Obl.</text:p>
          </table:table-cell>
          <table:table-cell table:style-name="ce57" office:value-type="float" office:value="633138" calcext:value-type="float">
            <text:p>633'138 <text:s/></text:p>
          </table:table-cell>
          <table:table-cell table:style-name="ce57"/>
          <table:table-cell table:style-name="ce71"/>
          <table:table-cell table:style-name="ce57" table:number-columns-repeated="2"/>
          <table:table-cell table:style-name="ce57" office:value-type="float" office:value="382073" calcext:value-type="float">
            <text:p>382'073 <text:s/></text:p>
          </table:table-cell>
          <table:table-cell table:style-name="ce57" office:value-type="float" office:value="200485" calcext:value-type="float">
            <text:p>200'485 <text:s/></text:p>
          </table:table-cell>
          <table:table-cell table:style-name="ce57" office:value-type="float" office:value="181588" calcext:value-type="float">
            <text:p>181'588 <text:s/></text:p>
          </table:table-cell>
          <table:table-cell table:style-name="ce71" office:value-type="float" office:value="52.4729567386337" calcext:value-type="float">
            <text:p>52.5 <text:s/></text:p>
          </table:table-cell>
          <table:table-cell table:style-name="ce94" office:value-type="string" office:string-value="A" calcext:value-type="string">
            <text:p>A </text:p>
          </table:table-cell>
          <table:table-cell table:style-name="ce103" office:value-type="string" office:string-value="13 4/2" calcext:value-type="string">
            <text:p>13 4/2 </text:p>
          </table:table-cell>
          <table:table-cell table:style-name="ce103" office:value-type="string" office:string-value="6 2/2" calcext:value-type="string">
            <text:p>6 2/2 </text:p>
          </table:table-cell>
          <table:table-cell table:style-name="ce19" table:number-columns-repeated="1008"/>
        </table:table-row>
        <table:table-row table:style-name="ro11">
          <table:table-cell table:style-name="ce7" office:value-type="float" office:value="22" calcext:value-type="float">
            <text:p>22</text:p>
          </table:table-cell>
          <table:table-cell table:style-name="ce28" office:value-type="string" calcext:value-type="string">
            <text:p>31.10.1880</text:p>
          </table:table-cell>
          <table:table-cell table:style-name="ce40" office:value-type="string" calcext:value-type="string">
            <text:p>Bundesbeschluss betreffend den durch das Volksbegehren vom 3. August 1880 gestellten Antrag auf Revision der Bundesverfassung</text:p>
          </table:table-cell>
          <table:table-cell table:style-name="ce50" office:value-type="string" calcext:value-type="string">
            <text:p>Obl.</text:p>
          </table:table-cell>
          <table:table-cell table:style-name="ce58" office:value-type="float" office:value="641576" calcext:value-type="float">
            <text:p>641'576 <text:s/></text:p>
          </table:table-cell>
          <table:table-cell table:style-name="ce58" table:number-columns-repeated="2"/>
          <table:table-cell table:style-name="ce51" office:value-type="string" office:string-value="leere und ungültige Stimmzettel zusammen: 5305" calcext:value-type="string" table:number-columns-spanned="2" table:number-rows-spanned="1">
            <text:p>leere und ungültige Stimmzettel zusammen: 5305 </text:p>
          </table:table-cell>
          <table:covered-table-cell table:style-name="ce51"/>
          <table:table-cell table:style-name="ce58" office:value-type="float" office:value="381225" calcext:value-type="float">
            <text:p>381'225 <text:s/></text:p>
          </table:table-cell>
          <table:table-cell table:style-name="ce58" office:value-type="float" office:value="121099" calcext:value-type="float">
            <text:p>121'099 <text:s/></text:p>
          </table:table-cell>
          <table:table-cell table:style-name="ce58" office:value-type="float" office:value="260126" calcext:value-type="float">
            <text:p>260'126 <text:s/></text:p>
          </table:table-cell>
          <table:table-cell table:style-name="ce86" office:value-type="float" office:value="31.765755131484" calcext:value-type="float">
            <text:p>31.8 <text:s/></text:p>
          </table:table-cell>
          <table:table-cell table:style-name="ce95" office:value-type="string" office:string-value="V" calcext:value-type="string">
            <text:p>V </text:p>
          </table:table-cell>
          <table:table-cell table:style-name="ce104" office:value-type="string" office:string-value="4 1/2" calcext:value-type="string">
            <text:p>4 1/2 </text:p>
          </table:table-cell>
          <table:table-cell table:style-name="ce104" office:value-type="string" office:string-value="15 5/2" calcext:value-type="string">
            <text:p>15 5/2 </text:p>
          </table:table-cell>
          <table:table-cell table:style-name="ce19" table:number-columns-repeated="1008"/>
        </table:table-row>
        <table:table-row table:style-name="ro3">
          <table:table-cell table:style-name="ce6" office:value-type="float" office:value="23" calcext:value-type="float">
            <text:p>23</text:p>
          </table:table-cell>
          <table:table-cell table:style-name="ce27" office:value-type="string" calcext:value-type="string">
            <text:p>30.07.1882</text:p>
          </table:table-cell>
          <table:table-cell table:style-name="ce39" office:value-type="string" calcext:value-type="string">
            <text:p>Bundesbeschluss betreffend den Erfindungsschutz</text:p>
          </table:table-cell>
          <table:table-cell table:style-name="ce49" office:value-type="string" calcext:value-type="string">
            <text:p>Obl.</text:p>
          </table:table-cell>
          <table:table-cell table:style-name="ce57" office:value-type="float" office:value="635249" calcext:value-type="float">
            <text:p>635'249 <text:s/></text:p>
          </table:table-cell>
          <table:table-cell table:style-name="ce57"/>
          <table:table-cell table:style-name="ce71"/>
          <table:table-cell table:style-name="ce57" table:number-columns-repeated="2"/>
          <table:table-cell table:style-name="ce57" office:value-type="float" office:value="298274" calcext:value-type="float">
            <text:p>298'274 <text:s/></text:p>
          </table:table-cell>
          <table:table-cell table:style-name="ce57" office:value-type="float" office:value="141616" calcext:value-type="float">
            <text:p>141'616 <text:s/></text:p>
          </table:table-cell>
          <table:table-cell table:style-name="ce57" office:value-type="float" office:value="156658" calcext:value-type="float">
            <text:p>156'658 <text:s/></text:p>
          </table:table-cell>
          <table:table-cell table:style-name="ce71" office:value-type="float" office:value="47.47849292932" calcext:value-type="float">
            <text:p>47.5 <text:s/></text:p>
          </table:table-cell>
          <table:table-cell table:style-name="ce94" office:value-type="string" office:string-value="V" calcext:value-type="string">
            <text:p>V </text:p>
          </table:table-cell>
          <table:table-cell table:style-name="ce103" office:value-type="string" office:string-value="7 1/2" calcext:value-type="string">
            <text:p>7 1/2 </text:p>
          </table:table-cell>
          <table:table-cell table:style-name="ce103" office:value-type="string" office:string-value="12 5/2" calcext:value-type="string">
            <text:p>12 5/2 </text:p>
          </table:table-cell>
          <table:table-cell table:style-name="ce19" table:number-columns-repeated="1008"/>
        </table:table-row>
        <table:table-row table:style-name="ro3">
          <table:table-cell table:style-name="ce7" office:value-type="float" office:value="24" calcext:value-type="float">
            <text:p>24</text:p>
          </table:table-cell>
          <table:table-cell table:style-name="ce28" office:value-type="string" calcext:value-type="string">
            <text:p>30.07.1882</text:p>
          </table:table-cell>
          <table:table-cell table:style-name="ce40" office:value-type="string" calcext:value-type="string">
            <text:p>Bundesgesez betreffend Massnahmen gegen gemeingefährliche Epidemien</text:p>
          </table:table-cell>
          <table:table-cell table:style-name="ce50" office:value-type="string" calcext:value-type="string">
            <text:p>Fak.</text:p>
          </table:table-cell>
          <table:table-cell table:style-name="ce58" office:value-type="float" office:value="635249" calcext:value-type="float">
            <text:p>635'249 <text:s/></text:p>
          </table:table-cell>
          <table:table-cell table:style-name="ce58" table:number-columns-repeated="4"/>
          <table:table-cell table:style-name="ce58" office:value-type="float" office:value="322367" calcext:value-type="float">
            <text:p>322'367 <text:s/></text:p>
          </table:table-cell>
          <table:table-cell table:style-name="ce58" office:value-type="float" office:value="68027" calcext:value-type="float">
            <text:p>68'027 <text:s/></text:p>
          </table:table-cell>
          <table:table-cell table:style-name="ce58" office:value-type="float" office:value="254340" calcext:value-type="float">
            <text:p>254'340 <text:s/></text:p>
          </table:table-cell>
          <table:table-cell table:style-name="ce86" office:value-type="float" office:value="21.1023460838113" calcext:value-type="float">
            <text:p>21.1 <text:s/></text:p>
          </table:table-cell>
          <table:table-cell table:style-name="ce95" office:value-type="string" office:string-value="V" calcext:value-type="string">
            <text:p>V </text:p>
          </table:table-cell>
          <table:table-cell table:style-name="ce104" table:number-columns-repeated="2"/>
          <table:table-cell table:style-name="ce19" table:number-columns-repeated="1008"/>
        </table:table-row>
        <table:table-row table:style-name="ro3">
          <table:table-cell table:style-name="ce6" office:value-type="float" office:value="25" calcext:value-type="float">
            <text:p>25</text:p>
          </table:table-cell>
          <table:table-cell table:style-name="ce27" office:value-type="string" calcext:value-type="string">
            <text:p>26.11.1882</text:p>
          </table:table-cell>
          <table:table-cell table:style-name="ce39" office:value-type="string" calcext:value-type="string">
            <text:p>Bundesbeschluss betreffend die Vollziehung des Artikels 27 der Bundesverfassung</text:p>
          </table:table-cell>
          <table:table-cell table:style-name="ce49" office:value-type="string" calcext:value-type="string">
            <text:p>Fak.</text:p>
          </table:table-cell>
          <table:table-cell table:style-name="ce57" office:value-type="float" office:value="648000" calcext:value-type="float">
            <text:p>648'000 <text:s/></text:p>
          </table:table-cell>
          <table:table-cell table:style-name="ce57"/>
          <table:table-cell table:style-name="ce71"/>
          <table:table-cell table:style-name="ce134"/>
          <table:table-cell table:style-name="ce57" office:value-type="float" office:value="4829" calcext:value-type="float">
            <text:p>4'829 <text:s/></text:p>
          </table:table-cell>
          <table:table-cell table:style-name="ce57" office:value-type="float" office:value="490149" calcext:value-type="float">
            <text:p>490'149 <text:s/></text:p>
          </table:table-cell>
          <table:table-cell table:style-name="ce57" office:value-type="float" office:value="172010" calcext:value-type="float">
            <text:p>172'010 <text:s/></text:p>
          </table:table-cell>
          <table:table-cell table:style-name="ce57" office:value-type="float" office:value="318139" calcext:value-type="float">
            <text:p>318'139 <text:s/></text:p>
          </table:table-cell>
          <table:table-cell table:style-name="ce71" office:value-type="float" office:value="35.093410371132" calcext:value-type="float">
            <text:p>35.1 <text:s/></text:p>
          </table:table-cell>
          <table:table-cell table:style-name="ce94" office:value-type="string" office:string-value="V" calcext:value-type="string">
            <text:p>V </text:p>
          </table:table-cell>
          <table:table-cell table:style-name="ce103" table:number-columns-repeated="2"/>
          <table:table-cell table:style-name="ce19" table:number-columns-repeated="1008"/>
        </table:table-row>
        <table:table-row table:style-name="ro4">
          <table:table-cell table:style-name="ce7" office:value-type="float" office:value="26" calcext:value-type="float">
            <text:p>26</text:p>
          </table:table-cell>
          <table:table-cell table:style-name="ce28" office:value-type="string" calcext:value-type="string">
            <text:p>11.05.1884</text:p>
          </table:table-cell>
          <table:table-cell table:style-name="ce40" office:value-type="string" calcext:value-type="string">
            <text:p>Bundesgesetz betreffend die Organisation des eidgenössischen Justiz- und Polizeidepartements</text:p>
          </table:table-cell>
          <table:table-cell table:style-name="ce50" office:value-type="string" calcext:value-type="string">
            <text:p>Fak.</text:p>
          </table:table-cell>
          <table:table-cell table:style-name="ce58" office:value-type="float" office:value="634299" calcext:value-type="float">
            <text:p>634'299 <text:s/></text:p>
          </table:table-cell>
          <table:table-cell table:style-name="ce58" office:value-type="float" office:value="381140" calcext:value-type="float">
            <text:p>381'140 <text:s/></text:p>
          </table:table-cell>
          <table:table-cell table:style-name="ce72" office:value-type="float" office:value="60.0883810316586" calcext:value-type="float">
            <text:p>60.1 <text:s/></text:p>
          </table:table-cell>
          <table:table-cell table:style-name="ce58"/>
          <table:table-cell table:style-name="ce58" office:value-type="float" office:value="16495" calcext:value-type="float">
            <text:p>16'495 <text:s/></text:p>
          </table:table-cell>
          <table:table-cell table:style-name="ce58" office:value-type="float" office:value="364645" calcext:value-type="float">
            <text:p>364'645 <text:s/></text:p>
          </table:table-cell>
          <table:table-cell table:style-name="ce58" office:value-type="float" office:value="149729" calcext:value-type="float">
            <text:p>149'729 <text:s/></text:p>
          </table:table-cell>
          <table:table-cell table:style-name="ce58" office:value-type="float" office:value="214916" calcext:value-type="float">
            <text:p>214'916 <text:s/></text:p>
          </table:table-cell>
          <table:table-cell table:style-name="ce86" office:value-type="float" office:value="41.0615804412511" calcext:value-type="float">
            <text:p>41.1 <text:s/></text:p>
          </table:table-cell>
          <table:table-cell table:style-name="ce95" office:value-type="string" office:string-value="V" calcext:value-type="string">
            <text:p>V </text:p>
          </table:table-cell>
          <table:table-cell table:style-name="ce104" table:number-columns-repeated="2"/>
          <table:table-cell table:style-name="ce19" table:number-columns-repeated="1008"/>
        </table:table-row>
        <table:table-row table:style-name="ro3">
          <table:table-cell table:style-name="ce6" office:value-type="float" office:value="27" calcext:value-type="float">
            <text:p>27</text:p>
          </table:table-cell>
          <table:table-cell table:style-name="ce27" office:value-type="string" calcext:value-type="string">
            <text:p>11.05.1884</text:p>
          </table:table-cell>
          <table:table-cell table:style-name="ce39" office:value-type="string" calcext:value-type="string">
            <text:p>Bundesbeschluss betreffend die Patenttaxen der Handelsreisenden</text:p>
          </table:table-cell>
          <table:table-cell table:style-name="ce49" office:value-type="string" calcext:value-type="string">
            <text:p>Fak.</text:p>
          </table:table-cell>
          <table:table-cell table:style-name="ce57" office:value-type="float" office:value="634299" calcext:value-type="float">
            <text:p>634'299 <text:s/></text:p>
          </table:table-cell>
          <table:table-cell table:style-name="ce57" office:value-type="float" office:value="381140" calcext:value-type="float">
            <text:p>381'140 <text:s/></text:p>
          </table:table-cell>
          <table:table-cell table:style-name="ce71" office:value-type="float" office:value="60.0883810316586" calcext:value-type="float">
            <text:p>60.1 <text:s/></text:p>
          </table:table-cell>
          <table:table-cell table:style-name="ce57"/>
          <table:table-cell table:style-name="ce57" office:value-type="float" office:value="17370" calcext:value-type="float">
            <text:p>17'370 <text:s/></text:p>
          </table:table-cell>
          <table:table-cell table:style-name="ce57" office:value-type="float" office:value="363745" calcext:value-type="float">
            <text:p>363'745 <text:s/></text:p>
          </table:table-cell>
          <table:table-cell table:style-name="ce57" office:value-type="float" office:value="174195" calcext:value-type="float">
            <text:p>174'195 <text:s/></text:p>
          </table:table-cell>
          <table:table-cell table:style-name="ce57" office:value-type="float" office:value="189550" calcext:value-type="float">
            <text:p>189'550 <text:s/></text:p>
          </table:table-cell>
          <table:table-cell table:style-name="ce71" office:value-type="float" office:value="47.8893180662277" calcext:value-type="float">
            <text:p>47.9 <text:s/></text:p>
          </table:table-cell>
          <table:table-cell table:style-name="ce94" office:value-type="string" office:string-value="V" calcext:value-type="string">
            <text:p>V </text:p>
          </table:table-cell>
          <table:table-cell table:style-name="ce103" table:number-columns-repeated="2"/>
          <table:table-cell table:style-name="ce19" table:number-columns-repeated="1008"/>
        </table:table-row>
        <table:table-row table:style-name="ro3">
          <table:table-cell table:style-name="ce7" office:value-type="float" office:value="28" calcext:value-type="float">
            <text:p>28</text:p>
          </table:table-cell>
          <table:table-cell table:style-name="ce28" office:value-type="string" calcext:value-type="string">
            <text:p>11.05.1884</text:p>
          </table:table-cell>
          <table:table-cell table:style-name="ce40" office:value-type="string" calcext:value-type="string">
            <text:p>Bundesgesetz betreffend die Ergänzung des Bundesstrafrechtes vom 4. Februar 1853</text:p>
          </table:table-cell>
          <table:table-cell table:style-name="ce50" office:value-type="string" calcext:value-type="string">
            <text:p>Fak.</text:p>
          </table:table-cell>
          <table:table-cell table:style-name="ce58" office:value-type="float" office:value="634299" calcext:value-type="float">
            <text:p>634'299 <text:s/></text:p>
          </table:table-cell>
          <table:table-cell table:style-name="ce58" office:value-type="float" office:value="381140" calcext:value-type="float">
            <text:p>381'140 <text:s/></text:p>
          </table:table-cell>
          <table:table-cell table:style-name="ce72" office:value-type="float" office:value="60.0883810316586" calcext:value-type="float">
            <text:p>60.1 <text:s/></text:p>
          </table:table-cell>
          <table:table-cell table:style-name="ce58"/>
          <table:table-cell table:style-name="ce58" office:value-type="float" office:value="19146" calcext:value-type="float">
            <text:p>19'146 <text:s/></text:p>
          </table:table-cell>
          <table:table-cell table:style-name="ce58" office:value-type="float" office:value="361841" calcext:value-type="float">
            <text:p>361'841 <text:s/></text:p>
          </table:table-cell>
          <table:table-cell table:style-name="ce58" office:value-type="float" office:value="159068" calcext:value-type="float">
            <text:p>159'068 <text:s/></text:p>
          </table:table-cell>
          <table:table-cell table:style-name="ce58" office:value-type="float" office:value="202773" calcext:value-type="float">
            <text:p>202'773 <text:s/></text:p>
          </table:table-cell>
          <table:table-cell table:style-name="ce86" office:value-type="float" office:value="43.9607451891853" calcext:value-type="float">
            <text:p>44.0 <text:s/></text:p>
          </table:table-cell>
          <table:table-cell table:style-name="ce95" office:value-type="string" office:string-value="V" calcext:value-type="string">
            <text:p>V </text:p>
          </table:table-cell>
          <table:table-cell table:style-name="ce104" table:number-columns-repeated="2"/>
          <table:table-cell table:style-name="ce19" table:number-columns-repeated="1008"/>
        </table:table-row>
        <table:table-row table:style-name="ro5">
          <table:table-cell table:style-name="ce6" office:value-type="float" office:value="29" calcext:value-type="float">
            <text:p>29</text:p>
          </table:table-cell>
          <table:table-cell table:style-name="ce27" office:value-type="string" calcext:value-type="string">
            <text:p>11.05.1884</text:p>
          </table:table-cell>
          <table:table-cell table:style-name="ce39" office:value-type="string" calcext:value-type="string">
            <text:p>Bundesbeschluss betreffend Gewährung eines Beitrags von 10'000 Franken an die Kanzleikosten der schweizerischen Gesandtschaft in Washington</text:p>
          </table:table-cell>
          <table:table-cell table:style-name="ce49" office:value-type="string" calcext:value-type="string">
            <text:p>Fak.</text:p>
          </table:table-cell>
          <table:table-cell table:style-name="ce57" office:value-type="float" office:value="634299" calcext:value-type="float">
            <text:p>634'299 <text:s/></text:p>
          </table:table-cell>
          <table:table-cell table:style-name="ce57" office:value-type="float" office:value="381140" calcext:value-type="float">
            <text:p>381'140 <text:s/></text:p>
          </table:table-cell>
          <table:table-cell table:style-name="ce71" office:value-type="float" office:value="60.0883810316586" calcext:value-type="float">
            <text:p>60.1 <text:s/></text:p>
          </table:table-cell>
          <table:table-cell table:style-name="ce57"/>
          <table:table-cell table:style-name="ce57" office:value-type="float" office:value="23455" calcext:value-type="float">
            <text:p>23'455 <text:s/></text:p>
          </table:table-cell>
          <table:table-cell table:style-name="ce57" office:value-type="float" office:value="357552" calcext:value-type="float">
            <text:p>357'552 <text:s/></text:p>
          </table:table-cell>
          <table:table-cell table:style-name="ce57" office:value-type="float" office:value="137824" calcext:value-type="float">
            <text:p>137'824 <text:s/></text:p>
          </table:table-cell>
          <table:table-cell table:style-name="ce57" office:value-type="float" office:value="219728" calcext:value-type="float">
            <text:p>219'728 <text:s/></text:p>
          </table:table-cell>
          <table:table-cell table:style-name="ce71" office:value-type="float" office:value="38.5465610596501" calcext:value-type="float">
            <text:p>38.5 <text:s/></text:p>
          </table:table-cell>
          <table:table-cell table:style-name="ce94" office:value-type="string" office:string-value="V" calcext:value-type="string">
            <text:p>V </text:p>
          </table:table-cell>
          <table:table-cell table:style-name="ce103" table:number-columns-repeated="2"/>
          <table:table-cell table:style-name="ce19" table:number-columns-repeated="1008"/>
        </table:table-row>
        <table:table-row table:style-name="ro4">
          <table:table-cell table:style-name="ce7" office:value-type="float" office:value="30" calcext:value-type="float">
            <text:p>30</text:p>
          </table:table-cell>
          <table:table-cell table:style-name="ce28" office:value-type="string" calcext:value-type="string">
            <text:p>25.10.1885</text:p>
          </table:table-cell>
          <table:table-cell table:style-name="ce40" office:value-type="string" calcext:value-type="string">
            <text:p>Bundesbeschluss betreffend theilweise Änderung der Bundesverfassung der schweizerischen Eidgenossenschaft</text:p>
          </table:table-cell>
          <table:table-cell table:style-name="ce50" office:value-type="string" calcext:value-type="string">
            <text:p>Obl.</text:p>
          </table:table-cell>
          <table:table-cell table:style-name="ce58" office:value-type="float" office:value="641689" calcext:value-type="float">
            <text:p>641'689 <text:s/></text:p>
          </table:table-cell>
          <table:table-cell table:style-name="ce58" office:value-type="float" office:value="387713" calcext:value-type="float">
            <text:p>387'713 <text:s/></text:p>
          </table:table-cell>
          <table:table-cell table:style-name="ce72" office:value-type="float" office:value="60.4207022404935" calcext:value-type="float">
            <text:p>60.4 <text:s/></text:p>
          </table:table-cell>
          <table:table-cell table:style-name="ce135" table:number-columns-repeated="2"/>
          <table:table-cell table:style-name="ce58" office:value-type="float" office:value="387713" calcext:value-type="float">
            <text:p>387'713 <text:s/></text:p>
          </table:table-cell>
          <table:table-cell table:style-name="ce58" office:value-type="float" office:value="230250" calcext:value-type="float">
            <text:p>230'250 <text:s/></text:p>
          </table:table-cell>
          <table:table-cell table:style-name="ce58" office:value-type="float" office:value="157463" calcext:value-type="float">
            <text:p>157'463 <text:s/></text:p>
          </table:table-cell>
          <table:table-cell table:style-name="ce86" office:value-type="float" office:value="59.3867113044959" calcext:value-type="float">
            <text:p>59.4 <text:s/></text:p>
          </table:table-cell>
          <table:table-cell table:style-name="ce95" office:value-type="string" office:string-value="A" calcext:value-type="string">
            <text:p>A </text:p>
          </table:table-cell>
          <table:table-cell table:style-name="ce104" office:value-type="string" office:string-value="13 4/2" calcext:value-type="string">
            <text:p>13 4/2 </text:p>
          </table:table-cell>
          <table:table-cell table:style-name="ce104" office:value-type="string" office:string-value="6 2/2" calcext:value-type="string">
            <text:p>6 2/2 </text:p>
          </table:table-cell>
          <table:table-cell table:style-name="ce19" table:number-columns-repeated="1008"/>
        </table:table-row>
        <table:table-row table:style-name="ro1">
          <table:table-cell table:style-name="ce6" office:value-type="float" office:value="31" calcext:value-type="float">
            <text:p>31</text:p>
          </table:table-cell>
          <table:table-cell table:style-name="ce27" office:value-type="string" calcext:value-type="string">
            <text:p>15.05.1887</text:p>
          </table:table-cell>
          <table:table-cell table:style-name="ce39" office:value-type="string" calcext:value-type="string">
            <text:p>Bundesgesetz betreffend gebrannte Wasser</text:p>
          </table:table-cell>
          <table:table-cell table:style-name="ce49" office:value-type="string" calcext:value-type="string">
            <text:p>Fak.</text:p>
          </table:table-cell>
          <table:table-cell table:style-name="ce57" office:value-type="float" office:value="649494" calcext:value-type="float">
            <text:p>649'494 <text:s/></text:p>
          </table:table-cell>
          <table:table-cell table:style-name="ce57" office:value-type="float" office:value="405618" calcext:value-type="float">
            <text:p>405'618 <text:s/></text:p>
          </table:table-cell>
          <table:table-cell table:style-name="ce71" office:value-type="float" office:value="62.4513852321961" calcext:value-type="float">
            <text:p>62.5 <text:s/></text:p>
          </table:table-cell>
          <table:table-cell table:style-name="ce136" table:number-columns-repeated="2"/>
          <table:table-cell table:style-name="ce57" office:value-type="float" office:value="405618" calcext:value-type="float">
            <text:p>405'618 <text:s/></text:p>
          </table:table-cell>
          <table:table-cell table:style-name="ce57" office:value-type="float" office:value="267122" calcext:value-type="float">
            <text:p>267'122 <text:s/></text:p>
          </table:table-cell>
          <table:table-cell table:style-name="ce57" office:value-type="float" office:value="138496" calcext:value-type="float">
            <text:p>138'496 <text:s/></text:p>
          </table:table-cell>
          <table:table-cell table:style-name="ce71" office:value-type="float" office:value="65.8555586783624" calcext:value-type="float">
            <text:p>65.9 <text:s/></text:p>
          </table:table-cell>
          <table:table-cell table:style-name="ce94" office:value-type="string" office:string-value="A" calcext:value-type="string">
            <text:p>A </text:p>
          </table:table-cell>
          <table:table-cell table:style-name="ce103" table:number-columns-repeated="2"/>
          <table:table-cell table:style-name="ce19" table:number-columns-repeated="1008"/>
        </table:table-row>
        <table:table-row table:style-name="ro4">
          <table:table-cell table:style-name="ce7" office:value-type="float" office:value="32" calcext:value-type="float">
            <text:p>32</text:p>
          </table:table-cell>
          <table:table-cell table:style-name="ce28" office:value-type="string" calcext:value-type="string">
            <text:p>10.07.1887</text:p>
          </table:table-cell>
          <table:table-cell table:style-name="ce40" office:value-type="string" calcext:value-type="string">
            <text:p>Bundesbeschluss betreffend Ergänzung des Artikels 64 der Bundesverfassung vom 29. Mai 1874</text:p>
          </table:table-cell>
          <table:table-cell table:style-name="ce50" office:value-type="string" calcext:value-type="string">
            <text:p>Obl.</text:p>
          </table:table-cell>
          <table:table-cell table:style-name="ce58" office:value-type="float" office:value="647071" calcext:value-type="float">
            <text:p>647'071 <text:s/></text:p>
          </table:table-cell>
          <table:table-cell table:style-name="ce58" office:value-type="float" office:value="274346" calcext:value-type="float">
            <text:p>274'346 <text:s/></text:p>
          </table:table-cell>
          <table:table-cell table:style-name="ce72" office:value-type="float" office:value="42.3981294170192" calcext:value-type="float">
            <text:p>42.4 <text:s/></text:p>
          </table:table-cell>
          <table:table-cell table:style-name="ce58" office:value-type="float" office:value="11463" calcext:value-type="float">
            <text:p>11'463 <text:s/></text:p>
          </table:table-cell>
          <table:table-cell table:style-name="ce58" office:value-type="float" office:value="1515" calcext:value-type="float">
            <text:p>1'515 <text:s/></text:p>
          </table:table-cell>
          <table:table-cell table:style-name="ce58" office:value-type="float" office:value="261368" calcext:value-type="float">
            <text:p>261'368 <text:s/></text:p>
          </table:table-cell>
          <table:table-cell table:style-name="ce58" office:value-type="float" office:value="203506" calcext:value-type="float">
            <text:p>203'506 <text:s/></text:p>
          </table:table-cell>
          <table:table-cell table:style-name="ce58" office:value-type="float" office:value="57862" calcext:value-type="float">
            <text:p>57'862 <text:s/></text:p>
          </table:table-cell>
          <table:table-cell table:style-name="ce86" office:value-type="float" office:value="77.8618652627713" calcext:value-type="float">
            <text:p>77.9 <text:s/></text:p>
          </table:table-cell>
          <table:table-cell table:style-name="ce95" office:value-type="string" office:string-value="A" calcext:value-type="string">
            <text:p>A </text:p>
          </table:table-cell>
          <table:table-cell table:style-name="ce104" office:value-type="string" office:string-value="18 5/2" calcext:value-type="string">
            <text:p>18 5/2 </text:p>
          </table:table-cell>
          <table:table-cell table:style-name="ce104" office:value-type="string" office:string-value="1 1/2" calcext:value-type="string">
            <text:p>1 1/2 </text:p>
          </table:table-cell>
          <table:table-cell table:style-name="ce19" table:number-columns-repeated="1008"/>
        </table:table-row>
        <table:table-row table:style-name="ro3">
          <table:table-cell table:style-name="ce6" office:value-type="float" office:value="33" calcext:value-type="float">
            <text:p>33</text:p>
          </table:table-cell>
          <table:table-cell table:style-name="ce27" office:value-type="string" calcext:value-type="string">
            <text:p>17.11.1889</text:p>
          </table:table-cell>
          <table:table-cell table:style-name="ce39" office:value-type="string" calcext:value-type="string">
            <text:p>Bundesgesetz über Schuldbetreibung und Konkurs</text:p>
          </table:table-cell>
          <table:table-cell table:style-name="ce49" office:value-type="string" calcext:value-type="string">
            <text:p>Fak.</text:p>
          </table:table-cell>
          <table:table-cell table:style-name="ce57" office:value-type="float" office:value="661225" calcext:value-type="float">
            <text:p>661'225 <text:s/></text:p>
          </table:table-cell>
          <table:table-cell table:style-name="ce57" office:value-type="float" office:value="468618" calcext:value-type="float">
            <text:p>468'618 <text:s/></text:p>
          </table:table-cell>
          <table:table-cell table:style-name="ce71" office:value-type="float" office:value="70.8711860561836" calcext:value-type="float">
            <text:p>70.9 <text:s/></text:p>
          </table:table-cell>
          <table:table-cell table:style-name="ce57" office:value-type="float" office:value="3833" calcext:value-type="float">
            <text:p>3'833 <text:s/></text:p>
          </table:table-cell>
          <table:table-cell table:style-name="ce57" office:value-type="float" office:value="2547" calcext:value-type="float">
            <text:p>2'547 <text:s/></text:p>
          </table:table-cell>
          <table:table-cell table:style-name="ce57" office:value-type="float" office:value="462238" calcext:value-type="float">
            <text:p>462'238 <text:s/></text:p>
          </table:table-cell>
          <table:table-cell table:style-name="ce57" office:value-type="float" office:value="244317" calcext:value-type="float">
            <text:p>244'317 <text:s/></text:p>
          </table:table-cell>
          <table:table-cell table:style-name="ce57" office:value-type="float" office:value="217921" calcext:value-type="float">
            <text:p>217'921 <text:s/></text:p>
          </table:table-cell>
          <table:table-cell table:style-name="ce71" office:value-type="float" office:value="52.8552390759739" calcext:value-type="float">
            <text:p>52.9 <text:s/></text:p>
          </table:table-cell>
          <table:table-cell table:style-name="ce94" office:value-type="string" office:string-value="A" calcext:value-type="string">
            <text:p>A </text:p>
          </table:table-cell>
          <table:table-cell table:style-name="ce103" table:number-columns-repeated="2"/>
          <table:table-cell table:style-name="ce19" table:number-columns-repeated="1008"/>
        </table:table-row>
        <table:table-row table:style-name="ro10">
          <table:table-cell table:style-name="ce7" office:value-type="float" office:value="34" calcext:value-type="float">
            <text:p>34</text:p>
          </table:table-cell>
          <table:table-cell table:style-name="ce28" office:value-type="string" calcext:value-type="string">
            <text:p>26.10.1890</text:p>
          </table:table-cell>
          <table:table-cell table:style-name="ce40" office:value-type="string" calcext:value-type="string">
            <text:p>Bundesbeschluss betreffend Ergänzung der Bundesverfassung vom 29. Mai 1874 durch einen Zusatz bezüglich des Gesetzgebungsrechtes über Unfall- und Krankenversicherung</text:p>
          </table:table-cell>
          <table:table-cell table:style-name="ce50" office:value-type="string" calcext:value-type="string">
            <text:p>Obl.</text:p>
          </table:table-cell>
          <table:table-cell table:style-name="ce58" office:value-type="float" office:value="663531" calcext:value-type="float">
            <text:p>663'531 <text:s/></text:p>
          </table:table-cell>
          <table:table-cell table:style-name="ce58" office:value-type="float" office:value="396448" calcext:value-type="float">
            <text:p>396'448 <text:s/></text:p>
          </table:table-cell>
          <table:table-cell table:style-name="ce72" office:value-type="float" office:value="59.748225779956" calcext:value-type="float">
            <text:p>59.7 <text:s/></text:p>
          </table:table-cell>
          <table:table-cell table:style-name="ce58" office:value-type="float" office:value="12409" calcext:value-type="float">
            <text:p>12'409 <text:s/></text:p>
          </table:table-cell>
          <table:table-cell table:style-name="ce58" office:value-type="float" office:value="8611" calcext:value-type="float">
            <text:p>8'611 <text:s/></text:p>
          </table:table-cell>
          <table:table-cell table:style-name="ce58" office:value-type="float" office:value="375428" calcext:value-type="float">
            <text:p>375'428 <text:s/></text:p>
          </table:table-cell>
          <table:table-cell table:style-name="ce58" office:value-type="float" office:value="283228" calcext:value-type="float">
            <text:p>283'228 <text:s/></text:p>
          </table:table-cell>
          <table:table-cell table:style-name="ce58" office:value-type="float" office:value="92200" calcext:value-type="float">
            <text:p>92'200 <text:s/></text:p>
          </table:table-cell>
          <table:table-cell table:style-name="ce86" office:value-type="float" office:value="75.4413629244489" calcext:value-type="float">
            <text:p>75.4 <text:s/></text:p>
          </table:table-cell>
          <table:table-cell table:style-name="ce95" office:value-type="string" office:string-value="A" calcext:value-type="string">
            <text:p>A </text:p>
          </table:table-cell>
          <table:table-cell table:style-name="ce104" office:value-type="string" office:string-value="18 5/2" calcext:value-type="string">
            <text:p>18 5/2 </text:p>
          </table:table-cell>
          <table:table-cell table:style-name="ce104" office:value-type="string" office:string-value="1 1/2" calcext:value-type="string">
            <text:p>1 1/2 </text:p>
          </table:table-cell>
          <table:table-cell table:style-name="ce19" table:number-columns-repeated="1008"/>
        </table:table-row>
        <table:table-row table:style-name="ro4">
          <table:table-cell table:style-name="ce6" office:value-type="float" office:value="35" calcext:value-type="float">
            <text:p>35</text:p>
          </table:table-cell>
          <table:table-cell table:style-name="ce27" office:value-type="string" calcext:value-type="string">
            <text:p>15.03.1891</text:p>
          </table:table-cell>
          <table:table-cell table:style-name="ce39" office:value-type="string" calcext:value-type="string">
            <text:p>Bundesgesetz betreffend die arbeitsunfähig gewordenen eidgenössischen Beamten und Angestellten</text:p>
          </table:table-cell>
          <table:table-cell table:style-name="ce49" office:value-type="string" calcext:value-type="string">
            <text:p>Fak.</text:p>
          </table:table-cell>
          <table:table-cell table:style-name="ce57" office:value-type="float" office:value="657779" calcext:value-type="float">
            <text:p>657'779 <text:s/></text:p>
          </table:table-cell>
          <table:table-cell table:style-name="ce57" office:value-type="float" office:value="451328" calcext:value-type="float">
            <text:p>451'328 <text:s/></text:p>
          </table:table-cell>
          <table:table-cell table:style-name="ce71" office:value-type="float" office:value="68.6139265619608" calcext:value-type="float">
            <text:p>68.6 <text:s/></text:p>
          </table:table-cell>
          <table:table-cell table:style-name="ce57" office:value-type="float" office:value="2984" calcext:value-type="float">
            <text:p>2'984 <text:s/></text:p>
          </table:table-cell>
          <table:table-cell table:style-name="ce57" office:value-type="float" office:value="2516" calcext:value-type="float">
            <text:p>2'516 <text:s/></text:p>
          </table:table-cell>
          <table:table-cell table:style-name="ce57" office:value-type="float" office:value="445828" calcext:value-type="float">
            <text:p>445'828 <text:s/></text:p>
          </table:table-cell>
          <table:table-cell table:style-name="ce57" office:value-type="float" office:value="91851" calcext:value-type="float">
            <text:p>91'851 <text:s/></text:p>
          </table:table-cell>
          <table:table-cell table:style-name="ce57" office:value-type="float" office:value="353977" calcext:value-type="float">
            <text:p>353'977 <text:s/></text:p>
          </table:table-cell>
          <table:table-cell table:style-name="ce71" office:value-type="float" office:value="20.602339915842" calcext:value-type="float">
            <text:p>20.6 <text:s/></text:p>
          </table:table-cell>
          <table:table-cell table:style-name="ce94" office:value-type="string" office:string-value="V" calcext:value-type="string">
            <text:p>V </text:p>
          </table:table-cell>
          <table:table-cell table:style-name="ce103" table:number-columns-repeated="2"/>
          <table:table-cell table:style-name="ce19" table:number-columns-repeated="1008"/>
        </table:table-row>
        <table:table-row table:style-name="ro3">
          <table:table-cell table:style-name="ce7" office:value-type="float" office:value="36" calcext:value-type="float">
            <text:p>36</text:p>
          </table:table-cell>
          <table:table-cell table:style-name="ce28" office:value-type="string" calcext:value-type="string">
            <text:p>05.07.1891</text:p>
          </table:table-cell>
          <table:table-cell table:style-name="ce40" office:value-type="string" calcext:value-type="string">
            <text:p>Bundesbeschluss betreffend Revision der Bundesverfassung</text:p>
          </table:table-cell>
          <table:table-cell table:style-name="ce50" office:value-type="string" calcext:value-type="string">
            <text:p>Obl.</text:p>
          </table:table-cell>
          <table:table-cell table:style-name="ce58" office:value-type="float" office:value="641692" calcext:value-type="float">
            <text:p>641'692 <text:s/></text:p>
          </table:table-cell>
          <table:table-cell table:style-name="ce58" office:value-type="float" office:value="320356" calcext:value-type="float">
            <text:p>320'356 <text:s/></text:p>
          </table:table-cell>
          <table:table-cell table:style-name="ce72" office:value-type="float" office:value="49.9236393783934" calcext:value-type="float">
            <text:p>49.9 <text:s/></text:p>
          </table:table-cell>
          <table:table-cell table:style-name="ce58" office:value-type="float" office:value="15398" calcext:value-type="float">
            <text:p>15'398 <text:s/></text:p>
          </table:table-cell>
          <table:table-cell table:style-name="ce58" office:value-type="float" office:value="1330" calcext:value-type="float">
            <text:p>1'330 <text:s/></text:p>
          </table:table-cell>
          <table:table-cell table:style-name="ce58" office:value-type="float" office:value="303628" calcext:value-type="float">
            <text:p>303'628 <text:s/></text:p>
          </table:table-cell>
          <table:table-cell table:style-name="ce58" office:value-type="float" office:value="183029" calcext:value-type="float">
            <text:p>183'029 <text:s/></text:p>
          </table:table-cell>
          <table:table-cell table:style-name="ce58" office:value-type="float" office:value="120599" calcext:value-type="float">
            <text:p>120'599 <text:s/></text:p>
          </table:table-cell>
          <table:table-cell table:style-name="ce86" office:value-type="float" office:value="60.2806724017548" calcext:value-type="float">
            <text:p>60.3 <text:s/></text:p>
          </table:table-cell>
          <table:table-cell table:style-name="ce95" office:value-type="string" office:string-value="A" calcext:value-type="string">
            <text:p>A </text:p>
          </table:table-cell>
          <table:table-cell table:style-name="ce104" office:value-type="string" office:string-value="16 4/2" calcext:value-type="string">
            <text:p>16 4/2 </text:p>
          </table:table-cell>
          <table:table-cell table:style-name="ce104" office:value-type="string" office:string-value="3 2/2" calcext:value-type="string">
            <text:p>3 2/2 </text:p>
          </table:table-cell>
          <table:table-cell table:style-name="ce19" table:number-columns-repeated="1008"/>
        </table:table-row>
        <table:table-row table:style-name="ro3">
          <table:table-cell table:style-name="ce6" office:value-type="float" office:value="37" calcext:value-type="float">
            <text:p>37</text:p>
          </table:table-cell>
          <table:table-cell table:style-name="ce27" office:value-type="string" calcext:value-type="string">
            <text:p>18.10.1891</text:p>
          </table:table-cell>
          <table:table-cell table:style-name="ce39" office:value-type="string" calcext:value-type="string">
            <text:p>Bundesbeschluss betreffend Revision von Art. 39 der Bundesverfassung</text:p>
          </table:table-cell>
          <table:table-cell table:style-name="ce49" office:value-type="string" calcext:value-type="string">
            <text:p>Obl.</text:p>
          </table:table-cell>
          <table:table-cell table:style-name="ce57" office:value-type="float" office:value="654372" calcext:value-type="float">
            <text:p>654'372 <text:s/></text:p>
          </table:table-cell>
          <table:table-cell table:style-name="ce57" office:value-type="float" office:value="405483" calcext:value-type="float">
            <text:p>405'483 <text:s/></text:p>
          </table:table-cell>
          <table:table-cell table:style-name="ce71" office:value-type="float" office:value="61.9652124479654" calcext:value-type="float">
            <text:p>62.0 <text:s/></text:p>
          </table:table-cell>
          <table:table-cell table:style-name="ce57" office:value-type="float" office:value="13400" calcext:value-type="float">
            <text:p>13'400 <text:s/></text:p>
          </table:table-cell>
          <table:table-cell table:style-name="ce57" office:value-type="float" office:value="1890" calcext:value-type="float">
            <text:p>1'890 <text:s/></text:p>
          </table:table-cell>
          <table:table-cell table:style-name="ce57" office:value-type="float" office:value="390193" calcext:value-type="float">
            <text:p>390'193 <text:s/></text:p>
          </table:table-cell>
          <table:table-cell table:style-name="ce57" office:value-type="float" office:value="231578" calcext:value-type="float">
            <text:p>231'578 <text:s/></text:p>
          </table:table-cell>
          <table:table-cell table:style-name="ce57" office:value-type="float" office:value="158615" calcext:value-type="float">
            <text:p>158'615 <text:s/></text:p>
          </table:table-cell>
          <table:table-cell table:style-name="ce71" office:value-type="float" office:value="59.3496039139605" calcext:value-type="float">
            <text:p>59.3 <text:s/></text:p>
          </table:table-cell>
          <table:table-cell table:style-name="ce94" office:value-type="string" office:string-value="A" calcext:value-type="string">
            <text:p>A </text:p>
          </table:table-cell>
          <table:table-cell table:style-name="ce103" office:value-type="string" office:string-value="12 4/2" calcext:value-type="string">
            <text:p>12 4/2 </text:p>
          </table:table-cell>
          <table:table-cell table:style-name="ce103" office:value-type="string" office:string-value="7 2/2" calcext:value-type="string">
            <text:p>7 2/2 </text:p>
          </table:table-cell>
          <table:table-cell table:style-name="ce19" table:number-columns-repeated="1008"/>
        </table:table-row>
        <table:table-row table:style-name="ro3">
          <table:table-cell table:style-name="ce7" office:value-type="float" office:value="38" calcext:value-type="float">
            <text:p>38</text:p>
          </table:table-cell>
          <table:table-cell table:style-name="ce28" office:value-type="string" calcext:value-type="string">
            <text:p>18.10.1891</text:p>
          </table:table-cell>
          <table:table-cell table:style-name="ce40" office:value-type="string" calcext:value-type="string">
            <text:p>Bundesgesetz betreffend den schweizerischen Zolltarif</text:p>
          </table:table-cell>
          <table:table-cell table:style-name="ce50" office:value-type="string" calcext:value-type="string">
            <text:p>Fak.</text:p>
          </table:table-cell>
          <table:table-cell table:style-name="ce58" office:value-type="float" office:value="654372" calcext:value-type="float">
            <text:p>654'372 <text:s/></text:p>
          </table:table-cell>
          <table:table-cell table:style-name="ce58" office:value-type="float" office:value="402812" calcext:value-type="float">
            <text:p>402'812 <text:s/></text:p>
          </table:table-cell>
          <table:table-cell table:style-name="ce72" office:value-type="float" office:value="61.5570348364539" calcext:value-type="float">
            <text:p>61.6 <text:s/></text:p>
          </table:table-cell>
          <table:table-cell table:style-name="ce58" office:value-type="float" office:value="22034" calcext:value-type="float">
            <text:p>22'034 <text:s/></text:p>
          </table:table-cell>
          <table:table-cell table:style-name="ce58" office:value-type="float" office:value="1840" calcext:value-type="float">
            <text:p>1'840 <text:s/></text:p>
          </table:table-cell>
          <table:table-cell table:style-name="ce58" office:value-type="float" office:value="378938" calcext:value-type="float">
            <text:p>378'938 <text:s/></text:p>
          </table:table-cell>
          <table:table-cell table:style-name="ce58" office:value-type="float" office:value="220004" calcext:value-type="float">
            <text:p>220'004 <text:s/></text:p>
          </table:table-cell>
          <table:table-cell table:style-name="ce58" office:value-type="float" office:value="158934" calcext:value-type="float">
            <text:p>158'934 <text:s/></text:p>
          </table:table-cell>
          <table:table-cell table:style-name="ce86" office:value-type="float" office:value="58.0580464350369" calcext:value-type="float">
            <text:p>58.1 <text:s/></text:p>
          </table:table-cell>
          <table:table-cell table:style-name="ce95" office:value-type="string" office:string-value="A" calcext:value-type="string">
            <text:p>A </text:p>
          </table:table-cell>
          <table:table-cell table:style-name="ce104" table:number-columns-repeated="2"/>
          <table:table-cell table:style-name="ce19" table:number-columns-repeated="1008"/>
        </table:table-row>
        <table:table-row table:style-name="ro3">
          <table:table-cell table:style-name="ce6" office:value-type="float" office:value="39" calcext:value-type="float">
            <text:p>39</text:p>
          </table:table-cell>
          <table:table-cell table:style-name="ce27" office:value-type="string" calcext:value-type="string">
            <text:p>06.12.1891</text:p>
          </table:table-cell>
          <table:table-cell table:style-name="ce39" office:value-type="string" calcext:value-type="string">
            <text:p>Bundesbeschluss betreffend den Ankauf der schweizerischen Centralbahn</text:p>
          </table:table-cell>
          <table:table-cell table:style-name="ce49" office:value-type="string" calcext:value-type="string">
            <text:p>Fak.</text:p>
          </table:table-cell>
          <table:table-cell table:style-name="ce57" office:value-type="float" office:value="653792" calcext:value-type="float">
            <text:p>653'792 <text:s/></text:p>
          </table:table-cell>
          <table:table-cell table:style-name="ce57" office:value-type="float" office:value="420135" calcext:value-type="float">
            <text:p>420'135 <text:s/></text:p>
          </table:table-cell>
          <table:table-cell table:style-name="ce71" office:value-type="float" office:value="64.2612635211199" calcext:value-type="float">
            <text:p>64.3 <text:s/></text:p>
          </table:table-cell>
          <table:table-cell table:number-columns-repeated="2" table:style-name="ce57" office:value-type="float" office:value="0" calcext:value-type="float">
            <text:p>0 <text:s/></text:p>
          </table:table-cell>
          <table:table-cell table:style-name="ce57" office:value-type="float" office:value="420135" calcext:value-type="float">
            <text:p>420'135 <text:s/></text:p>
          </table:table-cell>
          <table:table-cell table:style-name="ce57" office:value-type="float" office:value="130729" calcext:value-type="float">
            <text:p>130'729 <text:s/></text:p>
          </table:table-cell>
          <table:table-cell table:style-name="ce57" office:value-type="float" office:value="289406" calcext:value-type="float">
            <text:p>289'406 <text:s/></text:p>
          </table:table-cell>
          <table:table-cell table:style-name="ce71" office:value-type="float" office:value="31.11595082533" calcext:value-type="float">
            <text:p>31.1 <text:s/></text:p>
          </table:table-cell>
          <table:table-cell table:style-name="ce94" office:value-type="string" office:string-value="V" calcext:value-type="string">
            <text:p>V </text:p>
          </table:table-cell>
          <table:table-cell table:style-name="ce103" table:number-columns-repeated="2"/>
          <table:table-cell table:style-name="ce19" table:number-columns-repeated="1008"/>
        </table:table-row>
        <table:table-row table:style-name="ro3">
          <table:table-cell table:style-name="ce7" office:value-type="float" office:value="40" calcext:value-type="float">
            <text:p>40</text:p>
          </table:table-cell>
          <table:table-cell table:style-name="ce28" office:value-type="string" calcext:value-type="string">
            <text:p>20.08.1893</text:p>
          </table:table-cell>
          <table:table-cell table:style-name="ce40" office:value-type="string" calcext:value-type="string">
            <text:p>Volksinitiative «Verbot des Schlachtens ohne vorherige Betäubung»</text:p>
          </table:table-cell>
          <table:table-cell table:style-name="ce50" office:value-type="string" calcext:value-type="string">
            <text:p>I.</text:p>
          </table:table-cell>
          <table:table-cell table:style-name="ce58" office:value-type="float" office:value="668913" calcext:value-type="float">
            <text:p>668'913 <text:s/></text:p>
          </table:table-cell>
          <table:table-cell table:style-name="ce58" office:value-type="float" office:value="328983" calcext:value-type="float">
            <text:p>328'983 <text:s/></text:p>
          </table:table-cell>
          <table:table-cell table:style-name="ce72" office:value-type="float" office:value="49.1817321535087" calcext:value-type="float">
            <text:p>49.2 <text:s/></text:p>
          </table:table-cell>
          <table:table-cell table:style-name="ce58" office:value-type="float" office:value="8600" calcext:value-type="float">
            <text:p>8'600 <text:s/></text:p>
          </table:table-cell>
          <table:table-cell table:style-name="ce58" office:value-type="float" office:value="1755" calcext:value-type="float">
            <text:p>1'755 <text:s/></text:p>
          </table:table-cell>
          <table:table-cell table:style-name="ce58" office:value-type="float" office:value="318628" calcext:value-type="float">
            <text:p>318'628 <text:s/></text:p>
          </table:table-cell>
          <table:table-cell table:style-name="ce58" office:value-type="float" office:value="191527" calcext:value-type="float">
            <text:p>191'527 <text:s/></text:p>
          </table:table-cell>
          <table:table-cell table:style-name="ce58" office:value-type="float" office:value="127101" calcext:value-type="float">
            <text:p>127'101 <text:s/></text:p>
          </table:table-cell>
          <table:table-cell table:style-name="ce86" office:value-type="float" office:value="60.1099087336957" calcext:value-type="float">
            <text:p>60.1 <text:s/></text:p>
          </table:table-cell>
          <table:table-cell table:style-name="ce95" office:value-type="string" office:string-value="A" calcext:value-type="string">
            <text:p>A </text:p>
          </table:table-cell>
          <table:table-cell table:style-name="ce104" office:value-type="string" office:string-value="10 3/2" calcext:value-type="string">
            <text:p>10 3/2 </text:p>
          </table:table-cell>
          <table:table-cell table:style-name="ce104" office:value-type="string" office:string-value="9 3/2" calcext:value-type="string">
            <text:p>9 3/2 </text:p>
          </table:table-cell>
          <table:table-cell table:style-name="ce19" table:number-columns-repeated="1008"/>
        </table:table-row>
        <table:table-row table:style-name="ro5">
          <table:table-cell table:style-name="ce6" office:value-type="float" office:value="41" calcext:value-type="float">
            <text:p>41</text:p>
          </table:table-cell>
          <table:table-cell table:style-name="ce27" office:value-type="string" calcext:value-type="string">
            <text:p>04.03.1894</text:p>
          </table:table-cell>
          <table:table-cell table:style-name="ce39" office:value-type="string" calcext:value-type="string">
            <text:p>Bundesbeschluss vom 20. Dezember 1893 betreffend Ergänzung der Bundesverfassung durch einen Zusatz bezüglich des Rechts der Gesetzgebung über das Gewerbewesen</text:p>
          </table:table-cell>
          <table:table-cell table:style-name="ce49" office:value-type="string" calcext:value-type="string">
            <text:p>Obl.</text:p>
          </table:table-cell>
          <table:table-cell table:style-name="ce57" office:value-type="float" office:value="676854" calcext:value-type="float">
            <text:p>676'854 <text:s/></text:p>
          </table:table-cell>
          <table:table-cell table:style-name="ce57" office:value-type="float" office:value="316707" calcext:value-type="float">
            <text:p>316'707 <text:s/></text:p>
          </table:table-cell>
          <table:table-cell table:style-name="ce71" office:value-type="float" office:value="46.7910361761916" calcext:value-type="float">
            <text:p>46.8 <text:s/></text:p>
          </table:table-cell>
          <table:table-cell table:style-name="ce57" office:value-type="float" office:value="21454" calcext:value-type="float">
            <text:p>21'454 <text:s/></text:p>
          </table:table-cell>
          <table:table-cell table:style-name="ce57" office:value-type="float" office:value="1048" calcext:value-type="float">
            <text:p>1'048 <text:s/></text:p>
          </table:table-cell>
          <table:table-cell table:style-name="ce57" office:value-type="float" office:value="294205" calcext:value-type="float">
            <text:p>294'205 <text:s/></text:p>
          </table:table-cell>
          <table:table-cell table:style-name="ce57" office:value-type="float" office:value="135713" calcext:value-type="float">
            <text:p>135'713 <text:s/></text:p>
          </table:table-cell>
          <table:table-cell table:style-name="ce57" office:value-type="float" office:value="158492" calcext:value-type="float">
            <text:p>158'492 <text:s/></text:p>
          </table:table-cell>
          <table:table-cell table:style-name="ce71" office:value-type="float" office:value="46.1287197702282" calcext:value-type="float">
            <text:p>46.1 <text:s/></text:p>
          </table:table-cell>
          <table:table-cell table:style-name="ce94" office:value-type="string" office:string-value="V" calcext:value-type="string">
            <text:p>V </text:p>
          </table:table-cell>
          <table:table-cell table:style-name="ce103" office:value-type="string" office:string-value="7 1/2" calcext:value-type="string">
            <text:p>7 1/2 </text:p>
          </table:table-cell>
          <table:table-cell table:style-name="ce103" office:value-type="string" office:string-value="12 5/2" calcext:value-type="string">
            <text:p>12 5/2 </text:p>
          </table:table-cell>
          <table:table-cell table:style-name="ce19" table:number-columns-repeated="1008"/>
        </table:table-row>
        <table:table-row table:style-name="ro3">
          <table:table-cell table:style-name="ce7" office:value-type="float" office:value="42" calcext:value-type="float">
            <text:p>42</text:p>
          </table:table-cell>
          <table:table-cell table:style-name="ce28" office:value-type="string" calcext:value-type="string">
            <text:p>03.06.1894</text:p>
          </table:table-cell>
          <table:table-cell table:style-name="ce40" office:value-type="string" calcext:value-type="string">
            <text:p>Volksinitiative «zur Gewährleistung des Rechts auf Arbeit»</text:p>
          </table:table-cell>
          <table:table-cell table:style-name="ce50" office:value-type="string" calcext:value-type="string">
            <text:p>I.</text:p>
          </table:table-cell>
          <table:table-cell table:style-name="ce58" office:value-type="float" office:value="680731" calcext:value-type="float">
            <text:p>680'731 <text:s/></text:p>
          </table:table-cell>
          <table:table-cell table:style-name="ce58" office:value-type="float" office:value="392027" calcext:value-type="float">
            <text:p>392'027 <text:s/></text:p>
          </table:table-cell>
          <table:table-cell table:style-name="ce72" office:value-type="float" office:value="57.5891211065751" calcext:value-type="float">
            <text:p>57.6 <text:s/></text:p>
          </table:table-cell>
          <table:table-cell table:style-name="ce58" office:value-type="float" office:value="5865" calcext:value-type="float">
            <text:p>5'865 <text:s/></text:p>
          </table:table-cell>
          <table:table-cell table:style-name="ce58" office:value-type="float" office:value="1993" calcext:value-type="float">
            <text:p>1'993 <text:s/></text:p>
          </table:table-cell>
          <table:table-cell table:style-name="ce58" office:value-type="float" office:value="384169" calcext:value-type="float">
            <text:p>384'169 <text:s/></text:p>
          </table:table-cell>
          <table:table-cell table:style-name="ce58" office:value-type="float" office:value="75880" calcext:value-type="float">
            <text:p>75'880 <text:s/></text:p>
          </table:table-cell>
          <table:table-cell table:style-name="ce58" office:value-type="float" office:value="308289" calcext:value-type="float">
            <text:p>308'289 <text:s/></text:p>
          </table:table-cell>
          <table:table-cell table:style-name="ce86" office:value-type="float" office:value="19.7517238507011" calcext:value-type="float">
            <text:p>19.8 <text:s/></text:p>
          </table:table-cell>
          <table:table-cell table:style-name="ce95" office:value-type="string" office:string-value="V" calcext:value-type="string">
            <text:p>V </text:p>
          </table:table-cell>
          <table:table-cell table:style-name="ce104"/>
          <table:table-cell table:style-name="ce104" office:value-type="string" office:string-value="19 6/2" calcext:value-type="string">
            <text:p>19 6/2 </text:p>
          </table:table-cell>
          <table:table-cell table:style-name="ce19" table:number-columns-repeated="1008"/>
        </table:table-row>
        <table:table-row table:style-name="ro3">
          <table:table-cell table:style-name="ce6" office:value-type="float" office:value="43" calcext:value-type="float">
            <text:p>43</text:p>
          </table:table-cell>
          <table:table-cell table:style-name="ce27" office:value-type="string" calcext:value-type="string">
            <text:p>04.11.1894</text:p>
          </table:table-cell>
          <table:table-cell table:style-name="ce39" office:value-type="string" calcext:value-type="string">
            <text:p>Volksinitiative «zur Abgabe eines Teils der Zolleinnahmen an die Kantone»</text:p>
          </table:table-cell>
          <table:table-cell table:style-name="ce49" office:value-type="string" calcext:value-type="string">
            <text:p>I.</text:p>
          </table:table-cell>
          <table:table-cell table:style-name="ce57" office:value-type="float" office:value="690250" calcext:value-type="float">
            <text:p>690'250 <text:s/></text:p>
          </table:table-cell>
          <table:table-cell table:style-name="ce57" office:value-type="float" office:value="502864" calcext:value-type="float">
            <text:p>502'864 <text:s/></text:p>
          </table:table-cell>
          <table:table-cell table:style-name="ce71" office:value-type="float" office:value="72.852444766389" calcext:value-type="float">
            <text:p>72.9 <text:s/></text:p>
          </table:table-cell>
          <table:table-cell table:style-name="ce57" office:value-type="float" office:value="5524" calcext:value-type="float">
            <text:p>5'524 <text:s/></text:p>
          </table:table-cell>
          <table:table-cell table:style-name="ce57" office:value-type="float" office:value="1239" calcext:value-type="float">
            <text:p>1'239 <text:s/></text:p>
          </table:table-cell>
          <table:table-cell table:style-name="ce57" office:value-type="float" office:value="496101" calcext:value-type="float">
            <text:p>496'101 <text:s/></text:p>
          </table:table-cell>
          <table:table-cell table:style-name="ce57" office:value-type="float" office:value="145462" calcext:value-type="float">
            <text:p>145'462 <text:s/></text:p>
          </table:table-cell>
          <table:table-cell table:style-name="ce57" office:value-type="float" office:value="350639" calcext:value-type="float">
            <text:p>350'639 <text:s/></text:p>
          </table:table-cell>
          <table:table-cell table:style-name="ce71" office:value-type="float" office:value="29.3210455129097" calcext:value-type="float">
            <text:p>29.3 <text:s/></text:p>
          </table:table-cell>
          <table:table-cell table:style-name="ce94" office:value-type="string" office:string-value="V" calcext:value-type="string">
            <text:p>V </text:p>
          </table:table-cell>
          <table:table-cell table:style-name="ce103" office:value-type="string" office:string-value="7 3/2" calcext:value-type="string">
            <text:p>7 3/2 </text:p>
          </table:table-cell>
          <table:table-cell table:style-name="ce103" office:value-type="string" office:string-value="12 3/2" calcext:value-type="string">
            <text:p>12 3/2 </text:p>
          </table:table-cell>
          <table:table-cell table:style-name="ce19" table:number-columns-repeated="1008"/>
        </table:table-row>
        <table:table-row table:style-name="ro3">
          <table:table-cell table:style-name="ce7" office:value-type="float" office:value="44" calcext:value-type="float">
            <text:p>44</text:p>
          </table:table-cell>
          <table:table-cell table:style-name="ce28" office:value-type="string" calcext:value-type="string">
            <text:p>03.02.1895</text:p>
          </table:table-cell>
          <table:table-cell table:style-name="ce40" office:value-type="string" calcext:value-type="string">
            <text:p>Bundesgesetz betreffend die Vertretung der Schweiz im Auslande</text:p>
          </table:table-cell>
          <table:table-cell table:style-name="ce50" office:value-type="string" calcext:value-type="string">
            <text:p>Fak.</text:p>
          </table:table-cell>
          <table:table-cell table:style-name="ce58" office:value-type="float" office:value="689180" calcext:value-type="float">
            <text:p>689'180 <text:s/></text:p>
          </table:table-cell>
          <table:table-cell table:style-name="ce58" office:value-type="float" office:value="319281" calcext:value-type="float">
            <text:p>319'281 <text:s/></text:p>
          </table:table-cell>
          <table:table-cell table:style-name="ce72" office:value-type="float" office:value="46.3276647610203" calcext:value-type="float">
            <text:p>46.3 <text:s/></text:p>
          </table:table-cell>
          <table:table-cell table:style-name="ce58" office:value-type="float" office:value="11992" calcext:value-type="float">
            <text:p>11'992 <text:s/></text:p>
          </table:table-cell>
          <table:table-cell table:style-name="ce58" office:value-type="float" office:value="4781" calcext:value-type="float">
            <text:p>4'781 <text:s/></text:p>
          </table:table-cell>
          <table:table-cell table:style-name="ce58" office:value-type="float" office:value="302508" calcext:value-type="float">
            <text:p>302'508 <text:s/></text:p>
          </table:table-cell>
          <table:table-cell table:style-name="ce58" office:value-type="float" office:value="124517" calcext:value-type="float">
            <text:p>124'517 <text:s/></text:p>
          </table:table-cell>
          <table:table-cell table:style-name="ce58" office:value-type="float" office:value="177991" calcext:value-type="float">
            <text:p>177'991 <text:s/></text:p>
          </table:table-cell>
          <table:table-cell table:style-name="ce86" office:value-type="float" office:value="41.1615560580216" calcext:value-type="float">
            <text:p>41.2 <text:s/></text:p>
          </table:table-cell>
          <table:table-cell table:style-name="ce95" office:value-type="string" office:string-value="V" calcext:value-type="string">
            <text:p>V </text:p>
          </table:table-cell>
          <table:table-cell table:style-name="ce104" table:number-columns-repeated="2"/>
          <table:table-cell table:style-name="ce19" table:number-columns-repeated="1008"/>
        </table:table-row>
        <table:table-row table:style-name="ro5">
          <table:table-cell table:style-name="ce6" office:value-type="float" office:value="45" calcext:value-type="float">
            <text:p>45</text:p>
          </table:table-cell>
          <table:table-cell table:style-name="ce27" office:value-type="string" calcext:value-type="string">
            <text:p>29.09.1895</text:p>
          </table:table-cell>
          <table:table-cell table:style-name="ce39" office:value-type="string" calcext:value-type="string">
            <text:p>Bundesbeschluss über die Ergänzung der Bundesverfassung durch Zusatzbestimmungen betreffend die Einführung des Zündhölzchenmonopols</text:p>
          </table:table-cell>
          <table:table-cell table:style-name="ce49" office:value-type="string" calcext:value-type="string">
            <text:p>Obl.</text:p>
          </table:table-cell>
          <table:table-cell table:style-name="ce57" office:value-type="float" office:value="690592" calcext:value-type="float">
            <text:p>690'592 <text:s/></text:p>
          </table:table-cell>
          <table:table-cell table:style-name="ce57" office:value-type="float" office:value="335818" calcext:value-type="float">
            <text:p>335'818 <text:s/></text:p>
          </table:table-cell>
          <table:table-cell table:style-name="ce71" office:value-type="float" office:value="48.6275543301979" calcext:value-type="float">
            <text:p>48.6 <text:s/></text:p>
          </table:table-cell>
          <table:table-cell table:style-name="ce57" office:value-type="float" office:value="9442" calcext:value-type="float">
            <text:p>9'442 <text:s/></text:p>
          </table:table-cell>
          <table:table-cell table:style-name="ce57" office:value-type="float" office:value="2236" calcext:value-type="float">
            <text:p>2'236 <text:s/></text:p>
          </table:table-cell>
          <table:table-cell table:style-name="ce57" office:value-type="float" office:value="324283" calcext:value-type="float">
            <text:p>324'283 <text:s/></text:p>
          </table:table-cell>
          <table:table-cell table:style-name="ce57" office:value-type="float" office:value="140174" calcext:value-type="float">
            <text:p>140'174 <text:s/></text:p>
          </table:table-cell>
          <table:table-cell table:style-name="ce57" office:value-type="float" office:value="184109" calcext:value-type="float">
            <text:p>184'109 <text:s/></text:p>
          </table:table-cell>
          <table:table-cell table:style-name="ce71" office:value-type="float" office:value="43.2258243571202" calcext:value-type="float">
            <text:p>43.2 <text:s/></text:p>
          </table:table-cell>
          <table:table-cell table:style-name="ce94" office:value-type="string" office:string-value="V" calcext:value-type="string">
            <text:p>V </text:p>
          </table:table-cell>
          <table:table-cell table:style-name="ce103" office:value-type="string" office:string-value="6 3/2" calcext:value-type="string">
            <text:p>6 3/2 </text:p>
          </table:table-cell>
          <table:table-cell table:style-name="ce103" office:value-type="string" office:string-value="13 3/2" calcext:value-type="string">
            <text:p>13 3/2 </text:p>
          </table:table-cell>
          <table:table-cell table:style-name="ce19" table:number-columns-repeated="1008"/>
        </table:table-row>
        <table:table-row table:style-name="ro3">
          <table:table-cell table:style-name="ce7" office:value-type="float" office:value="46" calcext:value-type="float">
            <text:p>46</text:p>
          </table:table-cell>
          <table:table-cell table:style-name="ce28" office:value-type="string" calcext:value-type="string">
            <text:p>03.11.1895</text:p>
          </table:table-cell>
          <table:table-cell table:style-name="ce40" office:value-type="string" calcext:value-type="string">
            <text:p>Bundesbeschluss über die Revision der Militärartikel der Bundesverfassung</text:p>
          </table:table-cell>
          <table:table-cell table:style-name="ce50" office:value-type="string" calcext:value-type="string">
            <text:p>Obl.</text:p>
          </table:table-cell>
          <table:table-cell table:style-name="ce58" office:value-type="float" office:value="697131" calcext:value-type="float">
            <text:p>697'131 <text:s/></text:p>
          </table:table-cell>
          <table:table-cell table:style-name="ce58" office:value-type="float" office:value="473178" calcext:value-type="float">
            <text:p>473'178 <text:s/></text:p>
          </table:table-cell>
          <table:table-cell table:style-name="ce72" office:value-type="float" office:value="67.8750478747897" calcext:value-type="float">
            <text:p>67.9 <text:s/></text:p>
          </table:table-cell>
          <table:table-cell table:style-name="ce58" office:value-type="float" office:value="7066" calcext:value-type="float">
            <text:p>7'066 <text:s/></text:p>
          </table:table-cell>
          <table:table-cell table:style-name="ce58" office:value-type="float" office:value="1277" calcext:value-type="float">
            <text:p>1'277 <text:s/></text:p>
          </table:table-cell>
          <table:table-cell table:style-name="ce58" office:value-type="float" office:value="464929" calcext:value-type="float">
            <text:p>464'929 <text:s/></text:p>
          </table:table-cell>
          <table:table-cell table:style-name="ce58" office:value-type="float" office:value="195178" calcext:value-type="float">
            <text:p>195'178 <text:s/></text:p>
          </table:table-cell>
          <table:table-cell table:style-name="ce58" office:value-type="float" office:value="269751" calcext:value-type="float">
            <text:p>269'751 <text:s/></text:p>
          </table:table-cell>
          <table:table-cell table:style-name="ce86" office:value-type="float" office:value="41.980173316786" calcext:value-type="float">
            <text:p>42.0 <text:s/></text:p>
          </table:table-cell>
          <table:table-cell table:style-name="ce95" office:value-type="string" office:string-value="V" calcext:value-type="string">
            <text:p>V </text:p>
          </table:table-cell>
          <table:table-cell table:style-name="ce104" office:value-type="string" office:string-value="4 1/2" calcext:value-type="string">
            <text:p>4 1/2 </text:p>
          </table:table-cell>
          <table:table-cell table:style-name="ce104" office:value-type="string" office:string-value="15 5/2" calcext:value-type="string">
            <text:p>15 5/2 </text:p>
          </table:table-cell>
          <table:table-cell table:style-name="ce19" table:number-columns-repeated="1008"/>
        </table:table-row>
        <table:table-row table:style-name="ro3">
          <table:table-cell table:style-name="ce6" office:value-type="float" office:value="47" calcext:value-type="float">
            <text:p>47</text:p>
          </table:table-cell>
          <table:table-cell table:style-name="ce27" office:value-type="string" calcext:value-type="string">
            <text:p>04.10.1896</text:p>
          </table:table-cell>
          <table:table-cell table:style-name="ce39" office:value-type="string" calcext:value-type="string">
            <text:p>Bundesgesetz betreffend die Gewährleistung beim Viehhandel</text:p>
          </table:table-cell>
          <table:table-cell table:style-name="ce49" office:value-type="string" calcext:value-type="string">
            <text:p>Fak.</text:p>
          </table:table-cell>
          <table:table-cell table:style-name="ce57" office:value-type="float" office:value="714033" calcext:value-type="float">
            <text:p>714'033 <text:s/></text:p>
          </table:table-cell>
          <table:table-cell table:style-name="ce57" office:value-type="float" office:value="411308" calcext:value-type="float">
            <text:p>411'308 <text:s/></text:p>
          </table:table-cell>
          <table:table-cell table:style-name="ce71" office:value-type="float" office:value="57.6035001183419" calcext:value-type="float">
            <text:p>57.6 <text:s/></text:p>
          </table:table-cell>
          <table:table-cell table:style-name="ce57" office:value-type="float" office:value="20483" calcext:value-type="float">
            <text:p>20'483 <text:s/></text:p>
          </table:table-cell>
          <table:table-cell table:style-name="ce57" office:value-type="float" office:value="6827" calcext:value-type="float">
            <text:p>6'827 <text:s/></text:p>
          </table:table-cell>
          <table:table-cell table:style-name="ce57" office:value-type="float" office:value="383998" calcext:value-type="float">
            <text:p>383'998 <text:s/></text:p>
          </table:table-cell>
          <table:table-cell table:style-name="ce57" office:value-type="float" office:value="174880" calcext:value-type="float">
            <text:p>174'880 <text:s/></text:p>
          </table:table-cell>
          <table:table-cell table:style-name="ce57" office:value-type="float" office:value="209118" calcext:value-type="float">
            <text:p>209'118 <text:s/></text:p>
          </table:table-cell>
          <table:table-cell table:style-name="ce71" office:value-type="float" office:value="45.5419038640826" calcext:value-type="float">
            <text:p>45.5 <text:s/></text:p>
          </table:table-cell>
          <table:table-cell table:style-name="ce94" office:value-type="string" office:string-value="V" calcext:value-type="string">
            <text:p>V </text:p>
          </table:table-cell>
          <table:table-cell table:style-name="ce103" table:number-columns-repeated="2"/>
          <table:table-cell table:style-name="ce19" table:number-columns-repeated="1008"/>
        </table:table-row>
        <table:table-row table:style-name="ro3">
          <table:table-cell table:style-name="ce7" office:value-type="float" office:value="48" calcext:value-type="float">
            <text:p>48</text:p>
          </table:table-cell>
          <table:table-cell table:style-name="ce28" office:value-type="string" calcext:value-type="string">
            <text:p>04.10.1896</text:p>
          </table:table-cell>
          <table:table-cell table:style-name="ce40" office:value-type="string" calcext:value-type="string">
            <text:p>Bundesgesetz über das Rechnungswesen der Eisenbahnen</text:p>
          </table:table-cell>
          <table:table-cell table:style-name="ce50" office:value-type="string" calcext:value-type="string">
            <text:p>Fak.</text:p>
          </table:table-cell>
          <table:table-cell table:style-name="ce58" office:value-type="float" office:value="714033" calcext:value-type="float">
            <text:p>714'033 <text:s/></text:p>
          </table:table-cell>
          <table:table-cell table:style-name="ce58" office:value-type="float" office:value="412989" calcext:value-type="float">
            <text:p>412'989 <text:s/></text:p>
          </table:table-cell>
          <table:table-cell table:style-name="ce72" office:value-type="float" office:value="57.8389234111029" calcext:value-type="float">
            <text:p>57.8 <text:s/></text:p>
          </table:table-cell>
          <table:table-cell table:style-name="ce58" office:value-type="float" office:value="10095" calcext:value-type="float">
            <text:p>10'095 <text:s/></text:p>
          </table:table-cell>
          <table:table-cell table:style-name="ce58" office:value-type="float" office:value="3089" calcext:value-type="float">
            <text:p>3'089 <text:s/></text:p>
          </table:table-cell>
          <table:table-cell table:style-name="ce58" office:value-type="float" office:value="399805" calcext:value-type="float">
            <text:p>399'805 <text:s/></text:p>
          </table:table-cell>
          <table:table-cell table:style-name="ce58" office:value-type="float" office:value="223228" calcext:value-type="float">
            <text:p>223'228 <text:s/></text:p>
          </table:table-cell>
          <table:table-cell table:style-name="ce58" office:value-type="float" office:value="176577" calcext:value-type="float">
            <text:p>176'577 <text:s/></text:p>
          </table:table-cell>
          <table:table-cell table:style-name="ce86" office:value-type="float" office:value="55.8342191818512" calcext:value-type="float">
            <text:p>55.8 <text:s/></text:p>
          </table:table-cell>
          <table:table-cell table:style-name="ce95" office:value-type="string" office:string-value="A" calcext:value-type="string">
            <text:p>A </text:p>
          </table:table-cell>
          <table:table-cell table:style-name="ce104" table:number-columns-repeated="2"/>
          <table:table-cell table:style-name="ce19" table:number-columns-repeated="1008"/>
        </table:table-row>
        <table:table-row table:style-name="ro4">
          <table:table-cell table:style-name="ce6" office:value-type="float" office:value="49" calcext:value-type="float">
            <text:p>49</text:p>
          </table:table-cell>
          <table:table-cell table:style-name="ce27" office:value-type="string" calcext:value-type="string">
            <text:p>04.10.1896</text:p>
          </table:table-cell>
          <table:table-cell table:style-name="ce39" office:value-type="string" calcext:value-type="string">
            <text:p>Bundesgesetz betreffend die Disciplinarstrafordnung für die eidgenössische Armee</text:p>
          </table:table-cell>
          <table:table-cell table:style-name="ce49" office:value-type="string" calcext:value-type="string">
            <text:p>Fak.</text:p>
          </table:table-cell>
          <table:table-cell table:style-name="ce57" office:value-type="float" office:value="714033" calcext:value-type="float">
            <text:p>714'033 <text:s/></text:p>
          </table:table-cell>
          <table:table-cell table:style-name="ce57" office:value-type="float" office:value="411173" calcext:value-type="float">
            <text:p>411'173 <text:s/></text:p>
          </table:table-cell>
          <table:table-cell table:style-name="ce71" office:value-type="float" office:value="57.5845934291552" calcext:value-type="float">
            <text:p>57.6 <text:s/></text:p>
          </table:table-cell>
          <table:table-cell table:style-name="ce57" office:value-type="float" office:value="15717" calcext:value-type="float">
            <text:p>15'717 <text:s/></text:p>
          </table:table-cell>
          <table:table-cell table:style-name="ce57" office:value-type="float" office:value="7295" calcext:value-type="float">
            <text:p>7'295 <text:s/></text:p>
          </table:table-cell>
          <table:table-cell table:style-name="ce57" office:value-type="float" office:value="388161" calcext:value-type="float">
            <text:p>388'161 <text:s/></text:p>
          </table:table-cell>
          <table:table-cell table:style-name="ce57" office:value-type="float" office:value="77169" calcext:value-type="float">
            <text:p>77'169 <text:s/></text:p>
          </table:table-cell>
          <table:table-cell table:style-name="ce57" office:value-type="float" office:value="310992" calcext:value-type="float">
            <text:p>310'992 <text:s/></text:p>
          </table:table-cell>
          <table:table-cell table:style-name="ce71" office:value-type="float" office:value="19.8806680732995" calcext:value-type="float">
            <text:p>19.9 <text:s/></text:p>
          </table:table-cell>
          <table:table-cell table:style-name="ce94" office:value-type="string" office:string-value="V" calcext:value-type="string">
            <text:p>V </text:p>
          </table:table-cell>
          <table:table-cell table:style-name="ce103" table:number-columns-repeated="2"/>
          <table:table-cell table:style-name="ce19" table:number-columns-repeated="1008"/>
        </table:table-row>
        <table:table-row table:style-name="ro3">
          <table:table-cell table:style-name="ce7" office:value-type="float" office:value="50" calcext:value-type="float">
            <text:p>50</text:p>
          </table:table-cell>
          <table:table-cell table:style-name="ce28" office:value-type="string" calcext:value-type="string">
            <text:p>28.02.1897</text:p>
          </table:table-cell>
          <table:table-cell table:style-name="ce40" office:value-type="string" calcext:value-type="string">
            <text:p>Bundesgesetz über die Errichtung der schweizerischen Bundesbank</text:p>
          </table:table-cell>
          <table:table-cell table:style-name="ce50" office:value-type="string" calcext:value-type="string">
            <text:p>Fak.</text:p>
          </table:table-cell>
          <table:table-cell table:style-name="ce58" office:value-type="float" office:value="715342" calcext:value-type="float">
            <text:p>715'342 <text:s/></text:p>
          </table:table-cell>
          <table:table-cell table:style-name="ce58" office:value-type="float" office:value="462143" calcext:value-type="float">
            <text:p>462'143 <text:s/></text:p>
          </table:table-cell>
          <table:table-cell table:style-name="ce72" office:value-type="float" office:value="64.6044828907012" calcext:value-type="float">
            <text:p>64.6 <text:s/></text:p>
          </table:table-cell>
          <table:table-cell table:style-name="ce58" office:value-type="float" office:value="8198" calcext:value-type="float">
            <text:p>8'198 <text:s/></text:p>
          </table:table-cell>
          <table:table-cell table:style-name="ce58" office:value-type="float" office:value="2197" calcext:value-type="float">
            <text:p>2'197 <text:s/></text:p>
          </table:table-cell>
          <table:table-cell table:style-name="ce58" office:value-type="float" office:value="451748" calcext:value-type="float">
            <text:p>451'748 <text:s/></text:p>
          </table:table-cell>
          <table:table-cell table:style-name="ce58" office:value-type="float" office:value="195764" calcext:value-type="float">
            <text:p>195'764 <text:s/></text:p>
          </table:table-cell>
          <table:table-cell table:style-name="ce58" office:value-type="float" office:value="255984" calcext:value-type="float">
            <text:p>255'984 <text:s/></text:p>
          </table:table-cell>
          <table:table-cell table:style-name="ce86" office:value-type="float" office:value="43.3347795673694" calcext:value-type="float">
            <text:p>43.3 <text:s/></text:p>
          </table:table-cell>
          <table:table-cell table:style-name="ce95" office:value-type="string" office:string-value="V" calcext:value-type="string">
            <text:p>V </text:p>
          </table:table-cell>
          <table:table-cell table:style-name="ce104" table:number-columns-repeated="2"/>
          <table:table-cell table:style-name="ce19" table:number-columns-repeated="1008"/>
        </table:table-row>
        <table:table-row table:style-name="ro3">
          <table:table-cell table:style-name="ce6" office:value-type="float" office:value="51" calcext:value-type="float">
            <text:p>51</text:p>
          </table:table-cell>
          <table:table-cell table:style-name="ce27" office:value-type="string" calcext:value-type="string">
            <text:p>11.07.1897</text:p>
          </table:table-cell>
          <table:table-cell table:style-name="ce39" office:value-type="string" calcext:value-type="string">
            <text:p>Bundesbeschluss über die Revision des Art. 24 der Bundesverfassung</text:p>
          </table:table-cell>
          <table:table-cell table:style-name="ce49" office:value-type="string" calcext:value-type="string">
            <text:p>Obl.</text:p>
          </table:table-cell>
          <table:table-cell table:style-name="ce57" office:value-type="float" office:value="716883" calcext:value-type="float">
            <text:p>716'883 <text:s/></text:p>
          </table:table-cell>
          <table:table-cell table:style-name="ce57" office:value-type="float" office:value="277184" calcext:value-type="float">
            <text:p>277'184 <text:s/></text:p>
          </table:table-cell>
          <table:table-cell table:style-name="ce71" office:value-type="float" office:value="38.665165724393" calcext:value-type="float">
            <text:p>38.7 <text:s/></text:p>
          </table:table-cell>
          <table:table-cell table:style-name="ce57" office:value-type="float" office:value="25444" calcext:value-type="float">
            <text:p>25'444 <text:s/></text:p>
          </table:table-cell>
          <table:table-cell table:style-name="ce57" office:value-type="float" office:value="6077" calcext:value-type="float">
            <text:p>6'077 <text:s/></text:p>
          </table:table-cell>
          <table:table-cell table:style-name="ce57" office:value-type="float" office:value="245663" calcext:value-type="float">
            <text:p>245'663 <text:s/></text:p>
          </table:table-cell>
          <table:table-cell table:style-name="ce57" office:value-type="float" office:value="156102" calcext:value-type="float">
            <text:p>156'102 <text:s/></text:p>
          </table:table-cell>
          <table:table-cell table:style-name="ce57" office:value-type="float" office:value="89561" calcext:value-type="float">
            <text:p>89'561 <text:s/></text:p>
          </table:table-cell>
          <table:table-cell table:style-name="ce71" office:value-type="float" office:value="63.5431465055788" calcext:value-type="float">
            <text:p>63.5 <text:s/></text:p>
          </table:table-cell>
          <table:table-cell table:style-name="ce94" office:value-type="string" office:string-value="A" calcext:value-type="string">
            <text:p>A </text:p>
          </table:table-cell>
          <table:table-cell table:style-name="ce103" office:value-type="string" office:string-value="14 4/2" calcext:value-type="string">
            <text:p>14 4/2 </text:p>
          </table:table-cell>
          <table:table-cell table:style-name="ce103" office:value-type="string" office:string-value="5 2/2" calcext:value-type="string">
            <text:p>5 2/2 </text:p>
          </table:table-cell>
          <table:table-cell table:style-name="ce19" table:number-columns-repeated="1008"/>
        </table:table-row>
        <table:table-row table:style-name="ro9">
          <table:table-cell table:style-name="ce7" office:value-type="float" office:value="52" calcext:value-type="float">
            <text:p>52</text:p>
          </table:table-cell>
          <table:table-cell table:style-name="ce28" office:value-type="string" calcext:value-type="string">
            <text:p>11.07.1897</text:p>
          </table:table-cell>
          <table:table-cell table:style-name="ce40" office:value-type="string" calcext:value-type="string">
            <text:p>Bundesbeschluss betreffend Bundesgesetzgebung über den Verkehr mit Nahrungs- und Genussmitteln und mit solchen Gebrauchs- und Verbrauchsgegenständen, welche das Leben oder die Gesundheit gefährden können</text:p>
          </table:table-cell>
          <table:table-cell table:style-name="ce50" office:value-type="string" calcext:value-type="string">
            <text:p>Obl.</text:p>
          </table:table-cell>
          <table:table-cell table:style-name="ce58" office:value-type="float" office:value="716883" calcext:value-type="float">
            <text:p>716'883 <text:s/></text:p>
          </table:table-cell>
          <table:table-cell table:style-name="ce58" office:value-type="float" office:value="277852" calcext:value-type="float">
            <text:p>277'852 <text:s/></text:p>
          </table:table-cell>
          <table:table-cell table:style-name="ce72" office:value-type="float" office:value="38.7583468990058" calcext:value-type="float">
            <text:p>38.8 <text:s/></text:p>
          </table:table-cell>
          <table:table-cell table:style-name="ce58" office:value-type="float" office:value="24023" calcext:value-type="float">
            <text:p>24'023 <text:s/></text:p>
          </table:table-cell>
          <table:table-cell table:style-name="ce58" office:value-type="float" office:value="4624" calcext:value-type="float">
            <text:p>4'624 <text:s/></text:p>
          </table:table-cell>
          <table:table-cell table:style-name="ce58" office:value-type="float" office:value="249205" calcext:value-type="float">
            <text:p>249'205 <text:s/></text:p>
          </table:table-cell>
          <table:table-cell table:style-name="ce58" office:value-type="float" office:value="162250" calcext:value-type="float">
            <text:p>162'250 <text:s/></text:p>
          </table:table-cell>
          <table:table-cell table:style-name="ce58" office:value-type="float" office:value="86955" calcext:value-type="float">
            <text:p>86'955 <text:s/></text:p>
          </table:table-cell>
          <table:table-cell table:style-name="ce86" office:value-type="float" office:value="65.1070403884352" calcext:value-type="float">
            <text:p>65.1 <text:s/></text:p>
          </table:table-cell>
          <table:table-cell table:style-name="ce95" office:value-type="string" office:string-value="A" calcext:value-type="string">
            <text:p>A </text:p>
          </table:table-cell>
          <table:table-cell table:style-name="ce104" office:value-type="string" office:string-value="16 5/2" calcext:value-type="string">
            <text:p>16 5/2 </text:p>
          </table:table-cell>
          <table:table-cell table:style-name="ce104" office:value-type="string" office:string-value="3 1/2" calcext:value-type="string">
            <text:p>3 1/2 </text:p>
          </table:table-cell>
          <table:table-cell table:style-name="ce19" table:number-columns-repeated="1008"/>
        </table:table-row>
        <table:table-row table:style-name="ro5">
          <table:table-cell table:style-name="ce6" office:value-type="float" office:value="53" calcext:value-type="float">
            <text:p>53</text:p>
          </table:table-cell>
          <table:table-cell table:style-name="ce27" office:value-type="string" calcext:value-type="string">
            <text:p>20.02.1898</text:p>
          </table:table-cell>
          <table:table-cell table:style-name="ce39" office:value-type="string" calcext:value-type="string">
            <text:p>Bundesgesetz betreffend die Erwerbung und den Betrieb von Eisenbahnen für Rechnung des Bundes und die Organisation der Verwaltung der schweizerischen Bundesbahnen</text:p>
          </table:table-cell>
          <table:table-cell table:style-name="ce49" office:value-type="string" calcext:value-type="string">
            <text:p>Fak.</text:p>
          </table:table-cell>
          <table:table-cell table:style-name="ce57" office:value-type="float" office:value="734644" calcext:value-type="float">
            <text:p>734'644 <text:s/></text:p>
          </table:table-cell>
          <table:table-cell table:style-name="ce57" office:value-type="float" office:value="573565" calcext:value-type="float">
            <text:p>573'565 <text:s/></text:p>
          </table:table-cell>
          <table:table-cell table:style-name="ce71" office:value-type="float" office:value="78.0738697927159" calcext:value-type="float">
            <text:p>78.1 <text:s/></text:p>
          </table:table-cell>
          <table:table-cell table:style-name="ce57" office:value-type="float" office:value="2754" calcext:value-type="float">
            <text:p>2'754 <text:s/></text:p>
          </table:table-cell>
          <table:table-cell table:style-name="ce57" office:value-type="float" office:value="1459" calcext:value-type="float">
            <text:p>1'459 <text:s/></text:p>
          </table:table-cell>
          <table:table-cell table:style-name="ce57" office:value-type="float" office:value="569352" calcext:value-type="float">
            <text:p>569'352 <text:s/></text:p>
          </table:table-cell>
          <table:table-cell table:style-name="ce57" office:value-type="float" office:value="386634" calcext:value-type="float">
            <text:p>386'634 <text:s/></text:p>
          </table:table-cell>
          <table:table-cell table:style-name="ce57" office:value-type="float" office:value="182718" calcext:value-type="float">
            <text:p>182'718 <text:s/></text:p>
          </table:table-cell>
          <table:table-cell table:style-name="ce71" office:value-type="float" office:value="67.9077266787506" calcext:value-type="float">
            <text:p>67.9 <text:s/></text:p>
          </table:table-cell>
          <table:table-cell table:style-name="ce94" office:value-type="string" office:string-value="A" calcext:value-type="string">
            <text:p>A </text:p>
          </table:table-cell>
          <table:table-cell table:style-name="ce103" table:number-columns-repeated="2"/>
          <table:table-cell table:style-name="ce19" table:number-columns-repeated="1008"/>
        </table:table-row>
        <table:table-row table:style-name="ro3">
          <table:table-cell table:style-name="ce7" office:value-type="float" office:value="54" calcext:value-type="float">
            <text:p>54</text:p>
          </table:table-cell>
          <table:table-cell table:style-name="ce28" office:value-type="string" calcext:value-type="string">
            <text:p>13.11.1898</text:p>
          </table:table-cell>
          <table:table-cell table:style-name="ce40" office:value-type="string" calcext:value-type="string">
            <text:p>Bundesbeschluss betreffend Revision des Artikels 64 der Bundesverfassung</text:p>
          </table:table-cell>
          <table:table-cell table:style-name="ce50" office:value-type="string" calcext:value-type="string">
            <text:p>Obl.</text:p>
          </table:table-cell>
          <table:table-cell table:style-name="ce58" office:value-type="float" office:value="734075" calcext:value-type="float">
            <text:p>734'075 <text:s/></text:p>
          </table:table-cell>
          <table:table-cell table:style-name="ce58" office:value-type="float" office:value="387226" calcext:value-type="float">
            <text:p>387'226 <text:s/></text:p>
          </table:table-cell>
          <table:table-cell table:style-name="ce72" office:value-type="float" office:value="52.7501958246773" calcext:value-type="float">
            <text:p>52.8 <text:s/></text:p>
          </table:table-cell>
          <table:table-cell table:style-name="ce58" office:value-type="float" office:value="15922" calcext:value-type="float">
            <text:p>15'922 <text:s/></text:p>
          </table:table-cell>
          <table:table-cell table:style-name="ce58" office:value-type="float" office:value="4628" calcext:value-type="float">
            <text:p>4'628 <text:s/></text:p>
          </table:table-cell>
          <table:table-cell table:style-name="ce58" office:value-type="float" office:value="366676" calcext:value-type="float">
            <text:p>366'676 <text:s/></text:p>
          </table:table-cell>
          <table:table-cell table:style-name="ce58" office:value-type="float" office:value="264914" calcext:value-type="float">
            <text:p>264'914 <text:s/></text:p>
          </table:table-cell>
          <table:table-cell table:style-name="ce58" office:value-type="float" office:value="101762" calcext:value-type="float">
            <text:p>101'762 <text:s/></text:p>
          </table:table-cell>
          <table:table-cell table:style-name="ce86" office:value-type="float" office:value="72.2474337016876" calcext:value-type="float">
            <text:p>72.2 <text:s/></text:p>
          </table:table-cell>
          <table:table-cell table:style-name="ce95" office:value-type="string" office:string-value="A" calcext:value-type="string">
            <text:p>A </text:p>
          </table:table-cell>
          <table:table-cell table:style-name="ce104" office:value-type="string" office:string-value="15 3/2" calcext:value-type="string">
            <text:p>15 3/2 </text:p>
          </table:table-cell>
          <table:table-cell table:style-name="ce104" office:value-type="string" office:string-value="4 3/2" calcext:value-type="string">
            <text:p>4 3/2 </text:p>
          </table:table-cell>
          <table:table-cell table:style-name="ce19" table:number-columns-repeated="1008"/>
        </table:table-row>
        <table:table-row table:style-name="ro3">
          <table:table-cell table:style-name="ce6" office:value-type="float" office:value="55" calcext:value-type="float">
            <text:p>55</text:p>
          </table:table-cell>
          <table:table-cell table:style-name="ce27" office:value-type="string" calcext:value-type="string">
            <text:p>13.11.1898</text:p>
          </table:table-cell>
          <table:table-cell table:style-name="ce39" office:value-type="string" calcext:value-type="string">
            <text:p>Bundesbeschluss betreffend Aufnahme eines Artikels 64bis in die Bundesverfassung</text:p>
          </table:table-cell>
          <table:table-cell table:style-name="ce49" office:value-type="string" calcext:value-type="string">
            <text:p>Obl.</text:p>
          </table:table-cell>
          <table:table-cell table:style-name="ce57" office:value-type="float" office:value="734075" calcext:value-type="float">
            <text:p>734'075 <text:s/></text:p>
          </table:table-cell>
          <table:table-cell table:style-name="ce57" office:value-type="float" office:value="387593" calcext:value-type="float">
            <text:p>387'593 <text:s/></text:p>
          </table:table-cell>
          <table:table-cell table:style-name="ce71" office:value-type="float" office:value="52.8001907162075" calcext:value-type="float">
            <text:p>52.8 <text:s/></text:p>
          </table:table-cell>
          <table:table-cell table:style-name="ce57" office:value-type="float" office:value="15300" calcext:value-type="float">
            <text:p>15'300 <text:s/></text:p>
          </table:table-cell>
          <table:table-cell table:style-name="ce57" office:value-type="float" office:value="3903" calcext:value-type="float">
            <text:p>3'903 <text:s/></text:p>
          </table:table-cell>
          <table:table-cell table:style-name="ce57" office:value-type="float" office:value="368390" calcext:value-type="float">
            <text:p>368'390 <text:s/></text:p>
          </table:table-cell>
          <table:table-cell table:style-name="ce57" office:value-type="float" office:value="266610" calcext:value-type="float">
            <text:p>266'610 <text:s/></text:p>
          </table:table-cell>
          <table:table-cell table:style-name="ce57" office:value-type="float" office:value="101780" calcext:value-type="float">
            <text:p>101'780 <text:s/></text:p>
          </table:table-cell>
          <table:table-cell table:style-name="ce71" office:value-type="float" office:value="72.3716713265832" calcext:value-type="float">
            <text:p>72.4 <text:s/></text:p>
          </table:table-cell>
          <table:table-cell table:style-name="ce94" office:value-type="string" office:string-value="A" calcext:value-type="string">
            <text:p>A </text:p>
          </table:table-cell>
          <table:table-cell table:style-name="ce103" office:value-type="string" office:string-value="15 3/2" calcext:value-type="string">
            <text:p>15 3/2 </text:p>
          </table:table-cell>
          <table:table-cell table:style-name="ce103" office:value-type="string" office:string-value="4 3/2" calcext:value-type="string">
            <text:p>4 3/2 </text:p>
          </table:table-cell>
          <table:table-cell table:style-name="ce19" table:number-columns-repeated="1008"/>
        </table:table-row>
        <table:table-row table:style-name="ro2">
          <table:table-cell table:style-name="ce11"/>
          <table:table-cell table:style-name="ce32"/>
          <table:table-cell table:style-name="ce11" table:number-columns-repeated="2"/>
          <table:table-cell table:style-name="ce61" table:number-columns-repeated="2"/>
          <table:table-cell table:style-name="ce75"/>
          <table:table-cell table:style-name="ce61" table:number-columns-repeated="5"/>
          <table:table-cell table:style-name="ce75"/>
          <table:table-cell table:style-name="ce98"/>
          <table:table-cell table:style-name="ce11" table:number-columns-repeated="2"/>
          <table:table-cell table:style-name="ce19" table:number-columns-repeated="1008"/>
        </table:table-row>
        <table:table-row table:style-name="ro6">
          <table:table-cell table:style-name="ce3" office:value-type="string" calcext:value-type="string">
            <text:p>1) Volksinitiativen mit Gegenentwurf werden als eine Abstimmung gezählt. Die Stimmen ohne Antwort sind nicht aufgeführt.</text:p>
          </table:table-cell>
          <table:table-cell table:style-name="ce124"/>
          <table:table-cell table:style-name="ce3" table:number-columns-repeated="2"/>
          <table:table-cell table:style-name="ce62" table:number-columns-repeated="2"/>
          <table:table-cell table:style-name="ce76"/>
          <table:table-cell table:style-name="ce62" table:number-columns-repeated="5"/>
          <table:table-cell table:style-name="ce76"/>
          <table:table-cell table:style-name="ce99"/>
          <table:table-cell table:style-name="ce3" table:number-columns-repeated="2"/>
          <table:table-cell table:number-columns-repeated="1008"/>
        </table:table-row>
        <table:table-row table:style-name="ro6">
          <table:table-cell table:style-name="ce116" office:value-type="string" calcext:value-type="string">
            <text:p>2) Obl. = Dem obligatorischen Referendum unterstehende Verfassungsvorlagen des Bundes</text:p>
          </table:table-cell>
          <table:table-cell table:style-name="ce54" table:number-columns-repeated="3"/>
          <table:table-cell table:style-name="ce62" table:number-columns-repeated="2"/>
          <table:table-cell table:style-name="ce76"/>
          <table:table-cell table:style-name="ce62" table:number-columns-repeated="5"/>
          <table:table-cell table:style-name="ce76"/>
          <table:table-cell table:style-name="ce99"/>
          <table:table-cell table:style-name="ce3" table:number-columns-repeated="2"/>
          <table:table-cell table:number-columns-repeated="1008"/>
        </table:table-row>
        <table:table-row table:style-name="ro6">
          <table:table-cell table:style-name="ce117" office:value-type="string" calcext:value-type="string">
            <text:p>Fak. = Gesetze und Bundesbeschlüsse, gegen die erfolgreich das fakultative Referendum ergriffen wurde</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7" office:value-type="string" calcext:value-type="string">
            <text:p>I. = Verfassungsvorlagen aufgrund von Volksbegehren (Initiativen)</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7" office:value-type="string" calcext:value-type="string">
            <text:p>GE = Gegenentwürfe der Bundesversammlung zu einem Volksbegehren</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6" office:value-type="string" calcext:value-type="string">
            <text:p>3) der gültigen Stimmen</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6" office:value-type="string" calcext:value-type="string">
            <text:p>4) Total 23 Stände (bis 1978: 22 Stände). Beim fakultativen Referendum ist nur das Volksmehr nötig.</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6" office:value-type="string" calcext:value-type="string">
            <text:p>5) Bis in die 1880er Jahre sind keine oder nur summarische Angaben zu den Stimmberechtigten, eingelangten, leeren und ungültigen Stimmzetteln erhältlich, vgl. dazu auch die Anmerkungen der Bundeskanzlei (http://www.admin.ch/ch/d/pore/va/vab_2_2_4_1_1848_1).</text:p>
          </table:table-cell>
          <table:table-cell table:style-name="ce54" table:number-columns-repeated="8"/>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54" table:number-columns-repeated="9"/>
          <table:table-cell table:style-name="ce79"/>
          <table:table-cell table:style-name="ce54" table:number-columns-repeated="3"/>
          <table:table-cell table:style-name="ce80"/>
          <table:table-cell table:style-name="ce54" table:number-columns-repeated="2"/>
          <table:table-cell table:number-columns-repeated="1008"/>
        </table:table-row>
        <table:table-row table:style-name="ro6">
          <table:table-cell table:style-name="ce118" office:value-type="string" calcext:value-type="string">
            <text:p>Bundesamt für Statistik, Statistik der eidg. Volksabstimmungen</text:p>
          </table:table-cell>
          <table:table-cell table:style-name="ce118" table:number-columns-repeated="4"/>
          <table:table-cell table:style-name="ce100"/>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18" office:value-type="string" calcext:value-type="string">
            <text:p>Auskunft:</text:p>
          </table:table-cell>
          <table:table-cell table:style-name="ce118" table:number-columns-repeated="5"/>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18" office:value-type="string" calcext:value-type="string">
            <text:p>Werner Seitz, 032 713 63 65, werner.seitz@bfs.admin.ch</text:p>
          </table:table-cell>
          <table:table-cell table:style-name="ce118" table:number-columns-repeated="5"/>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19" office:value-type="string" calcext:value-type="string">
            <text:p>Madeleine Schneider, 032 713 63 99, madeleine.schneider@bfs.admin.ch</text:p>
          </table:table-cell>
          <table:table-cell table:style-name="ce118" table:number-columns-repeated="5"/>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6">
          <table:table-cell table:style-name="ce120" office:value-type="string" calcext:value-type="string">
            <text:p>© BFS - Statistisches Lexikon der Schweiz</text:p>
          </table:table-cell>
          <table:table-cell table:style-name="ce118" table:number-columns-repeated="4"/>
          <table:table-cell table:style-name="ce100"/>
          <table:table-cell table:style-name="ce129"/>
          <table:table-cell table:style-name="ce130" table:number-columns-repeated="6"/>
          <table:table-cell table:style-name="ce131"/>
          <table:table-cell table:style-name="ce130" table:number-columns-repeated="2"/>
          <table:table-cell table:number-columns-repeated="1008"/>
        </table:table-row>
        <table:table-row table:style-name="ro7">
          <table:table-cell table:number-columns-repeated="6"/>
          <table:table-cell table:style-name="ce133"/>
          <table:table-cell table:number-columns-repeated="1017"/>
        </table:table-row>
        <table:table-row table:style-name="ro7" table:number-rows-repeated="1048497">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ce style:name="Arial" svg:font-family="Arial" style:font-family-generic="swiss" style:font-pitch="variable"/>
    <style:font-face style:name="Arial Narrow" svg:font-family="'Arial Narrow'" style:font-family-generic="swiss" style:font-pitch="variable"/>
    <style:font-face style:name="Helvetica1" svg:font-family="Helvetica" style:font-family-generic="swiss" style:font-pitch="variable"/>
    <style:font-face style:name="Liberation Sans" svg:font-family="'Liberation Sans'" style:font-family-generic="swiss" style:font-pitch="variable"/>
    <style:font-face style:name="MS Sans Serif" svg:font-family="'MS Sans Serif'" style:font-family-generic="swiss" style:font-pitch="variable"/>
    <style:font-face style:name="NewsGothic" svg:font-family="NewsGothic"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CH"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fr" number:country="CH">sFr.</number:currency-symbol>
      <number:text> </number:text>
      <number:number number:decimal-places="2" number:min-integer-digits="1" number:grouping="true"/>
    </number:currency-style>
    <number:currency-style style:name="N104">
      <style:text-properties fo:color="#ff0000"/>
      <number:currency-symbol number:language="fr" number:country="CH">sFr.</number:currency-symbol>
      <number:text> -</number:text>
      <number:number number:decimal-places="2" number:min-integer-digits="1" number:grouping="true"/>
      <style:map style:condition="value()&gt;=0" style:apply-style-name="N104P0"/>
    </number:currency-style>
    <number:number-style style:name="N106P0" style:volatile="true">
      <number:text>Fr. </number:text>
      <number:number number:decimal-places="0" number:min-integer-digits="1" number:grouping="true"/>
    </number:number-style>
    <number:number-style style:name="N106">
      <number:text>Fr. -</number:text>
      <number:number number:decimal-places="0" number:min-integer-digits="1" number:grouping="true"/>
      <style:map style:condition="value()&gt;=0" style:apply-style-name="N106P0"/>
    </number:number-style>
    <number:number-style style:name="N107P0" style:volatile="true">
      <number:text>Fr. </number:text>
      <number:number number:decimal-places="0" number:min-integer-digits="1" number:grouping="true"/>
    </number:number-style>
    <number:number-style style:name="N107">
      <style:text-properties fo:color="#ff0000"/>
      <number:text>Fr. -</number:text>
      <number:number number:decimal-places="0" number:min-integer-digits="1" number:grouping="true"/>
      <style:map style:condition="value()&gt;=0" style:apply-style-name="N107P0"/>
    </number:number-style>
    <number:number-style style:name="N108P0" style:volatile="true">
      <number:text>Fr. </number:text>
      <number:number number:decimal-places="2" number:min-integer-digits="1" number:grouping="true"/>
    </number:number-style>
    <number:number-style style:name="N108">
      <number:text>Fr. -</number:text>
      <number:number number:decimal-places="2" number:min-integer-digits="1" number:grouping="true"/>
      <style:map style:condition="value()&gt;=0" style:apply-style-name="N108P0"/>
    </number:number-style>
    <number:number-style style:name="N109P0" style:volatile="true">
      <number:text>Fr. </number:text>
      <number:number number:decimal-places="2" number:min-integer-digits="1" number:grouping="true"/>
    </number:number-style>
    <number:number-style style:name="N109">
      <style:text-properties fo:color="#ff0000"/>
      <number:text>Fr. -</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loext:fill-character> </loext:fill-character>
      <number:number number:decimal-places="0" number:min-integer-digits="1" number:grouping="true"/>
      <number:text> </number:text>
    </number:number-style>
    <number:number-style style:name="N114P1" style:volatile="true">
      <number:text> </number:text>
      <loext:fill-character> </loext:fill-character>
      <number:text>-</number:text>
      <number:number number:decimal-places="0" number:min-integer-digits="1" number:grouping="true"/>
      <number:text> </number:text>
    </number:number-style>
    <number:number-style style:name="N114P2" style:volatile="true">
      <number:text> </number:text>
      <loext:fill-character> </loext:fill-character>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Fr. </number:text>
      <loext:fill-character> </loext:fill-character>
      <number:number number:decimal-places="0" number:min-integer-digits="1" number:grouping="true"/>
      <number:text> </number:text>
    </number:number-style>
    <number:number-style style:name="N115P1" style:volatile="true">
      <number:text> Fr. </number:text>
      <loext:fill-character> </loext:fill-character>
      <number:text>-</number:text>
      <number:number number:decimal-places="0" number:min-integer-digits="1" number:grouping="true"/>
      <number:text> </number:text>
    </number:number-style>
    <number:number-style style:name="N115P2" style:volatile="true">
      <number:text> Fr. </number: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loext:fill-character> </loext:fill-character>
      <number:number number:decimal-places="2" number:min-integer-digits="1" number:grouping="true"/>
      <number:text> </number:text>
    </number:number-style>
    <number:number-style style:name="N116P1" style:volatile="true">
      <number:text> </number:text>
      <loext:fill-character> </loext:fill-character>
      <number:text>-</number:text>
      <number:number number:decimal-places="2" number:min-integer-digits="1" number:grouping="true"/>
      <number:text> </number:text>
    </number:number-style>
    <number:number-style style:name="N116P2" style:volatile="true">
      <number:text> </number:text>
      <loext:fill-character> </loext:fill-character>
      <number:text>-</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Fr. </number:text>
      <loext:fill-character> </loext:fill-character>
      <number:number number:decimal-places="2" number:min-integer-digits="1" number:grouping="true"/>
      <number:text> </number:text>
    </number:number-style>
    <number:number-style style:name="N117P1" style:volatile="true">
      <number:text> Fr. </number:text>
      <loext:fill-character> </loext:fill-character>
      <number:text>-</number:text>
      <number:number number:decimal-places="2" number:min-integer-digits="1" number:grouping="true"/>
      <number:text> </number:text>
    </number:number-style>
    <number:number-style style:name="N117P2" style:volatile="true">
      <number:text> Fr. </number:text>
      <loext:fill-character> </loext:fill-character>
      <number:text>-</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number-style style:name="N122P0" style:volatile="true">
      <number:text>SFr. </number:text>
      <number:number number:decimal-places="0" number:min-integer-digits="1" number:grouping="true"/>
    </number:number-style>
    <number:number-style style:name="N122">
      <number:text>SFr. -</number:text>
      <number:number number:decimal-places="0" number:min-integer-digits="1" number:grouping="true"/>
      <style:map style:condition="value()&gt;=0" style:apply-style-name="N122P0"/>
    </number:number-style>
    <number:number-style style:name="N123P0" style:volatile="true">
      <number:text>SFr. </number:text>
      <number:number number:decimal-places="0" number:min-integer-digits="1" number:grouping="true"/>
    </number:number-style>
    <number:number-style style:name="N123">
      <style:text-properties fo:color="#ff0000"/>
      <number:text>SFr. -</number:text>
      <number:number number:decimal-places="0" number:min-integer-digits="1" number:grouping="true"/>
      <style:map style:condition="value()&gt;=0" style:apply-style-name="N123P0"/>
    </number:number-style>
    <number:number-style style:name="N124P0" style:volatile="true">
      <number:text>SFr. </number:text>
      <number:number number:decimal-places="2" number:min-integer-digits="1" number:grouping="true"/>
    </number:number-style>
    <number:number-style style:name="N124">
      <number:text>SFr. -</number:text>
      <number:number number:decimal-places="2" number:min-integer-digits="1" number:grouping="true"/>
      <style:map style:condition="value()&gt;=0" style:apply-style-name="N124P0"/>
    </number:number-style>
    <number:number-style style:name="N125P0" style:volatile="true">
      <number:text>SFr. </number:text>
      <number:number number:decimal-places="2" number:min-integer-digits="1" number:grouping="true"/>
    </number:number-style>
    <number:number-style style:name="N125">
      <style:text-properties fo:color="#ff0000"/>
      <number:text>SFr. -</number:text>
      <number:number number:decimal-places="2" number:min-integer-digits="1" number:grouping="true"/>
      <style:map style:condition="value()&gt;=0" style:apply-style-name="N125P0"/>
    </number:number-style>
    <number:number-style style:name="N126P0" style:volatile="true">
      <number:text> SFr. </number:text>
      <loext:fill-character> </loext:fill-character>
      <number:number number:decimal-places="0" number:min-integer-digits="1" number:grouping="true"/>
      <number:text> </number:text>
    </number:number-style>
    <number:number-style style:name="N126P1" style:volatile="true">
      <number:text> SFr. </number:text>
      <loext:fill-character> </loext:fill-character>
      <number:text>-</number:text>
      <number:number number:decimal-places="0" number:min-integer-digits="1" number:grouping="true"/>
      <number:text> </number:text>
    </number:number-style>
    <number:number-style style:name="N126P2" style:volatile="true">
      <number:text> SFr. </number: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SFr. </number:text>
      <loext:fill-character> </loext:fill-character>
      <number:number number:decimal-places="2" number:min-integer-digits="1" number:grouping="true"/>
      <number:text> </number:text>
    </number:number-style>
    <number:number-style style:name="N127P1" style:volatile="true">
      <number:text> SFr. </number:text>
      <loext:fill-character> </loext:fill-character>
      <number:text>-</number:text>
      <number:number number:decimal-places="2" number:min-integer-digits="1" number:grouping="true"/>
      <number:text> </number:text>
    </number:number-style>
    <number:number-style style:name="N127P2" style:volatile="true">
      <number:text> SFr. </number:text>
      <loext:fill-character> </loext:fill-character>
      <number:text>-</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loext:fill-character> </loext:fill-character>
      <number:number number:decimal-places="0" number:min-integer-digits="1" number:grouping="true"/>
      <number:text> </number:text>
    </number:number-style>
    <number:number-style style:name="N128P1" style:volatile="true">
      <number:text> </number:text>
      <loext:fill-character> </loext:fill-character>
      <number:text>-</number:text>
      <number:number number:decimal-places="0" number:min-integer-digits="1" number:grouping="true"/>
      <number:text> </number:text>
    </number:number-style>
    <number:number-style style:name="N128P2" style:volatile="true">
      <number:text> </number:text>
      <loext:fill-character> </loext:fill-character>
      <number:text>-</number:text>
      <number:number number: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
      <number:number number:decimal-places="1" number:min-integer-digits="1"/>
    </number:number-style>
    <number:number-style style:name="N130P0" style:volatile="true">
      <number:number number:decimal-places="0" number:min-integer-digits="1" number:grouping="true"/>
      <number:text>  </number:text>
    </number:number-style>
    <number:number-style style:name="N130P1" style:volatile="true">
      <number:text>-</number:text>
      <number:number number:decimal-places="0" number:min-integer-digits="1" number:grouping="true"/>
      <number:text>  </number:text>
    </number:number-style>
    <number:number-style style:name="N130P2" style:volatile="true">
      <number:number number:decimal-places="0" number:min-integer-digits="1"/>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number number:decimal-places="1" number:min-integer-digits="1" number:grouping="true"/>
      <number:text>  </number:text>
    </number:number-style>
    <number:number-style style:name="N131P1" style:volatile="true">
      <number:text>-</number:text>
      <number:number number:decimal-places="1" number:min-integer-digits="1" number:grouping="true"/>
      <number:text>  </number:text>
    </number:number-style>
    <number:number-style style:name="N131P2" style:volatile="true">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number number:decimal-places="1" number:min-integer-digits="1" number:grouping="true"/>
      <number:text>    </number:text>
    </number:number-style>
    <number:number-style style:name="N132P1" style:volatile="true">
      <number:text>-</number:text>
      <number:number number:decimal-places="1" number:min-integer-digits="1" number:grouping="true"/>
      <number:text>    </number:text>
    </number:number-style>
    <number:number-style style:name="N132P2" style:volatile="true">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0" number:min-integer-digits="1"/>
    </number:number-style>
    <number:number-style style:name="N134P1" style:volatile="true">
      <number:text/>
    </number:number-style>
    <number:number-style style:name="N134P2" style:volatile="true">
      <number:text/>
    </number:number-style>
    <number:text-style style:name="N134">
      <number:text> </number:text>
      <number:text-content/>
      <style:map style:condition="value()&gt;0" style:apply-style-name="N134P0"/>
      <style:map style:condition="value()&lt;0" style:apply-style-name="N134P1"/>
      <style:map style:condition="value()=0" style:apply-style-name="N134P2"/>
    </number:text-style>
    <number:number-style style:name="N135P0" style:volatile="true">
      <number:text> </number:text>
      <loext:fill-character> </loext:fill-character>
      <number:number number:decimal-places="2" number:min-integer-digits="1" number:grouping="true"/>
      <number:text> </number:text>
    </number:number-style>
    <number:number-style style:name="N135P1" style:volatile="true">
      <number:text> </number:text>
      <loext:fill-character> </loext:fill-character>
      <number:text>(</number:text>
      <number:number number:decimal-places="2" number:min-integer-digits="1" number:grouping="true"/>
      <number:text>)</number:text>
    </number:number-style>
    <number:number-style style:name="N135P2" style:volatile="true">
      <number:text> </number:text>
      <loext:fill-character> </loext:fill-character>
      <number:text>-</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loext:fill-character> </loext:fill-character>
      <number:number number:decimal-places="0" number:min-integer-digits="1" number:grouping="true"/>
      <number:text> </number:text>
    </number:number-style>
    <number:number-style style:name="N136P1" style:volatile="true">
      <number:text> </number:text>
      <loext:fill-character> </loext:fill-character>
      <number:text>(</number:text>
      <number:number number:decimal-places="0" number:min-integer-digits="1" number:grouping="true"/>
      <number:text>)</number:text>
    </number:number-style>
    <number:number-style style:name="N136P2" style:volatile="true">
      <number:text> </number: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loext:fill-character> </loext:fill-character>
      <number:number number:decimal-places="2" number:min-integer-digits="1" number:grouping="true"/>
      <number:text> </number:text>
    </number:number-style>
    <number:number-style style:name="N137P1" style:volatile="true">
      <number:text> $</number:text>
      <loext:fill-character> </loext:fill-character>
      <number:text>(</number:text>
      <number:number number:decimal-places="2" number:min-integer-digits="1" number:grouping="true"/>
      <number:text>)</number:text>
    </number:number-style>
    <number:number-style style:name="N137P2" style:volatile="true">
      <number:text> $</number:text>
      <loext:fill-character> </loext:fill-character>
      <number:text>-</number:text>
      <number:number number: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loext:fill-character> </loext:fill-character>
      <number:number number:decimal-places="0" number:min-integer-digits="1" number:grouping="true"/>
      <number:text> </number:text>
    </number:number-style>
    <number:number-style style:name="N138P1" style:volatile="true">
      <number:text> $</number:text>
      <loext:fill-character> </loext:fill-character>
      <number:text>(</number:text>
      <number:number number:decimal-places="0" number:min-integer-digits="1" number:grouping="true"/>
      <number:text>)</number:text>
    </number:number-style>
    <number:number-style style:name="N138P2" style:volatile="true">
      <number:text>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
      <number:number number:decimal-places="5" number:min-integer-digits="1"/>
    </number:number-style>
    <number:number-style style:name="N140">
      <number:number number:decimal-places="4" number:min-integer-digits="1"/>
    </number:number-style>
    <number:number-style style:name="N141">
      <number:number number:decimal-places="3" number:min-integer-digits="1"/>
    </number:number-style>
    <number:number-style style:name="N142">
      <number:number number:decimal-places="6" number:min-integer-digits="1"/>
    </number:number-style>
    <number:number-style style:name="N143">
      <number:number number:decimal-places="1" number:min-integer-digits="1" number:grouping="true"/>
    </number:number-style>
    <number:number-style style:name="N144P0" style:volatile="true">
      <number:number number:decimal-places="1" number:min-integer-digits="1" number:grouping="true"/>
      <number:text>  </number:text>
    </number:number-style>
    <number:number-style style:name="N144P1" style:volatile="true">
      <number:text>-</number:text>
      <number:number number:decimal-places="1" number:min-integer-digits="1" number:grouping="true"/>
      <number:text>  </number:text>
    </number:number-style>
    <number:number-style style:name="N144P2" style:volatile="true">
      <number:number number:decimal-places="1" number:min-integer-digits="1"/>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number number:decimal-places="0" number:min-integer-digits="1"/>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number number:decimal-places="1" number:min-integer-digits="1" number:grouping="true"/>
      <number:text>  </number:text>
    </number:number-style>
    <number:number-style style:name="N146P1" style:volatile="true">
      <number:text>-</number:text>
      <number:number number:decimal-places="1" number:min-integer-digits="1" number:grouping="true"/>
      <number:text>  </number:text>
    </number:number-style>
    <number:number-style style:name="N146P2" style:volatile="true">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date-style style:name="N10106" number:language="fr" number:country="CH">
      <number:day number:style="long"/>
      <number:text>.</number:text>
      <number:month number:textual="true"/>
      <number:text>.</number:text>
      <number:year/>
    </number:date-style>
    <number:date-style style:name="N10107" number:language="fr" number:country="CH">
      <number:month number:textual="true"/>
      <number:text>.</number:text>
      <number:year/>
    </number:date-style>
    <number:time-style style:name="N10108" number:language="fr" number:country="CH">
      <number:hours/>
      <number:text>:</number:text>
      <number:minutes number:style="long"/>
      <number:text> </number:text>
      <number:am-pm/>
    </number:time-style>
    <number:time-style style:name="N10109" number:language="fr" number:country="CH">
      <number:hours/>
      <number:text>:</number:text>
      <number:minutes number:style="long"/>
      <number:text>:</number:text>
      <number:seconds number:style="long"/>
      <number:text> </number:text>
      <number:am-pm/>
    </number:time-style>
    <number:date-style style:name="N10110" number:language="fr"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1P0" style:volatile="true" number:language="fr" number:country="CH">
      <number:text>SFr. </number:text>
      <number:number number:decimal-places="0" number:min-integer-digits="1" number:grouping="true"/>
    </number:number-style>
    <number:number-style style:name="N10111" number:language="fr" number:country="CH">
      <number:text>SFr. -</number:text>
      <number:number number:decimal-places="0" number:min-integer-digits="1" number:grouping="true"/>
      <style:map style:condition="value()&gt;=0" style:apply-style-name="N10111P0"/>
    </number:number-style>
    <number:number-style style:name="N10112P0" style:volatile="true" number:language="fr" number:country="CH">
      <number:text>SFr. </number:text>
      <number:number number:decimal-places="0" number:min-integer-digits="1" number:grouping="true"/>
    </number:number-style>
    <number:number-style style:name="N10112" number:language="fr" number:country="CH">
      <style:text-properties fo:color="#ff0000"/>
      <number:text>SFr. -</number:text>
      <number:number number:decimal-places="0" number:min-integer-digits="1" number:grouping="true"/>
      <style:map style:condition="value()&gt;=0" style:apply-style-name="N10112P0"/>
    </number:number-style>
    <number:number-style style:name="N10113P0" style:volatile="true" number:language="fr" number:country="CH">
      <number:text>SFr. </number:text>
      <number:number number:decimal-places="2" number:min-integer-digits="1" number:grouping="true"/>
    </number:number-style>
    <number:number-style style:name="N10113" number:language="fr" number:country="CH">
      <number:text>SFr. -</number:text>
      <number:number number:decimal-places="2" number:min-integer-digits="1" number:grouping="true"/>
      <style:map style:condition="value()&gt;=0" style:apply-style-name="N10113P0"/>
    </number:number-style>
    <number:number-style style:name="N10114P0" style:volatile="true" number:language="fr" number:country="CH">
      <number:text>SFr. </number:text>
      <number:number number:decimal-places="2" number:min-integer-digits="1" number:grouping="true"/>
    </number:number-style>
    <number:number-style style:name="N10114" number:language="fr" number:country="CH">
      <style:text-properties fo:color="#ff0000"/>
      <number:text>SFr. -</number:text>
      <number:number number:decimal-places="2" number:min-integer-digits="1" number:grouping="true"/>
      <style:map style:condition="value()&gt;=0" style:apply-style-name="N10114P0"/>
    </number:number-style>
    <number:date-style style:name="N20106" number:language="de" number:country="CH">
      <number:day-of-week number:style="long"/>
      <number:text>,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style:font-name="Helvetica" fo:font-family="Helvetica" fo:font-size="9pt" style:font-name-asian="Microsoft YaHei" style:font-family-asian="'Microsoft YaHei'" style:font-family-generic-asian="system" style:font-pitch-asian="variable" style:font-size-asian="9pt" style:font-name-complex="Helvetica" style:font-family-complex="Helvetica" style:font-size-complex="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andard_5f_Tabelle1" style:display-name="Standard_Tabell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Tabelle3" style:display-name="Standard_Tabell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MS Sans Serif" fo:font-family="'MS Sans Serif'" style:font-family-generic="swiss" style:font-pitch="variable"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pitch-complex="variable" style:font-size-complex="10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Helvetica1" fo:font-family="Helvetica" style:font-family-generic="swiss" style:font-pitch="variable" fo:font-size="9pt" fo:font-style="normal" fo:text-shadow="none" style:text-underline-style="solid" style:text-underline-width="auto" style:text-underline-color="font-color" fo:font-weight="normal" style:font-size-asian="9pt" style:font-style-asian="normal" style:font-weight-asian="normal" style:font-name-complex="Helvetica1" style:font-family-complex="Helvetica" style:font-family-generic-complex="swiss" style:font-pitch-complex="variable" style:font-size-complex="9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cm" fo:margin-bottom="1cm" fo:margin-left="1cm" fo:margin-right="1cm" style:first-page-number="continue" style:scale-to-X="1" style:scale-to-Y="1"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style:page-layout style:name="Mpm4">
      <style:page-layout-properties fo:page-width="29.7cm" fo:page-height="21.001cm" style:num-format="1" style:print-orientation="landscape" fo:margin-top="2.499cm" fo:margin-bottom="2.499cm" fo:margin-left="2cm" fo:margin-right="2cm" style:first-page-number="continue" style:scale-to="99%"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margin-top="2.499cm" fo:margin-bottom="2.499cm" fo:margin-left="2cm" fo:margin-right="2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6">
      <style:page-layout-properties style:num-format="1" style:print-orientation="portrait" fo:margin-top="2.499cm" fo:margin-bottom="2.499cm" fo:margin-left="2cm" fo:margin-right="2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2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2010-2014" style:display-name="PageStyle_2010-2014" style:page-layout-name="Mpm3">
      <style:header style:display="false"/>
      <style:header-left style:display="false"/>
      <style:footer style:display="false"/>
      <style:footer-left style:display="false"/>
    </style:master-page>
    <style:master-page style:name="PageStyle_5f_2000-2009" style:display-name="PageStyle_2000-2009" style:page-layout-name="Mpm4">
      <style:header style:display="false"/>
      <style:header-left style:display="false"/>
      <style:footer style:display="false"/>
      <style:footer-left style:display="false"/>
    </style:master-page>
    <style:master-page style:name="PageStyle_5f_1990-1999" style:display-name="PageStyle_1990-1999" style:page-layout-name="Mpm4">
      <style:header style:display="false"/>
      <style:header-left style:display="false"/>
      <style:footer style:display="false"/>
      <style:footer-left style:display="false"/>
    </style:master-page>
    <style:master-page style:name="PageStyle_5f_1980-1989" style:display-name="PageStyle_1980-1989" style:page-layout-name="Mpm4">
      <style:header style:display="false"/>
      <style:header-left style:display="false"/>
      <style:footer style:display="false"/>
      <style:footer-left style:display="false"/>
    </style:master-page>
    <style:master-page style:name="PageStyle_5f_1970-1979" style:display-name="PageStyle_1970-1979" style:page-layout-name="Mpm4">
      <style:header style:display="false"/>
      <style:header-left style:display="false"/>
      <style:footer style:display="false"/>
      <style:footer-left style:display="false"/>
    </style:master-page>
    <style:master-page style:name="PageStyle_5f_1950-1969" style:display-name="PageStyle_1950-1969" style:page-layout-name="Mpm5">
      <style:header style:display="false"/>
      <style:header-left style:display="false"/>
      <style:footer style:display="false"/>
      <style:footer-left style:display="false"/>
    </style:master-page>
    <style:master-page style:name="PageStyle_5f_1900-1949" style:display-name="PageStyle_1900-1949" style:page-layout-name="Mpm5">
      <style:header style:display="false"/>
      <style:header-left style:display="false"/>
      <style:footer style:display="false"/>
      <style:footer-left style:display="false"/>
    </style:master-page>
    <style:master-page style:name="PageStyle_5f_1848-1899" style:display-name="PageStyle_1848-1899"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deleine Schneider, KULT</meta:initial-creator>
    <meta:creation-date>2000-07-11T09:04:38</meta:creation-date>
    <dc:creator>U80714876</dc:creator>
    <dc:date>2014-09-28T18:05:17</dc:date>
    <meta:print-date>2012-08-14T17:06:00</meta:print-date>
    <meta:document-statistic meta:table-count="8" meta:cell-count="9420" meta:object-count="0"/>
    <meta:generator>LibreOffice/4.2.4.2$Windows_x86 LibreOffice_project/63150712c6d317d27ce2db16eb94c2f3d7b699f8</meta:generator>
  </office:meta>
</office:document-meta>
</file>